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957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7" style:family="table-cell" style:parent-style-name="Default" style:data-style-name="N0"/>
    <style:style style:name="ce3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5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129"/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6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Chart 1" draw:style-name="gr1" svg:width="6.3531in" svg:height="2.8677in" svg:x="8.8965in" svg:y="1.1224in">
            <draw:object draw:notify-on-update-of-ranges="Sheet1.A56:Sheet1.A86 Sheet1.B55:Sheet1.B55 Sheet1.B56:Sheet1.B86 Sheet1.A56:Sheet1.A86 Sheet1.C55:Sheet1.C55 Sheet1.C56:Sheet1.C86 Sheet1.A56:Sheet1.A86 Sheet1.D55:Sheet1.D55 Sheet1.D56:Sheet1.D86 Sheet1.G56:Sheet1.G57 Sheet1.H55:Sheet1.H55 Sheet1.H56:Sheet1.H57 Sheet1.J56:Sheet1.J57 Sheet1.K55:Sheet1.K55 Sheet1.K56:Sheet1.K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4.5in" svg:height="3.5in" svg:x="0in" svg:y="4in">
            <draw:object draw:notify-on-update-of-ranges="Sheet1.B347:Sheet1.B497 Sheet1.C346:Sheet1.C346 Sheet1.C347:Sheet1.C497 Sheet1.B347:Sheet1.B497 Sheet1.D346:Sheet1.D346 Sheet1.D347:Sheet1.D497 Sheet1.B347:Sheet1.B497 Sheet1.E346:Sheet1.E346 Sheet1.E347:Sheet1.E4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3" draw:style-name="gr1" svg:width="4.5in" svg:height="3.5in" svg:x="4.5in" svg:y="4in">
            <draw:object draw:notify-on-update-of-ranges="Sheet1.F347:Sheet1.F497 Sheet1.G346:Sheet1.G346 Sheet1.G347:Sheet1.G497 Sheet1.F347:Sheet1.F497 Sheet1.H346:Sheet1.H346 Sheet1.H347:Sheet1.H497 Sheet1.F347:Sheet1.F497 Sheet1.I346:Sheet1.I346 Sheet1.I347:Sheet1.I4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Chart 4" draw:style-name="gr1" svg:width="4.5in" svg:height="3.5in" svg:x="9in" svg:y="4in">
            <draw:object draw:notify-on-update-of-ranges="Sheet1.J347:Sheet1.J497 Sheet1.K346:Sheet1.K346 Sheet1.K347:Sheet1.K497 Sheet1.J347:Sheet1.J497 Sheet1.L346:Sheet1.L346 Sheet1.L347:Sheet1.L497 Sheet1.J347:Sheet1.J497 Sheet1.M346:Sheet1.M346 Sheet1.M347:Sheet1.M49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7"/>
        <table:table-column table:style-name="co2" table:number-columns-repeated="6" table:default-cell-style-name="ce27"/>
        <table:table-column table:style-name="co2" table:default-cell-style-name="ce28"/>
        <table:table-column table:style-name="co2" table:number-columns-repeated="33" table:default-cell-style-name="ce27"/>
        <table:table-column table:style-name="co3" table:number-columns-repeated="16343" table:default-cell-style-name="ce27"/>
        <table:table-row table:style-name="ro1">
          <table:table-cell table:style-name="ce2" office:value-type="string" calcext:value-type="string">
            <text:p>pressure_advance</text:p>
          </table:table-cell>
          <table:table-cell table:style-name="ce3" office:value-type="float" office:value="0.04" calcext:value-type="float">
            <text:p>0.040</text:p>
          </table:table-cell>
          <table:table-cell/>
          <table:table-cell office:value-type="string" calcext:value-type="string">
            <text:p>Old setting</text:p>
          </table:table-cell>
          <table:table-cell table:number-columns-repeated="16380"/>
        </table:table-row>
        <table:table-row table:style-name="ro1">
          <table:table-cell table:style-name="ce6" office:value-type="string" calcext:value-type="string">
            <text:p>smooth time for normal PA</text:p>
          </table:table-cell>
          <table:table-cell table:style-name="ce15" office:value-type="float" office:value="0.02" calcext:value-type="float">
            <text:p>0.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djust for reference</text:p>
          </table:table-cell>
          <table:table-cell table:number-columns-repeated="5"/>
          <table:table-cell table:style-name="ce7" office:value-type="string" calcext:value-type="string">
            <text:p>Extremes of Motion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Reciprocal linear_advance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office:value-type="string" calcext:value-type="string">
            <text:p>New setting – linear term that gets added to the nonlinear part</text:p>
          </table:table-cell>
          <table:table-cell table:number-columns-repeated="5"/>
          <table:table-cell table:style-name="ce2"/>
          <table:table-cell table:style-name="ce24" office:value-type="string" calcext:value-type="string" table:number-columns-spanned="3" table:number-rows-spanned="1">
            <text:p>Smooth only advance</text:p>
          </table:table-cell>
          <table:covered-table-cell table:number-columns-repeated="2"/>
          <table:table-cell table:number-columns-repeated="16368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Reciprocal linear_offset</text:p>
          </table:table-cell>
          <table:table-cell table:style-name="ce10" office:value-type="float" office:value="0" calcext:value-type="float">
            <text:p>0.000</text:p>
          </table:table-cell>
          <table:table-cell/>
          <table:table-cell office:value-type="string" calcext:value-type="string">
            <text:p>New setting – nonlinear term stops rising past this point</text:p>
          </table:table-cell>
          <table:table-cell table:number-columns-repeated="5"/>
          <table:table-cell table:style-name="ce9"/>
          <table:table-cell table:style-name="ce9" office:value-type="string" calcext:value-type="string">
            <text:p>Linear</text:p>
          </table:table-cell>
          <table:table-cell office:value-type="string" calcext:value-type="string">
            <text:p>Reciprocal</text:p>
          </table:table-cell>
          <table:table-cell table:style-name="ce11" office:value-type="string" calcext:value-type="string">
            <text:p>Tanh</text:p>
          </table:table-cell>
          <table:table-cell table:number-columns-repeated="16368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Reciprocal linearization_velocity</text:p>
          </table:table-cell>
          <table:table-cell table:style-name="ce10" office:value-type="float" office:value="1" calcext:value-type="float">
            <text:p>1.000</text:p>
          </table:table-cell>
          <table:table-cell office:value-type="string" calcext:value-type="string">
            <text:p>mm/s</text:p>
          </table:table-cell>
          <table:table-cell office:value-type="string" calcext:value-type="string">
            <text:p>New setting – how soon should the linear offset be reached</text:p>
          </table:table-cell>
          <table:table-cell table:number-columns-repeated="5"/>
          <table:table-cell table:style-name="ce9" office:value-type="string" calcext:value-type="string">
            <text:p>Max Speed</text:p>
          </table:table-cell>
          <table:table-cell table:style-name="ce12" table:formula="of:=MAX([.G347:.G497])" office:value-type="float" office:value="11.5216433813344" calcext:value-type="float">
            <text:p>11.52</text:p>
          </table:table-cell>
          <table:table-cell table:style-name="ce13" table:formula="of:=MAX([.H347:.H497])" office:value-type="float" office:value="5.61264778903665" calcext:value-type="float">
            <text:p>5.61</text:p>
          </table:table-cell>
          <table:table-cell table:style-name="ce14" table:formula="of:=MAX([.I347:.I497])" office:value-type="float" office:value="12.508748127878" calcext:value-type="float">
            <text:p>12.51</text:p>
          </table:table-cell>
          <table:table-cell office:value-type="string" calcext:value-type="string">
            <text:p>mm/s</text:p>
          </table:table-cell>
          <table:table-cell table:number-columns-repeated="1636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smooth time for reciprocal</text:p>
          </table:table-cell>
          <table:table-cell table:style-name="ce15" office:value-type="float" office:value="0.02" calcext:value-type="float">
            <text:p>0.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djust for reference</text:p>
          </table:table-cell>
          <table:table-cell table:number-columns-repeated="5"/>
          <table:table-cell table:style-name="ce6" office:value-type="string" calcext:value-type="string">
            <text:p>Max Accel</text:p>
          </table:table-cell>
          <table:table-cell table:style-name="ce16" table:formula="of:=MAX([.K347:.K497])" office:value-type="float" office:value="935.441298172766" calcext:value-type="float">
            <text:p>935.44</text:p>
          </table:table-cell>
          <table:table-cell table:style-name="ce17" table:formula="of:=MAX([.L347:.L497])" office:value-type="float" office:value="187.088259634582" calcext:value-type="float">
            <text:p>187.09</text:p>
          </table:table-cell>
          <table:table-cell table:style-name="ce18" table:formula="of:=MAX([.M347:.M497])" office:value-type="float" office:value="1649.25030170897" calcext:value-type="float">
            <text:p>1649.25</text:p>
          </table:table-cell>
          <table:table-cell office:value-type="string" calcext:value-type="string">
            <text:p>mm/s^2</text:p>
          </table:table-cell>
          <table:table-cell table:number-columns-repeated="16367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Tanh linear_advance</text:p>
          </table:table-cell>
          <table:table-cell table:style-name="ce3" office:value-type="float" office:value="0.017" calcext:value-type="float">
            <text:p>0.017</text:p>
          </table:table-cell>
          <table:table-cell/>
          <table:table-cell office:value-type="string" calcext:value-type="string">
            <text:p>New setting – linear term that gets added to the nonlinear part</text:p>
          </table:table-cell>
          <table:table-cell table:number-columns-repeated="16380"/>
        </table:table-row>
        <table:table-row table:style-name="ro1">
          <table:table-cell table:style-name="ce9" office:value-type="string" calcext:value-type="string">
            <text:p>Tanh linear_offset</text:p>
          </table:table-cell>
          <table:table-cell table:style-name="ce10" office:value-type="float" office:value="0.12" calcext:value-type="float">
            <text:p>0.120</text:p>
          </table:table-cell>
          <table:table-cell/>
          <table:table-cell office:value-type="string" calcext:value-type="string">
            <text:p>New setting – nonlinear term stops rising past this point</text:p>
          </table:table-cell>
          <table:table-cell table:number-columns-repeated="16380"/>
        </table:table-row>
        <table:table-row table:style-name="ro1">
          <table:table-cell table:style-name="ce9" office:value-type="string" calcext:value-type="string">
            <text:p>Tanh linearization_velocity</text:p>
          </table:table-cell>
          <table:table-cell table:style-name="ce10" office:value-type="float" office:value="1" calcext:value-type="float">
            <text:p>1.000</text:p>
          </table:table-cell>
          <table:table-cell office:value-type="string" calcext:value-type="string">
            <text:p>mm/s</text:p>
          </table:table-cell>
          <table:table-cell office:value-type="string" calcext:value-type="string">
            <text:p>New setting – how soon should the linear offset be reached</text:p>
          </table:table-cell>
          <table:table-cell table:number-columns-repeated="16380"/>
        </table:table-row>
        <table:table-row table:style-name="ro1">
          <table:table-cell table:style-name="ce6" office:value-type="string" calcext:value-type="string">
            <text:p>smooth time for tanh</text:p>
          </table:table-cell>
          <table:table-cell table:style-name="ce15" office:value-type="float" office:value="0.02" calcext:value-type="float">
            <text:p>0.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djust for refere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oolhead acceleration</text:p>
          </table:table-cell>
          <table:table-cell table:style-name="ce28" office:value-type="float" office:value="5000" calcext:value-type="float">
            <text:p>5000.000</text:p>
          </table:table-cell>
          <table:table-cell office:value-type="string" calcext:value-type="string">
            <text:p>mm/s^2</text:p>
          </table:table-cell>
          <table:table-cell office:value-type="string" calcext:value-type="string">
            <text:p>adjust for refere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oolhead speed</text:p>
          </table:table-cell>
          <table:table-cell table:style-name="ce28" office:value-type="float" office:value="150" calcext:value-type="float">
            <text:p>150.000</text:p>
          </table:table-cell>
          <table:table-cell office:value-type="string" calcext:value-type="string">
            <text:p>mm/s</text:p>
          </table:table-cell>
          <table:table-cell office:value-type="string" calcext:value-type="string">
            <text:p>adjust for refere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lament area</text:p>
          </table:table-cell>
          <table:table-cell table:style-name="ce28" table:formula="of:=0.25*PI()*(1.75^2)" office:value-type="float" office:value="2.40528187540469" calcext:value-type="float">
            <text:p>2.405</text:p>
          </table:table-cell>
          <table:table-cell office:value-type="string" calcext:value-type="string">
            <text:p>mm^2</text:p>
          </table:table-cell>
          <table:table-cell office:value-type="string" calcext:value-type="string">
            <text:p>adjust for refere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e width</text:p>
          </table:table-cell>
          <table:table-cell table:style-name="ce28" office:value-type="float" office:value="0.45" calcext:value-type="float">
            <text:p>0.45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djust for refere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yer height</text:p>
          </table:table-cell>
          <table:table-cell table:style-name="ce28" office:value-type="float" office:value="0.2" calcext:value-type="float">
            <text:p>0.20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djust for reference</text:p>
          </table:table-cell>
          <table:table-cell table:number-columns-repeated="16380"/>
        </table:table-row>
        <table:table-row table:style-name="ro1">
          <table:table-cell/>
          <table:table-cell table:style-name="ce28"/>
          <table:table-cell table:number-columns-repeated="16382"/>
        </table:table-row>
        <table:table-row table:style-name="ro1">
          <table:table-cell office:value-type="string" calcext:value-type="string">
            <text:p>max flowrate</text:p>
          </table:table-cell>
          <table:table-cell table:style-name="ce28" table:formula="of:=[.B12]*[.B14]*[.B15]" office:value-type="float" office:value="13.5" calcext:value-type="float">
            <text:p>13.500</text:p>
          </table:table-cell>
          <table:table-cell office:value-type="string" calcext:value-type="string">
            <text:p>mm^3/s</text:p>
          </table:table-cell>
          <table:table-cell office:value-type="string" calcext:value-type="string">
            <text:p>for refere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earization vol. flowrate</text:p>
          </table:table-cell>
          <table:table-cell table:style-name="ce28" table:formula="of:=[.B13]*[.B5]" office:value-type="float" office:value="2.40528187540469" calcext:value-type="float">
            <text:p>2.405</text:p>
          </table:table-cell>
          <table:table-cell office:value-type="string" calcext:value-type="string">
            <text:p>mm^3/s</text:p>
          </table:table-cell>
          <table:table-cell office:value-type="string" calcext:value-type="string">
            <text:p>for reference – volumetric flowrate at saturation poi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earization toolhead speed</text:p>
          </table:table-cell>
          <table:table-cell table:style-name="ce28" table:formula="of:=[.B18]/([.B14]*[.B15])" office:value-type="float" office:value="26.7253541711632" calcext:value-type="float">
            <text:p>26.725</text:p>
          </table:table-cell>
          <table:table-cell office:value-type="string" calcext:value-type="string">
            <text:p>mm/s</text:p>
          </table:table-cell>
          <table:table-cell office:value-type="string" calcext:value-type="string">
            <text:p>for reference – linear toolhead speed at saturation point</text:p>
          </table:table-cell>
          <table:table-cell table:number-columns-repeated="16380"/>
        </table:table-row>
        <table:table-row table:style-name="ro1">
          <table:table-cell/>
          <table:table-cell table:style-name="ce28"/>
          <table:table-cell table:number-columns-repeated="16382"/>
        </table:table-row>
        <table:table-row table:style-name="ro1">
          <table:table-cell office:value-type="string" calcext:value-type="string">
            <text:p>relative flowrate</text:p>
          </table:table-cell>
          <table:table-cell office:value-type="string" calcext:value-type="string">
            <text:p>flowrate</text:p>
          </table:table-cell>
          <table:table-cell table:style-name="ce28" office:value-type="string" calcext:value-type="string">
            <text:p>mm/s</text:p>
          </table:table-cell>
          <table:table-cell office:value-type="string" calcext:value-type="string">
            <text:p>PA (old)</text:p>
          </table:table-cell>
          <table:table-cell office:value-type="string" calcext:value-type="string">
            <text:p>recip linear</text:p>
          </table:table-cell>
          <table:table-cell office:value-type="string" calcext:value-type="string">
            <text:p>tanh relative vel</text:p>
          </table:table-cell>
          <table:table-cell office:value-type="string" calcext:value-type="string">
            <text:p>reciprocal</text:p>
          </table:table-cell>
          <table:table-cell table:style-name="ce27" office:value-type="string" calcext:value-type="string">
            <text:p>linear+reciprocal</text:p>
          </table:table-cell>
          <table:table-cell office:value-type="string" calcext:value-type="string">
            <text:p>tanh linear</text:p>
          </table:table-cell>
          <table:table-cell office:value-type="string" calcext:value-type="string">
            <text:p>tanh relative vel</text:p>
          </table:table-cell>
          <table:table-cell table:style-name="ce28" office:value-type="string" calcext:value-type="string">
            <text:p>tanh</text:p>
          </table:table-cell>
          <table:table-cell office:value-type="string" calcext:value-type="string">
            <text:p>linear+tanh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]*[.$B$17]" office:value-type="float" office:value="0" calcext:value-type="float">
            <text:p>0</text:p>
          </table:table-cell>
          <table:table-cell table:style-name="ce28" table:formula="of:=[.B22]/[.$B$13]" office:value-type="float" office:value="0" calcext:value-type="float">
            <text:p>0.000</text:p>
          </table:table-cell>
          <table:table-cell table:style-name="ce28" table:formula="of:=[.C22]*[.$B$1]" office:value-type="float" office:value="0" calcext:value-type="float">
            <text:p>0.000</text:p>
          </table:table-cell>
          <table:table-cell table:style-name="ce28" table:formula="of:=[.C22]*[.$B$3]" office:value-type="float" office:value="0" calcext:value-type="float">
            <text:p>0.000</text:p>
          </table:table-cell>
          <table:table-cell table:style-name="ce28" table:formula="of:=[.C22]/[.$B$5]" office:value-type="float" office:value="0" calcext:value-type="float">
            <text:p>0.000</text:p>
          </table:table-cell>
          <table:table-cell table:style-name="ce28" table:formula="of:=[.$B$4]*(1-1/(1+[.F22]))" office:value-type="float" office:value="0" calcext:value-type="float">
            <text:p>0.000</text:p>
          </table:table-cell>
          <table:table-cell table:formula="of:=[.E22]+[.G22]" office:value-type="float" office:value="0" calcext:value-type="float">
            <text:p>0.000</text:p>
          </table:table-cell>
          <table:table-cell table:style-name="ce28" table:formula="of:=[.C22]*[.$B$7]" office:value-type="float" office:value="0" calcext:value-type="float">
            <text:p>0.000</text:p>
          </table:table-cell>
          <table:table-cell table:style-name="ce13" table:formula="of:=[.C22]/[.$B$9]" office:value-type="float" office:value="0" calcext:value-type="float">
            <text:p>0.00</text:p>
          </table:table-cell>
          <table:table-cell table:style-name="ce28" table:formula="of:=[.$B$8]*TANH([.J22])" office:value-type="float" office:value="0" calcext:value-type="float">
            <text:p>0.000</text:p>
          </table:table-cell>
          <table:table-cell table:style-name="ce28" table:formula="of:=[.I22]+[.K22]" office:value-type="float" office:value="0" calcext:value-type="float">
            <text:p>0.000</text:p>
          </table:table-cell>
          <table:table-cell table:number-columns-repeated="16372"/>
        </table:table-row>
        <table:table-row table:style-name="ro1">
          <table:table-cell table:formula="of:=[.A22]+1/30" office:value-type="float" office:value="0.0333333333333333" calcext:value-type="float">
            <text:p>0.0333333333333333</text:p>
          </table:table-cell>
          <table:table-cell table:formula="of:=[.A23]*[.$B$17]" office:value-type="float" office:value="0.45" calcext:value-type="float">
            <text:p>0.45</text:p>
          </table:table-cell>
          <table:table-cell table:style-name="ce28" table:formula="of:=[.B23]/[.$B$13]" office:value-type="float" office:value="0.187088259634555" calcext:value-type="float">
            <text:p>0.187</text:p>
          </table:table-cell>
          <table:table-cell table:style-name="ce28" table:formula="of:=[.C23]*[.$B$1]" office:value-type="float" office:value="0.00748353038538218" calcext:value-type="float">
            <text:p>0.007</text:p>
          </table:table-cell>
          <table:table-cell table:style-name="ce28" table:formula="of:=[.C23]*[.$B$3]" office:value-type="float" office:value="0" calcext:value-type="float">
            <text:p>0.000</text:p>
          </table:table-cell>
          <table:table-cell table:style-name="ce28" table:formula="of:=[.C23]/[.$B$5]" office:value-type="float" office:value="0.187088259634555" calcext:value-type="float">
            <text:p>0.187</text:p>
          </table:table-cell>
          <table:table-cell table:style-name="ce28" table:formula="of:=[.$B$4]*(1-1/(1+[.F23]))" office:value-type="float" office:value="0" calcext:value-type="float">
            <text:p>0.000</text:p>
          </table:table-cell>
          <table:table-cell table:formula="of:=[.E23]+[.G23]" office:value-type="float" office:value="0" calcext:value-type="float">
            <text:p>0.000</text:p>
          </table:table-cell>
          <table:table-cell table:style-name="ce28" table:formula="of:=[.C23]*[.$B$7]" office:value-type="float" office:value="0.00318050041378743" calcext:value-type="float">
            <text:p>0.003</text:p>
          </table:table-cell>
          <table:table-cell table:style-name="ce13" table:formula="of:=[.C23]/[.$B$9]" office:value-type="float" office:value="0.187088259634555" calcext:value-type="float">
            <text:p>0.19</text:p>
          </table:table-cell>
          <table:table-cell table:style-name="ce28" table:formula="of:=[.$B$8]*TANH([.J23])" office:value-type="float" office:value="0.0221922686211847" calcext:value-type="float">
            <text:p>0.022</text:p>
          </table:table-cell>
          <table:table-cell table:style-name="ce28" table:formula="of:=[.I23]+[.K23]" office:value-type="float" office:value="0.0253727690349721" calcext:value-type="float">
            <text:p>0.025</text:p>
          </table:table-cell>
          <table:table-cell table:number-columns-repeated="16372"/>
        </table:table-row>
        <table:table-row table:style-name="ro1">
          <table:table-cell table:formula="of:=[.A23]+1/30" office:value-type="float" office:value="0.0666666666666667" calcext:value-type="float">
            <text:p>0.0666666666666667</text:p>
          </table:table-cell>
          <table:table-cell table:formula="of:=[.A24]*[.$B$17]" office:value-type="float" office:value="0.9" calcext:value-type="float">
            <text:p>0.9</text:p>
          </table:table-cell>
          <table:table-cell table:style-name="ce28" table:formula="of:=[.B24]/[.$B$13]" office:value-type="float" office:value="0.374176519269109" calcext:value-type="float">
            <text:p>0.374</text:p>
          </table:table-cell>
          <table:table-cell table:style-name="ce28" table:formula="of:=[.C24]*[.$B$1]" office:value-type="float" office:value="0.0149670607707644" calcext:value-type="float">
            <text:p>0.015</text:p>
          </table:table-cell>
          <table:table-cell table:style-name="ce28" table:formula="of:=[.C24]*[.$B$3]" office:value-type="float" office:value="0" calcext:value-type="float">
            <text:p>0.000</text:p>
          </table:table-cell>
          <table:table-cell table:style-name="ce28" table:formula="of:=[.C24]/[.$B$5]" office:value-type="float" office:value="0.374176519269109" calcext:value-type="float">
            <text:p>0.374</text:p>
          </table:table-cell>
          <table:table-cell table:style-name="ce28" table:formula="of:=[.$B$4]*(1-1/(1+[.F24]))" office:value-type="float" office:value="0" calcext:value-type="float">
            <text:p>0.000</text:p>
          </table:table-cell>
          <table:table-cell table:formula="of:=[.E24]+[.G24]" office:value-type="float" office:value="0" calcext:value-type="float">
            <text:p>0.000</text:p>
          </table:table-cell>
          <table:table-cell table:style-name="ce28" table:formula="of:=[.C24]*[.$B$7]" office:value-type="float" office:value="0.00636100082757486" calcext:value-type="float">
            <text:p>0.006</text:p>
          </table:table-cell>
          <table:table-cell table:style-name="ce13" table:formula="of:=[.C24]/[.$B$9]" office:value-type="float" office:value="0.374176519269109" calcext:value-type="float">
            <text:p>0.37</text:p>
          </table:table-cell>
          <table:table-cell table:style-name="ce28" table:formula="of:=[.$B$8]*TANH([.J24])" office:value-type="float" office:value="0.0429167348800197" calcext:value-type="float">
            <text:p>0.043</text:p>
          </table:table-cell>
          <table:table-cell table:style-name="ce28" table:formula="of:=[.I24]+[.K24]" office:value-type="float" office:value="0.0492777357075945" calcext:value-type="float">
            <text:p>0.049</text:p>
          </table:table-cell>
          <table:table-cell table:number-columns-repeated="16372"/>
        </table:table-row>
        <table:table-row table:style-name="ro1">
          <table:table-cell table:formula="of:=[.A24]+1/30" office:value-type="float" office:value="0.1" calcext:value-type="float">
            <text:p>0.1</text:p>
          </table:table-cell>
          <table:table-cell table:formula="of:=[.A25]*[.$B$17]" office:value-type="float" office:value="1.35" calcext:value-type="float">
            <text:p>1.35</text:p>
          </table:table-cell>
          <table:table-cell table:style-name="ce28" table:formula="of:=[.B25]/[.$B$13]" office:value-type="float" office:value="0.561264778903664" calcext:value-type="float">
            <text:p>0.561</text:p>
          </table:table-cell>
          <table:table-cell table:style-name="ce28" table:formula="of:=[.C25]*[.$B$1]" office:value-type="float" office:value="0.0224505911561465" calcext:value-type="float">
            <text:p>0.022</text:p>
          </table:table-cell>
          <table:table-cell table:style-name="ce28" table:formula="of:=[.C25]*[.$B$3]" office:value-type="float" office:value="0" calcext:value-type="float">
            <text:p>0.000</text:p>
          </table:table-cell>
          <table:table-cell table:style-name="ce28" table:formula="of:=[.C25]/[.$B$5]" office:value-type="float" office:value="0.561264778903664" calcext:value-type="float">
            <text:p>0.561</text:p>
          </table:table-cell>
          <table:table-cell table:style-name="ce28" table:formula="of:=[.$B$4]*(1-1/(1+[.F25]))" office:value-type="float" office:value="0" calcext:value-type="float">
            <text:p>0.000</text:p>
          </table:table-cell>
          <table:table-cell table:formula="of:=[.E25]+[.G25]" office:value-type="float" office:value="0" calcext:value-type="float">
            <text:p>0.000</text:p>
          </table:table-cell>
          <table:table-cell table:style-name="ce28" table:formula="of:=[.C25]*[.$B$7]" office:value-type="float" office:value="0.00954150124136228" calcext:value-type="float">
            <text:p>0.010</text:p>
          </table:table-cell>
          <table:table-cell table:style-name="ce13" table:formula="of:=[.C25]/[.$B$9]" office:value-type="float" office:value="0.561264778903664" calcext:value-type="float">
            <text:p>0.56</text:p>
          </table:table-cell>
          <table:table-cell table:style-name="ce28" table:formula="of:=[.$B$8]*TANH([.J25])" office:value-type="float" office:value="0.0610698292647532" calcext:value-type="float">
            <text:p>0.061</text:p>
          </table:table-cell>
          <table:table-cell table:style-name="ce28" table:formula="of:=[.I25]+[.K25]" office:value-type="float" office:value="0.0706113305061154" calcext:value-type="float">
            <text:p>0.071</text:p>
          </table:table-cell>
          <table:table-cell table:number-columns-repeated="16372"/>
        </table:table-row>
        <table:table-row table:style-name="ro1">
          <table:table-cell table:formula="of:=[.A25]+1/30" office:value-type="float" office:value="0.133333333333333" calcext:value-type="float">
            <text:p>0.133333333333333</text:p>
          </table:table-cell>
          <table:table-cell table:formula="of:=[.A26]*[.$B$17]" office:value-type="float" office:value="1.8" calcext:value-type="float">
            <text:p>1.8</text:p>
          </table:table-cell>
          <table:table-cell table:style-name="ce28" table:formula="of:=[.B26]/[.$B$13]" office:value-type="float" office:value="0.748353038538218" calcext:value-type="float">
            <text:p>0.748</text:p>
          </table:table-cell>
          <table:table-cell table:style-name="ce28" table:formula="of:=[.C26]*[.$B$1]" office:value-type="float" office:value="0.0299341215415287" calcext:value-type="float">
            <text:p>0.030</text:p>
          </table:table-cell>
          <table:table-cell table:style-name="ce28" table:formula="of:=[.C26]*[.$B$3]" office:value-type="float" office:value="0" calcext:value-type="float">
            <text:p>0.000</text:p>
          </table:table-cell>
          <table:table-cell table:style-name="ce28" table:formula="of:=[.C26]/[.$B$5]" office:value-type="float" office:value="0.748353038538218" calcext:value-type="float">
            <text:p>0.748</text:p>
          </table:table-cell>
          <table:table-cell table:style-name="ce28" table:formula="of:=[.$B$4]*(1-1/(1+[.F26]))" office:value-type="float" office:value="0" calcext:value-type="float">
            <text:p>0.000</text:p>
          </table:table-cell>
          <table:table-cell table:formula="of:=[.E26]+[.G26]" office:value-type="float" office:value="0" calcext:value-type="float">
            <text:p>0.000</text:p>
          </table:table-cell>
          <table:table-cell table:style-name="ce28" table:formula="of:=[.C26]*[.$B$7]" office:value-type="float" office:value="0.0127220016551497" calcext:value-type="float">
            <text:p>0.013</text:p>
          </table:table-cell>
          <table:table-cell table:style-name="ce13" table:formula="of:=[.C26]/[.$B$9]" office:value-type="float" office:value="0.748353038538218" calcext:value-type="float">
            <text:p>0.75</text:p>
          </table:table-cell>
          <table:table-cell table:style-name="ce28" table:formula="of:=[.$B$8]*TANH([.J26])" office:value-type="float" office:value="0.0760998444660421" calcext:value-type="float">
            <text:p>0.076</text:p>
          </table:table-cell>
          <table:table-cell table:style-name="ce28" table:formula="of:=[.I26]+[.K26]" office:value-type="float" office:value="0.0888218461211918" calcext:value-type="float">
            <text:p>0.089</text:p>
          </table:table-cell>
          <table:table-cell table:number-columns-repeated="16372"/>
        </table:table-row>
        <table:table-row table:style-name="ro1">
          <table:table-cell table:formula="of:=[.A26]+1/30" office:value-type="float" office:value="0.166666666666667" calcext:value-type="float">
            <text:p>0.166666666666667</text:p>
          </table:table-cell>
          <table:table-cell table:formula="of:=[.A27]*[.$B$17]" office:value-type="float" office:value="2.25" calcext:value-type="float">
            <text:p>2.25</text:p>
          </table:table-cell>
          <table:table-cell table:style-name="ce28" table:formula="of:=[.B27]/[.$B$13]" office:value-type="float" office:value="0.935441298172773" calcext:value-type="float">
            <text:p>0.935</text:p>
          </table:table-cell>
          <table:table-cell table:style-name="ce28" table:formula="of:=[.C27]*[.$B$1]" office:value-type="float" office:value="0.0374176519269109" calcext:value-type="float">
            <text:p>0.037</text:p>
          </table:table-cell>
          <table:table-cell table:style-name="ce28" table:formula="of:=[.C27]*[.$B$3]" office:value-type="float" office:value="0" calcext:value-type="float">
            <text:p>0.000</text:p>
          </table:table-cell>
          <table:table-cell table:style-name="ce28" table:formula="of:=[.C27]/[.$B$5]" office:value-type="float" office:value="0.935441298172773" calcext:value-type="float">
            <text:p>0.935</text:p>
          </table:table-cell>
          <table:table-cell table:style-name="ce28" table:formula="of:=[.$B$4]*(1-1/(1+[.F27]))" office:value-type="float" office:value="0" calcext:value-type="float">
            <text:p>0.000</text:p>
          </table:table-cell>
          <table:table-cell table:formula="of:=[.E27]+[.G27]" office:value-type="float" office:value="0" calcext:value-type="float">
            <text:p>0.000</text:p>
          </table:table-cell>
          <table:table-cell table:style-name="ce28" table:formula="of:=[.C27]*[.$B$7]" office:value-type="float" office:value="0.0159025020689371" calcext:value-type="float">
            <text:p>0.016</text:p>
          </table:table-cell>
          <table:table-cell table:style-name="ce13" table:formula="of:=[.C27]/[.$B$9]" office:value-type="float" office:value="0.935441298172773" calcext:value-type="float">
            <text:p>0.94</text:p>
          </table:table-cell>
          <table:table-cell table:style-name="ce28" table:formula="of:=[.$B$8]*TANH([.J27])" office:value-type="float" office:value="0.0879744883657091" calcext:value-type="float">
            <text:p>0.088</text:p>
          </table:table-cell>
          <table:table-cell table:style-name="ce28" table:formula="of:=[.I27]+[.K27]" office:value-type="float" office:value="0.103876990434646" calcext:value-type="float">
            <text:p>0.104</text:p>
          </table:table-cell>
          <table:table-cell table:number-columns-repeated="16372"/>
        </table:table-row>
        <table:table-row table:style-name="ro1">
          <table:table-cell table:formula="of:=[.A27]+1/30" office:value-type="float" office:value="0.2" calcext:value-type="float">
            <text:p>0.2</text:p>
          </table:table-cell>
          <table:table-cell table:formula="of:=[.A28]*[.$B$17]" office:value-type="float" office:value="2.7" calcext:value-type="float">
            <text:p>2.7</text:p>
          </table:table-cell>
          <table:table-cell table:style-name="ce28" table:formula="of:=[.B28]/[.$B$13]" office:value-type="float" office:value="1.12252955780733" calcext:value-type="float">
            <text:p>1.123</text:p>
          </table:table-cell>
          <table:table-cell table:style-name="ce28" table:formula="of:=[.C28]*[.$B$1]" office:value-type="float" office:value="0.0449011823122931" calcext:value-type="float">
            <text:p>0.045</text:p>
          </table:table-cell>
          <table:table-cell table:style-name="ce28" table:formula="of:=[.C28]*[.$B$3]" office:value-type="float" office:value="0" calcext:value-type="float">
            <text:p>0.000</text:p>
          </table:table-cell>
          <table:table-cell table:style-name="ce28" table:formula="of:=[.C28]/[.$B$5]" office:value-type="float" office:value="1.12252955780733" calcext:value-type="float">
            <text:p>1.123</text:p>
          </table:table-cell>
          <table:table-cell table:style-name="ce28" table:formula="of:=[.$B$4]*(1-1/(1+[.F28]))" office:value-type="float" office:value="0" calcext:value-type="float">
            <text:p>0.000</text:p>
          </table:table-cell>
          <table:table-cell table:formula="of:=[.E28]+[.G28]" office:value-type="float" office:value="0" calcext:value-type="float">
            <text:p>0.000</text:p>
          </table:table-cell>
          <table:table-cell table:style-name="ce28" table:formula="of:=[.C28]*[.$B$7]" office:value-type="float" office:value="0.0190830024827246" calcext:value-type="float">
            <text:p>0.019</text:p>
          </table:table-cell>
          <table:table-cell table:style-name="ce13" table:formula="of:=[.C28]/[.$B$9]" office:value-type="float" office:value="1.12252955780733" calcext:value-type="float">
            <text:p>1.12</text:p>
          </table:table-cell>
          <table:table-cell table:style-name="ce28" table:formula="of:=[.$B$8]*TANH([.J28])" office:value-type="float" office:value="0.0970136379929736" calcext:value-type="float">
            <text:p>0.097</text:p>
          </table:table-cell>
          <table:table-cell table:style-name="ce28" table:formula="of:=[.I28]+[.K28]" office:value-type="float" office:value="0.116096640475698" calcext:value-type="float">
            <text:p>0.116</text:p>
          </table:table-cell>
          <table:table-cell table:number-columns-repeated="16372"/>
        </table:table-row>
        <table:table-row table:style-name="ro1">
          <table:table-cell table:formula="of:=[.A28]+1/30" office:value-type="float" office:value="0.233333333333333" calcext:value-type="float">
            <text:p>0.233333333333333</text:p>
          </table:table-cell>
          <table:table-cell table:formula="of:=[.A29]*[.$B$17]" office:value-type="float" office:value="3.15" calcext:value-type="float">
            <text:p>3.15</text:p>
          </table:table-cell>
          <table:table-cell table:style-name="ce28" table:formula="of:=[.B29]/[.$B$13]" office:value-type="float" office:value="1.30961781744188" calcext:value-type="float">
            <text:p>1.310</text:p>
          </table:table-cell>
          <table:table-cell table:style-name="ce28" table:formula="of:=[.C29]*[.$B$1]" office:value-type="float" office:value="0.0523847126976753" calcext:value-type="float">
            <text:p>0.052</text:p>
          </table:table-cell>
          <table:table-cell table:style-name="ce28" table:formula="of:=[.C29]*[.$B$3]" office:value-type="float" office:value="0" calcext:value-type="float">
            <text:p>0.000</text:p>
          </table:table-cell>
          <table:table-cell table:style-name="ce28" table:formula="of:=[.C29]/[.$B$5]" office:value-type="float" office:value="1.30961781744188" calcext:value-type="float">
            <text:p>1.310</text:p>
          </table:table-cell>
          <table:table-cell table:style-name="ce28" table:formula="of:=[.$B$4]*(1-1/(1+[.F29]))" office:value-type="float" office:value="0" calcext:value-type="float">
            <text:p>0.000</text:p>
          </table:table-cell>
          <table:table-cell table:formula="of:=[.E29]+[.G29]" office:value-type="float" office:value="0" calcext:value-type="float">
            <text:p>0.000</text:p>
          </table:table-cell>
          <table:table-cell table:style-name="ce28" table:formula="of:=[.C29]*[.$B$7]" office:value-type="float" office:value="0.022263502896512" calcext:value-type="float">
            <text:p>0.022</text:p>
          </table:table-cell>
          <table:table-cell table:style-name="ce13" table:formula="of:=[.C29]/[.$B$9]" office:value-type="float" office:value="1.30961781744188" calcext:value-type="float">
            <text:p>1.31</text:p>
          </table:table-cell>
          <table:table-cell table:style-name="ce28" table:formula="of:=[.$B$8]*TANH([.J29])" office:value-type="float" office:value="0.103701441360686" calcext:value-type="float">
            <text:p>0.104</text:p>
          </table:table-cell>
          <table:table-cell table:style-name="ce28" table:formula="of:=[.I29]+[.K29]" office:value-type="float" office:value="0.125964944257198" calcext:value-type="float">
            <text:p>0.126</text:p>
          </table:table-cell>
          <table:table-cell table:number-columns-repeated="16372"/>
        </table:table-row>
        <table:table-row table:style-name="ro1">
          <table:table-cell table:formula="of:=[.A29]+1/30" office:value-type="float" office:value="0.266666666666667" calcext:value-type="float">
            <text:p>0.266666666666667</text:p>
          </table:table-cell>
          <table:table-cell table:formula="of:=[.A30]*[.$B$17]" office:value-type="float" office:value="3.6" calcext:value-type="float">
            <text:p>3.6</text:p>
          </table:table-cell>
          <table:table-cell table:style-name="ce28" table:formula="of:=[.B30]/[.$B$13]" office:value-type="float" office:value="1.49670607707644" calcext:value-type="float">
            <text:p>1.497</text:p>
          </table:table-cell>
          <table:table-cell table:style-name="ce28" table:formula="of:=[.C30]*[.$B$1]" office:value-type="float" office:value="0.0598682430830575" calcext:value-type="float">
            <text:p>0.060</text:p>
          </table:table-cell>
          <table:table-cell table:style-name="ce28" table:formula="of:=[.C30]*[.$B$3]" office:value-type="float" office:value="0" calcext:value-type="float">
            <text:p>0.000</text:p>
          </table:table-cell>
          <table:table-cell table:style-name="ce28" table:formula="of:=[.C30]/[.$B$5]" office:value-type="float" office:value="1.49670607707644" calcext:value-type="float">
            <text:p>1.497</text:p>
          </table:table-cell>
          <table:table-cell table:style-name="ce28" table:formula="of:=[.$B$4]*(1-1/(1+[.F30]))" office:value-type="float" office:value="0" calcext:value-type="float">
            <text:p>0.000</text:p>
          </table:table-cell>
          <table:table-cell table:formula="of:=[.E30]+[.G30]" office:value-type="float" office:value="0" calcext:value-type="float">
            <text:p>0.000</text:p>
          </table:table-cell>
          <table:table-cell table:style-name="ce28" table:formula="of:=[.C30]*[.$B$7]" office:value-type="float" office:value="0.0254440033102994" calcext:value-type="float">
            <text:p>0.025</text:p>
          </table:table-cell>
          <table:table-cell table:style-name="ce13" table:formula="of:=[.C30]/[.$B$9]" office:value-type="float" office:value="1.49670607707644" calcext:value-type="float">
            <text:p>1.50</text:p>
          </table:table-cell>
          <table:table-cell table:style-name="ce28" table:formula="of:=[.$B$8]*TANH([.J30])" office:value-type="float" office:value="0.108546149049659" calcext:value-type="float">
            <text:p>0.109</text:p>
          </table:table-cell>
          <table:table-cell table:style-name="ce28" table:formula="of:=[.I30]+[.K30]" office:value-type="float" office:value="0.133990152359958" calcext:value-type="float">
            <text:p>0.134</text:p>
          </table:table-cell>
          <table:table-cell table:number-columns-repeated="16372"/>
        </table:table-row>
        <table:table-row table:style-name="ro1">
          <table:table-cell table:formula="of:=[.A30]+1/30" office:value-type="float" office:value="0.3" calcext:value-type="float">
            <text:p>0.3</text:p>
          </table:table-cell>
          <table:table-cell table:formula="of:=[.A31]*[.$B$17]" office:value-type="float" office:value="4.05" calcext:value-type="float">
            <text:p>4.05</text:p>
          </table:table-cell>
          <table:table-cell table:style-name="ce28" table:formula="of:=[.B31]/[.$B$13]" office:value-type="float" office:value="1.68379433671099" calcext:value-type="float">
            <text:p>1.684</text:p>
          </table:table-cell>
          <table:table-cell table:style-name="ce28" table:formula="of:=[.C31]*[.$B$1]" office:value-type="float" office:value="0.0673517734684396" calcext:value-type="float">
            <text:p>0.067</text:p>
          </table:table-cell>
          <table:table-cell table:style-name="ce28" table:formula="of:=[.C31]*[.$B$3]" office:value-type="float" office:value="0" calcext:value-type="float">
            <text:p>0.000</text:p>
          </table:table-cell>
          <table:table-cell table:style-name="ce28" table:formula="of:=[.C31]/[.$B$5]" office:value-type="float" office:value="1.68379433671099" calcext:value-type="float">
            <text:p>1.684</text:p>
          </table:table-cell>
          <table:table-cell table:style-name="ce28" table:formula="of:=[.$B$4]*(1-1/(1+[.F31]))" office:value-type="float" office:value="0" calcext:value-type="float">
            <text:p>0.000</text:p>
          </table:table-cell>
          <table:table-cell table:formula="of:=[.E31]+[.G31]" office:value-type="float" office:value="0" calcext:value-type="float">
            <text:p>0.000</text:p>
          </table:table-cell>
          <table:table-cell table:style-name="ce28" table:formula="of:=[.C31]*[.$B$7]" office:value-type="float" office:value="0.0286245037240868" calcext:value-type="float">
            <text:p>0.029</text:p>
          </table:table-cell>
          <table:table-cell table:style-name="ce13" table:formula="of:=[.C31]/[.$B$9]" office:value-type="float" office:value="1.68379433671099" calcext:value-type="float">
            <text:p>1.68</text:p>
          </table:table-cell>
          <table:table-cell table:style-name="ce28" table:formula="of:=[.$B$8]*TANH([.J31])" office:value-type="float" office:value="0.112002264346439" calcext:value-type="float">
            <text:p>0.112</text:p>
          </table:table-cell>
          <table:table-cell table:style-name="ce28" table:formula="of:=[.I31]+[.K31]" office:value-type="float" office:value="0.140626768070526" calcext:value-type="float">
            <text:p>0.141</text:p>
          </table:table-cell>
          <table:table-cell table:number-columns-repeated="16372"/>
        </table:table-row>
        <table:table-row table:style-name="ro1">
          <table:table-cell table:formula="of:=[.A31]+1/30" office:value-type="float" office:value="0.333333333333333" calcext:value-type="float">
            <text:p>0.333333333333333</text:p>
          </table:table-cell>
          <table:table-cell table:formula="of:=[.A32]*[.$B$17]" office:value-type="float" office:value="4.5" calcext:value-type="float">
            <text:p>4.5</text:p>
          </table:table-cell>
          <table:table-cell table:style-name="ce28" table:formula="of:=[.B32]/[.$B$13]" office:value-type="float" office:value="1.87088259634555" calcext:value-type="float">
            <text:p>1.871</text:p>
          </table:table-cell>
          <table:table-cell table:style-name="ce28" table:formula="of:=[.C32]*[.$B$1]" office:value-type="float" office:value="0.0748353038538218" calcext:value-type="float">
            <text:p>0.075</text:p>
          </table:table-cell>
          <table:table-cell table:style-name="ce28" table:formula="of:=[.C32]*[.$B$3]" office:value-type="float" office:value="0" calcext:value-type="float">
            <text:p>0.000</text:p>
          </table:table-cell>
          <table:table-cell table:style-name="ce28" table:formula="of:=[.C32]/[.$B$5]" office:value-type="float" office:value="1.87088259634555" calcext:value-type="float">
            <text:p>1.871</text:p>
          </table:table-cell>
          <table:table-cell table:style-name="ce28" table:formula="of:=[.$B$4]*(1-1/(1+[.F32]))" office:value-type="float" office:value="0" calcext:value-type="float">
            <text:p>0.000</text:p>
          </table:table-cell>
          <table:table-cell table:formula="of:=[.E32]+[.G32]" office:value-type="float" office:value="0" calcext:value-type="float">
            <text:p>0.000</text:p>
          </table:table-cell>
          <table:table-cell table:style-name="ce28" table:formula="of:=[.C32]*[.$B$7]" office:value-type="float" office:value="0.0318050041378743" calcext:value-type="float">
            <text:p>0.032</text:p>
          </table:table-cell>
          <table:table-cell table:style-name="ce13" table:formula="of:=[.C32]/[.$B$9]" office:value-type="float" office:value="1.87088259634555" calcext:value-type="float">
            <text:p>1.87</text:p>
          </table:table-cell>
          <table:table-cell table:style-name="ce28" table:formula="of:=[.$B$8]*TANH([.J32])" office:value-type="float" office:value="0.114440888524666" calcext:value-type="float">
            <text:p>0.114</text:p>
          </table:table-cell>
          <table:table-cell table:style-name="ce28" table:formula="of:=[.I32]+[.K32]" office:value-type="float" office:value="0.14624589266254" calcext:value-type="float">
            <text:p>0.146</text:p>
          </table:table-cell>
          <table:table-cell table:number-columns-repeated="16372"/>
        </table:table-row>
        <table:table-row table:style-name="ro1">
          <table:table-cell table:formula="of:=[.A32]+1/30" office:value-type="float" office:value="0.366666666666667" calcext:value-type="float">
            <text:p>0.366666666666667</text:p>
          </table:table-cell>
          <table:table-cell table:formula="of:=[.A33]*[.$B$17]" office:value-type="float" office:value="4.95" calcext:value-type="float">
            <text:p>4.95</text:p>
          </table:table-cell>
          <table:table-cell table:style-name="ce28" table:formula="of:=[.B33]/[.$B$13]" office:value-type="float" office:value="2.0579708559801" calcext:value-type="float">
            <text:p>2.058</text:p>
          </table:table-cell>
          <table:table-cell table:style-name="ce28" table:formula="of:=[.C33]*[.$B$1]" office:value-type="float" office:value="0.082318834239204" calcext:value-type="float">
            <text:p>0.082</text:p>
          </table:table-cell>
          <table:table-cell table:style-name="ce28" table:formula="of:=[.C33]*[.$B$3]" office:value-type="float" office:value="0" calcext:value-type="float">
            <text:p>0.000</text:p>
          </table:table-cell>
          <table:table-cell table:style-name="ce28" table:formula="of:=[.C33]/[.$B$5]" office:value-type="float" office:value="2.0579708559801" calcext:value-type="float">
            <text:p>2.058</text:p>
          </table:table-cell>
          <table:table-cell table:style-name="ce28" table:formula="of:=[.$B$4]*(1-1/(1+[.F33]))" office:value-type="float" office:value="0" calcext:value-type="float">
            <text:p>0.000</text:p>
          </table:table-cell>
          <table:table-cell table:formula="of:=[.E33]+[.G33]" office:value-type="float" office:value="0" calcext:value-type="float">
            <text:p>0.000</text:p>
          </table:table-cell>
          <table:table-cell table:style-name="ce28" table:formula="of:=[.C33]*[.$B$7]" office:value-type="float" office:value="0.0349855045516617" calcext:value-type="float">
            <text:p>0.035</text:p>
          </table:table-cell>
          <table:table-cell table:style-name="ce13" table:formula="of:=[.C33]/[.$B$9]" office:value-type="float" office:value="2.0579708559801" calcext:value-type="float">
            <text:p>2.06</text:p>
          </table:table-cell>
          <table:table-cell table:style-name="ce28" table:formula="of:=[.$B$8]*TANH([.J33])" office:value-type="float" office:value="0.116148286067377" calcext:value-type="float">
            <text:p>0.116</text:p>
          </table:table-cell>
          <table:table-cell table:style-name="ce28" table:formula="of:=[.I33]+[.K33]" office:value-type="float" office:value="0.151133790619039" calcext:value-type="float">
            <text:p>0.151</text:p>
          </table:table-cell>
          <table:table-cell table:number-columns-repeated="16372"/>
        </table:table-row>
        <table:table-row table:style-name="ro1">
          <table:table-cell table:formula="of:=[.A33]+1/30" office:value-type="float" office:value="0.4" calcext:value-type="float">
            <text:p>0.4</text:p>
          </table:table-cell>
          <table:table-cell table:formula="of:=[.A34]*[.$B$17]" office:value-type="float" office:value="5.4" calcext:value-type="float">
            <text:p>5.4</text:p>
          </table:table-cell>
          <table:table-cell table:style-name="ce28" table:formula="of:=[.B34]/[.$B$13]" office:value-type="float" office:value="2.24505911561465" calcext:value-type="float">
            <text:p>2.245</text:p>
          </table:table-cell>
          <table:table-cell table:style-name="ce28" table:formula="of:=[.C34]*[.$B$1]" office:value-type="float" office:value="0.0898023646245862" calcext:value-type="float">
            <text:p>0.090</text:p>
          </table:table-cell>
          <table:table-cell table:style-name="ce28" table:formula="of:=[.C34]*[.$B$3]" office:value-type="float" office:value="0" calcext:value-type="float">
            <text:p>0.000</text:p>
          </table:table-cell>
          <table:table-cell table:style-name="ce28" table:formula="of:=[.C34]/[.$B$5]" office:value-type="float" office:value="2.24505911561465" calcext:value-type="float">
            <text:p>2.245</text:p>
          </table:table-cell>
          <table:table-cell table:style-name="ce28" table:formula="of:=[.$B$4]*(1-1/(1+[.F34]))" office:value-type="float" office:value="0" calcext:value-type="float">
            <text:p>0.000</text:p>
          </table:table-cell>
          <table:table-cell table:formula="of:=[.E34]+[.G34]" office:value-type="float" office:value="0" calcext:value-type="float">
            <text:p>0.000</text:p>
          </table:table-cell>
          <table:table-cell table:style-name="ce28" table:formula="of:=[.C34]*[.$B$7]" office:value-type="float" office:value="0.0381660049654491" calcext:value-type="float">
            <text:p>0.038</text:p>
          </table:table-cell>
          <table:table-cell table:style-name="ce13" table:formula="of:=[.C34]/[.$B$9]" office:value-type="float" office:value="2.24505911561465" calcext:value-type="float">
            <text:p>2.25</text:p>
          </table:table-cell>
          <table:table-cell table:style-name="ce28" table:formula="of:=[.$B$8]*TANH([.J34])" office:value-type="float" office:value="0.117337238227309" calcext:value-type="float">
            <text:p>0.117</text:p>
          </table:table-cell>
          <table:table-cell table:style-name="ce28" table:formula="of:=[.I34]+[.K34]" office:value-type="float" office:value="0.155503243192758" calcext:value-type="float">
            <text:p>0.156</text:p>
          </table:table-cell>
          <table:table-cell table:number-columns-repeated="16372"/>
        </table:table-row>
        <table:table-row table:style-name="ro1">
          <table:table-cell table:formula="of:=[.A34]+1/30" office:value-type="float" office:value="0.433333333333333" calcext:value-type="float">
            <text:p>0.433333333333333</text:p>
          </table:table-cell>
          <table:table-cell table:formula="of:=[.A35]*[.$B$17]" office:value-type="float" office:value="5.85" calcext:value-type="float">
            <text:p>5.85</text:p>
          </table:table-cell>
          <table:table-cell table:style-name="ce28" table:formula="of:=[.B35]/[.$B$13]" office:value-type="float" office:value="2.43214737524921" calcext:value-type="float">
            <text:p>2.432</text:p>
          </table:table-cell>
          <table:table-cell table:style-name="ce28" table:formula="of:=[.C35]*[.$B$1]" office:value-type="float" office:value="0.0972858950099683" calcext:value-type="float">
            <text:p>0.097</text:p>
          </table:table-cell>
          <table:table-cell table:style-name="ce28" table:formula="of:=[.C35]*[.$B$3]" office:value-type="float" office:value="0" calcext:value-type="float">
            <text:p>0.000</text:p>
          </table:table-cell>
          <table:table-cell table:style-name="ce28" table:formula="of:=[.C35]/[.$B$5]" office:value-type="float" office:value="2.43214737524921" calcext:value-type="float">
            <text:p>2.432</text:p>
          </table:table-cell>
          <table:table-cell table:style-name="ce28" table:formula="of:=[.$B$4]*(1-1/(1+[.F35]))" office:value-type="float" office:value="0" calcext:value-type="float">
            <text:p>0.000</text:p>
          </table:table-cell>
          <table:table-cell table:formula="of:=[.E35]+[.G35]" office:value-type="float" office:value="0" calcext:value-type="float">
            <text:p>0.000</text:p>
          </table:table-cell>
          <table:table-cell table:style-name="ce28" table:formula="of:=[.C35]*[.$B$7]" office:value-type="float" office:value="0.0413465053792366" calcext:value-type="float">
            <text:p>0.041</text:p>
          </table:table-cell>
          <table:table-cell table:style-name="ce13" table:formula="of:=[.C35]/[.$B$9]" office:value-type="float" office:value="2.43214737524921" calcext:value-type="float">
            <text:p>2.43</text:p>
          </table:table-cell>
          <table:table-cell table:style-name="ce28" table:formula="of:=[.$B$8]*TANH([.J35])" office:value-type="float" office:value="0.118162039505852" calcext:value-type="float">
            <text:p>0.118</text:p>
          </table:table-cell>
          <table:table-cell table:style-name="ce28" table:formula="of:=[.I35]+[.K35]" office:value-type="float" office:value="0.159508544885089" calcext:value-type="float">
            <text:p>0.160</text:p>
          </table:table-cell>
          <table:table-cell table:number-columns-repeated="16372"/>
        </table:table-row>
        <table:table-row table:style-name="ro1">
          <table:table-cell table:formula="of:=[.A35]+1/30" office:value-type="float" office:value="0.466666666666667" calcext:value-type="float">
            <text:p>0.466666666666667</text:p>
          </table:table-cell>
          <table:table-cell table:formula="of:=[.A36]*[.$B$17]" office:value-type="float" office:value="6.3" calcext:value-type="float">
            <text:p>6.3</text:p>
          </table:table-cell>
          <table:table-cell table:style-name="ce28" table:formula="of:=[.B36]/[.$B$13]" office:value-type="float" office:value="2.61923563488376" calcext:value-type="float">
            <text:p>2.619</text:p>
          </table:table-cell>
          <table:table-cell table:style-name="ce28" table:formula="of:=[.C36]*[.$B$1]" office:value-type="float" office:value="0.104769425395351" calcext:value-type="float">
            <text:p>0.105</text:p>
          </table:table-cell>
          <table:table-cell table:style-name="ce28" table:formula="of:=[.C36]*[.$B$3]" office:value-type="float" office:value="0" calcext:value-type="float">
            <text:p>0.000</text:p>
          </table:table-cell>
          <table:table-cell table:style-name="ce28" table:formula="of:=[.C36]/[.$B$5]" office:value-type="float" office:value="2.61923563488376" calcext:value-type="float">
            <text:p>2.619</text:p>
          </table:table-cell>
          <table:table-cell table:style-name="ce28" table:formula="of:=[.$B$4]*(1-1/(1+[.F36]))" office:value-type="float" office:value="0" calcext:value-type="float">
            <text:p>0.000</text:p>
          </table:table-cell>
          <table:table-cell table:formula="of:=[.E36]+[.G36]" office:value-type="float" office:value="0" calcext:value-type="float">
            <text:p>0.000</text:p>
          </table:table-cell>
          <table:table-cell table:style-name="ce28" table:formula="of:=[.C36]*[.$B$7]" office:value-type="float" office:value="0.044527005793024" calcext:value-type="float">
            <text:p>0.045</text:p>
          </table:table-cell>
          <table:table-cell table:style-name="ce13" table:formula="of:=[.C36]/[.$B$9]" office:value-type="float" office:value="2.61923563488376" calcext:value-type="float">
            <text:p>2.62</text:p>
          </table:table-cell>
          <table:table-cell table:style-name="ce28" table:formula="of:=[.$B$8]*TANH([.J36])" office:value-type="float" office:value="0.118732719421879" calcext:value-type="float">
            <text:p>0.119</text:p>
          </table:table-cell>
          <table:table-cell table:style-name="ce28" table:formula="of:=[.I36]+[.K36]" office:value-type="float" office:value="0.163259725214903" calcext:value-type="float">
            <text:p>0.163</text:p>
          </table:table-cell>
          <table:table-cell table:number-columns-repeated="16372"/>
        </table:table-row>
        <table:table-row table:style-name="ro1">
          <table:table-cell table:formula="of:=[.A36]+1/30" office:value-type="float" office:value="0.5" calcext:value-type="float">
            <text:p>0.5</text:p>
          </table:table-cell>
          <table:table-cell table:formula="of:=[.A37]*[.$B$17]" office:value-type="float" office:value="6.75" calcext:value-type="float">
            <text:p>6.75</text:p>
          </table:table-cell>
          <table:table-cell table:style-name="ce28" table:formula="of:=[.B37]/[.$B$13]" office:value-type="float" office:value="2.80632389451832" calcext:value-type="float">
            <text:p>2.806</text:p>
          </table:table-cell>
          <table:table-cell table:style-name="ce28" table:formula="of:=[.C37]*[.$B$1]" office:value-type="float" office:value="0.112252955780733" calcext:value-type="float">
            <text:p>0.112</text:p>
          </table:table-cell>
          <table:table-cell table:style-name="ce28" table:formula="of:=[.C37]*[.$B$3]" office:value-type="float" office:value="0" calcext:value-type="float">
            <text:p>0.000</text:p>
          </table:table-cell>
          <table:table-cell table:style-name="ce28" table:formula="of:=[.C37]/[.$B$5]" office:value-type="float" office:value="2.80632389451832" calcext:value-type="float">
            <text:p>2.806</text:p>
          </table:table-cell>
          <table:table-cell table:style-name="ce28" table:formula="of:=[.$B$4]*(1-1/(1+[.F37]))" office:value-type="float" office:value="0" calcext:value-type="float">
            <text:p>0.000</text:p>
          </table:table-cell>
          <table:table-cell table:formula="of:=[.E37]+[.G37]" office:value-type="float" office:value="0" calcext:value-type="float">
            <text:p>0.000</text:p>
          </table:table-cell>
          <table:table-cell table:style-name="ce28" table:formula="of:=[.C37]*[.$B$7]" office:value-type="float" office:value="0.0477075062068114" calcext:value-type="float">
            <text:p>0.048</text:p>
          </table:table-cell>
          <table:table-cell table:style-name="ce13" table:formula="of:=[.C37]/[.$B$9]" office:value-type="float" office:value="2.80632389451832" calcext:value-type="float">
            <text:p>2.81</text:p>
          </table:table-cell>
          <table:table-cell table:style-name="ce28" table:formula="of:=[.$B$8]*TANH([.J37])" office:value-type="float" office:value="0.119126854965942" calcext:value-type="float">
            <text:p>0.119</text:p>
          </table:table-cell>
          <table:table-cell table:style-name="ce28" table:formula="of:=[.I37]+[.K37]" office:value-type="float" office:value="0.166834361172754" calcext:value-type="float">
            <text:p>0.167</text:p>
          </table:table-cell>
          <table:table-cell table:number-columns-repeated="16372"/>
        </table:table-row>
        <table:table-row table:style-name="ro1">
          <table:table-cell table:formula="of:=[.A37]+1/30" office:value-type="float" office:value="0.533333333333333" calcext:value-type="float">
            <text:p>0.533333333333333</text:p>
          </table:table-cell>
          <table:table-cell table:formula="of:=[.A38]*[.$B$17]" office:value-type="float" office:value="7.2" calcext:value-type="float">
            <text:p>7.2</text:p>
          </table:table-cell>
          <table:table-cell table:style-name="ce28" table:formula="of:=[.B38]/[.$B$13]" office:value-type="float" office:value="2.99341215415287" calcext:value-type="float">
            <text:p>2.993</text:p>
          </table:table-cell>
          <table:table-cell table:style-name="ce28" table:formula="of:=[.C38]*[.$B$1]" office:value-type="float" office:value="0.119736486166115" calcext:value-type="float">
            <text:p>0.120</text:p>
          </table:table-cell>
          <table:table-cell table:style-name="ce28" table:formula="of:=[.C38]*[.$B$3]" office:value-type="float" office:value="0" calcext:value-type="float">
            <text:p>0.000</text:p>
          </table:table-cell>
          <table:table-cell table:style-name="ce28" table:formula="of:=[.C38]/[.$B$5]" office:value-type="float" office:value="2.99341215415287" calcext:value-type="float">
            <text:p>2.993</text:p>
          </table:table-cell>
          <table:table-cell table:style-name="ce28" table:formula="of:=[.$B$4]*(1-1/(1+[.F38]))" office:value-type="float" office:value="0" calcext:value-type="float">
            <text:p>0.000</text:p>
          </table:table-cell>
          <table:table-cell table:formula="of:=[.E38]+[.G38]" office:value-type="float" office:value="0" calcext:value-type="float">
            <text:p>0.000</text:p>
          </table:table-cell>
          <table:table-cell table:style-name="ce28" table:formula="of:=[.C38]*[.$B$7]" office:value-type="float" office:value="0.0508880066205988" calcext:value-type="float">
            <text:p>0.051</text:p>
          </table:table-cell>
          <table:table-cell table:style-name="ce13" table:formula="of:=[.C38]/[.$B$9]" office:value-type="float" office:value="2.99341215415287" calcext:value-type="float">
            <text:p>2.99</text:p>
          </table:table-cell>
          <table:table-cell table:style-name="ce28" table:formula="of:=[.$B$8]*TANH([.J38])" office:value-type="float" office:value="0.119398719579642" calcext:value-type="float">
            <text:p>0.119</text:p>
          </table:table-cell>
          <table:table-cell table:style-name="ce28" table:formula="of:=[.I38]+[.K38]" office:value-type="float" office:value="0.170286726200241" calcext:value-type="float">
            <text:p>0.170</text:p>
          </table:table-cell>
          <table:table-cell table:number-columns-repeated="16372"/>
        </table:table-row>
        <table:table-row table:style-name="ro1">
          <table:table-cell table:formula="of:=[.A38]+1/30" office:value-type="float" office:value="0.566666666666667" calcext:value-type="float">
            <text:p>0.566666666666667</text:p>
          </table:table-cell>
          <table:table-cell table:formula="of:=[.A39]*[.$B$17]" office:value-type="float" office:value="7.65" calcext:value-type="float">
            <text:p>7.65</text:p>
          </table:table-cell>
          <table:table-cell table:style-name="ce28" table:formula="of:=[.B39]/[.$B$13]" office:value-type="float" office:value="3.18050041378743" calcext:value-type="float">
            <text:p>3.181</text:p>
          </table:table-cell>
          <table:table-cell table:style-name="ce28" table:formula="of:=[.C39]*[.$B$1]" office:value-type="float" office:value="0.127220016551497" calcext:value-type="float">
            <text:p>0.127</text:p>
          </table:table-cell>
          <table:table-cell table:style-name="ce28" table:formula="of:=[.C39]*[.$B$3]" office:value-type="float" office:value="0" calcext:value-type="float">
            <text:p>0.000</text:p>
          </table:table-cell>
          <table:table-cell table:style-name="ce28" table:formula="of:=[.C39]/[.$B$5]" office:value-type="float" office:value="3.18050041378743" calcext:value-type="float">
            <text:p>3.181</text:p>
          </table:table-cell>
          <table:table-cell table:style-name="ce28" table:formula="of:=[.$B$4]*(1-1/(1+[.F39]))" office:value-type="float" office:value="0" calcext:value-type="float">
            <text:p>0.000</text:p>
          </table:table-cell>
          <table:table-cell table:formula="of:=[.E39]+[.G39]" office:value-type="float" office:value="0" calcext:value-type="float">
            <text:p>0.000</text:p>
          </table:table-cell>
          <table:table-cell table:style-name="ce28" table:formula="of:=[.C39]*[.$B$7]" office:value-type="float" office:value="0.0540685070343863" calcext:value-type="float">
            <text:p>0.054</text:p>
          </table:table-cell>
          <table:table-cell table:style-name="ce13" table:formula="of:=[.C39]/[.$B$9]" office:value-type="float" office:value="3.18050041378743" calcext:value-type="float">
            <text:p>3.18</text:p>
          </table:table-cell>
          <table:table-cell table:style-name="ce28" table:formula="of:=[.$B$8]*TANH([.J39])" office:value-type="float" office:value="0.11958608227234" calcext:value-type="float">
            <text:p>0.120</text:p>
          </table:table-cell>
          <table:table-cell table:style-name="ce28" table:formula="of:=[.I39]+[.K39]" office:value-type="float" office:value="0.173654589306727" calcext:value-type="float">
            <text:p>0.174</text:p>
          </table:table-cell>
          <table:table-cell table:number-columns-repeated="16372"/>
        </table:table-row>
        <table:table-row table:style-name="ro1">
          <table:table-cell table:formula="of:=[.A39]+1/30" office:value-type="float" office:value="0.6" calcext:value-type="float">
            <text:p>0.6</text:p>
          </table:table-cell>
          <table:table-cell table:formula="of:=[.A40]*[.$B$17]" office:value-type="float" office:value="8.1" calcext:value-type="float">
            <text:p>8.1</text:p>
          </table:table-cell>
          <table:table-cell table:style-name="ce28" table:formula="of:=[.B40]/[.$B$13]" office:value-type="float" office:value="3.36758867342198" calcext:value-type="float">
            <text:p>3.368</text:p>
          </table:table-cell>
          <table:table-cell table:style-name="ce28" table:formula="of:=[.C40]*[.$B$1]" office:value-type="float" office:value="0.134703546936879" calcext:value-type="float">
            <text:p>0.135</text:p>
          </table:table-cell>
          <table:table-cell table:style-name="ce28" table:formula="of:=[.C40]*[.$B$3]" office:value-type="float" office:value="0" calcext:value-type="float">
            <text:p>0.000</text:p>
          </table:table-cell>
          <table:table-cell table:style-name="ce28" table:formula="of:=[.C40]/[.$B$5]" office:value-type="float" office:value="3.36758867342198" calcext:value-type="float">
            <text:p>3.368</text:p>
          </table:table-cell>
          <table:table-cell table:style-name="ce28" table:formula="of:=[.$B$4]*(1-1/(1+[.F40]))" office:value-type="float" office:value="0" calcext:value-type="float">
            <text:p>0.000</text:p>
          </table:table-cell>
          <table:table-cell table:formula="of:=[.E40]+[.G40]" office:value-type="float" office:value="0" calcext:value-type="float">
            <text:p>0.000</text:p>
          </table:table-cell>
          <table:table-cell table:style-name="ce28" table:formula="of:=[.C40]*[.$B$7]" office:value-type="float" office:value="0.0572490074481737" calcext:value-type="float">
            <text:p>0.057</text:p>
          </table:table-cell>
          <table:table-cell table:style-name="ce13" table:formula="of:=[.C40]/[.$B$9]" office:value-type="float" office:value="3.36758867342198" calcext:value-type="float">
            <text:p>3.37</text:p>
          </table:table-cell>
          <table:table-cell table:style-name="ce28" table:formula="of:=[.$B$8]*TANH([.J40])" office:value-type="float" office:value="0.1197151310652" calcext:value-type="float">
            <text:p>0.120</text:p>
          </table:table-cell>
          <table:table-cell table:style-name="ce28" table:formula="of:=[.I40]+[.K40]" office:value-type="float" office:value="0.176964138513374" calcext:value-type="float">
            <text:p>0.177</text:p>
          </table:table-cell>
          <table:table-cell table:number-columns-repeated="16372"/>
        </table:table-row>
        <table:table-row table:style-name="ro1">
          <table:table-cell table:formula="of:=[.A40]+1/30" office:value-type="float" office:value="0.633333333333333" calcext:value-type="float">
            <text:p>0.633333333333333</text:p>
          </table:table-cell>
          <table:table-cell table:formula="of:=[.A41]*[.$B$17]" office:value-type="float" office:value="8.55" calcext:value-type="float">
            <text:p>8.55</text:p>
          </table:table-cell>
          <table:table-cell table:style-name="ce28" table:formula="of:=[.B41]/[.$B$13]" office:value-type="float" office:value="3.55467693305654" calcext:value-type="float">
            <text:p>3.555</text:p>
          </table:table-cell>
          <table:table-cell table:style-name="ce28" table:formula="of:=[.C41]*[.$B$1]" office:value-type="float" office:value="0.142187077322261" calcext:value-type="float">
            <text:p>0.142</text:p>
          </table:table-cell>
          <table:table-cell table:style-name="ce28" table:formula="of:=[.C41]*[.$B$3]" office:value-type="float" office:value="0" calcext:value-type="float">
            <text:p>0.000</text:p>
          </table:table-cell>
          <table:table-cell table:style-name="ce28" table:formula="of:=[.C41]/[.$B$5]" office:value-type="float" office:value="3.55467693305654" calcext:value-type="float">
            <text:p>3.555</text:p>
          </table:table-cell>
          <table:table-cell table:style-name="ce28" table:formula="of:=[.$B$4]*(1-1/(1+[.F41]))" office:value-type="float" office:value="0" calcext:value-type="float">
            <text:p>0.000</text:p>
          </table:table-cell>
          <table:table-cell table:formula="of:=[.E41]+[.G41]" office:value-type="float" office:value="0" calcext:value-type="float">
            <text:p>0.000</text:p>
          </table:table-cell>
          <table:table-cell table:style-name="ce28" table:formula="of:=[.C41]*[.$B$7]" office:value-type="float" office:value="0.0604295078619611" calcext:value-type="float">
            <text:p>0.060</text:p>
          </table:table-cell>
          <table:table-cell table:style-name="ce13" table:formula="of:=[.C41]/[.$B$9]" office:value-type="float" office:value="3.55467693305654" calcext:value-type="float">
            <text:p>3.55</text:p>
          </table:table-cell>
          <table:table-cell table:style-name="ce28" table:formula="of:=[.$B$8]*TANH([.J41])" office:value-type="float" office:value="0.119803978715615" calcext:value-type="float">
            <text:p>0.120</text:p>
          </table:table-cell>
          <table:table-cell table:style-name="ce28" table:formula="of:=[.I41]+[.K41]" office:value-type="float" office:value="0.180233486577577" calcext:value-type="float">
            <text:p>0.180</text:p>
          </table:table-cell>
          <table:table-cell table:number-columns-repeated="16372"/>
        </table:table-row>
        <table:table-row table:style-name="ro1">
          <table:table-cell table:formula="of:=[.A41]+1/30" office:value-type="float" office:value="0.666666666666667" calcext:value-type="float">
            <text:p>0.666666666666667</text:p>
          </table:table-cell>
          <table:table-cell table:formula="of:=[.A42]*[.$B$17]" office:value-type="float" office:value="9" calcext:value-type="float">
            <text:p>9</text:p>
          </table:table-cell>
          <table:table-cell table:style-name="ce28" table:formula="of:=[.B42]/[.$B$13]" office:value-type="float" office:value="3.74176519269109" calcext:value-type="float">
            <text:p>3.742</text:p>
          </table:table-cell>
          <table:table-cell table:style-name="ce28" table:formula="of:=[.C42]*[.$B$1]" office:value-type="float" office:value="0.149670607707644" calcext:value-type="float">
            <text:p>0.150</text:p>
          </table:table-cell>
          <table:table-cell table:style-name="ce28" table:formula="of:=[.C42]*[.$B$3]" office:value-type="float" office:value="0" calcext:value-type="float">
            <text:p>0.000</text:p>
          </table:table-cell>
          <table:table-cell table:style-name="ce28" table:formula="of:=[.C42]/[.$B$5]" office:value-type="float" office:value="3.74176519269109" calcext:value-type="float">
            <text:p>3.742</text:p>
          </table:table-cell>
          <table:table-cell table:style-name="ce28" table:formula="of:=[.$B$4]*(1-1/(1+[.F42]))" office:value-type="float" office:value="0" calcext:value-type="float">
            <text:p>0.000</text:p>
          </table:table-cell>
          <table:table-cell table:formula="of:=[.E42]+[.G42]" office:value-type="float" office:value="0" calcext:value-type="float">
            <text:p>0.000</text:p>
          </table:table-cell>
          <table:table-cell table:style-name="ce28" table:formula="of:=[.C42]*[.$B$7]" office:value-type="float" office:value="0.0636100082757485" calcext:value-type="float">
            <text:p>0.064</text:p>
          </table:table-cell>
          <table:table-cell table:style-name="ce13" table:formula="of:=[.C42]/[.$B$9]" office:value-type="float" office:value="3.74176519269109" calcext:value-type="float">
            <text:p>3.74</text:p>
          </table:table-cell>
          <table:table-cell table:style-name="ce28" table:formula="of:=[.$B$8]*TANH([.J42])" office:value-type="float" office:value="0.119865131300876" calcext:value-type="float">
            <text:p>0.120</text:p>
          </table:table-cell>
          <table:table-cell table:style-name="ce28" table:formula="of:=[.I42]+[.K42]" office:value-type="float" office:value="0.183475139576625" calcext:value-type="float">
            <text:p>0.183</text:p>
          </table:table-cell>
          <table:table-cell table:number-columns-repeated="16372"/>
        </table:table-row>
        <table:table-row table:style-name="ro1">
          <table:table-cell table:formula="of:=[.A42]+1/30" office:value-type="float" office:value="0.7" calcext:value-type="float">
            <text:p>0.7</text:p>
          </table:table-cell>
          <table:table-cell table:formula="of:=[.A43]*[.$B$17]" office:value-type="float" office:value="9.45" calcext:value-type="float">
            <text:p>9.45</text:p>
          </table:table-cell>
          <table:table-cell table:style-name="ce28" table:formula="of:=[.B43]/[.$B$13]" office:value-type="float" office:value="3.92885345232565" calcext:value-type="float">
            <text:p>3.929</text:p>
          </table:table-cell>
          <table:table-cell table:style-name="ce28" table:formula="of:=[.C43]*[.$B$1]" office:value-type="float" office:value="0.157154138093026" calcext:value-type="float">
            <text:p>0.157</text:p>
          </table:table-cell>
          <table:table-cell table:style-name="ce28" table:formula="of:=[.C43]*[.$B$3]" office:value-type="float" office:value="0" calcext:value-type="float">
            <text:p>0.000</text:p>
          </table:table-cell>
          <table:table-cell table:style-name="ce28" table:formula="of:=[.C43]/[.$B$5]" office:value-type="float" office:value="3.92885345232565" calcext:value-type="float">
            <text:p>3.929</text:p>
          </table:table-cell>
          <table:table-cell table:style-name="ce28" table:formula="of:=[.$B$4]*(1-1/(1+[.F43]))" office:value-type="float" office:value="0" calcext:value-type="float">
            <text:p>0.000</text:p>
          </table:table-cell>
          <table:table-cell table:formula="of:=[.E43]+[.G43]" office:value-type="float" office:value="0" calcext:value-type="float">
            <text:p>0.000</text:p>
          </table:table-cell>
          <table:table-cell table:style-name="ce28" table:formula="of:=[.C43]*[.$B$7]" office:value-type="float" office:value="0.066790508689536" calcext:value-type="float">
            <text:p>0.067</text:p>
          </table:table-cell>
          <table:table-cell table:style-name="ce13" table:formula="of:=[.C43]/[.$B$9]" office:value-type="float" office:value="3.92885345232565" calcext:value-type="float">
            <text:p>3.93</text:p>
          </table:table-cell>
          <table:table-cell table:style-name="ce28" table:formula="of:=[.$B$8]*TANH([.J43])" office:value-type="float" office:value="0.119907213550324" calcext:value-type="float">
            <text:p>0.120</text:p>
          </table:table-cell>
          <table:table-cell table:style-name="ce28" table:formula="of:=[.I43]+[.K43]" office:value-type="float" office:value="0.18669772223986" calcext:value-type="float">
            <text:p>0.187</text:p>
          </table:table-cell>
          <table:table-cell table:number-columns-repeated="16372"/>
        </table:table-row>
        <table:table-row table:style-name="ro1">
          <table:table-cell table:formula="of:=[.A43]+1/30" office:value-type="float" office:value="0.733333333333333" calcext:value-type="float">
            <text:p>0.733333333333333</text:p>
          </table:table-cell>
          <table:table-cell table:formula="of:=[.A44]*[.$B$17]" office:value-type="float" office:value="9.9" calcext:value-type="float">
            <text:p>9.9</text:p>
          </table:table-cell>
          <table:table-cell table:style-name="ce28" table:formula="of:=[.B44]/[.$B$13]" office:value-type="float" office:value="4.1159417119602" calcext:value-type="float">
            <text:p>4.116</text:p>
          </table:table-cell>
          <table:table-cell table:style-name="ce28" table:formula="of:=[.C44]*[.$B$1]" office:value-type="float" office:value="0.164637668478408" calcext:value-type="float">
            <text:p>0.165</text:p>
          </table:table-cell>
          <table:table-cell table:style-name="ce28" table:formula="of:=[.C44]*[.$B$3]" office:value-type="float" office:value="0" calcext:value-type="float">
            <text:p>0.000</text:p>
          </table:table-cell>
          <table:table-cell table:style-name="ce28" table:formula="of:=[.C44]/[.$B$5]" office:value-type="float" office:value="4.1159417119602" calcext:value-type="float">
            <text:p>4.116</text:p>
          </table:table-cell>
          <table:table-cell table:style-name="ce28" table:formula="of:=[.$B$4]*(1-1/(1+[.F44]))" office:value-type="float" office:value="0" calcext:value-type="float">
            <text:p>0.000</text:p>
          </table:table-cell>
          <table:table-cell table:formula="of:=[.E44]+[.G44]" office:value-type="float" office:value="0" calcext:value-type="float">
            <text:p>0.000</text:p>
          </table:table-cell>
          <table:table-cell table:style-name="ce28" table:formula="of:=[.C44]*[.$B$7]" office:value-type="float" office:value="0.0699710091033234" calcext:value-type="float">
            <text:p>0.070</text:p>
          </table:table-cell>
          <table:table-cell table:style-name="ce13" table:formula="of:=[.C44]/[.$B$9]" office:value-type="float" office:value="4.1159417119602" calcext:value-type="float">
            <text:p>4.12</text:p>
          </table:table-cell>
          <table:table-cell table:style-name="ce28" table:formula="of:=[.$B$8]*TANH([.J44])" office:value-type="float" office:value="0.119936168628935" calcext:value-type="float">
            <text:p>0.120</text:p>
          </table:table-cell>
          <table:table-cell table:style-name="ce28" table:formula="of:=[.I44]+[.K44]" office:value-type="float" office:value="0.189907177732258" calcext:value-type="float">
            <text:p>0.190</text:p>
          </table:table-cell>
          <table:table-cell table:number-columns-repeated="16372"/>
        </table:table-row>
        <table:table-row table:style-name="ro1">
          <table:table-cell table:formula="of:=[.A44]+1/30" office:value-type="float" office:value="0.766666666666667" calcext:value-type="float">
            <text:p>0.766666666666667</text:p>
          </table:table-cell>
          <table:table-cell table:formula="of:=[.A45]*[.$B$17]" office:value-type="float" office:value="10.35" calcext:value-type="float">
            <text:p>10.35</text:p>
          </table:table-cell>
          <table:table-cell table:style-name="ce28" table:formula="of:=[.B45]/[.$B$13]" office:value-type="float" office:value="4.30302997159475" calcext:value-type="float">
            <text:p>4.303</text:p>
          </table:table-cell>
          <table:table-cell table:style-name="ce28" table:formula="of:=[.C45]*[.$B$1]" office:value-type="float" office:value="0.17212119886379" calcext:value-type="float">
            <text:p>0.172</text:p>
          </table:table-cell>
          <table:table-cell table:style-name="ce28" table:formula="of:=[.C45]*[.$B$3]" office:value-type="float" office:value="0" calcext:value-type="float">
            <text:p>0.000</text:p>
          </table:table-cell>
          <table:table-cell table:style-name="ce28" table:formula="of:=[.C45]/[.$B$5]" office:value-type="float" office:value="4.30302997159475" calcext:value-type="float">
            <text:p>4.303</text:p>
          </table:table-cell>
          <table:table-cell table:style-name="ce28" table:formula="of:=[.$B$4]*(1-1/(1+[.F45]))" office:value-type="float" office:value="0" calcext:value-type="float">
            <text:p>0.000</text:p>
          </table:table-cell>
          <table:table-cell table:formula="of:=[.E45]+[.G45]" office:value-type="float" office:value="0" calcext:value-type="float">
            <text:p>0.000</text:p>
          </table:table-cell>
          <table:table-cell table:style-name="ce28" table:formula="of:=[.C45]*[.$B$7]" office:value-type="float" office:value="0.0731515095171108" calcext:value-type="float">
            <text:p>0.073</text:p>
          </table:table-cell>
          <table:table-cell table:style-name="ce13" table:formula="of:=[.C45]/[.$B$9]" office:value-type="float" office:value="4.30302997159475" calcext:value-type="float">
            <text:p>4.30</text:p>
          </table:table-cell>
          <table:table-cell table:style-name="ce28" table:formula="of:=[.$B$8]*TANH([.J45])" office:value-type="float" office:value="0.119956089596123" calcext:value-type="float">
            <text:p>0.120</text:p>
          </table:table-cell>
          <table:table-cell table:style-name="ce28" table:formula="of:=[.I45]+[.K45]" office:value-type="float" office:value="0.193107599113233" calcext:value-type="float">
            <text:p>0.193</text:p>
          </table:table-cell>
          <table:table-cell table:number-columns-repeated="16372"/>
        </table:table-row>
        <table:table-row table:style-name="ro1">
          <table:table-cell table:formula="of:=[.A45]+1/30" office:value-type="float" office:value="0.8" calcext:value-type="float">
            <text:p>0.8</text:p>
          </table:table-cell>
          <table:table-cell table:formula="of:=[.A46]*[.$B$17]" office:value-type="float" office:value="10.8" calcext:value-type="float">
            <text:p>10.8</text:p>
          </table:table-cell>
          <table:table-cell table:style-name="ce28" table:formula="of:=[.B46]/[.$B$13]" office:value-type="float" office:value="4.49011823122931" calcext:value-type="float">
            <text:p>4.490</text:p>
          </table:table-cell>
          <table:table-cell table:style-name="ce28" table:formula="of:=[.C46]*[.$B$1]" office:value-type="float" office:value="0.179604729249172" calcext:value-type="float">
            <text:p>0.180</text:p>
          </table:table-cell>
          <table:table-cell table:style-name="ce28" table:formula="of:=[.C46]*[.$B$3]" office:value-type="float" office:value="0" calcext:value-type="float">
            <text:p>0.000</text:p>
          </table:table-cell>
          <table:table-cell table:style-name="ce28" table:formula="of:=[.C46]/[.$B$5]" office:value-type="float" office:value="4.49011823122931" calcext:value-type="float">
            <text:p>4.490</text:p>
          </table:table-cell>
          <table:table-cell table:style-name="ce28" table:formula="of:=[.$B$4]*(1-1/(1+[.F46]))" office:value-type="float" office:value="0" calcext:value-type="float">
            <text:p>0.000</text:p>
          </table:table-cell>
          <table:table-cell table:formula="of:=[.E46]+[.G46]" office:value-type="float" office:value="0" calcext:value-type="float">
            <text:p>0.000</text:p>
          </table:table-cell>
          <table:table-cell table:style-name="ce28" table:formula="of:=[.C46]*[.$B$7]" office:value-type="float" office:value="0.0763320099308983" calcext:value-type="float">
            <text:p>0.076</text:p>
          </table:table-cell>
          <table:table-cell table:style-name="ce13" table:formula="of:=[.C46]/[.$B$9]" office:value-type="float" office:value="4.49011823122931" calcext:value-type="float">
            <text:p>4.49</text:p>
          </table:table-cell>
          <table:table-cell table:style-name="ce28" table:formula="of:=[.$B$8]*TANH([.J46])" office:value-type="float" office:value="0.119969794262955" calcext:value-type="float">
            <text:p>0.120</text:p>
          </table:table-cell>
          <table:table-cell table:style-name="ce28" table:formula="of:=[.I46]+[.K46]" office:value-type="float" office:value="0.196301804193854" calcext:value-type="float">
            <text:p>0.196</text:p>
          </table:table-cell>
          <table:table-cell table:number-columns-repeated="16372"/>
        </table:table-row>
        <table:table-row table:style-name="ro1">
          <table:table-cell table:formula="of:=[.A46]+1/30" office:value-type="float" office:value="0.833333333333333" calcext:value-type="float">
            <text:p>0.833333333333333</text:p>
          </table:table-cell>
          <table:table-cell table:formula="of:=[.A47]*[.$B$17]" office:value-type="float" office:value="11.25" calcext:value-type="float">
            <text:p>11.25</text:p>
          </table:table-cell>
          <table:table-cell table:style-name="ce28" table:formula="of:=[.B47]/[.$B$13]" office:value-type="float" office:value="4.67720649086386" calcext:value-type="float">
            <text:p>4.677</text:p>
          </table:table-cell>
          <table:table-cell table:style-name="ce28" table:formula="of:=[.C47]*[.$B$1]" office:value-type="float" office:value="0.187088259634555" calcext:value-type="float">
            <text:p>0.187</text:p>
          </table:table-cell>
          <table:table-cell table:style-name="ce28" table:formula="of:=[.C47]*[.$B$3]" office:value-type="float" office:value="0" calcext:value-type="float">
            <text:p>0.000</text:p>
          </table:table-cell>
          <table:table-cell table:style-name="ce28" table:formula="of:=[.C47]/[.$B$5]" office:value-type="float" office:value="4.67720649086386" calcext:value-type="float">
            <text:p>4.677</text:p>
          </table:table-cell>
          <table:table-cell table:style-name="ce28" table:formula="of:=[.$B$4]*(1-1/(1+[.F47]))" office:value-type="float" office:value="0" calcext:value-type="float">
            <text:p>0.000</text:p>
          </table:table-cell>
          <table:table-cell table:formula="of:=[.E47]+[.G47]" office:value-type="float" office:value="0" calcext:value-type="float">
            <text:p>0.000</text:p>
          </table:table-cell>
          <table:table-cell table:style-name="ce28" table:formula="of:=[.C47]*[.$B$7]" office:value-type="float" office:value="0.0795125103446857" calcext:value-type="float">
            <text:p>0.080</text:p>
          </table:table-cell>
          <table:table-cell table:style-name="ce13" table:formula="of:=[.C47]/[.$B$9]" office:value-type="float" office:value="4.67720649086386" calcext:value-type="float">
            <text:p>4.68</text:p>
          </table:table-cell>
          <table:table-cell table:style-name="ce28" table:formula="of:=[.$B$8]*TANH([.J47])" office:value-type="float" office:value="0.119979222001928" calcext:value-type="float">
            <text:p>0.120</text:p>
          </table:table-cell>
          <table:table-cell table:style-name="ce28" table:formula="of:=[.I47]+[.K47]" office:value-type="float" office:value="0.199491732346614" calcext:value-type="float">
            <text:p>0.199</text:p>
          </table:table-cell>
          <table:table-cell table:number-columns-repeated="16372"/>
        </table:table-row>
        <table:table-row table:style-name="ro1">
          <table:table-cell table:formula="of:=[.A47]+1/30" office:value-type="float" office:value="0.866666666666667" calcext:value-type="float">
            <text:p>0.866666666666667</text:p>
          </table:table-cell>
          <table:table-cell table:formula="of:=[.A48]*[.$B$17]" office:value-type="float" office:value="11.7" calcext:value-type="float">
            <text:p>11.7</text:p>
          </table:table-cell>
          <table:table-cell table:style-name="ce28" table:formula="of:=[.B48]/[.$B$13]" office:value-type="float" office:value="4.86429475049842" calcext:value-type="float">
            <text:p>4.864</text:p>
          </table:table-cell>
          <table:table-cell table:style-name="ce28" table:formula="of:=[.C48]*[.$B$1]" office:value-type="float" office:value="0.194571790019937" calcext:value-type="float">
            <text:p>0.195</text:p>
          </table:table-cell>
          <table:table-cell table:style-name="ce28" table:formula="of:=[.C48]*[.$B$3]" office:value-type="float" office:value="0" calcext:value-type="float">
            <text:p>0.000</text:p>
          </table:table-cell>
          <table:table-cell table:style-name="ce28" table:formula="of:=[.C48]/[.$B$5]" office:value-type="float" office:value="4.86429475049842" calcext:value-type="float">
            <text:p>4.864</text:p>
          </table:table-cell>
          <table:table-cell table:style-name="ce28" table:formula="of:=[.$B$4]*(1-1/(1+[.F48]))" office:value-type="float" office:value="0" calcext:value-type="float">
            <text:p>0.000</text:p>
          </table:table-cell>
          <table:table-cell table:formula="of:=[.E48]+[.G48]" office:value-type="float" office:value="0" calcext:value-type="float">
            <text:p>0.000</text:p>
          </table:table-cell>
          <table:table-cell table:style-name="ce28" table:formula="of:=[.C48]*[.$B$7]" office:value-type="float" office:value="0.0826930107584731" calcext:value-type="float">
            <text:p>0.083</text:p>
          </table:table-cell>
          <table:table-cell table:style-name="ce13" table:formula="of:=[.C48]/[.$B$9]" office:value-type="float" office:value="4.86429475049842" calcext:value-type="float">
            <text:p>4.86</text:p>
          </table:table-cell>
          <table:table-cell table:style-name="ce28" table:formula="of:=[.$B$8]*TANH([.J48])" office:value-type="float" office:value="0.119985707353891" calcext:value-type="float">
            <text:p>0.120</text:p>
          </table:table-cell>
          <table:table-cell table:style-name="ce28" table:formula="of:=[.I48]+[.K48]" office:value-type="float" office:value="0.202678718112364" calcext:value-type="float">
            <text:p>0.203</text:p>
          </table:table-cell>
          <table:table-cell table:number-columns-repeated="16372"/>
        </table:table-row>
        <table:table-row table:style-name="ro1">
          <table:table-cell table:formula="of:=[.A48]+1/30" office:value-type="float" office:value="0.9" calcext:value-type="float">
            <text:p>0.9</text:p>
          </table:table-cell>
          <table:table-cell table:formula="of:=[.A49]*[.$B$17]" office:value-type="float" office:value="12.15" calcext:value-type="float">
            <text:p>12.15</text:p>
          </table:table-cell>
          <table:table-cell table:style-name="ce28" table:formula="of:=[.B49]/[.$B$13]" office:value-type="float" office:value="5.05138301013297" calcext:value-type="float">
            <text:p>5.051</text:p>
          </table:table-cell>
          <table:table-cell table:style-name="ce28" table:formula="of:=[.C49]*[.$B$1]" office:value-type="float" office:value="0.202055320405319" calcext:value-type="float">
            <text:p>0.202</text:p>
          </table:table-cell>
          <table:table-cell table:style-name="ce28" table:formula="of:=[.C49]*[.$B$3]" office:value-type="float" office:value="0" calcext:value-type="float">
            <text:p>0.000</text:p>
          </table:table-cell>
          <table:table-cell table:style-name="ce28" table:formula="of:=[.C49]/[.$B$5]" office:value-type="float" office:value="5.05138301013297" calcext:value-type="float">
            <text:p>5.051</text:p>
          </table:table-cell>
          <table:table-cell table:style-name="ce28" table:formula="of:=[.$B$4]*(1-1/(1+[.F49]))" office:value-type="float" office:value="0" calcext:value-type="float">
            <text:p>0.000</text:p>
          </table:table-cell>
          <table:table-cell table:formula="of:=[.E49]+[.G49]" office:value-type="float" office:value="0" calcext:value-type="float">
            <text:p>0.000</text:p>
          </table:table-cell>
          <table:table-cell table:style-name="ce28" table:formula="of:=[.C49]*[.$B$7]" office:value-type="float" office:value="0.0858735111722605" calcext:value-type="float">
            <text:p>0.086</text:p>
          </table:table-cell>
          <table:table-cell table:style-name="ce13" table:formula="of:=[.C49]/[.$B$9]" office:value-type="float" office:value="5.05138301013297" calcext:value-type="float">
            <text:p>5.05</text:p>
          </table:table-cell>
          <table:table-cell table:style-name="ce28" table:formula="of:=[.$B$8]*TANH([.J49])" office:value-type="float" office:value="0.119990168542273" calcext:value-type="float">
            <text:p>0.120</text:p>
          </table:table-cell>
          <table:table-cell table:style-name="ce28" table:formula="of:=[.I49]+[.K49]" office:value-type="float" office:value="0.205863679714534" calcext:value-type="float">
            <text:p>0.206</text:p>
          </table:table-cell>
          <table:table-cell table:number-columns-repeated="16372"/>
        </table:table-row>
        <table:table-row table:style-name="ro1">
          <table:table-cell table:formula="of:=[.A49]+1/30" office:value-type="float" office:value="0.933333333333333" calcext:value-type="float">
            <text:p>0.933333333333333</text:p>
          </table:table-cell>
          <table:table-cell table:formula="of:=[.A50]*[.$B$17]" office:value-type="float" office:value="12.6" calcext:value-type="float">
            <text:p>12.6</text:p>
          </table:table-cell>
          <table:table-cell table:style-name="ce28" table:formula="of:=[.B50]/[.$B$13]" office:value-type="float" office:value="5.23847126976753" calcext:value-type="float">
            <text:p>5.238</text:p>
          </table:table-cell>
          <table:table-cell table:style-name="ce28" table:formula="of:=[.C50]*[.$B$1]" office:value-type="float" office:value="0.209538850790701" calcext:value-type="float">
            <text:p>0.210</text:p>
          </table:table-cell>
          <table:table-cell table:style-name="ce28" table:formula="of:=[.C50]*[.$B$3]" office:value-type="float" office:value="0" calcext:value-type="float">
            <text:p>0.000</text:p>
          </table:table-cell>
          <table:table-cell table:style-name="ce28" table:formula="of:=[.C50]/[.$B$5]" office:value-type="float" office:value="5.23847126976753" calcext:value-type="float">
            <text:p>5.238</text:p>
          </table:table-cell>
          <table:table-cell table:style-name="ce28" table:formula="of:=[.$B$4]*(1-1/(1+[.F50]))" office:value-type="float" office:value="0" calcext:value-type="float">
            <text:p>0.000</text:p>
          </table:table-cell>
          <table:table-cell table:formula="of:=[.E50]+[.G50]" office:value-type="float" office:value="0" calcext:value-type="float">
            <text:p>0.000</text:p>
          </table:table-cell>
          <table:table-cell table:style-name="ce28" table:formula="of:=[.C50]*[.$B$7]" office:value-type="float" office:value="0.089054011586048" calcext:value-type="float">
            <text:p>0.089</text:p>
          </table:table-cell>
          <table:table-cell table:style-name="ce13" table:formula="of:=[.C50]/[.$B$9]" office:value-type="float" office:value="5.23847126976753" calcext:value-type="float">
            <text:p>5.24</text:p>
          </table:table-cell>
          <table:table-cell table:style-name="ce28" table:formula="of:=[.$B$8]*TANH([.J50])" office:value-type="float" office:value="0.119993237291439" calcext:value-type="float">
            <text:p>0.120</text:p>
          </table:table-cell>
          <table:table-cell table:style-name="ce28" table:formula="of:=[.I50]+[.K50]" office:value-type="float" office:value="0.209047248877487" calcext:value-type="float">
            <text:p>0.209</text:p>
          </table:table-cell>
          <table:table-cell table:number-columns-repeated="16372"/>
        </table:table-row>
        <table:table-row table:style-name="ro1">
          <table:table-cell table:formula="of:=[.A50]+1/30" office:value-type="float" office:value="0.966666666666667" calcext:value-type="float">
            <text:p>0.966666666666667</text:p>
          </table:table-cell>
          <table:table-cell table:formula="of:=[.A51]*[.$B$17]" office:value-type="float" office:value="13.05" calcext:value-type="float">
            <text:p>13.05</text:p>
          </table:table-cell>
          <table:table-cell table:style-name="ce28" table:formula="of:=[.B51]/[.$B$13]" office:value-type="float" office:value="5.42555952940208" calcext:value-type="float">
            <text:p>5.426</text:p>
          </table:table-cell>
          <table:table-cell table:style-name="ce28" table:formula="of:=[.C51]*[.$B$1]" office:value-type="float" office:value="0.217022381176083" calcext:value-type="float">
            <text:p>0.217</text:p>
          </table:table-cell>
          <table:table-cell table:style-name="ce28" table:formula="of:=[.C51]*[.$B$3]" office:value-type="float" office:value="0" calcext:value-type="float">
            <text:p>0.000</text:p>
          </table:table-cell>
          <table:table-cell table:style-name="ce28" table:formula="of:=[.C51]/[.$B$5]" office:value-type="float" office:value="5.42555952940208" calcext:value-type="float">
            <text:p>5.426</text:p>
          </table:table-cell>
          <table:table-cell table:style-name="ce28" table:formula="of:=[.$B$4]*(1-1/(1+[.F51]))" office:value-type="float" office:value="0" calcext:value-type="float">
            <text:p>0.000</text:p>
          </table:table-cell>
          <table:table-cell table:formula="of:=[.E51]+[.G51]" office:value-type="float" office:value="0" calcext:value-type="float">
            <text:p>0.000</text:p>
          </table:table-cell>
          <table:table-cell table:style-name="ce28" table:formula="of:=[.C51]*[.$B$7]" office:value-type="float" office:value="0.0922345119998354" calcext:value-type="float">
            <text:p>0.092</text:p>
          </table:table-cell>
          <table:table-cell table:style-name="ce13" table:formula="of:=[.C51]/[.$B$9]" office:value-type="float" office:value="5.42555952940208" calcext:value-type="float">
            <text:p>5.43</text:p>
          </table:table-cell>
          <table:table-cell table:style-name="ce28" table:formula="of:=[.$B$8]*TANH([.J51])" office:value-type="float" office:value="0.119995348192932" calcext:value-type="float">
            <text:p>0.120</text:p>
          </table:table-cell>
          <table:table-cell table:style-name="ce28" table:formula="of:=[.I51]+[.K51]" office:value-type="float" office:value="0.212229860192768" calcext:value-type="float">
            <text:p>0.212</text:p>
          </table:table-cell>
          <table:table-cell table:number-columns-repeated="16372"/>
        </table:table-row>
        <table:table-row table:style-name="ro1">
          <table:table-cell table:formula="of:=[.A51]+1/30" office:value-type="float" office:value="1" calcext:value-type="float">
            <text:p>1</text:p>
          </table:table-cell>
          <table:table-cell table:formula="of:=[.A52]*[.$B$17]" office:value-type="float" office:value="13.5" calcext:value-type="float">
            <text:p>13.5</text:p>
          </table:table-cell>
          <table:table-cell table:style-name="ce28" table:formula="of:=[.B52]/[.$B$13]" office:value-type="float" office:value="5.61264778903664" calcext:value-type="float">
            <text:p>5.613</text:p>
          </table:table-cell>
          <table:table-cell table:style-name="ce28" table:formula="of:=[.C52]*[.$B$1]" office:value-type="float" office:value="0.224505911561465" calcext:value-type="float">
            <text:p>0.225</text:p>
          </table:table-cell>
          <table:table-cell table:style-name="ce28" table:formula="of:=[.C52]*[.$B$3]" office:value-type="float" office:value="0" calcext:value-type="float">
            <text:p>0.000</text:p>
          </table:table-cell>
          <table:table-cell table:style-name="ce28" table:formula="of:=[.C52]/[.$B$5]" office:value-type="float" office:value="5.61264778903664" calcext:value-type="float">
            <text:p>5.613</text:p>
          </table:table-cell>
          <table:table-cell table:style-name="ce28" table:formula="of:=[.$B$4]*(1-1/(1+[.F52]))" office:value-type="float" office:value="0" calcext:value-type="float">
            <text:p>0.000</text:p>
          </table:table-cell>
          <table:table-cell table:formula="of:=[.E52]+[.G52]" office:value-type="float" office:value="0" calcext:value-type="float">
            <text:p>0.000</text:p>
          </table:table-cell>
          <table:table-cell table:style-name="ce28" table:formula="of:=[.C52]*[.$B$7]" office:value-type="float" office:value="0.0954150124136228" calcext:value-type="float">
            <text:p>0.095</text:p>
          </table:table-cell>
          <table:table-cell table:style-name="ce13" table:formula="of:=[.C52]/[.$B$9]" office:value-type="float" office:value="5.61264778903664" calcext:value-type="float">
            <text:p>5.61</text:p>
          </table:table-cell>
          <table:table-cell table:style-name="ce28" table:formula="of:=[.$B$8]*TANH([.J52])" office:value-type="float" office:value="0.119996800209651" calcext:value-type="float">
            <text:p>0.120</text:p>
          </table:table-cell>
          <table:table-cell table:style-name="ce28" table:formula="of:=[.I52]+[.K52]" office:value-type="float" office:value="0.215411812623274" calcext:value-type="float">
            <text:p>0.215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lowrate (mm^3/s)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cipr</text:p>
          </table:table-cell>
          <table:table-cell office:value-type="string" calcext:value-type="string">
            <text:p>tanh</text:p>
          </table:table-cell>
          <table:table-cell table:number-columns-repeated="3"/>
          <table:table-cell table:style-name="ce27" office:value-type="string" calcext:value-type="string">
            <text:p>recip lin vel</text:p>
          </table:table-cell>
          <table:table-cell table:number-columns-repeated="2"/>
          <table:table-cell office:value-type="string" calcext:value-type="string">
            <text:p>tanh lin vel</text:p>
          </table:table-cell>
          <table:table-cell table:number-columns-repeated="16373"/>
        </table:table-row>
        <table:table-row table:style-name="ro1">
          <table:table-cell table:formula="of:=[.B22]" office:value-type="float" office:value="0" calcext:value-type="float">
            <text:p>0</text:p>
          </table:table-cell>
          <table:table-cell table:style-name="ce28" table:formula="of:=[.D22]" office:value-type="float" office:value="0" calcext:value-type="float">
            <text:p>0.000</text:p>
          </table:table-cell>
          <table:table-cell table:style-name="ce28" table:formula="of:=[.H22]" office:value-type="float" office:value="0" calcext:value-type="float">
            <text:p>0.000</text:p>
          </table:table-cell>
          <table:table-cell table:style-name="ce28" table:formula="of:=[.L22]" office:value-type="float" office:value="0" calcext:value-type="float">
            <text:p>0.000</text:p>
          </table:table-cell>
          <table:table-cell table:style-name="ce28"/>
          <table:table-cell/>
          <table:table-cell table:style-name="ce28" table:formula="of:=[.B5]*[.B13]-0.001" office:value-type="float" office:value="2.40428187540469" calcext:value-type="float">
            <text:p>2.404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8" table:formula="of:=[.B9]*[.B13]-0.001" office:value-type="float" office:value="2.40428187540469" calcext:value-type="float">
            <text:p>2.404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formula="of:=[.B23]" office:value-type="float" office:value="0.45" calcext:value-type="float">
            <text:p>0.45</text:p>
          </table:table-cell>
          <table:table-cell table:style-name="ce28" table:formula="of:=[.D23]" office:value-type="float" office:value="0.00748353038538218" calcext:value-type="float">
            <text:p>0.007</text:p>
          </table:table-cell>
          <table:table-cell table:style-name="ce28" table:formula="of:=[.H23]" office:value-type="float" office:value="0" calcext:value-type="float">
            <text:p>0.000</text:p>
          </table:table-cell>
          <table:table-cell table:style-name="ce28" table:formula="of:=[.L23]" office:value-type="float" office:value="0.0253727690349721" calcext:value-type="float">
            <text:p>0.025</text:p>
          </table:table-cell>
          <table:table-cell table:number-columns-repeated="2"/>
          <table:table-cell table:style-name="ce28" table:formula="of:=[.B5]*[.B13]+0.001" office:value-type="float" office:value="2.40628187540469" calcext:value-type="float">
            <text:p>2.406</text:p>
          </table:table-cell>
          <table:table-cell table:style-name="ce27" table:formula="of:=MAX([.B56:.D86])" office:value-type="float" office:value="0.224505911561465" calcext:value-type="float">
            <text:p>0.224505911561465</text:p>
          </table:table-cell>
          <table:table-cell/>
          <table:table-cell table:style-name="ce28" table:formula="of:=[.B9]*[.B13]+0.001" office:value-type="float" office:value="2.40628187540469" calcext:value-type="float">
            <text:p>2.406</text:p>
          </table:table-cell>
          <table:table-cell table:style-name="ce28" table:formula="of:=MAX([.B56:.D86])" office:value-type="float" office:value="0.224505911561465" calcext:value-type="float">
            <text:p>0.225</text:p>
          </table:table-cell>
          <table:table-cell table:number-columns-repeated="16373"/>
        </table:table-row>
        <table:table-row table:style-name="ro1">
          <table:table-cell table:formula="of:=[.B24]" office:value-type="float" office:value="0.9" calcext:value-type="float">
            <text:p>0.9</text:p>
          </table:table-cell>
          <table:table-cell table:style-name="ce28" table:formula="of:=[.D24]" office:value-type="float" office:value="0.0149670607707644" calcext:value-type="float">
            <text:p>0.015</text:p>
          </table:table-cell>
          <table:table-cell table:style-name="ce28" table:formula="of:=[.H24]" office:value-type="float" office:value="0" calcext:value-type="float">
            <text:p>0.000</text:p>
          </table:table-cell>
          <table:table-cell table:style-name="ce28" table:formula="of:=[.L24]" office:value-type="float" office:value="0.0492777357075945" calcext:value-type="float">
            <text:p>0.049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25]" office:value-type="float" office:value="1.35" calcext:value-type="float">
            <text:p>1.35</text:p>
          </table:table-cell>
          <table:table-cell table:style-name="ce28" table:formula="of:=[.D25]" office:value-type="float" office:value="0.0224505911561465" calcext:value-type="float">
            <text:p>0.022</text:p>
          </table:table-cell>
          <table:table-cell table:style-name="ce28" table:formula="of:=[.H25]" office:value-type="float" office:value="0" calcext:value-type="float">
            <text:p>0.000</text:p>
          </table:table-cell>
          <table:table-cell table:style-name="ce28" table:formula="of:=[.L25]" office:value-type="float" office:value="0.0706113305061154" calcext:value-type="float">
            <text:p>0.071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26]" office:value-type="float" office:value="1.8" calcext:value-type="float">
            <text:p>1.8</text:p>
          </table:table-cell>
          <table:table-cell table:style-name="ce28" table:formula="of:=[.D26]" office:value-type="float" office:value="0.0299341215415287" calcext:value-type="float">
            <text:p>0.030</text:p>
          </table:table-cell>
          <table:table-cell table:style-name="ce28" table:formula="of:=[.H26]" office:value-type="float" office:value="0" calcext:value-type="float">
            <text:p>0.000</text:p>
          </table:table-cell>
          <table:table-cell table:style-name="ce28" table:formula="of:=[.L26]" office:value-type="float" office:value="0.0888218461211918" calcext:value-type="float">
            <text:p>0.089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27]" office:value-type="float" office:value="2.25" calcext:value-type="float">
            <text:p>2.25</text:p>
          </table:table-cell>
          <table:table-cell table:style-name="ce28" table:formula="of:=[.D27]" office:value-type="float" office:value="0.0374176519269109" calcext:value-type="float">
            <text:p>0.037</text:p>
          </table:table-cell>
          <table:table-cell table:style-name="ce28" table:formula="of:=[.H27]" office:value-type="float" office:value="0" calcext:value-type="float">
            <text:p>0.000</text:p>
          </table:table-cell>
          <table:table-cell table:style-name="ce28" table:formula="of:=[.L27]" office:value-type="float" office:value="0.103876990434646" calcext:value-type="float">
            <text:p>0.104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28]" office:value-type="float" office:value="2.7" calcext:value-type="float">
            <text:p>2.7</text:p>
          </table:table-cell>
          <table:table-cell table:style-name="ce28" table:formula="of:=[.D28]" office:value-type="float" office:value="0.0449011823122931" calcext:value-type="float">
            <text:p>0.045</text:p>
          </table:table-cell>
          <table:table-cell table:style-name="ce28" table:formula="of:=[.H28]" office:value-type="float" office:value="0" calcext:value-type="float">
            <text:p>0.000</text:p>
          </table:table-cell>
          <table:table-cell table:style-name="ce28" table:formula="of:=[.L28]" office:value-type="float" office:value="0.116096640475698" calcext:value-type="float">
            <text:p>0.116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29]" office:value-type="float" office:value="3.15" calcext:value-type="float">
            <text:p>3.15</text:p>
          </table:table-cell>
          <table:table-cell table:style-name="ce28" table:formula="of:=[.D29]" office:value-type="float" office:value="0.0523847126976753" calcext:value-type="float">
            <text:p>0.052</text:p>
          </table:table-cell>
          <table:table-cell table:style-name="ce28" table:formula="of:=[.H29]" office:value-type="float" office:value="0" calcext:value-type="float">
            <text:p>0.000</text:p>
          </table:table-cell>
          <table:table-cell table:style-name="ce28" table:formula="of:=[.L29]" office:value-type="float" office:value="0.125964944257198" calcext:value-type="float">
            <text:p>0.126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30]" office:value-type="float" office:value="3.6" calcext:value-type="float">
            <text:p>3.6</text:p>
          </table:table-cell>
          <table:table-cell table:style-name="ce28" table:formula="of:=[.D30]" office:value-type="float" office:value="0.0598682430830575" calcext:value-type="float">
            <text:p>0.060</text:p>
          </table:table-cell>
          <table:table-cell table:style-name="ce28" table:formula="of:=[.H30]" office:value-type="float" office:value="0" calcext:value-type="float">
            <text:p>0.000</text:p>
          </table:table-cell>
          <table:table-cell table:style-name="ce28" table:formula="of:=[.L30]" office:value-type="float" office:value="0.133990152359958" calcext:value-type="float">
            <text:p>0.134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31]" office:value-type="float" office:value="4.05" calcext:value-type="float">
            <text:p>4.05</text:p>
          </table:table-cell>
          <table:table-cell table:style-name="ce28" table:formula="of:=[.D31]" office:value-type="float" office:value="0.0673517734684396" calcext:value-type="float">
            <text:p>0.067</text:p>
          </table:table-cell>
          <table:table-cell table:style-name="ce28" table:formula="of:=[.H31]" office:value-type="float" office:value="0" calcext:value-type="float">
            <text:p>0.000</text:p>
          </table:table-cell>
          <table:table-cell table:style-name="ce28" table:formula="of:=[.L31]" office:value-type="float" office:value="0.140626768070526" calcext:value-type="float">
            <text:p>0.141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32]" office:value-type="float" office:value="4.5" calcext:value-type="float">
            <text:p>4.5</text:p>
          </table:table-cell>
          <table:table-cell table:style-name="ce28" table:formula="of:=[.D32]" office:value-type="float" office:value="0.0748353038538218" calcext:value-type="float">
            <text:p>0.075</text:p>
          </table:table-cell>
          <table:table-cell table:style-name="ce28" table:formula="of:=[.H32]" office:value-type="float" office:value="0" calcext:value-type="float">
            <text:p>0.000</text:p>
          </table:table-cell>
          <table:table-cell table:style-name="ce28" table:formula="of:=[.L32]" office:value-type="float" office:value="0.14624589266254" calcext:value-type="float">
            <text:p>0.146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33]" office:value-type="float" office:value="4.95" calcext:value-type="float">
            <text:p>4.95</text:p>
          </table:table-cell>
          <table:table-cell table:style-name="ce28" table:formula="of:=[.D33]" office:value-type="float" office:value="0.082318834239204" calcext:value-type="float">
            <text:p>0.082</text:p>
          </table:table-cell>
          <table:table-cell table:style-name="ce28" table:formula="of:=[.H33]" office:value-type="float" office:value="0" calcext:value-type="float">
            <text:p>0.000</text:p>
          </table:table-cell>
          <table:table-cell table:style-name="ce28" table:formula="of:=[.L33]" office:value-type="float" office:value="0.151133790619039" calcext:value-type="float">
            <text:p>0.151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34]" office:value-type="float" office:value="5.4" calcext:value-type="float">
            <text:p>5.4</text:p>
          </table:table-cell>
          <table:table-cell table:style-name="ce28" table:formula="of:=[.D34]" office:value-type="float" office:value="0.0898023646245862" calcext:value-type="float">
            <text:p>0.090</text:p>
          </table:table-cell>
          <table:table-cell table:style-name="ce28" table:formula="of:=[.H34]" office:value-type="float" office:value="0" calcext:value-type="float">
            <text:p>0.000</text:p>
          </table:table-cell>
          <table:table-cell table:style-name="ce28" table:formula="of:=[.L34]" office:value-type="float" office:value="0.155503243192758" calcext:value-type="float">
            <text:p>0.156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35]" office:value-type="float" office:value="5.85" calcext:value-type="float">
            <text:p>5.85</text:p>
          </table:table-cell>
          <table:table-cell table:style-name="ce28" table:formula="of:=[.D35]" office:value-type="float" office:value="0.0972858950099683" calcext:value-type="float">
            <text:p>0.097</text:p>
          </table:table-cell>
          <table:table-cell table:style-name="ce28" table:formula="of:=[.H35]" office:value-type="float" office:value="0" calcext:value-type="float">
            <text:p>0.000</text:p>
          </table:table-cell>
          <table:table-cell table:style-name="ce28" table:formula="of:=[.L35]" office:value-type="float" office:value="0.159508544885089" calcext:value-type="float">
            <text:p>0.160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36]" office:value-type="float" office:value="6.3" calcext:value-type="float">
            <text:p>6.3</text:p>
          </table:table-cell>
          <table:table-cell table:style-name="ce28" table:formula="of:=[.D36]" office:value-type="float" office:value="0.104769425395351" calcext:value-type="float">
            <text:p>0.105</text:p>
          </table:table-cell>
          <table:table-cell table:style-name="ce28" table:formula="of:=[.H36]" office:value-type="float" office:value="0" calcext:value-type="float">
            <text:p>0.000</text:p>
          </table:table-cell>
          <table:table-cell table:style-name="ce28" table:formula="of:=[.L36]" office:value-type="float" office:value="0.163259725214903" calcext:value-type="float">
            <text:p>0.163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37]" office:value-type="float" office:value="6.75" calcext:value-type="float">
            <text:p>6.75</text:p>
          </table:table-cell>
          <table:table-cell table:style-name="ce28" table:formula="of:=[.D37]" office:value-type="float" office:value="0.112252955780733" calcext:value-type="float">
            <text:p>0.112</text:p>
          </table:table-cell>
          <table:table-cell table:style-name="ce28" table:formula="of:=[.H37]" office:value-type="float" office:value="0" calcext:value-type="float">
            <text:p>0.000</text:p>
          </table:table-cell>
          <table:table-cell table:style-name="ce28" table:formula="of:=[.L37]" office:value-type="float" office:value="0.166834361172754" calcext:value-type="float">
            <text:p>0.167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38]" office:value-type="float" office:value="7.2" calcext:value-type="float">
            <text:p>7.2</text:p>
          </table:table-cell>
          <table:table-cell table:style-name="ce28" table:formula="of:=[.D38]" office:value-type="float" office:value="0.119736486166115" calcext:value-type="float">
            <text:p>0.120</text:p>
          </table:table-cell>
          <table:table-cell table:style-name="ce28" table:formula="of:=[.H38]" office:value-type="float" office:value="0" calcext:value-type="float">
            <text:p>0.000</text:p>
          </table:table-cell>
          <table:table-cell table:style-name="ce28" table:formula="of:=[.L38]" office:value-type="float" office:value="0.170286726200241" calcext:value-type="float">
            <text:p>0.170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39]" office:value-type="float" office:value="7.65" calcext:value-type="float">
            <text:p>7.65</text:p>
          </table:table-cell>
          <table:table-cell table:style-name="ce28" table:formula="of:=[.D39]" office:value-type="float" office:value="0.127220016551497" calcext:value-type="float">
            <text:p>0.127</text:p>
          </table:table-cell>
          <table:table-cell table:style-name="ce28" table:formula="of:=[.H39]" office:value-type="float" office:value="0" calcext:value-type="float">
            <text:p>0.000</text:p>
          </table:table-cell>
          <table:table-cell table:style-name="ce28" table:formula="of:=[.L39]" office:value-type="float" office:value="0.173654589306727" calcext:value-type="float">
            <text:p>0.174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40]" office:value-type="float" office:value="8.1" calcext:value-type="float">
            <text:p>8.1</text:p>
          </table:table-cell>
          <table:table-cell table:style-name="ce28" table:formula="of:=[.D40]" office:value-type="float" office:value="0.134703546936879" calcext:value-type="float">
            <text:p>0.135</text:p>
          </table:table-cell>
          <table:table-cell table:style-name="ce28" table:formula="of:=[.H40]" office:value-type="float" office:value="0" calcext:value-type="float">
            <text:p>0.000</text:p>
          </table:table-cell>
          <table:table-cell table:style-name="ce28" table:formula="of:=[.L40]" office:value-type="float" office:value="0.176964138513374" calcext:value-type="float">
            <text:p>0.177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41]" office:value-type="float" office:value="8.55" calcext:value-type="float">
            <text:p>8.55</text:p>
          </table:table-cell>
          <table:table-cell table:style-name="ce28" table:formula="of:=[.D41]" office:value-type="float" office:value="0.142187077322261" calcext:value-type="float">
            <text:p>0.142</text:p>
          </table:table-cell>
          <table:table-cell table:style-name="ce28" table:formula="of:=[.H41]" office:value-type="float" office:value="0" calcext:value-type="float">
            <text:p>0.000</text:p>
          </table:table-cell>
          <table:table-cell table:style-name="ce28" table:formula="of:=[.L41]" office:value-type="float" office:value="0.180233486577577" calcext:value-type="float">
            <text:p>0.180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42]" office:value-type="float" office:value="9" calcext:value-type="float">
            <text:p>9</text:p>
          </table:table-cell>
          <table:table-cell table:style-name="ce28" table:formula="of:=[.D42]" office:value-type="float" office:value="0.149670607707644" calcext:value-type="float">
            <text:p>0.150</text:p>
          </table:table-cell>
          <table:table-cell table:style-name="ce28" table:formula="of:=[.H42]" office:value-type="float" office:value="0" calcext:value-type="float">
            <text:p>0.000</text:p>
          </table:table-cell>
          <table:table-cell table:style-name="ce28" table:formula="of:=[.L42]" office:value-type="float" office:value="0.183475139576625" calcext:value-type="float">
            <text:p>0.183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43]" office:value-type="float" office:value="9.45" calcext:value-type="float">
            <text:p>9.45</text:p>
          </table:table-cell>
          <table:table-cell table:style-name="ce28" table:formula="of:=[.D43]" office:value-type="float" office:value="0.157154138093026" calcext:value-type="float">
            <text:p>0.157</text:p>
          </table:table-cell>
          <table:table-cell table:style-name="ce28" table:formula="of:=[.H43]" office:value-type="float" office:value="0" calcext:value-type="float">
            <text:p>0.000</text:p>
          </table:table-cell>
          <table:table-cell table:style-name="ce28" table:formula="of:=[.L43]" office:value-type="float" office:value="0.18669772223986" calcext:value-type="float">
            <text:p>0.187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44]" office:value-type="float" office:value="9.9" calcext:value-type="float">
            <text:p>9.9</text:p>
          </table:table-cell>
          <table:table-cell table:style-name="ce28" table:formula="of:=[.D44]" office:value-type="float" office:value="0.164637668478408" calcext:value-type="float">
            <text:p>0.165</text:p>
          </table:table-cell>
          <table:table-cell table:style-name="ce28" table:formula="of:=[.H44]" office:value-type="float" office:value="0" calcext:value-type="float">
            <text:p>0.000</text:p>
          </table:table-cell>
          <table:table-cell table:style-name="ce28" table:formula="of:=[.L44]" office:value-type="float" office:value="0.189907177732258" calcext:value-type="float">
            <text:p>0.190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45]" office:value-type="float" office:value="10.35" calcext:value-type="float">
            <text:p>10.35</text:p>
          </table:table-cell>
          <table:table-cell table:style-name="ce28" table:formula="of:=[.D45]" office:value-type="float" office:value="0.17212119886379" calcext:value-type="float">
            <text:p>0.172</text:p>
          </table:table-cell>
          <table:table-cell table:style-name="ce28" table:formula="of:=[.H45]" office:value-type="float" office:value="0" calcext:value-type="float">
            <text:p>0.000</text:p>
          </table:table-cell>
          <table:table-cell table:style-name="ce28" table:formula="of:=[.L45]" office:value-type="float" office:value="0.193107599113233" calcext:value-type="float">
            <text:p>0.193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46]" office:value-type="float" office:value="10.8" calcext:value-type="float">
            <text:p>10.8</text:p>
          </table:table-cell>
          <table:table-cell table:style-name="ce28" table:formula="of:=[.D46]" office:value-type="float" office:value="0.179604729249172" calcext:value-type="float">
            <text:p>0.180</text:p>
          </table:table-cell>
          <table:table-cell table:style-name="ce28" table:formula="of:=[.H46]" office:value-type="float" office:value="0" calcext:value-type="float">
            <text:p>0.000</text:p>
          </table:table-cell>
          <table:table-cell table:style-name="ce28" table:formula="of:=[.L46]" office:value-type="float" office:value="0.196301804193854" calcext:value-type="float">
            <text:p>0.196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47]" office:value-type="float" office:value="11.25" calcext:value-type="float">
            <text:p>11.25</text:p>
          </table:table-cell>
          <table:table-cell table:style-name="ce28" table:formula="of:=[.D47]" office:value-type="float" office:value="0.187088259634555" calcext:value-type="float">
            <text:p>0.187</text:p>
          </table:table-cell>
          <table:table-cell table:style-name="ce28" table:formula="of:=[.H47]" office:value-type="float" office:value="0" calcext:value-type="float">
            <text:p>0.000</text:p>
          </table:table-cell>
          <table:table-cell table:style-name="ce28" table:formula="of:=[.L47]" office:value-type="float" office:value="0.199491732346614" calcext:value-type="float">
            <text:p>0.199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48]" office:value-type="float" office:value="11.7" calcext:value-type="float">
            <text:p>11.7</text:p>
          </table:table-cell>
          <table:table-cell table:style-name="ce28" table:formula="of:=[.D48]" office:value-type="float" office:value="0.194571790019937" calcext:value-type="float">
            <text:p>0.195</text:p>
          </table:table-cell>
          <table:table-cell table:style-name="ce28" table:formula="of:=[.H48]" office:value-type="float" office:value="0" calcext:value-type="float">
            <text:p>0.000</text:p>
          </table:table-cell>
          <table:table-cell table:style-name="ce28" table:formula="of:=[.L48]" office:value-type="float" office:value="0.202678718112364" calcext:value-type="float">
            <text:p>0.203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49]" office:value-type="float" office:value="12.15" calcext:value-type="float">
            <text:p>12.15</text:p>
          </table:table-cell>
          <table:table-cell table:style-name="ce28" table:formula="of:=[.D49]" office:value-type="float" office:value="0.202055320405319" calcext:value-type="float">
            <text:p>0.202</text:p>
          </table:table-cell>
          <table:table-cell table:style-name="ce28" table:formula="of:=[.H49]" office:value-type="float" office:value="0" calcext:value-type="float">
            <text:p>0.000</text:p>
          </table:table-cell>
          <table:table-cell table:style-name="ce28" table:formula="of:=[.L49]" office:value-type="float" office:value="0.205863679714534" calcext:value-type="float">
            <text:p>0.206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50]" office:value-type="float" office:value="12.6" calcext:value-type="float">
            <text:p>12.6</text:p>
          </table:table-cell>
          <table:table-cell table:style-name="ce28" table:formula="of:=[.D50]" office:value-type="float" office:value="0.209538850790701" calcext:value-type="float">
            <text:p>0.210</text:p>
          </table:table-cell>
          <table:table-cell table:style-name="ce28" table:formula="of:=[.H50]" office:value-type="float" office:value="0" calcext:value-type="float">
            <text:p>0.000</text:p>
          </table:table-cell>
          <table:table-cell table:style-name="ce28" table:formula="of:=[.L50]" office:value-type="float" office:value="0.209047248877487" calcext:value-type="float">
            <text:p>0.209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51]" office:value-type="float" office:value="13.05" calcext:value-type="float">
            <text:p>13.05</text:p>
          </table:table-cell>
          <table:table-cell table:style-name="ce28" table:formula="of:=[.D51]" office:value-type="float" office:value="0.217022381176083" calcext:value-type="float">
            <text:p>0.217</text:p>
          </table:table-cell>
          <table:table-cell table:style-name="ce28" table:formula="of:=[.H51]" office:value-type="float" office:value="0" calcext:value-type="float">
            <text:p>0.000</text:p>
          </table:table-cell>
          <table:table-cell table:style-name="ce28" table:formula="of:=[.L51]" office:value-type="float" office:value="0.212229860192768" calcext:value-type="float">
            <text:p>0.212</text:p>
          </table:table-cell>
          <table:table-cell table:style-name="ce28"/>
          <table:table-cell table:number-columns-repeated="16379"/>
        </table:table-row>
        <table:table-row table:style-name="ro1">
          <table:table-cell table:formula="of:=[.B52]" office:value-type="float" office:value="13.5" calcext:value-type="float">
            <text:p>13.5</text:p>
          </table:table-cell>
          <table:table-cell table:style-name="ce28" table:formula="of:=[.D52]" office:value-type="float" office:value="0.224505911561465" calcext:value-type="float">
            <text:p>0.225</text:p>
          </table:table-cell>
          <table:table-cell table:style-name="ce28" table:formula="of:=[.H52]" office:value-type="float" office:value="0" calcext:value-type="float">
            <text:p>0.000</text:p>
          </table:table-cell>
          <table:table-cell table:style-name="ce28" table:formula="of:=[.L52]" office:value-type="float" office:value="0.215411812623274" calcext:value-type="float">
            <text:p>0.215</text:p>
          </table:table-cell>
          <table:table-cell table:style-name="ce28"/>
          <table:table-cell table:number-columns-repeated="13"/>
          <table:table-cell office:value-type="string" calcext:value-type="string">
            <text:p>sum</text:p>
          </table:table-cell>
          <table:table-cell table:number-columns-repeated="16365"/>
        </table:table-row>
        <table:table-row table:style-name="ro1">
          <table:table-cell table:number-columns-repeated="18"/>
          <table:table-cell table:formula="of:=SUM([.S90:.S341])" office:value-type="float" office:value="1.0008" calcext:value-type="float">
            <text:p>1.0008</text:p>
          </table:table-cell>
          <table:table-cell table:formula="of:=SUM([.T90:.T341])" office:value-type="float" office:value="1.0008" calcext:value-type="float">
            <text:p>1.0008</text:p>
          </table:table-cell>
          <table:table-cell table:formula="of:=SUM([.U90:.U341])" office:value-type="float" office:value="1.0008" calcext:value-type="float">
            <text:p>1.000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imescale</text:p>
          </table:table-cell>
          <table:table-cell table:formula="of:=MAX([.B2]; [.B6]; [.B10]; [.B12]/[.B11])" office:value-type="float" office:value="0.03" calcext:value-type="float">
            <text:p>0.03</text:p>
          </table:table-cell>
          <table:table-cell office:value-type="string" calcext:value-type="string">
            <text:p>timestep</text:p>
          </table:table-cell>
          <table:table-cell table:formula="of:=[.B88]*0.02" office:value-type="float" office:value="0.0006" calcext:value-type="float">
            <text:p>0.0006</text:p>
          </table:table-cell>
          <table:table-cell table:number-columns-repeated="14"/>
          <table:table-cell table:style-name="ce19" table:number-columns-repeated="3"/>
          <table:table-cell table:number-columns-repeated="2"/>
          <table:table-cell table:style-name="ce19"/>
          <table:table-cell table:number-columns-repeated="9"/>
          <table:table-cell table:style-name="ce19" table:number-columns-repeated="2"/>
          <table:table-cell table:number-columns-repeated="16349"/>
        </table:table-row>
        <table:table-row table:style-name="ro1">
          <table:table-cell office:value-type="string" calcext:value-type="string">
            <text:p>relativ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inear speed</text:p>
          </table:table-cell>
          <table:table-cell office:value-type="string" calcext:value-type="string">
            <text:p>flowrate</text:p>
          </table:table-cell>
          <table:table-cell table:style-name="ce28" office:value-type="string" calcext:value-type="string">
            <text:p>mm/s</text:p>
          </table:table-cell>
          <table:table-cell office:value-type="string" calcext:value-type="string">
            <text:p>PA (old)</text:p>
          </table:table-cell>
          <table:table-cell office:value-type="string" calcext:value-type="string">
            <text:p>recip linear</text:p>
          </table:table-cell>
          <table:table-cell table:style-name="ce27" office:value-type="string" calcext:value-type="string">
            <text:p>relvel recip</text:p>
          </table:table-cell>
          <table:table-cell office:value-type="string" calcext:value-type="string">
            <text:p>reciprocal</text:p>
          </table:table-cell>
          <table:table-cell office:value-type="string" calcext:value-type="string">
            <text:p>linear+reciprocal</text:p>
          </table:table-cell>
          <table:table-cell office:value-type="string" calcext:value-type="string">
            <text:p>tanh linear</text:p>
          </table:table-cell>
          <table:table-cell office:value-type="string" calcext:value-type="string">
            <text:p>relvel tanh</text:p>
          </table:table-cell>
          <table:table-cell table:style-name="ce28" office:value-type="string" calcext:value-type="string">
            <text:p>tanh</text:p>
          </table:table-cell>
          <table:table-cell office:value-type="string" calcext:value-type="string">
            <text:p>linear+tanh</text:p>
          </table:table-cell>
          <table:table-cell office:value-type="string" calcext:value-type="string">
            <text:p>raw pos</text:p>
          </table:table-cell>
          <table:table-cell office:value-type="string" calcext:value-type="string">
            <text:p>linear pos</text:p>
          </table:table-cell>
          <table:table-cell office:value-type="string" calcext:value-type="string">
            <text:p>recipr pos</text:p>
          </table:table-cell>
          <table:table-cell office:value-type="string" calcext:value-type="string">
            <text:p>tanh pos</text:p>
          </table:table-cell>
          <table:table-cell office:value-type="string" calcext:value-type="string">
            <text:p>weighted integral linear</text:p>
          </table:table-cell>
          <table:table-cell office:value-type="string" calcext:value-type="string">
            <text:p>weighted integral recip</text:p>
          </table:table-cell>
          <table:table-cell office:value-type="string" calcext:value-type="string">
            <text:p>weighted integral tanh</text:p>
          </table:table-cell>
          <table:table-cell table:number-columns-repeated="1636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A90]*[.$B$88]"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[.C90]/[.$B$13]" office:value-type="float" office:value="0" calcext:value-type="float">
            <text:p>0</text:p>
          </table:table-cell>
          <table:table-cell table:formula="of:=[.D90]/[.$B$13]" office:value-type="float" office:value="0" calcext:value-type="float">
            <text:p>0</text:p>
          </table:table-cell>
          <table:table-cell table:formula="of:=[.D90]*[.$B$3]" office:value-type="float" office:value="0" calcext:value-type="float">
            <text:p>0</text:p>
          </table:table-cell>
          <table:table-cell table:formula="of:=[.E90]*[.$B$3]" office:value-type="float" office:value="0" calcext:value-type="float">
            <text:p>0</text:p>
          </table:table-cell>
          <table:table-cell table:formula="of:=[.E90]/[.$B$5]" office:value-type="float" office:value="0" calcext:value-type="float">
            <text:p>0.000</text:p>
          </table:table-cell>
          <table:table-cell table:formula="of:=[.$B$4]*(1-1/(1+[.H90]))" office:value-type="float" office:value="0" calcext:value-type="float">
            <text:p>0</text:p>
          </table:table-cell>
          <table:table-cell table:formula="of:=[.G90]+[.I90]" office:value-type="float" office:value="0" calcext:value-type="float">
            <text:p>0</text:p>
          </table:table-cell>
          <table:table-cell table:formula="of:=[.E90]*[.$B$7]" office:value-type="float" office:value="0" calcext:value-type="float">
            <text:p>0</text:p>
          </table:table-cell>
          <table:table-cell table:formula="of:=[.E90]/[.$B$9]" office:value-type="float" office:value="0" calcext:value-type="float">
            <text:p>0</text:p>
          </table:table-cell>
          <table:table-cell table:formula="of:=[.$B$8]*TANH([.L90])" office:value-type="float" office:value="0" calcext:value-type="float">
            <text:p>0</text:p>
          </table:table-cell>
          <table:table-cell table:formula="of:=[.K90]+[.M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0]+[.O90]" office:value-type="float" office:value="0" calcext:value-type="float">
            <text:p>0</text:p>
          </table:table-cell>
          <table:table-cell table:formula="of:=[.J90]+[.O90]" office:value-type="float" office:value="0" calcext:value-type="float">
            <text:p>0</text:p>
          </table:table-cell>
          <table:table-cell table:formula="of:=[.N90]+[.O90]" office:value-type="float" office:value="0" calcext:value-type="float">
            <text:p>0</text:p>
          </table:table-cell>
          <table:table-cell table:formula="of:=MAX(0; [.$B$2]*0.5 - ABS([.$B90]))*[.$D$88]/(([.$B$2]*0.5)^2)" office:value-type="float" office:value="0" calcext:value-type="float">
            <text:p>0</text:p>
          </table:table-cell>
          <table:table-cell table:formula="of:=MAX(0; [.$B$6]*0.5 - ABS([.$B90]))*[.$D$88]/(([.$B$6]*0.5)^2)" office:value-type="float" office:value="0" calcext:value-type="float">
            <text:p>0</text:p>
          </table:table-cell>
          <table:table-cell table:formula="of:=MAX(0; [.$B$10]*0.5 - ABS([.$B90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98" calcext:value-type="float">
            <text:p>-1.98</text:p>
          </table:table-cell>
          <table:table-cell table:formula="of:=[.A91]*[.$B$88]" office:value-type="float" office:value="-0.0594" calcext:value-type="float">
            <text:p>-0.0594</text:p>
          </table:table-cell>
          <table:table-cell office:value-type="float" office:value="0" calcext:value-type="float">
            <text:p>0</text:p>
          </table:table-cell>
          <table:table-cell table:formula="of:=[.C91]*[.$B$14]*[.$B$15]" office:value-type="float" office:value="0" calcext:value-type="float">
            <text:p>0</text:p>
          </table:table-cell>
          <table:table-cell table:formula="of:=[.D91]/[.$B$13]" office:value-type="float" office:value="0" calcext:value-type="float">
            <text:p>0</text:p>
          </table:table-cell>
          <table:table-cell table:formula="of:=[.E91]*[.$B$1]" office:value-type="float" office:value="0" calcext:value-type="float">
            <text:p>0</text:p>
          </table:table-cell>
          <table:table-cell table:formula="of:=[.E91]*[.$B$3]" office:value-type="float" office:value="0" calcext:value-type="float">
            <text:p>0</text:p>
          </table:table-cell>
          <table:table-cell table:formula="of:=[.E91]/[.$B$5]" office:value-type="float" office:value="0" calcext:value-type="float">
            <text:p>0.000</text:p>
          </table:table-cell>
          <table:table-cell table:formula="of:=[.$B$4]*(1-1/(1+[.H91]))" office:value-type="float" office:value="0" calcext:value-type="float">
            <text:p>0</text:p>
          </table:table-cell>
          <table:table-cell table:formula="of:=[.G91]+[.I91]" office:value-type="float" office:value="0" calcext:value-type="float">
            <text:p>0</text:p>
          </table:table-cell>
          <table:table-cell table:formula="of:=[.E91]*[.$B$7]" office:value-type="float" office:value="0" calcext:value-type="float">
            <text:p>0</text:p>
          </table:table-cell>
          <table:table-cell table:formula="of:=[.E91]/[.$B$9]" office:value-type="float" office:value="0" calcext:value-type="float">
            <text:p>0</text:p>
          </table:table-cell>
          <table:table-cell table:formula="of:=[.$B$8]*TANH([.L91])" office:value-type="float" office:value="0" calcext:value-type="float">
            <text:p>0</text:p>
          </table:table-cell>
          <table:table-cell table:formula="of:=[.K91]+[.M91]" office:value-type="float" office:value="0" calcext:value-type="float">
            <text:p>0</text:p>
          </table:table-cell>
          <table:table-cell table:formula="of:=[.O90]+[.E91]*[.$D$88]" office:value-type="float" office:value="0" calcext:value-type="float">
            <text:p>0</text:p>
          </table:table-cell>
          <table:table-cell table:formula="of:=[.O91]+[.F91]" office:value-type="float" office:value="0" calcext:value-type="float">
            <text:p>0</text:p>
          </table:table-cell>
          <table:table-cell table:formula="of:=[.O91]+[.J91]" office:value-type="float" office:value="0" calcext:value-type="float">
            <text:p>0</text:p>
          </table:table-cell>
          <table:table-cell table:formula="of:=[.O91]+[.N91]" office:value-type="float" office:value="0" calcext:value-type="float">
            <text:p>0</text:p>
          </table:table-cell>
          <table:table-cell table:formula="of:=MAX(0; [.$B$2]*0.5 - ABS([.B91]))*[.$D$88]/(([.$B$2]*0.5)^2)" office:value-type="float" office:value="0" calcext:value-type="float">
            <text:p>0</text:p>
          </table:table-cell>
          <table:table-cell table:formula="of:=MAX(0; [.$B$6]*0.5 - ABS([.$B91]))*[.$D$88]/(([.$B$6]*0.5)^2)" office:value-type="float" office:value="0" calcext:value-type="float">
            <text:p>0</text:p>
          </table:table-cell>
          <table:table-cell table:formula="of:=MAX(0; [.$B$10]*0.5 - ABS([.$B91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96" calcext:value-type="float">
            <text:p>-1.96</text:p>
          </table:table-cell>
          <table:table-cell table:formula="of:=[.A92]*[.$B$88]" office:value-type="float" office:value="-0.0588" calcext:value-type="float">
            <text:p>-0.0588</text:p>
          </table:table-cell>
          <table:table-cell office:value-type="float" office:value="0" calcext:value-type="float">
            <text:p>0</text:p>
          </table:table-cell>
          <table:table-cell table:formula="of:=[.C92]*[.$B$14]*[.$B$15]" office:value-type="float" office:value="0" calcext:value-type="float">
            <text:p>0</text:p>
          </table:table-cell>
          <table:table-cell table:formula="of:=[.D92]/[.$B$13]" office:value-type="float" office:value="0" calcext:value-type="float">
            <text:p>0</text:p>
          </table:table-cell>
          <table:table-cell table:formula="of:=[.E92]*[.$B$1]" office:value-type="float" office:value="0" calcext:value-type="float">
            <text:p>0</text:p>
          </table:table-cell>
          <table:table-cell table:formula="of:=[.E92]*[.$B$3]" office:value-type="float" office:value="0" calcext:value-type="float">
            <text:p>0</text:p>
          </table:table-cell>
          <table:table-cell table:formula="of:=[.E92]/[.$B$5]" office:value-type="float" office:value="0" calcext:value-type="float">
            <text:p>0.000</text:p>
          </table:table-cell>
          <table:table-cell table:formula="of:=[.$B$4]*(1-1/(1+[.H92]))" office:value-type="float" office:value="0" calcext:value-type="float">
            <text:p>0</text:p>
          </table:table-cell>
          <table:table-cell table:formula="of:=[.G92]+[.I92]" office:value-type="float" office:value="0" calcext:value-type="float">
            <text:p>0</text:p>
          </table:table-cell>
          <table:table-cell table:formula="of:=[.E92]*[.$B$7]" office:value-type="float" office:value="0" calcext:value-type="float">
            <text:p>0</text:p>
          </table:table-cell>
          <table:table-cell table:formula="of:=[.E92]/[.$B$9]" office:value-type="float" office:value="0" calcext:value-type="float">
            <text:p>0</text:p>
          </table:table-cell>
          <table:table-cell table:formula="of:=[.$B$8]*TANH([.L92])" office:value-type="float" office:value="0" calcext:value-type="float">
            <text:p>0</text:p>
          </table:table-cell>
          <table:table-cell table:formula="of:=[.K92]+[.M92]" office:value-type="float" office:value="0" calcext:value-type="float">
            <text:p>0</text:p>
          </table:table-cell>
          <table:table-cell table:formula="of:=[.O91]+[.E92]*[.$D$88]" office:value-type="float" office:value="0" calcext:value-type="float">
            <text:p>0</text:p>
          </table:table-cell>
          <table:table-cell table:formula="of:=[.O92]+[.F92]" office:value-type="float" office:value="0" calcext:value-type="float">
            <text:p>0</text:p>
          </table:table-cell>
          <table:table-cell table:formula="of:=[.O92]+[.J92]" office:value-type="float" office:value="0" calcext:value-type="float">
            <text:p>0</text:p>
          </table:table-cell>
          <table:table-cell table:formula="of:=[.O92]+[.N92]" office:value-type="float" office:value="0" calcext:value-type="float">
            <text:p>0</text:p>
          </table:table-cell>
          <table:table-cell table:formula="of:=MAX(0; [.$B$2]*0.5 - ABS([.B92]))*[.$D$88]/(([.$B$2]*0.5)^2)" office:value-type="float" office:value="0" calcext:value-type="float">
            <text:p>0</text:p>
          </table:table-cell>
          <table:table-cell table:formula="of:=MAX(0; [.$B$6]*0.5 - ABS([.$B92]))*[.$D$88]/(([.$B$6]*0.5)^2)" office:value-type="float" office:value="0" calcext:value-type="float">
            <text:p>0</text:p>
          </table:table-cell>
          <table:table-cell table:formula="of:=MAX(0; [.$B$10]*0.5 - ABS([.$B92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94" calcext:value-type="float">
            <text:p>-1.94</text:p>
          </table:table-cell>
          <table:table-cell table:formula="of:=[.A93]*[.$B$88]" office:value-type="float" office:value="-0.0582" calcext:value-type="float">
            <text:p>-0.0582</text:p>
          </table:table-cell>
          <table:table-cell office:value-type="float" office:value="0" calcext:value-type="float">
            <text:p>0</text:p>
          </table:table-cell>
          <table:table-cell table:formula="of:=[.C93]*[.$B$14]*[.$B$15]" office:value-type="float" office:value="0" calcext:value-type="float">
            <text:p>0</text:p>
          </table:table-cell>
          <table:table-cell table:formula="of:=[.D93]/[.$B$13]" office:value-type="float" office:value="0" calcext:value-type="float">
            <text:p>0</text:p>
          </table:table-cell>
          <table:table-cell table:formula="of:=[.E93]*[.$B$1]" office:value-type="float" office:value="0" calcext:value-type="float">
            <text:p>0</text:p>
          </table:table-cell>
          <table:table-cell table:formula="of:=[.E93]*[.$B$3]" office:value-type="float" office:value="0" calcext:value-type="float">
            <text:p>0</text:p>
          </table:table-cell>
          <table:table-cell table:formula="of:=[.E93]/[.$B$5]" office:value-type="float" office:value="0" calcext:value-type="float">
            <text:p>0.000</text:p>
          </table:table-cell>
          <table:table-cell table:formula="of:=[.$B$4]*(1-1/(1+[.H93]))" office:value-type="float" office:value="0" calcext:value-type="float">
            <text:p>0</text:p>
          </table:table-cell>
          <table:table-cell table:formula="of:=[.G93]+[.I93]" office:value-type="float" office:value="0" calcext:value-type="float">
            <text:p>0</text:p>
          </table:table-cell>
          <table:table-cell table:formula="of:=[.E93]*[.$B$7]" office:value-type="float" office:value="0" calcext:value-type="float">
            <text:p>0</text:p>
          </table:table-cell>
          <table:table-cell table:formula="of:=[.E93]/[.$B$9]" office:value-type="float" office:value="0" calcext:value-type="float">
            <text:p>0</text:p>
          </table:table-cell>
          <table:table-cell table:formula="of:=[.$B$8]*TANH([.L93])" office:value-type="float" office:value="0" calcext:value-type="float">
            <text:p>0</text:p>
          </table:table-cell>
          <table:table-cell table:formula="of:=[.K93]+[.M93]" office:value-type="float" office:value="0" calcext:value-type="float">
            <text:p>0</text:p>
          </table:table-cell>
          <table:table-cell table:formula="of:=[.O92]+[.E93]*[.$D$88]" office:value-type="float" office:value="0" calcext:value-type="float">
            <text:p>0</text:p>
          </table:table-cell>
          <table:table-cell table:formula="of:=[.O93]+[.F93]" office:value-type="float" office:value="0" calcext:value-type="float">
            <text:p>0</text:p>
          </table:table-cell>
          <table:table-cell table:formula="of:=[.O93]+[.J93]" office:value-type="float" office:value="0" calcext:value-type="float">
            <text:p>0</text:p>
          </table:table-cell>
          <table:table-cell table:formula="of:=[.O93]+[.N93]" office:value-type="float" office:value="0" calcext:value-type="float">
            <text:p>0</text:p>
          </table:table-cell>
          <table:table-cell table:formula="of:=MAX(0; [.$B$2]*0.5 - ABS([.B93]))*[.$D$88]/(([.$B$2]*0.5)^2)" office:value-type="float" office:value="0" calcext:value-type="float">
            <text:p>0</text:p>
          </table:table-cell>
          <table:table-cell table:formula="of:=MAX(0; [.$B$6]*0.5 - ABS([.$B93]))*[.$D$88]/(([.$B$6]*0.5)^2)" office:value-type="float" office:value="0" calcext:value-type="float">
            <text:p>0</text:p>
          </table:table-cell>
          <table:table-cell table:formula="of:=MAX(0; [.$B$10]*0.5 - ABS([.$B93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92" calcext:value-type="float">
            <text:p>-1.92</text:p>
          </table:table-cell>
          <table:table-cell table:formula="of:=[.A94]*[.$B$88]" office:value-type="float" office:value="-0.0576" calcext:value-type="float">
            <text:p>-0.0576</text:p>
          </table:table-cell>
          <table:table-cell office:value-type="float" office:value="0" calcext:value-type="float">
            <text:p>0</text:p>
          </table:table-cell>
          <table:table-cell table:formula="of:=[.C94]*[.$B$14]*[.$B$15]" office:value-type="float" office:value="0" calcext:value-type="float">
            <text:p>0</text:p>
          </table:table-cell>
          <table:table-cell table:formula="of:=[.D94]/[.$B$13]" office:value-type="float" office:value="0" calcext:value-type="float">
            <text:p>0</text:p>
          </table:table-cell>
          <table:table-cell table:formula="of:=[.E94]*[.$B$1]" office:value-type="float" office:value="0" calcext:value-type="float">
            <text:p>0</text:p>
          </table:table-cell>
          <table:table-cell table:formula="of:=[.E94]*[.$B$3]" office:value-type="float" office:value="0" calcext:value-type="float">
            <text:p>0</text:p>
          </table:table-cell>
          <table:table-cell table:formula="of:=[.E94]/[.$B$5]" office:value-type="float" office:value="0" calcext:value-type="float">
            <text:p>0.000</text:p>
          </table:table-cell>
          <table:table-cell table:formula="of:=[.$B$4]*(1-1/(1+[.H94]))" office:value-type="float" office:value="0" calcext:value-type="float">
            <text:p>0</text:p>
          </table:table-cell>
          <table:table-cell table:formula="of:=[.G94]+[.I94]" office:value-type="float" office:value="0" calcext:value-type="float">
            <text:p>0</text:p>
          </table:table-cell>
          <table:table-cell table:formula="of:=[.E94]*[.$B$7]" office:value-type="float" office:value="0" calcext:value-type="float">
            <text:p>0</text:p>
          </table:table-cell>
          <table:table-cell table:formula="of:=[.E94]/[.$B$9]" office:value-type="float" office:value="0" calcext:value-type="float">
            <text:p>0</text:p>
          </table:table-cell>
          <table:table-cell table:formula="of:=[.$B$8]*TANH([.L94])" office:value-type="float" office:value="0" calcext:value-type="float">
            <text:p>0</text:p>
          </table:table-cell>
          <table:table-cell table:formula="of:=[.K94]+[.M94]" office:value-type="float" office:value="0" calcext:value-type="float">
            <text:p>0</text:p>
          </table:table-cell>
          <table:table-cell table:formula="of:=[.O93]+[.E94]*[.$D$88]" office:value-type="float" office:value="0" calcext:value-type="float">
            <text:p>0</text:p>
          </table:table-cell>
          <table:table-cell table:formula="of:=[.O94]+[.F94]" office:value-type="float" office:value="0" calcext:value-type="float">
            <text:p>0</text:p>
          </table:table-cell>
          <table:table-cell table:formula="of:=[.O94]+[.J94]" office:value-type="float" office:value="0" calcext:value-type="float">
            <text:p>0</text:p>
          </table:table-cell>
          <table:table-cell table:formula="of:=[.O94]+[.N94]" office:value-type="float" office:value="0" calcext:value-type="float">
            <text:p>0</text:p>
          </table:table-cell>
          <table:table-cell table:formula="of:=MAX(0; [.$B$2]*0.5 - ABS([.B94]))*[.$D$88]/(([.$B$2]*0.5)^2)" office:value-type="float" office:value="0" calcext:value-type="float">
            <text:p>0</text:p>
          </table:table-cell>
          <table:table-cell table:formula="of:=MAX(0; [.$B$6]*0.5 - ABS([.$B94]))*[.$D$88]/(([.$B$6]*0.5)^2)" office:value-type="float" office:value="0" calcext:value-type="float">
            <text:p>0</text:p>
          </table:table-cell>
          <table:table-cell table:formula="of:=MAX(0; [.$B$10]*0.5 - ABS([.$B94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9" calcext:value-type="float">
            <text:p>-1.9</text:p>
          </table:table-cell>
          <table:table-cell table:formula="of:=[.A95]*[.$B$88]" office:value-type="float" office:value="-0.057" calcext:value-type="float">
            <text:p>-0.057</text:p>
          </table:table-cell>
          <table:table-cell office:value-type="float" office:value="0" calcext:value-type="float">
            <text:p>0</text:p>
          </table:table-cell>
          <table:table-cell table:formula="of:=[.C95]*[.$B$14]*[.$B$15]" office:value-type="float" office:value="0" calcext:value-type="float">
            <text:p>0</text:p>
          </table:table-cell>
          <table:table-cell table:formula="of:=[.D95]/[.$B$13]" office:value-type="float" office:value="0" calcext:value-type="float">
            <text:p>0</text:p>
          </table:table-cell>
          <table:table-cell table:formula="of:=[.E95]*[.$B$1]" office:value-type="float" office:value="0" calcext:value-type="float">
            <text:p>0</text:p>
          </table:table-cell>
          <table:table-cell table:formula="of:=[.E95]*[.$B$3]" office:value-type="float" office:value="0" calcext:value-type="float">
            <text:p>0</text:p>
          </table:table-cell>
          <table:table-cell table:formula="of:=[.E95]/[.$B$5]" office:value-type="float" office:value="0" calcext:value-type="float">
            <text:p>0.000</text:p>
          </table:table-cell>
          <table:table-cell table:formula="of:=[.$B$4]*(1-1/(1+[.H95]))" office:value-type="float" office:value="0" calcext:value-type="float">
            <text:p>0</text:p>
          </table:table-cell>
          <table:table-cell table:formula="of:=[.G95]+[.I95]" office:value-type="float" office:value="0" calcext:value-type="float">
            <text:p>0</text:p>
          </table:table-cell>
          <table:table-cell table:formula="of:=[.E95]*[.$B$7]" office:value-type="float" office:value="0" calcext:value-type="float">
            <text:p>0</text:p>
          </table:table-cell>
          <table:table-cell table:formula="of:=[.E95]/[.$B$9]" office:value-type="float" office:value="0" calcext:value-type="float">
            <text:p>0</text:p>
          </table:table-cell>
          <table:table-cell table:formula="of:=[.$B$8]*TANH([.L95])" office:value-type="float" office:value="0" calcext:value-type="float">
            <text:p>0</text:p>
          </table:table-cell>
          <table:table-cell table:formula="of:=[.K95]+[.M95]" office:value-type="float" office:value="0" calcext:value-type="float">
            <text:p>0</text:p>
          </table:table-cell>
          <table:table-cell table:formula="of:=[.O94]+[.E95]*[.$D$88]" office:value-type="float" office:value="0" calcext:value-type="float">
            <text:p>0</text:p>
          </table:table-cell>
          <table:table-cell table:formula="of:=[.O95]+[.F95]" office:value-type="float" office:value="0" calcext:value-type="float">
            <text:p>0</text:p>
          </table:table-cell>
          <table:table-cell table:formula="of:=[.O95]+[.J95]" office:value-type="float" office:value="0" calcext:value-type="float">
            <text:p>0</text:p>
          </table:table-cell>
          <table:table-cell table:formula="of:=[.O95]+[.N95]" office:value-type="float" office:value="0" calcext:value-type="float">
            <text:p>0</text:p>
          </table:table-cell>
          <table:table-cell table:formula="of:=MAX(0; [.$B$2]*0.5 - ABS([.B95]))*[.$D$88]/(([.$B$2]*0.5)^2)" office:value-type="float" office:value="0" calcext:value-type="float">
            <text:p>0</text:p>
          </table:table-cell>
          <table:table-cell table:formula="of:=MAX(0; [.$B$6]*0.5 - ABS([.$B95]))*[.$D$88]/(([.$B$6]*0.5)^2)" office:value-type="float" office:value="0" calcext:value-type="float">
            <text:p>0</text:p>
          </table:table-cell>
          <table:table-cell table:formula="of:=MAX(0; [.$B$10]*0.5 - ABS([.$B95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88" calcext:value-type="float">
            <text:p>-1.88</text:p>
          </table:table-cell>
          <table:table-cell table:formula="of:=[.A96]*[.$B$88]" office:value-type="float" office:value="-0.0564" calcext:value-type="float">
            <text:p>-0.0564</text:p>
          </table:table-cell>
          <table:table-cell office:value-type="float" office:value="0" calcext:value-type="float">
            <text:p>0</text:p>
          </table:table-cell>
          <table:table-cell table:formula="of:=[.C96]*[.$B$14]*[.$B$15]" office:value-type="float" office:value="0" calcext:value-type="float">
            <text:p>0</text:p>
          </table:table-cell>
          <table:table-cell table:formula="of:=[.D96]/[.$B$13]" office:value-type="float" office:value="0" calcext:value-type="float">
            <text:p>0</text:p>
          </table:table-cell>
          <table:table-cell table:formula="of:=[.E96]*[.$B$1]" office:value-type="float" office:value="0" calcext:value-type="float">
            <text:p>0</text:p>
          </table:table-cell>
          <table:table-cell table:formula="of:=[.E96]*[.$B$3]" office:value-type="float" office:value="0" calcext:value-type="float">
            <text:p>0</text:p>
          </table:table-cell>
          <table:table-cell table:formula="of:=[.E96]/[.$B$5]" office:value-type="float" office:value="0" calcext:value-type="float">
            <text:p>0.000</text:p>
          </table:table-cell>
          <table:table-cell table:formula="of:=[.$B$4]*(1-1/(1+[.H96]))" office:value-type="float" office:value="0" calcext:value-type="float">
            <text:p>0</text:p>
          </table:table-cell>
          <table:table-cell table:formula="of:=[.G96]+[.I96]" office:value-type="float" office:value="0" calcext:value-type="float">
            <text:p>0</text:p>
          </table:table-cell>
          <table:table-cell table:formula="of:=[.E96]*[.$B$7]" office:value-type="float" office:value="0" calcext:value-type="float">
            <text:p>0</text:p>
          </table:table-cell>
          <table:table-cell table:formula="of:=[.E96]/[.$B$9]" office:value-type="float" office:value="0" calcext:value-type="float">
            <text:p>0</text:p>
          </table:table-cell>
          <table:table-cell table:formula="of:=[.$B$8]*TANH([.L96])" office:value-type="float" office:value="0" calcext:value-type="float">
            <text:p>0</text:p>
          </table:table-cell>
          <table:table-cell table:formula="of:=[.K96]+[.M96]" office:value-type="float" office:value="0" calcext:value-type="float">
            <text:p>0</text:p>
          </table:table-cell>
          <table:table-cell table:formula="of:=[.O95]+[.E96]*[.$D$88]" office:value-type="float" office:value="0" calcext:value-type="float">
            <text:p>0</text:p>
          </table:table-cell>
          <table:table-cell table:formula="of:=[.O96]+[.F96]" office:value-type="float" office:value="0" calcext:value-type="float">
            <text:p>0</text:p>
          </table:table-cell>
          <table:table-cell table:formula="of:=[.O96]+[.J96]" office:value-type="float" office:value="0" calcext:value-type="float">
            <text:p>0</text:p>
          </table:table-cell>
          <table:table-cell table:formula="of:=[.O96]+[.N96]" office:value-type="float" office:value="0" calcext:value-type="float">
            <text:p>0</text:p>
          </table:table-cell>
          <table:table-cell table:formula="of:=MAX(0; [.$B$2]*0.5 - ABS([.B96]))*[.$D$88]/(([.$B$2]*0.5)^2)" office:value-type="float" office:value="0" calcext:value-type="float">
            <text:p>0</text:p>
          </table:table-cell>
          <table:table-cell table:formula="of:=MAX(0; [.$B$6]*0.5 - ABS([.$B96]))*[.$D$88]/(([.$B$6]*0.5)^2)" office:value-type="float" office:value="0" calcext:value-type="float">
            <text:p>0</text:p>
          </table:table-cell>
          <table:table-cell table:formula="of:=MAX(0; [.$B$10]*0.5 - ABS([.$B96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86" calcext:value-type="float">
            <text:p>-1.86</text:p>
          </table:table-cell>
          <table:table-cell table:formula="of:=[.A97]*[.$B$88]" office:value-type="float" office:value="-0.0558" calcext:value-type="float">
            <text:p>-0.0558</text:p>
          </table:table-cell>
          <table:table-cell office:value-type="float" office:value="0" calcext:value-type="float">
            <text:p>0</text:p>
          </table:table-cell>
          <table:table-cell table:formula="of:=[.C97]*[.$B$14]*[.$B$15]" office:value-type="float" office:value="0" calcext:value-type="float">
            <text:p>0</text:p>
          </table:table-cell>
          <table:table-cell table:formula="of:=[.D97]/[.$B$13]" office:value-type="float" office:value="0" calcext:value-type="float">
            <text:p>0</text:p>
          </table:table-cell>
          <table:table-cell table:formula="of:=[.E97]*[.$B$1]" office:value-type="float" office:value="0" calcext:value-type="float">
            <text:p>0</text:p>
          </table:table-cell>
          <table:table-cell table:formula="of:=[.E97]*[.$B$3]" office:value-type="float" office:value="0" calcext:value-type="float">
            <text:p>0</text:p>
          </table:table-cell>
          <table:table-cell table:formula="of:=[.E97]/[.$B$5]" office:value-type="float" office:value="0" calcext:value-type="float">
            <text:p>0.000</text:p>
          </table:table-cell>
          <table:table-cell table:formula="of:=[.$B$4]*(1-1/(1+[.H97]))" office:value-type="float" office:value="0" calcext:value-type="float">
            <text:p>0</text:p>
          </table:table-cell>
          <table:table-cell table:formula="of:=[.G97]+[.I97]" office:value-type="float" office:value="0" calcext:value-type="float">
            <text:p>0</text:p>
          </table:table-cell>
          <table:table-cell table:formula="of:=[.E97]*[.$B$7]" office:value-type="float" office:value="0" calcext:value-type="float">
            <text:p>0</text:p>
          </table:table-cell>
          <table:table-cell table:formula="of:=[.E97]/[.$B$9]" office:value-type="float" office:value="0" calcext:value-type="float">
            <text:p>0</text:p>
          </table:table-cell>
          <table:table-cell table:formula="of:=[.$B$8]*TANH([.L97])" office:value-type="float" office:value="0" calcext:value-type="float">
            <text:p>0</text:p>
          </table:table-cell>
          <table:table-cell table:formula="of:=[.K97]+[.M97]" office:value-type="float" office:value="0" calcext:value-type="float">
            <text:p>0</text:p>
          </table:table-cell>
          <table:table-cell table:formula="of:=[.O96]+[.E97]*[.$D$88]" office:value-type="float" office:value="0" calcext:value-type="float">
            <text:p>0</text:p>
          </table:table-cell>
          <table:table-cell table:formula="of:=[.O97]+[.F97]" office:value-type="float" office:value="0" calcext:value-type="float">
            <text:p>0</text:p>
          </table:table-cell>
          <table:table-cell table:formula="of:=[.O97]+[.J97]" office:value-type="float" office:value="0" calcext:value-type="float">
            <text:p>0</text:p>
          </table:table-cell>
          <table:table-cell table:formula="of:=[.O97]+[.N97]" office:value-type="float" office:value="0" calcext:value-type="float">
            <text:p>0</text:p>
          </table:table-cell>
          <table:table-cell table:formula="of:=MAX(0; [.$B$2]*0.5 - ABS([.B97]))*[.$D$88]/(([.$B$2]*0.5)^2)" office:value-type="float" office:value="0" calcext:value-type="float">
            <text:p>0</text:p>
          </table:table-cell>
          <table:table-cell table:formula="of:=MAX(0; [.$B$6]*0.5 - ABS([.$B97]))*[.$D$88]/(([.$B$6]*0.5)^2)" office:value-type="float" office:value="0" calcext:value-type="float">
            <text:p>0</text:p>
          </table:table-cell>
          <table:table-cell table:formula="of:=MAX(0; [.$B$10]*0.5 - ABS([.$B97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84" calcext:value-type="float">
            <text:p>-1.84</text:p>
          </table:table-cell>
          <table:table-cell table:formula="of:=[.A98]*[.$B$88]" office:value-type="float" office:value="-0.0552" calcext:value-type="float">
            <text:p>-0.0552</text:p>
          </table:table-cell>
          <table:table-cell office:value-type="float" office:value="0" calcext:value-type="float">
            <text:p>0</text:p>
          </table:table-cell>
          <table:table-cell table:formula="of:=[.C98]*[.$B$14]*[.$B$15]" office:value-type="float" office:value="0" calcext:value-type="float">
            <text:p>0</text:p>
          </table:table-cell>
          <table:table-cell table:formula="of:=[.D98]/[.$B$13]" office:value-type="float" office:value="0" calcext:value-type="float">
            <text:p>0</text:p>
          </table:table-cell>
          <table:table-cell table:formula="of:=[.E98]*[.$B$1]" office:value-type="float" office:value="0" calcext:value-type="float">
            <text:p>0</text:p>
          </table:table-cell>
          <table:table-cell table:formula="of:=[.E98]*[.$B$3]" office:value-type="float" office:value="0" calcext:value-type="float">
            <text:p>0</text:p>
          </table:table-cell>
          <table:table-cell table:formula="of:=[.E98]/[.$B$5]" office:value-type="float" office:value="0" calcext:value-type="float">
            <text:p>0.000</text:p>
          </table:table-cell>
          <table:table-cell table:formula="of:=[.$B$4]*(1-1/(1+[.H98]))" office:value-type="float" office:value="0" calcext:value-type="float">
            <text:p>0</text:p>
          </table:table-cell>
          <table:table-cell table:formula="of:=[.G98]+[.I98]" office:value-type="float" office:value="0" calcext:value-type="float">
            <text:p>0</text:p>
          </table:table-cell>
          <table:table-cell table:formula="of:=[.E98]*[.$B$7]" office:value-type="float" office:value="0" calcext:value-type="float">
            <text:p>0</text:p>
          </table:table-cell>
          <table:table-cell table:formula="of:=[.E98]/[.$B$9]" office:value-type="float" office:value="0" calcext:value-type="float">
            <text:p>0</text:p>
          </table:table-cell>
          <table:table-cell table:formula="of:=[.$B$8]*TANH([.L98])" office:value-type="float" office:value="0" calcext:value-type="float">
            <text:p>0</text:p>
          </table:table-cell>
          <table:table-cell table:formula="of:=[.K98]+[.M98]" office:value-type="float" office:value="0" calcext:value-type="float">
            <text:p>0</text:p>
          </table:table-cell>
          <table:table-cell table:formula="of:=[.O97]+[.E98]*[.$D$88]" office:value-type="float" office:value="0" calcext:value-type="float">
            <text:p>0</text:p>
          </table:table-cell>
          <table:table-cell table:formula="of:=[.O98]+[.F98]" office:value-type="float" office:value="0" calcext:value-type="float">
            <text:p>0</text:p>
          </table:table-cell>
          <table:table-cell table:formula="of:=[.O98]+[.J98]" office:value-type="float" office:value="0" calcext:value-type="float">
            <text:p>0</text:p>
          </table:table-cell>
          <table:table-cell table:formula="of:=[.O98]+[.N98]" office:value-type="float" office:value="0" calcext:value-type="float">
            <text:p>0</text:p>
          </table:table-cell>
          <table:table-cell table:formula="of:=MAX(0; [.$B$2]*0.5 - ABS([.B98]))*[.$D$88]/(([.$B$2]*0.5)^2)" office:value-type="float" office:value="0" calcext:value-type="float">
            <text:p>0</text:p>
          </table:table-cell>
          <table:table-cell table:formula="of:=MAX(0; [.$B$6]*0.5 - ABS([.$B98]))*[.$D$88]/(([.$B$6]*0.5)^2)" office:value-type="float" office:value="0" calcext:value-type="float">
            <text:p>0</text:p>
          </table:table-cell>
          <table:table-cell table:formula="of:=MAX(0; [.$B$10]*0.5 - ABS([.$B98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82" calcext:value-type="float">
            <text:p>-1.82</text:p>
          </table:table-cell>
          <table:table-cell table:formula="of:=[.A99]*[.$B$88]" office:value-type="float" office:value="-0.0546" calcext:value-type="float">
            <text:p>-0.0546</text:p>
          </table:table-cell>
          <table:table-cell office:value-type="float" office:value="0" calcext:value-type="float">
            <text:p>0</text:p>
          </table:table-cell>
          <table:table-cell table:formula="of:=[.C99]*[.$B$14]*[.$B$15]" office:value-type="float" office:value="0" calcext:value-type="float">
            <text:p>0</text:p>
          </table:table-cell>
          <table:table-cell table:formula="of:=[.D99]/[.$B$13]" office:value-type="float" office:value="0" calcext:value-type="float">
            <text:p>0</text:p>
          </table:table-cell>
          <table:table-cell table:formula="of:=[.E99]*[.$B$1]" office:value-type="float" office:value="0" calcext:value-type="float">
            <text:p>0</text:p>
          </table:table-cell>
          <table:table-cell table:formula="of:=[.E99]*[.$B$3]" office:value-type="float" office:value="0" calcext:value-type="float">
            <text:p>0</text:p>
          </table:table-cell>
          <table:table-cell table:formula="of:=[.E99]/[.$B$5]" office:value-type="float" office:value="0" calcext:value-type="float">
            <text:p>0.000</text:p>
          </table:table-cell>
          <table:table-cell table:formula="of:=[.$B$4]*(1-1/(1+[.H99]))" office:value-type="float" office:value="0" calcext:value-type="float">
            <text:p>0</text:p>
          </table:table-cell>
          <table:table-cell table:formula="of:=[.G99]+[.I99]" office:value-type="float" office:value="0" calcext:value-type="float">
            <text:p>0</text:p>
          </table:table-cell>
          <table:table-cell table:formula="of:=[.E99]*[.$B$7]" office:value-type="float" office:value="0" calcext:value-type="float">
            <text:p>0</text:p>
          </table:table-cell>
          <table:table-cell table:formula="of:=[.E99]/[.$B$9]" office:value-type="float" office:value="0" calcext:value-type="float">
            <text:p>0</text:p>
          </table:table-cell>
          <table:table-cell table:formula="of:=[.$B$8]*TANH([.L99])" office:value-type="float" office:value="0" calcext:value-type="float">
            <text:p>0</text:p>
          </table:table-cell>
          <table:table-cell table:formula="of:=[.K99]+[.M99]" office:value-type="float" office:value="0" calcext:value-type="float">
            <text:p>0</text:p>
          </table:table-cell>
          <table:table-cell table:formula="of:=[.O98]+[.E99]*[.$D$88]" office:value-type="float" office:value="0" calcext:value-type="float">
            <text:p>0</text:p>
          </table:table-cell>
          <table:table-cell table:formula="of:=[.O99]+[.F99]" office:value-type="float" office:value="0" calcext:value-type="float">
            <text:p>0</text:p>
          </table:table-cell>
          <table:table-cell table:formula="of:=[.O99]+[.J99]" office:value-type="float" office:value="0" calcext:value-type="float">
            <text:p>0</text:p>
          </table:table-cell>
          <table:table-cell table:formula="of:=[.O99]+[.N99]" office:value-type="float" office:value="0" calcext:value-type="float">
            <text:p>0</text:p>
          </table:table-cell>
          <table:table-cell table:formula="of:=MAX(0; [.$B$2]*0.5 - ABS([.B99]))*[.$D$88]/(([.$B$2]*0.5)^2)" office:value-type="float" office:value="0" calcext:value-type="float">
            <text:p>0</text:p>
          </table:table-cell>
          <table:table-cell table:formula="of:=MAX(0; [.$B$6]*0.5 - ABS([.$B99]))*[.$D$88]/(([.$B$6]*0.5)^2)" office:value-type="float" office:value="0" calcext:value-type="float">
            <text:p>0</text:p>
          </table:table-cell>
          <table:table-cell table:formula="of:=MAX(0; [.$B$10]*0.5 - ABS([.$B99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8" calcext:value-type="float">
            <text:p>-1.8</text:p>
          </table:table-cell>
          <table:table-cell table:formula="of:=[.A100]*[.$B$88]" office:value-type="float" office:value="-0.054" calcext:value-type="float">
            <text:p>-0.054</text:p>
          </table:table-cell>
          <table:table-cell office:value-type="float" office:value="0" calcext:value-type="float">
            <text:p>0</text:p>
          </table:table-cell>
          <table:table-cell table:formula="of:=[.C100]*[.$B$14]*[.$B$15]" office:value-type="float" office:value="0" calcext:value-type="float">
            <text:p>0</text:p>
          </table:table-cell>
          <table:table-cell table:formula="of:=[.D100]/[.$B$13]" office:value-type="float" office:value="0" calcext:value-type="float">
            <text:p>0</text:p>
          </table:table-cell>
          <table:table-cell table:formula="of:=[.E100]*[.$B$1]" office:value-type="float" office:value="0" calcext:value-type="float">
            <text:p>0</text:p>
          </table:table-cell>
          <table:table-cell table:formula="of:=[.E100]*[.$B$3]" office:value-type="float" office:value="0" calcext:value-type="float">
            <text:p>0</text:p>
          </table:table-cell>
          <table:table-cell table:formula="of:=[.E100]/[.$B$5]" office:value-type="float" office:value="0" calcext:value-type="float">
            <text:p>0.000</text:p>
          </table:table-cell>
          <table:table-cell table:formula="of:=[.$B$4]*(1-1/(1+[.H100]))" office:value-type="float" office:value="0" calcext:value-type="float">
            <text:p>0</text:p>
          </table:table-cell>
          <table:table-cell table:formula="of:=[.G100]+[.I100]" office:value-type="float" office:value="0" calcext:value-type="float">
            <text:p>0</text:p>
          </table:table-cell>
          <table:table-cell table:formula="of:=[.E100]*[.$B$7]" office:value-type="float" office:value="0" calcext:value-type="float">
            <text:p>0</text:p>
          </table:table-cell>
          <table:table-cell table:formula="of:=[.E100]/[.$B$9]" office:value-type="float" office:value="0" calcext:value-type="float">
            <text:p>0</text:p>
          </table:table-cell>
          <table:table-cell table:formula="of:=[.$B$8]*TANH([.L100])" office:value-type="float" office:value="0" calcext:value-type="float">
            <text:p>0</text:p>
          </table:table-cell>
          <table:table-cell table:formula="of:=[.K100]+[.M100]" office:value-type="float" office:value="0" calcext:value-type="float">
            <text:p>0</text:p>
          </table:table-cell>
          <table:table-cell table:formula="of:=[.O99]+[.E100]*[.$D$88]" office:value-type="float" office:value="0" calcext:value-type="float">
            <text:p>0</text:p>
          </table:table-cell>
          <table:table-cell table:formula="of:=[.O100]+[.F100]" office:value-type="float" office:value="0" calcext:value-type="float">
            <text:p>0</text:p>
          </table:table-cell>
          <table:table-cell table:formula="of:=[.O100]+[.J100]" office:value-type="float" office:value="0" calcext:value-type="float">
            <text:p>0</text:p>
          </table:table-cell>
          <table:table-cell table:formula="of:=[.O100]+[.N100]" office:value-type="float" office:value="0" calcext:value-type="float">
            <text:p>0</text:p>
          </table:table-cell>
          <table:table-cell table:formula="of:=MAX(0; [.$B$2]*0.5 - ABS([.B100]))*[.$D$88]/(([.$B$2]*0.5)^2)" office:value-type="float" office:value="0" calcext:value-type="float">
            <text:p>0</text:p>
          </table:table-cell>
          <table:table-cell table:formula="of:=MAX(0; [.$B$6]*0.5 - ABS([.$B100]))*[.$D$88]/(([.$B$6]*0.5)^2)" office:value-type="float" office:value="0" calcext:value-type="float">
            <text:p>0</text:p>
          </table:table-cell>
          <table:table-cell table:formula="of:=MAX(0; [.$B$10]*0.5 - ABS([.$B100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78" calcext:value-type="float">
            <text:p>-1.78</text:p>
          </table:table-cell>
          <table:table-cell table:formula="of:=[.A101]*[.$B$88]" office:value-type="float" office:value="-0.0534" calcext:value-type="float">
            <text:p>-0.0534</text:p>
          </table:table-cell>
          <table:table-cell office:value-type="float" office:value="0" calcext:value-type="float">
            <text:p>0</text:p>
          </table:table-cell>
          <table:table-cell table:formula="of:=[.C101]*[.$B$14]*[.$B$15]" office:value-type="float" office:value="0" calcext:value-type="float">
            <text:p>0</text:p>
          </table:table-cell>
          <table:table-cell table:formula="of:=[.D101]/[.$B$13]" office:value-type="float" office:value="0" calcext:value-type="float">
            <text:p>0</text:p>
          </table:table-cell>
          <table:table-cell table:formula="of:=[.E101]*[.$B$1]" office:value-type="float" office:value="0" calcext:value-type="float">
            <text:p>0</text:p>
          </table:table-cell>
          <table:table-cell table:formula="of:=[.E101]*[.$B$3]" office:value-type="float" office:value="0" calcext:value-type="float">
            <text:p>0</text:p>
          </table:table-cell>
          <table:table-cell table:formula="of:=[.E101]/[.$B$5]" office:value-type="float" office:value="0" calcext:value-type="float">
            <text:p>0.000</text:p>
          </table:table-cell>
          <table:table-cell table:formula="of:=[.$B$4]*(1-1/(1+[.H101]))" office:value-type="float" office:value="0" calcext:value-type="float">
            <text:p>0</text:p>
          </table:table-cell>
          <table:table-cell table:formula="of:=[.G101]+[.I101]" office:value-type="float" office:value="0" calcext:value-type="float">
            <text:p>0</text:p>
          </table:table-cell>
          <table:table-cell table:formula="of:=[.E101]*[.$B$7]" office:value-type="float" office:value="0" calcext:value-type="float">
            <text:p>0</text:p>
          </table:table-cell>
          <table:table-cell table:formula="of:=[.E101]/[.$B$9]" office:value-type="float" office:value="0" calcext:value-type="float">
            <text:p>0</text:p>
          </table:table-cell>
          <table:table-cell table:formula="of:=[.$B$8]*TANH([.L101])" office:value-type="float" office:value="0" calcext:value-type="float">
            <text:p>0</text:p>
          </table:table-cell>
          <table:table-cell table:formula="of:=[.K101]+[.M101]" office:value-type="float" office:value="0" calcext:value-type="float">
            <text:p>0</text:p>
          </table:table-cell>
          <table:table-cell table:formula="of:=[.O100]+[.E101]*[.$D$88]" office:value-type="float" office:value="0" calcext:value-type="float">
            <text:p>0</text:p>
          </table:table-cell>
          <table:table-cell table:formula="of:=[.O101]+[.F101]" office:value-type="float" office:value="0" calcext:value-type="float">
            <text:p>0</text:p>
          </table:table-cell>
          <table:table-cell table:formula="of:=[.O101]+[.J101]" office:value-type="float" office:value="0" calcext:value-type="float">
            <text:p>0</text:p>
          </table:table-cell>
          <table:table-cell table:formula="of:=[.O101]+[.N101]" office:value-type="float" office:value="0" calcext:value-type="float">
            <text:p>0</text:p>
          </table:table-cell>
          <table:table-cell table:formula="of:=MAX(0; [.$B$2]*0.5 - ABS([.B101]))*[.$D$88]/(([.$B$2]*0.5)^2)" office:value-type="float" office:value="0" calcext:value-type="float">
            <text:p>0</text:p>
          </table:table-cell>
          <table:table-cell table:formula="of:=MAX(0; [.$B$6]*0.5 - ABS([.$B101]))*[.$D$88]/(([.$B$6]*0.5)^2)" office:value-type="float" office:value="0" calcext:value-type="float">
            <text:p>0</text:p>
          </table:table-cell>
          <table:table-cell table:formula="of:=MAX(0; [.$B$10]*0.5 - ABS([.$B101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76" calcext:value-type="float">
            <text:p>-1.76</text:p>
          </table:table-cell>
          <table:table-cell table:formula="of:=[.A102]*[.$B$88]" office:value-type="float" office:value="-0.0528" calcext:value-type="float">
            <text:p>-0.0528</text:p>
          </table:table-cell>
          <table:table-cell office:value-type="float" office:value="0" calcext:value-type="float">
            <text:p>0</text:p>
          </table:table-cell>
          <table:table-cell table:formula="of:=[.C102]*[.$B$14]*[.$B$15]" office:value-type="float" office:value="0" calcext:value-type="float">
            <text:p>0</text:p>
          </table:table-cell>
          <table:table-cell table:formula="of:=[.D102]/[.$B$13]" office:value-type="float" office:value="0" calcext:value-type="float">
            <text:p>0</text:p>
          </table:table-cell>
          <table:table-cell table:formula="of:=[.E102]*[.$B$1]" office:value-type="float" office:value="0" calcext:value-type="float">
            <text:p>0</text:p>
          </table:table-cell>
          <table:table-cell table:formula="of:=[.E102]*[.$B$3]" office:value-type="float" office:value="0" calcext:value-type="float">
            <text:p>0</text:p>
          </table:table-cell>
          <table:table-cell table:formula="of:=[.E102]/[.$B$5]" office:value-type="float" office:value="0" calcext:value-type="float">
            <text:p>0.000</text:p>
          </table:table-cell>
          <table:table-cell table:formula="of:=[.$B$4]*(1-1/(1+[.H102]))" office:value-type="float" office:value="0" calcext:value-type="float">
            <text:p>0</text:p>
          </table:table-cell>
          <table:table-cell table:formula="of:=[.G102]+[.I102]" office:value-type="float" office:value="0" calcext:value-type="float">
            <text:p>0</text:p>
          </table:table-cell>
          <table:table-cell table:formula="of:=[.E102]*[.$B$7]" office:value-type="float" office:value="0" calcext:value-type="float">
            <text:p>0</text:p>
          </table:table-cell>
          <table:table-cell table:formula="of:=[.E102]/[.$B$9]" office:value-type="float" office:value="0" calcext:value-type="float">
            <text:p>0</text:p>
          </table:table-cell>
          <table:table-cell table:formula="of:=[.$B$8]*TANH([.L102])" office:value-type="float" office:value="0" calcext:value-type="float">
            <text:p>0</text:p>
          </table:table-cell>
          <table:table-cell table:formula="of:=[.K102]+[.M102]" office:value-type="float" office:value="0" calcext:value-type="float">
            <text:p>0</text:p>
          </table:table-cell>
          <table:table-cell table:formula="of:=[.O101]+[.E102]*[.$D$88]" office:value-type="float" office:value="0" calcext:value-type="float">
            <text:p>0</text:p>
          </table:table-cell>
          <table:table-cell table:formula="of:=[.O102]+[.F102]" office:value-type="float" office:value="0" calcext:value-type="float">
            <text:p>0</text:p>
          </table:table-cell>
          <table:table-cell table:formula="of:=[.O102]+[.J102]" office:value-type="float" office:value="0" calcext:value-type="float">
            <text:p>0</text:p>
          </table:table-cell>
          <table:table-cell table:formula="of:=[.O102]+[.N102]" office:value-type="float" office:value="0" calcext:value-type="float">
            <text:p>0</text:p>
          </table:table-cell>
          <table:table-cell table:formula="of:=MAX(0; [.$B$2]*0.5 - ABS([.B102]))*[.$D$88]/(([.$B$2]*0.5)^2)" office:value-type="float" office:value="0" calcext:value-type="float">
            <text:p>0</text:p>
          </table:table-cell>
          <table:table-cell table:formula="of:=MAX(0; [.$B$6]*0.5 - ABS([.$B102]))*[.$D$88]/(([.$B$6]*0.5)^2)" office:value-type="float" office:value="0" calcext:value-type="float">
            <text:p>0</text:p>
          </table:table-cell>
          <table:table-cell table:formula="of:=MAX(0; [.$B$10]*0.5 - ABS([.$B102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74" calcext:value-type="float">
            <text:p>-1.74</text:p>
          </table:table-cell>
          <table:table-cell table:formula="of:=[.A103]*[.$B$88]" office:value-type="float" office:value="-0.0522" calcext:value-type="float">
            <text:p>-0.0522</text:p>
          </table:table-cell>
          <table:table-cell office:value-type="float" office:value="0" calcext:value-type="float">
            <text:p>0</text:p>
          </table:table-cell>
          <table:table-cell table:formula="of:=[.C103]*[.$B$14]*[.$B$15]" office:value-type="float" office:value="0" calcext:value-type="float">
            <text:p>0</text:p>
          </table:table-cell>
          <table:table-cell table:formula="of:=[.D103]/[.$B$13]" office:value-type="float" office:value="0" calcext:value-type="float">
            <text:p>0</text:p>
          </table:table-cell>
          <table:table-cell table:formula="of:=[.E103]*[.$B$1]" office:value-type="float" office:value="0" calcext:value-type="float">
            <text:p>0</text:p>
          </table:table-cell>
          <table:table-cell table:formula="of:=[.E103]*[.$B$3]" office:value-type="float" office:value="0" calcext:value-type="float">
            <text:p>0</text:p>
          </table:table-cell>
          <table:table-cell table:formula="of:=[.E103]/[.$B$5]" office:value-type="float" office:value="0" calcext:value-type="float">
            <text:p>0.000</text:p>
          </table:table-cell>
          <table:table-cell table:formula="of:=[.$B$4]*(1-1/(1+[.H103]))" office:value-type="float" office:value="0" calcext:value-type="float">
            <text:p>0</text:p>
          </table:table-cell>
          <table:table-cell table:formula="of:=[.G103]+[.I103]" office:value-type="float" office:value="0" calcext:value-type="float">
            <text:p>0</text:p>
          </table:table-cell>
          <table:table-cell table:formula="of:=[.E103]*[.$B$7]" office:value-type="float" office:value="0" calcext:value-type="float">
            <text:p>0</text:p>
          </table:table-cell>
          <table:table-cell table:formula="of:=[.E103]/[.$B$9]" office:value-type="float" office:value="0" calcext:value-type="float">
            <text:p>0</text:p>
          </table:table-cell>
          <table:table-cell table:formula="of:=[.$B$8]*TANH([.L103])" office:value-type="float" office:value="0" calcext:value-type="float">
            <text:p>0</text:p>
          </table:table-cell>
          <table:table-cell table:formula="of:=[.K103]+[.M103]" office:value-type="float" office:value="0" calcext:value-type="float">
            <text:p>0</text:p>
          </table:table-cell>
          <table:table-cell table:formula="of:=[.O102]+[.E103]*[.$D$88]" office:value-type="float" office:value="0" calcext:value-type="float">
            <text:p>0</text:p>
          </table:table-cell>
          <table:table-cell table:formula="of:=[.O103]+[.F103]" office:value-type="float" office:value="0" calcext:value-type="float">
            <text:p>0</text:p>
          </table:table-cell>
          <table:table-cell table:formula="of:=[.O103]+[.J103]" office:value-type="float" office:value="0" calcext:value-type="float">
            <text:p>0</text:p>
          </table:table-cell>
          <table:table-cell table:formula="of:=[.O103]+[.N103]" office:value-type="float" office:value="0" calcext:value-type="float">
            <text:p>0</text:p>
          </table:table-cell>
          <table:table-cell table:formula="of:=MAX(0; [.$B$2]*0.5 - ABS([.B103]))*[.$D$88]/(([.$B$2]*0.5)^2)" office:value-type="float" office:value="0" calcext:value-type="float">
            <text:p>0</text:p>
          </table:table-cell>
          <table:table-cell table:formula="of:=MAX(0; [.$B$6]*0.5 - ABS([.$B103]))*[.$D$88]/(([.$B$6]*0.5)^2)" office:value-type="float" office:value="0" calcext:value-type="float">
            <text:p>0</text:p>
          </table:table-cell>
          <table:table-cell table:formula="of:=MAX(0; [.$B$10]*0.5 - ABS([.$B103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72" calcext:value-type="float">
            <text:p>-1.72</text:p>
          </table:table-cell>
          <table:table-cell table:formula="of:=[.A104]*[.$B$88]" office:value-type="float" office:value="-0.0516" calcext:value-type="float">
            <text:p>-0.0516</text:p>
          </table:table-cell>
          <table:table-cell office:value-type="float" office:value="0" calcext:value-type="float">
            <text:p>0</text:p>
          </table:table-cell>
          <table:table-cell table:formula="of:=[.C104]*[.$B$14]*[.$B$15]" office:value-type="float" office:value="0" calcext:value-type="float">
            <text:p>0</text:p>
          </table:table-cell>
          <table:table-cell table:formula="of:=[.D104]/[.$B$13]" office:value-type="float" office:value="0" calcext:value-type="float">
            <text:p>0</text:p>
          </table:table-cell>
          <table:table-cell table:formula="of:=[.E104]*[.$B$1]" office:value-type="float" office:value="0" calcext:value-type="float">
            <text:p>0</text:p>
          </table:table-cell>
          <table:table-cell table:formula="of:=[.E104]*[.$B$3]" office:value-type="float" office:value="0" calcext:value-type="float">
            <text:p>0</text:p>
          </table:table-cell>
          <table:table-cell table:formula="of:=[.E104]/[.$B$5]" office:value-type="float" office:value="0" calcext:value-type="float">
            <text:p>0.000</text:p>
          </table:table-cell>
          <table:table-cell table:formula="of:=[.$B$4]*(1-1/(1+[.H104]))" office:value-type="float" office:value="0" calcext:value-type="float">
            <text:p>0</text:p>
          </table:table-cell>
          <table:table-cell table:formula="of:=[.G104]+[.I104]" office:value-type="float" office:value="0" calcext:value-type="float">
            <text:p>0</text:p>
          </table:table-cell>
          <table:table-cell table:formula="of:=[.E104]*[.$B$7]" office:value-type="float" office:value="0" calcext:value-type="float">
            <text:p>0</text:p>
          </table:table-cell>
          <table:table-cell table:formula="of:=[.E104]/[.$B$9]" office:value-type="float" office:value="0" calcext:value-type="float">
            <text:p>0</text:p>
          </table:table-cell>
          <table:table-cell table:formula="of:=[.$B$8]*TANH([.L104])" office:value-type="float" office:value="0" calcext:value-type="float">
            <text:p>0</text:p>
          </table:table-cell>
          <table:table-cell table:formula="of:=[.K104]+[.M104]" office:value-type="float" office:value="0" calcext:value-type="float">
            <text:p>0</text:p>
          </table:table-cell>
          <table:table-cell table:formula="of:=[.O103]+[.E104]*[.$D$88]" office:value-type="float" office:value="0" calcext:value-type="float">
            <text:p>0</text:p>
          </table:table-cell>
          <table:table-cell table:formula="of:=[.O104]+[.F104]" office:value-type="float" office:value="0" calcext:value-type="float">
            <text:p>0</text:p>
          </table:table-cell>
          <table:table-cell table:formula="of:=[.O104]+[.J104]" office:value-type="float" office:value="0" calcext:value-type="float">
            <text:p>0</text:p>
          </table:table-cell>
          <table:table-cell table:formula="of:=[.O104]+[.N104]" office:value-type="float" office:value="0" calcext:value-type="float">
            <text:p>0</text:p>
          </table:table-cell>
          <table:table-cell table:formula="of:=MAX(0; [.$B$2]*0.5 - ABS([.B104]))*[.$D$88]/(([.$B$2]*0.5)^2)" office:value-type="float" office:value="0" calcext:value-type="float">
            <text:p>0</text:p>
          </table:table-cell>
          <table:table-cell table:formula="of:=MAX(0; [.$B$6]*0.5 - ABS([.$B104]))*[.$D$88]/(([.$B$6]*0.5)^2)" office:value-type="float" office:value="0" calcext:value-type="float">
            <text:p>0</text:p>
          </table:table-cell>
          <table:table-cell table:formula="of:=MAX(0; [.$B$10]*0.5 - ABS([.$B104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7" calcext:value-type="float">
            <text:p>-1.7</text:p>
          </table:table-cell>
          <table:table-cell table:formula="of:=[.A105]*[.$B$88]" office:value-type="float" office:value="-0.051" calcext:value-type="float">
            <text:p>-0.051</text:p>
          </table:table-cell>
          <table:table-cell office:value-type="float" office:value="0" calcext:value-type="float">
            <text:p>0</text:p>
          </table:table-cell>
          <table:table-cell table:formula="of:=[.C105]*[.$B$14]*[.$B$15]" office:value-type="float" office:value="0" calcext:value-type="float">
            <text:p>0</text:p>
          </table:table-cell>
          <table:table-cell table:formula="of:=[.D105]/[.$B$13]" office:value-type="float" office:value="0" calcext:value-type="float">
            <text:p>0</text:p>
          </table:table-cell>
          <table:table-cell table:formula="of:=[.E105]*[.$B$1]" office:value-type="float" office:value="0" calcext:value-type="float">
            <text:p>0</text:p>
          </table:table-cell>
          <table:table-cell table:formula="of:=[.E105]*[.$B$3]" office:value-type="float" office:value="0" calcext:value-type="float">
            <text:p>0</text:p>
          </table:table-cell>
          <table:table-cell table:formula="of:=[.E105]/[.$B$5]" office:value-type="float" office:value="0" calcext:value-type="float">
            <text:p>0.000</text:p>
          </table:table-cell>
          <table:table-cell table:formula="of:=[.$B$4]*(1-1/(1+[.H105]))" office:value-type="float" office:value="0" calcext:value-type="float">
            <text:p>0</text:p>
          </table:table-cell>
          <table:table-cell table:formula="of:=[.G105]+[.I105]" office:value-type="float" office:value="0" calcext:value-type="float">
            <text:p>0</text:p>
          </table:table-cell>
          <table:table-cell table:formula="of:=[.E105]*[.$B$7]" office:value-type="float" office:value="0" calcext:value-type="float">
            <text:p>0</text:p>
          </table:table-cell>
          <table:table-cell table:formula="of:=[.E105]/[.$B$9]" office:value-type="float" office:value="0" calcext:value-type="float">
            <text:p>0</text:p>
          </table:table-cell>
          <table:table-cell table:formula="of:=[.$B$8]*TANH([.L105])" office:value-type="float" office:value="0" calcext:value-type="float">
            <text:p>0</text:p>
          </table:table-cell>
          <table:table-cell table:formula="of:=[.K105]+[.M105]" office:value-type="float" office:value="0" calcext:value-type="float">
            <text:p>0</text:p>
          </table:table-cell>
          <table:table-cell table:formula="of:=[.O104]+[.E105]*[.$D$88]" office:value-type="float" office:value="0" calcext:value-type="float">
            <text:p>0</text:p>
          </table:table-cell>
          <table:table-cell table:formula="of:=[.O105]+[.F105]" office:value-type="float" office:value="0" calcext:value-type="float">
            <text:p>0</text:p>
          </table:table-cell>
          <table:table-cell table:formula="of:=[.O105]+[.J105]" office:value-type="float" office:value="0" calcext:value-type="float">
            <text:p>0</text:p>
          </table:table-cell>
          <table:table-cell table:formula="of:=[.O105]+[.N105]" office:value-type="float" office:value="0" calcext:value-type="float">
            <text:p>0</text:p>
          </table:table-cell>
          <table:table-cell table:formula="of:=MAX(0; [.$B$2]*0.5 - ABS([.B105]))*[.$D$88]/(([.$B$2]*0.5)^2)" office:value-type="float" office:value="0" calcext:value-type="float">
            <text:p>0</text:p>
          </table:table-cell>
          <table:table-cell table:formula="of:=MAX(0; [.$B$6]*0.5 - ABS([.$B105]))*[.$D$88]/(([.$B$6]*0.5)^2)" office:value-type="float" office:value="0" calcext:value-type="float">
            <text:p>0</text:p>
          </table:table-cell>
          <table:table-cell table:formula="of:=MAX(0; [.$B$10]*0.5 - ABS([.$B105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68" calcext:value-type="float">
            <text:p>-1.68</text:p>
          </table:table-cell>
          <table:table-cell table:formula="of:=[.A106]*[.$B$88]" office:value-type="float" office:value="-0.0504" calcext:value-type="float">
            <text:p>-0.0504</text:p>
          </table:table-cell>
          <table:table-cell office:value-type="float" office:value="0" calcext:value-type="float">
            <text:p>0</text:p>
          </table:table-cell>
          <table:table-cell table:formula="of:=[.C106]*[.$B$14]*[.$B$15]" office:value-type="float" office:value="0" calcext:value-type="float">
            <text:p>0</text:p>
          </table:table-cell>
          <table:table-cell table:formula="of:=[.D106]/[.$B$13]" office:value-type="float" office:value="0" calcext:value-type="float">
            <text:p>0</text:p>
          </table:table-cell>
          <table:table-cell table:formula="of:=[.E106]*[.$B$1]" office:value-type="float" office:value="0" calcext:value-type="float">
            <text:p>0</text:p>
          </table:table-cell>
          <table:table-cell table:formula="of:=[.E106]*[.$B$3]" office:value-type="float" office:value="0" calcext:value-type="float">
            <text:p>0</text:p>
          </table:table-cell>
          <table:table-cell table:formula="of:=[.E106]/[.$B$5]" office:value-type="float" office:value="0" calcext:value-type="float">
            <text:p>0.000</text:p>
          </table:table-cell>
          <table:table-cell table:formula="of:=[.$B$4]*(1-1/(1+[.H106]))" office:value-type="float" office:value="0" calcext:value-type="float">
            <text:p>0</text:p>
          </table:table-cell>
          <table:table-cell table:formula="of:=[.G106]+[.I106]" office:value-type="float" office:value="0" calcext:value-type="float">
            <text:p>0</text:p>
          </table:table-cell>
          <table:table-cell table:formula="of:=[.E106]*[.$B$7]" office:value-type="float" office:value="0" calcext:value-type="float">
            <text:p>0</text:p>
          </table:table-cell>
          <table:table-cell table:formula="of:=[.E106]/[.$B$9]" office:value-type="float" office:value="0" calcext:value-type="float">
            <text:p>0</text:p>
          </table:table-cell>
          <table:table-cell table:formula="of:=[.$B$8]*TANH([.L106])" office:value-type="float" office:value="0" calcext:value-type="float">
            <text:p>0</text:p>
          </table:table-cell>
          <table:table-cell table:formula="of:=[.K106]+[.M106]" office:value-type="float" office:value="0" calcext:value-type="float">
            <text:p>0</text:p>
          </table:table-cell>
          <table:table-cell table:formula="of:=[.O105]+[.E106]*[.$D$88]" office:value-type="float" office:value="0" calcext:value-type="float">
            <text:p>0</text:p>
          </table:table-cell>
          <table:table-cell table:formula="of:=[.O106]+[.F106]" office:value-type="float" office:value="0" calcext:value-type="float">
            <text:p>0</text:p>
          </table:table-cell>
          <table:table-cell table:formula="of:=[.O106]+[.J106]" office:value-type="float" office:value="0" calcext:value-type="float">
            <text:p>0</text:p>
          </table:table-cell>
          <table:table-cell table:formula="of:=[.O106]+[.N106]" office:value-type="float" office:value="0" calcext:value-type="float">
            <text:p>0</text:p>
          </table:table-cell>
          <table:table-cell table:formula="of:=MAX(0; [.$B$2]*0.5 - ABS([.B106]))*[.$D$88]/(([.$B$2]*0.5)^2)" office:value-type="float" office:value="0" calcext:value-type="float">
            <text:p>0</text:p>
          </table:table-cell>
          <table:table-cell table:formula="of:=MAX(0; [.$B$6]*0.5 - ABS([.$B106]))*[.$D$88]/(([.$B$6]*0.5)^2)" office:value-type="float" office:value="0" calcext:value-type="float">
            <text:p>0</text:p>
          </table:table-cell>
          <table:table-cell table:formula="of:=MAX(0; [.$B$10]*0.5 - ABS([.$B106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66" calcext:value-type="float">
            <text:p>-1.66</text:p>
          </table:table-cell>
          <table:table-cell table:formula="of:=[.A107]*[.$B$88]" office:value-type="float" office:value="-0.0498" calcext:value-type="float">
            <text:p>-0.0498</text:p>
          </table:table-cell>
          <table:table-cell office:value-type="float" office:value="0" calcext:value-type="float">
            <text:p>0</text:p>
          </table:table-cell>
          <table:table-cell table:formula="of:=[.C107]*[.$B$14]*[.$B$15]" office:value-type="float" office:value="0" calcext:value-type="float">
            <text:p>0</text:p>
          </table:table-cell>
          <table:table-cell table:formula="of:=[.D107]/[.$B$13]" office:value-type="float" office:value="0" calcext:value-type="float">
            <text:p>0</text:p>
          </table:table-cell>
          <table:table-cell table:formula="of:=[.E107]*[.$B$1]" office:value-type="float" office:value="0" calcext:value-type="float">
            <text:p>0</text:p>
          </table:table-cell>
          <table:table-cell table:formula="of:=[.E107]*[.$B$3]" office:value-type="float" office:value="0" calcext:value-type="float">
            <text:p>0</text:p>
          </table:table-cell>
          <table:table-cell table:formula="of:=[.E107]/[.$B$5]" office:value-type="float" office:value="0" calcext:value-type="float">
            <text:p>0.000</text:p>
          </table:table-cell>
          <table:table-cell table:formula="of:=[.$B$4]*(1-1/(1+[.H107]))" office:value-type="float" office:value="0" calcext:value-type="float">
            <text:p>0</text:p>
          </table:table-cell>
          <table:table-cell table:formula="of:=[.G107]+[.I107]" office:value-type="float" office:value="0" calcext:value-type="float">
            <text:p>0</text:p>
          </table:table-cell>
          <table:table-cell table:formula="of:=[.E107]*[.$B$7]" office:value-type="float" office:value="0" calcext:value-type="float">
            <text:p>0</text:p>
          </table:table-cell>
          <table:table-cell table:formula="of:=[.E107]/[.$B$9]" office:value-type="float" office:value="0" calcext:value-type="float">
            <text:p>0</text:p>
          </table:table-cell>
          <table:table-cell table:formula="of:=[.$B$8]*TANH([.L107])" office:value-type="float" office:value="0" calcext:value-type="float">
            <text:p>0</text:p>
          </table:table-cell>
          <table:table-cell table:formula="of:=[.K107]+[.M107]" office:value-type="float" office:value="0" calcext:value-type="float">
            <text:p>0</text:p>
          </table:table-cell>
          <table:table-cell table:formula="of:=[.O106]+[.E107]*[.$D$88]" office:value-type="float" office:value="0" calcext:value-type="float">
            <text:p>0</text:p>
          </table:table-cell>
          <table:table-cell table:formula="of:=[.O107]+[.F107]" office:value-type="float" office:value="0" calcext:value-type="float">
            <text:p>0</text:p>
          </table:table-cell>
          <table:table-cell table:formula="of:=[.O107]+[.J107]" office:value-type="float" office:value="0" calcext:value-type="float">
            <text:p>0</text:p>
          </table:table-cell>
          <table:table-cell table:formula="of:=[.O107]+[.N107]" office:value-type="float" office:value="0" calcext:value-type="float">
            <text:p>0</text:p>
          </table:table-cell>
          <table:table-cell table:formula="of:=MAX(0; [.$B$2]*0.5 - ABS([.B107]))*[.$D$88]/(([.$B$2]*0.5)^2)" office:value-type="float" office:value="0" calcext:value-type="float">
            <text:p>0</text:p>
          </table:table-cell>
          <table:table-cell table:formula="of:=MAX(0; [.$B$6]*0.5 - ABS([.$B107]))*[.$D$88]/(([.$B$6]*0.5)^2)" office:value-type="float" office:value="0" calcext:value-type="float">
            <text:p>0</text:p>
          </table:table-cell>
          <table:table-cell table:formula="of:=MAX(0; [.$B$10]*0.5 - ABS([.$B107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64" calcext:value-type="float">
            <text:p>-1.64</text:p>
          </table:table-cell>
          <table:table-cell table:formula="of:=[.A108]*[.$B$88]" office:value-type="float" office:value="-0.0492" calcext:value-type="float">
            <text:p>-0.0492</text:p>
          </table:table-cell>
          <table:table-cell office:value-type="float" office:value="0" calcext:value-type="float">
            <text:p>0</text:p>
          </table:table-cell>
          <table:table-cell table:formula="of:=[.C108]*[.$B$14]*[.$B$15]" office:value-type="float" office:value="0" calcext:value-type="float">
            <text:p>0</text:p>
          </table:table-cell>
          <table:table-cell table:formula="of:=[.D108]/[.$B$13]" office:value-type="float" office:value="0" calcext:value-type="float">
            <text:p>0</text:p>
          </table:table-cell>
          <table:table-cell table:formula="of:=[.E108]*[.$B$1]" office:value-type="float" office:value="0" calcext:value-type="float">
            <text:p>0</text:p>
          </table:table-cell>
          <table:table-cell table:formula="of:=[.E108]*[.$B$3]" office:value-type="float" office:value="0" calcext:value-type="float">
            <text:p>0</text:p>
          </table:table-cell>
          <table:table-cell table:formula="of:=[.E108]/[.$B$5]" office:value-type="float" office:value="0" calcext:value-type="float">
            <text:p>0.000</text:p>
          </table:table-cell>
          <table:table-cell table:formula="of:=[.$B$4]*(1-1/(1+[.H108]))" office:value-type="float" office:value="0" calcext:value-type="float">
            <text:p>0</text:p>
          </table:table-cell>
          <table:table-cell table:formula="of:=[.G108]+[.I108]" office:value-type="float" office:value="0" calcext:value-type="float">
            <text:p>0</text:p>
          </table:table-cell>
          <table:table-cell table:formula="of:=[.E108]*[.$B$7]" office:value-type="float" office:value="0" calcext:value-type="float">
            <text:p>0</text:p>
          </table:table-cell>
          <table:table-cell table:formula="of:=[.E108]/[.$B$9]" office:value-type="float" office:value="0" calcext:value-type="float">
            <text:p>0</text:p>
          </table:table-cell>
          <table:table-cell table:formula="of:=[.$B$8]*TANH([.L108])" office:value-type="float" office:value="0" calcext:value-type="float">
            <text:p>0</text:p>
          </table:table-cell>
          <table:table-cell table:formula="of:=[.K108]+[.M108]" office:value-type="float" office:value="0" calcext:value-type="float">
            <text:p>0</text:p>
          </table:table-cell>
          <table:table-cell table:formula="of:=[.O107]+[.E108]*[.$D$88]" office:value-type="float" office:value="0" calcext:value-type="float">
            <text:p>0</text:p>
          </table:table-cell>
          <table:table-cell table:formula="of:=[.O108]+[.F108]" office:value-type="float" office:value="0" calcext:value-type="float">
            <text:p>0</text:p>
          </table:table-cell>
          <table:table-cell table:formula="of:=[.O108]+[.J108]" office:value-type="float" office:value="0" calcext:value-type="float">
            <text:p>0</text:p>
          </table:table-cell>
          <table:table-cell table:formula="of:=[.O108]+[.N108]" office:value-type="float" office:value="0" calcext:value-type="float">
            <text:p>0</text:p>
          </table:table-cell>
          <table:table-cell table:formula="of:=MAX(0; [.$B$2]*0.5 - ABS([.B108]))*[.$D$88]/(([.$B$2]*0.5)^2)" office:value-type="float" office:value="0" calcext:value-type="float">
            <text:p>0</text:p>
          </table:table-cell>
          <table:table-cell table:formula="of:=MAX(0; [.$B$6]*0.5 - ABS([.$B108]))*[.$D$88]/(([.$B$6]*0.5)^2)" office:value-type="float" office:value="0" calcext:value-type="float">
            <text:p>0</text:p>
          </table:table-cell>
          <table:table-cell table:formula="of:=MAX(0; [.$B$10]*0.5 - ABS([.$B108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62" calcext:value-type="float">
            <text:p>-1.62</text:p>
          </table:table-cell>
          <table:table-cell table:formula="of:=[.A109]*[.$B$88]" office:value-type="float" office:value="-0.0486" calcext:value-type="float">
            <text:p>-0.0486</text:p>
          </table:table-cell>
          <table:table-cell office:value-type="float" office:value="0" calcext:value-type="float">
            <text:p>0</text:p>
          </table:table-cell>
          <table:table-cell table:formula="of:=[.C109]*[.$B$14]*[.$B$15]" office:value-type="float" office:value="0" calcext:value-type="float">
            <text:p>0</text:p>
          </table:table-cell>
          <table:table-cell table:formula="of:=[.D109]/[.$B$13]" office:value-type="float" office:value="0" calcext:value-type="float">
            <text:p>0</text:p>
          </table:table-cell>
          <table:table-cell table:formula="of:=[.E109]*[.$B$1]" office:value-type="float" office:value="0" calcext:value-type="float">
            <text:p>0</text:p>
          </table:table-cell>
          <table:table-cell table:formula="of:=[.E109]*[.$B$3]" office:value-type="float" office:value="0" calcext:value-type="float">
            <text:p>0</text:p>
          </table:table-cell>
          <table:table-cell table:formula="of:=[.E109]/[.$B$5]" office:value-type="float" office:value="0" calcext:value-type="float">
            <text:p>0.000</text:p>
          </table:table-cell>
          <table:table-cell table:formula="of:=[.$B$4]*(1-1/(1+[.H109]))" office:value-type="float" office:value="0" calcext:value-type="float">
            <text:p>0</text:p>
          </table:table-cell>
          <table:table-cell table:formula="of:=[.G109]+[.I109]" office:value-type="float" office:value="0" calcext:value-type="float">
            <text:p>0</text:p>
          </table:table-cell>
          <table:table-cell table:formula="of:=[.E109]*[.$B$7]" office:value-type="float" office:value="0" calcext:value-type="float">
            <text:p>0</text:p>
          </table:table-cell>
          <table:table-cell table:formula="of:=[.E109]/[.$B$9]" office:value-type="float" office:value="0" calcext:value-type="float">
            <text:p>0</text:p>
          </table:table-cell>
          <table:table-cell table:formula="of:=[.$B$8]*TANH([.L109])" office:value-type="float" office:value="0" calcext:value-type="float">
            <text:p>0</text:p>
          </table:table-cell>
          <table:table-cell table:formula="of:=[.K109]+[.M109]" office:value-type="float" office:value="0" calcext:value-type="float">
            <text:p>0</text:p>
          </table:table-cell>
          <table:table-cell table:formula="of:=[.O108]+[.E109]*[.$D$88]" office:value-type="float" office:value="0" calcext:value-type="float">
            <text:p>0</text:p>
          </table:table-cell>
          <table:table-cell table:formula="of:=[.O109]+[.F109]" office:value-type="float" office:value="0" calcext:value-type="float">
            <text:p>0</text:p>
          </table:table-cell>
          <table:table-cell table:formula="of:=[.O109]+[.J109]" office:value-type="float" office:value="0" calcext:value-type="float">
            <text:p>0</text:p>
          </table:table-cell>
          <table:table-cell table:formula="of:=[.O109]+[.N109]" office:value-type="float" office:value="0" calcext:value-type="float">
            <text:p>0</text:p>
          </table:table-cell>
          <table:table-cell table:formula="of:=MAX(0; [.$B$2]*0.5 - ABS([.B109]))*[.$D$88]/(([.$B$2]*0.5)^2)" office:value-type="float" office:value="0" calcext:value-type="float">
            <text:p>0</text:p>
          </table:table-cell>
          <table:table-cell table:formula="of:=MAX(0; [.$B$6]*0.5 - ABS([.$B109]))*[.$D$88]/(([.$B$6]*0.5)^2)" office:value-type="float" office:value="0" calcext:value-type="float">
            <text:p>0</text:p>
          </table:table-cell>
          <table:table-cell table:formula="of:=MAX(0; [.$B$10]*0.5 - ABS([.$B109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6" calcext:value-type="float">
            <text:p>-1.6</text:p>
          </table:table-cell>
          <table:table-cell table:formula="of:=[.A110]*[.$B$88]" office:value-type="float" office:value="-0.048" calcext:value-type="float">
            <text:p>-0.048</text:p>
          </table:table-cell>
          <table:table-cell office:value-type="float" office:value="0" calcext:value-type="float">
            <text:p>0</text:p>
          </table:table-cell>
          <table:table-cell table:formula="of:=[.C110]*[.$B$14]*[.$B$15]" office:value-type="float" office:value="0" calcext:value-type="float">
            <text:p>0</text:p>
          </table:table-cell>
          <table:table-cell table:formula="of:=[.D110]/[.$B$13]" office:value-type="float" office:value="0" calcext:value-type="float">
            <text:p>0</text:p>
          </table:table-cell>
          <table:table-cell table:formula="of:=[.E110]*[.$B$1]" office:value-type="float" office:value="0" calcext:value-type="float">
            <text:p>0</text:p>
          </table:table-cell>
          <table:table-cell table:formula="of:=[.E110]*[.$B$3]" office:value-type="float" office:value="0" calcext:value-type="float">
            <text:p>0</text:p>
          </table:table-cell>
          <table:table-cell table:formula="of:=[.E110]/[.$B$5]" office:value-type="float" office:value="0" calcext:value-type="float">
            <text:p>0.000</text:p>
          </table:table-cell>
          <table:table-cell table:formula="of:=[.$B$4]*(1-1/(1+[.H110]))" office:value-type="float" office:value="0" calcext:value-type="float">
            <text:p>0</text:p>
          </table:table-cell>
          <table:table-cell table:formula="of:=[.G110]+[.I110]" office:value-type="float" office:value="0" calcext:value-type="float">
            <text:p>0</text:p>
          </table:table-cell>
          <table:table-cell table:formula="of:=[.E110]*[.$B$7]" office:value-type="float" office:value="0" calcext:value-type="float">
            <text:p>0</text:p>
          </table:table-cell>
          <table:table-cell table:formula="of:=[.E110]/[.$B$9]" office:value-type="float" office:value="0" calcext:value-type="float">
            <text:p>0</text:p>
          </table:table-cell>
          <table:table-cell table:formula="of:=[.$B$8]*TANH([.L110])" office:value-type="float" office:value="0" calcext:value-type="float">
            <text:p>0</text:p>
          </table:table-cell>
          <table:table-cell table:formula="of:=[.K110]+[.M110]" office:value-type="float" office:value="0" calcext:value-type="float">
            <text:p>0</text:p>
          </table:table-cell>
          <table:table-cell table:formula="of:=[.O109]+[.E110]*[.$D$88]" office:value-type="float" office:value="0" calcext:value-type="float">
            <text:p>0</text:p>
          </table:table-cell>
          <table:table-cell table:formula="of:=[.O110]+[.F110]" office:value-type="float" office:value="0" calcext:value-type="float">
            <text:p>0</text:p>
          </table:table-cell>
          <table:table-cell table:formula="of:=[.O110]+[.J110]" office:value-type="float" office:value="0" calcext:value-type="float">
            <text:p>0</text:p>
          </table:table-cell>
          <table:table-cell table:formula="of:=[.O110]+[.N110]" office:value-type="float" office:value="0" calcext:value-type="float">
            <text:p>0</text:p>
          </table:table-cell>
          <table:table-cell table:formula="of:=MAX(0; [.$B$2]*0.5 - ABS([.B110]))*[.$D$88]/(([.$B$2]*0.5)^2)" office:value-type="float" office:value="0" calcext:value-type="float">
            <text:p>0</text:p>
          </table:table-cell>
          <table:table-cell table:formula="of:=MAX(0; [.$B$6]*0.5 - ABS([.$B110]))*[.$D$88]/(([.$B$6]*0.5)^2)" office:value-type="float" office:value="0" calcext:value-type="float">
            <text:p>0</text:p>
          </table:table-cell>
          <table:table-cell table:formula="of:=MAX(0; [.$B$10]*0.5 - ABS([.$B110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formula="of:=[.A111]*[.$B$88]" office:value-type="float" office:value="-0.0474" calcext:value-type="float">
            <text:p>-0.0474</text:p>
          </table:table-cell>
          <table:table-cell office:value-type="float" office:value="0" calcext:value-type="float">
            <text:p>0</text:p>
          </table:table-cell>
          <table:table-cell table:formula="of:=[.C111]*[.$B$14]*[.$B$15]" office:value-type="float" office:value="0" calcext:value-type="float">
            <text:p>0</text:p>
          </table:table-cell>
          <table:table-cell table:formula="of:=[.D111]/[.$B$13]" office:value-type="float" office:value="0" calcext:value-type="float">
            <text:p>0</text:p>
          </table:table-cell>
          <table:table-cell table:formula="of:=[.E111]*[.$B$1]" office:value-type="float" office:value="0" calcext:value-type="float">
            <text:p>0</text:p>
          </table:table-cell>
          <table:table-cell table:formula="of:=[.E111]*[.$B$3]" office:value-type="float" office:value="0" calcext:value-type="float">
            <text:p>0</text:p>
          </table:table-cell>
          <table:table-cell table:formula="of:=[.E111]/[.$B$5]" office:value-type="float" office:value="0" calcext:value-type="float">
            <text:p>0.000</text:p>
          </table:table-cell>
          <table:table-cell table:formula="of:=[.$B$4]*(1-1/(1+[.H111]))" office:value-type="float" office:value="0" calcext:value-type="float">
            <text:p>0</text:p>
          </table:table-cell>
          <table:table-cell table:formula="of:=[.G111]+[.I111]" office:value-type="float" office:value="0" calcext:value-type="float">
            <text:p>0</text:p>
          </table:table-cell>
          <table:table-cell table:formula="of:=[.E111]*[.$B$7]" office:value-type="float" office:value="0" calcext:value-type="float">
            <text:p>0</text:p>
          </table:table-cell>
          <table:table-cell table:formula="of:=[.E111]/[.$B$9]" office:value-type="float" office:value="0" calcext:value-type="float">
            <text:p>0</text:p>
          </table:table-cell>
          <table:table-cell table:formula="of:=[.$B$8]*TANH([.L111])" office:value-type="float" office:value="0" calcext:value-type="float">
            <text:p>0</text:p>
          </table:table-cell>
          <table:table-cell table:formula="of:=[.K111]+[.M111]" office:value-type="float" office:value="0" calcext:value-type="float">
            <text:p>0</text:p>
          </table:table-cell>
          <table:table-cell table:formula="of:=[.O110]+[.E111]*[.$D$88]" office:value-type="float" office:value="0" calcext:value-type="float">
            <text:p>0</text:p>
          </table:table-cell>
          <table:table-cell table:formula="of:=[.O111]+[.F111]" office:value-type="float" office:value="0" calcext:value-type="float">
            <text:p>0</text:p>
          </table:table-cell>
          <table:table-cell table:formula="of:=[.O111]+[.J111]" office:value-type="float" office:value="0" calcext:value-type="float">
            <text:p>0</text:p>
          </table:table-cell>
          <table:table-cell table:formula="of:=[.O111]+[.N111]" office:value-type="float" office:value="0" calcext:value-type="float">
            <text:p>0</text:p>
          </table:table-cell>
          <table:table-cell table:formula="of:=MAX(0; [.$B$2]*0.5 - ABS([.B111]))*[.$D$88]/(([.$B$2]*0.5)^2)" office:value-type="float" office:value="0" calcext:value-type="float">
            <text:p>0</text:p>
          </table:table-cell>
          <table:table-cell table:formula="of:=MAX(0; [.$B$6]*0.5 - ABS([.$B111]))*[.$D$88]/(([.$B$6]*0.5)^2)" office:value-type="float" office:value="0" calcext:value-type="float">
            <text:p>0</text:p>
          </table:table-cell>
          <table:table-cell table:formula="of:=MAX(0; [.$B$10]*0.5 - ABS([.$B111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56" calcext:value-type="float">
            <text:p>-1.56</text:p>
          </table:table-cell>
          <table:table-cell table:formula="of:=[.A112]*[.$B$88]" office:value-type="float" office:value="-0.0468" calcext:value-type="float">
            <text:p>-0.0468</text:p>
          </table:table-cell>
          <table:table-cell office:value-type="float" office:value="0" calcext:value-type="float">
            <text:p>0</text:p>
          </table:table-cell>
          <table:table-cell table:formula="of:=[.C112]*[.$B$14]*[.$B$15]" office:value-type="float" office:value="0" calcext:value-type="float">
            <text:p>0</text:p>
          </table:table-cell>
          <table:table-cell table:formula="of:=[.D112]/[.$B$13]" office:value-type="float" office:value="0" calcext:value-type="float">
            <text:p>0</text:p>
          </table:table-cell>
          <table:table-cell table:formula="of:=[.E112]*[.$B$1]" office:value-type="float" office:value="0" calcext:value-type="float">
            <text:p>0</text:p>
          </table:table-cell>
          <table:table-cell table:formula="of:=[.E112]*[.$B$3]" office:value-type="float" office:value="0" calcext:value-type="float">
            <text:p>0</text:p>
          </table:table-cell>
          <table:table-cell table:formula="of:=[.E112]/[.$B$5]" office:value-type="float" office:value="0" calcext:value-type="float">
            <text:p>0.000</text:p>
          </table:table-cell>
          <table:table-cell table:formula="of:=[.$B$4]*(1-1/(1+[.H112]))" office:value-type="float" office:value="0" calcext:value-type="float">
            <text:p>0</text:p>
          </table:table-cell>
          <table:table-cell table:formula="of:=[.G112]+[.I112]" office:value-type="float" office:value="0" calcext:value-type="float">
            <text:p>0</text:p>
          </table:table-cell>
          <table:table-cell table:formula="of:=[.E112]*[.$B$7]" office:value-type="float" office:value="0" calcext:value-type="float">
            <text:p>0</text:p>
          </table:table-cell>
          <table:table-cell table:formula="of:=[.E112]/[.$B$9]" office:value-type="float" office:value="0" calcext:value-type="float">
            <text:p>0</text:p>
          </table:table-cell>
          <table:table-cell table:formula="of:=[.$B$8]*TANH([.L112])" office:value-type="float" office:value="0" calcext:value-type="float">
            <text:p>0</text:p>
          </table:table-cell>
          <table:table-cell table:formula="of:=[.K112]+[.M112]" office:value-type="float" office:value="0" calcext:value-type="float">
            <text:p>0</text:p>
          </table:table-cell>
          <table:table-cell table:formula="of:=[.O111]+[.E112]*[.$D$88]" office:value-type="float" office:value="0" calcext:value-type="float">
            <text:p>0</text:p>
          </table:table-cell>
          <table:table-cell table:formula="of:=[.O112]+[.F112]" office:value-type="float" office:value="0" calcext:value-type="float">
            <text:p>0</text:p>
          </table:table-cell>
          <table:table-cell table:formula="of:=[.O112]+[.J112]" office:value-type="float" office:value="0" calcext:value-type="float">
            <text:p>0</text:p>
          </table:table-cell>
          <table:table-cell table:formula="of:=[.O112]+[.N112]" office:value-type="float" office:value="0" calcext:value-type="float">
            <text:p>0</text:p>
          </table:table-cell>
          <table:table-cell table:formula="of:=MAX(0; [.$B$2]*0.5 - ABS([.B112]))*[.$D$88]/(([.$B$2]*0.5)^2)" office:value-type="float" office:value="0" calcext:value-type="float">
            <text:p>0</text:p>
          </table:table-cell>
          <table:table-cell table:formula="of:=MAX(0; [.$B$6]*0.5 - ABS([.$B112]))*[.$D$88]/(([.$B$6]*0.5)^2)" office:value-type="float" office:value="0" calcext:value-type="float">
            <text:p>0</text:p>
          </table:table-cell>
          <table:table-cell table:formula="of:=MAX(0; [.$B$10]*0.5 - ABS([.$B112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54" calcext:value-type="float">
            <text:p>-1.54</text:p>
          </table:table-cell>
          <table:table-cell table:formula="of:=[.A113]*[.$B$88]" office:value-type="float" office:value="-0.0462" calcext:value-type="float">
            <text:p>-0.0462</text:p>
          </table:table-cell>
          <table:table-cell office:value-type="float" office:value="0" calcext:value-type="float">
            <text:p>0</text:p>
          </table:table-cell>
          <table:table-cell table:formula="of:=[.C113]*[.$B$14]*[.$B$15]" office:value-type="float" office:value="0" calcext:value-type="float">
            <text:p>0</text:p>
          </table:table-cell>
          <table:table-cell table:formula="of:=[.D113]/[.$B$13]" office:value-type="float" office:value="0" calcext:value-type="float">
            <text:p>0</text:p>
          </table:table-cell>
          <table:table-cell table:formula="of:=[.E113]*[.$B$1]" office:value-type="float" office:value="0" calcext:value-type="float">
            <text:p>0</text:p>
          </table:table-cell>
          <table:table-cell table:formula="of:=[.E113]*[.$B$3]" office:value-type="float" office:value="0" calcext:value-type="float">
            <text:p>0</text:p>
          </table:table-cell>
          <table:table-cell table:formula="of:=[.E113]/[.$B$5]" office:value-type="float" office:value="0" calcext:value-type="float">
            <text:p>0.000</text:p>
          </table:table-cell>
          <table:table-cell table:formula="of:=[.$B$4]*(1-1/(1+[.H113]))" office:value-type="float" office:value="0" calcext:value-type="float">
            <text:p>0</text:p>
          </table:table-cell>
          <table:table-cell table:formula="of:=[.G113]+[.I113]" office:value-type="float" office:value="0" calcext:value-type="float">
            <text:p>0</text:p>
          </table:table-cell>
          <table:table-cell table:formula="of:=[.E113]*[.$B$7]" office:value-type="float" office:value="0" calcext:value-type="float">
            <text:p>0</text:p>
          </table:table-cell>
          <table:table-cell table:formula="of:=[.E113]/[.$B$9]" office:value-type="float" office:value="0" calcext:value-type="float">
            <text:p>0</text:p>
          </table:table-cell>
          <table:table-cell table:formula="of:=[.$B$8]*TANH([.L113])" office:value-type="float" office:value="0" calcext:value-type="float">
            <text:p>0</text:p>
          </table:table-cell>
          <table:table-cell table:formula="of:=[.K113]+[.M113]" office:value-type="float" office:value="0" calcext:value-type="float">
            <text:p>0</text:p>
          </table:table-cell>
          <table:table-cell table:formula="of:=[.O112]+[.E113]*[.$D$88]" office:value-type="float" office:value="0" calcext:value-type="float">
            <text:p>0</text:p>
          </table:table-cell>
          <table:table-cell table:formula="of:=[.O113]+[.F113]" office:value-type="float" office:value="0" calcext:value-type="float">
            <text:p>0</text:p>
          </table:table-cell>
          <table:table-cell table:formula="of:=[.O113]+[.J113]" office:value-type="float" office:value="0" calcext:value-type="float">
            <text:p>0</text:p>
          </table:table-cell>
          <table:table-cell table:formula="of:=[.O113]+[.N113]" office:value-type="float" office:value="0" calcext:value-type="float">
            <text:p>0</text:p>
          </table:table-cell>
          <table:table-cell table:formula="of:=MAX(0; [.$B$2]*0.5 - ABS([.B113]))*[.$D$88]/(([.$B$2]*0.5)^2)" office:value-type="float" office:value="0" calcext:value-type="float">
            <text:p>0</text:p>
          </table:table-cell>
          <table:table-cell table:formula="of:=MAX(0; [.$B$6]*0.5 - ABS([.$B113]))*[.$D$88]/(([.$B$6]*0.5)^2)" office:value-type="float" office:value="0" calcext:value-type="float">
            <text:p>0</text:p>
          </table:table-cell>
          <table:table-cell table:formula="of:=MAX(0; [.$B$10]*0.5 - ABS([.$B113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52" calcext:value-type="float">
            <text:p>-1.52</text:p>
          </table:table-cell>
          <table:table-cell table:formula="of:=[.A114]*[.$B$88]" office:value-type="float" office:value="-0.0456" calcext:value-type="float">
            <text:p>-0.0456</text:p>
          </table:table-cell>
          <table:table-cell office:value-type="float" office:value="0" calcext:value-type="float">
            <text:p>0</text:p>
          </table:table-cell>
          <table:table-cell table:formula="of:=[.C114]*[.$B$14]*[.$B$15]" office:value-type="float" office:value="0" calcext:value-type="float">
            <text:p>0</text:p>
          </table:table-cell>
          <table:table-cell table:formula="of:=[.D114]/[.$B$13]" office:value-type="float" office:value="0" calcext:value-type="float">
            <text:p>0</text:p>
          </table:table-cell>
          <table:table-cell table:formula="of:=[.E114]*[.$B$1]" office:value-type="float" office:value="0" calcext:value-type="float">
            <text:p>0</text:p>
          </table:table-cell>
          <table:table-cell table:formula="of:=[.E114]*[.$B$3]" office:value-type="float" office:value="0" calcext:value-type="float">
            <text:p>0</text:p>
          </table:table-cell>
          <table:table-cell table:formula="of:=[.E114]/[.$B$5]" office:value-type="float" office:value="0" calcext:value-type="float">
            <text:p>0.000</text:p>
          </table:table-cell>
          <table:table-cell table:formula="of:=[.$B$4]*(1-1/(1+[.H114]))" office:value-type="float" office:value="0" calcext:value-type="float">
            <text:p>0</text:p>
          </table:table-cell>
          <table:table-cell table:formula="of:=[.G114]+[.I114]" office:value-type="float" office:value="0" calcext:value-type="float">
            <text:p>0</text:p>
          </table:table-cell>
          <table:table-cell table:formula="of:=[.E114]*[.$B$7]" office:value-type="float" office:value="0" calcext:value-type="float">
            <text:p>0</text:p>
          </table:table-cell>
          <table:table-cell table:formula="of:=[.E114]/[.$B$9]" office:value-type="float" office:value="0" calcext:value-type="float">
            <text:p>0</text:p>
          </table:table-cell>
          <table:table-cell table:formula="of:=[.$B$8]*TANH([.L114])" office:value-type="float" office:value="0" calcext:value-type="float">
            <text:p>0</text:p>
          </table:table-cell>
          <table:table-cell table:formula="of:=[.K114]+[.M114]" office:value-type="float" office:value="0" calcext:value-type="float">
            <text:p>0</text:p>
          </table:table-cell>
          <table:table-cell table:formula="of:=[.O113]+[.E114]*[.$D$88]" office:value-type="float" office:value="0" calcext:value-type="float">
            <text:p>0</text:p>
          </table:table-cell>
          <table:table-cell table:formula="of:=[.O114]+[.F114]" office:value-type="float" office:value="0" calcext:value-type="float">
            <text:p>0</text:p>
          </table:table-cell>
          <table:table-cell table:formula="of:=[.O114]+[.J114]" office:value-type="float" office:value="0" calcext:value-type="float">
            <text:p>0</text:p>
          </table:table-cell>
          <table:table-cell table:formula="of:=[.O114]+[.N114]" office:value-type="float" office:value="0" calcext:value-type="float">
            <text:p>0</text:p>
          </table:table-cell>
          <table:table-cell table:formula="of:=MAX(0; [.$B$2]*0.5 - ABS([.B114]))*[.$D$88]/(([.$B$2]*0.5)^2)" office:value-type="float" office:value="0" calcext:value-type="float">
            <text:p>0</text:p>
          </table:table-cell>
          <table:table-cell table:formula="of:=MAX(0; [.$B$6]*0.5 - ABS([.$B114]))*[.$D$88]/(([.$B$6]*0.5)^2)" office:value-type="float" office:value="0" calcext:value-type="float">
            <text:p>0</text:p>
          </table:table-cell>
          <table:table-cell table:formula="of:=MAX(0; [.$B$10]*0.5 - ABS([.$B114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formula="of:=[.A115]*[.$B$88]" office:value-type="float" office:value="-0.045" calcext:value-type="float">
            <text:p>-0.045</text:p>
          </table:table-cell>
          <table:table-cell office:value-type="float" office:value="0" calcext:value-type="float">
            <text:p>0</text:p>
          </table:table-cell>
          <table:table-cell table:formula="of:=[.C115]*[.$B$14]*[.$B$15]" office:value-type="float" office:value="0" calcext:value-type="float">
            <text:p>0</text:p>
          </table:table-cell>
          <table:table-cell table:formula="of:=[.D115]/[.$B$13]" office:value-type="float" office:value="0" calcext:value-type="float">
            <text:p>0</text:p>
          </table:table-cell>
          <table:table-cell table:formula="of:=[.E115]*[.$B$1]" office:value-type="float" office:value="0" calcext:value-type="float">
            <text:p>0</text:p>
          </table:table-cell>
          <table:table-cell table:formula="of:=[.E115]*[.$B$3]" office:value-type="float" office:value="0" calcext:value-type="float">
            <text:p>0</text:p>
          </table:table-cell>
          <table:table-cell table:formula="of:=[.E115]/[.$B$5]" office:value-type="float" office:value="0" calcext:value-type="float">
            <text:p>0.000</text:p>
          </table:table-cell>
          <table:table-cell table:formula="of:=[.$B$4]*(1-1/(1+[.H115]))" office:value-type="float" office:value="0" calcext:value-type="float">
            <text:p>0</text:p>
          </table:table-cell>
          <table:table-cell table:formula="of:=[.G115]+[.I115]" office:value-type="float" office:value="0" calcext:value-type="float">
            <text:p>0</text:p>
          </table:table-cell>
          <table:table-cell table:formula="of:=[.E115]*[.$B$7]" office:value-type="float" office:value="0" calcext:value-type="float">
            <text:p>0</text:p>
          </table:table-cell>
          <table:table-cell table:formula="of:=[.E115]/[.$B$9]" office:value-type="float" office:value="0" calcext:value-type="float">
            <text:p>0</text:p>
          </table:table-cell>
          <table:table-cell table:formula="of:=[.$B$8]*TANH([.L115])" office:value-type="float" office:value="0" calcext:value-type="float">
            <text:p>0</text:p>
          </table:table-cell>
          <table:table-cell table:formula="of:=[.K115]+[.M115]" office:value-type="float" office:value="0" calcext:value-type="float">
            <text:p>0</text:p>
          </table:table-cell>
          <table:table-cell table:formula="of:=[.O114]+[.E115]*[.$D$88]" office:value-type="float" office:value="0" calcext:value-type="float">
            <text:p>0</text:p>
          </table:table-cell>
          <table:table-cell table:formula="of:=[.O115]+[.F115]" office:value-type="float" office:value="0" calcext:value-type="float">
            <text:p>0</text:p>
          </table:table-cell>
          <table:table-cell table:formula="of:=[.O115]+[.J115]" office:value-type="float" office:value="0" calcext:value-type="float">
            <text:p>0</text:p>
          </table:table-cell>
          <table:table-cell table:formula="of:=[.O115]+[.N115]" office:value-type="float" office:value="0" calcext:value-type="float">
            <text:p>0</text:p>
          </table:table-cell>
          <table:table-cell table:formula="of:=MAX(0; [.$B$2]*0.5 - ABS([.B115]))*[.$D$88]/(([.$B$2]*0.5)^2)" office:value-type="float" office:value="0" calcext:value-type="float">
            <text:p>0</text:p>
          </table:table-cell>
          <table:table-cell table:formula="of:=MAX(0; [.$B$6]*0.5 - ABS([.$B115]))*[.$D$88]/(([.$B$6]*0.5)^2)" office:value-type="float" office:value="0" calcext:value-type="float">
            <text:p>0</text:p>
          </table:table-cell>
          <table:table-cell table:formula="of:=MAX(0; [.$B$10]*0.5 - ABS([.$B115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48" calcext:value-type="float">
            <text:p>-1.48</text:p>
          </table:table-cell>
          <table:table-cell table:formula="of:=[.A116]*[.$B$88]" office:value-type="float" office:value="-0.0444" calcext:value-type="float">
            <text:p>-0.0444</text:p>
          </table:table-cell>
          <table:table-cell office:value-type="float" office:value="0" calcext:value-type="float">
            <text:p>0</text:p>
          </table:table-cell>
          <table:table-cell table:formula="of:=[.C116]*[.$B$14]*[.$B$15]" office:value-type="float" office:value="0" calcext:value-type="float">
            <text:p>0</text:p>
          </table:table-cell>
          <table:table-cell table:formula="of:=[.D116]/[.$B$13]" office:value-type="float" office:value="0" calcext:value-type="float">
            <text:p>0</text:p>
          </table:table-cell>
          <table:table-cell table:formula="of:=[.E116]*[.$B$1]" office:value-type="float" office:value="0" calcext:value-type="float">
            <text:p>0</text:p>
          </table:table-cell>
          <table:table-cell table:formula="of:=[.E116]*[.$B$3]" office:value-type="float" office:value="0" calcext:value-type="float">
            <text:p>0</text:p>
          </table:table-cell>
          <table:table-cell table:formula="of:=[.E116]/[.$B$5]" office:value-type="float" office:value="0" calcext:value-type="float">
            <text:p>0.000</text:p>
          </table:table-cell>
          <table:table-cell table:formula="of:=[.$B$4]*(1-1/(1+[.H116]))" office:value-type="float" office:value="0" calcext:value-type="float">
            <text:p>0</text:p>
          </table:table-cell>
          <table:table-cell table:formula="of:=[.G116]+[.I116]" office:value-type="float" office:value="0" calcext:value-type="float">
            <text:p>0</text:p>
          </table:table-cell>
          <table:table-cell table:formula="of:=[.E116]*[.$B$7]" office:value-type="float" office:value="0" calcext:value-type="float">
            <text:p>0</text:p>
          </table:table-cell>
          <table:table-cell table:formula="of:=[.E116]/[.$B$9]" office:value-type="float" office:value="0" calcext:value-type="float">
            <text:p>0</text:p>
          </table:table-cell>
          <table:table-cell table:formula="of:=[.$B$8]*TANH([.L116])" office:value-type="float" office:value="0" calcext:value-type="float">
            <text:p>0</text:p>
          </table:table-cell>
          <table:table-cell table:formula="of:=[.K116]+[.M116]" office:value-type="float" office:value="0" calcext:value-type="float">
            <text:p>0</text:p>
          </table:table-cell>
          <table:table-cell table:formula="of:=[.O115]+[.E116]*[.$D$88]" office:value-type="float" office:value="0" calcext:value-type="float">
            <text:p>0</text:p>
          </table:table-cell>
          <table:table-cell table:formula="of:=[.O116]+[.F116]" office:value-type="float" office:value="0" calcext:value-type="float">
            <text:p>0</text:p>
          </table:table-cell>
          <table:table-cell table:formula="of:=[.O116]+[.J116]" office:value-type="float" office:value="0" calcext:value-type="float">
            <text:p>0</text:p>
          </table:table-cell>
          <table:table-cell table:formula="of:=[.O116]+[.N116]" office:value-type="float" office:value="0" calcext:value-type="float">
            <text:p>0</text:p>
          </table:table-cell>
          <table:table-cell table:formula="of:=MAX(0; [.$B$2]*0.5 - ABS([.B116]))*[.$D$88]/(([.$B$2]*0.5)^2)" office:value-type="float" office:value="0" calcext:value-type="float">
            <text:p>0</text:p>
          </table:table-cell>
          <table:table-cell table:formula="of:=MAX(0; [.$B$6]*0.5 - ABS([.$B116]))*[.$D$88]/(([.$B$6]*0.5)^2)" office:value-type="float" office:value="0" calcext:value-type="float">
            <text:p>0</text:p>
          </table:table-cell>
          <table:table-cell table:formula="of:=MAX(0; [.$B$10]*0.5 - ABS([.$B116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46" calcext:value-type="float">
            <text:p>-1.46</text:p>
          </table:table-cell>
          <table:table-cell table:formula="of:=[.A117]*[.$B$88]" office:value-type="float" office:value="-0.0438" calcext:value-type="float">
            <text:p>-0.0438</text:p>
          </table:table-cell>
          <table:table-cell office:value-type="float" office:value="0" calcext:value-type="float">
            <text:p>0</text:p>
          </table:table-cell>
          <table:table-cell table:formula="of:=[.C117]*[.$B$14]*[.$B$15]" office:value-type="float" office:value="0" calcext:value-type="float">
            <text:p>0</text:p>
          </table:table-cell>
          <table:table-cell table:formula="of:=[.D117]/[.$B$13]" office:value-type="float" office:value="0" calcext:value-type="float">
            <text:p>0</text:p>
          </table:table-cell>
          <table:table-cell table:formula="of:=[.E117]*[.$B$1]" office:value-type="float" office:value="0" calcext:value-type="float">
            <text:p>0</text:p>
          </table:table-cell>
          <table:table-cell table:formula="of:=[.E117]*[.$B$3]" office:value-type="float" office:value="0" calcext:value-type="float">
            <text:p>0</text:p>
          </table:table-cell>
          <table:table-cell table:formula="of:=[.E117]/[.$B$5]" office:value-type="float" office:value="0" calcext:value-type="float">
            <text:p>0.000</text:p>
          </table:table-cell>
          <table:table-cell table:formula="of:=[.$B$4]*(1-1/(1+[.H117]))" office:value-type="float" office:value="0" calcext:value-type="float">
            <text:p>0</text:p>
          </table:table-cell>
          <table:table-cell table:formula="of:=[.G117]+[.I117]" office:value-type="float" office:value="0" calcext:value-type="float">
            <text:p>0</text:p>
          </table:table-cell>
          <table:table-cell table:formula="of:=[.E117]*[.$B$7]" office:value-type="float" office:value="0" calcext:value-type="float">
            <text:p>0</text:p>
          </table:table-cell>
          <table:table-cell table:formula="of:=[.E117]/[.$B$9]" office:value-type="float" office:value="0" calcext:value-type="float">
            <text:p>0</text:p>
          </table:table-cell>
          <table:table-cell table:formula="of:=[.$B$8]*TANH([.L117])" office:value-type="float" office:value="0" calcext:value-type="float">
            <text:p>0</text:p>
          </table:table-cell>
          <table:table-cell table:formula="of:=[.K117]+[.M117]" office:value-type="float" office:value="0" calcext:value-type="float">
            <text:p>0</text:p>
          </table:table-cell>
          <table:table-cell table:formula="of:=[.O116]+[.E117]*[.$D$88]" office:value-type="float" office:value="0" calcext:value-type="float">
            <text:p>0</text:p>
          </table:table-cell>
          <table:table-cell table:formula="of:=[.O117]+[.F117]" office:value-type="float" office:value="0" calcext:value-type="float">
            <text:p>0</text:p>
          </table:table-cell>
          <table:table-cell table:formula="of:=[.O117]+[.J117]" office:value-type="float" office:value="0" calcext:value-type="float">
            <text:p>0</text:p>
          </table:table-cell>
          <table:table-cell table:formula="of:=[.O117]+[.N117]" office:value-type="float" office:value="0" calcext:value-type="float">
            <text:p>0</text:p>
          </table:table-cell>
          <table:table-cell table:formula="of:=MAX(0; [.$B$2]*0.5 - ABS([.B117]))*[.$D$88]/(([.$B$2]*0.5)^2)" office:value-type="float" office:value="0" calcext:value-type="float">
            <text:p>0</text:p>
          </table:table-cell>
          <table:table-cell table:formula="of:=MAX(0; [.$B$6]*0.5 - ABS([.$B117]))*[.$D$88]/(([.$B$6]*0.5)^2)" office:value-type="float" office:value="0" calcext:value-type="float">
            <text:p>0</text:p>
          </table:table-cell>
          <table:table-cell table:formula="of:=MAX(0; [.$B$10]*0.5 - ABS([.$B117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44" calcext:value-type="float">
            <text:p>-1.44</text:p>
          </table:table-cell>
          <table:table-cell table:formula="of:=[.A118]*[.$B$88]" office:value-type="float" office:value="-0.0432" calcext:value-type="float">
            <text:p>-0.0432</text:p>
          </table:table-cell>
          <table:table-cell office:value-type="float" office:value="0" calcext:value-type="float">
            <text:p>0</text:p>
          </table:table-cell>
          <table:table-cell table:formula="of:=[.C118]*[.$B$14]*[.$B$15]" office:value-type="float" office:value="0" calcext:value-type="float">
            <text:p>0</text:p>
          </table:table-cell>
          <table:table-cell table:formula="of:=[.D118]/[.$B$13]" office:value-type="float" office:value="0" calcext:value-type="float">
            <text:p>0</text:p>
          </table:table-cell>
          <table:table-cell table:formula="of:=[.E118]*[.$B$1]" office:value-type="float" office:value="0" calcext:value-type="float">
            <text:p>0</text:p>
          </table:table-cell>
          <table:table-cell table:formula="of:=[.E118]*[.$B$3]" office:value-type="float" office:value="0" calcext:value-type="float">
            <text:p>0</text:p>
          </table:table-cell>
          <table:table-cell table:formula="of:=[.E118]/[.$B$5]" office:value-type="float" office:value="0" calcext:value-type="float">
            <text:p>0.000</text:p>
          </table:table-cell>
          <table:table-cell table:formula="of:=[.$B$4]*(1-1/(1+[.H118]))" office:value-type="float" office:value="0" calcext:value-type="float">
            <text:p>0</text:p>
          </table:table-cell>
          <table:table-cell table:formula="of:=[.G118]+[.I118]" office:value-type="float" office:value="0" calcext:value-type="float">
            <text:p>0</text:p>
          </table:table-cell>
          <table:table-cell table:formula="of:=[.E118]*[.$B$7]" office:value-type="float" office:value="0" calcext:value-type="float">
            <text:p>0</text:p>
          </table:table-cell>
          <table:table-cell table:formula="of:=[.E118]/[.$B$9]" office:value-type="float" office:value="0" calcext:value-type="float">
            <text:p>0</text:p>
          </table:table-cell>
          <table:table-cell table:formula="of:=[.$B$8]*TANH([.L118])" office:value-type="float" office:value="0" calcext:value-type="float">
            <text:p>0</text:p>
          </table:table-cell>
          <table:table-cell table:formula="of:=[.K118]+[.M118]" office:value-type="float" office:value="0" calcext:value-type="float">
            <text:p>0</text:p>
          </table:table-cell>
          <table:table-cell table:formula="of:=[.O117]+[.E118]*[.$D$88]" office:value-type="float" office:value="0" calcext:value-type="float">
            <text:p>0</text:p>
          </table:table-cell>
          <table:table-cell table:formula="of:=[.O118]+[.F118]" office:value-type="float" office:value="0" calcext:value-type="float">
            <text:p>0</text:p>
          </table:table-cell>
          <table:table-cell table:formula="of:=[.O118]+[.J118]" office:value-type="float" office:value="0" calcext:value-type="float">
            <text:p>0</text:p>
          </table:table-cell>
          <table:table-cell table:formula="of:=[.O118]+[.N118]" office:value-type="float" office:value="0" calcext:value-type="float">
            <text:p>0</text:p>
          </table:table-cell>
          <table:table-cell table:formula="of:=MAX(0; [.$B$2]*0.5 - ABS([.B118]))*[.$D$88]/(([.$B$2]*0.5)^2)" office:value-type="float" office:value="0" calcext:value-type="float">
            <text:p>0</text:p>
          </table:table-cell>
          <table:table-cell table:formula="of:=MAX(0; [.$B$6]*0.5 - ABS([.$B118]))*[.$D$88]/(([.$B$6]*0.5)^2)" office:value-type="float" office:value="0" calcext:value-type="float">
            <text:p>0</text:p>
          </table:table-cell>
          <table:table-cell table:formula="of:=MAX(0; [.$B$10]*0.5 - ABS([.$B118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42" calcext:value-type="float">
            <text:p>-1.42</text:p>
          </table:table-cell>
          <table:table-cell table:formula="of:=[.A119]*[.$B$88]" office:value-type="float" office:value="-0.0426" calcext:value-type="float">
            <text:p>-0.0426</text:p>
          </table:table-cell>
          <table:table-cell office:value-type="float" office:value="0" calcext:value-type="float">
            <text:p>0</text:p>
          </table:table-cell>
          <table:table-cell table:formula="of:=[.C119]*[.$B$14]*[.$B$15]" office:value-type="float" office:value="0" calcext:value-type="float">
            <text:p>0</text:p>
          </table:table-cell>
          <table:table-cell table:formula="of:=[.D119]/[.$B$13]" office:value-type="float" office:value="0" calcext:value-type="float">
            <text:p>0</text:p>
          </table:table-cell>
          <table:table-cell table:formula="of:=[.E119]*[.$B$1]" office:value-type="float" office:value="0" calcext:value-type="float">
            <text:p>0</text:p>
          </table:table-cell>
          <table:table-cell table:formula="of:=[.E119]*[.$B$3]" office:value-type="float" office:value="0" calcext:value-type="float">
            <text:p>0</text:p>
          </table:table-cell>
          <table:table-cell table:formula="of:=[.E119]/[.$B$5]" office:value-type="float" office:value="0" calcext:value-type="float">
            <text:p>0.000</text:p>
          </table:table-cell>
          <table:table-cell table:formula="of:=[.$B$4]*(1-1/(1+[.H119]))" office:value-type="float" office:value="0" calcext:value-type="float">
            <text:p>0</text:p>
          </table:table-cell>
          <table:table-cell table:formula="of:=[.G119]+[.I119]" office:value-type="float" office:value="0" calcext:value-type="float">
            <text:p>0</text:p>
          </table:table-cell>
          <table:table-cell table:formula="of:=[.E119]*[.$B$7]" office:value-type="float" office:value="0" calcext:value-type="float">
            <text:p>0</text:p>
          </table:table-cell>
          <table:table-cell table:formula="of:=[.E119]/[.$B$9]" office:value-type="float" office:value="0" calcext:value-type="float">
            <text:p>0</text:p>
          </table:table-cell>
          <table:table-cell table:formula="of:=[.$B$8]*TANH([.L119])" office:value-type="float" office:value="0" calcext:value-type="float">
            <text:p>0</text:p>
          </table:table-cell>
          <table:table-cell table:formula="of:=[.K119]+[.M119]" office:value-type="float" office:value="0" calcext:value-type="float">
            <text:p>0</text:p>
          </table:table-cell>
          <table:table-cell table:formula="of:=[.O118]+[.E119]*[.$D$88]" office:value-type="float" office:value="0" calcext:value-type="float">
            <text:p>0</text:p>
          </table:table-cell>
          <table:table-cell table:formula="of:=[.O119]+[.F119]" office:value-type="float" office:value="0" calcext:value-type="float">
            <text:p>0</text:p>
          </table:table-cell>
          <table:table-cell table:formula="of:=[.O119]+[.J119]" office:value-type="float" office:value="0" calcext:value-type="float">
            <text:p>0</text:p>
          </table:table-cell>
          <table:table-cell table:formula="of:=[.O119]+[.N119]" office:value-type="float" office:value="0" calcext:value-type="float">
            <text:p>0</text:p>
          </table:table-cell>
          <table:table-cell table:formula="of:=MAX(0; [.$B$2]*0.5 - ABS([.B119]))*[.$D$88]/(([.$B$2]*0.5)^2)" office:value-type="float" office:value="0" calcext:value-type="float">
            <text:p>0</text:p>
          </table:table-cell>
          <table:table-cell table:formula="of:=MAX(0; [.$B$6]*0.5 - ABS([.$B119]))*[.$D$88]/(([.$B$6]*0.5)^2)" office:value-type="float" office:value="0" calcext:value-type="float">
            <text:p>0</text:p>
          </table:table-cell>
          <table:table-cell table:formula="of:=MAX(0; [.$B$10]*0.5 - ABS([.$B119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formula="of:=[.A120]*[.$B$88]" office:value-type="float" office:value="-0.042" calcext:value-type="float">
            <text:p>-0.042</text:p>
          </table:table-cell>
          <table:table-cell office:value-type="float" office:value="0" calcext:value-type="float">
            <text:p>0</text:p>
          </table:table-cell>
          <table:table-cell table:formula="of:=[.C120]*[.$B$14]*[.$B$15]" office:value-type="float" office:value="0" calcext:value-type="float">
            <text:p>0</text:p>
          </table:table-cell>
          <table:table-cell table:formula="of:=[.D120]/[.$B$13]" office:value-type="float" office:value="0" calcext:value-type="float">
            <text:p>0</text:p>
          </table:table-cell>
          <table:table-cell table:formula="of:=[.E120]*[.$B$1]" office:value-type="float" office:value="0" calcext:value-type="float">
            <text:p>0</text:p>
          </table:table-cell>
          <table:table-cell table:formula="of:=[.E120]*[.$B$3]" office:value-type="float" office:value="0" calcext:value-type="float">
            <text:p>0</text:p>
          </table:table-cell>
          <table:table-cell table:formula="of:=[.E120]/[.$B$5]" office:value-type="float" office:value="0" calcext:value-type="float">
            <text:p>0.000</text:p>
          </table:table-cell>
          <table:table-cell table:formula="of:=[.$B$4]*(1-1/(1+[.H120]))" office:value-type="float" office:value="0" calcext:value-type="float">
            <text:p>0</text:p>
          </table:table-cell>
          <table:table-cell table:formula="of:=[.G120]+[.I120]" office:value-type="float" office:value="0" calcext:value-type="float">
            <text:p>0</text:p>
          </table:table-cell>
          <table:table-cell table:formula="of:=[.E120]*[.$B$7]" office:value-type="float" office:value="0" calcext:value-type="float">
            <text:p>0</text:p>
          </table:table-cell>
          <table:table-cell table:formula="of:=[.E120]/[.$B$9]" office:value-type="float" office:value="0" calcext:value-type="float">
            <text:p>0</text:p>
          </table:table-cell>
          <table:table-cell table:formula="of:=[.$B$8]*TANH([.L120])" office:value-type="float" office:value="0" calcext:value-type="float">
            <text:p>0</text:p>
          </table:table-cell>
          <table:table-cell table:formula="of:=[.K120]+[.M120]" office:value-type="float" office:value="0" calcext:value-type="float">
            <text:p>0</text:p>
          </table:table-cell>
          <table:table-cell table:formula="of:=[.O119]+[.E120]*[.$D$88]" office:value-type="float" office:value="0" calcext:value-type="float">
            <text:p>0</text:p>
          </table:table-cell>
          <table:table-cell table:formula="of:=[.O120]+[.F120]" office:value-type="float" office:value="0" calcext:value-type="float">
            <text:p>0</text:p>
          </table:table-cell>
          <table:table-cell table:formula="of:=[.O120]+[.J120]" office:value-type="float" office:value="0" calcext:value-type="float">
            <text:p>0</text:p>
          </table:table-cell>
          <table:table-cell table:formula="of:=[.O120]+[.N120]" office:value-type="float" office:value="0" calcext:value-type="float">
            <text:p>0</text:p>
          </table:table-cell>
          <table:table-cell table:formula="of:=MAX(0; [.$B$2]*0.5 - ABS([.B120]))*[.$D$88]/(([.$B$2]*0.5)^2)" office:value-type="float" office:value="0" calcext:value-type="float">
            <text:p>0</text:p>
          </table:table-cell>
          <table:table-cell table:formula="of:=MAX(0; [.$B$6]*0.5 - ABS([.$B120]))*[.$D$88]/(([.$B$6]*0.5)^2)" office:value-type="float" office:value="0" calcext:value-type="float">
            <text:p>0</text:p>
          </table:table-cell>
          <table:table-cell table:formula="of:=MAX(0; [.$B$10]*0.5 - ABS([.$B120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38" calcext:value-type="float">
            <text:p>-1.38</text:p>
          </table:table-cell>
          <table:table-cell table:formula="of:=[.A121]*[.$B$88]" office:value-type="float" office:value="-0.0414" calcext:value-type="float">
            <text:p>-0.0414</text:p>
          </table:table-cell>
          <table:table-cell office:value-type="float" office:value="0" calcext:value-type="float">
            <text:p>0</text:p>
          </table:table-cell>
          <table:table-cell table:formula="of:=[.C121]*[.$B$14]*[.$B$15]" office:value-type="float" office:value="0" calcext:value-type="float">
            <text:p>0</text:p>
          </table:table-cell>
          <table:table-cell table:formula="of:=[.D121]/[.$B$13]" office:value-type="float" office:value="0" calcext:value-type="float">
            <text:p>0</text:p>
          </table:table-cell>
          <table:table-cell table:formula="of:=[.E121]*[.$B$1]" office:value-type="float" office:value="0" calcext:value-type="float">
            <text:p>0</text:p>
          </table:table-cell>
          <table:table-cell table:formula="of:=[.E121]*[.$B$3]" office:value-type="float" office:value="0" calcext:value-type="float">
            <text:p>0</text:p>
          </table:table-cell>
          <table:table-cell table:formula="of:=[.E121]/[.$B$5]" office:value-type="float" office:value="0" calcext:value-type="float">
            <text:p>0.000</text:p>
          </table:table-cell>
          <table:table-cell table:formula="of:=[.$B$4]*(1-1/(1+[.H121]))" office:value-type="float" office:value="0" calcext:value-type="float">
            <text:p>0</text:p>
          </table:table-cell>
          <table:table-cell table:formula="of:=[.G121]+[.I121]" office:value-type="float" office:value="0" calcext:value-type="float">
            <text:p>0</text:p>
          </table:table-cell>
          <table:table-cell table:formula="of:=[.E121]*[.$B$7]" office:value-type="float" office:value="0" calcext:value-type="float">
            <text:p>0</text:p>
          </table:table-cell>
          <table:table-cell table:formula="of:=[.E121]/[.$B$9]" office:value-type="float" office:value="0" calcext:value-type="float">
            <text:p>0</text:p>
          </table:table-cell>
          <table:table-cell table:formula="of:=[.$B$8]*TANH([.L121])" office:value-type="float" office:value="0" calcext:value-type="float">
            <text:p>0</text:p>
          </table:table-cell>
          <table:table-cell table:formula="of:=[.K121]+[.M121]" office:value-type="float" office:value="0" calcext:value-type="float">
            <text:p>0</text:p>
          </table:table-cell>
          <table:table-cell table:formula="of:=[.O120]+[.E121]*[.$D$88]" office:value-type="float" office:value="0" calcext:value-type="float">
            <text:p>0</text:p>
          </table:table-cell>
          <table:table-cell table:formula="of:=[.O121]+[.F121]" office:value-type="float" office:value="0" calcext:value-type="float">
            <text:p>0</text:p>
          </table:table-cell>
          <table:table-cell table:formula="of:=[.O121]+[.J121]" office:value-type="float" office:value="0" calcext:value-type="float">
            <text:p>0</text:p>
          </table:table-cell>
          <table:table-cell table:formula="of:=[.O121]+[.N121]" office:value-type="float" office:value="0" calcext:value-type="float">
            <text:p>0</text:p>
          </table:table-cell>
          <table:table-cell table:formula="of:=MAX(0; [.$B$2]*0.5 - ABS([.B121]))*[.$D$88]/(([.$B$2]*0.5)^2)" office:value-type="float" office:value="0" calcext:value-type="float">
            <text:p>0</text:p>
          </table:table-cell>
          <table:table-cell table:formula="of:=MAX(0; [.$B$6]*0.5 - ABS([.$B121]))*[.$D$88]/(([.$B$6]*0.5)^2)" office:value-type="float" office:value="0" calcext:value-type="float">
            <text:p>0</text:p>
          </table:table-cell>
          <table:table-cell table:formula="of:=MAX(0; [.$B$10]*0.5 - ABS([.$B121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36" calcext:value-type="float">
            <text:p>-1.36</text:p>
          </table:table-cell>
          <table:table-cell table:formula="of:=[.A122]*[.$B$88]" office:value-type="float" office:value="-0.0408" calcext:value-type="float">
            <text:p>-0.0408</text:p>
          </table:table-cell>
          <table:table-cell office:value-type="float" office:value="0" calcext:value-type="float">
            <text:p>0</text:p>
          </table:table-cell>
          <table:table-cell table:formula="of:=[.C122]*[.$B$14]*[.$B$15]" office:value-type="float" office:value="0" calcext:value-type="float">
            <text:p>0</text:p>
          </table:table-cell>
          <table:table-cell table:formula="of:=[.D122]/[.$B$13]" office:value-type="float" office:value="0" calcext:value-type="float">
            <text:p>0</text:p>
          </table:table-cell>
          <table:table-cell table:formula="of:=[.E122]*[.$B$1]" office:value-type="float" office:value="0" calcext:value-type="float">
            <text:p>0</text:p>
          </table:table-cell>
          <table:table-cell table:formula="of:=[.E122]*[.$B$3]" office:value-type="float" office:value="0" calcext:value-type="float">
            <text:p>0</text:p>
          </table:table-cell>
          <table:table-cell table:formula="of:=[.E122]/[.$B$5]" office:value-type="float" office:value="0" calcext:value-type="float">
            <text:p>0.000</text:p>
          </table:table-cell>
          <table:table-cell table:formula="of:=[.$B$4]*(1-1/(1+[.H122]))" office:value-type="float" office:value="0" calcext:value-type="float">
            <text:p>0</text:p>
          </table:table-cell>
          <table:table-cell table:formula="of:=[.G122]+[.I122]" office:value-type="float" office:value="0" calcext:value-type="float">
            <text:p>0</text:p>
          </table:table-cell>
          <table:table-cell table:formula="of:=[.E122]*[.$B$7]" office:value-type="float" office:value="0" calcext:value-type="float">
            <text:p>0</text:p>
          </table:table-cell>
          <table:table-cell table:formula="of:=[.E122]/[.$B$9]" office:value-type="float" office:value="0" calcext:value-type="float">
            <text:p>0</text:p>
          </table:table-cell>
          <table:table-cell table:formula="of:=[.$B$8]*TANH([.L122])" office:value-type="float" office:value="0" calcext:value-type="float">
            <text:p>0</text:p>
          </table:table-cell>
          <table:table-cell table:formula="of:=[.K122]+[.M122]" office:value-type="float" office:value="0" calcext:value-type="float">
            <text:p>0</text:p>
          </table:table-cell>
          <table:table-cell table:formula="of:=[.O121]+[.E122]*[.$D$88]" office:value-type="float" office:value="0" calcext:value-type="float">
            <text:p>0</text:p>
          </table:table-cell>
          <table:table-cell table:formula="of:=[.O122]+[.F122]" office:value-type="float" office:value="0" calcext:value-type="float">
            <text:p>0</text:p>
          </table:table-cell>
          <table:table-cell table:formula="of:=[.O122]+[.J122]" office:value-type="float" office:value="0" calcext:value-type="float">
            <text:p>0</text:p>
          </table:table-cell>
          <table:table-cell table:formula="of:=[.O122]+[.N122]" office:value-type="float" office:value="0" calcext:value-type="float">
            <text:p>0</text:p>
          </table:table-cell>
          <table:table-cell table:formula="of:=MAX(0; [.$B$2]*0.5 - ABS([.B122]))*[.$D$88]/(([.$B$2]*0.5)^2)" office:value-type="float" office:value="0" calcext:value-type="float">
            <text:p>0</text:p>
          </table:table-cell>
          <table:table-cell table:formula="of:=MAX(0; [.$B$6]*0.5 - ABS([.$B122]))*[.$D$88]/(([.$B$6]*0.5)^2)" office:value-type="float" office:value="0" calcext:value-type="float">
            <text:p>0</text:p>
          </table:table-cell>
          <table:table-cell table:formula="of:=MAX(0; [.$B$10]*0.5 - ABS([.$B122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34" calcext:value-type="float">
            <text:p>-1.34</text:p>
          </table:table-cell>
          <table:table-cell table:formula="of:=[.A123]*[.$B$88]" office:value-type="float" office:value="-0.0402" calcext:value-type="float">
            <text:p>-0.0402</text:p>
          </table:table-cell>
          <table:table-cell office:value-type="float" office:value="0" calcext:value-type="float">
            <text:p>0</text:p>
          </table:table-cell>
          <table:table-cell table:formula="of:=[.C123]*[.$B$14]*[.$B$15]" office:value-type="float" office:value="0" calcext:value-type="float">
            <text:p>0</text:p>
          </table:table-cell>
          <table:table-cell table:formula="of:=[.D123]/[.$B$13]" office:value-type="float" office:value="0" calcext:value-type="float">
            <text:p>0</text:p>
          </table:table-cell>
          <table:table-cell table:formula="of:=[.E123]*[.$B$1]" office:value-type="float" office:value="0" calcext:value-type="float">
            <text:p>0</text:p>
          </table:table-cell>
          <table:table-cell table:formula="of:=[.E123]*[.$B$3]" office:value-type="float" office:value="0" calcext:value-type="float">
            <text:p>0</text:p>
          </table:table-cell>
          <table:table-cell table:formula="of:=[.E123]/[.$B$5]" office:value-type="float" office:value="0" calcext:value-type="float">
            <text:p>0.000</text:p>
          </table:table-cell>
          <table:table-cell table:formula="of:=[.$B$4]*(1-1/(1+[.H123]))" office:value-type="float" office:value="0" calcext:value-type="float">
            <text:p>0</text:p>
          </table:table-cell>
          <table:table-cell table:formula="of:=[.G123]+[.I123]" office:value-type="float" office:value="0" calcext:value-type="float">
            <text:p>0</text:p>
          </table:table-cell>
          <table:table-cell table:formula="of:=[.E123]*[.$B$7]" office:value-type="float" office:value="0" calcext:value-type="float">
            <text:p>0</text:p>
          </table:table-cell>
          <table:table-cell table:formula="of:=[.E123]/[.$B$9]" office:value-type="float" office:value="0" calcext:value-type="float">
            <text:p>0</text:p>
          </table:table-cell>
          <table:table-cell table:formula="of:=[.$B$8]*TANH([.L123])" office:value-type="float" office:value="0" calcext:value-type="float">
            <text:p>0</text:p>
          </table:table-cell>
          <table:table-cell table:formula="of:=[.K123]+[.M123]" office:value-type="float" office:value="0" calcext:value-type="float">
            <text:p>0</text:p>
          </table:table-cell>
          <table:table-cell table:formula="of:=[.O122]+[.E123]*[.$D$88]" office:value-type="float" office:value="0" calcext:value-type="float">
            <text:p>0</text:p>
          </table:table-cell>
          <table:table-cell table:formula="of:=[.O123]+[.F123]" office:value-type="float" office:value="0" calcext:value-type="float">
            <text:p>0</text:p>
          </table:table-cell>
          <table:table-cell table:formula="of:=[.O123]+[.J123]" office:value-type="float" office:value="0" calcext:value-type="float">
            <text:p>0</text:p>
          </table:table-cell>
          <table:table-cell table:formula="of:=[.O123]+[.N123]" office:value-type="float" office:value="0" calcext:value-type="float">
            <text:p>0</text:p>
          </table:table-cell>
          <table:table-cell table:formula="of:=MAX(0; [.$B$2]*0.5 - ABS([.B123]))*[.$D$88]/(([.$B$2]*0.5)^2)" office:value-type="float" office:value="0" calcext:value-type="float">
            <text:p>0</text:p>
          </table:table-cell>
          <table:table-cell table:formula="of:=MAX(0; [.$B$6]*0.5 - ABS([.$B123]))*[.$D$88]/(([.$B$6]*0.5)^2)" office:value-type="float" office:value="0" calcext:value-type="float">
            <text:p>0</text:p>
          </table:table-cell>
          <table:table-cell table:formula="of:=MAX(0; [.$B$10]*0.5 - ABS([.$B123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32" calcext:value-type="float">
            <text:p>-1.32</text:p>
          </table:table-cell>
          <table:table-cell table:formula="of:=[.A124]*[.$B$88]" office:value-type="float" office:value="-0.0396" calcext:value-type="float">
            <text:p>-0.0396</text:p>
          </table:table-cell>
          <table:table-cell office:value-type="float" office:value="0" calcext:value-type="float">
            <text:p>0</text:p>
          </table:table-cell>
          <table:table-cell table:formula="of:=[.C124]*[.$B$14]*[.$B$15]" office:value-type="float" office:value="0" calcext:value-type="float">
            <text:p>0</text:p>
          </table:table-cell>
          <table:table-cell table:formula="of:=[.D124]/[.$B$13]" office:value-type="float" office:value="0" calcext:value-type="float">
            <text:p>0</text:p>
          </table:table-cell>
          <table:table-cell table:formula="of:=[.E124]*[.$B$1]" office:value-type="float" office:value="0" calcext:value-type="float">
            <text:p>0</text:p>
          </table:table-cell>
          <table:table-cell table:formula="of:=[.E124]*[.$B$3]" office:value-type="float" office:value="0" calcext:value-type="float">
            <text:p>0</text:p>
          </table:table-cell>
          <table:table-cell table:formula="of:=[.E124]/[.$B$5]" office:value-type="float" office:value="0" calcext:value-type="float">
            <text:p>0.000</text:p>
          </table:table-cell>
          <table:table-cell table:formula="of:=[.$B$4]*(1-1/(1+[.H124]))" office:value-type="float" office:value="0" calcext:value-type="float">
            <text:p>0</text:p>
          </table:table-cell>
          <table:table-cell table:formula="of:=[.G124]+[.I124]" office:value-type="float" office:value="0" calcext:value-type="float">
            <text:p>0</text:p>
          </table:table-cell>
          <table:table-cell table:formula="of:=[.E124]*[.$B$7]" office:value-type="float" office:value="0" calcext:value-type="float">
            <text:p>0</text:p>
          </table:table-cell>
          <table:table-cell table:formula="of:=[.E124]/[.$B$9]" office:value-type="float" office:value="0" calcext:value-type="float">
            <text:p>0</text:p>
          </table:table-cell>
          <table:table-cell table:formula="of:=[.$B$8]*TANH([.L124])" office:value-type="float" office:value="0" calcext:value-type="float">
            <text:p>0</text:p>
          </table:table-cell>
          <table:table-cell table:formula="of:=[.K124]+[.M124]" office:value-type="float" office:value="0" calcext:value-type="float">
            <text:p>0</text:p>
          </table:table-cell>
          <table:table-cell table:formula="of:=[.O123]+[.E124]*[.$D$88]" office:value-type="float" office:value="0" calcext:value-type="float">
            <text:p>0</text:p>
          </table:table-cell>
          <table:table-cell table:formula="of:=[.O124]+[.F124]" office:value-type="float" office:value="0" calcext:value-type="float">
            <text:p>0</text:p>
          </table:table-cell>
          <table:table-cell table:formula="of:=[.O124]+[.J124]" office:value-type="float" office:value="0" calcext:value-type="float">
            <text:p>0</text:p>
          </table:table-cell>
          <table:table-cell table:formula="of:=[.O124]+[.N124]" office:value-type="float" office:value="0" calcext:value-type="float">
            <text:p>0</text:p>
          </table:table-cell>
          <table:table-cell table:formula="of:=MAX(0; [.$B$2]*0.5 - ABS([.B124]))*[.$D$88]/(([.$B$2]*0.5)^2)" office:value-type="float" office:value="0" calcext:value-type="float">
            <text:p>0</text:p>
          </table:table-cell>
          <table:table-cell table:formula="of:=MAX(0; [.$B$6]*0.5 - ABS([.$B124]))*[.$D$88]/(([.$B$6]*0.5)^2)" office:value-type="float" office:value="0" calcext:value-type="float">
            <text:p>0</text:p>
          </table:table-cell>
          <table:table-cell table:formula="of:=MAX(0; [.$B$10]*0.5 - ABS([.$B124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3" calcext:value-type="float">
            <text:p>-1.3</text:p>
          </table:table-cell>
          <table:table-cell table:formula="of:=[.A125]*[.$B$88]" office:value-type="float" office:value="-0.039" calcext:value-type="float">
            <text:p>-0.039</text:p>
          </table:table-cell>
          <table:table-cell office:value-type="float" office:value="0" calcext:value-type="float">
            <text:p>0</text:p>
          </table:table-cell>
          <table:table-cell table:formula="of:=[.C125]*[.$B$14]*[.$B$15]" office:value-type="float" office:value="0" calcext:value-type="float">
            <text:p>0</text:p>
          </table:table-cell>
          <table:table-cell table:formula="of:=[.D125]/[.$B$13]" office:value-type="float" office:value="0" calcext:value-type="float">
            <text:p>0</text:p>
          </table:table-cell>
          <table:table-cell table:formula="of:=[.E125]*[.$B$1]" office:value-type="float" office:value="0" calcext:value-type="float">
            <text:p>0</text:p>
          </table:table-cell>
          <table:table-cell table:formula="of:=[.E125]*[.$B$3]" office:value-type="float" office:value="0" calcext:value-type="float">
            <text:p>0</text:p>
          </table:table-cell>
          <table:table-cell table:formula="of:=[.E125]/[.$B$5]" office:value-type="float" office:value="0" calcext:value-type="float">
            <text:p>0.000</text:p>
          </table:table-cell>
          <table:table-cell table:formula="of:=[.$B$4]*(1-1/(1+[.H125]))" office:value-type="float" office:value="0" calcext:value-type="float">
            <text:p>0</text:p>
          </table:table-cell>
          <table:table-cell table:formula="of:=[.G125]+[.I125]" office:value-type="float" office:value="0" calcext:value-type="float">
            <text:p>0</text:p>
          </table:table-cell>
          <table:table-cell table:formula="of:=[.E125]*[.$B$7]" office:value-type="float" office:value="0" calcext:value-type="float">
            <text:p>0</text:p>
          </table:table-cell>
          <table:table-cell table:formula="of:=[.E125]/[.$B$9]" office:value-type="float" office:value="0" calcext:value-type="float">
            <text:p>0</text:p>
          </table:table-cell>
          <table:table-cell table:formula="of:=[.$B$8]*TANH([.L125])" office:value-type="float" office:value="0" calcext:value-type="float">
            <text:p>0</text:p>
          </table:table-cell>
          <table:table-cell table:formula="of:=[.K125]+[.M125]" office:value-type="float" office:value="0" calcext:value-type="float">
            <text:p>0</text:p>
          </table:table-cell>
          <table:table-cell table:formula="of:=[.O124]+[.E125]*[.$D$88]" office:value-type="float" office:value="0" calcext:value-type="float">
            <text:p>0</text:p>
          </table:table-cell>
          <table:table-cell table:formula="of:=[.O125]+[.F125]" office:value-type="float" office:value="0" calcext:value-type="float">
            <text:p>0</text:p>
          </table:table-cell>
          <table:table-cell table:formula="of:=[.O125]+[.J125]" office:value-type="float" office:value="0" calcext:value-type="float">
            <text:p>0</text:p>
          </table:table-cell>
          <table:table-cell table:formula="of:=[.O125]+[.N125]" office:value-type="float" office:value="0" calcext:value-type="float">
            <text:p>0</text:p>
          </table:table-cell>
          <table:table-cell table:formula="of:=MAX(0; [.$B$2]*0.5 - ABS([.B125]))*[.$D$88]/(([.$B$2]*0.5)^2)" office:value-type="float" office:value="0" calcext:value-type="float">
            <text:p>0</text:p>
          </table:table-cell>
          <table:table-cell table:formula="of:=MAX(0; [.$B$6]*0.5 - ABS([.$B125]))*[.$D$88]/(([.$B$6]*0.5)^2)" office:value-type="float" office:value="0" calcext:value-type="float">
            <text:p>0</text:p>
          </table:table-cell>
          <table:table-cell table:formula="of:=MAX(0; [.$B$10]*0.5 - ABS([.$B125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28" calcext:value-type="float">
            <text:p>-1.28</text:p>
          </table:table-cell>
          <table:table-cell table:formula="of:=[.A126]*[.$B$88]" office:value-type="float" office:value="-0.0384" calcext:value-type="float">
            <text:p>-0.0384</text:p>
          </table:table-cell>
          <table:table-cell office:value-type="float" office:value="0" calcext:value-type="float">
            <text:p>0</text:p>
          </table:table-cell>
          <table:table-cell table:formula="of:=[.C126]*[.$B$14]*[.$B$15]" office:value-type="float" office:value="0" calcext:value-type="float">
            <text:p>0</text:p>
          </table:table-cell>
          <table:table-cell table:formula="of:=[.D126]/[.$B$13]" office:value-type="float" office:value="0" calcext:value-type="float">
            <text:p>0</text:p>
          </table:table-cell>
          <table:table-cell table:formula="of:=[.E126]*[.$B$1]" office:value-type="float" office:value="0" calcext:value-type="float">
            <text:p>0</text:p>
          </table:table-cell>
          <table:table-cell table:formula="of:=[.E126]*[.$B$3]" office:value-type="float" office:value="0" calcext:value-type="float">
            <text:p>0</text:p>
          </table:table-cell>
          <table:table-cell table:formula="of:=[.E126]/[.$B$5]" office:value-type="float" office:value="0" calcext:value-type="float">
            <text:p>0.000</text:p>
          </table:table-cell>
          <table:table-cell table:formula="of:=[.$B$4]*(1-1/(1+[.H126]))" office:value-type="float" office:value="0" calcext:value-type="float">
            <text:p>0</text:p>
          </table:table-cell>
          <table:table-cell table:formula="of:=[.G126]+[.I126]" office:value-type="float" office:value="0" calcext:value-type="float">
            <text:p>0</text:p>
          </table:table-cell>
          <table:table-cell table:formula="of:=[.E126]*[.$B$7]" office:value-type="float" office:value="0" calcext:value-type="float">
            <text:p>0</text:p>
          </table:table-cell>
          <table:table-cell table:formula="of:=[.E126]/[.$B$9]" office:value-type="float" office:value="0" calcext:value-type="float">
            <text:p>0</text:p>
          </table:table-cell>
          <table:table-cell table:formula="of:=[.$B$8]*TANH([.L126])" office:value-type="float" office:value="0" calcext:value-type="float">
            <text:p>0</text:p>
          </table:table-cell>
          <table:table-cell table:formula="of:=[.K126]+[.M126]" office:value-type="float" office:value="0" calcext:value-type="float">
            <text:p>0</text:p>
          </table:table-cell>
          <table:table-cell table:formula="of:=[.O125]+[.E126]*[.$D$88]" office:value-type="float" office:value="0" calcext:value-type="float">
            <text:p>0</text:p>
          </table:table-cell>
          <table:table-cell table:formula="of:=[.O126]+[.F126]" office:value-type="float" office:value="0" calcext:value-type="float">
            <text:p>0</text:p>
          </table:table-cell>
          <table:table-cell table:formula="of:=[.O126]+[.J126]" office:value-type="float" office:value="0" calcext:value-type="float">
            <text:p>0</text:p>
          </table:table-cell>
          <table:table-cell table:formula="of:=[.O126]+[.N126]" office:value-type="float" office:value="0" calcext:value-type="float">
            <text:p>0</text:p>
          </table:table-cell>
          <table:table-cell table:formula="of:=MAX(0; [.$B$2]*0.5 - ABS([.B126]))*[.$D$88]/(([.$B$2]*0.5)^2)" office:value-type="float" office:value="0" calcext:value-type="float">
            <text:p>0</text:p>
          </table:table-cell>
          <table:table-cell table:formula="of:=MAX(0; [.$B$6]*0.5 - ABS([.$B126]))*[.$D$88]/(([.$B$6]*0.5)^2)" office:value-type="float" office:value="0" calcext:value-type="float">
            <text:p>0</text:p>
          </table:table-cell>
          <table:table-cell table:formula="of:=MAX(0; [.$B$10]*0.5 - ABS([.$B126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26" calcext:value-type="float">
            <text:p>-1.26</text:p>
          </table:table-cell>
          <table:table-cell table:formula="of:=[.A127]*[.$B$88]" office:value-type="float" office:value="-0.0378" calcext:value-type="float">
            <text:p>-0.0378</text:p>
          </table:table-cell>
          <table:table-cell office:value-type="float" office:value="0" calcext:value-type="float">
            <text:p>0</text:p>
          </table:table-cell>
          <table:table-cell table:formula="of:=[.C127]*[.$B$14]*[.$B$15]" office:value-type="float" office:value="0" calcext:value-type="float">
            <text:p>0</text:p>
          </table:table-cell>
          <table:table-cell table:formula="of:=[.D127]/[.$B$13]" office:value-type="float" office:value="0" calcext:value-type="float">
            <text:p>0</text:p>
          </table:table-cell>
          <table:table-cell table:formula="of:=[.E127]*[.$B$1]" office:value-type="float" office:value="0" calcext:value-type="float">
            <text:p>0</text:p>
          </table:table-cell>
          <table:table-cell table:formula="of:=[.E127]*[.$B$3]" office:value-type="float" office:value="0" calcext:value-type="float">
            <text:p>0</text:p>
          </table:table-cell>
          <table:table-cell table:formula="of:=[.E127]/[.$B$5]" office:value-type="float" office:value="0" calcext:value-type="float">
            <text:p>0.000</text:p>
          </table:table-cell>
          <table:table-cell table:formula="of:=[.$B$4]*(1-1/(1+[.H127]))" office:value-type="float" office:value="0" calcext:value-type="float">
            <text:p>0</text:p>
          </table:table-cell>
          <table:table-cell table:formula="of:=[.G127]+[.I127]" office:value-type="float" office:value="0" calcext:value-type="float">
            <text:p>0</text:p>
          </table:table-cell>
          <table:table-cell table:formula="of:=[.E127]*[.$B$7]" office:value-type="float" office:value="0" calcext:value-type="float">
            <text:p>0</text:p>
          </table:table-cell>
          <table:table-cell table:formula="of:=[.E127]/[.$B$9]" office:value-type="float" office:value="0" calcext:value-type="float">
            <text:p>0</text:p>
          </table:table-cell>
          <table:table-cell table:formula="of:=[.$B$8]*TANH([.L127])" office:value-type="float" office:value="0" calcext:value-type="float">
            <text:p>0</text:p>
          </table:table-cell>
          <table:table-cell table:formula="of:=[.K127]+[.M127]" office:value-type="float" office:value="0" calcext:value-type="float">
            <text:p>0</text:p>
          </table:table-cell>
          <table:table-cell table:formula="of:=[.O126]+[.E127]*[.$D$88]" office:value-type="float" office:value="0" calcext:value-type="float">
            <text:p>0</text:p>
          </table:table-cell>
          <table:table-cell table:formula="of:=[.O127]+[.F127]" office:value-type="float" office:value="0" calcext:value-type="float">
            <text:p>0</text:p>
          </table:table-cell>
          <table:table-cell table:formula="of:=[.O127]+[.J127]" office:value-type="float" office:value="0" calcext:value-type="float">
            <text:p>0</text:p>
          </table:table-cell>
          <table:table-cell table:formula="of:=[.O127]+[.N127]" office:value-type="float" office:value="0" calcext:value-type="float">
            <text:p>0</text:p>
          </table:table-cell>
          <table:table-cell table:formula="of:=MAX(0; [.$B$2]*0.5 - ABS([.B127]))*[.$D$88]/(([.$B$2]*0.5)^2)" office:value-type="float" office:value="0" calcext:value-type="float">
            <text:p>0</text:p>
          </table:table-cell>
          <table:table-cell table:formula="of:=MAX(0; [.$B$6]*0.5 - ABS([.$B127]))*[.$D$88]/(([.$B$6]*0.5)^2)" office:value-type="float" office:value="0" calcext:value-type="float">
            <text:p>0</text:p>
          </table:table-cell>
          <table:table-cell table:formula="of:=MAX(0; [.$B$10]*0.5 - ABS([.$B127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24" calcext:value-type="float">
            <text:p>-1.24</text:p>
          </table:table-cell>
          <table:table-cell table:formula="of:=[.A128]*[.$B$88]" office:value-type="float" office:value="-0.0372" calcext:value-type="float">
            <text:p>-0.0372</text:p>
          </table:table-cell>
          <table:table-cell office:value-type="float" office:value="0" calcext:value-type="float">
            <text:p>0</text:p>
          </table:table-cell>
          <table:table-cell table:formula="of:=[.C128]*[.$B$14]*[.$B$15]" office:value-type="float" office:value="0" calcext:value-type="float">
            <text:p>0</text:p>
          </table:table-cell>
          <table:table-cell table:formula="of:=[.D128]/[.$B$13]" office:value-type="float" office:value="0" calcext:value-type="float">
            <text:p>0</text:p>
          </table:table-cell>
          <table:table-cell table:formula="of:=[.E128]*[.$B$1]" office:value-type="float" office:value="0" calcext:value-type="float">
            <text:p>0</text:p>
          </table:table-cell>
          <table:table-cell table:formula="of:=[.E128]*[.$B$3]" office:value-type="float" office:value="0" calcext:value-type="float">
            <text:p>0</text:p>
          </table:table-cell>
          <table:table-cell table:formula="of:=[.E128]/[.$B$5]" office:value-type="float" office:value="0" calcext:value-type="float">
            <text:p>0.000</text:p>
          </table:table-cell>
          <table:table-cell table:formula="of:=[.$B$4]*(1-1/(1+[.H128]))" office:value-type="float" office:value="0" calcext:value-type="float">
            <text:p>0</text:p>
          </table:table-cell>
          <table:table-cell table:formula="of:=[.G128]+[.I128]" office:value-type="float" office:value="0" calcext:value-type="float">
            <text:p>0</text:p>
          </table:table-cell>
          <table:table-cell table:formula="of:=[.E128]*[.$B$7]" office:value-type="float" office:value="0" calcext:value-type="float">
            <text:p>0</text:p>
          </table:table-cell>
          <table:table-cell table:formula="of:=[.E128]/[.$B$9]" office:value-type="float" office:value="0" calcext:value-type="float">
            <text:p>0</text:p>
          </table:table-cell>
          <table:table-cell table:formula="of:=[.$B$8]*TANH([.L128])" office:value-type="float" office:value="0" calcext:value-type="float">
            <text:p>0</text:p>
          </table:table-cell>
          <table:table-cell table:formula="of:=[.K128]+[.M128]" office:value-type="float" office:value="0" calcext:value-type="float">
            <text:p>0</text:p>
          </table:table-cell>
          <table:table-cell table:formula="of:=[.O127]+[.E128]*[.$D$88]" office:value-type="float" office:value="0" calcext:value-type="float">
            <text:p>0</text:p>
          </table:table-cell>
          <table:table-cell table:formula="of:=[.O128]+[.F128]" office:value-type="float" office:value="0" calcext:value-type="float">
            <text:p>0</text:p>
          </table:table-cell>
          <table:table-cell table:formula="of:=[.O128]+[.J128]" office:value-type="float" office:value="0" calcext:value-type="float">
            <text:p>0</text:p>
          </table:table-cell>
          <table:table-cell table:formula="of:=[.O128]+[.N128]" office:value-type="float" office:value="0" calcext:value-type="float">
            <text:p>0</text:p>
          </table:table-cell>
          <table:table-cell table:formula="of:=MAX(0; [.$B$2]*0.5 - ABS([.B128]))*[.$D$88]/(([.$B$2]*0.5)^2)" office:value-type="float" office:value="0" calcext:value-type="float">
            <text:p>0</text:p>
          </table:table-cell>
          <table:table-cell table:formula="of:=MAX(0; [.$B$6]*0.5 - ABS([.$B128]))*[.$D$88]/(([.$B$6]*0.5)^2)" office:value-type="float" office:value="0" calcext:value-type="float">
            <text:p>0</text:p>
          </table:table-cell>
          <table:table-cell table:formula="of:=MAX(0; [.$B$10]*0.5 - ABS([.$B128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22" calcext:value-type="float">
            <text:p>-1.22</text:p>
          </table:table-cell>
          <table:table-cell table:formula="of:=[.A129]*[.$B$88]" office:value-type="float" office:value="-0.0366" calcext:value-type="float">
            <text:p>-0.0366</text:p>
          </table:table-cell>
          <table:table-cell office:value-type="float" office:value="0" calcext:value-type="float">
            <text:p>0</text:p>
          </table:table-cell>
          <table:table-cell table:formula="of:=[.C129]*[.$B$14]*[.$B$15]" office:value-type="float" office:value="0" calcext:value-type="float">
            <text:p>0</text:p>
          </table:table-cell>
          <table:table-cell table:formula="of:=[.D129]/[.$B$13]" office:value-type="float" office:value="0" calcext:value-type="float">
            <text:p>0</text:p>
          </table:table-cell>
          <table:table-cell table:formula="of:=[.E129]*[.$B$1]" office:value-type="float" office:value="0" calcext:value-type="float">
            <text:p>0</text:p>
          </table:table-cell>
          <table:table-cell table:formula="of:=[.E129]*[.$B$3]" office:value-type="float" office:value="0" calcext:value-type="float">
            <text:p>0</text:p>
          </table:table-cell>
          <table:table-cell table:formula="of:=[.E129]/[.$B$5]" office:value-type="float" office:value="0" calcext:value-type="float">
            <text:p>0.000</text:p>
          </table:table-cell>
          <table:table-cell table:formula="of:=[.$B$4]*(1-1/(1+[.H129]))" office:value-type="float" office:value="0" calcext:value-type="float">
            <text:p>0</text:p>
          </table:table-cell>
          <table:table-cell table:formula="of:=[.G129]+[.I129]" office:value-type="float" office:value="0" calcext:value-type="float">
            <text:p>0</text:p>
          </table:table-cell>
          <table:table-cell table:formula="of:=[.E129]*[.$B$7]" office:value-type="float" office:value="0" calcext:value-type="float">
            <text:p>0</text:p>
          </table:table-cell>
          <table:table-cell table:formula="of:=[.E129]/[.$B$9]" office:value-type="float" office:value="0" calcext:value-type="float">
            <text:p>0</text:p>
          </table:table-cell>
          <table:table-cell table:formula="of:=[.$B$8]*TANH([.L129])" office:value-type="float" office:value="0" calcext:value-type="float">
            <text:p>0</text:p>
          </table:table-cell>
          <table:table-cell table:formula="of:=[.K129]+[.M129]" office:value-type="float" office:value="0" calcext:value-type="float">
            <text:p>0</text:p>
          </table:table-cell>
          <table:table-cell table:formula="of:=[.O128]+[.E129]*[.$D$88]" office:value-type="float" office:value="0" calcext:value-type="float">
            <text:p>0</text:p>
          </table:table-cell>
          <table:table-cell table:formula="of:=[.O129]+[.F129]" office:value-type="float" office:value="0" calcext:value-type="float">
            <text:p>0</text:p>
          </table:table-cell>
          <table:table-cell table:formula="of:=[.O129]+[.J129]" office:value-type="float" office:value="0" calcext:value-type="float">
            <text:p>0</text:p>
          </table:table-cell>
          <table:table-cell table:formula="of:=[.O129]+[.N129]" office:value-type="float" office:value="0" calcext:value-type="float">
            <text:p>0</text:p>
          </table:table-cell>
          <table:table-cell table:formula="of:=MAX(0; [.$B$2]*0.5 - ABS([.B129]))*[.$D$88]/(([.$B$2]*0.5)^2)" office:value-type="float" office:value="0" calcext:value-type="float">
            <text:p>0</text:p>
          </table:table-cell>
          <table:table-cell table:formula="of:=MAX(0; [.$B$6]*0.5 - ABS([.$B129]))*[.$D$88]/(([.$B$6]*0.5)^2)" office:value-type="float" office:value="0" calcext:value-type="float">
            <text:p>0</text:p>
          </table:table-cell>
          <table:table-cell table:formula="of:=MAX(0; [.$B$10]*0.5 - ABS([.$B129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2" calcext:value-type="float">
            <text:p>-1.2</text:p>
          </table:table-cell>
          <table:table-cell table:formula="of:=[.A130]*[.$B$88]" office:value-type="float" office:value="-0.036" calcext:value-type="float">
            <text:p>-0.036</text:p>
          </table:table-cell>
          <table:table-cell office:value-type="float" office:value="0" calcext:value-type="float">
            <text:p>0</text:p>
          </table:table-cell>
          <table:table-cell table:formula="of:=[.C130]*[.$B$14]*[.$B$15]" office:value-type="float" office:value="0" calcext:value-type="float">
            <text:p>0</text:p>
          </table:table-cell>
          <table:table-cell table:formula="of:=[.D130]/[.$B$13]" office:value-type="float" office:value="0" calcext:value-type="float">
            <text:p>0</text:p>
          </table:table-cell>
          <table:table-cell table:formula="of:=[.E130]*[.$B$1]" office:value-type="float" office:value="0" calcext:value-type="float">
            <text:p>0</text:p>
          </table:table-cell>
          <table:table-cell table:formula="of:=[.E130]*[.$B$3]" office:value-type="float" office:value="0" calcext:value-type="float">
            <text:p>0</text:p>
          </table:table-cell>
          <table:table-cell table:formula="of:=[.E130]/[.$B$5]" office:value-type="float" office:value="0" calcext:value-type="float">
            <text:p>0.000</text:p>
          </table:table-cell>
          <table:table-cell table:formula="of:=[.$B$4]*(1-1/(1+[.H130]))" office:value-type="float" office:value="0" calcext:value-type="float">
            <text:p>0</text:p>
          </table:table-cell>
          <table:table-cell table:formula="of:=[.G130]+[.I130]" office:value-type="float" office:value="0" calcext:value-type="float">
            <text:p>0</text:p>
          </table:table-cell>
          <table:table-cell table:formula="of:=[.E130]*[.$B$7]" office:value-type="float" office:value="0" calcext:value-type="float">
            <text:p>0</text:p>
          </table:table-cell>
          <table:table-cell table:formula="of:=[.E130]/[.$B$9]" office:value-type="float" office:value="0" calcext:value-type="float">
            <text:p>0</text:p>
          </table:table-cell>
          <table:table-cell table:formula="of:=[.$B$8]*TANH([.L130])" office:value-type="float" office:value="0" calcext:value-type="float">
            <text:p>0</text:p>
          </table:table-cell>
          <table:table-cell table:formula="of:=[.K130]+[.M130]" office:value-type="float" office:value="0" calcext:value-type="float">
            <text:p>0</text:p>
          </table:table-cell>
          <table:table-cell table:formula="of:=[.O129]+[.E130]*[.$D$88]" office:value-type="float" office:value="0" calcext:value-type="float">
            <text:p>0</text:p>
          </table:table-cell>
          <table:table-cell table:formula="of:=[.O130]+[.F130]" office:value-type="float" office:value="0" calcext:value-type="float">
            <text:p>0</text:p>
          </table:table-cell>
          <table:table-cell table:formula="of:=[.O130]+[.J130]" office:value-type="float" office:value="0" calcext:value-type="float">
            <text:p>0</text:p>
          </table:table-cell>
          <table:table-cell table:formula="of:=[.O130]+[.N130]" office:value-type="float" office:value="0" calcext:value-type="float">
            <text:p>0</text:p>
          </table:table-cell>
          <table:table-cell table:formula="of:=MAX(0; [.$B$2]*0.5 - ABS([.B130]))*[.$D$88]/(([.$B$2]*0.5)^2)" office:value-type="float" office:value="0" calcext:value-type="float">
            <text:p>0</text:p>
          </table:table-cell>
          <table:table-cell table:formula="of:=MAX(0; [.$B$6]*0.5 - ABS([.$B130]))*[.$D$88]/(([.$B$6]*0.5)^2)" office:value-type="float" office:value="0" calcext:value-type="float">
            <text:p>0</text:p>
          </table:table-cell>
          <table:table-cell table:formula="of:=MAX(0; [.$B$10]*0.5 - ABS([.$B130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18" calcext:value-type="float">
            <text:p>-1.18</text:p>
          </table:table-cell>
          <table:table-cell table:formula="of:=[.A131]*[.$B$88]" office:value-type="float" office:value="-0.0354" calcext:value-type="float">
            <text:p>-0.0354</text:p>
          </table:table-cell>
          <table:table-cell office:value-type="float" office:value="0" calcext:value-type="float">
            <text:p>0</text:p>
          </table:table-cell>
          <table:table-cell table:formula="of:=[.C131]*[.$B$14]*[.$B$15]" office:value-type="float" office:value="0" calcext:value-type="float">
            <text:p>0</text:p>
          </table:table-cell>
          <table:table-cell table:formula="of:=[.D131]/[.$B$13]" office:value-type="float" office:value="0" calcext:value-type="float">
            <text:p>0</text:p>
          </table:table-cell>
          <table:table-cell table:formula="of:=[.E131]*[.$B$1]" office:value-type="float" office:value="0" calcext:value-type="float">
            <text:p>0</text:p>
          </table:table-cell>
          <table:table-cell table:formula="of:=[.E131]*[.$B$3]" office:value-type="float" office:value="0" calcext:value-type="float">
            <text:p>0</text:p>
          </table:table-cell>
          <table:table-cell table:formula="of:=[.E131]/[.$B$5]" office:value-type="float" office:value="0" calcext:value-type="float">
            <text:p>0.000</text:p>
          </table:table-cell>
          <table:table-cell table:formula="of:=[.$B$4]*(1-1/(1+[.H131]))" office:value-type="float" office:value="0" calcext:value-type="float">
            <text:p>0</text:p>
          </table:table-cell>
          <table:table-cell table:formula="of:=[.G131]+[.I131]" office:value-type="float" office:value="0" calcext:value-type="float">
            <text:p>0</text:p>
          </table:table-cell>
          <table:table-cell table:formula="of:=[.E131]*[.$B$7]" office:value-type="float" office:value="0" calcext:value-type="float">
            <text:p>0</text:p>
          </table:table-cell>
          <table:table-cell table:formula="of:=[.E131]/[.$B$9]" office:value-type="float" office:value="0" calcext:value-type="float">
            <text:p>0</text:p>
          </table:table-cell>
          <table:table-cell table:formula="of:=[.$B$8]*TANH([.L131])" office:value-type="float" office:value="0" calcext:value-type="float">
            <text:p>0</text:p>
          </table:table-cell>
          <table:table-cell table:formula="of:=[.K131]+[.M131]" office:value-type="float" office:value="0" calcext:value-type="float">
            <text:p>0</text:p>
          </table:table-cell>
          <table:table-cell table:formula="of:=[.O130]+[.E131]*[.$D$88]" office:value-type="float" office:value="0" calcext:value-type="float">
            <text:p>0</text:p>
          </table:table-cell>
          <table:table-cell table:formula="of:=[.O131]+[.F131]" office:value-type="float" office:value="0" calcext:value-type="float">
            <text:p>0</text:p>
          </table:table-cell>
          <table:table-cell table:formula="of:=[.O131]+[.J131]" office:value-type="float" office:value="0" calcext:value-type="float">
            <text:p>0</text:p>
          </table:table-cell>
          <table:table-cell table:formula="of:=[.O131]+[.N131]" office:value-type="float" office:value="0" calcext:value-type="float">
            <text:p>0</text:p>
          </table:table-cell>
          <table:table-cell table:formula="of:=MAX(0; [.$B$2]*0.5 - ABS([.B131]))*[.$D$88]/(([.$B$2]*0.5)^2)" office:value-type="float" office:value="0" calcext:value-type="float">
            <text:p>0</text:p>
          </table:table-cell>
          <table:table-cell table:formula="of:=MAX(0; [.$B$6]*0.5 - ABS([.$B131]))*[.$D$88]/(([.$B$6]*0.5)^2)" office:value-type="float" office:value="0" calcext:value-type="float">
            <text:p>0</text:p>
          </table:table-cell>
          <table:table-cell table:formula="of:=MAX(0; [.$B$10]*0.5 - ABS([.$B131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16" calcext:value-type="float">
            <text:p>-1.16</text:p>
          </table:table-cell>
          <table:table-cell table:formula="of:=[.A132]*[.$B$88]" office:value-type="float" office:value="-0.0348" calcext:value-type="float">
            <text:p>-0.0348</text:p>
          </table:table-cell>
          <table:table-cell office:value-type="float" office:value="0" calcext:value-type="float">
            <text:p>0</text:p>
          </table:table-cell>
          <table:table-cell table:formula="of:=[.C132]*[.$B$14]*[.$B$15]" office:value-type="float" office:value="0" calcext:value-type="float">
            <text:p>0</text:p>
          </table:table-cell>
          <table:table-cell table:formula="of:=[.D132]/[.$B$13]" office:value-type="float" office:value="0" calcext:value-type="float">
            <text:p>0</text:p>
          </table:table-cell>
          <table:table-cell table:formula="of:=[.E132]*[.$B$1]" office:value-type="float" office:value="0" calcext:value-type="float">
            <text:p>0</text:p>
          </table:table-cell>
          <table:table-cell table:formula="of:=[.E132]*[.$B$3]" office:value-type="float" office:value="0" calcext:value-type="float">
            <text:p>0</text:p>
          </table:table-cell>
          <table:table-cell table:formula="of:=[.E132]/[.$B$5]" office:value-type="float" office:value="0" calcext:value-type="float">
            <text:p>0.000</text:p>
          </table:table-cell>
          <table:table-cell table:formula="of:=[.$B$4]*(1-1/(1+[.H132]))" office:value-type="float" office:value="0" calcext:value-type="float">
            <text:p>0</text:p>
          </table:table-cell>
          <table:table-cell table:formula="of:=[.G132]+[.I132]" office:value-type="float" office:value="0" calcext:value-type="float">
            <text:p>0</text:p>
          </table:table-cell>
          <table:table-cell table:formula="of:=[.E132]*[.$B$7]" office:value-type="float" office:value="0" calcext:value-type="float">
            <text:p>0</text:p>
          </table:table-cell>
          <table:table-cell table:formula="of:=[.E132]/[.$B$9]" office:value-type="float" office:value="0" calcext:value-type="float">
            <text:p>0</text:p>
          </table:table-cell>
          <table:table-cell table:formula="of:=[.$B$8]*TANH([.L132])" office:value-type="float" office:value="0" calcext:value-type="float">
            <text:p>0</text:p>
          </table:table-cell>
          <table:table-cell table:formula="of:=[.K132]+[.M132]" office:value-type="float" office:value="0" calcext:value-type="float">
            <text:p>0</text:p>
          </table:table-cell>
          <table:table-cell table:formula="of:=[.O131]+[.E132]*[.$D$88]" office:value-type="float" office:value="0" calcext:value-type="float">
            <text:p>0</text:p>
          </table:table-cell>
          <table:table-cell table:formula="of:=[.O132]+[.F132]" office:value-type="float" office:value="0" calcext:value-type="float">
            <text:p>0</text:p>
          </table:table-cell>
          <table:table-cell table:formula="of:=[.O132]+[.J132]" office:value-type="float" office:value="0" calcext:value-type="float">
            <text:p>0</text:p>
          </table:table-cell>
          <table:table-cell table:formula="of:=[.O132]+[.N132]" office:value-type="float" office:value="0" calcext:value-type="float">
            <text:p>0</text:p>
          </table:table-cell>
          <table:table-cell table:formula="of:=MAX(0; [.$B$2]*0.5 - ABS([.B132]))*[.$D$88]/(([.$B$2]*0.5)^2)" office:value-type="float" office:value="0" calcext:value-type="float">
            <text:p>0</text:p>
          </table:table-cell>
          <table:table-cell table:formula="of:=MAX(0; [.$B$6]*0.5 - ABS([.$B132]))*[.$D$88]/(([.$B$6]*0.5)^2)" office:value-type="float" office:value="0" calcext:value-type="float">
            <text:p>0</text:p>
          </table:table-cell>
          <table:table-cell table:formula="of:=MAX(0; [.$B$10]*0.5 - ABS([.$B132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14" calcext:value-type="float">
            <text:p>-1.14</text:p>
          </table:table-cell>
          <table:table-cell table:formula="of:=[.A133]*[.$B$88]" office:value-type="float" office:value="-0.0342" calcext:value-type="float">
            <text:p>-0.0342</text:p>
          </table:table-cell>
          <table:table-cell office:value-type="float" office:value="0" calcext:value-type="float">
            <text:p>0</text:p>
          </table:table-cell>
          <table:table-cell table:formula="of:=[.C133]*[.$B$14]*[.$B$15]" office:value-type="float" office:value="0" calcext:value-type="float">
            <text:p>0</text:p>
          </table:table-cell>
          <table:table-cell table:formula="of:=[.D133]/[.$B$13]" office:value-type="float" office:value="0" calcext:value-type="float">
            <text:p>0</text:p>
          </table:table-cell>
          <table:table-cell table:formula="of:=[.E133]*[.$B$1]" office:value-type="float" office:value="0" calcext:value-type="float">
            <text:p>0</text:p>
          </table:table-cell>
          <table:table-cell table:formula="of:=[.E133]*[.$B$3]" office:value-type="float" office:value="0" calcext:value-type="float">
            <text:p>0</text:p>
          </table:table-cell>
          <table:table-cell table:formula="of:=[.E133]/[.$B$5]" office:value-type="float" office:value="0" calcext:value-type="float">
            <text:p>0.000</text:p>
          </table:table-cell>
          <table:table-cell table:formula="of:=[.$B$4]*(1-1/(1+[.H133]))" office:value-type="float" office:value="0" calcext:value-type="float">
            <text:p>0</text:p>
          </table:table-cell>
          <table:table-cell table:formula="of:=[.G133]+[.I133]" office:value-type="float" office:value="0" calcext:value-type="float">
            <text:p>0</text:p>
          </table:table-cell>
          <table:table-cell table:formula="of:=[.E133]*[.$B$7]" office:value-type="float" office:value="0" calcext:value-type="float">
            <text:p>0</text:p>
          </table:table-cell>
          <table:table-cell table:formula="of:=[.E133]/[.$B$9]" office:value-type="float" office:value="0" calcext:value-type="float">
            <text:p>0</text:p>
          </table:table-cell>
          <table:table-cell table:formula="of:=[.$B$8]*TANH([.L133])" office:value-type="float" office:value="0" calcext:value-type="float">
            <text:p>0</text:p>
          </table:table-cell>
          <table:table-cell table:formula="of:=[.K133]+[.M133]" office:value-type="float" office:value="0" calcext:value-type="float">
            <text:p>0</text:p>
          </table:table-cell>
          <table:table-cell table:formula="of:=[.O132]+[.E133]*[.$D$88]" office:value-type="float" office:value="0" calcext:value-type="float">
            <text:p>0</text:p>
          </table:table-cell>
          <table:table-cell table:formula="of:=[.O133]+[.F133]" office:value-type="float" office:value="0" calcext:value-type="float">
            <text:p>0</text:p>
          </table:table-cell>
          <table:table-cell table:formula="of:=[.O133]+[.J133]" office:value-type="float" office:value="0" calcext:value-type="float">
            <text:p>0</text:p>
          </table:table-cell>
          <table:table-cell table:formula="of:=[.O133]+[.N133]" office:value-type="float" office:value="0" calcext:value-type="float">
            <text:p>0</text:p>
          </table:table-cell>
          <table:table-cell table:formula="of:=MAX(0; [.$B$2]*0.5 - ABS([.B133]))*[.$D$88]/(([.$B$2]*0.5)^2)" office:value-type="float" office:value="0" calcext:value-type="float">
            <text:p>0</text:p>
          </table:table-cell>
          <table:table-cell table:formula="of:=MAX(0; [.$B$6]*0.5 - ABS([.$B133]))*[.$D$88]/(([.$B$6]*0.5)^2)" office:value-type="float" office:value="0" calcext:value-type="float">
            <text:p>0</text:p>
          </table:table-cell>
          <table:table-cell table:formula="of:=MAX(0; [.$B$10]*0.5 - ABS([.$B133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12" calcext:value-type="float">
            <text:p>-1.12</text:p>
          </table:table-cell>
          <table:table-cell table:formula="of:=[.A134]*[.$B$88]" office:value-type="float" office:value="-0.0336" calcext:value-type="float">
            <text:p>-0.0336</text:p>
          </table:table-cell>
          <table:table-cell office:value-type="float" office:value="0" calcext:value-type="float">
            <text:p>0</text:p>
          </table:table-cell>
          <table:table-cell table:formula="of:=[.C134]*[.$B$14]*[.$B$15]" office:value-type="float" office:value="0" calcext:value-type="float">
            <text:p>0</text:p>
          </table:table-cell>
          <table:table-cell table:formula="of:=[.D134]/[.$B$13]" office:value-type="float" office:value="0" calcext:value-type="float">
            <text:p>0</text:p>
          </table:table-cell>
          <table:table-cell table:formula="of:=[.E134]*[.$B$1]" office:value-type="float" office:value="0" calcext:value-type="float">
            <text:p>0</text:p>
          </table:table-cell>
          <table:table-cell table:formula="of:=[.E134]*[.$B$3]" office:value-type="float" office:value="0" calcext:value-type="float">
            <text:p>0</text:p>
          </table:table-cell>
          <table:table-cell table:formula="of:=[.E134]/[.$B$5]" office:value-type="float" office:value="0" calcext:value-type="float">
            <text:p>0.000</text:p>
          </table:table-cell>
          <table:table-cell table:formula="of:=[.$B$4]*(1-1/(1+[.H134]))" office:value-type="float" office:value="0" calcext:value-type="float">
            <text:p>0</text:p>
          </table:table-cell>
          <table:table-cell table:formula="of:=[.G134]+[.I134]" office:value-type="float" office:value="0" calcext:value-type="float">
            <text:p>0</text:p>
          </table:table-cell>
          <table:table-cell table:formula="of:=[.E134]*[.$B$7]" office:value-type="float" office:value="0" calcext:value-type="float">
            <text:p>0</text:p>
          </table:table-cell>
          <table:table-cell table:formula="of:=[.E134]/[.$B$9]" office:value-type="float" office:value="0" calcext:value-type="float">
            <text:p>0</text:p>
          </table:table-cell>
          <table:table-cell table:formula="of:=[.$B$8]*TANH([.L134])" office:value-type="float" office:value="0" calcext:value-type="float">
            <text:p>0</text:p>
          </table:table-cell>
          <table:table-cell table:formula="of:=[.K134]+[.M134]" office:value-type="float" office:value="0" calcext:value-type="float">
            <text:p>0</text:p>
          </table:table-cell>
          <table:table-cell table:formula="of:=[.O133]+[.E134]*[.$D$88]" office:value-type="float" office:value="0" calcext:value-type="float">
            <text:p>0</text:p>
          </table:table-cell>
          <table:table-cell table:formula="of:=[.O134]+[.F134]" office:value-type="float" office:value="0" calcext:value-type="float">
            <text:p>0</text:p>
          </table:table-cell>
          <table:table-cell table:formula="of:=[.O134]+[.J134]" office:value-type="float" office:value="0" calcext:value-type="float">
            <text:p>0</text:p>
          </table:table-cell>
          <table:table-cell table:formula="of:=[.O134]+[.N134]" office:value-type="float" office:value="0" calcext:value-type="float">
            <text:p>0</text:p>
          </table:table-cell>
          <table:table-cell table:formula="of:=MAX(0; [.$B$2]*0.5 - ABS([.B134]))*[.$D$88]/(([.$B$2]*0.5)^2)" office:value-type="float" office:value="0" calcext:value-type="float">
            <text:p>0</text:p>
          </table:table-cell>
          <table:table-cell table:formula="of:=MAX(0; [.$B$6]*0.5 - ABS([.$B134]))*[.$D$88]/(([.$B$6]*0.5)^2)" office:value-type="float" office:value="0" calcext:value-type="float">
            <text:p>0</text:p>
          </table:table-cell>
          <table:table-cell table:formula="of:=MAX(0; [.$B$10]*0.5 - ABS([.$B134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1" calcext:value-type="float">
            <text:p>-1.1</text:p>
          </table:table-cell>
          <table:table-cell table:formula="of:=[.A135]*[.$B$88]" office:value-type="float" office:value="-0.033" calcext:value-type="float">
            <text:p>-0.033</text:p>
          </table:table-cell>
          <table:table-cell office:value-type="float" office:value="0" calcext:value-type="float">
            <text:p>0</text:p>
          </table:table-cell>
          <table:table-cell table:formula="of:=[.C135]*[.$B$14]*[.$B$15]" office:value-type="float" office:value="0" calcext:value-type="float">
            <text:p>0</text:p>
          </table:table-cell>
          <table:table-cell table:formula="of:=[.D135]/[.$B$13]" office:value-type="float" office:value="0" calcext:value-type="float">
            <text:p>0</text:p>
          </table:table-cell>
          <table:table-cell table:formula="of:=[.E135]*[.$B$1]" office:value-type="float" office:value="0" calcext:value-type="float">
            <text:p>0</text:p>
          </table:table-cell>
          <table:table-cell table:formula="of:=[.E135]*[.$B$3]" office:value-type="float" office:value="0" calcext:value-type="float">
            <text:p>0</text:p>
          </table:table-cell>
          <table:table-cell table:formula="of:=[.E135]/[.$B$5]" office:value-type="float" office:value="0" calcext:value-type="float">
            <text:p>0.000</text:p>
          </table:table-cell>
          <table:table-cell table:formula="of:=[.$B$4]*(1-1/(1+[.H135]))" office:value-type="float" office:value="0" calcext:value-type="float">
            <text:p>0</text:p>
          </table:table-cell>
          <table:table-cell table:formula="of:=[.G135]+[.I135]" office:value-type="float" office:value="0" calcext:value-type="float">
            <text:p>0</text:p>
          </table:table-cell>
          <table:table-cell table:formula="of:=[.E135]*[.$B$7]" office:value-type="float" office:value="0" calcext:value-type="float">
            <text:p>0</text:p>
          </table:table-cell>
          <table:table-cell table:formula="of:=[.E135]/[.$B$9]" office:value-type="float" office:value="0" calcext:value-type="float">
            <text:p>0</text:p>
          </table:table-cell>
          <table:table-cell table:formula="of:=[.$B$8]*TANH([.L135])" office:value-type="float" office:value="0" calcext:value-type="float">
            <text:p>0</text:p>
          </table:table-cell>
          <table:table-cell table:formula="of:=[.K135]+[.M135]" office:value-type="float" office:value="0" calcext:value-type="float">
            <text:p>0</text:p>
          </table:table-cell>
          <table:table-cell table:formula="of:=[.O134]+[.E135]*[.$D$88]" office:value-type="float" office:value="0" calcext:value-type="float">
            <text:p>0</text:p>
          </table:table-cell>
          <table:table-cell table:formula="of:=[.O135]+[.F135]" office:value-type="float" office:value="0" calcext:value-type="float">
            <text:p>0</text:p>
          </table:table-cell>
          <table:table-cell table:formula="of:=[.O135]+[.J135]" office:value-type="float" office:value="0" calcext:value-type="float">
            <text:p>0</text:p>
          </table:table-cell>
          <table:table-cell table:formula="of:=[.O135]+[.N135]" office:value-type="float" office:value="0" calcext:value-type="float">
            <text:p>0</text:p>
          </table:table-cell>
          <table:table-cell table:formula="of:=MAX(0; [.$B$2]*0.5 - ABS([.B135]))*[.$D$88]/(([.$B$2]*0.5)^2)" office:value-type="float" office:value="0" calcext:value-type="float">
            <text:p>0</text:p>
          </table:table-cell>
          <table:table-cell table:formula="of:=MAX(0; [.$B$6]*0.5 - ABS([.$B135]))*[.$D$88]/(([.$B$6]*0.5)^2)" office:value-type="float" office:value="0" calcext:value-type="float">
            <text:p>0</text:p>
          </table:table-cell>
          <table:table-cell table:formula="of:=MAX(0; [.$B$10]*0.5 - ABS([.$B135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08" calcext:value-type="float">
            <text:p>-1.08</text:p>
          </table:table-cell>
          <table:table-cell table:formula="of:=[.A136]*[.$B$88]" office:value-type="float" office:value="-0.0324" calcext:value-type="float">
            <text:p>-0.0324</text:p>
          </table:table-cell>
          <table:table-cell office:value-type="float" office:value="0" calcext:value-type="float">
            <text:p>0</text:p>
          </table:table-cell>
          <table:table-cell table:formula="of:=[.C136]*[.$B$14]*[.$B$15]" office:value-type="float" office:value="0" calcext:value-type="float">
            <text:p>0</text:p>
          </table:table-cell>
          <table:table-cell table:formula="of:=[.D136]/[.$B$13]" office:value-type="float" office:value="0" calcext:value-type="float">
            <text:p>0</text:p>
          </table:table-cell>
          <table:table-cell table:formula="of:=[.E136]*[.$B$1]" office:value-type="float" office:value="0" calcext:value-type="float">
            <text:p>0</text:p>
          </table:table-cell>
          <table:table-cell table:formula="of:=[.E136]*[.$B$3]" office:value-type="float" office:value="0" calcext:value-type="float">
            <text:p>0</text:p>
          </table:table-cell>
          <table:table-cell table:formula="of:=[.E136]/[.$B$5]" office:value-type="float" office:value="0" calcext:value-type="float">
            <text:p>0.000</text:p>
          </table:table-cell>
          <table:table-cell table:formula="of:=[.$B$4]*(1-1/(1+[.H136]))" office:value-type="float" office:value="0" calcext:value-type="float">
            <text:p>0</text:p>
          </table:table-cell>
          <table:table-cell table:formula="of:=[.G136]+[.I136]" office:value-type="float" office:value="0" calcext:value-type="float">
            <text:p>0</text:p>
          </table:table-cell>
          <table:table-cell table:formula="of:=[.E136]*[.$B$7]" office:value-type="float" office:value="0" calcext:value-type="float">
            <text:p>0</text:p>
          </table:table-cell>
          <table:table-cell table:formula="of:=[.E136]/[.$B$9]" office:value-type="float" office:value="0" calcext:value-type="float">
            <text:p>0</text:p>
          </table:table-cell>
          <table:table-cell table:formula="of:=[.$B$8]*TANH([.L136])" office:value-type="float" office:value="0" calcext:value-type="float">
            <text:p>0</text:p>
          </table:table-cell>
          <table:table-cell table:formula="of:=[.K136]+[.M136]" office:value-type="float" office:value="0" calcext:value-type="float">
            <text:p>0</text:p>
          </table:table-cell>
          <table:table-cell table:formula="of:=[.O135]+[.E136]*[.$D$88]" office:value-type="float" office:value="0" calcext:value-type="float">
            <text:p>0</text:p>
          </table:table-cell>
          <table:table-cell table:formula="of:=[.O136]+[.F136]" office:value-type="float" office:value="0" calcext:value-type="float">
            <text:p>0</text:p>
          </table:table-cell>
          <table:table-cell table:formula="of:=[.O136]+[.J136]" office:value-type="float" office:value="0" calcext:value-type="float">
            <text:p>0</text:p>
          </table:table-cell>
          <table:table-cell table:formula="of:=[.O136]+[.N136]" office:value-type="float" office:value="0" calcext:value-type="float">
            <text:p>0</text:p>
          </table:table-cell>
          <table:table-cell table:formula="of:=MAX(0; [.$B$2]*0.5 - ABS([.B136]))*[.$D$88]/(([.$B$2]*0.5)^2)" office:value-type="float" office:value="0" calcext:value-type="float">
            <text:p>0</text:p>
          </table:table-cell>
          <table:table-cell table:formula="of:=MAX(0; [.$B$6]*0.5 - ABS([.$B136]))*[.$D$88]/(([.$B$6]*0.5)^2)" office:value-type="float" office:value="0" calcext:value-type="float">
            <text:p>0</text:p>
          </table:table-cell>
          <table:table-cell table:formula="of:=MAX(0; [.$B$10]*0.5 - ABS([.$B136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06" calcext:value-type="float">
            <text:p>-1.06</text:p>
          </table:table-cell>
          <table:table-cell table:formula="of:=[.A137]*[.$B$88]" office:value-type="float" office:value="-0.0318" calcext:value-type="float">
            <text:p>-0.0318</text:p>
          </table:table-cell>
          <table:table-cell office:value-type="float" office:value="0" calcext:value-type="float">
            <text:p>0</text:p>
          </table:table-cell>
          <table:table-cell table:formula="of:=[.C137]*[.$B$14]*[.$B$15]" office:value-type="float" office:value="0" calcext:value-type="float">
            <text:p>0</text:p>
          </table:table-cell>
          <table:table-cell table:formula="of:=[.D137]/[.$B$13]" office:value-type="float" office:value="0" calcext:value-type="float">
            <text:p>0</text:p>
          </table:table-cell>
          <table:table-cell table:formula="of:=[.E137]*[.$B$1]" office:value-type="float" office:value="0" calcext:value-type="float">
            <text:p>0</text:p>
          </table:table-cell>
          <table:table-cell table:formula="of:=[.E137]*[.$B$3]" office:value-type="float" office:value="0" calcext:value-type="float">
            <text:p>0</text:p>
          </table:table-cell>
          <table:table-cell table:formula="of:=[.E137]/[.$B$5]" office:value-type="float" office:value="0" calcext:value-type="float">
            <text:p>0.000</text:p>
          </table:table-cell>
          <table:table-cell table:formula="of:=[.$B$4]*(1-1/(1+[.H137]))" office:value-type="float" office:value="0" calcext:value-type="float">
            <text:p>0</text:p>
          </table:table-cell>
          <table:table-cell table:formula="of:=[.G137]+[.I137]" office:value-type="float" office:value="0" calcext:value-type="float">
            <text:p>0</text:p>
          </table:table-cell>
          <table:table-cell table:formula="of:=[.E137]*[.$B$7]" office:value-type="float" office:value="0" calcext:value-type="float">
            <text:p>0</text:p>
          </table:table-cell>
          <table:table-cell table:formula="of:=[.E137]/[.$B$9]" office:value-type="float" office:value="0" calcext:value-type="float">
            <text:p>0</text:p>
          </table:table-cell>
          <table:table-cell table:formula="of:=[.$B$8]*TANH([.L137])" office:value-type="float" office:value="0" calcext:value-type="float">
            <text:p>0</text:p>
          </table:table-cell>
          <table:table-cell table:formula="of:=[.K137]+[.M137]" office:value-type="float" office:value="0" calcext:value-type="float">
            <text:p>0</text:p>
          </table:table-cell>
          <table:table-cell table:formula="of:=[.O136]+[.E137]*[.$D$88]" office:value-type="float" office:value="0" calcext:value-type="float">
            <text:p>0</text:p>
          </table:table-cell>
          <table:table-cell table:formula="of:=[.O137]+[.F137]" office:value-type="float" office:value="0" calcext:value-type="float">
            <text:p>0</text:p>
          </table:table-cell>
          <table:table-cell table:formula="of:=[.O137]+[.J137]" office:value-type="float" office:value="0" calcext:value-type="float">
            <text:p>0</text:p>
          </table:table-cell>
          <table:table-cell table:formula="of:=[.O137]+[.N137]" office:value-type="float" office:value="0" calcext:value-type="float">
            <text:p>0</text:p>
          </table:table-cell>
          <table:table-cell table:formula="of:=MAX(0; [.$B$2]*0.5 - ABS([.B137]))*[.$D$88]/(([.$B$2]*0.5)^2)" office:value-type="float" office:value="0" calcext:value-type="float">
            <text:p>0</text:p>
          </table:table-cell>
          <table:table-cell table:formula="of:=MAX(0; [.$B$6]*0.5 - ABS([.$B137]))*[.$D$88]/(([.$B$6]*0.5)^2)" office:value-type="float" office:value="0" calcext:value-type="float">
            <text:p>0</text:p>
          </table:table-cell>
          <table:table-cell table:formula="of:=MAX(0; [.$B$10]*0.5 - ABS([.$B137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.04" calcext:value-type="float">
            <text:p>-1.04</text:p>
          </table:table-cell>
          <table:table-cell table:formula="of:=[.A138]*[.$B$88]" office:value-type="float" office:value="-0.0312" calcext:value-type="float">
            <text:p>-0.0312</text:p>
          </table:table-cell>
          <table:table-cell office:value-type="float" office:value="0" calcext:value-type="float">
            <text:p>0</text:p>
          </table:table-cell>
          <table:table-cell table:formula="of:=[.C138]*[.$B$14]*[.$B$15]" office:value-type="float" office:value="0" calcext:value-type="float">
            <text:p>0</text:p>
          </table:table-cell>
          <table:table-cell table:formula="of:=[.D138]/[.$B$13]" office:value-type="float" office:value="0" calcext:value-type="float">
            <text:p>0</text:p>
          </table:table-cell>
          <table:table-cell table:formula="of:=[.E138]*[.$B$1]" office:value-type="float" office:value="0" calcext:value-type="float">
            <text:p>0</text:p>
          </table:table-cell>
          <table:table-cell table:formula="of:=[.E138]*[.$B$3]" office:value-type="float" office:value="0" calcext:value-type="float">
            <text:p>0</text:p>
          </table:table-cell>
          <table:table-cell table:formula="of:=[.E138]/[.$B$5]" office:value-type="float" office:value="0" calcext:value-type="float">
            <text:p>0.000</text:p>
          </table:table-cell>
          <table:table-cell table:formula="of:=[.$B$4]*(1-1/(1+[.H138]))" office:value-type="float" office:value="0" calcext:value-type="float">
            <text:p>0</text:p>
          </table:table-cell>
          <table:table-cell table:formula="of:=[.G138]+[.I138]" office:value-type="float" office:value="0" calcext:value-type="float">
            <text:p>0</text:p>
          </table:table-cell>
          <table:table-cell table:formula="of:=[.E138]*[.$B$7]" office:value-type="float" office:value="0" calcext:value-type="float">
            <text:p>0</text:p>
          </table:table-cell>
          <table:table-cell table:formula="of:=[.E138]/[.$B$9]" office:value-type="float" office:value="0" calcext:value-type="float">
            <text:p>0</text:p>
          </table:table-cell>
          <table:table-cell table:formula="of:=[.$B$8]*TANH([.L138])" office:value-type="float" office:value="0" calcext:value-type="float">
            <text:p>0</text:p>
          </table:table-cell>
          <table:table-cell table:formula="of:=[.K138]+[.M138]" office:value-type="float" office:value="0" calcext:value-type="float">
            <text:p>0</text:p>
          </table:table-cell>
          <table:table-cell table:formula="of:=[.O137]+[.E138]*[.$D$88]" office:value-type="float" office:value="0" calcext:value-type="float">
            <text:p>0</text:p>
          </table:table-cell>
          <table:table-cell table:formula="of:=[.O138]+[.F138]" office:value-type="float" office:value="0" calcext:value-type="float">
            <text:p>0</text:p>
          </table:table-cell>
          <table:table-cell table:formula="of:=[.O138]+[.J138]" office:value-type="float" office:value="0" calcext:value-type="float">
            <text:p>0</text:p>
          </table:table-cell>
          <table:table-cell table:formula="of:=[.O138]+[.N138]" office:value-type="float" office:value="0" calcext:value-type="float">
            <text:p>0</text:p>
          </table:table-cell>
          <table:table-cell table:formula="of:=MAX(0; [.$B$2]*0.5 - ABS([.B138]))*[.$D$88]/(([.$B$2]*0.5)^2)" office:value-type="float" office:value="0" calcext:value-type="float">
            <text:p>0</text:p>
          </table:table-cell>
          <table:table-cell table:formula="of:=MAX(0; [.$B$6]*0.5 - ABS([.$B138]))*[.$D$88]/(([.$B$6]*0.5)^2)" office:value-type="float" office:value="0" calcext:value-type="float">
            <text:p>0</text:p>
          </table:table-cell>
          <table:table-cell table:formula="of:=MAX(0; [.$B$10]*0.5 - ABS([.$B138]))*[.$D$88]/(([.$B$10]*0.5)^2)" office:value-type="float" office:value="0" calcext:value-type="float">
            <text:p>0</text:p>
          </table:table-cell>
          <table:table-cell table:style-name="ce25" office:value-type="string" calcext:value-type="string" table:number-columns-spanned="3" table:number-rows-spanned="1">
            <text:p>smoothed PA only</text:p>
          </table:table-cell>
          <table:covered-table-cell table:number-columns-repeated="2"/>
          <table:table-cell table:style-name="ce32" office:value-type="string" calcext:value-type="string" table:number-columns-spanned="9" table:number-rows-spanned="1">
            <text:p>only smooth advance</text:p>
          </table:table-cell>
          <table:covered-table-cell table:number-columns-repeated="8"/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1.02" calcext:value-type="float">
            <text:p>-1.02</text:p>
          </table:table-cell>
          <table:table-cell table:formula="of:=[.A139]*[.$B$88]" office:value-type="float" office:value="-0.0306" calcext:value-type="float">
            <text:p>-0.0306</text:p>
          </table:table-cell>
          <table:table-cell office:value-type="float" office:value="0" calcext:value-type="float">
            <text:p>0</text:p>
          </table:table-cell>
          <table:table-cell table:formula="of:=[.C139]*[.$B$14]*[.$B$15]" office:value-type="float" office:value="0" calcext:value-type="float">
            <text:p>0</text:p>
          </table:table-cell>
          <table:table-cell table:formula="of:=[.D139]/[.$B$13]" office:value-type="float" office:value="0" calcext:value-type="float">
            <text:p>0</text:p>
          </table:table-cell>
          <table:table-cell table:formula="of:=[.E139]*[.$B$1]" office:value-type="float" office:value="0" calcext:value-type="float">
            <text:p>0</text:p>
          </table:table-cell>
          <table:table-cell table:formula="of:=[.E139]*[.$B$3]" office:value-type="float" office:value="0" calcext:value-type="float">
            <text:p>0</text:p>
          </table:table-cell>
          <table:table-cell table:formula="of:=[.E139]/[.$B$5]" office:value-type="float" office:value="0" calcext:value-type="float">
            <text:p>0.000</text:p>
          </table:table-cell>
          <table:table-cell table:formula="of:=[.$B$4]*(1-1/(1+[.H139]))" office:value-type="float" office:value="0" calcext:value-type="float">
            <text:p>0</text:p>
          </table:table-cell>
          <table:table-cell table:formula="of:=[.G139]+[.I139]" office:value-type="float" office:value="0" calcext:value-type="float">
            <text:p>0</text:p>
          </table:table-cell>
          <table:table-cell table:formula="of:=[.E139]*[.$B$7]" office:value-type="float" office:value="0" calcext:value-type="float">
            <text:p>0</text:p>
          </table:table-cell>
          <table:table-cell table:formula="of:=[.E139]/[.$B$9]" office:value-type="float" office:value="0" calcext:value-type="float">
            <text:p>0</text:p>
          </table:table-cell>
          <table:table-cell table:formula="of:=[.$B$8]*TANH([.L139])" office:value-type="float" office:value="0" calcext:value-type="float">
            <text:p>0</text:p>
          </table:table-cell>
          <table:table-cell table:formula="of:=[.K139]+[.M139]" office:value-type="float" office:value="0" calcext:value-type="float">
            <text:p>0</text:p>
          </table:table-cell>
          <table:table-cell table:formula="of:=[.O138]+[.E139]*[.$D$88]" office:value-type="float" office:value="0" calcext:value-type="float">
            <text:p>0</text:p>
          </table:table-cell>
          <table:table-cell table:formula="of:=[.O139]+[.F139]" office:value-type="float" office:value="0" calcext:value-type="float">
            <text:p>0</text:p>
          </table:table-cell>
          <table:table-cell table:formula="of:=[.O139]+[.J139]" office:value-type="float" office:value="0" calcext:value-type="float">
            <text:p>0</text:p>
          </table:table-cell>
          <table:table-cell table:formula="of:=[.O139]+[.N139]" office:value-type="float" office:value="0" calcext:value-type="float">
            <text:p>0</text:p>
          </table:table-cell>
          <table:table-cell table:formula="of:=MAX(0; [.$B$2]*0.5 - ABS([.B139]))*[.$D$88]/(([.$B$2]*0.5)^2)" office:value-type="float" office:value="0" calcext:value-type="float">
            <text:p>0</text:p>
          </table:table-cell>
          <table:table-cell table:formula="of:=MAX(0; [.$B$6]*0.5 - ABS([.$B139]))*[.$D$88]/(([.$B$6]*0.5)^2)" office:value-type="float" office:value="0" calcext:value-type="float">
            <text:p>0</text:p>
          </table:table-cell>
          <table:table-cell table:formula="of:=MAX(0; [.$B$10]*0.5 - ABS([.$B139]))*[.$D$88]/(([.$B$10]*0.5)^2)" office:value-type="float" office:value="0" calcext:value-type="float">
            <text:p>0</text:p>
          </table:table-cell>
          <table:table-cell office:value-type="string" calcext:value-type="string">
            <text:p>sm. lin</text:p>
          </table:table-cell>
          <table:table-cell office:value-type="string" calcext:value-type="string">
            <text:p>sm. recip</text:p>
          </table:table-cell>
          <table:table-cell office:value-type="string" calcext:value-type="string">
            <text:p>sm. tanh</text:p>
          </table:table-cell>
          <table:table-cell table:style-name="ce2" office:value-type="string" calcext:value-type="string">
            <text:p>sm lin pos</text:p>
          </table:table-cell>
          <table:table-cell table:style-name="ce20" office:value-type="string" calcext:value-type="string">
            <text:p>sm recip pos</text:p>
          </table:table-cell>
          <table:table-cell table:style-name="ce21" office:value-type="string" calcext:value-type="string">
            <text:p>sm tanh pos</text:p>
          </table:table-cell>
          <table:table-cell table:style-name="ce2" office:value-type="string" calcext:value-type="string">
            <text:p>sm lin vel</text:p>
          </table:table-cell>
          <table:table-cell table:style-name="ce20" office:value-type="string" calcext:value-type="string">
            <text:p>sm recip vel</text:p>
          </table:table-cell>
          <table:table-cell table:style-name="ce21" office:value-type="string" calcext:value-type="string">
            <text:p>sm tanh vel</text:p>
          </table:table-cell>
          <table:table-cell table:style-name="ce2" office:value-type="string" calcext:value-type="string">
            <text:p>sm lin acc</text:p>
          </table:table-cell>
          <table:table-cell table:style-name="ce20" office:value-type="string" calcext:value-type="string">
            <text:p>sm lin acc</text:p>
          </table:table-cell>
          <table:table-cell table:style-name="ce21" office:value-type="string" calcext:value-type="string">
            <text:p>sm tanh acc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140]*[.$B$88]"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table:formula="of:=[.C140]*[.$B$14]*[.$B$15]" office:value-type="float" office:value="0" calcext:value-type="float">
            <text:p>0</text:p>
          </table:table-cell>
          <table:table-cell table:formula="of:=[.D140]/[.$B$13]" office:value-type="float" office:value="0" calcext:value-type="float">
            <text:p>0</text:p>
          </table:table-cell>
          <table:table-cell table:formula="of:=[.E140]*[.$B$1]" office:value-type="float" office:value="0" calcext:value-type="float">
            <text:p>0</text:p>
          </table:table-cell>
          <table:table-cell table:formula="of:=[.E140]*[.$B$3]" office:value-type="float" office:value="0" calcext:value-type="float">
            <text:p>0</text:p>
          </table:table-cell>
          <table:table-cell table:formula="of:=[.E140]/[.$B$5]" office:value-type="float" office:value="0" calcext:value-type="float">
            <text:p>0.000</text:p>
          </table:table-cell>
          <table:table-cell table:formula="of:=[.$B$4]*(1-1/(1+[.H140]))" office:value-type="float" office:value="0" calcext:value-type="float">
            <text:p>0</text:p>
          </table:table-cell>
          <table:table-cell table:formula="of:=[.G140]+[.I140]" office:value-type="float" office:value="0" calcext:value-type="float">
            <text:p>0</text:p>
          </table:table-cell>
          <table:table-cell table:formula="of:=[.E140]*[.$B$7]" office:value-type="float" office:value="0" calcext:value-type="float">
            <text:p>0</text:p>
          </table:table-cell>
          <table:table-cell table:formula="of:=[.E140]/[.$B$9]" office:value-type="float" office:value="0" calcext:value-type="float">
            <text:p>0</text:p>
          </table:table-cell>
          <table:table-cell table:formula="of:=[.$B$8]*TANH([.L140])" office:value-type="float" office:value="0" calcext:value-type="float">
            <text:p>0</text:p>
          </table:table-cell>
          <table:table-cell table:formula="of:=[.K140]+[.M140]" office:value-type="float" office:value="0" calcext:value-type="float">
            <text:p>0</text:p>
          </table:table-cell>
          <table:table-cell table:formula="of:=[.O139]+[.E140]*[.$D$88]" office:value-type="float" office:value="0" calcext:value-type="float">
            <text:p>0</text:p>
          </table:table-cell>
          <table:table-cell table:formula="of:=[.O140]+[.F140]" office:value-type="float" office:value="0" calcext:value-type="float">
            <text:p>0</text:p>
          </table:table-cell>
          <table:table-cell table:formula="of:=[.O140]+[.J140]" office:value-type="float" office:value="0" calcext:value-type="float">
            <text:p>0</text:p>
          </table:table-cell>
          <table:table-cell table:formula="of:=[.O140]+[.N140]" office:value-type="float" office:value="0" calcext:value-type="float">
            <text:p>0</text:p>
          </table:table-cell>
          <table:table-cell table:formula="of:=MAX(0; [.$B$2]*0.5 - ABS([.B140]))*[.$D$88]/(([.$B$2]*0.5)^2)" office:value-type="float" office:value="0" calcext:value-type="float">
            <text:p>0</text:p>
          </table:table-cell>
          <table:table-cell table:formula="of:=MAX(0; [.$B$6]*0.5 - ABS([.$B140]))*[.$D$88]/(([.$B$6]*0.5)^2)" office:value-type="float" office:value="0" calcext:value-type="float">
            <text:p>0</text:p>
          </table:table-cell>
          <table:table-cell table:formula="of:=MAX(0; [.$B$10]*0.5 - ABS([.$B140]))*[.$D$88]/(([.$B$10]*0.5)^2)" office:value-type="float" office:value="0" calcext:value-type="float">
            <text:p>0</text:p>
          </table:table-cell>
          <table:table-cell table:formula="of:=SUMPRODUCT([.F90:.F190];[.S$140:.S$240])" office:value-type="float" office:value="0" calcext:value-type="float">
            <text:p>0</text:p>
          </table:table-cell>
          <table:table-cell table:formula="of:=SUMPRODUCT([.J90:.J190];[.T$140:.T$240])" office:value-type="float" office:value="0" calcext:value-type="float">
            <text:p>0</text:p>
          </table:table-cell>
          <table:table-cell table:formula="of:=SUMPRODUCT([.N90:.N190];[.U$140:.U$240])" office:value-type="float" office:value="0" calcext:value-type="float">
            <text:p>0</text:p>
          </table:table-cell>
          <table:table-cell table:style-name="ce9" table:formula="of:=[.V140]+[.$O140]" office:value-type="float" office:value="0" calcext:value-type="float">
            <text:p>0</text:p>
          </table:table-cell>
          <table:table-cell table:style-name="ce9" table:formula="of:=[.W140]+[.$O140]" office:value-type="float" office:value="0" calcext:value-type="float">
            <text:p>0</text:p>
          </table:table-cell>
          <table:table-cell table:style-name="ce9" table:formula="of:=[.X140]+[.$O140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98" calcext:value-type="float">
            <text:p>-0.98</text:p>
          </table:table-cell>
          <table:table-cell table:formula="of:=[.A141]*[.$B$88]" office:value-type="float" office:value="-0.0294" calcext:value-type="float">
            <text:p>-0.0294</text:p>
          </table:table-cell>
          <table:table-cell office:value-type="float" office:value="0" calcext:value-type="float">
            <text:p>0</text:p>
          </table:table-cell>
          <table:table-cell table:formula="of:=[.C141]*[.$B$14]*[.$B$15]" office:value-type="float" office:value="0" calcext:value-type="float">
            <text:p>0</text:p>
          </table:table-cell>
          <table:table-cell table:formula="of:=[.D141]/[.$B$13]" office:value-type="float" office:value="0" calcext:value-type="float">
            <text:p>0</text:p>
          </table:table-cell>
          <table:table-cell table:formula="of:=[.E141]*[.$B$1]" office:value-type="float" office:value="0" calcext:value-type="float">
            <text:p>0</text:p>
          </table:table-cell>
          <table:table-cell table:formula="of:=[.E141]*[.$B$3]" office:value-type="float" office:value="0" calcext:value-type="float">
            <text:p>0</text:p>
          </table:table-cell>
          <table:table-cell table:formula="of:=[.E141]/[.$B$5]" office:value-type="float" office:value="0" calcext:value-type="float">
            <text:p>0.000</text:p>
          </table:table-cell>
          <table:table-cell table:formula="of:=[.$B$4]*(1-1/(1+[.H141]))" office:value-type="float" office:value="0" calcext:value-type="float">
            <text:p>0</text:p>
          </table:table-cell>
          <table:table-cell table:formula="of:=[.G141]+[.I141]" office:value-type="float" office:value="0" calcext:value-type="float">
            <text:p>0</text:p>
          </table:table-cell>
          <table:table-cell table:formula="of:=[.E141]*[.$B$7]" office:value-type="float" office:value="0" calcext:value-type="float">
            <text:p>0</text:p>
          </table:table-cell>
          <table:table-cell table:formula="of:=[.E141]/[.$B$9]" office:value-type="float" office:value="0" calcext:value-type="float">
            <text:p>0</text:p>
          </table:table-cell>
          <table:table-cell table:formula="of:=[.$B$8]*TANH([.L141])" office:value-type="float" office:value="0" calcext:value-type="float">
            <text:p>0</text:p>
          </table:table-cell>
          <table:table-cell table:formula="of:=[.K141]+[.M141]" office:value-type="float" office:value="0" calcext:value-type="float">
            <text:p>0</text:p>
          </table:table-cell>
          <table:table-cell table:formula="of:=[.O140]+[.E141]*[.$D$88]" office:value-type="float" office:value="0" calcext:value-type="float">
            <text:p>0</text:p>
          </table:table-cell>
          <table:table-cell table:formula="of:=[.O141]+[.F141]" office:value-type="float" office:value="0" calcext:value-type="float">
            <text:p>0</text:p>
          </table:table-cell>
          <table:table-cell table:formula="of:=[.O141]+[.J141]" office:value-type="float" office:value="0" calcext:value-type="float">
            <text:p>0</text:p>
          </table:table-cell>
          <table:table-cell table:formula="of:=[.O141]+[.N141]" office:value-type="float" office:value="0" calcext:value-type="float">
            <text:p>0</text:p>
          </table:table-cell>
          <table:table-cell table:formula="of:=MAX(0; [.$B$2]*0.5 - ABS([.B141]))*[.$D$88]/(([.$B$2]*0.5)^2)" office:value-type="float" office:value="0" calcext:value-type="float">
            <text:p>0</text:p>
          </table:table-cell>
          <table:table-cell table:formula="of:=MAX(0; [.$B$6]*0.5 - ABS([.$B141]))*[.$D$88]/(([.$B$6]*0.5)^2)" office:value-type="float" office:value="0" calcext:value-type="float">
            <text:p>0</text:p>
          </table:table-cell>
          <table:table-cell table:formula="of:=MAX(0; [.$B$10]*0.5 - ABS([.$B141]))*[.$D$88]/(([.$B$10]*0.5)^2)" office:value-type="float" office:value="0" calcext:value-type="float">
            <text:p>0</text:p>
          </table:table-cell>
          <table:table-cell table:formula="of:=SUMPRODUCT([.F91:.F191];[.$S$140:.$S$240])" office:value-type="float" office:value="0" calcext:value-type="float">
            <text:p>0</text:p>
          </table:table-cell>
          <table:table-cell table:formula="of:=SUMPRODUCT([.J91:.J191];[.T$140:.T$240])" office:value-type="float" office:value="0" calcext:value-type="float">
            <text:p>0</text:p>
          </table:table-cell>
          <table:table-cell table:formula="of:=SUMPRODUCT([.N91:.N191];[.U$140:.U$240])" office:value-type="float" office:value="0" calcext:value-type="float">
            <text:p>0</text:p>
          </table:table-cell>
          <table:table-cell table:style-name="ce9" table:formula="of:=[.V141]+[.$O141]" office:value-type="float" office:value="0" calcext:value-type="float">
            <text:p>0</text:p>
          </table:table-cell>
          <table:table-cell table:style-name="ce9" table:formula="of:=[.W141]+[.$O141]" office:value-type="float" office:value="0" calcext:value-type="float">
            <text:p>0</text:p>
          </table:table-cell>
          <table:table-cell table:style-name="ce9" table:formula="of:=[.X141]+[.$O141]" office:value-type="float" office:value="0" calcext:value-type="float">
            <text:p>0</text:p>
          </table:table-cell>
          <table:table-cell table:style-name="ce9" table:formula="of:=([.Y141]-[.Y140])/[.$D$88]" office:value-type="float" office:value="0" calcext:value-type="float">
            <text:p>0</text:p>
          </table:table-cell>
          <table:table-cell table:formula="of:=([.Z141]-[.Z140])/[.$D$88]" office:value-type="float" office:value="0" calcext:value-type="float">
            <text:p>0</text:p>
          </table:table-cell>
          <table:table-cell table:style-name="ce11" table:formula="of:=([.AA141]-[.AA140])/[.$D$88]" office:value-type="float" office:value="0" calcext:value-type="float">
            <text:p>0</text:p>
          </table:table-cell>
          <table:table-cell table:style-name="ce9" table:formula="of:=([.AB141]-[.AB140])/[.$D$88]" office:value-type="float" office:value="0" calcext:value-type="float">
            <text:p>0</text:p>
          </table:table-cell>
          <table:table-cell table:formula="of:=([.AC141]-[.AC140])/[.$D$88]" office:value-type="float" office:value="0" calcext:value-type="float">
            <text:p>0</text:p>
          </table:table-cell>
          <table:table-cell table:style-name="ce11" table:formula="of:=([.AD141]-[.AD140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96" calcext:value-type="float">
            <text:p>-0.96</text:p>
          </table:table-cell>
          <table:table-cell table:formula="of:=[.A142]*[.$B$88]" office:value-type="float" office:value="-0.0288" calcext:value-type="float">
            <text:p>-0.0288</text:p>
          </table:table-cell>
          <table:table-cell office:value-type="float" office:value="0" calcext:value-type="float">
            <text:p>0</text:p>
          </table:table-cell>
          <table:table-cell table:formula="of:=[.C142]*[.$B$14]*[.$B$15]" office:value-type="float" office:value="0" calcext:value-type="float">
            <text:p>0</text:p>
          </table:table-cell>
          <table:table-cell table:formula="of:=[.D142]/[.$B$13]" office:value-type="float" office:value="0" calcext:value-type="float">
            <text:p>0</text:p>
          </table:table-cell>
          <table:table-cell table:formula="of:=[.E142]*[.$B$1]" office:value-type="float" office:value="0" calcext:value-type="float">
            <text:p>0</text:p>
          </table:table-cell>
          <table:table-cell table:formula="of:=[.E142]*[.$B$3]" office:value-type="float" office:value="0" calcext:value-type="float">
            <text:p>0</text:p>
          </table:table-cell>
          <table:table-cell table:formula="of:=[.E142]/[.$B$5]" office:value-type="float" office:value="0" calcext:value-type="float">
            <text:p>0.000</text:p>
          </table:table-cell>
          <table:table-cell table:formula="of:=[.$B$4]*(1-1/(1+[.H142]))" office:value-type="float" office:value="0" calcext:value-type="float">
            <text:p>0</text:p>
          </table:table-cell>
          <table:table-cell table:formula="of:=[.G142]+[.I142]" office:value-type="float" office:value="0" calcext:value-type="float">
            <text:p>0</text:p>
          </table:table-cell>
          <table:table-cell table:formula="of:=[.E142]*[.$B$7]" office:value-type="float" office:value="0" calcext:value-type="float">
            <text:p>0</text:p>
          </table:table-cell>
          <table:table-cell table:formula="of:=[.E142]/[.$B$9]" office:value-type="float" office:value="0" calcext:value-type="float">
            <text:p>0</text:p>
          </table:table-cell>
          <table:table-cell table:formula="of:=[.$B$8]*TANH([.L142])" office:value-type="float" office:value="0" calcext:value-type="float">
            <text:p>0</text:p>
          </table:table-cell>
          <table:table-cell table:formula="of:=[.K142]+[.M142]" office:value-type="float" office:value="0" calcext:value-type="float">
            <text:p>0</text:p>
          </table:table-cell>
          <table:table-cell table:formula="of:=[.O141]+[.E142]*[.$D$88]" office:value-type="float" office:value="0" calcext:value-type="float">
            <text:p>0</text:p>
          </table:table-cell>
          <table:table-cell table:formula="of:=[.O142]+[.F142]" office:value-type="float" office:value="0" calcext:value-type="float">
            <text:p>0</text:p>
          </table:table-cell>
          <table:table-cell table:formula="of:=[.O142]+[.J142]" office:value-type="float" office:value="0" calcext:value-type="float">
            <text:p>0</text:p>
          </table:table-cell>
          <table:table-cell table:formula="of:=[.O142]+[.N142]" office:value-type="float" office:value="0" calcext:value-type="float">
            <text:p>0</text:p>
          </table:table-cell>
          <table:table-cell table:formula="of:=MAX(0; [.$B$2]*0.5 - ABS([.B142]))*[.$D$88]/(([.$B$2]*0.5)^2)" office:value-type="float" office:value="0" calcext:value-type="float">
            <text:p>0</text:p>
          </table:table-cell>
          <table:table-cell table:formula="of:=MAX(0; [.$B$6]*0.5 - ABS([.$B142]))*[.$D$88]/(([.$B$6]*0.5)^2)" office:value-type="float" office:value="0" calcext:value-type="float">
            <text:p>0</text:p>
          </table:table-cell>
          <table:table-cell table:formula="of:=MAX(0; [.$B$10]*0.5 - ABS([.$B142]))*[.$D$88]/(([.$B$10]*0.5)^2)" office:value-type="float" office:value="0" calcext:value-type="float">
            <text:p>0</text:p>
          </table:table-cell>
          <table:table-cell table:formula="of:=SUMPRODUCT([.F92:.F192];[.$S$140:.$S$240])" office:value-type="float" office:value="0" calcext:value-type="float">
            <text:p>0</text:p>
          </table:table-cell>
          <table:table-cell table:formula="of:=SUMPRODUCT([.J92:.J192];[.T$140:.T$240])" office:value-type="float" office:value="0" calcext:value-type="float">
            <text:p>0</text:p>
          </table:table-cell>
          <table:table-cell table:formula="of:=SUMPRODUCT([.N92:.N192];[.U$140:.U$240])" office:value-type="float" office:value="0" calcext:value-type="float">
            <text:p>0</text:p>
          </table:table-cell>
          <table:table-cell table:style-name="ce9" table:formula="of:=[.V142]+[.$O142]" office:value-type="float" office:value="0" calcext:value-type="float">
            <text:p>0</text:p>
          </table:table-cell>
          <table:table-cell table:style-name="ce9" table:formula="of:=[.W142]+[.$O142]" office:value-type="float" office:value="0" calcext:value-type="float">
            <text:p>0</text:p>
          </table:table-cell>
          <table:table-cell table:style-name="ce9" table:formula="of:=[.X142]+[.$O142]" office:value-type="float" office:value="0" calcext:value-type="float">
            <text:p>0</text:p>
          </table:table-cell>
          <table:table-cell table:style-name="ce9" table:formula="of:=([.Y142]-[.Y141])/[.$D$88]" office:value-type="float" office:value="0" calcext:value-type="float">
            <text:p>0</text:p>
          </table:table-cell>
          <table:table-cell table:formula="of:=([.Z142]-[.Z141])/[.$D$88]" office:value-type="float" office:value="0" calcext:value-type="float">
            <text:p>0</text:p>
          </table:table-cell>
          <table:table-cell table:style-name="ce11" table:formula="of:=([.AA142]-[.AA141])/[.$D$88]" office:value-type="float" office:value="0" calcext:value-type="float">
            <text:p>0</text:p>
          </table:table-cell>
          <table:table-cell table:style-name="ce9" table:formula="of:=([.AB142]-[.AB141])/[.$D$88]" office:value-type="float" office:value="0" calcext:value-type="float">
            <text:p>0</text:p>
          </table:table-cell>
          <table:table-cell table:formula="of:=([.AC142]-[.AC141])/[.$D$88]" office:value-type="float" office:value="0" calcext:value-type="float">
            <text:p>0</text:p>
          </table:table-cell>
          <table:table-cell table:style-name="ce11" table:formula="of:=([.AD142]-[.AD141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94" calcext:value-type="float">
            <text:p>-0.94</text:p>
          </table:table-cell>
          <table:table-cell table:formula="of:=[.A143]*[.$B$88]" office:value-type="float" office:value="-0.0282" calcext:value-type="float">
            <text:p>-0.0282</text:p>
          </table:table-cell>
          <table:table-cell office:value-type="float" office:value="0" calcext:value-type="float">
            <text:p>0</text:p>
          </table:table-cell>
          <table:table-cell table:formula="of:=[.C143]*[.$B$14]*[.$B$15]" office:value-type="float" office:value="0" calcext:value-type="float">
            <text:p>0</text:p>
          </table:table-cell>
          <table:table-cell table:formula="of:=[.D143]/[.$B$13]" office:value-type="float" office:value="0" calcext:value-type="float">
            <text:p>0</text:p>
          </table:table-cell>
          <table:table-cell table:formula="of:=[.E143]*[.$B$1]" office:value-type="float" office:value="0" calcext:value-type="float">
            <text:p>0</text:p>
          </table:table-cell>
          <table:table-cell table:formula="of:=[.E143]*[.$B$3]" office:value-type="float" office:value="0" calcext:value-type="float">
            <text:p>0</text:p>
          </table:table-cell>
          <table:table-cell table:formula="of:=[.E143]/[.$B$5]" office:value-type="float" office:value="0" calcext:value-type="float">
            <text:p>0.000</text:p>
          </table:table-cell>
          <table:table-cell table:formula="of:=[.$B$4]*(1-1/(1+[.H143]))" office:value-type="float" office:value="0" calcext:value-type="float">
            <text:p>0</text:p>
          </table:table-cell>
          <table:table-cell table:formula="of:=[.G143]+[.I143]" office:value-type="float" office:value="0" calcext:value-type="float">
            <text:p>0</text:p>
          </table:table-cell>
          <table:table-cell table:formula="of:=[.E143]*[.$B$7]" office:value-type="float" office:value="0" calcext:value-type="float">
            <text:p>0</text:p>
          </table:table-cell>
          <table:table-cell table:formula="of:=[.E143]/[.$B$9]" office:value-type="float" office:value="0" calcext:value-type="float">
            <text:p>0</text:p>
          </table:table-cell>
          <table:table-cell table:formula="of:=[.$B$8]*TANH([.L143])" office:value-type="float" office:value="0" calcext:value-type="float">
            <text:p>0</text:p>
          </table:table-cell>
          <table:table-cell table:formula="of:=[.K143]+[.M143]" office:value-type="float" office:value="0" calcext:value-type="float">
            <text:p>0</text:p>
          </table:table-cell>
          <table:table-cell table:formula="of:=[.O142]+[.E143]*[.$D$88]" office:value-type="float" office:value="0" calcext:value-type="float">
            <text:p>0</text:p>
          </table:table-cell>
          <table:table-cell table:formula="of:=[.O143]+[.F143]" office:value-type="float" office:value="0" calcext:value-type="float">
            <text:p>0</text:p>
          </table:table-cell>
          <table:table-cell table:formula="of:=[.O143]+[.J143]" office:value-type="float" office:value="0" calcext:value-type="float">
            <text:p>0</text:p>
          </table:table-cell>
          <table:table-cell table:formula="of:=[.O143]+[.N143]" office:value-type="float" office:value="0" calcext:value-type="float">
            <text:p>0</text:p>
          </table:table-cell>
          <table:table-cell table:formula="of:=MAX(0; [.$B$2]*0.5 - ABS([.B143]))*[.$D$88]/(([.$B$2]*0.5)^2)" office:value-type="float" office:value="0" calcext:value-type="float">
            <text:p>0</text:p>
          </table:table-cell>
          <table:table-cell table:formula="of:=MAX(0; [.$B$6]*0.5 - ABS([.$B143]))*[.$D$88]/(([.$B$6]*0.5)^2)" office:value-type="float" office:value="0" calcext:value-type="float">
            <text:p>0</text:p>
          </table:table-cell>
          <table:table-cell table:formula="of:=MAX(0; [.$B$10]*0.5 - ABS([.$B143]))*[.$D$88]/(([.$B$10]*0.5)^2)" office:value-type="float" office:value="0" calcext:value-type="float">
            <text:p>0</text:p>
          </table:table-cell>
          <table:table-cell table:formula="of:=SUMPRODUCT([.F93:.F193];[.$S$140:.$S$240])" office:value-type="float" office:value="0" calcext:value-type="float">
            <text:p>0</text:p>
          </table:table-cell>
          <table:table-cell table:formula="of:=SUMPRODUCT([.J93:.J193];[.T$140:.T$240])" office:value-type="float" office:value="0" calcext:value-type="float">
            <text:p>0</text:p>
          </table:table-cell>
          <table:table-cell table:formula="of:=SUMPRODUCT([.N93:.N193];[.U$140:.U$240])" office:value-type="float" office:value="0" calcext:value-type="float">
            <text:p>0</text:p>
          </table:table-cell>
          <table:table-cell table:style-name="ce9" table:formula="of:=[.V143]+[.$O143]" office:value-type="float" office:value="0" calcext:value-type="float">
            <text:p>0</text:p>
          </table:table-cell>
          <table:table-cell table:style-name="ce9" table:formula="of:=[.W143]+[.$O143]" office:value-type="float" office:value="0" calcext:value-type="float">
            <text:p>0</text:p>
          </table:table-cell>
          <table:table-cell table:style-name="ce9" table:formula="of:=[.X143]+[.$O143]" office:value-type="float" office:value="0" calcext:value-type="float">
            <text:p>0</text:p>
          </table:table-cell>
          <table:table-cell table:style-name="ce9" table:formula="of:=([.Y143]-[.Y142])/[.$D$88]" office:value-type="float" office:value="0" calcext:value-type="float">
            <text:p>0</text:p>
          </table:table-cell>
          <table:table-cell table:formula="of:=([.Z143]-[.Z142])/[.$D$88]" office:value-type="float" office:value="0" calcext:value-type="float">
            <text:p>0</text:p>
          </table:table-cell>
          <table:table-cell table:style-name="ce11" table:formula="of:=([.AA143]-[.AA142])/[.$D$88]" office:value-type="float" office:value="0" calcext:value-type="float">
            <text:p>0</text:p>
          </table:table-cell>
          <table:table-cell table:style-name="ce9" table:formula="of:=([.AB143]-[.AB142])/[.$D$88]" office:value-type="float" office:value="0" calcext:value-type="float">
            <text:p>0</text:p>
          </table:table-cell>
          <table:table-cell table:formula="of:=([.AC143]-[.AC142])/[.$D$88]" office:value-type="float" office:value="0" calcext:value-type="float">
            <text:p>0</text:p>
          </table:table-cell>
          <table:table-cell table:style-name="ce11" table:formula="of:=([.AD143]-[.AD142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92" calcext:value-type="float">
            <text:p>-0.92</text:p>
          </table:table-cell>
          <table:table-cell table:formula="of:=[.A144]*[.$B$88]" office:value-type="float" office:value="-0.0276" calcext:value-type="float">
            <text:p>-0.0276</text:p>
          </table:table-cell>
          <table:table-cell office:value-type="float" office:value="0" calcext:value-type="float">
            <text:p>0</text:p>
          </table:table-cell>
          <table:table-cell table:formula="of:=[.C144]*[.$B$14]*[.$B$15]" office:value-type="float" office:value="0" calcext:value-type="float">
            <text:p>0</text:p>
          </table:table-cell>
          <table:table-cell table:formula="of:=[.D144]/[.$B$13]" office:value-type="float" office:value="0" calcext:value-type="float">
            <text:p>0</text:p>
          </table:table-cell>
          <table:table-cell table:formula="of:=[.E144]*[.$B$1]" office:value-type="float" office:value="0" calcext:value-type="float">
            <text:p>0</text:p>
          </table:table-cell>
          <table:table-cell table:formula="of:=[.E144]*[.$B$3]" office:value-type="float" office:value="0" calcext:value-type="float">
            <text:p>0</text:p>
          </table:table-cell>
          <table:table-cell table:formula="of:=[.E144]/[.$B$5]" office:value-type="float" office:value="0" calcext:value-type="float">
            <text:p>0.000</text:p>
          </table:table-cell>
          <table:table-cell table:formula="of:=[.$B$4]*(1-1/(1+[.H144]))" office:value-type="float" office:value="0" calcext:value-type="float">
            <text:p>0</text:p>
          </table:table-cell>
          <table:table-cell table:formula="of:=[.G144]+[.I144]" office:value-type="float" office:value="0" calcext:value-type="float">
            <text:p>0</text:p>
          </table:table-cell>
          <table:table-cell table:formula="of:=[.E144]*[.$B$7]" office:value-type="float" office:value="0" calcext:value-type="float">
            <text:p>0</text:p>
          </table:table-cell>
          <table:table-cell table:formula="of:=[.E144]/[.$B$9]" office:value-type="float" office:value="0" calcext:value-type="float">
            <text:p>0</text:p>
          </table:table-cell>
          <table:table-cell table:formula="of:=[.$B$8]*TANH([.L144])" office:value-type="float" office:value="0" calcext:value-type="float">
            <text:p>0</text:p>
          </table:table-cell>
          <table:table-cell table:formula="of:=[.K144]+[.M144]" office:value-type="float" office:value="0" calcext:value-type="float">
            <text:p>0</text:p>
          </table:table-cell>
          <table:table-cell table:formula="of:=[.O143]+[.E144]*[.$D$88]" office:value-type="float" office:value="0" calcext:value-type="float">
            <text:p>0</text:p>
          </table:table-cell>
          <table:table-cell table:formula="of:=[.O144]+[.F144]" office:value-type="float" office:value="0" calcext:value-type="float">
            <text:p>0</text:p>
          </table:table-cell>
          <table:table-cell table:formula="of:=[.O144]+[.J144]" office:value-type="float" office:value="0" calcext:value-type="float">
            <text:p>0</text:p>
          </table:table-cell>
          <table:table-cell table:formula="of:=[.O144]+[.N144]" office:value-type="float" office:value="0" calcext:value-type="float">
            <text:p>0</text:p>
          </table:table-cell>
          <table:table-cell table:formula="of:=MAX(0; [.$B$2]*0.5 - ABS([.B144]))*[.$D$88]/(([.$B$2]*0.5)^2)" office:value-type="float" office:value="0" calcext:value-type="float">
            <text:p>0</text:p>
          </table:table-cell>
          <table:table-cell table:formula="of:=MAX(0; [.$B$6]*0.5 - ABS([.$B144]))*[.$D$88]/(([.$B$6]*0.5)^2)" office:value-type="float" office:value="0" calcext:value-type="float">
            <text:p>0</text:p>
          </table:table-cell>
          <table:table-cell table:formula="of:=MAX(0; [.$B$10]*0.5 - ABS([.$B144]))*[.$D$88]/(([.$B$10]*0.5)^2)" office:value-type="float" office:value="0" calcext:value-type="float">
            <text:p>0</text:p>
          </table:table-cell>
          <table:table-cell table:formula="of:=SUMPRODUCT([.F94:.F194];[.$S$140:.$S$240])" office:value-type="float" office:value="0" calcext:value-type="float">
            <text:p>0</text:p>
          </table:table-cell>
          <table:table-cell table:formula="of:=SUMPRODUCT([.J94:.J194];[.T$140:.T$240])" office:value-type="float" office:value="0" calcext:value-type="float">
            <text:p>0</text:p>
          </table:table-cell>
          <table:table-cell table:formula="of:=SUMPRODUCT([.N94:.N194];[.U$140:.U$240])" office:value-type="float" office:value="0" calcext:value-type="float">
            <text:p>0</text:p>
          </table:table-cell>
          <table:table-cell table:style-name="ce9" table:formula="of:=[.V144]+[.$O144]" office:value-type="float" office:value="0" calcext:value-type="float">
            <text:p>0</text:p>
          </table:table-cell>
          <table:table-cell table:style-name="ce9" table:formula="of:=[.W144]+[.$O144]" office:value-type="float" office:value="0" calcext:value-type="float">
            <text:p>0</text:p>
          </table:table-cell>
          <table:table-cell table:style-name="ce9" table:formula="of:=[.X144]+[.$O144]" office:value-type="float" office:value="0" calcext:value-type="float">
            <text:p>0</text:p>
          </table:table-cell>
          <table:table-cell table:style-name="ce9" table:formula="of:=([.Y144]-[.Y143])/[.$D$88]" office:value-type="float" office:value="0" calcext:value-type="float">
            <text:p>0</text:p>
          </table:table-cell>
          <table:table-cell table:formula="of:=([.Z144]-[.Z143])/[.$D$88]" office:value-type="float" office:value="0" calcext:value-type="float">
            <text:p>0</text:p>
          </table:table-cell>
          <table:table-cell table:style-name="ce11" table:formula="of:=([.AA144]-[.AA143])/[.$D$88]" office:value-type="float" office:value="0" calcext:value-type="float">
            <text:p>0</text:p>
          </table:table-cell>
          <table:table-cell table:style-name="ce9" table:formula="of:=([.AB144]-[.AB143])/[.$D$88]" office:value-type="float" office:value="0" calcext:value-type="float">
            <text:p>0</text:p>
          </table:table-cell>
          <table:table-cell table:formula="of:=([.AC144]-[.AC143])/[.$D$88]" office:value-type="float" office:value="0" calcext:value-type="float">
            <text:p>0</text:p>
          </table:table-cell>
          <table:table-cell table:style-name="ce11" table:formula="of:=([.AD144]-[.AD143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[.A145]*[.$B$88]" office:value-type="float" office:value="-0.027" calcext:value-type="float">
            <text:p>-0.027</text:p>
          </table:table-cell>
          <table:table-cell office:value-type="float" office:value="0" calcext:value-type="float">
            <text:p>0</text:p>
          </table:table-cell>
          <table:table-cell table:formula="of:=[.C145]*[.$B$14]*[.$B$15]" office:value-type="float" office:value="0" calcext:value-type="float">
            <text:p>0</text:p>
          </table:table-cell>
          <table:table-cell table:formula="of:=[.D145]/[.$B$13]" office:value-type="float" office:value="0" calcext:value-type="float">
            <text:p>0</text:p>
          </table:table-cell>
          <table:table-cell table:formula="of:=[.E145]*[.$B$1]" office:value-type="float" office:value="0" calcext:value-type="float">
            <text:p>0</text:p>
          </table:table-cell>
          <table:table-cell table:formula="of:=[.E145]*[.$B$3]" office:value-type="float" office:value="0" calcext:value-type="float">
            <text:p>0</text:p>
          </table:table-cell>
          <table:table-cell table:formula="of:=[.E145]/[.$B$5]" office:value-type="float" office:value="0" calcext:value-type="float">
            <text:p>0.000</text:p>
          </table:table-cell>
          <table:table-cell table:formula="of:=[.$B$4]*(1-1/(1+[.H145]))" office:value-type="float" office:value="0" calcext:value-type="float">
            <text:p>0</text:p>
          </table:table-cell>
          <table:table-cell table:formula="of:=[.G145]+[.I145]" office:value-type="float" office:value="0" calcext:value-type="float">
            <text:p>0</text:p>
          </table:table-cell>
          <table:table-cell table:formula="of:=[.E145]*[.$B$7]" office:value-type="float" office:value="0" calcext:value-type="float">
            <text:p>0</text:p>
          </table:table-cell>
          <table:table-cell table:formula="of:=[.E145]/[.$B$9]" office:value-type="float" office:value="0" calcext:value-type="float">
            <text:p>0</text:p>
          </table:table-cell>
          <table:table-cell table:formula="of:=[.$B$8]*TANH([.L145])" office:value-type="float" office:value="0" calcext:value-type="float">
            <text:p>0</text:p>
          </table:table-cell>
          <table:table-cell table:formula="of:=[.K145]+[.M145]" office:value-type="float" office:value="0" calcext:value-type="float">
            <text:p>0</text:p>
          </table:table-cell>
          <table:table-cell table:formula="of:=[.O144]+[.E145]*[.$D$88]" office:value-type="float" office:value="0" calcext:value-type="float">
            <text:p>0</text:p>
          </table:table-cell>
          <table:table-cell table:formula="of:=[.O145]+[.F145]" office:value-type="float" office:value="0" calcext:value-type="float">
            <text:p>0</text:p>
          </table:table-cell>
          <table:table-cell table:formula="of:=[.O145]+[.J145]" office:value-type="float" office:value="0" calcext:value-type="float">
            <text:p>0</text:p>
          </table:table-cell>
          <table:table-cell table:formula="of:=[.O145]+[.N145]" office:value-type="float" office:value="0" calcext:value-type="float">
            <text:p>0</text:p>
          </table:table-cell>
          <table:table-cell table:formula="of:=MAX(0; [.$B$2]*0.5 - ABS([.B145]))*[.$D$88]/(([.$B$2]*0.5)^2)" office:value-type="float" office:value="0" calcext:value-type="float">
            <text:p>0</text:p>
          </table:table-cell>
          <table:table-cell table:formula="of:=MAX(0; [.$B$6]*0.5 - ABS([.$B145]))*[.$D$88]/(([.$B$6]*0.5)^2)" office:value-type="float" office:value="0" calcext:value-type="float">
            <text:p>0</text:p>
          </table:table-cell>
          <table:table-cell table:formula="of:=MAX(0; [.$B$10]*0.5 - ABS([.$B145]))*[.$D$88]/(([.$B$10]*0.5)^2)" office:value-type="float" office:value="0" calcext:value-type="float">
            <text:p>0</text:p>
          </table:table-cell>
          <table:table-cell table:formula="of:=SUMPRODUCT([.F95:.F195];[.$S$140:.$S$240])" office:value-type="float" office:value="0" calcext:value-type="float">
            <text:p>0</text:p>
          </table:table-cell>
          <table:table-cell table:formula="of:=SUMPRODUCT([.J95:.J195];[.T$140:.T$240])" office:value-type="float" office:value="0" calcext:value-type="float">
            <text:p>0</text:p>
          </table:table-cell>
          <table:table-cell table:formula="of:=SUMPRODUCT([.N95:.N195];[.U$140:.U$240])" office:value-type="float" office:value="0" calcext:value-type="float">
            <text:p>0</text:p>
          </table:table-cell>
          <table:table-cell table:style-name="ce9" table:formula="of:=[.V145]+[.$O145]" office:value-type="float" office:value="0" calcext:value-type="float">
            <text:p>0</text:p>
          </table:table-cell>
          <table:table-cell table:style-name="ce9" table:formula="of:=[.W145]+[.$O145]" office:value-type="float" office:value="0" calcext:value-type="float">
            <text:p>0</text:p>
          </table:table-cell>
          <table:table-cell table:style-name="ce9" table:formula="of:=[.X145]+[.$O145]" office:value-type="float" office:value="0" calcext:value-type="float">
            <text:p>0</text:p>
          </table:table-cell>
          <table:table-cell table:style-name="ce9" table:formula="of:=([.Y145]-[.Y144])/[.$D$88]" office:value-type="float" office:value="0" calcext:value-type="float">
            <text:p>0</text:p>
          </table:table-cell>
          <table:table-cell table:formula="of:=([.Z145]-[.Z144])/[.$D$88]" office:value-type="float" office:value="0" calcext:value-type="float">
            <text:p>0</text:p>
          </table:table-cell>
          <table:table-cell table:style-name="ce11" table:formula="of:=([.AA145]-[.AA144])/[.$D$88]" office:value-type="float" office:value="0" calcext:value-type="float">
            <text:p>0</text:p>
          </table:table-cell>
          <table:table-cell table:style-name="ce9" table:formula="of:=([.AB145]-[.AB144])/[.$D$88]" office:value-type="float" office:value="0" calcext:value-type="float">
            <text:p>0</text:p>
          </table:table-cell>
          <table:table-cell table:formula="of:=([.AC145]-[.AC144])/[.$D$88]" office:value-type="float" office:value="0" calcext:value-type="float">
            <text:p>0</text:p>
          </table:table-cell>
          <table:table-cell table:style-name="ce11" table:formula="of:=([.AD145]-[.AD144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88" calcext:value-type="float">
            <text:p>-0.88</text:p>
          </table:table-cell>
          <table:table-cell table:formula="of:=[.A146]*[.$B$88]" office:value-type="float" office:value="-0.0264" calcext:value-type="float">
            <text:p>-0.0264</text:p>
          </table:table-cell>
          <table:table-cell office:value-type="float" office:value="0" calcext:value-type="float">
            <text:p>0</text:p>
          </table:table-cell>
          <table:table-cell table:formula="of:=[.C146]*[.$B$14]*[.$B$15]" office:value-type="float" office:value="0" calcext:value-type="float">
            <text:p>0</text:p>
          </table:table-cell>
          <table:table-cell table:formula="of:=[.D146]/[.$B$13]" office:value-type="float" office:value="0" calcext:value-type="float">
            <text:p>0</text:p>
          </table:table-cell>
          <table:table-cell table:formula="of:=[.E146]*[.$B$1]" office:value-type="float" office:value="0" calcext:value-type="float">
            <text:p>0</text:p>
          </table:table-cell>
          <table:table-cell table:formula="of:=[.E146]*[.$B$3]" office:value-type="float" office:value="0" calcext:value-type="float">
            <text:p>0</text:p>
          </table:table-cell>
          <table:table-cell table:formula="of:=[.E146]/[.$B$5]" office:value-type="float" office:value="0" calcext:value-type="float">
            <text:p>0.000</text:p>
          </table:table-cell>
          <table:table-cell table:formula="of:=[.$B$4]*(1-1/(1+[.H146]))" office:value-type="float" office:value="0" calcext:value-type="float">
            <text:p>0</text:p>
          </table:table-cell>
          <table:table-cell table:formula="of:=[.G146]+[.I146]" office:value-type="float" office:value="0" calcext:value-type="float">
            <text:p>0</text:p>
          </table:table-cell>
          <table:table-cell table:formula="of:=[.E146]*[.$B$7]" office:value-type="float" office:value="0" calcext:value-type="float">
            <text:p>0</text:p>
          </table:table-cell>
          <table:table-cell table:formula="of:=[.E146]/[.$B$9]" office:value-type="float" office:value="0" calcext:value-type="float">
            <text:p>0</text:p>
          </table:table-cell>
          <table:table-cell table:formula="of:=[.$B$8]*TANH([.L146])" office:value-type="float" office:value="0" calcext:value-type="float">
            <text:p>0</text:p>
          </table:table-cell>
          <table:table-cell table:formula="of:=[.K146]+[.M146]" office:value-type="float" office:value="0" calcext:value-type="float">
            <text:p>0</text:p>
          </table:table-cell>
          <table:table-cell table:formula="of:=[.O145]+[.E146]*[.$D$88]" office:value-type="float" office:value="0" calcext:value-type="float">
            <text:p>0</text:p>
          </table:table-cell>
          <table:table-cell table:formula="of:=[.O146]+[.F146]" office:value-type="float" office:value="0" calcext:value-type="float">
            <text:p>0</text:p>
          </table:table-cell>
          <table:table-cell table:formula="of:=[.O146]+[.J146]" office:value-type="float" office:value="0" calcext:value-type="float">
            <text:p>0</text:p>
          </table:table-cell>
          <table:table-cell table:formula="of:=[.O146]+[.N146]" office:value-type="float" office:value="0" calcext:value-type="float">
            <text:p>0</text:p>
          </table:table-cell>
          <table:table-cell table:formula="of:=MAX(0; [.$B$2]*0.5 - ABS([.B146]))*[.$D$88]/(([.$B$2]*0.5)^2)" office:value-type="float" office:value="0" calcext:value-type="float">
            <text:p>0</text:p>
          </table:table-cell>
          <table:table-cell table:formula="of:=MAX(0; [.$B$6]*0.5 - ABS([.$B146]))*[.$D$88]/(([.$B$6]*0.5)^2)" office:value-type="float" office:value="0" calcext:value-type="float">
            <text:p>0</text:p>
          </table:table-cell>
          <table:table-cell table:formula="of:=MAX(0; [.$B$10]*0.5 - ABS([.$B146]))*[.$D$88]/(([.$B$10]*0.5)^2)" office:value-type="float" office:value="0" calcext:value-type="float">
            <text:p>0</text:p>
          </table:table-cell>
          <table:table-cell table:formula="of:=SUMPRODUCT([.F96:.F196];[.$S$140:.$S$240])" office:value-type="float" office:value="0" calcext:value-type="float">
            <text:p>0</text:p>
          </table:table-cell>
          <table:table-cell table:formula="of:=SUMPRODUCT([.J96:.J196];[.T$140:.T$240])" office:value-type="float" office:value="0" calcext:value-type="float">
            <text:p>0</text:p>
          </table:table-cell>
          <table:table-cell table:formula="of:=SUMPRODUCT([.N96:.N196];[.U$140:.U$240])" office:value-type="float" office:value="0" calcext:value-type="float">
            <text:p>0</text:p>
          </table:table-cell>
          <table:table-cell table:style-name="ce9" table:formula="of:=[.V146]+[.$O146]" office:value-type="float" office:value="0" calcext:value-type="float">
            <text:p>0</text:p>
          </table:table-cell>
          <table:table-cell table:style-name="ce9" table:formula="of:=[.W146]+[.$O146]" office:value-type="float" office:value="0" calcext:value-type="float">
            <text:p>0</text:p>
          </table:table-cell>
          <table:table-cell table:style-name="ce9" table:formula="of:=[.X146]+[.$O146]" office:value-type="float" office:value="0" calcext:value-type="float">
            <text:p>0</text:p>
          </table:table-cell>
          <table:table-cell table:style-name="ce9" table:formula="of:=([.Y146]-[.Y145])/[.$D$88]" office:value-type="float" office:value="0" calcext:value-type="float">
            <text:p>0</text:p>
          </table:table-cell>
          <table:table-cell table:formula="of:=([.Z146]-[.Z145])/[.$D$88]" office:value-type="float" office:value="0" calcext:value-type="float">
            <text:p>0</text:p>
          </table:table-cell>
          <table:table-cell table:style-name="ce11" table:formula="of:=([.AA146]-[.AA145])/[.$D$88]" office:value-type="float" office:value="0" calcext:value-type="float">
            <text:p>0</text:p>
          </table:table-cell>
          <table:table-cell table:style-name="ce9" table:formula="of:=([.AB146]-[.AB145])/[.$D$88]" office:value-type="float" office:value="0" calcext:value-type="float">
            <text:p>0</text:p>
          </table:table-cell>
          <table:table-cell table:formula="of:=([.AC146]-[.AC145])/[.$D$88]" office:value-type="float" office:value="0" calcext:value-type="float">
            <text:p>0</text:p>
          </table:table-cell>
          <table:table-cell table:style-name="ce11" table:formula="of:=([.AD146]-[.AD145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86" calcext:value-type="float">
            <text:p>-0.86</text:p>
          </table:table-cell>
          <table:table-cell table:formula="of:=[.A147]*[.$B$88]" office:value-type="float" office:value="-0.0258" calcext:value-type="float">
            <text:p>-0.0258</text:p>
          </table:table-cell>
          <table:table-cell office:value-type="float" office:value="0" calcext:value-type="float">
            <text:p>0</text:p>
          </table:table-cell>
          <table:table-cell table:formula="of:=[.C147]*[.$B$14]*[.$B$15]" office:value-type="float" office:value="0" calcext:value-type="float">
            <text:p>0</text:p>
          </table:table-cell>
          <table:table-cell table:formula="of:=[.D147]/[.$B$13]" office:value-type="float" office:value="0" calcext:value-type="float">
            <text:p>0</text:p>
          </table:table-cell>
          <table:table-cell table:formula="of:=[.E147]*[.$B$1]" office:value-type="float" office:value="0" calcext:value-type="float">
            <text:p>0</text:p>
          </table:table-cell>
          <table:table-cell table:formula="of:=[.E147]*[.$B$3]" office:value-type="float" office:value="0" calcext:value-type="float">
            <text:p>0</text:p>
          </table:table-cell>
          <table:table-cell table:formula="of:=[.E147]/[.$B$5]" office:value-type="float" office:value="0" calcext:value-type="float">
            <text:p>0.000</text:p>
          </table:table-cell>
          <table:table-cell table:formula="of:=[.$B$4]*(1-1/(1+[.H147]))" office:value-type="float" office:value="0" calcext:value-type="float">
            <text:p>0</text:p>
          </table:table-cell>
          <table:table-cell table:formula="of:=[.G147]+[.I147]" office:value-type="float" office:value="0" calcext:value-type="float">
            <text:p>0</text:p>
          </table:table-cell>
          <table:table-cell table:formula="of:=[.E147]*[.$B$7]" office:value-type="float" office:value="0" calcext:value-type="float">
            <text:p>0</text:p>
          </table:table-cell>
          <table:table-cell table:formula="of:=[.E147]/[.$B$9]" office:value-type="float" office:value="0" calcext:value-type="float">
            <text:p>0</text:p>
          </table:table-cell>
          <table:table-cell table:formula="of:=[.$B$8]*TANH([.L147])" office:value-type="float" office:value="0" calcext:value-type="float">
            <text:p>0</text:p>
          </table:table-cell>
          <table:table-cell table:formula="of:=[.K147]+[.M147]" office:value-type="float" office:value="0" calcext:value-type="float">
            <text:p>0</text:p>
          </table:table-cell>
          <table:table-cell table:formula="of:=[.O146]+[.E147]*[.$D$88]" office:value-type="float" office:value="0" calcext:value-type="float">
            <text:p>0</text:p>
          </table:table-cell>
          <table:table-cell table:formula="of:=[.O147]+[.F147]" office:value-type="float" office:value="0" calcext:value-type="float">
            <text:p>0</text:p>
          </table:table-cell>
          <table:table-cell table:formula="of:=[.O147]+[.J147]" office:value-type="float" office:value="0" calcext:value-type="float">
            <text:p>0</text:p>
          </table:table-cell>
          <table:table-cell table:formula="of:=[.O147]+[.N147]" office:value-type="float" office:value="0" calcext:value-type="float">
            <text:p>0</text:p>
          </table:table-cell>
          <table:table-cell table:formula="of:=MAX(0; [.$B$2]*0.5 - ABS([.B147]))*[.$D$88]/(([.$B$2]*0.5)^2)" office:value-type="float" office:value="0" calcext:value-type="float">
            <text:p>0</text:p>
          </table:table-cell>
          <table:table-cell table:formula="of:=MAX(0; [.$B$6]*0.5 - ABS([.$B147]))*[.$D$88]/(([.$B$6]*0.5)^2)" office:value-type="float" office:value="0" calcext:value-type="float">
            <text:p>0</text:p>
          </table:table-cell>
          <table:table-cell table:formula="of:=MAX(0; [.$B$10]*0.5 - ABS([.$B147]))*[.$D$88]/(([.$B$10]*0.5)^2)" office:value-type="float" office:value="0" calcext:value-type="float">
            <text:p>0</text:p>
          </table:table-cell>
          <table:table-cell table:formula="of:=SUMPRODUCT([.F97:.F197];[.$S$140:.$S$240])" office:value-type="float" office:value="0" calcext:value-type="float">
            <text:p>0</text:p>
          </table:table-cell>
          <table:table-cell table:formula="of:=SUMPRODUCT([.J97:.J197];[.T$140:.T$240])" office:value-type="float" office:value="0" calcext:value-type="float">
            <text:p>0</text:p>
          </table:table-cell>
          <table:table-cell table:formula="of:=SUMPRODUCT([.N97:.N197];[.U$140:.U$240])" office:value-type="float" office:value="0" calcext:value-type="float">
            <text:p>0</text:p>
          </table:table-cell>
          <table:table-cell table:style-name="ce9" table:formula="of:=[.V147]+[.$O147]" office:value-type="float" office:value="0" calcext:value-type="float">
            <text:p>0</text:p>
          </table:table-cell>
          <table:table-cell table:style-name="ce9" table:formula="of:=[.W147]+[.$O147]" office:value-type="float" office:value="0" calcext:value-type="float">
            <text:p>0</text:p>
          </table:table-cell>
          <table:table-cell table:style-name="ce9" table:formula="of:=[.X147]+[.$O147]" office:value-type="float" office:value="0" calcext:value-type="float">
            <text:p>0</text:p>
          </table:table-cell>
          <table:table-cell table:style-name="ce9" table:formula="of:=([.Y147]-[.Y146])/[.$D$88]" office:value-type="float" office:value="0" calcext:value-type="float">
            <text:p>0</text:p>
          </table:table-cell>
          <table:table-cell table:formula="of:=([.Z147]-[.Z146])/[.$D$88]" office:value-type="float" office:value="0" calcext:value-type="float">
            <text:p>0</text:p>
          </table:table-cell>
          <table:table-cell table:style-name="ce11" table:formula="of:=([.AA147]-[.AA146])/[.$D$88]" office:value-type="float" office:value="0" calcext:value-type="float">
            <text:p>0</text:p>
          </table:table-cell>
          <table:table-cell table:style-name="ce9" table:formula="of:=([.AB147]-[.AB146])/[.$D$88]" office:value-type="float" office:value="0" calcext:value-type="float">
            <text:p>0</text:p>
          </table:table-cell>
          <table:table-cell table:formula="of:=([.AC147]-[.AC146])/[.$D$88]" office:value-type="float" office:value="0" calcext:value-type="float">
            <text:p>0</text:p>
          </table:table-cell>
          <table:table-cell table:style-name="ce11" table:formula="of:=([.AD147]-[.AD146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84" calcext:value-type="float">
            <text:p>-0.84</text:p>
          </table:table-cell>
          <table:table-cell table:formula="of:=[.A148]*[.$B$88]" office:value-type="float" office:value="-0.0252" calcext:value-type="float">
            <text:p>-0.0252</text:p>
          </table:table-cell>
          <table:table-cell office:value-type="float" office:value="0" calcext:value-type="float">
            <text:p>0</text:p>
          </table:table-cell>
          <table:table-cell table:formula="of:=[.C148]*[.$B$14]*[.$B$15]" office:value-type="float" office:value="0" calcext:value-type="float">
            <text:p>0</text:p>
          </table:table-cell>
          <table:table-cell table:formula="of:=[.D148]/[.$B$13]" office:value-type="float" office:value="0" calcext:value-type="float">
            <text:p>0</text:p>
          </table:table-cell>
          <table:table-cell table:formula="of:=[.E148]*[.$B$1]" office:value-type="float" office:value="0" calcext:value-type="float">
            <text:p>0</text:p>
          </table:table-cell>
          <table:table-cell table:formula="of:=[.E148]*[.$B$3]" office:value-type="float" office:value="0" calcext:value-type="float">
            <text:p>0</text:p>
          </table:table-cell>
          <table:table-cell table:formula="of:=[.E148]/[.$B$5]" office:value-type="float" office:value="0" calcext:value-type="float">
            <text:p>0.000</text:p>
          </table:table-cell>
          <table:table-cell table:formula="of:=[.$B$4]*(1-1/(1+[.H148]))" office:value-type="float" office:value="0" calcext:value-type="float">
            <text:p>0</text:p>
          </table:table-cell>
          <table:table-cell table:formula="of:=[.G148]+[.I148]" office:value-type="float" office:value="0" calcext:value-type="float">
            <text:p>0</text:p>
          </table:table-cell>
          <table:table-cell table:formula="of:=[.E148]*[.$B$7]" office:value-type="float" office:value="0" calcext:value-type="float">
            <text:p>0</text:p>
          </table:table-cell>
          <table:table-cell table:formula="of:=[.E148]/[.$B$9]" office:value-type="float" office:value="0" calcext:value-type="float">
            <text:p>0</text:p>
          </table:table-cell>
          <table:table-cell table:formula="of:=[.$B$8]*TANH([.L148])" office:value-type="float" office:value="0" calcext:value-type="float">
            <text:p>0</text:p>
          </table:table-cell>
          <table:table-cell table:formula="of:=[.K148]+[.M148]" office:value-type="float" office:value="0" calcext:value-type="float">
            <text:p>0</text:p>
          </table:table-cell>
          <table:table-cell table:formula="of:=[.O147]+[.E148]*[.$D$88]" office:value-type="float" office:value="0" calcext:value-type="float">
            <text:p>0</text:p>
          </table:table-cell>
          <table:table-cell table:formula="of:=[.O148]+[.F148]" office:value-type="float" office:value="0" calcext:value-type="float">
            <text:p>0</text:p>
          </table:table-cell>
          <table:table-cell table:formula="of:=[.O148]+[.J148]" office:value-type="float" office:value="0" calcext:value-type="float">
            <text:p>0</text:p>
          </table:table-cell>
          <table:table-cell table:formula="of:=[.O148]+[.N148]" office:value-type="float" office:value="0" calcext:value-type="float">
            <text:p>0</text:p>
          </table:table-cell>
          <table:table-cell table:formula="of:=MAX(0; [.$B$2]*0.5 - ABS([.B148]))*[.$D$88]/(([.$B$2]*0.5)^2)" office:value-type="float" office:value="0" calcext:value-type="float">
            <text:p>0</text:p>
          </table:table-cell>
          <table:table-cell table:formula="of:=MAX(0; [.$B$6]*0.5 - ABS([.$B148]))*[.$D$88]/(([.$B$6]*0.5)^2)" office:value-type="float" office:value="0" calcext:value-type="float">
            <text:p>0</text:p>
          </table:table-cell>
          <table:table-cell table:formula="of:=MAX(0; [.$B$10]*0.5 - ABS([.$B148]))*[.$D$88]/(([.$B$10]*0.5)^2)" office:value-type="float" office:value="0" calcext:value-type="float">
            <text:p>0</text:p>
          </table:table-cell>
          <table:table-cell table:formula="of:=SUMPRODUCT([.F98:.F198];[.$S$140:.$S$240])" office:value-type="float" office:value="0" calcext:value-type="float">
            <text:p>0</text:p>
          </table:table-cell>
          <table:table-cell table:formula="of:=SUMPRODUCT([.J98:.J198];[.T$140:.T$240])" office:value-type="float" office:value="0" calcext:value-type="float">
            <text:p>0</text:p>
          </table:table-cell>
          <table:table-cell table:formula="of:=SUMPRODUCT([.N98:.N198];[.U$140:.U$240])" office:value-type="float" office:value="0" calcext:value-type="float">
            <text:p>0</text:p>
          </table:table-cell>
          <table:table-cell table:style-name="ce9" table:formula="of:=[.V148]+[.$O148]" office:value-type="float" office:value="0" calcext:value-type="float">
            <text:p>0</text:p>
          </table:table-cell>
          <table:table-cell table:style-name="ce9" table:formula="of:=[.W148]+[.$O148]" office:value-type="float" office:value="0" calcext:value-type="float">
            <text:p>0</text:p>
          </table:table-cell>
          <table:table-cell table:style-name="ce9" table:formula="of:=[.X148]+[.$O148]" office:value-type="float" office:value="0" calcext:value-type="float">
            <text:p>0</text:p>
          </table:table-cell>
          <table:table-cell table:style-name="ce9" table:formula="of:=([.Y148]-[.Y147])/[.$D$88]" office:value-type="float" office:value="0" calcext:value-type="float">
            <text:p>0</text:p>
          </table:table-cell>
          <table:table-cell table:formula="of:=([.Z148]-[.Z147])/[.$D$88]" office:value-type="float" office:value="0" calcext:value-type="float">
            <text:p>0</text:p>
          </table:table-cell>
          <table:table-cell table:style-name="ce11" table:formula="of:=([.AA148]-[.AA147])/[.$D$88]" office:value-type="float" office:value="0" calcext:value-type="float">
            <text:p>0</text:p>
          </table:table-cell>
          <table:table-cell table:style-name="ce9" table:formula="of:=([.AB148]-[.AB147])/[.$D$88]" office:value-type="float" office:value="0" calcext:value-type="float">
            <text:p>0</text:p>
          </table:table-cell>
          <table:table-cell table:formula="of:=([.AC148]-[.AC147])/[.$D$88]" office:value-type="float" office:value="0" calcext:value-type="float">
            <text:p>0</text:p>
          </table:table-cell>
          <table:table-cell table:style-name="ce11" table:formula="of:=([.AD148]-[.AD147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82" calcext:value-type="float">
            <text:p>-0.82</text:p>
          </table:table-cell>
          <table:table-cell table:formula="of:=[.A149]*[.$B$88]" office:value-type="float" office:value="-0.0246" calcext:value-type="float">
            <text:p>-0.0246</text:p>
          </table:table-cell>
          <table:table-cell office:value-type="float" office:value="0" calcext:value-type="float">
            <text:p>0</text:p>
          </table:table-cell>
          <table:table-cell table:formula="of:=[.C149]*[.$B$14]*[.$B$15]" office:value-type="float" office:value="0" calcext:value-type="float">
            <text:p>0</text:p>
          </table:table-cell>
          <table:table-cell table:formula="of:=[.D149]/[.$B$13]" office:value-type="float" office:value="0" calcext:value-type="float">
            <text:p>0</text:p>
          </table:table-cell>
          <table:table-cell table:formula="of:=[.E149]*[.$B$1]" office:value-type="float" office:value="0" calcext:value-type="float">
            <text:p>0</text:p>
          </table:table-cell>
          <table:table-cell table:formula="of:=[.E149]*[.$B$3]" office:value-type="float" office:value="0" calcext:value-type="float">
            <text:p>0</text:p>
          </table:table-cell>
          <table:table-cell table:formula="of:=[.E149]/[.$B$5]" office:value-type="float" office:value="0" calcext:value-type="float">
            <text:p>0.000</text:p>
          </table:table-cell>
          <table:table-cell table:formula="of:=[.$B$4]*(1-1/(1+[.H149]))" office:value-type="float" office:value="0" calcext:value-type="float">
            <text:p>0</text:p>
          </table:table-cell>
          <table:table-cell table:formula="of:=[.G149]+[.I149]" office:value-type="float" office:value="0" calcext:value-type="float">
            <text:p>0</text:p>
          </table:table-cell>
          <table:table-cell table:formula="of:=[.E149]*[.$B$7]" office:value-type="float" office:value="0" calcext:value-type="float">
            <text:p>0</text:p>
          </table:table-cell>
          <table:table-cell table:formula="of:=[.E149]/[.$B$9]" office:value-type="float" office:value="0" calcext:value-type="float">
            <text:p>0</text:p>
          </table:table-cell>
          <table:table-cell table:formula="of:=[.$B$8]*TANH([.L149])" office:value-type="float" office:value="0" calcext:value-type="float">
            <text:p>0</text:p>
          </table:table-cell>
          <table:table-cell table:formula="of:=[.K149]+[.M149]" office:value-type="float" office:value="0" calcext:value-type="float">
            <text:p>0</text:p>
          </table:table-cell>
          <table:table-cell table:formula="of:=[.O148]+[.E149]*[.$D$88]" office:value-type="float" office:value="0" calcext:value-type="float">
            <text:p>0</text:p>
          </table:table-cell>
          <table:table-cell table:formula="of:=[.O149]+[.F149]" office:value-type="float" office:value="0" calcext:value-type="float">
            <text:p>0</text:p>
          </table:table-cell>
          <table:table-cell table:formula="of:=[.O149]+[.J149]" office:value-type="float" office:value="0" calcext:value-type="float">
            <text:p>0</text:p>
          </table:table-cell>
          <table:table-cell table:formula="of:=[.O149]+[.N149]" office:value-type="float" office:value="0" calcext:value-type="float">
            <text:p>0</text:p>
          </table:table-cell>
          <table:table-cell table:formula="of:=MAX(0; [.$B$2]*0.5 - ABS([.B149]))*[.$D$88]/(([.$B$2]*0.5)^2)" office:value-type="float" office:value="0" calcext:value-type="float">
            <text:p>0</text:p>
          </table:table-cell>
          <table:table-cell table:formula="of:=MAX(0; [.$B$6]*0.5 - ABS([.$B149]))*[.$D$88]/(([.$B$6]*0.5)^2)" office:value-type="float" office:value="0" calcext:value-type="float">
            <text:p>0</text:p>
          </table:table-cell>
          <table:table-cell table:formula="of:=MAX(0; [.$B$10]*0.5 - ABS([.$B149]))*[.$D$88]/(([.$B$10]*0.5)^2)" office:value-type="float" office:value="0" calcext:value-type="float">
            <text:p>0</text:p>
          </table:table-cell>
          <table:table-cell table:formula="of:=SUMPRODUCT([.F99:.F199];[.$S$140:.$S$240])" office:value-type="float" office:value="0" calcext:value-type="float">
            <text:p>0</text:p>
          </table:table-cell>
          <table:table-cell table:formula="of:=SUMPRODUCT([.J99:.J199];[.T$140:.T$240])" office:value-type="float" office:value="0" calcext:value-type="float">
            <text:p>0</text:p>
          </table:table-cell>
          <table:table-cell table:formula="of:=SUMPRODUCT([.N99:.N199];[.U$140:.U$240])" office:value-type="float" office:value="0" calcext:value-type="float">
            <text:p>0</text:p>
          </table:table-cell>
          <table:table-cell table:style-name="ce9" table:formula="of:=[.V149]+[.$O149]" office:value-type="float" office:value="0" calcext:value-type="float">
            <text:p>0</text:p>
          </table:table-cell>
          <table:table-cell table:style-name="ce9" table:formula="of:=[.W149]+[.$O149]" office:value-type="float" office:value="0" calcext:value-type="float">
            <text:p>0</text:p>
          </table:table-cell>
          <table:table-cell table:style-name="ce9" table:formula="of:=[.X149]+[.$O149]" office:value-type="float" office:value="0" calcext:value-type="float">
            <text:p>0</text:p>
          </table:table-cell>
          <table:table-cell table:style-name="ce9" table:formula="of:=([.Y149]-[.Y148])/[.$D$88]" office:value-type="float" office:value="0" calcext:value-type="float">
            <text:p>0</text:p>
          </table:table-cell>
          <table:table-cell table:formula="of:=([.Z149]-[.Z148])/[.$D$88]" office:value-type="float" office:value="0" calcext:value-type="float">
            <text:p>0</text:p>
          </table:table-cell>
          <table:table-cell table:style-name="ce11" table:formula="of:=([.AA149]-[.AA148])/[.$D$88]" office:value-type="float" office:value="0" calcext:value-type="float">
            <text:p>0</text:p>
          </table:table-cell>
          <table:table-cell table:style-name="ce9" table:formula="of:=([.AB149]-[.AB148])/[.$D$88]" office:value-type="float" office:value="0" calcext:value-type="float">
            <text:p>0</text:p>
          </table:table-cell>
          <table:table-cell table:formula="of:=([.AC149]-[.AC148])/[.$D$88]" office:value-type="float" office:value="0" calcext:value-type="float">
            <text:p>0</text:p>
          </table:table-cell>
          <table:table-cell table:style-name="ce11" table:formula="of:=([.AD149]-[.AD148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[.A150]*[.$B$88]" office:value-type="float" office:value="-0.024" calcext:value-type="float">
            <text:p>-0.024</text:p>
          </table:table-cell>
          <table:table-cell office:value-type="float" office:value="0" calcext:value-type="float">
            <text:p>0</text:p>
          </table:table-cell>
          <table:table-cell table:formula="of:=[.C150]*[.$B$14]*[.$B$15]" office:value-type="float" office:value="0" calcext:value-type="float">
            <text:p>0</text:p>
          </table:table-cell>
          <table:table-cell table:formula="of:=[.D150]/[.$B$13]" office:value-type="float" office:value="0" calcext:value-type="float">
            <text:p>0</text:p>
          </table:table-cell>
          <table:table-cell table:formula="of:=[.E150]*[.$B$1]" office:value-type="float" office:value="0" calcext:value-type="float">
            <text:p>0</text:p>
          </table:table-cell>
          <table:table-cell table:formula="of:=[.E150]*[.$B$3]" office:value-type="float" office:value="0" calcext:value-type="float">
            <text:p>0</text:p>
          </table:table-cell>
          <table:table-cell table:formula="of:=[.E150]/[.$B$5]" office:value-type="float" office:value="0" calcext:value-type="float">
            <text:p>0.000</text:p>
          </table:table-cell>
          <table:table-cell table:formula="of:=[.$B$4]*(1-1/(1+[.H150]))" office:value-type="float" office:value="0" calcext:value-type="float">
            <text:p>0</text:p>
          </table:table-cell>
          <table:table-cell table:formula="of:=[.G150]+[.I150]" office:value-type="float" office:value="0" calcext:value-type="float">
            <text:p>0</text:p>
          </table:table-cell>
          <table:table-cell table:formula="of:=[.E150]*[.$B$7]" office:value-type="float" office:value="0" calcext:value-type="float">
            <text:p>0</text:p>
          </table:table-cell>
          <table:table-cell table:formula="of:=[.E150]/[.$B$9]" office:value-type="float" office:value="0" calcext:value-type="float">
            <text:p>0</text:p>
          </table:table-cell>
          <table:table-cell table:formula="of:=[.$B$8]*TANH([.L150])" office:value-type="float" office:value="0" calcext:value-type="float">
            <text:p>0</text:p>
          </table:table-cell>
          <table:table-cell table:formula="of:=[.K150]+[.M150]" office:value-type="float" office:value="0" calcext:value-type="float">
            <text:p>0</text:p>
          </table:table-cell>
          <table:table-cell table:formula="of:=[.O149]+[.E150]*[.$D$88]" office:value-type="float" office:value="0" calcext:value-type="float">
            <text:p>0</text:p>
          </table:table-cell>
          <table:table-cell table:formula="of:=[.O150]+[.F150]" office:value-type="float" office:value="0" calcext:value-type="float">
            <text:p>0</text:p>
          </table:table-cell>
          <table:table-cell table:formula="of:=[.O150]+[.J150]" office:value-type="float" office:value="0" calcext:value-type="float">
            <text:p>0</text:p>
          </table:table-cell>
          <table:table-cell table:formula="of:=[.O150]+[.N150]" office:value-type="float" office:value="0" calcext:value-type="float">
            <text:p>0</text:p>
          </table:table-cell>
          <table:table-cell table:formula="of:=MAX(0; [.$B$2]*0.5 - ABS([.B150]))*[.$D$88]/(([.$B$2]*0.5)^2)" office:value-type="float" office:value="0" calcext:value-type="float">
            <text:p>0</text:p>
          </table:table-cell>
          <table:table-cell table:formula="of:=MAX(0; [.$B$6]*0.5 - ABS([.$B150]))*[.$D$88]/(([.$B$6]*0.5)^2)" office:value-type="float" office:value="0" calcext:value-type="float">
            <text:p>0</text:p>
          </table:table-cell>
          <table:table-cell table:formula="of:=MAX(0; [.$B$10]*0.5 - ABS([.$B150]))*[.$D$88]/(([.$B$10]*0.5)^2)" office:value-type="float" office:value="0" calcext:value-type="float">
            <text:p>0</text:p>
          </table:table-cell>
          <table:table-cell table:formula="of:=SUMPRODUCT([.F100:.F200];[.$S$140:.$S$240])" office:value-type="float" office:value="0" calcext:value-type="float">
            <text:p>0</text:p>
          </table:table-cell>
          <table:table-cell table:formula="of:=SUMPRODUCT([.J100:.J200];[.T$140:.T$240])" office:value-type="float" office:value="0" calcext:value-type="float">
            <text:p>0</text:p>
          </table:table-cell>
          <table:table-cell table:formula="of:=SUMPRODUCT([.N100:.N200];[.U$140:.U$240])" office:value-type="float" office:value="0" calcext:value-type="float">
            <text:p>0</text:p>
          </table:table-cell>
          <table:table-cell table:style-name="ce9" table:formula="of:=[.V150]+[.$O150]" office:value-type="float" office:value="0" calcext:value-type="float">
            <text:p>0</text:p>
          </table:table-cell>
          <table:table-cell table:style-name="ce9" table:formula="of:=[.W150]+[.$O150]" office:value-type="float" office:value="0" calcext:value-type="float">
            <text:p>0</text:p>
          </table:table-cell>
          <table:table-cell table:style-name="ce9" table:formula="of:=[.X150]+[.$O150]" office:value-type="float" office:value="0" calcext:value-type="float">
            <text:p>0</text:p>
          </table:table-cell>
          <table:table-cell table:style-name="ce9" table:formula="of:=([.Y150]-[.Y149])/[.$D$88]" office:value-type="float" office:value="0" calcext:value-type="float">
            <text:p>0</text:p>
          </table:table-cell>
          <table:table-cell table:formula="of:=([.Z150]-[.Z149])/[.$D$88]" office:value-type="float" office:value="0" calcext:value-type="float">
            <text:p>0</text:p>
          </table:table-cell>
          <table:table-cell table:style-name="ce11" table:formula="of:=([.AA150]-[.AA149])/[.$D$88]" office:value-type="float" office:value="0" calcext:value-type="float">
            <text:p>0</text:p>
          </table:table-cell>
          <table:table-cell table:style-name="ce9" table:formula="of:=([.AB150]-[.AB149])/[.$D$88]" office:value-type="float" office:value="0" calcext:value-type="float">
            <text:p>0</text:p>
          </table:table-cell>
          <table:table-cell table:formula="of:=([.AC150]-[.AC149])/[.$D$88]" office:value-type="float" office:value="0" calcext:value-type="float">
            <text:p>0</text:p>
          </table:table-cell>
          <table:table-cell table:style-name="ce11" table:formula="of:=([.AD150]-[.AD149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78" calcext:value-type="float">
            <text:p>-0.78</text:p>
          </table:table-cell>
          <table:table-cell table:formula="of:=[.A151]*[.$B$88]" office:value-type="float" office:value="-0.0234" calcext:value-type="float">
            <text:p>-0.0234</text:p>
          </table:table-cell>
          <table:table-cell office:value-type="float" office:value="0" calcext:value-type="float">
            <text:p>0</text:p>
          </table:table-cell>
          <table:table-cell table:formula="of:=[.C151]*[.$B$14]*[.$B$15]" office:value-type="float" office:value="0" calcext:value-type="float">
            <text:p>0</text:p>
          </table:table-cell>
          <table:table-cell table:formula="of:=[.D151]/[.$B$13]" office:value-type="float" office:value="0" calcext:value-type="float">
            <text:p>0</text:p>
          </table:table-cell>
          <table:table-cell table:formula="of:=[.E151]*[.$B$1]" office:value-type="float" office:value="0" calcext:value-type="float">
            <text:p>0</text:p>
          </table:table-cell>
          <table:table-cell table:formula="of:=[.E151]*[.$B$3]" office:value-type="float" office:value="0" calcext:value-type="float">
            <text:p>0</text:p>
          </table:table-cell>
          <table:table-cell table:formula="of:=[.E151]/[.$B$5]" office:value-type="float" office:value="0" calcext:value-type="float">
            <text:p>0.000</text:p>
          </table:table-cell>
          <table:table-cell table:formula="of:=[.$B$4]*(1-1/(1+[.H151]))" office:value-type="float" office:value="0" calcext:value-type="float">
            <text:p>0</text:p>
          </table:table-cell>
          <table:table-cell table:formula="of:=[.G151]+[.I151]" office:value-type="float" office:value="0" calcext:value-type="float">
            <text:p>0</text:p>
          </table:table-cell>
          <table:table-cell table:formula="of:=[.E151]*[.$B$7]" office:value-type="float" office:value="0" calcext:value-type="float">
            <text:p>0</text:p>
          </table:table-cell>
          <table:table-cell table:formula="of:=[.E151]/[.$B$9]" office:value-type="float" office:value="0" calcext:value-type="float">
            <text:p>0</text:p>
          </table:table-cell>
          <table:table-cell table:formula="of:=[.$B$8]*TANH([.L151])" office:value-type="float" office:value="0" calcext:value-type="float">
            <text:p>0</text:p>
          </table:table-cell>
          <table:table-cell table:formula="of:=[.K151]+[.M151]" office:value-type="float" office:value="0" calcext:value-type="float">
            <text:p>0</text:p>
          </table:table-cell>
          <table:table-cell table:formula="of:=[.O150]+[.E151]*[.$D$88]" office:value-type="float" office:value="0" calcext:value-type="float">
            <text:p>0</text:p>
          </table:table-cell>
          <table:table-cell table:formula="of:=[.O151]+[.F151]" office:value-type="float" office:value="0" calcext:value-type="float">
            <text:p>0</text:p>
          </table:table-cell>
          <table:table-cell table:formula="of:=[.O151]+[.J151]" office:value-type="float" office:value="0" calcext:value-type="float">
            <text:p>0</text:p>
          </table:table-cell>
          <table:table-cell table:formula="of:=[.O151]+[.N151]" office:value-type="float" office:value="0" calcext:value-type="float">
            <text:p>0</text:p>
          </table:table-cell>
          <table:table-cell table:formula="of:=MAX(0; [.$B$2]*0.5 - ABS([.B151]))*[.$D$88]/(([.$B$2]*0.5)^2)" office:value-type="float" office:value="0" calcext:value-type="float">
            <text:p>0</text:p>
          </table:table-cell>
          <table:table-cell table:formula="of:=MAX(0; [.$B$6]*0.5 - ABS([.$B151]))*[.$D$88]/(([.$B$6]*0.5)^2)" office:value-type="float" office:value="0" calcext:value-type="float">
            <text:p>0</text:p>
          </table:table-cell>
          <table:table-cell table:formula="of:=MAX(0; [.$B$10]*0.5 - ABS([.$B151]))*[.$D$88]/(([.$B$10]*0.5)^2)" office:value-type="float" office:value="0" calcext:value-type="float">
            <text:p>0</text:p>
          </table:table-cell>
          <table:table-cell table:formula="of:=SUMPRODUCT([.F101:.F201];[.$S$140:.$S$240])" office:value-type="float" office:value="0" calcext:value-type="float">
            <text:p>0</text:p>
          </table:table-cell>
          <table:table-cell table:formula="of:=SUMPRODUCT([.J101:.J201];[.T$140:.T$240])" office:value-type="float" office:value="0" calcext:value-type="float">
            <text:p>0</text:p>
          </table:table-cell>
          <table:table-cell table:formula="of:=SUMPRODUCT([.N101:.N201];[.U$140:.U$240])" office:value-type="float" office:value="0" calcext:value-type="float">
            <text:p>0</text:p>
          </table:table-cell>
          <table:table-cell table:style-name="ce9" table:formula="of:=[.V151]+[.$O151]" office:value-type="float" office:value="0" calcext:value-type="float">
            <text:p>0</text:p>
          </table:table-cell>
          <table:table-cell table:style-name="ce9" table:formula="of:=[.W151]+[.$O151]" office:value-type="float" office:value="0" calcext:value-type="float">
            <text:p>0</text:p>
          </table:table-cell>
          <table:table-cell table:style-name="ce9" table:formula="of:=[.X151]+[.$O151]" office:value-type="float" office:value="0" calcext:value-type="float">
            <text:p>0</text:p>
          </table:table-cell>
          <table:table-cell table:style-name="ce9" table:formula="of:=([.Y151]-[.Y150])/[.$D$88]" office:value-type="float" office:value="0" calcext:value-type="float">
            <text:p>0</text:p>
          </table:table-cell>
          <table:table-cell table:formula="of:=([.Z151]-[.Z150])/[.$D$88]" office:value-type="float" office:value="0" calcext:value-type="float">
            <text:p>0</text:p>
          </table:table-cell>
          <table:table-cell table:style-name="ce11" table:formula="of:=([.AA151]-[.AA150])/[.$D$88]" office:value-type="float" office:value="0" calcext:value-type="float">
            <text:p>0</text:p>
          </table:table-cell>
          <table:table-cell table:style-name="ce9" table:formula="of:=([.AB151]-[.AB150])/[.$D$88]" office:value-type="float" office:value="0" calcext:value-type="float">
            <text:p>0</text:p>
          </table:table-cell>
          <table:table-cell table:formula="of:=([.AC151]-[.AC150])/[.$D$88]" office:value-type="float" office:value="0" calcext:value-type="float">
            <text:p>0</text:p>
          </table:table-cell>
          <table:table-cell table:style-name="ce11" table:formula="of:=([.AD151]-[.AD150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76" calcext:value-type="float">
            <text:p>-0.76</text:p>
          </table:table-cell>
          <table:table-cell table:formula="of:=[.A152]*[.$B$88]" office:value-type="float" office:value="-0.0228" calcext:value-type="float">
            <text:p>-0.0228</text:p>
          </table:table-cell>
          <table:table-cell office:value-type="float" office:value="0" calcext:value-type="float">
            <text:p>0</text:p>
          </table:table-cell>
          <table:table-cell table:formula="of:=[.C152]*[.$B$14]*[.$B$15]" office:value-type="float" office:value="0" calcext:value-type="float">
            <text:p>0</text:p>
          </table:table-cell>
          <table:table-cell table:formula="of:=[.D152]/[.$B$13]" office:value-type="float" office:value="0" calcext:value-type="float">
            <text:p>0</text:p>
          </table:table-cell>
          <table:table-cell table:formula="of:=[.E152]*[.$B$1]" office:value-type="float" office:value="0" calcext:value-type="float">
            <text:p>0</text:p>
          </table:table-cell>
          <table:table-cell table:formula="of:=[.E152]*[.$B$3]" office:value-type="float" office:value="0" calcext:value-type="float">
            <text:p>0</text:p>
          </table:table-cell>
          <table:table-cell table:formula="of:=[.E152]/[.$B$5]" office:value-type="float" office:value="0" calcext:value-type="float">
            <text:p>0.000</text:p>
          </table:table-cell>
          <table:table-cell table:formula="of:=[.$B$4]*(1-1/(1+[.H152]))" office:value-type="float" office:value="0" calcext:value-type="float">
            <text:p>0</text:p>
          </table:table-cell>
          <table:table-cell table:formula="of:=[.G152]+[.I152]" office:value-type="float" office:value="0" calcext:value-type="float">
            <text:p>0</text:p>
          </table:table-cell>
          <table:table-cell table:formula="of:=[.E152]*[.$B$7]" office:value-type="float" office:value="0" calcext:value-type="float">
            <text:p>0</text:p>
          </table:table-cell>
          <table:table-cell table:formula="of:=[.E152]/[.$B$9]" office:value-type="float" office:value="0" calcext:value-type="float">
            <text:p>0</text:p>
          </table:table-cell>
          <table:table-cell table:formula="of:=[.$B$8]*TANH([.L152])" office:value-type="float" office:value="0" calcext:value-type="float">
            <text:p>0</text:p>
          </table:table-cell>
          <table:table-cell table:formula="of:=[.K152]+[.M152]" office:value-type="float" office:value="0" calcext:value-type="float">
            <text:p>0</text:p>
          </table:table-cell>
          <table:table-cell table:formula="of:=[.O151]+[.E152]*[.$D$88]" office:value-type="float" office:value="0" calcext:value-type="float">
            <text:p>0</text:p>
          </table:table-cell>
          <table:table-cell table:formula="of:=[.O152]+[.F152]" office:value-type="float" office:value="0" calcext:value-type="float">
            <text:p>0</text:p>
          </table:table-cell>
          <table:table-cell table:formula="of:=[.O152]+[.J152]" office:value-type="float" office:value="0" calcext:value-type="float">
            <text:p>0</text:p>
          </table:table-cell>
          <table:table-cell table:formula="of:=[.O152]+[.N152]" office:value-type="float" office:value="0" calcext:value-type="float">
            <text:p>0</text:p>
          </table:table-cell>
          <table:table-cell table:formula="of:=MAX(0; [.$B$2]*0.5 - ABS([.B152]))*[.$D$88]/(([.$B$2]*0.5)^2)" office:value-type="float" office:value="0" calcext:value-type="float">
            <text:p>0</text:p>
          </table:table-cell>
          <table:table-cell table:formula="of:=MAX(0; [.$B$6]*0.5 - ABS([.$B152]))*[.$D$88]/(([.$B$6]*0.5)^2)" office:value-type="float" office:value="0" calcext:value-type="float">
            <text:p>0</text:p>
          </table:table-cell>
          <table:table-cell table:formula="of:=MAX(0; [.$B$10]*0.5 - ABS([.$B152]))*[.$D$88]/(([.$B$10]*0.5)^2)" office:value-type="float" office:value="0" calcext:value-type="float">
            <text:p>0</text:p>
          </table:table-cell>
          <table:table-cell table:formula="of:=SUMPRODUCT([.F102:.F202];[.$S$140:.$S$240])" office:value-type="float" office:value="0" calcext:value-type="float">
            <text:p>0</text:p>
          </table:table-cell>
          <table:table-cell table:formula="of:=SUMPRODUCT([.J102:.J202];[.T$140:.T$240])" office:value-type="float" office:value="0" calcext:value-type="float">
            <text:p>0</text:p>
          </table:table-cell>
          <table:table-cell table:formula="of:=SUMPRODUCT([.N102:.N202];[.U$140:.U$240])" office:value-type="float" office:value="0" calcext:value-type="float">
            <text:p>0</text:p>
          </table:table-cell>
          <table:table-cell table:style-name="ce9" table:formula="of:=[.V152]+[.$O152]" office:value-type="float" office:value="0" calcext:value-type="float">
            <text:p>0</text:p>
          </table:table-cell>
          <table:table-cell table:style-name="ce9" table:formula="of:=[.W152]+[.$O152]" office:value-type="float" office:value="0" calcext:value-type="float">
            <text:p>0</text:p>
          </table:table-cell>
          <table:table-cell table:style-name="ce9" table:formula="of:=[.X152]+[.$O152]" office:value-type="float" office:value="0" calcext:value-type="float">
            <text:p>0</text:p>
          </table:table-cell>
          <table:table-cell table:style-name="ce9" table:formula="of:=([.Y152]-[.Y151])/[.$D$88]" office:value-type="float" office:value="0" calcext:value-type="float">
            <text:p>0</text:p>
          </table:table-cell>
          <table:table-cell table:formula="of:=([.Z152]-[.Z151])/[.$D$88]" office:value-type="float" office:value="0" calcext:value-type="float">
            <text:p>0</text:p>
          </table:table-cell>
          <table:table-cell table:style-name="ce11" table:formula="of:=([.AA152]-[.AA151])/[.$D$88]" office:value-type="float" office:value="0" calcext:value-type="float">
            <text:p>0</text:p>
          </table:table-cell>
          <table:table-cell table:style-name="ce9" table:formula="of:=([.AB152]-[.AB151])/[.$D$88]" office:value-type="float" office:value="0" calcext:value-type="float">
            <text:p>0</text:p>
          </table:table-cell>
          <table:table-cell table:formula="of:=([.AC152]-[.AC151])/[.$D$88]" office:value-type="float" office:value="0" calcext:value-type="float">
            <text:p>0</text:p>
          </table:table-cell>
          <table:table-cell table:style-name="ce11" table:formula="of:=([.AD152]-[.AD151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74" calcext:value-type="float">
            <text:p>-0.74</text:p>
          </table:table-cell>
          <table:table-cell table:formula="of:=[.A153]*[.$B$88]" office:value-type="float" office:value="-0.0222" calcext:value-type="float">
            <text:p>-0.0222</text:p>
          </table:table-cell>
          <table:table-cell office:value-type="float" office:value="0" calcext:value-type="float">
            <text:p>0</text:p>
          </table:table-cell>
          <table:table-cell table:formula="of:=[.C153]*[.$B$14]*[.$B$15]" office:value-type="float" office:value="0" calcext:value-type="float">
            <text:p>0</text:p>
          </table:table-cell>
          <table:table-cell table:formula="of:=[.D153]/[.$B$13]" office:value-type="float" office:value="0" calcext:value-type="float">
            <text:p>0</text:p>
          </table:table-cell>
          <table:table-cell table:formula="of:=[.E153]*[.$B$1]" office:value-type="float" office:value="0" calcext:value-type="float">
            <text:p>0</text:p>
          </table:table-cell>
          <table:table-cell table:formula="of:=[.E153]*[.$B$3]" office:value-type="float" office:value="0" calcext:value-type="float">
            <text:p>0</text:p>
          </table:table-cell>
          <table:table-cell table:formula="of:=[.E153]/[.$B$5]" office:value-type="float" office:value="0" calcext:value-type="float">
            <text:p>0.000</text:p>
          </table:table-cell>
          <table:table-cell table:formula="of:=[.$B$4]*(1-1/(1+[.H153]))" office:value-type="float" office:value="0" calcext:value-type="float">
            <text:p>0</text:p>
          </table:table-cell>
          <table:table-cell table:formula="of:=[.G153]+[.I153]" office:value-type="float" office:value="0" calcext:value-type="float">
            <text:p>0</text:p>
          </table:table-cell>
          <table:table-cell table:formula="of:=[.E153]*[.$B$7]" office:value-type="float" office:value="0" calcext:value-type="float">
            <text:p>0</text:p>
          </table:table-cell>
          <table:table-cell table:formula="of:=[.E153]/[.$B$9]" office:value-type="float" office:value="0" calcext:value-type="float">
            <text:p>0</text:p>
          </table:table-cell>
          <table:table-cell table:formula="of:=[.$B$8]*TANH([.L153])" office:value-type="float" office:value="0" calcext:value-type="float">
            <text:p>0</text:p>
          </table:table-cell>
          <table:table-cell table:formula="of:=[.K153]+[.M153]" office:value-type="float" office:value="0" calcext:value-type="float">
            <text:p>0</text:p>
          </table:table-cell>
          <table:table-cell table:formula="of:=[.O152]+[.E153]*[.$D$88]" office:value-type="float" office:value="0" calcext:value-type="float">
            <text:p>0</text:p>
          </table:table-cell>
          <table:table-cell table:formula="of:=[.O153]+[.F153]" office:value-type="float" office:value="0" calcext:value-type="float">
            <text:p>0</text:p>
          </table:table-cell>
          <table:table-cell table:formula="of:=[.O153]+[.J153]" office:value-type="float" office:value="0" calcext:value-type="float">
            <text:p>0</text:p>
          </table:table-cell>
          <table:table-cell table:formula="of:=[.O153]+[.N153]" office:value-type="float" office:value="0" calcext:value-type="float">
            <text:p>0</text:p>
          </table:table-cell>
          <table:table-cell table:formula="of:=MAX(0; [.$B$2]*0.5 - ABS([.B153]))*[.$D$88]/(([.$B$2]*0.5)^2)" office:value-type="float" office:value="0" calcext:value-type="float">
            <text:p>0</text:p>
          </table:table-cell>
          <table:table-cell table:formula="of:=MAX(0; [.$B$6]*0.5 - ABS([.$B153]))*[.$D$88]/(([.$B$6]*0.5)^2)" office:value-type="float" office:value="0" calcext:value-type="float">
            <text:p>0</text:p>
          </table:table-cell>
          <table:table-cell table:formula="of:=MAX(0; [.$B$10]*0.5 - ABS([.$B153]))*[.$D$88]/(([.$B$10]*0.5)^2)" office:value-type="float" office:value="0" calcext:value-type="float">
            <text:p>0</text:p>
          </table:table-cell>
          <table:table-cell table:formula="of:=SUMPRODUCT([.F103:.F203];[.$S$140:.$S$240])" office:value-type="float" office:value="0" calcext:value-type="float">
            <text:p>0</text:p>
          </table:table-cell>
          <table:table-cell table:formula="of:=SUMPRODUCT([.J103:.J203];[.T$140:.T$240])" office:value-type="float" office:value="0" calcext:value-type="float">
            <text:p>0</text:p>
          </table:table-cell>
          <table:table-cell table:formula="of:=SUMPRODUCT([.N103:.N203];[.U$140:.U$240])" office:value-type="float" office:value="0" calcext:value-type="float">
            <text:p>0</text:p>
          </table:table-cell>
          <table:table-cell table:style-name="ce9" table:formula="of:=[.V153]+[.$O153]" office:value-type="float" office:value="0" calcext:value-type="float">
            <text:p>0</text:p>
          </table:table-cell>
          <table:table-cell table:style-name="ce9" table:formula="of:=[.W153]+[.$O153]" office:value-type="float" office:value="0" calcext:value-type="float">
            <text:p>0</text:p>
          </table:table-cell>
          <table:table-cell table:style-name="ce9" table:formula="of:=[.X153]+[.$O153]" office:value-type="float" office:value="0" calcext:value-type="float">
            <text:p>0</text:p>
          </table:table-cell>
          <table:table-cell table:style-name="ce9" table:formula="of:=([.Y153]-[.Y152])/[.$D$88]" office:value-type="float" office:value="0" calcext:value-type="float">
            <text:p>0</text:p>
          </table:table-cell>
          <table:table-cell table:formula="of:=([.Z153]-[.Z152])/[.$D$88]" office:value-type="float" office:value="0" calcext:value-type="float">
            <text:p>0</text:p>
          </table:table-cell>
          <table:table-cell table:style-name="ce11" table:formula="of:=([.AA153]-[.AA152])/[.$D$88]" office:value-type="float" office:value="0" calcext:value-type="float">
            <text:p>0</text:p>
          </table:table-cell>
          <table:table-cell table:style-name="ce9" table:formula="of:=([.AB153]-[.AB152])/[.$D$88]" office:value-type="float" office:value="0" calcext:value-type="float">
            <text:p>0</text:p>
          </table:table-cell>
          <table:table-cell table:formula="of:=([.AC153]-[.AC152])/[.$D$88]" office:value-type="float" office:value="0" calcext:value-type="float">
            <text:p>0</text:p>
          </table:table-cell>
          <table:table-cell table:style-name="ce11" table:formula="of:=([.AD153]-[.AD152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72" calcext:value-type="float">
            <text:p>-0.72</text:p>
          </table:table-cell>
          <table:table-cell table:formula="of:=[.A154]*[.$B$88]" office:value-type="float" office:value="-0.0216" calcext:value-type="float">
            <text:p>-0.0216</text:p>
          </table:table-cell>
          <table:table-cell office:value-type="float" office:value="0" calcext:value-type="float">
            <text:p>0</text:p>
          </table:table-cell>
          <table:table-cell table:formula="of:=[.C154]*[.$B$14]*[.$B$15]" office:value-type="float" office:value="0" calcext:value-type="float">
            <text:p>0</text:p>
          </table:table-cell>
          <table:table-cell table:formula="of:=[.D154]/[.$B$13]" office:value-type="float" office:value="0" calcext:value-type="float">
            <text:p>0</text:p>
          </table:table-cell>
          <table:table-cell table:formula="of:=[.E154]*[.$B$1]" office:value-type="float" office:value="0" calcext:value-type="float">
            <text:p>0</text:p>
          </table:table-cell>
          <table:table-cell table:formula="of:=[.E154]*[.$B$3]" office:value-type="float" office:value="0" calcext:value-type="float">
            <text:p>0</text:p>
          </table:table-cell>
          <table:table-cell table:formula="of:=[.E154]/[.$B$5]" office:value-type="float" office:value="0" calcext:value-type="float">
            <text:p>0.000</text:p>
          </table:table-cell>
          <table:table-cell table:formula="of:=[.$B$4]*(1-1/(1+[.H154]))" office:value-type="float" office:value="0" calcext:value-type="float">
            <text:p>0</text:p>
          </table:table-cell>
          <table:table-cell table:formula="of:=[.G154]+[.I154]" office:value-type="float" office:value="0" calcext:value-type="float">
            <text:p>0</text:p>
          </table:table-cell>
          <table:table-cell table:formula="of:=[.E154]*[.$B$7]" office:value-type="float" office:value="0" calcext:value-type="float">
            <text:p>0</text:p>
          </table:table-cell>
          <table:table-cell table:formula="of:=[.E154]/[.$B$9]" office:value-type="float" office:value="0" calcext:value-type="float">
            <text:p>0</text:p>
          </table:table-cell>
          <table:table-cell table:formula="of:=[.$B$8]*TANH([.L154])" office:value-type="float" office:value="0" calcext:value-type="float">
            <text:p>0</text:p>
          </table:table-cell>
          <table:table-cell table:formula="of:=[.K154]+[.M154]" office:value-type="float" office:value="0" calcext:value-type="float">
            <text:p>0</text:p>
          </table:table-cell>
          <table:table-cell table:formula="of:=[.O153]+[.E154]*[.$D$88]" office:value-type="float" office:value="0" calcext:value-type="float">
            <text:p>0</text:p>
          </table:table-cell>
          <table:table-cell table:formula="of:=[.O154]+[.F154]" office:value-type="float" office:value="0" calcext:value-type="float">
            <text:p>0</text:p>
          </table:table-cell>
          <table:table-cell table:formula="of:=[.O154]+[.J154]" office:value-type="float" office:value="0" calcext:value-type="float">
            <text:p>0</text:p>
          </table:table-cell>
          <table:table-cell table:formula="of:=[.O154]+[.N154]" office:value-type="float" office:value="0" calcext:value-type="float">
            <text:p>0</text:p>
          </table:table-cell>
          <table:table-cell table:formula="of:=MAX(0; [.$B$2]*0.5 - ABS([.B154]))*[.$D$88]/(([.$B$2]*0.5)^2)" office:value-type="float" office:value="0" calcext:value-type="float">
            <text:p>0</text:p>
          </table:table-cell>
          <table:table-cell table:formula="of:=MAX(0; [.$B$6]*0.5 - ABS([.$B154]))*[.$D$88]/(([.$B$6]*0.5)^2)" office:value-type="float" office:value="0" calcext:value-type="float">
            <text:p>0</text:p>
          </table:table-cell>
          <table:table-cell table:formula="of:=MAX(0; [.$B$10]*0.5 - ABS([.$B154]))*[.$D$88]/(([.$B$10]*0.5)^2)" office:value-type="float" office:value="0" calcext:value-type="float">
            <text:p>0</text:p>
          </table:table-cell>
          <table:table-cell table:formula="of:=SUMPRODUCT([.F104:.F204];[.$S$140:.$S$240])" office:value-type="float" office:value="0" calcext:value-type="float">
            <text:p>0</text:p>
          </table:table-cell>
          <table:table-cell table:formula="of:=SUMPRODUCT([.J104:.J204];[.T$140:.T$240])" office:value-type="float" office:value="0" calcext:value-type="float">
            <text:p>0</text:p>
          </table:table-cell>
          <table:table-cell table:formula="of:=SUMPRODUCT([.N104:.N204];[.U$140:.U$240])" office:value-type="float" office:value="0" calcext:value-type="float">
            <text:p>0</text:p>
          </table:table-cell>
          <table:table-cell table:style-name="ce9" table:formula="of:=[.V154]+[.$O154]" office:value-type="float" office:value="0" calcext:value-type="float">
            <text:p>0</text:p>
          </table:table-cell>
          <table:table-cell table:style-name="ce9" table:formula="of:=[.W154]+[.$O154]" office:value-type="float" office:value="0" calcext:value-type="float">
            <text:p>0</text:p>
          </table:table-cell>
          <table:table-cell table:style-name="ce9" table:formula="of:=[.X154]+[.$O154]" office:value-type="float" office:value="0" calcext:value-type="float">
            <text:p>0</text:p>
          </table:table-cell>
          <table:table-cell table:style-name="ce9" table:formula="of:=([.Y154]-[.Y153])/[.$D$88]" office:value-type="float" office:value="0" calcext:value-type="float">
            <text:p>0</text:p>
          </table:table-cell>
          <table:table-cell table:formula="of:=([.Z154]-[.Z153])/[.$D$88]" office:value-type="float" office:value="0" calcext:value-type="float">
            <text:p>0</text:p>
          </table:table-cell>
          <table:table-cell table:style-name="ce11" table:formula="of:=([.AA154]-[.AA153])/[.$D$88]" office:value-type="float" office:value="0" calcext:value-type="float">
            <text:p>0</text:p>
          </table:table-cell>
          <table:table-cell table:style-name="ce9" table:formula="of:=([.AB154]-[.AB153])/[.$D$88]" office:value-type="float" office:value="0" calcext:value-type="float">
            <text:p>0</text:p>
          </table:table-cell>
          <table:table-cell table:formula="of:=([.AC154]-[.AC153])/[.$D$88]" office:value-type="float" office:value="0" calcext:value-type="float">
            <text:p>0</text:p>
          </table:table-cell>
          <table:table-cell table:style-name="ce11" table:formula="of:=([.AD154]-[.AD153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[.A155]*[.$B$88]" office:value-type="float" office:value="-0.021" calcext:value-type="float">
            <text:p>-0.021</text:p>
          </table:table-cell>
          <table:table-cell office:value-type="float" office:value="0" calcext:value-type="float">
            <text:p>0</text:p>
          </table:table-cell>
          <table:table-cell table:formula="of:=[.C155]*[.$B$14]*[.$B$15]" office:value-type="float" office:value="0" calcext:value-type="float">
            <text:p>0</text:p>
          </table:table-cell>
          <table:table-cell table:formula="of:=[.D155]/[.$B$13]" office:value-type="float" office:value="0" calcext:value-type="float">
            <text:p>0</text:p>
          </table:table-cell>
          <table:table-cell table:formula="of:=[.E155]*[.$B$1]" office:value-type="float" office:value="0" calcext:value-type="float">
            <text:p>0</text:p>
          </table:table-cell>
          <table:table-cell table:formula="of:=[.E155]*[.$B$3]" office:value-type="float" office:value="0" calcext:value-type="float">
            <text:p>0</text:p>
          </table:table-cell>
          <table:table-cell table:formula="of:=[.E155]/[.$B$5]" office:value-type="float" office:value="0" calcext:value-type="float">
            <text:p>0.000</text:p>
          </table:table-cell>
          <table:table-cell table:formula="of:=[.$B$4]*(1-1/(1+[.H155]))" office:value-type="float" office:value="0" calcext:value-type="float">
            <text:p>0</text:p>
          </table:table-cell>
          <table:table-cell table:formula="of:=[.G155]+[.I155]" office:value-type="float" office:value="0" calcext:value-type="float">
            <text:p>0</text:p>
          </table:table-cell>
          <table:table-cell table:formula="of:=[.E155]*[.$B$7]" office:value-type="float" office:value="0" calcext:value-type="float">
            <text:p>0</text:p>
          </table:table-cell>
          <table:table-cell table:formula="of:=[.E155]/[.$B$9]" office:value-type="float" office:value="0" calcext:value-type="float">
            <text:p>0</text:p>
          </table:table-cell>
          <table:table-cell table:formula="of:=[.$B$8]*TANH([.L155])" office:value-type="float" office:value="0" calcext:value-type="float">
            <text:p>0</text:p>
          </table:table-cell>
          <table:table-cell table:formula="of:=[.K155]+[.M155]" office:value-type="float" office:value="0" calcext:value-type="float">
            <text:p>0</text:p>
          </table:table-cell>
          <table:table-cell table:formula="of:=[.O154]+[.E155]*[.$D$88]" office:value-type="float" office:value="0" calcext:value-type="float">
            <text:p>0</text:p>
          </table:table-cell>
          <table:table-cell table:formula="of:=[.O155]+[.F155]" office:value-type="float" office:value="0" calcext:value-type="float">
            <text:p>0</text:p>
          </table:table-cell>
          <table:table-cell table:formula="of:=[.O155]+[.J155]" office:value-type="float" office:value="0" calcext:value-type="float">
            <text:p>0</text:p>
          </table:table-cell>
          <table:table-cell table:formula="of:=[.O155]+[.N155]" office:value-type="float" office:value="0" calcext:value-type="float">
            <text:p>0</text:p>
          </table:table-cell>
          <table:table-cell table:formula="of:=MAX(0; [.$B$2]*0.5 - ABS([.B155]))*[.$D$88]/(([.$B$2]*0.5)^2)" office:value-type="float" office:value="0" calcext:value-type="float">
            <text:p>0</text:p>
          </table:table-cell>
          <table:table-cell table:formula="of:=MAX(0; [.$B$6]*0.5 - ABS([.$B155]))*[.$D$88]/(([.$B$6]*0.5)^2)" office:value-type="float" office:value="0" calcext:value-type="float">
            <text:p>0</text:p>
          </table:table-cell>
          <table:table-cell table:formula="of:=MAX(0; [.$B$10]*0.5 - ABS([.$B155]))*[.$D$88]/(([.$B$10]*0.5)^2)" office:value-type="float" office:value="0" calcext:value-type="float">
            <text:p>0</text:p>
          </table:table-cell>
          <table:table-cell table:formula="of:=SUMPRODUCT([.F105:.F205];[.$S$140:.$S$240])" office:value-type="float" office:value="0" calcext:value-type="float">
            <text:p>0</text:p>
          </table:table-cell>
          <table:table-cell table:formula="of:=SUMPRODUCT([.J105:.J205];[.T$140:.T$240])" office:value-type="float" office:value="0" calcext:value-type="float">
            <text:p>0</text:p>
          </table:table-cell>
          <table:table-cell table:formula="of:=SUMPRODUCT([.N105:.N205];[.U$140:.U$240])" office:value-type="float" office:value="0" calcext:value-type="float">
            <text:p>0</text:p>
          </table:table-cell>
          <table:table-cell table:style-name="ce9" table:formula="of:=[.V155]+[.$O155]" office:value-type="float" office:value="0" calcext:value-type="float">
            <text:p>0</text:p>
          </table:table-cell>
          <table:table-cell table:style-name="ce9" table:formula="of:=[.W155]+[.$O155]" office:value-type="float" office:value="0" calcext:value-type="float">
            <text:p>0</text:p>
          </table:table-cell>
          <table:table-cell table:style-name="ce9" table:formula="of:=[.X155]+[.$O155]" office:value-type="float" office:value="0" calcext:value-type="float">
            <text:p>0</text:p>
          </table:table-cell>
          <table:table-cell table:style-name="ce9" table:formula="of:=([.Y155]-[.Y154])/[.$D$88]" office:value-type="float" office:value="0" calcext:value-type="float">
            <text:p>0</text:p>
          </table:table-cell>
          <table:table-cell table:formula="of:=([.Z155]-[.Z154])/[.$D$88]" office:value-type="float" office:value="0" calcext:value-type="float">
            <text:p>0</text:p>
          </table:table-cell>
          <table:table-cell table:style-name="ce11" table:formula="of:=([.AA155]-[.AA154])/[.$D$88]" office:value-type="float" office:value="0" calcext:value-type="float">
            <text:p>0</text:p>
          </table:table-cell>
          <table:table-cell table:style-name="ce9" table:formula="of:=([.AB155]-[.AB154])/[.$D$88]" office:value-type="float" office:value="0" calcext:value-type="float">
            <text:p>0</text:p>
          </table:table-cell>
          <table:table-cell table:formula="of:=([.AC155]-[.AC154])/[.$D$88]" office:value-type="float" office:value="0" calcext:value-type="float">
            <text:p>0</text:p>
          </table:table-cell>
          <table:table-cell table:style-name="ce11" table:formula="of:=([.AD155]-[.AD154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68" calcext:value-type="float">
            <text:p>-0.68</text:p>
          </table:table-cell>
          <table:table-cell table:formula="of:=[.A156]*[.$B$88]" office:value-type="float" office:value="-0.0204" calcext:value-type="float">
            <text:p>-0.0204</text:p>
          </table:table-cell>
          <table:table-cell office:value-type="float" office:value="0" calcext:value-type="float">
            <text:p>0</text:p>
          </table:table-cell>
          <table:table-cell table:formula="of:=[.C156]*[.$B$14]*[.$B$15]" office:value-type="float" office:value="0" calcext:value-type="float">
            <text:p>0</text:p>
          </table:table-cell>
          <table:table-cell table:formula="of:=[.D156]/[.$B$13]" office:value-type="float" office:value="0" calcext:value-type="float">
            <text:p>0</text:p>
          </table:table-cell>
          <table:table-cell table:formula="of:=[.E156]*[.$B$1]" office:value-type="float" office:value="0" calcext:value-type="float">
            <text:p>0</text:p>
          </table:table-cell>
          <table:table-cell table:formula="of:=[.E156]*[.$B$3]" office:value-type="float" office:value="0" calcext:value-type="float">
            <text:p>0</text:p>
          </table:table-cell>
          <table:table-cell table:formula="of:=[.E156]/[.$B$5]" office:value-type="float" office:value="0" calcext:value-type="float">
            <text:p>0.000</text:p>
          </table:table-cell>
          <table:table-cell table:formula="of:=[.$B$4]*(1-1/(1+[.H156]))" office:value-type="float" office:value="0" calcext:value-type="float">
            <text:p>0</text:p>
          </table:table-cell>
          <table:table-cell table:formula="of:=[.G156]+[.I156]" office:value-type="float" office:value="0" calcext:value-type="float">
            <text:p>0</text:p>
          </table:table-cell>
          <table:table-cell table:formula="of:=[.E156]*[.$B$7]" office:value-type="float" office:value="0" calcext:value-type="float">
            <text:p>0</text:p>
          </table:table-cell>
          <table:table-cell table:formula="of:=[.E156]/[.$B$9]" office:value-type="float" office:value="0" calcext:value-type="float">
            <text:p>0</text:p>
          </table:table-cell>
          <table:table-cell table:formula="of:=[.$B$8]*TANH([.L156])" office:value-type="float" office:value="0" calcext:value-type="float">
            <text:p>0</text:p>
          </table:table-cell>
          <table:table-cell table:formula="of:=[.K156]+[.M156]" office:value-type="float" office:value="0" calcext:value-type="float">
            <text:p>0</text:p>
          </table:table-cell>
          <table:table-cell table:formula="of:=[.O155]+[.E156]*[.$D$88]" office:value-type="float" office:value="0" calcext:value-type="float">
            <text:p>0</text:p>
          </table:table-cell>
          <table:table-cell table:formula="of:=[.O156]+[.F156]" office:value-type="float" office:value="0" calcext:value-type="float">
            <text:p>0</text:p>
          </table:table-cell>
          <table:table-cell table:formula="of:=[.O156]+[.J156]" office:value-type="float" office:value="0" calcext:value-type="float">
            <text:p>0</text:p>
          </table:table-cell>
          <table:table-cell table:formula="of:=[.O156]+[.N156]" office:value-type="float" office:value="0" calcext:value-type="float">
            <text:p>0</text:p>
          </table:table-cell>
          <table:table-cell table:formula="of:=MAX(0; [.$B$2]*0.5 - ABS([.B156]))*[.$D$88]/(([.$B$2]*0.5)^2)" office:value-type="float" office:value="0" calcext:value-type="float">
            <text:p>0</text:p>
          </table:table-cell>
          <table:table-cell table:formula="of:=MAX(0; [.$B$6]*0.5 - ABS([.$B156]))*[.$D$88]/(([.$B$6]*0.5)^2)" office:value-type="float" office:value="0" calcext:value-type="float">
            <text:p>0</text:p>
          </table:table-cell>
          <table:table-cell table:formula="of:=MAX(0; [.$B$10]*0.5 - ABS([.$B156]))*[.$D$88]/(([.$B$10]*0.5)^2)" office:value-type="float" office:value="0" calcext:value-type="float">
            <text:p>0</text:p>
          </table:table-cell>
          <table:table-cell table:formula="of:=SUMPRODUCT([.F106:.F206];[.$S$140:.$S$240])" office:value-type="float" office:value="0" calcext:value-type="float">
            <text:p>0</text:p>
          </table:table-cell>
          <table:table-cell table:formula="of:=SUMPRODUCT([.J106:.J206];[.T$140:.T$240])" office:value-type="float" office:value="0" calcext:value-type="float">
            <text:p>0</text:p>
          </table:table-cell>
          <table:table-cell table:formula="of:=SUMPRODUCT([.N106:.N206];[.U$140:.U$240])" office:value-type="float" office:value="0" calcext:value-type="float">
            <text:p>0</text:p>
          </table:table-cell>
          <table:table-cell table:style-name="ce9" table:formula="of:=[.V156]+[.$O156]" office:value-type="float" office:value="0" calcext:value-type="float">
            <text:p>0</text:p>
          </table:table-cell>
          <table:table-cell table:style-name="ce9" table:formula="of:=[.W156]+[.$O156]" office:value-type="float" office:value="0" calcext:value-type="float">
            <text:p>0</text:p>
          </table:table-cell>
          <table:table-cell table:style-name="ce9" table:formula="of:=[.X156]+[.$O156]" office:value-type="float" office:value="0" calcext:value-type="float">
            <text:p>0</text:p>
          </table:table-cell>
          <table:table-cell table:style-name="ce9" table:formula="of:=([.Y156]-[.Y155])/[.$D$88]" office:value-type="float" office:value="0" calcext:value-type="float">
            <text:p>0</text:p>
          </table:table-cell>
          <table:table-cell table:formula="of:=([.Z156]-[.Z155])/[.$D$88]" office:value-type="float" office:value="0" calcext:value-type="float">
            <text:p>0</text:p>
          </table:table-cell>
          <table:table-cell table:style-name="ce11" table:formula="of:=([.AA156]-[.AA155])/[.$D$88]" office:value-type="float" office:value="0" calcext:value-type="float">
            <text:p>0</text:p>
          </table:table-cell>
          <table:table-cell table:style-name="ce9" table:formula="of:=([.AB156]-[.AB155])/[.$D$88]" office:value-type="float" office:value="0" calcext:value-type="float">
            <text:p>0</text:p>
          </table:table-cell>
          <table:table-cell table:formula="of:=([.AC156]-[.AC155])/[.$D$88]" office:value-type="float" office:value="0" calcext:value-type="float">
            <text:p>0</text:p>
          </table:table-cell>
          <table:table-cell table:style-name="ce11" table:formula="of:=([.AD156]-[.AD155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66" calcext:value-type="float">
            <text:p>-0.66</text:p>
          </table:table-cell>
          <table:table-cell table:formula="of:=[.A157]*[.$B$88]" office:value-type="float" office:value="-0.0198" calcext:value-type="float">
            <text:p>-0.0198</text:p>
          </table:table-cell>
          <table:table-cell office:value-type="float" office:value="0" calcext:value-type="float">
            <text:p>0</text:p>
          </table:table-cell>
          <table:table-cell table:formula="of:=[.C157]*[.$B$14]*[.$B$15]" office:value-type="float" office:value="0" calcext:value-type="float">
            <text:p>0</text:p>
          </table:table-cell>
          <table:table-cell table:formula="of:=[.D157]/[.$B$13]" office:value-type="float" office:value="0" calcext:value-type="float">
            <text:p>0</text:p>
          </table:table-cell>
          <table:table-cell table:formula="of:=[.E157]*[.$B$1]" office:value-type="float" office:value="0" calcext:value-type="float">
            <text:p>0</text:p>
          </table:table-cell>
          <table:table-cell table:formula="of:=[.E157]*[.$B$3]" office:value-type="float" office:value="0" calcext:value-type="float">
            <text:p>0</text:p>
          </table:table-cell>
          <table:table-cell table:formula="of:=[.E157]/[.$B$5]" office:value-type="float" office:value="0" calcext:value-type="float">
            <text:p>0.000</text:p>
          </table:table-cell>
          <table:table-cell table:formula="of:=[.$B$4]*(1-1/(1+[.H157]))" office:value-type="float" office:value="0" calcext:value-type="float">
            <text:p>0</text:p>
          </table:table-cell>
          <table:table-cell table:formula="of:=[.G157]+[.I157]" office:value-type="float" office:value="0" calcext:value-type="float">
            <text:p>0</text:p>
          </table:table-cell>
          <table:table-cell table:formula="of:=[.E157]*[.$B$7]" office:value-type="float" office:value="0" calcext:value-type="float">
            <text:p>0</text:p>
          </table:table-cell>
          <table:table-cell table:formula="of:=[.E157]/[.$B$9]" office:value-type="float" office:value="0" calcext:value-type="float">
            <text:p>0</text:p>
          </table:table-cell>
          <table:table-cell table:formula="of:=[.$B$8]*TANH([.L157])" office:value-type="float" office:value="0" calcext:value-type="float">
            <text:p>0</text:p>
          </table:table-cell>
          <table:table-cell table:formula="of:=[.K157]+[.M157]" office:value-type="float" office:value="0" calcext:value-type="float">
            <text:p>0</text:p>
          </table:table-cell>
          <table:table-cell table:formula="of:=[.O156]+[.E157]*[.$D$88]" office:value-type="float" office:value="0" calcext:value-type="float">
            <text:p>0</text:p>
          </table:table-cell>
          <table:table-cell table:formula="of:=[.O157]+[.F157]" office:value-type="float" office:value="0" calcext:value-type="float">
            <text:p>0</text:p>
          </table:table-cell>
          <table:table-cell table:formula="of:=[.O157]+[.J157]" office:value-type="float" office:value="0" calcext:value-type="float">
            <text:p>0</text:p>
          </table:table-cell>
          <table:table-cell table:formula="of:=[.O157]+[.N157]" office:value-type="float" office:value="0" calcext:value-type="float">
            <text:p>0</text:p>
          </table:table-cell>
          <table:table-cell table:formula="of:=MAX(0; [.$B$2]*0.5 - ABS([.B157]))*[.$D$88]/(([.$B$2]*0.5)^2)" office:value-type="float" office:value="0" calcext:value-type="float">
            <text:p>0</text:p>
          </table:table-cell>
          <table:table-cell table:formula="of:=MAX(0; [.$B$6]*0.5 - ABS([.$B157]))*[.$D$88]/(([.$B$6]*0.5)^2)" office:value-type="float" office:value="0" calcext:value-type="float">
            <text:p>0</text:p>
          </table:table-cell>
          <table:table-cell table:formula="of:=MAX(0; [.$B$10]*0.5 - ABS([.$B157]))*[.$D$88]/(([.$B$10]*0.5)^2)" office:value-type="float" office:value="0" calcext:value-type="float">
            <text:p>0</text:p>
          </table:table-cell>
          <table:table-cell table:formula="of:=SUMPRODUCT([.F107:.F207];[.$S$140:.$S$240])" office:value-type="float" office:value="0" calcext:value-type="float">
            <text:p>0</text:p>
          </table:table-cell>
          <table:table-cell table:formula="of:=SUMPRODUCT([.J107:.J207];[.T$140:.T$240])" office:value-type="float" office:value="0" calcext:value-type="float">
            <text:p>0</text:p>
          </table:table-cell>
          <table:table-cell table:formula="of:=SUMPRODUCT([.N107:.N207];[.U$140:.U$240])" office:value-type="float" office:value="0" calcext:value-type="float">
            <text:p>0</text:p>
          </table:table-cell>
          <table:table-cell table:style-name="ce9" table:formula="of:=[.V157]+[.$O157]" office:value-type="float" office:value="0" calcext:value-type="float">
            <text:p>0</text:p>
          </table:table-cell>
          <table:table-cell table:style-name="ce9" table:formula="of:=[.W157]+[.$O157]" office:value-type="float" office:value="0" calcext:value-type="float">
            <text:p>0</text:p>
          </table:table-cell>
          <table:table-cell table:style-name="ce9" table:formula="of:=[.X157]+[.$O157]" office:value-type="float" office:value="0" calcext:value-type="float">
            <text:p>0</text:p>
          </table:table-cell>
          <table:table-cell table:style-name="ce9" table:formula="of:=([.Y157]-[.Y156])/[.$D$88]" office:value-type="float" office:value="0" calcext:value-type="float">
            <text:p>0</text:p>
          </table:table-cell>
          <table:table-cell table:formula="of:=([.Z157]-[.Z156])/[.$D$88]" office:value-type="float" office:value="0" calcext:value-type="float">
            <text:p>0</text:p>
          </table:table-cell>
          <table:table-cell table:style-name="ce11" table:formula="of:=([.AA157]-[.AA156])/[.$D$88]" office:value-type="float" office:value="0" calcext:value-type="float">
            <text:p>0</text:p>
          </table:table-cell>
          <table:table-cell table:style-name="ce9" table:formula="of:=([.AB157]-[.AB156])/[.$D$88]" office:value-type="float" office:value="0" calcext:value-type="float">
            <text:p>0</text:p>
          </table:table-cell>
          <table:table-cell table:formula="of:=([.AC157]-[.AC156])/[.$D$88]" office:value-type="float" office:value="0" calcext:value-type="float">
            <text:p>0</text:p>
          </table:table-cell>
          <table:table-cell table:style-name="ce11" table:formula="of:=([.AD157]-[.AD156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64" calcext:value-type="float">
            <text:p>-0.64</text:p>
          </table:table-cell>
          <table:table-cell table:formula="of:=[.A158]*[.$B$88]" office:value-type="float" office:value="-0.0192" calcext:value-type="float">
            <text:p>-0.0192</text:p>
          </table:table-cell>
          <table:table-cell office:value-type="float" office:value="0" calcext:value-type="float">
            <text:p>0</text:p>
          </table:table-cell>
          <table:table-cell table:formula="of:=[.C158]*[.$B$14]*[.$B$15]" office:value-type="float" office:value="0" calcext:value-type="float">
            <text:p>0</text:p>
          </table:table-cell>
          <table:table-cell table:formula="of:=[.D158]/[.$B$13]" office:value-type="float" office:value="0" calcext:value-type="float">
            <text:p>0</text:p>
          </table:table-cell>
          <table:table-cell table:formula="of:=[.E158]*[.$B$1]" office:value-type="float" office:value="0" calcext:value-type="float">
            <text:p>0</text:p>
          </table:table-cell>
          <table:table-cell table:formula="of:=[.E158]*[.$B$3]" office:value-type="float" office:value="0" calcext:value-type="float">
            <text:p>0</text:p>
          </table:table-cell>
          <table:table-cell table:formula="of:=[.E158]/[.$B$5]" office:value-type="float" office:value="0" calcext:value-type="float">
            <text:p>0.000</text:p>
          </table:table-cell>
          <table:table-cell table:formula="of:=[.$B$4]*(1-1/(1+[.H158]))" office:value-type="float" office:value="0" calcext:value-type="float">
            <text:p>0</text:p>
          </table:table-cell>
          <table:table-cell table:formula="of:=[.G158]+[.I158]" office:value-type="float" office:value="0" calcext:value-type="float">
            <text:p>0</text:p>
          </table:table-cell>
          <table:table-cell table:formula="of:=[.E158]*[.$B$7]" office:value-type="float" office:value="0" calcext:value-type="float">
            <text:p>0</text:p>
          </table:table-cell>
          <table:table-cell table:formula="of:=[.E158]/[.$B$9]" office:value-type="float" office:value="0" calcext:value-type="float">
            <text:p>0</text:p>
          </table:table-cell>
          <table:table-cell table:formula="of:=[.$B$8]*TANH([.L158])" office:value-type="float" office:value="0" calcext:value-type="float">
            <text:p>0</text:p>
          </table:table-cell>
          <table:table-cell table:formula="of:=[.K158]+[.M158]" office:value-type="float" office:value="0" calcext:value-type="float">
            <text:p>0</text:p>
          </table:table-cell>
          <table:table-cell table:formula="of:=[.O157]+[.E158]*[.$D$88]" office:value-type="float" office:value="0" calcext:value-type="float">
            <text:p>0</text:p>
          </table:table-cell>
          <table:table-cell table:formula="of:=[.O158]+[.F158]" office:value-type="float" office:value="0" calcext:value-type="float">
            <text:p>0</text:p>
          </table:table-cell>
          <table:table-cell table:formula="of:=[.O158]+[.J158]" office:value-type="float" office:value="0" calcext:value-type="float">
            <text:p>0</text:p>
          </table:table-cell>
          <table:table-cell table:formula="of:=[.O158]+[.N158]" office:value-type="float" office:value="0" calcext:value-type="float">
            <text:p>0</text:p>
          </table:table-cell>
          <table:table-cell table:formula="of:=MAX(0; [.$B$2]*0.5 - ABS([.B158]))*[.$D$88]/(([.$B$2]*0.5)^2)" office:value-type="float" office:value="0" calcext:value-type="float">
            <text:p>0</text:p>
          </table:table-cell>
          <table:table-cell table:formula="of:=MAX(0; [.$B$6]*0.5 - ABS([.$B158]))*[.$D$88]/(([.$B$6]*0.5)^2)" office:value-type="float" office:value="0" calcext:value-type="float">
            <text:p>0</text:p>
          </table:table-cell>
          <table:table-cell table:formula="of:=MAX(0; [.$B$10]*0.5 - ABS([.$B158]))*[.$D$88]/(([.$B$10]*0.5)^2)" office:value-type="float" office:value="0" calcext:value-type="float">
            <text:p>0</text:p>
          </table:table-cell>
          <table:table-cell table:formula="of:=SUMPRODUCT([.F108:.F208];[.$S$140:.$S$240])" office:value-type="float" office:value="0" calcext:value-type="float">
            <text:p>0</text:p>
          </table:table-cell>
          <table:table-cell table:formula="of:=SUMPRODUCT([.J108:.J208];[.T$140:.T$240])" office:value-type="float" office:value="0" calcext:value-type="float">
            <text:p>0</text:p>
          </table:table-cell>
          <table:table-cell table:formula="of:=SUMPRODUCT([.N108:.N208];[.U$140:.U$240])" office:value-type="float" office:value="0" calcext:value-type="float">
            <text:p>0</text:p>
          </table:table-cell>
          <table:table-cell table:style-name="ce9" table:formula="of:=[.V158]+[.$O158]" office:value-type="float" office:value="0" calcext:value-type="float">
            <text:p>0</text:p>
          </table:table-cell>
          <table:table-cell table:style-name="ce9" table:formula="of:=[.W158]+[.$O158]" office:value-type="float" office:value="0" calcext:value-type="float">
            <text:p>0</text:p>
          </table:table-cell>
          <table:table-cell table:style-name="ce9" table:formula="of:=[.X158]+[.$O158]" office:value-type="float" office:value="0" calcext:value-type="float">
            <text:p>0</text:p>
          </table:table-cell>
          <table:table-cell table:style-name="ce9" table:formula="of:=([.Y158]-[.Y157])/[.$D$88]" office:value-type="float" office:value="0" calcext:value-type="float">
            <text:p>0</text:p>
          </table:table-cell>
          <table:table-cell table:formula="of:=([.Z158]-[.Z157])/[.$D$88]" office:value-type="float" office:value="0" calcext:value-type="float">
            <text:p>0</text:p>
          </table:table-cell>
          <table:table-cell table:style-name="ce11" table:formula="of:=([.AA158]-[.AA157])/[.$D$88]" office:value-type="float" office:value="0" calcext:value-type="float">
            <text:p>0</text:p>
          </table:table-cell>
          <table:table-cell table:style-name="ce9" table:formula="of:=([.AB158]-[.AB157])/[.$D$88]" office:value-type="float" office:value="0" calcext:value-type="float">
            <text:p>0</text:p>
          </table:table-cell>
          <table:table-cell table:formula="of:=([.AC158]-[.AC157])/[.$D$88]" office:value-type="float" office:value="0" calcext:value-type="float">
            <text:p>0</text:p>
          </table:table-cell>
          <table:table-cell table:style-name="ce11" table:formula="of:=([.AD158]-[.AD157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62" calcext:value-type="float">
            <text:p>-0.62</text:p>
          </table:table-cell>
          <table:table-cell table:formula="of:=[.A159]*[.$B$88]" office:value-type="float" office:value="-0.0186" calcext:value-type="float">
            <text:p>-0.0186</text:p>
          </table:table-cell>
          <table:table-cell office:value-type="float" office:value="0" calcext:value-type="float">
            <text:p>0</text:p>
          </table:table-cell>
          <table:table-cell table:formula="of:=[.C159]*[.$B$14]*[.$B$15]" office:value-type="float" office:value="0" calcext:value-type="float">
            <text:p>0</text:p>
          </table:table-cell>
          <table:table-cell table:formula="of:=[.D159]/[.$B$13]" office:value-type="float" office:value="0" calcext:value-type="float">
            <text:p>0</text:p>
          </table:table-cell>
          <table:table-cell table:formula="of:=[.E159]*[.$B$1]" office:value-type="float" office:value="0" calcext:value-type="float">
            <text:p>0</text:p>
          </table:table-cell>
          <table:table-cell table:formula="of:=[.E159]*[.$B$3]" office:value-type="float" office:value="0" calcext:value-type="float">
            <text:p>0</text:p>
          </table:table-cell>
          <table:table-cell table:formula="of:=[.E159]/[.$B$5]" office:value-type="float" office:value="0" calcext:value-type="float">
            <text:p>0.000</text:p>
          </table:table-cell>
          <table:table-cell table:formula="of:=[.$B$4]*(1-1/(1+[.H159]))" office:value-type="float" office:value="0" calcext:value-type="float">
            <text:p>0</text:p>
          </table:table-cell>
          <table:table-cell table:formula="of:=[.G159]+[.I159]" office:value-type="float" office:value="0" calcext:value-type="float">
            <text:p>0</text:p>
          </table:table-cell>
          <table:table-cell table:formula="of:=[.E159]*[.$B$7]" office:value-type="float" office:value="0" calcext:value-type="float">
            <text:p>0</text:p>
          </table:table-cell>
          <table:table-cell table:formula="of:=[.E159]/[.$B$9]" office:value-type="float" office:value="0" calcext:value-type="float">
            <text:p>0</text:p>
          </table:table-cell>
          <table:table-cell table:formula="of:=[.$B$8]*TANH([.L159])" office:value-type="float" office:value="0" calcext:value-type="float">
            <text:p>0</text:p>
          </table:table-cell>
          <table:table-cell table:formula="of:=[.K159]+[.M159]" office:value-type="float" office:value="0" calcext:value-type="float">
            <text:p>0</text:p>
          </table:table-cell>
          <table:table-cell table:formula="of:=[.O158]+[.E159]*[.$D$88]" office:value-type="float" office:value="0" calcext:value-type="float">
            <text:p>0</text:p>
          </table:table-cell>
          <table:table-cell table:formula="of:=[.O159]+[.F159]" office:value-type="float" office:value="0" calcext:value-type="float">
            <text:p>0</text:p>
          </table:table-cell>
          <table:table-cell table:formula="of:=[.O159]+[.J159]" office:value-type="float" office:value="0" calcext:value-type="float">
            <text:p>0</text:p>
          </table:table-cell>
          <table:table-cell table:formula="of:=[.O159]+[.N159]" office:value-type="float" office:value="0" calcext:value-type="float">
            <text:p>0</text:p>
          </table:table-cell>
          <table:table-cell table:formula="of:=MAX(0; [.$B$2]*0.5 - ABS([.B159]))*[.$D$88]/(([.$B$2]*0.5)^2)" office:value-type="float" office:value="0" calcext:value-type="float">
            <text:p>0</text:p>
          </table:table-cell>
          <table:table-cell table:formula="of:=MAX(0; [.$B$6]*0.5 - ABS([.$B159]))*[.$D$88]/(([.$B$6]*0.5)^2)" office:value-type="float" office:value="0" calcext:value-type="float">
            <text:p>0</text:p>
          </table:table-cell>
          <table:table-cell table:formula="of:=MAX(0; [.$B$10]*0.5 - ABS([.$B159]))*[.$D$88]/(([.$B$10]*0.5)^2)" office:value-type="float" office:value="0" calcext:value-type="float">
            <text:p>0</text:p>
          </table:table-cell>
          <table:table-cell table:formula="of:=SUMPRODUCT([.F109:.F209];[.$S$140:.$S$240])" office:value-type="float" office:value="0" calcext:value-type="float">
            <text:p>0</text:p>
          </table:table-cell>
          <table:table-cell table:formula="of:=SUMPRODUCT([.J109:.J209];[.T$140:.T$240])" office:value-type="float" office:value="0" calcext:value-type="float">
            <text:p>0</text:p>
          </table:table-cell>
          <table:table-cell table:formula="of:=SUMPRODUCT([.N109:.N209];[.U$140:.U$240])" office:value-type="float" office:value="0" calcext:value-type="float">
            <text:p>0</text:p>
          </table:table-cell>
          <table:table-cell table:style-name="ce9" table:formula="of:=[.V159]+[.$O159]" office:value-type="float" office:value="0" calcext:value-type="float">
            <text:p>0</text:p>
          </table:table-cell>
          <table:table-cell table:style-name="ce9" table:formula="of:=[.W159]+[.$O159]" office:value-type="float" office:value="0" calcext:value-type="float">
            <text:p>0</text:p>
          </table:table-cell>
          <table:table-cell table:style-name="ce9" table:formula="of:=[.X159]+[.$O159]" office:value-type="float" office:value="0" calcext:value-type="float">
            <text:p>0</text:p>
          </table:table-cell>
          <table:table-cell table:style-name="ce9" table:formula="of:=([.Y159]-[.Y158])/[.$D$88]" office:value-type="float" office:value="0" calcext:value-type="float">
            <text:p>0</text:p>
          </table:table-cell>
          <table:table-cell table:formula="of:=([.Z159]-[.Z158])/[.$D$88]" office:value-type="float" office:value="0" calcext:value-type="float">
            <text:p>0</text:p>
          </table:table-cell>
          <table:table-cell table:style-name="ce11" table:formula="of:=([.AA159]-[.AA158])/[.$D$88]" office:value-type="float" office:value="0" calcext:value-type="float">
            <text:p>0</text:p>
          </table:table-cell>
          <table:table-cell table:style-name="ce9" table:formula="of:=([.AB159]-[.AB158])/[.$D$88]" office:value-type="float" office:value="0" calcext:value-type="float">
            <text:p>0</text:p>
          </table:table-cell>
          <table:table-cell table:formula="of:=([.AC159]-[.AC158])/[.$D$88]" office:value-type="float" office:value="0" calcext:value-type="float">
            <text:p>0</text:p>
          </table:table-cell>
          <table:table-cell table:style-name="ce11" table:formula="of:=([.AD159]-[.AD158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[.A160]*[.$B$88]" office:value-type="float" office:value="-0.018" calcext:value-type="float">
            <text:p>-0.018</text:p>
          </table:table-cell>
          <table:table-cell office:value-type="float" office:value="0" calcext:value-type="float">
            <text:p>0</text:p>
          </table:table-cell>
          <table:table-cell table:formula="of:=[.C160]*[.$B$14]*[.$B$15]" office:value-type="float" office:value="0" calcext:value-type="float">
            <text:p>0</text:p>
          </table:table-cell>
          <table:table-cell table:formula="of:=[.D160]/[.$B$13]" office:value-type="float" office:value="0" calcext:value-type="float">
            <text:p>0</text:p>
          </table:table-cell>
          <table:table-cell table:formula="of:=[.E160]*[.$B$1]" office:value-type="float" office:value="0" calcext:value-type="float">
            <text:p>0</text:p>
          </table:table-cell>
          <table:table-cell table:formula="of:=[.E160]*[.$B$3]" office:value-type="float" office:value="0" calcext:value-type="float">
            <text:p>0</text:p>
          </table:table-cell>
          <table:table-cell table:formula="of:=[.E160]/[.$B$5]" office:value-type="float" office:value="0" calcext:value-type="float">
            <text:p>0.000</text:p>
          </table:table-cell>
          <table:table-cell table:formula="of:=[.$B$4]*(1-1/(1+[.H160]))" office:value-type="float" office:value="0" calcext:value-type="float">
            <text:p>0</text:p>
          </table:table-cell>
          <table:table-cell table:formula="of:=[.G160]+[.I160]" office:value-type="float" office:value="0" calcext:value-type="float">
            <text:p>0</text:p>
          </table:table-cell>
          <table:table-cell table:formula="of:=[.E160]*[.$B$7]" office:value-type="float" office:value="0" calcext:value-type="float">
            <text:p>0</text:p>
          </table:table-cell>
          <table:table-cell table:formula="of:=[.E160]/[.$B$9]" office:value-type="float" office:value="0" calcext:value-type="float">
            <text:p>0</text:p>
          </table:table-cell>
          <table:table-cell table:formula="of:=[.$B$8]*TANH([.L160])" office:value-type="float" office:value="0" calcext:value-type="float">
            <text:p>0</text:p>
          </table:table-cell>
          <table:table-cell table:formula="of:=[.K160]+[.M160]" office:value-type="float" office:value="0" calcext:value-type="float">
            <text:p>0</text:p>
          </table:table-cell>
          <table:table-cell table:formula="of:=[.O159]+[.E160]*[.$D$88]" office:value-type="float" office:value="0" calcext:value-type="float">
            <text:p>0</text:p>
          </table:table-cell>
          <table:table-cell table:formula="of:=[.O160]+[.F160]" office:value-type="float" office:value="0" calcext:value-type="float">
            <text:p>0</text:p>
          </table:table-cell>
          <table:table-cell table:formula="of:=[.O160]+[.J160]" office:value-type="float" office:value="0" calcext:value-type="float">
            <text:p>0</text:p>
          </table:table-cell>
          <table:table-cell table:formula="of:=[.O160]+[.N160]" office:value-type="float" office:value="0" calcext:value-type="float">
            <text:p>0</text:p>
          </table:table-cell>
          <table:table-cell table:formula="of:=MAX(0; [.$B$2]*0.5 - ABS([.B160]))*[.$D$88]/(([.$B$2]*0.5)^2)" office:value-type="float" office:value="0" calcext:value-type="float">
            <text:p>0</text:p>
          </table:table-cell>
          <table:table-cell table:formula="of:=MAX(0; [.$B$6]*0.5 - ABS([.$B160]))*[.$D$88]/(([.$B$6]*0.5)^2)" office:value-type="float" office:value="0" calcext:value-type="float">
            <text:p>0</text:p>
          </table:table-cell>
          <table:table-cell table:formula="of:=MAX(0; [.$B$10]*0.5 - ABS([.$B160]))*[.$D$88]/(([.$B$10]*0.5)^2)" office:value-type="float" office:value="0" calcext:value-type="float">
            <text:p>0</text:p>
          </table:table-cell>
          <table:table-cell table:formula="of:=SUMPRODUCT([.F110:.F210];[.$S$140:.$S$240])" office:value-type="float" office:value="0" calcext:value-type="float">
            <text:p>0</text:p>
          </table:table-cell>
          <table:table-cell table:formula="of:=SUMPRODUCT([.J110:.J210];[.T$140:.T$240])" office:value-type="float" office:value="0" calcext:value-type="float">
            <text:p>0</text:p>
          </table:table-cell>
          <table:table-cell table:formula="of:=SUMPRODUCT([.N110:.N210];[.U$140:.U$240])" office:value-type="float" office:value="0" calcext:value-type="float">
            <text:p>0</text:p>
          </table:table-cell>
          <table:table-cell table:style-name="ce9" table:formula="of:=[.V160]+[.$O160]" office:value-type="float" office:value="0" calcext:value-type="float">
            <text:p>0</text:p>
          </table:table-cell>
          <table:table-cell table:style-name="ce9" table:formula="of:=[.W160]+[.$O160]" office:value-type="float" office:value="0" calcext:value-type="float">
            <text:p>0</text:p>
          </table:table-cell>
          <table:table-cell table:style-name="ce9" table:formula="of:=[.X160]+[.$O160]" office:value-type="float" office:value="0" calcext:value-type="float">
            <text:p>0</text:p>
          </table:table-cell>
          <table:table-cell table:style-name="ce9" table:formula="of:=([.Y160]-[.Y159])/[.$D$88]" office:value-type="float" office:value="0" calcext:value-type="float">
            <text:p>0</text:p>
          </table:table-cell>
          <table:table-cell table:formula="of:=([.Z160]-[.Z159])/[.$D$88]" office:value-type="float" office:value="0" calcext:value-type="float">
            <text:p>0</text:p>
          </table:table-cell>
          <table:table-cell table:style-name="ce11" table:formula="of:=([.AA160]-[.AA159])/[.$D$88]" office:value-type="float" office:value="0" calcext:value-type="float">
            <text:p>0</text:p>
          </table:table-cell>
          <table:table-cell table:style-name="ce9" table:formula="of:=([.AB160]-[.AB159])/[.$D$88]" office:value-type="float" office:value="0" calcext:value-type="float">
            <text:p>0</text:p>
          </table:table-cell>
          <table:table-cell table:formula="of:=([.AC160]-[.AC159])/[.$D$88]" office:value-type="float" office:value="0" calcext:value-type="float">
            <text:p>0</text:p>
          </table:table-cell>
          <table:table-cell table:style-name="ce11" table:formula="of:=([.AD160]-[.AD159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58" calcext:value-type="float">
            <text:p>-0.58</text:p>
          </table:table-cell>
          <table:table-cell table:formula="of:=[.A161]*[.$B$88]" office:value-type="float" office:value="-0.0174" calcext:value-type="float">
            <text:p>-0.0174</text:p>
          </table:table-cell>
          <table:table-cell office:value-type="float" office:value="0" calcext:value-type="float">
            <text:p>0</text:p>
          </table:table-cell>
          <table:table-cell table:formula="of:=[.C161]*[.$B$14]*[.$B$15]" office:value-type="float" office:value="0" calcext:value-type="float">
            <text:p>0</text:p>
          </table:table-cell>
          <table:table-cell table:formula="of:=[.D161]/[.$B$13]" office:value-type="float" office:value="0" calcext:value-type="float">
            <text:p>0</text:p>
          </table:table-cell>
          <table:table-cell table:formula="of:=[.E161]*[.$B$1]" office:value-type="float" office:value="0" calcext:value-type="float">
            <text:p>0</text:p>
          </table:table-cell>
          <table:table-cell table:formula="of:=[.E161]*[.$B$3]" office:value-type="float" office:value="0" calcext:value-type="float">
            <text:p>0</text:p>
          </table:table-cell>
          <table:table-cell table:formula="of:=[.E161]/[.$B$5]" office:value-type="float" office:value="0" calcext:value-type="float">
            <text:p>0.000</text:p>
          </table:table-cell>
          <table:table-cell table:formula="of:=[.$B$4]*(1-1/(1+[.H161]))" office:value-type="float" office:value="0" calcext:value-type="float">
            <text:p>0</text:p>
          </table:table-cell>
          <table:table-cell table:formula="of:=[.G161]+[.I161]" office:value-type="float" office:value="0" calcext:value-type="float">
            <text:p>0</text:p>
          </table:table-cell>
          <table:table-cell table:formula="of:=[.E161]*[.$B$7]" office:value-type="float" office:value="0" calcext:value-type="float">
            <text:p>0</text:p>
          </table:table-cell>
          <table:table-cell table:formula="of:=[.E161]/[.$B$9]" office:value-type="float" office:value="0" calcext:value-type="float">
            <text:p>0</text:p>
          </table:table-cell>
          <table:table-cell table:formula="of:=[.$B$8]*TANH([.L161])" office:value-type="float" office:value="0" calcext:value-type="float">
            <text:p>0</text:p>
          </table:table-cell>
          <table:table-cell table:formula="of:=[.K161]+[.M161]" office:value-type="float" office:value="0" calcext:value-type="float">
            <text:p>0</text:p>
          </table:table-cell>
          <table:table-cell table:formula="of:=[.O160]+[.E161]*[.$D$88]" office:value-type="float" office:value="0" calcext:value-type="float">
            <text:p>0</text:p>
          </table:table-cell>
          <table:table-cell table:formula="of:=[.O161]+[.F161]" office:value-type="float" office:value="0" calcext:value-type="float">
            <text:p>0</text:p>
          </table:table-cell>
          <table:table-cell table:formula="of:=[.O161]+[.J161]" office:value-type="float" office:value="0" calcext:value-type="float">
            <text:p>0</text:p>
          </table:table-cell>
          <table:table-cell table:formula="of:=[.O161]+[.N161]" office:value-type="float" office:value="0" calcext:value-type="float">
            <text:p>0</text:p>
          </table:table-cell>
          <table:table-cell table:formula="of:=MAX(0; [.$B$2]*0.5 - ABS([.B161]))*[.$D$88]/(([.$B$2]*0.5)^2)" office:value-type="float" office:value="0" calcext:value-type="float">
            <text:p>0</text:p>
          </table:table-cell>
          <table:table-cell table:formula="of:=MAX(0; [.$B$6]*0.5 - ABS([.$B161]))*[.$D$88]/(([.$B$6]*0.5)^2)" office:value-type="float" office:value="0" calcext:value-type="float">
            <text:p>0</text:p>
          </table:table-cell>
          <table:table-cell table:formula="of:=MAX(0; [.$B$10]*0.5 - ABS([.$B161]))*[.$D$88]/(([.$B$10]*0.5)^2)" office:value-type="float" office:value="0" calcext:value-type="float">
            <text:p>0</text:p>
          </table:table-cell>
          <table:table-cell table:formula="of:=SUMPRODUCT([.F111:.F211];[.$S$140:.$S$240])" office:value-type="float" office:value="0" calcext:value-type="float">
            <text:p>0</text:p>
          </table:table-cell>
          <table:table-cell table:formula="of:=SUMPRODUCT([.J111:.J211];[.T$140:.T$240])" office:value-type="float" office:value="0" calcext:value-type="float">
            <text:p>0</text:p>
          </table:table-cell>
          <table:table-cell table:formula="of:=SUMPRODUCT([.N111:.N211];[.U$140:.U$240])" office:value-type="float" office:value="0" calcext:value-type="float">
            <text:p>0</text:p>
          </table:table-cell>
          <table:table-cell table:style-name="ce9" table:formula="of:=[.V161]+[.$O161]" office:value-type="float" office:value="0" calcext:value-type="float">
            <text:p>0</text:p>
          </table:table-cell>
          <table:table-cell table:style-name="ce9" table:formula="of:=[.W161]+[.$O161]" office:value-type="float" office:value="0" calcext:value-type="float">
            <text:p>0</text:p>
          </table:table-cell>
          <table:table-cell table:style-name="ce9" table:formula="of:=[.X161]+[.$O161]" office:value-type="float" office:value="0" calcext:value-type="float">
            <text:p>0</text:p>
          </table:table-cell>
          <table:table-cell table:style-name="ce9" table:formula="of:=([.Y161]-[.Y160])/[.$D$88]" office:value-type="float" office:value="0" calcext:value-type="float">
            <text:p>0</text:p>
          </table:table-cell>
          <table:table-cell table:formula="of:=([.Z161]-[.Z160])/[.$D$88]" office:value-type="float" office:value="0" calcext:value-type="float">
            <text:p>0</text:p>
          </table:table-cell>
          <table:table-cell table:style-name="ce11" table:formula="of:=([.AA161]-[.AA160])/[.$D$88]" office:value-type="float" office:value="0" calcext:value-type="float">
            <text:p>0</text:p>
          </table:table-cell>
          <table:table-cell table:style-name="ce9" table:formula="of:=([.AB161]-[.AB160])/[.$D$88]" office:value-type="float" office:value="0" calcext:value-type="float">
            <text:p>0</text:p>
          </table:table-cell>
          <table:table-cell table:formula="of:=([.AC161]-[.AC160])/[.$D$88]" office:value-type="float" office:value="0" calcext:value-type="float">
            <text:p>0</text:p>
          </table:table-cell>
          <table:table-cell table:style-name="ce11" table:formula="of:=([.AD161]-[.AD160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56" calcext:value-type="float">
            <text:p>-0.56</text:p>
          </table:table-cell>
          <table:table-cell table:formula="of:=[.A162]*[.$B$88]" office:value-type="float" office:value="-0.0168" calcext:value-type="float">
            <text:p>-0.0168</text:p>
          </table:table-cell>
          <table:table-cell office:value-type="float" office:value="0" calcext:value-type="float">
            <text:p>0</text:p>
          </table:table-cell>
          <table:table-cell table:formula="of:=[.C162]*[.$B$14]*[.$B$15]" office:value-type="float" office:value="0" calcext:value-type="float">
            <text:p>0</text:p>
          </table:table-cell>
          <table:table-cell table:formula="of:=[.D162]/[.$B$13]" office:value-type="float" office:value="0" calcext:value-type="float">
            <text:p>0</text:p>
          </table:table-cell>
          <table:table-cell table:formula="of:=[.E162]*[.$B$1]" office:value-type="float" office:value="0" calcext:value-type="float">
            <text:p>0</text:p>
          </table:table-cell>
          <table:table-cell table:formula="of:=[.E162]*[.$B$3]" office:value-type="float" office:value="0" calcext:value-type="float">
            <text:p>0</text:p>
          </table:table-cell>
          <table:table-cell table:formula="of:=[.E162]/[.$B$5]" office:value-type="float" office:value="0" calcext:value-type="float">
            <text:p>0.000</text:p>
          </table:table-cell>
          <table:table-cell table:formula="of:=[.$B$4]*(1-1/(1+[.H162]))" office:value-type="float" office:value="0" calcext:value-type="float">
            <text:p>0</text:p>
          </table:table-cell>
          <table:table-cell table:formula="of:=[.G162]+[.I162]" office:value-type="float" office:value="0" calcext:value-type="float">
            <text:p>0</text:p>
          </table:table-cell>
          <table:table-cell table:formula="of:=[.E162]*[.$B$7]" office:value-type="float" office:value="0" calcext:value-type="float">
            <text:p>0</text:p>
          </table:table-cell>
          <table:table-cell table:formula="of:=[.E162]/[.$B$9]" office:value-type="float" office:value="0" calcext:value-type="float">
            <text:p>0</text:p>
          </table:table-cell>
          <table:table-cell table:formula="of:=[.$B$8]*TANH([.L162])" office:value-type="float" office:value="0" calcext:value-type="float">
            <text:p>0</text:p>
          </table:table-cell>
          <table:table-cell table:formula="of:=[.K162]+[.M162]" office:value-type="float" office:value="0" calcext:value-type="float">
            <text:p>0</text:p>
          </table:table-cell>
          <table:table-cell table:formula="of:=[.O161]+[.E162]*[.$D$88]" office:value-type="float" office:value="0" calcext:value-type="float">
            <text:p>0</text:p>
          </table:table-cell>
          <table:table-cell table:formula="of:=[.O162]+[.F162]" office:value-type="float" office:value="0" calcext:value-type="float">
            <text:p>0</text:p>
          </table:table-cell>
          <table:table-cell table:formula="of:=[.O162]+[.J162]" office:value-type="float" office:value="0" calcext:value-type="float">
            <text:p>0</text:p>
          </table:table-cell>
          <table:table-cell table:formula="of:=[.O162]+[.N162]" office:value-type="float" office:value="0" calcext:value-type="float">
            <text:p>0</text:p>
          </table:table-cell>
          <table:table-cell table:formula="of:=MAX(0; [.$B$2]*0.5 - ABS([.B162]))*[.$D$88]/(([.$B$2]*0.5)^2)" office:value-type="float" office:value="0" calcext:value-type="float">
            <text:p>0</text:p>
          </table:table-cell>
          <table:table-cell table:formula="of:=MAX(0; [.$B$6]*0.5 - ABS([.$B162]))*[.$D$88]/(([.$B$6]*0.5)^2)" office:value-type="float" office:value="0" calcext:value-type="float">
            <text:p>0</text:p>
          </table:table-cell>
          <table:table-cell table:formula="of:=MAX(0; [.$B$10]*0.5 - ABS([.$B162]))*[.$D$88]/(([.$B$10]*0.5)^2)" office:value-type="float" office:value="0" calcext:value-type="float">
            <text:p>0</text:p>
          </table:table-cell>
          <table:table-cell table:formula="of:=SUMPRODUCT([.F112:.F212];[.$S$140:.$S$240])" office:value-type="float" office:value="0" calcext:value-type="float">
            <text:p>0</text:p>
          </table:table-cell>
          <table:table-cell table:formula="of:=SUMPRODUCT([.J112:.J212];[.T$140:.T$240])" office:value-type="float" office:value="0" calcext:value-type="float">
            <text:p>0</text:p>
          </table:table-cell>
          <table:table-cell table:formula="of:=SUMPRODUCT([.N112:.N212];[.U$140:.U$240])" office:value-type="float" office:value="0" calcext:value-type="float">
            <text:p>0</text:p>
          </table:table-cell>
          <table:table-cell table:style-name="ce9" table:formula="of:=[.V162]+[.$O162]" office:value-type="float" office:value="0" calcext:value-type="float">
            <text:p>0</text:p>
          </table:table-cell>
          <table:table-cell table:style-name="ce9" table:formula="of:=[.W162]+[.$O162]" office:value-type="float" office:value="0" calcext:value-type="float">
            <text:p>0</text:p>
          </table:table-cell>
          <table:table-cell table:style-name="ce9" table:formula="of:=[.X162]+[.$O162]" office:value-type="float" office:value="0" calcext:value-type="float">
            <text:p>0</text:p>
          </table:table-cell>
          <table:table-cell table:style-name="ce9" table:formula="of:=([.Y162]-[.Y161])/[.$D$88]" office:value-type="float" office:value="0" calcext:value-type="float">
            <text:p>0</text:p>
          </table:table-cell>
          <table:table-cell table:formula="of:=([.Z162]-[.Z161])/[.$D$88]" office:value-type="float" office:value="0" calcext:value-type="float">
            <text:p>0</text:p>
          </table:table-cell>
          <table:table-cell table:style-name="ce11" table:formula="of:=([.AA162]-[.AA161])/[.$D$88]" office:value-type="float" office:value="0" calcext:value-type="float">
            <text:p>0</text:p>
          </table:table-cell>
          <table:table-cell table:style-name="ce9" table:formula="of:=([.AB162]-[.AB161])/[.$D$88]" office:value-type="float" office:value="0" calcext:value-type="float">
            <text:p>0</text:p>
          </table:table-cell>
          <table:table-cell table:formula="of:=([.AC162]-[.AC161])/[.$D$88]" office:value-type="float" office:value="0" calcext:value-type="float">
            <text:p>0</text:p>
          </table:table-cell>
          <table:table-cell table:style-name="ce11" table:formula="of:=([.AD162]-[.AD161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54" calcext:value-type="float">
            <text:p>-0.54</text:p>
          </table:table-cell>
          <table:table-cell table:formula="of:=[.A163]*[.$B$88]" office:value-type="float" office:value="-0.0162" calcext:value-type="float">
            <text:p>-0.0162</text:p>
          </table:table-cell>
          <table:table-cell office:value-type="float" office:value="0" calcext:value-type="float">
            <text:p>0</text:p>
          </table:table-cell>
          <table:table-cell table:formula="of:=[.C163]*[.$B$14]*[.$B$15]" office:value-type="float" office:value="0" calcext:value-type="float">
            <text:p>0</text:p>
          </table:table-cell>
          <table:table-cell table:formula="of:=[.D163]/[.$B$13]" office:value-type="float" office:value="0" calcext:value-type="float">
            <text:p>0</text:p>
          </table:table-cell>
          <table:table-cell table:formula="of:=[.E163]*[.$B$1]" office:value-type="float" office:value="0" calcext:value-type="float">
            <text:p>0</text:p>
          </table:table-cell>
          <table:table-cell table:formula="of:=[.E163]*[.$B$3]" office:value-type="float" office:value="0" calcext:value-type="float">
            <text:p>0</text:p>
          </table:table-cell>
          <table:table-cell table:formula="of:=[.E163]/[.$B$5]" office:value-type="float" office:value="0" calcext:value-type="float">
            <text:p>0.000</text:p>
          </table:table-cell>
          <table:table-cell table:formula="of:=[.$B$4]*(1-1/(1+[.H163]))" office:value-type="float" office:value="0" calcext:value-type="float">
            <text:p>0</text:p>
          </table:table-cell>
          <table:table-cell table:formula="of:=[.G163]+[.I163]" office:value-type="float" office:value="0" calcext:value-type="float">
            <text:p>0</text:p>
          </table:table-cell>
          <table:table-cell table:formula="of:=[.E163]*[.$B$7]" office:value-type="float" office:value="0" calcext:value-type="float">
            <text:p>0</text:p>
          </table:table-cell>
          <table:table-cell table:formula="of:=[.E163]/[.$B$9]" office:value-type="float" office:value="0" calcext:value-type="float">
            <text:p>0</text:p>
          </table:table-cell>
          <table:table-cell table:formula="of:=[.$B$8]*TANH([.L163])" office:value-type="float" office:value="0" calcext:value-type="float">
            <text:p>0</text:p>
          </table:table-cell>
          <table:table-cell table:formula="of:=[.K163]+[.M163]" office:value-type="float" office:value="0" calcext:value-type="float">
            <text:p>0</text:p>
          </table:table-cell>
          <table:table-cell table:formula="of:=[.O162]+[.E163]*[.$D$88]" office:value-type="float" office:value="0" calcext:value-type="float">
            <text:p>0</text:p>
          </table:table-cell>
          <table:table-cell table:formula="of:=[.O163]+[.F163]" office:value-type="float" office:value="0" calcext:value-type="float">
            <text:p>0</text:p>
          </table:table-cell>
          <table:table-cell table:formula="of:=[.O163]+[.J163]" office:value-type="float" office:value="0" calcext:value-type="float">
            <text:p>0</text:p>
          </table:table-cell>
          <table:table-cell table:formula="of:=[.O163]+[.N163]" office:value-type="float" office:value="0" calcext:value-type="float">
            <text:p>0</text:p>
          </table:table-cell>
          <table:table-cell table:formula="of:=MAX(0; [.$B$2]*0.5 - ABS([.B163]))*[.$D$88]/(([.$B$2]*0.5)^2)" office:value-type="float" office:value="0" calcext:value-type="float">
            <text:p>0</text:p>
          </table:table-cell>
          <table:table-cell table:formula="of:=MAX(0; [.$B$6]*0.5 - ABS([.$B163]))*[.$D$88]/(([.$B$6]*0.5)^2)" office:value-type="float" office:value="0" calcext:value-type="float">
            <text:p>0</text:p>
          </table:table-cell>
          <table:table-cell table:formula="of:=MAX(0; [.$B$10]*0.5 - ABS([.$B163]))*[.$D$88]/(([.$B$10]*0.5)^2)" office:value-type="float" office:value="0" calcext:value-type="float">
            <text:p>0</text:p>
          </table:table-cell>
          <table:table-cell table:formula="of:=SUMPRODUCT([.F113:.F213];[.$S$140:.$S$240])" office:value-type="float" office:value="0" calcext:value-type="float">
            <text:p>0</text:p>
          </table:table-cell>
          <table:table-cell table:formula="of:=SUMPRODUCT([.J113:.J213];[.T$140:.T$240])" office:value-type="float" office:value="0" calcext:value-type="float">
            <text:p>0</text:p>
          </table:table-cell>
          <table:table-cell table:formula="of:=SUMPRODUCT([.N113:.N213];[.U$140:.U$240])" office:value-type="float" office:value="0" calcext:value-type="float">
            <text:p>0</text:p>
          </table:table-cell>
          <table:table-cell table:style-name="ce9" table:formula="of:=[.V163]+[.$O163]" office:value-type="float" office:value="0" calcext:value-type="float">
            <text:p>0</text:p>
          </table:table-cell>
          <table:table-cell table:style-name="ce9" table:formula="of:=[.W163]+[.$O163]" office:value-type="float" office:value="0" calcext:value-type="float">
            <text:p>0</text:p>
          </table:table-cell>
          <table:table-cell table:style-name="ce9" table:formula="of:=[.X163]+[.$O163]" office:value-type="float" office:value="0" calcext:value-type="float">
            <text:p>0</text:p>
          </table:table-cell>
          <table:table-cell table:style-name="ce9" table:formula="of:=([.Y163]-[.Y162])/[.$D$88]" office:value-type="float" office:value="0" calcext:value-type="float">
            <text:p>0</text:p>
          </table:table-cell>
          <table:table-cell table:formula="of:=([.Z163]-[.Z162])/[.$D$88]" office:value-type="float" office:value="0" calcext:value-type="float">
            <text:p>0</text:p>
          </table:table-cell>
          <table:table-cell table:style-name="ce11" table:formula="of:=([.AA163]-[.AA162])/[.$D$88]" office:value-type="float" office:value="0" calcext:value-type="float">
            <text:p>0</text:p>
          </table:table-cell>
          <table:table-cell table:style-name="ce9" table:formula="of:=([.AB163]-[.AB162])/[.$D$88]" office:value-type="float" office:value="0" calcext:value-type="float">
            <text:p>0</text:p>
          </table:table-cell>
          <table:table-cell table:formula="of:=([.AC163]-[.AC162])/[.$D$88]" office:value-type="float" office:value="0" calcext:value-type="float">
            <text:p>0</text:p>
          </table:table-cell>
          <table:table-cell table:style-name="ce11" table:formula="of:=([.AD163]-[.AD162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52" calcext:value-type="float">
            <text:p>-0.52</text:p>
          </table:table-cell>
          <table:table-cell table:formula="of:=[.A164]*[.$B$88]" office:value-type="float" office:value="-0.0156" calcext:value-type="float">
            <text:p>-0.0156</text:p>
          </table:table-cell>
          <table:table-cell office:value-type="float" office:value="0" calcext:value-type="float">
            <text:p>0</text:p>
          </table:table-cell>
          <table:table-cell table:formula="of:=[.C164]*[.$B$14]*[.$B$15]" office:value-type="float" office:value="0" calcext:value-type="float">
            <text:p>0</text:p>
          </table:table-cell>
          <table:table-cell table:formula="of:=[.D164]/[.$B$13]" office:value-type="float" office:value="0" calcext:value-type="float">
            <text:p>0</text:p>
          </table:table-cell>
          <table:table-cell table:formula="of:=[.E164]*[.$B$1]" office:value-type="float" office:value="0" calcext:value-type="float">
            <text:p>0</text:p>
          </table:table-cell>
          <table:table-cell table:formula="of:=[.E164]*[.$B$3]" office:value-type="float" office:value="0" calcext:value-type="float">
            <text:p>0</text:p>
          </table:table-cell>
          <table:table-cell table:formula="of:=[.E164]/[.$B$5]" office:value-type="float" office:value="0" calcext:value-type="float">
            <text:p>0.000</text:p>
          </table:table-cell>
          <table:table-cell table:formula="of:=[.$B$4]*(1-1/(1+[.H164]))" office:value-type="float" office:value="0" calcext:value-type="float">
            <text:p>0</text:p>
          </table:table-cell>
          <table:table-cell table:formula="of:=[.G164]+[.I164]" office:value-type="float" office:value="0" calcext:value-type="float">
            <text:p>0</text:p>
          </table:table-cell>
          <table:table-cell table:formula="of:=[.E164]*[.$B$7]" office:value-type="float" office:value="0" calcext:value-type="float">
            <text:p>0</text:p>
          </table:table-cell>
          <table:table-cell table:formula="of:=[.E164]/[.$B$9]" office:value-type="float" office:value="0" calcext:value-type="float">
            <text:p>0</text:p>
          </table:table-cell>
          <table:table-cell table:formula="of:=[.$B$8]*TANH([.L164])" office:value-type="float" office:value="0" calcext:value-type="float">
            <text:p>0</text:p>
          </table:table-cell>
          <table:table-cell table:formula="of:=[.K164]+[.M164]" office:value-type="float" office:value="0" calcext:value-type="float">
            <text:p>0</text:p>
          </table:table-cell>
          <table:table-cell table:formula="of:=[.O163]+[.E164]*[.$D$88]" office:value-type="float" office:value="0" calcext:value-type="float">
            <text:p>0</text:p>
          </table:table-cell>
          <table:table-cell table:formula="of:=[.O164]+[.F164]" office:value-type="float" office:value="0" calcext:value-type="float">
            <text:p>0</text:p>
          </table:table-cell>
          <table:table-cell table:formula="of:=[.O164]+[.J164]" office:value-type="float" office:value="0" calcext:value-type="float">
            <text:p>0</text:p>
          </table:table-cell>
          <table:table-cell table:formula="of:=[.O164]+[.N164]" office:value-type="float" office:value="0" calcext:value-type="float">
            <text:p>0</text:p>
          </table:table-cell>
          <table:table-cell table:formula="of:=MAX(0; [.$B$2]*0.5 - ABS([.B164]))*[.$D$88]/(([.$B$2]*0.5)^2)" office:value-type="float" office:value="0" calcext:value-type="float">
            <text:p>0</text:p>
          </table:table-cell>
          <table:table-cell table:formula="of:=MAX(0; [.$B$6]*0.5 - ABS([.$B164]))*[.$D$88]/(([.$B$6]*0.5)^2)" office:value-type="float" office:value="0" calcext:value-type="float">
            <text:p>0</text:p>
          </table:table-cell>
          <table:table-cell table:formula="of:=MAX(0; [.$B$10]*0.5 - ABS([.$B164]))*[.$D$88]/(([.$B$10]*0.5)^2)" office:value-type="float" office:value="0" calcext:value-type="float">
            <text:p>0</text:p>
          </table:table-cell>
          <table:table-cell table:formula="of:=SUMPRODUCT([.F114:.F214];[.$S$140:.$S$240])" office:value-type="float" office:value="0" calcext:value-type="float">
            <text:p>0</text:p>
          </table:table-cell>
          <table:table-cell table:formula="of:=SUMPRODUCT([.J114:.J214];[.T$140:.T$240])" office:value-type="float" office:value="0" calcext:value-type="float">
            <text:p>0</text:p>
          </table:table-cell>
          <table:table-cell table:formula="of:=SUMPRODUCT([.N114:.N214];[.U$140:.U$240])" office:value-type="float" office:value="0" calcext:value-type="float">
            <text:p>0</text:p>
          </table:table-cell>
          <table:table-cell table:style-name="ce9" table:formula="of:=[.V164]+[.$O164]" office:value-type="float" office:value="0" calcext:value-type="float">
            <text:p>0</text:p>
          </table:table-cell>
          <table:table-cell table:style-name="ce9" table:formula="of:=[.W164]+[.$O164]" office:value-type="float" office:value="0" calcext:value-type="float">
            <text:p>0</text:p>
          </table:table-cell>
          <table:table-cell table:style-name="ce9" table:formula="of:=[.X164]+[.$O164]" office:value-type="float" office:value="0" calcext:value-type="float">
            <text:p>0</text:p>
          </table:table-cell>
          <table:table-cell table:style-name="ce9" table:formula="of:=([.Y164]-[.Y163])/[.$D$88]" office:value-type="float" office:value="0" calcext:value-type="float">
            <text:p>0</text:p>
          </table:table-cell>
          <table:table-cell table:formula="of:=([.Z164]-[.Z163])/[.$D$88]" office:value-type="float" office:value="0" calcext:value-type="float">
            <text:p>0</text:p>
          </table:table-cell>
          <table:table-cell table:style-name="ce11" table:formula="of:=([.AA164]-[.AA163])/[.$D$88]" office:value-type="float" office:value="0" calcext:value-type="float">
            <text:p>0</text:p>
          </table:table-cell>
          <table:table-cell table:style-name="ce9" table:formula="of:=([.AB164]-[.AB163])/[.$D$88]" office:value-type="float" office:value="0" calcext:value-type="float">
            <text:p>0</text:p>
          </table:table-cell>
          <table:table-cell table:formula="of:=([.AC164]-[.AC163])/[.$D$88]" office:value-type="float" office:value="0" calcext:value-type="float">
            <text:p>0</text:p>
          </table:table-cell>
          <table:table-cell table:style-name="ce11" table:formula="of:=([.AD164]-[.AD163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[.A165]*[.$B$88]" office:value-type="float" office:value="-0.015" calcext:value-type="float">
            <text:p>-0.015</text:p>
          </table:table-cell>
          <table:table-cell office:value-type="float" office:value="0" calcext:value-type="float">
            <text:p>0</text:p>
          </table:table-cell>
          <table:table-cell table:formula="of:=[.C165]*[.$B$14]*[.$B$15]" office:value-type="float" office:value="0" calcext:value-type="float">
            <text:p>0</text:p>
          </table:table-cell>
          <table:table-cell table:formula="of:=[.D165]/[.$B$13]" office:value-type="float" office:value="0" calcext:value-type="float">
            <text:p>0</text:p>
          </table:table-cell>
          <table:table-cell table:formula="of:=[.E165]*[.$B$1]" office:value-type="float" office:value="0" calcext:value-type="float">
            <text:p>0</text:p>
          </table:table-cell>
          <table:table-cell table:formula="of:=[.E165]*[.$B$3]" office:value-type="float" office:value="0" calcext:value-type="float">
            <text:p>0</text:p>
          </table:table-cell>
          <table:table-cell table:formula="of:=[.E165]/[.$B$5]" office:value-type="float" office:value="0" calcext:value-type="float">
            <text:p>0.000</text:p>
          </table:table-cell>
          <table:table-cell table:formula="of:=[.$B$4]*(1-1/(1+[.H165]))" office:value-type="float" office:value="0" calcext:value-type="float">
            <text:p>0</text:p>
          </table:table-cell>
          <table:table-cell table:formula="of:=[.G165]+[.I165]" office:value-type="float" office:value="0" calcext:value-type="float">
            <text:p>0</text:p>
          </table:table-cell>
          <table:table-cell table:formula="of:=[.E165]*[.$B$7]" office:value-type="float" office:value="0" calcext:value-type="float">
            <text:p>0</text:p>
          </table:table-cell>
          <table:table-cell table:formula="of:=[.E165]/[.$B$9]" office:value-type="float" office:value="0" calcext:value-type="float">
            <text:p>0</text:p>
          </table:table-cell>
          <table:table-cell table:formula="of:=[.$B$8]*TANH([.L165])" office:value-type="float" office:value="0" calcext:value-type="float">
            <text:p>0</text:p>
          </table:table-cell>
          <table:table-cell table:formula="of:=[.K165]+[.M165]" office:value-type="float" office:value="0" calcext:value-type="float">
            <text:p>0</text:p>
          </table:table-cell>
          <table:table-cell table:formula="of:=[.O164]+[.E165]*[.$D$88]" office:value-type="float" office:value="0" calcext:value-type="float">
            <text:p>0</text:p>
          </table:table-cell>
          <table:table-cell table:formula="of:=[.O165]+[.F165]" office:value-type="float" office:value="0" calcext:value-type="float">
            <text:p>0</text:p>
          </table:table-cell>
          <table:table-cell table:formula="of:=[.O165]+[.J165]" office:value-type="float" office:value="0" calcext:value-type="float">
            <text:p>0</text:p>
          </table:table-cell>
          <table:table-cell table:formula="of:=[.O165]+[.N165]" office:value-type="float" office:value="0" calcext:value-type="float">
            <text:p>0</text:p>
          </table:table-cell>
          <table:table-cell table:formula="of:=MAX(0; [.$B$2]*0.5 - ABS([.B165]))*[.$D$88]/(([.$B$2]*0.5)^2)" office:value-type="float" office:value="0" calcext:value-type="float">
            <text:p>0</text:p>
          </table:table-cell>
          <table:table-cell table:formula="of:=MAX(0; [.$B$6]*0.5 - ABS([.$B165]))*[.$D$88]/(([.$B$6]*0.5)^2)" office:value-type="float" office:value="0" calcext:value-type="float">
            <text:p>0</text:p>
          </table:table-cell>
          <table:table-cell table:formula="of:=MAX(0; [.$B$10]*0.5 - ABS([.$B165]))*[.$D$88]/(([.$B$10]*0.5)^2)" office:value-type="float" office:value="0" calcext:value-type="float">
            <text:p>0</text:p>
          </table:table-cell>
          <table:table-cell table:formula="of:=SUMPRODUCT([.F115:.F215];[.$S$140:.$S$240])" office:value-type="float" office:value="0" calcext:value-type="float">
            <text:p>0</text:p>
          </table:table-cell>
          <table:table-cell table:formula="of:=SUMPRODUCT([.J115:.J215];[.T$140:.T$240])" office:value-type="float" office:value="0" calcext:value-type="float">
            <text:p>0</text:p>
          </table:table-cell>
          <table:table-cell table:formula="of:=SUMPRODUCT([.N115:.N215];[.U$140:.U$240])" office:value-type="float" office:value="0" calcext:value-type="float">
            <text:p>0</text:p>
          </table:table-cell>
          <table:table-cell table:style-name="ce9" table:formula="of:=[.V165]+[.$O165]" office:value-type="float" office:value="0" calcext:value-type="float">
            <text:p>0</text:p>
          </table:table-cell>
          <table:table-cell table:style-name="ce9" table:formula="of:=[.W165]+[.$O165]" office:value-type="float" office:value="0" calcext:value-type="float">
            <text:p>0</text:p>
          </table:table-cell>
          <table:table-cell table:style-name="ce9" table:formula="of:=[.X165]+[.$O165]" office:value-type="float" office:value="0" calcext:value-type="float">
            <text:p>0</text:p>
          </table:table-cell>
          <table:table-cell table:style-name="ce9" table:formula="of:=([.Y165]-[.Y164])/[.$D$88]" office:value-type="float" office:value="0" calcext:value-type="float">
            <text:p>0</text:p>
          </table:table-cell>
          <table:table-cell table:formula="of:=([.Z165]-[.Z164])/[.$D$88]" office:value-type="float" office:value="0" calcext:value-type="float">
            <text:p>0</text:p>
          </table:table-cell>
          <table:table-cell table:style-name="ce11" table:formula="of:=([.AA165]-[.AA164])/[.$D$88]" office:value-type="float" office:value="0" calcext:value-type="float">
            <text:p>0</text:p>
          </table:table-cell>
          <table:table-cell table:style-name="ce9" table:formula="of:=([.AB165]-[.AB164])/[.$D$88]" office:value-type="float" office:value="0" calcext:value-type="float">
            <text:p>0</text:p>
          </table:table-cell>
          <table:table-cell table:formula="of:=([.AC165]-[.AC164])/[.$D$88]" office:value-type="float" office:value="0" calcext:value-type="float">
            <text:p>0</text:p>
          </table:table-cell>
          <table:table-cell table:style-name="ce11" table:formula="of:=([.AD165]-[.AD164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48" calcext:value-type="float">
            <text:p>-0.48</text:p>
          </table:table-cell>
          <table:table-cell table:formula="of:=[.A166]*[.$B$88]" office:value-type="float" office:value="-0.0144" calcext:value-type="float">
            <text:p>-0.0144</text:p>
          </table:table-cell>
          <table:table-cell office:value-type="float" office:value="0" calcext:value-type="float">
            <text:p>0</text:p>
          </table:table-cell>
          <table:table-cell table:formula="of:=[.C166]*[.$B$14]*[.$B$15]" office:value-type="float" office:value="0" calcext:value-type="float">
            <text:p>0</text:p>
          </table:table-cell>
          <table:table-cell table:formula="of:=[.D166]/[.$B$13]" office:value-type="float" office:value="0" calcext:value-type="float">
            <text:p>0</text:p>
          </table:table-cell>
          <table:table-cell table:formula="of:=[.E166]*[.$B$1]" office:value-type="float" office:value="0" calcext:value-type="float">
            <text:p>0</text:p>
          </table:table-cell>
          <table:table-cell table:formula="of:=[.E166]*[.$B$3]" office:value-type="float" office:value="0" calcext:value-type="float">
            <text:p>0</text:p>
          </table:table-cell>
          <table:table-cell table:formula="of:=[.E166]/[.$B$5]" office:value-type="float" office:value="0" calcext:value-type="float">
            <text:p>0.000</text:p>
          </table:table-cell>
          <table:table-cell table:formula="of:=[.$B$4]*(1-1/(1+[.H166]))" office:value-type="float" office:value="0" calcext:value-type="float">
            <text:p>0</text:p>
          </table:table-cell>
          <table:table-cell table:formula="of:=[.G166]+[.I166]" office:value-type="float" office:value="0" calcext:value-type="float">
            <text:p>0</text:p>
          </table:table-cell>
          <table:table-cell table:formula="of:=[.E166]*[.$B$7]" office:value-type="float" office:value="0" calcext:value-type="float">
            <text:p>0</text:p>
          </table:table-cell>
          <table:table-cell table:formula="of:=[.E166]/[.$B$9]" office:value-type="float" office:value="0" calcext:value-type="float">
            <text:p>0</text:p>
          </table:table-cell>
          <table:table-cell table:formula="of:=[.$B$8]*TANH([.L166])" office:value-type="float" office:value="0" calcext:value-type="float">
            <text:p>0</text:p>
          </table:table-cell>
          <table:table-cell table:formula="of:=[.K166]+[.M166]" office:value-type="float" office:value="0" calcext:value-type="float">
            <text:p>0</text:p>
          </table:table-cell>
          <table:table-cell table:formula="of:=[.O165]+[.E166]*[.$D$88]" office:value-type="float" office:value="0" calcext:value-type="float">
            <text:p>0</text:p>
          </table:table-cell>
          <table:table-cell table:formula="of:=[.O166]+[.F166]" office:value-type="float" office:value="0" calcext:value-type="float">
            <text:p>0</text:p>
          </table:table-cell>
          <table:table-cell table:formula="of:=[.O166]+[.J166]" office:value-type="float" office:value="0" calcext:value-type="float">
            <text:p>0</text:p>
          </table:table-cell>
          <table:table-cell table:formula="of:=[.O166]+[.N166]" office:value-type="float" office:value="0" calcext:value-type="float">
            <text:p>0</text:p>
          </table:table-cell>
          <table:table-cell table:formula="of:=MAX(0; [.$B$2]*0.5 - ABS([.B166]))*[.$D$88]/(([.$B$2]*0.5)^2)" office:value-type="float" office:value="0" calcext:value-type="float">
            <text:p>0</text:p>
          </table:table-cell>
          <table:table-cell table:formula="of:=MAX(0; [.$B$6]*0.5 - ABS([.$B166]))*[.$D$88]/(([.$B$6]*0.5)^2)" office:value-type="float" office:value="0" calcext:value-type="float">
            <text:p>0</text:p>
          </table:table-cell>
          <table:table-cell table:formula="of:=MAX(0; [.$B$10]*0.5 - ABS([.$B166]))*[.$D$88]/(([.$B$10]*0.5)^2)" office:value-type="float" office:value="0" calcext:value-type="float">
            <text:p>0</text:p>
          </table:table-cell>
          <table:table-cell table:formula="of:=SUMPRODUCT([.F116:.F216];[.$S$140:.$S$240])" office:value-type="float" office:value="0" calcext:value-type="float">
            <text:p>0</text:p>
          </table:table-cell>
          <table:table-cell table:formula="of:=SUMPRODUCT([.J116:.J216];[.T$140:.T$240])" office:value-type="float" office:value="0" calcext:value-type="float">
            <text:p>0</text:p>
          </table:table-cell>
          <table:table-cell table:formula="of:=SUMPRODUCT([.N116:.N216];[.U$140:.U$240])" office:value-type="float" office:value="0" calcext:value-type="float">
            <text:p>0</text:p>
          </table:table-cell>
          <table:table-cell table:style-name="ce9" table:formula="of:=[.V166]+[.$O166]" office:value-type="float" office:value="0" calcext:value-type="float">
            <text:p>0</text:p>
          </table:table-cell>
          <table:table-cell table:style-name="ce9" table:formula="of:=[.W166]+[.$O166]" office:value-type="float" office:value="0" calcext:value-type="float">
            <text:p>0</text:p>
          </table:table-cell>
          <table:table-cell table:style-name="ce9" table:formula="of:=[.X166]+[.$O166]" office:value-type="float" office:value="0" calcext:value-type="float">
            <text:p>0</text:p>
          </table:table-cell>
          <table:table-cell table:style-name="ce9" table:formula="of:=([.Y166]-[.Y165])/[.$D$88]" office:value-type="float" office:value="0" calcext:value-type="float">
            <text:p>0</text:p>
          </table:table-cell>
          <table:table-cell table:formula="of:=([.Z166]-[.Z165])/[.$D$88]" office:value-type="float" office:value="0" calcext:value-type="float">
            <text:p>0</text:p>
          </table:table-cell>
          <table:table-cell table:style-name="ce11" table:formula="of:=([.AA166]-[.AA165])/[.$D$88]" office:value-type="float" office:value="0" calcext:value-type="float">
            <text:p>0</text:p>
          </table:table-cell>
          <table:table-cell table:style-name="ce9" table:formula="of:=([.AB166]-[.AB165])/[.$D$88]" office:value-type="float" office:value="0" calcext:value-type="float">
            <text:p>0</text:p>
          </table:table-cell>
          <table:table-cell table:formula="of:=([.AC166]-[.AC165])/[.$D$88]" office:value-type="float" office:value="0" calcext:value-type="float">
            <text:p>0</text:p>
          </table:table-cell>
          <table:table-cell table:style-name="ce11" table:formula="of:=([.AD166]-[.AD165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46" calcext:value-type="float">
            <text:p>-0.46</text:p>
          </table:table-cell>
          <table:table-cell table:formula="of:=[.A167]*[.$B$88]" office:value-type="float" office:value="-0.0138" calcext:value-type="float">
            <text:p>-0.0138</text:p>
          </table:table-cell>
          <table:table-cell office:value-type="float" office:value="0" calcext:value-type="float">
            <text:p>0</text:p>
          </table:table-cell>
          <table:table-cell table:formula="of:=[.C167]*[.$B$14]*[.$B$15]" office:value-type="float" office:value="0" calcext:value-type="float">
            <text:p>0</text:p>
          </table:table-cell>
          <table:table-cell table:formula="of:=[.D167]/[.$B$13]" office:value-type="float" office:value="0" calcext:value-type="float">
            <text:p>0</text:p>
          </table:table-cell>
          <table:table-cell table:formula="of:=[.E167]*[.$B$1]" office:value-type="float" office:value="0" calcext:value-type="float">
            <text:p>0</text:p>
          </table:table-cell>
          <table:table-cell table:formula="of:=[.E167]*[.$B$3]" office:value-type="float" office:value="0" calcext:value-type="float">
            <text:p>0</text:p>
          </table:table-cell>
          <table:table-cell table:formula="of:=[.E167]/[.$B$5]" office:value-type="float" office:value="0" calcext:value-type="float">
            <text:p>0.000</text:p>
          </table:table-cell>
          <table:table-cell table:formula="of:=[.$B$4]*(1-1/(1+[.H167]))" office:value-type="float" office:value="0" calcext:value-type="float">
            <text:p>0</text:p>
          </table:table-cell>
          <table:table-cell table:formula="of:=[.G167]+[.I167]" office:value-type="float" office:value="0" calcext:value-type="float">
            <text:p>0</text:p>
          </table:table-cell>
          <table:table-cell table:formula="of:=[.E167]*[.$B$7]" office:value-type="float" office:value="0" calcext:value-type="float">
            <text:p>0</text:p>
          </table:table-cell>
          <table:table-cell table:formula="of:=[.E167]/[.$B$9]" office:value-type="float" office:value="0" calcext:value-type="float">
            <text:p>0</text:p>
          </table:table-cell>
          <table:table-cell table:formula="of:=[.$B$8]*TANH([.L167])" office:value-type="float" office:value="0" calcext:value-type="float">
            <text:p>0</text:p>
          </table:table-cell>
          <table:table-cell table:formula="of:=[.K167]+[.M167]" office:value-type="float" office:value="0" calcext:value-type="float">
            <text:p>0</text:p>
          </table:table-cell>
          <table:table-cell table:formula="of:=[.O166]+[.E167]*[.$D$88]" office:value-type="float" office:value="0" calcext:value-type="float">
            <text:p>0</text:p>
          </table:table-cell>
          <table:table-cell table:formula="of:=[.O167]+[.F167]" office:value-type="float" office:value="0" calcext:value-type="float">
            <text:p>0</text:p>
          </table:table-cell>
          <table:table-cell table:formula="of:=[.O167]+[.J167]" office:value-type="float" office:value="0" calcext:value-type="float">
            <text:p>0</text:p>
          </table:table-cell>
          <table:table-cell table:formula="of:=[.O167]+[.N167]" office:value-type="float" office:value="0" calcext:value-type="float">
            <text:p>0</text:p>
          </table:table-cell>
          <table:table-cell table:formula="of:=MAX(0; [.$B$2]*0.5 - ABS([.B167]))*[.$D$88]/(([.$B$2]*0.5)^2)" office:value-type="float" office:value="0" calcext:value-type="float">
            <text:p>0</text:p>
          </table:table-cell>
          <table:table-cell table:formula="of:=MAX(0; [.$B$6]*0.5 - ABS([.$B167]))*[.$D$88]/(([.$B$6]*0.5)^2)" office:value-type="float" office:value="0" calcext:value-type="float">
            <text:p>0</text:p>
          </table:table-cell>
          <table:table-cell table:formula="of:=MAX(0; [.$B$10]*0.5 - ABS([.$B167]))*[.$D$88]/(([.$B$10]*0.5)^2)" office:value-type="float" office:value="0" calcext:value-type="float">
            <text:p>0</text:p>
          </table:table-cell>
          <table:table-cell table:formula="of:=SUMPRODUCT([.F117:.F217];[.$S$140:.$S$240])" office:value-type="float" office:value="0" calcext:value-type="float">
            <text:p>0</text:p>
          </table:table-cell>
          <table:table-cell table:formula="of:=SUMPRODUCT([.J117:.J217];[.T$140:.T$240])" office:value-type="float" office:value="0" calcext:value-type="float">
            <text:p>0</text:p>
          </table:table-cell>
          <table:table-cell table:formula="of:=SUMPRODUCT([.N117:.N217];[.U$140:.U$240])" office:value-type="float" office:value="0" calcext:value-type="float">
            <text:p>0</text:p>
          </table:table-cell>
          <table:table-cell table:style-name="ce9" table:formula="of:=[.V167]+[.$O167]" office:value-type="float" office:value="0" calcext:value-type="float">
            <text:p>0</text:p>
          </table:table-cell>
          <table:table-cell table:style-name="ce9" table:formula="of:=[.W167]+[.$O167]" office:value-type="float" office:value="0" calcext:value-type="float">
            <text:p>0</text:p>
          </table:table-cell>
          <table:table-cell table:style-name="ce9" table:formula="of:=[.X167]+[.$O167]" office:value-type="float" office:value="0" calcext:value-type="float">
            <text:p>0</text:p>
          </table:table-cell>
          <table:table-cell table:style-name="ce9" table:formula="of:=([.Y167]-[.Y166])/[.$D$88]" office:value-type="float" office:value="0" calcext:value-type="float">
            <text:p>0</text:p>
          </table:table-cell>
          <table:table-cell table:formula="of:=([.Z167]-[.Z166])/[.$D$88]" office:value-type="float" office:value="0" calcext:value-type="float">
            <text:p>0</text:p>
          </table:table-cell>
          <table:table-cell table:style-name="ce11" table:formula="of:=([.AA167]-[.AA166])/[.$D$88]" office:value-type="float" office:value="0" calcext:value-type="float">
            <text:p>0</text:p>
          </table:table-cell>
          <table:table-cell table:style-name="ce9" table:formula="of:=([.AB167]-[.AB166])/[.$D$88]" office:value-type="float" office:value="0" calcext:value-type="float">
            <text:p>0</text:p>
          </table:table-cell>
          <table:table-cell table:formula="of:=([.AC167]-[.AC166])/[.$D$88]" office:value-type="float" office:value="0" calcext:value-type="float">
            <text:p>0</text:p>
          </table:table-cell>
          <table:table-cell table:style-name="ce11" table:formula="of:=([.AD167]-[.AD166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44" calcext:value-type="float">
            <text:p>-0.44</text:p>
          </table:table-cell>
          <table:table-cell table:formula="of:=[.A168]*[.$B$88]" office:value-type="float" office:value="-0.0132" calcext:value-type="float">
            <text:p>-0.0132</text:p>
          </table:table-cell>
          <table:table-cell office:value-type="float" office:value="0" calcext:value-type="float">
            <text:p>0</text:p>
          </table:table-cell>
          <table:table-cell table:formula="of:=[.C168]*[.$B$14]*[.$B$15]" office:value-type="float" office:value="0" calcext:value-type="float">
            <text:p>0</text:p>
          </table:table-cell>
          <table:table-cell table:formula="of:=[.D168]/[.$B$13]" office:value-type="float" office:value="0" calcext:value-type="float">
            <text:p>0</text:p>
          </table:table-cell>
          <table:table-cell table:formula="of:=[.E168]*[.$B$1]" office:value-type="float" office:value="0" calcext:value-type="float">
            <text:p>0</text:p>
          </table:table-cell>
          <table:table-cell table:formula="of:=[.E168]*[.$B$3]" office:value-type="float" office:value="0" calcext:value-type="float">
            <text:p>0</text:p>
          </table:table-cell>
          <table:table-cell table:formula="of:=[.E168]/[.$B$5]" office:value-type="float" office:value="0" calcext:value-type="float">
            <text:p>0.000</text:p>
          </table:table-cell>
          <table:table-cell table:formula="of:=[.$B$4]*(1-1/(1+[.H168]))" office:value-type="float" office:value="0" calcext:value-type="float">
            <text:p>0</text:p>
          </table:table-cell>
          <table:table-cell table:formula="of:=[.G168]+[.I168]" office:value-type="float" office:value="0" calcext:value-type="float">
            <text:p>0</text:p>
          </table:table-cell>
          <table:table-cell table:formula="of:=[.E168]*[.$B$7]" office:value-type="float" office:value="0" calcext:value-type="float">
            <text:p>0</text:p>
          </table:table-cell>
          <table:table-cell table:formula="of:=[.E168]/[.$B$9]" office:value-type="float" office:value="0" calcext:value-type="float">
            <text:p>0</text:p>
          </table:table-cell>
          <table:table-cell table:formula="of:=[.$B$8]*TANH([.L168])" office:value-type="float" office:value="0" calcext:value-type="float">
            <text:p>0</text:p>
          </table:table-cell>
          <table:table-cell table:formula="of:=[.K168]+[.M168]" office:value-type="float" office:value="0" calcext:value-type="float">
            <text:p>0</text:p>
          </table:table-cell>
          <table:table-cell table:formula="of:=[.O167]+[.E168]*[.$D$88]" office:value-type="float" office:value="0" calcext:value-type="float">
            <text:p>0</text:p>
          </table:table-cell>
          <table:table-cell table:formula="of:=[.O168]+[.F168]" office:value-type="float" office:value="0" calcext:value-type="float">
            <text:p>0</text:p>
          </table:table-cell>
          <table:table-cell table:formula="of:=[.O168]+[.J168]" office:value-type="float" office:value="0" calcext:value-type="float">
            <text:p>0</text:p>
          </table:table-cell>
          <table:table-cell table:formula="of:=[.O168]+[.N168]" office:value-type="float" office:value="0" calcext:value-type="float">
            <text:p>0</text:p>
          </table:table-cell>
          <table:table-cell table:formula="of:=MAX(0; [.$B$2]*0.5 - ABS([.B168]))*[.$D$88]/(([.$B$2]*0.5)^2)" office:value-type="float" office:value="0" calcext:value-type="float">
            <text:p>0</text:p>
          </table:table-cell>
          <table:table-cell table:formula="of:=MAX(0; [.$B$6]*0.5 - ABS([.$B168]))*[.$D$88]/(([.$B$6]*0.5)^2)" office:value-type="float" office:value="0" calcext:value-type="float">
            <text:p>0</text:p>
          </table:table-cell>
          <table:table-cell table:formula="of:=MAX(0; [.$B$10]*0.5 - ABS([.$B168]))*[.$D$88]/(([.$B$10]*0.5)^2)" office:value-type="float" office:value="0" calcext:value-type="float">
            <text:p>0</text:p>
          </table:table-cell>
          <table:table-cell table:formula="of:=SUMPRODUCT([.F118:.F218];[.$S$140:.$S$240])" office:value-type="float" office:value="0" calcext:value-type="float">
            <text:p>0</text:p>
          </table:table-cell>
          <table:table-cell table:formula="of:=SUMPRODUCT([.J118:.J218];[.T$140:.T$240])" office:value-type="float" office:value="0" calcext:value-type="float">
            <text:p>0</text:p>
          </table:table-cell>
          <table:table-cell table:formula="of:=SUMPRODUCT([.N118:.N218];[.U$140:.U$240])" office:value-type="float" office:value="0" calcext:value-type="float">
            <text:p>0</text:p>
          </table:table-cell>
          <table:table-cell table:style-name="ce9" table:formula="of:=[.V168]+[.$O168]" office:value-type="float" office:value="0" calcext:value-type="float">
            <text:p>0</text:p>
          </table:table-cell>
          <table:table-cell table:style-name="ce9" table:formula="of:=[.W168]+[.$O168]" office:value-type="float" office:value="0" calcext:value-type="float">
            <text:p>0</text:p>
          </table:table-cell>
          <table:table-cell table:style-name="ce9" table:formula="of:=[.X168]+[.$O168]" office:value-type="float" office:value="0" calcext:value-type="float">
            <text:p>0</text:p>
          </table:table-cell>
          <table:table-cell table:style-name="ce9" table:formula="of:=([.Y168]-[.Y167])/[.$D$88]" office:value-type="float" office:value="0" calcext:value-type="float">
            <text:p>0</text:p>
          </table:table-cell>
          <table:table-cell table:formula="of:=([.Z168]-[.Z167])/[.$D$88]" office:value-type="float" office:value="0" calcext:value-type="float">
            <text:p>0</text:p>
          </table:table-cell>
          <table:table-cell table:style-name="ce11" table:formula="of:=([.AA168]-[.AA167])/[.$D$88]" office:value-type="float" office:value="0" calcext:value-type="float">
            <text:p>0</text:p>
          </table:table-cell>
          <table:table-cell table:style-name="ce9" table:formula="of:=([.AB168]-[.AB167])/[.$D$88]" office:value-type="float" office:value="0" calcext:value-type="float">
            <text:p>0</text:p>
          </table:table-cell>
          <table:table-cell table:formula="of:=([.AC168]-[.AC167])/[.$D$88]" office:value-type="float" office:value="0" calcext:value-type="float">
            <text:p>0</text:p>
          </table:table-cell>
          <table:table-cell table:style-name="ce11" table:formula="of:=([.AD168]-[.AD167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42" calcext:value-type="float">
            <text:p>-0.42</text:p>
          </table:table-cell>
          <table:table-cell table:formula="of:=[.A169]*[.$B$88]" office:value-type="float" office:value="-0.0126" calcext:value-type="float">
            <text:p>-0.0126</text:p>
          </table:table-cell>
          <table:table-cell office:value-type="float" office:value="0" calcext:value-type="float">
            <text:p>0</text:p>
          </table:table-cell>
          <table:table-cell table:formula="of:=[.C169]*[.$B$14]*[.$B$15]" office:value-type="float" office:value="0" calcext:value-type="float">
            <text:p>0</text:p>
          </table:table-cell>
          <table:table-cell table:formula="of:=[.D169]/[.$B$13]" office:value-type="float" office:value="0" calcext:value-type="float">
            <text:p>0</text:p>
          </table:table-cell>
          <table:table-cell table:formula="of:=[.E169]*[.$B$1]" office:value-type="float" office:value="0" calcext:value-type="float">
            <text:p>0</text:p>
          </table:table-cell>
          <table:table-cell table:formula="of:=[.E169]*[.$B$3]" office:value-type="float" office:value="0" calcext:value-type="float">
            <text:p>0</text:p>
          </table:table-cell>
          <table:table-cell table:formula="of:=[.E169]/[.$B$5]" office:value-type="float" office:value="0" calcext:value-type="float">
            <text:p>0.000</text:p>
          </table:table-cell>
          <table:table-cell table:formula="of:=[.$B$4]*(1-1/(1+[.H169]))" office:value-type="float" office:value="0" calcext:value-type="float">
            <text:p>0</text:p>
          </table:table-cell>
          <table:table-cell table:formula="of:=[.G169]+[.I169]" office:value-type="float" office:value="0" calcext:value-type="float">
            <text:p>0</text:p>
          </table:table-cell>
          <table:table-cell table:formula="of:=[.E169]*[.$B$7]" office:value-type="float" office:value="0" calcext:value-type="float">
            <text:p>0</text:p>
          </table:table-cell>
          <table:table-cell table:formula="of:=[.E169]/[.$B$9]" office:value-type="float" office:value="0" calcext:value-type="float">
            <text:p>0</text:p>
          </table:table-cell>
          <table:table-cell table:formula="of:=[.$B$8]*TANH([.L169])" office:value-type="float" office:value="0" calcext:value-type="float">
            <text:p>0</text:p>
          </table:table-cell>
          <table:table-cell table:formula="of:=[.K169]+[.M169]" office:value-type="float" office:value="0" calcext:value-type="float">
            <text:p>0</text:p>
          </table:table-cell>
          <table:table-cell table:formula="of:=[.O168]+[.E169]*[.$D$88]" office:value-type="float" office:value="0" calcext:value-type="float">
            <text:p>0</text:p>
          </table:table-cell>
          <table:table-cell table:formula="of:=[.O169]+[.F169]" office:value-type="float" office:value="0" calcext:value-type="float">
            <text:p>0</text:p>
          </table:table-cell>
          <table:table-cell table:formula="of:=[.O169]+[.J169]" office:value-type="float" office:value="0" calcext:value-type="float">
            <text:p>0</text:p>
          </table:table-cell>
          <table:table-cell table:formula="of:=[.O169]+[.N169]" office:value-type="float" office:value="0" calcext:value-type="float">
            <text:p>0</text:p>
          </table:table-cell>
          <table:table-cell table:formula="of:=MAX(0; [.$B$2]*0.5 - ABS([.B169]))*[.$D$88]/(([.$B$2]*0.5)^2)" office:value-type="float" office:value="0" calcext:value-type="float">
            <text:p>0</text:p>
          </table:table-cell>
          <table:table-cell table:formula="of:=MAX(0; [.$B$6]*0.5 - ABS([.$B169]))*[.$D$88]/(([.$B$6]*0.5)^2)" office:value-type="float" office:value="0" calcext:value-type="float">
            <text:p>0</text:p>
          </table:table-cell>
          <table:table-cell table:formula="of:=MAX(0; [.$B$10]*0.5 - ABS([.$B169]))*[.$D$88]/(([.$B$10]*0.5)^2)" office:value-type="float" office:value="0" calcext:value-type="float">
            <text:p>0</text:p>
          </table:table-cell>
          <table:table-cell table:formula="of:=SUMPRODUCT([.F119:.F219];[.$S$140:.$S$240])" office:value-type="float" office:value="0" calcext:value-type="float">
            <text:p>0</text:p>
          </table:table-cell>
          <table:table-cell table:formula="of:=SUMPRODUCT([.J119:.J219];[.T$140:.T$240])" office:value-type="float" office:value="0" calcext:value-type="float">
            <text:p>0</text:p>
          </table:table-cell>
          <table:table-cell table:formula="of:=SUMPRODUCT([.N119:.N219];[.U$140:.U$240])" office:value-type="float" office:value="0" calcext:value-type="float">
            <text:p>0</text:p>
          </table:table-cell>
          <table:table-cell table:style-name="ce9" table:formula="of:=[.V169]+[.$O169]" office:value-type="float" office:value="0" calcext:value-type="float">
            <text:p>0</text:p>
          </table:table-cell>
          <table:table-cell table:style-name="ce9" table:formula="of:=[.W169]+[.$O169]" office:value-type="float" office:value="0" calcext:value-type="float">
            <text:p>0</text:p>
          </table:table-cell>
          <table:table-cell table:style-name="ce9" table:formula="of:=[.X169]+[.$O169]" office:value-type="float" office:value="0" calcext:value-type="float">
            <text:p>0</text:p>
          </table:table-cell>
          <table:table-cell table:style-name="ce9" table:formula="of:=([.Y169]-[.Y168])/[.$D$88]" office:value-type="float" office:value="0" calcext:value-type="float">
            <text:p>0</text:p>
          </table:table-cell>
          <table:table-cell table:formula="of:=([.Z169]-[.Z168])/[.$D$88]" office:value-type="float" office:value="0" calcext:value-type="float">
            <text:p>0</text:p>
          </table:table-cell>
          <table:table-cell table:style-name="ce11" table:formula="of:=([.AA169]-[.AA168])/[.$D$88]" office:value-type="float" office:value="0" calcext:value-type="float">
            <text:p>0</text:p>
          </table:table-cell>
          <table:table-cell table:style-name="ce9" table:formula="of:=([.AB169]-[.AB168])/[.$D$88]" office:value-type="float" office:value="0" calcext:value-type="float">
            <text:p>0</text:p>
          </table:table-cell>
          <table:table-cell table:formula="of:=([.AC169]-[.AC168])/[.$D$88]" office:value-type="float" office:value="0" calcext:value-type="float">
            <text:p>0</text:p>
          </table:table-cell>
          <table:table-cell table:style-name="ce11" table:formula="of:=([.AD169]-[.AD168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[.A170]*[.$B$88]" office:value-type="float" office:value="-0.012" calcext:value-type="float">
            <text:p>-0.012</text:p>
          </table:table-cell>
          <table:table-cell office:value-type="float" office:value="0" calcext:value-type="float">
            <text:p>0</text:p>
          </table:table-cell>
          <table:table-cell table:formula="of:=[.C170]*[.$B$14]*[.$B$15]" office:value-type="float" office:value="0" calcext:value-type="float">
            <text:p>0</text:p>
          </table:table-cell>
          <table:table-cell table:formula="of:=[.D170]/[.$B$13]" office:value-type="float" office:value="0" calcext:value-type="float">
            <text:p>0</text:p>
          </table:table-cell>
          <table:table-cell table:formula="of:=[.E170]*[.$B$1]" office:value-type="float" office:value="0" calcext:value-type="float">
            <text:p>0</text:p>
          </table:table-cell>
          <table:table-cell table:formula="of:=[.E170]*[.$B$3]" office:value-type="float" office:value="0" calcext:value-type="float">
            <text:p>0</text:p>
          </table:table-cell>
          <table:table-cell table:formula="of:=[.E170]/[.$B$5]" office:value-type="float" office:value="0" calcext:value-type="float">
            <text:p>0.000</text:p>
          </table:table-cell>
          <table:table-cell table:formula="of:=[.$B$4]*(1-1/(1+[.H170]))" office:value-type="float" office:value="0" calcext:value-type="float">
            <text:p>0</text:p>
          </table:table-cell>
          <table:table-cell table:formula="of:=[.G170]+[.I170]" office:value-type="float" office:value="0" calcext:value-type="float">
            <text:p>0</text:p>
          </table:table-cell>
          <table:table-cell table:formula="of:=[.E170]*[.$B$7]" office:value-type="float" office:value="0" calcext:value-type="float">
            <text:p>0</text:p>
          </table:table-cell>
          <table:table-cell table:formula="of:=[.E170]/[.$B$9]" office:value-type="float" office:value="0" calcext:value-type="float">
            <text:p>0</text:p>
          </table:table-cell>
          <table:table-cell table:formula="of:=[.$B$8]*TANH([.L170])" office:value-type="float" office:value="0" calcext:value-type="float">
            <text:p>0</text:p>
          </table:table-cell>
          <table:table-cell table:formula="of:=[.K170]+[.M170]" office:value-type="float" office:value="0" calcext:value-type="float">
            <text:p>0</text:p>
          </table:table-cell>
          <table:table-cell table:formula="of:=[.O169]+[.E170]*[.$D$88]" office:value-type="float" office:value="0" calcext:value-type="float">
            <text:p>0</text:p>
          </table:table-cell>
          <table:table-cell table:formula="of:=[.O170]+[.F170]" office:value-type="float" office:value="0" calcext:value-type="float">
            <text:p>0</text:p>
          </table:table-cell>
          <table:table-cell table:formula="of:=[.O170]+[.J170]" office:value-type="float" office:value="0" calcext:value-type="float">
            <text:p>0</text:p>
          </table:table-cell>
          <table:table-cell table:formula="of:=[.O170]+[.N170]" office:value-type="float" office:value="0" calcext:value-type="float">
            <text:p>0</text:p>
          </table:table-cell>
          <table:table-cell table:formula="of:=MAX(0; [.$B$2]*0.5 - ABS([.B170]))*[.$D$88]/(([.$B$2]*0.5)^2)" office:value-type="float" office:value="0" calcext:value-type="float">
            <text:p>0</text:p>
          </table:table-cell>
          <table:table-cell table:formula="of:=MAX(0; [.$B$6]*0.5 - ABS([.$B170]))*[.$D$88]/(([.$B$6]*0.5)^2)" office:value-type="float" office:value="0" calcext:value-type="float">
            <text:p>0</text:p>
          </table:table-cell>
          <table:table-cell table:formula="of:=MAX(0; [.$B$10]*0.5 - ABS([.$B170]))*[.$D$88]/(([.$B$10]*0.5)^2)" office:value-type="float" office:value="0" calcext:value-type="float">
            <text:p>0</text:p>
          </table:table-cell>
          <table:table-cell table:formula="of:=SUMPRODUCT([.F120:.F220];[.$S$140:.$S$240])" office:value-type="float" office:value="0" calcext:value-type="float">
            <text:p>0</text:p>
          </table:table-cell>
          <table:table-cell table:formula="of:=SUMPRODUCT([.J120:.J220];[.T$140:.T$240])" office:value-type="float" office:value="0" calcext:value-type="float">
            <text:p>0</text:p>
          </table:table-cell>
          <table:table-cell table:formula="of:=SUMPRODUCT([.N120:.N220];[.U$140:.U$240])" office:value-type="float" office:value="0" calcext:value-type="float">
            <text:p>0</text:p>
          </table:table-cell>
          <table:table-cell table:style-name="ce9" table:formula="of:=[.V170]+[.$O170]" office:value-type="float" office:value="0" calcext:value-type="float">
            <text:p>0</text:p>
          </table:table-cell>
          <table:table-cell table:style-name="ce9" table:formula="of:=[.W170]+[.$O170]" office:value-type="float" office:value="0" calcext:value-type="float">
            <text:p>0</text:p>
          </table:table-cell>
          <table:table-cell table:style-name="ce9" table:formula="of:=[.X170]+[.$O170]" office:value-type="float" office:value="0" calcext:value-type="float">
            <text:p>0</text:p>
          </table:table-cell>
          <table:table-cell table:style-name="ce9" table:formula="of:=([.Y170]-[.Y169])/[.$D$88]" office:value-type="float" office:value="0" calcext:value-type="float">
            <text:p>0</text:p>
          </table:table-cell>
          <table:table-cell table:formula="of:=([.Z170]-[.Z169])/[.$D$88]" office:value-type="float" office:value="0" calcext:value-type="float">
            <text:p>0</text:p>
          </table:table-cell>
          <table:table-cell table:style-name="ce11" table:formula="of:=([.AA170]-[.AA169])/[.$D$88]" office:value-type="float" office:value="0" calcext:value-type="float">
            <text:p>0</text:p>
          </table:table-cell>
          <table:table-cell table:style-name="ce9" table:formula="of:=([.AB170]-[.AB169])/[.$D$88]" office:value-type="float" office:value="0" calcext:value-type="float">
            <text:p>0</text:p>
          </table:table-cell>
          <table:table-cell table:formula="of:=([.AC170]-[.AC169])/[.$D$88]" office:value-type="float" office:value="0" calcext:value-type="float">
            <text:p>0</text:p>
          </table:table-cell>
          <table:table-cell table:style-name="ce11" table:formula="of:=([.AD170]-[.AD169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38" calcext:value-type="float">
            <text:p>-0.38</text:p>
          </table:table-cell>
          <table:table-cell table:formula="of:=[.A171]*[.$B$88]" office:value-type="float" office:value="-0.0114" calcext:value-type="float">
            <text:p>-0.0114</text:p>
          </table:table-cell>
          <table:table-cell office:value-type="float" office:value="0" calcext:value-type="float">
            <text:p>0</text:p>
          </table:table-cell>
          <table:table-cell table:formula="of:=[.C171]*[.$B$14]*[.$B$15]" office:value-type="float" office:value="0" calcext:value-type="float">
            <text:p>0</text:p>
          </table:table-cell>
          <table:table-cell table:formula="of:=[.D171]/[.$B$13]" office:value-type="float" office:value="0" calcext:value-type="float">
            <text:p>0</text:p>
          </table:table-cell>
          <table:table-cell table:formula="of:=[.E171]*[.$B$1]" office:value-type="float" office:value="0" calcext:value-type="float">
            <text:p>0</text:p>
          </table:table-cell>
          <table:table-cell table:formula="of:=[.E171]*[.$B$3]" office:value-type="float" office:value="0" calcext:value-type="float">
            <text:p>0</text:p>
          </table:table-cell>
          <table:table-cell table:formula="of:=[.E171]/[.$B$5]" office:value-type="float" office:value="0" calcext:value-type="float">
            <text:p>0.000</text:p>
          </table:table-cell>
          <table:table-cell table:formula="of:=[.$B$4]*(1-1/(1+[.H171]))" office:value-type="float" office:value="0" calcext:value-type="float">
            <text:p>0</text:p>
          </table:table-cell>
          <table:table-cell table:formula="of:=[.G171]+[.I171]" office:value-type="float" office:value="0" calcext:value-type="float">
            <text:p>0</text:p>
          </table:table-cell>
          <table:table-cell table:formula="of:=[.E171]*[.$B$7]" office:value-type="float" office:value="0" calcext:value-type="float">
            <text:p>0</text:p>
          </table:table-cell>
          <table:table-cell table:formula="of:=[.E171]/[.$B$9]" office:value-type="float" office:value="0" calcext:value-type="float">
            <text:p>0</text:p>
          </table:table-cell>
          <table:table-cell table:formula="of:=[.$B$8]*TANH([.L171])" office:value-type="float" office:value="0" calcext:value-type="float">
            <text:p>0</text:p>
          </table:table-cell>
          <table:table-cell table:formula="of:=[.K171]+[.M171]" office:value-type="float" office:value="0" calcext:value-type="float">
            <text:p>0</text:p>
          </table:table-cell>
          <table:table-cell table:formula="of:=[.O170]+[.E171]*[.$D$88]" office:value-type="float" office:value="0" calcext:value-type="float">
            <text:p>0</text:p>
          </table:table-cell>
          <table:table-cell table:formula="of:=[.O171]+[.F171]" office:value-type="float" office:value="0" calcext:value-type="float">
            <text:p>0</text:p>
          </table:table-cell>
          <table:table-cell table:formula="of:=[.O171]+[.J171]" office:value-type="float" office:value="0" calcext:value-type="float">
            <text:p>0</text:p>
          </table:table-cell>
          <table:table-cell table:formula="of:=[.O171]+[.N171]" office:value-type="float" office:value="0" calcext:value-type="float">
            <text:p>0</text:p>
          </table:table-cell>
          <table:table-cell table:formula="of:=MAX(0; [.$B$2]*0.5 - ABS([.B171]))*[.$D$88]/(([.$B$2]*0.5)^2)" office:value-type="float" office:value="0" calcext:value-type="float">
            <text:p>0</text:p>
          </table:table-cell>
          <table:table-cell table:formula="of:=MAX(0; [.$B$6]*0.5 - ABS([.$B171]))*[.$D$88]/(([.$B$6]*0.5)^2)" office:value-type="float" office:value="0" calcext:value-type="float">
            <text:p>0</text:p>
          </table:table-cell>
          <table:table-cell table:formula="of:=MAX(0; [.$B$10]*0.5 - ABS([.$B171]))*[.$D$88]/(([.$B$10]*0.5)^2)" office:value-type="float" office:value="0" calcext:value-type="float">
            <text:p>0</text:p>
          </table:table-cell>
          <table:table-cell table:formula="of:=SUMPRODUCT([.F121:.F221];[.$S$140:.$S$240])" office:value-type="float" office:value="0" calcext:value-type="float">
            <text:p>0</text:p>
          </table:table-cell>
          <table:table-cell table:formula="of:=SUMPRODUCT([.J121:.J221];[.T$140:.T$240])" office:value-type="float" office:value="0" calcext:value-type="float">
            <text:p>0</text:p>
          </table:table-cell>
          <table:table-cell table:formula="of:=SUMPRODUCT([.N121:.N221];[.U$140:.U$240])" office:value-type="float" office:value="0" calcext:value-type="float">
            <text:p>0</text:p>
          </table:table-cell>
          <table:table-cell table:style-name="ce9" table:formula="of:=[.V171]+[.$O171]" office:value-type="float" office:value="0" calcext:value-type="float">
            <text:p>0</text:p>
          </table:table-cell>
          <table:table-cell table:style-name="ce9" table:formula="of:=[.W171]+[.$O171]" office:value-type="float" office:value="0" calcext:value-type="float">
            <text:p>0</text:p>
          </table:table-cell>
          <table:table-cell table:style-name="ce9" table:formula="of:=[.X171]+[.$O171]" office:value-type="float" office:value="0" calcext:value-type="float">
            <text:p>0</text:p>
          </table:table-cell>
          <table:table-cell table:style-name="ce9" table:formula="of:=([.Y171]-[.Y170])/[.$D$88]" office:value-type="float" office:value="0" calcext:value-type="float">
            <text:p>0</text:p>
          </table:table-cell>
          <table:table-cell table:formula="of:=([.Z171]-[.Z170])/[.$D$88]" office:value-type="float" office:value="0" calcext:value-type="float">
            <text:p>0</text:p>
          </table:table-cell>
          <table:table-cell table:style-name="ce11" table:formula="of:=([.AA171]-[.AA170])/[.$D$88]" office:value-type="float" office:value="0" calcext:value-type="float">
            <text:p>0</text:p>
          </table:table-cell>
          <table:table-cell table:style-name="ce9" table:formula="of:=([.AB171]-[.AB170])/[.$D$88]" office:value-type="float" office:value="0" calcext:value-type="float">
            <text:p>0</text:p>
          </table:table-cell>
          <table:table-cell table:formula="of:=([.AC171]-[.AC170])/[.$D$88]" office:value-type="float" office:value="0" calcext:value-type="float">
            <text:p>0</text:p>
          </table:table-cell>
          <table:table-cell table:style-name="ce11" table:formula="of:=([.AD171]-[.AD170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36" calcext:value-type="float">
            <text:p>-0.36</text:p>
          </table:table-cell>
          <table:table-cell table:formula="of:=[.A172]*[.$B$88]" office:value-type="float" office:value="-0.0108" calcext:value-type="float">
            <text:p>-0.0108</text:p>
          </table:table-cell>
          <table:table-cell office:value-type="float" office:value="0" calcext:value-type="float">
            <text:p>0</text:p>
          </table:table-cell>
          <table:table-cell table:formula="of:=[.C172]*[.$B$14]*[.$B$15]" office:value-type="float" office:value="0" calcext:value-type="float">
            <text:p>0</text:p>
          </table:table-cell>
          <table:table-cell table:formula="of:=[.D172]/[.$B$13]" office:value-type="float" office:value="0" calcext:value-type="float">
            <text:p>0</text:p>
          </table:table-cell>
          <table:table-cell table:formula="of:=[.E172]*[.$B$1]" office:value-type="float" office:value="0" calcext:value-type="float">
            <text:p>0</text:p>
          </table:table-cell>
          <table:table-cell table:formula="of:=[.E172]*[.$B$3]" office:value-type="float" office:value="0" calcext:value-type="float">
            <text:p>0</text:p>
          </table:table-cell>
          <table:table-cell table:formula="of:=[.E172]/[.$B$5]" office:value-type="float" office:value="0" calcext:value-type="float">
            <text:p>0.000</text:p>
          </table:table-cell>
          <table:table-cell table:formula="of:=[.$B$4]*(1-1/(1+[.H172]))" office:value-type="float" office:value="0" calcext:value-type="float">
            <text:p>0</text:p>
          </table:table-cell>
          <table:table-cell table:formula="of:=[.G172]+[.I172]" office:value-type="float" office:value="0" calcext:value-type="float">
            <text:p>0</text:p>
          </table:table-cell>
          <table:table-cell table:formula="of:=[.E172]*[.$B$7]" office:value-type="float" office:value="0" calcext:value-type="float">
            <text:p>0</text:p>
          </table:table-cell>
          <table:table-cell table:formula="of:=[.E172]/[.$B$9]" office:value-type="float" office:value="0" calcext:value-type="float">
            <text:p>0</text:p>
          </table:table-cell>
          <table:table-cell table:formula="of:=[.$B$8]*TANH([.L172])" office:value-type="float" office:value="0" calcext:value-type="float">
            <text:p>0</text:p>
          </table:table-cell>
          <table:table-cell table:formula="of:=[.K172]+[.M172]" office:value-type="float" office:value="0" calcext:value-type="float">
            <text:p>0</text:p>
          </table:table-cell>
          <table:table-cell table:formula="of:=[.O171]+[.E172]*[.$D$88]" office:value-type="float" office:value="0" calcext:value-type="float">
            <text:p>0</text:p>
          </table:table-cell>
          <table:table-cell table:formula="of:=[.O172]+[.F172]" office:value-type="float" office:value="0" calcext:value-type="float">
            <text:p>0</text:p>
          </table:table-cell>
          <table:table-cell table:formula="of:=[.O172]+[.J172]" office:value-type="float" office:value="0" calcext:value-type="float">
            <text:p>0</text:p>
          </table:table-cell>
          <table:table-cell table:formula="of:=[.O172]+[.N172]" office:value-type="float" office:value="0" calcext:value-type="float">
            <text:p>0</text:p>
          </table:table-cell>
          <table:table-cell table:formula="of:=MAX(0; [.$B$2]*0.5 - ABS([.B172]))*[.$D$88]/(([.$B$2]*0.5)^2)" office:value-type="float" office:value="0" calcext:value-type="float">
            <text:p>0</text:p>
          </table:table-cell>
          <table:table-cell table:formula="of:=MAX(0; [.$B$6]*0.5 - ABS([.$B172]))*[.$D$88]/(([.$B$6]*0.5)^2)" office:value-type="float" office:value="0" calcext:value-type="float">
            <text:p>0</text:p>
          </table:table-cell>
          <table:table-cell table:formula="of:=MAX(0; [.$B$10]*0.5 - ABS([.$B172]))*[.$D$88]/(([.$B$10]*0.5)^2)" office:value-type="float" office:value="0" calcext:value-type="float">
            <text:p>0</text:p>
          </table:table-cell>
          <table:table-cell table:formula="of:=SUMPRODUCT([.F122:.F222];[.$S$140:.$S$240])" office:value-type="float" office:value="0" calcext:value-type="float">
            <text:p>0</text:p>
          </table:table-cell>
          <table:table-cell table:formula="of:=SUMPRODUCT([.J122:.J222];[.T$140:.T$240])" office:value-type="float" office:value="0" calcext:value-type="float">
            <text:p>0</text:p>
          </table:table-cell>
          <table:table-cell table:formula="of:=SUMPRODUCT([.N122:.N222];[.U$140:.U$240])" office:value-type="float" office:value="0" calcext:value-type="float">
            <text:p>0</text:p>
          </table:table-cell>
          <table:table-cell table:style-name="ce9" table:formula="of:=[.V172]+[.$O172]" office:value-type="float" office:value="0" calcext:value-type="float">
            <text:p>0</text:p>
          </table:table-cell>
          <table:table-cell table:style-name="ce9" table:formula="of:=[.W172]+[.$O172]" office:value-type="float" office:value="0" calcext:value-type="float">
            <text:p>0</text:p>
          </table:table-cell>
          <table:table-cell table:style-name="ce9" table:formula="of:=[.X172]+[.$O172]" office:value-type="float" office:value="0" calcext:value-type="float">
            <text:p>0</text:p>
          </table:table-cell>
          <table:table-cell table:style-name="ce9" table:formula="of:=([.Y172]-[.Y171])/[.$D$88]" office:value-type="float" office:value="0" calcext:value-type="float">
            <text:p>0</text:p>
          </table:table-cell>
          <table:table-cell table:formula="of:=([.Z172]-[.Z171])/[.$D$88]" office:value-type="float" office:value="0" calcext:value-type="float">
            <text:p>0</text:p>
          </table:table-cell>
          <table:table-cell table:style-name="ce11" table:formula="of:=([.AA172]-[.AA171])/[.$D$88]" office:value-type="float" office:value="0" calcext:value-type="float">
            <text:p>0</text:p>
          </table:table-cell>
          <table:table-cell table:style-name="ce9" table:formula="of:=([.AB172]-[.AB171])/[.$D$88]" office:value-type="float" office:value="0" calcext:value-type="float">
            <text:p>0</text:p>
          </table:table-cell>
          <table:table-cell table:formula="of:=([.AC172]-[.AC171])/[.$D$88]" office:value-type="float" office:value="0" calcext:value-type="float">
            <text:p>0</text:p>
          </table:table-cell>
          <table:table-cell table:style-name="ce11" table:formula="of:=([.AD172]-[.AD171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34" calcext:value-type="float">
            <text:p>-0.34</text:p>
          </table:table-cell>
          <table:table-cell table:formula="of:=[.A173]*[.$B$88]" office:value-type="float" office:value="-0.0102" calcext:value-type="float">
            <text:p>-0.0102</text:p>
          </table:table-cell>
          <table:table-cell office:value-type="float" office:value="0" calcext:value-type="float">
            <text:p>0</text:p>
          </table:table-cell>
          <table:table-cell table:formula="of:=[.C173]*[.$B$14]*[.$B$15]" office:value-type="float" office:value="0" calcext:value-type="float">
            <text:p>0</text:p>
          </table:table-cell>
          <table:table-cell table:formula="of:=[.D173]/[.$B$13]" office:value-type="float" office:value="0" calcext:value-type="float">
            <text:p>0</text:p>
          </table:table-cell>
          <table:table-cell table:formula="of:=[.E173]*[.$B$1]" office:value-type="float" office:value="0" calcext:value-type="float">
            <text:p>0</text:p>
          </table:table-cell>
          <table:table-cell table:formula="of:=[.E173]*[.$B$3]" office:value-type="float" office:value="0" calcext:value-type="float">
            <text:p>0</text:p>
          </table:table-cell>
          <table:table-cell table:formula="of:=[.E173]/[.$B$5]" office:value-type="float" office:value="0" calcext:value-type="float">
            <text:p>0.000</text:p>
          </table:table-cell>
          <table:table-cell table:formula="of:=[.$B$4]*(1-1/(1+[.H173]))" office:value-type="float" office:value="0" calcext:value-type="float">
            <text:p>0</text:p>
          </table:table-cell>
          <table:table-cell table:formula="of:=[.G173]+[.I173]" office:value-type="float" office:value="0" calcext:value-type="float">
            <text:p>0</text:p>
          </table:table-cell>
          <table:table-cell table:formula="of:=[.E173]*[.$B$7]" office:value-type="float" office:value="0" calcext:value-type="float">
            <text:p>0</text:p>
          </table:table-cell>
          <table:table-cell table:formula="of:=[.E173]/[.$B$9]" office:value-type="float" office:value="0" calcext:value-type="float">
            <text:p>0</text:p>
          </table:table-cell>
          <table:table-cell table:formula="of:=[.$B$8]*TANH([.L173])" office:value-type="float" office:value="0" calcext:value-type="float">
            <text:p>0</text:p>
          </table:table-cell>
          <table:table-cell table:formula="of:=[.K173]+[.M173]" office:value-type="float" office:value="0" calcext:value-type="float">
            <text:p>0</text:p>
          </table:table-cell>
          <table:table-cell table:formula="of:=[.O172]+[.E173]*[.$D$88]" office:value-type="float" office:value="0" calcext:value-type="float">
            <text:p>0</text:p>
          </table:table-cell>
          <table:table-cell table:formula="of:=[.O173]+[.F173]" office:value-type="float" office:value="0" calcext:value-type="float">
            <text:p>0</text:p>
          </table:table-cell>
          <table:table-cell table:formula="of:=[.O173]+[.J173]" office:value-type="float" office:value="0" calcext:value-type="float">
            <text:p>0</text:p>
          </table:table-cell>
          <table:table-cell table:formula="of:=[.O173]+[.N173]" office:value-type="float" office:value="0" calcext:value-type="float">
            <text:p>0</text:p>
          </table:table-cell>
          <table:table-cell table:formula="of:=MAX(0; [.$B$2]*0.5 - ABS([.B173]))*[.$D$88]/(([.$B$2]*0.5)^2)" office:value-type="float" office:value="0" calcext:value-type="float">
            <text:p>0</text:p>
          </table:table-cell>
          <table:table-cell table:formula="of:=MAX(0; [.$B$6]*0.5 - ABS([.$B173]))*[.$D$88]/(([.$B$6]*0.5)^2)" office:value-type="float" office:value="0" calcext:value-type="float">
            <text:p>0</text:p>
          </table:table-cell>
          <table:table-cell table:formula="of:=MAX(0; [.$B$10]*0.5 - ABS([.$B173]))*[.$D$88]/(([.$B$10]*0.5)^2)" office:value-type="float" office:value="0" calcext:value-type="float">
            <text:p>0</text:p>
          </table:table-cell>
          <table:table-cell table:formula="of:=SUMPRODUCT([.F123:.F223];[.$S$140:.$S$240])" office:value-type="float" office:value="0" calcext:value-type="float">
            <text:p>0</text:p>
          </table:table-cell>
          <table:table-cell table:formula="of:=SUMPRODUCT([.J123:.J223];[.T$140:.T$240])" office:value-type="float" office:value="0" calcext:value-type="float">
            <text:p>0</text:p>
          </table:table-cell>
          <table:table-cell table:formula="of:=SUMPRODUCT([.N123:.N223];[.U$140:.U$240])" office:value-type="float" office:value="0" calcext:value-type="float">
            <text:p>0</text:p>
          </table:table-cell>
          <table:table-cell table:style-name="ce9" table:formula="of:=[.V173]+[.$O173]" office:value-type="float" office:value="0" calcext:value-type="float">
            <text:p>0</text:p>
          </table:table-cell>
          <table:table-cell table:style-name="ce9" table:formula="of:=[.W173]+[.$O173]" office:value-type="float" office:value="0" calcext:value-type="float">
            <text:p>0</text:p>
          </table:table-cell>
          <table:table-cell table:style-name="ce9" table:formula="of:=[.X173]+[.$O173]" office:value-type="float" office:value="0" calcext:value-type="float">
            <text:p>0</text:p>
          </table:table-cell>
          <table:table-cell table:style-name="ce9" table:formula="of:=([.Y173]-[.Y172])/[.$D$88]" office:value-type="float" office:value="0" calcext:value-type="float">
            <text:p>0</text:p>
          </table:table-cell>
          <table:table-cell table:formula="of:=([.Z173]-[.Z172])/[.$D$88]" office:value-type="float" office:value="0" calcext:value-type="float">
            <text:p>0</text:p>
          </table:table-cell>
          <table:table-cell table:style-name="ce11" table:formula="of:=([.AA173]-[.AA172])/[.$D$88]" office:value-type="float" office:value="0" calcext:value-type="float">
            <text:p>0</text:p>
          </table:table-cell>
          <table:table-cell table:style-name="ce9" table:formula="of:=([.AB173]-[.AB172])/[.$D$88]" office:value-type="float" office:value="0" calcext:value-type="float">
            <text:p>0</text:p>
          </table:table-cell>
          <table:table-cell table:formula="of:=([.AC173]-[.AC172])/[.$D$88]" office:value-type="float" office:value="0" calcext:value-type="float">
            <text:p>0</text:p>
          </table:table-cell>
          <table:table-cell table:style-name="ce11" table:formula="of:=([.AD173]-[.AD172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32" calcext:value-type="float">
            <text:p>-0.32</text:p>
          </table:table-cell>
          <table:table-cell table:formula="of:=[.A174]*[.$B$88]" office:value-type="float" office:value="-0.0096" calcext:value-type="float">
            <text:p>-0.0096</text:p>
          </table:table-cell>
          <table:table-cell office:value-type="float" office:value="0" calcext:value-type="float">
            <text:p>0</text:p>
          </table:table-cell>
          <table:table-cell table:formula="of:=[.C174]*[.$B$14]*[.$B$15]" office:value-type="float" office:value="0" calcext:value-type="float">
            <text:p>0</text:p>
          </table:table-cell>
          <table:table-cell table:formula="of:=[.D174]/[.$B$13]" office:value-type="float" office:value="0" calcext:value-type="float">
            <text:p>0</text:p>
          </table:table-cell>
          <table:table-cell table:formula="of:=[.E174]*[.$B$1]" office:value-type="float" office:value="0" calcext:value-type="float">
            <text:p>0</text:p>
          </table:table-cell>
          <table:table-cell table:formula="of:=[.E174]*[.$B$3]" office:value-type="float" office:value="0" calcext:value-type="float">
            <text:p>0</text:p>
          </table:table-cell>
          <table:table-cell table:formula="of:=[.E174]/[.$B$5]" office:value-type="float" office:value="0" calcext:value-type="float">
            <text:p>0.000</text:p>
          </table:table-cell>
          <table:table-cell table:formula="of:=[.$B$4]*(1-1/(1+[.H174]))" office:value-type="float" office:value="0" calcext:value-type="float">
            <text:p>0</text:p>
          </table:table-cell>
          <table:table-cell table:formula="of:=[.G174]+[.I174]" office:value-type="float" office:value="0" calcext:value-type="float">
            <text:p>0</text:p>
          </table:table-cell>
          <table:table-cell table:formula="of:=[.E174]*[.$B$7]" office:value-type="float" office:value="0" calcext:value-type="float">
            <text:p>0</text:p>
          </table:table-cell>
          <table:table-cell table:formula="of:=[.E174]/[.$B$9]" office:value-type="float" office:value="0" calcext:value-type="float">
            <text:p>0</text:p>
          </table:table-cell>
          <table:table-cell table:formula="of:=[.$B$8]*TANH([.L174])" office:value-type="float" office:value="0" calcext:value-type="float">
            <text:p>0</text:p>
          </table:table-cell>
          <table:table-cell table:formula="of:=[.K174]+[.M174]" office:value-type="float" office:value="0" calcext:value-type="float">
            <text:p>0</text:p>
          </table:table-cell>
          <table:table-cell table:formula="of:=[.O173]+[.E174]*[.$D$88]" office:value-type="float" office:value="0" calcext:value-type="float">
            <text:p>0</text:p>
          </table:table-cell>
          <table:table-cell table:formula="of:=[.O174]+[.F174]" office:value-type="float" office:value="0" calcext:value-type="float">
            <text:p>0</text:p>
          </table:table-cell>
          <table:table-cell table:formula="of:=[.O174]+[.J174]" office:value-type="float" office:value="0" calcext:value-type="float">
            <text:p>0</text:p>
          </table:table-cell>
          <table:table-cell table:formula="of:=[.O174]+[.N174]" office:value-type="float" office:value="0" calcext:value-type="float">
            <text:p>0</text:p>
          </table:table-cell>
          <table:table-cell table:formula="of:=MAX(0; [.$B$2]*0.5 - ABS([.B174]))*[.$D$88]/(([.$B$2]*0.5)^2)" office:value-type="float" office:value="0.00240000000000001" calcext:value-type="float">
            <text:p>0.00240000000000001</text:p>
          </table:table-cell>
          <table:table-cell table:formula="of:=MAX(0; [.$B$6]*0.5 - ABS([.$B174]))*[.$D$88]/(([.$B$6]*0.5)^2)" office:value-type="float" office:value="0.00240000000000001" calcext:value-type="float">
            <text:p>0.00240000000000001</text:p>
          </table:table-cell>
          <table:table-cell table:formula="of:=MAX(0; [.$B$10]*0.5 - ABS([.$B174]))*[.$D$88]/(([.$B$10]*0.5)^2)" office:value-type="float" office:value="0.00240000000000001" calcext:value-type="float">
            <text:p>0.00240000000000001</text:p>
          </table:table-cell>
          <table:table-cell table:formula="of:=SUMPRODUCT([.F124:.F224];[.$S$140:.$S$240])" office:value-type="float" office:value="0" calcext:value-type="float">
            <text:p>0</text:p>
          </table:table-cell>
          <table:table-cell table:formula="of:=SUMPRODUCT([.J124:.J224];[.T$140:.T$240])" office:value-type="float" office:value="0" calcext:value-type="float">
            <text:p>0</text:p>
          </table:table-cell>
          <table:table-cell table:formula="of:=SUMPRODUCT([.N124:.N224];[.U$140:.U$240])" office:value-type="float" office:value="0" calcext:value-type="float">
            <text:p>0</text:p>
          </table:table-cell>
          <table:table-cell table:style-name="ce9" table:formula="of:=[.V174]+[.$O174]" office:value-type="float" office:value="0" calcext:value-type="float">
            <text:p>0</text:p>
          </table:table-cell>
          <table:table-cell table:style-name="ce9" table:formula="of:=[.W174]+[.$O174]" office:value-type="float" office:value="0" calcext:value-type="float">
            <text:p>0</text:p>
          </table:table-cell>
          <table:table-cell table:style-name="ce9" table:formula="of:=[.X174]+[.$O174]" office:value-type="float" office:value="0" calcext:value-type="float">
            <text:p>0</text:p>
          </table:table-cell>
          <table:table-cell table:style-name="ce9" table:formula="of:=([.Y174]-[.Y173])/[.$D$88]" office:value-type="float" office:value="0" calcext:value-type="float">
            <text:p>0</text:p>
          </table:table-cell>
          <table:table-cell table:formula="of:=([.Z174]-[.Z173])/[.$D$88]" office:value-type="float" office:value="0" calcext:value-type="float">
            <text:p>0</text:p>
          </table:table-cell>
          <table:table-cell table:style-name="ce11" table:formula="of:=([.AA174]-[.AA173])/[.$D$88]" office:value-type="float" office:value="0" calcext:value-type="float">
            <text:p>0</text:p>
          </table:table-cell>
          <table:table-cell table:style-name="ce9" table:formula="of:=([.AB174]-[.AB173])/[.$D$88]" office:value-type="float" office:value="0" calcext:value-type="float">
            <text:p>0</text:p>
          </table:table-cell>
          <table:table-cell table:formula="of:=([.AC174]-[.AC173])/[.$D$88]" office:value-type="float" office:value="0" calcext:value-type="float">
            <text:p>0</text:p>
          </table:table-cell>
          <table:table-cell table:style-name="ce11" table:formula="of:=([.AD174]-[.AD173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[.A175]*[.$B$88]" office:value-type="float" office:value="-0.009" calcext:value-type="float">
            <text:p>-0.009</text:p>
          </table:table-cell>
          <table:table-cell office:value-type="float" office:value="0" calcext:value-type="float">
            <text:p>0</text:p>
          </table:table-cell>
          <table:table-cell table:formula="of:=[.C175]*[.$B$14]*[.$B$15]" office:value-type="float" office:value="0" calcext:value-type="float">
            <text:p>0</text:p>
          </table:table-cell>
          <table:table-cell table:formula="of:=[.D175]/[.$B$13]" office:value-type="float" office:value="0" calcext:value-type="float">
            <text:p>0</text:p>
          </table:table-cell>
          <table:table-cell table:formula="of:=[.E175]*[.$B$1]" office:value-type="float" office:value="0" calcext:value-type="float">
            <text:p>0</text:p>
          </table:table-cell>
          <table:table-cell table:formula="of:=[.E175]*[.$B$3]" office:value-type="float" office:value="0" calcext:value-type="float">
            <text:p>0</text:p>
          </table:table-cell>
          <table:table-cell table:formula="of:=[.E175]/[.$B$5]" office:value-type="float" office:value="0" calcext:value-type="float">
            <text:p>0.000</text:p>
          </table:table-cell>
          <table:table-cell table:formula="of:=[.$B$4]*(1-1/(1+[.H175]))" office:value-type="float" office:value="0" calcext:value-type="float">
            <text:p>0</text:p>
          </table:table-cell>
          <table:table-cell table:formula="of:=[.G175]+[.I175]" office:value-type="float" office:value="0" calcext:value-type="float">
            <text:p>0</text:p>
          </table:table-cell>
          <table:table-cell table:formula="of:=[.E175]*[.$B$7]" office:value-type="float" office:value="0" calcext:value-type="float">
            <text:p>0</text:p>
          </table:table-cell>
          <table:table-cell table:formula="of:=[.E175]/[.$B$9]" office:value-type="float" office:value="0" calcext:value-type="float">
            <text:p>0</text:p>
          </table:table-cell>
          <table:table-cell table:formula="of:=[.$B$8]*TANH([.L175])" office:value-type="float" office:value="0" calcext:value-type="float">
            <text:p>0</text:p>
          </table:table-cell>
          <table:table-cell table:formula="of:=[.K175]+[.M175]" office:value-type="float" office:value="0" calcext:value-type="float">
            <text:p>0</text:p>
          </table:table-cell>
          <table:table-cell table:formula="of:=[.O174]+[.E175]*[.$D$88]" office:value-type="float" office:value="0" calcext:value-type="float">
            <text:p>0</text:p>
          </table:table-cell>
          <table:table-cell table:formula="of:=[.O175]+[.F175]" office:value-type="float" office:value="0" calcext:value-type="float">
            <text:p>0</text:p>
          </table:table-cell>
          <table:table-cell table:formula="of:=[.O175]+[.J175]" office:value-type="float" office:value="0" calcext:value-type="float">
            <text:p>0</text:p>
          </table:table-cell>
          <table:table-cell table:formula="of:=[.O175]+[.N175]" office:value-type="float" office:value="0" calcext:value-type="float">
            <text:p>0</text:p>
          </table:table-cell>
          <table:table-cell table:formula="of:=MAX(0; [.$B$2]*0.5 - ABS([.B175]))*[.$D$88]/(([.$B$2]*0.5)^2)" office:value-type="float" office:value="0.006" calcext:value-type="float">
            <text:p>0.006</text:p>
          </table:table-cell>
          <table:table-cell table:formula="of:=MAX(0; [.$B$6]*0.5 - ABS([.$B175]))*[.$D$88]/(([.$B$6]*0.5)^2)" office:value-type="float" office:value="0.006" calcext:value-type="float">
            <text:p>0.006</text:p>
          </table:table-cell>
          <table:table-cell table:formula="of:=MAX(0; [.$B$10]*0.5 - ABS([.$B175]))*[.$D$88]/(([.$B$10]*0.5)^2)" office:value-type="float" office:value="0.006" calcext:value-type="float">
            <text:p>0.006</text:p>
          </table:table-cell>
          <table:table-cell table:formula="of:=SUMPRODUCT([.F125:.F225];[.$S$140:.$S$240])" office:value-type="float" office:value="0.0000107762837549503" calcext:value-type="float">
            <text:p>1.07762837549503E-05</text:p>
          </table:table-cell>
          <table:table-cell table:formula="of:=SUMPRODUCT([.J125:.J225];[.T$140:.T$240])" office:value-type="float" office:value="0" calcext:value-type="float">
            <text:p>0</text:p>
          </table:table-cell>
          <table:table-cell table:formula="of:=SUMPRODUCT([.N125:.N225];[.U$140:.U$240])" office:value-type="float" office:value="0.0000367736638039395" calcext:value-type="float">
            <text:p>3.67736638039395E-05</text:p>
          </table:table-cell>
          <table:table-cell table:style-name="ce9" table:formula="of:=[.V175]+[.$O175]" office:value-type="float" office:value="0.0000107762837549504" calcext:value-type="float">
            <text:p>1.07762837549504E-05</text:p>
          </table:table-cell>
          <table:table-cell table:style-name="ce9" table:formula="of:=[.W175]+[.$O175]" office:value-type="float" office:value="0" calcext:value-type="float">
            <text:p>0</text:p>
          </table:table-cell>
          <table:table-cell table:style-name="ce9" table:formula="of:=[.X175]+[.$O175]" office:value-type="float" office:value="0.0000367736638039396" calcext:value-type="float">
            <text:p>3.67736638039396E-05</text:p>
          </table:table-cell>
          <table:table-cell table:style-name="ce9" table:formula="of:=([.Y175]-[.Y174])/[.$D$88]" office:value-type="float" office:value="0.0179604729249173" calcext:value-type="float">
            <text:p>0.0179604729249173</text:p>
          </table:table-cell>
          <table:table-cell table:formula="of:=([.Z175]-[.Z174])/[.$D$88]" office:value-type="float" office:value="0" calcext:value-type="float">
            <text:p>0</text:p>
          </table:table-cell>
          <table:table-cell table:style-name="ce11" table:formula="of:=([.AA175]-[.AA174])/[.$D$88]" office:value-type="float" office:value="0.0612894396732327" calcext:value-type="float">
            <text:p>0.0612894396732327</text:p>
          </table:table-cell>
          <table:table-cell table:style-name="ce9" table:formula="of:=([.AB175]-[.AB174])/[.$D$88]" office:value-type="float" office:value="29.9341215415288" calcext:value-type="float">
            <text:p>29.9341215415288</text:p>
          </table:table-cell>
          <table:table-cell table:formula="of:=([.AC175]-[.AC174])/[.$D$88]" office:value-type="float" office:value="0" calcext:value-type="float">
            <text:p>0</text:p>
          </table:table-cell>
          <table:table-cell table:style-name="ce11" table:formula="of:=([.AD175]-[.AD174])/[.$D$88]" office:value-type="float" office:value="102.149066122054" calcext:value-type="float">
            <text:p>102.149066122054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28" calcext:value-type="float">
            <text:p>-0.28</text:p>
          </table:table-cell>
          <table:table-cell table:formula="of:=[.A176]*[.$B$88]" office:value-type="float" office:value="-0.0084" calcext:value-type="float">
            <text:p>-0.0084</text:p>
          </table:table-cell>
          <table:table-cell office:value-type="float" office:value="0" calcext:value-type="float">
            <text:p>0</text:p>
          </table:table-cell>
          <table:table-cell table:formula="of:=[.C176]*[.$B$14]*[.$B$15]" office:value-type="float" office:value="0" calcext:value-type="float">
            <text:p>0</text:p>
          </table:table-cell>
          <table:table-cell table:formula="of:=[.D176]/[.$B$13]" office:value-type="float" office:value="0" calcext:value-type="float">
            <text:p>0</text:p>
          </table:table-cell>
          <table:table-cell table:formula="of:=[.E176]*[.$B$1]" office:value-type="float" office:value="0" calcext:value-type="float">
            <text:p>0</text:p>
          </table:table-cell>
          <table:table-cell table:formula="of:=[.E176]*[.$B$3]" office:value-type="float" office:value="0" calcext:value-type="float">
            <text:p>0</text:p>
          </table:table-cell>
          <table:table-cell table:formula="of:=[.E176]/[.$B$5]" office:value-type="float" office:value="0" calcext:value-type="float">
            <text:p>0.000</text:p>
          </table:table-cell>
          <table:table-cell table:formula="of:=[.$B$4]*(1-1/(1+[.H176]))" office:value-type="float" office:value="0" calcext:value-type="float">
            <text:p>0</text:p>
          </table:table-cell>
          <table:table-cell table:formula="of:=[.G176]+[.I176]" office:value-type="float" office:value="0" calcext:value-type="float">
            <text:p>0</text:p>
          </table:table-cell>
          <table:table-cell table:formula="of:=[.E176]*[.$B$7]" office:value-type="float" office:value="0" calcext:value-type="float">
            <text:p>0</text:p>
          </table:table-cell>
          <table:table-cell table:formula="of:=[.E176]/[.$B$9]" office:value-type="float" office:value="0" calcext:value-type="float">
            <text:p>0</text:p>
          </table:table-cell>
          <table:table-cell table:formula="of:=[.$B$8]*TANH([.L176])" office:value-type="float" office:value="0" calcext:value-type="float">
            <text:p>0</text:p>
          </table:table-cell>
          <table:table-cell table:formula="of:=[.K176]+[.M176]" office:value-type="float" office:value="0" calcext:value-type="float">
            <text:p>0</text:p>
          </table:table-cell>
          <table:table-cell table:formula="of:=[.O175]+[.E176]*[.$D$88]" office:value-type="float" office:value="0" calcext:value-type="float">
            <text:p>0</text:p>
          </table:table-cell>
          <table:table-cell table:formula="of:=[.O176]+[.F176]" office:value-type="float" office:value="0" calcext:value-type="float">
            <text:p>0</text:p>
          </table:table-cell>
          <table:table-cell table:formula="of:=[.O176]+[.J176]" office:value-type="float" office:value="0" calcext:value-type="float">
            <text:p>0</text:p>
          </table:table-cell>
          <table:table-cell table:formula="of:=[.O176]+[.N176]" office:value-type="float" office:value="0" calcext:value-type="float">
            <text:p>0</text:p>
          </table:table-cell>
          <table:table-cell table:formula="of:=MAX(0; [.$B$2]*0.5 - ABS([.B176]))*[.$D$88]/(([.$B$2]*0.5)^2)" office:value-type="float" office:value="0.00959999999999999" calcext:value-type="float">
            <text:p>0.00959999999999999</text:p>
          </table:table-cell>
          <table:table-cell table:formula="of:=MAX(0; [.$B$6]*0.5 - ABS([.$B176]))*[.$D$88]/(([.$B$6]*0.5)^2)" office:value-type="float" office:value="0.00959999999999999" calcext:value-type="float">
            <text:p>0.00959999999999999</text:p>
          </table:table-cell>
          <table:table-cell table:formula="of:=MAX(0; [.$B$10]*0.5 - ABS([.$B176]))*[.$D$88]/(([.$B$10]*0.5)^2)" office:value-type="float" office:value="0.00959999999999999" calcext:value-type="float">
            <text:p>0.00959999999999999</text:p>
          </table:table-cell>
          <table:table-cell table:formula="of:=SUMPRODUCT([.F126:.F226];[.$S$140:.$S$240])" office:value-type="float" office:value="0.0000484932768972765" calcext:value-type="float">
            <text:p>4.84932768972765E-05</text:p>
          </table:table-cell>
          <table:table-cell table:formula="of:=SUMPRODUCT([.J126:.J226];[.T$140:.T$240])" office:value-type="float" office:value="0" calcext:value-type="float">
            <text:p>0</text:p>
          </table:table-cell>
          <table:table-cell table:formula="of:=SUMPRODUCT([.N126:.N226];[.U$140:.U$240])" office:value-type="float" office:value="0.00016468685467578" calcext:value-type="float">
            <text:p>0.00016468685467578</text:p>
          </table:table-cell>
          <table:table-cell table:style-name="ce9" table:formula="of:=[.V176]+[.$O176]" office:value-type="float" office:value="0.0000484932768972766" calcext:value-type="float">
            <text:p>4.84932768972766E-05</text:p>
          </table:table-cell>
          <table:table-cell table:style-name="ce9" table:formula="of:=[.W176]+[.$O176]" office:value-type="float" office:value="0" calcext:value-type="float">
            <text:p>0</text:p>
          </table:table-cell>
          <table:table-cell table:style-name="ce9" table:formula="of:=[.X176]+[.$O176]" office:value-type="float" office:value="0.00016468685467578" calcext:value-type="float">
            <text:p>0.00016468685467578</text:p>
          </table:table-cell>
          <table:table-cell table:style-name="ce9" table:formula="of:=([.Y176]-[.Y175])/[.$D$88]" office:value-type="float" office:value="0.0628616552372104" calcext:value-type="float">
            <text:p>0.0628616552372104</text:p>
          </table:table-cell>
          <table:table-cell table:formula="of:=([.Z176]-[.Z175])/[.$D$88]" office:value-type="float" office:value="0" calcext:value-type="float">
            <text:p>0</text:p>
          </table:table-cell>
          <table:table-cell table:style-name="ce11" table:formula="of:=([.AA176]-[.AA175])/[.$D$88]" office:value-type="float" office:value="0.213188651453067" calcext:value-type="float">
            <text:p>0.213188651453067</text:p>
          </table:table-cell>
          <table:table-cell table:style-name="ce9" table:formula="of:=([.AB176]-[.AB175])/[.$D$88]" office:value-type="float" office:value="74.8353038538219" calcext:value-type="float">
            <text:p>74.8353038538219</text:p>
          </table:table-cell>
          <table:table-cell table:formula="of:=([.AC176]-[.AC175])/[.$D$88]" office:value-type="float" office:value="0" calcext:value-type="float">
            <text:p>0</text:p>
          </table:table-cell>
          <table:table-cell table:style-name="ce11" table:formula="of:=([.AD176]-[.AD175])/[.$D$88]" office:value-type="float" office:value="253.165352966391" calcext:value-type="float">
            <text:p>253.165352966391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26" calcext:value-type="float">
            <text:p>-0.26</text:p>
          </table:table-cell>
          <table:table-cell table:formula="of:=[.A177]*[.$B$88]" office:value-type="float" office:value="-0.0078" calcext:value-type="float">
            <text:p>-0.0078</text:p>
          </table:table-cell>
          <table:table-cell office:value-type="float" office:value="0" calcext:value-type="float">
            <text:p>0</text:p>
          </table:table-cell>
          <table:table-cell table:formula="of:=[.C177]*[.$B$14]*[.$B$15]" office:value-type="float" office:value="0" calcext:value-type="float">
            <text:p>0</text:p>
          </table:table-cell>
          <table:table-cell table:formula="of:=[.D177]/[.$B$13]" office:value-type="float" office:value="0" calcext:value-type="float">
            <text:p>0</text:p>
          </table:table-cell>
          <table:table-cell table:formula="of:=[.E177]*[.$B$1]" office:value-type="float" office:value="0" calcext:value-type="float">
            <text:p>0</text:p>
          </table:table-cell>
          <table:table-cell table:formula="of:=[.E177]*[.$B$3]" office:value-type="float" office:value="0" calcext:value-type="float">
            <text:p>0</text:p>
          </table:table-cell>
          <table:table-cell table:formula="of:=[.E177]/[.$B$5]" office:value-type="float" office:value="0" calcext:value-type="float">
            <text:p>0.000</text:p>
          </table:table-cell>
          <table:table-cell table:formula="of:=[.$B$4]*(1-1/(1+[.H177]))" office:value-type="float" office:value="0" calcext:value-type="float">
            <text:p>0</text:p>
          </table:table-cell>
          <table:table-cell table:formula="of:=[.G177]+[.I177]" office:value-type="float" office:value="0" calcext:value-type="float">
            <text:p>0</text:p>
          </table:table-cell>
          <table:table-cell table:formula="of:=[.E177]*[.$B$7]" office:value-type="float" office:value="0" calcext:value-type="float">
            <text:p>0</text:p>
          </table:table-cell>
          <table:table-cell table:formula="of:=[.E177]/[.$B$9]" office:value-type="float" office:value="0" calcext:value-type="float">
            <text:p>0</text:p>
          </table:table-cell>
          <table:table-cell table:formula="of:=[.$B$8]*TANH([.L177])" office:value-type="float" office:value="0" calcext:value-type="float">
            <text:p>0</text:p>
          </table:table-cell>
          <table:table-cell table:formula="of:=[.K177]+[.M177]" office:value-type="float" office:value="0" calcext:value-type="float">
            <text:p>0</text:p>
          </table:table-cell>
          <table:table-cell table:formula="of:=[.O176]+[.E177]*[.$D$88]" office:value-type="float" office:value="0" calcext:value-type="float">
            <text:p>0</text:p>
          </table:table-cell>
          <table:table-cell table:formula="of:=[.O177]+[.F177]" office:value-type="float" office:value="0" calcext:value-type="float">
            <text:p>0</text:p>
          </table:table-cell>
          <table:table-cell table:formula="of:=[.O177]+[.J177]" office:value-type="float" office:value="0" calcext:value-type="float">
            <text:p>0</text:p>
          </table:table-cell>
          <table:table-cell table:formula="of:=[.O177]+[.N177]" office:value-type="float" office:value="0" calcext:value-type="float">
            <text:p>0</text:p>
          </table:table-cell>
          <table:table-cell table:formula="of:=MAX(0; [.$B$2]*0.5 - ABS([.B177]))*[.$D$88]/(([.$B$2]*0.5)^2)" office:value-type="float" office:value="0.0132" calcext:value-type="float">
            <text:p>0.0132</text:p>
          </table:table-cell>
          <table:table-cell table:formula="of:=MAX(0; [.$B$6]*0.5 - ABS([.$B177]))*[.$D$88]/(([.$B$6]*0.5)^2)" office:value-type="float" office:value="0.0132" calcext:value-type="float">
            <text:p>0.0132</text:p>
          </table:table-cell>
          <table:table-cell table:formula="of:=MAX(0; [.$B$10]*0.5 - ABS([.$B177]))*[.$D$88]/(([.$B$10]*0.5)^2)" office:value-type="float" office:value="0.0132" calcext:value-type="float">
            <text:p>0.0132</text:p>
          </table:table-cell>
          <table:table-cell table:formula="of:=SUMPRODUCT([.F127:.F227];[.$S$140:.$S$240])" office:value-type="float" office:value="0.000129315405059404" calcext:value-type="float">
            <text:p>0.000129315405059404</text:p>
          </table:table-cell>
          <table:table-cell table:formula="of:=SUMPRODUCT([.J127:.J227];[.T$140:.T$240])" office:value-type="float" office:value="0" calcext:value-type="float">
            <text:p>0</text:p>
          </table:table-cell>
          <table:table-cell table:formula="of:=SUMPRODUCT([.N127:.N227];[.U$140:.U$240])" office:value-type="float" office:value="0.000436195420013773" calcext:value-type="float">
            <text:p>0.000436195420013773</text:p>
          </table:table-cell>
          <table:table-cell table:style-name="ce9" table:formula="of:=[.V177]+[.$O177]" office:value-type="float" office:value="0.000129315405059404" calcext:value-type="float">
            <text:p>0.000129315405059404</text:p>
          </table:table-cell>
          <table:table-cell table:style-name="ce9" table:formula="of:=[.W177]+[.$O177]" office:value-type="float" office:value="0" calcext:value-type="float">
            <text:p>0</text:p>
          </table:table-cell>
          <table:table-cell table:style-name="ce9" table:formula="of:=[.X177]+[.$O177]" office:value-type="float" office:value="0.000436195420013774" calcext:value-type="float">
            <text:p>0.000436195420013774</text:p>
          </table:table-cell>
          <table:table-cell table:style-name="ce9" table:formula="of:=([.Y177]-[.Y176])/[.$D$88]" office:value-type="float" office:value="0.134703546936879" calcext:value-type="float">
            <text:p>0.134703546936879</text:p>
          </table:table-cell>
          <table:table-cell table:formula="of:=([.Z177]-[.Z176])/[.$D$88]" office:value-type="float" office:value="0" calcext:value-type="float">
            <text:p>0</text:p>
          </table:table-cell>
          <table:table-cell table:style-name="ce11" table:formula="of:=([.AA177]-[.AA176])/[.$D$88]" office:value-type="float" office:value="0.452514275563323" calcext:value-type="float">
            <text:p>0.452514275563323</text:p>
          </table:table-cell>
          <table:table-cell table:style-name="ce9" table:formula="of:=([.AB177]-[.AB176])/[.$D$88]" office:value-type="float" office:value="119.736486166115" calcext:value-type="float">
            <text:p>119.736486166115</text:p>
          </table:table-cell>
          <table:table-cell table:formula="of:=([.AC177]-[.AC176])/[.$D$88]" office:value-type="float" office:value="0" calcext:value-type="float">
            <text:p>0</text:p>
          </table:table-cell>
          <table:table-cell table:style-name="ce11" table:formula="of:=([.AD177]-[.AD176])/[.$D$88]" office:value-type="float" office:value="398.876040183759" calcext:value-type="float">
            <text:p>398.876040183759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24" calcext:value-type="float">
            <text:p>-0.24</text:p>
          </table:table-cell>
          <table:table-cell table:formula="of:=[.A178]*[.$B$88]" office:value-type="float" office:value="-0.0072" calcext:value-type="float">
            <text:p>-0.0072</text:p>
          </table:table-cell>
          <table:table-cell office:value-type="float" office:value="0" calcext:value-type="float">
            <text:p>0</text:p>
          </table:table-cell>
          <table:table-cell table:formula="of:=[.C178]*[.$B$14]*[.$B$15]" office:value-type="float" office:value="0" calcext:value-type="float">
            <text:p>0</text:p>
          </table:table-cell>
          <table:table-cell table:formula="of:=[.D178]/[.$B$13]" office:value-type="float" office:value="0" calcext:value-type="float">
            <text:p>0</text:p>
          </table:table-cell>
          <table:table-cell table:formula="of:=[.E178]*[.$B$1]" office:value-type="float" office:value="0" calcext:value-type="float">
            <text:p>0</text:p>
          </table:table-cell>
          <table:table-cell table:formula="of:=[.E178]*[.$B$3]" office:value-type="float" office:value="0" calcext:value-type="float">
            <text:p>0</text:p>
          </table:table-cell>
          <table:table-cell table:formula="of:=[.E178]/[.$B$5]" office:value-type="float" office:value="0" calcext:value-type="float">
            <text:p>0.000</text:p>
          </table:table-cell>
          <table:table-cell table:formula="of:=[.$B$4]*(1-1/(1+[.H178]))" office:value-type="float" office:value="0" calcext:value-type="float">
            <text:p>0</text:p>
          </table:table-cell>
          <table:table-cell table:formula="of:=[.G178]+[.I178]" office:value-type="float" office:value="0" calcext:value-type="float">
            <text:p>0</text:p>
          </table:table-cell>
          <table:table-cell table:formula="of:=[.E178]*[.$B$7]" office:value-type="float" office:value="0" calcext:value-type="float">
            <text:p>0</text:p>
          </table:table-cell>
          <table:table-cell table:formula="of:=[.E178]/[.$B$9]" office:value-type="float" office:value="0" calcext:value-type="float">
            <text:p>0</text:p>
          </table:table-cell>
          <table:table-cell table:formula="of:=[.$B$8]*TANH([.L178])" office:value-type="float" office:value="0" calcext:value-type="float">
            <text:p>0</text:p>
          </table:table-cell>
          <table:table-cell table:formula="of:=[.K178]+[.M178]" office:value-type="float" office:value="0" calcext:value-type="float">
            <text:p>0</text:p>
          </table:table-cell>
          <table:table-cell table:formula="of:=[.O177]+[.E178]*[.$D$88]" office:value-type="float" office:value="0" calcext:value-type="float">
            <text:p>0</text:p>
          </table:table-cell>
          <table:table-cell table:formula="of:=[.O178]+[.F178]" office:value-type="float" office:value="0" calcext:value-type="float">
            <text:p>0</text:p>
          </table:table-cell>
          <table:table-cell table:formula="of:=[.O178]+[.J178]" office:value-type="float" office:value="0" calcext:value-type="float">
            <text:p>0</text:p>
          </table:table-cell>
          <table:table-cell table:formula="of:=[.O178]+[.N178]" office:value-type="float" office:value="0" calcext:value-type="float">
            <text:p>0</text:p>
          </table:table-cell>
          <table:table-cell table:formula="of:=MAX(0; [.$B$2]*0.5 - ABS([.B178]))*[.$D$88]/(([.$B$2]*0.5)^2)" office:value-type="float" office:value="0.0168" calcext:value-type="float">
            <text:p>0.0168</text:p>
          </table:table-cell>
          <table:table-cell table:formula="of:=MAX(0; [.$B$6]*0.5 - ABS([.$B178]))*[.$D$88]/(([.$B$6]*0.5)^2)" office:value-type="float" office:value="0.0168" calcext:value-type="float">
            <text:p>0.0168</text:p>
          </table:table-cell>
          <table:table-cell table:formula="of:=MAX(0; [.$B$10]*0.5 - ABS([.$B178]))*[.$D$88]/(([.$B$10]*0.5)^2)" office:value-type="float" office:value="0.0168" calcext:value-type="float">
            <text:p>0.0168</text:p>
          </table:table-cell>
          <table:table-cell table:formula="of:=SUMPRODUCT([.F128:.F228];[.$S$140:.$S$240])" office:value-type="float" office:value="0.000269407093873758" calcext:value-type="float">
            <text:p>0.000269407093873758</text:p>
          </table:table-cell>
          <table:table-cell table:formula="of:=SUMPRODUCT([.J128:.J228];[.T$140:.T$240])" office:value-type="float" office:value="0" calcext:value-type="float">
            <text:p>0</text:p>
          </table:table-cell>
          <table:table-cell table:formula="of:=SUMPRODUCT([.N128:.N228];[.U$140:.U$240])" office:value-type="float" office:value="0.000900906059802232" calcext:value-type="float">
            <text:p>0.000900906059802232</text:p>
          </table:table-cell>
          <table:table-cell table:style-name="ce9" table:formula="of:=[.V178]+[.$O178]" office:value-type="float" office:value="0.000269407093873759" calcext:value-type="float">
            <text:p>0.000269407093873759</text:p>
          </table:table-cell>
          <table:table-cell table:style-name="ce9" table:formula="of:=[.W178]+[.$O178]" office:value-type="float" office:value="0" calcext:value-type="float">
            <text:p>0</text:p>
          </table:table-cell>
          <table:table-cell table:style-name="ce9" table:formula="of:=[.X178]+[.$O178]" office:value-type="float" office:value="0.000900906059802233" calcext:value-type="float">
            <text:p>0.000900906059802233</text:p>
          </table:table-cell>
          <table:table-cell table:style-name="ce9" table:formula="of:=([.Y178]-[.Y177])/[.$D$88]" office:value-type="float" office:value="0.233486148023924" calcext:value-type="float">
            <text:p>0.233486148023924</text:p>
          </table:table-cell>
          <table:table-cell table:formula="of:=([.Z178]-[.Z177])/[.$D$88]" office:value-type="float" office:value="0" calcext:value-type="float">
            <text:p>0</text:p>
          </table:table-cell>
          <table:table-cell table:style-name="ce11" table:formula="of:=([.AA178]-[.AA177])/[.$D$88]" office:value-type="float" office:value="0.774517732980767" calcext:value-type="float">
            <text:p>0.774517732980767</text:p>
          </table:table-cell>
          <table:table-cell table:style-name="ce9" table:formula="of:=([.AB178]-[.AB177])/[.$D$88]" office:value-type="float" office:value="164.637668478408" calcext:value-type="float">
            <text:p>164.637668478408</text:p>
          </table:table-cell>
          <table:table-cell table:formula="of:=([.AC178]-[.AC177])/[.$D$88]" office:value-type="float" office:value="0" calcext:value-type="float">
            <text:p>0</text:p>
          </table:table-cell>
          <table:table-cell table:style-name="ce11" table:formula="of:=([.AD178]-[.AD177])/[.$D$88]" office:value-type="float" office:value="536.672429029073" calcext:value-type="float">
            <text:p>536.672429029073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22" calcext:value-type="float">
            <text:p>-0.22</text:p>
          </table:table-cell>
          <table:table-cell table:formula="of:=[.A179]*[.$B$88]" office:value-type="float" office:value="-0.0066" calcext:value-type="float">
            <text:p>-0.0066</text:p>
          </table:table-cell>
          <table:table-cell office:value-type="float" office:value="0" calcext:value-type="float">
            <text:p>0</text:p>
          </table:table-cell>
          <table:table-cell table:formula="of:=[.C179]*[.$B$14]*[.$B$15]" office:value-type="float" office:value="0" calcext:value-type="float">
            <text:p>0</text:p>
          </table:table-cell>
          <table:table-cell table:formula="of:=[.D179]/[.$B$13]" office:value-type="float" office:value="0" calcext:value-type="float">
            <text:p>0</text:p>
          </table:table-cell>
          <table:table-cell table:formula="of:=[.E179]*[.$B$1]" office:value-type="float" office:value="0" calcext:value-type="float">
            <text:p>0</text:p>
          </table:table-cell>
          <table:table-cell table:formula="of:=[.E179]*[.$B$3]" office:value-type="float" office:value="0" calcext:value-type="float">
            <text:p>0</text:p>
          </table:table-cell>
          <table:table-cell table:formula="of:=[.E179]/[.$B$5]" office:value-type="float" office:value="0" calcext:value-type="float">
            <text:p>0.000</text:p>
          </table:table-cell>
          <table:table-cell table:formula="of:=[.$B$4]*(1-1/(1+[.H179]))" office:value-type="float" office:value="0" calcext:value-type="float">
            <text:p>0</text:p>
          </table:table-cell>
          <table:table-cell table:formula="of:=[.G179]+[.I179]" office:value-type="float" office:value="0" calcext:value-type="float">
            <text:p>0</text:p>
          </table:table-cell>
          <table:table-cell table:formula="of:=[.E179]*[.$B$7]" office:value-type="float" office:value="0" calcext:value-type="float">
            <text:p>0</text:p>
          </table:table-cell>
          <table:table-cell table:formula="of:=[.E179]/[.$B$9]" office:value-type="float" office:value="0" calcext:value-type="float">
            <text:p>0</text:p>
          </table:table-cell>
          <table:table-cell table:formula="of:=[.$B$8]*TANH([.L179])" office:value-type="float" office:value="0" calcext:value-type="float">
            <text:p>0</text:p>
          </table:table-cell>
          <table:table-cell table:formula="of:=[.K179]+[.M179]" office:value-type="float" office:value="0" calcext:value-type="float">
            <text:p>0</text:p>
          </table:table-cell>
          <table:table-cell table:formula="of:=[.O178]+[.E179]*[.$D$88]" office:value-type="float" office:value="0" calcext:value-type="float">
            <text:p>0</text:p>
          </table:table-cell>
          <table:table-cell table:formula="of:=[.O179]+[.F179]" office:value-type="float" office:value="0" calcext:value-type="float">
            <text:p>0</text:p>
          </table:table-cell>
          <table:table-cell table:formula="of:=[.O179]+[.J179]" office:value-type="float" office:value="0" calcext:value-type="float">
            <text:p>0</text:p>
          </table:table-cell>
          <table:table-cell table:formula="of:=[.O179]+[.N179]" office:value-type="float" office:value="0" calcext:value-type="float">
            <text:p>0</text:p>
          </table:table-cell>
          <table:table-cell table:formula="of:=MAX(0; [.$B$2]*0.5 - ABS([.B179]))*[.$D$88]/(([.$B$2]*0.5)^2)" office:value-type="float" office:value="0.0204" calcext:value-type="float">
            <text:p>0.0204</text:p>
          </table:table-cell>
          <table:table-cell table:formula="of:=MAX(0; [.$B$6]*0.5 - ABS([.$B179]))*[.$D$88]/(([.$B$6]*0.5)^2)" office:value-type="float" office:value="0.0204" calcext:value-type="float">
            <text:p>0.0204</text:p>
          </table:table-cell>
          <table:table-cell table:formula="of:=MAX(0; [.$B$10]*0.5 - ABS([.$B179]))*[.$D$88]/(([.$B$10]*0.5)^2)" office:value-type="float" office:value="0.0204" calcext:value-type="float">
            <text:p>0.0204</text:p>
          </table:table-cell>
          <table:table-cell table:formula="of:=SUMPRODUCT([.F129:.F229];[.$S$140:.$S$240])" office:value-type="float" office:value="0.000484932768972765" calcext:value-type="float">
            <text:p>0.000484932768972765</text:p>
          </table:table-cell>
          <table:table-cell table:formula="of:=SUMPRODUCT([.J129:.J229];[.T$140:.T$240])" office:value-type="float" office:value="0" calcext:value-type="float">
            <text:p>0</text:p>
          </table:table-cell>
          <table:table-cell table:formula="of:=SUMPRODUCT([.N129:.N229];[.U$140:.U$240])" office:value-type="float" office:value="0.0016048801733098" calcext:value-type="float">
            <text:p>0.0016048801733098</text:p>
          </table:table-cell>
          <table:table-cell table:style-name="ce9" table:formula="of:=[.V179]+[.$O179]" office:value-type="float" office:value="0.000484932768972766" calcext:value-type="float">
            <text:p>0.000484932768972766</text:p>
          </table:table-cell>
          <table:table-cell table:style-name="ce9" table:formula="of:=[.W179]+[.$O179]" office:value-type="float" office:value="0" calcext:value-type="float">
            <text:p>0</text:p>
          </table:table-cell>
          <table:table-cell table:style-name="ce9" table:formula="of:=[.X179]+[.$O179]" office:value-type="float" office:value="0.00160488017330981" calcext:value-type="float">
            <text:p>0.00160488017330981</text:p>
          </table:table-cell>
          <table:table-cell table:style-name="ce9" table:formula="of:=([.Y179]-[.Y178])/[.$D$88]" office:value-type="float" office:value="0.359209458498345" calcext:value-type="float">
            <text:p>0.359209458498345</text:p>
          </table:table-cell>
          <table:table-cell table:formula="of:=([.Z179]-[.Z178])/[.$D$88]" office:value-type="float" office:value="0" calcext:value-type="float">
            <text:p>0</text:p>
          </table:table-cell>
          <table:table-cell table:style-name="ce11" table:formula="of:=([.AA179]-[.AA178])/[.$D$88]" office:value-type="float" office:value="1.17329018917929" calcext:value-type="float">
            <text:p>1.17329018917929</text:p>
          </table:table-cell>
          <table:table-cell table:style-name="ce9" table:formula="of:=([.AB179]-[.AB178])/[.$D$88]" office:value-type="float" office:value="209.538850790701" calcext:value-type="float">
            <text:p>209.538850790701</text:p>
          </table:table-cell>
          <table:table-cell table:formula="of:=([.AC179]-[.AC178])/[.$D$88]" office:value-type="float" office:value="0" calcext:value-type="float">
            <text:p>0</text:p>
          </table:table-cell>
          <table:table-cell table:style-name="ce11" table:formula="of:=([.AD179]-[.AD178])/[.$D$88]" office:value-type="float" office:value="664.62076033087" calcext:value-type="float">
            <text:p>664.62076033087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[.A180]*[.$B$88]"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table:formula="of:=[.C180]*[.$B$14]*[.$B$15]" office:value-type="float" office:value="0" calcext:value-type="float">
            <text:p>0</text:p>
          </table:table-cell>
          <table:table-cell table:formula="of:=[.D180]/[.$B$13]" office:value-type="float" office:value="0" calcext:value-type="float">
            <text:p>0</text:p>
          </table:table-cell>
          <table:table-cell table:formula="of:=[.E180]*[.$B$1]" office:value-type="float" office:value="0" calcext:value-type="float">
            <text:p>0</text:p>
          </table:table-cell>
          <table:table-cell table:formula="of:=[.E180]*[.$B$3]" office:value-type="float" office:value="0" calcext:value-type="float">
            <text:p>0</text:p>
          </table:table-cell>
          <table:table-cell table:formula="of:=[.E180]/[.$B$5]" office:value-type="float" office:value="0" calcext:value-type="float">
            <text:p>0.000</text:p>
          </table:table-cell>
          <table:table-cell table:formula="of:=[.$B$4]*(1-1/(1+[.H180]))" office:value-type="float" office:value="0" calcext:value-type="float">
            <text:p>0</text:p>
          </table:table-cell>
          <table:table-cell table:formula="of:=[.G180]+[.I180]" office:value-type="float" office:value="0" calcext:value-type="float">
            <text:p>0</text:p>
          </table:table-cell>
          <table:table-cell table:formula="of:=[.E180]*[.$B$7]" office:value-type="float" office:value="0" calcext:value-type="float">
            <text:p>0</text:p>
          </table:table-cell>
          <table:table-cell table:formula="of:=[.E180]/[.$B$9]" office:value-type="float" office:value="0" calcext:value-type="float">
            <text:p>0</text:p>
          </table:table-cell>
          <table:table-cell table:formula="of:=[.$B$8]*TANH([.L180])" office:value-type="float" office:value="0" calcext:value-type="float">
            <text:p>0</text:p>
          </table:table-cell>
          <table:table-cell table:formula="of:=[.K180]+[.M180]" office:value-type="float" office:value="0" calcext:value-type="float">
            <text:p>0</text:p>
          </table:table-cell>
          <table:table-cell table:formula="of:=[.O179]+[.E180]*[.$D$88]" office:value-type="float" office:value="0" calcext:value-type="float">
            <text:p>0</text:p>
          </table:table-cell>
          <table:table-cell table:formula="of:=[.O180]+[.F180]" office:value-type="float" office:value="0" calcext:value-type="float">
            <text:p>0</text:p>
          </table:table-cell>
          <table:table-cell table:formula="of:=[.O180]+[.J180]" office:value-type="float" office:value="0" calcext:value-type="float">
            <text:p>0</text:p>
          </table:table-cell>
          <table:table-cell table:formula="of:=[.O180]+[.N180]" office:value-type="float" office:value="0" calcext:value-type="float">
            <text:p>0</text:p>
          </table:table-cell>
          <table:table-cell table:formula="of:=MAX(0; [.$B$2]*0.5 - ABS([.B180]))*[.$D$88]/(([.$B$2]*0.5)^2)" office:value-type="float" office:value="0.024" calcext:value-type="float">
            <text:p>0.024</text:p>
          </table:table-cell>
          <table:table-cell table:formula="of:=MAX(0; [.$B$6]*0.5 - ABS([.$B180]))*[.$D$88]/(([.$B$6]*0.5)^2)" office:value-type="float" office:value="0.024" calcext:value-type="float">
            <text:p>0.024</text:p>
          </table:table-cell>
          <table:table-cell table:formula="of:=MAX(0; [.$B$10]*0.5 - ABS([.$B180]))*[.$D$88]/(([.$B$10]*0.5)^2)" office:value-type="float" office:value="0.024" calcext:value-type="float">
            <text:p>0.024</text:p>
          </table:table-cell>
          <table:table-cell table:formula="of:=SUMPRODUCT([.F130:.F230];[.$S$140:.$S$240])" office:value-type="float" office:value="0.000792056855988849" calcext:value-type="float">
            <text:p>0.000792056855988849</text:p>
          </table:table-cell>
          <table:table-cell table:formula="of:=SUMPRODUCT([.J130:.J230];[.T$140:.T$240])" office:value-type="float" office:value="0" calcext:value-type="float">
            <text:p>0</text:p>
          </table:table-cell>
          <table:table-cell table:formula="of:=SUMPRODUCT([.N130:.N230];[.U$140:.U$240])" office:value-type="float" office:value="0.0025902066626745" calcext:value-type="float">
            <text:p>0.0025902066626745</text:p>
          </table:table-cell>
          <table:table-cell table:style-name="ce9" table:formula="of:=[.V180]+[.$O180]" office:value-type="float" office:value="0.000792056855988851" calcext:value-type="float">
            <text:p>0.000792056855988851</text:p>
          </table:table-cell>
          <table:table-cell table:style-name="ce9" table:formula="of:=[.W180]+[.$O180]" office:value-type="float" office:value="0" calcext:value-type="float">
            <text:p>0</text:p>
          </table:table-cell>
          <table:table-cell table:style-name="ce9" table:formula="of:=[.X180]+[.$O180]" office:value-type="float" office:value="0.0025902066626745" calcext:value-type="float">
            <text:p>0.0025902066626745</text:p>
          </table:table-cell>
          <table:table-cell table:style-name="ce9" table:formula="of:=([.Y180]-[.Y179])/[.$D$88]" office:value-type="float" office:value="0.511873478360142" calcext:value-type="float">
            <text:p>0.511873478360142</text:p>
          </table:table-cell>
          <table:table-cell table:formula="of:=([.Z180]-[.Z179])/[.$D$88]" office:value-type="float" office:value="0" calcext:value-type="float">
            <text:p>0</text:p>
          </table:table-cell>
          <table:table-cell table:style-name="ce11" table:formula="of:=([.AA180]-[.AA179])/[.$D$88]" office:value-type="float" office:value="1.64221081560782" calcext:value-type="float">
            <text:p>1.64221081560782</text:p>
          </table:table-cell>
          <table:table-cell table:style-name="ce9" table:formula="of:=([.AB180]-[.AB179])/[.$D$88]" office:value-type="float" office:value="254.440033102994" calcext:value-type="float">
            <text:p>254.440033102994</text:p>
          </table:table-cell>
          <table:table-cell table:formula="of:=([.AC180]-[.AC179])/[.$D$88]" office:value-type="float" office:value="0" calcext:value-type="float">
            <text:p>0</text:p>
          </table:table-cell>
          <table:table-cell table:style-name="ce11" table:formula="of:=([.AD180]-[.AD179])/[.$D$88]" office:value-type="float" office:value="781.534377380893" calcext:value-type="float">
            <text:p>781.534377380893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18" calcext:value-type="float">
            <text:p>-0.18</text:p>
          </table:table-cell>
          <table:table-cell table:formula="of:=[.A181]*[.$B$88]" office:value-type="float" office:value="-0.0054" calcext:value-type="float">
            <text:p>-0.0054</text:p>
          </table:table-cell>
          <table:table-cell office:value-type="float" office:value="0" calcext:value-type="float">
            <text:p>0</text:p>
          </table:table-cell>
          <table:table-cell table:formula="of:=[.C181]*[.$B$14]*[.$B$15]" office:value-type="float" office:value="0" calcext:value-type="float">
            <text:p>0</text:p>
          </table:table-cell>
          <table:table-cell table:formula="of:=[.D181]/[.$B$13]" office:value-type="float" office:value="0" calcext:value-type="float">
            <text:p>0</text:p>
          </table:table-cell>
          <table:table-cell table:formula="of:=[.E181]*[.$B$1]" office:value-type="float" office:value="0" calcext:value-type="float">
            <text:p>0</text:p>
          </table:table-cell>
          <table:table-cell table:formula="of:=[.E181]*[.$B$3]" office:value-type="float" office:value="0" calcext:value-type="float">
            <text:p>0</text:p>
          </table:table-cell>
          <table:table-cell table:formula="of:=[.E181]/[.$B$5]" office:value-type="float" office:value="0" calcext:value-type="float">
            <text:p>0.000</text:p>
          </table:table-cell>
          <table:table-cell table:formula="of:=[.$B$4]*(1-1/(1+[.H181]))" office:value-type="float" office:value="0" calcext:value-type="float">
            <text:p>0</text:p>
          </table:table-cell>
          <table:table-cell table:formula="of:=[.G181]+[.I181]" office:value-type="float" office:value="0" calcext:value-type="float">
            <text:p>0</text:p>
          </table:table-cell>
          <table:table-cell table:formula="of:=[.E181]*[.$B$7]" office:value-type="float" office:value="0" calcext:value-type="float">
            <text:p>0</text:p>
          </table:table-cell>
          <table:table-cell table:formula="of:=[.E181]/[.$B$9]" office:value-type="float" office:value="0" calcext:value-type="float">
            <text:p>0</text:p>
          </table:table-cell>
          <table:table-cell table:formula="of:=[.$B$8]*TANH([.L181])" office:value-type="float" office:value="0" calcext:value-type="float">
            <text:p>0</text:p>
          </table:table-cell>
          <table:table-cell table:formula="of:=[.K181]+[.M181]" office:value-type="float" office:value="0" calcext:value-type="float">
            <text:p>0</text:p>
          </table:table-cell>
          <table:table-cell table:formula="of:=[.O180]+[.E181]*[.$D$88]" office:value-type="float" office:value="0" calcext:value-type="float">
            <text:p>0</text:p>
          </table:table-cell>
          <table:table-cell table:formula="of:=[.O181]+[.F181]" office:value-type="float" office:value="0" calcext:value-type="float">
            <text:p>0</text:p>
          </table:table-cell>
          <table:table-cell table:formula="of:=[.O181]+[.J181]" office:value-type="float" office:value="0" calcext:value-type="float">
            <text:p>0</text:p>
          </table:table-cell>
          <table:table-cell table:formula="of:=[.O181]+[.N181]" office:value-type="float" office:value="0" calcext:value-type="float">
            <text:p>0</text:p>
          </table:table-cell>
          <table:table-cell table:formula="of:=MAX(0; [.$B$2]*0.5 - ABS([.B181]))*[.$D$88]/(([.$B$2]*0.5)^2)" office:value-type="float" office:value="0.0276" calcext:value-type="float">
            <text:p>0.0276</text:p>
          </table:table-cell>
          <table:table-cell table:formula="of:=MAX(0; [.$B$6]*0.5 - ABS([.$B181]))*[.$D$88]/(([.$B$6]*0.5)^2)" office:value-type="float" office:value="0.0276" calcext:value-type="float">
            <text:p>0.0276</text:p>
          </table:table-cell>
          <table:table-cell table:formula="of:=MAX(0; [.$B$10]*0.5 - ABS([.$B181]))*[.$D$88]/(([.$B$10]*0.5)^2)" office:value-type="float" office:value="0.0276" calcext:value-type="float">
            <text:p>0.0276</text:p>
          </table:table-cell>
          <table:table-cell table:formula="of:=SUMPRODUCT([.F131:.F231];[.$S$140:.$S$240])" office:value-type="float" office:value="0.00120694378055444" calcext:value-type="float">
            <text:p>0.00120694378055444</text:p>
          </table:table-cell>
          <table:table-cell table:formula="of:=SUMPRODUCT([.J131:.J231];[.T$140:.T$240])" office:value-type="float" office:value="0" calcext:value-type="float">
            <text:p>0</text:p>
          </table:table-cell>
          <table:table-cell table:formula="of:=SUMPRODUCT([.N131:.N231];[.U$140:.U$240])" office:value-type="float" office:value="0.00389483184821437" calcext:value-type="float">
            <text:p>0.00389483184821437</text:p>
          </table:table-cell>
          <table:table-cell table:style-name="ce9" table:formula="of:=[.V181]+[.$O181]" office:value-type="float" office:value="0.00120694378055444" calcext:value-type="float">
            <text:p>0.00120694378055444</text:p>
          </table:table-cell>
          <table:table-cell table:style-name="ce9" table:formula="of:=[.W181]+[.$O181]" office:value-type="float" office:value="0" calcext:value-type="float">
            <text:p>0</text:p>
          </table:table-cell>
          <table:table-cell table:style-name="ce9" table:formula="of:=[.X181]+[.$O181]" office:value-type="float" office:value="0.00389483184821438" calcext:value-type="float">
            <text:p>0.00389483184821438</text:p>
          </table:table-cell>
          <table:table-cell table:style-name="ce9" table:formula="of:=([.Y181]-[.Y180])/[.$D$88]" office:value-type="float" office:value="0.691478207609314" calcext:value-type="float">
            <text:p>0.691478207609314</text:p>
          </table:table-cell>
          <table:table-cell table:formula="of:=([.Z181]-[.Z180])/[.$D$88]" office:value-type="float" office:value="0" calcext:value-type="float">
            <text:p>0</text:p>
          </table:table-cell>
          <table:table-cell table:style-name="ce11" table:formula="of:=([.AA181]-[.AA180])/[.$D$88]" office:value-type="float" office:value="2.17437530923313" calcext:value-type="float">
            <text:p>2.17437530923313</text:p>
          </table:table-cell>
          <table:table-cell table:style-name="ce9" table:formula="of:=([.AB181]-[.AB180])/[.$D$88]" office:value-type="float" office:value="299.341215415287" calcext:value-type="float">
            <text:p>299.341215415287</text:p>
          </table:table-cell>
          <table:table-cell table:formula="of:=([.AC181]-[.AC180])/[.$D$88]" office:value-type="float" office:value="0" calcext:value-type="float">
            <text:p>0</text:p>
          </table:table-cell>
          <table:table-cell table:style-name="ce11" table:formula="of:=([.AD181]-[.AD180])/[.$D$88]" office:value-type="float" office:value="886.940822708841" calcext:value-type="float">
            <text:p>886.940822708841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16" calcext:value-type="float">
            <text:p>-0.16</text:p>
          </table:table-cell>
          <table:table-cell table:formula="of:=[.A182]*[.$B$88]" office:value-type="float" office:value="-0.0048" calcext:value-type="float">
            <text:p>-0.0048</text:p>
          </table:table-cell>
          <table:table-cell office:value-type="float" office:value="0" calcext:value-type="float">
            <text:p>0</text:p>
          </table:table-cell>
          <table:table-cell table:formula="of:=[.C182]*[.$B$14]*[.$B$15]" office:value-type="float" office:value="0" calcext:value-type="float">
            <text:p>0</text:p>
          </table:table-cell>
          <table:table-cell table:formula="of:=[.D182]/[.$B$13]" office:value-type="float" office:value="0" calcext:value-type="float">
            <text:p>0</text:p>
          </table:table-cell>
          <table:table-cell table:formula="of:=[.E182]*[.$B$1]" office:value-type="float" office:value="0" calcext:value-type="float">
            <text:p>0</text:p>
          </table:table-cell>
          <table:table-cell table:formula="of:=[.E182]*[.$B$3]" office:value-type="float" office:value="0" calcext:value-type="float">
            <text:p>0</text:p>
          </table:table-cell>
          <table:table-cell table:formula="of:=[.E182]/[.$B$5]" office:value-type="float" office:value="0" calcext:value-type="float">
            <text:p>0.000</text:p>
          </table:table-cell>
          <table:table-cell table:formula="of:=[.$B$4]*(1-1/(1+[.H182]))" office:value-type="float" office:value="0" calcext:value-type="float">
            <text:p>0</text:p>
          </table:table-cell>
          <table:table-cell table:formula="of:=[.G182]+[.I182]" office:value-type="float" office:value="0" calcext:value-type="float">
            <text:p>0</text:p>
          </table:table-cell>
          <table:table-cell table:formula="of:=[.E182]*[.$B$7]" office:value-type="float" office:value="0" calcext:value-type="float">
            <text:p>0</text:p>
          </table:table-cell>
          <table:table-cell table:formula="of:=[.E182]/[.$B$9]" office:value-type="float" office:value="0" calcext:value-type="float">
            <text:p>0</text:p>
          </table:table-cell>
          <table:table-cell table:formula="of:=[.$B$8]*TANH([.L182])" office:value-type="float" office:value="0" calcext:value-type="float">
            <text:p>0</text:p>
          </table:table-cell>
          <table:table-cell table:formula="of:=[.K182]+[.M182]" office:value-type="float" office:value="0" calcext:value-type="float">
            <text:p>0</text:p>
          </table:table-cell>
          <table:table-cell table:formula="of:=[.O181]+[.E182]*[.$D$88]" office:value-type="float" office:value="0" calcext:value-type="float">
            <text:p>0</text:p>
          </table:table-cell>
          <table:table-cell table:formula="of:=[.O182]+[.F182]" office:value-type="float" office:value="0" calcext:value-type="float">
            <text:p>0</text:p>
          </table:table-cell>
          <table:table-cell table:formula="of:=[.O182]+[.J182]" office:value-type="float" office:value="0" calcext:value-type="float">
            <text:p>0</text:p>
          </table:table-cell>
          <table:table-cell table:formula="of:=[.O182]+[.N182]" office:value-type="float" office:value="0" calcext:value-type="float">
            <text:p>0</text:p>
          </table:table-cell>
          <table:table-cell table:formula="of:=MAX(0; [.$B$2]*0.5 - ABS([.B182]))*[.$D$88]/(([.$B$2]*0.5)^2)" office:value-type="float" office:value="0.0312" calcext:value-type="float">
            <text:p>0.0312</text:p>
          </table:table-cell>
          <table:table-cell table:formula="of:=MAX(0; [.$B$6]*0.5 - ABS([.$B182]))*[.$D$88]/(([.$B$6]*0.5)^2)" office:value-type="float" office:value="0.0312" calcext:value-type="float">
            <text:p>0.0312</text:p>
          </table:table-cell>
          <table:table-cell table:formula="of:=MAX(0; [.$B$10]*0.5 - ABS([.$B182]))*[.$D$88]/(([.$B$10]*0.5)^2)" office:value-type="float" office:value="0.0312" calcext:value-type="float">
            <text:p>0.0312</text:p>
          </table:table-cell>
          <table:table-cell table:formula="of:=SUMPRODUCT([.F132:.F232];[.$S$140:.$S$240])" office:value-type="float" office:value="0.00174575796830195" calcext:value-type="float">
            <text:p>0.00174575796830195</text:p>
          </table:table-cell>
          <table:table-cell table:formula="of:=SUMPRODUCT([.J132:.J232];[.T$140:.T$240])" office:value-type="float" office:value="0" calcext:value-type="float">
            <text:p>0</text:p>
          </table:table-cell>
          <table:table-cell table:formula="of:=SUMPRODUCT([.N132:.N232];[.U$140:.U$240])" office:value-type="float" office:value="0.00555260729743686" calcext:value-type="float">
            <text:p>0.00555260729743686</text:p>
          </table:table-cell>
          <table:table-cell table:style-name="ce9" table:formula="of:=[.V182]+[.$O182]" office:value-type="float" office:value="0.00174575796830196" calcext:value-type="float">
            <text:p>0.00174575796830196</text:p>
          </table:table-cell>
          <table:table-cell table:style-name="ce9" table:formula="of:=[.W182]+[.$O182]" office:value-type="float" office:value="0" calcext:value-type="float">
            <text:p>0</text:p>
          </table:table-cell>
          <table:table-cell table:style-name="ce9" table:formula="of:=[.X182]+[.$O182]" office:value-type="float" office:value="0.00555260729743686" calcext:value-type="float">
            <text:p>0.00555260729743686</text:p>
          </table:table-cell>
          <table:table-cell table:style-name="ce9" table:formula="of:=([.Y182]-[.Y181])/[.$D$88]" office:value-type="float" office:value="0.898023646245862" calcext:value-type="float">
            <text:p>0.898023646245862</text:p>
          </table:table-cell>
          <table:table-cell table:formula="of:=([.Z182]-[.Z181])/[.$D$88]" office:value-type="float" office:value="0" calcext:value-type="float">
            <text:p>0</text:p>
          </table:table-cell>
          <table:table-cell table:style-name="ce11" table:formula="of:=([.AA182]-[.AA181])/[.$D$88]" office:value-type="float" office:value="2.76295908203748" calcext:value-type="float">
            <text:p>2.76295908203748</text:p>
          </table:table-cell>
          <table:table-cell table:style-name="ce9" table:formula="of:=([.AB182]-[.AB181])/[.$D$88]" office:value-type="float" office:value="344.242397727581" calcext:value-type="float">
            <text:p>344.242397727581</text:p>
          </table:table-cell>
          <table:table-cell table:formula="of:=([.AC182]-[.AC181])/[.$D$88]" office:value-type="float" office:value="0" calcext:value-type="float">
            <text:p>0</text:p>
          </table:table-cell>
          <table:table-cell table:style-name="ce11" table:formula="of:=([.AD182]-[.AD181])/[.$D$88]" office:value-type="float" office:value="980.972954673914" calcext:value-type="float">
            <text:p>980.972954673914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14" calcext:value-type="float">
            <text:p>-0.14</text:p>
          </table:table-cell>
          <table:table-cell table:formula="of:=[.A183]*[.$B$88]" office:value-type="float" office:value="-0.0042" calcext:value-type="float">
            <text:p>-0.0042</text:p>
          </table:table-cell>
          <table:table-cell office:value-type="float" office:value="0" calcext:value-type="float">
            <text:p>0</text:p>
          </table:table-cell>
          <table:table-cell table:formula="of:=[.C183]*[.$B$14]*[.$B$15]" office:value-type="float" office:value="0" calcext:value-type="float">
            <text:p>0</text:p>
          </table:table-cell>
          <table:table-cell table:formula="of:=[.D183]/[.$B$13]" office:value-type="float" office:value="0" calcext:value-type="float">
            <text:p>0</text:p>
          </table:table-cell>
          <table:table-cell table:formula="of:=[.E183]*[.$B$1]" office:value-type="float" office:value="0" calcext:value-type="float">
            <text:p>0</text:p>
          </table:table-cell>
          <table:table-cell table:formula="of:=[.E183]*[.$B$3]" office:value-type="float" office:value="0" calcext:value-type="float">
            <text:p>0</text:p>
          </table:table-cell>
          <table:table-cell table:formula="of:=[.E183]/[.$B$5]" office:value-type="float" office:value="0" calcext:value-type="float">
            <text:p>0.000</text:p>
          </table:table-cell>
          <table:table-cell table:formula="of:=[.$B$4]*(1-1/(1+[.H183]))" office:value-type="float" office:value="0" calcext:value-type="float">
            <text:p>0</text:p>
          </table:table-cell>
          <table:table-cell table:formula="of:=[.G183]+[.I183]" office:value-type="float" office:value="0" calcext:value-type="float">
            <text:p>0</text:p>
          </table:table-cell>
          <table:table-cell table:formula="of:=[.E183]*[.$B$7]" office:value-type="float" office:value="0" calcext:value-type="float">
            <text:p>0</text:p>
          </table:table-cell>
          <table:table-cell table:formula="of:=[.E183]/[.$B$9]" office:value-type="float" office:value="0" calcext:value-type="float">
            <text:p>0</text:p>
          </table:table-cell>
          <table:table-cell table:formula="of:=[.$B$8]*TANH([.L183])" office:value-type="float" office:value="0" calcext:value-type="float">
            <text:p>0</text:p>
          </table:table-cell>
          <table:table-cell table:formula="of:=[.K183]+[.M183]" office:value-type="float" office:value="0" calcext:value-type="float">
            <text:p>0</text:p>
          </table:table-cell>
          <table:table-cell table:formula="of:=[.O182]+[.E183]*[.$D$88]" office:value-type="float" office:value="0" calcext:value-type="float">
            <text:p>0</text:p>
          </table:table-cell>
          <table:table-cell table:formula="of:=[.O183]+[.F183]" office:value-type="float" office:value="0" calcext:value-type="float">
            <text:p>0</text:p>
          </table:table-cell>
          <table:table-cell table:formula="of:=[.O183]+[.J183]" office:value-type="float" office:value="0" calcext:value-type="float">
            <text:p>0</text:p>
          </table:table-cell>
          <table:table-cell table:formula="of:=[.O183]+[.N183]" office:value-type="float" office:value="0" calcext:value-type="float">
            <text:p>0</text:p>
          </table:table-cell>
          <table:table-cell table:formula="of:=MAX(0; [.$B$2]*0.5 - ABS([.B183]))*[.$D$88]/(([.$B$2]*0.5)^2)" office:value-type="float" office:value="0.0348" calcext:value-type="float">
            <text:p>0.0348</text:p>
          </table:table-cell>
          <table:table-cell table:formula="of:=MAX(0; [.$B$6]*0.5 - ABS([.$B183]))*[.$D$88]/(([.$B$6]*0.5)^2)" office:value-type="float" office:value="0.0348" calcext:value-type="float">
            <text:p>0.0348</text:p>
          </table:table-cell>
          <table:table-cell table:formula="of:=MAX(0; [.$B$10]*0.5 - ABS([.$B183]))*[.$D$88]/(([.$B$10]*0.5)^2)" office:value-type="float" office:value="0.0348" calcext:value-type="float">
            <text:p>0.0348</text:p>
          </table:table-cell>
          <table:table-cell table:formula="of:=SUMPRODUCT([.F133:.F233];[.$S$140:.$S$240])" office:value-type="float" office:value="0.00242466384486382" calcext:value-type="float">
            <text:p>0.00242466384486382</text:p>
          </table:table-cell>
          <table:table-cell table:formula="of:=SUMPRODUCT([.J133:.J233];[.T$140:.T$240])" office:value-type="float" office:value="0" calcext:value-type="float">
            <text:p>0</text:p>
          </table:table-cell>
          <table:table-cell table:formula="of:=SUMPRODUCT([.N133:.N233];[.U$140:.U$240])" office:value-type="float" office:value="0.00759350224013096" calcext:value-type="float">
            <text:p>0.00759350224013096</text:p>
          </table:table-cell>
          <table:table-cell table:style-name="ce9" table:formula="of:=[.V183]+[.$O183]" office:value-type="float" office:value="0.00242466384486383" calcext:value-type="float">
            <text:p>0.00242466384486383</text:p>
          </table:table-cell>
          <table:table-cell table:style-name="ce9" table:formula="of:=[.W183]+[.$O183]" office:value-type="float" office:value="0" calcext:value-type="float">
            <text:p>0</text:p>
          </table:table-cell>
          <table:table-cell table:style-name="ce9" table:formula="of:=[.X183]+[.$O183]" office:value-type="float" office:value="0.00759350224013097" calcext:value-type="float">
            <text:p>0.00759350224013097</text:p>
          </table:table-cell>
          <table:table-cell table:style-name="ce9" table:formula="of:=([.Y183]-[.Y182])/[.$D$88]" office:value-type="float" office:value="1.13150979426979" calcext:value-type="float">
            <text:p>1.13150979426979</text:p>
          </table:table-cell>
          <table:table-cell table:formula="of:=([.Z183]-[.Z182])/[.$D$88]" office:value-type="float" office:value="0" calcext:value-type="float">
            <text:p>0</text:p>
          </table:table-cell>
          <table:table-cell table:style-name="ce11" table:formula="of:=([.AA183]-[.AA182])/[.$D$88]" office:value-type="float" office:value="3.40149157115684" calcext:value-type="float">
            <text:p>3.40149157115684</text:p>
          </table:table-cell>
          <table:table-cell table:style-name="ce9" table:formula="of:=([.AB183]-[.AB182])/[.$D$88]" office:value-type="float" office:value="389.143580039873" calcext:value-type="float">
            <text:p>389.143580039873</text:p>
          </table:table-cell>
          <table:table-cell table:formula="of:=([.AC183]-[.AC182])/[.$D$88]" office:value-type="float" office:value="0" calcext:value-type="float">
            <text:p>0</text:p>
          </table:table-cell>
          <table:table-cell table:style-name="ce11" table:formula="of:=([.AD183]-[.AD182])/[.$D$88]" office:value-type="float" office:value="1064.22081519894" calcext:value-type="float">
            <text:p>1064.22081519894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12" calcext:value-type="float">
            <text:p>-0.12</text:p>
          </table:table-cell>
          <table:table-cell table:formula="of:=[.A184]*[.$B$88]" office:value-type="float" office:value="-0.0036" calcext:value-type="float">
            <text:p>-0.0036</text:p>
          </table:table-cell>
          <table:table-cell office:value-type="float" office:value="0" calcext:value-type="float">
            <text:p>0</text:p>
          </table:table-cell>
          <table:table-cell table:formula="of:=[.C184]*[.$B$14]*[.$B$15]" office:value-type="float" office:value="0" calcext:value-type="float">
            <text:p>0</text:p>
          </table:table-cell>
          <table:table-cell table:formula="of:=[.D184]/[.$B$13]" office:value-type="float" office:value="0" calcext:value-type="float">
            <text:p>0</text:p>
          </table:table-cell>
          <table:table-cell table:formula="of:=[.E184]*[.$B$1]" office:value-type="float" office:value="0" calcext:value-type="float">
            <text:p>0</text:p>
          </table:table-cell>
          <table:table-cell table:formula="of:=[.E184]*[.$B$3]" office:value-type="float" office:value="0" calcext:value-type="float">
            <text:p>0</text:p>
          </table:table-cell>
          <table:table-cell table:formula="of:=[.E184]/[.$B$5]" office:value-type="float" office:value="0" calcext:value-type="float">
            <text:p>0.000</text:p>
          </table:table-cell>
          <table:table-cell table:formula="of:=[.$B$4]*(1-1/(1+[.H184]))" office:value-type="float" office:value="0" calcext:value-type="float">
            <text:p>0</text:p>
          </table:table-cell>
          <table:table-cell table:formula="of:=[.G184]+[.I184]" office:value-type="float" office:value="0" calcext:value-type="float">
            <text:p>0</text:p>
          </table:table-cell>
          <table:table-cell table:formula="of:=[.E184]*[.$B$7]" office:value-type="float" office:value="0" calcext:value-type="float">
            <text:p>0</text:p>
          </table:table-cell>
          <table:table-cell table:formula="of:=[.E184]/[.$B$9]" office:value-type="float" office:value="0" calcext:value-type="float">
            <text:p>0</text:p>
          </table:table-cell>
          <table:table-cell table:formula="of:=[.$B$8]*TANH([.L184])" office:value-type="float" office:value="0" calcext:value-type="float">
            <text:p>0</text:p>
          </table:table-cell>
          <table:table-cell table:formula="of:=[.K184]+[.M184]" office:value-type="float" office:value="0" calcext:value-type="float">
            <text:p>0</text:p>
          </table:table-cell>
          <table:table-cell table:formula="of:=[.O183]+[.E184]*[.$D$88]" office:value-type="float" office:value="0" calcext:value-type="float">
            <text:p>0</text:p>
          </table:table-cell>
          <table:table-cell table:formula="of:=[.O184]+[.F184]" office:value-type="float" office:value="0" calcext:value-type="float">
            <text:p>0</text:p>
          </table:table-cell>
          <table:table-cell table:formula="of:=[.O184]+[.J184]" office:value-type="float" office:value="0" calcext:value-type="float">
            <text:p>0</text:p>
          </table:table-cell>
          <table:table-cell table:formula="of:=[.O184]+[.N184]" office:value-type="float" office:value="0" calcext:value-type="float">
            <text:p>0</text:p>
          </table:table-cell>
          <table:table-cell table:formula="of:=MAX(0; [.$B$2]*0.5 - ABS([.B184]))*[.$D$88]/(([.$B$2]*0.5)^2)" office:value-type="float" office:value="0.0384" calcext:value-type="float">
            <text:p>0.0384</text:p>
          </table:table-cell>
          <table:table-cell table:formula="of:=MAX(0; [.$B$6]*0.5 - ABS([.$B184]))*[.$D$88]/(([.$B$6]*0.5)^2)" office:value-type="float" office:value="0.0384" calcext:value-type="float">
            <text:p>0.0384</text:p>
          </table:table-cell>
          <table:table-cell table:formula="of:=MAX(0; [.$B$10]*0.5 - ABS([.$B184]))*[.$D$88]/(([.$B$10]*0.5)^2)" office:value-type="float" office:value="0.0384" calcext:value-type="float">
            <text:p>0.0384</text:p>
          </table:table-cell>
          <table:table-cell table:formula="of:=SUMPRODUCT([.F134:.F234];[.$S$140:.$S$240])" office:value-type="float" office:value="0.00325982583587247" calcext:value-type="float">
            <text:p>0.00325982583587247</text:p>
          </table:table-cell>
          <table:table-cell table:formula="of:=SUMPRODUCT([.J134:.J234];[.T$140:.T$240])" office:value-type="float" office:value="0" calcext:value-type="float">
            <text:p>0</text:p>
          </table:table-cell>
          <table:table-cell table:formula="of:=SUMPRODUCT([.N134:.N234];[.U$140:.U$240])" office:value-type="float" office:value="0.0100439249641007" calcext:value-type="float">
            <text:p>0.0100439249641007</text:p>
          </table:table-cell>
          <table:table-cell table:style-name="ce9" table:formula="of:=[.V184]+[.$O184]" office:value-type="float" office:value="0.00325982583587248" calcext:value-type="float">
            <text:p>0.00325982583587248</text:p>
          </table:table-cell>
          <table:table-cell table:style-name="ce9" table:formula="of:=[.W184]+[.$O184]" office:value-type="float" office:value="0" calcext:value-type="float">
            <text:p>0</text:p>
          </table:table-cell>
          <table:table-cell table:style-name="ce9" table:formula="of:=[.X184]+[.$O184]" office:value-type="float" office:value="0.0100439249641007" calcext:value-type="float">
            <text:p>0.0100439249641007</text:p>
          </table:table-cell>
          <table:table-cell table:style-name="ce9" table:formula="of:=([.Y184]-[.Y183])/[.$D$88]" office:value-type="float" office:value="1.39193665168109" calcext:value-type="float">
            <text:p>1.39193665168109</text:p>
          </table:table-cell>
          <table:table-cell table:formula="of:=([.Z184]-[.Z183])/[.$D$88]" office:value-type="float" office:value="0" calcext:value-type="float">
            <text:p>0</text:p>
          </table:table-cell>
          <table:table-cell table:style-name="ce11" table:formula="of:=([.AA184]-[.AA183])/[.$D$88]" office:value-type="float" office:value="4.08403787328287" calcext:value-type="float">
            <text:p>4.08403787328287</text:p>
          </table:table-cell>
          <table:table-cell table:style-name="ce9" table:formula="of:=([.AB184]-[.AB183])/[.$D$88]" office:value-type="float" office:value="434.044762352167" calcext:value-type="float">
            <text:p>434.044762352167</text:p>
          </table:table-cell>
          <table:table-cell table:formula="of:=([.AC184]-[.AC183])/[.$D$88]" office:value-type="float" office:value="0" calcext:value-type="float">
            <text:p>0</text:p>
          </table:table-cell>
          <table:table-cell table:style-name="ce11" table:formula="of:=([.AD184]-[.AD183])/[.$D$88]" office:value-type="float" office:value="1137.57717021005" calcext:value-type="float">
            <text:p>1137.57717021005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0999999999999999" calcext:value-type="float">
            <text:p>-0.0999999999999999</text:p>
          </table:table-cell>
          <table:table-cell table:formula="of:=[.A185]*[.$B$88]"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table:formula="of:=[.C185]*[.$B$14]*[.$B$15]" office:value-type="float" office:value="0" calcext:value-type="float">
            <text:p>0</text:p>
          </table:table-cell>
          <table:table-cell table:formula="of:=[.D185]/[.$B$13]" office:value-type="float" office:value="0" calcext:value-type="float">
            <text:p>0</text:p>
          </table:table-cell>
          <table:table-cell table:formula="of:=[.E185]*[.$B$1]" office:value-type="float" office:value="0" calcext:value-type="float">
            <text:p>0</text:p>
          </table:table-cell>
          <table:table-cell table:formula="of:=[.E185]*[.$B$3]" office:value-type="float" office:value="0" calcext:value-type="float">
            <text:p>0</text:p>
          </table:table-cell>
          <table:table-cell table:formula="of:=[.E185]/[.$B$5]" office:value-type="float" office:value="0" calcext:value-type="float">
            <text:p>0.000</text:p>
          </table:table-cell>
          <table:table-cell table:formula="of:=[.$B$4]*(1-1/(1+[.H185]))" office:value-type="float" office:value="0" calcext:value-type="float">
            <text:p>0</text:p>
          </table:table-cell>
          <table:table-cell table:formula="of:=[.G185]+[.I185]" office:value-type="float" office:value="0" calcext:value-type="float">
            <text:p>0</text:p>
          </table:table-cell>
          <table:table-cell table:formula="of:=[.E185]*[.$B$7]" office:value-type="float" office:value="0" calcext:value-type="float">
            <text:p>0</text:p>
          </table:table-cell>
          <table:table-cell table:formula="of:=[.E185]/[.$B$9]" office:value-type="float" office:value="0" calcext:value-type="float">
            <text:p>0</text:p>
          </table:table-cell>
          <table:table-cell table:formula="of:=[.$B$8]*TANH([.L185])" office:value-type="float" office:value="0" calcext:value-type="float">
            <text:p>0</text:p>
          </table:table-cell>
          <table:table-cell table:formula="of:=[.K185]+[.M185]" office:value-type="float" office:value="0" calcext:value-type="float">
            <text:p>0</text:p>
          </table:table-cell>
          <table:table-cell table:formula="of:=[.O184]+[.E185]*[.$D$88]" office:value-type="float" office:value="0" calcext:value-type="float">
            <text:p>0</text:p>
          </table:table-cell>
          <table:table-cell table:formula="of:=[.O185]+[.F185]" office:value-type="float" office:value="0" calcext:value-type="float">
            <text:p>0</text:p>
          </table:table-cell>
          <table:table-cell table:formula="of:=[.O185]+[.J185]" office:value-type="float" office:value="0" calcext:value-type="float">
            <text:p>0</text:p>
          </table:table-cell>
          <table:table-cell table:formula="of:=[.O185]+[.N185]" office:value-type="float" office:value="0" calcext:value-type="float">
            <text:p>0</text:p>
          </table:table-cell>
          <table:table-cell table:formula="of:=MAX(0; [.$B$2]*0.5 - ABS([.B185]))*[.$D$88]/(([.$B$2]*0.5)^2)" office:value-type="float" office:value="0.042" calcext:value-type="float">
            <text:p>0.042</text:p>
          </table:table-cell>
          <table:table-cell table:formula="of:=MAX(0; [.$B$6]*0.5 - ABS([.$B185]))*[.$D$88]/(([.$B$6]*0.5)^2)" office:value-type="float" office:value="0.042" calcext:value-type="float">
            <text:p>0.042</text:p>
          </table:table-cell>
          <table:table-cell table:formula="of:=MAX(0; [.$B$10]*0.5 - ABS([.$B185]))*[.$D$88]/(([.$B$10]*0.5)^2)" office:value-type="float" office:value="0.042" calcext:value-type="float">
            <text:p>0.042</text:p>
          </table:table-cell>
          <table:table-cell table:formula="of:=SUMPRODUCT([.F135:.F235];[.$S$140:.$S$240])" office:value-type="float" office:value="0.00426740836696033" calcext:value-type="float">
            <text:p>0.00426740836696033</text:p>
          </table:table-cell>
          <table:table-cell table:formula="of:=SUMPRODUCT([.J135:.J235];[.T$140:.T$240])" office:value-type="float" office:value="0" calcext:value-type="float">
            <text:p>0</text:p>
          </table:table-cell>
          <table:table-cell table:formula="of:=SUMPRODUCT([.N135:.N235];[.U$140:.U$240])" office:value-type="float" office:value="0.0129271035407944" calcext:value-type="float">
            <text:p>0.0129271035407944</text:p>
          </table:table-cell>
          <table:table-cell table:style-name="ce9" table:formula="of:=[.V185]+[.$O185]" office:value-type="float" office:value="0.00426740836696034" calcext:value-type="float">
            <text:p>0.00426740836696034</text:p>
          </table:table-cell>
          <table:table-cell table:style-name="ce9" table:formula="of:=[.W185]+[.$O185]" office:value-type="float" office:value="0" calcext:value-type="float">
            <text:p>0</text:p>
          </table:table-cell>
          <table:table-cell table:style-name="ce9" table:formula="of:=[.X185]+[.$O185]" office:value-type="float" office:value="0.0129271035407944" calcext:value-type="float">
            <text:p>0.0129271035407944</text:p>
          </table:table-cell>
          <table:table-cell table:style-name="ce9" table:formula="of:=([.Y185]-[.Y184])/[.$D$88]" office:value-type="float" office:value="1.67930421847976" calcext:value-type="float">
            <text:p>1.67930421847976</text:p>
          </table:table-cell>
          <table:table-cell table:formula="of:=([.Z185]-[.Z184])/[.$D$88]" office:value-type="float" office:value="0" calcext:value-type="float">
            <text:p>0</text:p>
          </table:table-cell>
          <table:table-cell table:style-name="ce11" table:formula="of:=([.AA185]-[.AA184])/[.$D$88]" office:value-type="float" office:value="4.80529762782283" calcext:value-type="float">
            <text:p>4.80529762782283</text:p>
          </table:table-cell>
          <table:table-cell table:style-name="ce9" table:formula="of:=([.AB185]-[.AB184])/[.$D$88]" office:value-type="float" office:value="478.94594466446" calcext:value-type="float">
            <text:p>478.94594466446</text:p>
          </table:table-cell>
          <table:table-cell table:formula="of:=([.AC185]-[.AC184])/[.$D$88]" office:value-type="float" office:value="0" calcext:value-type="float">
            <text:p>0</text:p>
          </table:table-cell>
          <table:table-cell table:style-name="ce11" table:formula="of:=([.AD185]-[.AD184])/[.$D$88]" office:value-type="float" office:value="1202.09959089992" calcext:value-type="float">
            <text:p>1202.09959089992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0800000000000001" calcext:value-type="float">
            <text:p>-0.0800000000000001</text:p>
          </table:table-cell>
          <table:table-cell table:formula="of:=[.A186]*[.$B$88]" office:value-type="float" office:value="-0.0024" calcext:value-type="float">
            <text:p>-0.0024</text:p>
          </table:table-cell>
          <table:table-cell office:value-type="float" office:value="0" calcext:value-type="float">
            <text:p>0</text:p>
          </table:table-cell>
          <table:table-cell table:formula="of:=[.C186]*[.$B$14]*[.$B$15]" office:value-type="float" office:value="0" calcext:value-type="float">
            <text:p>0</text:p>
          </table:table-cell>
          <table:table-cell table:formula="of:=[.D186]/[.$B$13]" office:value-type="float" office:value="0" calcext:value-type="float">
            <text:p>0</text:p>
          </table:table-cell>
          <table:table-cell table:formula="of:=[.E186]*[.$B$1]" office:value-type="float" office:value="0" calcext:value-type="float">
            <text:p>0</text:p>
          </table:table-cell>
          <table:table-cell table:formula="of:=[.E186]*[.$B$3]" office:value-type="float" office:value="0" calcext:value-type="float">
            <text:p>0</text:p>
          </table:table-cell>
          <table:table-cell table:formula="of:=[.E186]/[.$B$5]" office:value-type="float" office:value="0" calcext:value-type="float">
            <text:p>0.000</text:p>
          </table:table-cell>
          <table:table-cell table:formula="of:=[.$B$4]*(1-1/(1+[.H186]))" office:value-type="float" office:value="0" calcext:value-type="float">
            <text:p>0</text:p>
          </table:table-cell>
          <table:table-cell table:formula="of:=[.G186]+[.I186]" office:value-type="float" office:value="0" calcext:value-type="float">
            <text:p>0</text:p>
          </table:table-cell>
          <table:table-cell table:formula="of:=[.E186]*[.$B$7]" office:value-type="float" office:value="0" calcext:value-type="float">
            <text:p>0</text:p>
          </table:table-cell>
          <table:table-cell table:formula="of:=[.E186]/[.$B$9]" office:value-type="float" office:value="0" calcext:value-type="float">
            <text:p>0</text:p>
          </table:table-cell>
          <table:table-cell table:formula="of:=[.$B$8]*TANH([.L186])" office:value-type="float" office:value="0" calcext:value-type="float">
            <text:p>0</text:p>
          </table:table-cell>
          <table:table-cell table:formula="of:=[.K186]+[.M186]" office:value-type="float" office:value="0" calcext:value-type="float">
            <text:p>0</text:p>
          </table:table-cell>
          <table:table-cell table:formula="of:=[.O185]+[.E186]*[.$D$88]" office:value-type="float" office:value="0" calcext:value-type="float">
            <text:p>0</text:p>
          </table:table-cell>
          <table:table-cell table:formula="of:=[.O186]+[.F186]" office:value-type="float" office:value="0" calcext:value-type="float">
            <text:p>0</text:p>
          </table:table-cell>
          <table:table-cell table:formula="of:=[.O186]+[.J186]" office:value-type="float" office:value="0" calcext:value-type="float">
            <text:p>0</text:p>
          </table:table-cell>
          <table:table-cell table:formula="of:=[.O186]+[.N186]" office:value-type="float" office:value="0" calcext:value-type="float">
            <text:p>0</text:p>
          </table:table-cell>
          <table:table-cell table:formula="of:=MAX(0; [.$B$2]*0.5 - ABS([.B186]))*[.$D$88]/(([.$B$2]*0.5)^2)" office:value-type="float" office:value="0.0456" calcext:value-type="float">
            <text:p>0.0456</text:p>
          </table:table-cell>
          <table:table-cell table:formula="of:=MAX(0; [.$B$6]*0.5 - ABS([.$B186]))*[.$D$88]/(([.$B$6]*0.5)^2)" office:value-type="float" office:value="0.0456" calcext:value-type="float">
            <text:p>0.0456</text:p>
          </table:table-cell>
          <table:table-cell table:formula="of:=MAX(0; [.$B$10]*0.5 - ABS([.$B186]))*[.$D$88]/(([.$B$10]*0.5)^2)" office:value-type="float" office:value="0.0456" calcext:value-type="float">
            <text:p>0.0456</text:p>
          </table:table-cell>
          <table:table-cell table:formula="of:=SUMPRODUCT([.F136:.F236];[.$S$140:.$S$240])" office:value-type="float" office:value="0.00546357586375981" calcext:value-type="float">
            <text:p>0.00546357586375981</text:p>
          </table:table-cell>
          <table:table-cell table:formula="of:=SUMPRODUCT([.J136:.J236];[.T$140:.T$240])" office:value-type="float" office:value="0" calcext:value-type="float">
            <text:p>0</text:p>
          </table:table-cell>
          <table:table-cell table:formula="of:=SUMPRODUCT([.N136:.N236];[.U$140:.U$240])" office:value-type="float" office:value="0.0162634864111368" calcext:value-type="float">
            <text:p>0.0162634864111368</text:p>
          </table:table-cell>
          <table:table-cell table:style-name="ce9" table:formula="of:=[.V186]+[.$O186]" office:value-type="float" office:value="0.00546357586375982" calcext:value-type="float">
            <text:p>0.00546357586375982</text:p>
          </table:table-cell>
          <table:table-cell table:style-name="ce9" table:formula="of:=[.W186]+[.$O186]" office:value-type="float" office:value="0" calcext:value-type="float">
            <text:p>0</text:p>
          </table:table-cell>
          <table:table-cell table:style-name="ce9" table:formula="of:=[.X186]+[.$O186]" office:value-type="float" office:value="0.0162634864111368" calcext:value-type="float">
            <text:p>0.0162634864111368</text:p>
          </table:table-cell>
          <table:table-cell table:style-name="ce9" table:formula="of:=([.Y186]-[.Y185])/[.$D$88]" office:value-type="float" office:value="1.99361249466581" calcext:value-type="float">
            <text:p>1.99361249466581</text:p>
          </table:table-cell>
          <table:table-cell table:formula="of:=([.Z186]-[.Z185])/[.$D$88]" office:value-type="float" office:value="0" calcext:value-type="float">
            <text:p>0</text:p>
          </table:table-cell>
          <table:table-cell table:style-name="ce11" table:formula="of:=([.AA186]-[.AA185])/[.$D$88]" office:value-type="float" office:value="5.56063811723742" calcext:value-type="float">
            <text:p>5.56063811723742</text:p>
          </table:table-cell>
          <table:table-cell table:style-name="ce9" table:formula="of:=([.AB186]-[.AB185])/[.$D$88]" office:value-type="float" office:value="523.847126976751" calcext:value-type="float">
            <text:p>523.847126976751</text:p>
          </table:table-cell>
          <table:table-cell table:formula="of:=([.AC186]-[.AC185])/[.$D$88]" office:value-type="float" office:value="0" calcext:value-type="float">
            <text:p>0</text:p>
          </table:table-cell>
          <table:table-cell table:style-name="ce11" table:formula="of:=([.AD186]-[.AD185])/[.$D$88]" office:value-type="float" office:value="1258.90081569099" calcext:value-type="float">
            <text:p>1258.90081569099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0600000000000001" calcext:value-type="float">
            <text:p>-0.0600000000000001</text:p>
          </table:table-cell>
          <table:table-cell table:formula="of:=[.A187]*[.$B$88]" office:value-type="float" office:value="-0.0018" calcext:value-type="float">
            <text:p>-0.0018</text:p>
          </table:table-cell>
          <table:table-cell office:value-type="float" office:value="0" calcext:value-type="float">
            <text:p>0</text:p>
          </table:table-cell>
          <table:table-cell table:formula="of:=[.C187]*[.$B$14]*[.$B$15]" office:value-type="float" office:value="0" calcext:value-type="float">
            <text:p>0</text:p>
          </table:table-cell>
          <table:table-cell table:formula="of:=[.D187]/[.$B$13]" office:value-type="float" office:value="0" calcext:value-type="float">
            <text:p>0</text:p>
          </table:table-cell>
          <table:table-cell table:formula="of:=[.E187]*[.$B$1]" office:value-type="float" office:value="0" calcext:value-type="float">
            <text:p>0</text:p>
          </table:table-cell>
          <table:table-cell table:formula="of:=[.E187]*[.$B$3]" office:value-type="float" office:value="0" calcext:value-type="float">
            <text:p>0</text:p>
          </table:table-cell>
          <table:table-cell table:formula="of:=[.E187]/[.$B$5]" office:value-type="float" office:value="0" calcext:value-type="float">
            <text:p>0.000</text:p>
          </table:table-cell>
          <table:table-cell table:formula="of:=[.$B$4]*(1-1/(1+[.H187]))" office:value-type="float" office:value="0" calcext:value-type="float">
            <text:p>0</text:p>
          </table:table-cell>
          <table:table-cell table:formula="of:=[.G187]+[.I187]" office:value-type="float" office:value="0" calcext:value-type="float">
            <text:p>0</text:p>
          </table:table-cell>
          <table:table-cell table:formula="of:=[.E187]*[.$B$7]" office:value-type="float" office:value="0" calcext:value-type="float">
            <text:p>0</text:p>
          </table:table-cell>
          <table:table-cell table:formula="of:=[.E187]/[.$B$9]" office:value-type="float" office:value="0" calcext:value-type="float">
            <text:p>0</text:p>
          </table:table-cell>
          <table:table-cell table:formula="of:=[.$B$8]*TANH([.L187])" office:value-type="float" office:value="0" calcext:value-type="float">
            <text:p>0</text:p>
          </table:table-cell>
          <table:table-cell table:formula="of:=[.K187]+[.M187]" office:value-type="float" office:value="0" calcext:value-type="float">
            <text:p>0</text:p>
          </table:table-cell>
          <table:table-cell table:formula="of:=[.O186]+[.E187]*[.$D$88]" office:value-type="float" office:value="0" calcext:value-type="float">
            <text:p>0</text:p>
          </table:table-cell>
          <table:table-cell table:formula="of:=[.O187]+[.F187]" office:value-type="float" office:value="0" calcext:value-type="float">
            <text:p>0</text:p>
          </table:table-cell>
          <table:table-cell table:formula="of:=[.O187]+[.J187]" office:value-type="float" office:value="0" calcext:value-type="float">
            <text:p>0</text:p>
          </table:table-cell>
          <table:table-cell table:formula="of:=[.O187]+[.N187]" office:value-type="float" office:value="0" calcext:value-type="float">
            <text:p>0</text:p>
          </table:table-cell>
          <table:table-cell table:formula="of:=MAX(0; [.$B$2]*0.5 - ABS([.B187]))*[.$D$88]/(([.$B$2]*0.5)^2)" office:value-type="float" office:value="0.0492" calcext:value-type="float">
            <text:p>0.0492</text:p>
          </table:table-cell>
          <table:table-cell table:formula="of:=MAX(0; [.$B$6]*0.5 - ABS([.$B187]))*[.$D$88]/(([.$B$6]*0.5)^2)" office:value-type="float" office:value="0.0492" calcext:value-type="float">
            <text:p>0.0492</text:p>
          </table:table-cell>
          <table:table-cell table:formula="of:=MAX(0; [.$B$10]*0.5 - ABS([.$B187]))*[.$D$88]/(([.$B$10]*0.5)^2)" office:value-type="float" office:value="0.0492" calcext:value-type="float">
            <text:p>0.0492</text:p>
          </table:table-cell>
          <table:table-cell table:formula="of:=SUMPRODUCT([.F137:.F237];[.$S$140:.$S$240])" office:value-type="float" office:value="0.00686449275190336" calcext:value-type="float">
            <text:p>0.00686449275190336</text:p>
          </table:table-cell>
          <table:table-cell table:formula="of:=SUMPRODUCT([.J137:.J237];[.T$140:.T$240])" office:value-type="float" office:value="0" calcext:value-type="float">
            <text:p>0</text:p>
          </table:table-cell>
          <table:table-cell table:formula="of:=SUMPRODUCT([.N137:.N237];[.U$140:.U$240])" office:value-type="float" office:value="0.0200711345456931" calcext:value-type="float">
            <text:p>0.0200711345456931</text:p>
          </table:table-cell>
          <table:table-cell table:style-name="ce9" table:formula="of:=[.V187]+[.$O187]" office:value-type="float" office:value="0.00686449275190337" calcext:value-type="float">
            <text:p>0.00686449275190337</text:p>
          </table:table-cell>
          <table:table-cell table:style-name="ce9" table:formula="of:=[.W187]+[.$O187]" office:value-type="float" office:value="0" calcext:value-type="float">
            <text:p>0</text:p>
          </table:table-cell>
          <table:table-cell table:style-name="ce9" table:formula="of:=[.X187]+[.$O187]" office:value-type="float" office:value="0.0200711345456931" calcext:value-type="float">
            <text:p>0.0200711345456931</text:p>
          </table:table-cell>
          <table:table-cell table:style-name="ce9" table:formula="of:=([.Y187]-[.Y186])/[.$D$88]" office:value-type="float" office:value="2.33486148023924" calcext:value-type="float">
            <text:p>2.33486148023924</text:p>
          </table:table-cell>
          <table:table-cell table:formula="of:=([.Z187]-[.Z186])/[.$D$88]" office:value-type="float" office:value="0" calcext:value-type="float">
            <text:p>0</text:p>
          </table:table-cell>
          <table:table-cell table:style-name="ce11" table:formula="of:=([.AA187]-[.AA186])/[.$D$88]" office:value-type="float" office:value="6.34608022426043" calcext:value-type="float">
            <text:p>6.34608022426043</text:p>
          </table:table-cell>
          <table:table-cell table:style-name="ce9" table:formula="of:=([.AB187]-[.AB186])/[.$D$88]" office:value-type="float" office:value="568.748309289046" calcext:value-type="float">
            <text:p>568.748309289046</text:p>
          </table:table-cell>
          <table:table-cell table:formula="of:=([.AC187]-[.AC186])/[.$D$88]" office:value-type="float" office:value="0" calcext:value-type="float">
            <text:p>0</text:p>
          </table:table-cell>
          <table:table-cell table:style-name="ce11" table:formula="of:=([.AD187]-[.AD186])/[.$D$88]" office:value-type="float" office:value="1309.07017837169" calcext:value-type="float">
            <text:p>1309.07017837169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04" calcext:value-type="float">
            <text:p>-0.04</text:p>
          </table:table-cell>
          <table:table-cell table:formula="of:=[.A188]*[.$B$88]"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table:formula="of:=[.C188]*[.$B$14]*[.$B$15]" office:value-type="float" office:value="0" calcext:value-type="float">
            <text:p>0</text:p>
          </table:table-cell>
          <table:table-cell table:formula="of:=[.D188]/[.$B$13]" office:value-type="float" office:value="0" calcext:value-type="float">
            <text:p>0</text:p>
          </table:table-cell>
          <table:table-cell table:formula="of:=[.E188]*[.$B$1]" office:value-type="float" office:value="0" calcext:value-type="float">
            <text:p>0</text:p>
          </table:table-cell>
          <table:table-cell table:formula="of:=[.E188]*[.$B$3]" office:value-type="float" office:value="0" calcext:value-type="float">
            <text:p>0</text:p>
          </table:table-cell>
          <table:table-cell table:formula="of:=[.E188]/[.$B$5]" office:value-type="float" office:value="0" calcext:value-type="float">
            <text:p>0.000</text:p>
          </table:table-cell>
          <table:table-cell table:formula="of:=[.$B$4]*(1-1/(1+[.H188]))" office:value-type="float" office:value="0" calcext:value-type="float">
            <text:p>0</text:p>
          </table:table-cell>
          <table:table-cell table:formula="of:=[.G188]+[.I188]" office:value-type="float" office:value="0" calcext:value-type="float">
            <text:p>0</text:p>
          </table:table-cell>
          <table:table-cell table:formula="of:=[.E188]*[.$B$7]" office:value-type="float" office:value="0" calcext:value-type="float">
            <text:p>0</text:p>
          </table:table-cell>
          <table:table-cell table:formula="of:=[.E188]/[.$B$9]" office:value-type="float" office:value="0" calcext:value-type="float">
            <text:p>0</text:p>
          </table:table-cell>
          <table:table-cell table:formula="of:=[.$B$8]*TANH([.L188])" office:value-type="float" office:value="0" calcext:value-type="float">
            <text:p>0</text:p>
          </table:table-cell>
          <table:table-cell table:formula="of:=[.K188]+[.M188]" office:value-type="float" office:value="0" calcext:value-type="float">
            <text:p>0</text:p>
          </table:table-cell>
          <table:table-cell table:formula="of:=[.O187]+[.E188]*[.$D$88]" office:value-type="float" office:value="0" calcext:value-type="float">
            <text:p>0</text:p>
          </table:table-cell>
          <table:table-cell table:formula="of:=[.O188]+[.F188]" office:value-type="float" office:value="0" calcext:value-type="float">
            <text:p>0</text:p>
          </table:table-cell>
          <table:table-cell table:formula="of:=[.O188]+[.J188]" office:value-type="float" office:value="0" calcext:value-type="float">
            <text:p>0</text:p>
          </table:table-cell>
          <table:table-cell table:formula="of:=[.O188]+[.N188]" office:value-type="float" office:value="0" calcext:value-type="float">
            <text:p>0</text:p>
          </table:table-cell>
          <table:table-cell table:formula="of:=MAX(0; [.$B$2]*0.5 - ABS([.B188]))*[.$D$88]/(([.$B$2]*0.5)^2)" office:value-type="float" office:value="0.0528" calcext:value-type="float">
            <text:p>0.0528</text:p>
          </table:table-cell>
          <table:table-cell table:formula="of:=MAX(0; [.$B$6]*0.5 - ABS([.$B188]))*[.$D$88]/(([.$B$6]*0.5)^2)" office:value-type="float" office:value="0.0528" calcext:value-type="float">
            <text:p>0.0528</text:p>
          </table:table-cell>
          <table:table-cell table:formula="of:=MAX(0; [.$B$10]*0.5 - ABS([.$B188]))*[.$D$88]/(([.$B$10]*0.5)^2)" office:value-type="float" office:value="0.0528" calcext:value-type="float">
            <text:p>0.0528</text:p>
          </table:table-cell>
          <table:table-cell table:formula="of:=SUMPRODUCT([.F138:.F238];[.$S$140:.$S$240])" office:value-type="float" office:value="0.00848632345702338" calcext:value-type="float">
            <text:p>0.00848632345702338</text:p>
          </table:table-cell>
          <table:table-cell table:formula="of:=SUMPRODUCT([.J138:.J238];[.T$140:.T$240])" office:value-type="float" office:value="0" calcext:value-type="float">
            <text:p>0</text:p>
          </table:table-cell>
          <table:table-cell table:formula="of:=SUMPRODUCT([.N138:.N238];[.U$140:.U$240])" office:value-type="float" office:value="0.0243660870435811" calcext:value-type="float">
            <text:p>0.0243660870435811</text:p>
          </table:table-cell>
          <table:table-cell table:style-name="ce9" table:formula="of:=[.V188]+[.$O188]" office:value-type="float" office:value="0.0084863234570234" calcext:value-type="float">
            <text:p>0.0084863234570234</text:p>
          </table:table-cell>
          <table:table-cell table:style-name="ce9" table:formula="of:=[.W188]+[.$O188]" office:value-type="float" office:value="0" calcext:value-type="float">
            <text:p>0</text:p>
          </table:table-cell>
          <table:table-cell table:style-name="ce9" table:formula="of:=[.X188]+[.$O188]" office:value-type="float" office:value="0.0243660870435812" calcext:value-type="float">
            <text:p>0.0243660870435812</text:p>
          </table:table-cell>
          <table:table-cell table:style-name="ce9" table:formula="of:=([.Y188]-[.Y187])/[.$D$88]" office:value-type="float" office:value="2.70305117520005" calcext:value-type="float">
            <text:p>2.70305117520005</text:p>
          </table:table-cell>
          <table:table-cell table:formula="of:=([.Z188]-[.Z187])/[.$D$88]" office:value-type="float" office:value="0" calcext:value-type="float">
            <text:p>0</text:p>
          </table:table-cell>
          <table:table-cell table:style-name="ce11" table:formula="of:=([.AA188]-[.AA187])/[.$D$88]" office:value-type="float" office:value="7.15825416314677" calcext:value-type="float">
            <text:p>7.15825416314677</text:p>
          </table:table-cell>
          <table:table-cell table:style-name="ce9" table:formula="of:=([.AB188]-[.AB187])/[.$D$88]" office:value-type="float" office:value="613.649491601341" calcext:value-type="float">
            <text:p>613.649491601341</text:p>
          </table:table-cell>
          <table:table-cell table:formula="of:=([.AC188]-[.AC187])/[.$D$88]" office:value-type="float" office:value="0" calcext:value-type="float">
            <text:p>0</text:p>
          </table:table-cell>
          <table:table-cell table:style-name="ce11" table:formula="of:=([.AD188]-[.AD187])/[.$D$88]" office:value-type="float" office:value="1353.62323147722" calcext:value-type="float">
            <text:p>1353.62323147722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-0.02" calcext:value-type="float">
            <text:p>-0.02</text:p>
          </table:table-cell>
          <table:table-cell table:formula="of:=[.A189]*[.$B$88]"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table:formula="of:=[.C189]*[.$B$14]*[.$B$15]" office:value-type="float" office:value="0" calcext:value-type="float">
            <text:p>0</text:p>
          </table:table-cell>
          <table:table-cell table:formula="of:=[.D189]/[.$B$13]" office:value-type="float" office:value="0" calcext:value-type="float">
            <text:p>0</text:p>
          </table:table-cell>
          <table:table-cell table:formula="of:=[.E189]*[.$B$1]" office:value-type="float" office:value="0" calcext:value-type="float">
            <text:p>0</text:p>
          </table:table-cell>
          <table:table-cell table:formula="of:=[.E189]*[.$B$3]" office:value-type="float" office:value="0" calcext:value-type="float">
            <text:p>0</text:p>
          </table:table-cell>
          <table:table-cell table:formula="of:=[.E189]/[.$B$5]" office:value-type="float" office:value="0" calcext:value-type="float">
            <text:p>0.000</text:p>
          </table:table-cell>
          <table:table-cell table:formula="of:=[.$B$4]*(1-1/(1+[.H189]))" office:value-type="float" office:value="0" calcext:value-type="float">
            <text:p>0</text:p>
          </table:table-cell>
          <table:table-cell table:formula="of:=[.G189]+[.I189]" office:value-type="float" office:value="0" calcext:value-type="float">
            <text:p>0</text:p>
          </table:table-cell>
          <table:table-cell table:formula="of:=[.E189]*[.$B$7]" office:value-type="float" office:value="0" calcext:value-type="float">
            <text:p>0</text:p>
          </table:table-cell>
          <table:table-cell table:formula="of:=[.E189]/[.$B$9]" office:value-type="float" office:value="0" calcext:value-type="float">
            <text:p>0</text:p>
          </table:table-cell>
          <table:table-cell table:formula="of:=[.$B$8]*TANH([.L189])" office:value-type="float" office:value="0" calcext:value-type="float">
            <text:p>0</text:p>
          </table:table-cell>
          <table:table-cell table:formula="of:=[.K189]+[.M189]" office:value-type="float" office:value="0" calcext:value-type="float">
            <text:p>0</text:p>
          </table:table-cell>
          <table:table-cell table:formula="of:=[.O188]+[.E189]*[.$D$88]" office:value-type="float" office:value="0" calcext:value-type="float">
            <text:p>0</text:p>
          </table:table-cell>
          <table:table-cell table:formula="of:=[.O189]+[.F189]" office:value-type="float" office:value="0" calcext:value-type="float">
            <text:p>0</text:p>
          </table:table-cell>
          <table:table-cell table:formula="of:=[.O189]+[.J189]" office:value-type="float" office:value="0" calcext:value-type="float">
            <text:p>0</text:p>
          </table:table-cell>
          <table:table-cell table:formula="of:=[.O189]+[.N189]" office:value-type="float" office:value="0" calcext:value-type="float">
            <text:p>0</text:p>
          </table:table-cell>
          <table:table-cell table:formula="of:=MAX(0; [.$B$2]*0.5 - ABS([.B189]))*[.$D$88]/(([.$B$2]*0.5)^2)" office:value-type="float" office:value="0.0564" calcext:value-type="float">
            <text:p>0.0564</text:p>
          </table:table-cell>
          <table:table-cell table:formula="of:=MAX(0; [.$B$6]*0.5 - ABS([.$B189]))*[.$D$88]/(([.$B$6]*0.5)^2)" office:value-type="float" office:value="0.0564" calcext:value-type="float">
            <text:p>0.0564</text:p>
          </table:table-cell>
          <table:table-cell table:formula="of:=MAX(0; [.$B$10]*0.5 - ABS([.$B189]))*[.$D$88]/(([.$B$10]*0.5)^2)" office:value-type="float" office:value="0.0564" calcext:value-type="float">
            <text:p>0.0564</text:p>
          </table:table-cell>
          <table:table-cell table:formula="of:=SUMPRODUCT([.F139:.F239];[.$S$140:.$S$240])" office:value-type="float" office:value="0.0103452324047523" calcext:value-type="float">
            <text:p>0.0103452324047523</text:p>
          </table:table-cell>
          <table:table-cell table:formula="of:=SUMPRODUCT([.J139:.J239];[.T$140:.T$240])" office:value-type="float" office:value="0" calcext:value-type="float">
            <text:p>0</text:p>
          </table:table-cell>
          <table:table-cell table:formula="of:=SUMPRODUCT([.N139:.N239];[.U$140:.U$240])" office:value-type="float" office:value="0.0291626901943974" calcext:value-type="float">
            <text:p>0.0291626901943974</text:p>
          </table:table-cell>
          <table:table-cell table:style-name="ce9" table:formula="of:=[.V189]+[.$O189]" office:value-type="float" office:value="0.0103452324047523" calcext:value-type="float">
            <text:p>0.0103452324047523</text:p>
          </table:table-cell>
          <table:table-cell table:style-name="ce9" table:formula="of:=[.W189]+[.$O189]" office:value-type="float" office:value="0" calcext:value-type="float">
            <text:p>0</text:p>
          </table:table-cell>
          <table:table-cell table:style-name="ce9" table:formula="of:=[.X189]+[.$O189]" office:value-type="float" office:value="0.0291626901943974" calcext:value-type="float">
            <text:p>0.0291626901943974</text:p>
          </table:table-cell>
          <table:table-cell table:style-name="ce9" table:formula="of:=([.Y189]-[.Y188])/[.$D$88]" office:value-type="float" office:value="3.09818157954822" calcext:value-type="float">
            <text:p>3.09818157954822</text:p>
          </table:table-cell>
          <table:table-cell table:formula="of:=([.Z189]-[.Z188])/[.$D$88]" office:value-type="float" office:value="0" calcext:value-type="float">
            <text:p>0</text:p>
          </table:table-cell>
          <table:table-cell table:style-name="ce11" table:formula="of:=([.AA189]-[.AA188])/[.$D$88]" office:value-type="float" office:value="7.99433858469382" calcext:value-type="float">
            <text:p>7.99433858469382</text:p>
          </table:table-cell>
          <table:table-cell table:style-name="ce9" table:formula="of:=([.AB189]-[.AB188])/[.$D$88]" office:value-type="float" office:value="658.550673913628" calcext:value-type="float">
            <text:p>658.550673913628</text:p>
          </table:table-cell>
          <table:table-cell table:formula="of:=([.AC189]-[.AC188])/[.$D$88]" office:value-type="float" office:value="0" calcext:value-type="float">
            <text:p>0</text:p>
          </table:table-cell>
          <table:table-cell table:style-name="ce11" table:formula="of:=([.AD189]-[.AD188])/[.$D$88]" office:value-type="float" office:value="1393.47403591176" calcext:value-type="float">
            <text:p>1393.47403591176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0]*[.$B$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90]*[.$B$14]*[.$B$15]" office:value-type="float" office:value="0" calcext:value-type="float">
            <text:p>0</text:p>
          </table:table-cell>
          <table:table-cell table:formula="of:=[.D190]/[.$B$13]" office:value-type="float" office:value="0" calcext:value-type="float">
            <text:p>0</text:p>
          </table:table-cell>
          <table:table-cell table:formula="of:=[.E190]*[.$B$1]" office:value-type="float" office:value="0" calcext:value-type="float">
            <text:p>0</text:p>
          </table:table-cell>
          <table:table-cell table:formula="of:=[.E190]*[.$B$3]" office:value-type="float" office:value="0" calcext:value-type="float">
            <text:p>0</text:p>
          </table:table-cell>
          <table:table-cell table:formula="of:=[.E190]/[.$B$5]" office:value-type="float" office:value="0" calcext:value-type="float">
            <text:p>0.000</text:p>
          </table:table-cell>
          <table:table-cell table:formula="of:=[.$B$4]*(1-1/(1+[.H190]))" office:value-type="float" office:value="0" calcext:value-type="float">
            <text:p>0</text:p>
          </table:table-cell>
          <table:table-cell table:formula="of:=[.G190]+[.I190]" office:value-type="float" office:value="0" calcext:value-type="float">
            <text:p>0</text:p>
          </table:table-cell>
          <table:table-cell table:formula="of:=[.E190]*[.$B$7]" office:value-type="float" office:value="0" calcext:value-type="float">
            <text:p>0</text:p>
          </table:table-cell>
          <table:table-cell table:formula="of:=[.E190]/[.$B$9]" office:value-type="float" office:value="0" calcext:value-type="float">
            <text:p>0</text:p>
          </table:table-cell>
          <table:table-cell table:formula="of:=[.$B$8]*TANH([.L190])" office:value-type="float" office:value="0" calcext:value-type="float">
            <text:p>0</text:p>
          </table:table-cell>
          <table:table-cell table:formula="of:=[.K190]+[.M190]" office:value-type="float" office:value="0" calcext:value-type="float">
            <text:p>0</text:p>
          </table:table-cell>
          <table:table-cell table:formula="of:=[.O189]+[.E190]*[.$D$88]" office:value-type="float" office:value="0" calcext:value-type="float">
            <text:p>0</text:p>
          </table:table-cell>
          <table:table-cell table:formula="of:=[.O190]+[.F190]" office:value-type="float" office:value="0" calcext:value-type="float">
            <text:p>0</text:p>
          </table:table-cell>
          <table:table-cell table:formula="of:=[.O190]+[.J190]" office:value-type="float" office:value="0" calcext:value-type="float">
            <text:p>0</text:p>
          </table:table-cell>
          <table:table-cell table:formula="of:=[.O190]+[.N190]" office:value-type="float" office:value="0" calcext:value-type="float">
            <text:p>0</text:p>
          </table:table-cell>
          <table:table-cell table:formula="of:=MAX(0; [.$B$2]*0.5 - ABS([.B190]))*[.$D$88]/(([.$B$2]*0.5)^2)" office:value-type="float" office:value="0.06" calcext:value-type="float">
            <text:p>0.06</text:p>
          </table:table-cell>
          <table:table-cell table:formula="of:=MAX(0; [.$B$6]*0.5 - ABS([.$B190]))*[.$D$88]/(([.$B$6]*0.5)^2)" office:value-type="float" office:value="0.06" calcext:value-type="float">
            <text:p>0.06</text:p>
          </table:table-cell>
          <table:table-cell table:formula="of:=MAX(0; [.$B$10]*0.5 - ABS([.$B190]))*[.$D$88]/(([.$B$10]*0.5)^2)" office:value-type="float" office:value="0.06" calcext:value-type="float">
            <text:p>0.06</text:p>
          </table:table-cell>
          <table:table-cell table:formula="of:=SUMPRODUCT([.F140:.F240];[.$S$140:.$S$240])" office:value-type="float" office:value="0.0124573840207226" calcext:value-type="float">
            <text:p>0.0124573840207226</text:p>
          </table:table-cell>
          <table:table-cell table:formula="of:=SUMPRODUCT([.J140:.J240];[.T$140:.T$240])" office:value-type="float" office:value="0" calcext:value-type="float">
            <text:p>0</text:p>
          </table:table-cell>
          <table:table-cell table:formula="of:=SUMPRODUCT([.N140:.N240];[.U$140:.U$240])" office:value-type="float" office:value="0.0344738859971433" calcext:value-type="float">
            <text:p>0.0344738859971433</text:p>
          </table:table-cell>
          <table:table-cell table:style-name="ce9" table:formula="of:=[.V190]+[.$O190]" office:value-type="float" office:value="0.0124573840207226" calcext:value-type="float">
            <text:p>0.0124573840207226</text:p>
          </table:table-cell>
          <table:table-cell table:style-name="ce9" table:formula="of:=[.W190]+[.$O190]" office:value-type="float" office:value="0" calcext:value-type="float">
            <text:p>0</text:p>
          </table:table-cell>
          <table:table-cell table:style-name="ce9" table:formula="of:=[.X190]+[.$O190]" office:value-type="float" office:value="0.0344738859971433" calcext:value-type="float">
            <text:p>0.0344738859971433</text:p>
          </table:table-cell>
          <table:table-cell table:style-name="ce9" table:formula="of:=([.Y190]-[.Y189])/[.$D$88]" office:value-type="float" office:value="3.52025269328378" calcext:value-type="float">
            <text:p>3.52025269328378</text:p>
          </table:table-cell>
          <table:table-cell table:formula="of:=([.Z190]-[.Z189])/[.$D$88]" office:value-type="float" office:value="0" calcext:value-type="float">
            <text:p>0</text:p>
          </table:table-cell>
          <table:table-cell table:style-name="ce11" table:formula="of:=([.AA190]-[.AA189])/[.$D$88]" office:value-type="float" office:value="8.85199300457644" calcext:value-type="float">
            <text:p>8.85199300457644</text:p>
          </table:table-cell>
          <table:table-cell table:style-name="ce9" table:formula="of:=([.AB190]-[.AB189])/[.$D$88]" office:value-type="float" office:value="703.45185622593" calcext:value-type="float">
            <text:p>703.45185622593</text:p>
          </table:table-cell>
          <table:table-cell table:formula="of:=([.AC190]-[.AC189])/[.$D$88]" office:value-type="float" office:value="0" calcext:value-type="float">
            <text:p>0</text:p>
          </table:table-cell>
          <table:table-cell table:style-name="ce11" table:formula="of:=([.AD190]-[.AD189])/[.$D$88]" office:value-type="float" office:value="1429.4240331377" calcext:value-type="float">
            <text:p>1429.4240331377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A191]*[.$B$88]" office:value-type="float" office:value="0.0006" calcext:value-type="float">
            <text:p>0.0006</text:p>
          </table:table-cell>
          <table:table-cell table:formula="of:=MIN([.B191]*[.$B$11];[.$B$12])" office:value-type="float" office:value="3" calcext:value-type="float">
            <text:p>3</text:p>
          </table:table-cell>
          <table:table-cell table:formula="of:=[.C191]*[.$B$14]*[.$B$15]" office:value-type="float" office:value="0.27" calcext:value-type="float">
            <text:p>0.27</text:p>
          </table:table-cell>
          <table:table-cell table:formula="of:=[.D191]/[.$B$13]" office:value-type="float" office:value="0.112252955780732" calcext:value-type="float">
            <text:p>0.112252955780732</text:p>
          </table:table-cell>
          <table:table-cell table:formula="of:=[.E191]*[.$B$1]" office:value-type="float" office:value="0.0044901182312293" calcext:value-type="float">
            <text:p>0.0044901182312293</text:p>
          </table:table-cell>
          <table:table-cell table:formula="of:=[.E191]*[.$B$3]" office:value-type="float" office:value="0" calcext:value-type="float">
            <text:p>0</text:p>
          </table:table-cell>
          <table:table-cell table:formula="of:=[.E191]/[.$B$5]" office:value-type="float" office:value="0.112252955780733" calcext:value-type="float">
            <text:p>0.112</text:p>
          </table:table-cell>
          <table:table-cell table:formula="of:=[.$B$4]*(1-1/(1+[.H191]))" office:value-type="float" office:value="0" calcext:value-type="float">
            <text:p>0</text:p>
          </table:table-cell>
          <table:table-cell table:formula="of:=[.G191]+[.I191]" office:value-type="float" office:value="0" calcext:value-type="float">
            <text:p>0</text:p>
          </table:table-cell>
          <table:table-cell table:formula="of:=[.E191]*[.$B$7]" office:value-type="float" office:value="0.00190830024827245" calcext:value-type="float">
            <text:p>0.00190830024827245</text:p>
          </table:table-cell>
          <table:table-cell table:formula="of:=[.E191]/[.$B$9]" office:value-type="float" office:value="0.112252955780732" calcext:value-type="float">
            <text:p>0.112252955780732</text:p>
          </table:table-cell>
          <table:table-cell table:formula="of:=[.$B$8]*TANH([.L191])" office:value-type="float" office:value="0.0134140596700356" calcext:value-type="float">
            <text:p>0.0134140596700356</text:p>
          </table:table-cell>
          <table:table-cell table:formula="of:=[.K191]+[.M191]" office:value-type="float" office:value="0.0153223599183081" calcext:value-type="float">
            <text:p>0.0153223599183081</text:p>
          </table:table-cell>
          <table:table-cell table:formula="of:=[.O190]+[.E191]*[.$D$88]" office:value-type="float" office:value="0.0000673517734684395" calcext:value-type="float">
            <text:p>6.73517734684395E-05</text:p>
          </table:table-cell>
          <table:table-cell table:formula="of:=[.O191]+[.F191]" office:value-type="float" office:value="0.00455747000469774" calcext:value-type="float">
            <text:p>0.00455747000469774</text:p>
          </table:table-cell>
          <table:table-cell table:formula="of:=[.O191]+[.J191]" office:value-type="float" office:value="0.0000673517734684395" calcext:value-type="float">
            <text:p>6.73517734684395E-05</text:p>
          </table:table-cell>
          <table:table-cell table:formula="of:=[.O191]+[.N191]" office:value-type="float" office:value="0.0153897116917765" calcext:value-type="float">
            <text:p>0.0153897116917765</text:p>
          </table:table-cell>
          <table:table-cell table:formula="of:=MAX(0; [.$B$2]*0.5 - ABS([.B191]))*[.$D$88]/(([.$B$2]*0.5)^2)" office:value-type="float" office:value="0.0564" calcext:value-type="float">
            <text:p>0.0564</text:p>
          </table:table-cell>
          <table:table-cell table:formula="of:=MAX(0; [.$B$6]*0.5 - ABS([.$B191]))*[.$D$88]/(([.$B$6]*0.5)^2)" office:value-type="float" office:value="0.0564" calcext:value-type="float">
            <text:p>0.0564</text:p>
          </table:table-cell>
          <table:table-cell table:formula="of:=MAX(0; [.$B$10]*0.5 - ABS([.$B191]))*[.$D$88]/(([.$B$10]*0.5)^2)" office:value-type="float" office:value="0.0564" calcext:value-type="float">
            <text:p>0.0564</text:p>
          </table:table-cell>
          <table:table-cell table:formula="of:=SUMPRODUCT([.F141:.F241];[.$S$140:.$S$240])" office:value-type="float" office:value="0.0148389427305666" calcext:value-type="float">
            <text:p>0.0148389427305666</text:p>
          </table:table-cell>
          <table:table-cell table:formula="of:=SUMPRODUCT([.J141:.J241];[.T$140:.T$240])" office:value-type="float" office:value="0" calcext:value-type="float">
            <text:p>0</text:p>
          </table:table-cell>
          <table:table-cell table:formula="of:=SUMPRODUCT([.N141:.N241];[.U$140:.U$240])" office:value-type="float" office:value="0.0403114601350359" calcext:value-type="float">
            <text:p>0.0403114601350359</text:p>
          </table:table-cell>
          <table:table-cell table:style-name="ce9" table:formula="of:=[.V191]+[.$O191]" office:value-type="float" office:value="0.0149062945040351" calcext:value-type="float">
            <text:p>0.0149062945040351</text:p>
          </table:table-cell>
          <table:table-cell table:style-name="ce9" table:formula="of:=[.W191]+[.$O191]" office:value-type="float" office:value="0.0000673517734684396" calcext:value-type="float">
            <text:p>6.73517734684396E-05</text:p>
          </table:table-cell>
          <table:table-cell table:style-name="ce9" table:formula="of:=[.X191]+[.$O191]" office:value-type="float" office:value="0.0403788119085044" calcext:value-type="float">
            <text:p>0.0403788119085044</text:p>
          </table:table-cell>
          <table:table-cell table:style-name="ce9" table:formula="of:=([.Y191]-[.Y190])/[.$D$88]" office:value-type="float" office:value="4.08151747218744" calcext:value-type="float">
            <text:p>4.08151747218744</text:p>
          </table:table-cell>
          <table:table-cell table:formula="of:=([.Z191]-[.Z190])/[.$D$88]" office:value-type="float" office:value="0.112252955780733" calcext:value-type="float">
            <text:p>0.112252955780733</text:p>
          </table:table-cell>
          <table:table-cell table:style-name="ce11" table:formula="of:=([.AA191]-[.AA190])/[.$D$88]" office:value-type="float" office:value="9.84154318560182" calcext:value-type="float">
            <text:p>9.84154318560182</text:p>
          </table:table-cell>
          <table:table-cell table:style-name="ce9" table:formula="of:=([.AB191]-[.AB190])/[.$D$88]" office:value-type="float" office:value="935.441298172766" calcext:value-type="float">
            <text:p>935.441298172766</text:p>
          </table:table-cell>
          <table:table-cell table:formula="of:=([.AC191]-[.AC190])/[.$D$88]" office:value-type="float" office:value="187.088259634555" calcext:value-type="float">
            <text:p>187.088259634555</text:p>
          </table:table-cell>
          <table:table-cell table:style-name="ce11" table:formula="of:=([.AD191]-[.AD190])/[.$D$88]" office:value-type="float" office:value="1649.25030170897" calcext:value-type="float">
            <text:p>1649.25030170897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[.A192]*[.$B$88]" office:value-type="float" office:value="0.0012" calcext:value-type="float">
            <text:p>0.0012</text:p>
          </table:table-cell>
          <table:table-cell table:formula="of:=MIN([.B192]*[.$B$11];[.$B$12])" office:value-type="float" office:value="6" calcext:value-type="float">
            <text:p>6</text:p>
          </table:table-cell>
          <table:table-cell table:formula="of:=[.C192]*[.$B$14]*[.$B$15]" office:value-type="float" office:value="0.54" calcext:value-type="float">
            <text:p>0.54</text:p>
          </table:table-cell>
          <table:table-cell table:formula="of:=[.D192]/[.$B$13]" office:value-type="float" office:value="0.224505911561465" calcext:value-type="float">
            <text:p>0.224505911561465</text:p>
          </table:table-cell>
          <table:table-cell table:formula="of:=[.E192]*[.$B$1]" office:value-type="float" office:value="0.0089802364624586" calcext:value-type="float">
            <text:p>0.0089802364624586</text:p>
          </table:table-cell>
          <table:table-cell table:formula="of:=[.E192]*[.$B$3]" office:value-type="float" office:value="0" calcext:value-type="float">
            <text:p>0</text:p>
          </table:table-cell>
          <table:table-cell table:formula="of:=[.E192]/[.$B$5]" office:value-type="float" office:value="0.224505911561465" calcext:value-type="float">
            <text:p>0.225</text:p>
          </table:table-cell>
          <table:table-cell table:formula="of:=[.$B$4]*(1-1/(1+[.H192]))" office:value-type="float" office:value="0" calcext:value-type="float">
            <text:p>0</text:p>
          </table:table-cell>
          <table:table-cell table:formula="of:=[.G192]+[.I192]" office:value-type="float" office:value="0" calcext:value-type="float">
            <text:p>0</text:p>
          </table:table-cell>
          <table:table-cell table:formula="of:=[.E192]*[.$B$7]" office:value-type="float" office:value="0.0038166004965449" calcext:value-type="float">
            <text:p>0.0038166004965449</text:p>
          </table:table-cell>
          <table:table-cell table:formula="of:=[.E192]/[.$B$9]" office:value-type="float" office:value="0.224505911561465" calcext:value-type="float">
            <text:p>0.224505911561465</text:p>
          </table:table-cell>
          <table:table-cell table:formula="of:=[.$B$8]*TANH([.L192])" office:value-type="float" office:value="0.0264970224892596" calcext:value-type="float">
            <text:p>0.0264970224892596</text:p>
          </table:table-cell>
          <table:table-cell table:formula="of:=[.K192]+[.M192]" office:value-type="float" office:value="0.0303136229858045" calcext:value-type="float">
            <text:p>0.0303136229858045</text:p>
          </table:table-cell>
          <table:table-cell table:formula="of:=[.O191]+[.E192]*[.$D$88]" office:value-type="float" office:value="0.000202055320405318" calcext:value-type="float">
            <text:p>0.000202055320405318</text:p>
          </table:table-cell>
          <table:table-cell table:formula="of:=[.O192]+[.F192]" office:value-type="float" office:value="0.00918229178286392" calcext:value-type="float">
            <text:p>0.00918229178286392</text:p>
          </table:table-cell>
          <table:table-cell table:formula="of:=[.O192]+[.J192]" office:value-type="float" office:value="0.000202055320405318" calcext:value-type="float">
            <text:p>0.000202055320405318</text:p>
          </table:table-cell>
          <table:table-cell table:formula="of:=[.O192]+[.N192]" office:value-type="float" office:value="0.0305156783062098" calcext:value-type="float">
            <text:p>0.0305156783062098</text:p>
          </table:table-cell>
          <table:table-cell table:formula="of:=MAX(0; [.$B$2]*0.5 - ABS([.B192]))*[.$D$88]/(([.$B$2]*0.5)^2)" office:value-type="float" office:value="0.0528" calcext:value-type="float">
            <text:p>0.0528</text:p>
          </table:table-cell>
          <table:table-cell table:formula="of:=MAX(0; [.$B$6]*0.5 - ABS([.$B192]))*[.$D$88]/(([.$B$6]*0.5)^2)" office:value-type="float" office:value="0.0528" calcext:value-type="float">
            <text:p>0.0528</text:p>
          </table:table-cell>
          <table:table-cell table:formula="of:=MAX(0; [.$B$10]*0.5 - ABS([.$B192]))*[.$D$88]/(([.$B$10]*0.5)^2)" office:value-type="float" office:value="0.0528" calcext:value-type="float">
            <text:p>0.0528</text:p>
          </table:table-cell>
          <table:table-cell table:formula="of:=SUMPRODUCT([.F142:.F242];[.$S$140:.$S$240])" office:value-type="float" office:value="0.0174737441086519" calcext:value-type="float">
            <text:p>0.0174737441086519</text:p>
          </table:table-cell>
          <table:table-cell table:formula="of:=SUMPRODUCT([.J142:.J242];[.T$140:.T$240])" office:value-type="float" office:value="0" calcext:value-type="float">
            <text:p>0</text:p>
          </table:table-cell>
          <table:table-cell table:formula="of:=SUMPRODUCT([.N142:.N242];[.U$140:.U$240])" office:value-type="float" office:value="0.0465759308534782" calcext:value-type="float">
            <text:p>0.0465759308534782</text:p>
          </table:table-cell>
          <table:table-cell table:style-name="ce9" table:formula="of:=[.V192]+[.$O192]" office:value-type="float" office:value="0.0176757994290573" calcext:value-type="float">
            <text:p>0.0176757994290573</text:p>
          </table:table-cell>
          <table:table-cell table:style-name="ce9" table:formula="of:=[.W192]+[.$O192]" office:value-type="float" office:value="0.000202055320405319" calcext:value-type="float">
            <text:p>0.000202055320405319</text:p>
          </table:table-cell>
          <table:table-cell table:style-name="ce9" table:formula="of:=[.X192]+[.$O192]" office:value-type="float" office:value="0.0467779861738835" calcext:value-type="float">
            <text:p>0.0467779861738835</text:p>
          </table:table-cell>
          <table:table-cell table:style-name="ce9" table:formula="of:=([.Y192]-[.Y191])/[.$D$88]" office:value-type="float" office:value="4.61584154170373" calcext:value-type="float">
            <text:p>4.61584154170373</text:p>
          </table:table-cell>
          <table:table-cell table:formula="of:=([.Z192]-[.Z191])/[.$D$88]" office:value-type="float" office:value="0.224505911561466" calcext:value-type="float">
            <text:p>0.224505911561466</text:p>
          </table:table-cell>
          <table:table-cell table:style-name="ce11" table:formula="of:=([.AA192]-[.AA191])/[.$D$88]" office:value-type="float" office:value="10.6652904422986" calcext:value-type="float">
            <text:p>10.6652904422986</text:p>
          </table:table-cell>
          <table:table-cell table:style-name="ce9" table:formula="of:=([.AB192]-[.AB191])/[.$D$88]" office:value-type="float" office:value="890.540115860491" calcext:value-type="float">
            <text:p>890.540115860491</text:p>
          </table:table-cell>
          <table:table-cell table:formula="of:=([.AC192]-[.AC191])/[.$D$88]" office:value-type="float" office:value="187.088259634555" calcext:value-type="float">
            <text:p>187.088259634555</text:p>
          </table:table-cell>
          <table:table-cell table:style-name="ce11" table:formula="of:=([.AD192]-[.AD191])/[.$D$88]" office:value-type="float" office:value="1372.91209449459" calcext:value-type="float">
            <text:p>1372.91209449459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0.0600000000000001" calcext:value-type="float">
            <text:p>0.0600000000000001</text:p>
          </table:table-cell>
          <table:table-cell table:formula="of:=[.A193]*[.$B$88]" office:value-type="float" office:value="0.0018" calcext:value-type="float">
            <text:p>0.0018</text:p>
          </table:table-cell>
          <table:table-cell table:formula="of:=MIN([.B193]*[.$B$11];[.$B$12])" office:value-type="float" office:value="9.00000000000001" calcext:value-type="float">
            <text:p>9.00000000000001</text:p>
          </table:table-cell>
          <table:table-cell table:formula="of:=[.C193]*[.$B$14]*[.$B$15]" office:value-type="float" office:value="0.810000000000001" calcext:value-type="float">
            <text:p>0.810000000000001</text:p>
          </table:table-cell>
          <table:table-cell table:formula="of:=[.D193]/[.$B$13]" office:value-type="float" office:value="0.336758867342198" calcext:value-type="float">
            <text:p>0.336758867342198</text:p>
          </table:table-cell>
          <table:table-cell table:formula="of:=[.E193]*[.$B$1]" office:value-type="float" office:value="0.0134703546936879" calcext:value-type="float">
            <text:p>0.0134703546936879</text:p>
          </table:table-cell>
          <table:table-cell table:formula="of:=[.E193]*[.$B$3]" office:value-type="float" office:value="0" calcext:value-type="float">
            <text:p>0</text:p>
          </table:table-cell>
          <table:table-cell table:formula="of:=[.E193]/[.$B$5]" office:value-type="float" office:value="0.336758867342199" calcext:value-type="float">
            <text:p>0.337</text:p>
          </table:table-cell>
          <table:table-cell table:formula="of:=[.$B$4]*(1-1/(1+[.H193]))" office:value-type="float" office:value="0" calcext:value-type="float">
            <text:p>0</text:p>
          </table:table-cell>
          <table:table-cell table:formula="of:=[.G193]+[.I193]" office:value-type="float" office:value="0" calcext:value-type="float">
            <text:p>0</text:p>
          </table:table-cell>
          <table:table-cell table:formula="of:=[.E193]*[.$B$7]" office:value-type="float" office:value="0.00572490074481737" calcext:value-type="float">
            <text:p>0.00572490074481737</text:p>
          </table:table-cell>
          <table:table-cell table:formula="of:=[.E193]/[.$B$9]" office:value-type="float" office:value="0.336758867342198" calcext:value-type="float">
            <text:p>0.336758867342198</text:p>
          </table:table-cell>
          <table:table-cell table:formula="of:=[.$B$8]*TANH([.L193])" office:value-type="float" office:value="0.0389496937898441" calcext:value-type="float">
            <text:p>0.0389496937898441</text:p>
          </table:table-cell>
          <table:table-cell table:formula="of:=[.K193]+[.M193]" office:value-type="float" office:value="0.0446745945346615" calcext:value-type="float">
            <text:p>0.0446745945346615</text:p>
          </table:table-cell>
          <table:table-cell table:formula="of:=[.O192]+[.E193]*[.$D$88]" office:value-type="float" office:value="0.000404110640810637" calcext:value-type="float">
            <text:p>0.000404110640810637</text:p>
          </table:table-cell>
          <table:table-cell table:formula="of:=[.O193]+[.F193]" office:value-type="float" office:value="0.0138744653344986" calcext:value-type="float">
            <text:p>0.0138744653344986</text:p>
          </table:table-cell>
          <table:table-cell table:formula="of:=[.O193]+[.J193]" office:value-type="float" office:value="0.000404110640810637" calcext:value-type="float">
            <text:p>0.000404110640810637</text:p>
          </table:table-cell>
          <table:table-cell table:formula="of:=[.O193]+[.N193]" office:value-type="float" office:value="0.0450787051754721" calcext:value-type="float">
            <text:p>0.0450787051754721</text:p>
          </table:table-cell>
          <table:table-cell table:formula="of:=MAX(0; [.$B$2]*0.5 - ABS([.B193]))*[.$D$88]/(([.$B$2]*0.5)^2)" office:value-type="float" office:value="0.0492" calcext:value-type="float">
            <text:p>0.0492</text:p>
          </table:table-cell>
          <table:table-cell table:formula="of:=MAX(0; [.$B$6]*0.5 - ABS([.$B193]))*[.$D$88]/(([.$B$6]*0.5)^2)" office:value-type="float" office:value="0.0492" calcext:value-type="float">
            <text:p>0.0492</text:p>
          </table:table-cell>
          <table:table-cell table:formula="of:=MAX(0; [.$B$10]*0.5 - ABS([.$B193]))*[.$D$88]/(([.$B$10]*0.5)^2)" office:value-type="float" office:value="0.0492" calcext:value-type="float">
            <text:p>0.0492</text:p>
          </table:table-cell>
          <table:table-cell table:formula="of:=SUMPRODUCT([.F143:.F243];[.$S$140:.$S$240])" office:value-type="float" office:value="0.0203456237293462" calcext:value-type="float">
            <text:p>0.0203456237293462</text:p>
          </table:table-cell>
          <table:table-cell table:formula="of:=SUMPRODUCT([.J143:.J243];[.T$140:.T$240])" office:value-type="float" office:value="0" calcext:value-type="float">
            <text:p>0</text:p>
          </table:table-cell>
          <table:table-cell table:formula="of:=SUMPRODUCT([.N143:.N243];[.U$140:.U$240])" office:value-type="float" office:value="0.053169429346986" calcext:value-type="float">
            <text:p>0.053169429346986</text:p>
          </table:table-cell>
          <table:table-cell table:style-name="ce9" table:formula="of:=[.V193]+[.$O193]" office:value-type="float" office:value="0.0207497343701569" calcext:value-type="float">
            <text:p>0.0207497343701569</text:p>
          </table:table-cell>
          <table:table-cell table:style-name="ce9" table:formula="of:=[.W193]+[.$O193]" office:value-type="float" office:value="0.000404110640810638" calcext:value-type="float">
            <text:p>0.000404110640810638</text:p>
          </table:table-cell>
          <table:table-cell table:style-name="ce9" table:formula="of:=[.X193]+[.$O193]" office:value-type="float" office:value="0.0535735399877967" calcext:value-type="float">
            <text:p>0.0535735399877967</text:p>
          </table:table-cell>
          <table:table-cell table:style-name="ce9" table:formula="of:=([.Y193]-[.Y192])/[.$D$88]" office:value-type="float" office:value="5.12322490183264" calcext:value-type="float">
            <text:p>5.12322490183264</text:p>
          </table:table-cell>
          <table:table-cell table:formula="of:=([.Z193]-[.Z192])/[.$D$88]" office:value-type="float" office:value="0.336758867342198" calcext:value-type="float">
            <text:p>0.336758867342198</text:p>
          </table:table-cell>
          <table:table-cell table:style-name="ce11" table:formula="of:=([.AA193]-[.AA192])/[.$D$88]" office:value-type="float" office:value="11.3259230231886" calcext:value-type="float">
            <text:p>11.3259230231886</text:p>
          </table:table-cell>
          <table:table-cell table:style-name="ce9" table:formula="of:=([.AB193]-[.AB192])/[.$D$88]" office:value-type="float" office:value="845.638933548168" calcext:value-type="float">
            <text:p>845.638933548168</text:p>
          </table:table-cell>
          <table:table-cell table:formula="of:=([.AC193]-[.AC192])/[.$D$88]" office:value-type="float" office:value="187.088259634555" calcext:value-type="float">
            <text:p>187.088259634555</text:p>
          </table:table-cell>
          <table:table-cell table:style-name="ce11" table:formula="of:=([.AD193]-[.AD192])/[.$D$88]" office:value-type="float" office:value="1101.05430148339" calcext:value-type="float">
            <text:p>1101.05430148339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0.0800000000000001" calcext:value-type="float">
            <text:p>0.0800000000000001</text:p>
          </table:table-cell>
          <table:table-cell table:formula="of:=[.A194]*[.$B$88]" office:value-type="float" office:value="0.0024" calcext:value-type="float">
            <text:p>0.0024</text:p>
          </table:table-cell>
          <table:table-cell table:formula="of:=MIN([.B194]*[.$B$11];[.$B$12])" office:value-type="float" office:value="12" calcext:value-type="float">
            <text:p>12</text:p>
          </table:table-cell>
          <table:table-cell table:formula="of:=[.C194]*[.$B$14]*[.$B$15]" office:value-type="float" office:value="1.08" calcext:value-type="float">
            <text:p>1.08</text:p>
          </table:table-cell>
          <table:table-cell table:formula="of:=[.D194]/[.$B$13]" office:value-type="float" office:value="0.449011823122931" calcext:value-type="float">
            <text:p>0.449011823122931</text:p>
          </table:table-cell>
          <table:table-cell table:formula="of:=[.E194]*[.$B$1]" office:value-type="float" office:value="0.0179604729249172" calcext:value-type="float">
            <text:p>0.0179604729249172</text:p>
          </table:table-cell>
          <table:table-cell table:formula="of:=[.E194]*[.$B$3]" office:value-type="float" office:value="0" calcext:value-type="float">
            <text:p>0</text:p>
          </table:table-cell>
          <table:table-cell table:formula="of:=[.E194]/[.$B$5]" office:value-type="float" office:value="0.449011823122932" calcext:value-type="float">
            <text:p>0.449</text:p>
          </table:table-cell>
          <table:table-cell table:formula="of:=[.$B$4]*(1-1/(1+[.H194]))" office:value-type="float" office:value="0" calcext:value-type="float">
            <text:p>0</text:p>
          </table:table-cell>
          <table:table-cell table:formula="of:=[.G194]+[.I194]" office:value-type="float" office:value="0" calcext:value-type="float">
            <text:p>0</text:p>
          </table:table-cell>
          <table:table-cell table:formula="of:=[.E194]*[.$B$7]" office:value-type="float" office:value="0.00763320099308982" calcext:value-type="float">
            <text:p>0.00763320099308982</text:p>
          </table:table-cell>
          <table:table-cell table:formula="of:=[.E194]/[.$B$9]" office:value-type="float" office:value="0.449011823122931" calcext:value-type="float">
            <text:p>0.449011823122931</text:p>
          </table:table-cell>
          <table:table-cell table:formula="of:=[.$B$8]*TANH([.L194])" office:value-type="float" office:value="0.0505303660939402" calcext:value-type="float">
            <text:p>0.0505303660939402</text:p>
          </table:table-cell>
          <table:table-cell table:formula="of:=[.K194]+[.M194]" office:value-type="float" office:value="0.05816356708703" calcext:value-type="float">
            <text:p>0.05816356708703</text:p>
          </table:table-cell>
          <table:table-cell table:formula="of:=[.O193]+[.E194]*[.$D$88]" office:value-type="float" office:value="0.000673517734684396" calcext:value-type="float">
            <text:p>0.000673517734684396</text:p>
          </table:table-cell>
          <table:table-cell table:formula="of:=[.O194]+[.F194]" office:value-type="float" office:value="0.0186339906596016" calcext:value-type="float">
            <text:p>0.0186339906596016</text:p>
          </table:table-cell>
          <table:table-cell table:formula="of:=[.O194]+[.J194]" office:value-type="float" office:value="0.000673517734684396" calcext:value-type="float">
            <text:p>0.000673517734684396</text:p>
          </table:table-cell>
          <table:table-cell table:formula="of:=[.O194]+[.N194]" office:value-type="float" office:value="0.0588370848217144" calcext:value-type="float">
            <text:p>0.0588370848217144</text:p>
          </table:table-cell>
          <table:table-cell table:formula="of:=MAX(0; [.$B$2]*0.5 - ABS([.B194]))*[.$D$88]/(([.$B$2]*0.5)^2)" office:value-type="float" office:value="0.0456" calcext:value-type="float">
            <text:p>0.0456</text:p>
          </table:table-cell>
          <table:table-cell table:formula="of:=MAX(0; [.$B$6]*0.5 - ABS([.$B194]))*[.$D$88]/(([.$B$6]*0.5)^2)" office:value-type="float" office:value="0.0456" calcext:value-type="float">
            <text:p>0.0456</text:p>
          </table:table-cell>
          <table:table-cell table:formula="of:=MAX(0; [.$B$10]*0.5 - ABS([.$B194]))*[.$D$88]/(([.$B$10]*0.5)^2)" office:value-type="float" office:value="0.0456" calcext:value-type="float">
            <text:p>0.0456</text:p>
          </table:table-cell>
          <table:table-cell table:formula="of:=SUMPRODUCT([.F144:.F244];[.$S$140:.$S$240])" office:value-type="float" office:value="0.0234384171670169" calcext:value-type="float">
            <text:p>0.0234384171670169</text:p>
          </table:table-cell>
          <table:table-cell table:formula="of:=SUMPRODUCT([.J144:.J244];[.T$140:.T$240])" office:value-type="float" office:value="0" calcext:value-type="float">
            <text:p>0</text:p>
          </table:table-cell>
          <table:table-cell table:formula="of:=SUMPRODUCT([.N144:.N244];[.U$140:.U$240])" office:value-type="float" office:value="0.0599979993395513" calcext:value-type="float">
            <text:p>0.0599979993395513</text:p>
          </table:table-cell>
          <table:table-cell table:style-name="ce9" table:formula="of:=[.V194]+[.$O194]" office:value-type="float" office:value="0.0241119349017014" calcext:value-type="float">
            <text:p>0.0241119349017014</text:p>
          </table:table-cell>
          <table:table-cell table:style-name="ce9" table:formula="of:=[.W194]+[.$O194]" office:value-type="float" office:value="0.000673517734684397" calcext:value-type="float">
            <text:p>0.000673517734684397</text:p>
          </table:table-cell>
          <table:table-cell table:style-name="ce9" table:formula="of:=[.X194]+[.$O194]" office:value-type="float" office:value="0.0606715170742357" calcext:value-type="float">
            <text:p>0.0606715170742357</text:p>
          </table:table-cell>
          <table:table-cell table:style-name="ce9" table:formula="of:=([.Y194]-[.Y193])/[.$D$88]" office:value-type="float" office:value="5.60366755257418" calcext:value-type="float">
            <text:p>5.60366755257418</text:p>
          </table:table-cell>
          <table:table-cell table:formula="of:=([.Z194]-[.Z193])/[.$D$88]" office:value-type="float" office:value="0.449011823122932" calcext:value-type="float">
            <text:p>0.449011823122932</text:p>
          </table:table-cell>
          <table:table-cell table:style-name="ce11" table:formula="of:=([.AA194]-[.AA193])/[.$D$88]" office:value-type="float" office:value="11.8299618107317" calcext:value-type="float">
            <text:p>11.8299618107317</text:p>
          </table:table-cell>
          <table:table-cell table:style-name="ce9" table:formula="of:=([.AB194]-[.AB193])/[.$D$88]" office:value-type="float" office:value="800.737751235913" calcext:value-type="float">
            <text:p>800.737751235913</text:p>
          </table:table-cell>
          <table:table-cell table:formula="of:=([.AC194]-[.AC193])/[.$D$88]" office:value-type="float" office:value="187.088259634555" calcext:value-type="float">
            <text:p>187.088259634555</text:p>
          </table:table-cell>
          <table:table-cell table:style-name="ce11" table:formula="of:=([.AD194]-[.AD193])/[.$D$88]" office:value-type="float" office:value="840.064645905182" calcext:value-type="float">
            <text:p>840.064645905182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195]*[.$B$88]" office:value-type="float" office:value="0.003" calcext:value-type="float">
            <text:p>0.003</text:p>
          </table:table-cell>
          <table:table-cell table:formula="of:=MIN([.B195]*[.$B$11];[.$B$12])" office:value-type="float" office:value="15" calcext:value-type="float">
            <text:p>15</text:p>
          </table:table-cell>
          <table:table-cell table:formula="of:=[.C195]*[.$B$14]*[.$B$15]" office:value-type="float" office:value="1.35" calcext:value-type="float">
            <text:p>1.35</text:p>
          </table:table-cell>
          <table:table-cell table:formula="of:=[.D195]/[.$B$13]" office:value-type="float" office:value="0.561264778903663" calcext:value-type="float">
            <text:p>0.561264778903663</text:p>
          </table:table-cell>
          <table:table-cell table:formula="of:=[.E195]*[.$B$1]" office:value-type="float" office:value="0.0224505911561465" calcext:value-type="float">
            <text:p>0.0224505911561465</text:p>
          </table:table-cell>
          <table:table-cell table:formula="of:=[.E195]*[.$B$3]" office:value-type="float" office:value="0" calcext:value-type="float">
            <text:p>0</text:p>
          </table:table-cell>
          <table:table-cell table:formula="of:=[.E195]/[.$B$5]" office:value-type="float" office:value="0.561264778903664" calcext:value-type="float">
            <text:p>0.561</text:p>
          </table:table-cell>
          <table:table-cell table:formula="of:=[.$B$4]*(1-1/(1+[.H195]))" office:value-type="float" office:value="0" calcext:value-type="float">
            <text:p>0</text:p>
          </table:table-cell>
          <table:table-cell table:formula="of:=[.G195]+[.I195]" office:value-type="float" office:value="0" calcext:value-type="float">
            <text:p>0</text:p>
          </table:table-cell>
          <table:table-cell table:formula="of:=[.E195]*[.$B$7]" office:value-type="float" office:value="0.00954150124136226" calcext:value-type="float">
            <text:p>0.00954150124136226</text:p>
          </table:table-cell>
          <table:table-cell table:formula="of:=[.E195]/[.$B$9]" office:value-type="float" office:value="0.561264778903663" calcext:value-type="float">
            <text:p>0.561264778903663</text:p>
          </table:table-cell>
          <table:table-cell table:formula="of:=[.$B$8]*TANH([.L195])" office:value-type="float" office:value="0.0610698292647531" calcext:value-type="float">
            <text:p>0.0610698292647531</text:p>
          </table:table-cell>
          <table:table-cell table:formula="of:=[.K195]+[.M195]" office:value-type="float" office:value="0.0706113305061153" calcext:value-type="float">
            <text:p>0.0706113305061153</text:p>
          </table:table-cell>
          <table:table-cell table:formula="of:=[.O194]+[.E195]*[.$D$88]" office:value-type="float" office:value="0.00101027660202659" calcext:value-type="float">
            <text:p>0.00101027660202659</text:p>
          </table:table-cell>
          <table:table-cell table:formula="of:=[.O195]+[.F195]" office:value-type="float" office:value="0.0234608677581731" calcext:value-type="float">
            <text:p>0.0234608677581731</text:p>
          </table:table-cell>
          <table:table-cell table:formula="of:=[.O195]+[.J195]" office:value-type="float" office:value="0.00101027660202659" calcext:value-type="float">
            <text:p>0.00101027660202659</text:p>
          </table:table-cell>
          <table:table-cell table:formula="of:=[.O195]+[.N195]" office:value-type="float" office:value="0.0716216071081419" calcext:value-type="float">
            <text:p>0.0716216071081419</text:p>
          </table:table-cell>
          <table:table-cell table:formula="of:=MAX(0; [.$B$2]*0.5 - ABS([.B195]))*[.$D$88]/(([.$B$2]*0.5)^2)" office:value-type="float" office:value="0.042" calcext:value-type="float">
            <text:p>0.042</text:p>
          </table:table-cell>
          <table:table-cell table:formula="of:=MAX(0; [.$B$6]*0.5 - ABS([.$B195]))*[.$D$88]/(([.$B$6]*0.5)^2)" office:value-type="float" office:value="0.042" calcext:value-type="float">
            <text:p>0.042</text:p>
          </table:table-cell>
          <table:table-cell table:formula="of:=MAX(0; [.$B$10]*0.5 - ABS([.$B195]))*[.$D$88]/(([.$B$10]*0.5)^2)" office:value-type="float" office:value="0.042" calcext:value-type="float">
            <text:p>0.042</text:p>
          </table:table-cell>
          <table:table-cell table:formula="of:=SUMPRODUCT([.F145:.F245];[.$S$140:.$S$240])" office:value-type="float" office:value="0.0267359599960317" calcext:value-type="float">
            <text:p>0.0267359599960317</text:p>
          </table:table-cell>
          <table:table-cell table:formula="of:=SUMPRODUCT([.J145:.J245];[.T$140:.T$240])" office:value-type="float" office:value="0" calcext:value-type="float">
            <text:p>0</text:p>
          </table:table-cell>
          <table:table-cell table:formula="of:=SUMPRODUCT([.N145:.N245];[.U$140:.U$240])" office:value-type="float" office:value="0.0669734569149579" calcext:value-type="float">
            <text:p>0.0669734569149579</text:p>
          </table:table-cell>
          <table:table-cell table:style-name="ce9" table:formula="of:=[.V195]+[.$O195]" office:value-type="float" office:value="0.0277462365980584" calcext:value-type="float">
            <text:p>0.0277462365980584</text:p>
          </table:table-cell>
          <table:table-cell table:style-name="ce9" table:formula="of:=[.W195]+[.$O195]" office:value-type="float" office:value="0.0010102766020266" calcext:value-type="float">
            <text:p>0.0010102766020266</text:p>
          </table:table-cell>
          <table:table-cell table:style-name="ce9" table:formula="of:=[.X195]+[.$O195]" office:value-type="float" office:value="0.0679837335169846" calcext:value-type="float">
            <text:p>0.0679837335169846</text:p>
          </table:table-cell>
          <table:table-cell table:style-name="ce9" table:formula="of:=([.Y195]-[.Y194])/[.$D$88]" office:value-type="float" office:value="6.05716949392834" calcext:value-type="float">
            <text:p>6.05716949392834</text:p>
          </table:table-cell>
          <table:table-cell table:formula="of:=([.Z195]-[.Z194])/[.$D$88]" office:value-type="float" office:value="0.561264778903672" calcext:value-type="float">
            <text:p>0.561264778903672</text:p>
          </table:table-cell>
          <table:table-cell table:style-name="ce11" table:formula="of:=([.AA195]-[.AA194])/[.$D$88]" office:value-type="float" office:value="12.1870274045814" calcext:value-type="float">
            <text:p>12.1870274045814</text:p>
          </table:table-cell>
          <table:table-cell table:style-name="ce9" table:formula="of:=([.AB195]-[.AB194])/[.$D$88]" office:value-type="float" office:value="755.836568923593" calcext:value-type="float">
            <text:p>755.836568923593</text:p>
          </table:table-cell>
          <table:table-cell table:formula="of:=([.AC195]-[.AC194])/[.$D$88]" office:value-type="float" office:value="187.088259634567" calcext:value-type="float">
            <text:p>187.088259634567</text:p>
          </table:table-cell>
          <table:table-cell table:style-name="ce11" table:formula="of:=([.AD195]-[.AD194])/[.$D$88]" office:value-type="float" office:value="595.109323082814" calcext:value-type="float">
            <text:p>595.109323082814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[.A196]*[.$B$88]" office:value-type="float" office:value="0.0036" calcext:value-type="float">
            <text:p>0.0036</text:p>
          </table:table-cell>
          <table:table-cell table:formula="of:=MIN([.B196]*[.$B$11];[.$B$12])" office:value-type="float" office:value="18" calcext:value-type="float">
            <text:p>18</text:p>
          </table:table-cell>
          <table:table-cell table:formula="of:=[.C196]*[.$B$14]*[.$B$15]" office:value-type="float" office:value="1.62" calcext:value-type="float">
            <text:p>1.62</text:p>
          </table:table-cell>
          <table:table-cell table:formula="of:=[.D196]/[.$B$13]" office:value-type="float" office:value="0.673517734684395" calcext:value-type="float">
            <text:p>0.673517734684395</text:p>
          </table:table-cell>
          <table:table-cell table:formula="of:=[.E196]*[.$B$1]" office:value-type="float" office:value="0.0269407093873758" calcext:value-type="float">
            <text:p>0.0269407093873758</text:p>
          </table:table-cell>
          <table:table-cell table:formula="of:=[.E196]*[.$B$3]" office:value-type="float" office:value="0" calcext:value-type="float">
            <text:p>0</text:p>
          </table:table-cell>
          <table:table-cell table:formula="of:=[.E196]/[.$B$5]" office:value-type="float" office:value="0.673517734684396" calcext:value-type="float">
            <text:p>0.674</text:p>
          </table:table-cell>
          <table:table-cell table:formula="of:=[.$B$4]*(1-1/(1+[.H196]))" office:value-type="float" office:value="0" calcext:value-type="float">
            <text:p>0</text:p>
          </table:table-cell>
          <table:table-cell table:formula="of:=[.G196]+[.I196]" office:value-type="float" office:value="0" calcext:value-type="float">
            <text:p>0</text:p>
          </table:table-cell>
          <table:table-cell table:formula="of:=[.E196]*[.$B$7]" office:value-type="float" office:value="0.0114498014896347" calcext:value-type="float">
            <text:p>0.0114498014896347</text:p>
          </table:table-cell>
          <table:table-cell table:formula="of:=[.E196]/[.$B$9]" office:value-type="float" office:value="0.673517734684395" calcext:value-type="float">
            <text:p>0.673517734684395</text:p>
          </table:table-cell>
          <table:table-cell table:formula="of:=[.$B$8]*TANH([.L196])" office:value-type="float" office:value="0.0704746898644414" calcext:value-type="float">
            <text:p>0.0704746898644414</text:p>
          </table:table-cell>
          <table:table-cell table:formula="of:=[.K196]+[.M196]" office:value-type="float" office:value="0.0819244913540761" calcext:value-type="float">
            <text:p>0.0819244913540761</text:p>
          </table:table-cell>
          <table:table-cell table:formula="of:=[.O195]+[.E196]*[.$D$88]" office:value-type="float" office:value="0.00141438724283723" calcext:value-type="float">
            <text:p>0.00141438724283723</text:p>
          </table:table-cell>
          <table:table-cell table:formula="of:=[.O196]+[.F196]" office:value-type="float" office:value="0.028355096630213" calcext:value-type="float">
            <text:p>0.028355096630213</text:p>
          </table:table-cell>
          <table:table-cell table:formula="of:=[.O196]+[.J196]" office:value-type="float" office:value="0.00141438724283723" calcext:value-type="float">
            <text:p>0.00141438724283723</text:p>
          </table:table-cell>
          <table:table-cell table:formula="of:=[.O196]+[.N196]" office:value-type="float" office:value="0.0833388785969134" calcext:value-type="float">
            <text:p>0.0833388785969134</text:p>
          </table:table-cell>
          <table:table-cell table:formula="of:=MAX(0; [.$B$2]*0.5 - ABS([.B196]))*[.$D$88]/(([.$B$2]*0.5)^2)" office:value-type="float" office:value="0.0384" calcext:value-type="float">
            <text:p>0.0384</text:p>
          </table:table-cell>
          <table:table-cell table:formula="of:=MAX(0; [.$B$6]*0.5 - ABS([.$B196]))*[.$D$88]/(([.$B$6]*0.5)^2)" office:value-type="float" office:value="0.0384" calcext:value-type="float">
            <text:p>0.0384</text:p>
          </table:table-cell>
          <table:table-cell table:formula="of:=MAX(0; [.$B$10]*0.5 - ABS([.$B196]))*[.$D$88]/(([.$B$10]*0.5)^2)" office:value-type="float" office:value="0.0384" calcext:value-type="float">
            <text:p>0.0384</text:p>
          </table:table-cell>
          <table:table-cell table:formula="of:=SUMPRODUCT([.F146:.F246];[.$S$140:.$S$240])" office:value-type="float" office:value="0.0302220877907582" calcext:value-type="float">
            <text:p>0.0302220877907582</text:p>
          </table:table-cell>
          <table:table-cell table:formula="of:=SUMPRODUCT([.J146:.J246];[.T$140:.T$240])" office:value-type="float" office:value="0" calcext:value-type="float">
            <text:p>0</text:p>
          </table:table-cell>
          <table:table-cell table:formula="of:=SUMPRODUCT([.N146:.N246];[.U$140:.U$240])" office:value-type="float" office:value="0.0740147065413325" calcext:value-type="float">
            <text:p>0.0740147065413325</text:p>
          </table:table-cell>
          <table:table-cell table:style-name="ce9" table:formula="of:=[.V196]+[.$O196]" office:value-type="float" office:value="0.0316364750335955" calcext:value-type="float">
            <text:p>0.0316364750335955</text:p>
          </table:table-cell>
          <table:table-cell table:style-name="ce9" table:formula="of:=[.W196]+[.$O196]" office:value-type="float" office:value="0.00141438724283723" calcext:value-type="float">
            <text:p>0.00141438724283723</text:p>
          </table:table-cell>
          <table:table-cell table:style-name="ce9" table:formula="of:=[.X196]+[.$O196]" office:value-type="float" office:value="0.0754290937841698" calcext:value-type="float">
            <text:p>0.0754290937841698</text:p>
          </table:table-cell>
          <table:table-cell table:style-name="ce9" table:formula="of:=([.Y196]-[.Y195])/[.$D$88]" office:value-type="float" office:value="6.48373072589512" calcext:value-type="float">
            <text:p>6.48373072589512</text:p>
          </table:table-cell>
          <table:table-cell table:formula="of:=([.Z196]-[.Z195])/[.$D$88]" office:value-type="float" office:value="0.673517734684383" calcext:value-type="float">
            <text:p>0.673517734684383</text:p>
          </table:table-cell>
          <table:table-cell table:style-name="ce11" table:formula="of:=([.AA196]-[.AA195])/[.$D$88]" office:value-type="float" office:value="12.4089337786421" calcext:value-type="float">
            <text:p>12.4089337786421</text:p>
          </table:table-cell>
          <table:table-cell table:style-name="ce9" table:formula="of:=([.AB196]-[.AB195])/[.$D$88]" office:value-type="float" office:value="710.935386611305" calcext:value-type="float">
            <text:p>710.935386611305</text:p>
          </table:table-cell>
          <table:table-cell table:formula="of:=([.AC196]-[.AC195])/[.$D$88]" office:value-type="float" office:value="187.088259634519" calcext:value-type="float">
            <text:p>187.088259634519</text:p>
          </table:table-cell>
          <table:table-cell table:style-name="ce11" table:formula="of:=([.AD196]-[.AD195])/[.$D$88]" office:value-type="float" office:value="369.843956767827" calcext:value-type="float">
            <text:p>369.843956767827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[.A197]*[.$B$88]" office:value-type="float" office:value="0.0042" calcext:value-type="float">
            <text:p>0.0042</text:p>
          </table:table-cell>
          <table:table-cell table:formula="of:=MIN([.B197]*[.$B$11];[.$B$12])" office:value-type="float" office:value="21" calcext:value-type="float">
            <text:p>21</text:p>
          </table:table-cell>
          <table:table-cell table:formula="of:=[.C197]*[.$B$14]*[.$B$15]" office:value-type="float" office:value="1.89" calcext:value-type="float">
            <text:p>1.89</text:p>
          </table:table-cell>
          <table:table-cell table:formula="of:=[.D197]/[.$B$13]" office:value-type="float" office:value="0.785770690465128" calcext:value-type="float">
            <text:p>0.785770690465128</text:p>
          </table:table-cell>
          <table:table-cell table:formula="of:=[.E197]*[.$B$1]" office:value-type="float" office:value="0.0314308276186051" calcext:value-type="float">
            <text:p>0.0314308276186051</text:p>
          </table:table-cell>
          <table:table-cell table:formula="of:=[.E197]*[.$B$3]" office:value-type="float" office:value="0" calcext:value-type="float">
            <text:p>0</text:p>
          </table:table-cell>
          <table:table-cell table:formula="of:=[.E197]/[.$B$5]" office:value-type="float" office:value="0.785770690465129" calcext:value-type="float">
            <text:p>0.786</text:p>
          </table:table-cell>
          <table:table-cell table:formula="of:=[.$B$4]*(1-1/(1+[.H197]))" office:value-type="float" office:value="0" calcext:value-type="float">
            <text:p>0</text:p>
          </table:table-cell>
          <table:table-cell table:formula="of:=[.G197]+[.I197]" office:value-type="float" office:value="0" calcext:value-type="float">
            <text:p>0</text:p>
          </table:table-cell>
          <table:table-cell table:formula="of:=[.E197]*[.$B$7]" office:value-type="float" office:value="0.0133581017379072" calcext:value-type="float">
            <text:p>0.0133581017379072</text:p>
          </table:table-cell>
          <table:table-cell table:formula="of:=[.E197]/[.$B$9]" office:value-type="float" office:value="0.785770690465128" calcext:value-type="float">
            <text:p>0.785770690465128</text:p>
          </table:table-cell>
          <table:table-cell table:formula="of:=[.$B$8]*TANH([.L197])" office:value-type="float" office:value="0.0787207759913806" calcext:value-type="float">
            <text:p>0.0787207759913806</text:p>
          </table:table-cell>
          <table:table-cell table:formula="of:=[.K197]+[.M197]" office:value-type="float" office:value="0.0920788777292878" calcext:value-type="float">
            <text:p>0.0920788777292878</text:p>
          </table:table-cell>
          <table:table-cell table:formula="of:=[.O196]+[.E197]*[.$D$88]" office:value-type="float" office:value="0.00188584965711631" calcext:value-type="float">
            <text:p>0.00188584965711631</text:p>
          </table:table-cell>
          <table:table-cell table:formula="of:=[.O197]+[.F197]" office:value-type="float" office:value="0.0333166772757214" calcext:value-type="float">
            <text:p>0.0333166772757214</text:p>
          </table:table-cell>
          <table:table-cell table:formula="of:=[.O197]+[.J197]" office:value-type="float" office:value="0.00188584965711631" calcext:value-type="float">
            <text:p>0.00188584965711631</text:p>
          </table:table-cell>
          <table:table-cell table:formula="of:=[.O197]+[.N197]" office:value-type="float" office:value="0.0939647273864041" calcext:value-type="float">
            <text:p>0.0939647273864041</text:p>
          </table:table-cell>
          <table:table-cell table:formula="of:=MAX(0; [.$B$2]*0.5 - ABS([.B197]))*[.$D$88]/(([.$B$2]*0.5)^2)" office:value-type="float" office:value="0.0348" calcext:value-type="float">
            <text:p>0.0348</text:p>
          </table:table-cell>
          <table:table-cell table:formula="of:=MAX(0; [.$B$6]*0.5 - ABS([.$B197]))*[.$D$88]/(([.$B$6]*0.5)^2)" office:value-type="float" office:value="0.0348" calcext:value-type="float">
            <text:p>0.0348</text:p>
          </table:table-cell>
          <table:table-cell table:formula="of:=MAX(0; [.$B$10]*0.5 - ABS([.$B197]))*[.$D$88]/(([.$B$10]*0.5)^2)" office:value-type="float" office:value="0.0348" calcext:value-type="float">
            <text:p>0.0348</text:p>
          </table:table-cell>
          <table:table-cell table:formula="of:=SUMPRODUCT([.F147:.F247];[.$S$140:.$S$240])" office:value-type="float" office:value="0.0338806361255638" calcext:value-type="float">
            <text:p>0.0338806361255638</text:p>
          </table:table-cell>
          <table:table-cell table:formula="of:=SUMPRODUCT([.J147:.J247];[.T$140:.T$240])" office:value-type="float" office:value="0" calcext:value-type="float">
            <text:p>0</text:p>
          </table:table-cell>
          <table:table-cell table:formula="of:=SUMPRODUCT([.N147:.N247];[.U$140:.U$240])" office:value-type="float" office:value="0.0810484930037802" calcext:value-type="float">
            <text:p>0.0810484930037802</text:p>
          </table:table-cell>
          <table:table-cell table:style-name="ce9" table:formula="of:=[.V197]+[.$O197]" office:value-type="float" office:value="0.0357664857826802" calcext:value-type="float">
            <text:p>0.0357664857826802</text:p>
          </table:table-cell>
          <table:table-cell table:style-name="ce9" table:formula="of:=[.W197]+[.$O197]" office:value-type="float" office:value="0.00188584965711631" calcext:value-type="float">
            <text:p>0.00188584965711631</text:p>
          </table:table-cell>
          <table:table-cell table:style-name="ce9" table:formula="of:=[.X197]+[.$O197]" office:value-type="float" office:value="0.0829343426608966" calcext:value-type="float">
            <text:p>0.0829343426608966</text:p>
          </table:table-cell>
          <table:table-cell table:style-name="ce9" table:formula="of:=([.Y197]-[.Y196])/[.$D$88]" office:value-type="float" office:value="6.88335124847453" calcext:value-type="float">
            <text:p>6.88335124847453</text:p>
          </table:table-cell>
          <table:table-cell table:formula="of:=([.Z197]-[.Z196])/[.$D$88]" office:value-type="float" office:value="0.785770690465133" calcext:value-type="float">
            <text:p>0.785770690465133</text:p>
          </table:table-cell>
          <table:table-cell table:style-name="ce11" table:formula="of:=([.AA197]-[.AA196])/[.$D$88]" office:value-type="float" office:value="12.508748127878" calcext:value-type="float">
            <text:p>12.508748127878</text:p>
          </table:table-cell>
          <table:table-cell table:style-name="ce9" table:formula="of:=([.AB197]-[.AB196])/[.$D$88]" office:value-type="float" office:value="666.034204299006" calcext:value-type="float">
            <text:p>666.034204299006</text:p>
          </table:table-cell>
          <table:table-cell table:formula="of:=([.AC197]-[.AC196])/[.$D$88]" office:value-type="float" office:value="187.088259634584" calcext:value-type="float">
            <text:p>187.088259634584</text:p>
          </table:table-cell>
          <table:table-cell table:style-name="ce11" table:formula="of:=([.AD197]-[.AD196])/[.$D$88]" office:value-type="float" office:value="166.35724872649" calcext:value-type="float">
            <text:p>166.35724872649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[.A198]*[.$B$88]" office:value-type="float" office:value="0.0048" calcext:value-type="float">
            <text:p>0.0048</text:p>
          </table:table-cell>
          <table:table-cell table:formula="of:=MIN([.B198]*[.$B$11];[.$B$12])" office:value-type="float" office:value="24" calcext:value-type="float">
            <text:p>24</text:p>
          </table:table-cell>
          <table:table-cell table:formula="of:=[.C198]*[.$B$14]*[.$B$15]" office:value-type="float" office:value="2.16" calcext:value-type="float">
            <text:p>2.16</text:p>
          </table:table-cell>
          <table:table-cell table:formula="of:=[.D198]/[.$B$13]" office:value-type="float" office:value="0.89802364624586" calcext:value-type="float">
            <text:p>0.89802364624586</text:p>
          </table:table-cell>
          <table:table-cell table:formula="of:=[.E198]*[.$B$1]" office:value-type="float" office:value="0.0359209458498344" calcext:value-type="float">
            <text:p>0.0359209458498344</text:p>
          </table:table-cell>
          <table:table-cell table:formula="of:=[.E198]*[.$B$3]" office:value-type="float" office:value="0" calcext:value-type="float">
            <text:p>0</text:p>
          </table:table-cell>
          <table:table-cell table:formula="of:=[.E198]/[.$B$5]" office:value-type="float" office:value="0.898023646245862" calcext:value-type="float">
            <text:p>0.898</text:p>
          </table:table-cell>
          <table:table-cell table:formula="of:=[.$B$4]*(1-1/(1+[.H198]))" office:value-type="float" office:value="0" calcext:value-type="float">
            <text:p>0</text:p>
          </table:table-cell>
          <table:table-cell table:formula="of:=[.G198]+[.I198]" office:value-type="float" office:value="0" calcext:value-type="float">
            <text:p>0</text:p>
          </table:table-cell>
          <table:table-cell table:formula="of:=[.E198]*[.$B$7]" office:value-type="float" office:value="0.0152664019861796" calcext:value-type="float">
            <text:p>0.0152664019861796</text:p>
          </table:table-cell>
          <table:table-cell table:formula="of:=[.E198]/[.$B$9]" office:value-type="float" office:value="0.89802364624586" calcext:value-type="float">
            <text:p>0.89802364624586</text:p>
          </table:table-cell>
          <table:table-cell table:formula="of:=[.$B$8]*TANH([.L198])" office:value-type="float" office:value="0.0858401023502636" calcext:value-type="float">
            <text:p>0.0858401023502636</text:p>
          </table:table-cell>
          <table:table-cell table:formula="of:=[.K198]+[.M198]" office:value-type="float" office:value="0.101106504336443" calcext:value-type="float">
            <text:p>0.101106504336443</text:p>
          </table:table-cell>
          <table:table-cell table:formula="of:=[.O197]+[.E198]*[.$D$88]" office:value-type="float" office:value="0.00242466384486382" calcext:value-type="float">
            <text:p>0.00242466384486382</text:p>
          </table:table-cell>
          <table:table-cell table:formula="of:=[.O198]+[.F198]" office:value-type="float" office:value="0.0383456096946982" calcext:value-type="float">
            <text:p>0.0383456096946982</text:p>
          </table:table-cell>
          <table:table-cell table:formula="of:=[.O198]+[.J198]" office:value-type="float" office:value="0.00242466384486382" calcext:value-type="float">
            <text:p>0.00242466384486382</text:p>
          </table:table-cell>
          <table:table-cell table:formula="of:=[.O198]+[.N198]" office:value-type="float" office:value="0.103531168181307" calcext:value-type="float">
            <text:p>0.103531168181307</text:p>
          </table:table-cell>
          <table:table-cell table:formula="of:=MAX(0; [.$B$2]*0.5 - ABS([.B198]))*[.$D$88]/(([.$B$2]*0.5)^2)" office:value-type="float" office:value="0.0312" calcext:value-type="float">
            <text:p>0.0312</text:p>
          </table:table-cell>
          <table:table-cell table:formula="of:=MAX(0; [.$B$6]*0.5 - ABS([.$B198]))*[.$D$88]/(([.$B$6]*0.5)^2)" office:value-type="float" office:value="0.0312" calcext:value-type="float">
            <text:p>0.0312</text:p>
          </table:table-cell>
          <table:table-cell table:formula="of:=MAX(0; [.$B$10]*0.5 - ABS([.$B198]))*[.$D$88]/(([.$B$10]*0.5)^2)" office:value-type="float" office:value="0.0312" calcext:value-type="float">
            <text:p>0.0312</text:p>
          </table:table-cell>
          <table:table-cell table:formula="of:=SUMPRODUCT([.F148:.F248];[.$S$140:.$S$240])" office:value-type="float" office:value="0.0376954405748162" calcext:value-type="float">
            <text:p>0.0376954405748162</text:p>
          </table:table-cell>
          <table:table-cell table:formula="of:=SUMPRODUCT([.J148:.J248];[.T$140:.T$240])" office:value-type="float" office:value="0" calcext:value-type="float">
            <text:p>0</text:p>
          </table:table-cell>
          <table:table-cell table:formula="of:=SUMPRODUCT([.N148:.N248];[.U$140:.U$240])" office:value-type="float" office:value="0.0880096398854989" calcext:value-type="float">
            <text:p>0.0880096398854989</text:p>
          </table:table-cell>
          <table:table-cell table:style-name="ce9" table:formula="of:=[.V198]+[.$O198]" office:value-type="float" office:value="0.0401201044196801" calcext:value-type="float">
            <text:p>0.0401201044196801</text:p>
          </table:table-cell>
          <table:table-cell table:style-name="ce9" table:formula="of:=[.W198]+[.$O198]" office:value-type="float" office:value="0.00242466384486383" calcext:value-type="float">
            <text:p>0.00242466384486383</text:p>
          </table:table-cell>
          <table:table-cell table:style-name="ce9" table:formula="of:=[.X198]+[.$O198]" office:value-type="float" office:value="0.0904343037303628" calcext:value-type="float">
            <text:p>0.0904343037303628</text:p>
          </table:table-cell>
          <table:table-cell table:style-name="ce9" table:formula="of:=([.Y198]-[.Y197])/[.$D$88]" office:value-type="float" office:value="7.25603106166656" calcext:value-type="float">
            <text:p>7.25603106166656</text:p>
          </table:table-cell>
          <table:table-cell table:formula="of:=([.Z198]-[.Z197])/[.$D$88]" office:value-type="float" office:value="0.898023646245867" calcext:value-type="float">
            <text:p>0.898023646245867</text:p>
          </table:table-cell>
          <table:table-cell table:style-name="ce11" table:formula="of:=([.AA198]-[.AA197])/[.$D$88]" office:value-type="float" office:value="12.4999351157769" calcext:value-type="float">
            <text:p>12.4999351157769</text:p>
          </table:table-cell>
          <table:table-cell table:style-name="ce9" table:formula="of:=([.AB198]-[.AB197])/[.$D$88]" office:value-type="float" office:value="621.133021986726" calcext:value-type="float">
            <text:p>621.133021986726</text:p>
          </table:table-cell>
          <table:table-cell table:formula="of:=([.AC198]-[.AC197])/[.$D$88]" office:value-type="float" office:value="187.088259634556" calcext:value-type="float">
            <text:p>187.088259634556</text:p>
          </table:table-cell>
          <table:table-cell table:style-name="ce11" table:formula="of:=([.AD198]-[.AD197])/[.$D$88]" office:value-type="float" office:value="-14.688353501778" calcext:value-type="float">
            <text:p>-14.688353501778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[.A199]*[.$B$88]" office:value-type="float" office:value="0.0054" calcext:value-type="float">
            <text:p>0.0054</text:p>
          </table:table-cell>
          <table:table-cell table:formula="of:=MIN([.B199]*[.$B$11];[.$B$12])" office:value-type="float" office:value="27" calcext:value-type="float">
            <text:p>27</text:p>
          </table:table-cell>
          <table:table-cell table:formula="of:=[.C199]*[.$B$14]*[.$B$15]" office:value-type="float" office:value="2.43" calcext:value-type="float">
            <text:p>2.43</text:p>
          </table:table-cell>
          <table:table-cell table:formula="of:=[.D199]/[.$B$13]" office:value-type="float" office:value="1.01027660202659" calcext:value-type="float">
            <text:p>1.01027660202659</text:p>
          </table:table-cell>
          <table:table-cell table:formula="of:=[.E199]*[.$B$1]" office:value-type="float" office:value="0.0404110640810637" calcext:value-type="float">
            <text:p>0.0404110640810637</text:p>
          </table:table-cell>
          <table:table-cell table:formula="of:=[.E199]*[.$B$3]" office:value-type="float" office:value="0" calcext:value-type="float">
            <text:p>0</text:p>
          </table:table-cell>
          <table:table-cell table:formula="of:=[.E199]/[.$B$5]" office:value-type="float" office:value="1.01027660202659" calcext:value-type="float">
            <text:p>1.010</text:p>
          </table:table-cell>
          <table:table-cell table:formula="of:=[.$B$4]*(1-1/(1+[.H199]))" office:value-type="float" office:value="0" calcext:value-type="float">
            <text:p>0</text:p>
          </table:table-cell>
          <table:table-cell table:formula="of:=[.G199]+[.I199]" office:value-type="float" office:value="0" calcext:value-type="float">
            <text:p>0</text:p>
          </table:table-cell>
          <table:table-cell table:formula="of:=[.E199]*[.$B$7]" office:value-type="float" office:value="0.0171747022344521" calcext:value-type="float">
            <text:p>0.0171747022344521</text:p>
          </table:table-cell>
          <table:table-cell table:formula="of:=[.E199]/[.$B$9]" office:value-type="float" office:value="1.01027660202659" calcext:value-type="float">
            <text:p>1.01027660202659</text:p>
          </table:table-cell>
          <table:table-cell table:formula="of:=[.$B$8]*TANH([.L199])" office:value-type="float" office:value="0.091905167877167" calcext:value-type="float">
            <text:p>0.091905167877167</text:p>
          </table:table-cell>
          <table:table-cell table:formula="of:=[.K199]+[.M199]" office:value-type="float" office:value="0.109079870111619" calcext:value-type="float">
            <text:p>0.109079870111619</text:p>
          </table:table-cell>
          <table:table-cell table:formula="of:=[.O198]+[.E199]*[.$D$88]" office:value-type="float" office:value="0.00303082980607978" calcext:value-type="float">
            <text:p>0.00303082980607978</text:p>
          </table:table-cell>
          <table:table-cell table:formula="of:=[.O199]+[.F199]" office:value-type="float" office:value="0.0434418938871435" calcext:value-type="float">
            <text:p>0.0434418938871435</text:p>
          </table:table-cell>
          <table:table-cell table:formula="of:=[.O199]+[.J199]" office:value-type="float" office:value="0.00303082980607978" calcext:value-type="float">
            <text:p>0.00303082980607978</text:p>
          </table:table-cell>
          <table:table-cell table:formula="of:=[.O199]+[.N199]" office:value-type="float" office:value="0.112110699917699" calcext:value-type="float">
            <text:p>0.112110699917699</text:p>
          </table:table-cell>
          <table:table-cell table:formula="of:=MAX(0; [.$B$2]*0.5 - ABS([.B199]))*[.$D$88]/(([.$B$2]*0.5)^2)" office:value-type="float" office:value="0.0276" calcext:value-type="float">
            <text:p>0.0276</text:p>
          </table:table-cell>
          <table:table-cell table:formula="of:=MAX(0; [.$B$6]*0.5 - ABS([.$B199]))*[.$D$88]/(([.$B$6]*0.5)^2)" office:value-type="float" office:value="0.0276" calcext:value-type="float">
            <text:p>0.0276</text:p>
          </table:table-cell>
          <table:table-cell table:formula="of:=MAX(0; [.$B$10]*0.5 - ABS([.$B199]))*[.$D$88]/(([.$B$10]*0.5)^2)" office:value-type="float" office:value="0.0276" calcext:value-type="float">
            <text:p>0.0276</text:p>
          </table:table-cell>
          <table:table-cell table:formula="of:=SUMPRODUCT([.F149:.F249];[.$S$140:.$S$240])" office:value-type="float" office:value="0.041650336712883" calcext:value-type="float">
            <text:p>0.041650336712883</text:p>
          </table:table-cell>
          <table:table-cell table:formula="of:=SUMPRODUCT([.J149:.J249];[.T$140:.T$240])" office:value-type="float" office:value="0" calcext:value-type="float">
            <text:p>0</text:p>
          </table:table-cell>
          <table:table-cell table:formula="of:=SUMPRODUCT([.N149:.N249];[.U$140:.U$240])" office:value-type="float" office:value="0.0948408711467642" calcext:value-type="float">
            <text:p>0.0948408711467642</text:p>
          </table:table-cell>
          <table:table-cell table:style-name="ce9" table:formula="of:=[.V199]+[.$O199]" office:value-type="float" office:value="0.0446811665189628" calcext:value-type="float">
            <text:p>0.0446811665189628</text:p>
          </table:table-cell>
          <table:table-cell table:style-name="ce9" table:formula="of:=[.W199]+[.$O199]" office:value-type="float" office:value="0.00303082980607978" calcext:value-type="float">
            <text:p>0.00303082980607978</text:p>
          </table:table-cell>
          <table:table-cell table:style-name="ce9" table:formula="of:=[.X199]+[.$O199]" office:value-type="float" office:value="0.0978717009528441" calcext:value-type="float">
            <text:p>0.0978717009528441</text:p>
          </table:table-cell>
          <table:table-cell table:style-name="ce9" table:formula="of:=([.Y199]-[.Y198])/[.$D$88]" office:value-type="float" office:value="7.60177016547122" calcext:value-type="float">
            <text:p>7.60177016547122</text:p>
          </table:table-cell>
          <table:table-cell table:formula="of:=([.Z199]-[.Z198])/[.$D$88]" office:value-type="float" office:value="1.01027660202658" calcext:value-type="float">
            <text:p>1.01027660202658</text:p>
          </table:table-cell>
          <table:table-cell table:style-name="ce11" table:formula="of:=([.AA199]-[.AA198])/[.$D$88]" office:value-type="float" office:value="12.3956620374689" calcext:value-type="float">
            <text:p>12.3956620374689</text:p>
          </table:table-cell>
          <table:table-cell table:style-name="ce9" table:formula="of:=([.AB199]-[.AB198])/[.$D$88]" office:value-type="float" office:value="576.231839674436" calcext:value-type="float">
            <text:p>576.231839674436</text:p>
          </table:table-cell>
          <table:table-cell table:formula="of:=([.AC199]-[.AC198])/[.$D$88]" office:value-type="float" office:value="187.088259634527" calcext:value-type="float">
            <text:p>187.088259634527</text:p>
          </table:table-cell>
          <table:table-cell table:style-name="ce11" table:formula="of:=([.AD199]-[.AD198])/[.$D$88]" office:value-type="float" office:value="-173.788463846751" calcext:value-type="float">
            <text:p>-173.788463846751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200]*[.$B$88]" office:value-type="float" office:value="0.006" calcext:value-type="float">
            <text:p>0.006</text:p>
          </table:table-cell>
          <table:table-cell table:formula="of:=MIN([.B200]*[.$B$11];[.$B$12])" office:value-type="float" office:value="30" calcext:value-type="float">
            <text:p>30</text:p>
          </table:table-cell>
          <table:table-cell table:formula="of:=[.C200]*[.$B$14]*[.$B$15]" office:value-type="float" office:value="2.7" calcext:value-type="float">
            <text:p>2.7</text:p>
          </table:table-cell>
          <table:table-cell table:formula="of:=[.D200]/[.$B$13]" office:value-type="float" office:value="1.12252955780733" calcext:value-type="float">
            <text:p>1.12252955780733</text:p>
          </table:table-cell>
          <table:table-cell table:formula="of:=[.E200]*[.$B$1]" office:value-type="float" office:value="0.044901182312293" calcext:value-type="float">
            <text:p>0.044901182312293</text:p>
          </table:table-cell>
          <table:table-cell table:formula="of:=[.E200]*[.$B$3]" office:value-type="float" office:value="0" calcext:value-type="float">
            <text:p>0</text:p>
          </table:table-cell>
          <table:table-cell table:formula="of:=[.E200]/[.$B$5]" office:value-type="float" office:value="1.12252955780733" calcext:value-type="float">
            <text:p>1.123</text:p>
          </table:table-cell>
          <table:table-cell table:formula="of:=[.$B$4]*(1-1/(1+[.H200]))" office:value-type="float" office:value="0" calcext:value-type="float">
            <text:p>0</text:p>
          </table:table-cell>
          <table:table-cell table:formula="of:=[.G200]+[.I200]" office:value-type="float" office:value="0" calcext:value-type="float">
            <text:p>0</text:p>
          </table:table-cell>
          <table:table-cell table:formula="of:=[.E200]*[.$B$7]" office:value-type="float" office:value="0.0190830024827245" calcext:value-type="float">
            <text:p>0.0190830024827245</text:p>
          </table:table-cell>
          <table:table-cell table:formula="of:=[.E200]/[.$B$9]" office:value-type="float" office:value="1.12252955780733" calcext:value-type="float">
            <text:p>1.12252955780733</text:p>
          </table:table-cell>
          <table:table-cell table:formula="of:=[.$B$8]*TANH([.L200])" office:value-type="float" office:value="0.0970136379929735" calcext:value-type="float">
            <text:p>0.0970136379929735</text:p>
          </table:table-cell>
          <table:table-cell table:formula="of:=[.K200]+[.M200]" office:value-type="float" office:value="0.116096640475698" calcext:value-type="float">
            <text:p>0.116096640475698</text:p>
          </table:table-cell>
          <table:table-cell table:formula="of:=[.O199]+[.E200]*[.$D$88]" office:value-type="float" office:value="0.00370434754076417" calcext:value-type="float">
            <text:p>0.00370434754076417</text:p>
          </table:table-cell>
          <table:table-cell table:formula="of:=[.O200]+[.F200]" office:value-type="float" office:value="0.0486055298530572" calcext:value-type="float">
            <text:p>0.0486055298530572</text:p>
          </table:table-cell>
          <table:table-cell table:formula="of:=[.O200]+[.J200]" office:value-type="float" office:value="0.00370434754076417" calcext:value-type="float">
            <text:p>0.00370434754076417</text:p>
          </table:table-cell>
          <table:table-cell table:formula="of:=[.O200]+[.N200]" office:value-type="float" office:value="0.119800988016462" calcext:value-type="float">
            <text:p>0.119800988016462</text:p>
          </table:table-cell>
          <table:table-cell table:formula="of:=MAX(0; [.$B$2]*0.5 - ABS([.B200]))*[.$D$88]/(([.$B$2]*0.5)^2)" office:value-type="float" office:value="0.024" calcext:value-type="float">
            <text:p>0.024</text:p>
          </table:table-cell>
          <table:table-cell table:formula="of:=MAX(0; [.$B$6]*0.5 - ABS([.$B200]))*[.$D$88]/(([.$B$6]*0.5)^2)" office:value-type="float" office:value="0.024" calcext:value-type="float">
            <text:p>0.024</text:p>
          </table:table-cell>
          <table:table-cell table:formula="of:=MAX(0; [.$B$10]*0.5 - ABS([.$B200]))*[.$D$88]/(([.$B$10]*0.5)^2)" office:value-type="float" office:value="0.024" calcext:value-type="float">
            <text:p>0.024</text:p>
          </table:table-cell>
          <table:table-cell table:formula="of:=SUMPRODUCT([.F150:.F250];[.$S$140:.$S$240])" office:value-type="float" office:value="0.0457291601141317" calcext:value-type="float">
            <text:p>0.0457291601141317</text:p>
          </table:table-cell>
          <table:table-cell table:formula="of:=SUMPRODUCT([.J150:.J250];[.T$140:.T$240])" office:value-type="float" office:value="0" calcext:value-type="float">
            <text:p>0</text:p>
          </table:table-cell>
          <table:table-cell table:formula="of:=SUMPRODUCT([.N150:.N250];[.U$140:.U$240])" office:value-type="float" office:value="0.101492331130337" calcext:value-type="float">
            <text:p>0.101492331130337</text:p>
          </table:table-cell>
          <table:table-cell table:style-name="ce9" table:formula="of:=[.V200]+[.$O200]" office:value-type="float" office:value="0.049433507654896" calcext:value-type="float">
            <text:p>0.049433507654896</text:p>
          </table:table-cell>
          <table:table-cell table:style-name="ce9" table:formula="of:=[.W200]+[.$O200]" office:value-type="float" office:value="0.00370434754076418" calcext:value-type="float">
            <text:p>0.00370434754076418</text:p>
          </table:table-cell>
          <table:table-cell table:style-name="ce9" table:formula="of:=[.X200]+[.$O200]" office:value-type="float" office:value="0.105196678671101" calcext:value-type="float">
            <text:p>0.105196678671101</text:p>
          </table:table-cell>
          <table:table-cell table:style-name="ce9" table:formula="of:=([.Y200]-[.Y199])/[.$D$88]" office:value-type="float" office:value="7.92056855988851" calcext:value-type="float">
            <text:p>7.92056855988851</text:p>
          </table:table-cell>
          <table:table-cell table:formula="of:=([.Z200]-[.Z199])/[.$D$88]" office:value-type="float" office:value="1.12252955780733" calcext:value-type="float">
            <text:p>1.12252955780733</text:p>
          </table:table-cell>
          <table:table-cell table:style-name="ce11" table:formula="of:=([.AA200]-[.AA199])/[.$D$88]" office:value-type="float" office:value="12.208296197095" calcext:value-type="float">
            <text:p>12.208296197095</text:p>
          </table:table-cell>
          <table:table-cell table:style-name="ce9" table:formula="of:=([.AB200]-[.AB199])/[.$D$88]" office:value-type="float" office:value="531.330657362146" calcext:value-type="float">
            <text:p>531.330657362146</text:p>
          </table:table-cell>
          <table:table-cell table:formula="of:=([.AC200]-[.AC199])/[.$D$88]" office:value-type="float" office:value="187.088259634585" calcext:value-type="float">
            <text:p>187.088259634585</text:p>
          </table:table-cell>
          <table:table-cell table:style-name="ce11" table:formula="of:=([.AD200]-[.AD199])/[.$D$88]" office:value-type="float" office:value="-312.276400623182" calcext:value-type="float">
            <text:p>-312.276400623182</text:p>
          </table:table-cell>
          <table:table-cell table:number-columns-repeated="16342"/>
          <table:table-cell table:style-name="Default"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[.A201]*[.$B$88]" office:value-type="float" office:value="0.0066" calcext:value-type="float">
            <text:p>0.0066</text:p>
          </table:table-cell>
          <table:table-cell table:formula="of:=MIN([.B201]*[.$B$11];[.$B$12])" office:value-type="float" office:value="33" calcext:value-type="float">
            <text:p>33</text:p>
          </table:table-cell>
          <table:table-cell table:formula="of:=[.C201]*[.$B$14]*[.$B$15]" office:value-type="float" office:value="2.97" calcext:value-type="float">
            <text:p>2.97</text:p>
          </table:table-cell>
          <table:table-cell table:formula="of:=[.D201]/[.$B$13]" office:value-type="float" office:value="1.23478251358806" calcext:value-type="float">
            <text:p>1.23478251358806</text:p>
          </table:table-cell>
          <table:table-cell table:formula="of:=[.E201]*[.$B$1]" office:value-type="float" office:value="0.0493913005435223" calcext:value-type="float">
            <text:p>0.0493913005435223</text:p>
          </table:table-cell>
          <table:table-cell table:formula="of:=[.E201]*[.$B$3]" office:value-type="float" office:value="0" calcext:value-type="float">
            <text:p>0</text:p>
          </table:table-cell>
          <table:table-cell table:formula="of:=[.E201]/[.$B$5]" office:value-type="float" office:value="1.23478251358806" calcext:value-type="float">
            <text:p>1.235</text:p>
          </table:table-cell>
          <table:table-cell table:formula="of:=[.$B$4]*(1-1/(1+[.H201]))" office:value-type="float" office:value="0" calcext:value-type="float">
            <text:p>0</text:p>
          </table:table-cell>
          <table:table-cell table:formula="of:=[.G201]+[.I201]" office:value-type="float" office:value="0" calcext:value-type="float">
            <text:p>0</text:p>
          </table:table-cell>
          <table:table-cell table:formula="of:=[.E201]*[.$B$7]" office:value-type="float" office:value="0.020991302730997" calcext:value-type="float">
            <text:p>0.020991302730997</text:p>
          </table:table-cell>
          <table:table-cell table:formula="of:=[.E201]/[.$B$9]" office:value-type="float" office:value="1.23478251358806" calcext:value-type="float">
            <text:p>1.23478251358806</text:p>
          </table:table-cell>
          <table:table-cell table:formula="of:=[.$B$8]*TANH([.L201])" office:value-type="float" office:value="0.101275315666143" calcext:value-type="float">
            <text:p>0.101275315666143</text:p>
          </table:table-cell>
          <table:table-cell table:formula="of:=[.K201]+[.M201]" office:value-type="float" office:value="0.12226661839714" calcext:value-type="float">
            <text:p>0.12226661839714</text:p>
          </table:table-cell>
          <table:table-cell table:formula="of:=[.O200]+[.E201]*[.$D$88]" office:value-type="float" office:value="0.00444521704891701" calcext:value-type="float">
            <text:p>0.00444521704891701</text:p>
          </table:table-cell>
          <table:table-cell table:formula="of:=[.O201]+[.F201]" office:value-type="float" office:value="0.0538365175924393" calcext:value-type="float">
            <text:p>0.0538365175924393</text:p>
          </table:table-cell>
          <table:table-cell table:formula="of:=[.O201]+[.J201]" office:value-type="float" office:value="0.00444521704891701" calcext:value-type="float">
            <text:p>0.00444521704891701</text:p>
          </table:table-cell>
          <table:table-cell table:formula="of:=[.O201]+[.N201]" office:value-type="float" office:value="0.126711835446057" calcext:value-type="float">
            <text:p>0.126711835446057</text:p>
          </table:table-cell>
          <table:table-cell table:formula="of:=MAX(0; [.$B$2]*0.5 - ABS([.B201]))*[.$D$88]/(([.$B$2]*0.5)^2)" office:value-type="float" office:value="0.0204" calcext:value-type="float">
            <text:p>0.0204</text:p>
          </table:table-cell>
          <table:table-cell table:formula="of:=MAX(0; [.$B$6]*0.5 - ABS([.$B201]))*[.$D$88]/(([.$B$6]*0.5)^2)" office:value-type="float" office:value="0.0204" calcext:value-type="float">
            <text:p>0.0204</text:p>
          </table:table-cell>
          <table:table-cell table:formula="of:=MAX(0; [.$B$10]*0.5 - ABS([.$B201]))*[.$D$88]/(([.$B$10]*0.5)^2)" office:value-type="float" office:value="0.0204" calcext:value-type="float">
            <text:p>0.0204</text:p>
          </table:table-cell>
          <table:table-cell table:formula="of:=SUMPRODUCT([.F151:.F251];[.$S$140:.$S$240])" office:value-type="float" office:value="0.0499157463529299" calcext:value-type="float">
            <text:p>0.0499157463529299</text:p>
          </table:table-cell>
          <table:table-cell table:formula="of:=SUMPRODUCT([.J151:.J251];[.T$140:.T$240])" office:value-type="float" office:value="0" calcext:value-type="float">
            <text:p>0</text:p>
          </table:table-cell>
          <table:table-cell table:formula="of:=SUMPRODUCT([.N151:.N251];[.U$140:.U$240])" office:value-type="float" office:value="0.107920915171396" calcext:value-type="float">
            <text:p>0.107920915171396</text:p>
          </table:table-cell>
          <table:table-cell table:style-name="ce9" table:formula="of:=[.V201]+[.$O201]" office:value-type="float" office:value="0.054360963401847" calcext:value-type="float">
            <text:p>0.054360963401847</text:p>
          </table:table-cell>
          <table:table-cell table:style-name="ce9" table:formula="of:=[.W201]+[.$O201]" office:value-type="float" office:value="0.00444521704891702" calcext:value-type="float">
            <text:p>0.00444521704891702</text:p>
          </table:table-cell>
          <table:table-cell table:style-name="ce9" table:formula="of:=[.X201]+[.$O201]" office:value-type="float" office:value="0.112366132220313" calcext:value-type="float">
            <text:p>0.112366132220313</text:p>
          </table:table-cell>
          <table:table-cell table:style-name="ce9" table:formula="of:=([.Y201]-[.Y200])/[.$D$88]" office:value-type="float" office:value="8.2124262449184" calcext:value-type="float">
            <text:p>8.2124262449184</text:p>
          </table:table-cell>
          <table:table-cell table:formula="of:=([.Z201]-[.Z200])/[.$D$88]" office:value-type="float" office:value="1.23478251358807" calcext:value-type="float">
            <text:p>1.23478251358807</text:p>
          </table:table-cell>
          <table:table-cell table:style-name="ce11" table:formula="of:=([.AA201]-[.AA200])/[.$D$88]" office:value-type="float" office:value="11.9490892486873" calcext:value-type="float">
            <text:p>11.9490892486873</text:p>
          </table:table-cell>
          <table:table-cell table:style-name="ce9" table:formula="of:=([.AB201]-[.AB200])/[.$D$88]" office:value-type="float" office:value="486.42947504982" calcext:value-type="float">
            <text:p>486.42947504982</text:p>
          </table:table-cell>
          <table:table-cell table:formula="of:=([.AC201]-[.AC200])/[.$D$88]" office:value-type="float" office:value="187.088259634555" calcext:value-type="float">
            <text:p>187.088259634555</text:p>
          </table:table-cell>
          <table:table-cell table:style-name="ce11" table:formula="of:=([.AD201]-[.AD200])/[.$D$88]" office:value-type="float" office:value="-432.011580679411" calcext:value-type="float">
            <text:p>-432.011580679411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formula="of:=[.A202]*[.$B$88]" office:value-type="float" office:value="0.0072" calcext:value-type="float">
            <text:p>0.0072</text:p>
          </table:table-cell>
          <table:table-cell table:formula="of:=MIN([.B202]*[.$B$11];[.$B$12])" office:value-type="float" office:value="36" calcext:value-type="float">
            <text:p>36</text:p>
          </table:table-cell>
          <table:table-cell table:formula="of:=[.C202]*[.$B$14]*[.$B$15]" office:value-type="float" office:value="3.24" calcext:value-type="float">
            <text:p>3.24</text:p>
          </table:table-cell>
          <table:table-cell table:formula="of:=[.D202]/[.$B$13]" office:value-type="float" office:value="1.34703546936879" calcext:value-type="float">
            <text:p>1.34703546936879</text:p>
          </table:table-cell>
          <table:table-cell table:formula="of:=[.E202]*[.$B$1]" office:value-type="float" office:value="0.0538814187747516" calcext:value-type="float">
            <text:p>0.0538814187747516</text:p>
          </table:table-cell>
          <table:table-cell table:formula="of:=[.E202]*[.$B$3]" office:value-type="float" office:value="0" calcext:value-type="float">
            <text:p>0</text:p>
          </table:table-cell>
          <table:table-cell table:formula="of:=[.E202]/[.$B$5]" office:value-type="float" office:value="1.34703546936879" calcext:value-type="float">
            <text:p>1.347</text:p>
          </table:table-cell>
          <table:table-cell table:formula="of:=[.$B$4]*(1-1/(1+[.H202]))" office:value-type="float" office:value="0" calcext:value-type="float">
            <text:p>0</text:p>
          </table:table-cell>
          <table:table-cell table:formula="of:=[.G202]+[.I202]" office:value-type="float" office:value="0" calcext:value-type="float">
            <text:p>0</text:p>
          </table:table-cell>
          <table:table-cell table:formula="of:=[.E202]*[.$B$7]" office:value-type="float" office:value="0.0228996029792694" calcext:value-type="float">
            <text:p>0.0228996029792694</text:p>
          </table:table-cell>
          <table:table-cell table:formula="of:=[.E202]/[.$B$9]" office:value-type="float" office:value="1.34703546936879" calcext:value-type="float">
            <text:p>1.34703546936879</text:p>
          </table:table-cell>
          <table:table-cell table:formula="of:=[.$B$8]*TANH([.L202])" office:value-type="float" office:value="0.104802210175808" calcext:value-type="float">
            <text:p>0.104802210175808</text:p>
          </table:table-cell>
          <table:table-cell table:formula="of:=[.K202]+[.M202]" office:value-type="float" office:value="0.127701813155078" calcext:value-type="float">
            <text:p>0.127701813155078</text:p>
          </table:table-cell>
          <table:table-cell table:formula="of:=[.O201]+[.E202]*[.$D$88]" office:value-type="float" office:value="0.00525343833053828" calcext:value-type="float">
            <text:p>0.00525343833053828</text:p>
          </table:table-cell>
          <table:table-cell table:formula="of:=[.O202]+[.F202]" office:value-type="float" office:value="0.0591348571052899" calcext:value-type="float">
            <text:p>0.0591348571052899</text:p>
          </table:table-cell>
          <table:table-cell table:formula="of:=[.O202]+[.J202]" office:value-type="float" office:value="0.00525343833053828" calcext:value-type="float">
            <text:p>0.00525343833053828</text:p>
          </table:table-cell>
          <table:table-cell table:formula="of:=[.O202]+[.N202]" office:value-type="float" office:value="0.132955251485616" calcext:value-type="float">
            <text:p>0.132955251485616</text:p>
          </table:table-cell>
          <table:table-cell table:formula="of:=MAX(0; [.$B$2]*0.5 - ABS([.B202]))*[.$D$88]/(([.$B$2]*0.5)^2)" office:value-type="float" office:value="0.0168" calcext:value-type="float">
            <text:p>0.0168</text:p>
          </table:table-cell>
          <table:table-cell table:formula="of:=MAX(0; [.$B$6]*0.5 - ABS([.$B202]))*[.$D$88]/(([.$B$6]*0.5)^2)" office:value-type="float" office:value="0.0168" calcext:value-type="float">
            <text:p>0.0168</text:p>
          </table:table-cell>
          <table:table-cell table:formula="of:=MAX(0; [.$B$10]*0.5 - ABS([.$B202]))*[.$D$88]/(([.$B$10]*0.5)^2)" office:value-type="float" office:value="0.0168" calcext:value-type="float">
            <text:p>0.0168</text:p>
          </table:table-cell>
          <table:table-cell table:formula="of:=SUMPRODUCT([.F152:.F252];[.$S$140:.$S$240])" office:value-type="float" office:value="0.0541939310036452" calcext:value-type="float">
            <text:p>0.0541939310036452</text:p>
          </table:table-cell>
          <table:table-cell table:formula="of:=SUMPRODUCT([.J152:.J252];[.T$140:.T$240])" office:value-type="float" office:value="0" calcext:value-type="float">
            <text:p>0</text:p>
          </table:table-cell>
          <table:table-cell table:formula="of:=SUMPRODUCT([.N152:.N252];[.U$140:.U$240])" office:value-type="float" office:value="0.114089506179647" calcext:value-type="float">
            <text:p>0.114089506179647</text:p>
          </table:table-cell>
          <table:table-cell table:style-name="ce9" table:formula="of:=[.V202]+[.$O202]" office:value-type="float" office:value="0.0594473693341836" calcext:value-type="float">
            <text:p>0.0594473693341836</text:p>
          </table:table-cell>
          <table:table-cell table:style-name="ce9" table:formula="of:=[.W202]+[.$O202]" office:value-type="float" office:value="0.00525343833053829" calcext:value-type="float">
            <text:p>0.00525343833053829</text:p>
          </table:table-cell>
          <table:table-cell table:style-name="ce9" table:formula="of:=[.X202]+[.$O202]" office:value-type="float" office:value="0.119342944510186" calcext:value-type="float">
            <text:p>0.119342944510186</text:p>
          </table:table-cell>
          <table:table-cell table:style-name="ce9" table:formula="of:=([.Y202]-[.Y201])/[.$D$88]" office:value-type="float" office:value="8.47734322056093" calcext:value-type="float">
            <text:p>8.47734322056093</text:p>
          </table:table-cell>
          <table:table-cell table:formula="of:=([.Z202]-[.Z201])/[.$D$88]" office:value-type="float" office:value="1.34703546936878" calcext:value-type="float">
            <text:p>1.34703546936878</text:p>
          </table:table-cell>
          <table:table-cell table:style-name="ce11" table:formula="of:=([.AA202]-[.AA201])/[.$D$88]" office:value-type="float" office:value="11.6280204831203" calcext:value-type="float">
            <text:p>11.6280204831203</text:p>
          </table:table-cell>
          <table:table-cell table:style-name="ce9" table:formula="of:=([.AB202]-[.AB201])/[.$D$88]" office:value-type="float" office:value="441.528292737547" calcext:value-type="float">
            <text:p>441.528292737547</text:p>
          </table:table-cell>
          <table:table-cell table:formula="of:=([.AC202]-[.AC201])/[.$D$88]" office:value-type="float" office:value="187.088259634528" calcext:value-type="float">
            <text:p>187.088259634528</text:p>
          </table:table-cell>
          <table:table-cell table:style-name="ce11" table:formula="of:=([.AD202]-[.AD201])/[.$D$88]" office:value-type="float" office:value="-535.114609278399" calcext:value-type="float">
            <text:p>-535.114609278399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26" calcext:value-type="float">
            <text:p>0.26</text:p>
          </table:table-cell>
          <table:table-cell table:formula="of:=[.A203]*[.$B$88]" office:value-type="float" office:value="0.0078" calcext:value-type="float">
            <text:p>0.0078</text:p>
          </table:table-cell>
          <table:table-cell table:formula="of:=MIN([.B203]*[.$B$11];[.$B$12])" office:value-type="float" office:value="39" calcext:value-type="float">
            <text:p>39</text:p>
          </table:table-cell>
          <table:table-cell table:formula="of:=[.C203]*[.$B$14]*[.$B$15]" office:value-type="float" office:value="3.51" calcext:value-type="float">
            <text:p>3.51</text:p>
          </table:table-cell>
          <table:table-cell table:formula="of:=[.D203]/[.$B$13]" office:value-type="float" office:value="1.45928842514952" calcext:value-type="float">
            <text:p>1.45928842514952</text:p>
          </table:table-cell>
          <table:table-cell table:formula="of:=[.E203]*[.$B$1]" office:value-type="float" office:value="0.0583715370059809" calcext:value-type="float">
            <text:p>0.0583715370059809</text:p>
          </table:table-cell>
          <table:table-cell table:formula="of:=[.E203]*[.$B$3]" office:value-type="float" office:value="0" calcext:value-type="float">
            <text:p>0</text:p>
          </table:table-cell>
          <table:table-cell table:formula="of:=[.E203]/[.$B$5]" office:value-type="float" office:value="1.45928842514953" calcext:value-type="float">
            <text:p>1.459</text:p>
          </table:table-cell>
          <table:table-cell table:formula="of:=[.$B$4]*(1-1/(1+[.H203]))" office:value-type="float" office:value="0" calcext:value-type="float">
            <text:p>0</text:p>
          </table:table-cell>
          <table:table-cell table:formula="of:=[.G203]+[.I203]" office:value-type="float" office:value="0" calcext:value-type="float">
            <text:p>0</text:p>
          </table:table-cell>
          <table:table-cell table:formula="of:=[.E203]*[.$B$7]" office:value-type="float" office:value="0.0248079032275419" calcext:value-type="float">
            <text:p>0.0248079032275419</text:p>
          </table:table-cell>
          <table:table-cell table:formula="of:=[.E203]/[.$B$9]" office:value-type="float" office:value="1.45928842514952" calcext:value-type="float">
            <text:p>1.45928842514952</text:p>
          </table:table-cell>
          <table:table-cell table:formula="of:=[.$B$8]*TANH([.L203])" office:value-type="float" office:value="0.107701716950673" calcext:value-type="float">
            <text:p>0.107701716950673</text:p>
          </table:table-cell>
          <table:table-cell table:formula="of:=[.K203]+[.M203]" office:value-type="float" office:value="0.132509620178215" calcext:value-type="float">
            <text:p>0.132509620178215</text:p>
          </table:table-cell>
          <table:table-cell table:formula="of:=[.O202]+[.E203]*[.$D$88]" office:value-type="float" office:value="0.00612901138562799" calcext:value-type="float">
            <text:p>0.00612901138562799</text:p>
          </table:table-cell>
          <table:table-cell table:formula="of:=[.O203]+[.F203]" office:value-type="float" office:value="0.0645005483916089" calcext:value-type="float">
            <text:p>0.0645005483916089</text:p>
          </table:table-cell>
          <table:table-cell table:formula="of:=[.O203]+[.J203]" office:value-type="float" office:value="0.00612901138562799" calcext:value-type="float">
            <text:p>0.00612901138562799</text:p>
          </table:table-cell>
          <table:table-cell table:formula="of:=[.O203]+[.N203]" office:value-type="float" office:value="0.138638631563843" calcext:value-type="float">
            <text:p>0.138638631563843</text:p>
          </table:table-cell>
          <table:table-cell table:formula="of:=MAX(0; [.$B$2]*0.5 - ABS([.B203]))*[.$D$88]/(([.$B$2]*0.5)^2)" office:value-type="float" office:value="0.0132" calcext:value-type="float">
            <text:p>0.0132</text:p>
          </table:table-cell>
          <table:table-cell table:formula="of:=MAX(0; [.$B$6]*0.5 - ABS([.$B203]))*[.$D$88]/(([.$B$6]*0.5)^2)" office:value-type="float" office:value="0.0132" calcext:value-type="float">
            <text:p>0.0132</text:p>
          </table:table-cell>
          <table:table-cell table:formula="of:=MAX(0; [.$B$10]*0.5 - ABS([.$B203]))*[.$D$88]/(([.$B$10]*0.5)^2)" office:value-type="float" office:value="0.0132" calcext:value-type="float">
            <text:p>0.0132</text:p>
          </table:table-cell>
          <table:table-cell table:formula="of:=SUMPRODUCT([.F153:.F253];[.$S$140:.$S$240])" office:value-type="float" office:value="0.0585475496406451" calcext:value-type="float">
            <text:p>0.0585475496406451</text:p>
          </table:table-cell>
          <table:table-cell table:formula="of:=SUMPRODUCT([.J153:.J253];[.T$140:.T$240])" office:value-type="float" office:value="0" calcext:value-type="float">
            <text:p>0</text:p>
          </table:table-cell>
          <table:table-cell table:formula="of:=SUMPRODUCT([.N153:.N253];[.U$140:.U$240])" office:value-type="float" office:value="0.119966189975986" calcext:value-type="float">
            <text:p>0.119966189975986</text:p>
          </table:table-cell>
          <table:table-cell table:style-name="ce9" table:formula="of:=[.V203]+[.$O203]" office:value-type="float" office:value="0.0646765610262732" calcext:value-type="float">
            <text:p>0.0646765610262732</text:p>
          </table:table-cell>
          <table:table-cell table:style-name="ce9" table:formula="of:=[.W203]+[.$O203]" office:value-type="float" office:value="0.00612901138562801" calcext:value-type="float">
            <text:p>0.00612901138562801</text:p>
          </table:table-cell>
          <table:table-cell table:style-name="ce9" table:formula="of:=[.X203]+[.$O203]" office:value-type="float" office:value="0.126095201361615" calcext:value-type="float">
            <text:p>0.126095201361615</text:p>
          </table:table-cell>
          <table:table-cell table:style-name="ce9" table:formula="of:=([.Y203]-[.Y202])/[.$D$88]" office:value-type="float" office:value="8.71531948681609" calcext:value-type="float">
            <text:p>8.71531948681609</text:p>
          </table:table-cell>
          <table:table-cell table:formula="of:=([.Z203]-[.Z202])/[.$D$88]" office:value-type="float" office:value="1.45928842514953" calcext:value-type="float">
            <text:p>1.45928842514953</text:p>
          </table:table-cell>
          <table:table-cell table:style-name="ce11" table:formula="of:=([.AA203]-[.AA202])/[.$D$88]" office:value-type="float" office:value="11.2537614190483" calcext:value-type="float">
            <text:p>11.2537614190483</text:p>
          </table:table-cell>
          <table:table-cell table:style-name="ce9" table:formula="of:=([.AB203]-[.AB202])/[.$D$88]" office:value-type="float" office:value="396.627110425261" calcext:value-type="float">
            <text:p>396.627110425261</text:p>
          </table:table-cell>
          <table:table-cell table:formula="of:=([.AC203]-[.AC202])/[.$D$88]" office:value-type="float" office:value="187.088259634581" calcext:value-type="float">
            <text:p>187.088259634581</text:p>
          </table:table-cell>
          <table:table-cell table:style-name="ce11" table:formula="of:=([.AD203]-[.AD202])/[.$D$88]" office:value-type="float" office:value="-623.765106786628" calcext:value-type="float">
            <text:p>-623.765106786628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28" calcext:value-type="float">
            <text:p>0.28</text:p>
          </table:table-cell>
          <table:table-cell table:formula="of:=[.A204]*[.$B$88]" office:value-type="float" office:value="0.0084" calcext:value-type="float">
            <text:p>0.0084</text:p>
          </table:table-cell>
          <table:table-cell table:formula="of:=MIN([.B204]*[.$B$11];[.$B$12])" office:value-type="float" office:value="42" calcext:value-type="float">
            <text:p>42</text:p>
          </table:table-cell>
          <table:table-cell table:formula="of:=[.C204]*[.$B$14]*[.$B$15]" office:value-type="float" office:value="3.78" calcext:value-type="float">
            <text:p>3.78</text:p>
          </table:table-cell>
          <table:table-cell table:formula="of:=[.D204]/[.$B$13]" office:value-type="float" office:value="1.57154138093026" calcext:value-type="float">
            <text:p>1.57154138093026</text:p>
          </table:table-cell>
          <table:table-cell table:formula="of:=[.E204]*[.$B$1]" office:value-type="float" office:value="0.0628616552372102" calcext:value-type="float">
            <text:p>0.0628616552372102</text:p>
          </table:table-cell>
          <table:table-cell table:formula="of:=[.E204]*[.$B$3]" office:value-type="float" office:value="0" calcext:value-type="float">
            <text:p>0</text:p>
          </table:table-cell>
          <table:table-cell table:formula="of:=[.E204]/[.$B$5]" office:value-type="float" office:value="1.57154138093026" calcext:value-type="float">
            <text:p>1.572</text:p>
          </table:table-cell>
          <table:table-cell table:formula="of:=[.$B$4]*(1-1/(1+[.H204]))" office:value-type="float" office:value="0" calcext:value-type="float">
            <text:p>0</text:p>
          </table:table-cell>
          <table:table-cell table:formula="of:=[.G204]+[.I204]" office:value-type="float" office:value="0" calcext:value-type="float">
            <text:p>0</text:p>
          </table:table-cell>
          <table:table-cell table:formula="of:=[.E204]*[.$B$7]" office:value-type="float" office:value="0.0267162034758143" calcext:value-type="float">
            <text:p>0.0267162034758143</text:p>
          </table:table-cell>
          <table:table-cell table:formula="of:=[.E204]/[.$B$9]" office:value-type="float" office:value="1.57154138093026" calcext:value-type="float">
            <text:p>1.57154138093026</text:p>
          </table:table-cell>
          <table:table-cell table:formula="of:=[.$B$8]*TANH([.L204])" office:value-type="float" office:value="0.110072471156661" calcext:value-type="float">
            <text:p>0.110072471156661</text:p>
          </table:table-cell>
          <table:table-cell table:formula="of:=[.K204]+[.M204]" office:value-type="float" office:value="0.136788674632475" calcext:value-type="float">
            <text:p>0.136788674632475</text:p>
          </table:table-cell>
          <table:table-cell table:formula="of:=[.O203]+[.E204]*[.$D$88]" office:value-type="float" office:value="0.00707193621418615" calcext:value-type="float">
            <text:p>0.00707193621418615</text:p>
          </table:table-cell>
          <table:table-cell table:formula="of:=[.O204]+[.F204]" office:value-type="float" office:value="0.0699335914513964" calcext:value-type="float">
            <text:p>0.0699335914513964</text:p>
          </table:table-cell>
          <table:table-cell table:formula="of:=[.O204]+[.J204]" office:value-type="float" office:value="0.00707193621418615" calcext:value-type="float">
            <text:p>0.00707193621418615</text:p>
          </table:table-cell>
          <table:table-cell table:formula="of:=[.O204]+[.N204]" office:value-type="float" office:value="0.143860610846661" calcext:value-type="float">
            <text:p>0.143860610846661</text:p>
          </table:table-cell>
          <table:table-cell table:formula="of:=MAX(0; [.$B$2]*0.5 - ABS([.B204]))*[.$D$88]/(([.$B$2]*0.5)^2)" office:value-type="float" office:value="0.00959999999999999" calcext:value-type="float">
            <text:p>0.00959999999999999</text:p>
          </table:table-cell>
          <table:table-cell table:formula="of:=MAX(0; [.$B$6]*0.5 - ABS([.$B204]))*[.$D$88]/(([.$B$6]*0.5)^2)" office:value-type="float" office:value="0.00959999999999999" calcext:value-type="float">
            <text:p>0.00959999999999999</text:p>
          </table:table-cell>
          <table:table-cell table:formula="of:=MAX(0; [.$B$10]*0.5 - ABS([.$B204]))*[.$D$88]/(([.$B$10]*0.5)^2)" office:value-type="float" office:value="0.00959999999999999" calcext:value-type="float">
            <text:p>0.00959999999999999</text:p>
          </table:table-cell>
          <table:table-cell table:formula="of:=SUMPRODUCT([.F154:.F254];[.$S$140:.$S$240])" office:value-type="float" office:value="0.0629604378382973" calcext:value-type="float">
            <text:p>0.0629604378382973</text:p>
          </table:table-cell>
          <table:table-cell table:formula="of:=SUMPRODUCT([.J154:.J254];[.T$140:.T$240])" office:value-type="float" office:value="0" calcext:value-type="float">
            <text:p>0</text:p>
          </table:table-cell>
          <table:table-cell table:formula="of:=SUMPRODUCT([.N154:.N254];[.U$140:.U$240])" office:value-type="float" office:value="0.125523499529972" calcext:value-type="float">
            <text:p>0.125523499529972</text:p>
          </table:table-cell>
          <table:table-cell table:style-name="ce9" table:formula="of:=[.V204]+[.$O204]" office:value-type="float" office:value="0.0700323740524835" calcext:value-type="float">
            <text:p>0.0700323740524835</text:p>
          </table:table-cell>
          <table:table-cell table:style-name="ce9" table:formula="of:=[.W204]+[.$O204]" office:value-type="float" office:value="0.00707193621418616" calcext:value-type="float">
            <text:p>0.00707193621418616</text:p>
          </table:table-cell>
          <table:table-cell table:style-name="ce9" table:formula="of:=[.X204]+[.$O204]" office:value-type="float" office:value="0.132595435744158" calcext:value-type="float">
            <text:p>0.132595435744158</text:p>
          </table:table-cell>
          <table:table-cell table:style-name="ce9" table:formula="of:=([.Y204]-[.Y203])/[.$D$88]" office:value-type="float" office:value="8.92635504368386" calcext:value-type="float">
            <text:p>8.92635504368386</text:p>
          </table:table-cell>
          <table:table-cell table:formula="of:=([.Z204]-[.Z203])/[.$D$88]" office:value-type="float" office:value="1.57154138093025" calcext:value-type="float">
            <text:p>1.57154138093025</text:p>
          </table:table-cell>
          <table:table-cell table:style-name="ce11" table:formula="of:=([.AA204]-[.AA203])/[.$D$88]" office:value-type="float" office:value="10.8337239709061" calcext:value-type="float">
            <text:p>10.8337239709061</text:p>
          </table:table-cell>
          <table:table-cell table:style-name="ce9" table:formula="of:=([.AB204]-[.AB203])/[.$D$88]" office:value-type="float" office:value="351.725928112951" calcext:value-type="float">
            <text:p>351.725928112951</text:p>
          </table:table-cell>
          <table:table-cell table:formula="of:=([.AC204]-[.AC203])/[.$D$88]" office:value-type="float" office:value="187.088259634531" calcext:value-type="float">
            <text:p>187.088259634531</text:p>
          </table:table-cell>
          <table:table-cell table:style-name="ce11" table:formula="of:=([.AD204]-[.AD203])/[.$D$88]" office:value-type="float" office:value="-700.062413570268" calcext:value-type="float">
            <text:p>-700.062413570268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3" calcext:value-type="float">
            <text:p>0.3</text:p>
          </table:table-cell>
          <table:table-cell table:formula="of:=[.A205]*[.$B$88]" office:value-type="float" office:value="0.009" calcext:value-type="float">
            <text:p>0.009</text:p>
          </table:table-cell>
          <table:table-cell table:formula="of:=MIN([.B205]*[.$B$11];[.$B$12])" office:value-type="float" office:value="45" calcext:value-type="float">
            <text:p>45</text:p>
          </table:table-cell>
          <table:table-cell table:formula="of:=[.C205]*[.$B$14]*[.$B$15]" office:value-type="float" office:value="4.05" calcext:value-type="float">
            <text:p>4.05</text:p>
          </table:table-cell>
          <table:table-cell table:formula="of:=[.D205]/[.$B$13]" office:value-type="float" office:value="1.68379433671099" calcext:value-type="float">
            <text:p>1.68379433671099</text:p>
          </table:table-cell>
          <table:table-cell table:formula="of:=[.E205]*[.$B$1]" office:value-type="float" office:value="0.0673517734684395" calcext:value-type="float">
            <text:p>0.0673517734684395</text:p>
          </table:table-cell>
          <table:table-cell table:formula="of:=[.E205]*[.$B$3]" office:value-type="float" office:value="0" calcext:value-type="float">
            <text:p>0</text:p>
          </table:table-cell>
          <table:table-cell table:formula="of:=[.E205]/[.$B$5]" office:value-type="float" office:value="1.68379433671099" calcext:value-type="float">
            <text:p>1.684</text:p>
          </table:table-cell>
          <table:table-cell table:formula="of:=[.$B$4]*(1-1/(1+[.H205]))" office:value-type="float" office:value="0" calcext:value-type="float">
            <text:p>0</text:p>
          </table:table-cell>
          <table:table-cell table:formula="of:=[.G205]+[.I205]" office:value-type="float" office:value="0" calcext:value-type="float">
            <text:p>0</text:p>
          </table:table-cell>
          <table:table-cell table:formula="of:=[.E205]*[.$B$7]" office:value-type="float" office:value="0.0286245037240868" calcext:value-type="float">
            <text:p>0.0286245037240868</text:p>
          </table:table-cell>
          <table:table-cell table:formula="of:=[.E205]/[.$B$9]" office:value-type="float" office:value="1.68379433671099" calcext:value-type="float">
            <text:p>1.68379433671099</text:p>
          </table:table-cell>
          <table:table-cell table:formula="of:=[.$B$8]*TANH([.L205])" office:value-type="float" office:value="0.112002264346439" calcext:value-type="float">
            <text:p>0.112002264346439</text:p>
          </table:table-cell>
          <table:table-cell table:formula="of:=[.K205]+[.M205]" office:value-type="float" office:value="0.140626768070526" calcext:value-type="float">
            <text:p>0.140626768070526</text:p>
          </table:table-cell>
          <table:table-cell table:formula="of:=[.O204]+[.E205]*[.$D$88]" office:value-type="float" office:value="0.00808221281621274" calcext:value-type="float">
            <text:p>0.00808221281621274</text:p>
          </table:table-cell>
          <table:table-cell table:formula="of:=[.O205]+[.F205]" office:value-type="float" office:value="0.0754339862846522" calcext:value-type="float">
            <text:p>0.0754339862846522</text:p>
          </table:table-cell>
          <table:table-cell table:formula="of:=[.O205]+[.J205]" office:value-type="float" office:value="0.00808221281621274" calcext:value-type="float">
            <text:p>0.00808221281621274</text:p>
          </table:table-cell>
          <table:table-cell table:formula="of:=[.O205]+[.N205]" office:value-type="float" office:value="0.148708980886738" calcext:value-type="float">
            <text:p>0.148708980886738</text:p>
          </table:table-cell>
          <table:table-cell table:formula="of:=MAX(0; [.$B$2]*0.5 - ABS([.B205]))*[.$D$88]/(([.$B$2]*0.5)^2)" office:value-type="float" office:value="0.006" calcext:value-type="float">
            <text:p>0.006</text:p>
          </table:table-cell>
          <table:table-cell table:formula="of:=MAX(0; [.$B$6]*0.5 - ABS([.$B205]))*[.$D$88]/(([.$B$6]*0.5)^2)" office:value-type="float" office:value="0.006" calcext:value-type="float">
            <text:p>0.006</text:p>
          </table:table-cell>
          <table:table-cell table:formula="of:=MAX(0; [.$B$10]*0.5 - ABS([.$B205]))*[.$D$88]/(([.$B$10]*0.5)^2)" office:value-type="float" office:value="0.006" calcext:value-type="float">
            <text:p>0.006</text:p>
          </table:table-cell>
          <table:table-cell table:formula="of:=SUMPRODUCT([.F155:.F255];[.$S$140:.$S$240])" office:value-type="float" office:value="0.0674164311709692" calcext:value-type="float">
            <text:p>0.0674164311709692</text:p>
          </table:table-cell>
          <table:table-cell table:formula="of:=SUMPRODUCT([.J155:.J255];[.T$140:.T$240])" office:value-type="float" office:value="0" calcext:value-type="float">
            <text:p>0</text:p>
          </table:table-cell>
          <table:table-cell table:formula="of:=SUMPRODUCT([.N155:.N255];[.U$140:.U$240])" office:value-type="float" office:value="0.130737718797169" calcext:value-type="float">
            <text:p>0.130737718797169</text:p>
          </table:table-cell>
          <table:table-cell table:style-name="ce9" table:formula="of:=[.V205]+[.$O205]" office:value-type="float" office:value="0.0754986439871821" calcext:value-type="float">
            <text:p>0.0754986439871821</text:p>
          </table:table-cell>
          <table:table-cell table:style-name="ce9" table:formula="of:=[.W205]+[.$O205]" office:value-type="float" office:value="0.00808221281621276" calcext:value-type="float">
            <text:p>0.00808221281621276</text:p>
          </table:table-cell>
          <table:table-cell table:style-name="ce9" table:formula="of:=[.X205]+[.$O205]" office:value-type="float" office:value="0.138819931613382" calcext:value-type="float">
            <text:p>0.138819931613382</text:p>
          </table:table-cell>
          <table:table-cell table:style-name="ce9" table:formula="of:=([.Y205]-[.Y204])/[.$D$88]" office:value-type="float" office:value="9.1104498911643" calcext:value-type="float">
            <text:p>9.1104498911643</text:p>
          </table:table-cell>
          <table:table-cell table:formula="of:=([.Z205]-[.Z204])/[.$D$88]" office:value-type="float" office:value="1.683794336711" calcext:value-type="float">
            <text:p>1.683794336711</text:p>
          </table:table-cell>
          <table:table-cell table:style-name="ce11" table:formula="of:=([.AA205]-[.AA204])/[.$D$88]" office:value-type="float" office:value="10.374159782039" calcext:value-type="float">
            <text:p>10.374159782039</text:p>
          </table:table-cell>
          <table:table-cell table:style-name="ce9" table:formula="of:=([.AB205]-[.AB204])/[.$D$88]" office:value-type="float" office:value="306.824745800736" calcext:value-type="float">
            <text:p>306.824745800736</text:p>
          </table:table-cell>
          <table:table-cell table:formula="of:=([.AC205]-[.AC204])/[.$D$88]" office:value-type="float" office:value="187.088259634584" calcext:value-type="float">
            <text:p>187.088259634584</text:p>
          </table:table-cell>
          <table:table-cell table:style-name="ce11" table:formula="of:=([.AD205]-[.AD204])/[.$D$88]" office:value-type="float" office:value="-765.940314778613" calcext:value-type="float">
            <text:p>-765.940314778613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32" calcext:value-type="float">
            <text:p>0.32</text:p>
          </table:table-cell>
          <table:table-cell table:formula="of:=[.A206]*[.$B$88]" office:value-type="float" office:value="0.0096" calcext:value-type="float">
            <text:p>0.0096</text:p>
          </table:table-cell>
          <table:table-cell table:formula="of:=MIN([.B206]*[.$B$11];[.$B$12])" office:value-type="float" office:value="48" calcext:value-type="float">
            <text:p>48</text:p>
          </table:table-cell>
          <table:table-cell table:formula="of:=[.C206]*[.$B$14]*[.$B$15]" office:value-type="float" office:value="4.32" calcext:value-type="float">
            <text:p>4.32</text:p>
          </table:table-cell>
          <table:table-cell table:formula="of:=[.D206]/[.$B$13]" office:value-type="float" office:value="1.79604729249172" calcext:value-type="float">
            <text:p>1.79604729249172</text:p>
          </table:table-cell>
          <table:table-cell table:formula="of:=[.E206]*[.$B$1]" office:value-type="float" office:value="0.0718418916996688" calcext:value-type="float">
            <text:p>0.0718418916996688</text:p>
          </table:table-cell>
          <table:table-cell table:formula="of:=[.E206]*[.$B$3]" office:value-type="float" office:value="0" calcext:value-type="float">
            <text:p>0</text:p>
          </table:table-cell>
          <table:table-cell table:formula="of:=[.E206]/[.$B$5]" office:value-type="float" office:value="1.79604729249172" calcext:value-type="float">
            <text:p>1.796</text:p>
          </table:table-cell>
          <table:table-cell table:formula="of:=[.$B$4]*(1-1/(1+[.H206]))" office:value-type="float" office:value="0" calcext:value-type="float">
            <text:p>0</text:p>
          </table:table-cell>
          <table:table-cell table:formula="of:=[.G206]+[.I206]" office:value-type="float" office:value="0" calcext:value-type="float">
            <text:p>0</text:p>
          </table:table-cell>
          <table:table-cell table:formula="of:=[.E206]*[.$B$7]" office:value-type="float" office:value="0.0305328039723592" calcext:value-type="float">
            <text:p>0.0305328039723592</text:p>
          </table:table-cell>
          <table:table-cell table:formula="of:=[.E206]/[.$B$9]" office:value-type="float" office:value="1.79604729249172" calcext:value-type="float">
            <text:p>1.79604729249172</text:p>
          </table:table-cell>
          <table:table-cell table:formula="of:=[.$B$8]*TANH([.L206])" office:value-type="float" office:value="0.113567416963032" calcext:value-type="float">
            <text:p>0.113567416963032</text:p>
          </table:table-cell>
          <table:table-cell table:formula="of:=[.K206]+[.M206]" office:value-type="float" office:value="0.144100220935391" calcext:value-type="float">
            <text:p>0.144100220935391</text:p>
          </table:table-cell>
          <table:table-cell table:formula="of:=[.O205]+[.E206]*[.$D$88]" office:value-type="float" office:value="0.00915984119170777" calcext:value-type="float">
            <text:p>0.00915984119170777</text:p>
          </table:table-cell>
          <table:table-cell table:formula="of:=[.O206]+[.F206]" office:value-type="float" office:value="0.0810017328913766" calcext:value-type="float">
            <text:p>0.0810017328913766</text:p>
          </table:table-cell>
          <table:table-cell table:formula="of:=[.O206]+[.J206]" office:value-type="float" office:value="0.00915984119170777" calcext:value-type="float">
            <text:p>0.00915984119170777</text:p>
          </table:table-cell>
          <table:table-cell table:formula="of:=[.O206]+[.N206]" office:value-type="float" office:value="0.153260062127099" calcext:value-type="float">
            <text:p>0.153260062127099</text:p>
          </table:table-cell>
          <table:table-cell table:formula="of:=MAX(0; [.$B$2]*0.5 - ABS([.B206]))*[.$D$88]/(([.$B$2]*0.5)^2)" office:value-type="float" office:value="0.00240000000000001" calcext:value-type="float">
            <text:p>0.00240000000000001</text:p>
          </table:table-cell>
          <table:table-cell table:formula="of:=MAX(0; [.$B$6]*0.5 - ABS([.$B206]))*[.$D$88]/(([.$B$6]*0.5)^2)" office:value-type="float" office:value="0.00240000000000001" calcext:value-type="float">
            <text:p>0.00240000000000001</text:p>
          </table:table-cell>
          <table:table-cell table:formula="of:=MAX(0; [.$B$10]*0.5 - ABS([.$B206]))*[.$D$88]/(([.$B$10]*0.5)^2)" office:value-type="float" office:value="0.00240000000000001" calcext:value-type="float">
            <text:p>0.00240000000000001</text:p>
          </table:table-cell>
          <table:table-cell table:formula="of:=SUMPRODUCT([.F156:.F256];[.$S$140:.$S$240])" office:value-type="float" office:value="0.0718993652130285" calcext:value-type="float">
            <text:p>0.0718993652130285</text:p>
          </table:table-cell>
          <table:table-cell table:formula="of:=SUMPRODUCT([.J156:.J256];[.T$140:.T$240])" office:value-type="float" office:value="0" calcext:value-type="float">
            <text:p>0</text:p>
          </table:table-cell>
          <table:table-cell table:formula="of:=SUMPRODUCT([.N156:.N256];[.U$140:.U$240])" office:value-type="float" office:value="0.135588261839974" calcext:value-type="float">
            <text:p>0.135588261839974</text:p>
          </table:table-cell>
          <table:table-cell table:style-name="ce9" table:formula="of:=[.V206]+[.$O206]" office:value-type="float" office:value="0.0810592064047365" calcext:value-type="float">
            <text:p>0.0810592064047365</text:p>
          </table:table-cell>
          <table:table-cell table:style-name="ce9" table:formula="of:=[.W206]+[.$O206]" office:value-type="float" office:value="0.00915984119170779" calcext:value-type="float">
            <text:p>0.00915984119170779</text:p>
          </table:table-cell>
          <table:table-cell table:style-name="ce9" table:formula="of:=[.X206]+[.$O206]" office:value-type="float" office:value="0.144748103031682" calcext:value-type="float">
            <text:p>0.144748103031682</text:p>
          </table:table-cell>
          <table:table-cell table:style-name="ce9" table:formula="of:=([.Y206]-[.Y205])/[.$D$88]" office:value-type="float" office:value="9.26760402925729" calcext:value-type="float">
            <text:p>9.26760402925729</text:p>
          </table:table-cell>
          <table:table-cell table:formula="of:=([.Z206]-[.Z205])/[.$D$88]" office:value-type="float" office:value="1.79604729249172" calcext:value-type="float">
            <text:p>1.79604729249172</text:p>
          </table:table-cell>
          <table:table-cell table:style-name="ce11" table:formula="of:=([.AA206]-[.AA205])/[.$D$88]" office:value-type="float" office:value="9.8802856971672" calcext:value-type="float">
            <text:p>9.8802856971672</text:p>
          </table:table-cell>
          <table:table-cell table:style-name="ce9" table:formula="of:=([.AB206]-[.AB205])/[.$D$88]" office:value-type="float" office:value="261.923563488316" calcext:value-type="float">
            <text:p>261.923563488316</text:p>
          </table:table-cell>
          <table:table-cell table:formula="of:=([.AC206]-[.AC205])/[.$D$88]" office:value-type="float" office:value="187.088259634525" calcext:value-type="float">
            <text:p>187.088259634525</text:p>
          </table:table-cell>
          <table:table-cell table:style-name="ce11" table:formula="of:=([.AD206]-[.AD205])/[.$D$88]" office:value-type="float" office:value="-823.123474786286" calcext:value-type="float">
            <text:p>-823.123474786286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formula="of:=[.A207]*[.$B$88]" office:value-type="float" office:value="0.0102" calcext:value-type="float">
            <text:p>0.0102</text:p>
          </table:table-cell>
          <table:table-cell table:formula="of:=MIN([.B207]*[.$B$11];[.$B$12])" office:value-type="float" office:value="51" calcext:value-type="float">
            <text:p>51</text:p>
          </table:table-cell>
          <table:table-cell table:formula="of:=[.C207]*[.$B$14]*[.$B$15]" office:value-type="float" office:value="4.59" calcext:value-type="float">
            <text:p>4.59</text:p>
          </table:table-cell>
          <table:table-cell table:formula="of:=[.D207]/[.$B$13]" office:value-type="float" office:value="1.90830024827245" calcext:value-type="float">
            <text:p>1.90830024827245</text:p>
          </table:table-cell>
          <table:table-cell table:formula="of:=[.E207]*[.$B$1]" office:value-type="float" office:value="0.0763320099308981" calcext:value-type="float">
            <text:p>0.0763320099308981</text:p>
          </table:table-cell>
          <table:table-cell table:formula="of:=[.E207]*[.$B$3]" office:value-type="float" office:value="0" calcext:value-type="float">
            <text:p>0</text:p>
          </table:table-cell>
          <table:table-cell table:formula="of:=[.E207]/[.$B$5]" office:value-type="float" office:value="1.90830024827246" calcext:value-type="float">
            <text:p>1.908</text:p>
          </table:table-cell>
          <table:table-cell table:formula="of:=[.$B$4]*(1-1/(1+[.H207]))" office:value-type="float" office:value="0" calcext:value-type="float">
            <text:p>0</text:p>
          </table:table-cell>
          <table:table-cell table:formula="of:=[.G207]+[.I207]" office:value-type="float" office:value="0" calcext:value-type="float">
            <text:p>0</text:p>
          </table:table-cell>
          <table:table-cell table:formula="of:=[.E207]*[.$B$7]" office:value-type="float" office:value="0.0324411042206317" calcext:value-type="float">
            <text:p>0.0324411042206317</text:p>
          </table:table-cell>
          <table:table-cell table:formula="of:=[.E207]/[.$B$9]" office:value-type="float" office:value="1.90830024827245" calcext:value-type="float">
            <text:p>1.90830024827245</text:p>
          </table:table-cell>
          <table:table-cell table:formula="of:=[.$B$8]*TANH([.L207])" office:value-type="float" office:value="0.114833091622835" calcext:value-type="float">
            <text:p>0.114833091622835</text:p>
          </table:table-cell>
          <table:table-cell table:formula="of:=[.K207]+[.M207]" office:value-type="float" office:value="0.147274195843467" calcext:value-type="float">
            <text:p>0.147274195843467</text:p>
          </table:table-cell>
          <table:table-cell table:formula="of:=[.O206]+[.E207]*[.$D$88]" office:value-type="float" office:value="0.0103048213406712" calcext:value-type="float">
            <text:p>0.0103048213406712</text:p>
          </table:table-cell>
          <table:table-cell table:formula="of:=[.O207]+[.F207]" office:value-type="float" office:value="0.0866368312715694" calcext:value-type="float">
            <text:p>0.0866368312715694</text:p>
          </table:table-cell>
          <table:table-cell table:formula="of:=[.O207]+[.J207]" office:value-type="float" office:value="0.0103048213406712" calcext:value-type="float">
            <text:p>0.0103048213406712</text:p>
          </table:table-cell>
          <table:table-cell table:formula="of:=[.O207]+[.N207]" office:value-type="float" office:value="0.157579017184138" calcext:value-type="float">
            <text:p>0.157579017184138</text:p>
          </table:table-cell>
          <table:table-cell table:formula="of:=MAX(0; [.$B$2]*0.5 - ABS([.B207]))*[.$D$88]/(([.$B$2]*0.5)^2)" office:value-type="float" office:value="0" calcext:value-type="float">
            <text:p>0</text:p>
          </table:table-cell>
          <table:table-cell table:formula="of:=MAX(0; [.$B$6]*0.5 - ABS([.$B207]))*[.$D$88]/(([.$B$6]*0.5)^2)" office:value-type="float" office:value="0" calcext:value-type="float">
            <text:p>0</text:p>
          </table:table-cell>
          <table:table-cell table:formula="of:=MAX(0; [.$B$10]*0.5 - ABS([.$B207]))*[.$D$88]/(([.$B$10]*0.5)^2)" office:value-type="float" office:value="0" calcext:value-type="float">
            <text:p>0</text:p>
          </table:table-cell>
          <table:table-cell table:formula="of:=SUMPRODUCT([.F157:.F257];[.$S$140:.$S$240])" office:value-type="float" office:value="0.0763930755388428" calcext:value-type="float">
            <text:p>0.0763930755388428</text:p>
          </table:table-cell>
          <table:table-cell table:formula="of:=SUMPRODUCT([.J157:.J257];[.T$140:.T$240])" office:value-type="float" office:value="0" calcext:value-type="float">
            <text:p>0</text:p>
          </table:table-cell>
          <table:table-cell table:formula="of:=SUMPRODUCT([.N157:.N257];[.U$140:.U$240])" office:value-type="float" office:value="0.140057132301368" calcext:value-type="float">
            <text:p>0.140057132301368</text:p>
          </table:table-cell>
          <table:table-cell table:style-name="ce9" table:formula="of:=[.V207]+[.$O207]" office:value-type="float" office:value="0.0866978968795142" calcext:value-type="float">
            <text:p>0.0866978968795142</text:p>
          </table:table-cell>
          <table:table-cell table:style-name="ce9" table:formula="of:=[.W207]+[.$O207]" office:value-type="float" office:value="0.0103048213406713" calcext:value-type="float">
            <text:p>0.0103048213406713</text:p>
          </table:table-cell>
          <table:table-cell table:style-name="ce9" table:formula="of:=[.X207]+[.$O207]" office:value-type="float" office:value="0.150361953642039" calcext:value-type="float">
            <text:p>0.150361953642039</text:p>
          </table:table-cell>
          <table:table-cell table:style-name="ce9" table:formula="of:=([.Y207]-[.Y206])/[.$D$88]" office:value-type="float" office:value="9.39781745796294" calcext:value-type="float">
            <text:p>9.39781745796294</text:p>
          </table:table-cell>
          <table:table-cell table:formula="of:=([.Z207]-[.Z206])/[.$D$88]" office:value-type="float" office:value="1.90830024827252" calcext:value-type="float">
            <text:p>1.90830024827252</text:p>
          </table:table-cell>
          <table:table-cell table:style-name="ce11" table:formula="of:=([.AA207]-[.AA206])/[.$D$88]" office:value-type="float" office:value="9.35641768392892" calcext:value-type="float">
            <text:p>9.35641768392892</text:p>
          </table:table-cell>
          <table:table-cell table:style-name="ce9" table:formula="of:=([.AB207]-[.AB206])/[.$D$88]" office:value-type="float" office:value="217.02238117608" calcext:value-type="float">
            <text:p>217.02238117608</text:p>
          </table:table-cell>
          <table:table-cell table:formula="of:=([.AC207]-[.AC206])/[.$D$88]" office:value-type="float" office:value="187.088259634668" calcext:value-type="float">
            <text:p>187.088259634668</text:p>
          </table:table-cell>
          <table:table-cell table:style-name="ce11" table:formula="of:=([.AD207]-[.AD206])/[.$D$88]" office:value-type="float" office:value="-873.113355397139" calcext:value-type="float">
            <text:p>-873.113355397139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36" calcext:value-type="float">
            <text:p>0.36</text:p>
          </table:table-cell>
          <table:table-cell table:formula="of:=[.A208]*[.$B$88]" office:value-type="float" office:value="0.0108" calcext:value-type="float">
            <text:p>0.0108</text:p>
          </table:table-cell>
          <table:table-cell table:formula="of:=MIN([.B208]*[.$B$11];[.$B$12])" office:value-type="float" office:value="54" calcext:value-type="float">
            <text:p>54</text:p>
          </table:table-cell>
          <table:table-cell table:formula="of:=[.C208]*[.$B$14]*[.$B$15]" office:value-type="float" office:value="4.86" calcext:value-type="float">
            <text:p>4.86</text:p>
          </table:table-cell>
          <table:table-cell table:formula="of:=[.D208]/[.$B$13]" office:value-type="float" office:value="2.02055320405318" calcext:value-type="float">
            <text:p>2.02055320405318</text:p>
          </table:table-cell>
          <table:table-cell table:formula="of:=[.E208]*[.$B$1]" office:value-type="float" office:value="0.0808221281621274" calcext:value-type="float">
            <text:p>0.0808221281621274</text:p>
          </table:table-cell>
          <table:table-cell table:formula="of:=[.E208]*[.$B$3]" office:value-type="float" office:value="0" calcext:value-type="float">
            <text:p>0</text:p>
          </table:table-cell>
          <table:table-cell table:formula="of:=[.E208]/[.$B$5]" office:value-type="float" office:value="2.02055320405319" calcext:value-type="float">
            <text:p>2.021</text:p>
          </table:table-cell>
          <table:table-cell table:formula="of:=[.$B$4]*(1-1/(1+[.H208]))" office:value-type="float" office:value="0" calcext:value-type="float">
            <text:p>0</text:p>
          </table:table-cell>
          <table:table-cell table:formula="of:=[.G208]+[.I208]" office:value-type="float" office:value="0" calcext:value-type="float">
            <text:p>0</text:p>
          </table:table-cell>
          <table:table-cell table:formula="of:=[.E208]*[.$B$7]" office:value-type="float" office:value="0.0343494044689041" calcext:value-type="float">
            <text:p>0.0343494044689041</text:p>
          </table:table-cell>
          <table:table-cell table:formula="of:=[.E208]/[.$B$9]" office:value-type="float" office:value="2.02055320405318" calcext:value-type="float">
            <text:p>2.02055320405318</text:p>
          </table:table-cell>
          <table:table-cell table:formula="of:=[.$B$8]*TANH([.L208])" office:value-type="float" office:value="0.115854152593291" calcext:value-type="float">
            <text:p>0.115854152593291</text:p>
          </table:table-cell>
          <table:table-cell table:formula="of:=[.K208]+[.M208]" office:value-type="float" office:value="0.150203557062195" calcext:value-type="float">
            <text:p>0.150203557062195</text:p>
          </table:table-cell>
          <table:table-cell table:formula="of:=[.O207]+[.E208]*[.$D$88]" office:value-type="float" office:value="0.0115171532631032" calcext:value-type="float">
            <text:p>0.0115171532631032</text:p>
          </table:table-cell>
          <table:table-cell table:formula="of:=[.O208]+[.F208]" office:value-type="float" office:value="0.0923392814252305" calcext:value-type="float">
            <text:p>0.0923392814252305</text:p>
          </table:table-cell>
          <table:table-cell table:formula="of:=[.O208]+[.J208]" office:value-type="float" office:value="0.0115171532631032" calcext:value-type="float">
            <text:p>0.0115171532631032</text:p>
          </table:table-cell>
          <table:table-cell table:formula="of:=[.O208]+[.N208]" office:value-type="float" office:value="0.161720710325298" calcext:value-type="float">
            <text:p>0.161720710325298</text:p>
          </table:table-cell>
          <table:table-cell table:formula="of:=MAX(0; [.$B$2]*0.5 - ABS([.B208]))*[.$D$88]/(([.$B$2]*0.5)^2)" office:value-type="float" office:value="0" calcext:value-type="float">
            <text:p>0</text:p>
          </table:table-cell>
          <table:table-cell table:formula="of:=MAX(0; [.$B$6]*0.5 - ABS([.$B208]))*[.$D$88]/(([.$B$6]*0.5)^2)" office:value-type="float" office:value="0" calcext:value-type="float">
            <text:p>0</text:p>
          </table:table-cell>
          <table:table-cell table:formula="of:=MAX(0; [.$B$10]*0.5 - ABS([.$B208]))*[.$D$88]/(([.$B$10]*0.5)^2)" office:value-type="float" office:value="0" calcext:value-type="float">
            <text:p>0</text:p>
          </table:table-cell>
          <table:table-cell table:formula="of:=SUMPRODUCT([.F158:.F258];[.$S$140:.$S$240])" office:value-type="float" office:value="0.0808867858646571" calcext:value-type="float">
            <text:p>0.0808867858646571</text:p>
          </table:table-cell>
          <table:table-cell table:formula="of:=SUMPRODUCT([.J158:.J258];[.T$140:.T$240])" office:value-type="float" office:value="0" calcext:value-type="float">
            <text:p>0</text:p>
          </table:table-cell>
          <table:table-cell table:formula="of:=SUMPRODUCT([.N158:.N258];[.U$140:.U$240])" office:value-type="float" office:value="0.144146848251915" calcext:value-type="float">
            <text:p>0.144146848251915</text:p>
          </table:table-cell>
          <table:table-cell table:style-name="ce9" table:formula="of:=[.V208]+[.$O208]" office:value-type="float" office:value="0.0924039391277604" calcext:value-type="float">
            <text:p>0.0924039391277604</text:p>
          </table:table-cell>
          <table:table-cell table:style-name="ce9" table:formula="of:=[.W208]+[.$O208]" office:value-type="float" office:value="0.0115171532631032" calcext:value-type="float">
            <text:p>0.0115171532631032</text:p>
          </table:table-cell>
          <table:table-cell table:style-name="ce9" table:formula="of:=[.X208]+[.$O208]" office:value-type="float" office:value="0.155664001515018" calcext:value-type="float">
            <text:p>0.155664001515018</text:p>
          </table:table-cell>
          <table:table-cell table:style-name="ce9" table:formula="of:=([.Y208]-[.Y207])/[.$D$88]" office:value-type="float" office:value="9.51007041374368" calcext:value-type="float">
            <text:p>9.51007041374368</text:p>
          </table:table-cell>
          <table:table-cell table:formula="of:=([.Z208]-[.Z207])/[.$D$88]" office:value-type="float" office:value="2.02055320405316" calcext:value-type="float">
            <text:p>2.02055320405316</text:p>
          </table:table-cell>
          <table:table-cell table:style-name="ce11" table:formula="of:=([.AA208]-[.AA207])/[.$D$88]" office:value-type="float" office:value="8.83674645496458" calcext:value-type="float">
            <text:p>8.83674645496458</text:p>
          </table:table-cell>
          <table:table-cell table:style-name="ce9" table:formula="of:=([.AB208]-[.AB207])/[.$D$88]" office:value-type="float" office:value="187.088259634581" calcext:value-type="float">
            <text:p>187.088259634581</text:p>
          </table:table-cell>
          <table:table-cell table:formula="of:=([.AC208]-[.AC207])/[.$D$88]" office:value-type="float" office:value="187.088259634412" calcext:value-type="float">
            <text:p>187.088259634412</text:p>
          </table:table-cell>
          <table:table-cell table:style-name="ce11" table:formula="of:=([.AD208]-[.AD207])/[.$D$88]" office:value-type="float" office:value="-866.11871494056" calcext:value-type="float">
            <text:p>-866.11871494056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38" calcext:value-type="float">
            <text:p>0.38</text:p>
          </table:table-cell>
          <table:table-cell table:formula="of:=[.A209]*[.$B$88]" office:value-type="float" office:value="0.0114" calcext:value-type="float">
            <text:p>0.0114</text:p>
          </table:table-cell>
          <table:table-cell table:formula="of:=MIN([.B209]*[.$B$11];[.$B$12])" office:value-type="float" office:value="57" calcext:value-type="float">
            <text:p>57</text:p>
          </table:table-cell>
          <table:table-cell table:formula="of:=[.C209]*[.$B$14]*[.$B$15]" office:value-type="float" office:value="5.13" calcext:value-type="float">
            <text:p>5.13</text:p>
          </table:table-cell>
          <table:table-cell table:formula="of:=[.D209]/[.$B$13]" office:value-type="float" office:value="2.13280615983392" calcext:value-type="float">
            <text:p>2.13280615983392</text:p>
          </table:table-cell>
          <table:table-cell table:formula="of:=[.E209]*[.$B$1]" office:value-type="float" office:value="0.0853122463933567" calcext:value-type="float">
            <text:p>0.0853122463933567</text:p>
          </table:table-cell>
          <table:table-cell table:formula="of:=[.E209]*[.$B$3]" office:value-type="float" office:value="0" calcext:value-type="float">
            <text:p>0</text:p>
          </table:table-cell>
          <table:table-cell table:formula="of:=[.E209]/[.$B$5]" office:value-type="float" office:value="2.13280615983392" calcext:value-type="float">
            <text:p>2.133</text:p>
          </table:table-cell>
          <table:table-cell table:formula="of:=[.$B$4]*(1-1/(1+[.H209]))" office:value-type="float" office:value="0" calcext:value-type="float">
            <text:p>0</text:p>
          </table:table-cell>
          <table:table-cell table:formula="of:=[.G209]+[.I209]" office:value-type="float" office:value="0" calcext:value-type="float">
            <text:p>0</text:p>
          </table:table-cell>
          <table:table-cell table:formula="of:=[.E209]*[.$B$7]" office:value-type="float" office:value="0.0362577047171766" calcext:value-type="float">
            <text:p>0.0362577047171766</text:p>
          </table:table-cell>
          <table:table-cell table:formula="of:=[.E209]/[.$B$9]" office:value-type="float" office:value="2.13280615983392" calcext:value-type="float">
            <text:p>2.13280615983392</text:p>
          </table:table-cell>
          <table:table-cell table:formula="of:=[.$B$8]*TANH([.L209])" office:value-type="float" office:value="0.116676291986466" calcext:value-type="float">
            <text:p>0.116676291986466</text:p>
          </table:table-cell>
          <table:table-cell table:formula="of:=[.K209]+[.M209]" office:value-type="float" office:value="0.152933996703643" calcext:value-type="float">
            <text:p>0.152933996703643</text:p>
          </table:table-cell>
          <table:table-cell table:formula="of:=[.O208]+[.E209]*[.$D$88]" office:value-type="float" office:value="0.0127968369590035" calcext:value-type="float">
            <text:p>0.0127968369590035</text:p>
          </table:table-cell>
          <table:table-cell table:formula="of:=[.O209]+[.F209]" office:value-type="float" office:value="0.0981090833523602" calcext:value-type="float">
            <text:p>0.0981090833523602</text:p>
          </table:table-cell>
          <table:table-cell table:formula="of:=[.O209]+[.J209]" office:value-type="float" office:value="0.0127968369590035" calcext:value-type="float">
            <text:p>0.0127968369590035</text:p>
          </table:table-cell>
          <table:table-cell table:formula="of:=[.O209]+[.N209]" office:value-type="float" office:value="0.165730833662646" calcext:value-type="float">
            <text:p>0.165730833662646</text:p>
          </table:table-cell>
          <table:table-cell table:formula="of:=MAX(0; [.$B$2]*0.5 - ABS([.B209]))*[.$D$88]/(([.$B$2]*0.5)^2)" office:value-type="float" office:value="0" calcext:value-type="float">
            <text:p>0</text:p>
          </table:table-cell>
          <table:table-cell table:formula="of:=MAX(0; [.$B$6]*0.5 - ABS([.$B209]))*[.$D$88]/(([.$B$6]*0.5)^2)" office:value-type="float" office:value="0" calcext:value-type="float">
            <text:p>0</text:p>
          </table:table-cell>
          <table:table-cell table:formula="of:=MAX(0; [.$B$10]*0.5 - ABS([.$B209]))*[.$D$88]/(([.$B$10]*0.5)^2)" office:value-type="float" office:value="0" calcext:value-type="float">
            <text:p>0</text:p>
          </table:table-cell>
          <table:table-cell table:formula="of:=SUMPRODUCT([.F159:.F259];[.$S$140:.$S$240])" office:value-type="float" office:value="0.0853804961904714" calcext:value-type="float">
            <text:p>0.0853804961904714</text:p>
          </table:table-cell>
          <table:table-cell table:formula="of:=SUMPRODUCT([.J159:.J259];[.T$140:.T$240])" office:value-type="float" office:value="0" calcext:value-type="float">
            <text:p>0</text:p>
          </table:table-cell>
          <table:table-cell table:formula="of:=SUMPRODUCT([.N159:.N259];[.U$140:.U$240])" office:value-type="float" office:value="0.14789804243065" calcext:value-type="float">
            <text:p>0.14789804243065</text:p>
          </table:table-cell>
          <table:table-cell table:style-name="ce9" table:formula="of:=[.V209]+[.$O209]" office:value-type="float" office:value="0.0981773331494751" calcext:value-type="float">
            <text:p>0.0981773331494751</text:p>
          </table:table-cell>
          <table:table-cell table:style-name="ce9" table:formula="of:=[.W209]+[.$O209]" office:value-type="float" office:value="0.0127968369590035" calcext:value-type="float">
            <text:p>0.0127968369590035</text:p>
          </table:table-cell>
          <table:table-cell table:style-name="ce9" table:formula="of:=[.X209]+[.$O209]" office:value-type="float" office:value="0.160694879389654" calcext:value-type="float">
            <text:p>0.160694879389654</text:p>
          </table:table-cell>
          <table:table-cell table:style-name="ce9" table:formula="of:=([.Y209]-[.Y208])/[.$D$88]" office:value-type="float" office:value="9.62232336952441" calcext:value-type="float">
            <text:p>9.62232336952441</text:p>
          </table:table-cell>
          <table:table-cell table:formula="of:=([.Z209]-[.Z208])/[.$D$88]" office:value-type="float" office:value="2.13280615983384" calcext:value-type="float">
            <text:p>2.13280615983384</text:p>
          </table:table-cell>
          <table:table-cell table:style-name="ce11" table:formula="of:=([.AA209]-[.AA208])/[.$D$88]" office:value-type="float" office:value="8.38479645772624" calcext:value-type="float">
            <text:p>8.38479645772624</text:p>
          </table:table-cell>
          <table:table-cell table:style-name="ce9" table:formula="of:=([.AB209]-[.AB208])/[.$D$88]" office:value-type="float" office:value="187.088259634542" calcext:value-type="float">
            <text:p>187.088259634542</text:p>
          </table:table-cell>
          <table:table-cell table:formula="of:=([.AC209]-[.AC208])/[.$D$88]" office:value-type="float" office:value="187.088259634451" calcext:value-type="float">
            <text:p>187.088259634451</text:p>
          </table:table-cell>
          <table:table-cell table:style-name="ce11" table:formula="of:=([.AD209]-[.AD208])/[.$D$88]" office:value-type="float" office:value="-753.249995397244" calcext:value-type="float">
            <text:p>-753.249995397244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4" calcext:value-type="float">
            <text:p>0.4</text:p>
          </table:table-cell>
          <table:table-cell table:formula="of:=[.A210]*[.$B$88]" office:value-type="float" office:value="0.012" calcext:value-type="float">
            <text:p>0.012</text:p>
          </table:table-cell>
          <table:table-cell table:formula="of:=MIN([.B210]*[.$B$11];[.$B$12])" office:value-type="float" office:value="60" calcext:value-type="float">
            <text:p>60</text:p>
          </table:table-cell>
          <table:table-cell table:formula="of:=[.C210]*[.$B$14]*[.$B$15]" office:value-type="float" office:value="5.4" calcext:value-type="float">
            <text:p>5.4</text:p>
          </table:table-cell>
          <table:table-cell table:formula="of:=[.D210]/[.$B$13]" office:value-type="float" office:value="2.24505911561465" calcext:value-type="float">
            <text:p>2.24505911561465</text:p>
          </table:table-cell>
          <table:table-cell table:formula="of:=[.E210]*[.$B$1]" office:value-type="float" office:value="0.089802364624586" calcext:value-type="float">
            <text:p>0.089802364624586</text:p>
          </table:table-cell>
          <table:table-cell table:formula="of:=[.E210]*[.$B$3]" office:value-type="float" office:value="0" calcext:value-type="float">
            <text:p>0</text:p>
          </table:table-cell>
          <table:table-cell table:formula="of:=[.E210]/[.$B$5]" office:value-type="float" office:value="2.24505911561465" calcext:value-type="float">
            <text:p>2.245</text:p>
          </table:table-cell>
          <table:table-cell table:formula="of:=[.$B$4]*(1-1/(1+[.H210]))" office:value-type="float" office:value="0" calcext:value-type="float">
            <text:p>0</text:p>
          </table:table-cell>
          <table:table-cell table:formula="of:=[.G210]+[.I210]" office:value-type="float" office:value="0" calcext:value-type="float">
            <text:p>0</text:p>
          </table:table-cell>
          <table:table-cell table:formula="of:=[.E210]*[.$B$7]" office:value-type="float" office:value="0.0381660049654491" calcext:value-type="float">
            <text:p>0.0381660049654491</text:p>
          </table:table-cell>
          <table:table-cell table:formula="of:=[.E210]/[.$B$9]" office:value-type="float" office:value="2.24505911561465" calcext:value-type="float">
            <text:p>2.24505911561465</text:p>
          </table:table-cell>
          <table:table-cell table:formula="of:=[.$B$8]*TANH([.L210])" office:value-type="float" office:value="0.117337238227309" calcext:value-type="float">
            <text:p>0.117337238227309</text:p>
          </table:table-cell>
          <table:table-cell table:formula="of:=[.K210]+[.M210]" office:value-type="float" office:value="0.155503243192758" calcext:value-type="float">
            <text:p>0.155503243192758</text:p>
          </table:table-cell>
          <table:table-cell table:formula="of:=[.O209]+[.E210]*[.$D$88]" office:value-type="float" office:value="0.0141438724283723" calcext:value-type="float">
            <text:p>0.0141438724283723</text:p>
          </table:table-cell>
          <table:table-cell table:formula="of:=[.O210]+[.F210]" office:value-type="float" office:value="0.103946237052958" calcext:value-type="float">
            <text:p>0.103946237052958</text:p>
          </table:table-cell>
          <table:table-cell table:formula="of:=[.O210]+[.J210]" office:value-type="float" office:value="0.0141438724283723" calcext:value-type="float">
            <text:p>0.0141438724283723</text:p>
          </table:table-cell>
          <table:table-cell table:formula="of:=[.O210]+[.N210]" office:value-type="float" office:value="0.16964711562113" calcext:value-type="float">
            <text:p>0.16964711562113</text:p>
          </table:table-cell>
          <table:table-cell table:formula="of:=MAX(0; [.$B$2]*0.5 - ABS([.B210]))*[.$D$88]/(([.$B$2]*0.5)^2)" office:value-type="float" office:value="0" calcext:value-type="float">
            <text:p>0</text:p>
          </table:table-cell>
          <table:table-cell table:formula="of:=MAX(0; [.$B$6]*0.5 - ABS([.$B210]))*[.$D$88]/(([.$B$6]*0.5)^2)" office:value-type="float" office:value="0" calcext:value-type="float">
            <text:p>0</text:p>
          </table:table-cell>
          <table:table-cell table:formula="of:=MAX(0; [.$B$10]*0.5 - ABS([.$B210]))*[.$D$88]/(([.$B$10]*0.5)^2)" office:value-type="float" office:value="0" calcext:value-type="float">
            <text:p>0</text:p>
          </table:table-cell>
          <table:table-cell table:formula="of:=SUMPRODUCT([.F160:.F260];[.$S$140:.$S$240])" office:value-type="float" office:value="0.0898742065162857" calcext:value-type="float">
            <text:p>0.0898742065162857</text:p>
          </table:table-cell>
          <table:table-cell table:formula="of:=SUMPRODUCT([.J160:.J260];[.T$140:.T$240])" office:value-type="float" office:value="0" calcext:value-type="float">
            <text:p>0</text:p>
          </table:table-cell>
          <table:table-cell table:formula="of:=SUMPRODUCT([.N160:.N260];[.U$140:.U$240])" office:value-type="float" office:value="0.151351210528589" calcext:value-type="float">
            <text:p>0.151351210528589</text:p>
          </table:table-cell>
          <table:table-cell table:style-name="ce9" table:formula="of:=[.V210]+[.$O210]" office:value-type="float" office:value="0.104018078944658" calcext:value-type="float">
            <text:p>0.104018078944658</text:p>
          </table:table-cell>
          <table:table-cell table:style-name="ce9" table:formula="of:=[.W210]+[.$O210]" office:value-type="float" office:value="0.0141438724283723" calcext:value-type="float">
            <text:p>0.0141438724283723</text:p>
          </table:table-cell>
          <table:table-cell table:style-name="ce9" table:formula="of:=[.X210]+[.$O210]" office:value-type="float" office:value="0.165495082956962" calcext:value-type="float">
            <text:p>0.165495082956962</text:p>
          </table:table-cell>
          <table:table-cell table:style-name="ce9" table:formula="of:=([.Y210]-[.Y209])/[.$D$88]" office:value-type="float" office:value="9.73457632530514" calcext:value-type="float">
            <text:p>9.73457632530514</text:p>
          </table:table-cell>
          <table:table-cell table:formula="of:=([.Z210]-[.Z209])/[.$D$88]" office:value-type="float" office:value="2.24505911561467" calcext:value-type="float">
            <text:p>2.24505911561467</text:p>
          </table:table-cell>
          <table:table-cell table:style-name="ce11" table:formula="of:=([.AA210]-[.AA209])/[.$D$88]" office:value-type="float" office:value="8.00033927884622" calcext:value-type="float">
            <text:p>8.00033927884622</text:p>
          </table:table-cell>
          <table:table-cell table:style-name="ce9" table:formula="of:=([.AB210]-[.AB209])/[.$D$88]" office:value-type="float" office:value="187.088259634542" calcext:value-type="float">
            <text:p>187.088259634542</text:p>
          </table:table-cell>
          <table:table-cell table:formula="of:=([.AC210]-[.AC209])/[.$D$88]" office:value-type="float" office:value="187.088259634716" calcext:value-type="float">
            <text:p>187.088259634716</text:p>
          </table:table-cell>
          <table:table-cell table:style-name="ce11" table:formula="of:=([.AD210]-[.AD209])/[.$D$88]" office:value-type="float" office:value="-640.76196480003" calcext:value-type="float">
            <text:p>-640.76196480003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42" calcext:value-type="float">
            <text:p>0.42</text:p>
          </table:table-cell>
          <table:table-cell table:formula="of:=[.A211]*[.$B$88]" office:value-type="float" office:value="0.0126" calcext:value-type="float">
            <text:p>0.0126</text:p>
          </table:table-cell>
          <table:table-cell table:formula="of:=MIN([.B211]*[.$B$11];[.$B$12])" office:value-type="float" office:value="63" calcext:value-type="float">
            <text:p>63</text:p>
          </table:table-cell>
          <table:table-cell table:formula="of:=[.C211]*[.$B$14]*[.$B$15]" office:value-type="float" office:value="5.67" calcext:value-type="float">
            <text:p>5.67</text:p>
          </table:table-cell>
          <table:table-cell table:formula="of:=[.D211]/[.$B$13]" office:value-type="float" office:value="2.35731207139538" calcext:value-type="float">
            <text:p>2.35731207139538</text:p>
          </table:table-cell>
          <table:table-cell table:formula="of:=[.E211]*[.$B$1]" office:value-type="float" office:value="0.0942924828558153" calcext:value-type="float">
            <text:p>0.0942924828558153</text:p>
          </table:table-cell>
          <table:table-cell table:formula="of:=[.E211]*[.$B$3]" office:value-type="float" office:value="0" calcext:value-type="float">
            <text:p>0</text:p>
          </table:table-cell>
          <table:table-cell table:formula="of:=[.E211]/[.$B$5]" office:value-type="float" office:value="2.35731207139539" calcext:value-type="float">
            <text:p>2.357</text:p>
          </table:table-cell>
          <table:table-cell table:formula="of:=[.$B$4]*(1-1/(1+[.H211]))" office:value-type="float" office:value="0" calcext:value-type="float">
            <text:p>0</text:p>
          </table:table-cell>
          <table:table-cell table:formula="of:=[.G211]+[.I211]" office:value-type="float" office:value="0" calcext:value-type="float">
            <text:p>0</text:p>
          </table:table-cell>
          <table:table-cell table:formula="of:=[.E211]*[.$B$7]" office:value-type="float" office:value="0.0400743052137215" calcext:value-type="float">
            <text:p>0.0400743052137215</text:p>
          </table:table-cell>
          <table:table-cell table:formula="of:=[.E211]/[.$B$9]" office:value-type="float" office:value="2.35731207139538" calcext:value-type="float">
            <text:p>2.35731207139538</text:p>
          </table:table-cell>
          <table:table-cell table:formula="of:=[.$B$8]*TANH([.L211])" office:value-type="float" office:value="0.117867933968229" calcext:value-type="float">
            <text:p>0.117867933968229</text:p>
          </table:table-cell>
          <table:table-cell table:formula="of:=[.K211]+[.M211]" office:value-type="float" office:value="0.157942239181951" calcext:value-type="float">
            <text:p>0.157942239181951</text:p>
          </table:table-cell>
          <table:table-cell table:formula="of:=[.O210]+[.E211]*[.$D$88]" office:value-type="float" office:value="0.0155582596712095" calcext:value-type="float">
            <text:p>0.0155582596712095</text:p>
          </table:table-cell>
          <table:table-cell table:formula="of:=[.O211]+[.F211]" office:value-type="float" office:value="0.109850742527025" calcext:value-type="float">
            <text:p>0.109850742527025</text:p>
          </table:table-cell>
          <table:table-cell table:formula="of:=[.O211]+[.J211]" office:value-type="float" office:value="0.0155582596712095" calcext:value-type="float">
            <text:p>0.0155582596712095</text:p>
          </table:table-cell>
          <table:table-cell table:formula="of:=[.O211]+[.N211]" office:value-type="float" office:value="0.17350049885316" calcext:value-type="float">
            <text:p>0.17350049885316</text:p>
          </table:table-cell>
          <table:table-cell table:formula="of:=MAX(0; [.$B$2]*0.5 - ABS([.B211]))*[.$D$88]/(([.$B$2]*0.5)^2)" office:value-type="float" office:value="0" calcext:value-type="float">
            <text:p>0</text:p>
          </table:table-cell>
          <table:table-cell table:formula="of:=MAX(0; [.$B$6]*0.5 - ABS([.$B211]))*[.$D$88]/(([.$B$6]*0.5)^2)" office:value-type="float" office:value="0" calcext:value-type="float">
            <text:p>0</text:p>
          </table:table-cell>
          <table:table-cell table:formula="of:=MAX(0; [.$B$10]*0.5 - ABS([.$B211]))*[.$D$88]/(([.$B$10]*0.5)^2)" office:value-type="float" office:value="0" calcext:value-type="float">
            <text:p>0</text:p>
          </table:table-cell>
          <table:table-cell table:formula="of:=SUMPRODUCT([.F161:.F261];[.$S$140:.$S$240])" office:value-type="float" office:value="0.0943679168420999" calcext:value-type="float">
            <text:p>0.0943679168420999</text:p>
          </table:table-cell>
          <table:table-cell table:formula="of:=SUMPRODUCT([.J161:.J261];[.T$140:.T$240])" office:value-type="float" office:value="0" calcext:value-type="float">
            <text:p>0</text:p>
          </table:table-cell>
          <table:table-cell table:formula="of:=SUMPRODUCT([.N161:.N261];[.U$140:.U$240])" office:value-type="float" office:value="0.154545435102993" calcext:value-type="float">
            <text:p>0.154545435102993</text:p>
          </table:table-cell>
          <table:table-cell table:style-name="ce9" table:formula="of:=[.V211]+[.$O211]" office:value-type="float" office:value="0.10992617651331" calcext:value-type="float">
            <text:p>0.10992617651331</text:p>
          </table:table-cell>
          <table:table-cell table:style-name="ce9" table:formula="of:=[.W211]+[.$O211]" office:value-type="float" office:value="0.0155582596712096" calcext:value-type="float">
            <text:p>0.0155582596712096</text:p>
          </table:table-cell>
          <table:table-cell table:style-name="ce9" table:formula="of:=[.X211]+[.$O211]" office:value-type="float" office:value="0.170103694774203" calcext:value-type="float">
            <text:p>0.170103694774203</text:p>
          </table:table-cell>
          <table:table-cell table:style-name="ce9" table:formula="of:=([.Y211]-[.Y210])/[.$D$88]" office:value-type="float" office:value="9.84682928108588" calcext:value-type="float">
            <text:p>9.84682928108588</text:p>
          </table:table-cell>
          <table:table-cell table:formula="of:=([.Z211]-[.Z210])/[.$D$88]" office:value-type="float" office:value="2.3573120713955" calcext:value-type="float">
            <text:p>2.3573120713955</text:p>
          </table:table-cell>
          <table:table-cell table:style-name="ce11" table:formula="of:=([.AA211]-[.AA210])/[.$D$88]" office:value-type="float" office:value="7.68101969540205" calcext:value-type="float">
            <text:p>7.68101969540205</text:p>
          </table:table-cell>
          <table:table-cell table:style-name="ce9" table:formula="of:=([.AB211]-[.AB210])/[.$D$88]" office:value-type="float" office:value="187.088259634581" calcext:value-type="float">
            <text:p>187.088259634581</text:p>
          </table:table-cell>
          <table:table-cell table:formula="of:=([.AC211]-[.AC210])/[.$D$88]" office:value-type="float" office:value="187.088259634726" calcext:value-type="float">
            <text:p>187.088259634726</text:p>
          </table:table-cell>
          <table:table-cell table:style-name="ce11" table:formula="of:=([.AD211]-[.AD210])/[.$D$88]" office:value-type="float" office:value="-532.199305740277" calcext:value-type="float">
            <text:p>-532.199305740277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formula="of:=[.A212]*[.$B$88]" office:value-type="float" office:value="0.0132" calcext:value-type="float">
            <text:p>0.0132</text:p>
          </table:table-cell>
          <table:table-cell table:formula="of:=MIN([.B212]*[.$B$11];[.$B$12])" office:value-type="float" office:value="66" calcext:value-type="float">
            <text:p>66</text:p>
          </table:table-cell>
          <table:table-cell table:formula="of:=[.C212]*[.$B$14]*[.$B$15]" office:value-type="float" office:value="5.94" calcext:value-type="float">
            <text:p>5.94</text:p>
          </table:table-cell>
          <table:table-cell table:formula="of:=[.D212]/[.$B$13]" office:value-type="float" office:value="2.46956502717612" calcext:value-type="float">
            <text:p>2.46956502717612</text:p>
          </table:table-cell>
          <table:table-cell table:formula="of:=[.E212]*[.$B$1]" office:value-type="float" office:value="0.0987826010870446" calcext:value-type="float">
            <text:p>0.0987826010870446</text:p>
          </table:table-cell>
          <table:table-cell table:formula="of:=[.E212]*[.$B$3]" office:value-type="float" office:value="0" calcext:value-type="float">
            <text:p>0</text:p>
          </table:table-cell>
          <table:table-cell table:formula="of:=[.E212]/[.$B$5]" office:value-type="float" office:value="2.46956502717612" calcext:value-type="float">
            <text:p>2.470</text:p>
          </table:table-cell>
          <table:table-cell table:formula="of:=[.$B$4]*(1-1/(1+[.H212]))" office:value-type="float" office:value="0" calcext:value-type="float">
            <text:p>0</text:p>
          </table:table-cell>
          <table:table-cell table:formula="of:=[.G212]+[.I212]" office:value-type="float" office:value="0" calcext:value-type="float">
            <text:p>0</text:p>
          </table:table-cell>
          <table:table-cell table:formula="of:=[.E212]*[.$B$7]" office:value-type="float" office:value="0.041982605461994" calcext:value-type="float">
            <text:p>0.041982605461994</text:p>
          </table:table-cell>
          <table:table-cell table:formula="of:=[.E212]/[.$B$9]" office:value-type="float" office:value="2.46956502717612" calcext:value-type="float">
            <text:p>2.46956502717612</text:p>
          </table:table-cell>
          <table:table-cell table:formula="of:=[.$B$8]*TANH([.L212])" office:value-type="float" office:value="0.118293621035365" calcext:value-type="float">
            <text:p>0.118293621035365</text:p>
          </table:table-cell>
          <table:table-cell table:formula="of:=[.K212]+[.M212]" office:value-type="float" office:value="0.160276226497359" calcext:value-type="float">
            <text:p>0.160276226497359</text:p>
          </table:table-cell>
          <table:table-cell table:formula="of:=[.O211]+[.E212]*[.$D$88]" office:value-type="float" office:value="0.0170399986875152" calcext:value-type="float">
            <text:p>0.0170399986875152</text:p>
          </table:table-cell>
          <table:table-cell table:formula="of:=[.O212]+[.F212]" office:value-type="float" office:value="0.11582259977456" calcext:value-type="float">
            <text:p>0.11582259977456</text:p>
          </table:table-cell>
          <table:table-cell table:formula="of:=[.O212]+[.J212]" office:value-type="float" office:value="0.0170399986875152" calcext:value-type="float">
            <text:p>0.0170399986875152</text:p>
          </table:table-cell>
          <table:table-cell table:formula="of:=[.O212]+[.N212]" office:value-type="float" office:value="0.177316225184874" calcext:value-type="float">
            <text:p>0.177316225184874</text:p>
          </table:table-cell>
          <table:table-cell table:formula="of:=MAX(0; [.$B$2]*0.5 - ABS([.B212]))*[.$D$88]/(([.$B$2]*0.5)^2)" office:value-type="float" office:value="0" calcext:value-type="float">
            <text:p>0</text:p>
          </table:table-cell>
          <table:table-cell table:formula="of:=MAX(0; [.$B$6]*0.5 - ABS([.$B212]))*[.$D$88]/(([.$B$6]*0.5)^2)" office:value-type="float" office:value="0" calcext:value-type="float">
            <text:p>0</text:p>
          </table:table-cell>
          <table:table-cell table:formula="of:=MAX(0; [.$B$10]*0.5 - ABS([.$B212]))*[.$D$88]/(([.$B$10]*0.5)^2)" office:value-type="float" office:value="0" calcext:value-type="float">
            <text:p>0</text:p>
          </table:table-cell>
          <table:table-cell table:formula="of:=SUMPRODUCT([.F162:.F262];[.$S$140:.$S$240])" office:value-type="float" office:value="0.0988616271679142" calcext:value-type="float">
            <text:p>0.0988616271679142</text:p>
          </table:table-cell>
          <table:table-cell table:formula="of:=SUMPRODUCT([.J162:.J262];[.T$140:.T$240])" office:value-type="float" office:value="0" calcext:value-type="float">
            <text:p>0</text:p>
          </table:table-cell>
          <table:table-cell table:formula="of:=SUMPRODUCT([.N162:.N262];[.U$140:.U$240])" office:value-type="float" office:value="0.157517382578068" calcext:value-type="float">
            <text:p>0.157517382578068</text:p>
          </table:table-cell>
          <table:table-cell table:style-name="ce9" table:formula="of:=[.V212]+[.$O212]" office:value-type="float" office:value="0.11590162585543" calcext:value-type="float">
            <text:p>0.11590162585543</text:p>
          </table:table-cell>
          <table:table-cell table:style-name="ce9" table:formula="of:=[.W212]+[.$O212]" office:value-type="float" office:value="0.0170399986875152" calcext:value-type="float">
            <text:p>0.0170399986875152</text:p>
          </table:table-cell>
          <table:table-cell table:style-name="ce9" table:formula="of:=[.X212]+[.$O212]" office:value-type="float" office:value="0.174557381265583" calcext:value-type="float">
            <text:p>0.174557381265583</text:p>
          </table:table-cell>
          <table:table-cell table:style-name="ce9" table:formula="of:=([.Y212]-[.Y211])/[.$D$88]" office:value-type="float" office:value="9.95908223686661" calcext:value-type="float">
            <text:p>9.95908223686661</text:p>
          </table:table-cell>
          <table:table-cell table:formula="of:=([.Z212]-[.Z211])/[.$D$88]" office:value-type="float" office:value="2.469565027176" calcext:value-type="float">
            <text:p>2.469565027176</text:p>
          </table:table-cell>
          <table:table-cell table:style-name="ce11" table:formula="of:=([.AA212]-[.AA211])/[.$D$88]" office:value-type="float" office:value="7.42281081896765" calcext:value-type="float">
            <text:p>7.42281081896765</text:p>
          </table:table-cell>
          <table:table-cell table:style-name="ce9" table:formula="of:=([.AB212]-[.AB211])/[.$D$88]" office:value-type="float" office:value="187.088259634542" calcext:value-type="float">
            <text:p>187.088259634542</text:p>
          </table:table-cell>
          <table:table-cell table:formula="of:=([.AC212]-[.AC211])/[.$D$88]" office:value-type="float" office:value="187.088259634172" calcext:value-type="float">
            <text:p>187.088259634172</text:p>
          </table:table-cell>
          <table:table-cell table:style-name="ce11" table:formula="of:=([.AD212]-[.AD211])/[.$D$88]" office:value-type="float" office:value="-430.348127390679" calcext:value-type="float">
            <text:p>-430.348127390679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46" calcext:value-type="float">
            <text:p>0.46</text:p>
          </table:table-cell>
          <table:table-cell table:formula="of:=[.A213]*[.$B$88]" office:value-type="float" office:value="0.0138" calcext:value-type="float">
            <text:p>0.0138</text:p>
          </table:table-cell>
          <table:table-cell table:formula="of:=MIN([.B213]*[.$B$11];[.$B$12])" office:value-type="float" office:value="69" calcext:value-type="float">
            <text:p>69</text:p>
          </table:table-cell>
          <table:table-cell table:formula="of:=[.C213]*[.$B$14]*[.$B$15]" office:value-type="float" office:value="6.21" calcext:value-type="float">
            <text:p>6.21</text:p>
          </table:table-cell>
          <table:table-cell table:formula="of:=[.D213]/[.$B$13]" office:value-type="float" office:value="2.58181798295685" calcext:value-type="float">
            <text:p>2.58181798295685</text:p>
          </table:table-cell>
          <table:table-cell table:formula="of:=[.E213]*[.$B$1]" office:value-type="float" office:value="0.103272719318274" calcext:value-type="float">
            <text:p>0.103272719318274</text:p>
          </table:table-cell>
          <table:table-cell table:formula="of:=[.E213]*[.$B$3]" office:value-type="float" office:value="0" calcext:value-type="float">
            <text:p>0</text:p>
          </table:table-cell>
          <table:table-cell table:formula="of:=[.E213]/[.$B$5]" office:value-type="float" office:value="2.58181798295685" calcext:value-type="float">
            <text:p>2.582</text:p>
          </table:table-cell>
          <table:table-cell table:formula="of:=[.$B$4]*(1-1/(1+[.H213]))" office:value-type="float" office:value="0" calcext:value-type="float">
            <text:p>0</text:p>
          </table:table-cell>
          <table:table-cell table:formula="of:=[.G213]+[.I213]" office:value-type="float" office:value="0" calcext:value-type="float">
            <text:p>0</text:p>
          </table:table-cell>
          <table:table-cell table:formula="of:=[.E213]*[.$B$7]" office:value-type="float" office:value="0.0438909057102664" calcext:value-type="float">
            <text:p>0.0438909057102664</text:p>
          </table:table-cell>
          <table:table-cell table:formula="of:=[.E213]/[.$B$9]" office:value-type="float" office:value="2.58181798295685" calcext:value-type="float">
            <text:p>2.58181798295685</text:p>
          </table:table-cell>
          <table:table-cell table:formula="of:=[.$B$8]*TANH([.L213])" office:value-type="float" office:value="0.118634803467072" calcext:value-type="float">
            <text:p>0.118634803467072</text:p>
          </table:table-cell>
          <table:table-cell table:formula="of:=[.K213]+[.M213]" office:value-type="float" office:value="0.162525709177338" calcext:value-type="float">
            <text:p>0.162525709177338</text:p>
          </table:table-cell>
          <table:table-cell table:formula="of:=[.O212]+[.E213]*[.$D$88]" office:value-type="float" office:value="0.0185890894772893" calcext:value-type="float">
            <text:p>0.0185890894772893</text:p>
          </table:table-cell>
          <table:table-cell table:formula="of:=[.O213]+[.F213]" office:value-type="float" office:value="0.121861808795563" calcext:value-type="float">
            <text:p>0.121861808795563</text:p>
          </table:table-cell>
          <table:table-cell table:formula="of:=[.O213]+[.J213]" office:value-type="float" office:value="0.0185890894772893" calcext:value-type="float">
            <text:p>0.0185890894772893</text:p>
          </table:table-cell>
          <table:table-cell table:formula="of:=[.O213]+[.N213]" office:value-type="float" office:value="0.181114798654627" calcext:value-type="float">
            <text:p>0.181114798654627</text:p>
          </table:table-cell>
          <table:table-cell table:formula="of:=MAX(0; [.$B$2]*0.5 - ABS([.B213]))*[.$D$88]/(([.$B$2]*0.5)^2)" office:value-type="float" office:value="0" calcext:value-type="float">
            <text:p>0</text:p>
          </table:table-cell>
          <table:table-cell table:formula="of:=MAX(0; [.$B$6]*0.5 - ABS([.$B213]))*[.$D$88]/(([.$B$6]*0.5)^2)" office:value-type="float" office:value="0" calcext:value-type="float">
            <text:p>0</text:p>
          </table:table-cell>
          <table:table-cell table:formula="of:=MAX(0; [.$B$10]*0.5 - ABS([.$B213]))*[.$D$88]/(([.$B$10]*0.5)^2)" office:value-type="float" office:value="0" calcext:value-type="float">
            <text:p>0</text:p>
          </table:table-cell>
          <table:table-cell table:formula="of:=SUMPRODUCT([.F163:.F263];[.$S$140:.$S$240])" office:value-type="float" office:value="0.103355337493729" calcext:value-type="float">
            <text:p>0.103355337493729</text:p>
          </table:table-cell>
          <table:table-cell table:formula="of:=SUMPRODUCT([.J163:.J263];[.T$140:.T$240])" office:value-type="float" office:value="0" calcext:value-type="float">
            <text:p>0</text:p>
          </table:table-cell>
          <table:table-cell table:formula="of:=SUMPRODUCT([.N163:.N263];[.U$140:.U$240])" office:value-type="float" office:value="0.160300605675654" calcext:value-type="float">
            <text:p>0.160300605675654</text:p>
          </table:table-cell>
          <table:table-cell table:style-name="ce9" table:formula="of:=[.V213]+[.$O213]" office:value-type="float" office:value="0.121944426971018" calcext:value-type="float">
            <text:p>0.121944426971018</text:p>
          </table:table-cell>
          <table:table-cell table:style-name="ce9" table:formula="of:=[.W213]+[.$O213]" office:value-type="float" office:value="0.0185890894772893" calcext:value-type="float">
            <text:p>0.0185890894772893</text:p>
          </table:table-cell>
          <table:table-cell table:style-name="ce9" table:formula="of:=[.X213]+[.$O213]" office:value-type="float" office:value="0.178889695152943" calcext:value-type="float">
            <text:p>0.178889695152943</text:p>
          </table:table-cell>
          <table:table-cell table:style-name="ce9" table:formula="of:=([.Y213]-[.Y212])/[.$D$88]" office:value-type="float" office:value="10.0713351926473" calcext:value-type="float">
            <text:p>10.0713351926473</text:p>
          </table:table-cell>
          <table:table-cell table:formula="of:=([.Z213]-[.Z212])/[.$D$88]" office:value-type="float" office:value="2.58181798295683" calcext:value-type="float">
            <text:p>2.58181798295683</text:p>
          </table:table-cell>
          <table:table-cell table:style-name="ce11" table:formula="of:=([.AA213]-[.AA212])/[.$D$88]" office:value-type="float" office:value="7.22052314559953" calcext:value-type="float">
            <text:p>7.22052314559953</text:p>
          </table:table-cell>
          <table:table-cell table:style-name="ce9" table:formula="of:=([.AB213]-[.AB212])/[.$D$88]" office:value-type="float" office:value="187.088259634542" calcext:value-type="float">
            <text:p>187.088259634542</text:p>
          </table:table-cell>
          <table:table-cell table:formula="of:=([.AC213]-[.AC212])/[.$D$88]" office:value-type="float" office:value="187.088259634716" calcext:value-type="float">
            <text:p>187.088259634716</text:p>
          </table:table-cell>
          <table:table-cell table:style-name="ce11" table:formula="of:=([.AD213]-[.AD212])/[.$D$88]" office:value-type="float" office:value="-337.146122280192" calcext:value-type="float">
            <text:p>-337.146122280192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48" calcext:value-type="float">
            <text:p>0.48</text:p>
          </table:table-cell>
          <table:table-cell table:formula="of:=[.A214]*[.$B$88]" office:value-type="float" office:value="0.0144" calcext:value-type="float">
            <text:p>0.0144</text:p>
          </table:table-cell>
          <table:table-cell table:formula="of:=MIN([.B214]*[.$B$11];[.$B$12])" office:value-type="float" office:value="72" calcext:value-type="float">
            <text:p>72</text:p>
          </table:table-cell>
          <table:table-cell table:formula="of:=[.C214]*[.$B$14]*[.$B$15]" office:value-type="float" office:value="6.48" calcext:value-type="float">
            <text:p>6.48</text:p>
          </table:table-cell>
          <table:table-cell table:formula="of:=[.D214]/[.$B$13]" office:value-type="float" office:value="2.69407093873758" calcext:value-type="float">
            <text:p>2.69407093873758</text:p>
          </table:table-cell>
          <table:table-cell table:formula="of:=[.E214]*[.$B$1]" office:value-type="float" office:value="0.107762837549503" calcext:value-type="float">
            <text:p>0.107762837549503</text:p>
          </table:table-cell>
          <table:table-cell table:formula="of:=[.E214]*[.$B$3]" office:value-type="float" office:value="0" calcext:value-type="float">
            <text:p>0</text:p>
          </table:table-cell>
          <table:table-cell table:formula="of:=[.E214]/[.$B$5]" office:value-type="float" office:value="2.69407093873759" calcext:value-type="float">
            <text:p>2.694</text:p>
          </table:table-cell>
          <table:table-cell table:formula="of:=[.$B$4]*(1-1/(1+[.H214]))" office:value-type="float" office:value="0" calcext:value-type="float">
            <text:p>0</text:p>
          </table:table-cell>
          <table:table-cell table:formula="of:=[.G214]+[.I214]" office:value-type="float" office:value="0" calcext:value-type="float">
            <text:p>0</text:p>
          </table:table-cell>
          <table:table-cell table:formula="of:=[.E214]*[.$B$7]" office:value-type="float" office:value="0.0457992059585389" calcext:value-type="float">
            <text:p>0.0457992059585389</text:p>
          </table:table-cell>
          <table:table-cell table:formula="of:=[.E214]/[.$B$9]" office:value-type="float" office:value="2.69407093873758" calcext:value-type="float">
            <text:p>2.69407093873758</text:p>
          </table:table-cell>
          <table:table-cell table:formula="of:=[.$B$8]*TANH([.L214])" office:value-type="float" office:value="0.118908080670213" calcext:value-type="float">
            <text:p>0.118908080670213</text:p>
          </table:table-cell>
          <table:table-cell table:formula="of:=[.K214]+[.M214]" office:value-type="float" office:value="0.164707286628752" calcext:value-type="float">
            <text:p>0.164707286628752</text:p>
          </table:table-cell>
          <table:table-cell table:formula="of:=[.O213]+[.E214]*[.$D$88]" office:value-type="float" office:value="0.0202055320405319" calcext:value-type="float">
            <text:p>0.0202055320405319</text:p>
          </table:table-cell>
          <table:table-cell table:formula="of:=[.O214]+[.F214]" office:value-type="float" office:value="0.127968369590035" calcext:value-type="float">
            <text:p>0.127968369590035</text:p>
          </table:table-cell>
          <table:table-cell table:formula="of:=[.O214]+[.J214]" office:value-type="float" office:value="0.0202055320405319" calcext:value-type="float">
            <text:p>0.0202055320405319</text:p>
          </table:table-cell>
          <table:table-cell table:formula="of:=[.O214]+[.N214]" office:value-type="float" office:value="0.184912818669283" calcext:value-type="float">
            <text:p>0.184912818669283</text:p>
          </table:table-cell>
          <table:table-cell table:formula="of:=MAX(0; [.$B$2]*0.5 - ABS([.B214]))*[.$D$88]/(([.$B$2]*0.5)^2)" office:value-type="float" office:value="0" calcext:value-type="float">
            <text:p>0</text:p>
          </table:table-cell>
          <table:table-cell table:formula="of:=MAX(0; [.$B$6]*0.5 - ABS([.$B214]))*[.$D$88]/(([.$B$6]*0.5)^2)" office:value-type="float" office:value="0" calcext:value-type="float">
            <text:p>0</text:p>
          </table:table-cell>
          <table:table-cell table:formula="of:=MAX(0; [.$B$10]*0.5 - ABS([.$B214]))*[.$D$88]/(([.$B$10]*0.5)^2)" office:value-type="float" office:value="0" calcext:value-type="float">
            <text:p>0</text:p>
          </table:table-cell>
          <table:table-cell table:formula="of:=SUMPRODUCT([.F164:.F264];[.$S$140:.$S$240])" office:value-type="float" office:value="0.107849047819543" calcext:value-type="float">
            <text:p>0.107849047819543</text:p>
          </table:table-cell>
          <table:table-cell table:formula="of:=SUMPRODUCT([.J164:.J264];[.T$140:.T$240])" office:value-type="float" office:value="0" calcext:value-type="float">
            <text:p>0</text:p>
          </table:table-cell>
          <table:table-cell table:formula="of:=SUMPRODUCT([.N164:.N264];[.U$140:.U$240])" office:value-type="float" office:value="0.162925144512435" calcext:value-type="float">
            <text:p>0.162925144512435</text:p>
          </table:table-cell>
          <table:table-cell table:style-name="ce9" table:formula="of:=[.V214]+[.$O214]" office:value-type="float" office:value="0.128054579860075" calcext:value-type="float">
            <text:p>0.128054579860075</text:p>
          </table:table-cell>
          <table:table-cell table:style-name="ce9" table:formula="of:=[.W214]+[.$O214]" office:value-type="float" office:value="0.0202055320405319" calcext:value-type="float">
            <text:p>0.0202055320405319</text:p>
          </table:table-cell>
          <table:table-cell table:style-name="ce9" table:formula="of:=[.X214]+[.$O214]" office:value-type="float" office:value="0.183130676552967" calcext:value-type="float">
            <text:p>0.183130676552967</text:p>
          </table:table-cell>
          <table:table-cell table:style-name="ce9" table:formula="of:=([.Y214]-[.Y213])/[.$D$88]" office:value-type="float" office:value="10.1835881484281" calcext:value-type="float">
            <text:p>10.1835881484281</text:p>
          </table:table-cell>
          <table:table-cell table:formula="of:=([.Z214]-[.Z213])/[.$D$88]" office:value-type="float" office:value="2.69407093873766" calcext:value-type="float">
            <text:p>2.69407093873766</text:p>
          </table:table-cell>
          <table:table-cell table:style-name="ce11" table:formula="of:=([.AA214]-[.AA213])/[.$D$88]" office:value-type="float" office:value="7.06830233337267" calcext:value-type="float">
            <text:p>7.06830233337267</text:p>
          </table:table-cell>
          <table:table-cell table:style-name="ce9" table:formula="of:=([.AB214]-[.AB213])/[.$D$88]" office:value-type="float" office:value="187.088259634584" calcext:value-type="float">
            <text:p>187.088259634584</text:p>
          </table:table-cell>
          <table:table-cell table:formula="of:=([.AC214]-[.AC213])/[.$D$88]" office:value-type="float" office:value="187.088259634716" calcext:value-type="float">
            <text:p>187.088259634716</text:p>
          </table:table-cell>
          <table:table-cell table:style-name="ce11" table:formula="of:=([.AD214]-[.AD213])/[.$D$88]" office:value-type="float" office:value="-253.701353711433" calcext:value-type="float">
            <text:p>-253.701353711433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5" calcext:value-type="float">
            <text:p>0.5</text:p>
          </table:table-cell>
          <table:table-cell table:formula="of:=[.A215]*[.$B$88]" office:value-type="float" office:value="0.015" calcext:value-type="float">
            <text:p>0.015</text:p>
          </table:table-cell>
          <table:table-cell table:formula="of:=MIN([.B215]*[.$B$11];[.$B$12])" office:value-type="float" office:value="75" calcext:value-type="float">
            <text:p>75</text:p>
          </table:table-cell>
          <table:table-cell table:formula="of:=[.C215]*[.$B$14]*[.$B$15]" office:value-type="float" office:value="6.75" calcext:value-type="float">
            <text:p>6.75</text:p>
          </table:table-cell>
          <table:table-cell table:formula="of:=[.D215]/[.$B$13]" office:value-type="float" office:value="2.80632389451831" calcext:value-type="float">
            <text:p>2.80632389451831</text:p>
          </table:table-cell>
          <table:table-cell table:formula="of:=[.E215]*[.$B$1]" office:value-type="float" office:value="0.112252955780733" calcext:value-type="float">
            <text:p>0.112252955780733</text:p>
          </table:table-cell>
          <table:table-cell table:formula="of:=[.E215]*[.$B$3]" office:value-type="float" office:value="0" calcext:value-type="float">
            <text:p>0</text:p>
          </table:table-cell>
          <table:table-cell table:formula="of:=[.E215]/[.$B$5]" office:value-type="float" office:value="2.80632389451832" calcext:value-type="float">
            <text:p>2.806</text:p>
          </table:table-cell>
          <table:table-cell table:formula="of:=[.$B$4]*(1-1/(1+[.H215]))" office:value-type="float" office:value="0" calcext:value-type="float">
            <text:p>0</text:p>
          </table:table-cell>
          <table:table-cell table:formula="of:=[.G215]+[.I215]" office:value-type="float" office:value="0" calcext:value-type="float">
            <text:p>0</text:p>
          </table:table-cell>
          <table:table-cell table:formula="of:=[.E215]*[.$B$7]" office:value-type="float" office:value="0.0477075062068113" calcext:value-type="float">
            <text:p>0.0477075062068113</text:p>
          </table:table-cell>
          <table:table-cell table:formula="of:=[.E215]/[.$B$9]" office:value-type="float" office:value="2.80632389451831" calcext:value-type="float">
            <text:p>2.80632389451831</text:p>
          </table:table-cell>
          <table:table-cell table:formula="of:=[.$B$8]*TANH([.L215])" office:value-type="float" office:value="0.119126854965942" calcext:value-type="float">
            <text:p>0.119126854965942</text:p>
          </table:table-cell>
          <table:table-cell table:formula="of:=[.K215]+[.M215]" office:value-type="float" office:value="0.166834361172753" calcext:value-type="float">
            <text:p>0.166834361172753</text:p>
          </table:table-cell>
          <table:table-cell table:formula="of:=[.O214]+[.E215]*[.$D$88]" office:value-type="float" office:value="0.0218893263772428" calcext:value-type="float">
            <text:p>0.0218893263772428</text:p>
          </table:table-cell>
          <table:table-cell table:formula="of:=[.O215]+[.F215]" office:value-type="float" office:value="0.134142282157975" calcext:value-type="float">
            <text:p>0.134142282157975</text:p>
          </table:table-cell>
          <table:table-cell table:formula="of:=[.O215]+[.J215]" office:value-type="float" office:value="0.0218893263772428" calcext:value-type="float">
            <text:p>0.0218893263772428</text:p>
          </table:table-cell>
          <table:table-cell table:formula="of:=[.O215]+[.N215]" office:value-type="float" office:value="0.188723687549996" calcext:value-type="float">
            <text:p>0.188723687549996</text:p>
          </table:table-cell>
          <table:table-cell table:formula="of:=MAX(0; [.$B$2]*0.5 - ABS([.B215]))*[.$D$88]/(([.$B$2]*0.5)^2)" office:value-type="float" office:value="0" calcext:value-type="float">
            <text:p>0</text:p>
          </table:table-cell>
          <table:table-cell table:formula="of:=MAX(0; [.$B$6]*0.5 - ABS([.$B215]))*[.$D$88]/(([.$B$6]*0.5)^2)" office:value-type="float" office:value="0" calcext:value-type="float">
            <text:p>0</text:p>
          </table:table-cell>
          <table:table-cell table:formula="of:=MAX(0; [.$B$10]*0.5 - ABS([.$B215]))*[.$D$88]/(([.$B$10]*0.5)^2)" office:value-type="float" office:value="0" calcext:value-type="float">
            <text:p>0</text:p>
          </table:table-cell>
          <table:table-cell table:formula="of:=SUMPRODUCT([.F165:.F265];[.$S$140:.$S$240])" office:value-type="float" office:value="0.112342758145357" calcext:value-type="float">
            <text:p>0.112342758145357</text:p>
          </table:table-cell>
          <table:table-cell table:formula="of:=SUMPRODUCT([.J165:.J265];[.T$140:.T$240])" office:value-type="float" office:value="0" calcext:value-type="float">
            <text:p>0</text:p>
          </table:table-cell>
          <table:table-cell table:formula="of:=SUMPRODUCT([.N165:.N265];[.U$140:.U$240])" office:value-type="float" office:value="0.165417388989181" calcext:value-type="float">
            <text:p>0.165417388989181</text:p>
          </table:table-cell>
          <table:table-cell table:style-name="ce9" table:formula="of:=[.V215]+[.$O215]" office:value-type="float" office:value="0.1342320845226" calcext:value-type="float">
            <text:p>0.1342320845226</text:p>
          </table:table-cell>
          <table:table-cell table:style-name="ce9" table:formula="of:=[.W215]+[.$O215]" office:value-type="float" office:value="0.0218893263772429" calcext:value-type="float">
            <text:p>0.0218893263772429</text:p>
          </table:table-cell>
          <table:table-cell table:style-name="ce9" table:formula="of:=[.X215]+[.$O215]" office:value-type="float" office:value="0.187306715366424" calcext:value-type="float">
            <text:p>0.187306715366424</text:p>
          </table:table-cell>
          <table:table-cell table:style-name="ce9" table:formula="of:=([.Y215]-[.Y214])/[.$D$88]" office:value-type="float" office:value="10.2958411042088" calcext:value-type="float">
            <text:p>10.2958411042088</text:p>
          </table:table-cell>
          <table:table-cell table:formula="of:=([.Z215]-[.Z214])/[.$D$88]" office:value-type="float" office:value="2.80632389451834" calcext:value-type="float">
            <text:p>2.80632389451834</text:p>
          </table:table-cell>
          <table:table-cell table:style-name="ce11" table:formula="of:=([.AA215]-[.AA214])/[.$D$88]" office:value-type="float" office:value="6.96006468909508" calcext:value-type="float">
            <text:p>6.96006468909508</text:p>
          </table:table-cell>
          <table:table-cell table:style-name="ce9" table:formula="of:=([.AB215]-[.AB214])/[.$D$88]" office:value-type="float" office:value="187.088259634542" calcext:value-type="float">
            <text:p>187.088259634542</text:p>
          </table:table-cell>
          <table:table-cell table:formula="of:=([.AC215]-[.AC214])/[.$D$88]" office:value-type="float" office:value="187.088259634457" calcext:value-type="float">
            <text:p>187.088259634457</text:p>
          </table:table-cell>
          <table:table-cell table:style-name="ce11" table:formula="of:=([.AD215]-[.AD214])/[.$D$88]" office:value-type="float" office:value="-180.396073795993" calcext:value-type="float">
            <text:p>-180.396073795993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52" calcext:value-type="float">
            <text:p>0.52</text:p>
          </table:table-cell>
          <table:table-cell table:formula="of:=[.A216]*[.$B$88]" office:value-type="float" office:value="0.0156" calcext:value-type="float">
            <text:p>0.0156</text:p>
          </table:table-cell>
          <table:table-cell table:formula="of:=MIN([.B216]*[.$B$11];[.$B$12])" office:value-type="float" office:value="78" calcext:value-type="float">
            <text:p>78</text:p>
          </table:table-cell>
          <table:table-cell table:formula="of:=[.C216]*[.$B$14]*[.$B$15]" office:value-type="float" office:value="7.02" calcext:value-type="float">
            <text:p>7.02</text:p>
          </table:table-cell>
          <table:table-cell table:formula="of:=[.D216]/[.$B$13]" office:value-type="float" office:value="2.91857685029905" calcext:value-type="float">
            <text:p>2.91857685029905</text:p>
          </table:table-cell>
          <table:table-cell table:formula="of:=[.E216]*[.$B$1]" office:value-type="float" office:value="0.116743074011962" calcext:value-type="float">
            <text:p>0.116743074011962</text:p>
          </table:table-cell>
          <table:table-cell table:formula="of:=[.E216]*[.$B$3]" office:value-type="float" office:value="0" calcext:value-type="float">
            <text:p>0</text:p>
          </table:table-cell>
          <table:table-cell table:formula="of:=[.E216]/[.$B$5]" office:value-type="float" office:value="2.91857685029905" calcext:value-type="float">
            <text:p>2.919</text:p>
          </table:table-cell>
          <table:table-cell table:formula="of:=[.$B$4]*(1-1/(1+[.H216]))" office:value-type="float" office:value="0" calcext:value-type="float">
            <text:p>0</text:p>
          </table:table-cell>
          <table:table-cell table:formula="of:=[.G216]+[.I216]" office:value-type="float" office:value="0" calcext:value-type="float">
            <text:p>0</text:p>
          </table:table-cell>
          <table:table-cell table:formula="of:=[.E216]*[.$B$7]" office:value-type="float" office:value="0.0496158064550838" calcext:value-type="float">
            <text:p>0.0496158064550838</text:p>
          </table:table-cell>
          <table:table-cell table:formula="of:=[.E216]/[.$B$9]" office:value-type="float" office:value="2.91857685029905" calcext:value-type="float">
            <text:p>2.91857685029905</text:p>
          </table:table-cell>
          <table:table-cell table:formula="of:=[.$B$8]*TANH([.L216])" office:value-type="float" office:value="0.119301924254734" calcext:value-type="float">
            <text:p>0.119301924254734</text:p>
          </table:table-cell>
          <table:table-cell table:formula="of:=[.K216]+[.M216]" office:value-type="float" office:value="0.168917730709818" calcext:value-type="float">
            <text:p>0.168917730709818</text:p>
          </table:table-cell>
          <table:table-cell table:formula="of:=[.O215]+[.E216]*[.$D$88]" office:value-type="float" office:value="0.0236404724874223" calcext:value-type="float">
            <text:p>0.0236404724874223</text:p>
          </table:table-cell>
          <table:table-cell table:formula="of:=[.O216]+[.F216]" office:value-type="float" office:value="0.140383546499384" calcext:value-type="float">
            <text:p>0.140383546499384</text:p>
          </table:table-cell>
          <table:table-cell table:formula="of:=[.O216]+[.J216]" office:value-type="float" office:value="0.0236404724874223" calcext:value-type="float">
            <text:p>0.0236404724874223</text:p>
          </table:table-cell>
          <table:table-cell table:formula="of:=[.O216]+[.N216]" office:value-type="float" office:value="0.19255820319724" calcext:value-type="float">
            <text:p>0.19255820319724</text:p>
          </table:table-cell>
          <table:table-cell table:formula="of:=MAX(0; [.$B$2]*0.5 - ABS([.B216]))*[.$D$88]/(([.$B$2]*0.5)^2)" office:value-type="float" office:value="0" calcext:value-type="float">
            <text:p>0</text:p>
          </table:table-cell>
          <table:table-cell table:formula="of:=MAX(0; [.$B$6]*0.5 - ABS([.$B216]))*[.$D$88]/(([.$B$6]*0.5)^2)" office:value-type="float" office:value="0" calcext:value-type="float">
            <text:p>0</text:p>
          </table:table-cell>
          <table:table-cell table:formula="of:=MAX(0; [.$B$10]*0.5 - ABS([.$B216]))*[.$D$88]/(([.$B$10]*0.5)^2)" office:value-type="float" office:value="0" calcext:value-type="float">
            <text:p>0</text:p>
          </table:table-cell>
          <table:table-cell table:formula="of:=SUMPRODUCT([.F166:.F266];[.$S$140:.$S$240])" office:value-type="float" office:value="0.116836468471171" calcext:value-type="float">
            <text:p>0.116836468471171</text:p>
          </table:table-cell>
          <table:table-cell table:formula="of:=SUMPRODUCT([.J166:.J266];[.T$140:.T$240])" office:value-type="float" office:value="0" calcext:value-type="float">
            <text:p>0</text:p>
          </table:table-cell>
          <table:table-cell table:formula="of:=SUMPRODUCT([.N166:.N266];[.U$140:.U$240])" office:value-type="float" office:value="0.167800147326628" calcext:value-type="float">
            <text:p>0.167800147326628</text:p>
          </table:table-cell>
          <table:table-cell table:style-name="ce9" table:formula="of:=[.V216]+[.$O216]" office:value-type="float" office:value="0.140476940958594" calcext:value-type="float">
            <text:p>0.140476940958594</text:p>
          </table:table-cell>
          <table:table-cell table:style-name="ce9" table:formula="of:=[.W216]+[.$O216]" office:value-type="float" office:value="0.0236404724874223" calcext:value-type="float">
            <text:p>0.0236404724874223</text:p>
          </table:table-cell>
          <table:table-cell table:style-name="ce9" table:formula="of:=[.X216]+[.$O216]" office:value-type="float" office:value="0.191440619814051" calcext:value-type="float">
            <text:p>0.191440619814051</text:p>
          </table:table-cell>
          <table:table-cell table:style-name="ce9" table:formula="of:=([.Y216]-[.Y215])/[.$D$88]" office:value-type="float" office:value="10.4080940599895" calcext:value-type="float">
            <text:p>10.4080940599895</text:p>
          </table:table-cell>
          <table:table-cell table:formula="of:=([.Z216]-[.Z215])/[.$D$88]" office:value-type="float" office:value="2.918576850299" calcext:value-type="float">
            <text:p>2.918576850299</text:p>
          </table:table-cell>
          <table:table-cell table:style-name="ce11" table:formula="of:=([.AA216]-[.AA215])/[.$D$88]" office:value-type="float" office:value="6.88984074604498" calcext:value-type="float">
            <text:p>6.88984074604498</text:p>
          </table:table-cell>
          <table:table-cell table:style-name="ce9" table:formula="of:=([.AB216]-[.AB215])/[.$D$88]" office:value-type="float" office:value="187.088259634504" calcext:value-type="float">
            <text:p>187.088259634504</text:p>
          </table:table-cell>
          <table:table-cell table:formula="of:=([.AC216]-[.AC215])/[.$D$88]" office:value-type="float" office:value="187.088259634437" calcext:value-type="float">
            <text:p>187.088259634437</text:p>
          </table:table-cell>
          <table:table-cell table:style-name="ce11" table:formula="of:=([.AD216]-[.AD215])/[.$D$88]" office:value-type="float" office:value="-117.0399050835" calcext:value-type="float">
            <text:p>-117.0399050835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54" calcext:value-type="float">
            <text:p>0.54</text:p>
          </table:table-cell>
          <table:table-cell table:formula="of:=[.A217]*[.$B$88]" office:value-type="float" office:value="0.0162" calcext:value-type="float">
            <text:p>0.0162</text:p>
          </table:table-cell>
          <table:table-cell table:formula="of:=MIN([.B217]*[.$B$11];[.$B$12])" office:value-type="float" office:value="81" calcext:value-type="float">
            <text:p>81</text:p>
          </table:table-cell>
          <table:table-cell table:formula="of:=[.C217]*[.$B$14]*[.$B$15]" office:value-type="float" office:value="7.29" calcext:value-type="float">
            <text:p>7.29</text:p>
          </table:table-cell>
          <table:table-cell table:formula="of:=[.D217]/[.$B$13]" office:value-type="float" office:value="3.03082980607978" calcext:value-type="float">
            <text:p>3.03082980607978</text:p>
          </table:table-cell>
          <table:table-cell table:formula="of:=[.E217]*[.$B$1]" office:value-type="float" office:value="0.121233192243191" calcext:value-type="float">
            <text:p>0.121233192243191</text:p>
          </table:table-cell>
          <table:table-cell table:formula="of:=[.E217]*[.$B$3]" office:value-type="float" office:value="0" calcext:value-type="float">
            <text:p>0</text:p>
          </table:table-cell>
          <table:table-cell table:formula="of:=[.E217]/[.$B$5]" office:value-type="float" office:value="3.03082980607978" calcext:value-type="float">
            <text:p>3.031</text:p>
          </table:table-cell>
          <table:table-cell table:formula="of:=[.$B$4]*(1-1/(1+[.H217]))" office:value-type="float" office:value="0" calcext:value-type="float">
            <text:p>0</text:p>
          </table:table-cell>
          <table:table-cell table:formula="of:=[.G217]+[.I217]" office:value-type="float" office:value="0" calcext:value-type="float">
            <text:p>0</text:p>
          </table:table-cell>
          <table:table-cell table:formula="of:=[.E217]*[.$B$7]" office:value-type="float" office:value="0.0515241067033562" calcext:value-type="float">
            <text:p>0.0515241067033562</text:p>
          </table:table-cell>
          <table:table-cell table:formula="of:=[.E217]/[.$B$9]" office:value-type="float" office:value="3.03082980607978" calcext:value-type="float">
            <text:p>3.03082980607978</text:p>
          </table:table-cell>
          <table:table-cell table:formula="of:=[.$B$8]*TANH([.L217])" office:value-type="float" office:value="0.119441973321742" calcext:value-type="float">
            <text:p>0.119441973321742</text:p>
          </table:table-cell>
          <table:table-cell table:formula="of:=[.K217]+[.M217]" office:value-type="float" office:value="0.170966080025098" calcext:value-type="float">
            <text:p>0.170966080025098</text:p>
          </table:table-cell>
          <table:table-cell table:formula="of:=[.O216]+[.E217]*[.$D$88]" office:value-type="float" office:value="0.0254589703710701" calcext:value-type="float">
            <text:p>0.0254589703710701</text:p>
          </table:table-cell>
          <table:table-cell table:formula="of:=[.O217]+[.F217]" office:value-type="float" office:value="0.146692162614261" calcext:value-type="float">
            <text:p>0.146692162614261</text:p>
          </table:table-cell>
          <table:table-cell table:formula="of:=[.O217]+[.J217]" office:value-type="float" office:value="0.0254589703710701" calcext:value-type="float">
            <text:p>0.0254589703710701</text:p>
          </table:table-cell>
          <table:table-cell table:formula="of:=[.O217]+[.N217]" office:value-type="float" office:value="0.196425050396168" calcext:value-type="float">
            <text:p>0.196425050396168</text:p>
          </table:table-cell>
          <table:table-cell table:formula="of:=MAX(0; [.$B$2]*0.5 - ABS([.B217]))*[.$D$88]/(([.$B$2]*0.5)^2)" office:value-type="float" office:value="0" calcext:value-type="float">
            <text:p>0</text:p>
          </table:table-cell>
          <table:table-cell table:formula="of:=MAX(0; [.$B$6]*0.5 - ABS([.$B217]))*[.$D$88]/(([.$B$6]*0.5)^2)" office:value-type="float" office:value="0" calcext:value-type="float">
            <text:p>0</text:p>
          </table:table-cell>
          <table:table-cell table:formula="of:=MAX(0; [.$B$10]*0.5 - ABS([.$B217]))*[.$D$88]/(([.$B$10]*0.5)^2)" office:value-type="float" office:value="0" calcext:value-type="float">
            <text:p>0</text:p>
          </table:table-cell>
          <table:table-cell table:formula="of:=SUMPRODUCT([.F167:.F267];[.$S$140:.$S$240])" office:value-type="float" office:value="0.121330178796986" calcext:value-type="float">
            <text:p>0.121330178796986</text:p>
          </table:table-cell>
          <table:table-cell table:formula="of:=SUMPRODUCT([.J167:.J267];[.T$140:.T$240])" office:value-type="float" office:value="0" calcext:value-type="float">
            <text:p>0</text:p>
          </table:table-cell>
          <table:table-cell table:formula="of:=SUMPRODUCT([.N167:.N267];[.U$140:.U$240])" office:value-type="float" office:value="0.170092860474301" calcext:value-type="float">
            <text:p>0.170092860474301</text:p>
          </table:table-cell>
          <table:table-cell table:style-name="ce9" table:formula="of:=[.V217]+[.$O217]" office:value-type="float" office:value="0.146789149168056" calcext:value-type="float">
            <text:p>0.146789149168056</text:p>
          </table:table-cell>
          <table:table-cell table:style-name="ce9" table:formula="of:=[.W217]+[.$O217]" office:value-type="float" office:value="0.0254589703710702" calcext:value-type="float">
            <text:p>0.0254589703710702</text:p>
          </table:table-cell>
          <table:table-cell table:style-name="ce9" table:formula="of:=[.X217]+[.$O217]" office:value-type="float" office:value="0.195551830845371" calcext:value-type="float">
            <text:p>0.195551830845371</text:p>
          </table:table-cell>
          <table:table-cell table:style-name="ce9" table:formula="of:=([.Y217]-[.Y216])/[.$D$88]" office:value-type="float" office:value="10.5203470157703" calcext:value-type="float">
            <text:p>10.5203470157703</text:p>
          </table:table-cell>
          <table:table-cell table:formula="of:=([.Z217]-[.Z216])/[.$D$88]" office:value-type="float" office:value="3.03082980607983" calcext:value-type="float">
            <text:p>3.03082980607983</text:p>
          </table:table-cell>
          <table:table-cell table:style-name="ce11" table:formula="of:=([.AA217]-[.AA216])/[.$D$88]" office:value-type="float" office:value="6.85201838553445" calcext:value-type="float">
            <text:p>6.85201838553445</text:p>
          </table:table-cell>
          <table:table-cell table:style-name="ce9" table:formula="of:=([.AB217]-[.AB216])/[.$D$88]" office:value-type="float" office:value="187.088259634581" calcext:value-type="float">
            <text:p>187.088259634581</text:p>
          </table:table-cell>
          <table:table-cell table:formula="of:=([.AC217]-[.AC216])/[.$D$88]" office:value-type="float" office:value="187.088259634725" calcext:value-type="float">
            <text:p>187.088259634725</text:p>
          </table:table-cell>
          <table:table-cell table:style-name="ce11" table:formula="of:=([.AD217]-[.AD216])/[.$D$88]" office:value-type="float" office:value="-63.0372675175369" calcext:value-type="float">
            <text:p>-63.0372675175369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56" calcext:value-type="float">
            <text:p>0.56</text:p>
          </table:table-cell>
          <table:table-cell table:formula="of:=[.A218]*[.$B$88]" office:value-type="float" office:value="0.0168" calcext:value-type="float">
            <text:p>0.0168</text:p>
          </table:table-cell>
          <table:table-cell table:formula="of:=MIN([.B218]*[.$B$11];[.$B$12])" office:value-type="float" office:value="84" calcext:value-type="float">
            <text:p>84</text:p>
          </table:table-cell>
          <table:table-cell table:formula="of:=[.C218]*[.$B$14]*[.$B$15]" office:value-type="float" office:value="7.56" calcext:value-type="float">
            <text:p>7.56</text:p>
          </table:table-cell>
          <table:table-cell table:formula="of:=[.D218]/[.$B$13]" office:value-type="float" office:value="3.14308276186051" calcext:value-type="float">
            <text:p>3.14308276186051</text:p>
          </table:table-cell>
          <table:table-cell table:formula="of:=[.E218]*[.$B$1]" office:value-type="float" office:value="0.12572331047442" calcext:value-type="float">
            <text:p>0.12572331047442</text:p>
          </table:table-cell>
          <table:table-cell table:formula="of:=[.E218]*[.$B$3]" office:value-type="float" office:value="0" calcext:value-type="float">
            <text:p>0</text:p>
          </table:table-cell>
          <table:table-cell table:formula="of:=[.E218]/[.$B$5]" office:value-type="float" office:value="3.14308276186052" calcext:value-type="float">
            <text:p>3.143</text:p>
          </table:table-cell>
          <table:table-cell table:formula="of:=[.$B$4]*(1-1/(1+[.H218]))" office:value-type="float" office:value="0" calcext:value-type="float">
            <text:p>0</text:p>
          </table:table-cell>
          <table:table-cell table:formula="of:=[.G218]+[.I218]" office:value-type="float" office:value="0" calcext:value-type="float">
            <text:p>0</text:p>
          </table:table-cell>
          <table:table-cell table:formula="of:=[.E218]*[.$B$7]" office:value-type="float" office:value="0.0534324069516287" calcext:value-type="float">
            <text:p>0.0534324069516287</text:p>
          </table:table-cell>
          <table:table-cell table:formula="of:=[.E218]/[.$B$9]" office:value-type="float" office:value="3.14308276186051" calcext:value-type="float">
            <text:p>3.14308276186051</text:p>
          </table:table-cell>
          <table:table-cell table:formula="of:=[.$B$8]*TANH([.L218])" office:value-type="float" office:value="0.119553977890291" calcext:value-type="float">
            <text:p>0.119553977890291</text:p>
          </table:table-cell>
          <table:table-cell table:formula="of:=[.K218]+[.M218]" office:value-type="float" office:value="0.172986384841919" calcext:value-type="float">
            <text:p>0.172986384841919</text:p>
          </table:table-cell>
          <table:table-cell table:formula="of:=[.O217]+[.E218]*[.$D$88]" office:value-type="float" office:value="0.0273448200281864" calcext:value-type="float">
            <text:p>0.0273448200281864</text:p>
          </table:table-cell>
          <table:table-cell table:formula="of:=[.O218]+[.F218]" office:value-type="float" office:value="0.153068130502607" calcext:value-type="float">
            <text:p>0.153068130502607</text:p>
          </table:table-cell>
          <table:table-cell table:formula="of:=[.O218]+[.J218]" office:value-type="float" office:value="0.0273448200281864" calcext:value-type="float">
            <text:p>0.0273448200281864</text:p>
          </table:table-cell>
          <table:table-cell table:formula="of:=[.O218]+[.N218]" office:value-type="float" office:value="0.200331204870106" calcext:value-type="float">
            <text:p>0.200331204870106</text:p>
          </table:table-cell>
          <table:table-cell table:formula="of:=MAX(0; [.$B$2]*0.5 - ABS([.B218]))*[.$D$88]/(([.$B$2]*0.5)^2)" office:value-type="float" office:value="0" calcext:value-type="float">
            <text:p>0</text:p>
          </table:table-cell>
          <table:table-cell table:formula="of:=MAX(0; [.$B$6]*0.5 - ABS([.$B218]))*[.$D$88]/(([.$B$6]*0.5)^2)" office:value-type="float" office:value="0" calcext:value-type="float">
            <text:p>0</text:p>
          </table:table-cell>
          <table:table-cell table:formula="of:=MAX(0; [.$B$10]*0.5 - ABS([.$B218]))*[.$D$88]/(([.$B$10]*0.5)^2)" office:value-type="float" office:value="0" calcext:value-type="float">
            <text:p>0</text:p>
          </table:table-cell>
          <table:table-cell table:formula="of:=SUMPRODUCT([.F168:.F268];[.$S$140:.$S$240])" office:value-type="float" office:value="0.1258238891228" calcext:value-type="float">
            <text:p>0.1258238891228</text:p>
          </table:table-cell>
          <table:table-cell table:formula="of:=SUMPRODUCT([.J168:.J268];[.T$140:.T$240])" office:value-type="float" office:value="0" calcext:value-type="float">
            <text:p>0</text:p>
          </table:table-cell>
          <table:table-cell table:formula="of:=SUMPRODUCT([.N168:.N268];[.U$140:.U$240])" office:value-type="float" office:value="0.172311906505912" calcext:value-type="float">
            <text:p>0.172311906505912</text:p>
          </table:table-cell>
          <table:table-cell table:style-name="ce9" table:formula="of:=[.V218]+[.$O218]" office:value-type="float" office:value="0.153168709150987" calcext:value-type="float">
            <text:p>0.153168709150987</text:p>
          </table:table-cell>
          <table:table-cell table:style-name="ce9" table:formula="of:=[.W218]+[.$O218]" office:value-type="float" office:value="0.0273448200281865" calcext:value-type="float">
            <text:p>0.0273448200281865</text:p>
          </table:table-cell>
          <table:table-cell table:style-name="ce9" table:formula="of:=[.X218]+[.$O218]" office:value-type="float" office:value="0.199656726534099" calcext:value-type="float">
            <text:p>0.199656726534099</text:p>
          </table:table-cell>
          <table:table-cell table:style-name="ce9" table:formula="of:=([.Y218]-[.Y217])/[.$D$88]" office:value-type="float" office:value="10.6325999715511" calcext:value-type="float">
            <text:p>10.6325999715511</text:p>
          </table:table-cell>
          <table:table-cell table:formula="of:=([.Z218]-[.Z217])/[.$D$88]" office:value-type="float" office:value="3.1430827618605" calcext:value-type="float">
            <text:p>3.1430827618605</text:p>
          </table:table-cell>
          <table:table-cell table:style-name="ce11" table:formula="of:=([.AA218]-[.AA217])/[.$D$88]" office:value-type="float" office:value="6.84149281454512" calcext:value-type="float">
            <text:p>6.84149281454512</text:p>
          </table:table-cell>
          <table:table-cell table:style-name="ce9" table:formula="of:=([.AB218]-[.AB217])/[.$D$88]" office:value-type="float" office:value="187.088259634658" calcext:value-type="float">
            <text:p>187.088259634658</text:p>
          </table:table-cell>
          <table:table-cell table:formula="of:=([.AC218]-[.AC217])/[.$D$88]" office:value-type="float" office:value="187.088259634446" calcext:value-type="float">
            <text:p>187.088259634446</text:p>
          </table:table-cell>
          <table:table-cell table:style-name="ce11" table:formula="of:=([.AD218]-[.AD217])/[.$D$88]" office:value-type="float" office:value="-17.5426183155529" calcext:value-type="float">
            <text:p>-17.5426183155529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58" calcext:value-type="float">
            <text:p>0.58</text:p>
          </table:table-cell>
          <table:table-cell table:formula="of:=[.A219]*[.$B$88]" office:value-type="float" office:value="0.0174" calcext:value-type="float">
            <text:p>0.0174</text:p>
          </table:table-cell>
          <table:table-cell table:formula="of:=MIN([.B219]*[.$B$11];[.$B$12])" office:value-type="float" office:value="87" calcext:value-type="float">
            <text:p>87</text:p>
          </table:table-cell>
          <table:table-cell table:formula="of:=[.C219]*[.$B$14]*[.$B$15]" office:value-type="float" office:value="7.83" calcext:value-type="float">
            <text:p>7.83</text:p>
          </table:table-cell>
          <table:table-cell table:formula="of:=[.D219]/[.$B$13]" office:value-type="float" office:value="3.25533571764124" calcext:value-type="float">
            <text:p>3.25533571764124</text:p>
          </table:table-cell>
          <table:table-cell table:formula="of:=[.E219]*[.$B$1]" office:value-type="float" office:value="0.13021342870565" calcext:value-type="float">
            <text:p>0.13021342870565</text:p>
          </table:table-cell>
          <table:table-cell table:formula="of:=[.E219]*[.$B$3]" office:value-type="float" office:value="0" calcext:value-type="float">
            <text:p>0</text:p>
          </table:table-cell>
          <table:table-cell table:formula="of:=[.E219]/[.$B$5]" office:value-type="float" office:value="3.25533571764125" calcext:value-type="float">
            <text:p>3.255</text:p>
          </table:table-cell>
          <table:table-cell table:formula="of:=[.$B$4]*(1-1/(1+[.H219]))" office:value-type="float" office:value="0" calcext:value-type="float">
            <text:p>0</text:p>
          </table:table-cell>
          <table:table-cell table:formula="of:=[.G219]+[.I219]" office:value-type="float" office:value="0" calcext:value-type="float">
            <text:p>0</text:p>
          </table:table-cell>
          <table:table-cell table:formula="of:=[.E219]*[.$B$7]" office:value-type="float" office:value="0.0553407071999011" calcext:value-type="float">
            <text:p>0.0553407071999011</text:p>
          </table:table-cell>
          <table:table-cell table:formula="of:=[.E219]/[.$B$9]" office:value-type="float" office:value="3.25533571764124" calcext:value-type="float">
            <text:p>3.25533571764124</text:p>
          </table:table-cell>
          <table:table-cell table:formula="of:=[.$B$8]*TANH([.L219])" office:value-type="float" office:value="0.119643534881195" calcext:value-type="float">
            <text:p>0.119643534881195</text:p>
          </table:table-cell>
          <table:table-cell table:formula="of:=[.K219]+[.M219]" office:value-type="float" office:value="0.174984242081096" calcext:value-type="float">
            <text:p>0.174984242081096</text:p>
          </table:table-cell>
          <table:table-cell table:formula="of:=[.O218]+[.E219]*[.$D$88]" office:value-type="float" office:value="0.0292980214587712" calcext:value-type="float">
            <text:p>0.0292980214587712</text:p>
          </table:table-cell>
          <table:table-cell table:formula="of:=[.O219]+[.F219]" office:value-type="float" office:value="0.159511450164421" calcext:value-type="float">
            <text:p>0.159511450164421</text:p>
          </table:table-cell>
          <table:table-cell table:formula="of:=[.O219]+[.J219]" office:value-type="float" office:value="0.0292980214587712" calcext:value-type="float">
            <text:p>0.0292980214587712</text:p>
          </table:table-cell>
          <table:table-cell table:formula="of:=[.O219]+[.N219]" office:value-type="float" office:value="0.204282263539867" calcext:value-type="float">
            <text:p>0.204282263539867</text:p>
          </table:table-cell>
          <table:table-cell table:formula="of:=MAX(0; [.$B$2]*0.5 - ABS([.B219]))*[.$D$88]/(([.$B$2]*0.5)^2)" office:value-type="float" office:value="0" calcext:value-type="float">
            <text:p>0</text:p>
          </table:table-cell>
          <table:table-cell table:formula="of:=MAX(0; [.$B$6]*0.5 - ABS([.$B219]))*[.$D$88]/(([.$B$6]*0.5)^2)" office:value-type="float" office:value="0" calcext:value-type="float">
            <text:p>0</text:p>
          </table:table-cell>
          <table:table-cell table:formula="of:=MAX(0; [.$B$10]*0.5 - ABS([.$B219]))*[.$D$88]/(([.$B$10]*0.5)^2)" office:value-type="float" office:value="0" calcext:value-type="float">
            <text:p>0</text:p>
          </table:table-cell>
          <table:table-cell table:formula="of:=SUMPRODUCT([.F169:.F269];[.$S$140:.$S$240])" office:value-type="float" office:value="0.130317599448614" calcext:value-type="float">
            <text:p>0.130317599448614</text:p>
          </table:table-cell>
          <table:table-cell table:formula="of:=SUMPRODUCT([.J169:.J269];[.T$140:.T$240])" office:value-type="float" office:value="0" calcext:value-type="float">
            <text:p>0</text:p>
          </table:table-cell>
          <table:table-cell table:formula="of:=SUMPRODUCT([.N169:.N269];[.U$140:.U$240])" office:value-type="float" office:value="0.174470948943885" calcext:value-type="float">
            <text:p>0.174470948943885</text:p>
          </table:table-cell>
          <table:table-cell table:style-name="ce9" table:formula="of:=[.V219]+[.$O219]" office:value-type="float" office:value="0.159615620907386" calcext:value-type="float">
            <text:p>0.159615620907386</text:p>
          </table:table-cell>
          <table:table-cell table:style-name="ce9" table:formula="of:=[.W219]+[.$O219]" office:value-type="float" office:value="0.0292980214587712" calcext:value-type="float">
            <text:p>0.0292980214587712</text:p>
          </table:table-cell>
          <table:table-cell table:style-name="ce9" table:formula="of:=[.X219]+[.$O219]" office:value-type="float" office:value="0.203768970402656" calcext:value-type="float">
            <text:p>0.203768970402656</text:p>
          </table:table-cell>
          <table:table-cell table:style-name="ce9" table:formula="of:=([.Y219]-[.Y218])/[.$D$88]" office:value-type="float" office:value="10.7448529273317" calcext:value-type="float">
            <text:p>10.7448529273317</text:p>
          </table:table-cell>
          <table:table-cell table:formula="of:=([.Z219]-[.Z218])/[.$D$88]" office:value-type="float" office:value="3.25533571764116" calcext:value-type="float">
            <text:p>3.25533571764116</text:p>
          </table:table-cell>
          <table:table-cell table:style-name="ce11" table:formula="of:=([.AA219]-[.AA218])/[.$D$88]" office:value-type="float" office:value="6.85373978092929" calcext:value-type="float">
            <text:p>6.85373978092929</text:p>
          </table:table-cell>
          <table:table-cell table:style-name="ce9" table:formula="of:=([.AB219]-[.AB218])/[.$D$88]" office:value-type="float" office:value="187.088259634427" calcext:value-type="float">
            <text:p>187.088259634427</text:p>
          </table:table-cell>
          <table:table-cell table:formula="of:=([.AC219]-[.AC218])/[.$D$88]" office:value-type="float" office:value="187.088259634437" calcext:value-type="float">
            <text:p>187.088259634437</text:p>
          </table:table-cell>
          <table:table-cell table:style-name="ce11" table:formula="of:=([.AD219]-[.AD218])/[.$D$88]" office:value-type="float" office:value="20.4116106402837" calcext:value-type="float">
            <text:p>20.4116106402837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6" calcext:value-type="float">
            <text:p>0.6</text:p>
          </table:table-cell>
          <table:table-cell table:formula="of:=[.A220]*[.$B$88]" office:value-type="float" office:value="0.018" calcext:value-type="float">
            <text:p>0.018</text:p>
          </table:table-cell>
          <table:table-cell table:formula="of:=MIN([.B220]*[.$B$11];[.$B$12])" office:value-type="float" office:value="90" calcext:value-type="float">
            <text:p>90</text:p>
          </table:table-cell>
          <table:table-cell table:formula="of:=[.C220]*[.$B$14]*[.$B$15]" office:value-type="float" office:value="8.1" calcext:value-type="float">
            <text:p>8.1</text:p>
          </table:table-cell>
          <table:table-cell table:formula="of:=[.D220]/[.$B$13]" office:value-type="float" office:value="3.36758867342197" calcext:value-type="float">
            <text:p>3.36758867342197</text:p>
          </table:table-cell>
          <table:table-cell table:formula="of:=[.E220]*[.$B$1]" office:value-type="float" office:value="0.134703546936879" calcext:value-type="float">
            <text:p>0.134703546936879</text:p>
          </table:table-cell>
          <table:table-cell table:formula="of:=[.E220]*[.$B$3]" office:value-type="float" office:value="0" calcext:value-type="float">
            <text:p>0</text:p>
          </table:table-cell>
          <table:table-cell table:formula="of:=[.E220]/[.$B$5]" office:value-type="float" office:value="3.36758867342198" calcext:value-type="float">
            <text:p>3.368</text:p>
          </table:table-cell>
          <table:table-cell table:formula="of:=[.$B$4]*(1-1/(1+[.H220]))" office:value-type="float" office:value="0" calcext:value-type="float">
            <text:p>0</text:p>
          </table:table-cell>
          <table:table-cell table:formula="of:=[.G220]+[.I220]" office:value-type="float" office:value="0" calcext:value-type="float">
            <text:p>0</text:p>
          </table:table-cell>
          <table:table-cell table:formula="of:=[.E220]*[.$B$7]" office:value-type="float" office:value="0.0572490074481736" calcext:value-type="float">
            <text:p>0.0572490074481736</text:p>
          </table:table-cell>
          <table:table-cell table:formula="of:=[.E220]/[.$B$9]" office:value-type="float" office:value="3.36758867342197" calcext:value-type="float">
            <text:p>3.36758867342197</text:p>
          </table:table-cell>
          <table:table-cell table:formula="of:=[.$B$8]*TANH([.L220])" office:value-type="float" office:value="0.1197151310652" calcext:value-type="float">
            <text:p>0.1197151310652</text:p>
          </table:table-cell>
          <table:table-cell table:formula="of:=[.K220]+[.M220]" office:value-type="float" office:value="0.176964138513374" calcext:value-type="float">
            <text:p>0.176964138513374</text:p>
          </table:table-cell>
          <table:table-cell table:formula="of:=[.O219]+[.E220]*[.$D$88]" office:value-type="float" office:value="0.0313185746628244" calcext:value-type="float">
            <text:p>0.0313185746628244</text:p>
          </table:table-cell>
          <table:table-cell table:formula="of:=[.O220]+[.F220]" office:value-type="float" office:value="0.166022121599703" calcext:value-type="float">
            <text:p>0.166022121599703</text:p>
          </table:table-cell>
          <table:table-cell table:formula="of:=[.O220]+[.J220]" office:value-type="float" office:value="0.0313185746628244" calcext:value-type="float">
            <text:p>0.0313185746628244</text:p>
          </table:table-cell>
          <table:table-cell table:formula="of:=[.O220]+[.N220]" office:value-type="float" office:value="0.208282713176198" calcext:value-type="float">
            <text:p>0.208282713176198</text:p>
          </table:table-cell>
          <table:table-cell table:formula="of:=MAX(0; [.$B$2]*0.5 - ABS([.B220]))*[.$D$88]/(([.$B$2]*0.5)^2)" office:value-type="float" office:value="0" calcext:value-type="float">
            <text:p>0</text:p>
          </table:table-cell>
          <table:table-cell table:formula="of:=MAX(0; [.$B$6]*0.5 - ABS([.$B220]))*[.$D$88]/(([.$B$6]*0.5)^2)" office:value-type="float" office:value="0" calcext:value-type="float">
            <text:p>0</text:p>
          </table:table-cell>
          <table:table-cell table:formula="of:=MAX(0; [.$B$10]*0.5 - ABS([.$B220]))*[.$D$88]/(([.$B$10]*0.5)^2)" office:value-type="float" office:value="0" calcext:value-type="float">
            <text:p>0</text:p>
          </table:table-cell>
          <table:table-cell table:formula="of:=SUMPRODUCT([.F170:.F270];[.$S$140:.$S$240])" office:value-type="float" office:value="0.134811309774428" calcext:value-type="float">
            <text:p>0.134811309774428</text:p>
          </table:table-cell>
          <table:table-cell table:formula="of:=SUMPRODUCT([.J170:.J270];[.T$140:.T$240])" office:value-type="float" office:value="0" calcext:value-type="float">
            <text:p>0</text:p>
          </table:table-cell>
          <table:table-cell table:formula="of:=SUMPRODUCT([.N170:.N270];[.U$140:.U$240])" office:value-type="float" office:value="0.176581294646871" calcext:value-type="float">
            <text:p>0.176581294646871</text:p>
          </table:table-cell>
          <table:table-cell table:style-name="ce9" table:formula="of:=[.V220]+[.$O220]" office:value-type="float" office:value="0.166129884437253" calcext:value-type="float">
            <text:p>0.166129884437253</text:p>
          </table:table-cell>
          <table:table-cell table:style-name="ce9" table:formula="of:=[.W220]+[.$O220]" office:value-type="float" office:value="0.0313185746628244" calcext:value-type="float">
            <text:p>0.0313185746628244</text:p>
          </table:table-cell>
          <table:table-cell table:style-name="ce9" table:formula="of:=[.X220]+[.$O220]" office:value-type="float" office:value="0.207899869309696" calcext:value-type="float">
            <text:p>0.207899869309696</text:p>
          </table:table-cell>
          <table:table-cell table:style-name="ce9" table:formula="of:=([.Y220]-[.Y219])/[.$D$88]" office:value-type="float" office:value="10.8571058831125" calcext:value-type="float">
            <text:p>10.8571058831125</text:p>
          </table:table-cell>
          <table:table-cell table:formula="of:=([.Z220]-[.Z219])/[.$D$88]" office:value-type="float" office:value="3.36758867342201" calcext:value-type="float">
            <text:p>3.36758867342201</text:p>
          </table:table-cell>
          <table:table-cell table:style-name="ce11" table:formula="of:=([.AA220]-[.AA219])/[.$D$88]" office:value-type="float" office:value="6.88483151173281" calcext:value-type="float">
            <text:p>6.88483151173281</text:p>
          </table:table-cell>
          <table:table-cell table:style-name="ce9" table:formula="of:=([.AB220]-[.AB219])/[.$D$88]" office:value-type="float" office:value="187.088259634581" calcext:value-type="float">
            <text:p>187.088259634581</text:p>
          </table:table-cell>
          <table:table-cell table:formula="of:=([.AC220]-[.AC219])/[.$D$88]" office:value-type="float" office:value="187.088259634736" calcext:value-type="float">
            <text:p>187.088259634736</text:p>
          </table:table-cell>
          <table:table-cell table:style-name="ce11" table:formula="of:=([.AD220]-[.AD219])/[.$D$88]" office:value-type="float" office:value="51.8195513392013" calcext:value-type="float">
            <text:p>51.8195513392013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62" calcext:value-type="float">
            <text:p>0.62</text:p>
          </table:table-cell>
          <table:table-cell table:formula="of:=[.A221]*[.$B$88]" office:value-type="float" office:value="0.0186" calcext:value-type="float">
            <text:p>0.0186</text:p>
          </table:table-cell>
          <table:table-cell table:formula="of:=MIN([.B221]*[.$B$11];[.$B$12])" office:value-type="float" office:value="93" calcext:value-type="float">
            <text:p>93</text:p>
          </table:table-cell>
          <table:table-cell table:formula="of:=[.C221]*[.$B$14]*[.$B$15]" office:value-type="float" office:value="8.37" calcext:value-type="float">
            <text:p>8.37</text:p>
          </table:table-cell>
          <table:table-cell table:formula="of:=[.D221]/[.$B$13]" office:value-type="float" office:value="3.47984162920271" calcext:value-type="float">
            <text:p>3.47984162920271</text:p>
          </table:table-cell>
          <table:table-cell table:formula="of:=[.E221]*[.$B$1]" office:value-type="float" office:value="0.139193665168108" calcext:value-type="float">
            <text:p>0.139193665168108</text:p>
          </table:table-cell>
          <table:table-cell table:formula="of:=[.E221]*[.$B$3]" office:value-type="float" office:value="0" calcext:value-type="float">
            <text:p>0</text:p>
          </table:table-cell>
          <table:table-cell table:formula="of:=[.E221]/[.$B$5]" office:value-type="float" office:value="3.47984162920271" calcext:value-type="float">
            <text:p>3.480</text:p>
          </table:table-cell>
          <table:table-cell table:formula="of:=[.$B$4]*(1-1/(1+[.H221]))" office:value-type="float" office:value="0" calcext:value-type="float">
            <text:p>0</text:p>
          </table:table-cell>
          <table:table-cell table:formula="of:=[.G221]+[.I221]" office:value-type="float" office:value="0" calcext:value-type="float">
            <text:p>0</text:p>
          </table:table-cell>
          <table:table-cell table:formula="of:=[.E221]*[.$B$7]" office:value-type="float" office:value="0.059157307696446" calcext:value-type="float">
            <text:p>0.059157307696446</text:p>
          </table:table-cell>
          <table:table-cell table:formula="of:=[.E221]/[.$B$9]" office:value-type="float" office:value="3.47984162920271" calcext:value-type="float">
            <text:p>3.47984162920271</text:p>
          </table:table-cell>
          <table:table-cell table:formula="of:=[.$B$8]*TANH([.L221])" office:value-type="float" office:value="0.119772360782321" calcext:value-type="float">
            <text:p>0.119772360782321</text:p>
          </table:table-cell>
          <table:table-cell table:formula="of:=[.K221]+[.M221]" office:value-type="float" office:value="0.178929668478767" calcext:value-type="float">
            <text:p>0.178929668478767</text:p>
          </table:table-cell>
          <table:table-cell table:formula="of:=[.O220]+[.E221]*[.$D$88]" office:value-type="float" office:value="0.033406479640346" calcext:value-type="float">
            <text:p>0.033406479640346</text:p>
          </table:table-cell>
          <table:table-cell table:formula="of:=[.O221]+[.F221]" office:value-type="float" office:value="0.172600144808454" calcext:value-type="float">
            <text:p>0.172600144808454</text:p>
          </table:table-cell>
          <table:table-cell table:formula="of:=[.O221]+[.J221]" office:value-type="float" office:value="0.033406479640346" calcext:value-type="float">
            <text:p>0.033406479640346</text:p>
          </table:table-cell>
          <table:table-cell table:formula="of:=[.O221]+[.N221]" office:value-type="float" office:value="0.212336148119113" calcext:value-type="float">
            <text:p>0.212336148119113</text:p>
          </table:table-cell>
          <table:table-cell table:formula="of:=MAX(0; [.$B$2]*0.5 - ABS([.B221]))*[.$D$88]/(([.$B$2]*0.5)^2)" office:value-type="float" office:value="0" calcext:value-type="float">
            <text:p>0</text:p>
          </table:table-cell>
          <table:table-cell table:formula="of:=MAX(0; [.$B$6]*0.5 - ABS([.$B221]))*[.$D$88]/(([.$B$6]*0.5)^2)" office:value-type="float" office:value="0" calcext:value-type="float">
            <text:p>0</text:p>
          </table:table-cell>
          <table:table-cell table:formula="of:=MAX(0; [.$B$10]*0.5 - ABS([.$B221]))*[.$D$88]/(([.$B$10]*0.5)^2)" office:value-type="float" office:value="0" calcext:value-type="float">
            <text:p>0</text:p>
          </table:table-cell>
          <table:table-cell table:formula="of:=SUMPRODUCT([.F171:.F271];[.$S$140:.$S$240])" office:value-type="float" office:value="0.139305020100243" calcext:value-type="float">
            <text:p>0.139305020100243</text:p>
          </table:table-cell>
          <table:table-cell table:formula="of:=SUMPRODUCT([.J171:.J271];[.T$140:.T$240])" office:value-type="float" office:value="0" calcext:value-type="float">
            <text:p>0</text:p>
          </table:table-cell>
          <table:table-cell table:formula="of:=SUMPRODUCT([.N171:.N271];[.U$140:.U$240])" office:value-type="float" office:value="0.178652238006578" calcext:value-type="float">
            <text:p>0.178652238006578</text:p>
          </table:table-cell>
          <table:table-cell table:style-name="ce9" table:formula="of:=[.V221]+[.$O221]" office:value-type="float" office:value="0.172711499740589" calcext:value-type="float">
            <text:p>0.172711499740589</text:p>
          </table:table-cell>
          <table:table-cell table:style-name="ce9" table:formula="of:=[.W221]+[.$O221]" office:value-type="float" office:value="0.0334064796403461" calcext:value-type="float">
            <text:p>0.0334064796403461</text:p>
          </table:table-cell>
          <table:table-cell table:style-name="ce9" table:formula="of:=[.X221]+[.$O221]" office:value-type="float" office:value="0.212058717646925" calcext:value-type="float">
            <text:p>0.212058717646925</text:p>
          </table:table-cell>
          <table:table-cell table:style-name="ce9" table:formula="of:=([.Y221]-[.Y220])/[.$D$88]" office:value-type="float" office:value="10.9693588388932" calcext:value-type="float">
            <text:p>10.9693588388932</text:p>
          </table:table-cell>
          <table:table-cell table:formula="of:=([.Z221]-[.Z220])/[.$D$88]" office:value-type="float" office:value="3.47984162920283" calcext:value-type="float">
            <text:p>3.47984162920283</text:p>
          </table:table-cell>
          <table:table-cell table:style-name="ce11" table:formula="of:=([.AA221]-[.AA220])/[.$D$88]" office:value-type="float" office:value="6.93141389538137" calcext:value-type="float">
            <text:p>6.93141389538137</text:p>
          </table:table-cell>
          <table:table-cell table:style-name="ce9" table:formula="of:=([.AB221]-[.AB220])/[.$D$88]" office:value-type="float" office:value="187.088259634504" calcext:value-type="float">
            <text:p>187.088259634504</text:p>
          </table:table-cell>
          <table:table-cell table:formula="of:=([.AC221]-[.AC220])/[.$D$88]" office:value-type="float" office:value="187.088259634707" calcext:value-type="float">
            <text:p>187.088259634707</text:p>
          </table:table-cell>
          <table:table-cell table:style-name="ce11" table:formula="of:=([.AD221]-[.AD220])/[.$D$88]" office:value-type="float" office:value="77.6373060809273" calcext:value-type="float">
            <text:p>77.6373060809273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64" calcext:value-type="float">
            <text:p>0.64</text:p>
          </table:table-cell>
          <table:table-cell table:formula="of:=[.A222]*[.$B$88]" office:value-type="float" office:value="0.0192" calcext:value-type="float">
            <text:p>0.0192</text:p>
          </table:table-cell>
          <table:table-cell table:formula="of:=MIN([.B222]*[.$B$11];[.$B$12])" office:value-type="float" office:value="96" calcext:value-type="float">
            <text:p>96</text:p>
          </table:table-cell>
          <table:table-cell table:formula="of:=[.C222]*[.$B$14]*[.$B$15]" office:value-type="float" office:value="8.64" calcext:value-type="float">
            <text:p>8.64</text:p>
          </table:table-cell>
          <table:table-cell table:formula="of:=[.D222]/[.$B$13]" office:value-type="float" office:value="3.59209458498344" calcext:value-type="float">
            <text:p>3.59209458498344</text:p>
          </table:table-cell>
          <table:table-cell table:formula="of:=[.E222]*[.$B$1]" office:value-type="float" office:value="0.143683783399338" calcext:value-type="float">
            <text:p>0.143683783399338</text:p>
          </table:table-cell>
          <table:table-cell table:formula="of:=[.E222]*[.$B$3]" office:value-type="float" office:value="0" calcext:value-type="float">
            <text:p>0</text:p>
          </table:table-cell>
          <table:table-cell table:formula="of:=[.E222]/[.$B$5]" office:value-type="float" office:value="3.59209458498345" calcext:value-type="float">
            <text:p>3.592</text:p>
          </table:table-cell>
          <table:table-cell table:formula="of:=[.$B$4]*(1-1/(1+[.H222]))" office:value-type="float" office:value="0" calcext:value-type="float">
            <text:p>0</text:p>
          </table:table-cell>
          <table:table-cell table:formula="of:=[.G222]+[.I222]" office:value-type="float" office:value="0" calcext:value-type="float">
            <text:p>0</text:p>
          </table:table-cell>
          <table:table-cell table:formula="of:=[.E222]*[.$B$7]" office:value-type="float" office:value="0.0610656079447185" calcext:value-type="float">
            <text:p>0.0610656079447185</text:p>
          </table:table-cell>
          <table:table-cell table:formula="of:=[.E222]/[.$B$9]" office:value-type="float" office:value="3.59209458498344" calcext:value-type="float">
            <text:p>3.59209458498344</text:p>
          </table:table-cell>
          <table:table-cell table:formula="of:=[.$B$8]*TANH([.L222])" office:value-type="float" office:value="0.119818101864361" calcext:value-type="float">
            <text:p>0.119818101864361</text:p>
          </table:table-cell>
          <table:table-cell table:formula="of:=[.K222]+[.M222]" office:value-type="float" office:value="0.180883709809079" calcext:value-type="float">
            <text:p>0.180883709809079</text:p>
          </table:table-cell>
          <table:table-cell table:formula="of:=[.O221]+[.E222]*[.$D$88]" office:value-type="float" office:value="0.0355617363913361" calcext:value-type="float">
            <text:p>0.0355617363913361</text:p>
          </table:table-cell>
          <table:table-cell table:formula="of:=[.O222]+[.F222]" office:value-type="float" office:value="0.179245519790674" calcext:value-type="float">
            <text:p>0.179245519790674</text:p>
          </table:table-cell>
          <table:table-cell table:formula="of:=[.O222]+[.J222]" office:value-type="float" office:value="0.0355617363913361" calcext:value-type="float">
            <text:p>0.0355617363913361</text:p>
          </table:table-cell>
          <table:table-cell table:formula="of:=[.O222]+[.N222]" office:value-type="float" office:value="0.216445446200415" calcext:value-type="float">
            <text:p>0.216445446200415</text:p>
          </table:table-cell>
          <table:table-cell table:formula="of:=MAX(0; [.$B$2]*0.5 - ABS([.B222]))*[.$D$88]/(([.$B$2]*0.5)^2)" office:value-type="float" office:value="0" calcext:value-type="float">
            <text:p>0</text:p>
          </table:table-cell>
          <table:table-cell table:formula="of:=MAX(0; [.$B$6]*0.5 - ABS([.$B222]))*[.$D$88]/(([.$B$6]*0.5)^2)" office:value-type="float" office:value="0" calcext:value-type="float">
            <text:p>0</text:p>
          </table:table-cell>
          <table:table-cell table:formula="of:=MAX(0; [.$B$10]*0.5 - ABS([.$B222]))*[.$D$88]/(([.$B$10]*0.5)^2)" office:value-type="float" office:value="0" calcext:value-type="float">
            <text:p>0</text:p>
          </table:table-cell>
          <table:table-cell table:formula="of:=SUMPRODUCT([.F172:.F272];[.$S$140:.$S$240])" office:value-type="float" office:value="0.143798730426057" calcext:value-type="float">
            <text:p>0.143798730426057</text:p>
          </table:table-cell>
          <table:table-cell table:formula="of:=SUMPRODUCT([.J172:.J272];[.T$140:.T$240])" office:value-type="float" office:value="0" calcext:value-type="float">
            <text:p>0</text:p>
          </table:table-cell>
          <table:table-cell table:formula="of:=SUMPRODUCT([.N172:.N272];[.U$140:.U$240])" office:value-type="float" office:value="0.180691377454657" calcext:value-type="float">
            <text:p>0.180691377454657</text:p>
          </table:table-cell>
          <table:table-cell table:style-name="ce9" table:formula="of:=[.V222]+[.$O222]" office:value-type="float" office:value="0.179360466817393" calcext:value-type="float">
            <text:p>0.179360466817393</text:p>
          </table:table-cell>
          <table:table-cell table:style-name="ce9" table:formula="of:=[.W222]+[.$O222]" office:value-type="float" office:value="0.0355617363913361" calcext:value-type="float">
            <text:p>0.0355617363913361</text:p>
          </table:table-cell>
          <table:table-cell table:style-name="ce9" table:formula="of:=[.X222]+[.$O222]" office:value-type="float" office:value="0.216253113845993" calcext:value-type="float">
            <text:p>0.216253113845993</text:p>
          </table:table-cell>
          <table:table-cell table:style-name="ce9" table:formula="of:=([.Y222]-[.Y221])/[.$D$88]" office:value-type="float" office:value="11.081611794674" calcext:value-type="float">
            <text:p>11.081611794674</text:p>
          </table:table-cell>
          <table:table-cell table:formula="of:=([.Z222]-[.Z221])/[.$D$88]" office:value-type="float" office:value="3.59209458498333" calcext:value-type="float">
            <text:p>3.59209458498333</text:p>
          </table:table-cell>
          <table:table-cell table:style-name="ce11" table:formula="of:=([.AA222]-[.AA221])/[.$D$88]" office:value-type="float" office:value="6.99066033178051" calcext:value-type="float">
            <text:p>6.99066033178051</text:p>
          </table:table-cell>
          <table:table-cell table:style-name="ce9" table:formula="of:=([.AB222]-[.AB221])/[.$D$88]" office:value-type="float" office:value="187.088259634735" calcext:value-type="float">
            <text:p>187.088259634735</text:p>
          </table:table-cell>
          <table:table-cell table:formula="of:=([.AC222]-[.AC221])/[.$D$88]" office:value-type="float" office:value="187.088259634176" calcext:value-type="float">
            <text:p>187.088259634176</text:p>
          </table:table-cell>
          <table:table-cell table:style-name="ce11" table:formula="of:=([.AD222]-[.AD221])/[.$D$88]" office:value-type="float" office:value="98.7440606652375" calcext:value-type="float">
            <text:p>98.7440606652375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66" calcext:value-type="float">
            <text:p>0.66</text:p>
          </table:table-cell>
          <table:table-cell table:formula="of:=[.A223]*[.$B$88]" office:value-type="float" office:value="0.0198" calcext:value-type="float">
            <text:p>0.0198</text:p>
          </table:table-cell>
          <table:table-cell table:formula="of:=MIN([.B223]*[.$B$11];[.$B$12])" office:value-type="float" office:value="99" calcext:value-type="float">
            <text:p>99</text:p>
          </table:table-cell>
          <table:table-cell table:formula="of:=[.C223]*[.$B$14]*[.$B$15]" office:value-type="float" office:value="8.91" calcext:value-type="float">
            <text:p>8.91</text:p>
          </table:table-cell>
          <table:table-cell table:formula="of:=[.D223]/[.$B$13]" office:value-type="float" office:value="3.70434754076417" calcext:value-type="float">
            <text:p>3.70434754076417</text:p>
          </table:table-cell>
          <table:table-cell table:formula="of:=[.E223]*[.$B$1]" office:value-type="float" office:value="0.148173901630567" calcext:value-type="float">
            <text:p>0.148173901630567</text:p>
          </table:table-cell>
          <table:table-cell table:formula="of:=[.E223]*[.$B$3]" office:value-type="float" office:value="0" calcext:value-type="float">
            <text:p>0</text:p>
          </table:table-cell>
          <table:table-cell table:formula="of:=[.E223]/[.$B$5]" office:value-type="float" office:value="3.70434754076418" calcext:value-type="float">
            <text:p>3.704</text:p>
          </table:table-cell>
          <table:table-cell table:formula="of:=[.$B$4]*(1-1/(1+[.H223]))" office:value-type="float" office:value="0" calcext:value-type="float">
            <text:p>0</text:p>
          </table:table-cell>
          <table:table-cell table:formula="of:=[.G223]+[.I223]" office:value-type="float" office:value="0" calcext:value-type="float">
            <text:p>0</text:p>
          </table:table-cell>
          <table:table-cell table:formula="of:=[.E223]*[.$B$7]" office:value-type="float" office:value="0.062973908192991" calcext:value-type="float">
            <text:p>0.062973908192991</text:p>
          </table:table-cell>
          <table:table-cell table:formula="of:=[.E223]/[.$B$9]" office:value-type="float" office:value="3.70434754076417" calcext:value-type="float">
            <text:p>3.70434754076417</text:p>
          </table:table-cell>
          <table:table-cell table:formula="of:=[.$B$8]*TANH([.L223])" office:value-type="float" office:value="0.11985465745388" calcext:value-type="float">
            <text:p>0.11985465745388</text:p>
          </table:table-cell>
          <table:table-cell table:formula="of:=[.K223]+[.M223]" office:value-type="float" office:value="0.182828565646871" calcext:value-type="float">
            <text:p>0.182828565646871</text:p>
          </table:table-cell>
          <table:table-cell table:formula="of:=[.O222]+[.E223]*[.$D$88]" office:value-type="float" office:value="0.0377843449157946" calcext:value-type="float">
            <text:p>0.0377843449157946</text:p>
          </table:table-cell>
          <table:table-cell table:formula="of:=[.O223]+[.F223]" office:value-type="float" office:value="0.185958246546361" calcext:value-type="float">
            <text:p>0.185958246546361</text:p>
          </table:table-cell>
          <table:table-cell table:formula="of:=[.O223]+[.J223]" office:value-type="float" office:value="0.0377843449157946" calcext:value-type="float">
            <text:p>0.0377843449157946</text:p>
          </table:table-cell>
          <table:table-cell table:formula="of:=[.O223]+[.N223]" office:value-type="float" office:value="0.220612910562665" calcext:value-type="float">
            <text:p>0.220612910562665</text:p>
          </table:table-cell>
          <table:table-cell table:formula="of:=MAX(0; [.$B$2]*0.5 - ABS([.B223]))*[.$D$88]/(([.$B$2]*0.5)^2)" office:value-type="float" office:value="0" calcext:value-type="float">
            <text:p>0</text:p>
          </table:table-cell>
          <table:table-cell table:formula="of:=MAX(0; [.$B$6]*0.5 - ABS([.$B223]))*[.$D$88]/(([.$B$6]*0.5)^2)" office:value-type="float" office:value="0" calcext:value-type="float">
            <text:p>0</text:p>
          </table:table-cell>
          <table:table-cell table:formula="of:=MAX(0; [.$B$10]*0.5 - ABS([.$B223]))*[.$D$88]/(([.$B$10]*0.5)^2)" office:value-type="float" office:value="0" calcext:value-type="float">
            <text:p>0</text:p>
          </table:table-cell>
          <table:table-cell table:formula="of:=SUMPRODUCT([.F173:.F273];[.$S$140:.$S$240])" office:value-type="float" office:value="0.148292440751871" calcext:value-type="float">
            <text:p>0.148292440751871</text:p>
          </table:table-cell>
          <table:table-cell table:formula="of:=SUMPRODUCT([.J173:.J273];[.T$140:.T$240])" office:value-type="float" office:value="0" calcext:value-type="float">
            <text:p>0</text:p>
          </table:table-cell>
          <table:table-cell table:formula="of:=SUMPRODUCT([.N173:.N273];[.U$140:.U$240])" office:value-type="float" office:value="0.182704897275742" calcext:value-type="float">
            <text:p>0.182704897275742</text:p>
          </table:table-cell>
          <table:table-cell table:style-name="ce9" table:formula="of:=[.V223]+[.$O223]" office:value-type="float" office:value="0.186076785667666" calcext:value-type="float">
            <text:p>0.186076785667666</text:p>
          </table:table-cell>
          <table:table-cell table:style-name="ce9" table:formula="of:=[.W223]+[.$O223]" office:value-type="float" office:value="0.0377843449157946" calcext:value-type="float">
            <text:p>0.0377843449157946</text:p>
          </table:table-cell>
          <table:table-cell table:style-name="ce9" table:formula="of:=[.X223]+[.$O223]" office:value-type="float" office:value="0.220489242191537" calcext:value-type="float">
            <text:p>0.220489242191537</text:p>
          </table:table-cell>
          <table:table-cell table:style-name="ce9" table:formula="of:=([.Y223]-[.Y222])/[.$D$88]" office:value-type="float" office:value="11.1938647504547" calcext:value-type="float">
            <text:p>11.1938647504547</text:p>
          </table:table-cell>
          <table:table-cell table:formula="of:=([.Z223]-[.Z222])/[.$D$88]" office:value-type="float" office:value="3.70434754076416" calcext:value-type="float">
            <text:p>3.70434754076416</text:p>
          </table:table-cell>
          <table:table-cell table:style-name="ce11" table:formula="of:=([.AA223]-[.AA222])/[.$D$88]" office:value-type="float" office:value="7.06021390923998" calcext:value-type="float">
            <text:p>7.06021390923998</text:p>
          </table:table-cell>
          <table:table-cell table:style-name="ce9" table:formula="of:=([.AB223]-[.AB222])/[.$D$88]" office:value-type="float" office:value="187.088259634427" calcext:value-type="float">
            <text:p>187.088259634427</text:p>
          </table:table-cell>
          <table:table-cell table:formula="of:=([.AC223]-[.AC222])/[.$D$88]" office:value-type="float" office:value="187.088259634716" calcext:value-type="float">
            <text:p>187.088259634716</text:p>
          </table:table-cell>
          <table:table-cell table:style-name="ce11" table:formula="of:=([.AD223]-[.AD222])/[.$D$88]" office:value-type="float" office:value="115.922629099114" calcext:value-type="float">
            <text:p>115.922629099114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68" calcext:value-type="float">
            <text:p>0.68</text:p>
          </table:table-cell>
          <table:table-cell table:formula="of:=[.A224]*[.$B$88]" office:value-type="float" office:value="0.0204" calcext:value-type="float">
            <text:p>0.0204</text:p>
          </table:table-cell>
          <table:table-cell table:formula="of:=MIN([.B224]*[.$B$11];[.$B$12])" office:value-type="float" office:value="102" calcext:value-type="float">
            <text:p>102</text:p>
          </table:table-cell>
          <table:table-cell table:formula="of:=[.C224]*[.$B$14]*[.$B$15]" office:value-type="float" office:value="9.18" calcext:value-type="float">
            <text:p>9.18</text:p>
          </table:table-cell>
          <table:table-cell table:formula="of:=[.D224]/[.$B$13]" office:value-type="float" office:value="3.81660049654491" calcext:value-type="float">
            <text:p>3.81660049654491</text:p>
          </table:table-cell>
          <table:table-cell table:formula="of:=[.E224]*[.$B$1]" office:value-type="float" office:value="0.152664019861796" calcext:value-type="float">
            <text:p>0.152664019861796</text:p>
          </table:table-cell>
          <table:table-cell table:formula="of:=[.E224]*[.$B$3]" office:value-type="float" office:value="0" calcext:value-type="float">
            <text:p>0</text:p>
          </table:table-cell>
          <table:table-cell table:formula="of:=[.E224]/[.$B$5]" office:value-type="float" office:value="3.81660049654491" calcext:value-type="float">
            <text:p>3.817</text:p>
          </table:table-cell>
          <table:table-cell table:formula="of:=[.$B$4]*(1-1/(1+[.H224]))" office:value-type="float" office:value="0" calcext:value-type="float">
            <text:p>0</text:p>
          </table:table-cell>
          <table:table-cell table:formula="of:=[.G224]+[.I224]" office:value-type="float" office:value="0" calcext:value-type="float">
            <text:p>0</text:p>
          </table:table-cell>
          <table:table-cell table:formula="of:=[.E224]*[.$B$7]" office:value-type="float" office:value="0.0648822084412634" calcext:value-type="float">
            <text:p>0.0648822084412634</text:p>
          </table:table-cell>
          <table:table-cell table:formula="of:=[.E224]/[.$B$9]" office:value-type="float" office:value="3.81660049654491" calcext:value-type="float">
            <text:p>3.81660049654491</text:p>
          </table:table-cell>
          <table:table-cell table:formula="of:=[.$B$8]*TANH([.L224])" office:value-type="float" office:value="0.119883870120267" calcext:value-type="float">
            <text:p>0.119883870120267</text:p>
          </table:table-cell>
          <table:table-cell table:formula="of:=[.K224]+[.M224]" office:value-type="float" office:value="0.184766078561531" calcext:value-type="float">
            <text:p>0.184766078561531</text:p>
          </table:table-cell>
          <table:table-cell table:formula="of:=[.O223]+[.E224]*[.$D$88]" office:value-type="float" office:value="0.0400743052137215" calcext:value-type="float">
            <text:p>0.0400743052137215</text:p>
          </table:table-cell>
          <table:table-cell table:formula="of:=[.O224]+[.F224]" office:value-type="float" office:value="0.192738325075518" calcext:value-type="float">
            <text:p>0.192738325075518</text:p>
          </table:table-cell>
          <table:table-cell table:formula="of:=[.O224]+[.J224]" office:value-type="float" office:value="0.0400743052137215" calcext:value-type="float">
            <text:p>0.0400743052137215</text:p>
          </table:table-cell>
          <table:table-cell table:formula="of:=[.O224]+[.N224]" office:value-type="float" office:value="0.224840383775252" calcext:value-type="float">
            <text:p>0.224840383775252</text:p>
          </table:table-cell>
          <table:table-cell table:formula="of:=MAX(0; [.$B$2]*0.5 - ABS([.B224]))*[.$D$88]/(([.$B$2]*0.5)^2)" office:value-type="float" office:value="0" calcext:value-type="float">
            <text:p>0</text:p>
          </table:table-cell>
          <table:table-cell table:formula="of:=MAX(0; [.$B$6]*0.5 - ABS([.$B224]))*[.$D$88]/(([.$B$6]*0.5)^2)" office:value-type="float" office:value="0" calcext:value-type="float">
            <text:p>0</text:p>
          </table:table-cell>
          <table:table-cell table:formula="of:=MAX(0; [.$B$10]*0.5 - ABS([.$B224]))*[.$D$88]/(([.$B$10]*0.5)^2)" office:value-type="float" office:value="0" calcext:value-type="float">
            <text:p>0</text:p>
          </table:table-cell>
          <table:table-cell table:formula="of:=SUMPRODUCT([.F174:.F274];[.$S$140:.$S$240])" office:value-type="float" office:value="0.152786151077686" calcext:value-type="float">
            <text:p>0.152786151077686</text:p>
          </table:table-cell>
          <table:table-cell table:formula="of:=SUMPRODUCT([.J174:.J274];[.T$140:.T$240])" office:value-type="float" office:value="0" calcext:value-type="float">
            <text:p>0</text:p>
          </table:table-cell>
          <table:table-cell table:formula="of:=SUMPRODUCT([.N174:.N274];[.U$140:.U$240])" office:value-type="float" office:value="0.184697812588109" calcext:value-type="float">
            <text:p>0.184697812588109</text:p>
          </table:table-cell>
          <table:table-cell table:style-name="ce9" table:formula="of:=[.V224]+[.$O224]" office:value-type="float" office:value="0.192860456291408" calcext:value-type="float">
            <text:p>0.192860456291408</text:p>
          </table:table-cell>
          <table:table-cell table:style-name="ce9" table:formula="of:=[.W224]+[.$O224]" office:value-type="float" office:value="0.0400743052137216" calcext:value-type="float">
            <text:p>0.0400743052137216</text:p>
          </table:table-cell>
          <table:table-cell table:style-name="ce9" table:formula="of:=[.X224]+[.$O224]" office:value-type="float" office:value="0.22477211780183" calcext:value-type="float">
            <text:p>0.22477211780183</text:p>
          </table:table-cell>
          <table:table-cell table:style-name="ce9" table:formula="of:=([.Y224]-[.Y223])/[.$D$88]" office:value-type="float" office:value="11.3061177062354" calcext:value-type="float">
            <text:p>11.3061177062354</text:p>
          </table:table-cell>
          <table:table-cell table:formula="of:=([.Z224]-[.Z223])/[.$D$88]" office:value-type="float" office:value="3.81660049654501" calcext:value-type="float">
            <text:p>3.81660049654501</text:p>
          </table:table-cell>
          <table:table-cell table:style-name="ce11" table:formula="of:=([.AA224]-[.AA223])/[.$D$88]" office:value-type="float" office:value="7.13812601715593" calcext:value-type="float">
            <text:p>7.13812601715593</text:p>
          </table:table-cell>
          <table:table-cell table:style-name="ce9" table:formula="of:=([.AB224]-[.AB223])/[.$D$88]" office:value-type="float" office:value="187.088259634504" calcext:value-type="float">
            <text:p>187.088259634504</text:p>
          </table:table-cell>
          <table:table-cell table:formula="of:=([.AC224]-[.AC223])/[.$D$88]" office:value-type="float" office:value="187.088259634735" calcext:value-type="float">
            <text:p>187.088259634735</text:p>
          </table:table-cell>
          <table:table-cell table:style-name="ce11" table:formula="of:=([.AD224]-[.AD223])/[.$D$88]" office:value-type="float" office:value="129.853513193249" calcext:value-type="float">
            <text:p>129.853513193249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7" calcext:value-type="float">
            <text:p>0.7</text:p>
          </table:table-cell>
          <table:table-cell table:formula="of:=[.A225]*[.$B$88]" office:value-type="float" office:value="0.021" calcext:value-type="float">
            <text:p>0.021</text:p>
          </table:table-cell>
          <table:table-cell table:formula="of:=MIN([.B225]*[.$B$11];[.$B$12])" office:value-type="float" office:value="105" calcext:value-type="float">
            <text:p>105</text:p>
          </table:table-cell>
          <table:table-cell table:formula="of:=[.C225]*[.$B$14]*[.$B$15]" office:value-type="float" office:value="9.45" calcext:value-type="float">
            <text:p>9.45</text:p>
          </table:table-cell>
          <table:table-cell table:formula="of:=[.D225]/[.$B$13]" office:value-type="float" office:value="3.92885345232564" calcext:value-type="float">
            <text:p>3.92885345232564</text:p>
          </table:table-cell>
          <table:table-cell table:formula="of:=[.E225]*[.$B$1]" office:value-type="float" office:value="0.157154138093025" calcext:value-type="float">
            <text:p>0.157154138093025</text:p>
          </table:table-cell>
          <table:table-cell table:formula="of:=[.E225]*[.$B$3]" office:value-type="float" office:value="0" calcext:value-type="float">
            <text:p>0</text:p>
          </table:table-cell>
          <table:table-cell table:formula="of:=[.E225]/[.$B$5]" office:value-type="float" office:value="3.92885345232565" calcext:value-type="float">
            <text:p>3.929</text:p>
          </table:table-cell>
          <table:table-cell table:formula="of:=[.$B$4]*(1-1/(1+[.H225]))" office:value-type="float" office:value="0" calcext:value-type="float">
            <text:p>0</text:p>
          </table:table-cell>
          <table:table-cell table:formula="of:=[.G225]+[.I225]" office:value-type="float" office:value="0" calcext:value-type="float">
            <text:p>0</text:p>
          </table:table-cell>
          <table:table-cell table:formula="of:=[.E225]*[.$B$7]" office:value-type="float" office:value="0.0667905086895358" calcext:value-type="float">
            <text:p>0.0667905086895358</text:p>
          </table:table-cell>
          <table:table-cell table:formula="of:=[.E225]/[.$B$9]" office:value-type="float" office:value="3.92885345232564" calcext:value-type="float">
            <text:p>3.92885345232564</text:p>
          </table:table-cell>
          <table:table-cell table:formula="of:=[.$B$8]*TANH([.L225])" office:value-type="float" office:value="0.119907213550324" calcext:value-type="float">
            <text:p>0.119907213550324</text:p>
          </table:table-cell>
          <table:table-cell table:formula="of:=[.K225]+[.M225]" office:value-type="float" office:value="0.186697722239859" calcext:value-type="float">
            <text:p>0.186697722239859</text:p>
          </table:table-cell>
          <table:table-cell table:formula="of:=[.O224]+[.E225]*[.$D$88]" office:value-type="float" office:value="0.0424316172851169" calcext:value-type="float">
            <text:p>0.0424316172851169</text:p>
          </table:table-cell>
          <table:table-cell table:formula="of:=[.O225]+[.F225]" office:value-type="float" office:value="0.199585755378142" calcext:value-type="float">
            <text:p>0.199585755378142</text:p>
          </table:table-cell>
          <table:table-cell table:formula="of:=[.O225]+[.J225]" office:value-type="float" office:value="0.0424316172851169" calcext:value-type="float">
            <text:p>0.0424316172851169</text:p>
          </table:table-cell>
          <table:table-cell table:formula="of:=[.O225]+[.N225]" office:value-type="float" office:value="0.229129339524976" calcext:value-type="float">
            <text:p>0.229129339524976</text:p>
          </table:table-cell>
          <table:table-cell table:formula="of:=MAX(0; [.$B$2]*0.5 - ABS([.B225]))*[.$D$88]/(([.$B$2]*0.5)^2)" office:value-type="float" office:value="0" calcext:value-type="float">
            <text:p>0</text:p>
          </table:table-cell>
          <table:table-cell table:formula="of:=MAX(0; [.$B$6]*0.5 - ABS([.$B225]))*[.$D$88]/(([.$B$6]*0.5)^2)" office:value-type="float" office:value="0" calcext:value-type="float">
            <text:p>0</text:p>
          </table:table-cell>
          <table:table-cell table:formula="of:=MAX(0; [.$B$10]*0.5 - ABS([.$B225]))*[.$D$88]/(([.$B$10]*0.5)^2)" office:value-type="float" office:value="0" calcext:value-type="float">
            <text:p>0</text:p>
          </table:table-cell>
          <table:table-cell table:formula="of:=SUMPRODUCT([.F175:.F275];[.$S$140:.$S$240])" office:value-type="float" office:value="0.157269085119745" calcext:value-type="float">
            <text:p>0.157269085119745</text:p>
          </table:table-cell>
          <table:table-cell table:formula="of:=SUMPRODUCT([.J175:.J275];[.T$140:.T$240])" office:value-type="float" office:value="0" calcext:value-type="float">
            <text:p>0</text:p>
          </table:table-cell>
          <table:table-cell table:formula="of:=SUMPRODUCT([.N175:.N275];[.U$140:.U$240])" office:value-type="float" office:value="0.186669596998775" calcext:value-type="float">
            <text:p>0.186669596998775</text:p>
          </table:table-cell>
          <table:table-cell table:style-name="ce9" table:formula="of:=[.V225]+[.$O225]" office:value-type="float" office:value="0.199700702404862" calcext:value-type="float">
            <text:p>0.199700702404862</text:p>
          </table:table-cell>
          <table:table-cell table:style-name="ce9" table:formula="of:=[.W225]+[.$O225]" office:value-type="float" office:value="0.042431617285117" calcext:value-type="float">
            <text:p>0.042431617285117</text:p>
          </table:table-cell>
          <table:table-cell table:style-name="ce9" table:formula="of:=[.X225]+[.$O225]" office:value-type="float" office:value="0.229101214283892" calcext:value-type="float">
            <text:p>0.229101214283892</text:p>
          </table:table-cell>
          <table:table-cell table:style-name="ce9" table:formula="of:=([.Y225]-[.Y224])/[.$D$88]" office:value-type="float" office:value="11.4004101890912" calcext:value-type="float">
            <text:p>11.4004101890912</text:p>
          </table:table-cell>
          <table:table-cell table:formula="of:=([.Z225]-[.Z224])/[.$D$88]" office:value-type="float" office:value="3.92885345232566" calcext:value-type="float">
            <text:p>3.92885345232566</text:p>
          </table:table-cell>
          <table:table-cell table:style-name="ce11" table:formula="of:=([.AA225]-[.AA224])/[.$D$88]" office:value-type="float" office:value="7.21516080343621" calcext:value-type="float">
            <text:p>7.21516080343621</text:p>
          </table:table-cell>
          <table:table-cell table:style-name="ce9" table:formula="of:=([.AB225]-[.AB224])/[.$D$88]" office:value-type="float" office:value="157.15413809312" calcext:value-type="float">
            <text:p>157.15413809312</text:p>
          </table:table-cell>
          <table:table-cell table:formula="of:=([.AC225]-[.AC224])/[.$D$88]" office:value-type="float" office:value="187.088259634427" calcext:value-type="float">
            <text:p>187.088259634427</text:p>
          </table:table-cell>
          <table:table-cell table:style-name="ce11" table:formula="of:=([.AD225]-[.AD224])/[.$D$88]" office:value-type="float" office:value="128.391310467141" calcext:value-type="float">
            <text:p>128.391310467141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72" calcext:value-type="float">
            <text:p>0.72</text:p>
          </table:table-cell>
          <table:table-cell table:formula="of:=[.A226]*[.$B$88]" office:value-type="float" office:value="0.0216" calcext:value-type="float">
            <text:p>0.0216</text:p>
          </table:table-cell>
          <table:table-cell table:formula="of:=MIN([.B226]*[.$B$11];[.$B$12])" office:value-type="float" office:value="108" calcext:value-type="float">
            <text:p>108</text:p>
          </table:table-cell>
          <table:table-cell table:formula="of:=[.C226]*[.$B$14]*[.$B$15]" office:value-type="float" office:value="9.72" calcext:value-type="float">
            <text:p>9.72</text:p>
          </table:table-cell>
          <table:table-cell table:formula="of:=[.D226]/[.$B$13]" office:value-type="float" office:value="4.04110640810637" calcext:value-type="float">
            <text:p>4.04110640810637</text:p>
          </table:table-cell>
          <table:table-cell table:formula="of:=[.E226]*[.$B$1]" office:value-type="float" office:value="0.161644256324255" calcext:value-type="float">
            <text:p>0.161644256324255</text:p>
          </table:table-cell>
          <table:table-cell table:formula="of:=[.E226]*[.$B$3]" office:value-type="float" office:value="0" calcext:value-type="float">
            <text:p>0</text:p>
          </table:table-cell>
          <table:table-cell table:formula="of:=[.E226]/[.$B$5]" office:value-type="float" office:value="4.04110640810638" calcext:value-type="float">
            <text:p>4.041</text:p>
          </table:table-cell>
          <table:table-cell table:formula="of:=[.$B$4]*(1-1/(1+[.H226]))" office:value-type="float" office:value="0" calcext:value-type="float">
            <text:p>0</text:p>
          </table:table-cell>
          <table:table-cell table:formula="of:=[.G226]+[.I226]" office:value-type="float" office:value="0" calcext:value-type="float">
            <text:p>0</text:p>
          </table:table-cell>
          <table:table-cell table:formula="of:=[.E226]*[.$B$7]" office:value-type="float" office:value="0.0686988089378083" calcext:value-type="float">
            <text:p>0.0686988089378083</text:p>
          </table:table-cell>
          <table:table-cell table:formula="of:=[.E226]/[.$B$9]" office:value-type="float" office:value="4.04110640810637" calcext:value-type="float">
            <text:p>4.04110640810637</text:p>
          </table:table-cell>
          <table:table-cell table:formula="of:=[.$B$8]*TANH([.L226])" office:value-type="float" office:value="0.119925866134863" calcext:value-type="float">
            <text:p>0.119925866134863</text:p>
          </table:table-cell>
          <table:table-cell table:formula="of:=[.K226]+[.M226]" office:value-type="float" office:value="0.188624675072672" calcext:value-type="float">
            <text:p>0.188624675072672</text:p>
          </table:table-cell>
          <table:table-cell table:formula="of:=[.O225]+[.E226]*[.$D$88]" office:value-type="float" office:value="0.0448562811299807" calcext:value-type="float">
            <text:p>0.0448562811299807</text:p>
          </table:table-cell>
          <table:table-cell table:formula="of:=[.O226]+[.F226]" office:value-type="float" office:value="0.206500537454235" calcext:value-type="float">
            <text:p>0.206500537454235</text:p>
          </table:table-cell>
          <table:table-cell table:formula="of:=[.O226]+[.J226]" office:value-type="float" office:value="0.0448562811299807" calcext:value-type="float">
            <text:p>0.0448562811299807</text:p>
          </table:table-cell>
          <table:table-cell table:formula="of:=[.O226]+[.N226]" office:value-type="float" office:value="0.233480956202652" calcext:value-type="float">
            <text:p>0.233480956202652</text:p>
          </table:table-cell>
          <table:table-cell table:formula="of:=MAX(0; [.$B$2]*0.5 - ABS([.B226]))*[.$D$88]/(([.$B$2]*0.5)^2)" office:value-type="float" office:value="0" calcext:value-type="float">
            <text:p>0</text:p>
          </table:table-cell>
          <table:table-cell table:formula="of:=MAX(0; [.$B$6]*0.5 - ABS([.$B226]))*[.$D$88]/(([.$B$6]*0.5)^2)" office:value-type="float" office:value="0" calcext:value-type="float">
            <text:p>0</text:p>
          </table:table-cell>
          <table:table-cell table:formula="of:=MAX(0; [.$B$10]*0.5 - ABS([.$B226]))*[.$D$88]/(([.$B$10]*0.5)^2)" office:value-type="float" office:value="0" calcext:value-type="float">
            <text:p>0</text:p>
          </table:table-cell>
          <table:table-cell table:formula="of:=SUMPRODUCT([.F176:.F276];[.$S$140:.$S$240])" office:value-type="float" office:value="0.161725078452417" calcext:value-type="float">
            <text:p>0.161725078452417</text:p>
          </table:table-cell>
          <table:table-cell table:formula="of:=SUMPRODUCT([.J176:.J276];[.T$140:.T$240])" office:value-type="float" office:value="0" calcext:value-type="float">
            <text:p>0</text:p>
          </table:table-cell>
          <table:table-cell table:formula="of:=SUMPRODUCT([.N176:.N276];[.U$140:.U$240])" office:value-type="float" office:value="0.188616649667752" calcext:value-type="float">
            <text:p>0.188616649667752</text:p>
          </table:table-cell>
          <table:table-cell table:style-name="ce9" table:formula="of:=[.V226]+[.$O226]" office:value-type="float" office:value="0.206581359582398" calcext:value-type="float">
            <text:p>0.206581359582398</text:p>
          </table:table-cell>
          <table:table-cell table:style-name="ce9" table:formula="of:=[.W226]+[.$O226]" office:value-type="float" office:value="0.0448562811299808" calcext:value-type="float">
            <text:p>0.0448562811299808</text:p>
          </table:table-cell>
          <table:table-cell table:style-name="ce9" table:formula="of:=[.X226]+[.$O226]" office:value-type="float" office:value="0.233472930797733" calcext:value-type="float">
            <text:p>0.233472930797733</text:p>
          </table:table-cell>
          <table:table-cell table:style-name="ce9" table:formula="of:=([.Y226]-[.Y225])/[.$D$88]" office:value-type="float" office:value="11.4677619625597" calcext:value-type="float">
            <text:p>11.4677619625597</text:p>
          </table:table-cell>
          <table:table-cell table:formula="of:=([.Z226]-[.Z225])/[.$D$88]" office:value-type="float" office:value="4.04110640810634" calcext:value-type="float">
            <text:p>4.04110640810634</text:p>
          </table:table-cell>
          <table:table-cell table:style-name="ce11" table:formula="of:=([.AA226]-[.AA225])/[.$D$88]" office:value-type="float" office:value="7.28619418973435" calcext:value-type="float">
            <text:p>7.28619418973435</text:p>
          </table:table-cell>
          <table:table-cell table:style-name="ce9" table:formula="of:=([.AB226]-[.AB225])/[.$D$88]" office:value-type="float" office:value="112.252955780733" calcext:value-type="float">
            <text:p>112.252955780733</text:p>
          </table:table-cell>
          <table:table-cell table:formula="of:=([.AC226]-[.AC225])/[.$D$88]" office:value-type="float" office:value="187.088259634466" calcext:value-type="float">
            <text:p>187.088259634466</text:p>
          </table:table-cell>
          <table:table-cell table:style-name="ce11" table:formula="of:=([.AD226]-[.AD225])/[.$D$88]" office:value-type="float" office:value="118.38897716355" calcext:value-type="float">
            <text:p>118.38897716355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74" calcext:value-type="float">
            <text:p>0.74</text:p>
          </table:table-cell>
          <table:table-cell table:formula="of:=[.A227]*[.$B$88]" office:value-type="float" office:value="0.0222" calcext:value-type="float">
            <text:p>0.0222</text:p>
          </table:table-cell>
          <table:table-cell table:formula="of:=MIN([.B227]*[.$B$11];[.$B$12])" office:value-type="float" office:value="111" calcext:value-type="float">
            <text:p>111</text:p>
          </table:table-cell>
          <table:table-cell table:formula="of:=[.C227]*[.$B$14]*[.$B$15]" office:value-type="float" office:value="9.99" calcext:value-type="float">
            <text:p>9.99</text:p>
          </table:table-cell>
          <table:table-cell table:formula="of:=[.D227]/[.$B$13]" office:value-type="float" office:value="4.1533593638871" calcext:value-type="float">
            <text:p>4.1533593638871</text:p>
          </table:table-cell>
          <table:table-cell table:formula="of:=[.E227]*[.$B$1]" office:value-type="float" office:value="0.166134374555484" calcext:value-type="float">
            <text:p>0.166134374555484</text:p>
          </table:table-cell>
          <table:table-cell table:formula="of:=[.E227]*[.$B$3]" office:value-type="float" office:value="0" calcext:value-type="float">
            <text:p>0</text:p>
          </table:table-cell>
          <table:table-cell table:formula="of:=[.E227]/[.$B$5]" office:value-type="float" office:value="4.15335936388711" calcext:value-type="float">
            <text:p>4.153</text:p>
          </table:table-cell>
          <table:table-cell table:formula="of:=[.$B$4]*(1-1/(1+[.H227]))" office:value-type="float" office:value="0" calcext:value-type="float">
            <text:p>0</text:p>
          </table:table-cell>
          <table:table-cell table:formula="of:=[.G227]+[.I227]" office:value-type="float" office:value="0" calcext:value-type="float">
            <text:p>0</text:p>
          </table:table-cell>
          <table:table-cell table:formula="of:=[.E227]*[.$B$7]" office:value-type="float" office:value="0.0706071091860808" calcext:value-type="float">
            <text:p>0.0706071091860808</text:p>
          </table:table-cell>
          <table:table-cell table:formula="of:=[.E227]/[.$B$9]" office:value-type="float" office:value="4.1533593638871" calcext:value-type="float">
            <text:p>4.1533593638871</text:p>
          </table:table-cell>
          <table:table-cell table:formula="of:=[.$B$8]*TANH([.L227])" office:value-type="float" office:value="0.11994076997145" calcext:value-type="float">
            <text:p>0.11994076997145</text:p>
          </table:table-cell>
          <table:table-cell table:formula="of:=[.K227]+[.M227]" office:value-type="float" office:value="0.190547879157531" calcext:value-type="float">
            <text:p>0.190547879157531</text:p>
          </table:table-cell>
          <table:table-cell table:formula="of:=[.O226]+[.E227]*[.$D$88]" office:value-type="float" office:value="0.047348296748313" calcext:value-type="float">
            <text:p>0.047348296748313</text:p>
          </table:table-cell>
          <table:table-cell table:formula="of:=[.O227]+[.F227]" office:value-type="float" office:value="0.213482671303797" calcext:value-type="float">
            <text:p>0.213482671303797</text:p>
          </table:table-cell>
          <table:table-cell table:formula="of:=[.O227]+[.J227]" office:value-type="float" office:value="0.047348296748313" calcext:value-type="float">
            <text:p>0.047348296748313</text:p>
          </table:table-cell>
          <table:table-cell table:formula="of:=[.O227]+[.N227]" office:value-type="float" office:value="0.237896175905844" calcext:value-type="float">
            <text:p>0.237896175905844</text:p>
          </table:table-cell>
          <table:table-cell table:formula="of:=MAX(0; [.$B$2]*0.5 - ABS([.B227]))*[.$D$88]/(([.$B$2]*0.5)^2)" office:value-type="float" office:value="0" calcext:value-type="float">
            <text:p>0</text:p>
          </table:table-cell>
          <table:table-cell table:formula="of:=MAX(0; [.$B$6]*0.5 - ABS([.$B227]))*[.$D$88]/(([.$B$6]*0.5)^2)" office:value-type="float" office:value="0" calcext:value-type="float">
            <text:p>0</text:p>
          </table:table-cell>
          <table:table-cell table:formula="of:=MAX(0; [.$B$10]*0.5 - ABS([.$B227]))*[.$D$88]/(([.$B$10]*0.5)^2)" office:value-type="float" office:value="0" calcext:value-type="float">
            <text:p>0</text:p>
          </table:table-cell>
          <table:table-cell table:formula="of:=SUMPRODUCT([.F177:.F277];[.$S$140:.$S$240])" office:value-type="float" office:value="0.166137966650069" calcext:value-type="float">
            <text:p>0.166137966650069</text:p>
          </table:table-cell>
          <table:table-cell table:formula="of:=SUMPRODUCT([.J177:.J277];[.T$140:.T$240])" office:value-type="float" office:value="0" calcext:value-type="float">
            <text:p>0</text:p>
          </table:table-cell>
          <table:table-cell table:formula="of:=SUMPRODUCT([.N177:.N277];[.U$140:.U$240])" office:value-type="float" office:value="0.190534732685569" calcext:value-type="float">
            <text:p>0.190534732685569</text:p>
          </table:table-cell>
          <table:table-cell table:style-name="ce9" table:formula="of:=[.V227]+[.$O227]" office:value-type="float" office:value="0.213486263398382" calcext:value-type="float">
            <text:p>0.213486263398382</text:p>
          </table:table-cell>
          <table:table-cell table:style-name="ce9" table:formula="of:=[.W227]+[.$O227]" office:value-type="float" office:value="0.0473482967483131" calcext:value-type="float">
            <text:p>0.0473482967483131</text:p>
          </table:table-cell>
          <table:table-cell table:style-name="ce9" table:formula="of:=[.X227]+[.$O227]" office:value-type="float" office:value="0.237883029433882" calcext:value-type="float">
            <text:p>0.237883029433882</text:p>
          </table:table-cell>
          <table:table-cell table:style-name="ce9" table:formula="of:=([.Y227]-[.Y226])/[.$D$88]" office:value-type="float" office:value="11.5081730266407" calcext:value-type="float">
            <text:p>11.5081730266407</text:p>
          </table:table-cell>
          <table:table-cell table:formula="of:=([.Z227]-[.Z226])/[.$D$88]" office:value-type="float" office:value="4.15335936388716" calcext:value-type="float">
            <text:p>4.15335936388716</text:p>
          </table:table-cell>
          <table:table-cell table:style-name="ce11" table:formula="of:=([.AA227]-[.AA226])/[.$D$88]" office:value-type="float" office:value="7.35016439358272" calcext:value-type="float">
            <text:p>7.35016439358272</text:p>
          </table:table-cell>
          <table:table-cell table:style-name="ce9" table:formula="of:=([.AB227]-[.AB226])/[.$D$88]" office:value-type="float" office:value="67.3517734683464" calcext:value-type="float">
            <text:p>67.3517734683464</text:p>
          </table:table-cell>
          <table:table-cell table:formula="of:=([.AC227]-[.AC226])/[.$D$88]" office:value-type="float" office:value="187.088259634698" calcext:value-type="float">
            <text:p>187.088259634698</text:p>
          </table:table-cell>
          <table:table-cell table:style-name="ce11" table:formula="of:=([.AD227]-[.AD226])/[.$D$88]" office:value-type="float" office:value="106.617006413966" calcext:value-type="float">
            <text:p>106.617006413966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76" calcext:value-type="float">
            <text:p>0.76</text:p>
          </table:table-cell>
          <table:table-cell table:formula="of:=[.A228]*[.$B$88]" office:value-type="float" office:value="0.0228" calcext:value-type="float">
            <text:p>0.0228</text:p>
          </table:table-cell>
          <table:table-cell table:formula="of:=MIN([.B228]*[.$B$11];[.$B$12])" office:value-type="float" office:value="114" calcext:value-type="float">
            <text:p>114</text:p>
          </table:table-cell>
          <table:table-cell table:formula="of:=[.C228]*[.$B$14]*[.$B$15]" office:value-type="float" office:value="10.26" calcext:value-type="float">
            <text:p>10.26</text:p>
          </table:table-cell>
          <table:table-cell table:formula="of:=[.D228]/[.$B$13]" office:value-type="float" office:value="4.26561231966784" calcext:value-type="float">
            <text:p>4.26561231966784</text:p>
          </table:table-cell>
          <table:table-cell table:formula="of:=[.E228]*[.$B$1]" office:value-type="float" office:value="0.170624492786713" calcext:value-type="float">
            <text:p>0.170624492786713</text:p>
          </table:table-cell>
          <table:table-cell table:formula="of:=[.E228]*[.$B$3]" office:value-type="float" office:value="0" calcext:value-type="float">
            <text:p>0</text:p>
          </table:table-cell>
          <table:table-cell table:formula="of:=[.E228]/[.$B$5]" office:value-type="float" office:value="4.26561231966784" calcext:value-type="float">
            <text:p>4.266</text:p>
          </table:table-cell>
          <table:table-cell table:formula="of:=[.$B$4]*(1-1/(1+[.H228]))" office:value-type="float" office:value="0" calcext:value-type="float">
            <text:p>0</text:p>
          </table:table-cell>
          <table:table-cell table:formula="of:=[.G228]+[.I228]" office:value-type="float" office:value="0" calcext:value-type="float">
            <text:p>0</text:p>
          </table:table-cell>
          <table:table-cell table:formula="of:=[.E228]*[.$B$7]" office:value-type="float" office:value="0.0725154094343532" calcext:value-type="float">
            <text:p>0.0725154094343532</text:p>
          </table:table-cell>
          <table:table-cell table:formula="of:=[.E228]/[.$B$9]" office:value-type="float" office:value="4.26561231966784" calcext:value-type="float">
            <text:p>4.26561231966784</text:p>
          </table:table-cell>
          <table:table-cell table:formula="of:=[.$B$8]*TANH([.L228])" office:value-type="float" office:value="0.119952678138867" calcext:value-type="float">
            <text:p>0.119952678138867</text:p>
          </table:table-cell>
          <table:table-cell table:formula="of:=[.K228]+[.M228]" office:value-type="float" office:value="0.19246808757322" calcext:value-type="float">
            <text:p>0.19246808757322</text:p>
          </table:table-cell>
          <table:table-cell table:formula="of:=[.O227]+[.E228]*[.$D$88]" office:value-type="float" office:value="0.0499076641401137" calcext:value-type="float">
            <text:p>0.0499076641401137</text:p>
          </table:table-cell>
          <table:table-cell table:formula="of:=[.O228]+[.F228]" office:value-type="float" office:value="0.220532156926827" calcext:value-type="float">
            <text:p>0.220532156926827</text:p>
          </table:table-cell>
          <table:table-cell table:formula="of:=[.O228]+[.J228]" office:value-type="float" office:value="0.0499076641401137" calcext:value-type="float">
            <text:p>0.0499076641401137</text:p>
          </table:table-cell>
          <table:table-cell table:formula="of:=[.O228]+[.N228]" office:value-type="float" office:value="0.242375751713334" calcext:value-type="float">
            <text:p>0.242375751713334</text:p>
          </table:table-cell>
          <table:table-cell table:formula="of:=MAX(0; [.$B$2]*0.5 - ABS([.B228]))*[.$D$88]/(([.$B$2]*0.5)^2)" office:value-type="float" office:value="0" calcext:value-type="float">
            <text:p>0</text:p>
          </table:table-cell>
          <table:table-cell table:formula="of:=MAX(0; [.$B$6]*0.5 - ABS([.$B228]))*[.$D$88]/(([.$B$6]*0.5)^2)" office:value-type="float" office:value="0" calcext:value-type="float">
            <text:p>0</text:p>
          </table:table-cell>
          <table:table-cell table:formula="of:=MAX(0; [.$B$10]*0.5 - ABS([.$B228]))*[.$D$88]/(([.$B$10]*0.5)^2)" office:value-type="float" office:value="0" calcext:value-type="float">
            <text:p>0</text:p>
          </table:table-cell>
          <table:table-cell table:formula="of:=SUMPRODUCT([.F178:.F278];[.$S$140:.$S$240])" office:value-type="float" office:value="0.170491585287069" calcext:value-type="float">
            <text:p>0.170491585287069</text:p>
          </table:table-cell>
          <table:table-cell table:formula="of:=SUMPRODUCT([.J178:.J278];[.T$140:.T$240])" office:value-type="float" office:value="0" calcext:value-type="float">
            <text:p>0</text:p>
          </table:table-cell>
          <table:table-cell table:formula="of:=SUMPRODUCT([.N178:.N278];[.U$140:.U$240])" office:value-type="float" office:value="0.192419091969577" calcext:value-type="float">
            <text:p>0.192419091969577</text:p>
          </table:table-cell>
          <table:table-cell table:style-name="ce9" table:formula="of:=[.V228]+[.$O228]" office:value-type="float" office:value="0.220399249427183" calcext:value-type="float">
            <text:p>0.220399249427183</text:p>
          </table:table-cell>
          <table:table-cell table:style-name="ce9" table:formula="of:=[.W228]+[.$O228]" office:value-type="float" office:value="0.0499076641401138" calcext:value-type="float">
            <text:p>0.0499076641401138</text:p>
          </table:table-cell>
          <table:table-cell table:style-name="ce9" table:formula="of:=[.X228]+[.$O228]" office:value-type="float" office:value="0.242326756109691" calcext:value-type="float">
            <text:p>0.242326756109691</text:p>
          </table:table-cell>
          <table:table-cell table:style-name="ce9" table:formula="of:=([.Y228]-[.Y227])/[.$D$88]" office:value-type="float" office:value="11.5216433813344" calcext:value-type="float">
            <text:p>11.5216433813344</text:p>
          </table:table-cell>
          <table:table-cell table:formula="of:=([.Z228]-[.Z227])/[.$D$88]" office:value-type="float" office:value="4.26561231966784" calcext:value-type="float">
            <text:p>4.26561231966784</text:p>
          </table:table-cell>
          <table:table-cell table:style-name="ce11" table:formula="of:=([.AA228]-[.AA227])/[.$D$88]" office:value-type="float" office:value="7.40621112634769" calcext:value-type="float">
            <text:p>7.40621112634769</text:p>
          </table:table-cell>
          <table:table-cell table:style-name="ce9" table:formula="of:=([.AB228]-[.AB227])/[.$D$88]" office:value-type="float" office:value="22.4505911562704" calcext:value-type="float">
            <text:p>22.4505911562704</text:p>
          </table:table-cell>
          <table:table-cell table:formula="of:=([.AC228]-[.AC227])/[.$D$88]" office:value-type="float" office:value="187.088259634466" calcext:value-type="float">
            <text:p>187.088259634466</text:p>
          </table:table-cell>
          <table:table-cell table:style-name="ce11" table:formula="of:=([.AD228]-[.AD227])/[.$D$88]" office:value-type="float" office:value="93.4112212749394" calcext:value-type="float">
            <text:p>93.4112212749394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78" calcext:value-type="float">
            <text:p>0.78</text:p>
          </table:table-cell>
          <table:table-cell table:formula="of:=[.A229]*[.$B$88]" office:value-type="float" office:value="0.0234" calcext:value-type="float">
            <text:p>0.0234</text:p>
          </table:table-cell>
          <table:table-cell table:formula="of:=MIN([.B229]*[.$B$11];[.$B$12])" office:value-type="float" office:value="117" calcext:value-type="float">
            <text:p>117</text:p>
          </table:table-cell>
          <table:table-cell table:formula="of:=[.C229]*[.$B$14]*[.$B$15]" office:value-type="float" office:value="10.53" calcext:value-type="float">
            <text:p>10.53</text:p>
          </table:table-cell>
          <table:table-cell table:formula="of:=[.D229]/[.$B$13]" office:value-type="float" office:value="4.37786527544857" calcext:value-type="float">
            <text:p>4.37786527544857</text:p>
          </table:table-cell>
          <table:table-cell table:formula="of:=[.E229]*[.$B$1]" office:value-type="float" office:value="0.175114611017943" calcext:value-type="float">
            <text:p>0.175114611017943</text:p>
          </table:table-cell>
          <table:table-cell table:formula="of:=[.E229]*[.$B$3]" office:value-type="float" office:value="0" calcext:value-type="float">
            <text:p>0</text:p>
          </table:table-cell>
          <table:table-cell table:formula="of:=[.E229]/[.$B$5]" office:value-type="float" office:value="4.37786527544858" calcext:value-type="float">
            <text:p>4.378</text:p>
          </table:table-cell>
          <table:table-cell table:formula="of:=[.$B$4]*(1-1/(1+[.H229]))" office:value-type="float" office:value="0" calcext:value-type="float">
            <text:p>0</text:p>
          </table:table-cell>
          <table:table-cell table:formula="of:=[.G229]+[.I229]" office:value-type="float" office:value="0" calcext:value-type="float">
            <text:p>0</text:p>
          </table:table-cell>
          <table:table-cell table:formula="of:=[.E229]*[.$B$7]" office:value-type="float" office:value="0.0744237096826257" calcext:value-type="float">
            <text:p>0.0744237096826257</text:p>
          </table:table-cell>
          <table:table-cell table:formula="of:=[.E229]/[.$B$9]" office:value-type="float" office:value="4.37786527544857" calcext:value-type="float">
            <text:p>4.37786527544857</text:p>
          </table:table-cell>
          <table:table-cell table:formula="of:=[.$B$8]*TANH([.L229])" office:value-type="float" office:value="0.119962192552464" calcext:value-type="float">
            <text:p>0.119962192552464</text:p>
          </table:table-cell>
          <table:table-cell table:formula="of:=[.K229]+[.M229]" office:value-type="float" office:value="0.194385902235089" calcext:value-type="float">
            <text:p>0.194385902235089</text:p>
          </table:table-cell>
          <table:table-cell table:formula="of:=[.O228]+[.E229]*[.$D$88]" office:value-type="float" office:value="0.0525343833053828" calcext:value-type="float">
            <text:p>0.0525343833053828</text:p>
          </table:table-cell>
          <table:table-cell table:formula="of:=[.O229]+[.F229]" office:value-type="float" office:value="0.227648994323326" calcext:value-type="float">
            <text:p>0.227648994323326</text:p>
          </table:table-cell>
          <table:table-cell table:formula="of:=[.O229]+[.J229]" office:value-type="float" office:value="0.0525343833053828" calcext:value-type="float">
            <text:p>0.0525343833053828</text:p>
          </table:table-cell>
          <table:table-cell table:formula="of:=[.O229]+[.N229]" office:value-type="float" office:value="0.246920285540472" calcext:value-type="float">
            <text:p>0.246920285540472</text:p>
          </table:table-cell>
          <table:table-cell table:formula="of:=MAX(0; [.$B$2]*0.5 - ABS([.B229]))*[.$D$88]/(([.$B$2]*0.5)^2)" office:value-type="float" office:value="0" calcext:value-type="float">
            <text:p>0</text:p>
          </table:table-cell>
          <table:table-cell table:formula="of:=MAX(0; [.$B$6]*0.5 - ABS([.$B229]))*[.$D$88]/(([.$B$6]*0.5)^2)" office:value-type="float" office:value="0" calcext:value-type="float">
            <text:p>0</text:p>
          </table:table-cell>
          <table:table-cell table:formula="of:=MAX(0; [.$B$10]*0.5 - ABS([.$B229]))*[.$D$88]/(([.$B$10]*0.5)^2)" office:value-type="float" office:value="0" calcext:value-type="float">
            <text:p>0</text:p>
          </table:table-cell>
          <table:table-cell table:formula="of:=SUMPRODUCT([.F179:.F279];[.$S$140:.$S$240])" office:value-type="float" office:value="0.174769769937784" calcext:value-type="float">
            <text:p>0.174769769937784</text:p>
          </table:table-cell>
          <table:table-cell table:formula="of:=SUMPRODUCT([.J179:.J279];[.T$140:.T$240])" office:value-type="float" office:value="0" calcext:value-type="float">
            <text:p>0</text:p>
          </table:table-cell>
          <table:table-cell table:formula="of:=SUMPRODUCT([.N179:.N279];[.U$140:.U$240])" office:value-type="float" office:value="0.194264556394335" calcext:value-type="float">
            <text:p>0.194264556394335</text:p>
          </table:table-cell>
          <table:table-cell table:style-name="ce9" table:formula="of:=[.V229]+[.$O229]" office:value-type="float" office:value="0.227304153243168" calcext:value-type="float">
            <text:p>0.227304153243168</text:p>
          </table:table-cell>
          <table:table-cell table:style-name="ce9" table:formula="of:=[.W229]+[.$O229]" office:value-type="float" office:value="0.0525343833053829" calcext:value-type="float">
            <text:p>0.0525343833053829</text:p>
          </table:table-cell>
          <table:table-cell table:style-name="ce9" table:formula="of:=[.X229]+[.$O229]" office:value-type="float" office:value="0.246798939699718" calcext:value-type="float">
            <text:p>0.246798939699718</text:p>
          </table:table-cell>
          <table:table-cell table:style-name="ce9" table:formula="of:=([.Y229]-[.Y228])/[.$D$88]" office:value-type="float" office:value="11.5081730266407" calcext:value-type="float">
            <text:p>11.5081730266407</text:p>
          </table:table-cell>
          <table:table-cell table:formula="of:=([.Z229]-[.Z228])/[.$D$88]" office:value-type="float" office:value="4.37786527544851" calcext:value-type="float">
            <text:p>4.37786527544851</text:p>
          </table:table-cell>
          <table:table-cell table:style-name="ce11" table:formula="of:=([.AA229]-[.AA228])/[.$D$88]" office:value-type="float" office:value="7.45363931671193" calcext:value-type="float">
            <text:p>7.45363931671193</text:p>
          </table:table-cell>
          <table:table-cell table:style-name="ce9" table:formula="of:=([.AB229]-[.AB228])/[.$D$88]" office:value-type="float" office:value="-22.4505911561934" calcext:value-type="float">
            <text:p>-22.4505911561934</text:p>
          </table:table-cell>
          <table:table-cell table:formula="of:=([.AC229]-[.AC228])/[.$D$88]" office:value-type="float" office:value="187.088259634446" calcext:value-type="float">
            <text:p>187.088259634446</text:p>
          </table:table-cell>
          <table:table-cell table:style-name="ce11" table:formula="of:=([.AD229]-[.AD228])/[.$D$88]" office:value-type="float" office:value="79.0469839404014" calcext:value-type="float">
            <text:p>79.0469839404014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8" calcext:value-type="float">
            <text:p>0.8</text:p>
          </table:table-cell>
          <table:table-cell table:formula="of:=[.A230]*[.$B$88]" office:value-type="float" office:value="0.024" calcext:value-type="float">
            <text:p>0.024</text:p>
          </table:table-cell>
          <table:table-cell table:formula="of:=MIN([.B230]*[.$B$11];[.$B$12])" office:value-type="float" office:value="120" calcext:value-type="float">
            <text:p>120</text:p>
          </table:table-cell>
          <table:table-cell table:formula="of:=[.C230]*[.$B$14]*[.$B$15]" office:value-type="float" office:value="10.8" calcext:value-type="float">
            <text:p>10.8</text:p>
          </table:table-cell>
          <table:table-cell table:formula="of:=[.D230]/[.$B$13]" office:value-type="float" office:value="4.4901182312293" calcext:value-type="float">
            <text:p>4.4901182312293</text:p>
          </table:table-cell>
          <table:table-cell table:formula="of:=[.E230]*[.$B$1]" office:value-type="float" office:value="0.179604729249172" calcext:value-type="float">
            <text:p>0.179604729249172</text:p>
          </table:table-cell>
          <table:table-cell table:formula="of:=[.E230]*[.$B$3]" office:value-type="float" office:value="0" calcext:value-type="float">
            <text:p>0</text:p>
          </table:table-cell>
          <table:table-cell table:formula="of:=[.E230]/[.$B$5]" office:value-type="float" office:value="4.49011823122931" calcext:value-type="float">
            <text:p>4.490</text:p>
          </table:table-cell>
          <table:table-cell table:formula="of:=[.$B$4]*(1-1/(1+[.H230]))" office:value-type="float" office:value="0" calcext:value-type="float">
            <text:p>0</text:p>
          </table:table-cell>
          <table:table-cell table:formula="of:=[.G230]+[.I230]" office:value-type="float" office:value="0" calcext:value-type="float">
            <text:p>0</text:p>
          </table:table-cell>
          <table:table-cell table:formula="of:=[.E230]*[.$B$7]" office:value-type="float" office:value="0.0763320099308981" calcext:value-type="float">
            <text:p>0.0763320099308981</text:p>
          </table:table-cell>
          <table:table-cell table:formula="of:=[.E230]/[.$B$9]" office:value-type="float" office:value="4.4901182312293" calcext:value-type="float">
            <text:p>4.4901182312293</text:p>
          </table:table-cell>
          <table:table-cell table:formula="of:=[.$B$8]*TANH([.L230])" office:value-type="float" office:value="0.119969794262955" calcext:value-type="float">
            <text:p>0.119969794262955</text:p>
          </table:table-cell>
          <table:table-cell table:formula="of:=[.K230]+[.M230]" office:value-type="float" office:value="0.196301804193853" calcext:value-type="float">
            <text:p>0.196301804193853</text:p>
          </table:table-cell>
          <table:table-cell table:formula="of:=[.O229]+[.E230]*[.$D$88]" office:value-type="float" office:value="0.0552284542441204" calcext:value-type="float">
            <text:p>0.0552284542441204</text:p>
          </table:table-cell>
          <table:table-cell table:formula="of:=[.O230]+[.F230]" office:value-type="float" office:value="0.234833183493292" calcext:value-type="float">
            <text:p>0.234833183493292</text:p>
          </table:table-cell>
          <table:table-cell table:formula="of:=[.O230]+[.J230]" office:value-type="float" office:value="0.0552284542441204" calcext:value-type="float">
            <text:p>0.0552284542441204</text:p>
          </table:table-cell>
          <table:table-cell table:formula="of:=[.O230]+[.N230]" office:value-type="float" office:value="0.251530258437974" calcext:value-type="float">
            <text:p>0.251530258437974</text:p>
          </table:table-cell>
          <table:table-cell table:formula="of:=MAX(0; [.$B$2]*0.5 - ABS([.B230]))*[.$D$88]/(([.$B$2]*0.5)^2)" office:value-type="float" office:value="0" calcext:value-type="float">
            <text:p>0</text:p>
          </table:table-cell>
          <table:table-cell table:formula="of:=MAX(0; [.$B$6]*0.5 - ABS([.$B230]))*[.$D$88]/(([.$B$6]*0.5)^2)" office:value-type="float" office:value="0" calcext:value-type="float">
            <text:p>0</text:p>
          </table:table-cell>
          <table:table-cell table:formula="of:=MAX(0; [.$B$10]*0.5 - ABS([.$B230]))*[.$D$88]/(([.$B$10]*0.5)^2)" office:value-type="float" office:value="0" calcext:value-type="float">
            <text:p>0</text:p>
          </table:table-cell>
          <table:table-cell table:formula="of:=SUMPRODUCT([.F180:.F280];[.$S$140:.$S$240])" office:value-type="float" office:value="0.178956356176582" calcext:value-type="float">
            <text:p>0.178956356176582</text:p>
          </table:table-cell>
          <table:table-cell table:formula="of:=SUMPRODUCT([.J180:.J280];[.T$140:.T$240])" office:value-type="float" office:value="0" calcext:value-type="float">
            <text:p>0</text:p>
          </table:table-cell>
          <table:table-cell table:formula="of:=SUMPRODUCT([.N180:.N280];[.U$140:.U$240])" office:value-type="float" office:value="0.196065618643051" calcext:value-type="float">
            <text:p>0.196065618643051</text:p>
          </table:table-cell>
          <table:table-cell table:style-name="ce9" table:formula="of:=[.V230]+[.$O230]" office:value-type="float" office:value="0.234184810420703" calcext:value-type="float">
            <text:p>0.234184810420703</text:p>
          </table:table-cell>
          <table:table-cell table:style-name="ce9" table:formula="of:=[.W230]+[.$O230]" office:value-type="float" office:value="0.0552284542441205" calcext:value-type="float">
            <text:p>0.0552284542441205</text:p>
          </table:table-cell>
          <table:table-cell table:style-name="ce9" table:formula="of:=[.X230]+[.$O230]" office:value-type="float" office:value="0.251294072887171" calcext:value-type="float">
            <text:p>0.251294072887171</text:p>
          </table:table-cell>
          <table:table-cell table:style-name="ce9" table:formula="of:=([.Y230]-[.Y229])/[.$D$88]" office:value-type="float" office:value="11.4677619625596" calcext:value-type="float">
            <text:p>11.4677619625596</text:p>
          </table:table-cell>
          <table:table-cell table:formula="of:=([.Z230]-[.Z229])/[.$D$88]" office:value-type="float" office:value="4.49011823122932" calcext:value-type="float">
            <text:p>4.49011823122932</text:p>
          </table:table-cell>
          <table:table-cell table:style-name="ce11" table:formula="of:=([.AA230]-[.AA229])/[.$D$88]" office:value-type="float" office:value="7.49188864575534" calcext:value-type="float">
            <text:p>7.49188864575534</text:p>
          </table:table-cell>
          <table:table-cell table:style-name="ce9" table:formula="of:=([.AB230]-[.AB229])/[.$D$88]" office:value-type="float" office:value="-67.3517734685003" calcext:value-type="float">
            <text:p>-67.3517734685003</text:p>
          </table:table-cell>
          <table:table-cell table:formula="of:=([.AC230]-[.AC229])/[.$D$88]" office:value-type="float" office:value="187.088259634696" calcext:value-type="float">
            <text:p>187.088259634696</text:p>
          </table:table-cell>
          <table:table-cell table:style-name="ce11" table:formula="of:=([.AD230]-[.AD229])/[.$D$88]" office:value-type="float" office:value="63.7488817390208" calcext:value-type="float">
            <text:p>63.7488817390208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82" calcext:value-type="float">
            <text:p>0.82</text:p>
          </table:table-cell>
          <table:table-cell table:formula="of:=[.A231]*[.$B$88]" office:value-type="float" office:value="0.0246" calcext:value-type="float">
            <text:p>0.0246</text:p>
          </table:table-cell>
          <table:table-cell table:formula="of:=MIN([.B231]*[.$B$11];[.$B$12])" office:value-type="float" office:value="123" calcext:value-type="float">
            <text:p>123</text:p>
          </table:table-cell>
          <table:table-cell table:formula="of:=[.C231]*[.$B$14]*[.$B$15]" office:value-type="float" office:value="11.07" calcext:value-type="float">
            <text:p>11.07</text:p>
          </table:table-cell>
          <table:table-cell table:formula="of:=[.D231]/[.$B$13]" office:value-type="float" office:value="4.60237118701003" calcext:value-type="float">
            <text:p>4.60237118701003</text:p>
          </table:table-cell>
          <table:table-cell table:formula="of:=[.E231]*[.$B$1]" office:value-type="float" office:value="0.184094847480401" calcext:value-type="float">
            <text:p>0.184094847480401</text:p>
          </table:table-cell>
          <table:table-cell table:formula="of:=[.E231]*[.$B$3]" office:value-type="float" office:value="0" calcext:value-type="float">
            <text:p>0</text:p>
          </table:table-cell>
          <table:table-cell table:formula="of:=[.E231]/[.$B$5]" office:value-type="float" office:value="4.60237118701004" calcext:value-type="float">
            <text:p>4.602</text:p>
          </table:table-cell>
          <table:table-cell table:formula="of:=[.$B$4]*(1-1/(1+[.H231]))" office:value-type="float" office:value="0" calcext:value-type="float">
            <text:p>0</text:p>
          </table:table-cell>
          <table:table-cell table:formula="of:=[.G231]+[.I231]" office:value-type="float" office:value="0" calcext:value-type="float">
            <text:p>0</text:p>
          </table:table-cell>
          <table:table-cell table:formula="of:=[.E231]*[.$B$7]" office:value-type="float" office:value="0.0782403101791706" calcext:value-type="float">
            <text:p>0.0782403101791706</text:p>
          </table:table-cell>
          <table:table-cell table:formula="of:=[.E231]/[.$B$9]" office:value-type="float" office:value="4.60237118701003" calcext:value-type="float">
            <text:p>4.60237118701003</text:p>
          </table:table-cell>
          <table:table-cell table:formula="of:=[.$B$8]*TANH([.L231])" office:value-type="float" office:value="0.119975867698073" calcext:value-type="float">
            <text:p>0.119975867698073</text:p>
          </table:table-cell>
          <table:table-cell table:formula="of:=[.K231]+[.M231]" office:value-type="float" office:value="0.198216177877243" calcext:value-type="float">
            <text:p>0.198216177877243</text:p>
          </table:table-cell>
          <table:table-cell table:formula="of:=[.O230]+[.E231]*[.$D$88]" office:value-type="float" office:value="0.0579898769563264" calcext:value-type="float">
            <text:p>0.0579898769563264</text:p>
          </table:table-cell>
          <table:table-cell table:formula="of:=[.O231]+[.F231]" office:value-type="float" office:value="0.242084724436728" calcext:value-type="float">
            <text:p>0.242084724436728</text:p>
          </table:table-cell>
          <table:table-cell table:formula="of:=[.O231]+[.J231]" office:value-type="float" office:value="0.0579898769563264" calcext:value-type="float">
            <text:p>0.0579898769563264</text:p>
          </table:table-cell>
          <table:table-cell table:formula="of:=[.O231]+[.N231]" office:value-type="float" office:value="0.25620605483357" calcext:value-type="float">
            <text:p>0.25620605483357</text:p>
          </table:table-cell>
          <table:table-cell table:formula="of:=MAX(0; [.$B$2]*0.5 - ABS([.B231]))*[.$D$88]/(([.$B$2]*0.5)^2)" office:value-type="float" office:value="0" calcext:value-type="float">
            <text:p>0</text:p>
          </table:table-cell>
          <table:table-cell table:formula="of:=MAX(0; [.$B$6]*0.5 - ABS([.$B231]))*[.$D$88]/(([.$B$6]*0.5)^2)" office:value-type="float" office:value="0" calcext:value-type="float">
            <text:p>0</text:p>
          </table:table-cell>
          <table:table-cell table:formula="of:=MAX(0; [.$B$10]*0.5 - ABS([.$B231]))*[.$D$88]/(([.$B$10]*0.5)^2)" office:value-type="float" office:value="0" calcext:value-type="float">
            <text:p>0</text:p>
          </table:table-cell>
          <table:table-cell table:formula="of:=SUMPRODUCT([.F181:.F281];[.$S$140:.$S$240])" office:value-type="float" office:value="0.183035179577831" calcext:value-type="float">
            <text:p>0.183035179577831</text:p>
          </table:table-cell>
          <table:table-cell table:formula="of:=SUMPRODUCT([.J181:.J281];[.T$140:.T$240])" office:value-type="float" office:value="0" calcext:value-type="float">
            <text:p>0</text:p>
          </table:table-cell>
          <table:table-cell table:formula="of:=SUMPRODUCT([.N181:.N281];[.U$140:.U$240])" office:value-type="float" office:value="0.197816500872994" calcext:value-type="float">
            <text:p>0.197816500872994</text:p>
          </table:table-cell>
          <table:table-cell table:style-name="ce9" table:formula="of:=[.V231]+[.$O231]" office:value-type="float" office:value="0.241025056534158" calcext:value-type="float">
            <text:p>0.241025056534158</text:p>
          </table:table-cell>
          <table:table-cell table:style-name="ce9" table:formula="of:=[.W231]+[.$O231]" office:value-type="float" office:value="0.0579898769563265" calcext:value-type="float">
            <text:p>0.0579898769563265</text:p>
          </table:table-cell>
          <table:table-cell table:style-name="ce9" table:formula="of:=[.X231]+[.$O231]" office:value-type="float" office:value="0.255806377829321" calcext:value-type="float">
            <text:p>0.255806377829321</text:p>
          </table:table-cell>
          <table:table-cell table:style-name="ce9" table:formula="of:=([.Y231]-[.Y230])/[.$D$88]" office:value-type="float" office:value="11.4004101890912" calcext:value-type="float">
            <text:p>11.4004101890912</text:p>
          </table:table-cell>
          <table:table-cell table:formula="of:=([.Z231]-[.Z230])/[.$D$88]" office:value-type="float" office:value="4.60237118701" calcext:value-type="float">
            <text:p>4.60237118701</text:p>
          </table:table-cell>
          <table:table-cell table:style-name="ce11" table:formula="of:=([.AA231]-[.AA230])/[.$D$88]" office:value-type="float" office:value="7.52050823691628" calcext:value-type="float">
            <text:p>7.52050823691628</text:p>
          </table:table-cell>
          <table:table-cell table:style-name="ce9" table:formula="of:=([.AB231]-[.AB230])/[.$D$88]" office:value-type="float" office:value="-112.252955780656" calcext:value-type="float">
            <text:p>-112.252955780656</text:p>
          </table:table-cell>
          <table:table-cell table:formula="of:=([.AC231]-[.AC230])/[.$D$88]" office:value-type="float" office:value="187.088259634466" calcext:value-type="float">
            <text:p>187.088259634466</text:p>
          </table:table-cell>
          <table:table-cell table:style-name="ce11" table:formula="of:=([.AD231]-[.AD230])/[.$D$88]" office:value-type="float" office:value="47.6993186015706" calcext:value-type="float">
            <text:p>47.6993186015706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84" calcext:value-type="float">
            <text:p>0.84</text:p>
          </table:table-cell>
          <table:table-cell table:formula="of:=[.A232]*[.$B$88]" office:value-type="float" office:value="0.0252" calcext:value-type="float">
            <text:p>0.0252</text:p>
          </table:table-cell>
          <table:table-cell table:formula="of:=MIN([.B232]*[.$B$11];[.$B$12])" office:value-type="float" office:value="126" calcext:value-type="float">
            <text:p>126</text:p>
          </table:table-cell>
          <table:table-cell table:formula="of:=[.C232]*[.$B$14]*[.$B$15]" office:value-type="float" office:value="11.34" calcext:value-type="float">
            <text:p>11.34</text:p>
          </table:table-cell>
          <table:table-cell table:formula="of:=[.D232]/[.$B$13]" office:value-type="float" office:value="4.71462414279077" calcext:value-type="float">
            <text:p>4.71462414279077</text:p>
          </table:table-cell>
          <table:table-cell table:formula="of:=[.E232]*[.$B$1]" office:value-type="float" office:value="0.188584965711631" calcext:value-type="float">
            <text:p>0.188584965711631</text:p>
          </table:table-cell>
          <table:table-cell table:formula="of:=[.E232]*[.$B$3]" office:value-type="float" office:value="0" calcext:value-type="float">
            <text:p>0</text:p>
          </table:table-cell>
          <table:table-cell table:formula="of:=[.E232]/[.$B$5]" office:value-type="float" office:value="4.71462414279077" calcext:value-type="float">
            <text:p>4.715</text:p>
          </table:table-cell>
          <table:table-cell table:formula="of:=[.$B$4]*(1-1/(1+[.H232]))" office:value-type="float" office:value="0" calcext:value-type="float">
            <text:p>0</text:p>
          </table:table-cell>
          <table:table-cell table:formula="of:=[.G232]+[.I232]" office:value-type="float" office:value="0" calcext:value-type="float">
            <text:p>0</text:p>
          </table:table-cell>
          <table:table-cell table:formula="of:=[.E232]*[.$B$7]" office:value-type="float" office:value="0.080148610427443" calcext:value-type="float">
            <text:p>0.080148610427443</text:p>
          </table:table-cell>
          <table:table-cell table:formula="of:=[.E232]/[.$B$9]" office:value-type="float" office:value="4.71462414279077" calcext:value-type="float">
            <text:p>4.71462414279077</text:p>
          </table:table-cell>
          <table:table-cell table:formula="of:=[.$B$8]*TANH([.L232])" office:value-type="float" office:value="0.119980720052225" calcext:value-type="float">
            <text:p>0.119980720052225</text:p>
          </table:table-cell>
          <table:table-cell table:formula="of:=[.K232]+[.M232]" office:value-type="float" office:value="0.200129330479668" calcext:value-type="float">
            <text:p>0.200129330479668</text:p>
          </table:table-cell>
          <table:table-cell table:formula="of:=[.O231]+[.E232]*[.$D$88]" office:value-type="float" office:value="0.0608186514420009" calcext:value-type="float">
            <text:p>0.0608186514420009</text:p>
          </table:table-cell>
          <table:table-cell table:formula="of:=[.O232]+[.F232]" office:value-type="float" office:value="0.249403617153631" calcext:value-type="float">
            <text:p>0.249403617153631</text:p>
          </table:table-cell>
          <table:table-cell table:formula="of:=[.O232]+[.J232]" office:value-type="float" office:value="0.0608186514420009" calcext:value-type="float">
            <text:p>0.0608186514420009</text:p>
          </table:table-cell>
          <table:table-cell table:formula="of:=[.O232]+[.N232]" office:value-type="float" office:value="0.260947981921669" calcext:value-type="float">
            <text:p>0.260947981921669</text:p>
          </table:table-cell>
          <table:table-cell table:formula="of:=MAX(0; [.$B$2]*0.5 - ABS([.B232]))*[.$D$88]/(([.$B$2]*0.5)^2)" office:value-type="float" office:value="0" calcext:value-type="float">
            <text:p>0</text:p>
          </table:table-cell>
          <table:table-cell table:formula="of:=MAX(0; [.$B$6]*0.5 - ABS([.$B232]))*[.$D$88]/(([.$B$6]*0.5)^2)" office:value-type="float" office:value="0" calcext:value-type="float">
            <text:p>0</text:p>
          </table:table-cell>
          <table:table-cell table:formula="of:=MAX(0; [.$B$10]*0.5 - ABS([.$B232]))*[.$D$88]/(([.$B$10]*0.5)^2)" office:value-type="float" office:value="0" calcext:value-type="float">
            <text:p>0</text:p>
          </table:table-cell>
          <table:table-cell table:formula="of:=SUMPRODUCT([.F182:.F282];[.$S$140:.$S$240])" office:value-type="float" office:value="0.186990075715898" calcext:value-type="float">
            <text:p>0.186990075715898</text:p>
          </table:table-cell>
          <table:table-cell table:formula="of:=SUMPRODUCT([.J182:.J282];[.T$140:.T$240])" office:value-type="float" office:value="0" calcext:value-type="float">
            <text:p>0</text:p>
          </table:table-cell>
          <table:table-cell table:formula="of:=SUMPRODUCT([.N182:.N282];[.U$140:.U$240])" office:value-type="float" office:value="0.199511207868982" calcext:value-type="float">
            <text:p>0.199511207868982</text:p>
          </table:table-cell>
          <table:table-cell table:style-name="ce9" table:formula="of:=[.V232]+[.$O232]" office:value-type="float" office:value="0.247808727157899" calcext:value-type="float">
            <text:p>0.247808727157899</text:p>
          </table:table-cell>
          <table:table-cell table:style-name="ce9" table:formula="of:=[.W232]+[.$O232]" office:value-type="float" office:value="0.060818651442001" calcext:value-type="float">
            <text:p>0.060818651442001</text:p>
          </table:table-cell>
          <table:table-cell table:style-name="ce9" table:formula="of:=[.X232]+[.$O232]" office:value-type="float" office:value="0.260329859310983" calcext:value-type="float">
            <text:p>0.260329859310983</text:p>
          </table:table-cell>
          <table:table-cell table:style-name="ce9" table:formula="of:=([.Y232]-[.Y231])/[.$D$88]" office:value-type="float" office:value="11.3061177062354" calcext:value-type="float">
            <text:p>11.3061177062354</text:p>
          </table:table-cell>
          <table:table-cell table:formula="of:=([.Z232]-[.Z231])/[.$D$88]" office:value-type="float" office:value="4.71462414279083" calcext:value-type="float">
            <text:p>4.71462414279083</text:p>
          </table:table-cell>
          <table:table-cell table:style-name="ce11" table:formula="of:=([.AA232]-[.AA231])/[.$D$88]" office:value-type="float" office:value="7.53913580277034" calcext:value-type="float">
            <text:p>7.53913580277034</text:p>
          </table:table-cell>
          <table:table-cell table:style-name="ce9" table:formula="of:=([.AB232]-[.AB231])/[.$D$88]" office:value-type="float" office:value="-157.15413809312" calcext:value-type="float">
            <text:p>-157.15413809312</text:p>
          </table:table-cell>
          <table:table-cell table:formula="of:=([.AC232]-[.AC231])/[.$D$88]" office:value-type="float" office:value="187.088259634716" calcext:value-type="float">
            <text:p>187.088259634716</text:p>
          </table:table-cell>
          <table:table-cell table:style-name="ce11" table:formula="of:=([.AD232]-[.AD231])/[.$D$88]" office:value-type="float" office:value="31.0459430901015" calcext:value-type="float">
            <text:p>31.0459430901015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86" calcext:value-type="float">
            <text:p>0.86</text:p>
          </table:table-cell>
          <table:table-cell table:formula="of:=[.A233]*[.$B$88]" office:value-type="float" office:value="0.0258" calcext:value-type="float">
            <text:p>0.0258</text:p>
          </table:table-cell>
          <table:table-cell table:formula="of:=MIN([.B233]*[.$B$11];[.$B$12])" office:value-type="float" office:value="129" calcext:value-type="float">
            <text:p>129</text:p>
          </table:table-cell>
          <table:table-cell table:formula="of:=[.C233]*[.$B$14]*[.$B$15]" office:value-type="float" office:value="11.61" calcext:value-type="float">
            <text:p>11.61</text:p>
          </table:table-cell>
          <table:table-cell table:formula="of:=[.D233]/[.$B$13]" office:value-type="float" office:value="4.8268770985715" calcext:value-type="float">
            <text:p>4.8268770985715</text:p>
          </table:table-cell>
          <table:table-cell table:formula="of:=[.E233]*[.$B$1]" office:value-type="float" office:value="0.19307508394286" calcext:value-type="float">
            <text:p>0.19307508394286</text:p>
          </table:table-cell>
          <table:table-cell table:formula="of:=[.E233]*[.$B$3]" office:value-type="float" office:value="0" calcext:value-type="float">
            <text:p>0</text:p>
          </table:table-cell>
          <table:table-cell table:formula="of:=[.E233]/[.$B$5]" office:value-type="float" office:value="4.82687709857151" calcext:value-type="float">
            <text:p>4.827</text:p>
          </table:table-cell>
          <table:table-cell table:formula="of:=[.$B$4]*(1-1/(1+[.H233]))" office:value-type="float" office:value="0" calcext:value-type="float">
            <text:p>0</text:p>
          </table:table-cell>
          <table:table-cell table:formula="of:=[.G233]+[.I233]" office:value-type="float" office:value="0" calcext:value-type="float">
            <text:p>0</text:p>
          </table:table-cell>
          <table:table-cell table:formula="of:=[.E233]*[.$B$7]" office:value-type="float" office:value="0.0820569106757155" calcext:value-type="float">
            <text:p>0.0820569106757155</text:p>
          </table:table-cell>
          <table:table-cell table:formula="of:=[.E233]/[.$B$9]" office:value-type="float" office:value="4.8268770985715" calcext:value-type="float">
            <text:p>4.8268770985715</text:p>
          </table:table-cell>
          <table:table-cell table:formula="of:=[.$B$8]*TANH([.L233])" office:value-type="float" office:value="0.119984596791635" calcext:value-type="float">
            <text:p>0.119984596791635</text:p>
          </table:table-cell>
          <table:table-cell table:formula="of:=[.K233]+[.M233]" office:value-type="float" office:value="0.202041507467351" calcext:value-type="float">
            <text:p>0.202041507467351</text:p>
          </table:table-cell>
          <table:table-cell table:formula="of:=[.O232]+[.E233]*[.$D$88]" office:value-type="float" office:value="0.0637147777011438" calcext:value-type="float">
            <text:p>0.0637147777011438</text:p>
          </table:table-cell>
          <table:table-cell table:formula="of:=[.O233]+[.F233]" office:value-type="float" office:value="0.256789861644004" calcext:value-type="float">
            <text:p>0.256789861644004</text:p>
          </table:table-cell>
          <table:table-cell table:formula="of:=[.O233]+[.J233]" office:value-type="float" office:value="0.0637147777011438" calcext:value-type="float">
            <text:p>0.0637147777011438</text:p>
          </table:table-cell>
          <table:table-cell table:formula="of:=[.O233]+[.N233]" office:value-type="float" office:value="0.265756285168495" calcext:value-type="float">
            <text:p>0.265756285168495</text:p>
          </table:table-cell>
          <table:table-cell table:formula="of:=MAX(0; [.$B$2]*0.5 - ABS([.B233]))*[.$D$88]/(([.$B$2]*0.5)^2)" office:value-type="float" office:value="0" calcext:value-type="float">
            <text:p>0</text:p>
          </table:table-cell>
          <table:table-cell table:formula="of:=MAX(0; [.$B$6]*0.5 - ABS([.$B233]))*[.$D$88]/(([.$B$6]*0.5)^2)" office:value-type="float" office:value="0" calcext:value-type="float">
            <text:p>0</text:p>
          </table:table-cell>
          <table:table-cell table:formula="of:=MAX(0; [.$B$10]*0.5 - ABS([.$B233]))*[.$D$88]/(([.$B$10]*0.5)^2)" office:value-type="float" office:value="0" calcext:value-type="float">
            <text:p>0</text:p>
          </table:table-cell>
          <table:table-cell table:formula="of:=SUMPRODUCT([.F183:.F283];[.$S$140:.$S$240])" office:value-type="float" office:value="0.19080488016515" calcext:value-type="float">
            <text:p>0.19080488016515</text:p>
          </table:table-cell>
          <table:table-cell table:formula="of:=SUMPRODUCT([.J183:.J283];[.T$140:.T$240])" office:value-type="float" office:value="0" calcext:value-type="float">
            <text:p>0</text:p>
          </table:table-cell>
          <table:table-cell table:formula="of:=SUMPRODUCT([.N183:.N283];[.U$140:.U$240])" office:value-type="float" office:value="0.201143569954626" calcext:value-type="float">
            <text:p>0.201143569954626</text:p>
          </table:table-cell>
          <table:table-cell table:style-name="ce9" table:formula="of:=[.V233]+[.$O233]" office:value-type="float" office:value="0.254519657866295" calcext:value-type="float">
            <text:p>0.254519657866295</text:p>
          </table:table-cell>
          <table:table-cell table:style-name="ce9" table:formula="of:=[.W233]+[.$O233]" office:value-type="float" office:value="0.0637147777011439" calcext:value-type="float">
            <text:p>0.0637147777011439</text:p>
          </table:table-cell>
          <table:table-cell table:style-name="ce9" table:formula="of:=[.X233]+[.$O233]" office:value-type="float" office:value="0.264858347655771" calcext:value-type="float">
            <text:p>0.264858347655771</text:p>
          </table:table-cell>
          <table:table-cell table:style-name="ce9" table:formula="of:=([.Y233]-[.Y232])/[.$D$88]" office:value-type="float" office:value="11.1848845139922" calcext:value-type="float">
            <text:p>11.1848845139922</text:p>
          </table:table-cell>
          <table:table-cell table:formula="of:=([.Z233]-[.Z232])/[.$D$88]" office:value-type="float" office:value="4.82687709857149" calcext:value-type="float">
            <text:p>4.82687709857149</text:p>
          </table:table-cell>
          <table:table-cell table:style-name="ce11" table:formula="of:=([.AA233]-[.AA232])/[.$D$88]" office:value-type="float" office:value="7.54748057464533" calcext:value-type="float">
            <text:p>7.54748057464533</text:p>
          </table:table-cell>
          <table:table-cell table:style-name="ce9" table:formula="of:=([.AB233]-[.AB232])/[.$D$88]" office:value-type="float" office:value="-202.055320405273" calcext:value-type="float">
            <text:p>-202.055320405273</text:p>
          </table:table-cell>
          <table:table-cell table:formula="of:=([.AC233]-[.AC232])/[.$D$88]" office:value-type="float" office:value="187.088259634427" calcext:value-type="float">
            <text:p>187.088259634427</text:p>
          </table:table-cell>
          <table:table-cell table:style-name="ce11" table:formula="of:=([.AD233]-[.AD232])/[.$D$88]" office:value-type="float" office:value="13.9079531249712" calcext:value-type="float">
            <text:p>13.9079531249712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88" calcext:value-type="float">
            <text:p>0.88</text:p>
          </table:table-cell>
          <table:table-cell table:formula="of:=[.A234]*[.$B$88]" office:value-type="float" office:value="0.0264" calcext:value-type="float">
            <text:p>0.0264</text:p>
          </table:table-cell>
          <table:table-cell table:formula="of:=MIN([.B234]*[.$B$11];[.$B$12])" office:value-type="float" office:value="132" calcext:value-type="float">
            <text:p>132</text:p>
          </table:table-cell>
          <table:table-cell table:formula="of:=[.C234]*[.$B$14]*[.$B$15]" office:value-type="float" office:value="11.88" calcext:value-type="float">
            <text:p>11.88</text:p>
          </table:table-cell>
          <table:table-cell table:formula="of:=[.D234]/[.$B$13]" office:value-type="float" office:value="4.93913005435223" calcext:value-type="float">
            <text:p>4.93913005435223</text:p>
          </table:table-cell>
          <table:table-cell table:formula="of:=[.E234]*[.$B$1]" office:value-type="float" office:value="0.197565202174089" calcext:value-type="float">
            <text:p>0.197565202174089</text:p>
          </table:table-cell>
          <table:table-cell table:formula="of:=[.E234]*[.$B$3]" office:value-type="float" office:value="0" calcext:value-type="float">
            <text:p>0</text:p>
          </table:table-cell>
          <table:table-cell table:formula="of:=[.E234]/[.$B$5]" office:value-type="float" office:value="4.93913005435224" calcext:value-type="float">
            <text:p>4.939</text:p>
          </table:table-cell>
          <table:table-cell table:formula="of:=[.$B$4]*(1-1/(1+[.H234]))" office:value-type="float" office:value="0" calcext:value-type="float">
            <text:p>0</text:p>
          </table:table-cell>
          <table:table-cell table:formula="of:=[.G234]+[.I234]" office:value-type="float" office:value="0" calcext:value-type="float">
            <text:p>0</text:p>
          </table:table-cell>
          <table:table-cell table:formula="of:=[.E234]*[.$B$7]" office:value-type="float" office:value="0.0839652109239879" calcext:value-type="float">
            <text:p>0.0839652109239879</text:p>
          </table:table-cell>
          <table:table-cell table:formula="of:=[.E234]/[.$B$9]" office:value-type="float" office:value="4.93913005435223" calcext:value-type="float">
            <text:p>4.93913005435223</text:p>
          </table:table-cell>
          <table:table-cell table:formula="of:=[.$B$8]*TANH([.L234])" office:value-type="float" office:value="0.119987694050834" calcext:value-type="float">
            <text:p>0.119987694050834</text:p>
          </table:table-cell>
          <table:table-cell table:formula="of:=[.K234]+[.M234]" office:value-type="float" office:value="0.203952904974821" calcext:value-type="float">
            <text:p>0.203952904974821</text:p>
          </table:table-cell>
          <table:table-cell table:formula="of:=[.O233]+[.E234]*[.$D$88]" office:value-type="float" office:value="0.0666782557337551" calcext:value-type="float">
            <text:p>0.0666782557337551</text:p>
          </table:table-cell>
          <table:table-cell table:formula="of:=[.O234]+[.F234]" office:value-type="float" office:value="0.264243457907844" calcext:value-type="float">
            <text:p>0.264243457907844</text:p>
          </table:table-cell>
          <table:table-cell table:formula="of:=[.O234]+[.J234]" office:value-type="float" office:value="0.0666782557337551" calcext:value-type="float">
            <text:p>0.0666782557337551</text:p>
          </table:table-cell>
          <table:table-cell table:formula="of:=[.O234]+[.N234]" office:value-type="float" office:value="0.270631160708577" calcext:value-type="float">
            <text:p>0.270631160708577</text:p>
          </table:table-cell>
          <table:table-cell table:formula="of:=MAX(0; [.$B$2]*0.5 - ABS([.B234]))*[.$D$88]/(([.$B$2]*0.5)^2)" office:value-type="float" office:value="0" calcext:value-type="float">
            <text:p>0</text:p>
          </table:table-cell>
          <table:table-cell table:formula="of:=MAX(0; [.$B$6]*0.5 - ABS([.$B234]))*[.$D$88]/(([.$B$6]*0.5)^2)" office:value-type="float" office:value="0" calcext:value-type="float">
            <text:p>0</text:p>
          </table:table-cell>
          <table:table-cell table:formula="of:=MAX(0; [.$B$10]*0.5 - ABS([.$B234]))*[.$D$88]/(([.$B$10]*0.5)^2)" office:value-type="float" office:value="0" calcext:value-type="float">
            <text:p>0</text:p>
          </table:table-cell>
          <table:table-cell table:formula="of:=SUMPRODUCT([.F184:.F284];[.$S$140:.$S$240])" office:value-type="float" office:value="0.194463428499956" calcext:value-type="float">
            <text:p>0.194463428499956</text:p>
          </table:table-cell>
          <table:table-cell table:formula="of:=SUMPRODUCT([.J184:.J284];[.T$140:.T$240])" office:value-type="float" office:value="0" calcext:value-type="float">
            <text:p>0</text:p>
          </table:table-cell>
          <table:table-cell table:formula="of:=SUMPRODUCT([.N184:.N284];[.U$140:.U$240])" office:value-type="float" office:value="0.202707277561683" calcext:value-type="float">
            <text:p>0.202707277561683</text:p>
          </table:table-cell>
          <table:table-cell table:style-name="ce9" table:formula="of:=[.V234]+[.$O234]" office:value-type="float" office:value="0.261141684233712" calcext:value-type="float">
            <text:p>0.261141684233712</text:p>
          </table:table-cell>
          <table:table-cell table:style-name="ce9" table:formula="of:=[.W234]+[.$O234]" office:value-type="float" office:value="0.0666782557337552" calcext:value-type="float">
            <text:p>0.0666782557337552</text:p>
          </table:table-cell>
          <table:table-cell table:style-name="ce9" table:formula="of:=[.X234]+[.$O234]" office:value-type="float" office:value="0.269385533295439" calcext:value-type="float">
            <text:p>0.269385533295439</text:p>
          </table:table-cell>
          <table:table-cell table:style-name="ce9" table:formula="of:=([.Y234]-[.Y233])/[.$D$88]" office:value-type="float" office:value="11.0367106123617" calcext:value-type="float">
            <text:p>11.0367106123617</text:p>
          </table:table-cell>
          <table:table-cell table:formula="of:=([.Z234]-[.Z233])/[.$D$88]" office:value-type="float" office:value="4.93913005435218" calcext:value-type="float">
            <text:p>4.93913005435218</text:p>
          </table:table-cell>
          <table:table-cell table:style-name="ce11" table:formula="of:=([.AA234]-[.AA233])/[.$D$88]" office:value-type="float" office:value="7.5453093994469" calcext:value-type="float">
            <text:p>7.5453093994469</text:p>
          </table:table-cell>
          <table:table-cell table:style-name="ce9" table:formula="of:=([.AB234]-[.AB233])/[.$D$88]" office:value-type="float" office:value="-246.956502717429" calcext:value-type="float">
            <text:p>-246.956502717429</text:p>
          </table:table-cell>
          <table:table-cell table:formula="of:=([.AC234]-[.AC233])/[.$D$88]" office:value-type="float" office:value="187.088259634485" calcext:value-type="float">
            <text:p>187.088259634485</text:p>
          </table:table-cell>
          <table:table-cell table:style-name="ce11" table:formula="of:=([.AD234]-[.AD233])/[.$D$88]" office:value-type="float" office:value="-3.61862533070874" calcext:value-type="float">
            <text:p>-3.61862533070874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9" calcext:value-type="float">
            <text:p>0.9</text:p>
          </table:table-cell>
          <table:table-cell table:formula="of:=[.A235]*[.$B$88]" office:value-type="float" office:value="0.027" calcext:value-type="float">
            <text:p>0.027</text:p>
          </table:table-cell>
          <table:table-cell table:formula="of:=MIN([.B235]*[.$B$11];[.$B$12])" office:value-type="float" office:value="135" calcext:value-type="float">
            <text:p>135</text:p>
          </table:table-cell>
          <table:table-cell table:formula="of:=[.C235]*[.$B$14]*[.$B$15]" office:value-type="float" office:value="12.15" calcext:value-type="float">
            <text:p>12.15</text:p>
          </table:table-cell>
          <table:table-cell table:formula="of:=[.D235]/[.$B$13]" office:value-type="float" office:value="5.05138301013296" calcext:value-type="float">
            <text:p>5.05138301013296</text:p>
          </table:table-cell>
          <table:table-cell table:formula="of:=[.E235]*[.$B$1]" office:value-type="float" office:value="0.202055320405319" calcext:value-type="float">
            <text:p>0.202055320405319</text:p>
          </table:table-cell>
          <table:table-cell table:formula="of:=[.E235]*[.$B$3]" office:value-type="float" office:value="0" calcext:value-type="float">
            <text:p>0</text:p>
          </table:table-cell>
          <table:table-cell table:formula="of:=[.E235]/[.$B$5]" office:value-type="float" office:value="5.05138301013297" calcext:value-type="float">
            <text:p>5.051</text:p>
          </table:table-cell>
          <table:table-cell table:formula="of:=[.$B$4]*(1-1/(1+[.H235]))" office:value-type="float" office:value="0" calcext:value-type="float">
            <text:p>0</text:p>
          </table:table-cell>
          <table:table-cell table:formula="of:=[.G235]+[.I235]" office:value-type="float" office:value="0" calcext:value-type="float">
            <text:p>0</text:p>
          </table:table-cell>
          <table:table-cell table:formula="of:=[.E235]*[.$B$7]" office:value-type="float" office:value="0.0858735111722604" calcext:value-type="float">
            <text:p>0.0858735111722604</text:p>
          </table:table-cell>
          <table:table-cell table:formula="of:=[.E235]/[.$B$9]" office:value-type="float" office:value="5.05138301013296" calcext:value-type="float">
            <text:p>5.05138301013296</text:p>
          </table:table-cell>
          <table:table-cell table:formula="of:=[.$B$8]*TANH([.L235])" office:value-type="float" office:value="0.119990168542273" calcext:value-type="float">
            <text:p>0.119990168542273</text:p>
          </table:table-cell>
          <table:table-cell table:formula="of:=[.K235]+[.M235]" office:value-type="float" office:value="0.205863679714534" calcext:value-type="float">
            <text:p>0.205863679714534</text:p>
          </table:table-cell>
          <table:table-cell table:formula="of:=[.O234]+[.E235]*[.$D$88]" office:value-type="float" office:value="0.0697090855398349" calcext:value-type="float">
            <text:p>0.0697090855398349</text:p>
          </table:table-cell>
          <table:table-cell table:formula="of:=[.O235]+[.F235]" office:value-type="float" office:value="0.271764405945153" calcext:value-type="float">
            <text:p>0.271764405945153</text:p>
          </table:table-cell>
          <table:table-cell table:formula="of:=[.O235]+[.J235]" office:value-type="float" office:value="0.0697090855398349" calcext:value-type="float">
            <text:p>0.0697090855398349</text:p>
          </table:table-cell>
          <table:table-cell table:formula="of:=[.O235]+[.N235]" office:value-type="float" office:value="0.275572765254369" calcext:value-type="float">
            <text:p>0.275572765254369</text:p>
          </table:table-cell>
          <table:table-cell table:formula="of:=MAX(0; [.$B$2]*0.5 - ABS([.B235]))*[.$D$88]/(([.$B$2]*0.5)^2)" office:value-type="float" office:value="0" calcext:value-type="float">
            <text:p>0</text:p>
          </table:table-cell>
          <table:table-cell table:formula="of:=MAX(0; [.$B$6]*0.5 - ABS([.$B235]))*[.$D$88]/(([.$B$6]*0.5)^2)" office:value-type="float" office:value="0" calcext:value-type="float">
            <text:p>0</text:p>
          </table:table-cell>
          <table:table-cell table:formula="of:=MAX(0; [.$B$10]*0.5 - ABS([.$B235]))*[.$D$88]/(([.$B$10]*0.5)^2)" office:value-type="float" office:value="0" calcext:value-type="float">
            <text:p>0</text:p>
          </table:table-cell>
          <table:table-cell table:formula="of:=SUMPRODUCT([.F185:.F285];[.$S$140:.$S$240])" office:value-type="float" office:value="0.197949556294682" calcext:value-type="float">
            <text:p>0.197949556294682</text:p>
          </table:table-cell>
          <table:table-cell table:formula="of:=SUMPRODUCT([.J185:.J285];[.T$140:.T$240])" office:value-type="float" office:value="0" calcext:value-type="float">
            <text:p>0</text:p>
          </table:table-cell>
          <table:table-cell table:formula="of:=SUMPRODUCT([.N185:.N285];[.U$140:.U$240])" office:value-type="float" office:value="0.204195909032236" calcext:value-type="float">
            <text:p>0.204195909032236</text:p>
          </table:table-cell>
          <table:table-cell table:style-name="ce9" table:formula="of:=[.V235]+[.$O235]" office:value-type="float" office:value="0.267658641834518" calcext:value-type="float">
            <text:p>0.267658641834518</text:p>
          </table:table-cell>
          <table:table-cell table:style-name="ce9" table:formula="of:=[.W235]+[.$O235]" office:value-type="float" office:value="0.069709085539835" calcext:value-type="float">
            <text:p>0.069709085539835</text:p>
          </table:table-cell>
          <table:table-cell table:style-name="ce9" table:formula="of:=[.X235]+[.$O235]" office:value-type="float" office:value="0.273904994572071" calcext:value-type="float">
            <text:p>0.273904994572071</text:p>
          </table:table-cell>
          <table:table-cell table:style-name="ce9" table:formula="of:=([.Y235]-[.Y234])/[.$D$88]" office:value-type="float" office:value="10.8615960013436" calcext:value-type="float">
            <text:p>10.8615960013436</text:p>
          </table:table-cell>
          <table:table-cell table:formula="of:=([.Z235]-[.Z234])/[.$D$88]" office:value-type="float" office:value="5.051383010133" calcext:value-type="float">
            <text:p>5.051383010133</text:p>
          </table:table-cell>
          <table:table-cell table:style-name="ce11" table:formula="of:=([.AA235]-[.AA234])/[.$D$88]" office:value-type="float" office:value="7.5324354610537" calcext:value-type="float">
            <text:p>7.5324354610537</text:p>
          </table:table-cell>
          <table:table-cell table:style-name="ce9" table:formula="of:=([.AB235]-[.AB234])/[.$D$88]" office:value-type="float" office:value="-291.857685030198" calcext:value-type="float">
            <text:p>-291.857685030198</text:p>
          </table:table-cell>
          <table:table-cell table:formula="of:=([.AC235]-[.AC234])/[.$D$88]" office:value-type="float" office:value="187.088259634698" calcext:value-type="float">
            <text:p>187.088259634698</text:p>
          </table:table-cell>
          <table:table-cell table:style-name="ce11" table:formula="of:=([.AD235]-[.AD234])/[.$D$88]" office:value-type="float" office:value="-21.4565639886703" calcext:value-type="float">
            <text:p>-21.4565639886703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92" calcext:value-type="float">
            <text:p>0.92</text:p>
          </table:table-cell>
          <table:table-cell table:formula="of:=[.A236]*[.$B$88]" office:value-type="float" office:value="0.0276" calcext:value-type="float">
            <text:p>0.0276</text:p>
          </table:table-cell>
          <table:table-cell table:formula="of:=MIN([.B236]*[.$B$11];[.$B$12])" office:value-type="float" office:value="138" calcext:value-type="float">
            <text:p>138</text:p>
          </table:table-cell>
          <table:table-cell table:formula="of:=[.C236]*[.$B$14]*[.$B$15]" office:value-type="float" office:value="12.42" calcext:value-type="float">
            <text:p>12.42</text:p>
          </table:table-cell>
          <table:table-cell table:formula="of:=[.D236]/[.$B$13]" office:value-type="float" office:value="5.1636359659137" calcext:value-type="float">
            <text:p>5.1636359659137</text:p>
          </table:table-cell>
          <table:table-cell table:formula="of:=[.E236]*[.$B$1]" office:value-type="float" office:value="0.206545438636548" calcext:value-type="float">
            <text:p>0.206545438636548</text:p>
          </table:table-cell>
          <table:table-cell table:formula="of:=[.E236]*[.$B$3]" office:value-type="float" office:value="0" calcext:value-type="float">
            <text:p>0</text:p>
          </table:table-cell>
          <table:table-cell table:formula="of:=[.E236]/[.$B$5]" office:value-type="float" office:value="5.16363596591371" calcext:value-type="float">
            <text:p>5.164</text:p>
          </table:table-cell>
          <table:table-cell table:formula="of:=[.$B$4]*(1-1/(1+[.H236]))" office:value-type="float" office:value="0" calcext:value-type="float">
            <text:p>0</text:p>
          </table:table-cell>
          <table:table-cell table:formula="of:=[.G236]+[.I236]" office:value-type="float" office:value="0" calcext:value-type="float">
            <text:p>0</text:p>
          </table:table-cell>
          <table:table-cell table:formula="of:=[.E236]*[.$B$7]" office:value-type="float" office:value="0.0877818114205328" calcext:value-type="float">
            <text:p>0.0877818114205328</text:p>
          </table:table-cell>
          <table:table-cell table:formula="of:=[.E236]/[.$B$9]" office:value-type="float" office:value="5.1636359659137" calcext:value-type="float">
            <text:p>5.1636359659137</text:p>
          </table:table-cell>
          <table:table-cell table:formula="of:=[.$B$8]*TANH([.L236])" office:value-type="float" office:value="0.119992145477011" calcext:value-type="float">
            <text:p>0.119992145477011</text:p>
          </table:table-cell>
          <table:table-cell table:formula="of:=[.K236]+[.M236]" office:value-type="float" office:value="0.207773956897544" calcext:value-type="float">
            <text:p>0.207773956897544</text:p>
          </table:table-cell>
          <table:table-cell table:formula="of:=[.O235]+[.E236]*[.$D$88]" office:value-type="float" office:value="0.0728072671193831" calcext:value-type="float">
            <text:p>0.0728072671193831</text:p>
          </table:table-cell>
          <table:table-cell table:formula="of:=[.O236]+[.F236]" office:value-type="float" office:value="0.279352705755931" calcext:value-type="float">
            <text:p>0.279352705755931</text:p>
          </table:table-cell>
          <table:table-cell table:formula="of:=[.O236]+[.J236]" office:value-type="float" office:value="0.0728072671193831" calcext:value-type="float">
            <text:p>0.0728072671193831</text:p>
          </table:table-cell>
          <table:table-cell table:formula="of:=[.O236]+[.N236]" office:value-type="float" office:value="0.280581224016927" calcext:value-type="float">
            <text:p>0.280581224016927</text:p>
          </table:table-cell>
          <table:table-cell table:formula="of:=MAX(0; [.$B$2]*0.5 - ABS([.B236]))*[.$D$88]/(([.$B$2]*0.5)^2)" office:value-type="float" office:value="0" calcext:value-type="float">
            <text:p>0</text:p>
          </table:table-cell>
          <table:table-cell table:formula="of:=MAX(0; [.$B$6]*0.5 - ABS([.$B236]))*[.$D$88]/(([.$B$6]*0.5)^2)" office:value-type="float" office:value="0" calcext:value-type="float">
            <text:p>0</text:p>
          </table:table-cell>
          <table:table-cell table:formula="of:=MAX(0; [.$B$10]*0.5 - ABS([.$B236]))*[.$D$88]/(([.$B$10]*0.5)^2)" office:value-type="float" office:value="0" calcext:value-type="float">
            <text:p>0</text:p>
          </table:table-cell>
          <table:table-cell table:formula="of:=SUMPRODUCT([.F186:.F286];[.$S$140:.$S$240])" office:value-type="float" office:value="0.201247099123697" calcext:value-type="float">
            <text:p>0.201247099123697</text:p>
          </table:table-cell>
          <table:table-cell table:formula="of:=SUMPRODUCT([.J186:.J286];[.T$140:.T$240])" office:value-type="float" office:value="0" calcext:value-type="float">
            <text:p>0</text:p>
          </table:table-cell>
          <table:table-cell table:formula="of:=SUMPRODUCT([.N186:.N286];[.U$140:.U$240])" office:value-type="float" office:value="0.205602952948405" calcext:value-type="float">
            <text:p>0.205602952948405</text:p>
          </table:table-cell>
          <table:table-cell table:style-name="ce9" table:formula="of:=[.V236]+[.$O236]" office:value-type="float" office:value="0.274054366243081" calcext:value-type="float">
            <text:p>0.274054366243081</text:p>
          </table:table-cell>
          <table:table-cell table:style-name="ce9" table:formula="of:=[.W236]+[.$O236]" office:value-type="float" office:value="0.0728072671193833" calcext:value-type="float">
            <text:p>0.0728072671193833</text:p>
          </table:table-cell>
          <table:table-cell table:style-name="ce9" table:formula="of:=[.X236]+[.$O236]" office:value-type="float" office:value="0.278410220067789" calcext:value-type="float">
            <text:p>0.278410220067789</text:p>
          </table:table-cell>
          <table:table-cell table:style-name="ce9" table:formula="of:=([.Y236]-[.Y235])/[.$D$88]" office:value-type="float" office:value="10.6595406809383" calcext:value-type="float">
            <text:p>10.6595406809383</text:p>
          </table:table-cell>
          <table:table-cell table:formula="of:=([.Z236]-[.Z235])/[.$D$88]" office:value-type="float" office:value="5.16363596591384" calcext:value-type="float">
            <text:p>5.16363596591384</text:p>
          </table:table-cell>
          <table:table-cell table:style-name="ce11" table:formula="of:=([.AA236]-[.AA235])/[.$D$88]" office:value-type="float" office:value="7.50870915952949" calcext:value-type="float">
            <text:p>7.50870915952949</text:p>
          </table:table-cell>
          <table:table-cell table:style-name="ce9" table:formula="of:=([.AB236]-[.AB235])/[.$D$88]" office:value-type="float" office:value="-336.758867342126" calcext:value-type="float">
            <text:p>-336.758867342126</text:p>
          </table:table-cell>
          <table:table-cell table:formula="of:=([.AC236]-[.AC235])/[.$D$88]" office:value-type="float" office:value="187.088259634735" calcext:value-type="float">
            <text:p>187.088259634735</text:p>
          </table:table-cell>
          <table:table-cell table:style-name="ce11" table:formula="of:=([.AD236]-[.AD235])/[.$D$88]" office:value-type="float" office:value="-39.5438358736907" calcext:value-type="float">
            <text:p>-39.5438358736907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94" calcext:value-type="float">
            <text:p>0.94</text:p>
          </table:table-cell>
          <table:table-cell table:formula="of:=[.A237]*[.$B$88]" office:value-type="float" office:value="0.0282" calcext:value-type="float">
            <text:p>0.0282</text:p>
          </table:table-cell>
          <table:table-cell table:formula="of:=MIN([.B237]*[.$B$11];[.$B$12])" office:value-type="float" office:value="141" calcext:value-type="float">
            <text:p>141</text:p>
          </table:table-cell>
          <table:table-cell table:formula="of:=[.C237]*[.$B$14]*[.$B$15]" office:value-type="float" office:value="12.69" calcext:value-type="float">
            <text:p>12.69</text:p>
          </table:table-cell>
          <table:table-cell table:formula="of:=[.D237]/[.$B$13]" office:value-type="float" office:value="5.27588892169443" calcext:value-type="float">
            <text:p>5.27588892169443</text:p>
          </table:table-cell>
          <table:table-cell table:formula="of:=[.E237]*[.$B$1]" office:value-type="float" office:value="0.211035556867777" calcext:value-type="float">
            <text:p>0.211035556867777</text:p>
          </table:table-cell>
          <table:table-cell table:formula="of:=[.E237]*[.$B$3]" office:value-type="float" office:value="0" calcext:value-type="float">
            <text:p>0</text:p>
          </table:table-cell>
          <table:table-cell table:formula="of:=[.E237]/[.$B$5]" office:value-type="float" office:value="5.27588892169444" calcext:value-type="float">
            <text:p>5.276</text:p>
          </table:table-cell>
          <table:table-cell table:formula="of:=[.$B$4]*(1-1/(1+[.H237]))" office:value-type="float" office:value="0" calcext:value-type="float">
            <text:p>0</text:p>
          </table:table-cell>
          <table:table-cell table:formula="of:=[.G237]+[.I237]" office:value-type="float" office:value="0" calcext:value-type="float">
            <text:p>0</text:p>
          </table:table-cell>
          <table:table-cell table:formula="of:=[.E237]*[.$B$7]" office:value-type="float" office:value="0.0896901116688053" calcext:value-type="float">
            <text:p>0.0896901116688053</text:p>
          </table:table-cell>
          <table:table-cell table:formula="of:=[.E237]/[.$B$9]" office:value-type="float" office:value="5.27588892169443" calcext:value-type="float">
            <text:p>5.27588892169443</text:p>
          </table:table-cell>
          <table:table-cell table:formula="of:=[.$B$8]*TANH([.L237])" office:value-type="float" office:value="0.119993724895035" calcext:value-type="float">
            <text:p>0.119993724895035</text:p>
          </table:table-cell>
          <table:table-cell table:formula="of:=[.K237]+[.M237]" office:value-type="float" office:value="0.209683836563841" calcext:value-type="float">
            <text:p>0.209683836563841</text:p>
          </table:table-cell>
          <table:table-cell table:formula="of:=[.O236]+[.E237]*[.$D$88]" office:value-type="float" office:value="0.0759728004723997" calcext:value-type="float">
            <text:p>0.0759728004723997</text:p>
          </table:table-cell>
          <table:table-cell table:formula="of:=[.O237]+[.F237]" office:value-type="float" office:value="0.287008357340177" calcext:value-type="float">
            <text:p>0.287008357340177</text:p>
          </table:table-cell>
          <table:table-cell table:formula="of:=[.O237]+[.J237]" office:value-type="float" office:value="0.0759728004723997" calcext:value-type="float">
            <text:p>0.0759728004723997</text:p>
          </table:table-cell>
          <table:table-cell table:formula="of:=[.O237]+[.N237]" office:value-type="float" office:value="0.28565663703624" calcext:value-type="float">
            <text:p>0.28565663703624</text:p>
          </table:table-cell>
          <table:table-cell table:formula="of:=MAX(0; [.$B$2]*0.5 - ABS([.B237]))*[.$D$88]/(([.$B$2]*0.5)^2)" office:value-type="float" office:value="0" calcext:value-type="float">
            <text:p>0</text:p>
          </table:table-cell>
          <table:table-cell table:formula="of:=MAX(0; [.$B$6]*0.5 - ABS([.$B237]))*[.$D$88]/(([.$B$6]*0.5)^2)" office:value-type="float" office:value="0" calcext:value-type="float">
            <text:p>0</text:p>
          </table:table-cell>
          <table:table-cell table:formula="of:=MAX(0; [.$B$10]*0.5 - ABS([.$B237]))*[.$D$88]/(([.$B$10]*0.5)^2)" office:value-type="float" office:value="0" calcext:value-type="float">
            <text:p>0</text:p>
          </table:table-cell>
          <table:table-cell table:formula="of:=SUMPRODUCT([.F187:.F287];[.$S$140:.$S$240])" office:value-type="float" office:value="0.204339892561368" calcext:value-type="float">
            <text:p>0.204339892561368</text:p>
          </table:table-cell>
          <table:table-cell table:formula="of:=SUMPRODUCT([.J187:.J287];[.T$140:.T$240])" office:value-type="float" office:value="0" calcext:value-type="float">
            <text:p>0</text:p>
          </table:table-cell>
          <table:table-cell table:formula="of:=SUMPRODUCT([.N187:.N287];[.U$140:.U$240])" office:value-type="float" office:value="0.206921826047567" calcext:value-type="float">
            <text:p>0.206921826047567</text:p>
          </table:table-cell>
          <table:table-cell table:style-name="ce9" table:formula="of:=[.V237]+[.$O237]" office:value-type="float" office:value="0.280312693033768" calcext:value-type="float">
            <text:p>0.280312693033768</text:p>
          </table:table-cell>
          <table:table-cell table:style-name="ce9" table:formula="of:=[.W237]+[.$O237]" office:value-type="float" office:value="0.0759728004723999" calcext:value-type="float">
            <text:p>0.0759728004723999</text:p>
          </table:table-cell>
          <table:table-cell table:style-name="ce9" table:formula="of:=[.X237]+[.$O237]" office:value-type="float" office:value="0.282894626519967" calcext:value-type="float">
            <text:p>0.282894626519967</text:p>
          </table:table-cell>
          <table:table-cell table:style-name="ce9" table:formula="of:=([.Y237]-[.Y236])/[.$D$88]" office:value-type="float" office:value="10.4305446511457" calcext:value-type="float">
            <text:p>10.4305446511457</text:p>
          </table:table-cell>
          <table:table-cell table:formula="of:=([.Z237]-[.Z236])/[.$D$88]" office:value-type="float" office:value="5.27588892169433" calcext:value-type="float">
            <text:p>5.27588892169433</text:p>
          </table:table-cell>
          <table:table-cell table:style-name="ce11" table:formula="of:=([.AA237]-[.AA236])/[.$D$88]" office:value-type="float" office:value="7.47401075363049" calcext:value-type="float">
            <text:p>7.47401075363049</text:p>
          </table:table-cell>
          <table:table-cell table:style-name="ce9" table:formula="of:=([.AB237]-[.AB236])/[.$D$88]" office:value-type="float" office:value="-381.660049654352" calcext:value-type="float">
            <text:p>-381.660049654352</text:p>
          </table:table-cell>
          <table:table-cell table:formula="of:=([.AC237]-[.AC236])/[.$D$88]" office:value-type="float" office:value="187.088259634158" calcext:value-type="float">
            <text:p>187.088259634158</text:p>
          </table:table-cell>
          <table:table-cell table:style-name="ce11" table:formula="of:=([.AD237]-[.AD236])/[.$D$88]" office:value-type="float" office:value="-57.8306764983324" calcext:value-type="float">
            <text:p>-57.8306764983324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96" calcext:value-type="float">
            <text:p>0.96</text:p>
          </table:table-cell>
          <table:table-cell table:formula="of:=[.A238]*[.$B$88]" office:value-type="float" office:value="0.0288" calcext:value-type="float">
            <text:p>0.0288</text:p>
          </table:table-cell>
          <table:table-cell table:formula="of:=MIN([.B238]*[.$B$11];[.$B$12])" office:value-type="float" office:value="144" calcext:value-type="float">
            <text:p>144</text:p>
          </table:table-cell>
          <table:table-cell table:formula="of:=[.C238]*[.$B$14]*[.$B$15]" office:value-type="float" office:value="12.96" calcext:value-type="float">
            <text:p>12.96</text:p>
          </table:table-cell>
          <table:table-cell table:formula="of:=[.D238]/[.$B$13]" office:value-type="float" office:value="5.38814187747516" calcext:value-type="float">
            <text:p>5.38814187747516</text:p>
          </table:table-cell>
          <table:table-cell table:formula="of:=[.E238]*[.$B$1]" office:value-type="float" office:value="0.215525675099006" calcext:value-type="float">
            <text:p>0.215525675099006</text:p>
          </table:table-cell>
          <table:table-cell table:formula="of:=[.E238]*[.$B$3]" office:value-type="float" office:value="0" calcext:value-type="float">
            <text:p>0</text:p>
          </table:table-cell>
          <table:table-cell table:formula="of:=[.E238]/[.$B$5]" office:value-type="float" office:value="5.38814187747517" calcext:value-type="float">
            <text:p>5.388</text:p>
          </table:table-cell>
          <table:table-cell table:formula="of:=[.$B$4]*(1-1/(1+[.H238]))" office:value-type="float" office:value="0" calcext:value-type="float">
            <text:p>0</text:p>
          </table:table-cell>
          <table:table-cell table:formula="of:=[.G238]+[.I238]" office:value-type="float" office:value="0" calcext:value-type="float">
            <text:p>0</text:p>
          </table:table-cell>
          <table:table-cell table:formula="of:=[.E238]*[.$B$7]" office:value-type="float" office:value="0.0915984119170777" calcext:value-type="float">
            <text:p>0.0915984119170777</text:p>
          </table:table-cell>
          <table:table-cell table:formula="of:=[.E238]/[.$B$9]" office:value-type="float" office:value="5.38814187747516" calcext:value-type="float">
            <text:p>5.38814187747516</text:p>
          </table:table-cell>
          <table:table-cell table:formula="of:=[.$B$8]*TANH([.L238])" office:value-type="float" office:value="0.119994986724176" calcext:value-type="float">
            <text:p>0.119994986724176</text:p>
          </table:table-cell>
          <table:table-cell table:formula="of:=[.K238]+[.M238]" office:value-type="float" office:value="0.211593398641254" calcext:value-type="float">
            <text:p>0.211593398641254</text:p>
          </table:table-cell>
          <table:table-cell table:formula="of:=[.O237]+[.E238]*[.$D$88]" office:value-type="float" office:value="0.0792056855988848" calcext:value-type="float">
            <text:p>0.0792056855988848</text:p>
          </table:table-cell>
          <table:table-cell table:formula="of:=[.O238]+[.F238]" office:value-type="float" office:value="0.294731360697891" calcext:value-type="float">
            <text:p>0.294731360697891</text:p>
          </table:table-cell>
          <table:table-cell table:formula="of:=[.O238]+[.J238]" office:value-type="float" office:value="0.0792056855988848" calcext:value-type="float">
            <text:p>0.0792056855988848</text:p>
          </table:table-cell>
          <table:table-cell table:formula="of:=[.O238]+[.N238]" office:value-type="float" office:value="0.290799084240139" calcext:value-type="float">
            <text:p>0.290799084240139</text:p>
          </table:table-cell>
          <table:table-cell table:formula="of:=MAX(0; [.$B$2]*0.5 - ABS([.B238]))*[.$D$88]/(([.$B$2]*0.5)^2)" office:value-type="float" office:value="0" calcext:value-type="float">
            <text:p>0</text:p>
          </table:table-cell>
          <table:table-cell table:formula="of:=MAX(0; [.$B$6]*0.5 - ABS([.$B238]))*[.$D$88]/(([.$B$6]*0.5)^2)" office:value-type="float" office:value="0" calcext:value-type="float">
            <text:p>0</text:p>
          </table:table-cell>
          <table:table-cell table:formula="of:=MAX(0; [.$B$10]*0.5 - ABS([.$B238]))*[.$D$88]/(([.$B$10]*0.5)^2)" office:value-type="float" office:value="0" calcext:value-type="float">
            <text:p>0</text:p>
          </table:table-cell>
          <table:table-cell table:formula="of:=SUMPRODUCT([.F188:.F288];[.$S$140:.$S$240])" office:value-type="float" office:value="0.207211772182062" calcext:value-type="float">
            <text:p>0.207211772182062</text:p>
          </table:table-cell>
          <table:table-cell table:formula="of:=SUMPRODUCT([.J188:.J288];[.T$140:.T$240])" office:value-type="float" office:value="0" calcext:value-type="float">
            <text:p>0</text:p>
          </table:table-cell>
          <table:table-cell table:formula="of:=SUMPRODUCT([.N188:.N288];[.U$140:.U$240])" office:value-type="float" office:value="0.208145887583519" calcext:value-type="float">
            <text:p>0.208145887583519</text:p>
          </table:table-cell>
          <table:table-cell table:style-name="ce9" table:formula="of:=[.V238]+[.$O238]" office:value-type="float" office:value="0.286417457780948" calcext:value-type="float">
            <text:p>0.286417457780948</text:p>
          </table:table-cell>
          <table:table-cell table:style-name="ce9" table:formula="of:=[.W238]+[.$O238]" office:value-type="float" office:value="0.079205685598885" calcext:value-type="float">
            <text:p>0.079205685598885</text:p>
          </table:table-cell>
          <table:table-cell table:style-name="ce9" table:formula="of:=[.X238]+[.$O238]" office:value-type="float" office:value="0.287351573182404" calcext:value-type="float">
            <text:p>0.287351573182404</text:p>
          </table:table-cell>
          <table:table-cell table:style-name="ce9" table:formula="of:=([.Y238]-[.Y237])/[.$D$88]" office:value-type="float" office:value="10.1746079119656" calcext:value-type="float">
            <text:p>10.1746079119656</text:p>
          </table:table-cell>
          <table:table-cell table:formula="of:=([.Z238]-[.Z237])/[.$D$88]" office:value-type="float" office:value="5.38814187747515" calcext:value-type="float">
            <text:p>5.38814187747515</text:p>
          </table:table-cell>
          <table:table-cell table:style-name="ce11" table:formula="of:=([.AA238]-[.AA237])/[.$D$88]" office:value-type="float" office:value="7.42824443739585" calcext:value-type="float">
            <text:p>7.42824443739585</text:p>
          </table:table-cell>
          <table:table-cell table:style-name="ce9" table:formula="of:=([.AB238]-[.AB237])/[.$D$88]" office:value-type="float" office:value="-426.561231966896" calcext:value-type="float">
            <text:p>-426.561231966896</text:p>
          </table:table-cell>
          <table:table-cell table:formula="of:=([.AC238]-[.AC237])/[.$D$88]" office:value-type="float" office:value="187.088259634696" calcext:value-type="float">
            <text:p>187.088259634696</text:p>
          </table:table-cell>
          <table:table-cell table:style-name="ce11" table:formula="of:=([.AD238]-[.AD237])/[.$D$88]" office:value-type="float" office:value="-76.2771937243893" calcext:value-type="float">
            <text:p>-76.2771937243893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0.98" calcext:value-type="float">
            <text:p>0.98</text:p>
          </table:table-cell>
          <table:table-cell table:formula="of:=[.A239]*[.$B$88]" office:value-type="float" office:value="0.0294" calcext:value-type="float">
            <text:p>0.0294</text:p>
          </table:table-cell>
          <table:table-cell table:formula="of:=MIN([.B239]*[.$B$11];[.$B$12])" office:value-type="float" office:value="147" calcext:value-type="float">
            <text:p>147</text:p>
          </table:table-cell>
          <table:table-cell table:formula="of:=[.C239]*[.$B$14]*[.$B$15]" office:value-type="float" office:value="13.23" calcext:value-type="float">
            <text:p>13.23</text:p>
          </table:table-cell>
          <table:table-cell table:formula="of:=[.D239]/[.$B$13]" office:value-type="float" office:value="5.50039483325589" calcext:value-type="float">
            <text:p>5.50039483325589</text:p>
          </table:table-cell>
          <table:table-cell table:formula="of:=[.E239]*[.$B$1]" office:value-type="float" office:value="0.220015793330236" calcext:value-type="float">
            <text:p>0.220015793330236</text:p>
          </table:table-cell>
          <table:table-cell table:formula="of:=[.E239]*[.$B$3]" office:value-type="float" office:value="0" calcext:value-type="float">
            <text:p>0</text:p>
          </table:table-cell>
          <table:table-cell table:formula="of:=[.E239]/[.$B$5]" office:value-type="float" office:value="5.5003948332559" calcext:value-type="float">
            <text:p>5.500</text:p>
          </table:table-cell>
          <table:table-cell table:formula="of:=[.$B$4]*(1-1/(1+[.H239]))" office:value-type="float" office:value="0" calcext:value-type="float">
            <text:p>0</text:p>
          </table:table-cell>
          <table:table-cell table:formula="of:=[.G239]+[.I239]" office:value-type="float" office:value="0" calcext:value-type="float">
            <text:p>0</text:p>
          </table:table-cell>
          <table:table-cell table:formula="of:=[.E239]*[.$B$7]" office:value-type="float" office:value="0.0935067121653502" calcext:value-type="float">
            <text:p>0.0935067121653502</text:p>
          </table:table-cell>
          <table:table-cell table:formula="of:=[.E239]/[.$B$9]" office:value-type="float" office:value="5.50039483325589" calcext:value-type="float">
            <text:p>5.50039483325589</text:p>
          </table:table-cell>
          <table:table-cell table:formula="of:=[.$B$8]*TANH([.L239])" office:value-type="float" office:value="0.119995994822707" calcext:value-type="float">
            <text:p>0.119995994822707</text:p>
          </table:table-cell>
          <table:table-cell table:formula="of:=[.K239]+[.M239]" office:value-type="float" office:value="0.213502706988057" calcext:value-type="float">
            <text:p>0.213502706988057</text:p>
          </table:table-cell>
          <table:table-cell table:formula="of:=[.O238]+[.E239]*[.$D$88]" office:value-type="float" office:value="0.0825059224988384" calcext:value-type="float">
            <text:p>0.0825059224988384</text:p>
          </table:table-cell>
          <table:table-cell table:formula="of:=[.O239]+[.F239]" office:value-type="float" office:value="0.302521715829074" calcext:value-type="float">
            <text:p>0.302521715829074</text:p>
          </table:table-cell>
          <table:table-cell table:formula="of:=[.O239]+[.J239]" office:value-type="float" office:value="0.0825059224988384" calcext:value-type="float">
            <text:p>0.0825059224988384</text:p>
          </table:table-cell>
          <table:table-cell table:formula="of:=[.O239]+[.N239]" office:value-type="float" office:value="0.296008629486896" calcext:value-type="float">
            <text:p>0.296008629486896</text:p>
          </table:table-cell>
          <table:table-cell table:formula="of:=MAX(0; [.$B$2]*0.5 - ABS([.B239]))*[.$D$88]/(([.$B$2]*0.5)^2)" office:value-type="float" office:value="0" calcext:value-type="float">
            <text:p>0</text:p>
          </table:table-cell>
          <table:table-cell table:formula="of:=MAX(0; [.$B$6]*0.5 - ABS([.$B239]))*[.$D$88]/(([.$B$6]*0.5)^2)" office:value-type="float" office:value="0" calcext:value-type="float">
            <text:p>0</text:p>
          </table:table-cell>
          <table:table-cell table:formula="of:=MAX(0; [.$B$10]*0.5 - ABS([.$B239]))*[.$D$88]/(([.$B$10]*0.5)^2)" office:value-type="float" office:value="0" calcext:value-type="float">
            <text:p>0</text:p>
          </table:table-cell>
          <table:table-cell table:formula="of:=SUMPRODUCT([.F189:.F289];[.$S$140:.$S$240])" office:value-type="float" office:value="0.209846573560148" calcext:value-type="float">
            <text:p>0.209846573560148</text:p>
          </table:table-cell>
          <table:table-cell table:formula="of:=SUMPRODUCT([.J189:.J289];[.T$140:.T$240])" office:value-type="float" office:value="0" calcext:value-type="float">
            <text:p>0</text:p>
          </table:table-cell>
          <table:table-cell table:formula="of:=SUMPRODUCT([.N189:.N289];[.U$140:.U$240])" office:value-type="float" office:value="0.209268450830818" calcext:value-type="float">
            <text:p>0.209268450830818</text:p>
          </table:table-cell>
          <table:table-cell table:style-name="ce9" table:formula="of:=[.V239]+[.$O239]" office:value-type="float" office:value="0.292352496058987" calcext:value-type="float">
            <text:p>0.292352496058987</text:p>
          </table:table-cell>
          <table:table-cell table:style-name="ce9" table:formula="of:=[.W239]+[.$O239]" office:value-type="float" office:value="0.0825059224988386" calcext:value-type="float">
            <text:p>0.0825059224988386</text:p>
          </table:table-cell>
          <table:table-cell table:style-name="ce9" table:formula="of:=[.X239]+[.$O239]" office:value-type="float" office:value="0.291774373329657" calcext:value-type="float">
            <text:p>0.291774373329657</text:p>
          </table:table-cell>
          <table:table-cell table:style-name="ce9" table:formula="of:=([.Y239]-[.Y238])/[.$D$88]" office:value-type="float" office:value="9.89173046339812" calcext:value-type="float">
            <text:p>9.89173046339812</text:p>
          </table:table-cell>
          <table:table-cell table:formula="of:=([.Z239]-[.Z238])/[.$D$88]" office:value-type="float" office:value="5.50039483325602" calcext:value-type="float">
            <text:p>5.50039483325602</text:p>
          </table:table-cell>
          <table:table-cell table:style-name="ce11" table:formula="of:=([.AA239]-[.AA238])/[.$D$88]" office:value-type="float" office:value="7.37133357875434" calcext:value-type="float">
            <text:p>7.37133357875434</text:p>
          </table:table-cell>
          <table:table-cell table:style-name="ce9" table:formula="of:=([.AB239]-[.AB238])/[.$D$88]" office:value-type="float" office:value="-471.462414279126" calcext:value-type="float">
            <text:p>-471.462414279126</text:p>
          </table:table-cell>
          <table:table-cell table:formula="of:=([.AC239]-[.AC238])/[.$D$88]" office:value-type="float" office:value="187.088259634775" calcext:value-type="float">
            <text:p>187.088259634775</text:p>
          </table:table-cell>
          <table:table-cell table:style-name="ce11" table:formula="of:=([.AD239]-[.AD238])/[.$D$88]" office:value-type="float" office:value="-94.851431069188" calcext:value-type="float">
            <text:p>-94.851431069188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240]*[.$B$88]" office:value-type="float" office:value="0.03" calcext:value-type="float">
            <text:p>0.03</text:p>
          </table:table-cell>
          <table:table-cell table:formula="of:=MIN([.B240]*[.$B$11];[.$B$12])" office:value-type="float" office:value="150" calcext:value-type="float">
            <text:p>150</text:p>
          </table:table-cell>
          <table:table-cell table:formula="of:=[.C240]*[.$B$14]*[.$B$15]" office:value-type="float" office:value="13.5" calcext:value-type="float">
            <text:p>13.5</text:p>
          </table:table-cell>
          <table:table-cell table:formula="of:=[.D240]/[.$B$13]" office:value-type="float" office:value="5.61264778903662" calcext:value-type="float">
            <text:p>5.61264778903662</text:p>
          </table:table-cell>
          <table:table-cell table:formula="of:=[.E240]*[.$B$1]" office:value-type="float" office:value="0.224505911561465" calcext:value-type="float">
            <text:p>0.224505911561465</text:p>
          </table:table-cell>
          <table:table-cell table:formula="of:=[.E240]*[.$B$3]" office:value-type="float" office:value="0" calcext:value-type="float">
            <text:p>0</text:p>
          </table:table-cell>
          <table:table-cell table:formula="of:=[.E240]/[.$B$5]" office:value-type="float" office:value="5.61264778903664" calcext:value-type="float">
            <text:p>5.613</text:p>
          </table:table-cell>
          <table:table-cell table:formula="of:=[.$B$4]*(1-1/(1+[.H240]))" office:value-type="float" office:value="0" calcext:value-type="float">
            <text:p>0</text:p>
          </table:table-cell>
          <table:table-cell table:formula="of:=[.G240]+[.I240]" office:value-type="float" office:value="0" calcext:value-type="float">
            <text:p>0</text:p>
          </table:table-cell>
          <table:table-cell table:formula="of:=[.E240]*[.$B$7]" office:value-type="float" office:value="0.0954150124136226" calcext:value-type="float">
            <text:p>0.0954150124136226</text:p>
          </table:table-cell>
          <table:table-cell table:formula="of:=[.E240]/[.$B$9]" office:value-type="float" office:value="5.61264778903662" calcext:value-type="float">
            <text:p>5.61264778903662</text:p>
          </table:table-cell>
          <table:table-cell table:formula="of:=[.$B$8]*TANH([.L240])" office:value-type="float" office:value="0.119996800209651" calcext:value-type="float">
            <text:p>0.119996800209651</text:p>
          </table:table-cell>
          <table:table-cell table:formula="of:=[.K240]+[.M240]" office:value-type="float" office:value="0.215411812623274" calcext:value-type="float">
            <text:p>0.215411812623274</text:p>
          </table:table-cell>
          <table:table-cell table:formula="of:=[.O239]+[.E240]*[.$D$88]" office:value-type="float" office:value="0.0858735111722603" calcext:value-type="float">
            <text:p>0.0858735111722603</text:p>
          </table:table-cell>
          <table:table-cell table:formula="of:=[.O240]+[.F240]" office:value-type="float" office:value="0.310379422733725" calcext:value-type="float">
            <text:p>0.310379422733725</text:p>
          </table:table-cell>
          <table:table-cell table:formula="of:=[.O240]+[.J240]" office:value-type="float" office:value="0.0858735111722603" calcext:value-type="float">
            <text:p>0.0858735111722603</text:p>
          </table:table-cell>
          <table:table-cell table:formula="of:=[.O240]+[.N240]" office:value-type="float" office:value="0.301285323795534" calcext:value-type="float">
            <text:p>0.301285323795534</text:p>
          </table:table-cell>
          <table:table-cell table:formula="of:=MAX(0; [.$B$2]*0.5 - ABS([.B240]))*[.$D$88]/(([.$B$2]*0.5)^2)" office:value-type="float" office:value="0" calcext:value-type="float">
            <text:p>0</text:p>
          </table:table-cell>
          <table:table-cell table:formula="of:=MAX(0; [.$B$6]*0.5 - ABS([.$B240]))*[.$D$88]/(([.$B$6]*0.5)^2)" office:value-type="float" office:value="0" calcext:value-type="float">
            <text:p>0</text:p>
          </table:table-cell>
          <table:table-cell table:formula="of:=MAX(0; [.$B$10]*0.5 - ABS([.$B240]))*[.$D$88]/(([.$B$10]*0.5)^2)" office:value-type="float" office:value="0" calcext:value-type="float">
            <text:p>0</text:p>
          </table:table-cell>
          <table:table-cell table:formula="of:=SUMPRODUCT([.F190:.F290];[.$S$140:.$S$240])" office:value-type="float" office:value="0.212228132269992" calcext:value-type="float">
            <text:p>0.212228132269992</text:p>
          </table:table-cell>
          <table:table-cell table:formula="of:=SUMPRODUCT([.J190:.J290];[.T$140:.T$240])" office:value-type="float" office:value="0" calcext:value-type="float">
            <text:p>0</text:p>
          </table:table-cell>
          <table:table-cell table:formula="of:=SUMPRODUCT([.N190:.N290];[.U$140:.U$240])" office:value-type="float" office:value="0.210282792295565" calcext:value-type="float">
            <text:p>0.210282792295565</text:p>
          </table:table-cell>
          <table:table-cell table:style-name="ce9" table:formula="of:=[.V240]+[.$O240]" office:value-type="float" office:value="0.298101643442253" calcext:value-type="float">
            <text:p>0.298101643442253</text:p>
          </table:table-cell>
          <table:table-cell table:style-name="ce9" table:formula="of:=[.W240]+[.$O240]" office:value-type="float" office:value="0.0858735111722605" calcext:value-type="float">
            <text:p>0.0858735111722605</text:p>
          </table:table-cell>
          <table:table-cell table:style-name="ce9" table:formula="of:=[.X240]+[.$O240]" office:value-type="float" office:value="0.296156303467826" calcext:value-type="float">
            <text:p>0.296156303467826</text:p>
          </table:table-cell>
          <table:table-cell table:style-name="ce9" table:formula="of:=([.Y240]-[.Y239])/[.$D$88]" office:value-type="float" office:value="9.5819123054434" calcext:value-type="float">
            <text:p>9.5819123054434</text:p>
          </table:table-cell>
          <table:table-cell table:formula="of:=([.Z240]-[.Z239])/[.$D$88]" office:value-type="float" office:value="5.61264778903649" calcext:value-type="float">
            <text:p>5.61264778903649</text:p>
          </table:table-cell>
          <table:table-cell table:style-name="ce11" table:formula="of:=([.AA240]-[.AA239])/[.$D$88]" office:value-type="float" office:value="7.30321689694807" calcext:value-type="float">
            <text:p>7.30321689694807</text:p>
          </table:table-cell>
          <table:table-cell table:style-name="ce9" table:formula="of:=([.AB240]-[.AB239])/[.$D$88]" office:value-type="float" office:value="-516.363596591202" calcext:value-type="float">
            <text:p>-516.363596591202</text:p>
          </table:table-cell>
          <table:table-cell table:formula="of:=([.AC240]-[.AC239])/[.$D$88]" office:value-type="float" office:value="187.088259634118" calcext:value-type="float">
            <text:p>187.088259634118</text:p>
          </table:table-cell>
          <table:table-cell table:style-name="ce11" table:formula="of:=([.AD240]-[.AD239])/[.$D$88]" office:value-type="float" office:value="-113.527803010444" calcext:value-type="float">
            <text:p>-113.527803010444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02" calcext:value-type="float">
            <text:p>1.02</text:p>
          </table:table-cell>
          <table:table-cell table:formula="of:=[.A241]*[.$B$88]" office:value-type="float" office:value="0.0306" calcext:value-type="float">
            <text:p>0.0306</text:p>
          </table:table-cell>
          <table:table-cell table:formula="of:=MIN([.B241]*[.$B$11];[.$B$12])" office:value-type="float" office:value="150" calcext:value-type="float">
            <text:p>150</text:p>
          </table:table-cell>
          <table:table-cell table:formula="of:=[.C241]*[.$B$14]*[.$B$15]" office:value-type="float" office:value="13.5" calcext:value-type="float">
            <text:p>13.5</text:p>
          </table:table-cell>
          <table:table-cell table:formula="of:=[.D241]/[.$B$13]" office:value-type="float" office:value="5.61264778903662" calcext:value-type="float">
            <text:p>5.61264778903662</text:p>
          </table:table-cell>
          <table:table-cell table:formula="of:=[.E241]*[.$B$1]" office:value-type="float" office:value="0.224505911561465" calcext:value-type="float">
            <text:p>0.224505911561465</text:p>
          </table:table-cell>
          <table:table-cell table:formula="of:=[.E241]*[.$B$3]" office:value-type="float" office:value="0" calcext:value-type="float">
            <text:p>0</text:p>
          </table:table-cell>
          <table:table-cell table:formula="of:=[.E241]/[.$B$5]" office:value-type="float" office:value="5.61264778903664" calcext:value-type="float">
            <text:p>5.613</text:p>
          </table:table-cell>
          <table:table-cell table:formula="of:=[.$B$4]*(1-1/(1+[.H241]))" office:value-type="float" office:value="0" calcext:value-type="float">
            <text:p>0</text:p>
          </table:table-cell>
          <table:table-cell table:formula="of:=[.G241]+[.I241]" office:value-type="float" office:value="0" calcext:value-type="float">
            <text:p>0</text:p>
          </table:table-cell>
          <table:table-cell table:formula="of:=[.E241]*[.$B$7]" office:value-type="float" office:value="0.0954150124136226" calcext:value-type="float">
            <text:p>0.0954150124136226</text:p>
          </table:table-cell>
          <table:table-cell table:formula="of:=[.E241]/[.$B$9]" office:value-type="float" office:value="5.61264778903662" calcext:value-type="float">
            <text:p>5.61264778903662</text:p>
          </table:table-cell>
          <table:table-cell table:formula="of:=[.$B$8]*TANH([.L241])" office:value-type="float" office:value="0.119996800209651" calcext:value-type="float">
            <text:p>0.119996800209651</text:p>
          </table:table-cell>
          <table:table-cell table:formula="of:=[.K241]+[.M241]" office:value-type="float" office:value="0.215411812623274" calcext:value-type="float">
            <text:p>0.215411812623274</text:p>
          </table:table-cell>
          <table:table-cell table:formula="of:=[.O240]+[.E241]*[.$D$88]" office:value-type="float" office:value="0.0892410998456823" calcext:value-type="float">
            <text:p>0.0892410998456823</text:p>
          </table:table-cell>
          <table:table-cell table:formula="of:=[.O241]+[.F241]" office:value-type="float" office:value="0.313747011407147" calcext:value-type="float">
            <text:p>0.313747011407147</text:p>
          </table:table-cell>
          <table:table-cell table:formula="of:=[.O241]+[.J241]" office:value-type="float" office:value="0.0892410998456823" calcext:value-type="float">
            <text:p>0.0892410998456823</text:p>
          </table:table-cell>
          <table:table-cell table:formula="of:=[.O241]+[.N241]" office:value-type="float" office:value="0.304652912468956" calcext:value-type="float">
            <text:p>0.304652912468956</text:p>
          </table:table-cell>
          <table:table-cell table:formula="of:=MAX(0; [.$B$2]*0.5 - ABS([.B241]))*[.$D$88]/(([.$B$2]*0.5)^2)" office:value-type="float" office:value="0" calcext:value-type="float">
            <text:p>0</text:p>
          </table:table-cell>
          <table:table-cell table:formula="of:=MAX(0; [.$B$6]*0.5 - ABS([.$B241]))*[.$D$88]/(([.$B$6]*0.5)^2)" office:value-type="float" office:value="0" calcext:value-type="float">
            <text:p>0</text:p>
          </table:table-cell>
          <table:table-cell table:formula="of:=MAX(0; [.$B$10]*0.5 - ABS([.$B241]))*[.$D$88]/(([.$B$10]*0.5)^2)" office:value-type="float" office:value="0" calcext:value-type="float">
            <text:p>0</text:p>
          </table:table-cell>
          <table:table-cell table:formula="of:=SUMPRODUCT([.F191:.F291];[.$S$140:.$S$240])" office:value-type="float" office:value="0.214340283885962" calcext:value-type="float">
            <text:p>0.214340283885962</text:p>
          </table:table-cell>
          <table:table-cell table:formula="of:=SUMPRODUCT([.J191:.J291];[.T$140:.T$240])" office:value-type="float" office:value="0" calcext:value-type="float">
            <text:p>0</text:p>
          </table:table-cell>
          <table:table-cell table:formula="of:=SUMPRODUCT([.N191:.N291];[.U$140:.U$240])" office:value-type="float" office:value="0.211182159086695" calcext:value-type="float">
            <text:p>0.211182159086695</text:p>
          </table:table-cell>
          <table:table-cell table:style-name="ce9" table:formula="of:=[.V241]+[.$O241]" office:value-type="float" office:value="0.303581383731645" calcext:value-type="float">
            <text:p>0.303581383731645</text:p>
          </table:table-cell>
          <table:table-cell table:style-name="ce9" table:formula="of:=[.W241]+[.$O241]" office:value-type="float" office:value="0.0892410998456825" calcext:value-type="float">
            <text:p>0.0892410998456825</text:p>
          </table:table-cell>
          <table:table-cell table:style-name="ce9" table:formula="of:=[.X241]+[.$O241]" office:value-type="float" office:value="0.300423258932377" calcext:value-type="float">
            <text:p>0.300423258932377</text:p>
          </table:table-cell>
          <table:table-cell table:style-name="ce9" table:formula="of:=([.Y241]-[.Y240])/[.$D$88]" office:value-type="float" office:value="9.13290048232041" calcext:value-type="float">
            <text:p>9.13290048232041</text:p>
          </table:table-cell>
          <table:table-cell table:formula="of:=([.Z241]-[.Z240])/[.$D$88]" office:value-type="float" office:value="5.61264778903667" calcext:value-type="float">
            <text:p>5.61264778903667</text:p>
          </table:table-cell>
          <table:table-cell table:style-name="ce11" table:formula="of:=([.AA241]-[.AA240])/[.$D$88]" office:value-type="float" office:value="7.11159244091902" calcext:value-type="float">
            <text:p>7.11159244091902</text:p>
          </table:table-cell>
          <table:table-cell table:style-name="ce9" table:formula="of:=([.AB241]-[.AB240])/[.$D$88]" office:value-type="float" office:value="-748.353038538327" calcext:value-type="float">
            <text:p>-748.353038538327</text:p>
          </table:table-cell>
          <table:table-cell table:formula="of:=([.AC241]-[.AC240])/[.$D$88]" office:value-type="float" office:value="0.000000000309382149528877" calcext:value-type="float">
            <text:p>3.09382149528877E-10</text:p>
          </table:table-cell>
          <table:table-cell table:style-name="ce11" table:formula="of:=([.AD241]-[.AD240])/[.$D$88]" office:value-type="float" office:value="-319.374093381749" calcext:value-type="float">
            <text:p>-319.374093381749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04" calcext:value-type="float">
            <text:p>1.04</text:p>
          </table:table-cell>
          <table:table-cell table:formula="of:=[.A242]*[.$B$88]" office:value-type="float" office:value="0.0312" calcext:value-type="float">
            <text:p>0.0312</text:p>
          </table:table-cell>
          <table:table-cell table:formula="of:=MIN([.B242]*[.$B$11];[.$B$12])" office:value-type="float" office:value="150" calcext:value-type="float">
            <text:p>150</text:p>
          </table:table-cell>
          <table:table-cell table:formula="of:=[.C242]*[.$B$14]*[.$B$15]" office:value-type="float" office:value="13.5" calcext:value-type="float">
            <text:p>13.5</text:p>
          </table:table-cell>
          <table:table-cell table:formula="of:=[.D242]/[.$B$13]" office:value-type="float" office:value="5.61264778903662" calcext:value-type="float">
            <text:p>5.61264778903662</text:p>
          </table:table-cell>
          <table:table-cell table:formula="of:=[.E242]*[.$B$1]" office:value-type="float" office:value="0.224505911561465" calcext:value-type="float">
            <text:p>0.224505911561465</text:p>
          </table:table-cell>
          <table:table-cell table:formula="of:=[.E242]*[.$B$3]" office:value-type="float" office:value="0" calcext:value-type="float">
            <text:p>0</text:p>
          </table:table-cell>
          <table:table-cell table:formula="of:=[.E242]/[.$B$5]" office:value-type="float" office:value="5.61264778903664" calcext:value-type="float">
            <text:p>5.613</text:p>
          </table:table-cell>
          <table:table-cell table:formula="of:=[.$B$4]*(1-1/(1+[.H242]))" office:value-type="float" office:value="0" calcext:value-type="float">
            <text:p>0</text:p>
          </table:table-cell>
          <table:table-cell table:formula="of:=[.G242]+[.I242]" office:value-type="float" office:value="0" calcext:value-type="float">
            <text:p>0</text:p>
          </table:table-cell>
          <table:table-cell table:formula="of:=[.E242]*[.$B$7]" office:value-type="float" office:value="0.0954150124136226" calcext:value-type="float">
            <text:p>0.0954150124136226</text:p>
          </table:table-cell>
          <table:table-cell table:formula="of:=[.E242]/[.$B$9]" office:value-type="float" office:value="5.61264778903662" calcext:value-type="float">
            <text:p>5.61264778903662</text:p>
          </table:table-cell>
          <table:table-cell table:formula="of:=[.$B$8]*TANH([.L242])" office:value-type="float" office:value="0.119996800209651" calcext:value-type="float">
            <text:p>0.119996800209651</text:p>
          </table:table-cell>
          <table:table-cell table:formula="of:=[.K242]+[.M242]" office:value-type="float" office:value="0.215411812623274" calcext:value-type="float">
            <text:p>0.215411812623274</text:p>
          </table:table-cell>
          <table:table-cell table:formula="of:=[.O241]+[.E242]*[.$D$88]" office:value-type="float" office:value="0.0926086885191043" calcext:value-type="float">
            <text:p>0.0926086885191043</text:p>
          </table:table-cell>
          <table:table-cell table:formula="of:=[.O242]+[.F242]" office:value-type="float" office:value="0.317114600080569" calcext:value-type="float">
            <text:p>0.317114600080569</text:p>
          </table:table-cell>
          <table:table-cell table:formula="of:=[.O242]+[.J242]" office:value-type="float" office:value="0.0926086885191043" calcext:value-type="float">
            <text:p>0.0926086885191043</text:p>
          </table:table-cell>
          <table:table-cell table:formula="of:=[.O242]+[.N242]" office:value-type="float" office:value="0.308020501142378" calcext:value-type="float">
            <text:p>0.308020501142378</text:p>
          </table:table-cell>
          <table:table-cell table:formula="of:=MAX(0; [.$B$2]*0.5 - ABS([.B242]))*[.$D$88]/(([.$B$2]*0.5)^2)" office:value-type="float" office:value="0" calcext:value-type="float">
            <text:p>0</text:p>
          </table:table-cell>
          <table:table-cell table:formula="of:=MAX(0; [.$B$6]*0.5 - ABS([.$B242]))*[.$D$88]/(([.$B$6]*0.5)^2)" office:value-type="float" office:value="0" calcext:value-type="float">
            <text:p>0</text:p>
          </table:table-cell>
          <table:table-cell table:formula="of:=MAX(0; [.$B$10]*0.5 - ABS([.$B242]))*[.$D$88]/(([.$B$10]*0.5)^2)" office:value-type="float" office:value="0" calcext:value-type="float">
            <text:p>0</text:p>
          </table:table-cell>
          <table:table-cell table:formula="of:=SUMPRODUCT([.F192:.F292];[.$S$140:.$S$240])" office:value-type="float" office:value="0.216199192833691" calcext:value-type="float">
            <text:p>0.216199192833691</text:p>
          </table:table-cell>
          <table:table-cell table:formula="of:=SUMPRODUCT([.J192:.J292];[.T$140:.T$240])" office:value-type="float" office:value="0" calcext:value-type="float">
            <text:p>0</text:p>
          </table:table-cell>
          <table:table-cell table:formula="of:=SUMPRODUCT([.N192:.N292];[.U$140:.U$240])" office:value-type="float" office:value="0.211973519207616" calcext:value-type="float">
            <text:p>0.211973519207616</text:p>
          </table:table-cell>
          <table:table-cell table:style-name="ce9" table:formula="of:=[.V242]+[.$O242]" office:value-type="float" office:value="0.308807881352796" calcext:value-type="float">
            <text:p>0.308807881352796</text:p>
          </table:table-cell>
          <table:table-cell table:style-name="ce9" table:formula="of:=[.W242]+[.$O242]" office:value-type="float" office:value="0.0926086885191045" calcext:value-type="float">
            <text:p>0.0926086885191045</text:p>
          </table:table-cell>
          <table:table-cell table:style-name="ce9" table:formula="of:=[.X242]+[.$O242]" office:value-type="float" office:value="0.30458220772672" calcext:value-type="float">
            <text:p>0.30458220772672</text:p>
          </table:table-cell>
          <table:table-cell table:style-name="ce9" table:formula="of:=([.Y242]-[.Y241])/[.$D$88]" office:value-type="float" office:value="8.71082936858484" calcext:value-type="float">
            <text:p>8.71082936858484</text:p>
          </table:table-cell>
          <table:table-cell table:formula="of:=([.Z242]-[.Z241])/[.$D$88]" office:value-type="float" office:value="5.61264778903667" calcext:value-type="float">
            <text:p>5.61264778903667</text:p>
          </table:table-cell>
          <table:table-cell table:style-name="ce11" table:formula="of:=([.AA242]-[.AA241])/[.$D$88]" office:value-type="float" office:value="6.93158132390524" calcext:value-type="float">
            <text:p>6.93158132390524</text:p>
          </table:table-cell>
          <table:table-cell table:style-name="ce9" table:formula="of:=([.AB242]-[.AB241])/[.$D$88]" office:value-type="float" office:value="-703.451856225937" calcext:value-type="float">
            <text:p>-703.451856225937</text:p>
          </table:table-cell>
          <table:table-cell table:formula="of:=([.AC242]-[.AC241])/[.$D$88]" office:value-type="float" office:value="0" calcext:value-type="float">
            <text:p>0</text:p>
          </table:table-cell>
          <table:table-cell table:style-name="ce11" table:formula="of:=([.AD242]-[.AD241])/[.$D$88]" office:value-type="float" office:value="-300.01852835631" calcext:value-type="float">
            <text:p>-300.01852835631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06" calcext:value-type="float">
            <text:p>1.06</text:p>
          </table:table-cell>
          <table:table-cell table:formula="of:=[.A243]*[.$B$88]" office:value-type="float" office:value="0.0318" calcext:value-type="float">
            <text:p>0.0318</text:p>
          </table:table-cell>
          <table:table-cell table:formula="of:=MIN([.B243]*[.$B$11];[.$B$12])" office:value-type="float" office:value="150" calcext:value-type="float">
            <text:p>150</text:p>
          </table:table-cell>
          <table:table-cell table:formula="of:=[.C243]*[.$B$14]*[.$B$15]" office:value-type="float" office:value="13.5" calcext:value-type="float">
            <text:p>13.5</text:p>
          </table:table-cell>
          <table:table-cell table:formula="of:=[.D243]/[.$B$13]" office:value-type="float" office:value="5.61264778903662" calcext:value-type="float">
            <text:p>5.61264778903662</text:p>
          </table:table-cell>
          <table:table-cell table:formula="of:=[.E243]*[.$B$1]" office:value-type="float" office:value="0.224505911561465" calcext:value-type="float">
            <text:p>0.224505911561465</text:p>
          </table:table-cell>
          <table:table-cell table:formula="of:=[.E243]*[.$B$3]" office:value-type="float" office:value="0" calcext:value-type="float">
            <text:p>0</text:p>
          </table:table-cell>
          <table:table-cell table:formula="of:=[.E243]/[.$B$5]" office:value-type="float" office:value="5.61264778903664" calcext:value-type="float">
            <text:p>5.613</text:p>
          </table:table-cell>
          <table:table-cell table:formula="of:=[.$B$4]*(1-1/(1+[.H243]))" office:value-type="float" office:value="0" calcext:value-type="float">
            <text:p>0</text:p>
          </table:table-cell>
          <table:table-cell table:formula="of:=[.G243]+[.I243]" office:value-type="float" office:value="0" calcext:value-type="float">
            <text:p>0</text:p>
          </table:table-cell>
          <table:table-cell table:formula="of:=[.E243]*[.$B$7]" office:value-type="float" office:value="0.0954150124136226" calcext:value-type="float">
            <text:p>0.0954150124136226</text:p>
          </table:table-cell>
          <table:table-cell table:formula="of:=[.E243]/[.$B$9]" office:value-type="float" office:value="5.61264778903662" calcext:value-type="float">
            <text:p>5.61264778903662</text:p>
          </table:table-cell>
          <table:table-cell table:formula="of:=[.$B$8]*TANH([.L243])" office:value-type="float" office:value="0.119996800209651" calcext:value-type="float">
            <text:p>0.119996800209651</text:p>
          </table:table-cell>
          <table:table-cell table:formula="of:=[.K243]+[.M243]" office:value-type="float" office:value="0.215411812623274" calcext:value-type="float">
            <text:p>0.215411812623274</text:p>
          </table:table-cell>
          <table:table-cell table:formula="of:=[.O242]+[.E243]*[.$D$88]" office:value-type="float" office:value="0.0959762771925263" calcext:value-type="float">
            <text:p>0.0959762771925263</text:p>
          </table:table-cell>
          <table:table-cell table:formula="of:=[.O243]+[.F243]" office:value-type="float" office:value="0.320482188753991" calcext:value-type="float">
            <text:p>0.320482188753991</text:p>
          </table:table-cell>
          <table:table-cell table:formula="of:=[.O243]+[.J243]" office:value-type="float" office:value="0.0959762771925263" calcext:value-type="float">
            <text:p>0.0959762771925263</text:p>
          </table:table-cell>
          <table:table-cell table:formula="of:=[.O243]+[.N243]" office:value-type="float" office:value="0.3113880898158" calcext:value-type="float">
            <text:p>0.3113880898158</text:p>
          </table:table-cell>
          <table:table-cell table:formula="of:=MAX(0; [.$B$2]*0.5 - ABS([.B243]))*[.$D$88]/(([.$B$2]*0.5)^2)" office:value-type="float" office:value="0" calcext:value-type="float">
            <text:p>0</text:p>
          </table:table-cell>
          <table:table-cell table:formula="of:=MAX(0; [.$B$6]*0.5 - ABS([.$B243]))*[.$D$88]/(([.$B$6]*0.5)^2)" office:value-type="float" office:value="0" calcext:value-type="float">
            <text:p>0</text:p>
          </table:table-cell>
          <table:table-cell table:formula="of:=MAX(0; [.$B$10]*0.5 - ABS([.$B243]))*[.$D$88]/(([.$B$10]*0.5)^2)" office:value-type="float" office:value="0" calcext:value-type="float">
            <text:p>0</text:p>
          </table:table-cell>
          <table:table-cell table:formula="of:=SUMPRODUCT([.F193:.F293];[.$S$140:.$S$240])" office:value-type="float" office:value="0.217821023538811" calcext:value-type="float">
            <text:p>0.217821023538811</text:p>
          </table:table-cell>
          <table:table-cell table:formula="of:=SUMPRODUCT([.J193:.J293];[.T$140:.T$240])" office:value-type="float" office:value="0" calcext:value-type="float">
            <text:p>0</text:p>
          </table:table-cell>
          <table:table-cell table:formula="of:=SUMPRODUCT([.N193:.N293];[.U$140:.U$240])" office:value-type="float" office:value="0.212663820946556" calcext:value-type="float">
            <text:p>0.212663820946556</text:p>
          </table:table-cell>
          <table:table-cell table:style-name="ce9" table:formula="of:=[.V243]+[.$O243]" office:value-type="float" office:value="0.313797300731338" calcext:value-type="float">
            <text:p>0.313797300731338</text:p>
          </table:table-cell>
          <table:table-cell table:style-name="ce9" table:formula="of:=[.W243]+[.$O243]" office:value-type="float" office:value="0.0959762771925265" calcext:value-type="float">
            <text:p>0.0959762771925265</text:p>
          </table:table-cell>
          <table:table-cell table:style-name="ce9" table:formula="of:=[.X243]+[.$O243]" office:value-type="float" office:value="0.308640098139083" calcext:value-type="float">
            <text:p>0.308640098139083</text:p>
          </table:table-cell>
          <table:table-cell table:style-name="ce9" table:formula="of:=([.Y243]-[.Y242])/[.$D$88]" office:value-type="float" office:value="8.31569896423662" calcext:value-type="float">
            <text:p>8.31569896423662</text:p>
          </table:table-cell>
          <table:table-cell table:formula="of:=([.Z243]-[.Z242])/[.$D$88]" office:value-type="float" office:value="5.61264778903665" calcext:value-type="float">
            <text:p>5.61264778903665</text:p>
          </table:table-cell>
          <table:table-cell table:style-name="ce11" table:formula="of:=([.AA243]-[.AA242])/[.$D$88]" office:value-type="float" office:value="6.76315068727035" calcext:value-type="float">
            <text:p>6.76315068727035</text:p>
          </table:table-cell>
          <table:table-cell table:style-name="ce9" table:formula="of:=([.AB243]-[.AB242])/[.$D$88]" office:value-type="float" office:value="-658.550673913707" calcext:value-type="float">
            <text:p>-658.550673913707</text:p>
          </table:table-cell>
          <table:table-cell table:formula="of:=([.AC243]-[.AC242])/[.$D$88]" office:value-type="float" office:value="-0.0000000000399680288865056" calcext:value-type="float">
            <text:p>-3.99680288865056E-11</text:p>
          </table:table-cell>
          <table:table-cell table:style-name="ce11" table:formula="of:=([.AD243]-[.AD242])/[.$D$88]" office:value-type="float" office:value="-280.717727724817" calcext:value-type="float">
            <text:p>-280.717727724817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08" calcext:value-type="float">
            <text:p>1.08</text:p>
          </table:table-cell>
          <table:table-cell table:formula="of:=[.A244]*[.$B$88]" office:value-type="float" office:value="0.0324" calcext:value-type="float">
            <text:p>0.0324</text:p>
          </table:table-cell>
          <table:table-cell table:formula="of:=MIN([.B244]*[.$B$11];[.$B$12])" office:value-type="float" office:value="150" calcext:value-type="float">
            <text:p>150</text:p>
          </table:table-cell>
          <table:table-cell table:formula="of:=[.C244]*[.$B$14]*[.$B$15]" office:value-type="float" office:value="13.5" calcext:value-type="float">
            <text:p>13.5</text:p>
          </table:table-cell>
          <table:table-cell table:formula="of:=[.D244]/[.$B$13]" office:value-type="float" office:value="5.61264778903662" calcext:value-type="float">
            <text:p>5.61264778903662</text:p>
          </table:table-cell>
          <table:table-cell table:formula="of:=[.E244]*[.$B$1]" office:value-type="float" office:value="0.224505911561465" calcext:value-type="float">
            <text:p>0.224505911561465</text:p>
          </table:table-cell>
          <table:table-cell table:formula="of:=[.E244]*[.$B$3]" office:value-type="float" office:value="0" calcext:value-type="float">
            <text:p>0</text:p>
          </table:table-cell>
          <table:table-cell table:formula="of:=[.E244]/[.$B$5]" office:value-type="float" office:value="5.61264778903664" calcext:value-type="float">
            <text:p>5.613</text:p>
          </table:table-cell>
          <table:table-cell table:formula="of:=[.$B$4]*(1-1/(1+[.H244]))" office:value-type="float" office:value="0" calcext:value-type="float">
            <text:p>0</text:p>
          </table:table-cell>
          <table:table-cell table:formula="of:=[.G244]+[.I244]" office:value-type="float" office:value="0" calcext:value-type="float">
            <text:p>0</text:p>
          </table:table-cell>
          <table:table-cell table:formula="of:=[.E244]*[.$B$7]" office:value-type="float" office:value="0.0954150124136226" calcext:value-type="float">
            <text:p>0.0954150124136226</text:p>
          </table:table-cell>
          <table:table-cell table:formula="of:=[.E244]/[.$B$9]" office:value-type="float" office:value="5.61264778903662" calcext:value-type="float">
            <text:p>5.61264778903662</text:p>
          </table:table-cell>
          <table:table-cell table:formula="of:=[.$B$8]*TANH([.L244])" office:value-type="float" office:value="0.119996800209651" calcext:value-type="float">
            <text:p>0.119996800209651</text:p>
          </table:table-cell>
          <table:table-cell table:formula="of:=[.K244]+[.M244]" office:value-type="float" office:value="0.215411812623274" calcext:value-type="float">
            <text:p>0.215411812623274</text:p>
          </table:table-cell>
          <table:table-cell table:formula="of:=[.O243]+[.E244]*[.$D$88]" office:value-type="float" office:value="0.0993438658659483" calcext:value-type="float">
            <text:p>0.0993438658659483</text:p>
          </table:table-cell>
          <table:table-cell table:formula="of:=[.O244]+[.F244]" office:value-type="float" office:value="0.323849777427413" calcext:value-type="float">
            <text:p>0.323849777427413</text:p>
          </table:table-cell>
          <table:table-cell table:formula="of:=[.O244]+[.J244]" office:value-type="float" office:value="0.0993438658659483" calcext:value-type="float">
            <text:p>0.0993438658659483</text:p>
          </table:table-cell>
          <table:table-cell table:formula="of:=[.O244]+[.N244]" office:value-type="float" office:value="0.314755678489222" calcext:value-type="float">
            <text:p>0.314755678489222</text:p>
          </table:table-cell>
          <table:table-cell table:formula="of:=MAX(0; [.$B$2]*0.5 - ABS([.B244]))*[.$D$88]/(([.$B$2]*0.5)^2)" office:value-type="float" office:value="0" calcext:value-type="float">
            <text:p>0</text:p>
          </table:table-cell>
          <table:table-cell table:formula="of:=MAX(0; [.$B$6]*0.5 - ABS([.$B244]))*[.$D$88]/(([.$B$6]*0.5)^2)" office:value-type="float" office:value="0" calcext:value-type="float">
            <text:p>0</text:p>
          </table:table-cell>
          <table:table-cell table:formula="of:=MAX(0; [.$B$10]*0.5 - ABS([.$B244]))*[.$D$88]/(([.$B$10]*0.5)^2)" office:value-type="float" office:value="0" calcext:value-type="float">
            <text:p>0</text:p>
          </table:table-cell>
          <table:table-cell table:formula="of:=SUMPRODUCT([.F194:.F294];[.$S$140:.$S$240])" office:value-type="float" office:value="0.219221940426954" calcext:value-type="float">
            <text:p>0.219221940426954</text:p>
          </table:table-cell>
          <table:table-cell table:formula="of:=SUMPRODUCT([.J194:.J294];[.T$140:.T$240])" office:value-type="float" office:value="0" calcext:value-type="float">
            <text:p>0</text:p>
          </table:table-cell>
          <table:table-cell table:formula="of:=SUMPRODUCT([.N194:.N294];[.U$140:.U$240])" office:value-type="float" office:value="0.213259996835216" calcext:value-type="float">
            <text:p>0.213259996835216</text:p>
          </table:table-cell>
          <table:table-cell table:style-name="ce9" table:formula="of:=[.V244]+[.$O244]" office:value-type="float" office:value="0.318565806292903" calcext:value-type="float">
            <text:p>0.318565806292903</text:p>
          </table:table-cell>
          <table:table-cell table:style-name="ce9" table:formula="of:=[.W244]+[.$O244]" office:value-type="float" office:value="0.0993438658659484" calcext:value-type="float">
            <text:p>0.0993438658659484</text:p>
          </table:table-cell>
          <table:table-cell table:style-name="ce9" table:formula="of:=[.X244]+[.$O244]" office:value-type="float" office:value="0.312603862701164" calcext:value-type="float">
            <text:p>0.312603862701164</text:p>
          </table:table-cell>
          <table:table-cell table:style-name="ce9" table:formula="of:=([.Y244]-[.Y243])/[.$D$88]" office:value-type="float" office:value="7.94750926927592" calcext:value-type="float">
            <text:p>7.94750926927592</text:p>
          </table:table-cell>
          <table:table-cell table:formula="of:=([.Z244]-[.Z243])/[.$D$88]" office:value-type="float" office:value="5.61264778903651" calcext:value-type="float">
            <text:p>5.61264778903651</text:p>
          </table:table-cell>
          <table:table-cell table:style-name="ce11" table:formula="of:=([.AA244]-[.AA243])/[.$D$88]" office:value-type="float" office:value="6.60627427013644" calcext:value-type="float">
            <text:p>6.60627427013644</text:p>
          </table:table-cell>
          <table:table-cell table:style-name="ce9" table:formula="of:=([.AB244]-[.AB243])/[.$D$88]" office:value-type="float" office:value="-613.649491601168" calcext:value-type="float">
            <text:p>-613.649491601168</text:p>
          </table:table-cell>
          <table:table-cell table:formula="of:=([.AC244]-[.AC243])/[.$D$88]" office:value-type="float" office:value="-0.000000000230926389122033" calcext:value-type="float">
            <text:p>-2.30926389122033E-10</text:p>
          </table:table-cell>
          <table:table-cell table:style-name="ce11" table:formula="of:=([.AD244]-[.AD243])/[.$D$88]" office:value-type="float" office:value="-261.460695223185" calcext:value-type="float">
            <text:p>-261.460695223185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1" calcext:value-type="float">
            <text:p>1.1</text:p>
          </table:table-cell>
          <table:table-cell table:formula="of:=[.A245]*[.$B$88]" office:value-type="float" office:value="0.033" calcext:value-type="float">
            <text:p>0.033</text:p>
          </table:table-cell>
          <table:table-cell table:formula="of:=MIN([.B245]*[.$B$11];[.$B$12])" office:value-type="float" office:value="150" calcext:value-type="float">
            <text:p>150</text:p>
          </table:table-cell>
          <table:table-cell table:formula="of:=[.C245]*[.$B$14]*[.$B$15]" office:value-type="float" office:value="13.5" calcext:value-type="float">
            <text:p>13.5</text:p>
          </table:table-cell>
          <table:table-cell table:formula="of:=[.D245]/[.$B$13]" office:value-type="float" office:value="5.61264778903662" calcext:value-type="float">
            <text:p>5.61264778903662</text:p>
          </table:table-cell>
          <table:table-cell table:formula="of:=[.E245]*[.$B$1]" office:value-type="float" office:value="0.224505911561465" calcext:value-type="float">
            <text:p>0.224505911561465</text:p>
          </table:table-cell>
          <table:table-cell table:formula="of:=[.E245]*[.$B$3]" office:value-type="float" office:value="0" calcext:value-type="float">
            <text:p>0</text:p>
          </table:table-cell>
          <table:table-cell table:formula="of:=[.E245]/[.$B$5]" office:value-type="float" office:value="5.61264778903664" calcext:value-type="float">
            <text:p>5.613</text:p>
          </table:table-cell>
          <table:table-cell table:formula="of:=[.$B$4]*(1-1/(1+[.H245]))" office:value-type="float" office:value="0" calcext:value-type="float">
            <text:p>0</text:p>
          </table:table-cell>
          <table:table-cell table:formula="of:=[.G245]+[.I245]" office:value-type="float" office:value="0" calcext:value-type="float">
            <text:p>0</text:p>
          </table:table-cell>
          <table:table-cell table:formula="of:=[.E245]*[.$B$7]" office:value-type="float" office:value="0.0954150124136226" calcext:value-type="float">
            <text:p>0.0954150124136226</text:p>
          </table:table-cell>
          <table:table-cell table:formula="of:=[.E245]/[.$B$9]" office:value-type="float" office:value="5.61264778903662" calcext:value-type="float">
            <text:p>5.61264778903662</text:p>
          </table:table-cell>
          <table:table-cell table:formula="of:=[.$B$8]*TANH([.L245])" office:value-type="float" office:value="0.119996800209651" calcext:value-type="float">
            <text:p>0.119996800209651</text:p>
          </table:table-cell>
          <table:table-cell table:formula="of:=[.K245]+[.M245]" office:value-type="float" office:value="0.215411812623274" calcext:value-type="float">
            <text:p>0.215411812623274</text:p>
          </table:table-cell>
          <table:table-cell table:formula="of:=[.O244]+[.E245]*[.$D$88]" office:value-type="float" office:value="0.10271145453937" calcext:value-type="float">
            <text:p>0.10271145453937</text:p>
          </table:table-cell>
          <table:table-cell table:formula="of:=[.O245]+[.F245]" office:value-type="float" office:value="0.327217366100835" calcext:value-type="float">
            <text:p>0.327217366100835</text:p>
          </table:table-cell>
          <table:table-cell table:formula="of:=[.O245]+[.J245]" office:value-type="float" office:value="0.10271145453937" calcext:value-type="float">
            <text:p>0.10271145453937</text:p>
          </table:table-cell>
          <table:table-cell table:formula="of:=[.O245]+[.N245]" office:value-type="float" office:value="0.318123267162644" calcext:value-type="float">
            <text:p>0.318123267162644</text:p>
          </table:table-cell>
          <table:table-cell table:formula="of:=MAX(0; [.$B$2]*0.5 - ABS([.B245]))*[.$D$88]/(([.$B$2]*0.5)^2)" office:value-type="float" office:value="0" calcext:value-type="float">
            <text:p>0</text:p>
          </table:table-cell>
          <table:table-cell table:formula="of:=MAX(0; [.$B$6]*0.5 - ABS([.$B245]))*[.$D$88]/(([.$B$6]*0.5)^2)" office:value-type="float" office:value="0" calcext:value-type="float">
            <text:p>0</text:p>
          </table:table-cell>
          <table:table-cell table:formula="of:=MAX(0; [.$B$10]*0.5 - ABS([.$B245]))*[.$D$88]/(([.$B$10]*0.5)^2)" office:value-type="float" office:value="0" calcext:value-type="float">
            <text:p>0</text:p>
          </table:table-cell>
          <table:table-cell table:formula="of:=SUMPRODUCT([.F195:.F295];[.$S$140:.$S$240])" office:value-type="float" office:value="0.220418107923754" calcext:value-type="float">
            <text:p>0.220418107923754</text:p>
          </table:table-cell>
          <table:table-cell table:formula="of:=SUMPRODUCT([.J195:.J295];[.T$140:.T$240])" office:value-type="float" office:value="0" calcext:value-type="float">
            <text:p>0</text:p>
          </table:table-cell>
          <table:table-cell table:formula="of:=SUMPRODUCT([.N195:.N295];[.U$140:.U$240])" office:value-type="float" office:value="0.213768966813498" calcext:value-type="float">
            <text:p>0.213768966813498</text:p>
          </table:table-cell>
          <table:table-cell table:style-name="ce9" table:formula="of:=[.V245]+[.$O245]" office:value-type="float" office:value="0.323129562463125" calcext:value-type="float">
            <text:p>0.323129562463125</text:p>
          </table:table-cell>
          <table:table-cell table:style-name="ce9" table:formula="of:=[.W245]+[.$O245]" office:value-type="float" office:value="0.10271145453937" calcext:value-type="float">
            <text:p>0.10271145453937</text:p>
          </table:table-cell>
          <table:table-cell table:style-name="ce9" table:formula="of:=[.X245]+[.$O245]" office:value-type="float" office:value="0.316480421352868" calcext:value-type="float">
            <text:p>0.316480421352868</text:p>
          </table:table-cell>
          <table:table-cell table:style-name="ce9" table:formula="of:=([.Y245]-[.Y244])/[.$D$88]" office:value-type="float" office:value="7.60626028370237" calcext:value-type="float">
            <text:p>7.60626028370237</text:p>
          </table:table-cell>
          <table:table-cell table:formula="of:=([.Z245]-[.Z244])/[.$D$88]" office:value-type="float" office:value="5.612647789036" calcext:value-type="float">
            <text:p>5.612647789036</text:p>
          </table:table-cell>
          <table:table-cell table:style-name="ce11" table:formula="of:=([.AA245]-[.AA244])/[.$D$88]" office:value-type="float" office:value="6.46093108617333" calcext:value-type="float">
            <text:p>6.46093108617333</text:p>
          </table:table-cell>
          <table:table-cell table:style-name="ce9" table:formula="of:=([.AB245]-[.AB244])/[.$D$88]" office:value-type="float" office:value="-568.748309289244" calcext:value-type="float">
            <text:p>-568.748309289244</text:p>
          </table:table-cell>
          <table:table-cell table:formula="of:=([.AC245]-[.AC244])/[.$D$88]" office:value-type="float" office:value="-0.00000000084821039081362" calcext:value-type="float">
            <text:p>-8.4821039081362E-10</text:p>
          </table:table-cell>
          <table:table-cell table:style-name="ce11" table:formula="of:=([.AD245]-[.AD244])/[.$D$88]" office:value-type="float" office:value="-242.238639938509" calcext:value-type="float">
            <text:p>-242.238639938509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12" calcext:value-type="float">
            <text:p>1.12</text:p>
          </table:table-cell>
          <table:table-cell table:formula="of:=[.A246]*[.$B$88]" office:value-type="float" office:value="0.0336" calcext:value-type="float">
            <text:p>0.0336</text:p>
          </table:table-cell>
          <table:table-cell table:formula="of:=MIN([.B246]*[.$B$11];[.$B$12])" office:value-type="float" office:value="150" calcext:value-type="float">
            <text:p>150</text:p>
          </table:table-cell>
          <table:table-cell table:formula="of:=[.C246]*[.$B$14]*[.$B$15]" office:value-type="float" office:value="13.5" calcext:value-type="float">
            <text:p>13.5</text:p>
          </table:table-cell>
          <table:table-cell table:formula="of:=[.D246]/[.$B$13]" office:value-type="float" office:value="5.61264778903662" calcext:value-type="float">
            <text:p>5.61264778903662</text:p>
          </table:table-cell>
          <table:table-cell table:formula="of:=[.E246]*[.$B$1]" office:value-type="float" office:value="0.224505911561465" calcext:value-type="float">
            <text:p>0.224505911561465</text:p>
          </table:table-cell>
          <table:table-cell table:formula="of:=[.E246]*[.$B$3]" office:value-type="float" office:value="0" calcext:value-type="float">
            <text:p>0</text:p>
          </table:table-cell>
          <table:table-cell table:formula="of:=[.E246]/[.$B$5]" office:value-type="float" office:value="5.61264778903664" calcext:value-type="float">
            <text:p>5.613</text:p>
          </table:table-cell>
          <table:table-cell table:formula="of:=[.$B$4]*(1-1/(1+[.H246]))" office:value-type="float" office:value="0" calcext:value-type="float">
            <text:p>0</text:p>
          </table:table-cell>
          <table:table-cell table:formula="of:=[.G246]+[.I246]" office:value-type="float" office:value="0" calcext:value-type="float">
            <text:p>0</text:p>
          </table:table-cell>
          <table:table-cell table:formula="of:=[.E246]*[.$B$7]" office:value-type="float" office:value="0.0954150124136226" calcext:value-type="float">
            <text:p>0.0954150124136226</text:p>
          </table:table-cell>
          <table:table-cell table:formula="of:=[.E246]/[.$B$9]" office:value-type="float" office:value="5.61264778903662" calcext:value-type="float">
            <text:p>5.61264778903662</text:p>
          </table:table-cell>
          <table:table-cell table:formula="of:=[.$B$8]*TANH([.L246])" office:value-type="float" office:value="0.119996800209651" calcext:value-type="float">
            <text:p>0.119996800209651</text:p>
          </table:table-cell>
          <table:table-cell table:formula="of:=[.K246]+[.M246]" office:value-type="float" office:value="0.215411812623274" calcext:value-type="float">
            <text:p>0.215411812623274</text:p>
          </table:table-cell>
          <table:table-cell table:formula="of:=[.O245]+[.E246]*[.$D$88]" office:value-type="float" office:value="0.106079043212792" calcext:value-type="float">
            <text:p>0.106079043212792</text:p>
          </table:table-cell>
          <table:table-cell table:formula="of:=[.O246]+[.F246]" office:value-type="float" office:value="0.330584954774257" calcext:value-type="float">
            <text:p>0.330584954774257</text:p>
          </table:table-cell>
          <table:table-cell table:formula="of:=[.O246]+[.J246]" office:value-type="float" office:value="0.106079043212792" calcext:value-type="float">
            <text:p>0.106079043212792</text:p>
          </table:table-cell>
          <table:table-cell table:formula="of:=[.O246]+[.N246]" office:value-type="float" office:value="0.321490855836066" calcext:value-type="float">
            <text:p>0.321490855836066</text:p>
          </table:table-cell>
          <table:table-cell table:formula="of:=MAX(0; [.$B$2]*0.5 - ABS([.B246]))*[.$D$88]/(([.$B$2]*0.5)^2)" office:value-type="float" office:value="0" calcext:value-type="float">
            <text:p>0</text:p>
          </table:table-cell>
          <table:table-cell table:formula="of:=MAX(0; [.$B$6]*0.5 - ABS([.$B246]))*[.$D$88]/(([.$B$6]*0.5)^2)" office:value-type="float" office:value="0" calcext:value-type="float">
            <text:p>0</text:p>
          </table:table-cell>
          <table:table-cell table:formula="of:=MAX(0; [.$B$10]*0.5 - ABS([.$B246]))*[.$D$88]/(([.$B$10]*0.5)^2)" office:value-type="float" office:value="0" calcext:value-type="float">
            <text:p>0</text:p>
          </table:table-cell>
          <table:table-cell table:formula="of:=SUMPRODUCT([.F196:.F296];[.$S$140:.$S$240])" office:value-type="float" office:value="0.221425690454842" calcext:value-type="float">
            <text:p>0.221425690454842</text:p>
          </table:table-cell>
          <table:table-cell table:formula="of:=SUMPRODUCT([.J196:.J296];[.T$140:.T$240])" office:value-type="float" office:value="0" calcext:value-type="float">
            <text:p>0</text:p>
          </table:table-cell>
          <table:table-cell table:formula="of:=SUMPRODUCT([.N196:.N296];[.U$140:.U$240])" office:value-type="float" office:value="0.214197640759194" calcext:value-type="float">
            <text:p>0.214197640759194</text:p>
          </table:table-cell>
          <table:table-cell table:style-name="ce9" table:formula="of:=[.V246]+[.$O246]" office:value-type="float" office:value="0.327504733667634" calcext:value-type="float">
            <text:p>0.327504733667634</text:p>
          </table:table-cell>
          <table:table-cell table:style-name="ce9" table:formula="of:=[.W246]+[.$O246]" office:value-type="float" office:value="0.106079043212792" calcext:value-type="float">
            <text:p>0.106079043212792</text:p>
          </table:table-cell>
          <table:table-cell table:style-name="ce9" table:formula="of:=[.X246]+[.$O246]" office:value-type="float" office:value="0.320276683971987" calcext:value-type="float">
            <text:p>0.320276683971987</text:p>
          </table:table-cell>
          <table:table-cell table:style-name="ce9" table:formula="of:=([.Y246]-[.Y245])/[.$D$88]" office:value-type="float" office:value="7.29195200751635" calcext:value-type="float">
            <text:p>7.29195200751635</text:p>
          </table:table-cell>
          <table:table-cell table:formula="of:=([.Z246]-[.Z245])/[.$D$88]" office:value-type="float" office:value="5.61264778903667" calcext:value-type="float">
            <text:p>5.61264778903667</text:p>
          </table:table-cell>
          <table:table-cell table:style-name="ce11" table:formula="of:=([.AA246]-[.AA245])/[.$D$88]" office:value-type="float" office:value="6.32710436519681" calcext:value-type="float">
            <text:p>6.32710436519681</text:p>
          </table:table-cell>
          <table:table-cell table:style-name="ce9" table:formula="of:=([.AB246]-[.AB245])/[.$D$88]" office:value-type="float" office:value="-523.847126976705" calcext:value-type="float">
            <text:p>-523.847126976705</text:p>
          </table:table-cell>
          <table:table-cell table:formula="of:=([.AC246]-[.AC245])/[.$D$88]" office:value-type="float" office:value="0.00000000111910480882216" calcext:value-type="float">
            <text:p>1.11910480882216E-09</text:p>
          </table:table-cell>
          <table:table-cell table:style-name="ce11" table:formula="of:=([.AD246]-[.AD245])/[.$D$88]" office:value-type="float" office:value="-223.044534960872" calcext:value-type="float">
            <text:p>-223.044534960872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14" calcext:value-type="float">
            <text:p>1.14</text:p>
          </table:table-cell>
          <table:table-cell table:formula="of:=[.A247]*[.$B$88]" office:value-type="float" office:value="0.0342" calcext:value-type="float">
            <text:p>0.0342</text:p>
          </table:table-cell>
          <table:table-cell table:formula="of:=MIN([.B247]*[.$B$11];[.$B$12])" office:value-type="float" office:value="150" calcext:value-type="float">
            <text:p>150</text:p>
          </table:table-cell>
          <table:table-cell table:formula="of:=[.C247]*[.$B$14]*[.$B$15]" office:value-type="float" office:value="13.5" calcext:value-type="float">
            <text:p>13.5</text:p>
          </table:table-cell>
          <table:table-cell table:formula="of:=[.D247]/[.$B$13]" office:value-type="float" office:value="5.61264778903662" calcext:value-type="float">
            <text:p>5.61264778903662</text:p>
          </table:table-cell>
          <table:table-cell table:formula="of:=[.E247]*[.$B$1]" office:value-type="float" office:value="0.224505911561465" calcext:value-type="float">
            <text:p>0.224505911561465</text:p>
          </table:table-cell>
          <table:table-cell table:formula="of:=[.E247]*[.$B$3]" office:value-type="float" office:value="0" calcext:value-type="float">
            <text:p>0</text:p>
          </table:table-cell>
          <table:table-cell table:formula="of:=[.E247]/[.$B$5]" office:value-type="float" office:value="5.61264778903664" calcext:value-type="float">
            <text:p>5.613</text:p>
          </table:table-cell>
          <table:table-cell table:formula="of:=[.$B$4]*(1-1/(1+[.H247]))" office:value-type="float" office:value="0" calcext:value-type="float">
            <text:p>0</text:p>
          </table:table-cell>
          <table:table-cell table:formula="of:=[.G247]+[.I247]" office:value-type="float" office:value="0" calcext:value-type="float">
            <text:p>0</text:p>
          </table:table-cell>
          <table:table-cell table:formula="of:=[.E247]*[.$B$7]" office:value-type="float" office:value="0.0954150124136226" calcext:value-type="float">
            <text:p>0.0954150124136226</text:p>
          </table:table-cell>
          <table:table-cell table:formula="of:=[.E247]/[.$B$9]" office:value-type="float" office:value="5.61264778903662" calcext:value-type="float">
            <text:p>5.61264778903662</text:p>
          </table:table-cell>
          <table:table-cell table:formula="of:=[.$B$8]*TANH([.L247])" office:value-type="float" office:value="0.119996800209651" calcext:value-type="float">
            <text:p>0.119996800209651</text:p>
          </table:table-cell>
          <table:table-cell table:formula="of:=[.K247]+[.M247]" office:value-type="float" office:value="0.215411812623274" calcext:value-type="float">
            <text:p>0.215411812623274</text:p>
          </table:table-cell>
          <table:table-cell table:formula="of:=[.O246]+[.E247]*[.$D$88]" office:value-type="float" office:value="0.109446631886214" calcext:value-type="float">
            <text:p>0.109446631886214</text:p>
          </table:table-cell>
          <table:table-cell table:formula="of:=[.O247]+[.F247]" office:value-type="float" office:value="0.333952543447679" calcext:value-type="float">
            <text:p>0.333952543447679</text:p>
          </table:table-cell>
          <table:table-cell table:formula="of:=[.O247]+[.J247]" office:value-type="float" office:value="0.109446631886214" calcext:value-type="float">
            <text:p>0.109446631886214</text:p>
          </table:table-cell>
          <table:table-cell table:formula="of:=[.O247]+[.N247]" office:value-type="float" office:value="0.324858444509488" calcext:value-type="float">
            <text:p>0.324858444509488</text:p>
          </table:table-cell>
          <table:table-cell table:formula="of:=MAX(0; [.$B$2]*0.5 - ABS([.B247]))*[.$D$88]/(([.$B$2]*0.5)^2)" office:value-type="float" office:value="0" calcext:value-type="float">
            <text:p>0</text:p>
          </table:table-cell>
          <table:table-cell table:formula="of:=MAX(0; [.$B$6]*0.5 - ABS([.$B247]))*[.$D$88]/(([.$B$6]*0.5)^2)" office:value-type="float" office:value="0" calcext:value-type="float">
            <text:p>0</text:p>
          </table:table-cell>
          <table:table-cell table:formula="of:=MAX(0; [.$B$10]*0.5 - ABS([.$B247]))*[.$D$88]/(([.$B$10]*0.5)^2)" office:value-type="float" office:value="0" calcext:value-type="float">
            <text:p>0</text:p>
          </table:table-cell>
          <table:table-cell table:formula="of:=SUMPRODUCT([.F197:.F297];[.$S$140:.$S$240])" office:value-type="float" office:value="0.22226085244585" calcext:value-type="float">
            <text:p>0.22226085244585</text:p>
          </table:table-cell>
          <table:table-cell table:formula="of:=SUMPRODUCT([.J197:.J297];[.T$140:.T$240])" office:value-type="float" office:value="0" calcext:value-type="float">
            <text:p>0</text:p>
          </table:table-cell>
          <table:table-cell table:formula="of:=SUMPRODUCT([.N197:.N297];[.U$140:.U$240])" office:value-type="float" office:value="0.214552920509843" calcext:value-type="float">
            <text:p>0.214552920509843</text:p>
          </table:table-cell>
          <table:table-cell table:style-name="ce9" table:formula="of:=[.V247]+[.$O247]" office:value-type="float" office:value="0.331707484332065" calcext:value-type="float">
            <text:p>0.331707484332065</text:p>
          </table:table-cell>
          <table:table-cell table:style-name="ce9" table:formula="of:=[.W247]+[.$O247]" office:value-type="float" office:value="0.109446631886214" calcext:value-type="float">
            <text:p>0.109446631886214</text:p>
          </table:table-cell>
          <table:table-cell table:style-name="ce9" table:formula="of:=[.X247]+[.$O247]" office:value-type="float" office:value="0.323999552396058" calcext:value-type="float">
            <text:p>0.323999552396058</text:p>
          </table:table-cell>
          <table:table-cell table:style-name="ce9" table:formula="of:=([.Y247]-[.Y246])/[.$D$88]" office:value-type="float" office:value="7.00458444071776" calcext:value-type="float">
            <text:p>7.00458444071776</text:p>
          </table:table-cell>
          <table:table-cell table:formula="of:=([.Z247]-[.Z246])/[.$D$88]" office:value-type="float" office:value="5.61264778903665" calcext:value-type="float">
            <text:p>5.61264778903665</text:p>
          </table:table-cell>
          <table:table-cell table:style-name="ce11" table:formula="of:=([.AA247]-[.AA246])/[.$D$88]" office:value-type="float" office:value="6.20478070678517" calcext:value-type="float">
            <text:p>6.20478070678517</text:p>
          </table:table-cell>
          <table:table-cell table:style-name="ce9" table:formula="of:=([.AB247]-[.AB246])/[.$D$88]" office:value-type="float" office:value="-478.945944664318" calcext:value-type="float">
            <text:p>-478.945944664318</text:p>
          </table:table-cell>
          <table:table-cell table:formula="of:=([.AC247]-[.AC246])/[.$D$88]" office:value-type="float" office:value="-0.0000000000399680288865056" calcext:value-type="float">
            <text:p>-3.99680288865056E-11</text:p>
          </table:table-cell>
          <table:table-cell table:style-name="ce11" table:formula="of:=([.AD247]-[.AD246])/[.$D$88]" office:value-type="float" office:value="-203.872764019396" calcext:value-type="float">
            <text:p>-203.872764019396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16" calcext:value-type="float">
            <text:p>1.16</text:p>
          </table:table-cell>
          <table:table-cell table:formula="of:=[.A248]*[.$B$88]" office:value-type="float" office:value="0.0348" calcext:value-type="float">
            <text:p>0.0348</text:p>
          </table:table-cell>
          <table:table-cell table:formula="of:=MIN([.B248]*[.$B$11];[.$B$12])" office:value-type="float" office:value="150" calcext:value-type="float">
            <text:p>150</text:p>
          </table:table-cell>
          <table:table-cell table:formula="of:=[.C248]*[.$B$14]*[.$B$15]" office:value-type="float" office:value="13.5" calcext:value-type="float">
            <text:p>13.5</text:p>
          </table:table-cell>
          <table:table-cell table:formula="of:=[.D248]/[.$B$13]" office:value-type="float" office:value="5.61264778903662" calcext:value-type="float">
            <text:p>5.61264778903662</text:p>
          </table:table-cell>
          <table:table-cell table:formula="of:=[.E248]*[.$B$1]" office:value-type="float" office:value="0.224505911561465" calcext:value-type="float">
            <text:p>0.224505911561465</text:p>
          </table:table-cell>
          <table:table-cell table:formula="of:=[.E248]*[.$B$3]" office:value-type="float" office:value="0" calcext:value-type="float">
            <text:p>0</text:p>
          </table:table-cell>
          <table:table-cell table:formula="of:=[.E248]/[.$B$5]" office:value-type="float" office:value="5.61264778903664" calcext:value-type="float">
            <text:p>5.613</text:p>
          </table:table-cell>
          <table:table-cell table:formula="of:=[.$B$4]*(1-1/(1+[.H248]))" office:value-type="float" office:value="0" calcext:value-type="float">
            <text:p>0</text:p>
          </table:table-cell>
          <table:table-cell table:formula="of:=[.G248]+[.I248]" office:value-type="float" office:value="0" calcext:value-type="float">
            <text:p>0</text:p>
          </table:table-cell>
          <table:table-cell table:formula="of:=[.E248]*[.$B$7]" office:value-type="float" office:value="0.0954150124136226" calcext:value-type="float">
            <text:p>0.0954150124136226</text:p>
          </table:table-cell>
          <table:table-cell table:formula="of:=[.E248]/[.$B$9]" office:value-type="float" office:value="5.61264778903662" calcext:value-type="float">
            <text:p>5.61264778903662</text:p>
          </table:table-cell>
          <table:table-cell table:formula="of:=[.$B$8]*TANH([.L248])" office:value-type="float" office:value="0.119996800209651" calcext:value-type="float">
            <text:p>0.119996800209651</text:p>
          </table:table-cell>
          <table:table-cell table:formula="of:=[.K248]+[.M248]" office:value-type="float" office:value="0.215411812623274" calcext:value-type="float">
            <text:p>0.215411812623274</text:p>
          </table:table-cell>
          <table:table-cell table:formula="of:=[.O247]+[.E248]*[.$D$88]" office:value-type="float" office:value="0.112814220559636" calcext:value-type="float">
            <text:p>0.112814220559636</text:p>
          </table:table-cell>
          <table:table-cell table:formula="of:=[.O248]+[.F248]" office:value-type="float" office:value="0.337320132121101" calcext:value-type="float">
            <text:p>0.337320132121101</text:p>
          </table:table-cell>
          <table:table-cell table:formula="of:=[.O248]+[.J248]" office:value-type="float" office:value="0.112814220559636" calcext:value-type="float">
            <text:p>0.112814220559636</text:p>
          </table:table-cell>
          <table:table-cell table:formula="of:=[.O248]+[.N248]" office:value-type="float" office:value="0.32822603318291" calcext:value-type="float">
            <text:p>0.32822603318291</text:p>
          </table:table-cell>
          <table:table-cell table:formula="of:=MAX(0; [.$B$2]*0.5 - ABS([.B248]))*[.$D$88]/(([.$B$2]*0.5)^2)" office:value-type="float" office:value="0" calcext:value-type="float">
            <text:p>0</text:p>
          </table:table-cell>
          <table:table-cell table:formula="of:=MAX(0; [.$B$6]*0.5 - ABS([.$B248]))*[.$D$88]/(([.$B$6]*0.5)^2)" office:value-type="float" office:value="0" calcext:value-type="float">
            <text:p>0</text:p>
          </table:table-cell>
          <table:table-cell table:formula="of:=MAX(0; [.$B$10]*0.5 - ABS([.$B248]))*[.$D$88]/(([.$B$10]*0.5)^2)" office:value-type="float" office:value="0" calcext:value-type="float">
            <text:p>0</text:p>
          </table:table-cell>
          <table:table-cell table:formula="of:=SUMPRODUCT([.F198:.F298];[.$S$140:.$S$240])" office:value-type="float" office:value="0.222939758322412" calcext:value-type="float">
            <text:p>0.222939758322412</text:p>
          </table:table-cell>
          <table:table-cell table:formula="of:=SUMPRODUCT([.J198:.J298];[.T$140:.T$240])" office:value-type="float" office:value="0" calcext:value-type="float">
            <text:p>0</text:p>
          </table:table-cell>
          <table:table-cell table:formula="of:=SUMPRODUCT([.N198:.N298];[.U$140:.U$240])" office:value-type="float" office:value="0.214841701478566" calcext:value-type="float">
            <text:p>0.214841701478566</text:p>
          </table:table-cell>
          <table:table-cell table:style-name="ce9" table:formula="of:=[.V248]+[.$O248]" office:value-type="float" office:value="0.335753978882049" calcext:value-type="float">
            <text:p>0.335753978882049</text:p>
          </table:table-cell>
          <table:table-cell table:style-name="ce9" table:formula="of:=[.W248]+[.$O248]" office:value-type="float" office:value="0.112814220559636" calcext:value-type="float">
            <text:p>0.112814220559636</text:p>
          </table:table-cell>
          <table:table-cell table:style-name="ce9" table:formula="of:=[.X248]+[.$O248]" office:value-type="float" office:value="0.327655922038203" calcext:value-type="float">
            <text:p>0.327655922038203</text:p>
          </table:table-cell>
          <table:table-cell table:style-name="ce9" table:formula="of:=([.Y248]-[.Y247])/[.$D$88]" office:value-type="float" office:value="6.74415758330641" calcext:value-type="float">
            <text:p>6.74415758330641</text:p>
          </table:table-cell>
          <table:table-cell table:formula="of:=([.Z248]-[.Z247])/[.$D$88]" office:value-type="float" office:value="5.61264778903667" calcext:value-type="float">
            <text:p>5.61264778903667</text:p>
          </table:table-cell>
          <table:table-cell table:style-name="ce11" table:formula="of:=([.AA248]-[.AA247])/[.$D$88]" office:value-type="float" office:value="6.09394940357546" calcext:value-type="float">
            <text:p>6.09394940357546</text:p>
          </table:table-cell>
          <table:table-cell table:style-name="ce9" table:formula="of:=([.AB248]-[.AB247])/[.$D$88]" office:value-type="float" office:value="-434.044762352241" calcext:value-type="float">
            <text:p>-434.044762352241</text:p>
          </table:table-cell>
          <table:table-cell table:formula="of:=([.AC248]-[.AC247])/[.$D$88]" office:value-type="float" office:value="0.0000000000399680288865056" calcext:value-type="float">
            <text:p>3.99680288865056E-11</text:p>
          </table:table-cell>
          <table:table-cell table:style-name="ce11" table:formula="of:=([.AD248]-[.AD247])/[.$D$88]" office:value-type="float" office:value="-184.718838682856" calcext:value-type="float">
            <text:p>-184.718838682856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18" calcext:value-type="float">
            <text:p>1.18</text:p>
          </table:table-cell>
          <table:table-cell table:formula="of:=[.A249]*[.$B$88]" office:value-type="float" office:value="0.0354" calcext:value-type="float">
            <text:p>0.0354</text:p>
          </table:table-cell>
          <table:table-cell table:formula="of:=MIN([.B249]*[.$B$11];[.$B$12])" office:value-type="float" office:value="150" calcext:value-type="float">
            <text:p>150</text:p>
          </table:table-cell>
          <table:table-cell table:formula="of:=[.C249]*[.$B$14]*[.$B$15]" office:value-type="float" office:value="13.5" calcext:value-type="float">
            <text:p>13.5</text:p>
          </table:table-cell>
          <table:table-cell table:formula="of:=[.D249]/[.$B$13]" office:value-type="float" office:value="5.61264778903662" calcext:value-type="float">
            <text:p>5.61264778903662</text:p>
          </table:table-cell>
          <table:table-cell table:formula="of:=[.E249]*[.$B$1]" office:value-type="float" office:value="0.224505911561465" calcext:value-type="float">
            <text:p>0.224505911561465</text:p>
          </table:table-cell>
          <table:table-cell table:formula="of:=[.E249]*[.$B$3]" office:value-type="float" office:value="0" calcext:value-type="float">
            <text:p>0</text:p>
          </table:table-cell>
          <table:table-cell table:formula="of:=[.E249]/[.$B$5]" office:value-type="float" office:value="5.61264778903664" calcext:value-type="float">
            <text:p>5.613</text:p>
          </table:table-cell>
          <table:table-cell table:formula="of:=[.$B$4]*(1-1/(1+[.H249]))" office:value-type="float" office:value="0" calcext:value-type="float">
            <text:p>0</text:p>
          </table:table-cell>
          <table:table-cell table:formula="of:=[.G249]+[.I249]" office:value-type="float" office:value="0" calcext:value-type="float">
            <text:p>0</text:p>
          </table:table-cell>
          <table:table-cell table:formula="of:=[.E249]*[.$B$7]" office:value-type="float" office:value="0.0954150124136226" calcext:value-type="float">
            <text:p>0.0954150124136226</text:p>
          </table:table-cell>
          <table:table-cell table:formula="of:=[.E249]/[.$B$9]" office:value-type="float" office:value="5.61264778903662" calcext:value-type="float">
            <text:p>5.61264778903662</text:p>
          </table:table-cell>
          <table:table-cell table:formula="of:=[.$B$8]*TANH([.L249])" office:value-type="float" office:value="0.119996800209651" calcext:value-type="float">
            <text:p>0.119996800209651</text:p>
          </table:table-cell>
          <table:table-cell table:formula="of:=[.K249]+[.M249]" office:value-type="float" office:value="0.215411812623274" calcext:value-type="float">
            <text:p>0.215411812623274</text:p>
          </table:table-cell>
          <table:table-cell table:formula="of:=[.O248]+[.E249]*[.$D$88]" office:value-type="float" office:value="0.116181809233058" calcext:value-type="float">
            <text:p>0.116181809233058</text:p>
          </table:table-cell>
          <table:table-cell table:formula="of:=[.O249]+[.F249]" office:value-type="float" office:value="0.340687720794523" calcext:value-type="float">
            <text:p>0.340687720794523</text:p>
          </table:table-cell>
          <table:table-cell table:formula="of:=[.O249]+[.J249]" office:value-type="float" office:value="0.116181809233058" calcext:value-type="float">
            <text:p>0.116181809233058</text:p>
          </table:table-cell>
          <table:table-cell table:formula="of:=[.O249]+[.N249]" office:value-type="float" office:value="0.331593621856332" calcext:value-type="float">
            <text:p>0.331593621856332</text:p>
          </table:table-cell>
          <table:table-cell table:formula="of:=MAX(0; [.$B$2]*0.5 - ABS([.B249]))*[.$D$88]/(([.$B$2]*0.5)^2)" office:value-type="float" office:value="0" calcext:value-type="float">
            <text:p>0</text:p>
          </table:table-cell>
          <table:table-cell table:formula="of:=MAX(0; [.$B$6]*0.5 - ABS([.$B249]))*[.$D$88]/(([.$B$6]*0.5)^2)" office:value-type="float" office:value="0" calcext:value-type="float">
            <text:p>0</text:p>
          </table:table-cell>
          <table:table-cell table:formula="of:=MAX(0; [.$B$10]*0.5 - ABS([.$B249]))*[.$D$88]/(([.$B$10]*0.5)^2)" office:value-type="float" office:value="0" calcext:value-type="float">
            <text:p>0</text:p>
          </table:table-cell>
          <table:table-cell table:formula="of:=SUMPRODUCT([.F199:.F299];[.$S$140:.$S$240])" office:value-type="float" office:value="0.22347857251016" calcext:value-type="float">
            <text:p>0.22347857251016</text:p>
          </table:table-cell>
          <table:table-cell table:formula="of:=SUMPRODUCT([.J199:.J299];[.T$140:.T$240])" office:value-type="float" office:value="0" calcext:value-type="float">
            <text:p>0</text:p>
          </table:table-cell>
          <table:table-cell table:formula="of:=SUMPRODUCT([.N199:.N299];[.U$140:.U$240])" office:value-type="float" office:value="0.215070873945327" calcext:value-type="float">
            <text:p>0.215070873945327</text:p>
          </table:table-cell>
          <table:table-cell table:style-name="ce9" table:formula="of:=[.V249]+[.$O249]" office:value-type="float" office:value="0.339660381743218" calcext:value-type="float">
            <text:p>0.339660381743218</text:p>
          </table:table-cell>
          <table:table-cell table:style-name="ce9" table:formula="of:=[.W249]+[.$O249]" office:value-type="float" office:value="0.116181809233058" calcext:value-type="float">
            <text:p>0.116181809233058</text:p>
          </table:table-cell>
          <table:table-cell table:style-name="ce9" table:formula="of:=[.X249]+[.$O249]" office:value-type="float" office:value="0.331252683178385" calcext:value-type="float">
            <text:p>0.331252683178385</text:p>
          </table:table-cell>
          <table:table-cell table:style-name="ce9" table:formula="of:=([.Y249]-[.Y248])/[.$D$88]" office:value-type="float" office:value="6.5106714352825" calcext:value-type="float">
            <text:p>6.5106714352825</text:p>
          </table:table-cell>
          <table:table-cell table:formula="of:=([.Z249]-[.Z248])/[.$D$88]" office:value-type="float" office:value="5.61264778903667" calcext:value-type="float">
            <text:p>5.61264778903667</text:p>
          </table:table-cell>
          <table:table-cell table:style-name="ce11" table:formula="of:=([.AA249]-[.AA248])/[.$D$88]" office:value-type="float" office:value="5.99460190030414" calcext:value-type="float">
            <text:p>5.99460190030414</text:p>
          </table:table-cell>
          <table:table-cell table:style-name="ce9" table:formula="of:=([.AB249]-[.AB248])/[.$D$88]" office:value-type="float" office:value="-389.143580039854" calcext:value-type="float">
            <text:p>-389.143580039854</text:p>
          </table:table-cell>
          <table:table-cell table:formula="of:=([.AC249]-[.AC248])/[.$D$88]" office:value-type="float" office:value="0" calcext:value-type="float">
            <text:p>0</text:p>
          </table:table-cell>
          <table:table-cell table:style-name="ce11" table:formula="of:=([.AD249]-[.AD248])/[.$D$88]" office:value-type="float" office:value="-165.57917211887" calcext:value-type="float">
            <text:p>-165.57917211887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2" calcext:value-type="float">
            <text:p>1.2</text:p>
          </table:table-cell>
          <table:table-cell table:formula="of:=[.A250]*[.$B$88]" office:value-type="float" office:value="0.036" calcext:value-type="float">
            <text:p>0.036</text:p>
          </table:table-cell>
          <table:table-cell table:formula="of:=MIN([.B250]*[.$B$11];[.$B$12])" office:value-type="float" office:value="150" calcext:value-type="float">
            <text:p>150</text:p>
          </table:table-cell>
          <table:table-cell table:formula="of:=[.C250]*[.$B$14]*[.$B$15]" office:value-type="float" office:value="13.5" calcext:value-type="float">
            <text:p>13.5</text:p>
          </table:table-cell>
          <table:table-cell table:formula="of:=[.D250]/[.$B$13]" office:value-type="float" office:value="5.61264778903662" calcext:value-type="float">
            <text:p>5.61264778903662</text:p>
          </table:table-cell>
          <table:table-cell table:formula="of:=[.E250]*[.$B$1]" office:value-type="float" office:value="0.224505911561465" calcext:value-type="float">
            <text:p>0.224505911561465</text:p>
          </table:table-cell>
          <table:table-cell table:formula="of:=[.E250]*[.$B$3]" office:value-type="float" office:value="0" calcext:value-type="float">
            <text:p>0</text:p>
          </table:table-cell>
          <table:table-cell table:formula="of:=[.E250]/[.$B$5]" office:value-type="float" office:value="5.61264778903664" calcext:value-type="float">
            <text:p>5.613</text:p>
          </table:table-cell>
          <table:table-cell table:formula="of:=[.$B$4]*(1-1/(1+[.H250]))" office:value-type="float" office:value="0" calcext:value-type="float">
            <text:p>0</text:p>
          </table:table-cell>
          <table:table-cell table:formula="of:=[.G250]+[.I250]" office:value-type="float" office:value="0" calcext:value-type="float">
            <text:p>0</text:p>
          </table:table-cell>
          <table:table-cell table:formula="of:=[.E250]*[.$B$7]" office:value-type="float" office:value="0.0954150124136226" calcext:value-type="float">
            <text:p>0.0954150124136226</text:p>
          </table:table-cell>
          <table:table-cell table:formula="of:=[.E250]/[.$B$9]" office:value-type="float" office:value="5.61264778903662" calcext:value-type="float">
            <text:p>5.61264778903662</text:p>
          </table:table-cell>
          <table:table-cell table:formula="of:=[.$B$8]*TANH([.L250])" office:value-type="float" office:value="0.119996800209651" calcext:value-type="float">
            <text:p>0.119996800209651</text:p>
          </table:table-cell>
          <table:table-cell table:formula="of:=[.K250]+[.M250]" office:value-type="float" office:value="0.215411812623274" calcext:value-type="float">
            <text:p>0.215411812623274</text:p>
          </table:table-cell>
          <table:table-cell table:formula="of:=[.O249]+[.E250]*[.$D$88]" office:value-type="float" office:value="0.11954939790648" calcext:value-type="float">
            <text:p>0.11954939790648</text:p>
          </table:table-cell>
          <table:table-cell table:formula="of:=[.O250]+[.F250]" office:value-type="float" office:value="0.344055309467945" calcext:value-type="float">
            <text:p>0.344055309467945</text:p>
          </table:table-cell>
          <table:table-cell table:formula="of:=[.O250]+[.J250]" office:value-type="float" office:value="0.11954939790648" calcext:value-type="float">
            <text:p>0.11954939790648</text:p>
          </table:table-cell>
          <table:table-cell table:formula="of:=[.O250]+[.N250]" office:value-type="float" office:value="0.334961210529754" calcext:value-type="float">
            <text:p>0.334961210529754</text:p>
          </table:table-cell>
          <table:table-cell table:formula="of:=MAX(0; [.$B$2]*0.5 - ABS([.B250]))*[.$D$88]/(([.$B$2]*0.5)^2)" office:value-type="float" office:value="0" calcext:value-type="float">
            <text:p>0</text:p>
          </table:table-cell>
          <table:table-cell table:formula="of:=MAX(0; [.$B$6]*0.5 - ABS([.$B250]))*[.$D$88]/(([.$B$6]*0.5)^2)" office:value-type="float" office:value="0" calcext:value-type="float">
            <text:p>0</text:p>
          </table:table-cell>
          <table:table-cell table:formula="of:=MAX(0; [.$B$10]*0.5 - ABS([.$B250]))*[.$D$88]/(([.$B$10]*0.5)^2)" office:value-type="float" office:value="0" calcext:value-type="float">
            <text:p>0</text:p>
          </table:table-cell>
          <table:table-cell table:formula="of:=SUMPRODUCT([.F200:.F300];[.$S$140:.$S$240])" office:value-type="float" office:value="0.223893459434725" calcext:value-type="float">
            <text:p>0.223893459434725</text:p>
          </table:table-cell>
          <table:table-cell table:formula="of:=SUMPRODUCT([.J200:.J300];[.T$140:.T$240])" office:value-type="float" office:value="0" calcext:value-type="float">
            <text:p>0</text:p>
          </table:table-cell>
          <table:table-cell table:formula="of:=SUMPRODUCT([.N200:.N300];[.U$140:.U$240])" office:value-type="float" office:value="0.215247324088756" calcext:value-type="float">
            <text:p>0.215247324088756</text:p>
          </table:table-cell>
          <table:table-cell table:style-name="ce9" table:formula="of:=[.V250]+[.$O250]" office:value-type="float" office:value="0.343442857341206" calcext:value-type="float">
            <text:p>0.343442857341206</text:p>
          </table:table-cell>
          <table:table-cell table:style-name="ce9" table:formula="of:=[.W250]+[.$O250]" office:value-type="float" office:value="0.11954939790648" calcext:value-type="float">
            <text:p>0.11954939790648</text:p>
          </table:table-cell>
          <table:table-cell table:style-name="ce9" table:formula="of:=[.X250]+[.$O250]" office:value-type="float" office:value="0.334796721995236" calcext:value-type="float">
            <text:p>0.334796721995236</text:p>
          </table:table-cell>
          <table:table-cell table:style-name="ce9" table:formula="of:=([.Y250]-[.Y249])/[.$D$88]" office:value-type="float" office:value="6.30412599664593" calcext:value-type="float">
            <text:p>6.30412599664593</text:p>
          </table:table-cell>
          <table:table-cell table:formula="of:=([.Z250]-[.Z249])/[.$D$88]" office:value-type="float" office:value="5.61264778903667" calcext:value-type="float">
            <text:p>5.61264778903667</text:p>
          </table:table-cell>
          <table:table-cell table:style-name="ce11" table:formula="of:=([.AA250]-[.AA249])/[.$D$88]" office:value-type="float" office:value="5.90673136141788" calcext:value-type="float">
            <text:p>5.90673136141788</text:p>
          </table:table-cell>
          <table:table-cell table:style-name="ce9" table:formula="of:=([.AB250]-[.AB249])/[.$D$88]" office:value-type="float" office:value="-344.242397727624" calcext:value-type="float">
            <text:p>-344.242397727624</text:p>
          </table:table-cell>
          <table:table-cell table:formula="of:=([.AC250]-[.AC249])/[.$D$88]" office:value-type="float" office:value="0" calcext:value-type="float">
            <text:p>0</text:p>
          </table:table-cell>
          <table:table-cell table:style-name="ce11" table:formula="of:=([.AD250]-[.AD249])/[.$D$88]" office:value-type="float" office:value="-146.450898143765" calcext:value-type="float">
            <text:p>-146.450898143765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22" calcext:value-type="float">
            <text:p>1.22</text:p>
          </table:table-cell>
          <table:table-cell table:formula="of:=[.A251]*[.$B$88]" office:value-type="float" office:value="0.0366" calcext:value-type="float">
            <text:p>0.0366</text:p>
          </table:table-cell>
          <table:table-cell table:formula="of:=MIN([.B251]*[.$B$11];[.$B$12])" office:value-type="float" office:value="150" calcext:value-type="float">
            <text:p>150</text:p>
          </table:table-cell>
          <table:table-cell table:formula="of:=[.C251]*[.$B$14]*[.$B$15]" office:value-type="float" office:value="13.5" calcext:value-type="float">
            <text:p>13.5</text:p>
          </table:table-cell>
          <table:table-cell table:formula="of:=[.D251]/[.$B$13]" office:value-type="float" office:value="5.61264778903662" calcext:value-type="float">
            <text:p>5.61264778903662</text:p>
          </table:table-cell>
          <table:table-cell table:formula="of:=[.E251]*[.$B$1]" office:value-type="float" office:value="0.224505911561465" calcext:value-type="float">
            <text:p>0.224505911561465</text:p>
          </table:table-cell>
          <table:table-cell table:formula="of:=[.E251]*[.$B$3]" office:value-type="float" office:value="0" calcext:value-type="float">
            <text:p>0</text:p>
          </table:table-cell>
          <table:table-cell table:formula="of:=[.E251]/[.$B$5]" office:value-type="float" office:value="5.61264778903664" calcext:value-type="float">
            <text:p>5.613</text:p>
          </table:table-cell>
          <table:table-cell table:formula="of:=[.$B$4]*(1-1/(1+[.H251]))" office:value-type="float" office:value="0" calcext:value-type="float">
            <text:p>0</text:p>
          </table:table-cell>
          <table:table-cell table:formula="of:=[.G251]+[.I251]" office:value-type="float" office:value="0" calcext:value-type="float">
            <text:p>0</text:p>
          </table:table-cell>
          <table:table-cell table:formula="of:=[.E251]*[.$B$7]" office:value-type="float" office:value="0.0954150124136226" calcext:value-type="float">
            <text:p>0.0954150124136226</text:p>
          </table:table-cell>
          <table:table-cell table:formula="of:=[.E251]/[.$B$9]" office:value-type="float" office:value="5.61264778903662" calcext:value-type="float">
            <text:p>5.61264778903662</text:p>
          </table:table-cell>
          <table:table-cell table:formula="of:=[.$B$8]*TANH([.L251])" office:value-type="float" office:value="0.119996800209651" calcext:value-type="float">
            <text:p>0.119996800209651</text:p>
          </table:table-cell>
          <table:table-cell table:formula="of:=[.K251]+[.M251]" office:value-type="float" office:value="0.215411812623274" calcext:value-type="float">
            <text:p>0.215411812623274</text:p>
          </table:table-cell>
          <table:table-cell table:formula="of:=[.O250]+[.E251]*[.$D$88]" office:value-type="float" office:value="0.122916986579902" calcext:value-type="float">
            <text:p>0.122916986579902</text:p>
          </table:table-cell>
          <table:table-cell table:formula="of:=[.O251]+[.F251]" office:value-type="float" office:value="0.347422898141367" calcext:value-type="float">
            <text:p>0.347422898141367</text:p>
          </table:table-cell>
          <table:table-cell table:formula="of:=[.O251]+[.J251]" office:value-type="float" office:value="0.122916986579902" calcext:value-type="float">
            <text:p>0.122916986579902</text:p>
          </table:table-cell>
          <table:table-cell table:formula="of:=[.O251]+[.N251]" office:value-type="float" office:value="0.338328799203176" calcext:value-type="float">
            <text:p>0.338328799203176</text:p>
          </table:table-cell>
          <table:table-cell table:formula="of:=MAX(0; [.$B$2]*0.5 - ABS([.B251]))*[.$D$88]/(([.$B$2]*0.5)^2)" office:value-type="float" office:value="0" calcext:value-type="float">
            <text:p>0</text:p>
          </table:table-cell>
          <table:table-cell table:formula="of:=MAX(0; [.$B$6]*0.5 - ABS([.$B251]))*[.$D$88]/(([.$B$6]*0.5)^2)" office:value-type="float" office:value="0" calcext:value-type="float">
            <text:p>0</text:p>
          </table:table-cell>
          <table:table-cell table:formula="of:=MAX(0; [.$B$10]*0.5 - ABS([.$B251]))*[.$D$88]/(([.$B$10]*0.5)^2)" office:value-type="float" office:value="0" calcext:value-type="float">
            <text:p>0</text:p>
          </table:table-cell>
          <table:table-cell table:formula="of:=SUMPRODUCT([.F201:.F301];[.$S$140:.$S$240])" office:value-type="float" office:value="0.224200583521741" calcext:value-type="float">
            <text:p>0.224200583521741</text:p>
          </table:table-cell>
          <table:table-cell table:formula="of:=SUMPRODUCT([.J201:.J301];[.T$140:.T$240])" office:value-type="float" office:value="0" calcext:value-type="float">
            <text:p>0</text:p>
          </table:table-cell>
          <table:table-cell table:formula="of:=SUMPRODUCT([.N201:.N301];[.U$140:.U$240])" office:value-type="float" office:value="0.215377934810632" calcext:value-type="float">
            <text:p>0.215377934810632</text:p>
          </table:table-cell>
          <table:table-cell table:style-name="ce9" table:formula="of:=[.V251]+[.$O251]" office:value-type="float" office:value="0.347117570101644" calcext:value-type="float">
            <text:p>0.347117570101644</text:p>
          </table:table-cell>
          <table:table-cell table:style-name="ce9" table:formula="of:=[.W251]+[.$O251]" office:value-type="float" office:value="0.122916986579902" calcext:value-type="float">
            <text:p>0.122916986579902</text:p>
          </table:table-cell>
          <table:table-cell table:style-name="ce9" table:formula="of:=[.X251]+[.$O251]" office:value-type="float" office:value="0.338294921390535" calcext:value-type="float">
            <text:p>0.338294921390535</text:p>
          </table:table-cell>
          <table:table-cell table:style-name="ce9" table:formula="of:=([.Y251]-[.Y250])/[.$D$88]" office:value-type="float" office:value="6.12452126739678" calcext:value-type="float">
            <text:p>6.12452126739678</text:p>
          </table:table-cell>
          <table:table-cell table:formula="of:=([.Z251]-[.Z250])/[.$D$88]" office:value-type="float" office:value="5.61264778903665" calcext:value-type="float">
            <text:p>5.61264778903665</text:p>
          </table:table-cell>
          <table:table-cell table:style-name="ce11" table:formula="of:=([.AA251]-[.AA250])/[.$D$88]" office:value-type="float" office:value="5.83033232549731" calcext:value-type="float">
            <text:p>5.83033232549731</text:p>
          </table:table-cell>
          <table:table-cell table:style-name="ce9" table:formula="of:=([.AB251]-[.AB250])/[.$D$88]" office:value-type="float" office:value="-299.341215415237" calcext:value-type="float">
            <text:p>-299.341215415237</text:p>
          </table:table-cell>
          <table:table-cell table:formula="of:=([.AC251]-[.AC250])/[.$D$88]" office:value-type="float" office:value="-0.0000000000399680288865056" calcext:value-type="float">
            <text:p>-3.99680288865056E-11</text:p>
          </table:table-cell>
          <table:table-cell table:style-name="ce11" table:formula="of:=([.AD251]-[.AD250])/[.$D$88]" office:value-type="float" office:value="-127.331726534279" calcext:value-type="float">
            <text:p>-127.331726534279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24" calcext:value-type="float">
            <text:p>1.24</text:p>
          </table:table-cell>
          <table:table-cell table:formula="of:=[.A252]*[.$B$88]" office:value-type="float" office:value="0.0372" calcext:value-type="float">
            <text:p>0.0372</text:p>
          </table:table-cell>
          <table:table-cell table:formula="of:=MIN([.B252]*[.$B$11];[.$B$12])" office:value-type="float" office:value="150" calcext:value-type="float">
            <text:p>150</text:p>
          </table:table-cell>
          <table:table-cell table:formula="of:=[.C252]*[.$B$14]*[.$B$15]" office:value-type="float" office:value="13.5" calcext:value-type="float">
            <text:p>13.5</text:p>
          </table:table-cell>
          <table:table-cell table:formula="of:=[.D252]/[.$B$13]" office:value-type="float" office:value="5.61264778903662" calcext:value-type="float">
            <text:p>5.61264778903662</text:p>
          </table:table-cell>
          <table:table-cell table:formula="of:=[.E252]*[.$B$1]" office:value-type="float" office:value="0.224505911561465" calcext:value-type="float">
            <text:p>0.224505911561465</text:p>
          </table:table-cell>
          <table:table-cell table:formula="of:=[.E252]*[.$B$3]" office:value-type="float" office:value="0" calcext:value-type="float">
            <text:p>0</text:p>
          </table:table-cell>
          <table:table-cell table:formula="of:=[.E252]/[.$B$5]" office:value-type="float" office:value="5.61264778903664" calcext:value-type="float">
            <text:p>5.613</text:p>
          </table:table-cell>
          <table:table-cell table:formula="of:=[.$B$4]*(1-1/(1+[.H252]))" office:value-type="float" office:value="0" calcext:value-type="float">
            <text:p>0</text:p>
          </table:table-cell>
          <table:table-cell table:formula="of:=[.G252]+[.I252]" office:value-type="float" office:value="0" calcext:value-type="float">
            <text:p>0</text:p>
          </table:table-cell>
          <table:table-cell table:formula="of:=[.E252]*[.$B$7]" office:value-type="float" office:value="0.0954150124136226" calcext:value-type="float">
            <text:p>0.0954150124136226</text:p>
          </table:table-cell>
          <table:table-cell table:formula="of:=[.E252]/[.$B$9]" office:value-type="float" office:value="5.61264778903662" calcext:value-type="float">
            <text:p>5.61264778903662</text:p>
          </table:table-cell>
          <table:table-cell table:formula="of:=[.$B$8]*TANH([.L252])" office:value-type="float" office:value="0.119996800209651" calcext:value-type="float">
            <text:p>0.119996800209651</text:p>
          </table:table-cell>
          <table:table-cell table:formula="of:=[.K252]+[.M252]" office:value-type="float" office:value="0.215411812623274" calcext:value-type="float">
            <text:p>0.215411812623274</text:p>
          </table:table-cell>
          <table:table-cell table:formula="of:=[.O251]+[.E252]*[.$D$88]" office:value-type="float" office:value="0.126284575253324" calcext:value-type="float">
            <text:p>0.126284575253324</text:p>
          </table:table-cell>
          <table:table-cell table:formula="of:=[.O252]+[.F252]" office:value-type="float" office:value="0.350790486814789" calcext:value-type="float">
            <text:p>0.350790486814789</text:p>
          </table:table-cell>
          <table:table-cell table:formula="of:=[.O252]+[.J252]" office:value-type="float" office:value="0.126284575253324" calcext:value-type="float">
            <text:p>0.126284575253324</text:p>
          </table:table-cell>
          <table:table-cell table:formula="of:=[.O252]+[.N252]" office:value-type="float" office:value="0.341696387876598" calcext:value-type="float">
            <text:p>0.341696387876598</text:p>
          </table:table-cell>
          <table:table-cell table:formula="of:=MAX(0; [.$B$2]*0.5 - ABS([.B252]))*[.$D$88]/(([.$B$2]*0.5)^2)" office:value-type="float" office:value="0" calcext:value-type="float">
            <text:p>0</text:p>
          </table:table-cell>
          <table:table-cell table:formula="of:=MAX(0; [.$B$6]*0.5 - ABS([.$B252]))*[.$D$88]/(([.$B$6]*0.5)^2)" office:value-type="float" office:value="0" calcext:value-type="float">
            <text:p>0</text:p>
          </table:table-cell>
          <table:table-cell table:formula="of:=MAX(0; [.$B$10]*0.5 - ABS([.$B252]))*[.$D$88]/(([.$B$10]*0.5)^2)" office:value-type="float" office:value="0" calcext:value-type="float">
            <text:p>0</text:p>
          </table:table-cell>
          <table:table-cell table:formula="of:=SUMPRODUCT([.F202:.F302];[.$S$140:.$S$240])" office:value-type="float" office:value="0.22441610919684" calcext:value-type="float">
            <text:p>0.22441610919684</text:p>
          </table:table-cell>
          <table:table-cell table:formula="of:=SUMPRODUCT([.J202:.J302];[.T$140:.T$240])" office:value-type="float" office:value="0" calcext:value-type="float">
            <text:p>0</text:p>
          </table:table-cell>
          <table:table-cell table:formula="of:=SUMPRODUCT([.N202:.N302];[.U$140:.U$240])" office:value-type="float" office:value="0.215469586394662" calcext:value-type="float">
            <text:p>0.215469586394662</text:p>
          </table:table-cell>
          <table:table-cell table:style-name="ce9" table:formula="of:=[.V252]+[.$O252]" office:value-type="float" office:value="0.350700684450165" calcext:value-type="float">
            <text:p>0.350700684450165</text:p>
          </table:table-cell>
          <table:table-cell table:style-name="ce9" table:formula="of:=[.W252]+[.$O252]" office:value-type="float" office:value="0.126284575253324" calcext:value-type="float">
            <text:p>0.126284575253324</text:p>
          </table:table-cell>
          <table:table-cell table:style-name="ce9" table:formula="of:=[.X252]+[.$O252]" office:value-type="float" office:value="0.341754161647986" calcext:value-type="float">
            <text:p>0.341754161647986</text:p>
          </table:table-cell>
          <table:table-cell table:style-name="ce9" table:formula="of:=([.Y252]-[.Y251])/[.$D$88]" office:value-type="float" office:value="5.97185724753498" calcext:value-type="float">
            <text:p>5.97185724753498</text:p>
          </table:table-cell>
          <table:table-cell table:formula="of:=([.Z252]-[.Z251])/[.$D$88]" office:value-type="float" office:value="5.6126477890367" calcext:value-type="float">
            <text:p>5.6126477890367</text:p>
          </table:table-cell>
          <table:table-cell table:style-name="ce11" table:formula="of:=([.AA252]-[.AA251])/[.$D$88]" office:value-type="float" office:value="5.76540042908598" calcext:value-type="float">
            <text:p>5.76540042908598</text:p>
          </table:table-cell>
          <table:table-cell table:style-name="ce9" table:formula="of:=([.AB252]-[.AB251])/[.$D$88]" office:value-type="float" office:value="-254.440033103006" calcext:value-type="float">
            <text:p>-254.440033103006</text:p>
          </table:table-cell>
          <table:table-cell table:formula="of:=([.AC252]-[.AC251])/[.$D$88]" office:value-type="float" office:value="0.0000000000784557604068444" calcext:value-type="float">
            <text:p>7.84557604068444E-11</text:p>
          </table:table-cell>
          <table:table-cell table:style-name="ce11" table:formula="of:=([.AD252]-[.AD251])/[.$D$88]" office:value-type="float" office:value="-108.219827352207" calcext:value-type="float">
            <text:p>-108.219827352207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26" calcext:value-type="float">
            <text:p>1.26</text:p>
          </table:table-cell>
          <table:table-cell table:formula="of:=[.A253]*[.$B$88]" office:value-type="float" office:value="0.0378" calcext:value-type="float">
            <text:p>0.0378</text:p>
          </table:table-cell>
          <table:table-cell table:formula="of:=MIN([.B253]*[.$B$11];[.$B$12])" office:value-type="float" office:value="150" calcext:value-type="float">
            <text:p>150</text:p>
          </table:table-cell>
          <table:table-cell table:formula="of:=[.C253]*[.$B$14]*[.$B$15]" office:value-type="float" office:value="13.5" calcext:value-type="float">
            <text:p>13.5</text:p>
          </table:table-cell>
          <table:table-cell table:formula="of:=[.D253]/[.$B$13]" office:value-type="float" office:value="5.61264778903662" calcext:value-type="float">
            <text:p>5.61264778903662</text:p>
          </table:table-cell>
          <table:table-cell table:formula="of:=[.E253]*[.$B$1]" office:value-type="float" office:value="0.224505911561465" calcext:value-type="float">
            <text:p>0.224505911561465</text:p>
          </table:table-cell>
          <table:table-cell table:formula="of:=[.E253]*[.$B$3]" office:value-type="float" office:value="0" calcext:value-type="float">
            <text:p>0</text:p>
          </table:table-cell>
          <table:table-cell table:formula="of:=[.E253]/[.$B$5]" office:value-type="float" office:value="5.61264778903664" calcext:value-type="float">
            <text:p>5.613</text:p>
          </table:table-cell>
          <table:table-cell table:formula="of:=[.$B$4]*(1-1/(1+[.H253]))" office:value-type="float" office:value="0" calcext:value-type="float">
            <text:p>0</text:p>
          </table:table-cell>
          <table:table-cell table:formula="of:=[.G253]+[.I253]" office:value-type="float" office:value="0" calcext:value-type="float">
            <text:p>0</text:p>
          </table:table-cell>
          <table:table-cell table:formula="of:=[.E253]*[.$B$7]" office:value-type="float" office:value="0.0954150124136226" calcext:value-type="float">
            <text:p>0.0954150124136226</text:p>
          </table:table-cell>
          <table:table-cell table:formula="of:=[.E253]/[.$B$9]" office:value-type="float" office:value="5.61264778903662" calcext:value-type="float">
            <text:p>5.61264778903662</text:p>
          </table:table-cell>
          <table:table-cell table:formula="of:=[.$B$8]*TANH([.L253])" office:value-type="float" office:value="0.119996800209651" calcext:value-type="float">
            <text:p>0.119996800209651</text:p>
          </table:table-cell>
          <table:table-cell table:formula="of:=[.K253]+[.M253]" office:value-type="float" office:value="0.215411812623274" calcext:value-type="float">
            <text:p>0.215411812623274</text:p>
          </table:table-cell>
          <table:table-cell table:formula="of:=[.O252]+[.E253]*[.$D$88]" office:value-type="float" office:value="0.129652163926746" calcext:value-type="float">
            <text:p>0.129652163926746</text:p>
          </table:table-cell>
          <table:table-cell table:formula="of:=[.O253]+[.F253]" office:value-type="float" office:value="0.354158075488211" calcext:value-type="float">
            <text:p>0.354158075488211</text:p>
          </table:table-cell>
          <table:table-cell table:formula="of:=[.O253]+[.J253]" office:value-type="float" office:value="0.129652163926746" calcext:value-type="float">
            <text:p>0.129652163926746</text:p>
          </table:table-cell>
          <table:table-cell table:formula="of:=[.O253]+[.N253]" office:value-type="float" office:value="0.34506397655002" calcext:value-type="float">
            <text:p>0.34506397655002</text:p>
          </table:table-cell>
          <table:table-cell table:formula="of:=MAX(0; [.$B$2]*0.5 - ABS([.B253]))*[.$D$88]/(([.$B$2]*0.5)^2)" office:value-type="float" office:value="0" calcext:value-type="float">
            <text:p>0</text:p>
          </table:table-cell>
          <table:table-cell table:formula="of:=MAX(0; [.$B$6]*0.5 - ABS([.$B253]))*[.$D$88]/(([.$B$6]*0.5)^2)" office:value-type="float" office:value="0" calcext:value-type="float">
            <text:p>0</text:p>
          </table:table-cell>
          <table:table-cell table:formula="of:=MAX(0; [.$B$10]*0.5 - ABS([.$B253]))*[.$D$88]/(([.$B$10]*0.5)^2)" office:value-type="float" office:value="0" calcext:value-type="float">
            <text:p>0</text:p>
          </table:table-cell>
          <table:table-cell table:formula="of:=SUMPRODUCT([.F203:.F303];[.$S$140:.$S$240])" office:value-type="float" office:value="0.224556200885655" calcext:value-type="float">
            <text:p>0.224556200885655</text:p>
          </table:table-cell>
          <table:table-cell table:formula="of:=SUMPRODUCT([.J203:.J303];[.T$140:.T$240])" office:value-type="float" office:value="0" calcext:value-type="float">
            <text:p>0</text:p>
          </table:table-cell>
          <table:table-cell table:formula="of:=SUMPRODUCT([.N203:.N303];[.U$140:.U$240])" office:value-type="float" office:value="0.215529157032839" calcext:value-type="float">
            <text:p>0.215529157032839</text:p>
          </table:table-cell>
          <table:table-cell table:style-name="ce9" table:formula="of:=[.V253]+[.$O253]" office:value-type="float" office:value="0.354208364812401" calcext:value-type="float">
            <text:p>0.354208364812401</text:p>
          </table:table-cell>
          <table:table-cell table:style-name="ce9" table:formula="of:=[.W253]+[.$O253]" office:value-type="float" office:value="0.129652163926746" calcext:value-type="float">
            <text:p>0.129652163926746</text:p>
          </table:table-cell>
          <table:table-cell table:style-name="ce9" table:formula="of:=[.X253]+[.$O253]" office:value-type="float" office:value="0.345181320959586" calcext:value-type="float">
            <text:p>0.345181320959586</text:p>
          </table:table-cell>
          <table:table-cell table:style-name="ce9" table:formula="of:=([.Y253]-[.Y252])/[.$D$88]" office:value-type="float" office:value="5.84613393706052" calcext:value-type="float">
            <text:p>5.84613393706052</text:p>
          </table:table-cell>
          <table:table-cell table:formula="of:=([.Z253]-[.Z252])/[.$D$88]" office:value-type="float" office:value="5.61264778903665" calcext:value-type="float">
            <text:p>5.61264778903665</text:p>
          </table:table-cell>
          <table:table-cell table:style-name="ce11" table:formula="of:=([.AA253]-[.AA252])/[.$D$88]" office:value-type="float" office:value="5.7119321859996" calcext:value-type="float">
            <text:p>5.7119321859996</text:p>
          </table:table-cell>
          <table:table-cell table:style-name="ce9" table:formula="of:=([.AB253]-[.AB252])/[.$D$88]" office:value-type="float" office:value="-209.538850790774" calcext:value-type="float">
            <text:p>-209.538850790774</text:p>
          </table:table-cell>
          <table:table-cell table:formula="of:=([.AC253]-[.AC252])/[.$D$88]" office:value-type="float" office:value="-0.0000000000784557604068444" calcext:value-type="float">
            <text:p>-7.84557604068444E-11</text:p>
          </table:table-cell>
          <table:table-cell table:style-name="ce11" table:formula="of:=([.AD253]-[.AD252])/[.$D$88]" office:value-type="float" office:value="-89.1137384773089" calcext:value-type="float">
            <text:p>-89.1137384773089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28" calcext:value-type="float">
            <text:p>1.28</text:p>
          </table:table-cell>
          <table:table-cell table:formula="of:=[.A254]*[.$B$88]" office:value-type="float" office:value="0.0384" calcext:value-type="float">
            <text:p>0.0384</text:p>
          </table:table-cell>
          <table:table-cell table:formula="of:=MIN([.B254]*[.$B$11];[.$B$12])" office:value-type="float" office:value="150" calcext:value-type="float">
            <text:p>150</text:p>
          </table:table-cell>
          <table:table-cell table:formula="of:=[.C254]*[.$B$14]*[.$B$15]" office:value-type="float" office:value="13.5" calcext:value-type="float">
            <text:p>13.5</text:p>
          </table:table-cell>
          <table:table-cell table:formula="of:=[.D254]/[.$B$13]" office:value-type="float" office:value="5.61264778903662" calcext:value-type="float">
            <text:p>5.61264778903662</text:p>
          </table:table-cell>
          <table:table-cell table:formula="of:=[.E254]*[.$B$1]" office:value-type="float" office:value="0.224505911561465" calcext:value-type="float">
            <text:p>0.224505911561465</text:p>
          </table:table-cell>
          <table:table-cell table:formula="of:=[.E254]*[.$B$3]" office:value-type="float" office:value="0" calcext:value-type="float">
            <text:p>0</text:p>
          </table:table-cell>
          <table:table-cell table:formula="of:=[.E254]/[.$B$5]" office:value-type="float" office:value="5.61264778903664" calcext:value-type="float">
            <text:p>5.613</text:p>
          </table:table-cell>
          <table:table-cell table:formula="of:=[.$B$4]*(1-1/(1+[.H254]))" office:value-type="float" office:value="0" calcext:value-type="float">
            <text:p>0</text:p>
          </table:table-cell>
          <table:table-cell table:formula="of:=[.G254]+[.I254]" office:value-type="float" office:value="0" calcext:value-type="float">
            <text:p>0</text:p>
          </table:table-cell>
          <table:table-cell table:formula="of:=[.E254]*[.$B$7]" office:value-type="float" office:value="0.0954150124136226" calcext:value-type="float">
            <text:p>0.0954150124136226</text:p>
          </table:table-cell>
          <table:table-cell table:formula="of:=[.E254]/[.$B$9]" office:value-type="float" office:value="5.61264778903662" calcext:value-type="float">
            <text:p>5.61264778903662</text:p>
          </table:table-cell>
          <table:table-cell table:formula="of:=[.$B$8]*TANH([.L254])" office:value-type="float" office:value="0.119996800209651" calcext:value-type="float">
            <text:p>0.119996800209651</text:p>
          </table:table-cell>
          <table:table-cell table:formula="of:=[.K254]+[.M254]" office:value-type="float" office:value="0.215411812623274" calcext:value-type="float">
            <text:p>0.215411812623274</text:p>
          </table:table-cell>
          <table:table-cell table:formula="of:=[.O253]+[.E254]*[.$D$88]" office:value-type="float" office:value="0.133019752600168" calcext:value-type="float">
            <text:p>0.133019752600168</text:p>
          </table:table-cell>
          <table:table-cell table:formula="of:=[.O254]+[.F254]" office:value-type="float" office:value="0.357525664161633" calcext:value-type="float">
            <text:p>0.357525664161633</text:p>
          </table:table-cell>
          <table:table-cell table:formula="of:=[.O254]+[.J254]" office:value-type="float" office:value="0.133019752600168" calcext:value-type="float">
            <text:p>0.133019752600168</text:p>
          </table:table-cell>
          <table:table-cell table:formula="of:=[.O254]+[.N254]" office:value-type="float" office:value="0.348431565223442" calcext:value-type="float">
            <text:p>0.348431565223442</text:p>
          </table:table-cell>
          <table:table-cell table:formula="of:=MAX(0; [.$B$2]*0.5 - ABS([.B254]))*[.$D$88]/(([.$B$2]*0.5)^2)" office:value-type="float" office:value="0" calcext:value-type="float">
            <text:p>0</text:p>
          </table:table-cell>
          <table:table-cell table:formula="of:=MAX(0; [.$B$6]*0.5 - ABS([.$B254]))*[.$D$88]/(([.$B$6]*0.5)^2)" office:value-type="float" office:value="0" calcext:value-type="float">
            <text:p>0</text:p>
          </table:table-cell>
          <table:table-cell table:formula="of:=MAX(0; [.$B$10]*0.5 - ABS([.$B254]))*[.$D$88]/(([.$B$10]*0.5)^2)" office:value-type="float" office:value="0" calcext:value-type="float">
            <text:p>0</text:p>
          </table:table-cell>
          <table:table-cell table:formula="of:=SUMPRODUCT([.F204:.F304];[.$S$140:.$S$240])" office:value-type="float" office:value="0.224637023013817" calcext:value-type="float">
            <text:p>0.224637023013817</text:p>
          </table:table-cell>
          <table:table-cell table:formula="of:=SUMPRODUCT([.J204:.J304];[.T$140:.T$240])" office:value-type="float" office:value="0" calcext:value-type="float">
            <text:p>0</text:p>
          </table:table-cell>
          <table:table-cell table:formula="of:=SUMPRODUCT([.N204:.N304];[.U$140:.U$240])" office:value-type="float" office:value="0.215563523246004" calcext:value-type="float">
            <text:p>0.215563523246004</text:p>
          </table:table-cell>
          <table:table-cell table:style-name="ce9" table:formula="of:=[.V254]+[.$O254]" office:value-type="float" office:value="0.357656775613986" calcext:value-type="float">
            <text:p>0.357656775613986</text:p>
          </table:table-cell>
          <table:table-cell table:style-name="ce9" table:formula="of:=[.W254]+[.$O254]" office:value-type="float" office:value="0.133019752600168" calcext:value-type="float">
            <text:p>0.133019752600168</text:p>
          </table:table-cell>
          <table:table-cell table:style-name="ce9" table:formula="of:=[.X254]+[.$O254]" office:value-type="float" office:value="0.348583275846173" calcext:value-type="float">
            <text:p>0.348583275846173</text:p>
          </table:table-cell>
          <table:table-cell table:style-name="ce9" table:formula="of:=([.Y254]-[.Y253])/[.$D$88]" office:value-type="float" office:value="5.74735133597358" calcext:value-type="float">
            <text:p>5.74735133597358</text:p>
          </table:table-cell>
          <table:table-cell table:formula="of:=([.Z254]-[.Z253])/[.$D$88]" office:value-type="float" office:value="5.61264778903665" calcext:value-type="float">
            <text:p>5.61264778903665</text:p>
          </table:table-cell>
          <table:table-cell table:style-name="ce11" table:formula="of:=([.AA254]-[.AA253])/[.$D$88]" office:value-type="float" office:value="5.6699248109778" calcext:value-type="float">
            <text:p>5.6699248109778</text:p>
          </table:table-cell>
          <table:table-cell table:style-name="ce9" table:formula="of:=([.AB254]-[.AB253])/[.$D$88]" office:value-type="float" office:value="-164.637668478234" calcext:value-type="float">
            <text:p>-164.637668478234</text:p>
          </table:table-cell>
          <table:table-cell table:formula="of:=([.AC254]-[.AC253])/[.$D$88]" office:value-type="float" office:value="0" calcext:value-type="float">
            <text:p>0</text:p>
          </table:table-cell>
          <table:table-cell table:style-name="ce11" table:formula="of:=([.AD254]-[.AD253])/[.$D$88]" office:value-type="float" office:value="-70.0122917030033" calcext:value-type="float">
            <text:p>-70.0122917030033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3" calcext:value-type="float">
            <text:p>1.3</text:p>
          </table:table-cell>
          <table:table-cell table:formula="of:=[.A255]*[.$B$88]" office:value-type="float" office:value="0.039" calcext:value-type="float">
            <text:p>0.039</text:p>
          </table:table-cell>
          <table:table-cell table:formula="of:=MIN([.B255]*[.$B$11];[.$B$12])" office:value-type="float" office:value="150" calcext:value-type="float">
            <text:p>150</text:p>
          </table:table-cell>
          <table:table-cell table:formula="of:=[.C255]*[.$B$14]*[.$B$15]" office:value-type="float" office:value="13.5" calcext:value-type="float">
            <text:p>13.5</text:p>
          </table:table-cell>
          <table:table-cell table:formula="of:=[.D255]/[.$B$13]" office:value-type="float" office:value="5.61264778903662" calcext:value-type="float">
            <text:p>5.61264778903662</text:p>
          </table:table-cell>
          <table:table-cell table:formula="of:=[.E255]*[.$B$1]" office:value-type="float" office:value="0.224505911561465" calcext:value-type="float">
            <text:p>0.224505911561465</text:p>
          </table:table-cell>
          <table:table-cell table:formula="of:=[.E255]*[.$B$3]" office:value-type="float" office:value="0" calcext:value-type="float">
            <text:p>0</text:p>
          </table:table-cell>
          <table:table-cell table:formula="of:=[.E255]/[.$B$5]" office:value-type="float" office:value="5.61264778903664" calcext:value-type="float">
            <text:p>5.613</text:p>
          </table:table-cell>
          <table:table-cell table:formula="of:=[.$B$4]*(1-1/(1+[.H255]))" office:value-type="float" office:value="0" calcext:value-type="float">
            <text:p>0</text:p>
          </table:table-cell>
          <table:table-cell table:formula="of:=[.G255]+[.I255]" office:value-type="float" office:value="0" calcext:value-type="float">
            <text:p>0</text:p>
          </table:table-cell>
          <table:table-cell table:formula="of:=[.E255]*[.$B$7]" office:value-type="float" office:value="0.0954150124136226" calcext:value-type="float">
            <text:p>0.0954150124136226</text:p>
          </table:table-cell>
          <table:table-cell table:formula="of:=[.E255]/[.$B$9]" office:value-type="float" office:value="5.61264778903662" calcext:value-type="float">
            <text:p>5.61264778903662</text:p>
          </table:table-cell>
          <table:table-cell table:formula="of:=[.$B$8]*TANH([.L255])" office:value-type="float" office:value="0.119996800209651" calcext:value-type="float">
            <text:p>0.119996800209651</text:p>
          </table:table-cell>
          <table:table-cell table:formula="of:=[.K255]+[.M255]" office:value-type="float" office:value="0.215411812623274" calcext:value-type="float">
            <text:p>0.215411812623274</text:p>
          </table:table-cell>
          <table:table-cell table:formula="of:=[.O254]+[.E255]*[.$D$88]" office:value-type="float" office:value="0.13638734127359" calcext:value-type="float">
            <text:p>0.13638734127359</text:p>
          </table:table-cell>
          <table:table-cell table:formula="of:=[.O255]+[.F255]" office:value-type="float" office:value="0.360893252835055" calcext:value-type="float">
            <text:p>0.360893252835055</text:p>
          </table:table-cell>
          <table:table-cell table:formula="of:=[.O255]+[.J255]" office:value-type="float" office:value="0.13638734127359" calcext:value-type="float">
            <text:p>0.13638734127359</text:p>
          </table:table-cell>
          <table:table-cell table:formula="of:=[.O255]+[.N255]" office:value-type="float" office:value="0.351799153896864" calcext:value-type="float">
            <text:p>0.351799153896864</text:p>
          </table:table-cell>
          <table:table-cell table:formula="of:=MAX(0; [.$B$2]*0.5 - ABS([.B255]))*[.$D$88]/(([.$B$2]*0.5)^2)" office:value-type="float" office:value="0" calcext:value-type="float">
            <text:p>0</text:p>
          </table:table-cell>
          <table:table-cell table:formula="of:=MAX(0; [.$B$6]*0.5 - ABS([.$B255]))*[.$D$88]/(([.$B$6]*0.5)^2)" office:value-type="float" office:value="0" calcext:value-type="float">
            <text:p>0</text:p>
          </table:table-cell>
          <table:table-cell table:formula="of:=MAX(0; [.$B$10]*0.5 - ABS([.$B255]))*[.$D$88]/(([.$B$10]*0.5)^2)" office:value-type="float" office:value="0" calcext:value-type="float">
            <text:p>0</text:p>
          </table:table-cell>
          <table:table-cell table:formula="of:=SUMPRODUCT([.F205:.F305];[.$S$140:.$S$240])" office:value-type="float" office:value="0.224674740006959" calcext:value-type="float">
            <text:p>0.224674740006959</text:p>
          </table:table-cell>
          <table:table-cell table:formula="of:=SUMPRODUCT([.J205:.J305];[.T$140:.T$240])" office:value-type="float" office:value="0" calcext:value-type="float">
            <text:p>0</text:p>
          </table:table-cell>
          <table:table-cell table:formula="of:=SUMPRODUCT([.N205:.N305];[.U$140:.U$240])" office:value-type="float" office:value="0.215579560219848" calcext:value-type="float">
            <text:p>0.215579560219848</text:p>
          </table:table-cell>
          <table:table-cell table:style-name="ce9" table:formula="of:=[.V255]+[.$O255]" office:value-type="float" office:value="0.36106208128055" calcext:value-type="float">
            <text:p>0.36106208128055</text:p>
          </table:table-cell>
          <table:table-cell table:style-name="ce9" table:formula="of:=[.W255]+[.$O255]" office:value-type="float" office:value="0.13638734127359" calcext:value-type="float">
            <text:p>0.13638734127359</text:p>
          </table:table-cell>
          <table:table-cell table:style-name="ce9" table:formula="of:=[.X255]+[.$O255]" office:value-type="float" office:value="0.351966901493438" calcext:value-type="float">
            <text:p>0.351966901493438</text:p>
          </table:table-cell>
          <table:table-cell table:style-name="ce9" table:formula="of:=([.Y255]-[.Y254])/[.$D$88]" office:value-type="float" office:value="5.67550944427388" calcext:value-type="float">
            <text:p>5.67550944427388</text:p>
          </table:table-cell>
          <table:table-cell table:formula="of:=([.Z255]-[.Z254])/[.$D$88]" office:value-type="float" office:value="5.6126477890367" calcext:value-type="float">
            <text:p>5.6126477890367</text:p>
          </table:table-cell>
          <table:table-cell table:style-name="ce11" table:formula="of:=([.AA255]-[.AA254])/[.$D$88]" office:value-type="float" office:value="5.63937607877596" calcext:value-type="float">
            <text:p>5.63937607877596</text:p>
          </table:table-cell>
          <table:table-cell table:style-name="ce9" table:formula="of:=([.AB255]-[.AB254])/[.$D$88]" office:value-type="float" office:value="-119.736486166158" calcext:value-type="float">
            <text:p>-119.736486166158</text:p>
          </table:table-cell>
          <table:table-cell table:formula="of:=([.AC255]-[.AC254])/[.$D$88]" office:value-type="float" office:value="0.0000000000784557604068444" calcext:value-type="float">
            <text:p>7.84557604068444E-11</text:p>
          </table:table-cell>
          <table:table-cell table:style-name="ce11" table:formula="of:=([.AD255]-[.AD254])/[.$D$88]" office:value-type="float" office:value="-50.9145536697275" calcext:value-type="float">
            <text:p>-50.9145536697275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32" calcext:value-type="float">
            <text:p>1.32</text:p>
          </table:table-cell>
          <table:table-cell table:formula="of:=[.A256]*[.$B$88]" office:value-type="float" office:value="0.0396" calcext:value-type="float">
            <text:p>0.0396</text:p>
          </table:table-cell>
          <table:table-cell table:formula="of:=MIN([.B256]*[.$B$11];[.$B$12])" office:value-type="float" office:value="150" calcext:value-type="float">
            <text:p>150</text:p>
          </table:table-cell>
          <table:table-cell table:formula="of:=[.C256]*[.$B$14]*[.$B$15]" office:value-type="float" office:value="13.5" calcext:value-type="float">
            <text:p>13.5</text:p>
          </table:table-cell>
          <table:table-cell table:formula="of:=[.D256]/[.$B$13]" office:value-type="float" office:value="5.61264778903662" calcext:value-type="float">
            <text:p>5.61264778903662</text:p>
          </table:table-cell>
          <table:table-cell table:formula="of:=[.E256]*[.$B$1]" office:value-type="float" office:value="0.224505911561465" calcext:value-type="float">
            <text:p>0.224505911561465</text:p>
          </table:table-cell>
          <table:table-cell table:formula="of:=[.E256]*[.$B$3]" office:value-type="float" office:value="0" calcext:value-type="float">
            <text:p>0</text:p>
          </table:table-cell>
          <table:table-cell table:formula="of:=[.E256]/[.$B$5]" office:value-type="float" office:value="5.61264778903664" calcext:value-type="float">
            <text:p>5.613</text:p>
          </table:table-cell>
          <table:table-cell table:formula="of:=[.$B$4]*(1-1/(1+[.H256]))" office:value-type="float" office:value="0" calcext:value-type="float">
            <text:p>0</text:p>
          </table:table-cell>
          <table:table-cell table:formula="of:=[.G256]+[.I256]" office:value-type="float" office:value="0" calcext:value-type="float">
            <text:p>0</text:p>
          </table:table-cell>
          <table:table-cell table:formula="of:=[.E256]*[.$B$7]" office:value-type="float" office:value="0.0954150124136226" calcext:value-type="float">
            <text:p>0.0954150124136226</text:p>
          </table:table-cell>
          <table:table-cell table:formula="of:=[.E256]/[.$B$9]" office:value-type="float" office:value="5.61264778903662" calcext:value-type="float">
            <text:p>5.61264778903662</text:p>
          </table:table-cell>
          <table:table-cell table:formula="of:=[.$B$8]*TANH([.L256])" office:value-type="float" office:value="0.119996800209651" calcext:value-type="float">
            <text:p>0.119996800209651</text:p>
          </table:table-cell>
          <table:table-cell table:formula="of:=[.K256]+[.M256]" office:value-type="float" office:value="0.215411812623274" calcext:value-type="float">
            <text:p>0.215411812623274</text:p>
          </table:table-cell>
          <table:table-cell table:formula="of:=[.O255]+[.E256]*[.$D$88]" office:value-type="float" office:value="0.139754929947012" calcext:value-type="float">
            <text:p>0.139754929947012</text:p>
          </table:table-cell>
          <table:table-cell table:formula="of:=[.O256]+[.F256]" office:value-type="float" office:value="0.364260841508477" calcext:value-type="float">
            <text:p>0.364260841508477</text:p>
          </table:table-cell>
          <table:table-cell table:formula="of:=[.O256]+[.J256]" office:value-type="float" office:value="0.139754929947012" calcext:value-type="float">
            <text:p>0.139754929947012</text:p>
          </table:table-cell>
          <table:table-cell table:formula="of:=[.O256]+[.N256]" office:value-type="float" office:value="0.355166742570286" calcext:value-type="float">
            <text:p>0.355166742570286</text:p>
          </table:table-cell>
          <table:table-cell table:formula="of:=MAX(0; [.$B$2]*0.5 - ABS([.B256]))*[.$D$88]/(([.$B$2]*0.5)^2)" office:value-type="float" office:value="0" calcext:value-type="float">
            <text:p>0</text:p>
          </table:table-cell>
          <table:table-cell table:formula="of:=MAX(0; [.$B$6]*0.5 - ABS([.$B256]))*[.$D$88]/(([.$B$6]*0.5)^2)" office:value-type="float" office:value="0" calcext:value-type="float">
            <text:p>0</text:p>
          </table:table-cell>
          <table:table-cell table:formula="of:=MAX(0; [.$B$10]*0.5 - ABS([.$B256]))*[.$D$88]/(([.$B$10]*0.5)^2)" office:value-type="float" office:value="0" calcext:value-type="float">
            <text:p>0</text:p>
          </table:table-cell>
          <table:table-cell table:formula="of:=SUMPRODUCT([.F206:.F306];[.$S$140:.$S$240])" office:value-type="float" office:value="0.224685516290714" calcext:value-type="float">
            <text:p>0.224685516290714</text:p>
          </table:table-cell>
          <table:table-cell table:formula="of:=SUMPRODUCT([.J206:.J306];[.T$140:.T$240])" office:value-type="float" office:value="0" calcext:value-type="float">
            <text:p>0</text:p>
          </table:table-cell>
          <table:table-cell table:formula="of:=SUMPRODUCT([.N206:.N306];[.U$140:.U$240])" office:value-type="float" office:value="0.215584142073372" calcext:value-type="float">
            <text:p>0.215584142073372</text:p>
          </table:table-cell>
          <table:table-cell table:style-name="ce9" table:formula="of:=[.V256]+[.$O256]" office:value-type="float" office:value="0.364440446237727" calcext:value-type="float">
            <text:p>0.364440446237727</text:p>
          </table:table-cell>
          <table:table-cell table:style-name="ce9" table:formula="of:=[.W256]+[.$O256]" office:value-type="float" office:value="0.139754929947012" calcext:value-type="float">
            <text:p>0.139754929947012</text:p>
          </table:table-cell>
          <table:table-cell table:style-name="ce9" table:formula="of:=[.X256]+[.$O256]" office:value-type="float" office:value="0.355339072020385" calcext:value-type="float">
            <text:p>0.355339072020385</text:p>
          </table:table-cell>
          <table:table-cell table:style-name="ce9" table:formula="of:=([.Y256]-[.Y255])/[.$D$88]" office:value-type="float" office:value="5.63060826196153" calcext:value-type="float">
            <text:p>5.63060826196153</text:p>
          </table:table-cell>
          <table:table-cell table:formula="of:=([.Z256]-[.Z255])/[.$D$88]" office:value-type="float" office:value="5.61264778903665" calcext:value-type="float">
            <text:p>5.61264778903665</text:p>
          </table:table-cell>
          <table:table-cell table:style-name="ce11" table:formula="of:=([.AA256]-[.AA255])/[.$D$88]" office:value-type="float" office:value="5.62028421157758" calcext:value-type="float">
            <text:p>5.62028421157758</text:p>
          </table:table-cell>
          <table:table-cell table:style-name="ce9" table:formula="of:=([.AB256]-[.AB255])/[.$D$88]" office:value-type="float" office:value="-74.8353038539248" calcext:value-type="float">
            <text:p>-74.8353038539248</text:p>
          </table:table-cell>
          <table:table-cell table:formula="of:=([.AC256]-[.AC255])/[.$D$88]" office:value-type="float" office:value="-0.0000000000784557604068444" calcext:value-type="float">
            <text:p>-7.84557604068444E-11</text:p>
          </table:table-cell>
          <table:table-cell table:style-name="ce11" table:formula="of:=([.AD256]-[.AD255])/[.$D$88]" office:value-type="float" office:value="-31.8197786639625" calcext:value-type="float">
            <text:p>-31.8197786639625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34" calcext:value-type="float">
            <text:p>1.34</text:p>
          </table:table-cell>
          <table:table-cell table:formula="of:=[.A257]*[.$B$88]" office:value-type="float" office:value="0.0402" calcext:value-type="float">
            <text:p>0.0402</text:p>
          </table:table-cell>
          <table:table-cell table:formula="of:=MIN([.B257]*[.$B$11];[.$B$12])" office:value-type="float" office:value="150" calcext:value-type="float">
            <text:p>150</text:p>
          </table:table-cell>
          <table:table-cell table:formula="of:=[.C257]*[.$B$14]*[.$B$15]" office:value-type="float" office:value="13.5" calcext:value-type="float">
            <text:p>13.5</text:p>
          </table:table-cell>
          <table:table-cell table:formula="of:=[.D257]/[.$B$13]" office:value-type="float" office:value="5.61264778903662" calcext:value-type="float">
            <text:p>5.61264778903662</text:p>
          </table:table-cell>
          <table:table-cell table:formula="of:=[.E257]*[.$B$1]" office:value-type="float" office:value="0.224505911561465" calcext:value-type="float">
            <text:p>0.224505911561465</text:p>
          </table:table-cell>
          <table:table-cell table:formula="of:=[.E257]*[.$B$3]" office:value-type="float" office:value="0" calcext:value-type="float">
            <text:p>0</text:p>
          </table:table-cell>
          <table:table-cell table:formula="of:=[.E257]/[.$B$5]" office:value-type="float" office:value="5.61264778903664" calcext:value-type="float">
            <text:p>5.613</text:p>
          </table:table-cell>
          <table:table-cell table:formula="of:=[.$B$4]*(1-1/(1+[.H257]))" office:value-type="float" office:value="0" calcext:value-type="float">
            <text:p>0</text:p>
          </table:table-cell>
          <table:table-cell table:formula="of:=[.G257]+[.I257]" office:value-type="float" office:value="0" calcext:value-type="float">
            <text:p>0</text:p>
          </table:table-cell>
          <table:table-cell table:formula="of:=[.E257]*[.$B$7]" office:value-type="float" office:value="0.0954150124136226" calcext:value-type="float">
            <text:p>0.0954150124136226</text:p>
          </table:table-cell>
          <table:table-cell table:formula="of:=[.E257]/[.$B$9]" office:value-type="float" office:value="5.61264778903662" calcext:value-type="float">
            <text:p>5.61264778903662</text:p>
          </table:table-cell>
          <table:table-cell table:formula="of:=[.$B$8]*TANH([.L257])" office:value-type="float" office:value="0.119996800209651" calcext:value-type="float">
            <text:p>0.119996800209651</text:p>
          </table:table-cell>
          <table:table-cell table:formula="of:=[.K257]+[.M257]" office:value-type="float" office:value="0.215411812623274" calcext:value-type="float">
            <text:p>0.215411812623274</text:p>
          </table:table-cell>
          <table:table-cell table:formula="of:=[.O256]+[.E257]*[.$D$88]" office:value-type="float" office:value="0.143122518620434" calcext:value-type="float">
            <text:p>0.143122518620434</text:p>
          </table:table-cell>
          <table:table-cell table:formula="of:=[.O257]+[.F257]" office:value-type="float" office:value="0.367628430181899" calcext:value-type="float">
            <text:p>0.367628430181899</text:p>
          </table:table-cell>
          <table:table-cell table:formula="of:=[.O257]+[.J257]" office:value-type="float" office:value="0.143122518620434" calcext:value-type="float">
            <text:p>0.143122518620434</text:p>
          </table:table-cell>
          <table:table-cell table:formula="of:=[.O257]+[.N257]" office:value-type="float" office:value="0.358534331243708" calcext:value-type="float">
            <text:p>0.358534331243708</text:p>
          </table:table-cell>
          <table:table-cell table:formula="of:=MAX(0; [.$B$2]*0.5 - ABS([.B257]))*[.$D$88]/(([.$B$2]*0.5)^2)" office:value-type="float" office:value="0" calcext:value-type="float">
            <text:p>0</text:p>
          </table:table-cell>
          <table:table-cell table:formula="of:=MAX(0; [.$B$6]*0.5 - ABS([.$B257]))*[.$D$88]/(([.$B$6]*0.5)^2)" office:value-type="float" office:value="0" calcext:value-type="float">
            <text:p>0</text:p>
          </table:table-cell>
          <table:table-cell table:formula="of:=MAX(0; [.$B$10]*0.5 - ABS([.$B257]))*[.$D$88]/(([.$B$10]*0.5)^2)" office:value-type="float" office:value="0" calcext:value-type="float">
            <text:p>0</text:p>
          </table:table-cell>
          <table:table-cell table:formula="of:=SUMPRODUCT([.F207:.F307];[.$S$140:.$S$240])" office:value-type="float" office:value="0.224685516290714" calcext:value-type="float">
            <text:p>0.224685516290714</text:p>
          </table:table-cell>
          <table:table-cell table:formula="of:=SUMPRODUCT([.J207:.J307];[.T$140:.T$240])" office:value-type="float" office:value="0" calcext:value-type="float">
            <text:p>0</text:p>
          </table:table-cell>
          <table:table-cell table:formula="of:=SUMPRODUCT([.N207:.N307];[.U$140:.U$240])" office:value-type="float" office:value="0.215584142073372" calcext:value-type="float">
            <text:p>0.215584142073372</text:p>
          </table:table-cell>
          <table:table-cell table:style-name="ce9" table:formula="of:=[.V257]+[.$O257]" office:value-type="float" office:value="0.367808034911149" calcext:value-type="float">
            <text:p>0.367808034911149</text:p>
          </table:table-cell>
          <table:table-cell table:style-name="ce9" table:formula="of:=[.W257]+[.$O257]" office:value-type="float" office:value="0.143122518620434" calcext:value-type="float">
            <text:p>0.143122518620434</text:p>
          </table:table-cell>
          <table:table-cell table:style-name="ce9" table:formula="of:=[.X257]+[.$O257]" office:value-type="float" office:value="0.358706660693807" calcext:value-type="float">
            <text:p>0.358706660693807</text:p>
          </table:table-cell>
          <table:table-cell table:style-name="ce9" table:formula="of:=([.Y257]-[.Y256])/[.$D$88]" office:value-type="float" office:value="5.6126477890367" calcext:value-type="float">
            <text:p>5.6126477890367</text:p>
          </table:table-cell>
          <table:table-cell table:formula="of:=([.Z257]-[.Z256])/[.$D$88]" office:value-type="float" office:value="5.6126477890367" calcext:value-type="float">
            <text:p>5.6126477890367</text:p>
          </table:table-cell>
          <table:table-cell table:style-name="ce11" table:formula="of:=([.AA257]-[.AA256])/[.$D$88]" office:value-type="float" office:value="5.6126477890366" calcext:value-type="float">
            <text:p>5.6126477890366</text:p>
          </table:table-cell>
          <table:table-cell table:style-name="ce9" table:formula="of:=([.AB257]-[.AB256])/[.$D$88]" office:value-type="float" office:value="-29.934121541384" calcext:value-type="float">
            <text:p>-29.934121541384</text:p>
          </table:table-cell>
          <table:table-cell table:formula="of:=([.AC257]-[.AC256])/[.$D$88]" office:value-type="float" office:value="0.0000000000784557604068444" calcext:value-type="float">
            <text:p>7.84557604068444E-11</text:p>
          </table:table-cell>
          <table:table-cell table:style-name="ce11" table:formula="of:=([.AD257]-[.AD256])/[.$D$88]" office:value-type="float" office:value="-12.7273709016329" calcext:value-type="float">
            <text:p>-12.7273709016329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36" calcext:value-type="float">
            <text:p>1.36</text:p>
          </table:table-cell>
          <table:table-cell table:formula="of:=[.A258]*[.$B$88]" office:value-type="float" office:value="0.0408" calcext:value-type="float">
            <text:p>0.0408</text:p>
          </table:table-cell>
          <table:table-cell table:formula="of:=MIN([.B258]*[.$B$11];[.$B$12])" office:value-type="float" office:value="150" calcext:value-type="float">
            <text:p>150</text:p>
          </table:table-cell>
          <table:table-cell table:formula="of:=[.C258]*[.$B$14]*[.$B$15]" office:value-type="float" office:value="13.5" calcext:value-type="float">
            <text:p>13.5</text:p>
          </table:table-cell>
          <table:table-cell table:formula="of:=[.D258]/[.$B$13]" office:value-type="float" office:value="5.61264778903662" calcext:value-type="float">
            <text:p>5.61264778903662</text:p>
          </table:table-cell>
          <table:table-cell table:formula="of:=[.E258]*[.$B$1]" office:value-type="float" office:value="0.224505911561465" calcext:value-type="float">
            <text:p>0.224505911561465</text:p>
          </table:table-cell>
          <table:table-cell table:formula="of:=[.E258]*[.$B$3]" office:value-type="float" office:value="0" calcext:value-type="float">
            <text:p>0</text:p>
          </table:table-cell>
          <table:table-cell table:formula="of:=[.E258]/[.$B$5]" office:value-type="float" office:value="5.61264778903664" calcext:value-type="float">
            <text:p>5.613</text:p>
          </table:table-cell>
          <table:table-cell table:formula="of:=[.$B$4]*(1-1/(1+[.H258]))" office:value-type="float" office:value="0" calcext:value-type="float">
            <text:p>0</text:p>
          </table:table-cell>
          <table:table-cell table:formula="of:=[.G258]+[.I258]" office:value-type="float" office:value="0" calcext:value-type="float">
            <text:p>0</text:p>
          </table:table-cell>
          <table:table-cell table:formula="of:=[.E258]*[.$B$7]" office:value-type="float" office:value="0.0954150124136226" calcext:value-type="float">
            <text:p>0.0954150124136226</text:p>
          </table:table-cell>
          <table:table-cell table:formula="of:=[.E258]/[.$B$9]" office:value-type="float" office:value="5.61264778903662" calcext:value-type="float">
            <text:p>5.61264778903662</text:p>
          </table:table-cell>
          <table:table-cell table:formula="of:=[.$B$8]*TANH([.L258])" office:value-type="float" office:value="0.119996800209651" calcext:value-type="float">
            <text:p>0.119996800209651</text:p>
          </table:table-cell>
          <table:table-cell table:formula="of:=[.K258]+[.M258]" office:value-type="float" office:value="0.215411812623274" calcext:value-type="float">
            <text:p>0.215411812623274</text:p>
          </table:table-cell>
          <table:table-cell table:formula="of:=[.O257]+[.E258]*[.$D$88]" office:value-type="float" office:value="0.146490107293856" calcext:value-type="float">
            <text:p>0.146490107293856</text:p>
          </table:table-cell>
          <table:table-cell table:formula="of:=[.O258]+[.F258]" office:value-type="float" office:value="0.370996018855321" calcext:value-type="float">
            <text:p>0.370996018855321</text:p>
          </table:table-cell>
          <table:table-cell table:formula="of:=[.O258]+[.J258]" office:value-type="float" office:value="0.146490107293856" calcext:value-type="float">
            <text:p>0.146490107293856</text:p>
          </table:table-cell>
          <table:table-cell table:formula="of:=[.O258]+[.N258]" office:value-type="float" office:value="0.36190191991713" calcext:value-type="float">
            <text:p>0.36190191991713</text:p>
          </table:table-cell>
          <table:table-cell table:formula="of:=MAX(0; [.$B$2]*0.5 - ABS([.B258]))*[.$D$88]/(([.$B$2]*0.5)^2)" office:value-type="float" office:value="0" calcext:value-type="float">
            <text:p>0</text:p>
          </table:table-cell>
          <table:table-cell table:formula="of:=MAX(0; [.$B$6]*0.5 - ABS([.$B258]))*[.$D$88]/(([.$B$6]*0.5)^2)" office:value-type="float" office:value="0" calcext:value-type="float">
            <text:p>0</text:p>
          </table:table-cell>
          <table:table-cell table:formula="of:=MAX(0; [.$B$10]*0.5 - ABS([.$B258]))*[.$D$88]/(([.$B$10]*0.5)^2)" office:value-type="float" office:value="0" calcext:value-type="float">
            <text:p>0</text:p>
          </table:table-cell>
          <table:table-cell table:formula="of:=SUMPRODUCT([.F208:.F308];[.$S$140:.$S$240])" office:value-type="float" office:value="0.224685516290714" calcext:value-type="float">
            <text:p>0.224685516290714</text:p>
          </table:table-cell>
          <table:table-cell table:formula="of:=SUMPRODUCT([.J208:.J308];[.T$140:.T$240])" office:value-type="float" office:value="0" calcext:value-type="float">
            <text:p>0</text:p>
          </table:table-cell>
          <table:table-cell table:formula="of:=SUMPRODUCT([.N208:.N308];[.U$140:.U$240])" office:value-type="float" office:value="0.215584142073372" calcext:value-type="float">
            <text:p>0.215584142073372</text:p>
          </table:table-cell>
          <table:table-cell table:style-name="ce9" table:formula="of:=[.V258]+[.$O258]" office:value-type="float" office:value="0.371175623584571" calcext:value-type="float">
            <text:p>0.371175623584571</text:p>
          </table:table-cell>
          <table:table-cell table:style-name="ce9" table:formula="of:=[.W258]+[.$O258]" office:value-type="float" office:value="0.146490107293856" calcext:value-type="float">
            <text:p>0.146490107293856</text:p>
          </table:table-cell>
          <table:table-cell table:style-name="ce9" table:formula="of:=[.X258]+[.$O258]" office:value-type="float" office:value="0.362074249367229" calcext:value-type="float">
            <text:p>0.362074249367229</text:p>
          </table:table-cell>
          <table:table-cell table:style-name="ce9" table:formula="of:=([.Y258]-[.Y257])/[.$D$88]" office:value-type="float" office:value="5.6126477890366" calcext:value-type="float">
            <text:p>5.6126477890366</text:p>
          </table:table-cell>
          <table:table-cell table:formula="of:=([.Z258]-[.Z257])/[.$D$88]" office:value-type="float" office:value="5.61264778903665" calcext:value-type="float">
            <text:p>5.61264778903665</text:p>
          </table:table-cell>
          <table:table-cell table:style-name="ce11" table:formula="of:=([.AA258]-[.AA257])/[.$D$88]" office:value-type="float" office:value="5.6126477890367" calcext:value-type="float">
            <text:p>5.6126477890367</text:p>
          </table:table-cell>
          <table:table-cell table:style-name="ce9" table:formula="of:=([.AB258]-[.AB257])/[.$D$88]" office:value-type="float" office:value="-0.000000000155431223447522" calcext:value-type="float">
            <text:p>-1.55431223447522E-10</text:p>
          </table:table-cell>
          <table:table-cell table:formula="of:=([.AC258]-[.AC257])/[.$D$88]" office:value-type="float" office:value="-0.0000000000784557604068444" calcext:value-type="float">
            <text:p>-7.84557604068444E-11</text:p>
          </table:table-cell>
          <table:table-cell table:style-name="ce11" table:formula="of:=([.AD258]-[.AD257])/[.$D$88]" office:value-type="float" office:value="0.000000000155431223447522" calcext:value-type="float">
            <text:p>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38" calcext:value-type="float">
            <text:p>1.38</text:p>
          </table:table-cell>
          <table:table-cell table:formula="of:=[.A259]*[.$B$88]" office:value-type="float" office:value="0.0414" calcext:value-type="float">
            <text:p>0.0414</text:p>
          </table:table-cell>
          <table:table-cell table:formula="of:=MIN([.B259]*[.$B$11];[.$B$12])" office:value-type="float" office:value="150" calcext:value-type="float">
            <text:p>150</text:p>
          </table:table-cell>
          <table:table-cell table:formula="of:=[.C259]*[.$B$14]*[.$B$15]" office:value-type="float" office:value="13.5" calcext:value-type="float">
            <text:p>13.5</text:p>
          </table:table-cell>
          <table:table-cell table:formula="of:=[.D259]/[.$B$13]" office:value-type="float" office:value="5.61264778903662" calcext:value-type="float">
            <text:p>5.61264778903662</text:p>
          </table:table-cell>
          <table:table-cell table:formula="of:=[.E259]*[.$B$1]" office:value-type="float" office:value="0.224505911561465" calcext:value-type="float">
            <text:p>0.224505911561465</text:p>
          </table:table-cell>
          <table:table-cell table:formula="of:=[.E259]*[.$B$3]" office:value-type="float" office:value="0" calcext:value-type="float">
            <text:p>0</text:p>
          </table:table-cell>
          <table:table-cell table:formula="of:=[.E259]/[.$B$5]" office:value-type="float" office:value="5.61264778903664" calcext:value-type="float">
            <text:p>5.613</text:p>
          </table:table-cell>
          <table:table-cell table:formula="of:=[.$B$4]*(1-1/(1+[.H259]))" office:value-type="float" office:value="0" calcext:value-type="float">
            <text:p>0</text:p>
          </table:table-cell>
          <table:table-cell table:formula="of:=[.G259]+[.I259]" office:value-type="float" office:value="0" calcext:value-type="float">
            <text:p>0</text:p>
          </table:table-cell>
          <table:table-cell table:formula="of:=[.E259]*[.$B$7]" office:value-type="float" office:value="0.0954150124136226" calcext:value-type="float">
            <text:p>0.0954150124136226</text:p>
          </table:table-cell>
          <table:table-cell table:formula="of:=[.E259]/[.$B$9]" office:value-type="float" office:value="5.61264778903662" calcext:value-type="float">
            <text:p>5.61264778903662</text:p>
          </table:table-cell>
          <table:table-cell table:formula="of:=[.$B$8]*TANH([.L259])" office:value-type="float" office:value="0.119996800209651" calcext:value-type="float">
            <text:p>0.119996800209651</text:p>
          </table:table-cell>
          <table:table-cell table:formula="of:=[.K259]+[.M259]" office:value-type="float" office:value="0.215411812623274" calcext:value-type="float">
            <text:p>0.215411812623274</text:p>
          </table:table-cell>
          <table:table-cell table:formula="of:=[.O258]+[.E259]*[.$D$88]" office:value-type="float" office:value="0.149857695967278" calcext:value-type="float">
            <text:p>0.149857695967278</text:p>
          </table:table-cell>
          <table:table-cell table:formula="of:=[.O259]+[.F259]" office:value-type="float" office:value="0.374363607528743" calcext:value-type="float">
            <text:p>0.374363607528743</text:p>
          </table:table-cell>
          <table:table-cell table:formula="of:=[.O259]+[.J259]" office:value-type="float" office:value="0.149857695967278" calcext:value-type="float">
            <text:p>0.149857695967278</text:p>
          </table:table-cell>
          <table:table-cell table:formula="of:=[.O259]+[.N259]" office:value-type="float" office:value="0.365269508590551" calcext:value-type="float">
            <text:p>0.365269508590551</text:p>
          </table:table-cell>
          <table:table-cell table:formula="of:=MAX(0; [.$B$2]*0.5 - ABS([.B259]))*[.$D$88]/(([.$B$2]*0.5)^2)" office:value-type="float" office:value="0" calcext:value-type="float">
            <text:p>0</text:p>
          </table:table-cell>
          <table:table-cell table:formula="of:=MAX(0; [.$B$6]*0.5 - ABS([.$B259]))*[.$D$88]/(([.$B$6]*0.5)^2)" office:value-type="float" office:value="0" calcext:value-type="float">
            <text:p>0</text:p>
          </table:table-cell>
          <table:table-cell table:formula="of:=MAX(0; [.$B$10]*0.5 - ABS([.$B259]))*[.$D$88]/(([.$B$10]*0.5)^2)" office:value-type="float" office:value="0" calcext:value-type="float">
            <text:p>0</text:p>
          </table:table-cell>
          <table:table-cell table:formula="of:=SUMPRODUCT([.F209:.F309];[.$S$140:.$S$240])" office:value-type="float" office:value="0.224685516290714" calcext:value-type="float">
            <text:p>0.224685516290714</text:p>
          </table:table-cell>
          <table:table-cell table:formula="of:=SUMPRODUCT([.J209:.J309];[.T$140:.T$240])" office:value-type="float" office:value="0" calcext:value-type="float">
            <text:p>0</text:p>
          </table:table-cell>
          <table:table-cell table:formula="of:=SUMPRODUCT([.N209:.N309];[.U$140:.U$240])" office:value-type="float" office:value="0.215584142073372" calcext:value-type="float">
            <text:p>0.215584142073372</text:p>
          </table:table-cell>
          <table:table-cell table:style-name="ce9" table:formula="of:=[.V259]+[.$O259]" office:value-type="float" office:value="0.374543212257993" calcext:value-type="float">
            <text:p>0.374543212257993</text:p>
          </table:table-cell>
          <table:table-cell table:style-name="ce9" table:formula="of:=[.W259]+[.$O259]" office:value-type="float" office:value="0.149857695967278" calcext:value-type="float">
            <text:p>0.149857695967278</text:p>
          </table:table-cell>
          <table:table-cell table:style-name="ce9" table:formula="of:=[.X259]+[.$O259]" office:value-type="float" office:value="0.365441838040651" calcext:value-type="float">
            <text:p>0.365441838040651</text:p>
          </table:table-cell>
          <table:table-cell table:style-name="ce9" table:formula="of:=([.Y259]-[.Y258])/[.$D$88]" office:value-type="float" office:value="5.6126477890366" calcext:value-type="float">
            <text:p>5.6126477890366</text:p>
          </table:table-cell>
          <table:table-cell table:formula="of:=([.Z259]-[.Z258])/[.$D$88]" office:value-type="float" office:value="5.61264778903665" calcext:value-type="float">
            <text:p>5.61264778903665</text:p>
          </table:table-cell>
          <table:table-cell table:style-name="ce11" table:formula="of:=([.AA259]-[.AA258])/[.$D$88]" office:value-type="float" office:value="5.6126477890367" calcext:value-type="float">
            <text:p>5.6126477890367</text:p>
          </table:table-cell>
          <table:table-cell table:style-name="ce9" table:formula="of:=([.AB259]-[.AB258])/[.$D$88]" office:value-type="float" office:value="0" calcext:value-type="float">
            <text:p>0</text:p>
          </table:table-cell>
          <table:table-cell table:formula="of:=([.AC259]-[.AC258])/[.$D$88]" office:value-type="float" office:value="0" calcext:value-type="float">
            <text:p>0</text:p>
          </table:table-cell>
          <table:table-cell table:style-name="ce11" table:formula="of:=([.AD259]-[.AD258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4" calcext:value-type="float">
            <text:p>1.4</text:p>
          </table:table-cell>
          <table:table-cell table:formula="of:=[.A260]*[.$B$88]" office:value-type="float" office:value="0.042" calcext:value-type="float">
            <text:p>0.042</text:p>
          </table:table-cell>
          <table:table-cell table:formula="of:=MIN([.B260]*[.$B$11];[.$B$12])" office:value-type="float" office:value="150" calcext:value-type="float">
            <text:p>150</text:p>
          </table:table-cell>
          <table:table-cell table:formula="of:=[.C260]*[.$B$14]*[.$B$15]" office:value-type="float" office:value="13.5" calcext:value-type="float">
            <text:p>13.5</text:p>
          </table:table-cell>
          <table:table-cell table:formula="of:=[.D260]/[.$B$13]" office:value-type="float" office:value="5.61264778903662" calcext:value-type="float">
            <text:p>5.61264778903662</text:p>
          </table:table-cell>
          <table:table-cell table:formula="of:=[.E260]*[.$B$1]" office:value-type="float" office:value="0.224505911561465" calcext:value-type="float">
            <text:p>0.224505911561465</text:p>
          </table:table-cell>
          <table:table-cell table:formula="of:=[.E260]*[.$B$3]" office:value-type="float" office:value="0" calcext:value-type="float">
            <text:p>0</text:p>
          </table:table-cell>
          <table:table-cell table:formula="of:=[.E260]/[.$B$5]" office:value-type="float" office:value="5.61264778903664" calcext:value-type="float">
            <text:p>5.613</text:p>
          </table:table-cell>
          <table:table-cell table:formula="of:=[.$B$4]*(1-1/(1+[.H260]))" office:value-type="float" office:value="0" calcext:value-type="float">
            <text:p>0</text:p>
          </table:table-cell>
          <table:table-cell table:formula="of:=[.G260]+[.I260]" office:value-type="float" office:value="0" calcext:value-type="float">
            <text:p>0</text:p>
          </table:table-cell>
          <table:table-cell table:formula="of:=[.E260]*[.$B$7]" office:value-type="float" office:value="0.0954150124136226" calcext:value-type="float">
            <text:p>0.0954150124136226</text:p>
          </table:table-cell>
          <table:table-cell table:formula="of:=[.E260]/[.$B$9]" office:value-type="float" office:value="5.61264778903662" calcext:value-type="float">
            <text:p>5.61264778903662</text:p>
          </table:table-cell>
          <table:table-cell table:formula="of:=[.$B$8]*TANH([.L260])" office:value-type="float" office:value="0.119996800209651" calcext:value-type="float">
            <text:p>0.119996800209651</text:p>
          </table:table-cell>
          <table:table-cell table:formula="of:=[.K260]+[.M260]" office:value-type="float" office:value="0.215411812623274" calcext:value-type="float">
            <text:p>0.215411812623274</text:p>
          </table:table-cell>
          <table:table-cell table:formula="of:=[.O259]+[.E260]*[.$D$88]" office:value-type="float" office:value="0.1532252846407" calcext:value-type="float">
            <text:p>0.1532252846407</text:p>
          </table:table-cell>
          <table:table-cell table:formula="of:=[.O260]+[.F260]" office:value-type="float" office:value="0.377731196202165" calcext:value-type="float">
            <text:p>0.377731196202165</text:p>
          </table:table-cell>
          <table:table-cell table:formula="of:=[.O260]+[.J260]" office:value-type="float" office:value="0.1532252846407" calcext:value-type="float">
            <text:p>0.1532252846407</text:p>
          </table:table-cell>
          <table:table-cell table:formula="of:=[.O260]+[.N260]" office:value-type="float" office:value="0.368637097263973" calcext:value-type="float">
            <text:p>0.368637097263973</text:p>
          </table:table-cell>
          <table:table-cell table:formula="of:=MAX(0; [.$B$2]*0.5 - ABS([.B260]))*[.$D$88]/(([.$B$2]*0.5)^2)" office:value-type="float" office:value="0" calcext:value-type="float">
            <text:p>0</text:p>
          </table:table-cell>
          <table:table-cell table:formula="of:=MAX(0; [.$B$6]*0.5 - ABS([.$B260]))*[.$D$88]/(([.$B$6]*0.5)^2)" office:value-type="float" office:value="0" calcext:value-type="float">
            <text:p>0</text:p>
          </table:table-cell>
          <table:table-cell table:formula="of:=MAX(0; [.$B$10]*0.5 - ABS([.$B260]))*[.$D$88]/(([.$B$10]*0.5)^2)" office:value-type="float" office:value="0" calcext:value-type="float">
            <text:p>0</text:p>
          </table:table-cell>
          <table:table-cell table:formula="of:=SUMPRODUCT([.F210:.F310];[.$S$140:.$S$240])" office:value-type="float" office:value="0.224685516290714" calcext:value-type="float">
            <text:p>0.224685516290714</text:p>
          </table:table-cell>
          <table:table-cell table:formula="of:=SUMPRODUCT([.J210:.J310];[.T$140:.T$240])" office:value-type="float" office:value="0" calcext:value-type="float">
            <text:p>0</text:p>
          </table:table-cell>
          <table:table-cell table:formula="of:=SUMPRODUCT([.N210:.N310];[.U$140:.U$240])" office:value-type="float" office:value="0.215584142073372" calcext:value-type="float">
            <text:p>0.215584142073372</text:p>
          </table:table-cell>
          <table:table-cell table:style-name="ce9" table:formula="of:=[.V260]+[.$O260]" office:value-type="float" office:value="0.377910800931415" calcext:value-type="float">
            <text:p>0.377910800931415</text:p>
          </table:table-cell>
          <table:table-cell table:style-name="ce9" table:formula="of:=[.W260]+[.$O260]" office:value-type="float" office:value="0.1532252846407" calcext:value-type="float">
            <text:p>0.1532252846407</text:p>
          </table:table-cell>
          <table:table-cell table:style-name="ce9" table:formula="of:=[.X260]+[.$O260]" office:value-type="float" office:value="0.368809426714073" calcext:value-type="float">
            <text:p>0.368809426714073</text:p>
          </table:table-cell>
          <table:table-cell table:style-name="ce9" table:formula="of:=([.Y260]-[.Y259])/[.$D$88]" office:value-type="float" office:value="5.6126477890367" calcext:value-type="float">
            <text:p>5.6126477890367</text:p>
          </table:table-cell>
          <table:table-cell table:formula="of:=([.Z260]-[.Z259])/[.$D$88]" office:value-type="float" office:value="5.6126477890367" calcext:value-type="float">
            <text:p>5.6126477890367</text:p>
          </table:table-cell>
          <table:table-cell table:style-name="ce11" table:formula="of:=([.AA260]-[.AA259])/[.$D$88]" office:value-type="float" office:value="5.6126477890366" calcext:value-type="float">
            <text:p>5.6126477890366</text:p>
          </table:table-cell>
          <table:table-cell table:style-name="ce9" table:formula="of:=([.AB260]-[.AB259])/[.$D$88]" office:value-type="float" office:value="0.000000000155431223447522" calcext:value-type="float">
            <text:p>1.55431223447522E-10</text:p>
          </table:table-cell>
          <table:table-cell table:formula="of:=([.AC260]-[.AC259])/[.$D$88]" office:value-type="float" office:value="0.0000000000784557604068444" calcext:value-type="float">
            <text:p>7.84557604068444E-11</text:p>
          </table:table-cell>
          <table:table-cell table:style-name="ce11" table:formula="of:=([.AD260]-[.AD259])/[.$D$88]" office:value-type="float" office:value="-0.000000000155431223447522" calcext:value-type="float">
            <text:p>-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42" calcext:value-type="float">
            <text:p>1.42</text:p>
          </table:table-cell>
          <table:table-cell table:formula="of:=[.A261]*[.$B$88]" office:value-type="float" office:value="0.0426" calcext:value-type="float">
            <text:p>0.0426</text:p>
          </table:table-cell>
          <table:table-cell table:formula="of:=MIN([.B261]*[.$B$11];[.$B$12])" office:value-type="float" office:value="150" calcext:value-type="float">
            <text:p>150</text:p>
          </table:table-cell>
          <table:table-cell table:formula="of:=[.C261]*[.$B$14]*[.$B$15]" office:value-type="float" office:value="13.5" calcext:value-type="float">
            <text:p>13.5</text:p>
          </table:table-cell>
          <table:table-cell table:formula="of:=[.D261]/[.$B$13]" office:value-type="float" office:value="5.61264778903662" calcext:value-type="float">
            <text:p>5.61264778903662</text:p>
          </table:table-cell>
          <table:table-cell table:formula="of:=[.E261]*[.$B$1]" office:value-type="float" office:value="0.224505911561465" calcext:value-type="float">
            <text:p>0.224505911561465</text:p>
          </table:table-cell>
          <table:table-cell table:formula="of:=[.E261]*[.$B$3]" office:value-type="float" office:value="0" calcext:value-type="float">
            <text:p>0</text:p>
          </table:table-cell>
          <table:table-cell table:formula="of:=[.E261]/[.$B$5]" office:value-type="float" office:value="5.61264778903664" calcext:value-type="float">
            <text:p>5.613</text:p>
          </table:table-cell>
          <table:table-cell table:formula="of:=[.$B$4]*(1-1/(1+[.H261]))" office:value-type="float" office:value="0" calcext:value-type="float">
            <text:p>0</text:p>
          </table:table-cell>
          <table:table-cell table:formula="of:=[.G261]+[.I261]" office:value-type="float" office:value="0" calcext:value-type="float">
            <text:p>0</text:p>
          </table:table-cell>
          <table:table-cell table:formula="of:=[.E261]*[.$B$7]" office:value-type="float" office:value="0.0954150124136226" calcext:value-type="float">
            <text:p>0.0954150124136226</text:p>
          </table:table-cell>
          <table:table-cell table:formula="of:=[.E261]/[.$B$9]" office:value-type="float" office:value="5.61264778903662" calcext:value-type="float">
            <text:p>5.61264778903662</text:p>
          </table:table-cell>
          <table:table-cell table:formula="of:=[.$B$8]*TANH([.L261])" office:value-type="float" office:value="0.119996800209651" calcext:value-type="float">
            <text:p>0.119996800209651</text:p>
          </table:table-cell>
          <table:table-cell table:formula="of:=[.K261]+[.M261]" office:value-type="float" office:value="0.215411812623274" calcext:value-type="float">
            <text:p>0.215411812623274</text:p>
          </table:table-cell>
          <table:table-cell table:formula="of:=[.O260]+[.E261]*[.$D$88]" office:value-type="float" office:value="0.156592873314122" calcext:value-type="float">
            <text:p>0.156592873314122</text:p>
          </table:table-cell>
          <table:table-cell table:formula="of:=[.O261]+[.F261]" office:value-type="float" office:value="0.381098784875587" calcext:value-type="float">
            <text:p>0.381098784875587</text:p>
          </table:table-cell>
          <table:table-cell table:formula="of:=[.O261]+[.J261]" office:value-type="float" office:value="0.156592873314122" calcext:value-type="float">
            <text:p>0.156592873314122</text:p>
          </table:table-cell>
          <table:table-cell table:formula="of:=[.O261]+[.N261]" office:value-type="float" office:value="0.372004685937395" calcext:value-type="float">
            <text:p>0.372004685937395</text:p>
          </table:table-cell>
          <table:table-cell table:formula="of:=MAX(0; [.$B$2]*0.5 - ABS([.B261]))*[.$D$88]/(([.$B$2]*0.5)^2)" office:value-type="float" office:value="0" calcext:value-type="float">
            <text:p>0</text:p>
          </table:table-cell>
          <table:table-cell table:formula="of:=MAX(0; [.$B$6]*0.5 - ABS([.$B261]))*[.$D$88]/(([.$B$6]*0.5)^2)" office:value-type="float" office:value="0" calcext:value-type="float">
            <text:p>0</text:p>
          </table:table-cell>
          <table:table-cell table:formula="of:=MAX(0; [.$B$10]*0.5 - ABS([.$B261]))*[.$D$88]/(([.$B$10]*0.5)^2)" office:value-type="float" office:value="0" calcext:value-type="float">
            <text:p>0</text:p>
          </table:table-cell>
          <table:table-cell table:formula="of:=SUMPRODUCT([.F211:.F311];[.$S$140:.$S$240])" office:value-type="float" office:value="0.224685516290714" calcext:value-type="float">
            <text:p>0.224685516290714</text:p>
          </table:table-cell>
          <table:table-cell table:formula="of:=SUMPRODUCT([.J211:.J311];[.T$140:.T$240])" office:value-type="float" office:value="0" calcext:value-type="float">
            <text:p>0</text:p>
          </table:table-cell>
          <table:table-cell table:formula="of:=SUMPRODUCT([.N211:.N311];[.U$140:.U$240])" office:value-type="float" office:value="0.215584142073372" calcext:value-type="float">
            <text:p>0.215584142073372</text:p>
          </table:table-cell>
          <table:table-cell table:style-name="ce9" table:formula="of:=[.V261]+[.$O261]" office:value-type="float" office:value="0.381278389604837" calcext:value-type="float">
            <text:p>0.381278389604837</text:p>
          </table:table-cell>
          <table:table-cell table:style-name="ce9" table:formula="of:=[.W261]+[.$O261]" office:value-type="float" office:value="0.156592873314122" calcext:value-type="float">
            <text:p>0.156592873314122</text:p>
          </table:table-cell>
          <table:table-cell table:style-name="ce9" table:formula="of:=[.X261]+[.$O261]" office:value-type="float" office:value="0.372177015387495" calcext:value-type="float">
            <text:p>0.372177015387495</text:p>
          </table:table-cell>
          <table:table-cell table:style-name="ce9" table:formula="of:=([.Y261]-[.Y260])/[.$D$88]" office:value-type="float" office:value="5.6126477890367" calcext:value-type="float">
            <text:p>5.6126477890367</text:p>
          </table:table-cell>
          <table:table-cell table:formula="of:=([.Z261]-[.Z260])/[.$D$88]" office:value-type="float" office:value="5.61264778903665" calcext:value-type="float">
            <text:p>5.61264778903665</text:p>
          </table:table-cell>
          <table:table-cell table:style-name="ce11" table:formula="of:=([.AA261]-[.AA260])/[.$D$88]" office:value-type="float" office:value="5.6126477890366" calcext:value-type="float">
            <text:p>5.6126477890366</text:p>
          </table:table-cell>
          <table:table-cell table:style-name="ce9" table:formula="of:=([.AB261]-[.AB260])/[.$D$88]" office:value-type="float" office:value="0" calcext:value-type="float">
            <text:p>0</text:p>
          </table:table-cell>
          <table:table-cell table:formula="of:=([.AC261]-[.AC260])/[.$D$88]" office:value-type="float" office:value="-0.0000000000784557604068444" calcext:value-type="float">
            <text:p>-7.84557604068444E-11</text:p>
          </table:table-cell>
          <table:table-cell table:style-name="ce11" table:formula="of:=([.AD261]-[.AD260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44" calcext:value-type="float">
            <text:p>1.44</text:p>
          </table:table-cell>
          <table:table-cell table:formula="of:=[.A262]*[.$B$88]" office:value-type="float" office:value="0.0432" calcext:value-type="float">
            <text:p>0.0432</text:p>
          </table:table-cell>
          <table:table-cell table:formula="of:=MIN([.B262]*[.$B$11];[.$B$12])" office:value-type="float" office:value="150" calcext:value-type="float">
            <text:p>150</text:p>
          </table:table-cell>
          <table:table-cell table:formula="of:=[.C262]*[.$B$14]*[.$B$15]" office:value-type="float" office:value="13.5" calcext:value-type="float">
            <text:p>13.5</text:p>
          </table:table-cell>
          <table:table-cell table:formula="of:=[.D262]/[.$B$13]" office:value-type="float" office:value="5.61264778903662" calcext:value-type="float">
            <text:p>5.61264778903662</text:p>
          </table:table-cell>
          <table:table-cell table:formula="of:=[.E262]*[.$B$1]" office:value-type="float" office:value="0.224505911561465" calcext:value-type="float">
            <text:p>0.224505911561465</text:p>
          </table:table-cell>
          <table:table-cell table:formula="of:=[.E262]*[.$B$3]" office:value-type="float" office:value="0" calcext:value-type="float">
            <text:p>0</text:p>
          </table:table-cell>
          <table:table-cell table:formula="of:=[.E262]/[.$B$5]" office:value-type="float" office:value="5.61264778903664" calcext:value-type="float">
            <text:p>5.613</text:p>
          </table:table-cell>
          <table:table-cell table:formula="of:=[.$B$4]*(1-1/(1+[.H262]))" office:value-type="float" office:value="0" calcext:value-type="float">
            <text:p>0</text:p>
          </table:table-cell>
          <table:table-cell table:formula="of:=[.G262]+[.I262]" office:value-type="float" office:value="0" calcext:value-type="float">
            <text:p>0</text:p>
          </table:table-cell>
          <table:table-cell table:formula="of:=[.E262]*[.$B$7]" office:value-type="float" office:value="0.0954150124136226" calcext:value-type="float">
            <text:p>0.0954150124136226</text:p>
          </table:table-cell>
          <table:table-cell table:formula="of:=[.E262]/[.$B$9]" office:value-type="float" office:value="5.61264778903662" calcext:value-type="float">
            <text:p>5.61264778903662</text:p>
          </table:table-cell>
          <table:table-cell table:formula="of:=[.$B$8]*TANH([.L262])" office:value-type="float" office:value="0.119996800209651" calcext:value-type="float">
            <text:p>0.119996800209651</text:p>
          </table:table-cell>
          <table:table-cell table:formula="of:=[.K262]+[.M262]" office:value-type="float" office:value="0.215411812623274" calcext:value-type="float">
            <text:p>0.215411812623274</text:p>
          </table:table-cell>
          <table:table-cell table:formula="of:=[.O261]+[.E262]*[.$D$88]" office:value-type="float" office:value="0.159960461987544" calcext:value-type="float">
            <text:p>0.159960461987544</text:p>
          </table:table-cell>
          <table:table-cell table:formula="of:=[.O262]+[.F262]" office:value-type="float" office:value="0.384466373549009" calcext:value-type="float">
            <text:p>0.384466373549009</text:p>
          </table:table-cell>
          <table:table-cell table:formula="of:=[.O262]+[.J262]" office:value-type="float" office:value="0.159960461987544" calcext:value-type="float">
            <text:p>0.159960461987544</text:p>
          </table:table-cell>
          <table:table-cell table:formula="of:=[.O262]+[.N262]" office:value-type="float" office:value="0.375372274610817" calcext:value-type="float">
            <text:p>0.375372274610817</text:p>
          </table:table-cell>
          <table:table-cell table:formula="of:=MAX(0; [.$B$2]*0.5 - ABS([.B262]))*[.$D$88]/(([.$B$2]*0.5)^2)" office:value-type="float" office:value="0" calcext:value-type="float">
            <text:p>0</text:p>
          </table:table-cell>
          <table:table-cell table:formula="of:=MAX(0; [.$B$6]*0.5 - ABS([.$B262]))*[.$D$88]/(([.$B$6]*0.5)^2)" office:value-type="float" office:value="0" calcext:value-type="float">
            <text:p>0</text:p>
          </table:table-cell>
          <table:table-cell table:formula="of:=MAX(0; [.$B$10]*0.5 - ABS([.$B262]))*[.$D$88]/(([.$B$10]*0.5)^2)" office:value-type="float" office:value="0" calcext:value-type="float">
            <text:p>0</text:p>
          </table:table-cell>
          <table:table-cell table:formula="of:=SUMPRODUCT([.F212:.F312];[.$S$140:.$S$240])" office:value-type="float" office:value="0.224685516290714" calcext:value-type="float">
            <text:p>0.224685516290714</text:p>
          </table:table-cell>
          <table:table-cell table:formula="of:=SUMPRODUCT([.J212:.J312];[.T$140:.T$240])" office:value-type="float" office:value="0" calcext:value-type="float">
            <text:p>0</text:p>
          </table:table-cell>
          <table:table-cell table:formula="of:=SUMPRODUCT([.N212:.N312];[.U$140:.U$240])" office:value-type="float" office:value="0.215584142073372" calcext:value-type="float">
            <text:p>0.215584142073372</text:p>
          </table:table-cell>
          <table:table-cell table:style-name="ce9" table:formula="of:=[.V262]+[.$O262]" office:value-type="float" office:value="0.384645978278259" calcext:value-type="float">
            <text:p>0.384645978278259</text:p>
          </table:table-cell>
          <table:table-cell table:style-name="ce9" table:formula="of:=[.W262]+[.$O262]" office:value-type="float" office:value="0.159960461987544" calcext:value-type="float">
            <text:p>0.159960461987544</text:p>
          </table:table-cell>
          <table:table-cell table:style-name="ce9" table:formula="of:=[.X262]+[.$O262]" office:value-type="float" office:value="0.375544604060917" calcext:value-type="float">
            <text:p>0.375544604060917</text:p>
          </table:table-cell>
          <table:table-cell table:style-name="ce9" table:formula="of:=([.Y262]-[.Y261])/[.$D$88]" office:value-type="float" office:value="5.6126477890366" calcext:value-type="float">
            <text:p>5.6126477890366</text:p>
          </table:table-cell>
          <table:table-cell table:formula="of:=([.Z262]-[.Z261])/[.$D$88]" office:value-type="float" office:value="5.61264778903665" calcext:value-type="float">
            <text:p>5.61264778903665</text:p>
          </table:table-cell>
          <table:table-cell table:style-name="ce11" table:formula="of:=([.AA262]-[.AA261])/[.$D$88]" office:value-type="float" office:value="5.6126477890367" calcext:value-type="float">
            <text:p>5.6126477890367</text:p>
          </table:table-cell>
          <table:table-cell table:style-name="ce9" table:formula="of:=([.AB262]-[.AB261])/[.$D$88]" office:value-type="float" office:value="-0.000000000155431223447522" calcext:value-type="float">
            <text:p>-1.55431223447522E-10</text:p>
          </table:table-cell>
          <table:table-cell table:formula="of:=([.AC262]-[.AC261])/[.$D$88]" office:value-type="float" office:value="0" calcext:value-type="float">
            <text:p>0</text:p>
          </table:table-cell>
          <table:table-cell table:style-name="ce11" table:formula="of:=([.AD262]-[.AD261])/[.$D$88]" office:value-type="float" office:value="0.000000000155431223447522" calcext:value-type="float">
            <text:p>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46" calcext:value-type="float">
            <text:p>1.46</text:p>
          </table:table-cell>
          <table:table-cell table:formula="of:=[.A263]*[.$B$88]" office:value-type="float" office:value="0.0438" calcext:value-type="float">
            <text:p>0.0438</text:p>
          </table:table-cell>
          <table:table-cell table:formula="of:=MIN([.B263]*[.$B$11];[.$B$12])" office:value-type="float" office:value="150" calcext:value-type="float">
            <text:p>150</text:p>
          </table:table-cell>
          <table:table-cell table:formula="of:=[.C263]*[.$B$14]*[.$B$15]" office:value-type="float" office:value="13.5" calcext:value-type="float">
            <text:p>13.5</text:p>
          </table:table-cell>
          <table:table-cell table:formula="of:=[.D263]/[.$B$13]" office:value-type="float" office:value="5.61264778903662" calcext:value-type="float">
            <text:p>5.61264778903662</text:p>
          </table:table-cell>
          <table:table-cell table:formula="of:=[.E263]*[.$B$1]" office:value-type="float" office:value="0.224505911561465" calcext:value-type="float">
            <text:p>0.224505911561465</text:p>
          </table:table-cell>
          <table:table-cell table:formula="of:=[.E263]*[.$B$3]" office:value-type="float" office:value="0" calcext:value-type="float">
            <text:p>0</text:p>
          </table:table-cell>
          <table:table-cell table:formula="of:=[.E263]/[.$B$5]" office:value-type="float" office:value="5.61264778903664" calcext:value-type="float">
            <text:p>5.613</text:p>
          </table:table-cell>
          <table:table-cell table:formula="of:=[.$B$4]*(1-1/(1+[.H263]))" office:value-type="float" office:value="0" calcext:value-type="float">
            <text:p>0</text:p>
          </table:table-cell>
          <table:table-cell table:formula="of:=[.G263]+[.I263]" office:value-type="float" office:value="0" calcext:value-type="float">
            <text:p>0</text:p>
          </table:table-cell>
          <table:table-cell table:formula="of:=[.E263]*[.$B$7]" office:value-type="float" office:value="0.0954150124136226" calcext:value-type="float">
            <text:p>0.0954150124136226</text:p>
          </table:table-cell>
          <table:table-cell table:formula="of:=[.E263]/[.$B$9]" office:value-type="float" office:value="5.61264778903662" calcext:value-type="float">
            <text:p>5.61264778903662</text:p>
          </table:table-cell>
          <table:table-cell table:formula="of:=[.$B$8]*TANH([.L263])" office:value-type="float" office:value="0.119996800209651" calcext:value-type="float">
            <text:p>0.119996800209651</text:p>
          </table:table-cell>
          <table:table-cell table:formula="of:=[.K263]+[.M263]" office:value-type="float" office:value="0.215411812623274" calcext:value-type="float">
            <text:p>0.215411812623274</text:p>
          </table:table-cell>
          <table:table-cell table:formula="of:=[.O262]+[.E263]*[.$D$88]" office:value-type="float" office:value="0.163328050660966" calcext:value-type="float">
            <text:p>0.163328050660966</text:p>
          </table:table-cell>
          <table:table-cell table:formula="of:=[.O263]+[.F263]" office:value-type="float" office:value="0.387833962222431" calcext:value-type="float">
            <text:p>0.387833962222431</text:p>
          </table:table-cell>
          <table:table-cell table:formula="of:=[.O263]+[.J263]" office:value-type="float" office:value="0.163328050660966" calcext:value-type="float">
            <text:p>0.163328050660966</text:p>
          </table:table-cell>
          <table:table-cell table:formula="of:=[.O263]+[.N263]" office:value-type="float" office:value="0.378739863284239" calcext:value-type="float">
            <text:p>0.378739863284239</text:p>
          </table:table-cell>
          <table:table-cell table:formula="of:=MAX(0; [.$B$2]*0.5 - ABS([.B263]))*[.$D$88]/(([.$B$2]*0.5)^2)" office:value-type="float" office:value="0" calcext:value-type="float">
            <text:p>0</text:p>
          </table:table-cell>
          <table:table-cell table:formula="of:=MAX(0; [.$B$6]*0.5 - ABS([.$B263]))*[.$D$88]/(([.$B$6]*0.5)^2)" office:value-type="float" office:value="0" calcext:value-type="float">
            <text:p>0</text:p>
          </table:table-cell>
          <table:table-cell table:formula="of:=MAX(0; [.$B$10]*0.5 - ABS([.$B263]))*[.$D$88]/(([.$B$10]*0.5)^2)" office:value-type="float" office:value="0" calcext:value-type="float">
            <text:p>0</text:p>
          </table:table-cell>
          <table:table-cell table:formula="of:=SUMPRODUCT([.F213:.F313];[.$S$140:.$S$240])" office:value-type="float" office:value="0.224685516290714" calcext:value-type="float">
            <text:p>0.224685516290714</text:p>
          </table:table-cell>
          <table:table-cell table:formula="of:=SUMPRODUCT([.J213:.J313];[.T$140:.T$240])" office:value-type="float" office:value="0" calcext:value-type="float">
            <text:p>0</text:p>
          </table:table-cell>
          <table:table-cell table:formula="of:=SUMPRODUCT([.N213:.N313];[.U$140:.U$240])" office:value-type="float" office:value="0.215584142073372" calcext:value-type="float">
            <text:p>0.215584142073372</text:p>
          </table:table-cell>
          <table:table-cell table:style-name="ce9" table:formula="of:=[.V263]+[.$O263]" office:value-type="float" office:value="0.388013566951681" calcext:value-type="float">
            <text:p>0.388013566951681</text:p>
          </table:table-cell>
          <table:table-cell table:style-name="ce9" table:formula="of:=[.W263]+[.$O263]" office:value-type="float" office:value="0.163328050660966" calcext:value-type="float">
            <text:p>0.163328050660966</text:p>
          </table:table-cell>
          <table:table-cell table:style-name="ce9" table:formula="of:=[.X263]+[.$O263]" office:value-type="float" office:value="0.378912192734339" calcext:value-type="float">
            <text:p>0.378912192734339</text:p>
          </table:table-cell>
          <table:table-cell table:style-name="ce9" table:formula="of:=([.Y263]-[.Y262])/[.$D$88]" office:value-type="float" office:value="5.6126477890366" calcext:value-type="float">
            <text:p>5.6126477890366</text:p>
          </table:table-cell>
          <table:table-cell table:formula="of:=([.Z263]-[.Z262])/[.$D$88]" office:value-type="float" office:value="5.6126477890367" calcext:value-type="float">
            <text:p>5.6126477890367</text:p>
          </table:table-cell>
          <table:table-cell table:style-name="ce11" table:formula="of:=([.AA263]-[.AA262])/[.$D$88]" office:value-type="float" office:value="5.6126477890367" calcext:value-type="float">
            <text:p>5.6126477890367</text:p>
          </table:table-cell>
          <table:table-cell table:style-name="ce9" table:formula="of:=([.AB263]-[.AB262])/[.$D$88]" office:value-type="float" office:value="0" calcext:value-type="float">
            <text:p>0</text:p>
          </table:table-cell>
          <table:table-cell table:formula="of:=([.AC263]-[.AC262])/[.$D$88]" office:value-type="float" office:value="0.0000000000784557604068444" calcext:value-type="float">
            <text:p>7.84557604068444E-11</text:p>
          </table:table-cell>
          <table:table-cell table:style-name="ce11" table:formula="of:=([.AD263]-[.AD262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48" calcext:value-type="float">
            <text:p>1.48</text:p>
          </table:table-cell>
          <table:table-cell table:formula="of:=[.A264]*[.$B$88]" office:value-type="float" office:value="0.0444" calcext:value-type="float">
            <text:p>0.0444</text:p>
          </table:table-cell>
          <table:table-cell table:formula="of:=MIN([.B264]*[.$B$11];[.$B$12])" office:value-type="float" office:value="150" calcext:value-type="float">
            <text:p>150</text:p>
          </table:table-cell>
          <table:table-cell table:formula="of:=[.C264]*[.$B$14]*[.$B$15]" office:value-type="float" office:value="13.5" calcext:value-type="float">
            <text:p>13.5</text:p>
          </table:table-cell>
          <table:table-cell table:formula="of:=[.D264]/[.$B$13]" office:value-type="float" office:value="5.61264778903662" calcext:value-type="float">
            <text:p>5.61264778903662</text:p>
          </table:table-cell>
          <table:table-cell table:formula="of:=[.E264]*[.$B$1]" office:value-type="float" office:value="0.224505911561465" calcext:value-type="float">
            <text:p>0.224505911561465</text:p>
          </table:table-cell>
          <table:table-cell table:formula="of:=[.E264]*[.$B$3]" office:value-type="float" office:value="0" calcext:value-type="float">
            <text:p>0</text:p>
          </table:table-cell>
          <table:table-cell table:formula="of:=[.E264]/[.$B$5]" office:value-type="float" office:value="5.61264778903664" calcext:value-type="float">
            <text:p>5.613</text:p>
          </table:table-cell>
          <table:table-cell table:formula="of:=[.$B$4]*(1-1/(1+[.H264]))" office:value-type="float" office:value="0" calcext:value-type="float">
            <text:p>0</text:p>
          </table:table-cell>
          <table:table-cell table:formula="of:=[.G264]+[.I264]" office:value-type="float" office:value="0" calcext:value-type="float">
            <text:p>0</text:p>
          </table:table-cell>
          <table:table-cell table:formula="of:=[.E264]*[.$B$7]" office:value-type="float" office:value="0.0954150124136226" calcext:value-type="float">
            <text:p>0.0954150124136226</text:p>
          </table:table-cell>
          <table:table-cell table:formula="of:=[.E264]/[.$B$9]" office:value-type="float" office:value="5.61264778903662" calcext:value-type="float">
            <text:p>5.61264778903662</text:p>
          </table:table-cell>
          <table:table-cell table:formula="of:=[.$B$8]*TANH([.L264])" office:value-type="float" office:value="0.119996800209651" calcext:value-type="float">
            <text:p>0.119996800209651</text:p>
          </table:table-cell>
          <table:table-cell table:formula="of:=[.K264]+[.M264]" office:value-type="float" office:value="0.215411812623274" calcext:value-type="float">
            <text:p>0.215411812623274</text:p>
          </table:table-cell>
          <table:table-cell table:formula="of:=[.O263]+[.E264]*[.$D$88]" office:value-type="float" office:value="0.166695639334388" calcext:value-type="float">
            <text:p>0.166695639334388</text:p>
          </table:table-cell>
          <table:table-cell table:formula="of:=[.O264]+[.F264]" office:value-type="float" office:value="0.391201550895853" calcext:value-type="float">
            <text:p>0.391201550895853</text:p>
          </table:table-cell>
          <table:table-cell table:formula="of:=[.O264]+[.J264]" office:value-type="float" office:value="0.166695639334388" calcext:value-type="float">
            <text:p>0.166695639334388</text:p>
          </table:table-cell>
          <table:table-cell table:formula="of:=[.O264]+[.N264]" office:value-type="float" office:value="0.382107451957661" calcext:value-type="float">
            <text:p>0.382107451957661</text:p>
          </table:table-cell>
          <table:table-cell table:formula="of:=MAX(0; [.$B$2]*0.5 - ABS([.B264]))*[.$D$88]/(([.$B$2]*0.5)^2)" office:value-type="float" office:value="0" calcext:value-type="float">
            <text:p>0</text:p>
          </table:table-cell>
          <table:table-cell table:formula="of:=MAX(0; [.$B$6]*0.5 - ABS([.$B264]))*[.$D$88]/(([.$B$6]*0.5)^2)" office:value-type="float" office:value="0" calcext:value-type="float">
            <text:p>0</text:p>
          </table:table-cell>
          <table:table-cell table:formula="of:=MAX(0; [.$B$10]*0.5 - ABS([.$B264]))*[.$D$88]/(([.$B$10]*0.5)^2)" office:value-type="float" office:value="0" calcext:value-type="float">
            <text:p>0</text:p>
          </table:table-cell>
          <table:table-cell table:formula="of:=SUMPRODUCT([.F214:.F314];[.$S$140:.$S$240])" office:value-type="float" office:value="0.224685516290714" calcext:value-type="float">
            <text:p>0.224685516290714</text:p>
          </table:table-cell>
          <table:table-cell table:formula="of:=SUMPRODUCT([.J214:.J314];[.T$140:.T$240])" office:value-type="float" office:value="0" calcext:value-type="float">
            <text:p>0</text:p>
          </table:table-cell>
          <table:table-cell table:formula="of:=SUMPRODUCT([.N214:.N314];[.U$140:.U$240])" office:value-type="float" office:value="0.215584142073372" calcext:value-type="float">
            <text:p>0.215584142073372</text:p>
          </table:table-cell>
          <table:table-cell table:style-name="ce9" table:formula="of:=[.V264]+[.$O264]" office:value-type="float" office:value="0.391381155625103" calcext:value-type="float">
            <text:p>0.391381155625103</text:p>
          </table:table-cell>
          <table:table-cell table:style-name="ce9" table:formula="of:=[.W264]+[.$O264]" office:value-type="float" office:value="0.166695639334388" calcext:value-type="float">
            <text:p>0.166695639334388</text:p>
          </table:table-cell>
          <table:table-cell table:style-name="ce9" table:formula="of:=[.X264]+[.$O264]" office:value-type="float" office:value="0.382279781407761" calcext:value-type="float">
            <text:p>0.382279781407761</text:p>
          </table:table-cell>
          <table:table-cell table:style-name="ce9" table:formula="of:=([.Y264]-[.Y263])/[.$D$88]" office:value-type="float" office:value="5.6126477890367" calcext:value-type="float">
            <text:p>5.6126477890367</text:p>
          </table:table-cell>
          <table:table-cell table:formula="of:=([.Z264]-[.Z263])/[.$D$88]" office:value-type="float" office:value="5.61264778903665" calcext:value-type="float">
            <text:p>5.61264778903665</text:p>
          </table:table-cell>
          <table:table-cell table:style-name="ce11" table:formula="of:=([.AA264]-[.AA263])/[.$D$88]" office:value-type="float" office:value="5.6126477890366" calcext:value-type="float">
            <text:p>5.6126477890366</text:p>
          </table:table-cell>
          <table:table-cell table:style-name="ce9" table:formula="of:=([.AB264]-[.AB263])/[.$D$88]" office:value-type="float" office:value="0.000000000155431223447522" calcext:value-type="float">
            <text:p>1.55431223447522E-10</text:p>
          </table:table-cell>
          <table:table-cell table:formula="of:=([.AC264]-[.AC263])/[.$D$88]" office:value-type="float" office:value="-0.0000000000784557604068444" calcext:value-type="float">
            <text:p>-7.84557604068444E-11</text:p>
          </table:table-cell>
          <table:table-cell table:style-name="ce11" table:formula="of:=([.AD264]-[.AD263])/[.$D$88]" office:value-type="float" office:value="-0.000000000155431223447522" calcext:value-type="float">
            <text:p>-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5" calcext:value-type="float">
            <text:p>1.5</text:p>
          </table:table-cell>
          <table:table-cell table:formula="of:=[.A265]*[.$B$88]" office:value-type="float" office:value="0.045" calcext:value-type="float">
            <text:p>0.045</text:p>
          </table:table-cell>
          <table:table-cell table:formula="of:=MIN([.B265]*[.$B$11];[.$B$12])" office:value-type="float" office:value="150" calcext:value-type="float">
            <text:p>150</text:p>
          </table:table-cell>
          <table:table-cell table:formula="of:=[.C265]*[.$B$14]*[.$B$15]" office:value-type="float" office:value="13.5" calcext:value-type="float">
            <text:p>13.5</text:p>
          </table:table-cell>
          <table:table-cell table:formula="of:=[.D265]/[.$B$13]" office:value-type="float" office:value="5.61264778903662" calcext:value-type="float">
            <text:p>5.61264778903662</text:p>
          </table:table-cell>
          <table:table-cell table:formula="of:=[.E265]*[.$B$1]" office:value-type="float" office:value="0.224505911561465" calcext:value-type="float">
            <text:p>0.224505911561465</text:p>
          </table:table-cell>
          <table:table-cell table:formula="of:=[.E265]*[.$B$3]" office:value-type="float" office:value="0" calcext:value-type="float">
            <text:p>0</text:p>
          </table:table-cell>
          <table:table-cell table:formula="of:=[.E265]/[.$B$5]" office:value-type="float" office:value="5.61264778903664" calcext:value-type="float">
            <text:p>5.613</text:p>
          </table:table-cell>
          <table:table-cell table:formula="of:=[.$B$4]*(1-1/(1+[.H265]))" office:value-type="float" office:value="0" calcext:value-type="float">
            <text:p>0</text:p>
          </table:table-cell>
          <table:table-cell table:formula="of:=[.G265]+[.I265]" office:value-type="float" office:value="0" calcext:value-type="float">
            <text:p>0</text:p>
          </table:table-cell>
          <table:table-cell table:formula="of:=[.E265]*[.$B$7]" office:value-type="float" office:value="0.0954150124136226" calcext:value-type="float">
            <text:p>0.0954150124136226</text:p>
          </table:table-cell>
          <table:table-cell table:formula="of:=[.E265]/[.$B$9]" office:value-type="float" office:value="5.61264778903662" calcext:value-type="float">
            <text:p>5.61264778903662</text:p>
          </table:table-cell>
          <table:table-cell table:formula="of:=[.$B$8]*TANH([.L265])" office:value-type="float" office:value="0.119996800209651" calcext:value-type="float">
            <text:p>0.119996800209651</text:p>
          </table:table-cell>
          <table:table-cell table:formula="of:=[.K265]+[.M265]" office:value-type="float" office:value="0.215411812623274" calcext:value-type="float">
            <text:p>0.215411812623274</text:p>
          </table:table-cell>
          <table:table-cell table:formula="of:=[.O264]+[.E265]*[.$D$88]" office:value-type="float" office:value="0.17006322800781" calcext:value-type="float">
            <text:p>0.17006322800781</text:p>
          </table:table-cell>
          <table:table-cell table:formula="of:=[.O265]+[.F265]" office:value-type="float" office:value="0.394569139569275" calcext:value-type="float">
            <text:p>0.394569139569275</text:p>
          </table:table-cell>
          <table:table-cell table:formula="of:=[.O265]+[.J265]" office:value-type="float" office:value="0.17006322800781" calcext:value-type="float">
            <text:p>0.17006322800781</text:p>
          </table:table-cell>
          <table:table-cell table:formula="of:=[.O265]+[.N265]" office:value-type="float" office:value="0.385475040631083" calcext:value-type="float">
            <text:p>0.385475040631083</text:p>
          </table:table-cell>
          <table:table-cell table:formula="of:=MAX(0; [.$B$2]*0.5 - ABS([.B265]))*[.$D$88]/(([.$B$2]*0.5)^2)" office:value-type="float" office:value="0" calcext:value-type="float">
            <text:p>0</text:p>
          </table:table-cell>
          <table:table-cell table:formula="of:=MAX(0; [.$B$6]*0.5 - ABS([.$B265]))*[.$D$88]/(([.$B$6]*0.5)^2)" office:value-type="float" office:value="0" calcext:value-type="float">
            <text:p>0</text:p>
          </table:table-cell>
          <table:table-cell table:formula="of:=MAX(0; [.$B$10]*0.5 - ABS([.$B265]))*[.$D$88]/(([.$B$10]*0.5)^2)" office:value-type="float" office:value="0" calcext:value-type="float">
            <text:p>0</text:p>
          </table:table-cell>
          <table:table-cell table:formula="of:=SUMPRODUCT([.F215:.F315];[.$S$140:.$S$240])" office:value-type="float" office:value="0.224685516290714" calcext:value-type="float">
            <text:p>0.224685516290714</text:p>
          </table:table-cell>
          <table:table-cell table:formula="of:=SUMPRODUCT([.J215:.J315];[.T$140:.T$240])" office:value-type="float" office:value="0" calcext:value-type="float">
            <text:p>0</text:p>
          </table:table-cell>
          <table:table-cell table:formula="of:=SUMPRODUCT([.N215:.N315];[.U$140:.U$240])" office:value-type="float" office:value="0.215584142073372" calcext:value-type="float">
            <text:p>0.215584142073372</text:p>
          </table:table-cell>
          <table:table-cell table:style-name="ce9" table:formula="of:=[.V265]+[.$O265]" office:value-type="float" office:value="0.394748744298525" calcext:value-type="float">
            <text:p>0.394748744298525</text:p>
          </table:table-cell>
          <table:table-cell table:style-name="ce9" table:formula="of:=[.W265]+[.$O265]" office:value-type="float" office:value="0.17006322800781" calcext:value-type="float">
            <text:p>0.17006322800781</text:p>
          </table:table-cell>
          <table:table-cell table:style-name="ce9" table:formula="of:=[.X265]+[.$O265]" office:value-type="float" office:value="0.385647370081183" calcext:value-type="float">
            <text:p>0.385647370081183</text:p>
          </table:table-cell>
          <table:table-cell table:style-name="ce9" table:formula="of:=([.Y265]-[.Y264])/[.$D$88]" office:value-type="float" office:value="5.6126477890367" calcext:value-type="float">
            <text:p>5.6126477890367</text:p>
          </table:table-cell>
          <table:table-cell table:formula="of:=([.Z265]-[.Z264])/[.$D$88]" office:value-type="float" office:value="5.6126477890367" calcext:value-type="float">
            <text:p>5.6126477890367</text:p>
          </table:table-cell>
          <table:table-cell table:style-name="ce11" table:formula="of:=([.AA265]-[.AA264])/[.$D$88]" office:value-type="float" office:value="5.6126477890366" calcext:value-type="float">
            <text:p>5.6126477890366</text:p>
          </table:table-cell>
          <table:table-cell table:style-name="ce9" table:formula="of:=([.AB265]-[.AB264])/[.$D$88]" office:value-type="float" office:value="0" calcext:value-type="float">
            <text:p>0</text:p>
          </table:table-cell>
          <table:table-cell table:formula="of:=([.AC265]-[.AC264])/[.$D$88]" office:value-type="float" office:value="0.0000000000784557604068444" calcext:value-type="float">
            <text:p>7.84557604068444E-11</text:p>
          </table:table-cell>
          <table:table-cell table:style-name="ce11" table:formula="of:=([.AD265]-[.AD264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52" calcext:value-type="float">
            <text:p>1.52</text:p>
          </table:table-cell>
          <table:table-cell table:formula="of:=[.A266]*[.$B$88]" office:value-type="float" office:value="0.0456" calcext:value-type="float">
            <text:p>0.0456</text:p>
          </table:table-cell>
          <table:table-cell table:formula="of:=MIN([.B266]*[.$B$11];[.$B$12])" office:value-type="float" office:value="150" calcext:value-type="float">
            <text:p>150</text:p>
          </table:table-cell>
          <table:table-cell table:formula="of:=[.C266]*[.$B$14]*[.$B$15]" office:value-type="float" office:value="13.5" calcext:value-type="float">
            <text:p>13.5</text:p>
          </table:table-cell>
          <table:table-cell table:formula="of:=[.D266]/[.$B$13]" office:value-type="float" office:value="5.61264778903662" calcext:value-type="float">
            <text:p>5.61264778903662</text:p>
          </table:table-cell>
          <table:table-cell table:formula="of:=[.E266]*[.$B$1]" office:value-type="float" office:value="0.224505911561465" calcext:value-type="float">
            <text:p>0.224505911561465</text:p>
          </table:table-cell>
          <table:table-cell table:formula="of:=[.E266]*[.$B$3]" office:value-type="float" office:value="0" calcext:value-type="float">
            <text:p>0</text:p>
          </table:table-cell>
          <table:table-cell table:formula="of:=[.E266]/[.$B$5]" office:value-type="float" office:value="5.61264778903664" calcext:value-type="float">
            <text:p>5.613</text:p>
          </table:table-cell>
          <table:table-cell table:formula="of:=[.$B$4]*(1-1/(1+[.H266]))" office:value-type="float" office:value="0" calcext:value-type="float">
            <text:p>0</text:p>
          </table:table-cell>
          <table:table-cell table:formula="of:=[.G266]+[.I266]" office:value-type="float" office:value="0" calcext:value-type="float">
            <text:p>0</text:p>
          </table:table-cell>
          <table:table-cell table:formula="of:=[.E266]*[.$B$7]" office:value-type="float" office:value="0.0954150124136226" calcext:value-type="float">
            <text:p>0.0954150124136226</text:p>
          </table:table-cell>
          <table:table-cell table:formula="of:=[.E266]/[.$B$9]" office:value-type="float" office:value="5.61264778903662" calcext:value-type="float">
            <text:p>5.61264778903662</text:p>
          </table:table-cell>
          <table:table-cell table:formula="of:=[.$B$8]*TANH([.L266])" office:value-type="float" office:value="0.119996800209651" calcext:value-type="float">
            <text:p>0.119996800209651</text:p>
          </table:table-cell>
          <table:table-cell table:formula="of:=[.K266]+[.M266]" office:value-type="float" office:value="0.215411812623274" calcext:value-type="float">
            <text:p>0.215411812623274</text:p>
          </table:table-cell>
          <table:table-cell table:formula="of:=[.O265]+[.E266]*[.$D$88]" office:value-type="float" office:value="0.173430816681232" calcext:value-type="float">
            <text:p>0.173430816681232</text:p>
          </table:table-cell>
          <table:table-cell table:formula="of:=[.O266]+[.F266]" office:value-type="float" office:value="0.397936728242697" calcext:value-type="float">
            <text:p>0.397936728242697</text:p>
          </table:table-cell>
          <table:table-cell table:formula="of:=[.O266]+[.J266]" office:value-type="float" office:value="0.173430816681232" calcext:value-type="float">
            <text:p>0.173430816681232</text:p>
          </table:table-cell>
          <table:table-cell table:formula="of:=[.O266]+[.N266]" office:value-type="float" office:value="0.388842629304505" calcext:value-type="float">
            <text:p>0.388842629304505</text:p>
          </table:table-cell>
          <table:table-cell table:formula="of:=MAX(0; [.$B$2]*0.5 - ABS([.B266]))*[.$D$88]/(([.$B$2]*0.5)^2)" office:value-type="float" office:value="0" calcext:value-type="float">
            <text:p>0</text:p>
          </table:table-cell>
          <table:table-cell table:formula="of:=MAX(0; [.$B$6]*0.5 - ABS([.$B266]))*[.$D$88]/(([.$B$6]*0.5)^2)" office:value-type="float" office:value="0" calcext:value-type="float">
            <text:p>0</text:p>
          </table:table-cell>
          <table:table-cell table:formula="of:=MAX(0; [.$B$10]*0.5 - ABS([.$B266]))*[.$D$88]/(([.$B$10]*0.5)^2)" office:value-type="float" office:value="0" calcext:value-type="float">
            <text:p>0</text:p>
          </table:table-cell>
          <table:table-cell table:formula="of:=SUMPRODUCT([.F216:.F316];[.$S$140:.$S$240])" office:value-type="float" office:value="0.224685516290714" calcext:value-type="float">
            <text:p>0.224685516290714</text:p>
          </table:table-cell>
          <table:table-cell table:formula="of:=SUMPRODUCT([.J216:.J316];[.T$140:.T$240])" office:value-type="float" office:value="0" calcext:value-type="float">
            <text:p>0</text:p>
          </table:table-cell>
          <table:table-cell table:formula="of:=SUMPRODUCT([.N216:.N316];[.U$140:.U$240])" office:value-type="float" office:value="0.215584142073372" calcext:value-type="float">
            <text:p>0.215584142073372</text:p>
          </table:table-cell>
          <table:table-cell table:style-name="ce9" table:formula="of:=[.V266]+[.$O266]" office:value-type="float" office:value="0.398116332971947" calcext:value-type="float">
            <text:p>0.398116332971947</text:p>
          </table:table-cell>
          <table:table-cell table:style-name="ce9" table:formula="of:=[.W266]+[.$O266]" office:value-type="float" office:value="0.173430816681232" calcext:value-type="float">
            <text:p>0.173430816681232</text:p>
          </table:table-cell>
          <table:table-cell table:style-name="ce9" table:formula="of:=[.X266]+[.$O266]" office:value-type="float" office:value="0.389014958754605" calcext:value-type="float">
            <text:p>0.389014958754605</text:p>
          </table:table-cell>
          <table:table-cell table:style-name="ce9" table:formula="of:=([.Y266]-[.Y265])/[.$D$88]" office:value-type="float" office:value="5.6126477890366" calcext:value-type="float">
            <text:p>5.6126477890366</text:p>
          </table:table-cell>
          <table:table-cell table:formula="of:=([.Z266]-[.Z265])/[.$D$88]" office:value-type="float" office:value="5.61264778903665" calcext:value-type="float">
            <text:p>5.61264778903665</text:p>
          </table:table-cell>
          <table:table-cell table:style-name="ce11" table:formula="of:=([.AA266]-[.AA265])/[.$D$88]" office:value-type="float" office:value="5.6126477890367" calcext:value-type="float">
            <text:p>5.6126477890367</text:p>
          </table:table-cell>
          <table:table-cell table:style-name="ce9" table:formula="of:=([.AB266]-[.AB265])/[.$D$88]" office:value-type="float" office:value="-0.000000000155431223447522" calcext:value-type="float">
            <text:p>-1.55431223447522E-10</text:p>
          </table:table-cell>
          <table:table-cell table:formula="of:=([.AC266]-[.AC265])/[.$D$88]" office:value-type="float" office:value="-0.0000000000784557604068444" calcext:value-type="float">
            <text:p>-7.84557604068444E-11</text:p>
          </table:table-cell>
          <table:table-cell table:style-name="ce11" table:formula="of:=([.AD266]-[.AD265])/[.$D$88]" office:value-type="float" office:value="0.000000000155431223447522" calcext:value-type="float">
            <text:p>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54" calcext:value-type="float">
            <text:p>1.54</text:p>
          </table:table-cell>
          <table:table-cell table:formula="of:=[.A267]*[.$B$88]" office:value-type="float" office:value="0.0462" calcext:value-type="float">
            <text:p>0.0462</text:p>
          </table:table-cell>
          <table:table-cell table:formula="of:=MIN([.B267]*[.$B$11];[.$B$12])" office:value-type="float" office:value="150" calcext:value-type="float">
            <text:p>150</text:p>
          </table:table-cell>
          <table:table-cell table:formula="of:=[.C267]*[.$B$14]*[.$B$15]" office:value-type="float" office:value="13.5" calcext:value-type="float">
            <text:p>13.5</text:p>
          </table:table-cell>
          <table:table-cell table:formula="of:=[.D267]/[.$B$13]" office:value-type="float" office:value="5.61264778903662" calcext:value-type="float">
            <text:p>5.61264778903662</text:p>
          </table:table-cell>
          <table:table-cell table:formula="of:=[.E267]*[.$B$1]" office:value-type="float" office:value="0.224505911561465" calcext:value-type="float">
            <text:p>0.224505911561465</text:p>
          </table:table-cell>
          <table:table-cell table:formula="of:=[.E267]*[.$B$3]" office:value-type="float" office:value="0" calcext:value-type="float">
            <text:p>0</text:p>
          </table:table-cell>
          <table:table-cell table:formula="of:=[.E267]/[.$B$5]" office:value-type="float" office:value="5.61264778903664" calcext:value-type="float">
            <text:p>5.613</text:p>
          </table:table-cell>
          <table:table-cell table:formula="of:=[.$B$4]*(1-1/(1+[.H267]))" office:value-type="float" office:value="0" calcext:value-type="float">
            <text:p>0</text:p>
          </table:table-cell>
          <table:table-cell table:formula="of:=[.G267]+[.I267]" office:value-type="float" office:value="0" calcext:value-type="float">
            <text:p>0</text:p>
          </table:table-cell>
          <table:table-cell table:formula="of:=[.E267]*[.$B$7]" office:value-type="float" office:value="0.0954150124136226" calcext:value-type="float">
            <text:p>0.0954150124136226</text:p>
          </table:table-cell>
          <table:table-cell table:formula="of:=[.E267]/[.$B$9]" office:value-type="float" office:value="5.61264778903662" calcext:value-type="float">
            <text:p>5.61264778903662</text:p>
          </table:table-cell>
          <table:table-cell table:formula="of:=[.$B$8]*TANH([.L267])" office:value-type="float" office:value="0.119996800209651" calcext:value-type="float">
            <text:p>0.119996800209651</text:p>
          </table:table-cell>
          <table:table-cell table:formula="of:=[.K267]+[.M267]" office:value-type="float" office:value="0.215411812623274" calcext:value-type="float">
            <text:p>0.215411812623274</text:p>
          </table:table-cell>
          <table:table-cell table:formula="of:=[.O266]+[.E267]*[.$D$88]" office:value-type="float" office:value="0.176798405354653" calcext:value-type="float">
            <text:p>0.176798405354653</text:p>
          </table:table-cell>
          <table:table-cell table:formula="of:=[.O267]+[.F267]" office:value-type="float" office:value="0.401304316916118" calcext:value-type="float">
            <text:p>0.401304316916118</text:p>
          </table:table-cell>
          <table:table-cell table:formula="of:=[.O267]+[.J267]" office:value-type="float" office:value="0.176798405354653" calcext:value-type="float">
            <text:p>0.176798405354653</text:p>
          </table:table-cell>
          <table:table-cell table:formula="of:=[.O267]+[.N267]" office:value-type="float" office:value="0.392210217977927" calcext:value-type="float">
            <text:p>0.392210217977927</text:p>
          </table:table-cell>
          <table:table-cell table:formula="of:=MAX(0; [.$B$2]*0.5 - ABS([.B267]))*[.$D$88]/(([.$B$2]*0.5)^2)" office:value-type="float" office:value="0" calcext:value-type="float">
            <text:p>0</text:p>
          </table:table-cell>
          <table:table-cell table:formula="of:=MAX(0; [.$B$6]*0.5 - ABS([.$B267]))*[.$D$88]/(([.$B$6]*0.5)^2)" office:value-type="float" office:value="0" calcext:value-type="float">
            <text:p>0</text:p>
          </table:table-cell>
          <table:table-cell table:formula="of:=MAX(0; [.$B$10]*0.5 - ABS([.$B267]))*[.$D$88]/(([.$B$10]*0.5)^2)" office:value-type="float" office:value="0" calcext:value-type="float">
            <text:p>0</text:p>
          </table:table-cell>
          <table:table-cell table:formula="of:=SUMPRODUCT([.F217:.F317];[.$S$140:.$S$240])" office:value-type="float" office:value="0.224685516290714" calcext:value-type="float">
            <text:p>0.224685516290714</text:p>
          </table:table-cell>
          <table:table-cell table:formula="of:=SUMPRODUCT([.J217:.J317];[.T$140:.T$240])" office:value-type="float" office:value="0" calcext:value-type="float">
            <text:p>0</text:p>
          </table:table-cell>
          <table:table-cell table:formula="of:=SUMPRODUCT([.N217:.N317];[.U$140:.U$240])" office:value-type="float" office:value="0.215584142073372" calcext:value-type="float">
            <text:p>0.215584142073372</text:p>
          </table:table-cell>
          <table:table-cell table:style-name="ce9" table:formula="of:=[.V267]+[.$O267]" office:value-type="float" office:value="0.401483921645369" calcext:value-type="float">
            <text:p>0.401483921645369</text:p>
          </table:table-cell>
          <table:table-cell table:style-name="ce9" table:formula="of:=[.W267]+[.$O267]" office:value-type="float" office:value="0.176798405354654" calcext:value-type="float">
            <text:p>0.176798405354654</text:p>
          </table:table-cell>
          <table:table-cell table:style-name="ce9" table:formula="of:=[.X267]+[.$O267]" office:value-type="float" office:value="0.392382547428027" calcext:value-type="float">
            <text:p>0.392382547428027</text:p>
          </table:table-cell>
          <table:table-cell table:style-name="ce9" table:formula="of:=([.Y267]-[.Y266])/[.$D$88]" office:value-type="float" office:value="5.6126477890366" calcext:value-type="float">
            <text:p>5.6126477890366</text:p>
          </table:table-cell>
          <table:table-cell table:formula="of:=([.Z267]-[.Z266])/[.$D$88]" office:value-type="float" office:value="5.61264778903665" calcext:value-type="float">
            <text:p>5.61264778903665</text:p>
          </table:table-cell>
          <table:table-cell table:style-name="ce11" table:formula="of:=([.AA267]-[.AA266])/[.$D$88]" office:value-type="float" office:value="5.6126477890367" calcext:value-type="float">
            <text:p>5.6126477890367</text:p>
          </table:table-cell>
          <table:table-cell table:style-name="ce9" table:formula="of:=([.AB267]-[.AB266])/[.$D$88]" office:value-type="float" office:value="0" calcext:value-type="float">
            <text:p>0</text:p>
          </table:table-cell>
          <table:table-cell table:formula="of:=([.AC267]-[.AC266])/[.$D$88]" office:value-type="float" office:value="0" calcext:value-type="float">
            <text:p>0</text:p>
          </table:table-cell>
          <table:table-cell table:style-name="ce11" table:formula="of:=([.AD267]-[.AD266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56" calcext:value-type="float">
            <text:p>1.56</text:p>
          </table:table-cell>
          <table:table-cell table:formula="of:=[.A268]*[.$B$88]" office:value-type="float" office:value="0.0468" calcext:value-type="float">
            <text:p>0.0468</text:p>
          </table:table-cell>
          <table:table-cell table:formula="of:=MIN([.B268]*[.$B$11];[.$B$12])" office:value-type="float" office:value="150" calcext:value-type="float">
            <text:p>150</text:p>
          </table:table-cell>
          <table:table-cell table:formula="of:=[.C268]*[.$B$14]*[.$B$15]" office:value-type="float" office:value="13.5" calcext:value-type="float">
            <text:p>13.5</text:p>
          </table:table-cell>
          <table:table-cell table:formula="of:=[.D268]/[.$B$13]" office:value-type="float" office:value="5.61264778903662" calcext:value-type="float">
            <text:p>5.61264778903662</text:p>
          </table:table-cell>
          <table:table-cell table:formula="of:=[.E268]*[.$B$1]" office:value-type="float" office:value="0.224505911561465" calcext:value-type="float">
            <text:p>0.224505911561465</text:p>
          </table:table-cell>
          <table:table-cell table:formula="of:=[.E268]*[.$B$3]" office:value-type="float" office:value="0" calcext:value-type="float">
            <text:p>0</text:p>
          </table:table-cell>
          <table:table-cell table:formula="of:=[.E268]/[.$B$5]" office:value-type="float" office:value="5.61264778903664" calcext:value-type="float">
            <text:p>5.613</text:p>
          </table:table-cell>
          <table:table-cell table:formula="of:=[.$B$4]*(1-1/(1+[.H268]))" office:value-type="float" office:value="0" calcext:value-type="float">
            <text:p>0</text:p>
          </table:table-cell>
          <table:table-cell table:formula="of:=[.G268]+[.I268]" office:value-type="float" office:value="0" calcext:value-type="float">
            <text:p>0</text:p>
          </table:table-cell>
          <table:table-cell table:formula="of:=[.E268]*[.$B$7]" office:value-type="float" office:value="0.0954150124136226" calcext:value-type="float">
            <text:p>0.0954150124136226</text:p>
          </table:table-cell>
          <table:table-cell table:formula="of:=[.E268]/[.$B$9]" office:value-type="float" office:value="5.61264778903662" calcext:value-type="float">
            <text:p>5.61264778903662</text:p>
          </table:table-cell>
          <table:table-cell table:formula="of:=[.$B$8]*TANH([.L268])" office:value-type="float" office:value="0.119996800209651" calcext:value-type="float">
            <text:p>0.119996800209651</text:p>
          </table:table-cell>
          <table:table-cell table:formula="of:=[.K268]+[.M268]" office:value-type="float" office:value="0.215411812623274" calcext:value-type="float">
            <text:p>0.215411812623274</text:p>
          </table:table-cell>
          <table:table-cell table:formula="of:=[.O267]+[.E268]*[.$D$88]" office:value-type="float" office:value="0.180165994028075" calcext:value-type="float">
            <text:p>0.180165994028075</text:p>
          </table:table-cell>
          <table:table-cell table:formula="of:=[.O268]+[.F268]" office:value-type="float" office:value="0.40467190558954" calcext:value-type="float">
            <text:p>0.40467190558954</text:p>
          </table:table-cell>
          <table:table-cell table:formula="of:=[.O268]+[.J268]" office:value-type="float" office:value="0.180165994028075" calcext:value-type="float">
            <text:p>0.180165994028075</text:p>
          </table:table-cell>
          <table:table-cell table:formula="of:=[.O268]+[.N268]" office:value-type="float" office:value="0.395577806651349" calcext:value-type="float">
            <text:p>0.395577806651349</text:p>
          </table:table-cell>
          <table:table-cell table:formula="of:=MAX(0; [.$B$2]*0.5 - ABS([.B268]))*[.$D$88]/(([.$B$2]*0.5)^2)" office:value-type="float" office:value="0" calcext:value-type="float">
            <text:p>0</text:p>
          </table:table-cell>
          <table:table-cell table:formula="of:=MAX(0; [.$B$6]*0.5 - ABS([.$B268]))*[.$D$88]/(([.$B$6]*0.5)^2)" office:value-type="float" office:value="0" calcext:value-type="float">
            <text:p>0</text:p>
          </table:table-cell>
          <table:table-cell table:formula="of:=MAX(0; [.$B$10]*0.5 - ABS([.$B268]))*[.$D$88]/(([.$B$10]*0.5)^2)" office:value-type="float" office:value="0" calcext:value-type="float">
            <text:p>0</text:p>
          </table:table-cell>
          <table:table-cell table:formula="of:=SUMPRODUCT([.F218:.F318];[.$S$140:.$S$240])" office:value-type="float" office:value="0.224685516290714" calcext:value-type="float">
            <text:p>0.224685516290714</text:p>
          </table:table-cell>
          <table:table-cell table:formula="of:=SUMPRODUCT([.J218:.J318];[.T$140:.T$240])" office:value-type="float" office:value="0" calcext:value-type="float">
            <text:p>0</text:p>
          </table:table-cell>
          <table:table-cell table:formula="of:=SUMPRODUCT([.N218:.N318];[.U$140:.U$240])" office:value-type="float" office:value="0.215584142073372" calcext:value-type="float">
            <text:p>0.215584142073372</text:p>
          </table:table-cell>
          <table:table-cell table:style-name="ce9" table:formula="of:=[.V268]+[.$O268]" office:value-type="float" office:value="0.404851510318791" calcext:value-type="float">
            <text:p>0.404851510318791</text:p>
          </table:table-cell>
          <table:table-cell table:style-name="ce9" table:formula="of:=[.W268]+[.$O268]" office:value-type="float" office:value="0.180165994028076" calcext:value-type="float">
            <text:p>0.180165994028076</text:p>
          </table:table-cell>
          <table:table-cell table:style-name="ce9" table:formula="of:=[.X268]+[.$O268]" office:value-type="float" office:value="0.395750136101449" calcext:value-type="float">
            <text:p>0.395750136101449</text:p>
          </table:table-cell>
          <table:table-cell table:style-name="ce9" table:formula="of:=([.Y268]-[.Y267])/[.$D$88]" office:value-type="float" office:value="5.6126477890367" calcext:value-type="float">
            <text:p>5.6126477890367</text:p>
          </table:table-cell>
          <table:table-cell table:formula="of:=([.Z268]-[.Z267])/[.$D$88]" office:value-type="float" office:value="5.6126477890367" calcext:value-type="float">
            <text:p>5.6126477890367</text:p>
          </table:table-cell>
          <table:table-cell table:style-name="ce11" table:formula="of:=([.AA268]-[.AA267])/[.$D$88]" office:value-type="float" office:value="5.6126477890366" calcext:value-type="float">
            <text:p>5.6126477890366</text:p>
          </table:table-cell>
          <table:table-cell table:style-name="ce9" table:formula="of:=([.AB268]-[.AB267])/[.$D$88]" office:value-type="float" office:value="0.000000000155431223447522" calcext:value-type="float">
            <text:p>1.55431223447522E-10</text:p>
          </table:table-cell>
          <table:table-cell table:formula="of:=([.AC268]-[.AC267])/[.$D$88]" office:value-type="float" office:value="0.0000000000784557604068444" calcext:value-type="float">
            <text:p>7.84557604068444E-11</text:p>
          </table:table-cell>
          <table:table-cell table:style-name="ce11" table:formula="of:=([.AD268]-[.AD267])/[.$D$88]" office:value-type="float" office:value="-0.000000000155431223447522" calcext:value-type="float">
            <text:p>-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58" calcext:value-type="float">
            <text:p>1.58</text:p>
          </table:table-cell>
          <table:table-cell table:formula="of:=[.A269]*[.$B$88]" office:value-type="float" office:value="0.0474" calcext:value-type="float">
            <text:p>0.0474</text:p>
          </table:table-cell>
          <table:table-cell table:formula="of:=MIN([.B269]*[.$B$11];[.$B$12])" office:value-type="float" office:value="150" calcext:value-type="float">
            <text:p>150</text:p>
          </table:table-cell>
          <table:table-cell table:formula="of:=[.C269]*[.$B$14]*[.$B$15]" office:value-type="float" office:value="13.5" calcext:value-type="float">
            <text:p>13.5</text:p>
          </table:table-cell>
          <table:table-cell table:formula="of:=[.D269]/[.$B$13]" office:value-type="float" office:value="5.61264778903662" calcext:value-type="float">
            <text:p>5.61264778903662</text:p>
          </table:table-cell>
          <table:table-cell table:formula="of:=[.E269]*[.$B$1]" office:value-type="float" office:value="0.224505911561465" calcext:value-type="float">
            <text:p>0.224505911561465</text:p>
          </table:table-cell>
          <table:table-cell table:formula="of:=[.E269]*[.$B$3]" office:value-type="float" office:value="0" calcext:value-type="float">
            <text:p>0</text:p>
          </table:table-cell>
          <table:table-cell table:formula="of:=[.E269]/[.$B$5]" office:value-type="float" office:value="5.61264778903664" calcext:value-type="float">
            <text:p>5.613</text:p>
          </table:table-cell>
          <table:table-cell table:formula="of:=[.$B$4]*(1-1/(1+[.H269]))" office:value-type="float" office:value="0" calcext:value-type="float">
            <text:p>0</text:p>
          </table:table-cell>
          <table:table-cell table:formula="of:=[.G269]+[.I269]" office:value-type="float" office:value="0" calcext:value-type="float">
            <text:p>0</text:p>
          </table:table-cell>
          <table:table-cell table:formula="of:=[.E269]*[.$B$7]" office:value-type="float" office:value="0.0954150124136226" calcext:value-type="float">
            <text:p>0.0954150124136226</text:p>
          </table:table-cell>
          <table:table-cell table:formula="of:=[.E269]/[.$B$9]" office:value-type="float" office:value="5.61264778903662" calcext:value-type="float">
            <text:p>5.61264778903662</text:p>
          </table:table-cell>
          <table:table-cell table:formula="of:=[.$B$8]*TANH([.L269])" office:value-type="float" office:value="0.119996800209651" calcext:value-type="float">
            <text:p>0.119996800209651</text:p>
          </table:table-cell>
          <table:table-cell table:formula="of:=[.K269]+[.M269]" office:value-type="float" office:value="0.215411812623274" calcext:value-type="float">
            <text:p>0.215411812623274</text:p>
          </table:table-cell>
          <table:table-cell table:formula="of:=[.O268]+[.E269]*[.$D$88]" office:value-type="float" office:value="0.183533582701497" calcext:value-type="float">
            <text:p>0.183533582701497</text:p>
          </table:table-cell>
          <table:table-cell table:formula="of:=[.O269]+[.F269]" office:value-type="float" office:value="0.408039494262962" calcext:value-type="float">
            <text:p>0.408039494262962</text:p>
          </table:table-cell>
          <table:table-cell table:formula="of:=[.O269]+[.J269]" office:value-type="float" office:value="0.183533582701497" calcext:value-type="float">
            <text:p>0.183533582701497</text:p>
          </table:table-cell>
          <table:table-cell table:formula="of:=[.O269]+[.N269]" office:value-type="float" office:value="0.398945395324771" calcext:value-type="float">
            <text:p>0.398945395324771</text:p>
          </table:table-cell>
          <table:table-cell table:formula="of:=MAX(0; [.$B$2]*0.5 - ABS([.B269]))*[.$D$88]/(([.$B$2]*0.5)^2)" office:value-type="float" office:value="0" calcext:value-type="float">
            <text:p>0</text:p>
          </table:table-cell>
          <table:table-cell table:formula="of:=MAX(0; [.$B$6]*0.5 - ABS([.$B269]))*[.$D$88]/(([.$B$6]*0.5)^2)" office:value-type="float" office:value="0" calcext:value-type="float">
            <text:p>0</text:p>
          </table:table-cell>
          <table:table-cell table:formula="of:=MAX(0; [.$B$10]*0.5 - ABS([.$B269]))*[.$D$88]/(([.$B$10]*0.5)^2)" office:value-type="float" office:value="0" calcext:value-type="float">
            <text:p>0</text:p>
          </table:table-cell>
          <table:table-cell table:formula="of:=SUMPRODUCT([.F219:.F319];[.$S$140:.$S$240])" office:value-type="float" office:value="0.224685516290714" calcext:value-type="float">
            <text:p>0.224685516290714</text:p>
          </table:table-cell>
          <table:table-cell table:formula="of:=SUMPRODUCT([.J219:.J319];[.T$140:.T$240])" office:value-type="float" office:value="0" calcext:value-type="float">
            <text:p>0</text:p>
          </table:table-cell>
          <table:table-cell table:formula="of:=SUMPRODUCT([.N219:.N319];[.U$140:.U$240])" office:value-type="float" office:value="0.215584142073372" calcext:value-type="float">
            <text:p>0.215584142073372</text:p>
          </table:table-cell>
          <table:table-cell table:style-name="ce9" table:formula="of:=[.V269]+[.$O269]" office:value-type="float" office:value="0.408219098992213" calcext:value-type="float">
            <text:p>0.408219098992213</text:p>
          </table:table-cell>
          <table:table-cell table:style-name="ce9" table:formula="of:=[.W269]+[.$O269]" office:value-type="float" office:value="0.183533582701498" calcext:value-type="float">
            <text:p>0.183533582701498</text:p>
          </table:table-cell>
          <table:table-cell table:style-name="ce9" table:formula="of:=[.X269]+[.$O269]" office:value-type="float" office:value="0.399117724774871" calcext:value-type="float">
            <text:p>0.399117724774871</text:p>
          </table:table-cell>
          <table:table-cell table:style-name="ce9" table:formula="of:=([.Y269]-[.Y268])/[.$D$88]" office:value-type="float" office:value="5.6126477890367" calcext:value-type="float">
            <text:p>5.6126477890367</text:p>
          </table:table-cell>
          <table:table-cell table:formula="of:=([.Z269]-[.Z268])/[.$D$88]" office:value-type="float" office:value="5.61264778903665" calcext:value-type="float">
            <text:p>5.61264778903665</text:p>
          </table:table-cell>
          <table:table-cell table:style-name="ce11" table:formula="of:=([.AA269]-[.AA268])/[.$D$88]" office:value-type="float" office:value="5.6126477890366" calcext:value-type="float">
            <text:p>5.6126477890366</text:p>
          </table:table-cell>
          <table:table-cell table:style-name="ce9" table:formula="of:=([.AB269]-[.AB268])/[.$D$88]" office:value-type="float" office:value="0" calcext:value-type="float">
            <text:p>0</text:p>
          </table:table-cell>
          <table:table-cell table:formula="of:=([.AC269]-[.AC268])/[.$D$88]" office:value-type="float" office:value="-0.0000000000784557604068444" calcext:value-type="float">
            <text:p>-7.84557604068444E-11</text:p>
          </table:table-cell>
          <table:table-cell table:style-name="ce11" table:formula="of:=([.AD269]-[.AD268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6" calcext:value-type="float">
            <text:p>1.6</text:p>
          </table:table-cell>
          <table:table-cell table:formula="of:=[.A270]*[.$B$88]" office:value-type="float" office:value="0.048" calcext:value-type="float">
            <text:p>0.048</text:p>
          </table:table-cell>
          <table:table-cell table:formula="of:=MIN([.B270]*[.$B$11];[.$B$12])" office:value-type="float" office:value="150" calcext:value-type="float">
            <text:p>150</text:p>
          </table:table-cell>
          <table:table-cell table:formula="of:=[.C270]*[.$B$14]*[.$B$15]" office:value-type="float" office:value="13.5" calcext:value-type="float">
            <text:p>13.5</text:p>
          </table:table-cell>
          <table:table-cell table:formula="of:=[.D270]/[.$B$13]" office:value-type="float" office:value="5.61264778903662" calcext:value-type="float">
            <text:p>5.61264778903662</text:p>
          </table:table-cell>
          <table:table-cell table:formula="of:=[.E270]*[.$B$1]" office:value-type="float" office:value="0.224505911561465" calcext:value-type="float">
            <text:p>0.224505911561465</text:p>
          </table:table-cell>
          <table:table-cell table:formula="of:=[.E270]*[.$B$3]" office:value-type="float" office:value="0" calcext:value-type="float">
            <text:p>0</text:p>
          </table:table-cell>
          <table:table-cell table:formula="of:=[.E270]/[.$B$5]" office:value-type="float" office:value="5.61264778903664" calcext:value-type="float">
            <text:p>5.613</text:p>
          </table:table-cell>
          <table:table-cell table:formula="of:=[.$B$4]*(1-1/(1+[.H270]))" office:value-type="float" office:value="0" calcext:value-type="float">
            <text:p>0</text:p>
          </table:table-cell>
          <table:table-cell table:formula="of:=[.G270]+[.I270]" office:value-type="float" office:value="0" calcext:value-type="float">
            <text:p>0</text:p>
          </table:table-cell>
          <table:table-cell table:formula="of:=[.E270]*[.$B$7]" office:value-type="float" office:value="0.0954150124136226" calcext:value-type="float">
            <text:p>0.0954150124136226</text:p>
          </table:table-cell>
          <table:table-cell table:formula="of:=[.E270]/[.$B$9]" office:value-type="float" office:value="5.61264778903662" calcext:value-type="float">
            <text:p>5.61264778903662</text:p>
          </table:table-cell>
          <table:table-cell table:formula="of:=[.$B$8]*TANH([.L270])" office:value-type="float" office:value="0.119996800209651" calcext:value-type="float">
            <text:p>0.119996800209651</text:p>
          </table:table-cell>
          <table:table-cell table:formula="of:=[.K270]+[.M270]" office:value-type="float" office:value="0.215411812623274" calcext:value-type="float">
            <text:p>0.215411812623274</text:p>
          </table:table-cell>
          <table:table-cell table:formula="of:=[.O269]+[.E270]*[.$D$88]" office:value-type="float" office:value="0.186901171374919" calcext:value-type="float">
            <text:p>0.186901171374919</text:p>
          </table:table-cell>
          <table:table-cell table:formula="of:=[.O270]+[.F270]" office:value-type="float" office:value="0.411407082936384" calcext:value-type="float">
            <text:p>0.411407082936384</text:p>
          </table:table-cell>
          <table:table-cell table:formula="of:=[.O270]+[.J270]" office:value-type="float" office:value="0.186901171374919" calcext:value-type="float">
            <text:p>0.186901171374919</text:p>
          </table:table-cell>
          <table:table-cell table:formula="of:=[.O270]+[.N270]" office:value-type="float" office:value="0.402312983998193" calcext:value-type="float">
            <text:p>0.402312983998193</text:p>
          </table:table-cell>
          <table:table-cell table:formula="of:=MAX(0; [.$B$2]*0.5 - ABS([.B270]))*[.$D$88]/(([.$B$2]*0.5)^2)" office:value-type="float" office:value="0" calcext:value-type="float">
            <text:p>0</text:p>
          </table:table-cell>
          <table:table-cell table:formula="of:=MAX(0; [.$B$6]*0.5 - ABS([.$B270]))*[.$D$88]/(([.$B$6]*0.5)^2)" office:value-type="float" office:value="0" calcext:value-type="float">
            <text:p>0</text:p>
          </table:table-cell>
          <table:table-cell table:formula="of:=MAX(0; [.$B$10]*0.5 - ABS([.$B270]))*[.$D$88]/(([.$B$10]*0.5)^2)" office:value-type="float" office:value="0" calcext:value-type="float">
            <text:p>0</text:p>
          </table:table-cell>
          <table:table-cell table:formula="of:=SUMPRODUCT([.F220:.F320];[.$S$140:.$S$240])" office:value-type="float" office:value="0.224685516290714" calcext:value-type="float">
            <text:p>0.224685516290714</text:p>
          </table:table-cell>
          <table:table-cell table:formula="of:=SUMPRODUCT([.J220:.J320];[.T$140:.T$240])" office:value-type="float" office:value="0" calcext:value-type="float">
            <text:p>0</text:p>
          </table:table-cell>
          <table:table-cell table:formula="of:=SUMPRODUCT([.N220:.N320];[.U$140:.U$240])" office:value-type="float" office:value="0.215584142073372" calcext:value-type="float">
            <text:p>0.215584142073372</text:p>
          </table:table-cell>
          <table:table-cell table:style-name="ce9" table:formula="of:=[.V270]+[.$O270]" office:value-type="float" office:value="0.411586687665635" calcext:value-type="float">
            <text:p>0.411586687665635</text:p>
          </table:table-cell>
          <table:table-cell table:style-name="ce9" table:formula="of:=[.W270]+[.$O270]" office:value-type="float" office:value="0.18690117137492" calcext:value-type="float">
            <text:p>0.18690117137492</text:p>
          </table:table-cell>
          <table:table-cell table:style-name="ce9" table:formula="of:=[.X270]+[.$O270]" office:value-type="float" office:value="0.402485313448293" calcext:value-type="float">
            <text:p>0.402485313448293</text:p>
          </table:table-cell>
          <table:table-cell table:style-name="ce9" table:formula="of:=([.Y270]-[.Y269])/[.$D$88]" office:value-type="float" office:value="5.6126477890366" calcext:value-type="float">
            <text:p>5.6126477890366</text:p>
          </table:table-cell>
          <table:table-cell table:formula="of:=([.Z270]-[.Z269])/[.$D$88]" office:value-type="float" office:value="5.61264778903665" calcext:value-type="float">
            <text:p>5.61264778903665</text:p>
          </table:table-cell>
          <table:table-cell table:style-name="ce11" table:formula="of:=([.AA270]-[.AA269])/[.$D$88]" office:value-type="float" office:value="5.6126477890367" calcext:value-type="float">
            <text:p>5.6126477890367</text:p>
          </table:table-cell>
          <table:table-cell table:style-name="ce9" table:formula="of:=([.AB270]-[.AB269])/[.$D$88]" office:value-type="float" office:value="-0.000000000155431223447522" calcext:value-type="float">
            <text:p>-1.55431223447522E-10</text:p>
          </table:table-cell>
          <table:table-cell table:formula="of:=([.AC270]-[.AC269])/[.$D$88]" office:value-type="float" office:value="0" calcext:value-type="float">
            <text:p>0</text:p>
          </table:table-cell>
          <table:table-cell table:style-name="ce11" table:formula="of:=([.AD270]-[.AD269])/[.$D$88]" office:value-type="float" office:value="0.000000000155431223447522" calcext:value-type="float">
            <text:p>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62" calcext:value-type="float">
            <text:p>1.62</text:p>
          </table:table-cell>
          <table:table-cell table:formula="of:=[.A271]*[.$B$88]" office:value-type="float" office:value="0.0486" calcext:value-type="float">
            <text:p>0.0486</text:p>
          </table:table-cell>
          <table:table-cell table:formula="of:=MIN([.B271]*[.$B$11];[.$B$12])" office:value-type="float" office:value="150" calcext:value-type="float">
            <text:p>150</text:p>
          </table:table-cell>
          <table:table-cell table:formula="of:=[.C271]*[.$B$14]*[.$B$15]" office:value-type="float" office:value="13.5" calcext:value-type="float">
            <text:p>13.5</text:p>
          </table:table-cell>
          <table:table-cell table:formula="of:=[.D271]/[.$B$13]" office:value-type="float" office:value="5.61264778903662" calcext:value-type="float">
            <text:p>5.61264778903662</text:p>
          </table:table-cell>
          <table:table-cell table:formula="of:=[.E271]*[.$B$1]" office:value-type="float" office:value="0.224505911561465" calcext:value-type="float">
            <text:p>0.224505911561465</text:p>
          </table:table-cell>
          <table:table-cell table:formula="of:=[.E271]*[.$B$3]" office:value-type="float" office:value="0" calcext:value-type="float">
            <text:p>0</text:p>
          </table:table-cell>
          <table:table-cell table:formula="of:=[.E271]/[.$B$5]" office:value-type="float" office:value="5.61264778903664" calcext:value-type="float">
            <text:p>5.613</text:p>
          </table:table-cell>
          <table:table-cell table:formula="of:=[.$B$4]*(1-1/(1+[.H271]))" office:value-type="float" office:value="0" calcext:value-type="float">
            <text:p>0</text:p>
          </table:table-cell>
          <table:table-cell table:formula="of:=[.G271]+[.I271]" office:value-type="float" office:value="0" calcext:value-type="float">
            <text:p>0</text:p>
          </table:table-cell>
          <table:table-cell table:formula="of:=[.E271]*[.$B$7]" office:value-type="float" office:value="0.0954150124136226" calcext:value-type="float">
            <text:p>0.0954150124136226</text:p>
          </table:table-cell>
          <table:table-cell table:formula="of:=[.E271]/[.$B$9]" office:value-type="float" office:value="5.61264778903662" calcext:value-type="float">
            <text:p>5.61264778903662</text:p>
          </table:table-cell>
          <table:table-cell table:formula="of:=[.$B$8]*TANH([.L271])" office:value-type="float" office:value="0.119996800209651" calcext:value-type="float">
            <text:p>0.119996800209651</text:p>
          </table:table-cell>
          <table:table-cell table:formula="of:=[.K271]+[.M271]" office:value-type="float" office:value="0.215411812623274" calcext:value-type="float">
            <text:p>0.215411812623274</text:p>
          </table:table-cell>
          <table:table-cell table:formula="of:=[.O270]+[.E271]*[.$D$88]" office:value-type="float" office:value="0.190268760048341" calcext:value-type="float">
            <text:p>0.190268760048341</text:p>
          </table:table-cell>
          <table:table-cell table:formula="of:=[.O271]+[.F271]" office:value-type="float" office:value="0.414774671609806" calcext:value-type="float">
            <text:p>0.414774671609806</text:p>
          </table:table-cell>
          <table:table-cell table:formula="of:=[.O271]+[.J271]" office:value-type="float" office:value="0.190268760048341" calcext:value-type="float">
            <text:p>0.190268760048341</text:p>
          </table:table-cell>
          <table:table-cell table:formula="of:=[.O271]+[.N271]" office:value-type="float" office:value="0.405680572671615" calcext:value-type="float">
            <text:p>0.405680572671615</text:p>
          </table:table-cell>
          <table:table-cell table:formula="of:=MAX(0; [.$B$2]*0.5 - ABS([.B271]))*[.$D$88]/(([.$B$2]*0.5)^2)" office:value-type="float" office:value="0" calcext:value-type="float">
            <text:p>0</text:p>
          </table:table-cell>
          <table:table-cell table:formula="of:=MAX(0; [.$B$6]*0.5 - ABS([.$B271]))*[.$D$88]/(([.$B$6]*0.5)^2)" office:value-type="float" office:value="0" calcext:value-type="float">
            <text:p>0</text:p>
          </table:table-cell>
          <table:table-cell table:formula="of:=MAX(0; [.$B$10]*0.5 - ABS([.$B271]))*[.$D$88]/(([.$B$10]*0.5)^2)" office:value-type="float" office:value="0" calcext:value-type="float">
            <text:p>0</text:p>
          </table:table-cell>
          <table:table-cell table:formula="of:=SUMPRODUCT([.F221:.F321];[.$S$140:.$S$240])" office:value-type="float" office:value="0.224685516290714" calcext:value-type="float">
            <text:p>0.224685516290714</text:p>
          </table:table-cell>
          <table:table-cell table:formula="of:=SUMPRODUCT([.J221:.J321];[.T$140:.T$240])" office:value-type="float" office:value="0" calcext:value-type="float">
            <text:p>0</text:p>
          </table:table-cell>
          <table:table-cell table:formula="of:=SUMPRODUCT([.N221:.N321];[.U$140:.U$240])" office:value-type="float" office:value="0.215584142073372" calcext:value-type="float">
            <text:p>0.215584142073372</text:p>
          </table:table-cell>
          <table:table-cell table:style-name="ce9" table:formula="of:=[.V271]+[.$O271]" office:value-type="float" office:value="0.414954276339057" calcext:value-type="float">
            <text:p>0.414954276339057</text:p>
          </table:table-cell>
          <table:table-cell table:style-name="ce9" table:formula="of:=[.W271]+[.$O271]" office:value-type="float" office:value="0.190268760048342" calcext:value-type="float">
            <text:p>0.190268760048342</text:p>
          </table:table-cell>
          <table:table-cell table:style-name="ce9" table:formula="of:=[.X271]+[.$O271]" office:value-type="float" office:value="0.405852902121715" calcext:value-type="float">
            <text:p>0.405852902121715</text:p>
          </table:table-cell>
          <table:table-cell table:style-name="ce9" table:formula="of:=([.Y271]-[.Y270])/[.$D$88]" office:value-type="float" office:value="5.6126477890366" calcext:value-type="float">
            <text:p>5.6126477890366</text:p>
          </table:table-cell>
          <table:table-cell table:formula="of:=([.Z271]-[.Z270])/[.$D$88]" office:value-type="float" office:value="5.6126477890367" calcext:value-type="float">
            <text:p>5.6126477890367</text:p>
          </table:table-cell>
          <table:table-cell table:style-name="ce11" table:formula="of:=([.AA271]-[.AA270])/[.$D$88]" office:value-type="float" office:value="5.6126477890367" calcext:value-type="float">
            <text:p>5.6126477890367</text:p>
          </table:table-cell>
          <table:table-cell table:style-name="ce9" table:formula="of:=([.AB271]-[.AB270])/[.$D$88]" office:value-type="float" office:value="0" calcext:value-type="float">
            <text:p>0</text:p>
          </table:table-cell>
          <table:table-cell table:formula="of:=([.AC271]-[.AC270])/[.$D$88]" office:value-type="float" office:value="0.0000000000784557604068444" calcext:value-type="float">
            <text:p>7.84557604068444E-11</text:p>
          </table:table-cell>
          <table:table-cell table:style-name="ce11" table:formula="of:=([.AD271]-[.AD270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64" calcext:value-type="float">
            <text:p>1.64</text:p>
          </table:table-cell>
          <table:table-cell table:formula="of:=[.A272]*[.$B$88]" office:value-type="float" office:value="0.0492" calcext:value-type="float">
            <text:p>0.0492</text:p>
          </table:table-cell>
          <table:table-cell table:formula="of:=MIN([.B272]*[.$B$11];[.$B$12])" office:value-type="float" office:value="150" calcext:value-type="float">
            <text:p>150</text:p>
          </table:table-cell>
          <table:table-cell table:formula="of:=[.C272]*[.$B$14]*[.$B$15]" office:value-type="float" office:value="13.5" calcext:value-type="float">
            <text:p>13.5</text:p>
          </table:table-cell>
          <table:table-cell table:formula="of:=[.D272]/[.$B$13]" office:value-type="float" office:value="5.61264778903662" calcext:value-type="float">
            <text:p>5.61264778903662</text:p>
          </table:table-cell>
          <table:table-cell table:formula="of:=[.E272]*[.$B$1]" office:value-type="float" office:value="0.224505911561465" calcext:value-type="float">
            <text:p>0.224505911561465</text:p>
          </table:table-cell>
          <table:table-cell table:formula="of:=[.E272]*[.$B$3]" office:value-type="float" office:value="0" calcext:value-type="float">
            <text:p>0</text:p>
          </table:table-cell>
          <table:table-cell table:formula="of:=[.E272]/[.$B$5]" office:value-type="float" office:value="5.61264778903664" calcext:value-type="float">
            <text:p>5.613</text:p>
          </table:table-cell>
          <table:table-cell table:formula="of:=[.$B$4]*(1-1/(1+[.H272]))" office:value-type="float" office:value="0" calcext:value-type="float">
            <text:p>0</text:p>
          </table:table-cell>
          <table:table-cell table:formula="of:=[.G272]+[.I272]" office:value-type="float" office:value="0" calcext:value-type="float">
            <text:p>0</text:p>
          </table:table-cell>
          <table:table-cell table:formula="of:=[.E272]*[.$B$7]" office:value-type="float" office:value="0.0954150124136226" calcext:value-type="float">
            <text:p>0.0954150124136226</text:p>
          </table:table-cell>
          <table:table-cell table:formula="of:=[.E272]/[.$B$9]" office:value-type="float" office:value="5.61264778903662" calcext:value-type="float">
            <text:p>5.61264778903662</text:p>
          </table:table-cell>
          <table:table-cell table:formula="of:=[.$B$8]*TANH([.L272])" office:value-type="float" office:value="0.119996800209651" calcext:value-type="float">
            <text:p>0.119996800209651</text:p>
          </table:table-cell>
          <table:table-cell table:formula="of:=[.K272]+[.M272]" office:value-type="float" office:value="0.215411812623274" calcext:value-type="float">
            <text:p>0.215411812623274</text:p>
          </table:table-cell>
          <table:table-cell table:formula="of:=[.O271]+[.E272]*[.$D$88]" office:value-type="float" office:value="0.193636348721763" calcext:value-type="float">
            <text:p>0.193636348721763</text:p>
          </table:table-cell>
          <table:table-cell table:formula="of:=[.O272]+[.F272]" office:value-type="float" office:value="0.418142260283228" calcext:value-type="float">
            <text:p>0.418142260283228</text:p>
          </table:table-cell>
          <table:table-cell table:formula="of:=[.O272]+[.J272]" office:value-type="float" office:value="0.193636348721763" calcext:value-type="float">
            <text:p>0.193636348721763</text:p>
          </table:table-cell>
          <table:table-cell table:formula="of:=[.O272]+[.N272]" office:value-type="float" office:value="0.409048161345037" calcext:value-type="float">
            <text:p>0.409048161345037</text:p>
          </table:table-cell>
          <table:table-cell table:formula="of:=MAX(0; [.$B$2]*0.5 - ABS([.B272]))*[.$D$88]/(([.$B$2]*0.5)^2)" office:value-type="float" office:value="0" calcext:value-type="float">
            <text:p>0</text:p>
          </table:table-cell>
          <table:table-cell table:formula="of:=MAX(0; [.$B$6]*0.5 - ABS([.$B272]))*[.$D$88]/(([.$B$6]*0.5)^2)" office:value-type="float" office:value="0" calcext:value-type="float">
            <text:p>0</text:p>
          </table:table-cell>
          <table:table-cell table:formula="of:=MAX(0; [.$B$10]*0.5 - ABS([.$B272]))*[.$D$88]/(([.$B$10]*0.5)^2)" office:value-type="float" office:value="0" calcext:value-type="float">
            <text:p>0</text:p>
          </table:table-cell>
          <table:table-cell table:formula="of:=SUMPRODUCT([.F222:.F322];[.$S$140:.$S$240])" office:value-type="float" office:value="0.224685516290714" calcext:value-type="float">
            <text:p>0.224685516290714</text:p>
          </table:table-cell>
          <table:table-cell table:formula="of:=SUMPRODUCT([.J222:.J322];[.T$140:.T$240])" office:value-type="float" office:value="0" calcext:value-type="float">
            <text:p>0</text:p>
          </table:table-cell>
          <table:table-cell table:formula="of:=SUMPRODUCT([.N222:.N322];[.U$140:.U$240])" office:value-type="float" office:value="0.215584142073372" calcext:value-type="float">
            <text:p>0.215584142073372</text:p>
          </table:table-cell>
          <table:table-cell table:style-name="ce9" table:formula="of:=[.V272]+[.$O272]" office:value-type="float" office:value="0.418321865012479" calcext:value-type="float">
            <text:p>0.418321865012479</text:p>
          </table:table-cell>
          <table:table-cell table:style-name="ce9" table:formula="of:=[.W272]+[.$O272]" office:value-type="float" office:value="0.193636348721764" calcext:value-type="float">
            <text:p>0.193636348721764</text:p>
          </table:table-cell>
          <table:table-cell table:style-name="ce9" table:formula="of:=[.X272]+[.$O272]" office:value-type="float" office:value="0.409220490795137" calcext:value-type="float">
            <text:p>0.409220490795137</text:p>
          </table:table-cell>
          <table:table-cell table:style-name="ce9" table:formula="of:=([.Y272]-[.Y271])/[.$D$88]" office:value-type="float" office:value="5.6126477890367" calcext:value-type="float">
            <text:p>5.6126477890367</text:p>
          </table:table-cell>
          <table:table-cell table:formula="of:=([.Z272]-[.Z271])/[.$D$88]" office:value-type="float" office:value="5.61264778903665" calcext:value-type="float">
            <text:p>5.61264778903665</text:p>
          </table:table-cell>
          <table:table-cell table:style-name="ce11" table:formula="of:=([.AA272]-[.AA271])/[.$D$88]" office:value-type="float" office:value="5.6126477890366" calcext:value-type="float">
            <text:p>5.6126477890366</text:p>
          </table:table-cell>
          <table:table-cell table:style-name="ce9" table:formula="of:=([.AB272]-[.AB271])/[.$D$88]" office:value-type="float" office:value="0.000000000155431223447522" calcext:value-type="float">
            <text:p>1.55431223447522E-10</text:p>
          </table:table-cell>
          <table:table-cell table:formula="of:=([.AC272]-[.AC271])/[.$D$88]" office:value-type="float" office:value="-0.0000000000784557604068444" calcext:value-type="float">
            <text:p>-7.84557604068444E-11</text:p>
          </table:table-cell>
          <table:table-cell table:style-name="ce11" table:formula="of:=([.AD272]-[.AD271])/[.$D$88]" office:value-type="float" office:value="-0.000000000155431223447522" calcext:value-type="float">
            <text:p>-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66" calcext:value-type="float">
            <text:p>1.66</text:p>
          </table:table-cell>
          <table:table-cell table:formula="of:=[.A273]*[.$B$88]" office:value-type="float" office:value="0.0498" calcext:value-type="float">
            <text:p>0.0498</text:p>
          </table:table-cell>
          <table:table-cell table:formula="of:=MIN([.B273]*[.$B$11];[.$B$12])" office:value-type="float" office:value="150" calcext:value-type="float">
            <text:p>150</text:p>
          </table:table-cell>
          <table:table-cell table:formula="of:=[.C273]*[.$B$14]*[.$B$15]" office:value-type="float" office:value="13.5" calcext:value-type="float">
            <text:p>13.5</text:p>
          </table:table-cell>
          <table:table-cell table:formula="of:=[.D273]/[.$B$13]" office:value-type="float" office:value="5.61264778903662" calcext:value-type="float">
            <text:p>5.61264778903662</text:p>
          </table:table-cell>
          <table:table-cell table:formula="of:=[.E273]*[.$B$1]" office:value-type="float" office:value="0.224505911561465" calcext:value-type="float">
            <text:p>0.224505911561465</text:p>
          </table:table-cell>
          <table:table-cell table:formula="of:=[.E273]*[.$B$3]" office:value-type="float" office:value="0" calcext:value-type="float">
            <text:p>0</text:p>
          </table:table-cell>
          <table:table-cell table:formula="of:=[.E273]/[.$B$5]" office:value-type="float" office:value="5.61264778903664" calcext:value-type="float">
            <text:p>5.613</text:p>
          </table:table-cell>
          <table:table-cell table:formula="of:=[.$B$4]*(1-1/(1+[.H273]))" office:value-type="float" office:value="0" calcext:value-type="float">
            <text:p>0</text:p>
          </table:table-cell>
          <table:table-cell table:formula="of:=[.G273]+[.I273]" office:value-type="float" office:value="0" calcext:value-type="float">
            <text:p>0</text:p>
          </table:table-cell>
          <table:table-cell table:formula="of:=[.E273]*[.$B$7]" office:value-type="float" office:value="0.0954150124136226" calcext:value-type="float">
            <text:p>0.0954150124136226</text:p>
          </table:table-cell>
          <table:table-cell table:formula="of:=[.E273]/[.$B$9]" office:value-type="float" office:value="5.61264778903662" calcext:value-type="float">
            <text:p>5.61264778903662</text:p>
          </table:table-cell>
          <table:table-cell table:formula="of:=[.$B$8]*TANH([.L273])" office:value-type="float" office:value="0.119996800209651" calcext:value-type="float">
            <text:p>0.119996800209651</text:p>
          </table:table-cell>
          <table:table-cell table:formula="of:=[.K273]+[.M273]" office:value-type="float" office:value="0.215411812623274" calcext:value-type="float">
            <text:p>0.215411812623274</text:p>
          </table:table-cell>
          <table:table-cell table:formula="of:=[.O272]+[.E273]*[.$D$88]" office:value-type="float" office:value="0.197003937395185" calcext:value-type="float">
            <text:p>0.197003937395185</text:p>
          </table:table-cell>
          <table:table-cell table:formula="of:=[.O273]+[.F273]" office:value-type="float" office:value="0.42150984895665" calcext:value-type="float">
            <text:p>0.42150984895665</text:p>
          </table:table-cell>
          <table:table-cell table:formula="of:=[.O273]+[.J273]" office:value-type="float" office:value="0.197003937395185" calcext:value-type="float">
            <text:p>0.197003937395185</text:p>
          </table:table-cell>
          <table:table-cell table:formula="of:=[.O273]+[.N273]" office:value-type="float" office:value="0.412415750018459" calcext:value-type="float">
            <text:p>0.412415750018459</text:p>
          </table:table-cell>
          <table:table-cell table:formula="of:=MAX(0; [.$B$2]*0.5 - ABS([.B273]))*[.$D$88]/(([.$B$2]*0.5)^2)" office:value-type="float" office:value="0" calcext:value-type="float">
            <text:p>0</text:p>
          </table:table-cell>
          <table:table-cell table:formula="of:=MAX(0; [.$B$6]*0.5 - ABS([.$B273]))*[.$D$88]/(([.$B$6]*0.5)^2)" office:value-type="float" office:value="0" calcext:value-type="float">
            <text:p>0</text:p>
          </table:table-cell>
          <table:table-cell table:formula="of:=MAX(0; [.$B$10]*0.5 - ABS([.$B273]))*[.$D$88]/(([.$B$10]*0.5)^2)" office:value-type="float" office:value="0" calcext:value-type="float">
            <text:p>0</text:p>
          </table:table-cell>
          <table:table-cell table:formula="of:=SUMPRODUCT([.F223:.F323];[.$S$140:.$S$240])" office:value-type="float" office:value="0.224685516290714" calcext:value-type="float">
            <text:p>0.224685516290714</text:p>
          </table:table-cell>
          <table:table-cell table:formula="of:=SUMPRODUCT([.J223:.J323];[.T$140:.T$240])" office:value-type="float" office:value="0" calcext:value-type="float">
            <text:p>0</text:p>
          </table:table-cell>
          <table:table-cell table:formula="of:=SUMPRODUCT([.N223:.N323];[.U$140:.U$240])" office:value-type="float" office:value="0.215584142073372" calcext:value-type="float">
            <text:p>0.215584142073372</text:p>
          </table:table-cell>
          <table:table-cell table:style-name="ce9" table:formula="of:=[.V273]+[.$O273]" office:value-type="float" office:value="0.421689453685901" calcext:value-type="float">
            <text:p>0.421689453685901</text:p>
          </table:table-cell>
          <table:table-cell table:style-name="ce9" table:formula="of:=[.W273]+[.$O273]" office:value-type="float" office:value="0.197003937395186" calcext:value-type="float">
            <text:p>0.197003937395186</text:p>
          </table:table-cell>
          <table:table-cell table:style-name="ce9" table:formula="of:=[.X273]+[.$O273]" office:value-type="float" office:value="0.412588079468558" calcext:value-type="float">
            <text:p>0.412588079468558</text:p>
          </table:table-cell>
          <table:table-cell table:style-name="ce9" table:formula="of:=([.Y273]-[.Y272])/[.$D$88]" office:value-type="float" office:value="5.6126477890367" calcext:value-type="float">
            <text:p>5.6126477890367</text:p>
          </table:table-cell>
          <table:table-cell table:formula="of:=([.Z273]-[.Z272])/[.$D$88]" office:value-type="float" office:value="5.6126477890367" calcext:value-type="float">
            <text:p>5.6126477890367</text:p>
          </table:table-cell>
          <table:table-cell table:style-name="ce11" table:formula="of:=([.AA273]-[.AA272])/[.$D$88]" office:value-type="float" office:value="5.6126477890366" calcext:value-type="float">
            <text:p>5.6126477890366</text:p>
          </table:table-cell>
          <table:table-cell table:style-name="ce9" table:formula="of:=([.AB273]-[.AB272])/[.$D$88]" office:value-type="float" office:value="0" calcext:value-type="float">
            <text:p>0</text:p>
          </table:table-cell>
          <table:table-cell table:formula="of:=([.AC273]-[.AC272])/[.$D$88]" office:value-type="float" office:value="0.0000000000784557604068444" calcext:value-type="float">
            <text:p>7.84557604068444E-11</text:p>
          </table:table-cell>
          <table:table-cell table:style-name="ce11" table:formula="of:=([.AD273]-[.AD272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68" calcext:value-type="float">
            <text:p>1.68</text:p>
          </table:table-cell>
          <table:table-cell table:formula="of:=[.A274]*[.$B$88]" office:value-type="float" office:value="0.0504" calcext:value-type="float">
            <text:p>0.0504</text:p>
          </table:table-cell>
          <table:table-cell table:formula="of:=MIN([.B274]*[.$B$11];[.$B$12])" office:value-type="float" office:value="150" calcext:value-type="float">
            <text:p>150</text:p>
          </table:table-cell>
          <table:table-cell table:formula="of:=[.C274]*[.$B$14]*[.$B$15]" office:value-type="float" office:value="13.5" calcext:value-type="float">
            <text:p>13.5</text:p>
          </table:table-cell>
          <table:table-cell table:formula="of:=[.D274]/[.$B$13]" office:value-type="float" office:value="5.61264778903662" calcext:value-type="float">
            <text:p>5.61264778903662</text:p>
          </table:table-cell>
          <table:table-cell table:formula="of:=[.E274]*[.$B$1]" office:value-type="float" office:value="0.224505911561465" calcext:value-type="float">
            <text:p>0.224505911561465</text:p>
          </table:table-cell>
          <table:table-cell table:formula="of:=[.E274]*[.$B$3]" office:value-type="float" office:value="0" calcext:value-type="float">
            <text:p>0</text:p>
          </table:table-cell>
          <table:table-cell table:formula="of:=[.E274]/[.$B$5]" office:value-type="float" office:value="5.61264778903664" calcext:value-type="float">
            <text:p>5.613</text:p>
          </table:table-cell>
          <table:table-cell table:formula="of:=[.$B$4]*(1-1/(1+[.H274]))" office:value-type="float" office:value="0" calcext:value-type="float">
            <text:p>0</text:p>
          </table:table-cell>
          <table:table-cell table:formula="of:=[.G274]+[.I274]" office:value-type="float" office:value="0" calcext:value-type="float">
            <text:p>0</text:p>
          </table:table-cell>
          <table:table-cell table:formula="of:=[.E274]*[.$B$7]" office:value-type="float" office:value="0.0954150124136226" calcext:value-type="float">
            <text:p>0.0954150124136226</text:p>
          </table:table-cell>
          <table:table-cell table:formula="of:=[.E274]/[.$B$9]" office:value-type="float" office:value="5.61264778903662" calcext:value-type="float">
            <text:p>5.61264778903662</text:p>
          </table:table-cell>
          <table:table-cell table:formula="of:=[.$B$8]*TANH([.L274])" office:value-type="float" office:value="0.119996800209651" calcext:value-type="float">
            <text:p>0.119996800209651</text:p>
          </table:table-cell>
          <table:table-cell table:formula="of:=[.K274]+[.M274]" office:value-type="float" office:value="0.215411812623274" calcext:value-type="float">
            <text:p>0.215411812623274</text:p>
          </table:table-cell>
          <table:table-cell table:formula="of:=[.O273]+[.E274]*[.$D$88]" office:value-type="float" office:value="0.200371526068607" calcext:value-type="float">
            <text:p>0.200371526068607</text:p>
          </table:table-cell>
          <table:table-cell table:formula="of:=[.O274]+[.F274]" office:value-type="float" office:value="0.424877437630072" calcext:value-type="float">
            <text:p>0.424877437630072</text:p>
          </table:table-cell>
          <table:table-cell table:formula="of:=[.O274]+[.J274]" office:value-type="float" office:value="0.200371526068607" calcext:value-type="float">
            <text:p>0.200371526068607</text:p>
          </table:table-cell>
          <table:table-cell table:formula="of:=[.O274]+[.N274]" office:value-type="float" office:value="0.415783338691881" calcext:value-type="float">
            <text:p>0.415783338691881</text:p>
          </table:table-cell>
          <table:table-cell table:formula="of:=MAX(0; [.$B$2]*0.5 - ABS([.B274]))*[.$D$88]/(([.$B$2]*0.5)^2)" office:value-type="float" office:value="0" calcext:value-type="float">
            <text:p>0</text:p>
          </table:table-cell>
          <table:table-cell table:formula="of:=MAX(0; [.$B$6]*0.5 - ABS([.$B274]))*[.$D$88]/(([.$B$6]*0.5)^2)" office:value-type="float" office:value="0" calcext:value-type="float">
            <text:p>0</text:p>
          </table:table-cell>
          <table:table-cell table:formula="of:=MAX(0; [.$B$10]*0.5 - ABS([.$B274]))*[.$D$88]/(([.$B$10]*0.5)^2)" office:value-type="float" office:value="0" calcext:value-type="float">
            <text:p>0</text:p>
          </table:table-cell>
          <table:table-cell table:formula="of:=SUMPRODUCT([.F224:.F324];[.$S$140:.$S$240])" office:value-type="float" office:value="0.224685516290714" calcext:value-type="float">
            <text:p>0.224685516290714</text:p>
          </table:table-cell>
          <table:table-cell table:formula="of:=SUMPRODUCT([.J224:.J324];[.T$140:.T$240])" office:value-type="float" office:value="0" calcext:value-type="float">
            <text:p>0</text:p>
          </table:table-cell>
          <table:table-cell table:formula="of:=SUMPRODUCT([.N224:.N324];[.U$140:.U$240])" office:value-type="float" office:value="0.215584142073372" calcext:value-type="float">
            <text:p>0.215584142073372</text:p>
          </table:table-cell>
          <table:table-cell table:style-name="ce9" table:formula="of:=[.V274]+[.$O274]" office:value-type="float" office:value="0.425057042359323" calcext:value-type="float">
            <text:p>0.425057042359323</text:p>
          </table:table-cell>
          <table:table-cell table:style-name="ce9" table:formula="of:=[.W274]+[.$O274]" office:value-type="float" office:value="0.200371526068608" calcext:value-type="float">
            <text:p>0.200371526068608</text:p>
          </table:table-cell>
          <table:table-cell table:style-name="ce9" table:formula="of:=[.X274]+[.$O274]" office:value-type="float" office:value="0.415955668141981" calcext:value-type="float">
            <text:p>0.415955668141981</text:p>
          </table:table-cell>
          <table:table-cell table:style-name="ce9" table:formula="of:=([.Y274]-[.Y273])/[.$D$88]" office:value-type="float" office:value="5.6126477890366" calcext:value-type="float">
            <text:p>5.6126477890366</text:p>
          </table:table-cell>
          <table:table-cell table:formula="of:=([.Z274]-[.Z273])/[.$D$88]" office:value-type="float" office:value="5.61264778903665" calcext:value-type="float">
            <text:p>5.61264778903665</text:p>
          </table:table-cell>
          <table:table-cell table:style-name="ce11" table:formula="of:=([.AA274]-[.AA273])/[.$D$88]" office:value-type="float" office:value="5.6126477890367" calcext:value-type="float">
            <text:p>5.6126477890367</text:p>
          </table:table-cell>
          <table:table-cell table:style-name="ce9" table:formula="of:=([.AB274]-[.AB273])/[.$D$88]" office:value-type="float" office:value="-0.000000000155431223447522" calcext:value-type="float">
            <text:p>-1.55431223447522E-10</text:p>
          </table:table-cell>
          <table:table-cell table:formula="of:=([.AC274]-[.AC273])/[.$D$88]" office:value-type="float" office:value="-0.0000000000784557604068444" calcext:value-type="float">
            <text:p>-7.84557604068444E-11</text:p>
          </table:table-cell>
          <table:table-cell table:style-name="ce11" table:formula="of:=([.AD274]-[.AD273])/[.$D$88]" office:value-type="float" office:value="0.000000000155431223447522" calcext:value-type="float">
            <text:p>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7" calcext:value-type="float">
            <text:p>1.7</text:p>
          </table:table-cell>
          <table:table-cell table:formula="of:=[.A275]*[.$B$88]" office:value-type="float" office:value="0.051" calcext:value-type="float">
            <text:p>0.051</text:p>
          </table:table-cell>
          <table:table-cell table:formula="of:=MIN([.B275]*[.$B$11];[.$B$12])" office:value-type="float" office:value="150" calcext:value-type="float">
            <text:p>150</text:p>
          </table:table-cell>
          <table:table-cell table:formula="of:=[.C275]*[.$B$14]*[.$B$15]" office:value-type="float" office:value="13.5" calcext:value-type="float">
            <text:p>13.5</text:p>
          </table:table-cell>
          <table:table-cell table:formula="of:=[.D275]/[.$B$13]" office:value-type="float" office:value="5.61264778903662" calcext:value-type="float">
            <text:p>5.61264778903662</text:p>
          </table:table-cell>
          <table:table-cell table:formula="of:=[.E275]*[.$B$1]" office:value-type="float" office:value="0.224505911561465" calcext:value-type="float">
            <text:p>0.224505911561465</text:p>
          </table:table-cell>
          <table:table-cell table:formula="of:=[.E275]*[.$B$3]" office:value-type="float" office:value="0" calcext:value-type="float">
            <text:p>0</text:p>
          </table:table-cell>
          <table:table-cell table:formula="of:=[.E275]/[.$B$5]" office:value-type="float" office:value="5.61264778903664" calcext:value-type="float">
            <text:p>5.613</text:p>
          </table:table-cell>
          <table:table-cell table:formula="of:=[.$B$4]*(1-1/(1+[.H275]))" office:value-type="float" office:value="0" calcext:value-type="float">
            <text:p>0</text:p>
          </table:table-cell>
          <table:table-cell table:formula="of:=[.G275]+[.I275]" office:value-type="float" office:value="0" calcext:value-type="float">
            <text:p>0</text:p>
          </table:table-cell>
          <table:table-cell table:formula="of:=[.E275]*[.$B$7]" office:value-type="float" office:value="0.0954150124136226" calcext:value-type="float">
            <text:p>0.0954150124136226</text:p>
          </table:table-cell>
          <table:table-cell table:formula="of:=[.E275]/[.$B$9]" office:value-type="float" office:value="5.61264778903662" calcext:value-type="float">
            <text:p>5.61264778903662</text:p>
          </table:table-cell>
          <table:table-cell table:formula="of:=[.$B$8]*TANH([.L275])" office:value-type="float" office:value="0.119996800209651" calcext:value-type="float">
            <text:p>0.119996800209651</text:p>
          </table:table-cell>
          <table:table-cell table:formula="of:=[.K275]+[.M275]" office:value-type="float" office:value="0.215411812623274" calcext:value-type="float">
            <text:p>0.215411812623274</text:p>
          </table:table-cell>
          <table:table-cell table:formula="of:=[.O274]+[.E275]*[.$D$88]" office:value-type="float" office:value="0.203739114742029" calcext:value-type="float">
            <text:p>0.203739114742029</text:p>
          </table:table-cell>
          <table:table-cell table:formula="of:=[.O275]+[.F275]" office:value-type="float" office:value="0.428245026303494" calcext:value-type="float">
            <text:p>0.428245026303494</text:p>
          </table:table-cell>
          <table:table-cell table:formula="of:=[.O275]+[.J275]" office:value-type="float" office:value="0.203739114742029" calcext:value-type="float">
            <text:p>0.203739114742029</text:p>
          </table:table-cell>
          <table:table-cell table:formula="of:=[.O275]+[.N275]" office:value-type="float" office:value="0.419150927365303" calcext:value-type="float">
            <text:p>0.419150927365303</text:p>
          </table:table-cell>
          <table:table-cell table:formula="of:=MAX(0; [.$B$2]*0.5 - ABS([.B275]))*[.$D$88]/(([.$B$2]*0.5)^2)" office:value-type="float" office:value="0" calcext:value-type="float">
            <text:p>0</text:p>
          </table:table-cell>
          <table:table-cell table:formula="of:=MAX(0; [.$B$6]*0.5 - ABS([.$B275]))*[.$D$88]/(([.$B$6]*0.5)^2)" office:value-type="float" office:value="0" calcext:value-type="float">
            <text:p>0</text:p>
          </table:table-cell>
          <table:table-cell table:formula="of:=MAX(0; [.$B$10]*0.5 - ABS([.$B275]))*[.$D$88]/(([.$B$10]*0.5)^2)" office:value-type="float" office:value="0" calcext:value-type="float">
            <text:p>0</text:p>
          </table:table-cell>
          <table:table-cell table:formula="of:=SUMPRODUCT([.F225:.F325];[.$S$140:.$S$240])" office:value-type="float" office:value="0.224685516290714" calcext:value-type="float">
            <text:p>0.224685516290714</text:p>
          </table:table-cell>
          <table:table-cell table:formula="of:=SUMPRODUCT([.J225:.J325];[.T$140:.T$240])" office:value-type="float" office:value="0" calcext:value-type="float">
            <text:p>0</text:p>
          </table:table-cell>
          <table:table-cell table:formula="of:=SUMPRODUCT([.N225:.N325];[.U$140:.U$240])" office:value-type="float" office:value="0.215584142073372" calcext:value-type="float">
            <text:p>0.215584142073372</text:p>
          </table:table-cell>
          <table:table-cell table:style-name="ce9" table:formula="of:=[.V275]+[.$O275]" office:value-type="float" office:value="0.428424631032745" calcext:value-type="float">
            <text:p>0.428424631032745</text:p>
          </table:table-cell>
          <table:table-cell table:style-name="ce9" table:formula="of:=[.W275]+[.$O275]" office:value-type="float" office:value="0.20373911474203" calcext:value-type="float">
            <text:p>0.20373911474203</text:p>
          </table:table-cell>
          <table:table-cell table:style-name="ce9" table:formula="of:=[.X275]+[.$O275]" office:value-type="float" office:value="0.419323256815403" calcext:value-type="float">
            <text:p>0.419323256815403</text:p>
          </table:table-cell>
          <table:table-cell table:style-name="ce9" table:formula="of:=([.Y275]-[.Y274])/[.$D$88]" office:value-type="float" office:value="5.6126477890366" calcext:value-type="float">
            <text:p>5.6126477890366</text:p>
          </table:table-cell>
          <table:table-cell table:formula="of:=([.Z275]-[.Z274])/[.$D$88]" office:value-type="float" office:value="5.61264778903665" calcext:value-type="float">
            <text:p>5.61264778903665</text:p>
          </table:table-cell>
          <table:table-cell table:style-name="ce11" table:formula="of:=([.AA275]-[.AA274])/[.$D$88]" office:value-type="float" office:value="5.6126477890367" calcext:value-type="float">
            <text:p>5.6126477890367</text:p>
          </table:table-cell>
          <table:table-cell table:style-name="ce9" table:formula="of:=([.AB275]-[.AB274])/[.$D$88]" office:value-type="float" office:value="0" calcext:value-type="float">
            <text:p>0</text:p>
          </table:table-cell>
          <table:table-cell table:formula="of:=([.AC275]-[.AC274])/[.$D$88]" office:value-type="float" office:value="0" calcext:value-type="float">
            <text:p>0</text:p>
          </table:table-cell>
          <table:table-cell table:style-name="ce11" table:formula="of:=([.AD275]-[.AD274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72" calcext:value-type="float">
            <text:p>1.72</text:p>
          </table:table-cell>
          <table:table-cell table:formula="of:=[.A276]*[.$B$88]" office:value-type="float" office:value="0.0516" calcext:value-type="float">
            <text:p>0.0516</text:p>
          </table:table-cell>
          <table:table-cell table:formula="of:=MIN([.B276]*[.$B$11];[.$B$12])" office:value-type="float" office:value="150" calcext:value-type="float">
            <text:p>150</text:p>
          </table:table-cell>
          <table:table-cell table:formula="of:=[.C276]*[.$B$14]*[.$B$15]" office:value-type="float" office:value="13.5" calcext:value-type="float">
            <text:p>13.5</text:p>
          </table:table-cell>
          <table:table-cell table:formula="of:=[.D276]/[.$B$13]" office:value-type="float" office:value="5.61264778903662" calcext:value-type="float">
            <text:p>5.61264778903662</text:p>
          </table:table-cell>
          <table:table-cell table:formula="of:=[.E276]*[.$B$1]" office:value-type="float" office:value="0.224505911561465" calcext:value-type="float">
            <text:p>0.224505911561465</text:p>
          </table:table-cell>
          <table:table-cell table:formula="of:=[.E276]*[.$B$3]" office:value-type="float" office:value="0" calcext:value-type="float">
            <text:p>0</text:p>
          </table:table-cell>
          <table:table-cell table:formula="of:=[.E276]/[.$B$5]" office:value-type="float" office:value="5.61264778903664" calcext:value-type="float">
            <text:p>5.613</text:p>
          </table:table-cell>
          <table:table-cell table:formula="of:=[.$B$4]*(1-1/(1+[.H276]))" office:value-type="float" office:value="0" calcext:value-type="float">
            <text:p>0</text:p>
          </table:table-cell>
          <table:table-cell table:formula="of:=[.G276]+[.I276]" office:value-type="float" office:value="0" calcext:value-type="float">
            <text:p>0</text:p>
          </table:table-cell>
          <table:table-cell table:formula="of:=[.E276]*[.$B$7]" office:value-type="float" office:value="0.0954150124136226" calcext:value-type="float">
            <text:p>0.0954150124136226</text:p>
          </table:table-cell>
          <table:table-cell table:formula="of:=[.E276]/[.$B$9]" office:value-type="float" office:value="5.61264778903662" calcext:value-type="float">
            <text:p>5.61264778903662</text:p>
          </table:table-cell>
          <table:table-cell table:formula="of:=[.$B$8]*TANH([.L276])" office:value-type="float" office:value="0.119996800209651" calcext:value-type="float">
            <text:p>0.119996800209651</text:p>
          </table:table-cell>
          <table:table-cell table:formula="of:=[.K276]+[.M276]" office:value-type="float" office:value="0.215411812623274" calcext:value-type="float">
            <text:p>0.215411812623274</text:p>
          </table:table-cell>
          <table:table-cell table:formula="of:=[.O275]+[.E276]*[.$D$88]" office:value-type="float" office:value="0.207106703415451" calcext:value-type="float">
            <text:p>0.207106703415451</text:p>
          </table:table-cell>
          <table:table-cell table:formula="of:=[.O276]+[.F276]" office:value-type="float" office:value="0.431612614976916" calcext:value-type="float">
            <text:p>0.431612614976916</text:p>
          </table:table-cell>
          <table:table-cell table:formula="of:=[.O276]+[.J276]" office:value-type="float" office:value="0.207106703415451" calcext:value-type="float">
            <text:p>0.207106703415451</text:p>
          </table:table-cell>
          <table:table-cell table:formula="of:=[.O276]+[.N276]" office:value-type="float" office:value="0.422518516038725" calcext:value-type="float">
            <text:p>0.422518516038725</text:p>
          </table:table-cell>
          <table:table-cell table:formula="of:=MAX(0; [.$B$2]*0.5 - ABS([.B276]))*[.$D$88]/(([.$B$2]*0.5)^2)" office:value-type="float" office:value="0" calcext:value-type="float">
            <text:p>0</text:p>
          </table:table-cell>
          <table:table-cell table:formula="of:=MAX(0; [.$B$6]*0.5 - ABS([.$B276]))*[.$D$88]/(([.$B$6]*0.5)^2)" office:value-type="float" office:value="0" calcext:value-type="float">
            <text:p>0</text:p>
          </table:table-cell>
          <table:table-cell table:formula="of:=MAX(0; [.$B$10]*0.5 - ABS([.$B276]))*[.$D$88]/(([.$B$10]*0.5)^2)" office:value-type="float" office:value="0" calcext:value-type="float">
            <text:p>0</text:p>
          </table:table-cell>
          <table:table-cell table:formula="of:=SUMPRODUCT([.F226:.F326];[.$S$140:.$S$240])" office:value-type="float" office:value="0.224685516290714" calcext:value-type="float">
            <text:p>0.224685516290714</text:p>
          </table:table-cell>
          <table:table-cell table:formula="of:=SUMPRODUCT([.J226:.J326];[.T$140:.T$240])" office:value-type="float" office:value="0" calcext:value-type="float">
            <text:p>0</text:p>
          </table:table-cell>
          <table:table-cell table:formula="of:=SUMPRODUCT([.N226:.N326];[.U$140:.U$240])" office:value-type="float" office:value="0.215584142073372" calcext:value-type="float">
            <text:p>0.215584142073372</text:p>
          </table:table-cell>
          <table:table-cell table:style-name="ce9" table:formula="of:=[.V276]+[.$O276]" office:value-type="float" office:value="0.431792219706167" calcext:value-type="float">
            <text:p>0.431792219706167</text:p>
          </table:table-cell>
          <table:table-cell table:style-name="ce9" table:formula="of:=[.W276]+[.$O276]" office:value-type="float" office:value="0.207106703415452" calcext:value-type="float">
            <text:p>0.207106703415452</text:p>
          </table:table-cell>
          <table:table-cell table:style-name="ce9" table:formula="of:=[.X276]+[.$O276]" office:value-type="float" office:value="0.422690845488824" calcext:value-type="float">
            <text:p>0.422690845488824</text:p>
          </table:table-cell>
          <table:table-cell table:style-name="ce9" table:formula="of:=([.Y276]-[.Y275])/[.$D$88]" office:value-type="float" office:value="5.6126477890367" calcext:value-type="float">
            <text:p>5.6126477890367</text:p>
          </table:table-cell>
          <table:table-cell table:formula="of:=([.Z276]-[.Z275])/[.$D$88]" office:value-type="float" office:value="5.6126477890367" calcext:value-type="float">
            <text:p>5.6126477890367</text:p>
          </table:table-cell>
          <table:table-cell table:style-name="ce11" table:formula="of:=([.AA276]-[.AA275])/[.$D$88]" office:value-type="float" office:value="5.6126477890366" calcext:value-type="float">
            <text:p>5.6126477890366</text:p>
          </table:table-cell>
          <table:table-cell table:style-name="ce9" table:formula="of:=([.AB276]-[.AB275])/[.$D$88]" office:value-type="float" office:value="0.000000000155431223447522" calcext:value-type="float">
            <text:p>1.55431223447522E-10</text:p>
          </table:table-cell>
          <table:table-cell table:formula="of:=([.AC276]-[.AC275])/[.$D$88]" office:value-type="float" office:value="0.0000000000784557604068444" calcext:value-type="float">
            <text:p>7.84557604068444E-11</text:p>
          </table:table-cell>
          <table:table-cell table:style-name="ce11" table:formula="of:=([.AD276]-[.AD275])/[.$D$88]" office:value-type="float" office:value="-0.000000000155431223447522" calcext:value-type="float">
            <text:p>-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74" calcext:value-type="float">
            <text:p>1.74</text:p>
          </table:table-cell>
          <table:table-cell table:formula="of:=[.A277]*[.$B$88]" office:value-type="float" office:value="0.0522" calcext:value-type="float">
            <text:p>0.0522</text:p>
          </table:table-cell>
          <table:table-cell table:formula="of:=MIN([.B277]*[.$B$11];[.$B$12])" office:value-type="float" office:value="150" calcext:value-type="float">
            <text:p>150</text:p>
          </table:table-cell>
          <table:table-cell table:formula="of:=[.C277]*[.$B$14]*[.$B$15]" office:value-type="float" office:value="13.5" calcext:value-type="float">
            <text:p>13.5</text:p>
          </table:table-cell>
          <table:table-cell table:formula="of:=[.D277]/[.$B$13]" office:value-type="float" office:value="5.61264778903662" calcext:value-type="float">
            <text:p>5.61264778903662</text:p>
          </table:table-cell>
          <table:table-cell table:formula="of:=[.E277]*[.$B$1]" office:value-type="float" office:value="0.224505911561465" calcext:value-type="float">
            <text:p>0.224505911561465</text:p>
          </table:table-cell>
          <table:table-cell table:formula="of:=[.E277]*[.$B$3]" office:value-type="float" office:value="0" calcext:value-type="float">
            <text:p>0</text:p>
          </table:table-cell>
          <table:table-cell table:formula="of:=[.E277]/[.$B$5]" office:value-type="float" office:value="5.61264778903664" calcext:value-type="float">
            <text:p>5.613</text:p>
          </table:table-cell>
          <table:table-cell table:formula="of:=[.$B$4]*(1-1/(1+[.H277]))" office:value-type="float" office:value="0" calcext:value-type="float">
            <text:p>0</text:p>
          </table:table-cell>
          <table:table-cell table:formula="of:=[.G277]+[.I277]" office:value-type="float" office:value="0" calcext:value-type="float">
            <text:p>0</text:p>
          </table:table-cell>
          <table:table-cell table:formula="of:=[.E277]*[.$B$7]" office:value-type="float" office:value="0.0954150124136226" calcext:value-type="float">
            <text:p>0.0954150124136226</text:p>
          </table:table-cell>
          <table:table-cell table:formula="of:=[.E277]/[.$B$9]" office:value-type="float" office:value="5.61264778903662" calcext:value-type="float">
            <text:p>5.61264778903662</text:p>
          </table:table-cell>
          <table:table-cell table:formula="of:=[.$B$8]*TANH([.L277])" office:value-type="float" office:value="0.119996800209651" calcext:value-type="float">
            <text:p>0.119996800209651</text:p>
          </table:table-cell>
          <table:table-cell table:formula="of:=[.K277]+[.M277]" office:value-type="float" office:value="0.215411812623274" calcext:value-type="float">
            <text:p>0.215411812623274</text:p>
          </table:table-cell>
          <table:table-cell table:formula="of:=[.O276]+[.E277]*[.$D$88]" office:value-type="float" office:value="0.210474292088873" calcext:value-type="float">
            <text:p>0.210474292088873</text:p>
          </table:table-cell>
          <table:table-cell table:formula="of:=[.O277]+[.F277]" office:value-type="float" office:value="0.434980203650338" calcext:value-type="float">
            <text:p>0.434980203650338</text:p>
          </table:table-cell>
          <table:table-cell table:formula="of:=[.O277]+[.J277]" office:value-type="float" office:value="0.210474292088873" calcext:value-type="float">
            <text:p>0.210474292088873</text:p>
          </table:table-cell>
          <table:table-cell table:formula="of:=[.O277]+[.N277]" office:value-type="float" office:value="0.425886104712147" calcext:value-type="float">
            <text:p>0.425886104712147</text:p>
          </table:table-cell>
          <table:table-cell table:formula="of:=MAX(0; [.$B$2]*0.5 - ABS([.B277]))*[.$D$88]/(([.$B$2]*0.5)^2)" office:value-type="float" office:value="0" calcext:value-type="float">
            <text:p>0</text:p>
          </table:table-cell>
          <table:table-cell table:formula="of:=MAX(0; [.$B$6]*0.5 - ABS([.$B277]))*[.$D$88]/(([.$B$6]*0.5)^2)" office:value-type="float" office:value="0" calcext:value-type="float">
            <text:p>0</text:p>
          </table:table-cell>
          <table:table-cell table:formula="of:=MAX(0; [.$B$10]*0.5 - ABS([.$B277]))*[.$D$88]/(([.$B$10]*0.5)^2)" office:value-type="float" office:value="0" calcext:value-type="float">
            <text:p>0</text:p>
          </table:table-cell>
          <table:table-cell table:formula="of:=SUMPRODUCT([.F227:.F327];[.$S$140:.$S$240])" office:value-type="float" office:value="0.224685516290714" calcext:value-type="float">
            <text:p>0.224685516290714</text:p>
          </table:table-cell>
          <table:table-cell table:formula="of:=SUMPRODUCT([.J227:.J327];[.T$140:.T$240])" office:value-type="float" office:value="0" calcext:value-type="float">
            <text:p>0</text:p>
          </table:table-cell>
          <table:table-cell table:formula="of:=SUMPRODUCT([.N227:.N327];[.U$140:.U$240])" office:value-type="float" office:value="0.215584142073372" calcext:value-type="float">
            <text:p>0.215584142073372</text:p>
          </table:table-cell>
          <table:table-cell table:style-name="ce9" table:formula="of:=[.V277]+[.$O277]" office:value-type="float" office:value="0.435159808379589" calcext:value-type="float">
            <text:p>0.435159808379589</text:p>
          </table:table-cell>
          <table:table-cell table:style-name="ce9" table:formula="of:=[.W277]+[.$O277]" office:value-type="float" office:value="0.210474292088874" calcext:value-type="float">
            <text:p>0.210474292088874</text:p>
          </table:table-cell>
          <table:table-cell table:style-name="ce9" table:formula="of:=[.X277]+[.$O277]" office:value-type="float" office:value="0.426058434162246" calcext:value-type="float">
            <text:p>0.426058434162246</text:p>
          </table:table-cell>
          <table:table-cell table:style-name="ce9" table:formula="of:=([.Y277]-[.Y276])/[.$D$88]" office:value-type="float" office:value="5.6126477890367" calcext:value-type="float">
            <text:p>5.6126477890367</text:p>
          </table:table-cell>
          <table:table-cell table:formula="of:=([.Z277]-[.Z276])/[.$D$88]" office:value-type="float" office:value="5.61264778903665" calcext:value-type="float">
            <text:p>5.61264778903665</text:p>
          </table:table-cell>
          <table:table-cell table:style-name="ce11" table:formula="of:=([.AA277]-[.AA276])/[.$D$88]" office:value-type="float" office:value="5.6126477890366" calcext:value-type="float">
            <text:p>5.6126477890366</text:p>
          </table:table-cell>
          <table:table-cell table:style-name="ce9" table:formula="of:=([.AB277]-[.AB276])/[.$D$88]" office:value-type="float" office:value="0" calcext:value-type="float">
            <text:p>0</text:p>
          </table:table-cell>
          <table:table-cell table:formula="of:=([.AC277]-[.AC276])/[.$D$88]" office:value-type="float" office:value="-0.0000000000784557604068444" calcext:value-type="float">
            <text:p>-7.84557604068444E-11</text:p>
          </table:table-cell>
          <table:table-cell table:style-name="ce11" table:formula="of:=([.AD277]-[.AD276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76" calcext:value-type="float">
            <text:p>1.76</text:p>
          </table:table-cell>
          <table:table-cell table:formula="of:=[.A278]*[.$B$88]" office:value-type="float" office:value="0.0528" calcext:value-type="float">
            <text:p>0.0528</text:p>
          </table:table-cell>
          <table:table-cell table:formula="of:=MIN([.B278]*[.$B$11];[.$B$12])" office:value-type="float" office:value="150" calcext:value-type="float">
            <text:p>150</text:p>
          </table:table-cell>
          <table:table-cell table:formula="of:=[.C278]*[.$B$14]*[.$B$15]" office:value-type="float" office:value="13.5" calcext:value-type="float">
            <text:p>13.5</text:p>
          </table:table-cell>
          <table:table-cell table:formula="of:=[.D278]/[.$B$13]" office:value-type="float" office:value="5.61264778903662" calcext:value-type="float">
            <text:p>5.61264778903662</text:p>
          </table:table-cell>
          <table:table-cell table:formula="of:=[.E278]*[.$B$1]" office:value-type="float" office:value="0.224505911561465" calcext:value-type="float">
            <text:p>0.224505911561465</text:p>
          </table:table-cell>
          <table:table-cell table:formula="of:=[.E278]*[.$B$3]" office:value-type="float" office:value="0" calcext:value-type="float">
            <text:p>0</text:p>
          </table:table-cell>
          <table:table-cell table:formula="of:=[.E278]/[.$B$5]" office:value-type="float" office:value="5.61264778903664" calcext:value-type="float">
            <text:p>5.613</text:p>
          </table:table-cell>
          <table:table-cell table:formula="of:=[.$B$4]*(1-1/(1+[.H278]))" office:value-type="float" office:value="0" calcext:value-type="float">
            <text:p>0</text:p>
          </table:table-cell>
          <table:table-cell table:formula="of:=[.G278]+[.I278]" office:value-type="float" office:value="0" calcext:value-type="float">
            <text:p>0</text:p>
          </table:table-cell>
          <table:table-cell table:formula="of:=[.E278]*[.$B$7]" office:value-type="float" office:value="0.0954150124136226" calcext:value-type="float">
            <text:p>0.0954150124136226</text:p>
          </table:table-cell>
          <table:table-cell table:formula="of:=[.E278]/[.$B$9]" office:value-type="float" office:value="5.61264778903662" calcext:value-type="float">
            <text:p>5.61264778903662</text:p>
          </table:table-cell>
          <table:table-cell table:formula="of:=[.$B$8]*TANH([.L278])" office:value-type="float" office:value="0.119996800209651" calcext:value-type="float">
            <text:p>0.119996800209651</text:p>
          </table:table-cell>
          <table:table-cell table:formula="of:=[.K278]+[.M278]" office:value-type="float" office:value="0.215411812623274" calcext:value-type="float">
            <text:p>0.215411812623274</text:p>
          </table:table-cell>
          <table:table-cell table:formula="of:=[.O277]+[.E278]*[.$D$88]" office:value-type="float" office:value="0.213841880762295" calcext:value-type="float">
            <text:p>0.213841880762295</text:p>
          </table:table-cell>
          <table:table-cell table:formula="of:=[.O278]+[.F278]" office:value-type="float" office:value="0.43834779232376" calcext:value-type="float">
            <text:p>0.43834779232376</text:p>
          </table:table-cell>
          <table:table-cell table:formula="of:=[.O278]+[.J278]" office:value-type="float" office:value="0.213841880762295" calcext:value-type="float">
            <text:p>0.213841880762295</text:p>
          </table:table-cell>
          <table:table-cell table:formula="of:=[.O278]+[.N278]" office:value-type="float" office:value="0.429253693385569" calcext:value-type="float">
            <text:p>0.429253693385569</text:p>
          </table:table-cell>
          <table:table-cell table:formula="of:=MAX(0; [.$B$2]*0.5 - ABS([.B278]))*[.$D$88]/(([.$B$2]*0.5)^2)" office:value-type="float" office:value="0" calcext:value-type="float">
            <text:p>0</text:p>
          </table:table-cell>
          <table:table-cell table:formula="of:=MAX(0; [.$B$6]*0.5 - ABS([.$B278]))*[.$D$88]/(([.$B$6]*0.5)^2)" office:value-type="float" office:value="0" calcext:value-type="float">
            <text:p>0</text:p>
          </table:table-cell>
          <table:table-cell table:formula="of:=MAX(0; [.$B$10]*0.5 - ABS([.$B278]))*[.$D$88]/(([.$B$10]*0.5)^2)" office:value-type="float" office:value="0" calcext:value-type="float">
            <text:p>0</text:p>
          </table:table-cell>
          <table:table-cell table:formula="of:=SUMPRODUCT([.F228:.F328];[.$S$140:.$S$240])" office:value-type="float" office:value="0.224685516290714" calcext:value-type="float">
            <text:p>0.224685516290714</text:p>
          </table:table-cell>
          <table:table-cell table:formula="of:=SUMPRODUCT([.J228:.J328];[.T$140:.T$240])" office:value-type="float" office:value="0" calcext:value-type="float">
            <text:p>0</text:p>
          </table:table-cell>
          <table:table-cell table:formula="of:=SUMPRODUCT([.N228:.N328];[.U$140:.U$240])" office:value-type="float" office:value="0.215584142073372" calcext:value-type="float">
            <text:p>0.215584142073372</text:p>
          </table:table-cell>
          <table:table-cell table:style-name="ce9" table:formula="of:=[.V278]+[.$O278]" office:value-type="float" office:value="0.438527397053011" calcext:value-type="float">
            <text:p>0.438527397053011</text:p>
          </table:table-cell>
          <table:table-cell table:style-name="ce9" table:formula="of:=[.W278]+[.$O278]" office:value-type="float" office:value="0.213841880762296" calcext:value-type="float">
            <text:p>0.213841880762296</text:p>
          </table:table-cell>
          <table:table-cell table:style-name="ce9" table:formula="of:=[.X278]+[.$O278]" office:value-type="float" office:value="0.429426022835668" calcext:value-type="float">
            <text:p>0.429426022835668</text:p>
          </table:table-cell>
          <table:table-cell table:style-name="ce9" table:formula="of:=([.Y278]-[.Y277])/[.$D$88]" office:value-type="float" office:value="5.6126477890366" calcext:value-type="float">
            <text:p>5.6126477890366</text:p>
          </table:table-cell>
          <table:table-cell table:formula="of:=([.Z278]-[.Z277])/[.$D$88]" office:value-type="float" office:value="5.61264778903665" calcext:value-type="float">
            <text:p>5.61264778903665</text:p>
          </table:table-cell>
          <table:table-cell table:style-name="ce11" table:formula="of:=([.AA278]-[.AA277])/[.$D$88]" office:value-type="float" office:value="5.6126477890367" calcext:value-type="float">
            <text:p>5.6126477890367</text:p>
          </table:table-cell>
          <table:table-cell table:style-name="ce9" table:formula="of:=([.AB278]-[.AB277])/[.$D$88]" office:value-type="float" office:value="-0.000000000155431223447522" calcext:value-type="float">
            <text:p>-1.55431223447522E-10</text:p>
          </table:table-cell>
          <table:table-cell table:formula="of:=([.AC278]-[.AC277])/[.$D$88]" office:value-type="float" office:value="0" calcext:value-type="float">
            <text:p>0</text:p>
          </table:table-cell>
          <table:table-cell table:style-name="ce11" table:formula="of:=([.AD278]-[.AD277])/[.$D$88]" office:value-type="float" office:value="0.000000000155431223447522" calcext:value-type="float">
            <text:p>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78" calcext:value-type="float">
            <text:p>1.78</text:p>
          </table:table-cell>
          <table:table-cell table:formula="of:=[.A279]*[.$B$88]" office:value-type="float" office:value="0.0534" calcext:value-type="float">
            <text:p>0.0534</text:p>
          </table:table-cell>
          <table:table-cell table:formula="of:=MIN([.B279]*[.$B$11];[.$B$12])" office:value-type="float" office:value="150" calcext:value-type="float">
            <text:p>150</text:p>
          </table:table-cell>
          <table:table-cell table:formula="of:=[.C279]*[.$B$14]*[.$B$15]" office:value-type="float" office:value="13.5" calcext:value-type="float">
            <text:p>13.5</text:p>
          </table:table-cell>
          <table:table-cell table:formula="of:=[.D279]/[.$B$13]" office:value-type="float" office:value="5.61264778903662" calcext:value-type="float">
            <text:p>5.61264778903662</text:p>
          </table:table-cell>
          <table:table-cell table:formula="of:=[.E279]*[.$B$1]" office:value-type="float" office:value="0.224505911561465" calcext:value-type="float">
            <text:p>0.224505911561465</text:p>
          </table:table-cell>
          <table:table-cell table:formula="of:=[.E279]*[.$B$3]" office:value-type="float" office:value="0" calcext:value-type="float">
            <text:p>0</text:p>
          </table:table-cell>
          <table:table-cell table:formula="of:=[.E279]/[.$B$5]" office:value-type="float" office:value="5.61264778903664" calcext:value-type="float">
            <text:p>5.613</text:p>
          </table:table-cell>
          <table:table-cell table:formula="of:=[.$B$4]*(1-1/(1+[.H279]))" office:value-type="float" office:value="0" calcext:value-type="float">
            <text:p>0</text:p>
          </table:table-cell>
          <table:table-cell table:formula="of:=[.G279]+[.I279]" office:value-type="float" office:value="0" calcext:value-type="float">
            <text:p>0</text:p>
          </table:table-cell>
          <table:table-cell table:formula="of:=[.E279]*[.$B$7]" office:value-type="float" office:value="0.0954150124136226" calcext:value-type="float">
            <text:p>0.0954150124136226</text:p>
          </table:table-cell>
          <table:table-cell table:formula="of:=[.E279]/[.$B$9]" office:value-type="float" office:value="5.61264778903662" calcext:value-type="float">
            <text:p>5.61264778903662</text:p>
          </table:table-cell>
          <table:table-cell table:formula="of:=[.$B$8]*TANH([.L279])" office:value-type="float" office:value="0.119996800209651" calcext:value-type="float">
            <text:p>0.119996800209651</text:p>
          </table:table-cell>
          <table:table-cell table:formula="of:=[.K279]+[.M279]" office:value-type="float" office:value="0.215411812623274" calcext:value-type="float">
            <text:p>0.215411812623274</text:p>
          </table:table-cell>
          <table:table-cell table:formula="of:=[.O278]+[.E279]*[.$D$88]" office:value-type="float" office:value="0.217209469435717" calcext:value-type="float">
            <text:p>0.217209469435717</text:p>
          </table:table-cell>
          <table:table-cell table:formula="of:=[.O279]+[.F279]" office:value-type="float" office:value="0.441715380997182" calcext:value-type="float">
            <text:p>0.441715380997182</text:p>
          </table:table-cell>
          <table:table-cell table:formula="of:=[.O279]+[.J279]" office:value-type="float" office:value="0.217209469435717" calcext:value-type="float">
            <text:p>0.217209469435717</text:p>
          </table:table-cell>
          <table:table-cell table:formula="of:=[.O279]+[.N279]" office:value-type="float" office:value="0.432621282058991" calcext:value-type="float">
            <text:p>0.432621282058991</text:p>
          </table:table-cell>
          <table:table-cell table:formula="of:=MAX(0; [.$B$2]*0.5 - ABS([.B279]))*[.$D$88]/(([.$B$2]*0.5)^2)" office:value-type="float" office:value="0" calcext:value-type="float">
            <text:p>0</text:p>
          </table:table-cell>
          <table:table-cell table:formula="of:=MAX(0; [.$B$6]*0.5 - ABS([.$B279]))*[.$D$88]/(([.$B$6]*0.5)^2)" office:value-type="float" office:value="0" calcext:value-type="float">
            <text:p>0</text:p>
          </table:table-cell>
          <table:table-cell table:formula="of:=MAX(0; [.$B$10]*0.5 - ABS([.$B279]))*[.$D$88]/(([.$B$10]*0.5)^2)" office:value-type="float" office:value="0" calcext:value-type="float">
            <text:p>0</text:p>
          </table:table-cell>
          <table:table-cell table:formula="of:=SUMPRODUCT([.F229:.F329];[.$S$140:.$S$240])" office:value-type="float" office:value="0.224685516290714" calcext:value-type="float">
            <text:p>0.224685516290714</text:p>
          </table:table-cell>
          <table:table-cell table:formula="of:=SUMPRODUCT([.J229:.J329];[.T$140:.T$240])" office:value-type="float" office:value="0" calcext:value-type="float">
            <text:p>0</text:p>
          </table:table-cell>
          <table:table-cell table:formula="of:=SUMPRODUCT([.N229:.N329];[.U$140:.U$240])" office:value-type="float" office:value="0.215584142073372" calcext:value-type="float">
            <text:p>0.215584142073372</text:p>
          </table:table-cell>
          <table:table-cell table:style-name="ce9" table:formula="of:=[.V279]+[.$O279]" office:value-type="float" office:value="0.441894985726433" calcext:value-type="float">
            <text:p>0.441894985726433</text:p>
          </table:table-cell>
          <table:table-cell table:style-name="ce9" table:formula="of:=[.W279]+[.$O279]" office:value-type="float" office:value="0.217209469435718" calcext:value-type="float">
            <text:p>0.217209469435718</text:p>
          </table:table-cell>
          <table:table-cell table:style-name="ce9" table:formula="of:=[.X279]+[.$O279]" office:value-type="float" office:value="0.43279361150909" calcext:value-type="float">
            <text:p>0.43279361150909</text:p>
          </table:table-cell>
          <table:table-cell table:style-name="ce9" table:formula="of:=([.Y279]-[.Y278])/[.$D$88]" office:value-type="float" office:value="5.6126477890366" calcext:value-type="float">
            <text:p>5.6126477890366</text:p>
          </table:table-cell>
          <table:table-cell table:formula="of:=([.Z279]-[.Z278])/[.$D$88]" office:value-type="float" office:value="5.6126477890367" calcext:value-type="float">
            <text:p>5.6126477890367</text:p>
          </table:table-cell>
          <table:table-cell table:style-name="ce11" table:formula="of:=([.AA279]-[.AA278])/[.$D$88]" office:value-type="float" office:value="5.6126477890367" calcext:value-type="float">
            <text:p>5.6126477890367</text:p>
          </table:table-cell>
          <table:table-cell table:style-name="ce9" table:formula="of:=([.AB279]-[.AB278])/[.$D$88]" office:value-type="float" office:value="0" calcext:value-type="float">
            <text:p>0</text:p>
          </table:table-cell>
          <table:table-cell table:formula="of:=([.AC279]-[.AC278])/[.$D$88]" office:value-type="float" office:value="0.0000000000784557604068444" calcext:value-type="float">
            <text:p>7.84557604068444E-11</text:p>
          </table:table-cell>
          <table:table-cell table:style-name="ce11" table:formula="of:=([.AD279]-[.AD278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8" calcext:value-type="float">
            <text:p>1.8</text:p>
          </table:table-cell>
          <table:table-cell table:formula="of:=[.A280]*[.$B$88]" office:value-type="float" office:value="0.054" calcext:value-type="float">
            <text:p>0.054</text:p>
          </table:table-cell>
          <table:table-cell table:formula="of:=MIN([.B280]*[.$B$11];[.$B$12])" office:value-type="float" office:value="150" calcext:value-type="float">
            <text:p>150</text:p>
          </table:table-cell>
          <table:table-cell table:formula="of:=[.C280]*[.$B$14]*[.$B$15]" office:value-type="float" office:value="13.5" calcext:value-type="float">
            <text:p>13.5</text:p>
          </table:table-cell>
          <table:table-cell table:formula="of:=[.D280]/[.$B$13]" office:value-type="float" office:value="5.61264778903662" calcext:value-type="float">
            <text:p>5.61264778903662</text:p>
          </table:table-cell>
          <table:table-cell table:formula="of:=[.E280]*[.$B$1]" office:value-type="float" office:value="0.224505911561465" calcext:value-type="float">
            <text:p>0.224505911561465</text:p>
          </table:table-cell>
          <table:table-cell table:formula="of:=[.E280]*[.$B$3]" office:value-type="float" office:value="0" calcext:value-type="float">
            <text:p>0</text:p>
          </table:table-cell>
          <table:table-cell table:formula="of:=[.E280]/[.$B$5]" office:value-type="float" office:value="5.61264778903664" calcext:value-type="float">
            <text:p>5.613</text:p>
          </table:table-cell>
          <table:table-cell table:formula="of:=[.$B$4]*(1-1/(1+[.H280]))" office:value-type="float" office:value="0" calcext:value-type="float">
            <text:p>0</text:p>
          </table:table-cell>
          <table:table-cell table:formula="of:=[.G280]+[.I280]" office:value-type="float" office:value="0" calcext:value-type="float">
            <text:p>0</text:p>
          </table:table-cell>
          <table:table-cell table:formula="of:=[.E280]*[.$B$7]" office:value-type="float" office:value="0.0954150124136226" calcext:value-type="float">
            <text:p>0.0954150124136226</text:p>
          </table:table-cell>
          <table:table-cell table:formula="of:=[.E280]/[.$B$9]" office:value-type="float" office:value="5.61264778903662" calcext:value-type="float">
            <text:p>5.61264778903662</text:p>
          </table:table-cell>
          <table:table-cell table:formula="of:=[.$B$8]*TANH([.L280])" office:value-type="float" office:value="0.119996800209651" calcext:value-type="float">
            <text:p>0.119996800209651</text:p>
          </table:table-cell>
          <table:table-cell table:formula="of:=[.K280]+[.M280]" office:value-type="float" office:value="0.215411812623274" calcext:value-type="float">
            <text:p>0.215411812623274</text:p>
          </table:table-cell>
          <table:table-cell table:formula="of:=[.O279]+[.E280]*[.$D$88]" office:value-type="float" office:value="0.220577058109139" calcext:value-type="float">
            <text:p>0.220577058109139</text:p>
          </table:table-cell>
          <table:table-cell table:formula="of:=[.O280]+[.F280]" office:value-type="float" office:value="0.445082969670604" calcext:value-type="float">
            <text:p>0.445082969670604</text:p>
          </table:table-cell>
          <table:table-cell table:formula="of:=[.O280]+[.J280]" office:value-type="float" office:value="0.220577058109139" calcext:value-type="float">
            <text:p>0.220577058109139</text:p>
          </table:table-cell>
          <table:table-cell table:formula="of:=[.O280]+[.N280]" office:value-type="float" office:value="0.435988870732413" calcext:value-type="float">
            <text:p>0.435988870732413</text:p>
          </table:table-cell>
          <table:table-cell table:formula="of:=MAX(0; [.$B$2]*0.5 - ABS([.B280]))*[.$D$88]/(([.$B$2]*0.5)^2)" office:value-type="float" office:value="0" calcext:value-type="float">
            <text:p>0</text:p>
          </table:table-cell>
          <table:table-cell table:formula="of:=MAX(0; [.$B$6]*0.5 - ABS([.$B280]))*[.$D$88]/(([.$B$6]*0.5)^2)" office:value-type="float" office:value="0" calcext:value-type="float">
            <text:p>0</text:p>
          </table:table-cell>
          <table:table-cell table:formula="of:=MAX(0; [.$B$10]*0.5 - ABS([.$B280]))*[.$D$88]/(([.$B$10]*0.5)^2)" office:value-type="float" office:value="0" calcext:value-type="float">
            <text:p>0</text:p>
          </table:table-cell>
          <table:table-cell table:formula="of:=SUMPRODUCT([.F230:.F330];[.$S$140:.$S$240])" office:value-type="float" office:value="0.224685516290714" calcext:value-type="float">
            <text:p>0.224685516290714</text:p>
          </table:table-cell>
          <table:table-cell table:formula="of:=SUMPRODUCT([.J230:.J330];[.T$140:.T$240])" office:value-type="float" office:value="0" calcext:value-type="float">
            <text:p>0</text:p>
          </table:table-cell>
          <table:table-cell table:formula="of:=SUMPRODUCT([.N230:.N330];[.U$140:.U$240])" office:value-type="float" office:value="0.215584142073372" calcext:value-type="float">
            <text:p>0.215584142073372</text:p>
          </table:table-cell>
          <table:table-cell table:style-name="ce9" table:formula="of:=[.V280]+[.$O280]" office:value-type="float" office:value="0.445262574399855" calcext:value-type="float">
            <text:p>0.445262574399855</text:p>
          </table:table-cell>
          <table:table-cell table:style-name="ce9" table:formula="of:=[.W280]+[.$O280]" office:value-type="float" office:value="0.22057705810914" calcext:value-type="float">
            <text:p>0.22057705810914</text:p>
          </table:table-cell>
          <table:table-cell table:style-name="ce9" table:formula="of:=[.X280]+[.$O280]" office:value-type="float" office:value="0.436161200182512" calcext:value-type="float">
            <text:p>0.436161200182512</text:p>
          </table:table-cell>
          <table:table-cell table:style-name="ce9" table:formula="of:=([.Y280]-[.Y279])/[.$D$88]" office:value-type="float" office:value="5.6126477890367" calcext:value-type="float">
            <text:p>5.6126477890367</text:p>
          </table:table-cell>
          <table:table-cell table:formula="of:=([.Z280]-[.Z279])/[.$D$88]" office:value-type="float" office:value="5.61264778903665" calcext:value-type="float">
            <text:p>5.61264778903665</text:p>
          </table:table-cell>
          <table:table-cell table:style-name="ce11" table:formula="of:=([.AA280]-[.AA279])/[.$D$88]" office:value-type="float" office:value="5.6126477890366" calcext:value-type="float">
            <text:p>5.6126477890366</text:p>
          </table:table-cell>
          <table:table-cell table:style-name="ce9" table:formula="of:=([.AB280]-[.AB279])/[.$D$88]" office:value-type="float" office:value="0.000000000155431223447522" calcext:value-type="float">
            <text:p>1.55431223447522E-10</text:p>
          </table:table-cell>
          <table:table-cell table:formula="of:=([.AC280]-[.AC279])/[.$D$88]" office:value-type="float" office:value="-0.0000000000784557604068444" calcext:value-type="float">
            <text:p>-7.84557604068444E-11</text:p>
          </table:table-cell>
          <table:table-cell table:style-name="ce11" table:formula="of:=([.AD280]-[.AD279])/[.$D$88]" office:value-type="float" office:value="-0.000000000155431223447522" calcext:value-type="float">
            <text:p>-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82" calcext:value-type="float">
            <text:p>1.82</text:p>
          </table:table-cell>
          <table:table-cell table:formula="of:=[.A281]*[.$B$88]" office:value-type="float" office:value="0.0546" calcext:value-type="float">
            <text:p>0.0546</text:p>
          </table:table-cell>
          <table:table-cell table:formula="of:=MIN([.B281]*[.$B$11];[.$B$12])" office:value-type="float" office:value="150" calcext:value-type="float">
            <text:p>150</text:p>
          </table:table-cell>
          <table:table-cell table:formula="of:=[.C281]*[.$B$14]*[.$B$15]" office:value-type="float" office:value="13.5" calcext:value-type="float">
            <text:p>13.5</text:p>
          </table:table-cell>
          <table:table-cell table:formula="of:=[.D281]/[.$B$13]" office:value-type="float" office:value="5.61264778903662" calcext:value-type="float">
            <text:p>5.61264778903662</text:p>
          </table:table-cell>
          <table:table-cell table:formula="of:=[.E281]*[.$B$1]" office:value-type="float" office:value="0.224505911561465" calcext:value-type="float">
            <text:p>0.224505911561465</text:p>
          </table:table-cell>
          <table:table-cell table:formula="of:=[.E281]*[.$B$3]" office:value-type="float" office:value="0" calcext:value-type="float">
            <text:p>0</text:p>
          </table:table-cell>
          <table:table-cell table:formula="of:=[.E281]/[.$B$5]" office:value-type="float" office:value="5.61264778903664" calcext:value-type="float">
            <text:p>5.613</text:p>
          </table:table-cell>
          <table:table-cell table:formula="of:=[.$B$4]*(1-1/(1+[.H281]))" office:value-type="float" office:value="0" calcext:value-type="float">
            <text:p>0</text:p>
          </table:table-cell>
          <table:table-cell table:formula="of:=[.G281]+[.I281]" office:value-type="float" office:value="0" calcext:value-type="float">
            <text:p>0</text:p>
          </table:table-cell>
          <table:table-cell table:formula="of:=[.E281]*[.$B$7]" office:value-type="float" office:value="0.0954150124136226" calcext:value-type="float">
            <text:p>0.0954150124136226</text:p>
          </table:table-cell>
          <table:table-cell table:formula="of:=[.E281]/[.$B$9]" office:value-type="float" office:value="5.61264778903662" calcext:value-type="float">
            <text:p>5.61264778903662</text:p>
          </table:table-cell>
          <table:table-cell table:formula="of:=[.$B$8]*TANH([.L281])" office:value-type="float" office:value="0.119996800209651" calcext:value-type="float">
            <text:p>0.119996800209651</text:p>
          </table:table-cell>
          <table:table-cell table:formula="of:=[.K281]+[.M281]" office:value-type="float" office:value="0.215411812623274" calcext:value-type="float">
            <text:p>0.215411812623274</text:p>
          </table:table-cell>
          <table:table-cell table:formula="of:=[.O280]+[.E281]*[.$D$88]" office:value-type="float" office:value="0.223944646782561" calcext:value-type="float">
            <text:p>0.223944646782561</text:p>
          </table:table-cell>
          <table:table-cell table:formula="of:=[.O281]+[.F281]" office:value-type="float" office:value="0.448450558344026" calcext:value-type="float">
            <text:p>0.448450558344026</text:p>
          </table:table-cell>
          <table:table-cell table:formula="of:=[.O281]+[.J281]" office:value-type="float" office:value="0.223944646782561" calcext:value-type="float">
            <text:p>0.223944646782561</text:p>
          </table:table-cell>
          <table:table-cell table:formula="of:=[.O281]+[.N281]" office:value-type="float" office:value="0.439356459405835" calcext:value-type="float">
            <text:p>0.439356459405835</text:p>
          </table:table-cell>
          <table:table-cell table:formula="of:=MAX(0; [.$B$2]*0.5 - ABS([.B281]))*[.$D$88]/(([.$B$2]*0.5)^2)" office:value-type="float" office:value="0" calcext:value-type="float">
            <text:p>0</text:p>
          </table:table-cell>
          <table:table-cell table:formula="of:=MAX(0; [.$B$6]*0.5 - ABS([.$B281]))*[.$D$88]/(([.$B$6]*0.5)^2)" office:value-type="float" office:value="0" calcext:value-type="float">
            <text:p>0</text:p>
          </table:table-cell>
          <table:table-cell table:formula="of:=MAX(0; [.$B$10]*0.5 - ABS([.$B281]))*[.$D$88]/(([.$B$10]*0.5)^2)" office:value-type="float" office:value="0" calcext:value-type="float">
            <text:p>0</text:p>
          </table:table-cell>
          <table:table-cell table:formula="of:=SUMPRODUCT([.F231:.F331];[.$S$140:.$S$240])" office:value-type="float" office:value="0.224685516290714" calcext:value-type="float">
            <text:p>0.224685516290714</text:p>
          </table:table-cell>
          <table:table-cell table:formula="of:=SUMPRODUCT([.J231:.J331];[.T$140:.T$240])" office:value-type="float" office:value="0" calcext:value-type="float">
            <text:p>0</text:p>
          </table:table-cell>
          <table:table-cell table:formula="of:=SUMPRODUCT([.N231:.N331];[.U$140:.U$240])" office:value-type="float" office:value="0.215584142073372" calcext:value-type="float">
            <text:p>0.215584142073372</text:p>
          </table:table-cell>
          <table:table-cell table:style-name="ce9" table:formula="of:=[.V281]+[.$O281]" office:value-type="float" office:value="0.448630163073277" calcext:value-type="float">
            <text:p>0.448630163073277</text:p>
          </table:table-cell>
          <table:table-cell table:style-name="ce9" table:formula="of:=[.W281]+[.$O281]" office:value-type="float" office:value="0.223944646782562" calcext:value-type="float">
            <text:p>0.223944646782562</text:p>
          </table:table-cell>
          <table:table-cell table:style-name="ce9" table:formula="of:=[.X281]+[.$O281]" office:value-type="float" office:value="0.439528788855934" calcext:value-type="float">
            <text:p>0.439528788855934</text:p>
          </table:table-cell>
          <table:table-cell table:style-name="ce9" table:formula="of:=([.Y281]-[.Y280])/[.$D$88]" office:value-type="float" office:value="5.6126477890367" calcext:value-type="float">
            <text:p>5.6126477890367</text:p>
          </table:table-cell>
          <table:table-cell table:formula="of:=([.Z281]-[.Z280])/[.$D$88]" office:value-type="float" office:value="5.6126477890367" calcext:value-type="float">
            <text:p>5.6126477890367</text:p>
          </table:table-cell>
          <table:table-cell table:style-name="ce11" table:formula="of:=([.AA281]-[.AA280])/[.$D$88]" office:value-type="float" office:value="5.6126477890366" calcext:value-type="float">
            <text:p>5.6126477890366</text:p>
          </table:table-cell>
          <table:table-cell table:style-name="ce9" table:formula="of:=([.AB281]-[.AB280])/[.$D$88]" office:value-type="float" office:value="0" calcext:value-type="float">
            <text:p>0</text:p>
          </table:table-cell>
          <table:table-cell table:formula="of:=([.AC281]-[.AC280])/[.$D$88]" office:value-type="float" office:value="0.0000000000784557604068444" calcext:value-type="float">
            <text:p>7.84557604068444E-11</text:p>
          </table:table-cell>
          <table:table-cell table:style-name="ce11" table:formula="of:=([.AD281]-[.AD280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84" calcext:value-type="float">
            <text:p>1.84</text:p>
          </table:table-cell>
          <table:table-cell table:formula="of:=[.A282]*[.$B$88]" office:value-type="float" office:value="0.0552" calcext:value-type="float">
            <text:p>0.0552</text:p>
          </table:table-cell>
          <table:table-cell table:formula="of:=MIN([.B282]*[.$B$11];[.$B$12])" office:value-type="float" office:value="150" calcext:value-type="float">
            <text:p>150</text:p>
          </table:table-cell>
          <table:table-cell table:formula="of:=[.C282]*[.$B$14]*[.$B$15]" office:value-type="float" office:value="13.5" calcext:value-type="float">
            <text:p>13.5</text:p>
          </table:table-cell>
          <table:table-cell table:formula="of:=[.D282]/[.$B$13]" office:value-type="float" office:value="5.61264778903662" calcext:value-type="float">
            <text:p>5.61264778903662</text:p>
          </table:table-cell>
          <table:table-cell table:formula="of:=[.E282]*[.$B$1]" office:value-type="float" office:value="0.224505911561465" calcext:value-type="float">
            <text:p>0.224505911561465</text:p>
          </table:table-cell>
          <table:table-cell table:formula="of:=[.E282]*[.$B$3]" office:value-type="float" office:value="0" calcext:value-type="float">
            <text:p>0</text:p>
          </table:table-cell>
          <table:table-cell table:formula="of:=[.E282]/[.$B$5]" office:value-type="float" office:value="5.61264778903664" calcext:value-type="float">
            <text:p>5.613</text:p>
          </table:table-cell>
          <table:table-cell table:formula="of:=[.$B$4]*(1-1/(1+[.H282]))" office:value-type="float" office:value="0" calcext:value-type="float">
            <text:p>0</text:p>
          </table:table-cell>
          <table:table-cell table:formula="of:=[.G282]+[.I282]" office:value-type="float" office:value="0" calcext:value-type="float">
            <text:p>0</text:p>
          </table:table-cell>
          <table:table-cell table:formula="of:=[.E282]*[.$B$7]" office:value-type="float" office:value="0.0954150124136226" calcext:value-type="float">
            <text:p>0.0954150124136226</text:p>
          </table:table-cell>
          <table:table-cell table:formula="of:=[.E282]/[.$B$9]" office:value-type="float" office:value="5.61264778903662" calcext:value-type="float">
            <text:p>5.61264778903662</text:p>
          </table:table-cell>
          <table:table-cell table:formula="of:=[.$B$8]*TANH([.L282])" office:value-type="float" office:value="0.119996800209651" calcext:value-type="float">
            <text:p>0.119996800209651</text:p>
          </table:table-cell>
          <table:table-cell table:formula="of:=[.K282]+[.M282]" office:value-type="float" office:value="0.215411812623274" calcext:value-type="float">
            <text:p>0.215411812623274</text:p>
          </table:table-cell>
          <table:table-cell table:formula="of:=[.O281]+[.E282]*[.$D$88]" office:value-type="float" office:value="0.227312235455983" calcext:value-type="float">
            <text:p>0.227312235455983</text:p>
          </table:table-cell>
          <table:table-cell table:formula="of:=[.O282]+[.F282]" office:value-type="float" office:value="0.451818147017448" calcext:value-type="float">
            <text:p>0.451818147017448</text:p>
          </table:table-cell>
          <table:table-cell table:formula="of:=[.O282]+[.J282]" office:value-type="float" office:value="0.227312235455983" calcext:value-type="float">
            <text:p>0.227312235455983</text:p>
          </table:table-cell>
          <table:table-cell table:formula="of:=[.O282]+[.N282]" office:value-type="float" office:value="0.442724048079257" calcext:value-type="float">
            <text:p>0.442724048079257</text:p>
          </table:table-cell>
          <table:table-cell table:formula="of:=MAX(0; [.$B$2]*0.5 - ABS([.B282]))*[.$D$88]/(([.$B$2]*0.5)^2)" office:value-type="float" office:value="0" calcext:value-type="float">
            <text:p>0</text:p>
          </table:table-cell>
          <table:table-cell table:formula="of:=MAX(0; [.$B$6]*0.5 - ABS([.$B282]))*[.$D$88]/(([.$B$6]*0.5)^2)" office:value-type="float" office:value="0" calcext:value-type="float">
            <text:p>0</text:p>
          </table:table-cell>
          <table:table-cell table:formula="of:=MAX(0; [.$B$10]*0.5 - ABS([.$B282]))*[.$D$88]/(([.$B$10]*0.5)^2)" office:value-type="float" office:value="0" calcext:value-type="float">
            <text:p>0</text:p>
          </table:table-cell>
          <table:table-cell table:formula="of:=SUMPRODUCT([.F232:.F332];[.$S$140:.$S$240])" office:value-type="float" office:value="0.224685516290714" calcext:value-type="float">
            <text:p>0.224685516290714</text:p>
          </table:table-cell>
          <table:table-cell table:formula="of:=SUMPRODUCT([.J232:.J332];[.T$140:.T$240])" office:value-type="float" office:value="0" calcext:value-type="float">
            <text:p>0</text:p>
          </table:table-cell>
          <table:table-cell table:formula="of:=SUMPRODUCT([.N232:.N332];[.U$140:.U$240])" office:value-type="float" office:value="0.215584142073372" calcext:value-type="float">
            <text:p>0.215584142073372</text:p>
          </table:table-cell>
          <table:table-cell table:style-name="ce9" table:formula="of:=[.V282]+[.$O282]" office:value-type="float" office:value="0.451997751746699" calcext:value-type="float">
            <text:p>0.451997751746699</text:p>
          </table:table-cell>
          <table:table-cell table:style-name="ce9" table:formula="of:=[.W282]+[.$O282]" office:value-type="float" office:value="0.227312235455984" calcext:value-type="float">
            <text:p>0.227312235455984</text:p>
          </table:table-cell>
          <table:table-cell table:style-name="ce9" table:formula="of:=[.X282]+[.$O282]" office:value-type="float" office:value="0.442896377529356" calcext:value-type="float">
            <text:p>0.442896377529356</text:p>
          </table:table-cell>
          <table:table-cell table:style-name="ce9" table:formula="of:=([.Y282]-[.Y281])/[.$D$88]" office:value-type="float" office:value="5.6126477890366" calcext:value-type="float">
            <text:p>5.6126477890366</text:p>
          </table:table-cell>
          <table:table-cell table:formula="of:=([.Z282]-[.Z281])/[.$D$88]" office:value-type="float" office:value="5.61264778903665" calcext:value-type="float">
            <text:p>5.61264778903665</text:p>
          </table:table-cell>
          <table:table-cell table:style-name="ce11" table:formula="of:=([.AA282]-[.AA281])/[.$D$88]" office:value-type="float" office:value="5.6126477890367" calcext:value-type="float">
            <text:p>5.6126477890367</text:p>
          </table:table-cell>
          <table:table-cell table:style-name="ce9" table:formula="of:=([.AB282]-[.AB281])/[.$D$88]" office:value-type="float" office:value="-0.000000000155431223447522" calcext:value-type="float">
            <text:p>-1.55431223447522E-10</text:p>
          </table:table-cell>
          <table:table-cell table:formula="of:=([.AC282]-[.AC281])/[.$D$88]" office:value-type="float" office:value="-0.0000000000784557604068444" calcext:value-type="float">
            <text:p>-7.84557604068444E-11</text:p>
          </table:table-cell>
          <table:table-cell table:style-name="ce11" table:formula="of:=([.AD282]-[.AD281])/[.$D$88]" office:value-type="float" office:value="0.000000000155431223447522" calcext:value-type="float">
            <text:p>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86" calcext:value-type="float">
            <text:p>1.86</text:p>
          </table:table-cell>
          <table:table-cell table:formula="of:=[.A283]*[.$B$88]" office:value-type="float" office:value="0.0558" calcext:value-type="float">
            <text:p>0.0558</text:p>
          </table:table-cell>
          <table:table-cell table:formula="of:=MIN([.B283]*[.$B$11];[.$B$12])" office:value-type="float" office:value="150" calcext:value-type="float">
            <text:p>150</text:p>
          </table:table-cell>
          <table:table-cell table:formula="of:=[.C283]*[.$B$14]*[.$B$15]" office:value-type="float" office:value="13.5" calcext:value-type="float">
            <text:p>13.5</text:p>
          </table:table-cell>
          <table:table-cell table:formula="of:=[.D283]/[.$B$13]" office:value-type="float" office:value="5.61264778903662" calcext:value-type="float">
            <text:p>5.61264778903662</text:p>
          </table:table-cell>
          <table:table-cell table:formula="of:=[.E283]*[.$B$1]" office:value-type="float" office:value="0.224505911561465" calcext:value-type="float">
            <text:p>0.224505911561465</text:p>
          </table:table-cell>
          <table:table-cell table:formula="of:=[.E283]*[.$B$3]" office:value-type="float" office:value="0" calcext:value-type="float">
            <text:p>0</text:p>
          </table:table-cell>
          <table:table-cell table:formula="of:=[.E283]/[.$B$5]" office:value-type="float" office:value="5.61264778903664" calcext:value-type="float">
            <text:p>5.613</text:p>
          </table:table-cell>
          <table:table-cell table:formula="of:=[.$B$4]*(1-1/(1+[.H283]))" office:value-type="float" office:value="0" calcext:value-type="float">
            <text:p>0</text:p>
          </table:table-cell>
          <table:table-cell table:formula="of:=[.G283]+[.I283]" office:value-type="float" office:value="0" calcext:value-type="float">
            <text:p>0</text:p>
          </table:table-cell>
          <table:table-cell table:formula="of:=[.E283]*[.$B$7]" office:value-type="float" office:value="0.0954150124136226" calcext:value-type="float">
            <text:p>0.0954150124136226</text:p>
          </table:table-cell>
          <table:table-cell table:formula="of:=[.E283]/[.$B$9]" office:value-type="float" office:value="5.61264778903662" calcext:value-type="float">
            <text:p>5.61264778903662</text:p>
          </table:table-cell>
          <table:table-cell table:formula="of:=[.$B$8]*TANH([.L283])" office:value-type="float" office:value="0.119996800209651" calcext:value-type="float">
            <text:p>0.119996800209651</text:p>
          </table:table-cell>
          <table:table-cell table:formula="of:=[.K283]+[.M283]" office:value-type="float" office:value="0.215411812623274" calcext:value-type="float">
            <text:p>0.215411812623274</text:p>
          </table:table-cell>
          <table:table-cell table:formula="of:=[.O282]+[.E283]*[.$D$88]" office:value-type="float" office:value="0.230679824129405" calcext:value-type="float">
            <text:p>0.230679824129405</text:p>
          </table:table-cell>
          <table:table-cell table:formula="of:=[.O283]+[.F283]" office:value-type="float" office:value="0.45518573569087" calcext:value-type="float">
            <text:p>0.45518573569087</text:p>
          </table:table-cell>
          <table:table-cell table:formula="of:=[.O283]+[.J283]" office:value-type="float" office:value="0.230679824129405" calcext:value-type="float">
            <text:p>0.230679824129405</text:p>
          </table:table-cell>
          <table:table-cell table:formula="of:=[.O283]+[.N283]" office:value-type="float" office:value="0.446091636752679" calcext:value-type="float">
            <text:p>0.446091636752679</text:p>
          </table:table-cell>
          <table:table-cell table:formula="of:=MAX(0; [.$B$2]*0.5 - ABS([.B283]))*[.$D$88]/(([.$B$2]*0.5)^2)" office:value-type="float" office:value="0" calcext:value-type="float">
            <text:p>0</text:p>
          </table:table-cell>
          <table:table-cell table:formula="of:=MAX(0; [.$B$6]*0.5 - ABS([.$B283]))*[.$D$88]/(([.$B$6]*0.5)^2)" office:value-type="float" office:value="0" calcext:value-type="float">
            <text:p>0</text:p>
          </table:table-cell>
          <table:table-cell table:formula="of:=MAX(0; [.$B$10]*0.5 - ABS([.$B283]))*[.$D$88]/(([.$B$10]*0.5)^2)" office:value-type="float" office:value="0" calcext:value-type="float">
            <text:p>0</text:p>
          </table:table-cell>
          <table:table-cell table:formula="of:=SUMPRODUCT([.F233:.F333];[.$S$140:.$S$240])" office:value-type="float" office:value="0.224685516290714" calcext:value-type="float">
            <text:p>0.224685516290714</text:p>
          </table:table-cell>
          <table:table-cell table:formula="of:=SUMPRODUCT([.J233:.J333];[.T$140:.T$240])" office:value-type="float" office:value="0" calcext:value-type="float">
            <text:p>0</text:p>
          </table:table-cell>
          <table:table-cell table:formula="of:=SUMPRODUCT([.N233:.N333];[.U$140:.U$240])" office:value-type="float" office:value="0.215584142073372" calcext:value-type="float">
            <text:p>0.215584142073372</text:p>
          </table:table-cell>
          <table:table-cell table:style-name="ce9" table:formula="of:=[.V283]+[.$O283]" office:value-type="float" office:value="0.45536534042012" calcext:value-type="float">
            <text:p>0.45536534042012</text:p>
          </table:table-cell>
          <table:table-cell table:style-name="ce9" table:formula="of:=[.W283]+[.$O283]" office:value-type="float" office:value="0.230679824129406" calcext:value-type="float">
            <text:p>0.230679824129406</text:p>
          </table:table-cell>
          <table:table-cell table:style-name="ce9" table:formula="of:=[.X283]+[.$O283]" office:value-type="float" office:value="0.446263966202778" calcext:value-type="float">
            <text:p>0.446263966202778</text:p>
          </table:table-cell>
          <table:table-cell table:style-name="ce9" table:formula="of:=([.Y283]-[.Y282])/[.$D$88]" office:value-type="float" office:value="5.6126477890366" calcext:value-type="float">
            <text:p>5.6126477890366</text:p>
          </table:table-cell>
          <table:table-cell table:formula="of:=([.Z283]-[.Z282])/[.$D$88]" office:value-type="float" office:value="5.61264778903665" calcext:value-type="float">
            <text:p>5.61264778903665</text:p>
          </table:table-cell>
          <table:table-cell table:style-name="ce11" table:formula="of:=([.AA283]-[.AA282])/[.$D$88]" office:value-type="float" office:value="5.6126477890367" calcext:value-type="float">
            <text:p>5.6126477890367</text:p>
          </table:table-cell>
          <table:table-cell table:style-name="ce9" table:formula="of:=([.AB283]-[.AB282])/[.$D$88]" office:value-type="float" office:value="0" calcext:value-type="float">
            <text:p>0</text:p>
          </table:table-cell>
          <table:table-cell table:formula="of:=([.AC283]-[.AC282])/[.$D$88]" office:value-type="float" office:value="0" calcext:value-type="float">
            <text:p>0</text:p>
          </table:table-cell>
          <table:table-cell table:style-name="ce11" table:formula="of:=([.AD283]-[.AD282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88" calcext:value-type="float">
            <text:p>1.88</text:p>
          </table:table-cell>
          <table:table-cell table:formula="of:=[.A284]*[.$B$88]" office:value-type="float" office:value="0.0564" calcext:value-type="float">
            <text:p>0.0564</text:p>
          </table:table-cell>
          <table:table-cell table:formula="of:=MIN([.B284]*[.$B$11];[.$B$12])" office:value-type="float" office:value="150" calcext:value-type="float">
            <text:p>150</text:p>
          </table:table-cell>
          <table:table-cell table:formula="of:=[.C284]*[.$B$14]*[.$B$15]" office:value-type="float" office:value="13.5" calcext:value-type="float">
            <text:p>13.5</text:p>
          </table:table-cell>
          <table:table-cell table:formula="of:=[.D284]/[.$B$13]" office:value-type="float" office:value="5.61264778903662" calcext:value-type="float">
            <text:p>5.61264778903662</text:p>
          </table:table-cell>
          <table:table-cell table:formula="of:=[.E284]*[.$B$1]" office:value-type="float" office:value="0.224505911561465" calcext:value-type="float">
            <text:p>0.224505911561465</text:p>
          </table:table-cell>
          <table:table-cell table:formula="of:=[.E284]*[.$B$3]" office:value-type="float" office:value="0" calcext:value-type="float">
            <text:p>0</text:p>
          </table:table-cell>
          <table:table-cell table:formula="of:=[.E284]/[.$B$5]" office:value-type="float" office:value="5.61264778903664" calcext:value-type="float">
            <text:p>5.613</text:p>
          </table:table-cell>
          <table:table-cell table:formula="of:=[.$B$4]*(1-1/(1+[.H284]))" office:value-type="float" office:value="0" calcext:value-type="float">
            <text:p>0</text:p>
          </table:table-cell>
          <table:table-cell table:formula="of:=[.G284]+[.I284]" office:value-type="float" office:value="0" calcext:value-type="float">
            <text:p>0</text:p>
          </table:table-cell>
          <table:table-cell table:formula="of:=[.E284]*[.$B$7]" office:value-type="float" office:value="0.0954150124136226" calcext:value-type="float">
            <text:p>0.0954150124136226</text:p>
          </table:table-cell>
          <table:table-cell table:formula="of:=[.E284]/[.$B$9]" office:value-type="float" office:value="5.61264778903662" calcext:value-type="float">
            <text:p>5.61264778903662</text:p>
          </table:table-cell>
          <table:table-cell table:formula="of:=[.$B$8]*TANH([.L284])" office:value-type="float" office:value="0.119996800209651" calcext:value-type="float">
            <text:p>0.119996800209651</text:p>
          </table:table-cell>
          <table:table-cell table:formula="of:=[.K284]+[.M284]" office:value-type="float" office:value="0.215411812623274" calcext:value-type="float">
            <text:p>0.215411812623274</text:p>
          </table:table-cell>
          <table:table-cell table:formula="of:=[.O283]+[.E284]*[.$D$88]" office:value-type="float" office:value="0.234047412802827" calcext:value-type="float">
            <text:p>0.234047412802827</text:p>
          </table:table-cell>
          <table:table-cell table:formula="of:=[.O284]+[.F284]" office:value-type="float" office:value="0.458553324364292" calcext:value-type="float">
            <text:p>0.458553324364292</text:p>
          </table:table-cell>
          <table:table-cell table:formula="of:=[.O284]+[.J284]" office:value-type="float" office:value="0.234047412802827" calcext:value-type="float">
            <text:p>0.234047412802827</text:p>
          </table:table-cell>
          <table:table-cell table:formula="of:=[.O284]+[.N284]" office:value-type="float" office:value="0.449459225426101" calcext:value-type="float">
            <text:p>0.449459225426101</text:p>
          </table:table-cell>
          <table:table-cell table:formula="of:=MAX(0; [.$B$2]*0.5 - ABS([.B284]))*[.$D$88]/(([.$B$2]*0.5)^2)" office:value-type="float" office:value="0" calcext:value-type="float">
            <text:p>0</text:p>
          </table:table-cell>
          <table:table-cell table:formula="of:=MAX(0; [.$B$6]*0.5 - ABS([.$B284]))*[.$D$88]/(([.$B$6]*0.5)^2)" office:value-type="float" office:value="0" calcext:value-type="float">
            <text:p>0</text:p>
          </table:table-cell>
          <table:table-cell table:formula="of:=MAX(0; [.$B$10]*0.5 - ABS([.$B284]))*[.$D$88]/(([.$B$10]*0.5)^2)" office:value-type="float" office:value="0" calcext:value-type="float">
            <text:p>0</text:p>
          </table:table-cell>
          <table:table-cell table:formula="of:=SUMPRODUCT([.F234:.F334];[.$S$140:.$S$240])" office:value-type="float" office:value="0.224685516290714" calcext:value-type="float">
            <text:p>0.224685516290714</text:p>
          </table:table-cell>
          <table:table-cell table:formula="of:=SUMPRODUCT([.J234:.J334];[.T$140:.T$240])" office:value-type="float" office:value="0" calcext:value-type="float">
            <text:p>0</text:p>
          </table:table-cell>
          <table:table-cell table:formula="of:=SUMPRODUCT([.N234:.N334];[.U$140:.U$240])" office:value-type="float" office:value="0.215584142073372" calcext:value-type="float">
            <text:p>0.215584142073372</text:p>
          </table:table-cell>
          <table:table-cell table:style-name="ce9" table:formula="of:=[.V284]+[.$O284]" office:value-type="float" office:value="0.458732929093542" calcext:value-type="float">
            <text:p>0.458732929093542</text:p>
          </table:table-cell>
          <table:table-cell table:style-name="ce9" table:formula="of:=[.W284]+[.$O284]" office:value-type="float" office:value="0.234047412802828" calcext:value-type="float">
            <text:p>0.234047412802828</text:p>
          </table:table-cell>
          <table:table-cell table:style-name="ce9" table:formula="of:=[.X284]+[.$O284]" office:value-type="float" office:value="0.4496315548762" calcext:value-type="float">
            <text:p>0.4496315548762</text:p>
          </table:table-cell>
          <table:table-cell table:style-name="ce9" table:formula="of:=([.Y284]-[.Y283])/[.$D$88]" office:value-type="float" office:value="5.6126477890367" calcext:value-type="float">
            <text:p>5.6126477890367</text:p>
          </table:table-cell>
          <table:table-cell table:formula="of:=([.Z284]-[.Z283])/[.$D$88]" office:value-type="float" office:value="5.6126477890367" calcext:value-type="float">
            <text:p>5.6126477890367</text:p>
          </table:table-cell>
          <table:table-cell table:style-name="ce11" table:formula="of:=([.AA284]-[.AA283])/[.$D$88]" office:value-type="float" office:value="5.6126477890366" calcext:value-type="float">
            <text:p>5.6126477890366</text:p>
          </table:table-cell>
          <table:table-cell table:style-name="ce9" table:formula="of:=([.AB284]-[.AB283])/[.$D$88]" office:value-type="float" office:value="0.000000000155431223447522" calcext:value-type="float">
            <text:p>1.55431223447522E-10</text:p>
          </table:table-cell>
          <table:table-cell table:formula="of:=([.AC284]-[.AC283])/[.$D$88]" office:value-type="float" office:value="0.0000000000784557604068444" calcext:value-type="float">
            <text:p>7.84557604068444E-11</text:p>
          </table:table-cell>
          <table:table-cell table:style-name="ce11" table:formula="of:=([.AD284]-[.AD283])/[.$D$88]" office:value-type="float" office:value="-0.000000000155431223447522" calcext:value-type="float">
            <text:p>-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9" calcext:value-type="float">
            <text:p>1.9</text:p>
          </table:table-cell>
          <table:table-cell table:formula="of:=[.A285]*[.$B$88]" office:value-type="float" office:value="0.057" calcext:value-type="float">
            <text:p>0.057</text:p>
          </table:table-cell>
          <table:table-cell table:formula="of:=MIN([.B285]*[.$B$11];[.$B$12])" office:value-type="float" office:value="150" calcext:value-type="float">
            <text:p>150</text:p>
          </table:table-cell>
          <table:table-cell table:formula="of:=[.C285]*[.$B$14]*[.$B$15]" office:value-type="float" office:value="13.5" calcext:value-type="float">
            <text:p>13.5</text:p>
          </table:table-cell>
          <table:table-cell table:formula="of:=[.D285]/[.$B$13]" office:value-type="float" office:value="5.61264778903662" calcext:value-type="float">
            <text:p>5.61264778903662</text:p>
          </table:table-cell>
          <table:table-cell table:formula="of:=[.E285]*[.$B$1]" office:value-type="float" office:value="0.224505911561465" calcext:value-type="float">
            <text:p>0.224505911561465</text:p>
          </table:table-cell>
          <table:table-cell table:formula="of:=[.E285]*[.$B$3]" office:value-type="float" office:value="0" calcext:value-type="float">
            <text:p>0</text:p>
          </table:table-cell>
          <table:table-cell table:formula="of:=[.E285]/[.$B$5]" office:value-type="float" office:value="5.61264778903664" calcext:value-type="float">
            <text:p>5.613</text:p>
          </table:table-cell>
          <table:table-cell table:formula="of:=[.$B$4]*(1-1/(1+[.H285]))" office:value-type="float" office:value="0" calcext:value-type="float">
            <text:p>0</text:p>
          </table:table-cell>
          <table:table-cell table:formula="of:=[.G285]+[.I285]" office:value-type="float" office:value="0" calcext:value-type="float">
            <text:p>0</text:p>
          </table:table-cell>
          <table:table-cell table:formula="of:=[.E285]*[.$B$7]" office:value-type="float" office:value="0.0954150124136226" calcext:value-type="float">
            <text:p>0.0954150124136226</text:p>
          </table:table-cell>
          <table:table-cell table:formula="of:=[.E285]/[.$B$9]" office:value-type="float" office:value="5.61264778903662" calcext:value-type="float">
            <text:p>5.61264778903662</text:p>
          </table:table-cell>
          <table:table-cell table:formula="of:=[.$B$8]*TANH([.L285])" office:value-type="float" office:value="0.119996800209651" calcext:value-type="float">
            <text:p>0.119996800209651</text:p>
          </table:table-cell>
          <table:table-cell table:formula="of:=[.K285]+[.M285]" office:value-type="float" office:value="0.215411812623274" calcext:value-type="float">
            <text:p>0.215411812623274</text:p>
          </table:table-cell>
          <table:table-cell table:formula="of:=[.O284]+[.E285]*[.$D$88]" office:value-type="float" office:value="0.237415001476249" calcext:value-type="float">
            <text:p>0.237415001476249</text:p>
          </table:table-cell>
          <table:table-cell table:formula="of:=[.O285]+[.F285]" office:value-type="float" office:value="0.461920913037714" calcext:value-type="float">
            <text:p>0.461920913037714</text:p>
          </table:table-cell>
          <table:table-cell table:formula="of:=[.O285]+[.J285]" office:value-type="float" office:value="0.237415001476249" calcext:value-type="float">
            <text:p>0.237415001476249</text:p>
          </table:table-cell>
          <table:table-cell table:formula="of:=[.O285]+[.N285]" office:value-type="float" office:value="0.452826814099522" calcext:value-type="float">
            <text:p>0.452826814099522</text:p>
          </table:table-cell>
          <table:table-cell table:formula="of:=MAX(0; [.$B$2]*0.5 - ABS([.B285]))*[.$D$88]/(([.$B$2]*0.5)^2)" office:value-type="float" office:value="0" calcext:value-type="float">
            <text:p>0</text:p>
          </table:table-cell>
          <table:table-cell table:formula="of:=MAX(0; [.$B$6]*0.5 - ABS([.$B285]))*[.$D$88]/(([.$B$6]*0.5)^2)" office:value-type="float" office:value="0" calcext:value-type="float">
            <text:p>0</text:p>
          </table:table-cell>
          <table:table-cell table:formula="of:=MAX(0; [.$B$10]*0.5 - ABS([.$B285]))*[.$D$88]/(([.$B$10]*0.5)^2)" office:value-type="float" office:value="0" calcext:value-type="float">
            <text:p>0</text:p>
          </table:table-cell>
          <table:table-cell table:formula="of:=SUMPRODUCT([.F235:.F335];[.$S$140:.$S$240])" office:value-type="float" office:value="0.224685516290714" calcext:value-type="float">
            <text:p>0.224685516290714</text:p>
          </table:table-cell>
          <table:table-cell table:formula="of:=SUMPRODUCT([.J235:.J335];[.T$140:.T$240])" office:value-type="float" office:value="0" calcext:value-type="float">
            <text:p>0</text:p>
          </table:table-cell>
          <table:table-cell table:formula="of:=SUMPRODUCT([.N235:.N335];[.U$140:.U$240])" office:value-type="float" office:value="0.215584142073372" calcext:value-type="float">
            <text:p>0.215584142073372</text:p>
          </table:table-cell>
          <table:table-cell table:style-name="ce9" table:formula="of:=[.V285]+[.$O285]" office:value-type="float" office:value="0.462100517766965" calcext:value-type="float">
            <text:p>0.462100517766965</text:p>
          </table:table-cell>
          <table:table-cell table:style-name="ce9" table:formula="of:=[.W285]+[.$O285]" office:value-type="float" office:value="0.23741500147625" calcext:value-type="float">
            <text:p>0.23741500147625</text:p>
          </table:table-cell>
          <table:table-cell table:style-name="ce9" table:formula="of:=[.X285]+[.$O285]" office:value-type="float" office:value="0.452999143549622" calcext:value-type="float">
            <text:p>0.452999143549622</text:p>
          </table:table-cell>
          <table:table-cell table:style-name="ce9" table:formula="of:=([.Y285]-[.Y284])/[.$D$88]" office:value-type="float" office:value="5.6126477890367" calcext:value-type="float">
            <text:p>5.6126477890367</text:p>
          </table:table-cell>
          <table:table-cell table:formula="of:=([.Z285]-[.Z284])/[.$D$88]" office:value-type="float" office:value="5.61264778903665" calcext:value-type="float">
            <text:p>5.61264778903665</text:p>
          </table:table-cell>
          <table:table-cell table:style-name="ce11" table:formula="of:=([.AA285]-[.AA284])/[.$D$88]" office:value-type="float" office:value="5.6126477890366" calcext:value-type="float">
            <text:p>5.6126477890366</text:p>
          </table:table-cell>
          <table:table-cell table:style-name="ce9" table:formula="of:=([.AB285]-[.AB284])/[.$D$88]" office:value-type="float" office:value="0" calcext:value-type="float">
            <text:p>0</text:p>
          </table:table-cell>
          <table:table-cell table:formula="of:=([.AC285]-[.AC284])/[.$D$88]" office:value-type="float" office:value="-0.0000000000784557604068444" calcext:value-type="float">
            <text:p>-7.84557604068444E-11</text:p>
          </table:table-cell>
          <table:table-cell table:style-name="ce11" table:formula="of:=([.AD285]-[.AD284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92" calcext:value-type="float">
            <text:p>1.92</text:p>
          </table:table-cell>
          <table:table-cell table:formula="of:=[.A286]*[.$B$88]" office:value-type="float" office:value="0.0576" calcext:value-type="float">
            <text:p>0.0576</text:p>
          </table:table-cell>
          <table:table-cell table:formula="of:=MIN([.B286]*[.$B$11];[.$B$12])" office:value-type="float" office:value="150" calcext:value-type="float">
            <text:p>150</text:p>
          </table:table-cell>
          <table:table-cell table:formula="of:=[.C286]*[.$B$14]*[.$B$15]" office:value-type="float" office:value="13.5" calcext:value-type="float">
            <text:p>13.5</text:p>
          </table:table-cell>
          <table:table-cell table:formula="of:=[.D286]/[.$B$13]" office:value-type="float" office:value="5.61264778903662" calcext:value-type="float">
            <text:p>5.61264778903662</text:p>
          </table:table-cell>
          <table:table-cell table:formula="of:=[.E286]*[.$B$1]" office:value-type="float" office:value="0.224505911561465" calcext:value-type="float">
            <text:p>0.224505911561465</text:p>
          </table:table-cell>
          <table:table-cell table:formula="of:=[.E286]*[.$B$3]" office:value-type="float" office:value="0" calcext:value-type="float">
            <text:p>0</text:p>
          </table:table-cell>
          <table:table-cell table:formula="of:=[.E286]/[.$B$5]" office:value-type="float" office:value="5.61264778903664" calcext:value-type="float">
            <text:p>5.613</text:p>
          </table:table-cell>
          <table:table-cell table:formula="of:=[.$B$4]*(1-1/(1+[.H286]))" office:value-type="float" office:value="0" calcext:value-type="float">
            <text:p>0</text:p>
          </table:table-cell>
          <table:table-cell table:formula="of:=[.G286]+[.I286]" office:value-type="float" office:value="0" calcext:value-type="float">
            <text:p>0</text:p>
          </table:table-cell>
          <table:table-cell table:formula="of:=[.E286]*[.$B$7]" office:value-type="float" office:value="0.0954150124136226" calcext:value-type="float">
            <text:p>0.0954150124136226</text:p>
          </table:table-cell>
          <table:table-cell table:formula="of:=[.E286]/[.$B$9]" office:value-type="float" office:value="5.61264778903662" calcext:value-type="float">
            <text:p>5.61264778903662</text:p>
          </table:table-cell>
          <table:table-cell table:formula="of:=[.$B$8]*TANH([.L286])" office:value-type="float" office:value="0.119996800209651" calcext:value-type="float">
            <text:p>0.119996800209651</text:p>
          </table:table-cell>
          <table:table-cell table:formula="of:=[.K286]+[.M286]" office:value-type="float" office:value="0.215411812623274" calcext:value-type="float">
            <text:p>0.215411812623274</text:p>
          </table:table-cell>
          <table:table-cell table:formula="of:=[.O285]+[.E286]*[.$D$88]" office:value-type="float" office:value="0.240782590149671" calcext:value-type="float">
            <text:p>0.240782590149671</text:p>
          </table:table-cell>
          <table:table-cell table:formula="of:=[.O286]+[.F286]" office:value-type="float" office:value="0.465288501711136" calcext:value-type="float">
            <text:p>0.465288501711136</text:p>
          </table:table-cell>
          <table:table-cell table:formula="of:=[.O286]+[.J286]" office:value-type="float" office:value="0.240782590149671" calcext:value-type="float">
            <text:p>0.240782590149671</text:p>
          </table:table-cell>
          <table:table-cell table:formula="of:=[.O286]+[.N286]" office:value-type="float" office:value="0.456194402772944" calcext:value-type="float">
            <text:p>0.456194402772944</text:p>
          </table:table-cell>
          <table:table-cell table:formula="of:=MAX(0; [.$B$2]*0.5 - ABS([.B286]))*[.$D$88]/(([.$B$2]*0.5)^2)" office:value-type="float" office:value="0" calcext:value-type="float">
            <text:p>0</text:p>
          </table:table-cell>
          <table:table-cell table:formula="of:=MAX(0; [.$B$6]*0.5 - ABS([.$B286]))*[.$D$88]/(([.$B$6]*0.5)^2)" office:value-type="float" office:value="0" calcext:value-type="float">
            <text:p>0</text:p>
          </table:table-cell>
          <table:table-cell table:formula="of:=MAX(0; [.$B$10]*0.5 - ABS([.$B286]))*[.$D$88]/(([.$B$10]*0.5)^2)" office:value-type="float" office:value="0" calcext:value-type="float">
            <text:p>0</text:p>
          </table:table-cell>
          <table:table-cell table:formula="of:=SUMPRODUCT([.F236:.F336];[.$S$140:.$S$240])" office:value-type="float" office:value="0.224685516290714" calcext:value-type="float">
            <text:p>0.224685516290714</text:p>
          </table:table-cell>
          <table:table-cell table:formula="of:=SUMPRODUCT([.J236:.J336];[.T$140:.T$240])" office:value-type="float" office:value="0" calcext:value-type="float">
            <text:p>0</text:p>
          </table:table-cell>
          <table:table-cell table:formula="of:=SUMPRODUCT([.N236:.N336];[.U$140:.U$240])" office:value-type="float" office:value="0.215584142073372" calcext:value-type="float">
            <text:p>0.215584142073372</text:p>
          </table:table-cell>
          <table:table-cell table:style-name="ce9" table:formula="of:=[.V286]+[.$O286]" office:value-type="float" office:value="0.465468106440386" calcext:value-type="float">
            <text:p>0.465468106440386</text:p>
          </table:table-cell>
          <table:table-cell table:style-name="ce9" table:formula="of:=[.W286]+[.$O286]" office:value-type="float" office:value="0.240782590149672" calcext:value-type="float">
            <text:p>0.240782590149672</text:p>
          </table:table-cell>
          <table:table-cell table:style-name="ce9" table:formula="of:=[.X286]+[.$O286]" office:value-type="float" office:value="0.456366732223044" calcext:value-type="float">
            <text:p>0.456366732223044</text:p>
          </table:table-cell>
          <table:table-cell table:style-name="ce9" table:formula="of:=([.Y286]-[.Y285])/[.$D$88]" office:value-type="float" office:value="5.6126477890366" calcext:value-type="float">
            <text:p>5.6126477890366</text:p>
          </table:table-cell>
          <table:table-cell table:formula="of:=([.Z286]-[.Z285])/[.$D$88]" office:value-type="float" office:value="5.61264778903665" calcext:value-type="float">
            <text:p>5.61264778903665</text:p>
          </table:table-cell>
          <table:table-cell table:style-name="ce11" table:formula="of:=([.AA286]-[.AA285])/[.$D$88]" office:value-type="float" office:value="5.6126477890367" calcext:value-type="float">
            <text:p>5.6126477890367</text:p>
          </table:table-cell>
          <table:table-cell table:style-name="ce9" table:formula="of:=([.AB286]-[.AB285])/[.$D$88]" office:value-type="float" office:value="-0.000000000155431223447522" calcext:value-type="float">
            <text:p>-1.55431223447522E-10</text:p>
          </table:table-cell>
          <table:table-cell table:formula="of:=([.AC286]-[.AC285])/[.$D$88]" office:value-type="float" office:value="0" calcext:value-type="float">
            <text:p>0</text:p>
          </table:table-cell>
          <table:table-cell table:style-name="ce11" table:formula="of:=([.AD286]-[.AD285])/[.$D$88]" office:value-type="float" office:value="0.000000000155431223447522" calcext:value-type="float">
            <text:p>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94" calcext:value-type="float">
            <text:p>1.94</text:p>
          </table:table-cell>
          <table:table-cell table:formula="of:=[.A287]*[.$B$88]" office:value-type="float" office:value="0.0582" calcext:value-type="float">
            <text:p>0.0582</text:p>
          </table:table-cell>
          <table:table-cell table:formula="of:=MIN([.B287]*[.$B$11];[.$B$12])" office:value-type="float" office:value="150" calcext:value-type="float">
            <text:p>150</text:p>
          </table:table-cell>
          <table:table-cell table:formula="of:=[.C287]*[.$B$14]*[.$B$15]" office:value-type="float" office:value="13.5" calcext:value-type="float">
            <text:p>13.5</text:p>
          </table:table-cell>
          <table:table-cell table:formula="of:=[.D287]/[.$B$13]" office:value-type="float" office:value="5.61264778903662" calcext:value-type="float">
            <text:p>5.61264778903662</text:p>
          </table:table-cell>
          <table:table-cell table:formula="of:=[.E287]*[.$B$1]" office:value-type="float" office:value="0.224505911561465" calcext:value-type="float">
            <text:p>0.224505911561465</text:p>
          </table:table-cell>
          <table:table-cell table:formula="of:=[.E287]*[.$B$3]" office:value-type="float" office:value="0" calcext:value-type="float">
            <text:p>0</text:p>
          </table:table-cell>
          <table:table-cell table:formula="of:=[.E287]/[.$B$5]" office:value-type="float" office:value="5.61264778903664" calcext:value-type="float">
            <text:p>5.613</text:p>
          </table:table-cell>
          <table:table-cell table:formula="of:=[.$B$4]*(1-1/(1+[.H287]))" office:value-type="float" office:value="0" calcext:value-type="float">
            <text:p>0</text:p>
          </table:table-cell>
          <table:table-cell table:formula="of:=[.G287]+[.I287]" office:value-type="float" office:value="0" calcext:value-type="float">
            <text:p>0</text:p>
          </table:table-cell>
          <table:table-cell table:formula="of:=[.E287]*[.$B$7]" office:value-type="float" office:value="0.0954150124136226" calcext:value-type="float">
            <text:p>0.0954150124136226</text:p>
          </table:table-cell>
          <table:table-cell table:formula="of:=[.E287]/[.$B$9]" office:value-type="float" office:value="5.61264778903662" calcext:value-type="float">
            <text:p>5.61264778903662</text:p>
          </table:table-cell>
          <table:table-cell table:formula="of:=[.$B$8]*TANH([.L287])" office:value-type="float" office:value="0.119996800209651" calcext:value-type="float">
            <text:p>0.119996800209651</text:p>
          </table:table-cell>
          <table:table-cell table:formula="of:=[.K287]+[.M287]" office:value-type="float" office:value="0.215411812623274" calcext:value-type="float">
            <text:p>0.215411812623274</text:p>
          </table:table-cell>
          <table:table-cell table:formula="of:=[.O286]+[.E287]*[.$D$88]" office:value-type="float" office:value="0.244150178823093" calcext:value-type="float">
            <text:p>0.244150178823093</text:p>
          </table:table-cell>
          <table:table-cell table:formula="of:=[.O287]+[.F287]" office:value-type="float" office:value="0.468656090384558" calcext:value-type="float">
            <text:p>0.468656090384558</text:p>
          </table:table-cell>
          <table:table-cell table:formula="of:=[.O287]+[.J287]" office:value-type="float" office:value="0.244150178823093" calcext:value-type="float">
            <text:p>0.244150178823093</text:p>
          </table:table-cell>
          <table:table-cell table:formula="of:=[.O287]+[.N287]" office:value-type="float" office:value="0.459561991446366" calcext:value-type="float">
            <text:p>0.459561991446366</text:p>
          </table:table-cell>
          <table:table-cell table:formula="of:=MAX(0; [.$B$2]*0.5 - ABS([.B287]))*[.$D$88]/(([.$B$2]*0.5)^2)" office:value-type="float" office:value="0" calcext:value-type="float">
            <text:p>0</text:p>
          </table:table-cell>
          <table:table-cell table:formula="of:=MAX(0; [.$B$6]*0.5 - ABS([.$B287]))*[.$D$88]/(([.$B$6]*0.5)^2)" office:value-type="float" office:value="0" calcext:value-type="float">
            <text:p>0</text:p>
          </table:table-cell>
          <table:table-cell table:formula="of:=MAX(0; [.$B$10]*0.5 - ABS([.$B287]))*[.$D$88]/(([.$B$10]*0.5)^2)" office:value-type="float" office:value="0" calcext:value-type="float">
            <text:p>0</text:p>
          </table:table-cell>
          <table:table-cell table:formula="of:=SUMPRODUCT([.F237:.F337];[.$S$140:.$S$240])" office:value-type="float" office:value="0.224685516290714" calcext:value-type="float">
            <text:p>0.224685516290714</text:p>
          </table:table-cell>
          <table:table-cell table:formula="of:=SUMPRODUCT([.J237:.J337];[.T$140:.T$240])" office:value-type="float" office:value="0" calcext:value-type="float">
            <text:p>0</text:p>
          </table:table-cell>
          <table:table-cell table:formula="of:=SUMPRODUCT([.N237:.N337];[.U$140:.U$240])" office:value-type="float" office:value="0.215584142073372" calcext:value-type="float">
            <text:p>0.215584142073372</text:p>
          </table:table-cell>
          <table:table-cell table:style-name="ce9" table:formula="of:=[.V287]+[.$O287]" office:value-type="float" office:value="0.468835695113808" calcext:value-type="float">
            <text:p>0.468835695113808</text:p>
          </table:table-cell>
          <table:table-cell table:style-name="ce9" table:formula="of:=[.W287]+[.$O287]" office:value-type="float" office:value="0.244150178823094" calcext:value-type="float">
            <text:p>0.244150178823094</text:p>
          </table:table-cell>
          <table:table-cell table:style-name="ce9" table:formula="of:=[.X287]+[.$O287]" office:value-type="float" office:value="0.459734320896466" calcext:value-type="float">
            <text:p>0.459734320896466</text:p>
          </table:table-cell>
          <table:table-cell table:style-name="ce9" table:formula="of:=([.Y287]-[.Y286])/[.$D$88]" office:value-type="float" office:value="5.6126477890366" calcext:value-type="float">
            <text:p>5.6126477890366</text:p>
          </table:table-cell>
          <table:table-cell table:formula="of:=([.Z287]-[.Z286])/[.$D$88]" office:value-type="float" office:value="5.6126477890367" calcext:value-type="float">
            <text:p>5.6126477890367</text:p>
          </table:table-cell>
          <table:table-cell table:style-name="ce11" table:formula="of:=([.AA287]-[.AA286])/[.$D$88]" office:value-type="float" office:value="5.6126477890367" calcext:value-type="float">
            <text:p>5.6126477890367</text:p>
          </table:table-cell>
          <table:table-cell table:style-name="ce9" table:formula="of:=([.AB287]-[.AB286])/[.$D$88]" office:value-type="float" office:value="0" calcext:value-type="float">
            <text:p>0</text:p>
          </table:table-cell>
          <table:table-cell table:formula="of:=([.AC287]-[.AC286])/[.$D$88]" office:value-type="float" office:value="0.0000000000784557604068444" calcext:value-type="float">
            <text:p>7.84557604068444E-11</text:p>
          </table:table-cell>
          <table:table-cell table:style-name="ce11" table:formula="of:=([.AD287]-[.AD286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96" calcext:value-type="float">
            <text:p>1.96</text:p>
          </table:table-cell>
          <table:table-cell table:formula="of:=[.A288]*[.$B$88]" office:value-type="float" office:value="0.0588" calcext:value-type="float">
            <text:p>0.0588</text:p>
          </table:table-cell>
          <table:table-cell table:formula="of:=MIN([.B288]*[.$B$11];[.$B$12])" office:value-type="float" office:value="150" calcext:value-type="float">
            <text:p>150</text:p>
          </table:table-cell>
          <table:table-cell table:formula="of:=[.C288]*[.$B$14]*[.$B$15]" office:value-type="float" office:value="13.5" calcext:value-type="float">
            <text:p>13.5</text:p>
          </table:table-cell>
          <table:table-cell table:formula="of:=[.D288]/[.$B$13]" office:value-type="float" office:value="5.61264778903662" calcext:value-type="float">
            <text:p>5.61264778903662</text:p>
          </table:table-cell>
          <table:table-cell table:formula="of:=[.E288]*[.$B$1]" office:value-type="float" office:value="0.224505911561465" calcext:value-type="float">
            <text:p>0.224505911561465</text:p>
          </table:table-cell>
          <table:table-cell table:formula="of:=[.E288]*[.$B$3]" office:value-type="float" office:value="0" calcext:value-type="float">
            <text:p>0</text:p>
          </table:table-cell>
          <table:table-cell table:formula="of:=[.E288]/[.$B$5]" office:value-type="float" office:value="5.61264778903664" calcext:value-type="float">
            <text:p>5.613</text:p>
          </table:table-cell>
          <table:table-cell table:formula="of:=[.$B$4]*(1-1/(1+[.H288]))" office:value-type="float" office:value="0" calcext:value-type="float">
            <text:p>0</text:p>
          </table:table-cell>
          <table:table-cell table:formula="of:=[.G288]+[.I288]" office:value-type="float" office:value="0" calcext:value-type="float">
            <text:p>0</text:p>
          </table:table-cell>
          <table:table-cell table:formula="of:=[.E288]*[.$B$7]" office:value-type="float" office:value="0.0954150124136226" calcext:value-type="float">
            <text:p>0.0954150124136226</text:p>
          </table:table-cell>
          <table:table-cell table:formula="of:=[.E288]/[.$B$9]" office:value-type="float" office:value="5.61264778903662" calcext:value-type="float">
            <text:p>5.61264778903662</text:p>
          </table:table-cell>
          <table:table-cell table:formula="of:=[.$B$8]*TANH([.L288])" office:value-type="float" office:value="0.119996800209651" calcext:value-type="float">
            <text:p>0.119996800209651</text:p>
          </table:table-cell>
          <table:table-cell table:formula="of:=[.K288]+[.M288]" office:value-type="float" office:value="0.215411812623274" calcext:value-type="float">
            <text:p>0.215411812623274</text:p>
          </table:table-cell>
          <table:table-cell table:formula="of:=[.O287]+[.E288]*[.$D$88]" office:value-type="float" office:value="0.247517767496515" calcext:value-type="float">
            <text:p>0.247517767496515</text:p>
          </table:table-cell>
          <table:table-cell table:formula="of:=[.O288]+[.F288]" office:value-type="float" office:value="0.47202367905798" calcext:value-type="float">
            <text:p>0.47202367905798</text:p>
          </table:table-cell>
          <table:table-cell table:formula="of:=[.O288]+[.J288]" office:value-type="float" office:value="0.247517767496515" calcext:value-type="float">
            <text:p>0.247517767496515</text:p>
          </table:table-cell>
          <table:table-cell table:formula="of:=[.O288]+[.N288]" office:value-type="float" office:value="0.462929580119788" calcext:value-type="float">
            <text:p>0.462929580119788</text:p>
          </table:table-cell>
          <table:table-cell table:formula="of:=MAX(0; [.$B$2]*0.5 - ABS([.B288]))*[.$D$88]/(([.$B$2]*0.5)^2)" office:value-type="float" office:value="0" calcext:value-type="float">
            <text:p>0</text:p>
          </table:table-cell>
          <table:table-cell table:formula="of:=MAX(0; [.$B$6]*0.5 - ABS([.$B288]))*[.$D$88]/(([.$B$6]*0.5)^2)" office:value-type="float" office:value="0" calcext:value-type="float">
            <text:p>0</text:p>
          </table:table-cell>
          <table:table-cell table:formula="of:=MAX(0; [.$B$10]*0.5 - ABS([.$B288]))*[.$D$88]/(([.$B$10]*0.5)^2)" office:value-type="float" office:value="0" calcext:value-type="float">
            <text:p>0</text:p>
          </table:table-cell>
          <table:table-cell table:formula="of:=SUMPRODUCT([.F238:.F338];[.$S$140:.$S$240])" office:value-type="float" office:value="0.224685516290714" calcext:value-type="float">
            <text:p>0.224685516290714</text:p>
          </table:table-cell>
          <table:table-cell table:formula="of:=SUMPRODUCT([.J238:.J338];[.T$140:.T$240])" office:value-type="float" office:value="0" calcext:value-type="float">
            <text:p>0</text:p>
          </table:table-cell>
          <table:table-cell table:formula="of:=SUMPRODUCT([.N238:.N338];[.U$140:.U$240])" office:value-type="float" office:value="0.215584142073372" calcext:value-type="float">
            <text:p>0.215584142073372</text:p>
          </table:table-cell>
          <table:table-cell table:style-name="ce9" table:formula="of:=[.V288]+[.$O288]" office:value-type="float" office:value="0.47220328378723" calcext:value-type="float">
            <text:p>0.47220328378723</text:p>
          </table:table-cell>
          <table:table-cell table:style-name="ce9" table:formula="of:=[.W288]+[.$O288]" office:value-type="float" office:value="0.247517767496516" calcext:value-type="float">
            <text:p>0.247517767496516</text:p>
          </table:table-cell>
          <table:table-cell table:style-name="ce9" table:formula="of:=[.X288]+[.$O288]" office:value-type="float" office:value="0.463101909569888" calcext:value-type="float">
            <text:p>0.463101909569888</text:p>
          </table:table-cell>
          <table:table-cell table:style-name="ce9" table:formula="of:=([.Y288]-[.Y287])/[.$D$88]" office:value-type="float" office:value="5.6126477890367" calcext:value-type="float">
            <text:p>5.6126477890367</text:p>
          </table:table-cell>
          <table:table-cell table:formula="of:=([.Z288]-[.Z287])/[.$D$88]" office:value-type="float" office:value="5.61264778903665" calcext:value-type="float">
            <text:p>5.61264778903665</text:p>
          </table:table-cell>
          <table:table-cell table:style-name="ce11" table:formula="of:=([.AA288]-[.AA287])/[.$D$88]" office:value-type="float" office:value="5.6126477890366" calcext:value-type="float">
            <text:p>5.6126477890366</text:p>
          </table:table-cell>
          <table:table-cell table:style-name="ce9" table:formula="of:=([.AB288]-[.AB287])/[.$D$88]" office:value-type="float" office:value="0.000000000155431223447522" calcext:value-type="float">
            <text:p>1.55431223447522E-10</text:p>
          </table:table-cell>
          <table:table-cell table:formula="of:=([.AC288]-[.AC287])/[.$D$88]" office:value-type="float" office:value="-0.0000000000784557604068444" calcext:value-type="float">
            <text:p>-7.84557604068444E-11</text:p>
          </table:table-cell>
          <table:table-cell table:style-name="ce11" table:formula="of:=([.AD288]-[.AD287])/[.$D$88]" office:value-type="float" office:value="-0.000000000155431223447522" calcext:value-type="float">
            <text:p>-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1.98" calcext:value-type="float">
            <text:p>1.98</text:p>
          </table:table-cell>
          <table:table-cell table:formula="of:=[.A289]*[.$B$88]" office:value-type="float" office:value="0.0594" calcext:value-type="float">
            <text:p>0.0594</text:p>
          </table:table-cell>
          <table:table-cell table:formula="of:=MIN([.B289]*[.$B$11];[.$B$12])" office:value-type="float" office:value="150" calcext:value-type="float">
            <text:p>150</text:p>
          </table:table-cell>
          <table:table-cell table:formula="of:=[.C289]*[.$B$14]*[.$B$15]" office:value-type="float" office:value="13.5" calcext:value-type="float">
            <text:p>13.5</text:p>
          </table:table-cell>
          <table:table-cell table:formula="of:=[.D289]/[.$B$13]" office:value-type="float" office:value="5.61264778903662" calcext:value-type="float">
            <text:p>5.61264778903662</text:p>
          </table:table-cell>
          <table:table-cell table:formula="of:=[.E289]*[.$B$1]" office:value-type="float" office:value="0.224505911561465" calcext:value-type="float">
            <text:p>0.224505911561465</text:p>
          </table:table-cell>
          <table:table-cell table:formula="of:=[.E289]*[.$B$3]" office:value-type="float" office:value="0" calcext:value-type="float">
            <text:p>0</text:p>
          </table:table-cell>
          <table:table-cell table:formula="of:=[.E289]/[.$B$5]" office:value-type="float" office:value="5.61264778903664" calcext:value-type="float">
            <text:p>5.613</text:p>
          </table:table-cell>
          <table:table-cell table:formula="of:=[.$B$4]*(1-1/(1+[.H289]))" office:value-type="float" office:value="0" calcext:value-type="float">
            <text:p>0</text:p>
          </table:table-cell>
          <table:table-cell table:formula="of:=[.G289]+[.I289]" office:value-type="float" office:value="0" calcext:value-type="float">
            <text:p>0</text:p>
          </table:table-cell>
          <table:table-cell table:formula="of:=[.E289]*[.$B$7]" office:value-type="float" office:value="0.0954150124136226" calcext:value-type="float">
            <text:p>0.0954150124136226</text:p>
          </table:table-cell>
          <table:table-cell table:formula="of:=[.E289]/[.$B$9]" office:value-type="float" office:value="5.61264778903662" calcext:value-type="float">
            <text:p>5.61264778903662</text:p>
          </table:table-cell>
          <table:table-cell table:formula="of:=[.$B$8]*TANH([.L289])" office:value-type="float" office:value="0.119996800209651" calcext:value-type="float">
            <text:p>0.119996800209651</text:p>
          </table:table-cell>
          <table:table-cell table:formula="of:=[.K289]+[.M289]" office:value-type="float" office:value="0.215411812623274" calcext:value-type="float">
            <text:p>0.215411812623274</text:p>
          </table:table-cell>
          <table:table-cell table:formula="of:=[.O288]+[.E289]*[.$D$88]" office:value-type="float" office:value="0.250885356169937" calcext:value-type="float">
            <text:p>0.250885356169937</text:p>
          </table:table-cell>
          <table:table-cell table:formula="of:=[.O289]+[.F289]" office:value-type="float" office:value="0.475391267731402" calcext:value-type="float">
            <text:p>0.475391267731402</text:p>
          </table:table-cell>
          <table:table-cell table:formula="of:=[.O289]+[.J289]" office:value-type="float" office:value="0.250885356169937" calcext:value-type="float">
            <text:p>0.250885356169937</text:p>
          </table:table-cell>
          <table:table-cell table:formula="of:=[.O289]+[.N289]" office:value-type="float" office:value="0.46629716879321" calcext:value-type="float">
            <text:p>0.46629716879321</text:p>
          </table:table-cell>
          <table:table-cell table:formula="of:=MAX(0; [.$B$2]*0.5 - ABS([.B289]))*[.$D$88]/(([.$B$2]*0.5)^2)" office:value-type="float" office:value="0" calcext:value-type="float">
            <text:p>0</text:p>
          </table:table-cell>
          <table:table-cell table:formula="of:=MAX(0; [.$B$6]*0.5 - ABS([.$B289]))*[.$D$88]/(([.$B$6]*0.5)^2)" office:value-type="float" office:value="0" calcext:value-type="float">
            <text:p>0</text:p>
          </table:table-cell>
          <table:table-cell table:formula="of:=MAX(0; [.$B$10]*0.5 - ABS([.$B289]))*[.$D$88]/(([.$B$10]*0.5)^2)" office:value-type="float" office:value="0" calcext:value-type="float">
            <text:p>0</text:p>
          </table:table-cell>
          <table:table-cell table:formula="of:=SUMPRODUCT([.F239:.F339];[.$S$140:.$S$240])" office:value-type="float" office:value="0.224685516290714" calcext:value-type="float">
            <text:p>0.224685516290714</text:p>
          </table:table-cell>
          <table:table-cell table:formula="of:=SUMPRODUCT([.J239:.J339];[.T$140:.T$240])" office:value-type="float" office:value="0" calcext:value-type="float">
            <text:p>0</text:p>
          </table:table-cell>
          <table:table-cell table:formula="of:=SUMPRODUCT([.N239:.N339];[.U$140:.U$240])" office:value-type="float" office:value="0.215584142073372" calcext:value-type="float">
            <text:p>0.215584142073372</text:p>
          </table:table-cell>
          <table:table-cell table:style-name="ce9" table:formula="of:=[.V289]+[.$O289]" office:value-type="float" office:value="0.475570872460652" calcext:value-type="float">
            <text:p>0.475570872460652</text:p>
          </table:table-cell>
          <table:table-cell table:style-name="ce9" table:formula="of:=[.W289]+[.$O289]" office:value-type="float" office:value="0.250885356169938" calcext:value-type="float">
            <text:p>0.250885356169938</text:p>
          </table:table-cell>
          <table:table-cell table:style-name="ce9" table:formula="of:=[.X289]+[.$O289]" office:value-type="float" office:value="0.46646949824331" calcext:value-type="float">
            <text:p>0.46646949824331</text:p>
          </table:table-cell>
          <table:table-cell table:style-name="ce9" table:formula="of:=([.Y289]-[.Y288])/[.$D$88]" office:value-type="float" office:value="5.6126477890367" calcext:value-type="float">
            <text:p>5.6126477890367</text:p>
          </table:table-cell>
          <table:table-cell table:formula="of:=([.Z289]-[.Z288])/[.$D$88]" office:value-type="float" office:value="5.6126477890367" calcext:value-type="float">
            <text:p>5.6126477890367</text:p>
          </table:table-cell>
          <table:table-cell table:style-name="ce11" table:formula="of:=([.AA289]-[.AA288])/[.$D$88]" office:value-type="float" office:value="5.6126477890366" calcext:value-type="float">
            <text:p>5.6126477890366</text:p>
          </table:table-cell>
          <table:table-cell table:style-name="ce9" table:formula="of:=([.AB289]-[.AB288])/[.$D$88]" office:value-type="float" office:value="0" calcext:value-type="float">
            <text:p>0</text:p>
          </table:table-cell>
          <table:table-cell table:formula="of:=([.AC289]-[.AC288])/[.$D$88]" office:value-type="float" office:value="0.0000000000784557604068444" calcext:value-type="float">
            <text:p>7.84557604068444E-11</text:p>
          </table:table-cell>
          <table:table-cell table:style-name="ce11" table:formula="of:=([.AD289]-[.AD288])/[.$D$88]" office:value-type="float" office:value="0" calcext:value-type="float">
            <text:p>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290]*[.$B$88]" office:value-type="float" office:value="0.06" calcext:value-type="float">
            <text:p>0.06</text:p>
          </table:table-cell>
          <table:table-cell table:formula="of:=MIN([.B290]*[.$B$11];[.$B$12])" office:value-type="float" office:value="150" calcext:value-type="float">
            <text:p>150</text:p>
          </table:table-cell>
          <table:table-cell table:formula="of:=[.C290]*[.$B$14]*[.$B$15]" office:value-type="float" office:value="13.5" calcext:value-type="float">
            <text:p>13.5</text:p>
          </table:table-cell>
          <table:table-cell table:formula="of:=[.D290]/[.$B$13]" office:value-type="float" office:value="5.61264778903662" calcext:value-type="float">
            <text:p>5.61264778903662</text:p>
          </table:table-cell>
          <table:table-cell table:formula="of:=[.E290]*[.$B$1]" office:value-type="float" office:value="0.224505911561465" calcext:value-type="float">
            <text:p>0.224505911561465</text:p>
          </table:table-cell>
          <table:table-cell table:formula="of:=[.E290]*[.$B$3]" office:value-type="float" office:value="0" calcext:value-type="float">
            <text:p>0</text:p>
          </table:table-cell>
          <table:table-cell table:formula="of:=[.E290]/[.$B$5]" office:value-type="float" office:value="5.61264778903664" calcext:value-type="float">
            <text:p>5.613</text:p>
          </table:table-cell>
          <table:table-cell table:formula="of:=[.$B$4]*(1-1/(1+[.H290]))" office:value-type="float" office:value="0" calcext:value-type="float">
            <text:p>0</text:p>
          </table:table-cell>
          <table:table-cell table:formula="of:=[.G290]+[.I290]" office:value-type="float" office:value="0" calcext:value-type="float">
            <text:p>0</text:p>
          </table:table-cell>
          <table:table-cell table:formula="of:=[.E290]*[.$B$7]" office:value-type="float" office:value="0.0954150124136226" calcext:value-type="float">
            <text:p>0.0954150124136226</text:p>
          </table:table-cell>
          <table:table-cell table:formula="of:=[.E290]/[.$B$9]" office:value-type="float" office:value="5.61264778903662" calcext:value-type="float">
            <text:p>5.61264778903662</text:p>
          </table:table-cell>
          <table:table-cell table:formula="of:=[.$B$8]*TANH([.L290])" office:value-type="float" office:value="0.119996800209651" calcext:value-type="float">
            <text:p>0.119996800209651</text:p>
          </table:table-cell>
          <table:table-cell table:formula="of:=[.K290]+[.M290]" office:value-type="float" office:value="0.215411812623274" calcext:value-type="float">
            <text:p>0.215411812623274</text:p>
          </table:table-cell>
          <table:table-cell table:formula="of:=[.O289]+[.E290]*[.$D$88]" office:value-type="float" office:value="0.254252944843359" calcext:value-type="float">
            <text:p>0.254252944843359</text:p>
          </table:table-cell>
          <table:table-cell table:formula="of:=[.O290]+[.F290]" office:value-type="float" office:value="0.478758856404824" calcext:value-type="float">
            <text:p>0.478758856404824</text:p>
          </table:table-cell>
          <table:table-cell table:formula="of:=[.O290]+[.J290]" office:value-type="float" office:value="0.254252944843359" calcext:value-type="float">
            <text:p>0.254252944843359</text:p>
          </table:table-cell>
          <table:table-cell table:formula="of:=[.O290]+[.N290]" office:value-type="float" office:value="0.469664757466632" calcext:value-type="float">
            <text:p>0.469664757466632</text:p>
          </table:table-cell>
          <table:table-cell table:formula="of:=MAX(0; [.$B$2]*0.5 - ABS([.B290]))*[.$D$88]/(([.$B$2]*0.5)^2)" office:value-type="float" office:value="0" calcext:value-type="float">
            <text:p>0</text:p>
          </table:table-cell>
          <table:table-cell table:formula="of:=MAX(0; [.$B$6]*0.5 - ABS([.$B290]))*[.$D$88]/(([.$B$6]*0.5)^2)" office:value-type="float" office:value="0" calcext:value-type="float">
            <text:p>0</text:p>
          </table:table-cell>
          <table:table-cell table:formula="of:=MAX(0; [.$B$10]*0.5 - ABS([.$B290]))*[.$D$88]/(([.$B$10]*0.5)^2)" office:value-type="float" office:value="0" calcext:value-type="float">
            <text:p>0</text:p>
          </table:table-cell>
          <table:table-cell table:formula="of:=SUMPRODUCT([.F240:.F340];[.$S$140:.$S$240])" office:value-type="float" office:value="0.224685516290714" calcext:value-type="float">
            <text:p>0.224685516290714</text:p>
          </table:table-cell>
          <table:table-cell table:formula="of:=SUMPRODUCT([.J240:.J340];[.T$140:.T$240])" office:value-type="float" office:value="0" calcext:value-type="float">
            <text:p>0</text:p>
          </table:table-cell>
          <table:table-cell table:formula="of:=SUMPRODUCT([.N240:.N340];[.U$140:.U$240])" office:value-type="float" office:value="0.215584142073372" calcext:value-type="float">
            <text:p>0.215584142073372</text:p>
          </table:table-cell>
          <table:table-cell table:style-name="ce9" table:formula="of:=[.V290]+[.$O290]" office:value-type="float" office:value="0.478938461134074" calcext:value-type="float">
            <text:p>0.478938461134074</text:p>
          </table:table-cell>
          <table:table-cell table:style-name="ce9" table:formula="of:=[.W290]+[.$O290]" office:value-type="float" office:value="0.25425294484336" calcext:value-type="float">
            <text:p>0.25425294484336</text:p>
          </table:table-cell>
          <table:table-cell table:style-name="ce9" table:formula="of:=[.X290]+[.$O290]" office:value-type="float" office:value="0.469837086916732" calcext:value-type="float">
            <text:p>0.469837086916732</text:p>
          </table:table-cell>
          <table:table-cell table:style-name="ce6" table:formula="of:=([.Y290]-[.Y289])/[.$D$88]" office:value-type="float" office:value="5.61264778903651" calcext:value-type="float">
            <text:p>5.61264778903651</text:p>
          </table:table-cell>
          <table:table-cell table:style-name="ce22" table:formula="of:=([.Z290]-[.Z289])/[.$D$88]" office:value-type="float" office:value="5.6126477890366" calcext:value-type="float">
            <text:p>5.6126477890366</text:p>
          </table:table-cell>
          <table:table-cell table:style-name="ce23" table:formula="of:=([.AA290]-[.AA289])/[.$D$88]" office:value-type="float" office:value="5.6126477890367" calcext:value-type="float">
            <text:p>5.6126477890367</text:p>
          </table:table-cell>
          <table:table-cell table:style-name="ce6" table:formula="of:=([.AB290]-[.AB289])/[.$D$88]" office:value-type="float" office:value="-0.000000000309382149528877" calcext:value-type="float">
            <text:p>-3.09382149528877E-10</text:p>
          </table:table-cell>
          <table:table-cell table:style-name="ce22" table:formula="of:=([.AC290]-[.AC289])/[.$D$88]" office:value-type="float" office:value="-0.0000000000769754630406775" calcext:value-type="float">
            <text:p>-7.69754630406775E-11</text:p>
          </table:table-cell>
          <table:table-cell table:style-name="ce23" table:formula="of:=([.AD290]-[.AD289])/[.$D$88]" office:value-type="float" office:value="0.000000000155431223447522" calcext:value-type="float">
            <text:p>1.55431223447522E-10</text:p>
          </table:table-cell>
          <table:table-cell table:number-columns-repeated="16342"/>
          <table:table-cell table:style-name="Default" table:number-columns-repeated="9"/>
        </table:table-row>
        <table:table-row table:style-name="ro2">
          <table:table-cell office:value-type="float" office:value="2.02" calcext:value-type="float">
            <text:p>2.02</text:p>
          </table:table-cell>
          <table:table-cell table:formula="of:=[.A291]*[.$B$88]" office:value-type="float" office:value="0.0606" calcext:value-type="float">
            <text:p>0.0606</text:p>
          </table:table-cell>
          <table:table-cell table:formula="of:=MIN([.B291]*[.$B$11];[.$B$12])" office:value-type="float" office:value="150" calcext:value-type="float">
            <text:p>150</text:p>
          </table:table-cell>
          <table:table-cell table:formula="of:=[.C291]*[.$B$14]*[.$B$15]" office:value-type="float" office:value="13.5" calcext:value-type="float">
            <text:p>13.5</text:p>
          </table:table-cell>
          <table:table-cell table:formula="of:=[.D291]/[.$B$13]" office:value-type="float" office:value="5.61264778903662" calcext:value-type="float">
            <text:p>5.61264778903662</text:p>
          </table:table-cell>
          <table:table-cell table:formula="of:=[.E291]*[.$B$1]" office:value-type="float" office:value="0.224505911561465" calcext:value-type="float">
            <text:p>0.224505911561465</text:p>
          </table:table-cell>
          <table:table-cell table:formula="of:=[.E291]*[.$B$3]" office:value-type="float" office:value="0" calcext:value-type="float">
            <text:p>0</text:p>
          </table:table-cell>
          <table:table-cell table:formula="of:=[.E291]/[.$B$5]" office:value-type="float" office:value="5.61264778903664" calcext:value-type="float">
            <text:p>5.613</text:p>
          </table:table-cell>
          <table:table-cell table:formula="of:=[.$B$4]*(1-1/(1+[.H291]))" office:value-type="float" office:value="0" calcext:value-type="float">
            <text:p>0</text:p>
          </table:table-cell>
          <table:table-cell table:formula="of:=[.G291]+[.I291]" office:value-type="float" office:value="0" calcext:value-type="float">
            <text:p>0</text:p>
          </table:table-cell>
          <table:table-cell table:formula="of:=[.E291]*[.$B$7]" office:value-type="float" office:value="0.0954150124136226" calcext:value-type="float">
            <text:p>0.0954150124136226</text:p>
          </table:table-cell>
          <table:table-cell table:formula="of:=[.E291]/[.$B$9]" office:value-type="float" office:value="5.61264778903662" calcext:value-type="float">
            <text:p>5.61264778903662</text:p>
          </table:table-cell>
          <table:table-cell table:formula="of:=[.$B$8]*TANH([.L291])" office:value-type="float" office:value="0.119996800209651" calcext:value-type="float">
            <text:p>0.119996800209651</text:p>
          </table:table-cell>
          <table:table-cell table:formula="of:=[.K291]+[.M291]" office:value-type="float" office:value="0.215411812623274" calcext:value-type="float">
            <text:p>0.215411812623274</text:p>
          </table:table-cell>
          <table:table-cell table:formula="of:=[.O290]+[.E291]*[.$D$88]" office:value-type="float" office:value="0.257620533516781" calcext:value-type="float">
            <text:p>0.257620533516781</text:p>
          </table:table-cell>
          <table:table-cell table:formula="of:=[.O291]+[.F291]" office:value-type="float" office:value="0.482126445078246" calcext:value-type="float">
            <text:p>0.482126445078246</text:p>
          </table:table-cell>
          <table:table-cell table:formula="of:=[.O291]+[.J291]" office:value-type="float" office:value="0.257620533516781" calcext:value-type="float">
            <text:p>0.257620533516781</text:p>
          </table:table-cell>
          <table:table-cell table:formula="of:=[.O291]+[.N291]" office:value-type="float" office:value="0.473032346140054" calcext:value-type="float">
            <text:p>0.473032346140054</text:p>
          </table:table-cell>
          <table:table-cell table:formula="of:=MAX(0; [.$B$2]*0.5 - ABS([.B291]))*[.$D$88]/(([.$B$2]*0.5)^2)" office:value-type="float" office:value="0" calcext:value-type="float">
            <text:p>0</text:p>
          </table:table-cell>
          <table:table-cell table:formula="of:=MAX(0; [.$B$6]*0.5 - ABS([.$B291]))*[.$D$88]/(([.$B$6]*0.5)^2)" office:value-type="float" office:value="0" calcext:value-type="float">
            <text:p>0</text:p>
          </table:table-cell>
          <table:table-cell table:formula="of:=MAX(0; [.$B$10]*0.5 - ABS([.$B291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04" calcext:value-type="float">
            <text:p>2.04</text:p>
          </table:table-cell>
          <table:table-cell table:formula="of:=[.A292]*[.$B$88]" office:value-type="float" office:value="0.0612" calcext:value-type="float">
            <text:p>0.0612</text:p>
          </table:table-cell>
          <table:table-cell table:formula="of:=MIN([.B292]*[.$B$11];[.$B$12])" office:value-type="float" office:value="150" calcext:value-type="float">
            <text:p>150</text:p>
          </table:table-cell>
          <table:table-cell table:formula="of:=[.C292]*[.$B$14]*[.$B$15]" office:value-type="float" office:value="13.5" calcext:value-type="float">
            <text:p>13.5</text:p>
          </table:table-cell>
          <table:table-cell table:formula="of:=[.D292]/[.$B$13]" office:value-type="float" office:value="5.61264778903662" calcext:value-type="float">
            <text:p>5.61264778903662</text:p>
          </table:table-cell>
          <table:table-cell table:formula="of:=[.E292]*[.$B$1]" office:value-type="float" office:value="0.224505911561465" calcext:value-type="float">
            <text:p>0.224505911561465</text:p>
          </table:table-cell>
          <table:table-cell table:formula="of:=[.E292]*[.$B$3]" office:value-type="float" office:value="0" calcext:value-type="float">
            <text:p>0</text:p>
          </table:table-cell>
          <table:table-cell table:formula="of:=[.E292]/[.$B$5]" office:value-type="float" office:value="5.61264778903664" calcext:value-type="float">
            <text:p>5.613</text:p>
          </table:table-cell>
          <table:table-cell table:formula="of:=[.$B$4]*(1-1/(1+[.H292]))" office:value-type="float" office:value="0" calcext:value-type="float">
            <text:p>0</text:p>
          </table:table-cell>
          <table:table-cell table:formula="of:=[.G292]+[.I292]" office:value-type="float" office:value="0" calcext:value-type="float">
            <text:p>0</text:p>
          </table:table-cell>
          <table:table-cell table:formula="of:=[.E292]*[.$B$7]" office:value-type="float" office:value="0.0954150124136226" calcext:value-type="float">
            <text:p>0.0954150124136226</text:p>
          </table:table-cell>
          <table:table-cell table:formula="of:=[.E292]/[.$B$9]" office:value-type="float" office:value="5.61264778903662" calcext:value-type="float">
            <text:p>5.61264778903662</text:p>
          </table:table-cell>
          <table:table-cell table:formula="of:=[.$B$8]*TANH([.L292])" office:value-type="float" office:value="0.119996800209651" calcext:value-type="float">
            <text:p>0.119996800209651</text:p>
          </table:table-cell>
          <table:table-cell table:formula="of:=[.K292]+[.M292]" office:value-type="float" office:value="0.215411812623274" calcext:value-type="float">
            <text:p>0.215411812623274</text:p>
          </table:table-cell>
          <table:table-cell table:formula="of:=[.O291]+[.E292]*[.$D$88]" office:value-type="float" office:value="0.260988122190203" calcext:value-type="float">
            <text:p>0.260988122190203</text:p>
          </table:table-cell>
          <table:table-cell table:formula="of:=[.O292]+[.F292]" office:value-type="float" office:value="0.485494033751668" calcext:value-type="float">
            <text:p>0.485494033751668</text:p>
          </table:table-cell>
          <table:table-cell table:formula="of:=[.O292]+[.J292]" office:value-type="float" office:value="0.260988122190203" calcext:value-type="float">
            <text:p>0.260988122190203</text:p>
          </table:table-cell>
          <table:table-cell table:formula="of:=[.O292]+[.N292]" office:value-type="float" office:value="0.476399934813476" calcext:value-type="float">
            <text:p>0.476399934813476</text:p>
          </table:table-cell>
          <table:table-cell table:formula="of:=MAX(0; [.$B$2]*0.5 - ABS([.B292]))*[.$D$88]/(([.$B$2]*0.5)^2)" office:value-type="float" office:value="0" calcext:value-type="float">
            <text:p>0</text:p>
          </table:table-cell>
          <table:table-cell table:formula="of:=MAX(0; [.$B$6]*0.5 - ABS([.$B292]))*[.$D$88]/(([.$B$6]*0.5)^2)" office:value-type="float" office:value="0" calcext:value-type="float">
            <text:p>0</text:p>
          </table:table-cell>
          <table:table-cell table:formula="of:=MAX(0; [.$B$10]*0.5 - ABS([.$B292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06" calcext:value-type="float">
            <text:p>2.06</text:p>
          </table:table-cell>
          <table:table-cell table:formula="of:=[.A293]*[.$B$88]" office:value-type="float" office:value="0.0618" calcext:value-type="float">
            <text:p>0.0618</text:p>
          </table:table-cell>
          <table:table-cell table:formula="of:=MIN([.B293]*[.$B$11];[.$B$12])" office:value-type="float" office:value="150" calcext:value-type="float">
            <text:p>150</text:p>
          </table:table-cell>
          <table:table-cell table:formula="of:=[.C293]*[.$B$14]*[.$B$15]" office:value-type="float" office:value="13.5" calcext:value-type="float">
            <text:p>13.5</text:p>
          </table:table-cell>
          <table:table-cell table:formula="of:=[.D293]/[.$B$13]" office:value-type="float" office:value="5.61264778903662" calcext:value-type="float">
            <text:p>5.61264778903662</text:p>
          </table:table-cell>
          <table:table-cell table:formula="of:=[.E293]*[.$B$1]" office:value-type="float" office:value="0.224505911561465" calcext:value-type="float">
            <text:p>0.224505911561465</text:p>
          </table:table-cell>
          <table:table-cell table:formula="of:=[.E293]*[.$B$3]" office:value-type="float" office:value="0" calcext:value-type="float">
            <text:p>0</text:p>
          </table:table-cell>
          <table:table-cell table:formula="of:=[.E293]/[.$B$5]" office:value-type="float" office:value="5.61264778903664" calcext:value-type="float">
            <text:p>5.613</text:p>
          </table:table-cell>
          <table:table-cell table:formula="of:=[.$B$4]*(1-1/(1+[.H293]))" office:value-type="float" office:value="0" calcext:value-type="float">
            <text:p>0</text:p>
          </table:table-cell>
          <table:table-cell table:formula="of:=[.G293]+[.I293]" office:value-type="float" office:value="0" calcext:value-type="float">
            <text:p>0</text:p>
          </table:table-cell>
          <table:table-cell table:formula="of:=[.E293]*[.$B$7]" office:value-type="float" office:value="0.0954150124136226" calcext:value-type="float">
            <text:p>0.0954150124136226</text:p>
          </table:table-cell>
          <table:table-cell table:formula="of:=[.E293]/[.$B$9]" office:value-type="float" office:value="5.61264778903662" calcext:value-type="float">
            <text:p>5.61264778903662</text:p>
          </table:table-cell>
          <table:table-cell table:formula="of:=[.$B$8]*TANH([.L293])" office:value-type="float" office:value="0.119996800209651" calcext:value-type="float">
            <text:p>0.119996800209651</text:p>
          </table:table-cell>
          <table:table-cell table:formula="of:=[.K293]+[.M293]" office:value-type="float" office:value="0.215411812623274" calcext:value-type="float">
            <text:p>0.215411812623274</text:p>
          </table:table-cell>
          <table:table-cell table:formula="of:=[.O292]+[.E293]*[.$D$88]" office:value-type="float" office:value="0.264355710863624" calcext:value-type="float">
            <text:p>0.264355710863624</text:p>
          </table:table-cell>
          <table:table-cell table:formula="of:=[.O293]+[.F293]" office:value-type="float" office:value="0.488861622425089" calcext:value-type="float">
            <text:p>0.488861622425089</text:p>
          </table:table-cell>
          <table:table-cell table:formula="of:=[.O293]+[.J293]" office:value-type="float" office:value="0.264355710863624" calcext:value-type="float">
            <text:p>0.264355710863624</text:p>
          </table:table-cell>
          <table:table-cell table:formula="of:=[.O293]+[.N293]" office:value-type="float" office:value="0.479767523486898" calcext:value-type="float">
            <text:p>0.479767523486898</text:p>
          </table:table-cell>
          <table:table-cell table:formula="of:=MAX(0; [.$B$2]*0.5 - ABS([.B293]))*[.$D$88]/(([.$B$2]*0.5)^2)" office:value-type="float" office:value="0" calcext:value-type="float">
            <text:p>0</text:p>
          </table:table-cell>
          <table:table-cell table:formula="of:=MAX(0; [.$B$6]*0.5 - ABS([.$B293]))*[.$D$88]/(([.$B$6]*0.5)^2)" office:value-type="float" office:value="0" calcext:value-type="float">
            <text:p>0</text:p>
          </table:table-cell>
          <table:table-cell table:formula="of:=MAX(0; [.$B$10]*0.5 - ABS([.$B293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08" calcext:value-type="float">
            <text:p>2.08</text:p>
          </table:table-cell>
          <table:table-cell table:formula="of:=[.A294]*[.$B$88]" office:value-type="float" office:value="0.0624" calcext:value-type="float">
            <text:p>0.0624</text:p>
          </table:table-cell>
          <table:table-cell table:formula="of:=MIN([.B294]*[.$B$11];[.$B$12])" office:value-type="float" office:value="150" calcext:value-type="float">
            <text:p>150</text:p>
          </table:table-cell>
          <table:table-cell table:formula="of:=[.C294]*[.$B$14]*[.$B$15]" office:value-type="float" office:value="13.5" calcext:value-type="float">
            <text:p>13.5</text:p>
          </table:table-cell>
          <table:table-cell table:formula="of:=[.D294]/[.$B$13]" office:value-type="float" office:value="5.61264778903662" calcext:value-type="float">
            <text:p>5.61264778903662</text:p>
          </table:table-cell>
          <table:table-cell table:formula="of:=[.E294]*[.$B$1]" office:value-type="float" office:value="0.224505911561465" calcext:value-type="float">
            <text:p>0.224505911561465</text:p>
          </table:table-cell>
          <table:table-cell table:formula="of:=[.E294]*[.$B$3]" office:value-type="float" office:value="0" calcext:value-type="float">
            <text:p>0</text:p>
          </table:table-cell>
          <table:table-cell table:formula="of:=[.E294]/[.$B$5]" office:value-type="float" office:value="5.61264778903664" calcext:value-type="float">
            <text:p>5.613</text:p>
          </table:table-cell>
          <table:table-cell table:formula="of:=[.$B$4]*(1-1/(1+[.H294]))" office:value-type="float" office:value="0" calcext:value-type="float">
            <text:p>0</text:p>
          </table:table-cell>
          <table:table-cell table:formula="of:=[.G294]+[.I294]" office:value-type="float" office:value="0" calcext:value-type="float">
            <text:p>0</text:p>
          </table:table-cell>
          <table:table-cell table:formula="of:=[.E294]*[.$B$7]" office:value-type="float" office:value="0.0954150124136226" calcext:value-type="float">
            <text:p>0.0954150124136226</text:p>
          </table:table-cell>
          <table:table-cell table:formula="of:=[.E294]/[.$B$9]" office:value-type="float" office:value="5.61264778903662" calcext:value-type="float">
            <text:p>5.61264778903662</text:p>
          </table:table-cell>
          <table:table-cell table:formula="of:=[.$B$8]*TANH([.L294])" office:value-type="float" office:value="0.119996800209651" calcext:value-type="float">
            <text:p>0.119996800209651</text:p>
          </table:table-cell>
          <table:table-cell table:formula="of:=[.K294]+[.M294]" office:value-type="float" office:value="0.215411812623274" calcext:value-type="float">
            <text:p>0.215411812623274</text:p>
          </table:table-cell>
          <table:table-cell table:formula="of:=[.O293]+[.E294]*[.$D$88]" office:value-type="float" office:value="0.267723299537046" calcext:value-type="float">
            <text:p>0.267723299537046</text:p>
          </table:table-cell>
          <table:table-cell table:formula="of:=[.O294]+[.F294]" office:value-type="float" office:value="0.492229211098511" calcext:value-type="float">
            <text:p>0.492229211098511</text:p>
          </table:table-cell>
          <table:table-cell table:formula="of:=[.O294]+[.J294]" office:value-type="float" office:value="0.267723299537046" calcext:value-type="float">
            <text:p>0.267723299537046</text:p>
          </table:table-cell>
          <table:table-cell table:formula="of:=[.O294]+[.N294]" office:value-type="float" office:value="0.48313511216032" calcext:value-type="float">
            <text:p>0.48313511216032</text:p>
          </table:table-cell>
          <table:table-cell table:formula="of:=MAX(0; [.$B$2]*0.5 - ABS([.B294]))*[.$D$88]/(([.$B$2]*0.5)^2)" office:value-type="float" office:value="0" calcext:value-type="float">
            <text:p>0</text:p>
          </table:table-cell>
          <table:table-cell table:formula="of:=MAX(0; [.$B$6]*0.5 - ABS([.$B294]))*[.$D$88]/(([.$B$6]*0.5)^2)" office:value-type="float" office:value="0" calcext:value-type="float">
            <text:p>0</text:p>
          </table:table-cell>
          <table:table-cell table:formula="of:=MAX(0; [.$B$10]*0.5 - ABS([.$B294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1" calcext:value-type="float">
            <text:p>2.1</text:p>
          </table:table-cell>
          <table:table-cell table:formula="of:=[.A295]*[.$B$88]" office:value-type="float" office:value="0.063" calcext:value-type="float">
            <text:p>0.063</text:p>
          </table:table-cell>
          <table:table-cell table:formula="of:=MIN([.B295]*[.$B$11];[.$B$12])" office:value-type="float" office:value="150" calcext:value-type="float">
            <text:p>150</text:p>
          </table:table-cell>
          <table:table-cell table:formula="of:=[.C295]*[.$B$14]*[.$B$15]" office:value-type="float" office:value="13.5" calcext:value-type="float">
            <text:p>13.5</text:p>
          </table:table-cell>
          <table:table-cell table:formula="of:=[.D295]/[.$B$13]" office:value-type="float" office:value="5.61264778903662" calcext:value-type="float">
            <text:p>5.61264778903662</text:p>
          </table:table-cell>
          <table:table-cell table:formula="of:=[.E295]*[.$B$1]" office:value-type="float" office:value="0.224505911561465" calcext:value-type="float">
            <text:p>0.224505911561465</text:p>
          </table:table-cell>
          <table:table-cell table:formula="of:=[.E295]*[.$B$3]" office:value-type="float" office:value="0" calcext:value-type="float">
            <text:p>0</text:p>
          </table:table-cell>
          <table:table-cell table:formula="of:=[.E295]/[.$B$5]" office:value-type="float" office:value="5.61264778903664" calcext:value-type="float">
            <text:p>5.613</text:p>
          </table:table-cell>
          <table:table-cell table:formula="of:=[.$B$4]*(1-1/(1+[.H295]))" office:value-type="float" office:value="0" calcext:value-type="float">
            <text:p>0</text:p>
          </table:table-cell>
          <table:table-cell table:formula="of:=[.G295]+[.I295]" office:value-type="float" office:value="0" calcext:value-type="float">
            <text:p>0</text:p>
          </table:table-cell>
          <table:table-cell table:formula="of:=[.E295]*[.$B$7]" office:value-type="float" office:value="0.0954150124136226" calcext:value-type="float">
            <text:p>0.0954150124136226</text:p>
          </table:table-cell>
          <table:table-cell table:formula="of:=[.E295]/[.$B$9]" office:value-type="float" office:value="5.61264778903662" calcext:value-type="float">
            <text:p>5.61264778903662</text:p>
          </table:table-cell>
          <table:table-cell table:formula="of:=[.$B$8]*TANH([.L295])" office:value-type="float" office:value="0.119996800209651" calcext:value-type="float">
            <text:p>0.119996800209651</text:p>
          </table:table-cell>
          <table:table-cell table:formula="of:=[.K295]+[.M295]" office:value-type="float" office:value="0.215411812623274" calcext:value-type="float">
            <text:p>0.215411812623274</text:p>
          </table:table-cell>
          <table:table-cell table:formula="of:=[.O294]+[.E295]*[.$D$88]" office:value-type="float" office:value="0.271090888210468" calcext:value-type="float">
            <text:p>0.271090888210468</text:p>
          </table:table-cell>
          <table:table-cell table:formula="of:=[.O295]+[.F295]" office:value-type="float" office:value="0.495596799771933" calcext:value-type="float">
            <text:p>0.495596799771933</text:p>
          </table:table-cell>
          <table:table-cell table:formula="of:=[.O295]+[.J295]" office:value-type="float" office:value="0.271090888210468" calcext:value-type="float">
            <text:p>0.271090888210468</text:p>
          </table:table-cell>
          <table:table-cell table:formula="of:=[.O295]+[.N295]" office:value-type="float" office:value="0.486502700833742" calcext:value-type="float">
            <text:p>0.486502700833742</text:p>
          </table:table-cell>
          <table:table-cell table:formula="of:=MAX(0; [.$B$2]*0.5 - ABS([.B295]))*[.$D$88]/(([.$B$2]*0.5)^2)" office:value-type="float" office:value="0" calcext:value-type="float">
            <text:p>0</text:p>
          </table:table-cell>
          <table:table-cell table:formula="of:=MAX(0; [.$B$6]*0.5 - ABS([.$B295]))*[.$D$88]/(([.$B$6]*0.5)^2)" office:value-type="float" office:value="0" calcext:value-type="float">
            <text:p>0</text:p>
          </table:table-cell>
          <table:table-cell table:formula="of:=MAX(0; [.$B$10]*0.5 - ABS([.$B295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12" calcext:value-type="float">
            <text:p>2.12</text:p>
          </table:table-cell>
          <table:table-cell table:formula="of:=[.A296]*[.$B$88]" office:value-type="float" office:value="0.0636" calcext:value-type="float">
            <text:p>0.0636</text:p>
          </table:table-cell>
          <table:table-cell table:formula="of:=MIN([.B296]*[.$B$11];[.$B$12])" office:value-type="float" office:value="150" calcext:value-type="float">
            <text:p>150</text:p>
          </table:table-cell>
          <table:table-cell table:formula="of:=[.C296]*[.$B$14]*[.$B$15]" office:value-type="float" office:value="13.5" calcext:value-type="float">
            <text:p>13.5</text:p>
          </table:table-cell>
          <table:table-cell table:formula="of:=[.D296]/[.$B$13]" office:value-type="float" office:value="5.61264778903662" calcext:value-type="float">
            <text:p>5.61264778903662</text:p>
          </table:table-cell>
          <table:table-cell table:formula="of:=[.E296]*[.$B$1]" office:value-type="float" office:value="0.224505911561465" calcext:value-type="float">
            <text:p>0.224505911561465</text:p>
          </table:table-cell>
          <table:table-cell table:formula="of:=[.E296]*[.$B$3]" office:value-type="float" office:value="0" calcext:value-type="float">
            <text:p>0</text:p>
          </table:table-cell>
          <table:table-cell table:formula="of:=[.E296]/[.$B$5]" office:value-type="float" office:value="5.61264778903664" calcext:value-type="float">
            <text:p>5.613</text:p>
          </table:table-cell>
          <table:table-cell table:formula="of:=[.$B$4]*(1-1/(1+[.H296]))" office:value-type="float" office:value="0" calcext:value-type="float">
            <text:p>0</text:p>
          </table:table-cell>
          <table:table-cell table:formula="of:=[.G296]+[.I296]" office:value-type="float" office:value="0" calcext:value-type="float">
            <text:p>0</text:p>
          </table:table-cell>
          <table:table-cell table:formula="of:=[.E296]*[.$B$7]" office:value-type="float" office:value="0.0954150124136226" calcext:value-type="float">
            <text:p>0.0954150124136226</text:p>
          </table:table-cell>
          <table:table-cell table:formula="of:=[.E296]/[.$B$9]" office:value-type="float" office:value="5.61264778903662" calcext:value-type="float">
            <text:p>5.61264778903662</text:p>
          </table:table-cell>
          <table:table-cell table:formula="of:=[.$B$8]*TANH([.L296])" office:value-type="float" office:value="0.119996800209651" calcext:value-type="float">
            <text:p>0.119996800209651</text:p>
          </table:table-cell>
          <table:table-cell table:formula="of:=[.K296]+[.M296]" office:value-type="float" office:value="0.215411812623274" calcext:value-type="float">
            <text:p>0.215411812623274</text:p>
          </table:table-cell>
          <table:table-cell table:formula="of:=[.O295]+[.E296]*[.$D$88]" office:value-type="float" office:value="0.27445847688389" calcext:value-type="float">
            <text:p>0.27445847688389</text:p>
          </table:table-cell>
          <table:table-cell table:formula="of:=[.O296]+[.F296]" office:value-type="float" office:value="0.498964388445355" calcext:value-type="float">
            <text:p>0.498964388445355</text:p>
          </table:table-cell>
          <table:table-cell table:formula="of:=[.O296]+[.J296]" office:value-type="float" office:value="0.27445847688389" calcext:value-type="float">
            <text:p>0.27445847688389</text:p>
          </table:table-cell>
          <table:table-cell table:formula="of:=[.O296]+[.N296]" office:value-type="float" office:value="0.489870289507164" calcext:value-type="float">
            <text:p>0.489870289507164</text:p>
          </table:table-cell>
          <table:table-cell table:formula="of:=MAX(0; [.$B$2]*0.5 - ABS([.B296]))*[.$D$88]/(([.$B$2]*0.5)^2)" office:value-type="float" office:value="0" calcext:value-type="float">
            <text:p>0</text:p>
          </table:table-cell>
          <table:table-cell table:formula="of:=MAX(0; [.$B$6]*0.5 - ABS([.$B296]))*[.$D$88]/(([.$B$6]*0.5)^2)" office:value-type="float" office:value="0" calcext:value-type="float">
            <text:p>0</text:p>
          </table:table-cell>
          <table:table-cell table:formula="of:=MAX(0; [.$B$10]*0.5 - ABS([.$B296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14" calcext:value-type="float">
            <text:p>2.14</text:p>
          </table:table-cell>
          <table:table-cell table:formula="of:=[.A297]*[.$B$88]" office:value-type="float" office:value="0.0642" calcext:value-type="float">
            <text:p>0.0642</text:p>
          </table:table-cell>
          <table:table-cell table:formula="of:=MIN([.B297]*[.$B$11];[.$B$12])" office:value-type="float" office:value="150" calcext:value-type="float">
            <text:p>150</text:p>
          </table:table-cell>
          <table:table-cell table:formula="of:=[.C297]*[.$B$14]*[.$B$15]" office:value-type="float" office:value="13.5" calcext:value-type="float">
            <text:p>13.5</text:p>
          </table:table-cell>
          <table:table-cell table:formula="of:=[.D297]/[.$B$13]" office:value-type="float" office:value="5.61264778903662" calcext:value-type="float">
            <text:p>5.61264778903662</text:p>
          </table:table-cell>
          <table:table-cell table:formula="of:=[.E297]*[.$B$1]" office:value-type="float" office:value="0.224505911561465" calcext:value-type="float">
            <text:p>0.224505911561465</text:p>
          </table:table-cell>
          <table:table-cell table:formula="of:=[.E297]*[.$B$3]" office:value-type="float" office:value="0" calcext:value-type="float">
            <text:p>0</text:p>
          </table:table-cell>
          <table:table-cell table:formula="of:=[.E297]/[.$B$5]" office:value-type="float" office:value="5.61264778903664" calcext:value-type="float">
            <text:p>5.613</text:p>
          </table:table-cell>
          <table:table-cell table:formula="of:=[.$B$4]*(1-1/(1+[.H297]))" office:value-type="float" office:value="0" calcext:value-type="float">
            <text:p>0</text:p>
          </table:table-cell>
          <table:table-cell table:formula="of:=[.G297]+[.I297]" office:value-type="float" office:value="0" calcext:value-type="float">
            <text:p>0</text:p>
          </table:table-cell>
          <table:table-cell table:formula="of:=[.E297]*[.$B$7]" office:value-type="float" office:value="0.0954150124136226" calcext:value-type="float">
            <text:p>0.0954150124136226</text:p>
          </table:table-cell>
          <table:table-cell table:formula="of:=[.E297]/[.$B$9]" office:value-type="float" office:value="5.61264778903662" calcext:value-type="float">
            <text:p>5.61264778903662</text:p>
          </table:table-cell>
          <table:table-cell table:formula="of:=[.$B$8]*TANH([.L297])" office:value-type="float" office:value="0.119996800209651" calcext:value-type="float">
            <text:p>0.119996800209651</text:p>
          </table:table-cell>
          <table:table-cell table:formula="of:=[.K297]+[.M297]" office:value-type="float" office:value="0.215411812623274" calcext:value-type="float">
            <text:p>0.215411812623274</text:p>
          </table:table-cell>
          <table:table-cell table:formula="of:=[.O296]+[.E297]*[.$D$88]" office:value-type="float" office:value="0.277826065557312" calcext:value-type="float">
            <text:p>0.277826065557312</text:p>
          </table:table-cell>
          <table:table-cell table:formula="of:=[.O297]+[.F297]" office:value-type="float" office:value="0.502331977118777" calcext:value-type="float">
            <text:p>0.502331977118777</text:p>
          </table:table-cell>
          <table:table-cell table:formula="of:=[.O297]+[.J297]" office:value-type="float" office:value="0.277826065557312" calcext:value-type="float">
            <text:p>0.277826065557312</text:p>
          </table:table-cell>
          <table:table-cell table:formula="of:=[.O297]+[.N297]" office:value-type="float" office:value="0.493237878180586" calcext:value-type="float">
            <text:p>0.493237878180586</text:p>
          </table:table-cell>
          <table:table-cell table:formula="of:=MAX(0; [.$B$2]*0.5 - ABS([.B297]))*[.$D$88]/(([.$B$2]*0.5)^2)" office:value-type="float" office:value="0" calcext:value-type="float">
            <text:p>0</text:p>
          </table:table-cell>
          <table:table-cell table:formula="of:=MAX(0; [.$B$6]*0.5 - ABS([.$B297]))*[.$D$88]/(([.$B$6]*0.5)^2)" office:value-type="float" office:value="0" calcext:value-type="float">
            <text:p>0</text:p>
          </table:table-cell>
          <table:table-cell table:formula="of:=MAX(0; [.$B$10]*0.5 - ABS([.$B297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16" calcext:value-type="float">
            <text:p>2.16</text:p>
          </table:table-cell>
          <table:table-cell table:formula="of:=[.A298]*[.$B$88]" office:value-type="float" office:value="0.0648" calcext:value-type="float">
            <text:p>0.0648</text:p>
          </table:table-cell>
          <table:table-cell table:formula="of:=MIN([.B298]*[.$B$11];[.$B$12])" office:value-type="float" office:value="150" calcext:value-type="float">
            <text:p>150</text:p>
          </table:table-cell>
          <table:table-cell table:formula="of:=[.C298]*[.$B$14]*[.$B$15]" office:value-type="float" office:value="13.5" calcext:value-type="float">
            <text:p>13.5</text:p>
          </table:table-cell>
          <table:table-cell table:formula="of:=[.D298]/[.$B$13]" office:value-type="float" office:value="5.61264778903662" calcext:value-type="float">
            <text:p>5.61264778903662</text:p>
          </table:table-cell>
          <table:table-cell table:formula="of:=[.E298]*[.$B$1]" office:value-type="float" office:value="0.224505911561465" calcext:value-type="float">
            <text:p>0.224505911561465</text:p>
          </table:table-cell>
          <table:table-cell table:formula="of:=[.E298]*[.$B$3]" office:value-type="float" office:value="0" calcext:value-type="float">
            <text:p>0</text:p>
          </table:table-cell>
          <table:table-cell table:formula="of:=[.E298]/[.$B$5]" office:value-type="float" office:value="5.61264778903664" calcext:value-type="float">
            <text:p>5.613</text:p>
          </table:table-cell>
          <table:table-cell table:formula="of:=[.$B$4]*(1-1/(1+[.H298]))" office:value-type="float" office:value="0" calcext:value-type="float">
            <text:p>0</text:p>
          </table:table-cell>
          <table:table-cell table:formula="of:=[.G298]+[.I298]" office:value-type="float" office:value="0" calcext:value-type="float">
            <text:p>0</text:p>
          </table:table-cell>
          <table:table-cell table:formula="of:=[.E298]*[.$B$7]" office:value-type="float" office:value="0.0954150124136226" calcext:value-type="float">
            <text:p>0.0954150124136226</text:p>
          </table:table-cell>
          <table:table-cell table:formula="of:=[.E298]/[.$B$9]" office:value-type="float" office:value="5.61264778903662" calcext:value-type="float">
            <text:p>5.61264778903662</text:p>
          </table:table-cell>
          <table:table-cell table:formula="of:=[.$B$8]*TANH([.L298])" office:value-type="float" office:value="0.119996800209651" calcext:value-type="float">
            <text:p>0.119996800209651</text:p>
          </table:table-cell>
          <table:table-cell table:formula="of:=[.K298]+[.M298]" office:value-type="float" office:value="0.215411812623274" calcext:value-type="float">
            <text:p>0.215411812623274</text:p>
          </table:table-cell>
          <table:table-cell table:formula="of:=[.O297]+[.E298]*[.$D$88]" office:value-type="float" office:value="0.281193654230734" calcext:value-type="float">
            <text:p>0.281193654230734</text:p>
          </table:table-cell>
          <table:table-cell table:formula="of:=[.O298]+[.F298]" office:value-type="float" office:value="0.505699565792199" calcext:value-type="float">
            <text:p>0.505699565792199</text:p>
          </table:table-cell>
          <table:table-cell table:formula="of:=[.O298]+[.J298]" office:value-type="float" office:value="0.281193654230734" calcext:value-type="float">
            <text:p>0.281193654230734</text:p>
          </table:table-cell>
          <table:table-cell table:formula="of:=[.O298]+[.N298]" office:value-type="float" office:value="0.496605466854008" calcext:value-type="float">
            <text:p>0.496605466854008</text:p>
          </table:table-cell>
          <table:table-cell table:formula="of:=MAX(0; [.$B$2]*0.5 - ABS([.B298]))*[.$D$88]/(([.$B$2]*0.5)^2)" office:value-type="float" office:value="0" calcext:value-type="float">
            <text:p>0</text:p>
          </table:table-cell>
          <table:table-cell table:formula="of:=MAX(0; [.$B$6]*0.5 - ABS([.$B298]))*[.$D$88]/(([.$B$6]*0.5)^2)" office:value-type="float" office:value="0" calcext:value-type="float">
            <text:p>0</text:p>
          </table:table-cell>
          <table:table-cell table:formula="of:=MAX(0; [.$B$10]*0.5 - ABS([.$B298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18" calcext:value-type="float">
            <text:p>2.18</text:p>
          </table:table-cell>
          <table:table-cell table:formula="of:=[.A299]*[.$B$88]" office:value-type="float" office:value="0.0654" calcext:value-type="float">
            <text:p>0.0654</text:p>
          </table:table-cell>
          <table:table-cell table:formula="of:=MIN([.B299]*[.$B$11];[.$B$12])" office:value-type="float" office:value="150" calcext:value-type="float">
            <text:p>150</text:p>
          </table:table-cell>
          <table:table-cell table:formula="of:=[.C299]*[.$B$14]*[.$B$15]" office:value-type="float" office:value="13.5" calcext:value-type="float">
            <text:p>13.5</text:p>
          </table:table-cell>
          <table:table-cell table:formula="of:=[.D299]/[.$B$13]" office:value-type="float" office:value="5.61264778903662" calcext:value-type="float">
            <text:p>5.61264778903662</text:p>
          </table:table-cell>
          <table:table-cell table:formula="of:=[.E299]*[.$B$1]" office:value-type="float" office:value="0.224505911561465" calcext:value-type="float">
            <text:p>0.224505911561465</text:p>
          </table:table-cell>
          <table:table-cell table:formula="of:=[.E299]*[.$B$3]" office:value-type="float" office:value="0" calcext:value-type="float">
            <text:p>0</text:p>
          </table:table-cell>
          <table:table-cell table:formula="of:=[.E299]/[.$B$5]" office:value-type="float" office:value="5.61264778903664" calcext:value-type="float">
            <text:p>5.613</text:p>
          </table:table-cell>
          <table:table-cell table:formula="of:=[.$B$4]*(1-1/(1+[.H299]))" office:value-type="float" office:value="0" calcext:value-type="float">
            <text:p>0</text:p>
          </table:table-cell>
          <table:table-cell table:formula="of:=[.G299]+[.I299]" office:value-type="float" office:value="0" calcext:value-type="float">
            <text:p>0</text:p>
          </table:table-cell>
          <table:table-cell table:formula="of:=[.E299]*[.$B$7]" office:value-type="float" office:value="0.0954150124136226" calcext:value-type="float">
            <text:p>0.0954150124136226</text:p>
          </table:table-cell>
          <table:table-cell table:formula="of:=[.E299]/[.$B$9]" office:value-type="float" office:value="5.61264778903662" calcext:value-type="float">
            <text:p>5.61264778903662</text:p>
          </table:table-cell>
          <table:table-cell table:formula="of:=[.$B$8]*TANH([.L299])" office:value-type="float" office:value="0.119996800209651" calcext:value-type="float">
            <text:p>0.119996800209651</text:p>
          </table:table-cell>
          <table:table-cell table:formula="of:=[.K299]+[.M299]" office:value-type="float" office:value="0.215411812623274" calcext:value-type="float">
            <text:p>0.215411812623274</text:p>
          </table:table-cell>
          <table:table-cell table:formula="of:=[.O298]+[.E299]*[.$D$88]" office:value-type="float" office:value="0.284561242904156" calcext:value-type="float">
            <text:p>0.284561242904156</text:p>
          </table:table-cell>
          <table:table-cell table:formula="of:=[.O299]+[.F299]" office:value-type="float" office:value="0.509067154465621" calcext:value-type="float">
            <text:p>0.509067154465621</text:p>
          </table:table-cell>
          <table:table-cell table:formula="of:=[.O299]+[.J299]" office:value-type="float" office:value="0.284561242904156" calcext:value-type="float">
            <text:p>0.284561242904156</text:p>
          </table:table-cell>
          <table:table-cell table:formula="of:=[.O299]+[.N299]" office:value-type="float" office:value="0.49997305552743" calcext:value-type="float">
            <text:p>0.49997305552743</text:p>
          </table:table-cell>
          <table:table-cell table:formula="of:=MAX(0; [.$B$2]*0.5 - ABS([.B299]))*[.$D$88]/(([.$B$2]*0.5)^2)" office:value-type="float" office:value="0" calcext:value-type="float">
            <text:p>0</text:p>
          </table:table-cell>
          <table:table-cell table:formula="of:=MAX(0; [.$B$6]*0.5 - ABS([.$B299]))*[.$D$88]/(([.$B$6]*0.5)^2)" office:value-type="float" office:value="0" calcext:value-type="float">
            <text:p>0</text:p>
          </table:table-cell>
          <table:table-cell table:formula="of:=MAX(0; [.$B$10]*0.5 - ABS([.$B299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2" calcext:value-type="float">
            <text:p>2.2</text:p>
          </table:table-cell>
          <table:table-cell table:formula="of:=[.A300]*[.$B$88]" office:value-type="float" office:value="0.066" calcext:value-type="float">
            <text:p>0.066</text:p>
          </table:table-cell>
          <table:table-cell table:formula="of:=MIN([.B300]*[.$B$11];[.$B$12])" office:value-type="float" office:value="150" calcext:value-type="float">
            <text:p>150</text:p>
          </table:table-cell>
          <table:table-cell table:formula="of:=[.C300]*[.$B$14]*[.$B$15]" office:value-type="float" office:value="13.5" calcext:value-type="float">
            <text:p>13.5</text:p>
          </table:table-cell>
          <table:table-cell table:formula="of:=[.D300]/[.$B$13]" office:value-type="float" office:value="5.61264778903662" calcext:value-type="float">
            <text:p>5.61264778903662</text:p>
          </table:table-cell>
          <table:table-cell table:formula="of:=[.E300]*[.$B$1]" office:value-type="float" office:value="0.224505911561465" calcext:value-type="float">
            <text:p>0.224505911561465</text:p>
          </table:table-cell>
          <table:table-cell table:formula="of:=[.E300]*[.$B$3]" office:value-type="float" office:value="0" calcext:value-type="float">
            <text:p>0</text:p>
          </table:table-cell>
          <table:table-cell table:formula="of:=[.E300]/[.$B$5]" office:value-type="float" office:value="5.61264778903664" calcext:value-type="float">
            <text:p>5.613</text:p>
          </table:table-cell>
          <table:table-cell table:formula="of:=[.$B$4]*(1-1/(1+[.H300]))" office:value-type="float" office:value="0" calcext:value-type="float">
            <text:p>0</text:p>
          </table:table-cell>
          <table:table-cell table:formula="of:=[.G300]+[.I300]" office:value-type="float" office:value="0" calcext:value-type="float">
            <text:p>0</text:p>
          </table:table-cell>
          <table:table-cell table:formula="of:=[.E300]*[.$B$7]" office:value-type="float" office:value="0.0954150124136226" calcext:value-type="float">
            <text:p>0.0954150124136226</text:p>
          </table:table-cell>
          <table:table-cell table:formula="of:=[.E300]/[.$B$9]" office:value-type="float" office:value="5.61264778903662" calcext:value-type="float">
            <text:p>5.61264778903662</text:p>
          </table:table-cell>
          <table:table-cell table:formula="of:=[.$B$8]*TANH([.L300])" office:value-type="float" office:value="0.119996800209651" calcext:value-type="float">
            <text:p>0.119996800209651</text:p>
          </table:table-cell>
          <table:table-cell table:formula="of:=[.K300]+[.M300]" office:value-type="float" office:value="0.215411812623274" calcext:value-type="float">
            <text:p>0.215411812623274</text:p>
          </table:table-cell>
          <table:table-cell table:formula="of:=[.O299]+[.E300]*[.$D$88]" office:value-type="float" office:value="0.287928831577578" calcext:value-type="float">
            <text:p>0.287928831577578</text:p>
          </table:table-cell>
          <table:table-cell table:formula="of:=[.O300]+[.F300]" office:value-type="float" office:value="0.512434743139043" calcext:value-type="float">
            <text:p>0.512434743139043</text:p>
          </table:table-cell>
          <table:table-cell table:formula="of:=[.O300]+[.J300]" office:value-type="float" office:value="0.287928831577578" calcext:value-type="float">
            <text:p>0.287928831577578</text:p>
          </table:table-cell>
          <table:table-cell table:formula="of:=[.O300]+[.N300]" office:value-type="float" office:value="0.503340644200852" calcext:value-type="float">
            <text:p>0.503340644200852</text:p>
          </table:table-cell>
          <table:table-cell table:formula="of:=MAX(0; [.$B$2]*0.5 - ABS([.B300]))*[.$D$88]/(([.$B$2]*0.5)^2)" office:value-type="float" office:value="0" calcext:value-type="float">
            <text:p>0</text:p>
          </table:table-cell>
          <table:table-cell table:formula="of:=MAX(0; [.$B$6]*0.5 - ABS([.$B300]))*[.$D$88]/(([.$B$6]*0.5)^2)" office:value-type="float" office:value="0" calcext:value-type="float">
            <text:p>0</text:p>
          </table:table-cell>
          <table:table-cell table:formula="of:=MAX(0; [.$B$10]*0.5 - ABS([.$B300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22" calcext:value-type="float">
            <text:p>2.22</text:p>
          </table:table-cell>
          <table:table-cell table:formula="of:=[.A301]*[.$B$88]" office:value-type="float" office:value="0.0666" calcext:value-type="float">
            <text:p>0.0666</text:p>
          </table:table-cell>
          <table:table-cell table:formula="of:=MIN([.B301]*[.$B$11];[.$B$12])" office:value-type="float" office:value="150" calcext:value-type="float">
            <text:p>150</text:p>
          </table:table-cell>
          <table:table-cell table:formula="of:=[.C301]*[.$B$14]*[.$B$15]" office:value-type="float" office:value="13.5" calcext:value-type="float">
            <text:p>13.5</text:p>
          </table:table-cell>
          <table:table-cell table:formula="of:=[.D301]/[.$B$13]" office:value-type="float" office:value="5.61264778903662" calcext:value-type="float">
            <text:p>5.61264778903662</text:p>
          </table:table-cell>
          <table:table-cell table:formula="of:=[.E301]*[.$B$1]" office:value-type="float" office:value="0.224505911561465" calcext:value-type="float">
            <text:p>0.224505911561465</text:p>
          </table:table-cell>
          <table:table-cell table:formula="of:=[.E301]*[.$B$3]" office:value-type="float" office:value="0" calcext:value-type="float">
            <text:p>0</text:p>
          </table:table-cell>
          <table:table-cell table:formula="of:=[.E301]/[.$B$5]" office:value-type="float" office:value="5.61264778903664" calcext:value-type="float">
            <text:p>5.613</text:p>
          </table:table-cell>
          <table:table-cell table:formula="of:=[.$B$4]*(1-1/(1+[.H301]))" office:value-type="float" office:value="0" calcext:value-type="float">
            <text:p>0</text:p>
          </table:table-cell>
          <table:table-cell table:formula="of:=[.G301]+[.I301]" office:value-type="float" office:value="0" calcext:value-type="float">
            <text:p>0</text:p>
          </table:table-cell>
          <table:table-cell table:formula="of:=[.E301]*[.$B$7]" office:value-type="float" office:value="0.0954150124136226" calcext:value-type="float">
            <text:p>0.0954150124136226</text:p>
          </table:table-cell>
          <table:table-cell table:formula="of:=[.E301]/[.$B$9]" office:value-type="float" office:value="5.61264778903662" calcext:value-type="float">
            <text:p>5.61264778903662</text:p>
          </table:table-cell>
          <table:table-cell table:formula="of:=[.$B$8]*TANH([.L301])" office:value-type="float" office:value="0.119996800209651" calcext:value-type="float">
            <text:p>0.119996800209651</text:p>
          </table:table-cell>
          <table:table-cell table:formula="of:=[.K301]+[.M301]" office:value-type="float" office:value="0.215411812623274" calcext:value-type="float">
            <text:p>0.215411812623274</text:p>
          </table:table-cell>
          <table:table-cell table:formula="of:=[.O300]+[.E301]*[.$D$88]" office:value-type="float" office:value="0.291296420251" calcext:value-type="float">
            <text:p>0.291296420251</text:p>
          </table:table-cell>
          <table:table-cell table:formula="of:=[.O301]+[.F301]" office:value-type="float" office:value="0.515802331812465" calcext:value-type="float">
            <text:p>0.515802331812465</text:p>
          </table:table-cell>
          <table:table-cell table:formula="of:=[.O301]+[.J301]" office:value-type="float" office:value="0.291296420251" calcext:value-type="float">
            <text:p>0.291296420251</text:p>
          </table:table-cell>
          <table:table-cell table:formula="of:=[.O301]+[.N301]" office:value-type="float" office:value="0.506708232874274" calcext:value-type="float">
            <text:p>0.506708232874274</text:p>
          </table:table-cell>
          <table:table-cell table:formula="of:=MAX(0; [.$B$2]*0.5 - ABS([.B301]))*[.$D$88]/(([.$B$2]*0.5)^2)" office:value-type="float" office:value="0" calcext:value-type="float">
            <text:p>0</text:p>
          </table:table-cell>
          <table:table-cell table:formula="of:=MAX(0; [.$B$6]*0.5 - ABS([.$B301]))*[.$D$88]/(([.$B$6]*0.5)^2)" office:value-type="float" office:value="0" calcext:value-type="float">
            <text:p>0</text:p>
          </table:table-cell>
          <table:table-cell table:formula="of:=MAX(0; [.$B$10]*0.5 - ABS([.$B301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24" calcext:value-type="float">
            <text:p>2.24</text:p>
          </table:table-cell>
          <table:table-cell table:formula="of:=[.A302]*[.$B$88]" office:value-type="float" office:value="0.0672" calcext:value-type="float">
            <text:p>0.0672</text:p>
          </table:table-cell>
          <table:table-cell table:formula="of:=MIN([.B302]*[.$B$11];[.$B$12])" office:value-type="float" office:value="150" calcext:value-type="float">
            <text:p>150</text:p>
          </table:table-cell>
          <table:table-cell table:formula="of:=[.C302]*[.$B$14]*[.$B$15]" office:value-type="float" office:value="13.5" calcext:value-type="float">
            <text:p>13.5</text:p>
          </table:table-cell>
          <table:table-cell table:formula="of:=[.D302]/[.$B$13]" office:value-type="float" office:value="5.61264778903662" calcext:value-type="float">
            <text:p>5.61264778903662</text:p>
          </table:table-cell>
          <table:table-cell table:formula="of:=[.E302]*[.$B$1]" office:value-type="float" office:value="0.224505911561465" calcext:value-type="float">
            <text:p>0.224505911561465</text:p>
          </table:table-cell>
          <table:table-cell table:formula="of:=[.E302]*[.$B$3]" office:value-type="float" office:value="0" calcext:value-type="float">
            <text:p>0</text:p>
          </table:table-cell>
          <table:table-cell table:formula="of:=[.E302]/[.$B$5]" office:value-type="float" office:value="5.61264778903664" calcext:value-type="float">
            <text:p>5.613</text:p>
          </table:table-cell>
          <table:table-cell table:formula="of:=[.$B$4]*(1-1/(1+[.H302]))" office:value-type="float" office:value="0" calcext:value-type="float">
            <text:p>0</text:p>
          </table:table-cell>
          <table:table-cell table:formula="of:=[.G302]+[.I302]" office:value-type="float" office:value="0" calcext:value-type="float">
            <text:p>0</text:p>
          </table:table-cell>
          <table:table-cell table:formula="of:=[.E302]*[.$B$7]" office:value-type="float" office:value="0.0954150124136226" calcext:value-type="float">
            <text:p>0.0954150124136226</text:p>
          </table:table-cell>
          <table:table-cell table:formula="of:=[.E302]/[.$B$9]" office:value-type="float" office:value="5.61264778903662" calcext:value-type="float">
            <text:p>5.61264778903662</text:p>
          </table:table-cell>
          <table:table-cell table:formula="of:=[.$B$8]*TANH([.L302])" office:value-type="float" office:value="0.119996800209651" calcext:value-type="float">
            <text:p>0.119996800209651</text:p>
          </table:table-cell>
          <table:table-cell table:formula="of:=[.K302]+[.M302]" office:value-type="float" office:value="0.215411812623274" calcext:value-type="float">
            <text:p>0.215411812623274</text:p>
          </table:table-cell>
          <table:table-cell table:formula="of:=[.O301]+[.E302]*[.$D$88]" office:value-type="float" office:value="0.294664008924422" calcext:value-type="float">
            <text:p>0.294664008924422</text:p>
          </table:table-cell>
          <table:table-cell table:formula="of:=[.O302]+[.F302]" office:value-type="float" office:value="0.519169920485887" calcext:value-type="float">
            <text:p>0.519169920485887</text:p>
          </table:table-cell>
          <table:table-cell table:formula="of:=[.O302]+[.J302]" office:value-type="float" office:value="0.294664008924422" calcext:value-type="float">
            <text:p>0.294664008924422</text:p>
          </table:table-cell>
          <table:table-cell table:formula="of:=[.O302]+[.N302]" office:value-type="float" office:value="0.510075821547696" calcext:value-type="float">
            <text:p>0.510075821547696</text:p>
          </table:table-cell>
          <table:table-cell table:formula="of:=MAX(0; [.$B$2]*0.5 - ABS([.B302]))*[.$D$88]/(([.$B$2]*0.5)^2)" office:value-type="float" office:value="0" calcext:value-type="float">
            <text:p>0</text:p>
          </table:table-cell>
          <table:table-cell table:formula="of:=MAX(0; [.$B$6]*0.5 - ABS([.$B302]))*[.$D$88]/(([.$B$6]*0.5)^2)" office:value-type="float" office:value="0" calcext:value-type="float">
            <text:p>0</text:p>
          </table:table-cell>
          <table:table-cell table:formula="of:=MAX(0; [.$B$10]*0.5 - ABS([.$B302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26" calcext:value-type="float">
            <text:p>2.26</text:p>
          </table:table-cell>
          <table:table-cell table:formula="of:=[.A303]*[.$B$88]" office:value-type="float" office:value="0.0678" calcext:value-type="float">
            <text:p>0.0678</text:p>
          </table:table-cell>
          <table:table-cell table:formula="of:=MIN([.B303]*[.$B$11];[.$B$12])" office:value-type="float" office:value="150" calcext:value-type="float">
            <text:p>150</text:p>
          </table:table-cell>
          <table:table-cell table:formula="of:=[.C303]*[.$B$14]*[.$B$15]" office:value-type="float" office:value="13.5" calcext:value-type="float">
            <text:p>13.5</text:p>
          </table:table-cell>
          <table:table-cell table:formula="of:=[.D303]/[.$B$13]" office:value-type="float" office:value="5.61264778903662" calcext:value-type="float">
            <text:p>5.61264778903662</text:p>
          </table:table-cell>
          <table:table-cell table:formula="of:=[.E303]*[.$B$1]" office:value-type="float" office:value="0.224505911561465" calcext:value-type="float">
            <text:p>0.224505911561465</text:p>
          </table:table-cell>
          <table:table-cell table:formula="of:=[.E303]*[.$B$3]" office:value-type="float" office:value="0" calcext:value-type="float">
            <text:p>0</text:p>
          </table:table-cell>
          <table:table-cell table:formula="of:=[.E303]/[.$B$5]" office:value-type="float" office:value="5.61264778903664" calcext:value-type="float">
            <text:p>5.613</text:p>
          </table:table-cell>
          <table:table-cell table:formula="of:=[.$B$4]*(1-1/(1+[.H303]))" office:value-type="float" office:value="0" calcext:value-type="float">
            <text:p>0</text:p>
          </table:table-cell>
          <table:table-cell table:formula="of:=[.G303]+[.I303]" office:value-type="float" office:value="0" calcext:value-type="float">
            <text:p>0</text:p>
          </table:table-cell>
          <table:table-cell table:formula="of:=[.E303]*[.$B$7]" office:value-type="float" office:value="0.0954150124136226" calcext:value-type="float">
            <text:p>0.0954150124136226</text:p>
          </table:table-cell>
          <table:table-cell table:formula="of:=[.E303]/[.$B$9]" office:value-type="float" office:value="5.61264778903662" calcext:value-type="float">
            <text:p>5.61264778903662</text:p>
          </table:table-cell>
          <table:table-cell table:formula="of:=[.$B$8]*TANH([.L303])" office:value-type="float" office:value="0.119996800209651" calcext:value-type="float">
            <text:p>0.119996800209651</text:p>
          </table:table-cell>
          <table:table-cell table:formula="of:=[.K303]+[.M303]" office:value-type="float" office:value="0.215411812623274" calcext:value-type="float">
            <text:p>0.215411812623274</text:p>
          </table:table-cell>
          <table:table-cell table:formula="of:=[.O302]+[.E303]*[.$D$88]" office:value-type="float" office:value="0.298031597597844" calcext:value-type="float">
            <text:p>0.298031597597844</text:p>
          </table:table-cell>
          <table:table-cell table:formula="of:=[.O303]+[.F303]" office:value-type="float" office:value="0.522537509159309" calcext:value-type="float">
            <text:p>0.522537509159309</text:p>
          </table:table-cell>
          <table:table-cell table:formula="of:=[.O303]+[.J303]" office:value-type="float" office:value="0.298031597597844" calcext:value-type="float">
            <text:p>0.298031597597844</text:p>
          </table:table-cell>
          <table:table-cell table:formula="of:=[.O303]+[.N303]" office:value-type="float" office:value="0.513443410221118" calcext:value-type="float">
            <text:p>0.513443410221118</text:p>
          </table:table-cell>
          <table:table-cell table:formula="of:=MAX(0; [.$B$2]*0.5 - ABS([.B303]))*[.$D$88]/(([.$B$2]*0.5)^2)" office:value-type="float" office:value="0" calcext:value-type="float">
            <text:p>0</text:p>
          </table:table-cell>
          <table:table-cell table:formula="of:=MAX(0; [.$B$6]*0.5 - ABS([.$B303]))*[.$D$88]/(([.$B$6]*0.5)^2)" office:value-type="float" office:value="0" calcext:value-type="float">
            <text:p>0</text:p>
          </table:table-cell>
          <table:table-cell table:formula="of:=MAX(0; [.$B$10]*0.5 - ABS([.$B303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28" calcext:value-type="float">
            <text:p>2.28</text:p>
          </table:table-cell>
          <table:table-cell table:formula="of:=[.A304]*[.$B$88]" office:value-type="float" office:value="0.0684" calcext:value-type="float">
            <text:p>0.0684</text:p>
          </table:table-cell>
          <table:table-cell table:formula="of:=MIN([.B304]*[.$B$11];[.$B$12])" office:value-type="float" office:value="150" calcext:value-type="float">
            <text:p>150</text:p>
          </table:table-cell>
          <table:table-cell table:formula="of:=[.C304]*[.$B$14]*[.$B$15]" office:value-type="float" office:value="13.5" calcext:value-type="float">
            <text:p>13.5</text:p>
          </table:table-cell>
          <table:table-cell table:formula="of:=[.D304]/[.$B$13]" office:value-type="float" office:value="5.61264778903662" calcext:value-type="float">
            <text:p>5.61264778903662</text:p>
          </table:table-cell>
          <table:table-cell table:formula="of:=[.E304]*[.$B$1]" office:value-type="float" office:value="0.224505911561465" calcext:value-type="float">
            <text:p>0.224505911561465</text:p>
          </table:table-cell>
          <table:table-cell table:formula="of:=[.E304]*[.$B$3]" office:value-type="float" office:value="0" calcext:value-type="float">
            <text:p>0</text:p>
          </table:table-cell>
          <table:table-cell table:formula="of:=[.E304]/[.$B$5]" office:value-type="float" office:value="5.61264778903664" calcext:value-type="float">
            <text:p>5.613</text:p>
          </table:table-cell>
          <table:table-cell table:formula="of:=[.$B$4]*(1-1/(1+[.H304]))" office:value-type="float" office:value="0" calcext:value-type="float">
            <text:p>0</text:p>
          </table:table-cell>
          <table:table-cell table:formula="of:=[.G304]+[.I304]" office:value-type="float" office:value="0" calcext:value-type="float">
            <text:p>0</text:p>
          </table:table-cell>
          <table:table-cell table:formula="of:=[.E304]*[.$B$7]" office:value-type="float" office:value="0.0954150124136226" calcext:value-type="float">
            <text:p>0.0954150124136226</text:p>
          </table:table-cell>
          <table:table-cell table:formula="of:=[.E304]/[.$B$9]" office:value-type="float" office:value="5.61264778903662" calcext:value-type="float">
            <text:p>5.61264778903662</text:p>
          </table:table-cell>
          <table:table-cell table:formula="of:=[.$B$8]*TANH([.L304])" office:value-type="float" office:value="0.119996800209651" calcext:value-type="float">
            <text:p>0.119996800209651</text:p>
          </table:table-cell>
          <table:table-cell table:formula="of:=[.K304]+[.M304]" office:value-type="float" office:value="0.215411812623274" calcext:value-type="float">
            <text:p>0.215411812623274</text:p>
          </table:table-cell>
          <table:table-cell table:formula="of:=[.O303]+[.E304]*[.$D$88]" office:value-type="float" office:value="0.301399186271266" calcext:value-type="float">
            <text:p>0.301399186271266</text:p>
          </table:table-cell>
          <table:table-cell table:formula="of:=[.O304]+[.F304]" office:value-type="float" office:value="0.525905097832731" calcext:value-type="float">
            <text:p>0.525905097832731</text:p>
          </table:table-cell>
          <table:table-cell table:formula="of:=[.O304]+[.J304]" office:value-type="float" office:value="0.301399186271266" calcext:value-type="float">
            <text:p>0.301399186271266</text:p>
          </table:table-cell>
          <table:table-cell table:formula="of:=[.O304]+[.N304]" office:value-type="float" office:value="0.51681099889454" calcext:value-type="float">
            <text:p>0.51681099889454</text:p>
          </table:table-cell>
          <table:table-cell table:formula="of:=MAX(0; [.$B$2]*0.5 - ABS([.B304]))*[.$D$88]/(([.$B$2]*0.5)^2)" office:value-type="float" office:value="0" calcext:value-type="float">
            <text:p>0</text:p>
          </table:table-cell>
          <table:table-cell table:formula="of:=MAX(0; [.$B$6]*0.5 - ABS([.$B304]))*[.$D$88]/(([.$B$6]*0.5)^2)" office:value-type="float" office:value="0" calcext:value-type="float">
            <text:p>0</text:p>
          </table:table-cell>
          <table:table-cell table:formula="of:=MAX(0; [.$B$10]*0.5 - ABS([.$B304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3" calcext:value-type="float">
            <text:p>2.3</text:p>
          </table:table-cell>
          <table:table-cell table:formula="of:=[.A305]*[.$B$88]" office:value-type="float" office:value="0.069" calcext:value-type="float">
            <text:p>0.069</text:p>
          </table:table-cell>
          <table:table-cell table:formula="of:=MIN([.B305]*[.$B$11];[.$B$12])" office:value-type="float" office:value="150" calcext:value-type="float">
            <text:p>150</text:p>
          </table:table-cell>
          <table:table-cell table:formula="of:=[.C305]*[.$B$14]*[.$B$15]" office:value-type="float" office:value="13.5" calcext:value-type="float">
            <text:p>13.5</text:p>
          </table:table-cell>
          <table:table-cell table:formula="of:=[.D305]/[.$B$13]" office:value-type="float" office:value="5.61264778903662" calcext:value-type="float">
            <text:p>5.61264778903662</text:p>
          </table:table-cell>
          <table:table-cell table:formula="of:=[.E305]*[.$B$1]" office:value-type="float" office:value="0.224505911561465" calcext:value-type="float">
            <text:p>0.224505911561465</text:p>
          </table:table-cell>
          <table:table-cell table:formula="of:=[.E305]*[.$B$3]" office:value-type="float" office:value="0" calcext:value-type="float">
            <text:p>0</text:p>
          </table:table-cell>
          <table:table-cell table:formula="of:=[.E305]/[.$B$5]" office:value-type="float" office:value="5.61264778903664" calcext:value-type="float">
            <text:p>5.613</text:p>
          </table:table-cell>
          <table:table-cell table:formula="of:=[.$B$4]*(1-1/(1+[.H305]))" office:value-type="float" office:value="0" calcext:value-type="float">
            <text:p>0</text:p>
          </table:table-cell>
          <table:table-cell table:formula="of:=[.G305]+[.I305]" office:value-type="float" office:value="0" calcext:value-type="float">
            <text:p>0</text:p>
          </table:table-cell>
          <table:table-cell table:formula="of:=[.E305]*[.$B$7]" office:value-type="float" office:value="0.0954150124136226" calcext:value-type="float">
            <text:p>0.0954150124136226</text:p>
          </table:table-cell>
          <table:table-cell table:formula="of:=[.E305]/[.$B$9]" office:value-type="float" office:value="5.61264778903662" calcext:value-type="float">
            <text:p>5.61264778903662</text:p>
          </table:table-cell>
          <table:table-cell table:formula="of:=[.$B$8]*TANH([.L305])" office:value-type="float" office:value="0.119996800209651" calcext:value-type="float">
            <text:p>0.119996800209651</text:p>
          </table:table-cell>
          <table:table-cell table:formula="of:=[.K305]+[.M305]" office:value-type="float" office:value="0.215411812623274" calcext:value-type="float">
            <text:p>0.215411812623274</text:p>
          </table:table-cell>
          <table:table-cell table:formula="of:=[.O304]+[.E305]*[.$D$88]" office:value-type="float" office:value="0.304766774944688" calcext:value-type="float">
            <text:p>0.304766774944688</text:p>
          </table:table-cell>
          <table:table-cell table:formula="of:=[.O305]+[.F305]" office:value-type="float" office:value="0.529272686506153" calcext:value-type="float">
            <text:p>0.529272686506153</text:p>
          </table:table-cell>
          <table:table-cell table:formula="of:=[.O305]+[.J305]" office:value-type="float" office:value="0.304766774944688" calcext:value-type="float">
            <text:p>0.304766774944688</text:p>
          </table:table-cell>
          <table:table-cell table:formula="of:=[.O305]+[.N305]" office:value-type="float" office:value="0.520178587567962" calcext:value-type="float">
            <text:p>0.520178587567962</text:p>
          </table:table-cell>
          <table:table-cell table:formula="of:=MAX(0; [.$B$2]*0.5 - ABS([.B305]))*[.$D$88]/(([.$B$2]*0.5)^2)" office:value-type="float" office:value="0" calcext:value-type="float">
            <text:p>0</text:p>
          </table:table-cell>
          <table:table-cell table:formula="of:=MAX(0; [.$B$6]*0.5 - ABS([.$B305]))*[.$D$88]/(([.$B$6]*0.5)^2)" office:value-type="float" office:value="0" calcext:value-type="float">
            <text:p>0</text:p>
          </table:table-cell>
          <table:table-cell table:formula="of:=MAX(0; [.$B$10]*0.5 - ABS([.$B305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32" calcext:value-type="float">
            <text:p>2.32</text:p>
          </table:table-cell>
          <table:table-cell table:formula="of:=[.A306]*[.$B$88]" office:value-type="float" office:value="0.0696" calcext:value-type="float">
            <text:p>0.0696</text:p>
          </table:table-cell>
          <table:table-cell table:formula="of:=MIN([.B306]*[.$B$11];[.$B$12])" office:value-type="float" office:value="150" calcext:value-type="float">
            <text:p>150</text:p>
          </table:table-cell>
          <table:table-cell table:formula="of:=[.C306]*[.$B$14]*[.$B$15]" office:value-type="float" office:value="13.5" calcext:value-type="float">
            <text:p>13.5</text:p>
          </table:table-cell>
          <table:table-cell table:formula="of:=[.D306]/[.$B$13]" office:value-type="float" office:value="5.61264778903662" calcext:value-type="float">
            <text:p>5.61264778903662</text:p>
          </table:table-cell>
          <table:table-cell table:formula="of:=[.E306]*[.$B$1]" office:value-type="float" office:value="0.224505911561465" calcext:value-type="float">
            <text:p>0.224505911561465</text:p>
          </table:table-cell>
          <table:table-cell table:formula="of:=[.E306]*[.$B$3]" office:value-type="float" office:value="0" calcext:value-type="float">
            <text:p>0</text:p>
          </table:table-cell>
          <table:table-cell table:formula="of:=[.E306]/[.$B$5]" office:value-type="float" office:value="5.61264778903664" calcext:value-type="float">
            <text:p>5.613</text:p>
          </table:table-cell>
          <table:table-cell table:formula="of:=[.$B$4]*(1-1/(1+[.H306]))" office:value-type="float" office:value="0" calcext:value-type="float">
            <text:p>0</text:p>
          </table:table-cell>
          <table:table-cell table:formula="of:=[.G306]+[.I306]" office:value-type="float" office:value="0" calcext:value-type="float">
            <text:p>0</text:p>
          </table:table-cell>
          <table:table-cell table:formula="of:=[.E306]*[.$B$7]" office:value-type="float" office:value="0.0954150124136226" calcext:value-type="float">
            <text:p>0.0954150124136226</text:p>
          </table:table-cell>
          <table:table-cell table:formula="of:=[.E306]/[.$B$9]" office:value-type="float" office:value="5.61264778903662" calcext:value-type="float">
            <text:p>5.61264778903662</text:p>
          </table:table-cell>
          <table:table-cell table:formula="of:=[.$B$8]*TANH([.L306])" office:value-type="float" office:value="0.119996800209651" calcext:value-type="float">
            <text:p>0.119996800209651</text:p>
          </table:table-cell>
          <table:table-cell table:formula="of:=[.K306]+[.M306]" office:value-type="float" office:value="0.215411812623274" calcext:value-type="float">
            <text:p>0.215411812623274</text:p>
          </table:table-cell>
          <table:table-cell table:formula="of:=[.O305]+[.E306]*[.$D$88]" office:value-type="float" office:value="0.30813436361811" calcext:value-type="float">
            <text:p>0.30813436361811</text:p>
          </table:table-cell>
          <table:table-cell table:formula="of:=[.O306]+[.F306]" office:value-type="float" office:value="0.532640275179575" calcext:value-type="float">
            <text:p>0.532640275179575</text:p>
          </table:table-cell>
          <table:table-cell table:formula="of:=[.O306]+[.J306]" office:value-type="float" office:value="0.30813436361811" calcext:value-type="float">
            <text:p>0.30813436361811</text:p>
          </table:table-cell>
          <table:table-cell table:formula="of:=[.O306]+[.N306]" office:value-type="float" office:value="0.523546176241384" calcext:value-type="float">
            <text:p>0.523546176241384</text:p>
          </table:table-cell>
          <table:table-cell table:formula="of:=MAX(0; [.$B$2]*0.5 - ABS([.B306]))*[.$D$88]/(([.$B$2]*0.5)^2)" office:value-type="float" office:value="0" calcext:value-type="float">
            <text:p>0</text:p>
          </table:table-cell>
          <table:table-cell table:formula="of:=MAX(0; [.$B$6]*0.5 - ABS([.$B306]))*[.$D$88]/(([.$B$6]*0.5)^2)" office:value-type="float" office:value="0" calcext:value-type="float">
            <text:p>0</text:p>
          </table:table-cell>
          <table:table-cell table:formula="of:=MAX(0; [.$B$10]*0.5 - ABS([.$B306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34" calcext:value-type="float">
            <text:p>2.34</text:p>
          </table:table-cell>
          <table:table-cell table:formula="of:=[.A307]*[.$B$88]" office:value-type="float" office:value="0.0702" calcext:value-type="float">
            <text:p>0.0702</text:p>
          </table:table-cell>
          <table:table-cell table:formula="of:=MIN([.B307]*[.$B$11];[.$B$12])" office:value-type="float" office:value="150" calcext:value-type="float">
            <text:p>150</text:p>
          </table:table-cell>
          <table:table-cell table:formula="of:=[.C307]*[.$B$14]*[.$B$15]" office:value-type="float" office:value="13.5" calcext:value-type="float">
            <text:p>13.5</text:p>
          </table:table-cell>
          <table:table-cell table:formula="of:=[.D307]/[.$B$13]" office:value-type="float" office:value="5.61264778903662" calcext:value-type="float">
            <text:p>5.61264778903662</text:p>
          </table:table-cell>
          <table:table-cell table:formula="of:=[.E307]*[.$B$1]" office:value-type="float" office:value="0.224505911561465" calcext:value-type="float">
            <text:p>0.224505911561465</text:p>
          </table:table-cell>
          <table:table-cell table:formula="of:=[.E307]*[.$B$3]" office:value-type="float" office:value="0" calcext:value-type="float">
            <text:p>0</text:p>
          </table:table-cell>
          <table:table-cell table:formula="of:=[.E307]/[.$B$5]" office:value-type="float" office:value="5.61264778903664" calcext:value-type="float">
            <text:p>5.613</text:p>
          </table:table-cell>
          <table:table-cell table:formula="of:=[.$B$4]*(1-1/(1+[.H307]))" office:value-type="float" office:value="0" calcext:value-type="float">
            <text:p>0</text:p>
          </table:table-cell>
          <table:table-cell table:formula="of:=[.G307]+[.I307]" office:value-type="float" office:value="0" calcext:value-type="float">
            <text:p>0</text:p>
          </table:table-cell>
          <table:table-cell table:formula="of:=[.E307]*[.$B$7]" office:value-type="float" office:value="0.0954150124136226" calcext:value-type="float">
            <text:p>0.0954150124136226</text:p>
          </table:table-cell>
          <table:table-cell table:formula="of:=[.E307]/[.$B$9]" office:value-type="float" office:value="5.61264778903662" calcext:value-type="float">
            <text:p>5.61264778903662</text:p>
          </table:table-cell>
          <table:table-cell table:formula="of:=[.$B$8]*TANH([.L307])" office:value-type="float" office:value="0.119996800209651" calcext:value-type="float">
            <text:p>0.119996800209651</text:p>
          </table:table-cell>
          <table:table-cell table:formula="of:=[.K307]+[.M307]" office:value-type="float" office:value="0.215411812623274" calcext:value-type="float">
            <text:p>0.215411812623274</text:p>
          </table:table-cell>
          <table:table-cell table:formula="of:=[.O306]+[.E307]*[.$D$88]" office:value-type="float" office:value="0.311501952291532" calcext:value-type="float">
            <text:p>0.311501952291532</text:p>
          </table:table-cell>
          <table:table-cell table:formula="of:=[.O307]+[.F307]" office:value-type="float" office:value="0.536007863852997" calcext:value-type="float">
            <text:p>0.536007863852997</text:p>
          </table:table-cell>
          <table:table-cell table:formula="of:=[.O307]+[.J307]" office:value-type="float" office:value="0.311501952291532" calcext:value-type="float">
            <text:p>0.311501952291532</text:p>
          </table:table-cell>
          <table:table-cell table:formula="of:=[.O307]+[.N307]" office:value-type="float" office:value="0.526913764914806" calcext:value-type="float">
            <text:p>0.526913764914806</text:p>
          </table:table-cell>
          <table:table-cell table:formula="of:=MAX(0; [.$B$2]*0.5 - ABS([.B307]))*[.$D$88]/(([.$B$2]*0.5)^2)" office:value-type="float" office:value="0" calcext:value-type="float">
            <text:p>0</text:p>
          </table:table-cell>
          <table:table-cell table:formula="of:=MAX(0; [.$B$6]*0.5 - ABS([.$B307]))*[.$D$88]/(([.$B$6]*0.5)^2)" office:value-type="float" office:value="0" calcext:value-type="float">
            <text:p>0</text:p>
          </table:table-cell>
          <table:table-cell table:formula="of:=MAX(0; [.$B$10]*0.5 - ABS([.$B307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36" calcext:value-type="float">
            <text:p>2.36</text:p>
          </table:table-cell>
          <table:table-cell table:formula="of:=[.A308]*[.$B$88]" office:value-type="float" office:value="0.0708" calcext:value-type="float">
            <text:p>0.0708</text:p>
          </table:table-cell>
          <table:table-cell table:formula="of:=MIN([.B308]*[.$B$11];[.$B$12])" office:value-type="float" office:value="150" calcext:value-type="float">
            <text:p>150</text:p>
          </table:table-cell>
          <table:table-cell table:formula="of:=[.C308]*[.$B$14]*[.$B$15]" office:value-type="float" office:value="13.5" calcext:value-type="float">
            <text:p>13.5</text:p>
          </table:table-cell>
          <table:table-cell table:formula="of:=[.D308]/[.$B$13]" office:value-type="float" office:value="5.61264778903662" calcext:value-type="float">
            <text:p>5.61264778903662</text:p>
          </table:table-cell>
          <table:table-cell table:formula="of:=[.E308]*[.$B$1]" office:value-type="float" office:value="0.224505911561465" calcext:value-type="float">
            <text:p>0.224505911561465</text:p>
          </table:table-cell>
          <table:table-cell table:formula="of:=[.E308]*[.$B$3]" office:value-type="float" office:value="0" calcext:value-type="float">
            <text:p>0</text:p>
          </table:table-cell>
          <table:table-cell table:formula="of:=[.E308]/[.$B$5]" office:value-type="float" office:value="5.61264778903664" calcext:value-type="float">
            <text:p>5.613</text:p>
          </table:table-cell>
          <table:table-cell table:formula="of:=[.$B$4]*(1-1/(1+[.H308]))" office:value-type="float" office:value="0" calcext:value-type="float">
            <text:p>0</text:p>
          </table:table-cell>
          <table:table-cell table:formula="of:=[.G308]+[.I308]" office:value-type="float" office:value="0" calcext:value-type="float">
            <text:p>0</text:p>
          </table:table-cell>
          <table:table-cell table:formula="of:=[.E308]*[.$B$7]" office:value-type="float" office:value="0.0954150124136226" calcext:value-type="float">
            <text:p>0.0954150124136226</text:p>
          </table:table-cell>
          <table:table-cell table:formula="of:=[.E308]/[.$B$9]" office:value-type="float" office:value="5.61264778903662" calcext:value-type="float">
            <text:p>5.61264778903662</text:p>
          </table:table-cell>
          <table:table-cell table:formula="of:=[.$B$8]*TANH([.L308])" office:value-type="float" office:value="0.119996800209651" calcext:value-type="float">
            <text:p>0.119996800209651</text:p>
          </table:table-cell>
          <table:table-cell table:formula="of:=[.K308]+[.M308]" office:value-type="float" office:value="0.215411812623274" calcext:value-type="float">
            <text:p>0.215411812623274</text:p>
          </table:table-cell>
          <table:table-cell table:formula="of:=[.O307]+[.E308]*[.$D$88]" office:value-type="float" office:value="0.314869540964954" calcext:value-type="float">
            <text:p>0.314869540964954</text:p>
          </table:table-cell>
          <table:table-cell table:formula="of:=[.O308]+[.F308]" office:value-type="float" office:value="0.539375452526419" calcext:value-type="float">
            <text:p>0.539375452526419</text:p>
          </table:table-cell>
          <table:table-cell table:formula="of:=[.O308]+[.J308]" office:value-type="float" office:value="0.314869540964954" calcext:value-type="float">
            <text:p>0.314869540964954</text:p>
          </table:table-cell>
          <table:table-cell table:formula="of:=[.O308]+[.N308]" office:value-type="float" office:value="0.530281353588228" calcext:value-type="float">
            <text:p>0.530281353588228</text:p>
          </table:table-cell>
          <table:table-cell table:formula="of:=MAX(0; [.$B$2]*0.5 - ABS([.B308]))*[.$D$88]/(([.$B$2]*0.5)^2)" office:value-type="float" office:value="0" calcext:value-type="float">
            <text:p>0</text:p>
          </table:table-cell>
          <table:table-cell table:formula="of:=MAX(0; [.$B$6]*0.5 - ABS([.$B308]))*[.$D$88]/(([.$B$6]*0.5)^2)" office:value-type="float" office:value="0" calcext:value-type="float">
            <text:p>0</text:p>
          </table:table-cell>
          <table:table-cell table:formula="of:=MAX(0; [.$B$10]*0.5 - ABS([.$B308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38" calcext:value-type="float">
            <text:p>2.38</text:p>
          </table:table-cell>
          <table:table-cell table:formula="of:=[.A309]*[.$B$88]" office:value-type="float" office:value="0.0714" calcext:value-type="float">
            <text:p>0.0714</text:p>
          </table:table-cell>
          <table:table-cell table:formula="of:=MIN([.B309]*[.$B$11];[.$B$12])" office:value-type="float" office:value="150" calcext:value-type="float">
            <text:p>150</text:p>
          </table:table-cell>
          <table:table-cell table:formula="of:=[.C309]*[.$B$14]*[.$B$15]" office:value-type="float" office:value="13.5" calcext:value-type="float">
            <text:p>13.5</text:p>
          </table:table-cell>
          <table:table-cell table:formula="of:=[.D309]/[.$B$13]" office:value-type="float" office:value="5.61264778903662" calcext:value-type="float">
            <text:p>5.61264778903662</text:p>
          </table:table-cell>
          <table:table-cell table:formula="of:=[.E309]*[.$B$1]" office:value-type="float" office:value="0.224505911561465" calcext:value-type="float">
            <text:p>0.224505911561465</text:p>
          </table:table-cell>
          <table:table-cell table:formula="of:=[.E309]*[.$B$3]" office:value-type="float" office:value="0" calcext:value-type="float">
            <text:p>0</text:p>
          </table:table-cell>
          <table:table-cell table:formula="of:=[.E309]/[.$B$5]" office:value-type="float" office:value="5.61264778903664" calcext:value-type="float">
            <text:p>5.613</text:p>
          </table:table-cell>
          <table:table-cell table:formula="of:=[.$B$4]*(1-1/(1+[.H309]))" office:value-type="float" office:value="0" calcext:value-type="float">
            <text:p>0</text:p>
          </table:table-cell>
          <table:table-cell table:formula="of:=[.G309]+[.I309]" office:value-type="float" office:value="0" calcext:value-type="float">
            <text:p>0</text:p>
          </table:table-cell>
          <table:table-cell table:formula="of:=[.E309]*[.$B$7]" office:value-type="float" office:value="0.0954150124136226" calcext:value-type="float">
            <text:p>0.0954150124136226</text:p>
          </table:table-cell>
          <table:table-cell table:formula="of:=[.E309]/[.$B$9]" office:value-type="float" office:value="5.61264778903662" calcext:value-type="float">
            <text:p>5.61264778903662</text:p>
          </table:table-cell>
          <table:table-cell table:formula="of:=[.$B$8]*TANH([.L309])" office:value-type="float" office:value="0.119996800209651" calcext:value-type="float">
            <text:p>0.119996800209651</text:p>
          </table:table-cell>
          <table:table-cell table:formula="of:=[.K309]+[.M309]" office:value-type="float" office:value="0.215411812623274" calcext:value-type="float">
            <text:p>0.215411812623274</text:p>
          </table:table-cell>
          <table:table-cell table:formula="of:=[.O308]+[.E309]*[.$D$88]" office:value-type="float" office:value="0.318237129638376" calcext:value-type="float">
            <text:p>0.318237129638376</text:p>
          </table:table-cell>
          <table:table-cell table:formula="of:=[.O309]+[.F309]" office:value-type="float" office:value="0.542743041199841" calcext:value-type="float">
            <text:p>0.542743041199841</text:p>
          </table:table-cell>
          <table:table-cell table:formula="of:=[.O309]+[.J309]" office:value-type="float" office:value="0.318237129638376" calcext:value-type="float">
            <text:p>0.318237129638376</text:p>
          </table:table-cell>
          <table:table-cell table:formula="of:=[.O309]+[.N309]" office:value-type="float" office:value="0.53364894226165" calcext:value-type="float">
            <text:p>0.53364894226165</text:p>
          </table:table-cell>
          <table:table-cell table:formula="of:=MAX(0; [.$B$2]*0.5 - ABS([.B309]))*[.$D$88]/(([.$B$2]*0.5)^2)" office:value-type="float" office:value="0" calcext:value-type="float">
            <text:p>0</text:p>
          </table:table-cell>
          <table:table-cell table:formula="of:=MAX(0; [.$B$6]*0.5 - ABS([.$B309]))*[.$D$88]/(([.$B$6]*0.5)^2)" office:value-type="float" office:value="0" calcext:value-type="float">
            <text:p>0</text:p>
          </table:table-cell>
          <table:table-cell table:formula="of:=MAX(0; [.$B$10]*0.5 - ABS([.$B309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4" calcext:value-type="float">
            <text:p>2.4</text:p>
          </table:table-cell>
          <table:table-cell table:formula="of:=[.A310]*[.$B$88]" office:value-type="float" office:value="0.072" calcext:value-type="float">
            <text:p>0.072</text:p>
          </table:table-cell>
          <table:table-cell table:formula="of:=MIN([.B310]*[.$B$11];[.$B$12])" office:value-type="float" office:value="150" calcext:value-type="float">
            <text:p>150</text:p>
          </table:table-cell>
          <table:table-cell table:formula="of:=[.C310]*[.$B$14]*[.$B$15]" office:value-type="float" office:value="13.5" calcext:value-type="float">
            <text:p>13.5</text:p>
          </table:table-cell>
          <table:table-cell table:formula="of:=[.D310]/[.$B$13]" office:value-type="float" office:value="5.61264778903662" calcext:value-type="float">
            <text:p>5.61264778903662</text:p>
          </table:table-cell>
          <table:table-cell table:formula="of:=[.E310]*[.$B$1]" office:value-type="float" office:value="0.224505911561465" calcext:value-type="float">
            <text:p>0.224505911561465</text:p>
          </table:table-cell>
          <table:table-cell table:formula="of:=[.E310]*[.$B$3]" office:value-type="float" office:value="0" calcext:value-type="float">
            <text:p>0</text:p>
          </table:table-cell>
          <table:table-cell table:formula="of:=[.E310]/[.$B$5]" office:value-type="float" office:value="5.61264778903664" calcext:value-type="float">
            <text:p>5.613</text:p>
          </table:table-cell>
          <table:table-cell table:formula="of:=[.$B$4]*(1-1/(1+[.H310]))" office:value-type="float" office:value="0" calcext:value-type="float">
            <text:p>0</text:p>
          </table:table-cell>
          <table:table-cell table:formula="of:=[.G310]+[.I310]" office:value-type="float" office:value="0" calcext:value-type="float">
            <text:p>0</text:p>
          </table:table-cell>
          <table:table-cell table:formula="of:=[.E310]*[.$B$7]" office:value-type="float" office:value="0.0954150124136226" calcext:value-type="float">
            <text:p>0.0954150124136226</text:p>
          </table:table-cell>
          <table:table-cell table:formula="of:=[.E310]/[.$B$9]" office:value-type="float" office:value="5.61264778903662" calcext:value-type="float">
            <text:p>5.61264778903662</text:p>
          </table:table-cell>
          <table:table-cell table:formula="of:=[.$B$8]*TANH([.L310])" office:value-type="float" office:value="0.119996800209651" calcext:value-type="float">
            <text:p>0.119996800209651</text:p>
          </table:table-cell>
          <table:table-cell table:formula="of:=[.K310]+[.M310]" office:value-type="float" office:value="0.215411812623274" calcext:value-type="float">
            <text:p>0.215411812623274</text:p>
          </table:table-cell>
          <table:table-cell table:formula="of:=[.O309]+[.E310]*[.$D$88]" office:value-type="float" office:value="0.321604718311798" calcext:value-type="float">
            <text:p>0.321604718311798</text:p>
          </table:table-cell>
          <table:table-cell table:formula="of:=[.O310]+[.F310]" office:value-type="float" office:value="0.546110629873263" calcext:value-type="float">
            <text:p>0.546110629873263</text:p>
          </table:table-cell>
          <table:table-cell table:formula="of:=[.O310]+[.J310]" office:value-type="float" office:value="0.321604718311798" calcext:value-type="float">
            <text:p>0.321604718311798</text:p>
          </table:table-cell>
          <table:table-cell table:formula="of:=[.O310]+[.N310]" office:value-type="float" office:value="0.537016530935072" calcext:value-type="float">
            <text:p>0.537016530935072</text:p>
          </table:table-cell>
          <table:table-cell table:formula="of:=MAX(0; [.$B$2]*0.5 - ABS([.B310]))*[.$D$88]/(([.$B$2]*0.5)^2)" office:value-type="float" office:value="0" calcext:value-type="float">
            <text:p>0</text:p>
          </table:table-cell>
          <table:table-cell table:formula="of:=MAX(0; [.$B$6]*0.5 - ABS([.$B310]))*[.$D$88]/(([.$B$6]*0.5)^2)" office:value-type="float" office:value="0" calcext:value-type="float">
            <text:p>0</text:p>
          </table:table-cell>
          <table:table-cell table:formula="of:=MAX(0; [.$B$10]*0.5 - ABS([.$B310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42" calcext:value-type="float">
            <text:p>2.42</text:p>
          </table:table-cell>
          <table:table-cell table:formula="of:=[.A311]*[.$B$88]" office:value-type="float" office:value="0.0726" calcext:value-type="float">
            <text:p>0.0726</text:p>
          </table:table-cell>
          <table:table-cell table:formula="of:=MIN([.B311]*[.$B$11];[.$B$12])" office:value-type="float" office:value="150" calcext:value-type="float">
            <text:p>150</text:p>
          </table:table-cell>
          <table:table-cell table:formula="of:=[.C311]*[.$B$14]*[.$B$15]" office:value-type="float" office:value="13.5" calcext:value-type="float">
            <text:p>13.5</text:p>
          </table:table-cell>
          <table:table-cell table:formula="of:=[.D311]/[.$B$13]" office:value-type="float" office:value="5.61264778903662" calcext:value-type="float">
            <text:p>5.61264778903662</text:p>
          </table:table-cell>
          <table:table-cell table:formula="of:=[.E311]*[.$B$1]" office:value-type="float" office:value="0.224505911561465" calcext:value-type="float">
            <text:p>0.224505911561465</text:p>
          </table:table-cell>
          <table:table-cell table:formula="of:=[.E311]*[.$B$3]" office:value-type="float" office:value="0" calcext:value-type="float">
            <text:p>0</text:p>
          </table:table-cell>
          <table:table-cell table:formula="of:=[.E311]/[.$B$5]" office:value-type="float" office:value="5.61264778903664" calcext:value-type="float">
            <text:p>5.613</text:p>
          </table:table-cell>
          <table:table-cell table:formula="of:=[.$B$4]*(1-1/(1+[.H311]))" office:value-type="float" office:value="0" calcext:value-type="float">
            <text:p>0</text:p>
          </table:table-cell>
          <table:table-cell table:formula="of:=[.G311]+[.I311]" office:value-type="float" office:value="0" calcext:value-type="float">
            <text:p>0</text:p>
          </table:table-cell>
          <table:table-cell table:formula="of:=[.E311]*[.$B$7]" office:value-type="float" office:value="0.0954150124136226" calcext:value-type="float">
            <text:p>0.0954150124136226</text:p>
          </table:table-cell>
          <table:table-cell table:formula="of:=[.E311]/[.$B$9]" office:value-type="float" office:value="5.61264778903662" calcext:value-type="float">
            <text:p>5.61264778903662</text:p>
          </table:table-cell>
          <table:table-cell table:formula="of:=[.$B$8]*TANH([.L311])" office:value-type="float" office:value="0.119996800209651" calcext:value-type="float">
            <text:p>0.119996800209651</text:p>
          </table:table-cell>
          <table:table-cell table:formula="of:=[.K311]+[.M311]" office:value-type="float" office:value="0.215411812623274" calcext:value-type="float">
            <text:p>0.215411812623274</text:p>
          </table:table-cell>
          <table:table-cell table:formula="of:=[.O310]+[.E311]*[.$D$88]" office:value-type="float" office:value="0.32497230698522" calcext:value-type="float">
            <text:p>0.32497230698522</text:p>
          </table:table-cell>
          <table:table-cell table:formula="of:=[.O311]+[.F311]" office:value-type="float" office:value="0.549478218546685" calcext:value-type="float">
            <text:p>0.549478218546685</text:p>
          </table:table-cell>
          <table:table-cell table:formula="of:=[.O311]+[.J311]" office:value-type="float" office:value="0.32497230698522" calcext:value-type="float">
            <text:p>0.32497230698522</text:p>
          </table:table-cell>
          <table:table-cell table:formula="of:=[.O311]+[.N311]" office:value-type="float" office:value="0.540384119608494" calcext:value-type="float">
            <text:p>0.540384119608494</text:p>
          </table:table-cell>
          <table:table-cell table:formula="of:=MAX(0; [.$B$2]*0.5 - ABS([.B311]))*[.$D$88]/(([.$B$2]*0.5)^2)" office:value-type="float" office:value="0" calcext:value-type="float">
            <text:p>0</text:p>
          </table:table-cell>
          <table:table-cell table:formula="of:=MAX(0; [.$B$6]*0.5 - ABS([.$B311]))*[.$D$88]/(([.$B$6]*0.5)^2)" office:value-type="float" office:value="0" calcext:value-type="float">
            <text:p>0</text:p>
          </table:table-cell>
          <table:table-cell table:formula="of:=MAX(0; [.$B$10]*0.5 - ABS([.$B311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44" calcext:value-type="float">
            <text:p>2.44</text:p>
          </table:table-cell>
          <table:table-cell table:formula="of:=[.A312]*[.$B$88]" office:value-type="float" office:value="0.0732" calcext:value-type="float">
            <text:p>0.0732</text:p>
          </table:table-cell>
          <table:table-cell table:formula="of:=MIN([.B312]*[.$B$11];[.$B$12])" office:value-type="float" office:value="150" calcext:value-type="float">
            <text:p>150</text:p>
          </table:table-cell>
          <table:table-cell table:formula="of:=[.C312]*[.$B$14]*[.$B$15]" office:value-type="float" office:value="13.5" calcext:value-type="float">
            <text:p>13.5</text:p>
          </table:table-cell>
          <table:table-cell table:formula="of:=[.D312]/[.$B$13]" office:value-type="float" office:value="5.61264778903662" calcext:value-type="float">
            <text:p>5.61264778903662</text:p>
          </table:table-cell>
          <table:table-cell table:formula="of:=[.E312]*[.$B$1]" office:value-type="float" office:value="0.224505911561465" calcext:value-type="float">
            <text:p>0.224505911561465</text:p>
          </table:table-cell>
          <table:table-cell table:formula="of:=[.E312]*[.$B$3]" office:value-type="float" office:value="0" calcext:value-type="float">
            <text:p>0</text:p>
          </table:table-cell>
          <table:table-cell table:formula="of:=[.E312]/[.$B$5]" office:value-type="float" office:value="5.61264778903664" calcext:value-type="float">
            <text:p>5.613</text:p>
          </table:table-cell>
          <table:table-cell table:formula="of:=[.$B$4]*(1-1/(1+[.H312]))" office:value-type="float" office:value="0" calcext:value-type="float">
            <text:p>0</text:p>
          </table:table-cell>
          <table:table-cell table:formula="of:=[.G312]+[.I312]" office:value-type="float" office:value="0" calcext:value-type="float">
            <text:p>0</text:p>
          </table:table-cell>
          <table:table-cell table:formula="of:=[.E312]*[.$B$7]" office:value-type="float" office:value="0.0954150124136226" calcext:value-type="float">
            <text:p>0.0954150124136226</text:p>
          </table:table-cell>
          <table:table-cell table:formula="of:=[.E312]/[.$B$9]" office:value-type="float" office:value="5.61264778903662" calcext:value-type="float">
            <text:p>5.61264778903662</text:p>
          </table:table-cell>
          <table:table-cell table:formula="of:=[.$B$8]*TANH([.L312])" office:value-type="float" office:value="0.119996800209651" calcext:value-type="float">
            <text:p>0.119996800209651</text:p>
          </table:table-cell>
          <table:table-cell table:formula="of:=[.K312]+[.M312]" office:value-type="float" office:value="0.215411812623274" calcext:value-type="float">
            <text:p>0.215411812623274</text:p>
          </table:table-cell>
          <table:table-cell table:formula="of:=[.O311]+[.E312]*[.$D$88]" office:value-type="float" office:value="0.328339895658642" calcext:value-type="float">
            <text:p>0.328339895658642</text:p>
          </table:table-cell>
          <table:table-cell table:formula="of:=[.O312]+[.F312]" office:value-type="float" office:value="0.552845807220107" calcext:value-type="float">
            <text:p>0.552845807220107</text:p>
          </table:table-cell>
          <table:table-cell table:formula="of:=[.O312]+[.J312]" office:value-type="float" office:value="0.328339895658642" calcext:value-type="float">
            <text:p>0.328339895658642</text:p>
          </table:table-cell>
          <table:table-cell table:formula="of:=[.O312]+[.N312]" office:value-type="float" office:value="0.543751708281915" calcext:value-type="float">
            <text:p>0.543751708281915</text:p>
          </table:table-cell>
          <table:table-cell table:formula="of:=MAX(0; [.$B$2]*0.5 - ABS([.B312]))*[.$D$88]/(([.$B$2]*0.5)^2)" office:value-type="float" office:value="0" calcext:value-type="float">
            <text:p>0</text:p>
          </table:table-cell>
          <table:table-cell table:formula="of:=MAX(0; [.$B$6]*0.5 - ABS([.$B312]))*[.$D$88]/(([.$B$6]*0.5)^2)" office:value-type="float" office:value="0" calcext:value-type="float">
            <text:p>0</text:p>
          </table:table-cell>
          <table:table-cell table:formula="of:=MAX(0; [.$B$10]*0.5 - ABS([.$B312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46" calcext:value-type="float">
            <text:p>2.46</text:p>
          </table:table-cell>
          <table:table-cell table:formula="of:=[.A313]*[.$B$88]" office:value-type="float" office:value="0.0738" calcext:value-type="float">
            <text:p>0.0738</text:p>
          </table:table-cell>
          <table:table-cell table:formula="of:=MIN([.B313]*[.$B$11];[.$B$12])" office:value-type="float" office:value="150" calcext:value-type="float">
            <text:p>150</text:p>
          </table:table-cell>
          <table:table-cell table:formula="of:=[.C313]*[.$B$14]*[.$B$15]" office:value-type="float" office:value="13.5" calcext:value-type="float">
            <text:p>13.5</text:p>
          </table:table-cell>
          <table:table-cell table:formula="of:=[.D313]/[.$B$13]" office:value-type="float" office:value="5.61264778903662" calcext:value-type="float">
            <text:p>5.61264778903662</text:p>
          </table:table-cell>
          <table:table-cell table:formula="of:=[.E313]*[.$B$1]" office:value-type="float" office:value="0.224505911561465" calcext:value-type="float">
            <text:p>0.224505911561465</text:p>
          </table:table-cell>
          <table:table-cell table:formula="of:=[.E313]*[.$B$3]" office:value-type="float" office:value="0" calcext:value-type="float">
            <text:p>0</text:p>
          </table:table-cell>
          <table:table-cell table:formula="of:=[.E313]/[.$B$5]" office:value-type="float" office:value="5.61264778903664" calcext:value-type="float">
            <text:p>5.613</text:p>
          </table:table-cell>
          <table:table-cell table:formula="of:=[.$B$4]*(1-1/(1+[.H313]))" office:value-type="float" office:value="0" calcext:value-type="float">
            <text:p>0</text:p>
          </table:table-cell>
          <table:table-cell table:formula="of:=[.G313]+[.I313]" office:value-type="float" office:value="0" calcext:value-type="float">
            <text:p>0</text:p>
          </table:table-cell>
          <table:table-cell table:formula="of:=[.E313]*[.$B$7]" office:value-type="float" office:value="0.0954150124136226" calcext:value-type="float">
            <text:p>0.0954150124136226</text:p>
          </table:table-cell>
          <table:table-cell table:formula="of:=[.E313]/[.$B$9]" office:value-type="float" office:value="5.61264778903662" calcext:value-type="float">
            <text:p>5.61264778903662</text:p>
          </table:table-cell>
          <table:table-cell table:formula="of:=[.$B$8]*TANH([.L313])" office:value-type="float" office:value="0.119996800209651" calcext:value-type="float">
            <text:p>0.119996800209651</text:p>
          </table:table-cell>
          <table:table-cell table:formula="of:=[.K313]+[.M313]" office:value-type="float" office:value="0.215411812623274" calcext:value-type="float">
            <text:p>0.215411812623274</text:p>
          </table:table-cell>
          <table:table-cell table:formula="of:=[.O312]+[.E313]*[.$D$88]" office:value-type="float" office:value="0.331707484332064" calcext:value-type="float">
            <text:p>0.331707484332064</text:p>
          </table:table-cell>
          <table:table-cell table:formula="of:=[.O313]+[.F313]" office:value-type="float" office:value="0.556213395893529" calcext:value-type="float">
            <text:p>0.556213395893529</text:p>
          </table:table-cell>
          <table:table-cell table:formula="of:=[.O313]+[.J313]" office:value-type="float" office:value="0.331707484332064" calcext:value-type="float">
            <text:p>0.331707484332064</text:p>
          </table:table-cell>
          <table:table-cell table:formula="of:=[.O313]+[.N313]" office:value-type="float" office:value="0.547119296955337" calcext:value-type="float">
            <text:p>0.547119296955337</text:p>
          </table:table-cell>
          <table:table-cell table:formula="of:=MAX(0; [.$B$2]*0.5 - ABS([.B313]))*[.$D$88]/(([.$B$2]*0.5)^2)" office:value-type="float" office:value="0" calcext:value-type="float">
            <text:p>0</text:p>
          </table:table-cell>
          <table:table-cell table:formula="of:=MAX(0; [.$B$6]*0.5 - ABS([.$B313]))*[.$D$88]/(([.$B$6]*0.5)^2)" office:value-type="float" office:value="0" calcext:value-type="float">
            <text:p>0</text:p>
          </table:table-cell>
          <table:table-cell table:formula="of:=MAX(0; [.$B$10]*0.5 - ABS([.$B313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48" calcext:value-type="float">
            <text:p>2.48</text:p>
          </table:table-cell>
          <table:table-cell table:formula="of:=[.A314]*[.$B$88]" office:value-type="float" office:value="0.0744" calcext:value-type="float">
            <text:p>0.0744</text:p>
          </table:table-cell>
          <table:table-cell table:formula="of:=MIN([.B314]*[.$B$11];[.$B$12])" office:value-type="float" office:value="150" calcext:value-type="float">
            <text:p>150</text:p>
          </table:table-cell>
          <table:table-cell table:formula="of:=[.C314]*[.$B$14]*[.$B$15]" office:value-type="float" office:value="13.5" calcext:value-type="float">
            <text:p>13.5</text:p>
          </table:table-cell>
          <table:table-cell table:formula="of:=[.D314]/[.$B$13]" office:value-type="float" office:value="5.61264778903662" calcext:value-type="float">
            <text:p>5.61264778903662</text:p>
          </table:table-cell>
          <table:table-cell table:formula="of:=[.E314]*[.$B$1]" office:value-type="float" office:value="0.224505911561465" calcext:value-type="float">
            <text:p>0.224505911561465</text:p>
          </table:table-cell>
          <table:table-cell table:formula="of:=[.E314]*[.$B$3]" office:value-type="float" office:value="0" calcext:value-type="float">
            <text:p>0</text:p>
          </table:table-cell>
          <table:table-cell table:formula="of:=[.E314]/[.$B$5]" office:value-type="float" office:value="5.61264778903664" calcext:value-type="float">
            <text:p>5.613</text:p>
          </table:table-cell>
          <table:table-cell table:formula="of:=[.$B$4]*(1-1/(1+[.H314]))" office:value-type="float" office:value="0" calcext:value-type="float">
            <text:p>0</text:p>
          </table:table-cell>
          <table:table-cell table:formula="of:=[.G314]+[.I314]" office:value-type="float" office:value="0" calcext:value-type="float">
            <text:p>0</text:p>
          </table:table-cell>
          <table:table-cell table:formula="of:=[.E314]*[.$B$7]" office:value-type="float" office:value="0.0954150124136226" calcext:value-type="float">
            <text:p>0.0954150124136226</text:p>
          </table:table-cell>
          <table:table-cell table:formula="of:=[.E314]/[.$B$9]" office:value-type="float" office:value="5.61264778903662" calcext:value-type="float">
            <text:p>5.61264778903662</text:p>
          </table:table-cell>
          <table:table-cell table:formula="of:=[.$B$8]*TANH([.L314])" office:value-type="float" office:value="0.119996800209651" calcext:value-type="float">
            <text:p>0.119996800209651</text:p>
          </table:table-cell>
          <table:table-cell table:formula="of:=[.K314]+[.M314]" office:value-type="float" office:value="0.215411812623274" calcext:value-type="float">
            <text:p>0.215411812623274</text:p>
          </table:table-cell>
          <table:table-cell table:formula="of:=[.O313]+[.E314]*[.$D$88]" office:value-type="float" office:value="0.335075073005486" calcext:value-type="float">
            <text:p>0.335075073005486</text:p>
          </table:table-cell>
          <table:table-cell table:formula="of:=[.O314]+[.F314]" office:value-type="float" office:value="0.559580984566951" calcext:value-type="float">
            <text:p>0.559580984566951</text:p>
          </table:table-cell>
          <table:table-cell table:formula="of:=[.O314]+[.J314]" office:value-type="float" office:value="0.335075073005486" calcext:value-type="float">
            <text:p>0.335075073005486</text:p>
          </table:table-cell>
          <table:table-cell table:formula="of:=[.O314]+[.N314]" office:value-type="float" office:value="0.550486885628759" calcext:value-type="float">
            <text:p>0.550486885628759</text:p>
          </table:table-cell>
          <table:table-cell table:formula="of:=MAX(0; [.$B$2]*0.5 - ABS([.B314]))*[.$D$88]/(([.$B$2]*0.5)^2)" office:value-type="float" office:value="0" calcext:value-type="float">
            <text:p>0</text:p>
          </table:table-cell>
          <table:table-cell table:formula="of:=MAX(0; [.$B$6]*0.5 - ABS([.$B314]))*[.$D$88]/(([.$B$6]*0.5)^2)" office:value-type="float" office:value="0" calcext:value-type="float">
            <text:p>0</text:p>
          </table:table-cell>
          <table:table-cell table:formula="of:=MAX(0; [.$B$10]*0.5 - ABS([.$B314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5" calcext:value-type="float">
            <text:p>2.5</text:p>
          </table:table-cell>
          <table:table-cell table:formula="of:=[.A315]*[.$B$88]" office:value-type="float" office:value="0.075" calcext:value-type="float">
            <text:p>0.075</text:p>
          </table:table-cell>
          <table:table-cell table:formula="of:=MIN([.B315]*[.$B$11];[.$B$12])" office:value-type="float" office:value="150" calcext:value-type="float">
            <text:p>150</text:p>
          </table:table-cell>
          <table:table-cell table:formula="of:=[.C315]*[.$B$14]*[.$B$15]" office:value-type="float" office:value="13.5" calcext:value-type="float">
            <text:p>13.5</text:p>
          </table:table-cell>
          <table:table-cell table:formula="of:=[.D315]/[.$B$13]" office:value-type="float" office:value="5.61264778903662" calcext:value-type="float">
            <text:p>5.61264778903662</text:p>
          </table:table-cell>
          <table:table-cell table:formula="of:=[.E315]*[.$B$1]" office:value-type="float" office:value="0.224505911561465" calcext:value-type="float">
            <text:p>0.224505911561465</text:p>
          </table:table-cell>
          <table:table-cell table:formula="of:=[.E315]*[.$B$3]" office:value-type="float" office:value="0" calcext:value-type="float">
            <text:p>0</text:p>
          </table:table-cell>
          <table:table-cell table:formula="of:=[.E315]/[.$B$5]" office:value-type="float" office:value="5.61264778903664" calcext:value-type="float">
            <text:p>5.613</text:p>
          </table:table-cell>
          <table:table-cell table:formula="of:=[.$B$4]*(1-1/(1+[.H315]))" office:value-type="float" office:value="0" calcext:value-type="float">
            <text:p>0</text:p>
          </table:table-cell>
          <table:table-cell table:formula="of:=[.G315]+[.I315]" office:value-type="float" office:value="0" calcext:value-type="float">
            <text:p>0</text:p>
          </table:table-cell>
          <table:table-cell table:formula="of:=[.E315]*[.$B$7]" office:value-type="float" office:value="0.0954150124136226" calcext:value-type="float">
            <text:p>0.0954150124136226</text:p>
          </table:table-cell>
          <table:table-cell table:formula="of:=[.E315]/[.$B$9]" office:value-type="float" office:value="5.61264778903662" calcext:value-type="float">
            <text:p>5.61264778903662</text:p>
          </table:table-cell>
          <table:table-cell table:formula="of:=[.$B$8]*TANH([.L315])" office:value-type="float" office:value="0.119996800209651" calcext:value-type="float">
            <text:p>0.119996800209651</text:p>
          </table:table-cell>
          <table:table-cell table:formula="of:=[.K315]+[.M315]" office:value-type="float" office:value="0.215411812623274" calcext:value-type="float">
            <text:p>0.215411812623274</text:p>
          </table:table-cell>
          <table:table-cell table:formula="of:=[.O314]+[.E315]*[.$D$88]" office:value-type="float" office:value="0.338442661678908" calcext:value-type="float">
            <text:p>0.338442661678908</text:p>
          </table:table-cell>
          <table:table-cell table:formula="of:=[.O315]+[.F315]" office:value-type="float" office:value="0.562948573240373" calcext:value-type="float">
            <text:p>0.562948573240373</text:p>
          </table:table-cell>
          <table:table-cell table:formula="of:=[.O315]+[.J315]" office:value-type="float" office:value="0.338442661678908" calcext:value-type="float">
            <text:p>0.338442661678908</text:p>
          </table:table-cell>
          <table:table-cell table:formula="of:=[.O315]+[.N315]" office:value-type="float" office:value="0.553854474302181" calcext:value-type="float">
            <text:p>0.553854474302181</text:p>
          </table:table-cell>
          <table:table-cell table:formula="of:=MAX(0; [.$B$2]*0.5 - ABS([.B315]))*[.$D$88]/(([.$B$2]*0.5)^2)" office:value-type="float" office:value="0" calcext:value-type="float">
            <text:p>0</text:p>
          </table:table-cell>
          <table:table-cell table:formula="of:=MAX(0; [.$B$6]*0.5 - ABS([.$B315]))*[.$D$88]/(([.$B$6]*0.5)^2)" office:value-type="float" office:value="0" calcext:value-type="float">
            <text:p>0</text:p>
          </table:table-cell>
          <table:table-cell table:formula="of:=MAX(0; [.$B$10]*0.5 - ABS([.$B315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52" calcext:value-type="float">
            <text:p>2.52</text:p>
          </table:table-cell>
          <table:table-cell table:formula="of:=[.A316]*[.$B$88]" office:value-type="float" office:value="0.0756" calcext:value-type="float">
            <text:p>0.0756</text:p>
          </table:table-cell>
          <table:table-cell table:formula="of:=MIN([.B316]*[.$B$11];[.$B$12])" office:value-type="float" office:value="150" calcext:value-type="float">
            <text:p>150</text:p>
          </table:table-cell>
          <table:table-cell table:formula="of:=[.C316]*[.$B$14]*[.$B$15]" office:value-type="float" office:value="13.5" calcext:value-type="float">
            <text:p>13.5</text:p>
          </table:table-cell>
          <table:table-cell table:formula="of:=[.D316]/[.$B$13]" office:value-type="float" office:value="5.61264778903662" calcext:value-type="float">
            <text:p>5.61264778903662</text:p>
          </table:table-cell>
          <table:table-cell table:formula="of:=[.E316]*[.$B$1]" office:value-type="float" office:value="0.224505911561465" calcext:value-type="float">
            <text:p>0.224505911561465</text:p>
          </table:table-cell>
          <table:table-cell table:formula="of:=[.E316]*[.$B$3]" office:value-type="float" office:value="0" calcext:value-type="float">
            <text:p>0</text:p>
          </table:table-cell>
          <table:table-cell table:formula="of:=[.E316]/[.$B$5]" office:value-type="float" office:value="5.61264778903664" calcext:value-type="float">
            <text:p>5.613</text:p>
          </table:table-cell>
          <table:table-cell table:formula="of:=[.$B$4]*(1-1/(1+[.H316]))" office:value-type="float" office:value="0" calcext:value-type="float">
            <text:p>0</text:p>
          </table:table-cell>
          <table:table-cell table:formula="of:=[.G316]+[.I316]" office:value-type="float" office:value="0" calcext:value-type="float">
            <text:p>0</text:p>
          </table:table-cell>
          <table:table-cell table:formula="of:=[.E316]*[.$B$7]" office:value-type="float" office:value="0.0954150124136226" calcext:value-type="float">
            <text:p>0.0954150124136226</text:p>
          </table:table-cell>
          <table:table-cell table:formula="of:=[.E316]/[.$B$9]" office:value-type="float" office:value="5.61264778903662" calcext:value-type="float">
            <text:p>5.61264778903662</text:p>
          </table:table-cell>
          <table:table-cell table:formula="of:=[.$B$8]*TANH([.L316])" office:value-type="float" office:value="0.119996800209651" calcext:value-type="float">
            <text:p>0.119996800209651</text:p>
          </table:table-cell>
          <table:table-cell table:formula="of:=[.K316]+[.M316]" office:value-type="float" office:value="0.215411812623274" calcext:value-type="float">
            <text:p>0.215411812623274</text:p>
          </table:table-cell>
          <table:table-cell table:formula="of:=[.O315]+[.E316]*[.$D$88]" office:value-type="float" office:value="0.34181025035233" calcext:value-type="float">
            <text:p>0.34181025035233</text:p>
          </table:table-cell>
          <table:table-cell table:formula="of:=[.O316]+[.F316]" office:value-type="float" office:value="0.566316161913795" calcext:value-type="float">
            <text:p>0.566316161913795</text:p>
          </table:table-cell>
          <table:table-cell table:formula="of:=[.O316]+[.J316]" office:value-type="float" office:value="0.34181025035233" calcext:value-type="float">
            <text:p>0.34181025035233</text:p>
          </table:table-cell>
          <table:table-cell table:formula="of:=[.O316]+[.N316]" office:value-type="float" office:value="0.557222062975603" calcext:value-type="float">
            <text:p>0.557222062975603</text:p>
          </table:table-cell>
          <table:table-cell table:formula="of:=MAX(0; [.$B$2]*0.5 - ABS([.B316]))*[.$D$88]/(([.$B$2]*0.5)^2)" office:value-type="float" office:value="0" calcext:value-type="float">
            <text:p>0</text:p>
          </table:table-cell>
          <table:table-cell table:formula="of:=MAX(0; [.$B$6]*0.5 - ABS([.$B316]))*[.$D$88]/(([.$B$6]*0.5)^2)" office:value-type="float" office:value="0" calcext:value-type="float">
            <text:p>0</text:p>
          </table:table-cell>
          <table:table-cell table:formula="of:=MAX(0; [.$B$10]*0.5 - ABS([.$B316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54" calcext:value-type="float">
            <text:p>2.54</text:p>
          </table:table-cell>
          <table:table-cell table:formula="of:=[.A317]*[.$B$88]" office:value-type="float" office:value="0.0762" calcext:value-type="float">
            <text:p>0.0762</text:p>
          </table:table-cell>
          <table:table-cell table:formula="of:=MIN([.B317]*[.$B$11];[.$B$12])" office:value-type="float" office:value="150" calcext:value-type="float">
            <text:p>150</text:p>
          </table:table-cell>
          <table:table-cell table:formula="of:=[.C317]*[.$B$14]*[.$B$15]" office:value-type="float" office:value="13.5" calcext:value-type="float">
            <text:p>13.5</text:p>
          </table:table-cell>
          <table:table-cell table:formula="of:=[.D317]/[.$B$13]" office:value-type="float" office:value="5.61264778903662" calcext:value-type="float">
            <text:p>5.61264778903662</text:p>
          </table:table-cell>
          <table:table-cell table:formula="of:=[.E317]*[.$B$1]" office:value-type="float" office:value="0.224505911561465" calcext:value-type="float">
            <text:p>0.224505911561465</text:p>
          </table:table-cell>
          <table:table-cell table:formula="of:=[.E317]*[.$B$3]" office:value-type="float" office:value="0" calcext:value-type="float">
            <text:p>0</text:p>
          </table:table-cell>
          <table:table-cell table:formula="of:=[.E317]/[.$B$5]" office:value-type="float" office:value="5.61264778903664" calcext:value-type="float">
            <text:p>5.613</text:p>
          </table:table-cell>
          <table:table-cell table:formula="of:=[.$B$4]*(1-1/(1+[.H317]))" office:value-type="float" office:value="0" calcext:value-type="float">
            <text:p>0</text:p>
          </table:table-cell>
          <table:table-cell table:formula="of:=[.G317]+[.I317]" office:value-type="float" office:value="0" calcext:value-type="float">
            <text:p>0</text:p>
          </table:table-cell>
          <table:table-cell table:formula="of:=[.E317]*[.$B$7]" office:value-type="float" office:value="0.0954150124136226" calcext:value-type="float">
            <text:p>0.0954150124136226</text:p>
          </table:table-cell>
          <table:table-cell table:formula="of:=[.E317]/[.$B$9]" office:value-type="float" office:value="5.61264778903662" calcext:value-type="float">
            <text:p>5.61264778903662</text:p>
          </table:table-cell>
          <table:table-cell table:formula="of:=[.$B$8]*TANH([.L317])" office:value-type="float" office:value="0.119996800209651" calcext:value-type="float">
            <text:p>0.119996800209651</text:p>
          </table:table-cell>
          <table:table-cell table:formula="of:=[.K317]+[.M317]" office:value-type="float" office:value="0.215411812623274" calcext:value-type="float">
            <text:p>0.215411812623274</text:p>
          </table:table-cell>
          <table:table-cell table:formula="of:=[.O316]+[.E317]*[.$D$88]" office:value-type="float" office:value="0.345177839025752" calcext:value-type="float">
            <text:p>0.345177839025752</text:p>
          </table:table-cell>
          <table:table-cell table:formula="of:=[.O317]+[.F317]" office:value-type="float" office:value="0.569683750587217" calcext:value-type="float">
            <text:p>0.569683750587217</text:p>
          </table:table-cell>
          <table:table-cell table:formula="of:=[.O317]+[.J317]" office:value-type="float" office:value="0.345177839025752" calcext:value-type="float">
            <text:p>0.345177839025752</text:p>
          </table:table-cell>
          <table:table-cell table:formula="of:=[.O317]+[.N317]" office:value-type="float" office:value="0.560589651649025" calcext:value-type="float">
            <text:p>0.560589651649025</text:p>
          </table:table-cell>
          <table:table-cell table:formula="of:=MAX(0; [.$B$2]*0.5 - ABS([.B317]))*[.$D$88]/(([.$B$2]*0.5)^2)" office:value-type="float" office:value="0" calcext:value-type="float">
            <text:p>0</text:p>
          </table:table-cell>
          <table:table-cell table:formula="of:=MAX(0; [.$B$6]*0.5 - ABS([.$B317]))*[.$D$88]/(([.$B$6]*0.5)^2)" office:value-type="float" office:value="0" calcext:value-type="float">
            <text:p>0</text:p>
          </table:table-cell>
          <table:table-cell table:formula="of:=MAX(0; [.$B$10]*0.5 - ABS([.$B317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56" calcext:value-type="float">
            <text:p>2.56</text:p>
          </table:table-cell>
          <table:table-cell table:formula="of:=[.A318]*[.$B$88]" office:value-type="float" office:value="0.0768" calcext:value-type="float">
            <text:p>0.0768</text:p>
          </table:table-cell>
          <table:table-cell table:formula="of:=MIN([.B318]*[.$B$11];[.$B$12])" office:value-type="float" office:value="150" calcext:value-type="float">
            <text:p>150</text:p>
          </table:table-cell>
          <table:table-cell table:formula="of:=[.C318]*[.$B$14]*[.$B$15]" office:value-type="float" office:value="13.5" calcext:value-type="float">
            <text:p>13.5</text:p>
          </table:table-cell>
          <table:table-cell table:formula="of:=[.D318]/[.$B$13]" office:value-type="float" office:value="5.61264778903662" calcext:value-type="float">
            <text:p>5.61264778903662</text:p>
          </table:table-cell>
          <table:table-cell table:formula="of:=[.E318]*[.$B$1]" office:value-type="float" office:value="0.224505911561465" calcext:value-type="float">
            <text:p>0.224505911561465</text:p>
          </table:table-cell>
          <table:table-cell table:formula="of:=[.E318]*[.$B$3]" office:value-type="float" office:value="0" calcext:value-type="float">
            <text:p>0</text:p>
          </table:table-cell>
          <table:table-cell table:formula="of:=[.E318]/[.$B$5]" office:value-type="float" office:value="5.61264778903664" calcext:value-type="float">
            <text:p>5.613</text:p>
          </table:table-cell>
          <table:table-cell table:formula="of:=[.$B$4]*(1-1/(1+[.H318]))" office:value-type="float" office:value="0" calcext:value-type="float">
            <text:p>0</text:p>
          </table:table-cell>
          <table:table-cell table:formula="of:=[.G318]+[.I318]" office:value-type="float" office:value="0" calcext:value-type="float">
            <text:p>0</text:p>
          </table:table-cell>
          <table:table-cell table:formula="of:=[.E318]*[.$B$7]" office:value-type="float" office:value="0.0954150124136226" calcext:value-type="float">
            <text:p>0.0954150124136226</text:p>
          </table:table-cell>
          <table:table-cell table:formula="of:=[.E318]/[.$B$9]" office:value-type="float" office:value="5.61264778903662" calcext:value-type="float">
            <text:p>5.61264778903662</text:p>
          </table:table-cell>
          <table:table-cell table:formula="of:=[.$B$8]*TANH([.L318])" office:value-type="float" office:value="0.119996800209651" calcext:value-type="float">
            <text:p>0.119996800209651</text:p>
          </table:table-cell>
          <table:table-cell table:formula="of:=[.K318]+[.M318]" office:value-type="float" office:value="0.215411812623274" calcext:value-type="float">
            <text:p>0.215411812623274</text:p>
          </table:table-cell>
          <table:table-cell table:formula="of:=[.O317]+[.E318]*[.$D$88]" office:value-type="float" office:value="0.348545427699174" calcext:value-type="float">
            <text:p>0.348545427699174</text:p>
          </table:table-cell>
          <table:table-cell table:formula="of:=[.O318]+[.F318]" office:value-type="float" office:value="0.573051339260638" calcext:value-type="float">
            <text:p>0.573051339260638</text:p>
          </table:table-cell>
          <table:table-cell table:formula="of:=[.O318]+[.J318]" office:value-type="float" office:value="0.348545427699174" calcext:value-type="float">
            <text:p>0.348545427699174</text:p>
          </table:table-cell>
          <table:table-cell table:formula="of:=[.O318]+[.N318]" office:value-type="float" office:value="0.563957240322447" calcext:value-type="float">
            <text:p>0.563957240322447</text:p>
          </table:table-cell>
          <table:table-cell table:formula="of:=MAX(0; [.$B$2]*0.5 - ABS([.B318]))*[.$D$88]/(([.$B$2]*0.5)^2)" office:value-type="float" office:value="0" calcext:value-type="float">
            <text:p>0</text:p>
          </table:table-cell>
          <table:table-cell table:formula="of:=MAX(0; [.$B$6]*0.5 - ABS([.$B318]))*[.$D$88]/(([.$B$6]*0.5)^2)" office:value-type="float" office:value="0" calcext:value-type="float">
            <text:p>0</text:p>
          </table:table-cell>
          <table:table-cell table:formula="of:=MAX(0; [.$B$10]*0.5 - ABS([.$B318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58" calcext:value-type="float">
            <text:p>2.58</text:p>
          </table:table-cell>
          <table:table-cell table:formula="of:=[.A319]*[.$B$88]" office:value-type="float" office:value="0.0774" calcext:value-type="float">
            <text:p>0.0774</text:p>
          </table:table-cell>
          <table:table-cell table:formula="of:=MIN([.B319]*[.$B$11];[.$B$12])" office:value-type="float" office:value="150" calcext:value-type="float">
            <text:p>150</text:p>
          </table:table-cell>
          <table:table-cell table:formula="of:=[.C319]*[.$B$14]*[.$B$15]" office:value-type="float" office:value="13.5" calcext:value-type="float">
            <text:p>13.5</text:p>
          </table:table-cell>
          <table:table-cell table:formula="of:=[.D319]/[.$B$13]" office:value-type="float" office:value="5.61264778903662" calcext:value-type="float">
            <text:p>5.61264778903662</text:p>
          </table:table-cell>
          <table:table-cell table:formula="of:=[.E319]*[.$B$1]" office:value-type="float" office:value="0.224505911561465" calcext:value-type="float">
            <text:p>0.224505911561465</text:p>
          </table:table-cell>
          <table:table-cell table:formula="of:=[.E319]*[.$B$3]" office:value-type="float" office:value="0" calcext:value-type="float">
            <text:p>0</text:p>
          </table:table-cell>
          <table:table-cell table:formula="of:=[.E319]/[.$B$5]" office:value-type="float" office:value="5.61264778903664" calcext:value-type="float">
            <text:p>5.613</text:p>
          </table:table-cell>
          <table:table-cell table:formula="of:=[.$B$4]*(1-1/(1+[.H319]))" office:value-type="float" office:value="0" calcext:value-type="float">
            <text:p>0</text:p>
          </table:table-cell>
          <table:table-cell table:formula="of:=[.G319]+[.I319]" office:value-type="float" office:value="0" calcext:value-type="float">
            <text:p>0</text:p>
          </table:table-cell>
          <table:table-cell table:formula="of:=[.E319]*[.$B$7]" office:value-type="float" office:value="0.0954150124136226" calcext:value-type="float">
            <text:p>0.0954150124136226</text:p>
          </table:table-cell>
          <table:table-cell table:formula="of:=[.E319]/[.$B$9]" office:value-type="float" office:value="5.61264778903662" calcext:value-type="float">
            <text:p>5.61264778903662</text:p>
          </table:table-cell>
          <table:table-cell table:formula="of:=[.$B$8]*TANH([.L319])" office:value-type="float" office:value="0.119996800209651" calcext:value-type="float">
            <text:p>0.119996800209651</text:p>
          </table:table-cell>
          <table:table-cell table:formula="of:=[.K319]+[.M319]" office:value-type="float" office:value="0.215411812623274" calcext:value-type="float">
            <text:p>0.215411812623274</text:p>
          </table:table-cell>
          <table:table-cell table:formula="of:=[.O318]+[.E319]*[.$D$88]" office:value-type="float" office:value="0.351913016372596" calcext:value-type="float">
            <text:p>0.351913016372596</text:p>
          </table:table-cell>
          <table:table-cell table:formula="of:=[.O319]+[.F319]" office:value-type="float" office:value="0.576418927934061" calcext:value-type="float">
            <text:p>0.576418927934061</text:p>
          </table:table-cell>
          <table:table-cell table:formula="of:=[.O319]+[.J319]" office:value-type="float" office:value="0.351913016372596" calcext:value-type="float">
            <text:p>0.351913016372596</text:p>
          </table:table-cell>
          <table:table-cell table:formula="of:=[.O319]+[.N319]" office:value-type="float" office:value="0.567324828995869" calcext:value-type="float">
            <text:p>0.567324828995869</text:p>
          </table:table-cell>
          <table:table-cell table:formula="of:=MAX(0; [.$B$2]*0.5 - ABS([.B319]))*[.$D$88]/(([.$B$2]*0.5)^2)" office:value-type="float" office:value="0" calcext:value-type="float">
            <text:p>0</text:p>
          </table:table-cell>
          <table:table-cell table:formula="of:=MAX(0; [.$B$6]*0.5 - ABS([.$B319]))*[.$D$88]/(([.$B$6]*0.5)^2)" office:value-type="float" office:value="0" calcext:value-type="float">
            <text:p>0</text:p>
          </table:table-cell>
          <table:table-cell table:formula="of:=MAX(0; [.$B$10]*0.5 - ABS([.$B319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6" calcext:value-type="float">
            <text:p>2.6</text:p>
          </table:table-cell>
          <table:table-cell table:formula="of:=[.A320]*[.$B$88]" office:value-type="float" office:value="0.078" calcext:value-type="float">
            <text:p>0.078</text:p>
          </table:table-cell>
          <table:table-cell table:formula="of:=MIN([.B320]*[.$B$11];[.$B$12])" office:value-type="float" office:value="150" calcext:value-type="float">
            <text:p>150</text:p>
          </table:table-cell>
          <table:table-cell table:formula="of:=[.C320]*[.$B$14]*[.$B$15]" office:value-type="float" office:value="13.5" calcext:value-type="float">
            <text:p>13.5</text:p>
          </table:table-cell>
          <table:table-cell table:formula="of:=[.D320]/[.$B$13]" office:value-type="float" office:value="5.61264778903662" calcext:value-type="float">
            <text:p>5.61264778903662</text:p>
          </table:table-cell>
          <table:table-cell table:formula="of:=[.E320]*[.$B$1]" office:value-type="float" office:value="0.224505911561465" calcext:value-type="float">
            <text:p>0.224505911561465</text:p>
          </table:table-cell>
          <table:table-cell table:formula="of:=[.E320]*[.$B$3]" office:value-type="float" office:value="0" calcext:value-type="float">
            <text:p>0</text:p>
          </table:table-cell>
          <table:table-cell table:formula="of:=[.E320]/[.$B$5]" office:value-type="float" office:value="5.61264778903664" calcext:value-type="float">
            <text:p>5.613</text:p>
          </table:table-cell>
          <table:table-cell table:formula="of:=[.$B$4]*(1-1/(1+[.H320]))" office:value-type="float" office:value="0" calcext:value-type="float">
            <text:p>0</text:p>
          </table:table-cell>
          <table:table-cell table:formula="of:=[.G320]+[.I320]" office:value-type="float" office:value="0" calcext:value-type="float">
            <text:p>0</text:p>
          </table:table-cell>
          <table:table-cell table:formula="of:=[.E320]*[.$B$7]" office:value-type="float" office:value="0.0954150124136226" calcext:value-type="float">
            <text:p>0.0954150124136226</text:p>
          </table:table-cell>
          <table:table-cell table:formula="of:=[.E320]/[.$B$9]" office:value-type="float" office:value="5.61264778903662" calcext:value-type="float">
            <text:p>5.61264778903662</text:p>
          </table:table-cell>
          <table:table-cell table:formula="of:=[.$B$8]*TANH([.L320])" office:value-type="float" office:value="0.119996800209651" calcext:value-type="float">
            <text:p>0.119996800209651</text:p>
          </table:table-cell>
          <table:table-cell table:formula="of:=[.K320]+[.M320]" office:value-type="float" office:value="0.215411812623274" calcext:value-type="float">
            <text:p>0.215411812623274</text:p>
          </table:table-cell>
          <table:table-cell table:formula="of:=[.O319]+[.E320]*[.$D$88]" office:value-type="float" office:value="0.355280605046017" calcext:value-type="float">
            <text:p>0.355280605046017</text:p>
          </table:table-cell>
          <table:table-cell table:formula="of:=[.O320]+[.F320]" office:value-type="float" office:value="0.579786516607483" calcext:value-type="float">
            <text:p>0.579786516607483</text:p>
          </table:table-cell>
          <table:table-cell table:formula="of:=[.O320]+[.J320]" office:value-type="float" office:value="0.355280605046017" calcext:value-type="float">
            <text:p>0.355280605046017</text:p>
          </table:table-cell>
          <table:table-cell table:formula="of:=[.O320]+[.N320]" office:value-type="float" office:value="0.570692417669291" calcext:value-type="float">
            <text:p>0.570692417669291</text:p>
          </table:table-cell>
          <table:table-cell table:formula="of:=MAX(0; [.$B$2]*0.5 - ABS([.B320]))*[.$D$88]/(([.$B$2]*0.5)^2)" office:value-type="float" office:value="0" calcext:value-type="float">
            <text:p>0</text:p>
          </table:table-cell>
          <table:table-cell table:formula="of:=MAX(0; [.$B$6]*0.5 - ABS([.$B320]))*[.$D$88]/(([.$B$6]*0.5)^2)" office:value-type="float" office:value="0" calcext:value-type="float">
            <text:p>0</text:p>
          </table:table-cell>
          <table:table-cell table:formula="of:=MAX(0; [.$B$10]*0.5 - ABS([.$B320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62" calcext:value-type="float">
            <text:p>2.62</text:p>
          </table:table-cell>
          <table:table-cell table:formula="of:=[.A321]*[.$B$88]" office:value-type="float" office:value="0.0786" calcext:value-type="float">
            <text:p>0.0786</text:p>
          </table:table-cell>
          <table:table-cell table:formula="of:=MIN([.B321]*[.$B$11];[.$B$12])" office:value-type="float" office:value="150" calcext:value-type="float">
            <text:p>150</text:p>
          </table:table-cell>
          <table:table-cell table:formula="of:=[.C321]*[.$B$14]*[.$B$15]" office:value-type="float" office:value="13.5" calcext:value-type="float">
            <text:p>13.5</text:p>
          </table:table-cell>
          <table:table-cell table:formula="of:=[.D321]/[.$B$13]" office:value-type="float" office:value="5.61264778903662" calcext:value-type="float">
            <text:p>5.61264778903662</text:p>
          </table:table-cell>
          <table:table-cell table:formula="of:=[.E321]*[.$B$1]" office:value-type="float" office:value="0.224505911561465" calcext:value-type="float">
            <text:p>0.224505911561465</text:p>
          </table:table-cell>
          <table:table-cell table:formula="of:=[.E321]*[.$B$3]" office:value-type="float" office:value="0" calcext:value-type="float">
            <text:p>0</text:p>
          </table:table-cell>
          <table:table-cell table:formula="of:=[.E321]/[.$B$5]" office:value-type="float" office:value="5.61264778903664" calcext:value-type="float">
            <text:p>5.613</text:p>
          </table:table-cell>
          <table:table-cell table:formula="of:=[.$B$4]*(1-1/(1+[.H321]))" office:value-type="float" office:value="0" calcext:value-type="float">
            <text:p>0</text:p>
          </table:table-cell>
          <table:table-cell table:formula="of:=[.G321]+[.I321]" office:value-type="float" office:value="0" calcext:value-type="float">
            <text:p>0</text:p>
          </table:table-cell>
          <table:table-cell table:formula="of:=[.E321]*[.$B$7]" office:value-type="float" office:value="0.0954150124136226" calcext:value-type="float">
            <text:p>0.0954150124136226</text:p>
          </table:table-cell>
          <table:table-cell table:formula="of:=[.E321]/[.$B$9]" office:value-type="float" office:value="5.61264778903662" calcext:value-type="float">
            <text:p>5.61264778903662</text:p>
          </table:table-cell>
          <table:table-cell table:formula="of:=[.$B$8]*TANH([.L321])" office:value-type="float" office:value="0.119996800209651" calcext:value-type="float">
            <text:p>0.119996800209651</text:p>
          </table:table-cell>
          <table:table-cell table:formula="of:=[.K321]+[.M321]" office:value-type="float" office:value="0.215411812623274" calcext:value-type="float">
            <text:p>0.215411812623274</text:p>
          </table:table-cell>
          <table:table-cell table:formula="of:=[.O320]+[.E321]*[.$D$88]" office:value-type="float" office:value="0.358648193719439" calcext:value-type="float">
            <text:p>0.358648193719439</text:p>
          </table:table-cell>
          <table:table-cell table:formula="of:=[.O321]+[.F321]" office:value-type="float" office:value="0.583154105280904" calcext:value-type="float">
            <text:p>0.583154105280904</text:p>
          </table:table-cell>
          <table:table-cell table:formula="of:=[.O321]+[.J321]" office:value-type="float" office:value="0.358648193719439" calcext:value-type="float">
            <text:p>0.358648193719439</text:p>
          </table:table-cell>
          <table:table-cell table:formula="of:=[.O321]+[.N321]" office:value-type="float" office:value="0.574060006342713" calcext:value-type="float">
            <text:p>0.574060006342713</text:p>
          </table:table-cell>
          <table:table-cell table:formula="of:=MAX(0; [.$B$2]*0.5 - ABS([.B321]))*[.$D$88]/(([.$B$2]*0.5)^2)" office:value-type="float" office:value="0" calcext:value-type="float">
            <text:p>0</text:p>
          </table:table-cell>
          <table:table-cell table:formula="of:=MAX(0; [.$B$6]*0.5 - ABS([.$B321]))*[.$D$88]/(([.$B$6]*0.5)^2)" office:value-type="float" office:value="0" calcext:value-type="float">
            <text:p>0</text:p>
          </table:table-cell>
          <table:table-cell table:formula="of:=MAX(0; [.$B$10]*0.5 - ABS([.$B321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64" calcext:value-type="float">
            <text:p>2.64</text:p>
          </table:table-cell>
          <table:table-cell table:formula="of:=[.A322]*[.$B$88]" office:value-type="float" office:value="0.0792" calcext:value-type="float">
            <text:p>0.0792</text:p>
          </table:table-cell>
          <table:table-cell table:formula="of:=MIN([.B322]*[.$B$11];[.$B$12])" office:value-type="float" office:value="150" calcext:value-type="float">
            <text:p>150</text:p>
          </table:table-cell>
          <table:table-cell table:formula="of:=[.C322]*[.$B$14]*[.$B$15]" office:value-type="float" office:value="13.5" calcext:value-type="float">
            <text:p>13.5</text:p>
          </table:table-cell>
          <table:table-cell table:formula="of:=[.D322]/[.$B$13]" office:value-type="float" office:value="5.61264778903662" calcext:value-type="float">
            <text:p>5.61264778903662</text:p>
          </table:table-cell>
          <table:table-cell table:formula="of:=[.E322]*[.$B$1]" office:value-type="float" office:value="0.224505911561465" calcext:value-type="float">
            <text:p>0.224505911561465</text:p>
          </table:table-cell>
          <table:table-cell table:formula="of:=[.E322]*[.$B$3]" office:value-type="float" office:value="0" calcext:value-type="float">
            <text:p>0</text:p>
          </table:table-cell>
          <table:table-cell table:formula="of:=[.E322]/[.$B$5]" office:value-type="float" office:value="5.61264778903664" calcext:value-type="float">
            <text:p>5.613</text:p>
          </table:table-cell>
          <table:table-cell table:formula="of:=[.$B$4]*(1-1/(1+[.H322]))" office:value-type="float" office:value="0" calcext:value-type="float">
            <text:p>0</text:p>
          </table:table-cell>
          <table:table-cell table:formula="of:=[.G322]+[.I322]" office:value-type="float" office:value="0" calcext:value-type="float">
            <text:p>0</text:p>
          </table:table-cell>
          <table:table-cell table:formula="of:=[.E322]*[.$B$7]" office:value-type="float" office:value="0.0954150124136226" calcext:value-type="float">
            <text:p>0.0954150124136226</text:p>
          </table:table-cell>
          <table:table-cell table:formula="of:=[.E322]/[.$B$9]" office:value-type="float" office:value="5.61264778903662" calcext:value-type="float">
            <text:p>5.61264778903662</text:p>
          </table:table-cell>
          <table:table-cell table:formula="of:=[.$B$8]*TANH([.L322])" office:value-type="float" office:value="0.119996800209651" calcext:value-type="float">
            <text:p>0.119996800209651</text:p>
          </table:table-cell>
          <table:table-cell table:formula="of:=[.K322]+[.M322]" office:value-type="float" office:value="0.215411812623274" calcext:value-type="float">
            <text:p>0.215411812623274</text:p>
          </table:table-cell>
          <table:table-cell table:formula="of:=[.O321]+[.E322]*[.$D$88]" office:value-type="float" office:value="0.362015782392861" calcext:value-type="float">
            <text:p>0.362015782392861</text:p>
          </table:table-cell>
          <table:table-cell table:formula="of:=[.O322]+[.F322]" office:value-type="float" office:value="0.586521693954326" calcext:value-type="float">
            <text:p>0.586521693954326</text:p>
          </table:table-cell>
          <table:table-cell table:formula="of:=[.O322]+[.J322]" office:value-type="float" office:value="0.362015782392861" calcext:value-type="float">
            <text:p>0.362015782392861</text:p>
          </table:table-cell>
          <table:table-cell table:formula="of:=[.O322]+[.N322]" office:value-type="float" office:value="0.577427595016135" calcext:value-type="float">
            <text:p>0.577427595016135</text:p>
          </table:table-cell>
          <table:table-cell table:formula="of:=MAX(0; [.$B$2]*0.5 - ABS([.B322]))*[.$D$88]/(([.$B$2]*0.5)^2)" office:value-type="float" office:value="0" calcext:value-type="float">
            <text:p>0</text:p>
          </table:table-cell>
          <table:table-cell table:formula="of:=MAX(0; [.$B$6]*0.5 - ABS([.$B322]))*[.$D$88]/(([.$B$6]*0.5)^2)" office:value-type="float" office:value="0" calcext:value-type="float">
            <text:p>0</text:p>
          </table:table-cell>
          <table:table-cell table:formula="of:=MAX(0; [.$B$10]*0.5 - ABS([.$B322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66" calcext:value-type="float">
            <text:p>2.66</text:p>
          </table:table-cell>
          <table:table-cell table:formula="of:=[.A323]*[.$B$88]" office:value-type="float" office:value="0.0798" calcext:value-type="float">
            <text:p>0.0798</text:p>
          </table:table-cell>
          <table:table-cell table:formula="of:=MIN([.B323]*[.$B$11];[.$B$12])" office:value-type="float" office:value="150" calcext:value-type="float">
            <text:p>150</text:p>
          </table:table-cell>
          <table:table-cell table:formula="of:=[.C323]*[.$B$14]*[.$B$15]" office:value-type="float" office:value="13.5" calcext:value-type="float">
            <text:p>13.5</text:p>
          </table:table-cell>
          <table:table-cell table:formula="of:=[.D323]/[.$B$13]" office:value-type="float" office:value="5.61264778903662" calcext:value-type="float">
            <text:p>5.61264778903662</text:p>
          </table:table-cell>
          <table:table-cell table:formula="of:=[.E323]*[.$B$1]" office:value-type="float" office:value="0.224505911561465" calcext:value-type="float">
            <text:p>0.224505911561465</text:p>
          </table:table-cell>
          <table:table-cell table:formula="of:=[.E323]*[.$B$3]" office:value-type="float" office:value="0" calcext:value-type="float">
            <text:p>0</text:p>
          </table:table-cell>
          <table:table-cell table:formula="of:=[.E323]/[.$B$5]" office:value-type="float" office:value="5.61264778903664" calcext:value-type="float">
            <text:p>5.613</text:p>
          </table:table-cell>
          <table:table-cell table:formula="of:=[.$B$4]*(1-1/(1+[.H323]))" office:value-type="float" office:value="0" calcext:value-type="float">
            <text:p>0</text:p>
          </table:table-cell>
          <table:table-cell table:formula="of:=[.G323]+[.I323]" office:value-type="float" office:value="0" calcext:value-type="float">
            <text:p>0</text:p>
          </table:table-cell>
          <table:table-cell table:formula="of:=[.E323]*[.$B$7]" office:value-type="float" office:value="0.0954150124136226" calcext:value-type="float">
            <text:p>0.0954150124136226</text:p>
          </table:table-cell>
          <table:table-cell table:formula="of:=[.E323]/[.$B$9]" office:value-type="float" office:value="5.61264778903662" calcext:value-type="float">
            <text:p>5.61264778903662</text:p>
          </table:table-cell>
          <table:table-cell table:formula="of:=[.$B$8]*TANH([.L323])" office:value-type="float" office:value="0.119996800209651" calcext:value-type="float">
            <text:p>0.119996800209651</text:p>
          </table:table-cell>
          <table:table-cell table:formula="of:=[.K323]+[.M323]" office:value-type="float" office:value="0.215411812623274" calcext:value-type="float">
            <text:p>0.215411812623274</text:p>
          </table:table-cell>
          <table:table-cell table:formula="of:=[.O322]+[.E323]*[.$D$88]" office:value-type="float" office:value="0.365383371066283" calcext:value-type="float">
            <text:p>0.365383371066283</text:p>
          </table:table-cell>
          <table:table-cell table:formula="of:=[.O323]+[.F323]" office:value-type="float" office:value="0.589889282627748" calcext:value-type="float">
            <text:p>0.589889282627748</text:p>
          </table:table-cell>
          <table:table-cell table:formula="of:=[.O323]+[.J323]" office:value-type="float" office:value="0.365383371066283" calcext:value-type="float">
            <text:p>0.365383371066283</text:p>
          </table:table-cell>
          <table:table-cell table:formula="of:=[.O323]+[.N323]" office:value-type="float" office:value="0.580795183689557" calcext:value-type="float">
            <text:p>0.580795183689557</text:p>
          </table:table-cell>
          <table:table-cell table:formula="of:=MAX(0; [.$B$2]*0.5 - ABS([.B323]))*[.$D$88]/(([.$B$2]*0.5)^2)" office:value-type="float" office:value="0" calcext:value-type="float">
            <text:p>0</text:p>
          </table:table-cell>
          <table:table-cell table:formula="of:=MAX(0; [.$B$6]*0.5 - ABS([.$B323]))*[.$D$88]/(([.$B$6]*0.5)^2)" office:value-type="float" office:value="0" calcext:value-type="float">
            <text:p>0</text:p>
          </table:table-cell>
          <table:table-cell table:formula="of:=MAX(0; [.$B$10]*0.5 - ABS([.$B323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68" calcext:value-type="float">
            <text:p>2.68</text:p>
          </table:table-cell>
          <table:table-cell table:formula="of:=[.A324]*[.$B$88]" office:value-type="float" office:value="0.0804" calcext:value-type="float">
            <text:p>0.0804</text:p>
          </table:table-cell>
          <table:table-cell table:formula="of:=MIN([.B324]*[.$B$11];[.$B$12])" office:value-type="float" office:value="150" calcext:value-type="float">
            <text:p>150</text:p>
          </table:table-cell>
          <table:table-cell table:formula="of:=[.C324]*[.$B$14]*[.$B$15]" office:value-type="float" office:value="13.5" calcext:value-type="float">
            <text:p>13.5</text:p>
          </table:table-cell>
          <table:table-cell table:formula="of:=[.D324]/[.$B$13]" office:value-type="float" office:value="5.61264778903662" calcext:value-type="float">
            <text:p>5.61264778903662</text:p>
          </table:table-cell>
          <table:table-cell table:formula="of:=[.E324]*[.$B$1]" office:value-type="float" office:value="0.224505911561465" calcext:value-type="float">
            <text:p>0.224505911561465</text:p>
          </table:table-cell>
          <table:table-cell table:formula="of:=[.E324]*[.$B$3]" office:value-type="float" office:value="0" calcext:value-type="float">
            <text:p>0</text:p>
          </table:table-cell>
          <table:table-cell table:formula="of:=[.E324]/[.$B$5]" office:value-type="float" office:value="5.61264778903664" calcext:value-type="float">
            <text:p>5.613</text:p>
          </table:table-cell>
          <table:table-cell table:formula="of:=[.$B$4]*(1-1/(1+[.H324]))" office:value-type="float" office:value="0" calcext:value-type="float">
            <text:p>0</text:p>
          </table:table-cell>
          <table:table-cell table:formula="of:=[.G324]+[.I324]" office:value-type="float" office:value="0" calcext:value-type="float">
            <text:p>0</text:p>
          </table:table-cell>
          <table:table-cell table:formula="of:=[.E324]*[.$B$7]" office:value-type="float" office:value="0.0954150124136226" calcext:value-type="float">
            <text:p>0.0954150124136226</text:p>
          </table:table-cell>
          <table:table-cell table:formula="of:=[.E324]/[.$B$9]" office:value-type="float" office:value="5.61264778903662" calcext:value-type="float">
            <text:p>5.61264778903662</text:p>
          </table:table-cell>
          <table:table-cell table:formula="of:=[.$B$8]*TANH([.L324])" office:value-type="float" office:value="0.119996800209651" calcext:value-type="float">
            <text:p>0.119996800209651</text:p>
          </table:table-cell>
          <table:table-cell table:formula="of:=[.K324]+[.M324]" office:value-type="float" office:value="0.215411812623274" calcext:value-type="float">
            <text:p>0.215411812623274</text:p>
          </table:table-cell>
          <table:table-cell table:formula="of:=[.O323]+[.E324]*[.$D$88]" office:value-type="float" office:value="0.368750959739705" calcext:value-type="float">
            <text:p>0.368750959739705</text:p>
          </table:table-cell>
          <table:table-cell table:formula="of:=[.O324]+[.F324]" office:value-type="float" office:value="0.59325687130117" calcext:value-type="float">
            <text:p>0.59325687130117</text:p>
          </table:table-cell>
          <table:table-cell table:formula="of:=[.O324]+[.J324]" office:value-type="float" office:value="0.368750959739705" calcext:value-type="float">
            <text:p>0.368750959739705</text:p>
          </table:table-cell>
          <table:table-cell table:formula="of:=[.O324]+[.N324]" office:value-type="float" office:value="0.584162772362979" calcext:value-type="float">
            <text:p>0.584162772362979</text:p>
          </table:table-cell>
          <table:table-cell table:formula="of:=MAX(0; [.$B$2]*0.5 - ABS([.B324]))*[.$D$88]/(([.$B$2]*0.5)^2)" office:value-type="float" office:value="0" calcext:value-type="float">
            <text:p>0</text:p>
          </table:table-cell>
          <table:table-cell table:formula="of:=MAX(0; [.$B$6]*0.5 - ABS([.$B324]))*[.$D$88]/(([.$B$6]*0.5)^2)" office:value-type="float" office:value="0" calcext:value-type="float">
            <text:p>0</text:p>
          </table:table-cell>
          <table:table-cell table:formula="of:=MAX(0; [.$B$10]*0.5 - ABS([.$B324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7" calcext:value-type="float">
            <text:p>2.7</text:p>
          </table:table-cell>
          <table:table-cell table:formula="of:=[.A325]*[.$B$88]" office:value-type="float" office:value="0.081" calcext:value-type="float">
            <text:p>0.081</text:p>
          </table:table-cell>
          <table:table-cell table:formula="of:=MIN([.B325]*[.$B$11];[.$B$12])" office:value-type="float" office:value="150" calcext:value-type="float">
            <text:p>150</text:p>
          </table:table-cell>
          <table:table-cell table:formula="of:=[.C325]*[.$B$14]*[.$B$15]" office:value-type="float" office:value="13.5" calcext:value-type="float">
            <text:p>13.5</text:p>
          </table:table-cell>
          <table:table-cell table:formula="of:=[.D325]/[.$B$13]" office:value-type="float" office:value="5.61264778903662" calcext:value-type="float">
            <text:p>5.61264778903662</text:p>
          </table:table-cell>
          <table:table-cell table:formula="of:=[.E325]*[.$B$1]" office:value-type="float" office:value="0.224505911561465" calcext:value-type="float">
            <text:p>0.224505911561465</text:p>
          </table:table-cell>
          <table:table-cell table:formula="of:=[.E325]*[.$B$3]" office:value-type="float" office:value="0" calcext:value-type="float">
            <text:p>0</text:p>
          </table:table-cell>
          <table:table-cell table:formula="of:=[.E325]/[.$B$5]" office:value-type="float" office:value="5.61264778903664" calcext:value-type="float">
            <text:p>5.613</text:p>
          </table:table-cell>
          <table:table-cell table:formula="of:=[.$B$4]*(1-1/(1+[.H325]))" office:value-type="float" office:value="0" calcext:value-type="float">
            <text:p>0</text:p>
          </table:table-cell>
          <table:table-cell table:formula="of:=[.G325]+[.I325]" office:value-type="float" office:value="0" calcext:value-type="float">
            <text:p>0</text:p>
          </table:table-cell>
          <table:table-cell table:formula="of:=[.E325]*[.$B$7]" office:value-type="float" office:value="0.0954150124136226" calcext:value-type="float">
            <text:p>0.0954150124136226</text:p>
          </table:table-cell>
          <table:table-cell table:formula="of:=[.E325]/[.$B$9]" office:value-type="float" office:value="5.61264778903662" calcext:value-type="float">
            <text:p>5.61264778903662</text:p>
          </table:table-cell>
          <table:table-cell table:formula="of:=[.$B$8]*TANH([.L325])" office:value-type="float" office:value="0.119996800209651" calcext:value-type="float">
            <text:p>0.119996800209651</text:p>
          </table:table-cell>
          <table:table-cell table:formula="of:=[.K325]+[.M325]" office:value-type="float" office:value="0.215411812623274" calcext:value-type="float">
            <text:p>0.215411812623274</text:p>
          </table:table-cell>
          <table:table-cell table:formula="of:=[.O324]+[.E325]*[.$D$88]" office:value-type="float" office:value="0.372118548413127" calcext:value-type="float">
            <text:p>0.372118548413127</text:p>
          </table:table-cell>
          <table:table-cell table:formula="of:=[.O325]+[.F325]" office:value-type="float" office:value="0.596624459974592" calcext:value-type="float">
            <text:p>0.596624459974592</text:p>
          </table:table-cell>
          <table:table-cell table:formula="of:=[.O325]+[.J325]" office:value-type="float" office:value="0.372118548413127" calcext:value-type="float">
            <text:p>0.372118548413127</text:p>
          </table:table-cell>
          <table:table-cell table:formula="of:=[.O325]+[.N325]" office:value-type="float" office:value="0.587530361036401" calcext:value-type="float">
            <text:p>0.587530361036401</text:p>
          </table:table-cell>
          <table:table-cell table:formula="of:=MAX(0; [.$B$2]*0.5 - ABS([.B325]))*[.$D$88]/(([.$B$2]*0.5)^2)" office:value-type="float" office:value="0" calcext:value-type="float">
            <text:p>0</text:p>
          </table:table-cell>
          <table:table-cell table:formula="of:=MAX(0; [.$B$6]*0.5 - ABS([.$B325]))*[.$D$88]/(([.$B$6]*0.5)^2)" office:value-type="float" office:value="0" calcext:value-type="float">
            <text:p>0</text:p>
          </table:table-cell>
          <table:table-cell table:formula="of:=MAX(0; [.$B$10]*0.5 - ABS([.$B325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72" calcext:value-type="float">
            <text:p>2.72</text:p>
          </table:table-cell>
          <table:table-cell table:formula="of:=[.A326]*[.$B$88]" office:value-type="float" office:value="0.0816" calcext:value-type="float">
            <text:p>0.0816</text:p>
          </table:table-cell>
          <table:table-cell table:formula="of:=MIN([.B326]*[.$B$11];[.$B$12])" office:value-type="float" office:value="150" calcext:value-type="float">
            <text:p>150</text:p>
          </table:table-cell>
          <table:table-cell table:formula="of:=[.C326]*[.$B$14]*[.$B$15]" office:value-type="float" office:value="13.5" calcext:value-type="float">
            <text:p>13.5</text:p>
          </table:table-cell>
          <table:table-cell table:formula="of:=[.D326]/[.$B$13]" office:value-type="float" office:value="5.61264778903662" calcext:value-type="float">
            <text:p>5.61264778903662</text:p>
          </table:table-cell>
          <table:table-cell table:formula="of:=[.E326]*[.$B$1]" office:value-type="float" office:value="0.224505911561465" calcext:value-type="float">
            <text:p>0.224505911561465</text:p>
          </table:table-cell>
          <table:table-cell table:formula="of:=[.E326]*[.$B$3]" office:value-type="float" office:value="0" calcext:value-type="float">
            <text:p>0</text:p>
          </table:table-cell>
          <table:table-cell table:formula="of:=[.E326]/[.$B$5]" office:value-type="float" office:value="5.61264778903664" calcext:value-type="float">
            <text:p>5.613</text:p>
          </table:table-cell>
          <table:table-cell table:formula="of:=[.$B$4]*(1-1/(1+[.H326]))" office:value-type="float" office:value="0" calcext:value-type="float">
            <text:p>0</text:p>
          </table:table-cell>
          <table:table-cell table:formula="of:=[.G326]+[.I326]" office:value-type="float" office:value="0" calcext:value-type="float">
            <text:p>0</text:p>
          </table:table-cell>
          <table:table-cell table:formula="of:=[.E326]*[.$B$7]" office:value-type="float" office:value="0.0954150124136226" calcext:value-type="float">
            <text:p>0.0954150124136226</text:p>
          </table:table-cell>
          <table:table-cell table:formula="of:=[.E326]/[.$B$9]" office:value-type="float" office:value="5.61264778903662" calcext:value-type="float">
            <text:p>5.61264778903662</text:p>
          </table:table-cell>
          <table:table-cell table:formula="of:=[.$B$8]*TANH([.L326])" office:value-type="float" office:value="0.119996800209651" calcext:value-type="float">
            <text:p>0.119996800209651</text:p>
          </table:table-cell>
          <table:table-cell table:formula="of:=[.K326]+[.M326]" office:value-type="float" office:value="0.215411812623274" calcext:value-type="float">
            <text:p>0.215411812623274</text:p>
          </table:table-cell>
          <table:table-cell table:formula="of:=[.O325]+[.E326]*[.$D$88]" office:value-type="float" office:value="0.375486137086549" calcext:value-type="float">
            <text:p>0.375486137086549</text:p>
          </table:table-cell>
          <table:table-cell table:formula="of:=[.O326]+[.F326]" office:value-type="float" office:value="0.599992048648014" calcext:value-type="float">
            <text:p>0.599992048648014</text:p>
          </table:table-cell>
          <table:table-cell table:formula="of:=[.O326]+[.J326]" office:value-type="float" office:value="0.375486137086549" calcext:value-type="float">
            <text:p>0.375486137086549</text:p>
          </table:table-cell>
          <table:table-cell table:formula="of:=[.O326]+[.N326]" office:value-type="float" office:value="0.590897949709823" calcext:value-type="float">
            <text:p>0.590897949709823</text:p>
          </table:table-cell>
          <table:table-cell table:formula="of:=MAX(0; [.$B$2]*0.5 - ABS([.B326]))*[.$D$88]/(([.$B$2]*0.5)^2)" office:value-type="float" office:value="0" calcext:value-type="float">
            <text:p>0</text:p>
          </table:table-cell>
          <table:table-cell table:formula="of:=MAX(0; [.$B$6]*0.5 - ABS([.$B326]))*[.$D$88]/(([.$B$6]*0.5)^2)" office:value-type="float" office:value="0" calcext:value-type="float">
            <text:p>0</text:p>
          </table:table-cell>
          <table:table-cell table:formula="of:=MAX(0; [.$B$10]*0.5 - ABS([.$B326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74" calcext:value-type="float">
            <text:p>2.74</text:p>
          </table:table-cell>
          <table:table-cell table:formula="of:=[.A327]*[.$B$88]" office:value-type="float" office:value="0.0822" calcext:value-type="float">
            <text:p>0.0822</text:p>
          </table:table-cell>
          <table:table-cell table:formula="of:=MIN([.B327]*[.$B$11];[.$B$12])" office:value-type="float" office:value="150" calcext:value-type="float">
            <text:p>150</text:p>
          </table:table-cell>
          <table:table-cell table:formula="of:=[.C327]*[.$B$14]*[.$B$15]" office:value-type="float" office:value="13.5" calcext:value-type="float">
            <text:p>13.5</text:p>
          </table:table-cell>
          <table:table-cell table:formula="of:=[.D327]/[.$B$13]" office:value-type="float" office:value="5.61264778903662" calcext:value-type="float">
            <text:p>5.61264778903662</text:p>
          </table:table-cell>
          <table:table-cell table:formula="of:=[.E327]*[.$B$1]" office:value-type="float" office:value="0.224505911561465" calcext:value-type="float">
            <text:p>0.224505911561465</text:p>
          </table:table-cell>
          <table:table-cell table:formula="of:=[.E327]*[.$B$3]" office:value-type="float" office:value="0" calcext:value-type="float">
            <text:p>0</text:p>
          </table:table-cell>
          <table:table-cell table:formula="of:=[.E327]/[.$B$5]" office:value-type="float" office:value="5.61264778903664" calcext:value-type="float">
            <text:p>5.613</text:p>
          </table:table-cell>
          <table:table-cell table:formula="of:=[.$B$4]*(1-1/(1+[.H327]))" office:value-type="float" office:value="0" calcext:value-type="float">
            <text:p>0</text:p>
          </table:table-cell>
          <table:table-cell table:formula="of:=[.G327]+[.I327]" office:value-type="float" office:value="0" calcext:value-type="float">
            <text:p>0</text:p>
          </table:table-cell>
          <table:table-cell table:formula="of:=[.E327]*[.$B$7]" office:value-type="float" office:value="0.0954150124136226" calcext:value-type="float">
            <text:p>0.0954150124136226</text:p>
          </table:table-cell>
          <table:table-cell table:formula="of:=[.E327]/[.$B$9]" office:value-type="float" office:value="5.61264778903662" calcext:value-type="float">
            <text:p>5.61264778903662</text:p>
          </table:table-cell>
          <table:table-cell table:formula="of:=[.$B$8]*TANH([.L327])" office:value-type="float" office:value="0.119996800209651" calcext:value-type="float">
            <text:p>0.119996800209651</text:p>
          </table:table-cell>
          <table:table-cell table:formula="of:=[.K327]+[.M327]" office:value-type="float" office:value="0.215411812623274" calcext:value-type="float">
            <text:p>0.215411812623274</text:p>
          </table:table-cell>
          <table:table-cell table:formula="of:=[.O326]+[.E327]*[.$D$88]" office:value-type="float" office:value="0.378853725759971" calcext:value-type="float">
            <text:p>0.378853725759971</text:p>
          </table:table-cell>
          <table:table-cell table:formula="of:=[.O327]+[.F327]" office:value-type="float" office:value="0.603359637321436" calcext:value-type="float">
            <text:p>0.603359637321436</text:p>
          </table:table-cell>
          <table:table-cell table:formula="of:=[.O327]+[.J327]" office:value-type="float" office:value="0.378853725759971" calcext:value-type="float">
            <text:p>0.378853725759971</text:p>
          </table:table-cell>
          <table:table-cell table:formula="of:=[.O327]+[.N327]" office:value-type="float" office:value="0.594265538383245" calcext:value-type="float">
            <text:p>0.594265538383245</text:p>
          </table:table-cell>
          <table:table-cell table:formula="of:=MAX(0; [.$B$2]*0.5 - ABS([.B327]))*[.$D$88]/(([.$B$2]*0.5)^2)" office:value-type="float" office:value="0" calcext:value-type="float">
            <text:p>0</text:p>
          </table:table-cell>
          <table:table-cell table:formula="of:=MAX(0; [.$B$6]*0.5 - ABS([.$B327]))*[.$D$88]/(([.$B$6]*0.5)^2)" office:value-type="float" office:value="0" calcext:value-type="float">
            <text:p>0</text:p>
          </table:table-cell>
          <table:table-cell table:formula="of:=MAX(0; [.$B$10]*0.5 - ABS([.$B327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76" calcext:value-type="float">
            <text:p>2.76</text:p>
          </table:table-cell>
          <table:table-cell table:formula="of:=[.A328]*[.$B$88]" office:value-type="float" office:value="0.0828" calcext:value-type="float">
            <text:p>0.0828</text:p>
          </table:table-cell>
          <table:table-cell table:formula="of:=MIN([.B328]*[.$B$11];[.$B$12])" office:value-type="float" office:value="150" calcext:value-type="float">
            <text:p>150</text:p>
          </table:table-cell>
          <table:table-cell table:formula="of:=[.C328]*[.$B$14]*[.$B$15]" office:value-type="float" office:value="13.5" calcext:value-type="float">
            <text:p>13.5</text:p>
          </table:table-cell>
          <table:table-cell table:formula="of:=[.D328]/[.$B$13]" office:value-type="float" office:value="5.61264778903662" calcext:value-type="float">
            <text:p>5.61264778903662</text:p>
          </table:table-cell>
          <table:table-cell table:formula="of:=[.E328]*[.$B$1]" office:value-type="float" office:value="0.224505911561465" calcext:value-type="float">
            <text:p>0.224505911561465</text:p>
          </table:table-cell>
          <table:table-cell table:formula="of:=[.E328]*[.$B$3]" office:value-type="float" office:value="0" calcext:value-type="float">
            <text:p>0</text:p>
          </table:table-cell>
          <table:table-cell table:formula="of:=[.E328]/[.$B$5]" office:value-type="float" office:value="5.61264778903664" calcext:value-type="float">
            <text:p>5.613</text:p>
          </table:table-cell>
          <table:table-cell table:formula="of:=[.$B$4]*(1-1/(1+[.H328]))" office:value-type="float" office:value="0" calcext:value-type="float">
            <text:p>0</text:p>
          </table:table-cell>
          <table:table-cell table:formula="of:=[.G328]+[.I328]" office:value-type="float" office:value="0" calcext:value-type="float">
            <text:p>0</text:p>
          </table:table-cell>
          <table:table-cell table:formula="of:=[.E328]*[.$B$7]" office:value-type="float" office:value="0.0954150124136226" calcext:value-type="float">
            <text:p>0.0954150124136226</text:p>
          </table:table-cell>
          <table:table-cell table:formula="of:=[.E328]/[.$B$9]" office:value-type="float" office:value="5.61264778903662" calcext:value-type="float">
            <text:p>5.61264778903662</text:p>
          </table:table-cell>
          <table:table-cell table:formula="of:=[.$B$8]*TANH([.L328])" office:value-type="float" office:value="0.119996800209651" calcext:value-type="float">
            <text:p>0.119996800209651</text:p>
          </table:table-cell>
          <table:table-cell table:formula="of:=[.K328]+[.M328]" office:value-type="float" office:value="0.215411812623274" calcext:value-type="float">
            <text:p>0.215411812623274</text:p>
          </table:table-cell>
          <table:table-cell table:formula="of:=[.O327]+[.E328]*[.$D$88]" office:value-type="float" office:value="0.382221314433393" calcext:value-type="float">
            <text:p>0.382221314433393</text:p>
          </table:table-cell>
          <table:table-cell table:formula="of:=[.O328]+[.F328]" office:value-type="float" office:value="0.606727225994858" calcext:value-type="float">
            <text:p>0.606727225994858</text:p>
          </table:table-cell>
          <table:table-cell table:formula="of:=[.O328]+[.J328]" office:value-type="float" office:value="0.382221314433393" calcext:value-type="float">
            <text:p>0.382221314433393</text:p>
          </table:table-cell>
          <table:table-cell table:formula="of:=[.O328]+[.N328]" office:value-type="float" office:value="0.597633127056667" calcext:value-type="float">
            <text:p>0.597633127056667</text:p>
          </table:table-cell>
          <table:table-cell table:formula="of:=MAX(0; [.$B$2]*0.5 - ABS([.B328]))*[.$D$88]/(([.$B$2]*0.5)^2)" office:value-type="float" office:value="0" calcext:value-type="float">
            <text:p>0</text:p>
          </table:table-cell>
          <table:table-cell table:formula="of:=MAX(0; [.$B$6]*0.5 - ABS([.$B328]))*[.$D$88]/(([.$B$6]*0.5)^2)" office:value-type="float" office:value="0" calcext:value-type="float">
            <text:p>0</text:p>
          </table:table-cell>
          <table:table-cell table:formula="of:=MAX(0; [.$B$10]*0.5 - ABS([.$B328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78" calcext:value-type="float">
            <text:p>2.78</text:p>
          </table:table-cell>
          <table:table-cell table:formula="of:=[.A329]*[.$B$88]" office:value-type="float" office:value="0.0834" calcext:value-type="float">
            <text:p>0.0834</text:p>
          </table:table-cell>
          <table:table-cell table:formula="of:=MIN([.B329]*[.$B$11];[.$B$12])" office:value-type="float" office:value="150" calcext:value-type="float">
            <text:p>150</text:p>
          </table:table-cell>
          <table:table-cell table:formula="of:=[.C329]*[.$B$14]*[.$B$15]" office:value-type="float" office:value="13.5" calcext:value-type="float">
            <text:p>13.5</text:p>
          </table:table-cell>
          <table:table-cell table:formula="of:=[.D329]/[.$B$13]" office:value-type="float" office:value="5.61264778903662" calcext:value-type="float">
            <text:p>5.61264778903662</text:p>
          </table:table-cell>
          <table:table-cell table:formula="of:=[.E329]*[.$B$1]" office:value-type="float" office:value="0.224505911561465" calcext:value-type="float">
            <text:p>0.224505911561465</text:p>
          </table:table-cell>
          <table:table-cell table:formula="of:=[.E329]*[.$B$3]" office:value-type="float" office:value="0" calcext:value-type="float">
            <text:p>0</text:p>
          </table:table-cell>
          <table:table-cell table:formula="of:=[.E329]/[.$B$5]" office:value-type="float" office:value="5.61264778903664" calcext:value-type="float">
            <text:p>5.613</text:p>
          </table:table-cell>
          <table:table-cell table:formula="of:=[.$B$4]*(1-1/(1+[.H329]))" office:value-type="float" office:value="0" calcext:value-type="float">
            <text:p>0</text:p>
          </table:table-cell>
          <table:table-cell table:formula="of:=[.G329]+[.I329]" office:value-type="float" office:value="0" calcext:value-type="float">
            <text:p>0</text:p>
          </table:table-cell>
          <table:table-cell table:formula="of:=[.E329]*[.$B$7]" office:value-type="float" office:value="0.0954150124136226" calcext:value-type="float">
            <text:p>0.0954150124136226</text:p>
          </table:table-cell>
          <table:table-cell table:formula="of:=[.E329]/[.$B$9]" office:value-type="float" office:value="5.61264778903662" calcext:value-type="float">
            <text:p>5.61264778903662</text:p>
          </table:table-cell>
          <table:table-cell table:formula="of:=[.$B$8]*TANH([.L329])" office:value-type="float" office:value="0.119996800209651" calcext:value-type="float">
            <text:p>0.119996800209651</text:p>
          </table:table-cell>
          <table:table-cell table:formula="of:=[.K329]+[.M329]" office:value-type="float" office:value="0.215411812623274" calcext:value-type="float">
            <text:p>0.215411812623274</text:p>
          </table:table-cell>
          <table:table-cell table:formula="of:=[.O328]+[.E329]*[.$D$88]" office:value-type="float" office:value="0.385588903106815" calcext:value-type="float">
            <text:p>0.385588903106815</text:p>
          </table:table-cell>
          <table:table-cell table:formula="of:=[.O329]+[.F329]" office:value-type="float" office:value="0.61009481466828" calcext:value-type="float">
            <text:p>0.61009481466828</text:p>
          </table:table-cell>
          <table:table-cell table:formula="of:=[.O329]+[.J329]" office:value-type="float" office:value="0.385588903106815" calcext:value-type="float">
            <text:p>0.385588903106815</text:p>
          </table:table-cell>
          <table:table-cell table:formula="of:=[.O329]+[.N329]" office:value-type="float" office:value="0.601000715730089" calcext:value-type="float">
            <text:p>0.601000715730089</text:p>
          </table:table-cell>
          <table:table-cell table:formula="of:=MAX(0; [.$B$2]*0.5 - ABS([.B329]))*[.$D$88]/(([.$B$2]*0.5)^2)" office:value-type="float" office:value="0" calcext:value-type="float">
            <text:p>0</text:p>
          </table:table-cell>
          <table:table-cell table:formula="of:=MAX(0; [.$B$6]*0.5 - ABS([.$B329]))*[.$D$88]/(([.$B$6]*0.5)^2)" office:value-type="float" office:value="0" calcext:value-type="float">
            <text:p>0</text:p>
          </table:table-cell>
          <table:table-cell table:formula="of:=MAX(0; [.$B$10]*0.5 - ABS([.$B329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8" calcext:value-type="float">
            <text:p>2.8</text:p>
          </table:table-cell>
          <table:table-cell table:formula="of:=[.A330]*[.$B$88]" office:value-type="float" office:value="0.084" calcext:value-type="float">
            <text:p>0.084</text:p>
          </table:table-cell>
          <table:table-cell table:formula="of:=MIN([.B330]*[.$B$11];[.$B$12])" office:value-type="float" office:value="150" calcext:value-type="float">
            <text:p>150</text:p>
          </table:table-cell>
          <table:table-cell table:formula="of:=[.C330]*[.$B$14]*[.$B$15]" office:value-type="float" office:value="13.5" calcext:value-type="float">
            <text:p>13.5</text:p>
          </table:table-cell>
          <table:table-cell table:formula="of:=[.D330]/[.$B$13]" office:value-type="float" office:value="5.61264778903662" calcext:value-type="float">
            <text:p>5.61264778903662</text:p>
          </table:table-cell>
          <table:table-cell table:formula="of:=[.E330]*[.$B$1]" office:value-type="float" office:value="0.224505911561465" calcext:value-type="float">
            <text:p>0.224505911561465</text:p>
          </table:table-cell>
          <table:table-cell table:formula="of:=[.E330]*[.$B$3]" office:value-type="float" office:value="0" calcext:value-type="float">
            <text:p>0</text:p>
          </table:table-cell>
          <table:table-cell table:formula="of:=[.E330]/[.$B$5]" office:value-type="float" office:value="5.61264778903664" calcext:value-type="float">
            <text:p>5.613</text:p>
          </table:table-cell>
          <table:table-cell table:formula="of:=[.$B$4]*(1-1/(1+[.H330]))" office:value-type="float" office:value="0" calcext:value-type="float">
            <text:p>0</text:p>
          </table:table-cell>
          <table:table-cell table:formula="of:=[.G330]+[.I330]" office:value-type="float" office:value="0" calcext:value-type="float">
            <text:p>0</text:p>
          </table:table-cell>
          <table:table-cell table:formula="of:=[.E330]*[.$B$7]" office:value-type="float" office:value="0.0954150124136226" calcext:value-type="float">
            <text:p>0.0954150124136226</text:p>
          </table:table-cell>
          <table:table-cell table:formula="of:=[.E330]/[.$B$9]" office:value-type="float" office:value="5.61264778903662" calcext:value-type="float">
            <text:p>5.61264778903662</text:p>
          </table:table-cell>
          <table:table-cell table:formula="of:=[.$B$8]*TANH([.L330])" office:value-type="float" office:value="0.119996800209651" calcext:value-type="float">
            <text:p>0.119996800209651</text:p>
          </table:table-cell>
          <table:table-cell table:formula="of:=[.K330]+[.M330]" office:value-type="float" office:value="0.215411812623274" calcext:value-type="float">
            <text:p>0.215411812623274</text:p>
          </table:table-cell>
          <table:table-cell table:formula="of:=[.O329]+[.E330]*[.$D$88]" office:value-type="float" office:value="0.388956491780237" calcext:value-type="float">
            <text:p>0.388956491780237</text:p>
          </table:table-cell>
          <table:table-cell table:formula="of:=[.O330]+[.F330]" office:value-type="float" office:value="0.613462403341702" calcext:value-type="float">
            <text:p>0.613462403341702</text:p>
          </table:table-cell>
          <table:table-cell table:formula="of:=[.O330]+[.J330]" office:value-type="float" office:value="0.388956491780237" calcext:value-type="float">
            <text:p>0.388956491780237</text:p>
          </table:table-cell>
          <table:table-cell table:formula="of:=[.O330]+[.N330]" office:value-type="float" office:value="0.604368304403511" calcext:value-type="float">
            <text:p>0.604368304403511</text:p>
          </table:table-cell>
          <table:table-cell table:formula="of:=MAX(0; [.$B$2]*0.5 - ABS([.B330]))*[.$D$88]/(([.$B$2]*0.5)^2)" office:value-type="float" office:value="0" calcext:value-type="float">
            <text:p>0</text:p>
          </table:table-cell>
          <table:table-cell table:formula="of:=MAX(0; [.$B$6]*0.5 - ABS([.$B330]))*[.$D$88]/(([.$B$6]*0.5)^2)" office:value-type="float" office:value="0" calcext:value-type="float">
            <text:p>0</text:p>
          </table:table-cell>
          <table:table-cell table:formula="of:=MAX(0; [.$B$10]*0.5 - ABS([.$B330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82" calcext:value-type="float">
            <text:p>2.82</text:p>
          </table:table-cell>
          <table:table-cell table:formula="of:=[.A331]*[.$B$88]" office:value-type="float" office:value="0.0846" calcext:value-type="float">
            <text:p>0.0846</text:p>
          </table:table-cell>
          <table:table-cell table:formula="of:=MIN([.B331]*[.$B$11];[.$B$12])" office:value-type="float" office:value="150" calcext:value-type="float">
            <text:p>150</text:p>
          </table:table-cell>
          <table:table-cell table:formula="of:=[.C331]*[.$B$14]*[.$B$15]" office:value-type="float" office:value="13.5" calcext:value-type="float">
            <text:p>13.5</text:p>
          </table:table-cell>
          <table:table-cell table:formula="of:=[.D331]/[.$B$13]" office:value-type="float" office:value="5.61264778903662" calcext:value-type="float">
            <text:p>5.61264778903662</text:p>
          </table:table-cell>
          <table:table-cell table:formula="of:=[.E331]*[.$B$1]" office:value-type="float" office:value="0.224505911561465" calcext:value-type="float">
            <text:p>0.224505911561465</text:p>
          </table:table-cell>
          <table:table-cell table:formula="of:=[.E331]*[.$B$3]" office:value-type="float" office:value="0" calcext:value-type="float">
            <text:p>0</text:p>
          </table:table-cell>
          <table:table-cell table:formula="of:=[.E331]/[.$B$5]" office:value-type="float" office:value="5.61264778903664" calcext:value-type="float">
            <text:p>5.613</text:p>
          </table:table-cell>
          <table:table-cell table:formula="of:=[.$B$4]*(1-1/(1+[.H331]))" office:value-type="float" office:value="0" calcext:value-type="float">
            <text:p>0</text:p>
          </table:table-cell>
          <table:table-cell table:formula="of:=[.G331]+[.I331]" office:value-type="float" office:value="0" calcext:value-type="float">
            <text:p>0</text:p>
          </table:table-cell>
          <table:table-cell table:formula="of:=[.E331]*[.$B$7]" office:value-type="float" office:value="0.0954150124136226" calcext:value-type="float">
            <text:p>0.0954150124136226</text:p>
          </table:table-cell>
          <table:table-cell table:formula="of:=[.E331]/[.$B$9]" office:value-type="float" office:value="5.61264778903662" calcext:value-type="float">
            <text:p>5.61264778903662</text:p>
          </table:table-cell>
          <table:table-cell table:formula="of:=[.$B$8]*TANH([.L331])" office:value-type="float" office:value="0.119996800209651" calcext:value-type="float">
            <text:p>0.119996800209651</text:p>
          </table:table-cell>
          <table:table-cell table:formula="of:=[.K331]+[.M331]" office:value-type="float" office:value="0.215411812623274" calcext:value-type="float">
            <text:p>0.215411812623274</text:p>
          </table:table-cell>
          <table:table-cell table:formula="of:=[.O330]+[.E331]*[.$D$88]" office:value-type="float" office:value="0.392324080453659" calcext:value-type="float">
            <text:p>0.392324080453659</text:p>
          </table:table-cell>
          <table:table-cell table:formula="of:=[.O331]+[.F331]" office:value-type="float" office:value="0.616829992015124" calcext:value-type="float">
            <text:p>0.616829992015124</text:p>
          </table:table-cell>
          <table:table-cell table:formula="of:=[.O331]+[.J331]" office:value-type="float" office:value="0.392324080453659" calcext:value-type="float">
            <text:p>0.392324080453659</text:p>
          </table:table-cell>
          <table:table-cell table:formula="of:=[.O331]+[.N331]" office:value-type="float" office:value="0.607735893076933" calcext:value-type="float">
            <text:p>0.607735893076933</text:p>
          </table:table-cell>
          <table:table-cell table:formula="of:=MAX(0; [.$B$2]*0.5 - ABS([.B331]))*[.$D$88]/(([.$B$2]*0.5)^2)" office:value-type="float" office:value="0" calcext:value-type="float">
            <text:p>0</text:p>
          </table:table-cell>
          <table:table-cell table:formula="of:=MAX(0; [.$B$6]*0.5 - ABS([.$B331]))*[.$D$88]/(([.$B$6]*0.5)^2)" office:value-type="float" office:value="0" calcext:value-type="float">
            <text:p>0</text:p>
          </table:table-cell>
          <table:table-cell table:formula="of:=MAX(0; [.$B$10]*0.5 - ABS([.$B331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84" calcext:value-type="float">
            <text:p>2.84</text:p>
          </table:table-cell>
          <table:table-cell table:formula="of:=[.A332]*[.$B$88]" office:value-type="float" office:value="0.0852" calcext:value-type="float">
            <text:p>0.0852</text:p>
          </table:table-cell>
          <table:table-cell table:formula="of:=MIN([.B332]*[.$B$11];[.$B$12])" office:value-type="float" office:value="150" calcext:value-type="float">
            <text:p>150</text:p>
          </table:table-cell>
          <table:table-cell table:formula="of:=[.C332]*[.$B$14]*[.$B$15]" office:value-type="float" office:value="13.5" calcext:value-type="float">
            <text:p>13.5</text:p>
          </table:table-cell>
          <table:table-cell table:formula="of:=[.D332]/[.$B$13]" office:value-type="float" office:value="5.61264778903662" calcext:value-type="float">
            <text:p>5.61264778903662</text:p>
          </table:table-cell>
          <table:table-cell table:formula="of:=[.E332]*[.$B$1]" office:value-type="float" office:value="0.224505911561465" calcext:value-type="float">
            <text:p>0.224505911561465</text:p>
          </table:table-cell>
          <table:table-cell table:formula="of:=[.E332]*[.$B$3]" office:value-type="float" office:value="0" calcext:value-type="float">
            <text:p>0</text:p>
          </table:table-cell>
          <table:table-cell table:formula="of:=[.E332]/[.$B$5]" office:value-type="float" office:value="5.61264778903664" calcext:value-type="float">
            <text:p>5.613</text:p>
          </table:table-cell>
          <table:table-cell table:formula="of:=[.$B$4]*(1-1/(1+[.H332]))" office:value-type="float" office:value="0" calcext:value-type="float">
            <text:p>0</text:p>
          </table:table-cell>
          <table:table-cell table:formula="of:=[.G332]+[.I332]" office:value-type="float" office:value="0" calcext:value-type="float">
            <text:p>0</text:p>
          </table:table-cell>
          <table:table-cell table:formula="of:=[.E332]*[.$B$7]" office:value-type="float" office:value="0.0954150124136226" calcext:value-type="float">
            <text:p>0.0954150124136226</text:p>
          </table:table-cell>
          <table:table-cell table:formula="of:=[.E332]/[.$B$9]" office:value-type="float" office:value="5.61264778903662" calcext:value-type="float">
            <text:p>5.61264778903662</text:p>
          </table:table-cell>
          <table:table-cell table:formula="of:=[.$B$8]*TANH([.L332])" office:value-type="float" office:value="0.119996800209651" calcext:value-type="float">
            <text:p>0.119996800209651</text:p>
          </table:table-cell>
          <table:table-cell table:formula="of:=[.K332]+[.M332]" office:value-type="float" office:value="0.215411812623274" calcext:value-type="float">
            <text:p>0.215411812623274</text:p>
          </table:table-cell>
          <table:table-cell table:formula="of:=[.O331]+[.E332]*[.$D$88]" office:value-type="float" office:value="0.395691669127081" calcext:value-type="float">
            <text:p>0.395691669127081</text:p>
          </table:table-cell>
          <table:table-cell table:formula="of:=[.O332]+[.F332]" office:value-type="float" office:value="0.620197580688546" calcext:value-type="float">
            <text:p>0.620197580688546</text:p>
          </table:table-cell>
          <table:table-cell table:formula="of:=[.O332]+[.J332]" office:value-type="float" office:value="0.395691669127081" calcext:value-type="float">
            <text:p>0.395691669127081</text:p>
          </table:table-cell>
          <table:table-cell table:formula="of:=[.O332]+[.N332]" office:value-type="float" office:value="0.611103481750355" calcext:value-type="float">
            <text:p>0.611103481750355</text:p>
          </table:table-cell>
          <table:table-cell table:formula="of:=MAX(0; [.$B$2]*0.5 - ABS([.B332]))*[.$D$88]/(([.$B$2]*0.5)^2)" office:value-type="float" office:value="0" calcext:value-type="float">
            <text:p>0</text:p>
          </table:table-cell>
          <table:table-cell table:formula="of:=MAX(0; [.$B$6]*0.5 - ABS([.$B332]))*[.$D$88]/(([.$B$6]*0.5)^2)" office:value-type="float" office:value="0" calcext:value-type="float">
            <text:p>0</text:p>
          </table:table-cell>
          <table:table-cell table:formula="of:=MAX(0; [.$B$10]*0.5 - ABS([.$B332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86" calcext:value-type="float">
            <text:p>2.86</text:p>
          </table:table-cell>
          <table:table-cell table:formula="of:=[.A333]*[.$B$88]" office:value-type="float" office:value="0.0858" calcext:value-type="float">
            <text:p>0.0858</text:p>
          </table:table-cell>
          <table:table-cell table:formula="of:=MIN([.B333]*[.$B$11];[.$B$12])" office:value-type="float" office:value="150" calcext:value-type="float">
            <text:p>150</text:p>
          </table:table-cell>
          <table:table-cell table:formula="of:=[.C333]*[.$B$14]*[.$B$15]" office:value-type="float" office:value="13.5" calcext:value-type="float">
            <text:p>13.5</text:p>
          </table:table-cell>
          <table:table-cell table:formula="of:=[.D333]/[.$B$13]" office:value-type="float" office:value="5.61264778903662" calcext:value-type="float">
            <text:p>5.61264778903662</text:p>
          </table:table-cell>
          <table:table-cell table:formula="of:=[.E333]*[.$B$1]" office:value-type="float" office:value="0.224505911561465" calcext:value-type="float">
            <text:p>0.224505911561465</text:p>
          </table:table-cell>
          <table:table-cell table:formula="of:=[.E333]*[.$B$3]" office:value-type="float" office:value="0" calcext:value-type="float">
            <text:p>0</text:p>
          </table:table-cell>
          <table:table-cell table:formula="of:=[.E333]/[.$B$5]" office:value-type="float" office:value="5.61264778903664" calcext:value-type="float">
            <text:p>5.613</text:p>
          </table:table-cell>
          <table:table-cell table:formula="of:=[.$B$4]*(1-1/(1+[.H333]))" office:value-type="float" office:value="0" calcext:value-type="float">
            <text:p>0</text:p>
          </table:table-cell>
          <table:table-cell table:formula="of:=[.G333]+[.I333]" office:value-type="float" office:value="0" calcext:value-type="float">
            <text:p>0</text:p>
          </table:table-cell>
          <table:table-cell table:formula="of:=[.E333]*[.$B$7]" office:value-type="float" office:value="0.0954150124136226" calcext:value-type="float">
            <text:p>0.0954150124136226</text:p>
          </table:table-cell>
          <table:table-cell table:formula="of:=[.E333]/[.$B$9]" office:value-type="float" office:value="5.61264778903662" calcext:value-type="float">
            <text:p>5.61264778903662</text:p>
          </table:table-cell>
          <table:table-cell table:formula="of:=[.$B$8]*TANH([.L333])" office:value-type="float" office:value="0.119996800209651" calcext:value-type="float">
            <text:p>0.119996800209651</text:p>
          </table:table-cell>
          <table:table-cell table:formula="of:=[.K333]+[.M333]" office:value-type="float" office:value="0.215411812623274" calcext:value-type="float">
            <text:p>0.215411812623274</text:p>
          </table:table-cell>
          <table:table-cell table:formula="of:=[.O332]+[.E333]*[.$D$88]" office:value-type="float" office:value="0.399059257800503" calcext:value-type="float">
            <text:p>0.399059257800503</text:p>
          </table:table-cell>
          <table:table-cell table:formula="of:=[.O333]+[.F333]" office:value-type="float" office:value="0.623565169361968" calcext:value-type="float">
            <text:p>0.623565169361968</text:p>
          </table:table-cell>
          <table:table-cell table:formula="of:=[.O333]+[.J333]" office:value-type="float" office:value="0.399059257800503" calcext:value-type="float">
            <text:p>0.399059257800503</text:p>
          </table:table-cell>
          <table:table-cell table:formula="of:=[.O333]+[.N333]" office:value-type="float" office:value="0.614471070423777" calcext:value-type="float">
            <text:p>0.614471070423777</text:p>
          </table:table-cell>
          <table:table-cell table:formula="of:=MAX(0; [.$B$2]*0.5 - ABS([.B333]))*[.$D$88]/(([.$B$2]*0.5)^2)" office:value-type="float" office:value="0" calcext:value-type="float">
            <text:p>0</text:p>
          </table:table-cell>
          <table:table-cell table:formula="of:=MAX(0; [.$B$6]*0.5 - ABS([.$B333]))*[.$D$88]/(([.$B$6]*0.5)^2)" office:value-type="float" office:value="0" calcext:value-type="float">
            <text:p>0</text:p>
          </table:table-cell>
          <table:table-cell table:formula="of:=MAX(0; [.$B$10]*0.5 - ABS([.$B333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88" calcext:value-type="float">
            <text:p>2.88</text:p>
          </table:table-cell>
          <table:table-cell table:formula="of:=[.A334]*[.$B$88]" office:value-type="float" office:value="0.0864" calcext:value-type="float">
            <text:p>0.0864</text:p>
          </table:table-cell>
          <table:table-cell table:formula="of:=MIN([.B334]*[.$B$11];[.$B$12])" office:value-type="float" office:value="150" calcext:value-type="float">
            <text:p>150</text:p>
          </table:table-cell>
          <table:table-cell table:formula="of:=[.C334]*[.$B$14]*[.$B$15]" office:value-type="float" office:value="13.5" calcext:value-type="float">
            <text:p>13.5</text:p>
          </table:table-cell>
          <table:table-cell table:formula="of:=[.D334]/[.$B$13]" office:value-type="float" office:value="5.61264778903662" calcext:value-type="float">
            <text:p>5.61264778903662</text:p>
          </table:table-cell>
          <table:table-cell table:formula="of:=[.E334]*[.$B$1]" office:value-type="float" office:value="0.224505911561465" calcext:value-type="float">
            <text:p>0.224505911561465</text:p>
          </table:table-cell>
          <table:table-cell table:formula="of:=[.E334]*[.$B$3]" office:value-type="float" office:value="0" calcext:value-type="float">
            <text:p>0</text:p>
          </table:table-cell>
          <table:table-cell table:formula="of:=[.E334]/[.$B$5]" office:value-type="float" office:value="5.61264778903664" calcext:value-type="float">
            <text:p>5.613</text:p>
          </table:table-cell>
          <table:table-cell table:formula="of:=[.$B$4]*(1-1/(1+[.H334]))" office:value-type="float" office:value="0" calcext:value-type="float">
            <text:p>0</text:p>
          </table:table-cell>
          <table:table-cell table:formula="of:=[.G334]+[.I334]" office:value-type="float" office:value="0" calcext:value-type="float">
            <text:p>0</text:p>
          </table:table-cell>
          <table:table-cell table:formula="of:=[.E334]*[.$B$7]" office:value-type="float" office:value="0.0954150124136226" calcext:value-type="float">
            <text:p>0.0954150124136226</text:p>
          </table:table-cell>
          <table:table-cell table:formula="of:=[.E334]/[.$B$9]" office:value-type="float" office:value="5.61264778903662" calcext:value-type="float">
            <text:p>5.61264778903662</text:p>
          </table:table-cell>
          <table:table-cell table:formula="of:=[.$B$8]*TANH([.L334])" office:value-type="float" office:value="0.119996800209651" calcext:value-type="float">
            <text:p>0.119996800209651</text:p>
          </table:table-cell>
          <table:table-cell table:formula="of:=[.K334]+[.M334]" office:value-type="float" office:value="0.215411812623274" calcext:value-type="float">
            <text:p>0.215411812623274</text:p>
          </table:table-cell>
          <table:table-cell table:formula="of:=[.O333]+[.E334]*[.$D$88]" office:value-type="float" office:value="0.402426846473925" calcext:value-type="float">
            <text:p>0.402426846473925</text:p>
          </table:table-cell>
          <table:table-cell table:formula="of:=[.O334]+[.F334]" office:value-type="float" office:value="0.62693275803539" calcext:value-type="float">
            <text:p>0.62693275803539</text:p>
          </table:table-cell>
          <table:table-cell table:formula="of:=[.O334]+[.J334]" office:value-type="float" office:value="0.402426846473925" calcext:value-type="float">
            <text:p>0.402426846473925</text:p>
          </table:table-cell>
          <table:table-cell table:formula="of:=[.O334]+[.N334]" office:value-type="float" office:value="0.617838659097199" calcext:value-type="float">
            <text:p>0.617838659097199</text:p>
          </table:table-cell>
          <table:table-cell table:formula="of:=MAX(0; [.$B$2]*0.5 - ABS([.B334]))*[.$D$88]/(([.$B$2]*0.5)^2)" office:value-type="float" office:value="0" calcext:value-type="float">
            <text:p>0</text:p>
          </table:table-cell>
          <table:table-cell table:formula="of:=MAX(0; [.$B$6]*0.5 - ABS([.$B334]))*[.$D$88]/(([.$B$6]*0.5)^2)" office:value-type="float" office:value="0" calcext:value-type="float">
            <text:p>0</text:p>
          </table:table-cell>
          <table:table-cell table:formula="of:=MAX(0; [.$B$10]*0.5 - ABS([.$B334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9" calcext:value-type="float">
            <text:p>2.9</text:p>
          </table:table-cell>
          <table:table-cell table:formula="of:=[.A335]*[.$B$88]" office:value-type="float" office:value="0.087" calcext:value-type="float">
            <text:p>0.087</text:p>
          </table:table-cell>
          <table:table-cell table:formula="of:=MIN([.B335]*[.$B$11];[.$B$12])" office:value-type="float" office:value="150" calcext:value-type="float">
            <text:p>150</text:p>
          </table:table-cell>
          <table:table-cell table:formula="of:=[.C335]*[.$B$14]*[.$B$15]" office:value-type="float" office:value="13.5" calcext:value-type="float">
            <text:p>13.5</text:p>
          </table:table-cell>
          <table:table-cell table:formula="of:=[.D335]/[.$B$13]" office:value-type="float" office:value="5.61264778903662" calcext:value-type="float">
            <text:p>5.61264778903662</text:p>
          </table:table-cell>
          <table:table-cell table:formula="of:=[.E335]*[.$B$1]" office:value-type="float" office:value="0.224505911561465" calcext:value-type="float">
            <text:p>0.224505911561465</text:p>
          </table:table-cell>
          <table:table-cell table:formula="of:=[.E335]*[.$B$3]" office:value-type="float" office:value="0" calcext:value-type="float">
            <text:p>0</text:p>
          </table:table-cell>
          <table:table-cell table:formula="of:=[.E335]/[.$B$5]" office:value-type="float" office:value="5.61264778903664" calcext:value-type="float">
            <text:p>5.613</text:p>
          </table:table-cell>
          <table:table-cell table:formula="of:=[.$B$4]*(1-1/(1+[.H335]))" office:value-type="float" office:value="0" calcext:value-type="float">
            <text:p>0</text:p>
          </table:table-cell>
          <table:table-cell table:formula="of:=[.G335]+[.I335]" office:value-type="float" office:value="0" calcext:value-type="float">
            <text:p>0</text:p>
          </table:table-cell>
          <table:table-cell table:formula="of:=[.E335]*[.$B$7]" office:value-type="float" office:value="0.0954150124136226" calcext:value-type="float">
            <text:p>0.0954150124136226</text:p>
          </table:table-cell>
          <table:table-cell table:formula="of:=[.E335]/[.$B$9]" office:value-type="float" office:value="5.61264778903662" calcext:value-type="float">
            <text:p>5.61264778903662</text:p>
          </table:table-cell>
          <table:table-cell table:formula="of:=[.$B$8]*TANH([.L335])" office:value-type="float" office:value="0.119996800209651" calcext:value-type="float">
            <text:p>0.119996800209651</text:p>
          </table:table-cell>
          <table:table-cell table:formula="of:=[.K335]+[.M335]" office:value-type="float" office:value="0.215411812623274" calcext:value-type="float">
            <text:p>0.215411812623274</text:p>
          </table:table-cell>
          <table:table-cell table:formula="of:=[.O334]+[.E335]*[.$D$88]" office:value-type="float" office:value="0.405794435147347" calcext:value-type="float">
            <text:p>0.405794435147347</text:p>
          </table:table-cell>
          <table:table-cell table:formula="of:=[.O335]+[.F335]" office:value-type="float" office:value="0.630300346708812" calcext:value-type="float">
            <text:p>0.630300346708812</text:p>
          </table:table-cell>
          <table:table-cell table:formula="of:=[.O335]+[.J335]" office:value-type="float" office:value="0.405794435147347" calcext:value-type="float">
            <text:p>0.405794435147347</text:p>
          </table:table-cell>
          <table:table-cell table:formula="of:=[.O335]+[.N335]" office:value-type="float" office:value="0.621206247770621" calcext:value-type="float">
            <text:p>0.621206247770621</text:p>
          </table:table-cell>
          <table:table-cell table:formula="of:=MAX(0; [.$B$2]*0.5 - ABS([.B335]))*[.$D$88]/(([.$B$2]*0.5)^2)" office:value-type="float" office:value="0" calcext:value-type="float">
            <text:p>0</text:p>
          </table:table-cell>
          <table:table-cell table:formula="of:=MAX(0; [.$B$6]*0.5 - ABS([.$B335]))*[.$D$88]/(([.$B$6]*0.5)^2)" office:value-type="float" office:value="0" calcext:value-type="float">
            <text:p>0</text:p>
          </table:table-cell>
          <table:table-cell table:formula="of:=MAX(0; [.$B$10]*0.5 - ABS([.$B335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92" calcext:value-type="float">
            <text:p>2.92</text:p>
          </table:table-cell>
          <table:table-cell table:formula="of:=[.A336]*[.$B$88]" office:value-type="float" office:value="0.0876" calcext:value-type="float">
            <text:p>0.0876</text:p>
          </table:table-cell>
          <table:table-cell table:formula="of:=MIN([.B336]*[.$B$11];[.$B$12])" office:value-type="float" office:value="150" calcext:value-type="float">
            <text:p>150</text:p>
          </table:table-cell>
          <table:table-cell table:formula="of:=[.C336]*[.$B$14]*[.$B$15]" office:value-type="float" office:value="13.5" calcext:value-type="float">
            <text:p>13.5</text:p>
          </table:table-cell>
          <table:table-cell table:formula="of:=[.D336]/[.$B$13]" office:value-type="float" office:value="5.61264778903662" calcext:value-type="float">
            <text:p>5.61264778903662</text:p>
          </table:table-cell>
          <table:table-cell table:formula="of:=[.E336]*[.$B$1]" office:value-type="float" office:value="0.224505911561465" calcext:value-type="float">
            <text:p>0.224505911561465</text:p>
          </table:table-cell>
          <table:table-cell table:formula="of:=[.E336]*[.$B$3]" office:value-type="float" office:value="0" calcext:value-type="float">
            <text:p>0</text:p>
          </table:table-cell>
          <table:table-cell table:formula="of:=[.E336]/[.$B$5]" office:value-type="float" office:value="5.61264778903664" calcext:value-type="float">
            <text:p>5.613</text:p>
          </table:table-cell>
          <table:table-cell table:formula="of:=[.$B$4]*(1-1/(1+[.H336]))" office:value-type="float" office:value="0" calcext:value-type="float">
            <text:p>0</text:p>
          </table:table-cell>
          <table:table-cell table:formula="of:=[.G336]+[.I336]" office:value-type="float" office:value="0" calcext:value-type="float">
            <text:p>0</text:p>
          </table:table-cell>
          <table:table-cell table:formula="of:=[.E336]*[.$B$7]" office:value-type="float" office:value="0.0954150124136226" calcext:value-type="float">
            <text:p>0.0954150124136226</text:p>
          </table:table-cell>
          <table:table-cell table:formula="of:=[.E336]/[.$B$9]" office:value-type="float" office:value="5.61264778903662" calcext:value-type="float">
            <text:p>5.61264778903662</text:p>
          </table:table-cell>
          <table:table-cell table:formula="of:=[.$B$8]*TANH([.L336])" office:value-type="float" office:value="0.119996800209651" calcext:value-type="float">
            <text:p>0.119996800209651</text:p>
          </table:table-cell>
          <table:table-cell table:formula="of:=[.K336]+[.M336]" office:value-type="float" office:value="0.215411812623274" calcext:value-type="float">
            <text:p>0.215411812623274</text:p>
          </table:table-cell>
          <table:table-cell table:formula="of:=[.O335]+[.E336]*[.$D$88]" office:value-type="float" office:value="0.409162023820769" calcext:value-type="float">
            <text:p>0.409162023820769</text:p>
          </table:table-cell>
          <table:table-cell table:formula="of:=[.O336]+[.F336]" office:value-type="float" office:value="0.633667935382234" calcext:value-type="float">
            <text:p>0.633667935382234</text:p>
          </table:table-cell>
          <table:table-cell table:formula="of:=[.O336]+[.J336]" office:value-type="float" office:value="0.409162023820769" calcext:value-type="float">
            <text:p>0.409162023820769</text:p>
          </table:table-cell>
          <table:table-cell table:formula="of:=[.O336]+[.N336]" office:value-type="float" office:value="0.624573836444043" calcext:value-type="float">
            <text:p>0.624573836444043</text:p>
          </table:table-cell>
          <table:table-cell table:formula="of:=MAX(0; [.$B$2]*0.5 - ABS([.B336]))*[.$D$88]/(([.$B$2]*0.5)^2)" office:value-type="float" office:value="0" calcext:value-type="float">
            <text:p>0</text:p>
          </table:table-cell>
          <table:table-cell table:formula="of:=MAX(0; [.$B$6]*0.5 - ABS([.$B336]))*[.$D$88]/(([.$B$6]*0.5)^2)" office:value-type="float" office:value="0" calcext:value-type="float">
            <text:p>0</text:p>
          </table:table-cell>
          <table:table-cell table:formula="of:=MAX(0; [.$B$10]*0.5 - ABS([.$B336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94" calcext:value-type="float">
            <text:p>2.94</text:p>
          </table:table-cell>
          <table:table-cell table:formula="of:=[.A337]*[.$B$88]" office:value-type="float" office:value="0.0882" calcext:value-type="float">
            <text:p>0.0882</text:p>
          </table:table-cell>
          <table:table-cell table:formula="of:=MIN([.B337]*[.$B$11];[.$B$12])" office:value-type="float" office:value="150" calcext:value-type="float">
            <text:p>150</text:p>
          </table:table-cell>
          <table:table-cell table:formula="of:=[.C337]*[.$B$14]*[.$B$15]" office:value-type="float" office:value="13.5" calcext:value-type="float">
            <text:p>13.5</text:p>
          </table:table-cell>
          <table:table-cell table:formula="of:=[.D337]/[.$B$13]" office:value-type="float" office:value="5.61264778903662" calcext:value-type="float">
            <text:p>5.61264778903662</text:p>
          </table:table-cell>
          <table:table-cell table:formula="of:=[.E337]*[.$B$1]" office:value-type="float" office:value="0.224505911561465" calcext:value-type="float">
            <text:p>0.224505911561465</text:p>
          </table:table-cell>
          <table:table-cell table:formula="of:=[.E337]*[.$B$3]" office:value-type="float" office:value="0" calcext:value-type="float">
            <text:p>0</text:p>
          </table:table-cell>
          <table:table-cell table:formula="of:=[.E337]/[.$B$5]" office:value-type="float" office:value="5.61264778903664" calcext:value-type="float">
            <text:p>5.613</text:p>
          </table:table-cell>
          <table:table-cell table:formula="of:=[.$B$4]*(1-1/(1+[.H337]))" office:value-type="float" office:value="0" calcext:value-type="float">
            <text:p>0</text:p>
          </table:table-cell>
          <table:table-cell table:formula="of:=[.G337]+[.I337]" office:value-type="float" office:value="0" calcext:value-type="float">
            <text:p>0</text:p>
          </table:table-cell>
          <table:table-cell table:formula="of:=[.E337]*[.$B$7]" office:value-type="float" office:value="0.0954150124136226" calcext:value-type="float">
            <text:p>0.0954150124136226</text:p>
          </table:table-cell>
          <table:table-cell table:formula="of:=[.E337]/[.$B$9]" office:value-type="float" office:value="5.61264778903662" calcext:value-type="float">
            <text:p>5.61264778903662</text:p>
          </table:table-cell>
          <table:table-cell table:formula="of:=[.$B$8]*TANH([.L337])" office:value-type="float" office:value="0.119996800209651" calcext:value-type="float">
            <text:p>0.119996800209651</text:p>
          </table:table-cell>
          <table:table-cell table:formula="of:=[.K337]+[.M337]" office:value-type="float" office:value="0.215411812623274" calcext:value-type="float">
            <text:p>0.215411812623274</text:p>
          </table:table-cell>
          <table:table-cell table:formula="of:=[.O336]+[.E337]*[.$D$88]" office:value-type="float" office:value="0.412529612494191" calcext:value-type="float">
            <text:p>0.412529612494191</text:p>
          </table:table-cell>
          <table:table-cell table:formula="of:=[.O337]+[.F337]" office:value-type="float" office:value="0.637035524055656" calcext:value-type="float">
            <text:p>0.637035524055656</text:p>
          </table:table-cell>
          <table:table-cell table:formula="of:=[.O337]+[.J337]" office:value-type="float" office:value="0.412529612494191" calcext:value-type="float">
            <text:p>0.412529612494191</text:p>
          </table:table-cell>
          <table:table-cell table:formula="of:=[.O337]+[.N337]" office:value-type="float" office:value="0.627941425117464" calcext:value-type="float">
            <text:p>0.627941425117464</text:p>
          </table:table-cell>
          <table:table-cell table:formula="of:=MAX(0; [.$B$2]*0.5 - ABS([.B337]))*[.$D$88]/(([.$B$2]*0.5)^2)" office:value-type="float" office:value="0" calcext:value-type="float">
            <text:p>0</text:p>
          </table:table-cell>
          <table:table-cell table:formula="of:=MAX(0; [.$B$6]*0.5 - ABS([.$B337]))*[.$D$88]/(([.$B$6]*0.5)^2)" office:value-type="float" office:value="0" calcext:value-type="float">
            <text:p>0</text:p>
          </table:table-cell>
          <table:table-cell table:formula="of:=MAX(0; [.$B$10]*0.5 - ABS([.$B337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96" calcext:value-type="float">
            <text:p>2.96</text:p>
          </table:table-cell>
          <table:table-cell table:formula="of:=[.A338]*[.$B$88]" office:value-type="float" office:value="0.0888" calcext:value-type="float">
            <text:p>0.0888</text:p>
          </table:table-cell>
          <table:table-cell table:formula="of:=MIN([.B338]*[.$B$11];[.$B$12])" office:value-type="float" office:value="150" calcext:value-type="float">
            <text:p>150</text:p>
          </table:table-cell>
          <table:table-cell table:formula="of:=[.C338]*[.$B$14]*[.$B$15]" office:value-type="float" office:value="13.5" calcext:value-type="float">
            <text:p>13.5</text:p>
          </table:table-cell>
          <table:table-cell table:formula="of:=[.D338]/[.$B$13]" office:value-type="float" office:value="5.61264778903662" calcext:value-type="float">
            <text:p>5.61264778903662</text:p>
          </table:table-cell>
          <table:table-cell table:formula="of:=[.E338]*[.$B$1]" office:value-type="float" office:value="0.224505911561465" calcext:value-type="float">
            <text:p>0.224505911561465</text:p>
          </table:table-cell>
          <table:table-cell table:formula="of:=[.E338]*[.$B$3]" office:value-type="float" office:value="0" calcext:value-type="float">
            <text:p>0</text:p>
          </table:table-cell>
          <table:table-cell table:formula="of:=[.E338]/[.$B$5]" office:value-type="float" office:value="5.61264778903664" calcext:value-type="float">
            <text:p>5.613</text:p>
          </table:table-cell>
          <table:table-cell table:formula="of:=[.$B$4]*(1-1/(1+[.H338]))" office:value-type="float" office:value="0" calcext:value-type="float">
            <text:p>0</text:p>
          </table:table-cell>
          <table:table-cell table:formula="of:=[.G338]+[.I338]" office:value-type="float" office:value="0" calcext:value-type="float">
            <text:p>0</text:p>
          </table:table-cell>
          <table:table-cell table:formula="of:=[.E338]*[.$B$7]" office:value-type="float" office:value="0.0954150124136226" calcext:value-type="float">
            <text:p>0.0954150124136226</text:p>
          </table:table-cell>
          <table:table-cell table:formula="of:=[.E338]/[.$B$9]" office:value-type="float" office:value="5.61264778903662" calcext:value-type="float">
            <text:p>5.61264778903662</text:p>
          </table:table-cell>
          <table:table-cell table:formula="of:=[.$B$8]*TANH([.L338])" office:value-type="float" office:value="0.119996800209651" calcext:value-type="float">
            <text:p>0.119996800209651</text:p>
          </table:table-cell>
          <table:table-cell table:formula="of:=[.K338]+[.M338]" office:value-type="float" office:value="0.215411812623274" calcext:value-type="float">
            <text:p>0.215411812623274</text:p>
          </table:table-cell>
          <table:table-cell table:formula="of:=[.O337]+[.E338]*[.$D$88]" office:value-type="float" office:value="0.415897201167613" calcext:value-type="float">
            <text:p>0.415897201167613</text:p>
          </table:table-cell>
          <table:table-cell table:formula="of:=[.O338]+[.F338]" office:value-type="float" office:value="0.640403112729078" calcext:value-type="float">
            <text:p>0.640403112729078</text:p>
          </table:table-cell>
          <table:table-cell table:formula="of:=[.O338]+[.J338]" office:value-type="float" office:value="0.415897201167613" calcext:value-type="float">
            <text:p>0.415897201167613</text:p>
          </table:table-cell>
          <table:table-cell table:formula="of:=[.O338]+[.N338]" office:value-type="float" office:value="0.631309013790886" calcext:value-type="float">
            <text:p>0.631309013790886</text:p>
          </table:table-cell>
          <table:table-cell table:formula="of:=MAX(0; [.$B$2]*0.5 - ABS([.B338]))*[.$D$88]/(([.$B$2]*0.5)^2)" office:value-type="float" office:value="0" calcext:value-type="float">
            <text:p>0</text:p>
          </table:table-cell>
          <table:table-cell table:formula="of:=MAX(0; [.$B$6]*0.5 - ABS([.$B338]))*[.$D$88]/(([.$B$6]*0.5)^2)" office:value-type="float" office:value="0" calcext:value-type="float">
            <text:p>0</text:p>
          </table:table-cell>
          <table:table-cell table:formula="of:=MAX(0; [.$B$10]*0.5 - ABS([.$B338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2.98" calcext:value-type="float">
            <text:p>2.98</text:p>
          </table:table-cell>
          <table:table-cell table:formula="of:=[.A339]*[.$B$88]" office:value-type="float" office:value="0.0894" calcext:value-type="float">
            <text:p>0.0894</text:p>
          </table:table-cell>
          <table:table-cell table:formula="of:=MIN([.B339]*[.$B$11];[.$B$12])" office:value-type="float" office:value="150" calcext:value-type="float">
            <text:p>150</text:p>
          </table:table-cell>
          <table:table-cell table:formula="of:=[.C339]*[.$B$14]*[.$B$15]" office:value-type="float" office:value="13.5" calcext:value-type="float">
            <text:p>13.5</text:p>
          </table:table-cell>
          <table:table-cell table:formula="of:=[.D339]/[.$B$13]" office:value-type="float" office:value="5.61264778903662" calcext:value-type="float">
            <text:p>5.61264778903662</text:p>
          </table:table-cell>
          <table:table-cell table:formula="of:=[.E339]*[.$B$1]" office:value-type="float" office:value="0.224505911561465" calcext:value-type="float">
            <text:p>0.224505911561465</text:p>
          </table:table-cell>
          <table:table-cell table:formula="of:=[.E339]*[.$B$3]" office:value-type="float" office:value="0" calcext:value-type="float">
            <text:p>0</text:p>
          </table:table-cell>
          <table:table-cell table:formula="of:=[.E339]/[.$B$5]" office:value-type="float" office:value="5.61264778903664" calcext:value-type="float">
            <text:p>5.613</text:p>
          </table:table-cell>
          <table:table-cell table:formula="of:=[.$B$4]*(1-1/(1+[.H339]))" office:value-type="float" office:value="0" calcext:value-type="float">
            <text:p>0</text:p>
          </table:table-cell>
          <table:table-cell table:formula="of:=[.G339]+[.I339]" office:value-type="float" office:value="0" calcext:value-type="float">
            <text:p>0</text:p>
          </table:table-cell>
          <table:table-cell table:formula="of:=[.E339]*[.$B$7]" office:value-type="float" office:value="0.0954150124136226" calcext:value-type="float">
            <text:p>0.0954150124136226</text:p>
          </table:table-cell>
          <table:table-cell table:formula="of:=[.E339]/[.$B$9]" office:value-type="float" office:value="5.61264778903662" calcext:value-type="float">
            <text:p>5.61264778903662</text:p>
          </table:table-cell>
          <table:table-cell table:formula="of:=[.$B$8]*TANH([.L339])" office:value-type="float" office:value="0.119996800209651" calcext:value-type="float">
            <text:p>0.119996800209651</text:p>
          </table:table-cell>
          <table:table-cell table:formula="of:=[.K339]+[.M339]" office:value-type="float" office:value="0.215411812623274" calcext:value-type="float">
            <text:p>0.215411812623274</text:p>
          </table:table-cell>
          <table:table-cell table:formula="of:=[.O338]+[.E339]*[.$D$88]" office:value-type="float" office:value="0.419264789841035" calcext:value-type="float">
            <text:p>0.419264789841035</text:p>
          </table:table-cell>
          <table:table-cell table:formula="of:=[.O339]+[.F339]" office:value-type="float" office:value="0.6437707014025" calcext:value-type="float">
            <text:p>0.6437707014025</text:p>
          </table:table-cell>
          <table:table-cell table:formula="of:=[.O339]+[.J339]" office:value-type="float" office:value="0.419264789841035" calcext:value-type="float">
            <text:p>0.419264789841035</text:p>
          </table:table-cell>
          <table:table-cell table:formula="of:=[.O339]+[.N339]" office:value-type="float" office:value="0.634676602464309" calcext:value-type="float">
            <text:p>0.634676602464309</text:p>
          </table:table-cell>
          <table:table-cell table:formula="of:=MAX(0; [.$B$2]*0.5 - ABS([.B339]))*[.$D$88]/(([.$B$2]*0.5)^2)" office:value-type="float" office:value="0" calcext:value-type="float">
            <text:p>0</text:p>
          </table:table-cell>
          <table:table-cell table:formula="of:=MAX(0; [.$B$6]*0.5 - ABS([.$B339]))*[.$D$88]/(([.$B$6]*0.5)^2)" office:value-type="float" office:value="0" calcext:value-type="float">
            <text:p>0</text:p>
          </table:table-cell>
          <table:table-cell table:formula="of:=MAX(0; [.$B$10]*0.5 - ABS([.$B339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340]*[.$B$88]" office:value-type="float" office:value="0.09" calcext:value-type="float">
            <text:p>0.09</text:p>
          </table:table-cell>
          <table:table-cell table:formula="of:=MIN([.B340]*[.$B$11];[.$B$12])" office:value-type="float" office:value="150" calcext:value-type="float">
            <text:p>150</text:p>
          </table:table-cell>
          <table:table-cell table:formula="of:=[.C340]*[.$B$14]*[.$B$15]" office:value-type="float" office:value="13.5" calcext:value-type="float">
            <text:p>13.5</text:p>
          </table:table-cell>
          <table:table-cell table:formula="of:=[.D340]/[.$B$13]" office:value-type="float" office:value="5.61264778903662" calcext:value-type="float">
            <text:p>5.61264778903662</text:p>
          </table:table-cell>
          <table:table-cell table:formula="of:=[.E340]*[.$B$1]" office:value-type="float" office:value="0.224505911561465" calcext:value-type="float">
            <text:p>0.224505911561465</text:p>
          </table:table-cell>
          <table:table-cell table:formula="of:=[.E340]*[.$B$3]" office:value-type="float" office:value="0" calcext:value-type="float">
            <text:p>0</text:p>
          </table:table-cell>
          <table:table-cell table:formula="of:=[.E340]/[.$B$5]" office:value-type="float" office:value="5.61264778903664" calcext:value-type="float">
            <text:p>5.613</text:p>
          </table:table-cell>
          <table:table-cell table:formula="of:=[.$B$4]*(1-1/(1+[.H340]))" office:value-type="float" office:value="0" calcext:value-type="float">
            <text:p>0</text:p>
          </table:table-cell>
          <table:table-cell table:formula="of:=[.G340]+[.I340]" office:value-type="float" office:value="0" calcext:value-type="float">
            <text:p>0</text:p>
          </table:table-cell>
          <table:table-cell table:formula="of:=[.E340]*[.$B$7]" office:value-type="float" office:value="0.0954150124136226" calcext:value-type="float">
            <text:p>0.0954150124136226</text:p>
          </table:table-cell>
          <table:table-cell table:formula="of:=[.E340]/[.$B$9]" office:value-type="float" office:value="5.61264778903662" calcext:value-type="float">
            <text:p>5.61264778903662</text:p>
          </table:table-cell>
          <table:table-cell table:formula="of:=[.$B$8]*TANH([.L340])" office:value-type="float" office:value="0.119996800209651" calcext:value-type="float">
            <text:p>0.119996800209651</text:p>
          </table:table-cell>
          <table:table-cell table:formula="of:=[.K340]+[.M340]" office:value-type="float" office:value="0.215411812623274" calcext:value-type="float">
            <text:p>0.215411812623274</text:p>
          </table:table-cell>
          <table:table-cell table:formula="of:=[.O339]+[.E340]*[.$D$88]" office:value-type="float" office:value="0.422632378514457" calcext:value-type="float">
            <text:p>0.422632378514457</text:p>
          </table:table-cell>
          <table:table-cell table:formula="of:=[.O340]+[.F340]" office:value-type="float" office:value="0.647138290075922" calcext:value-type="float">
            <text:p>0.647138290075922</text:p>
          </table:table-cell>
          <table:table-cell table:formula="of:=[.O340]+[.J340]" office:value-type="float" office:value="0.422632378514457" calcext:value-type="float">
            <text:p>0.422632378514457</text:p>
          </table:table-cell>
          <table:table-cell table:formula="of:=[.O340]+[.N340]" office:value-type="float" office:value="0.63804419113773" calcext:value-type="float">
            <text:p>0.63804419113773</text:p>
          </table:table-cell>
          <table:table-cell table:formula="of:=MAX(0; [.$B$2]*0.5 - ABS([.B340]))*[.$D$88]/(([.$B$2]*0.5)^2)" office:value-type="float" office:value="0" calcext:value-type="float">
            <text:p>0</text:p>
          </table:table-cell>
          <table:table-cell table:formula="of:=MAX(0; [.$B$6]*0.5 - ABS([.$B340]))*[.$D$88]/(([.$B$6]*0.5)^2)" office:value-type="float" office:value="0" calcext:value-type="float">
            <text:p>0</text:p>
          </table:table-cell>
          <table:table-cell table:formula="of:=MAX(0; [.$B$10]*0.5 - ABS([.$B340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float" office:value="3.02" calcext:value-type="float">
            <text:p>3.02</text:p>
          </table:table-cell>
          <table:table-cell table:formula="of:=[.A341]*[.$B$88]" office:value-type="float" office:value="0.0906" calcext:value-type="float">
            <text:p>0.0906</text:p>
          </table:table-cell>
          <table:table-cell table:formula="of:=MIN([.B341]*[.$B$11];[.$B$12])" office:value-type="float" office:value="150" calcext:value-type="float">
            <text:p>150</text:p>
          </table:table-cell>
          <table:table-cell table:formula="of:=[.C341]*[.$B$14]*[.$B$15]" office:value-type="float" office:value="13.5" calcext:value-type="float">
            <text:p>13.5</text:p>
          </table:table-cell>
          <table:table-cell table:formula="of:=[.D341]/[.$B$13]" office:value-type="float" office:value="5.61264778903662" calcext:value-type="float">
            <text:p>5.61264778903662</text:p>
          </table:table-cell>
          <table:table-cell table:formula="of:=[.E341]*[.$B$1]" office:value-type="float" office:value="0.224505911561465" calcext:value-type="float">
            <text:p>0.224505911561465</text:p>
          </table:table-cell>
          <table:table-cell table:formula="of:=[.E341]*[.$B$3]" office:value-type="float" office:value="0" calcext:value-type="float">
            <text:p>0</text:p>
          </table:table-cell>
          <table:table-cell table:formula="of:=[.E341]/[.$B$5]" office:value-type="float" office:value="5.61264778903664" calcext:value-type="float">
            <text:p>5.613</text:p>
          </table:table-cell>
          <table:table-cell table:formula="of:=[.$B$4]*(1-1/(1+[.H341]))" office:value-type="float" office:value="0" calcext:value-type="float">
            <text:p>0</text:p>
          </table:table-cell>
          <table:table-cell table:formula="of:=[.G341]+[.I341]" office:value-type="float" office:value="0" calcext:value-type="float">
            <text:p>0</text:p>
          </table:table-cell>
          <table:table-cell table:formula="of:=[.E341]*[.$B$7]" office:value-type="float" office:value="0.0954150124136226" calcext:value-type="float">
            <text:p>0.0954150124136226</text:p>
          </table:table-cell>
          <table:table-cell table:formula="of:=[.E341]/[.$B$9]" office:value-type="float" office:value="5.61264778903662" calcext:value-type="float">
            <text:p>5.61264778903662</text:p>
          </table:table-cell>
          <table:table-cell table:formula="of:=[.$B$8]*TANH([.L341])" office:value-type="float" office:value="0.119996800209651" calcext:value-type="float">
            <text:p>0.119996800209651</text:p>
          </table:table-cell>
          <table:table-cell table:formula="of:=[.K341]+[.M341]" office:value-type="float" office:value="0.215411812623274" calcext:value-type="float">
            <text:p>0.215411812623274</text:p>
          </table:table-cell>
          <table:table-cell table:formula="of:=[.O340]+[.E341]*[.$D$88]" office:value-type="float" office:value="0.425999967187879" calcext:value-type="float">
            <text:p>0.425999967187879</text:p>
          </table:table-cell>
          <table:table-cell table:formula="of:=[.O341]+[.F341]" office:value-type="float" office:value="0.650505878749344" calcext:value-type="float">
            <text:p>0.650505878749344</text:p>
          </table:table-cell>
          <table:table-cell table:formula="of:=[.O341]+[.J341]" office:value-type="float" office:value="0.425999967187879" calcext:value-type="float">
            <text:p>0.425999967187879</text:p>
          </table:table-cell>
          <table:table-cell table:formula="of:=[.O341]+[.N341]" office:value-type="float" office:value="0.641411779811152" calcext:value-type="float">
            <text:p>0.641411779811152</text:p>
          </table:table-cell>
          <table:table-cell table:formula="of:=MAX(0; [.$B$2]*0.5 - ABS([.B341]))*[.$D$88]/(([.$B$2]*0.5)^2)" office:value-type="float" office:value="0" calcext:value-type="float">
            <text:p>0</text:p>
          </table:table-cell>
          <table:table-cell table:formula="of:=MAX(0; [.$B$6]*0.5 - ABS([.$B341]))*[.$D$88]/(([.$B$6]*0.5)^2)" office:value-type="float" office:value="0" calcext:value-type="float">
            <text:p>0</text:p>
          </table:table-cell>
          <table:table-cell table:formula="of:=MAX(0; [.$B$10]*0.5 - ABS([.$B341]))*[.$D$88]/(([.$B$10]*0.5)^2)" office:value-type="float" office:value="0" calcext:value-type="float">
            <text:p>0</text:p>
          </table:table-cell>
          <table:table-cell table:number-columns-repeated="1636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32" office:value-type="string" calcext:value-type="string" table:number-columns-spanned="12" table:number-rows-spanned="1">
            <text:p>smooth only advance, not base position</text:p>
          </table:table-cell>
          <table:covered-table-cell table:number-columns-repeated="11"/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table:number-columns-repeated="3"/>
          <table:table-cell office:value-type="string" calcext:value-type="string">
            <text:p>acceleration</text:p>
          </table:table-cell>
          <table:table-cell table:number-columns-repeated="16362"/>
          <table:table-cell table:style-name="Default" table:number-columns-repeated="12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ciprocal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ciprocal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ciprocal</text:p>
          </table:table-cell>
          <table:table-cell office:value-type="string" calcext:value-type="string">
            <text:p>tanh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40]" office:value-type="float" office:value="-0.03" calcext:value-type="float">
            <text:p>-0.03</text:p>
          </table:table-cell>
          <table:table-cell table:formula="of:=[.Y140]" office:value-type="float" office:value="0" calcext:value-type="float">
            <text:p>0</text:p>
          </table:table-cell>
          <table:table-cell table:formula="of:=[.Z140]" office:value-type="float" office:value="0" calcext:value-type="float">
            <text:p>0</text:p>
          </table:table-cell>
          <table:table-cell table:formula="of:=[.AA140]" office:value-type="float" office:value="0" calcext:value-type="float">
            <text:p>0</text:p>
          </table:table-cell>
          <table:table-cell table:formula="of:=[.B347]" office:value-type="float" office:value="-0.03" calcext:value-type="float">
            <text:p>-0.03</text:p>
          </table:table-cell>
          <table:table-cell table:formula="of:=[.AB140]" office:value-type="float" office:value="0" calcext:value-type="float">
            <text:p>0</text:p>
          </table:table-cell>
          <table:table-cell table:style-name="ce27" table:formula="of:=[.AC140]" office:value-type="float" office:value="0" calcext:value-type="float">
            <text:p>0</text:p>
          </table:table-cell>
          <table:table-cell table:formula="of:=[.AD140]" office:value-type="float" office:value="0" calcext:value-type="float">
            <text:p>0</text:p>
          </table:table-cell>
          <table:table-cell table:formula="of:=[.F347]" office:value-type="float" office:value="-0.03" calcext:value-type="float">
            <text:p>-0.03</text:p>
          </table:table-cell>
          <table:table-cell table:formula="of:=[.G347]" office:value-type="float" office:value="0" calcext:value-type="float">
            <text:p>0</text:p>
          </table:table-cell>
          <table:table-cell table:formula="of:=[.H347]" office:value-type="float" office:value="0" calcext:value-type="float">
            <text:p>0</text:p>
          </table:table-cell>
          <table:table-cell table:formula="of:=[.I347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41]" office:value-type="float" office:value="-0.0294" calcext:value-type="float">
            <text:p>-0.0294</text:p>
          </table:table-cell>
          <table:table-cell table:formula="of:=[.Y141]" office:value-type="float" office:value="0" calcext:value-type="float">
            <text:p>0</text:p>
          </table:table-cell>
          <table:table-cell table:formula="of:=[.Z141]" office:value-type="float" office:value="0" calcext:value-type="float">
            <text:p>0</text:p>
          </table:table-cell>
          <table:table-cell table:formula="of:=[.AA141]" office:value-type="float" office:value="0" calcext:value-type="float">
            <text:p>0</text:p>
          </table:table-cell>
          <table:table-cell table:formula="of:=[.B348]" office:value-type="float" office:value="-0.0294" calcext:value-type="float">
            <text:p>-0.0294</text:p>
          </table:table-cell>
          <table:table-cell table:formula="of:=[.AB141]" office:value-type="float" office:value="0" calcext:value-type="float">
            <text:p>0</text:p>
          </table:table-cell>
          <table:table-cell table:style-name="ce27" table:formula="of:=[.AC141]" office:value-type="float" office:value="0" calcext:value-type="float">
            <text:p>0</text:p>
          </table:table-cell>
          <table:table-cell table:formula="of:=[.AD141]" office:value-type="float" office:value="0" calcext:value-type="float">
            <text:p>0</text:p>
          </table:table-cell>
          <table:table-cell table:formula="of:=[.F348]" office:value-type="float" office:value="-0.0294" calcext:value-type="float">
            <text:p>-0.0294</text:p>
          </table:table-cell>
          <table:table-cell table:formula="of:=[.AE141]" office:value-type="float" office:value="0" calcext:value-type="float">
            <text:p>0</text:p>
          </table:table-cell>
          <table:table-cell table:formula="of:=[.AF141]" office:value-type="float" office:value="0" calcext:value-type="float">
            <text:p>0</text:p>
          </table:table-cell>
          <table:table-cell table:formula="of:=[.AG141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42]" office:value-type="float" office:value="-0.0288" calcext:value-type="float">
            <text:p>-0.0288</text:p>
          </table:table-cell>
          <table:table-cell table:formula="of:=[.Y142]" office:value-type="float" office:value="0" calcext:value-type="float">
            <text:p>0</text:p>
          </table:table-cell>
          <table:table-cell table:formula="of:=[.Z142]" office:value-type="float" office:value="0" calcext:value-type="float">
            <text:p>0</text:p>
          </table:table-cell>
          <table:table-cell table:formula="of:=[.AA142]" office:value-type="float" office:value="0" calcext:value-type="float">
            <text:p>0</text:p>
          </table:table-cell>
          <table:table-cell table:formula="of:=[.B349]" office:value-type="float" office:value="-0.0288" calcext:value-type="float">
            <text:p>-0.0288</text:p>
          </table:table-cell>
          <table:table-cell table:formula="of:=[.AB142]" office:value-type="float" office:value="0" calcext:value-type="float">
            <text:p>0</text:p>
          </table:table-cell>
          <table:table-cell table:style-name="ce27" table:formula="of:=[.AC142]" office:value-type="float" office:value="0" calcext:value-type="float">
            <text:p>0</text:p>
          </table:table-cell>
          <table:table-cell table:formula="of:=[.AD142]" office:value-type="float" office:value="0" calcext:value-type="float">
            <text:p>0</text:p>
          </table:table-cell>
          <table:table-cell table:formula="of:=[.F349]" office:value-type="float" office:value="-0.0288" calcext:value-type="float">
            <text:p>-0.0288</text:p>
          </table:table-cell>
          <table:table-cell table:formula="of:=[.AE142]" office:value-type="float" office:value="0" calcext:value-type="float">
            <text:p>0</text:p>
          </table:table-cell>
          <table:table-cell table:formula="of:=[.AF142]" office:value-type="float" office:value="0" calcext:value-type="float">
            <text:p>0</text:p>
          </table:table-cell>
          <table:table-cell table:formula="of:=[.AG142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43]" office:value-type="float" office:value="-0.0282" calcext:value-type="float">
            <text:p>-0.0282</text:p>
          </table:table-cell>
          <table:table-cell table:formula="of:=[.Y143]" office:value-type="float" office:value="0" calcext:value-type="float">
            <text:p>0</text:p>
          </table:table-cell>
          <table:table-cell table:formula="of:=[.Z143]" office:value-type="float" office:value="0" calcext:value-type="float">
            <text:p>0</text:p>
          </table:table-cell>
          <table:table-cell table:formula="of:=[.AA143]" office:value-type="float" office:value="0" calcext:value-type="float">
            <text:p>0</text:p>
          </table:table-cell>
          <table:table-cell table:formula="of:=[.B350]" office:value-type="float" office:value="-0.0282" calcext:value-type="float">
            <text:p>-0.0282</text:p>
          </table:table-cell>
          <table:table-cell table:formula="of:=[.AB143]" office:value-type="float" office:value="0" calcext:value-type="float">
            <text:p>0</text:p>
          </table:table-cell>
          <table:table-cell table:style-name="ce27" table:formula="of:=[.AC143]" office:value-type="float" office:value="0" calcext:value-type="float">
            <text:p>0</text:p>
          </table:table-cell>
          <table:table-cell table:formula="of:=[.AD143]" office:value-type="float" office:value="0" calcext:value-type="float">
            <text:p>0</text:p>
          </table:table-cell>
          <table:table-cell table:formula="of:=[.F350]" office:value-type="float" office:value="-0.0282" calcext:value-type="float">
            <text:p>-0.0282</text:p>
          </table:table-cell>
          <table:table-cell table:formula="of:=[.AE143]" office:value-type="float" office:value="0" calcext:value-type="float">
            <text:p>0</text:p>
          </table:table-cell>
          <table:table-cell table:formula="of:=[.AF143]" office:value-type="float" office:value="0" calcext:value-type="float">
            <text:p>0</text:p>
          </table:table-cell>
          <table:table-cell table:formula="of:=[.AG143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44]" office:value-type="float" office:value="-0.0276" calcext:value-type="float">
            <text:p>-0.0276</text:p>
          </table:table-cell>
          <table:table-cell table:formula="of:=[.Y144]" office:value-type="float" office:value="0" calcext:value-type="float">
            <text:p>0</text:p>
          </table:table-cell>
          <table:table-cell table:formula="of:=[.Z144]" office:value-type="float" office:value="0" calcext:value-type="float">
            <text:p>0</text:p>
          </table:table-cell>
          <table:table-cell table:formula="of:=[.AA144]" office:value-type="float" office:value="0" calcext:value-type="float">
            <text:p>0</text:p>
          </table:table-cell>
          <table:table-cell table:formula="of:=[.B351]" office:value-type="float" office:value="-0.0276" calcext:value-type="float">
            <text:p>-0.0276</text:p>
          </table:table-cell>
          <table:table-cell table:formula="of:=[.AB144]" office:value-type="float" office:value="0" calcext:value-type="float">
            <text:p>0</text:p>
          </table:table-cell>
          <table:table-cell table:style-name="ce27" table:formula="of:=[.AC144]" office:value-type="float" office:value="0" calcext:value-type="float">
            <text:p>0</text:p>
          </table:table-cell>
          <table:table-cell table:formula="of:=[.AD144]" office:value-type="float" office:value="0" calcext:value-type="float">
            <text:p>0</text:p>
          </table:table-cell>
          <table:table-cell table:formula="of:=[.F351]" office:value-type="float" office:value="-0.0276" calcext:value-type="float">
            <text:p>-0.0276</text:p>
          </table:table-cell>
          <table:table-cell table:formula="of:=[.AE144]" office:value-type="float" office:value="0" calcext:value-type="float">
            <text:p>0</text:p>
          </table:table-cell>
          <table:table-cell table:formula="of:=[.AF144]" office:value-type="float" office:value="0" calcext:value-type="float">
            <text:p>0</text:p>
          </table:table-cell>
          <table:table-cell table:formula="of:=[.AG144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45]" office:value-type="float" office:value="-0.027" calcext:value-type="float">
            <text:p>-0.027</text:p>
          </table:table-cell>
          <table:table-cell table:formula="of:=[.Y145]" office:value-type="float" office:value="0" calcext:value-type="float">
            <text:p>0</text:p>
          </table:table-cell>
          <table:table-cell table:formula="of:=[.Z145]" office:value-type="float" office:value="0" calcext:value-type="float">
            <text:p>0</text:p>
          </table:table-cell>
          <table:table-cell table:formula="of:=[.AA145]" office:value-type="float" office:value="0" calcext:value-type="float">
            <text:p>0</text:p>
          </table:table-cell>
          <table:table-cell table:formula="of:=[.B352]" office:value-type="float" office:value="-0.027" calcext:value-type="float">
            <text:p>-0.027</text:p>
          </table:table-cell>
          <table:table-cell table:formula="of:=[.AB145]" office:value-type="float" office:value="0" calcext:value-type="float">
            <text:p>0</text:p>
          </table:table-cell>
          <table:table-cell table:style-name="ce27" table:formula="of:=[.AC145]" office:value-type="float" office:value="0" calcext:value-type="float">
            <text:p>0</text:p>
          </table:table-cell>
          <table:table-cell table:formula="of:=[.AD145]" office:value-type="float" office:value="0" calcext:value-type="float">
            <text:p>0</text:p>
          </table:table-cell>
          <table:table-cell table:formula="of:=[.F352]" office:value-type="float" office:value="-0.027" calcext:value-type="float">
            <text:p>-0.027</text:p>
          </table:table-cell>
          <table:table-cell table:formula="of:=[.AE145]" office:value-type="float" office:value="0" calcext:value-type="float">
            <text:p>0</text:p>
          </table:table-cell>
          <table:table-cell table:formula="of:=[.AF145]" office:value-type="float" office:value="0" calcext:value-type="float">
            <text:p>0</text:p>
          </table:table-cell>
          <table:table-cell table:formula="of:=[.AG145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46]" office:value-type="float" office:value="-0.0264" calcext:value-type="float">
            <text:p>-0.0264</text:p>
          </table:table-cell>
          <table:table-cell table:formula="of:=[.Y146]" office:value-type="float" office:value="0" calcext:value-type="float">
            <text:p>0</text:p>
          </table:table-cell>
          <table:table-cell table:formula="of:=[.Z146]" office:value-type="float" office:value="0" calcext:value-type="float">
            <text:p>0</text:p>
          </table:table-cell>
          <table:table-cell table:formula="of:=[.AA146]" office:value-type="float" office:value="0" calcext:value-type="float">
            <text:p>0</text:p>
          </table:table-cell>
          <table:table-cell table:formula="of:=[.B353]" office:value-type="float" office:value="-0.0264" calcext:value-type="float">
            <text:p>-0.0264</text:p>
          </table:table-cell>
          <table:table-cell table:formula="of:=[.AB146]" office:value-type="float" office:value="0" calcext:value-type="float">
            <text:p>0</text:p>
          </table:table-cell>
          <table:table-cell table:style-name="ce27" table:formula="of:=[.AC146]" office:value-type="float" office:value="0" calcext:value-type="float">
            <text:p>0</text:p>
          </table:table-cell>
          <table:table-cell table:formula="of:=[.AD146]" office:value-type="float" office:value="0" calcext:value-type="float">
            <text:p>0</text:p>
          </table:table-cell>
          <table:table-cell table:formula="of:=[.F353]" office:value-type="float" office:value="-0.0264" calcext:value-type="float">
            <text:p>-0.0264</text:p>
          </table:table-cell>
          <table:table-cell table:formula="of:=[.AE146]" office:value-type="float" office:value="0" calcext:value-type="float">
            <text:p>0</text:p>
          </table:table-cell>
          <table:table-cell table:formula="of:=[.AF146]" office:value-type="float" office:value="0" calcext:value-type="float">
            <text:p>0</text:p>
          </table:table-cell>
          <table:table-cell table:formula="of:=[.AG146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47]" office:value-type="float" office:value="-0.0258" calcext:value-type="float">
            <text:p>-0.0258</text:p>
          </table:table-cell>
          <table:table-cell table:formula="of:=[.Y147]" office:value-type="float" office:value="0" calcext:value-type="float">
            <text:p>0</text:p>
          </table:table-cell>
          <table:table-cell table:formula="of:=[.Z147]" office:value-type="float" office:value="0" calcext:value-type="float">
            <text:p>0</text:p>
          </table:table-cell>
          <table:table-cell table:formula="of:=[.AA147]" office:value-type="float" office:value="0" calcext:value-type="float">
            <text:p>0</text:p>
          </table:table-cell>
          <table:table-cell table:formula="of:=[.B354]" office:value-type="float" office:value="-0.0258" calcext:value-type="float">
            <text:p>-0.0258</text:p>
          </table:table-cell>
          <table:table-cell table:formula="of:=[.AB147]" office:value-type="float" office:value="0" calcext:value-type="float">
            <text:p>0</text:p>
          </table:table-cell>
          <table:table-cell table:style-name="ce27" table:formula="of:=[.AC147]" office:value-type="float" office:value="0" calcext:value-type="float">
            <text:p>0</text:p>
          </table:table-cell>
          <table:table-cell table:formula="of:=[.AD147]" office:value-type="float" office:value="0" calcext:value-type="float">
            <text:p>0</text:p>
          </table:table-cell>
          <table:table-cell table:formula="of:=[.F354]" office:value-type="float" office:value="-0.0258" calcext:value-type="float">
            <text:p>-0.0258</text:p>
          </table:table-cell>
          <table:table-cell table:formula="of:=[.AE147]" office:value-type="float" office:value="0" calcext:value-type="float">
            <text:p>0</text:p>
          </table:table-cell>
          <table:table-cell table:formula="of:=[.AF147]" office:value-type="float" office:value="0" calcext:value-type="float">
            <text:p>0</text:p>
          </table:table-cell>
          <table:table-cell table:formula="of:=[.AG147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48]" office:value-type="float" office:value="-0.0252" calcext:value-type="float">
            <text:p>-0.0252</text:p>
          </table:table-cell>
          <table:table-cell table:formula="of:=[.Y148]" office:value-type="float" office:value="0" calcext:value-type="float">
            <text:p>0</text:p>
          </table:table-cell>
          <table:table-cell table:formula="of:=[.Z148]" office:value-type="float" office:value="0" calcext:value-type="float">
            <text:p>0</text:p>
          </table:table-cell>
          <table:table-cell table:formula="of:=[.AA148]" office:value-type="float" office:value="0" calcext:value-type="float">
            <text:p>0</text:p>
          </table:table-cell>
          <table:table-cell table:formula="of:=[.B355]" office:value-type="float" office:value="-0.0252" calcext:value-type="float">
            <text:p>-0.0252</text:p>
          </table:table-cell>
          <table:table-cell table:formula="of:=[.AB148]" office:value-type="float" office:value="0" calcext:value-type="float">
            <text:p>0</text:p>
          </table:table-cell>
          <table:table-cell table:style-name="ce27" table:formula="of:=[.AC148]" office:value-type="float" office:value="0" calcext:value-type="float">
            <text:p>0</text:p>
          </table:table-cell>
          <table:table-cell table:formula="of:=[.AD148]" office:value-type="float" office:value="0" calcext:value-type="float">
            <text:p>0</text:p>
          </table:table-cell>
          <table:table-cell table:formula="of:=[.F355]" office:value-type="float" office:value="-0.0252" calcext:value-type="float">
            <text:p>-0.0252</text:p>
          </table:table-cell>
          <table:table-cell table:formula="of:=[.AE148]" office:value-type="float" office:value="0" calcext:value-type="float">
            <text:p>0</text:p>
          </table:table-cell>
          <table:table-cell table:formula="of:=[.AF148]" office:value-type="float" office:value="0" calcext:value-type="float">
            <text:p>0</text:p>
          </table:table-cell>
          <table:table-cell table:formula="of:=[.AG148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49]" office:value-type="float" office:value="-0.0246" calcext:value-type="float">
            <text:p>-0.0246</text:p>
          </table:table-cell>
          <table:table-cell table:formula="of:=[.Y149]" office:value-type="float" office:value="0" calcext:value-type="float">
            <text:p>0</text:p>
          </table:table-cell>
          <table:table-cell table:formula="of:=[.Z149]" office:value-type="float" office:value="0" calcext:value-type="float">
            <text:p>0</text:p>
          </table:table-cell>
          <table:table-cell table:formula="of:=[.AA149]" office:value-type="float" office:value="0" calcext:value-type="float">
            <text:p>0</text:p>
          </table:table-cell>
          <table:table-cell table:formula="of:=[.B356]" office:value-type="float" office:value="-0.0246" calcext:value-type="float">
            <text:p>-0.0246</text:p>
          </table:table-cell>
          <table:table-cell table:formula="of:=[.AB149]" office:value-type="float" office:value="0" calcext:value-type="float">
            <text:p>0</text:p>
          </table:table-cell>
          <table:table-cell table:style-name="ce27" table:formula="of:=[.AC149]" office:value-type="float" office:value="0" calcext:value-type="float">
            <text:p>0</text:p>
          </table:table-cell>
          <table:table-cell table:formula="of:=[.AD149]" office:value-type="float" office:value="0" calcext:value-type="float">
            <text:p>0</text:p>
          </table:table-cell>
          <table:table-cell table:formula="of:=[.F356]" office:value-type="float" office:value="-0.0246" calcext:value-type="float">
            <text:p>-0.0246</text:p>
          </table:table-cell>
          <table:table-cell table:formula="of:=[.AE149]" office:value-type="float" office:value="0" calcext:value-type="float">
            <text:p>0</text:p>
          </table:table-cell>
          <table:table-cell table:formula="of:=[.AF149]" office:value-type="float" office:value="0" calcext:value-type="float">
            <text:p>0</text:p>
          </table:table-cell>
          <table:table-cell table:formula="of:=[.AG149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50]" office:value-type="float" office:value="-0.024" calcext:value-type="float">
            <text:p>-0.024</text:p>
          </table:table-cell>
          <table:table-cell table:formula="of:=[.Y150]" office:value-type="float" office:value="0" calcext:value-type="float">
            <text:p>0</text:p>
          </table:table-cell>
          <table:table-cell table:formula="of:=[.Z150]" office:value-type="float" office:value="0" calcext:value-type="float">
            <text:p>0</text:p>
          </table:table-cell>
          <table:table-cell table:formula="of:=[.AA150]" office:value-type="float" office:value="0" calcext:value-type="float">
            <text:p>0</text:p>
          </table:table-cell>
          <table:table-cell table:formula="of:=[.B357]" office:value-type="float" office:value="-0.024" calcext:value-type="float">
            <text:p>-0.024</text:p>
          </table:table-cell>
          <table:table-cell table:formula="of:=[.AB150]" office:value-type="float" office:value="0" calcext:value-type="float">
            <text:p>0</text:p>
          </table:table-cell>
          <table:table-cell table:style-name="ce27" table:formula="of:=[.AC150]" office:value-type="float" office:value="0" calcext:value-type="float">
            <text:p>0</text:p>
          </table:table-cell>
          <table:table-cell table:formula="of:=[.AD150]" office:value-type="float" office:value="0" calcext:value-type="float">
            <text:p>0</text:p>
          </table:table-cell>
          <table:table-cell table:formula="of:=[.F357]" office:value-type="float" office:value="-0.024" calcext:value-type="float">
            <text:p>-0.024</text:p>
          </table:table-cell>
          <table:table-cell table:formula="of:=[.AE150]" office:value-type="float" office:value="0" calcext:value-type="float">
            <text:p>0</text:p>
          </table:table-cell>
          <table:table-cell table:formula="of:=[.AF150]" office:value-type="float" office:value="0" calcext:value-type="float">
            <text:p>0</text:p>
          </table:table-cell>
          <table:table-cell table:formula="of:=[.AG150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51]" office:value-type="float" office:value="-0.0234" calcext:value-type="float">
            <text:p>-0.0234</text:p>
          </table:table-cell>
          <table:table-cell table:formula="of:=[.Y151]" office:value-type="float" office:value="0" calcext:value-type="float">
            <text:p>0</text:p>
          </table:table-cell>
          <table:table-cell table:formula="of:=[.Z151]" office:value-type="float" office:value="0" calcext:value-type="float">
            <text:p>0</text:p>
          </table:table-cell>
          <table:table-cell table:formula="of:=[.AA151]" office:value-type="float" office:value="0" calcext:value-type="float">
            <text:p>0</text:p>
          </table:table-cell>
          <table:table-cell table:formula="of:=[.B358]" office:value-type="float" office:value="-0.0234" calcext:value-type="float">
            <text:p>-0.0234</text:p>
          </table:table-cell>
          <table:table-cell table:formula="of:=[.AB151]" office:value-type="float" office:value="0" calcext:value-type="float">
            <text:p>0</text:p>
          </table:table-cell>
          <table:table-cell table:style-name="ce27" table:formula="of:=[.AC151]" office:value-type="float" office:value="0" calcext:value-type="float">
            <text:p>0</text:p>
          </table:table-cell>
          <table:table-cell table:formula="of:=[.AD151]" office:value-type="float" office:value="0" calcext:value-type="float">
            <text:p>0</text:p>
          </table:table-cell>
          <table:table-cell table:formula="of:=[.F358]" office:value-type="float" office:value="-0.0234" calcext:value-type="float">
            <text:p>-0.0234</text:p>
          </table:table-cell>
          <table:table-cell table:formula="of:=[.AE151]" office:value-type="float" office:value="0" calcext:value-type="float">
            <text:p>0</text:p>
          </table:table-cell>
          <table:table-cell table:formula="of:=[.AF151]" office:value-type="float" office:value="0" calcext:value-type="float">
            <text:p>0</text:p>
          </table:table-cell>
          <table:table-cell table:formula="of:=[.AG151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52]" office:value-type="float" office:value="-0.0228" calcext:value-type="float">
            <text:p>-0.0228</text:p>
          </table:table-cell>
          <table:table-cell table:formula="of:=[.Y152]" office:value-type="float" office:value="0" calcext:value-type="float">
            <text:p>0</text:p>
          </table:table-cell>
          <table:table-cell table:formula="of:=[.Z152]" office:value-type="float" office:value="0" calcext:value-type="float">
            <text:p>0</text:p>
          </table:table-cell>
          <table:table-cell table:formula="of:=[.AA152]" office:value-type="float" office:value="0" calcext:value-type="float">
            <text:p>0</text:p>
          </table:table-cell>
          <table:table-cell table:formula="of:=[.B359]" office:value-type="float" office:value="-0.0228" calcext:value-type="float">
            <text:p>-0.0228</text:p>
          </table:table-cell>
          <table:table-cell table:formula="of:=[.AB152]" office:value-type="float" office:value="0" calcext:value-type="float">
            <text:p>0</text:p>
          </table:table-cell>
          <table:table-cell table:style-name="ce27" table:formula="of:=[.AC152]" office:value-type="float" office:value="0" calcext:value-type="float">
            <text:p>0</text:p>
          </table:table-cell>
          <table:table-cell table:formula="of:=[.AD152]" office:value-type="float" office:value="0" calcext:value-type="float">
            <text:p>0</text:p>
          </table:table-cell>
          <table:table-cell table:formula="of:=[.F359]" office:value-type="float" office:value="-0.0228" calcext:value-type="float">
            <text:p>-0.0228</text:p>
          </table:table-cell>
          <table:table-cell table:formula="of:=[.AE152]" office:value-type="float" office:value="0" calcext:value-type="float">
            <text:p>0</text:p>
          </table:table-cell>
          <table:table-cell table:formula="of:=[.AF152]" office:value-type="float" office:value="0" calcext:value-type="float">
            <text:p>0</text:p>
          </table:table-cell>
          <table:table-cell table:formula="of:=[.AG152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53]" office:value-type="float" office:value="-0.0222" calcext:value-type="float">
            <text:p>-0.0222</text:p>
          </table:table-cell>
          <table:table-cell table:formula="of:=[.Y153]" office:value-type="float" office:value="0" calcext:value-type="float">
            <text:p>0</text:p>
          </table:table-cell>
          <table:table-cell table:formula="of:=[.Z153]" office:value-type="float" office:value="0" calcext:value-type="float">
            <text:p>0</text:p>
          </table:table-cell>
          <table:table-cell table:formula="of:=[.AA153]" office:value-type="float" office:value="0" calcext:value-type="float">
            <text:p>0</text:p>
          </table:table-cell>
          <table:table-cell table:formula="of:=[.B360]" office:value-type="float" office:value="-0.0222" calcext:value-type="float">
            <text:p>-0.0222</text:p>
          </table:table-cell>
          <table:table-cell table:formula="of:=[.AB153]" office:value-type="float" office:value="0" calcext:value-type="float">
            <text:p>0</text:p>
          </table:table-cell>
          <table:table-cell table:style-name="ce27" table:formula="of:=[.AC153]" office:value-type="float" office:value="0" calcext:value-type="float">
            <text:p>0</text:p>
          </table:table-cell>
          <table:table-cell table:formula="of:=[.AD153]" office:value-type="float" office:value="0" calcext:value-type="float">
            <text:p>0</text:p>
          </table:table-cell>
          <table:table-cell table:formula="of:=[.F360]" office:value-type="float" office:value="-0.0222" calcext:value-type="float">
            <text:p>-0.0222</text:p>
          </table:table-cell>
          <table:table-cell table:formula="of:=[.AE153]" office:value-type="float" office:value="0" calcext:value-type="float">
            <text:p>0</text:p>
          </table:table-cell>
          <table:table-cell table:formula="of:=[.AF153]" office:value-type="float" office:value="0" calcext:value-type="float">
            <text:p>0</text:p>
          </table:table-cell>
          <table:table-cell table:formula="of:=[.AG153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54]" office:value-type="float" office:value="-0.0216" calcext:value-type="float">
            <text:p>-0.0216</text:p>
          </table:table-cell>
          <table:table-cell table:formula="of:=[.Y154]" office:value-type="float" office:value="0" calcext:value-type="float">
            <text:p>0</text:p>
          </table:table-cell>
          <table:table-cell table:formula="of:=[.Z154]" office:value-type="float" office:value="0" calcext:value-type="float">
            <text:p>0</text:p>
          </table:table-cell>
          <table:table-cell table:formula="of:=[.AA154]" office:value-type="float" office:value="0" calcext:value-type="float">
            <text:p>0</text:p>
          </table:table-cell>
          <table:table-cell table:formula="of:=[.B361]" office:value-type="float" office:value="-0.0216" calcext:value-type="float">
            <text:p>-0.0216</text:p>
          </table:table-cell>
          <table:table-cell table:formula="of:=[.AB154]" office:value-type="float" office:value="0" calcext:value-type="float">
            <text:p>0</text:p>
          </table:table-cell>
          <table:table-cell table:style-name="ce27" table:formula="of:=[.AC154]" office:value-type="float" office:value="0" calcext:value-type="float">
            <text:p>0</text:p>
          </table:table-cell>
          <table:table-cell table:formula="of:=[.AD154]" office:value-type="float" office:value="0" calcext:value-type="float">
            <text:p>0</text:p>
          </table:table-cell>
          <table:table-cell table:formula="of:=[.F361]" office:value-type="float" office:value="-0.0216" calcext:value-type="float">
            <text:p>-0.0216</text:p>
          </table:table-cell>
          <table:table-cell table:formula="of:=[.AE154]" office:value-type="float" office:value="0" calcext:value-type="float">
            <text:p>0</text:p>
          </table:table-cell>
          <table:table-cell table:formula="of:=[.AF154]" office:value-type="float" office:value="0" calcext:value-type="float">
            <text:p>0</text:p>
          </table:table-cell>
          <table:table-cell table:formula="of:=[.AG154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55]" office:value-type="float" office:value="-0.021" calcext:value-type="float">
            <text:p>-0.021</text:p>
          </table:table-cell>
          <table:table-cell table:formula="of:=[.Y155]" office:value-type="float" office:value="0" calcext:value-type="float">
            <text:p>0</text:p>
          </table:table-cell>
          <table:table-cell table:formula="of:=[.Z155]" office:value-type="float" office:value="0" calcext:value-type="float">
            <text:p>0</text:p>
          </table:table-cell>
          <table:table-cell table:formula="of:=[.AA155]" office:value-type="float" office:value="0" calcext:value-type="float">
            <text:p>0</text:p>
          </table:table-cell>
          <table:table-cell table:formula="of:=[.B362]" office:value-type="float" office:value="-0.021" calcext:value-type="float">
            <text:p>-0.021</text:p>
          </table:table-cell>
          <table:table-cell table:formula="of:=[.AB155]" office:value-type="float" office:value="0" calcext:value-type="float">
            <text:p>0</text:p>
          </table:table-cell>
          <table:table-cell table:style-name="ce27" table:formula="of:=[.AC155]" office:value-type="float" office:value="0" calcext:value-type="float">
            <text:p>0</text:p>
          </table:table-cell>
          <table:table-cell table:formula="of:=[.AD155]" office:value-type="float" office:value="0" calcext:value-type="float">
            <text:p>0</text:p>
          </table:table-cell>
          <table:table-cell table:formula="of:=[.F362]" office:value-type="float" office:value="-0.021" calcext:value-type="float">
            <text:p>-0.021</text:p>
          </table:table-cell>
          <table:table-cell table:formula="of:=[.AE155]" office:value-type="float" office:value="0" calcext:value-type="float">
            <text:p>0</text:p>
          </table:table-cell>
          <table:table-cell table:formula="of:=[.AF155]" office:value-type="float" office:value="0" calcext:value-type="float">
            <text:p>0</text:p>
          </table:table-cell>
          <table:table-cell table:formula="of:=[.AG155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56]" office:value-type="float" office:value="-0.0204" calcext:value-type="float">
            <text:p>-0.0204</text:p>
          </table:table-cell>
          <table:table-cell table:formula="of:=[.Y156]" office:value-type="float" office:value="0" calcext:value-type="float">
            <text:p>0</text:p>
          </table:table-cell>
          <table:table-cell table:formula="of:=[.Z156]" office:value-type="float" office:value="0" calcext:value-type="float">
            <text:p>0</text:p>
          </table:table-cell>
          <table:table-cell table:formula="of:=[.AA156]" office:value-type="float" office:value="0" calcext:value-type="float">
            <text:p>0</text:p>
          </table:table-cell>
          <table:table-cell table:formula="of:=[.B363]" office:value-type="float" office:value="-0.0204" calcext:value-type="float">
            <text:p>-0.0204</text:p>
          </table:table-cell>
          <table:table-cell table:formula="of:=[.AB156]" office:value-type="float" office:value="0" calcext:value-type="float">
            <text:p>0</text:p>
          </table:table-cell>
          <table:table-cell table:style-name="ce27" table:formula="of:=[.AC156]" office:value-type="float" office:value="0" calcext:value-type="float">
            <text:p>0</text:p>
          </table:table-cell>
          <table:table-cell table:formula="of:=[.AD156]" office:value-type="float" office:value="0" calcext:value-type="float">
            <text:p>0</text:p>
          </table:table-cell>
          <table:table-cell table:formula="of:=[.F363]" office:value-type="float" office:value="-0.0204" calcext:value-type="float">
            <text:p>-0.0204</text:p>
          </table:table-cell>
          <table:table-cell table:formula="of:=[.AE156]" office:value-type="float" office:value="0" calcext:value-type="float">
            <text:p>0</text:p>
          </table:table-cell>
          <table:table-cell table:formula="of:=[.AF156]" office:value-type="float" office:value="0" calcext:value-type="float">
            <text:p>0</text:p>
          </table:table-cell>
          <table:table-cell table:formula="of:=[.AG156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57]" office:value-type="float" office:value="-0.0198" calcext:value-type="float">
            <text:p>-0.0198</text:p>
          </table:table-cell>
          <table:table-cell table:formula="of:=[.Y157]" office:value-type="float" office:value="0" calcext:value-type="float">
            <text:p>0</text:p>
          </table:table-cell>
          <table:table-cell table:formula="of:=[.Z157]" office:value-type="float" office:value="0" calcext:value-type="float">
            <text:p>0</text:p>
          </table:table-cell>
          <table:table-cell table:formula="of:=[.AA157]" office:value-type="float" office:value="0" calcext:value-type="float">
            <text:p>0</text:p>
          </table:table-cell>
          <table:table-cell table:formula="of:=[.B364]" office:value-type="float" office:value="-0.0198" calcext:value-type="float">
            <text:p>-0.0198</text:p>
          </table:table-cell>
          <table:table-cell table:formula="of:=[.AB157]" office:value-type="float" office:value="0" calcext:value-type="float">
            <text:p>0</text:p>
          </table:table-cell>
          <table:table-cell table:style-name="ce27" table:formula="of:=[.AC157]" office:value-type="float" office:value="0" calcext:value-type="float">
            <text:p>0</text:p>
          </table:table-cell>
          <table:table-cell table:formula="of:=[.AD157]" office:value-type="float" office:value="0" calcext:value-type="float">
            <text:p>0</text:p>
          </table:table-cell>
          <table:table-cell table:formula="of:=[.F364]" office:value-type="float" office:value="-0.0198" calcext:value-type="float">
            <text:p>-0.0198</text:p>
          </table:table-cell>
          <table:table-cell table:formula="of:=[.AE157]" office:value-type="float" office:value="0" calcext:value-type="float">
            <text:p>0</text:p>
          </table:table-cell>
          <table:table-cell table:formula="of:=[.AF157]" office:value-type="float" office:value="0" calcext:value-type="float">
            <text:p>0</text:p>
          </table:table-cell>
          <table:table-cell table:formula="of:=[.AG157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58]" office:value-type="float" office:value="-0.0192" calcext:value-type="float">
            <text:p>-0.0192</text:p>
          </table:table-cell>
          <table:table-cell table:formula="of:=[.Y158]" office:value-type="float" office:value="0" calcext:value-type="float">
            <text:p>0</text:p>
          </table:table-cell>
          <table:table-cell table:formula="of:=[.Z158]" office:value-type="float" office:value="0" calcext:value-type="float">
            <text:p>0</text:p>
          </table:table-cell>
          <table:table-cell table:formula="of:=[.AA158]" office:value-type="float" office:value="0" calcext:value-type="float">
            <text:p>0</text:p>
          </table:table-cell>
          <table:table-cell table:formula="of:=[.B365]" office:value-type="float" office:value="-0.0192" calcext:value-type="float">
            <text:p>-0.0192</text:p>
          </table:table-cell>
          <table:table-cell table:formula="of:=[.AB158]" office:value-type="float" office:value="0" calcext:value-type="float">
            <text:p>0</text:p>
          </table:table-cell>
          <table:table-cell table:style-name="ce27" table:formula="of:=[.AC158]" office:value-type="float" office:value="0" calcext:value-type="float">
            <text:p>0</text:p>
          </table:table-cell>
          <table:table-cell table:formula="of:=[.AD158]" office:value-type="float" office:value="0" calcext:value-type="float">
            <text:p>0</text:p>
          </table:table-cell>
          <table:table-cell table:formula="of:=[.F365]" office:value-type="float" office:value="-0.0192" calcext:value-type="float">
            <text:p>-0.0192</text:p>
          </table:table-cell>
          <table:table-cell table:formula="of:=[.AE158]" office:value-type="float" office:value="0" calcext:value-type="float">
            <text:p>0</text:p>
          </table:table-cell>
          <table:table-cell table:formula="of:=[.AF158]" office:value-type="float" office:value="0" calcext:value-type="float">
            <text:p>0</text:p>
          </table:table-cell>
          <table:table-cell table:formula="of:=[.AG158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59]" office:value-type="float" office:value="-0.0186" calcext:value-type="float">
            <text:p>-0.0186</text:p>
          </table:table-cell>
          <table:table-cell table:formula="of:=[.Y159]" office:value-type="float" office:value="0" calcext:value-type="float">
            <text:p>0</text:p>
          </table:table-cell>
          <table:table-cell table:formula="of:=[.Z159]" office:value-type="float" office:value="0" calcext:value-type="float">
            <text:p>0</text:p>
          </table:table-cell>
          <table:table-cell table:formula="of:=[.AA159]" office:value-type="float" office:value="0" calcext:value-type="float">
            <text:p>0</text:p>
          </table:table-cell>
          <table:table-cell table:formula="of:=[.B366]" office:value-type="float" office:value="-0.0186" calcext:value-type="float">
            <text:p>-0.0186</text:p>
          </table:table-cell>
          <table:table-cell table:formula="of:=[.AB159]" office:value-type="float" office:value="0" calcext:value-type="float">
            <text:p>0</text:p>
          </table:table-cell>
          <table:table-cell table:style-name="ce27" table:formula="of:=[.AC159]" office:value-type="float" office:value="0" calcext:value-type="float">
            <text:p>0</text:p>
          </table:table-cell>
          <table:table-cell table:formula="of:=[.AD159]" office:value-type="float" office:value="0" calcext:value-type="float">
            <text:p>0</text:p>
          </table:table-cell>
          <table:table-cell table:formula="of:=[.F366]" office:value-type="float" office:value="-0.0186" calcext:value-type="float">
            <text:p>-0.0186</text:p>
          </table:table-cell>
          <table:table-cell table:formula="of:=[.AE159]" office:value-type="float" office:value="0" calcext:value-type="float">
            <text:p>0</text:p>
          </table:table-cell>
          <table:table-cell table:formula="of:=[.AF159]" office:value-type="float" office:value="0" calcext:value-type="float">
            <text:p>0</text:p>
          </table:table-cell>
          <table:table-cell table:formula="of:=[.AG159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60]" office:value-type="float" office:value="-0.018" calcext:value-type="float">
            <text:p>-0.018</text:p>
          </table:table-cell>
          <table:table-cell table:formula="of:=[.Y160]" office:value-type="float" office:value="0" calcext:value-type="float">
            <text:p>0</text:p>
          </table:table-cell>
          <table:table-cell table:formula="of:=[.Z160]" office:value-type="float" office:value="0" calcext:value-type="float">
            <text:p>0</text:p>
          </table:table-cell>
          <table:table-cell table:formula="of:=[.AA160]" office:value-type="float" office:value="0" calcext:value-type="float">
            <text:p>0</text:p>
          </table:table-cell>
          <table:table-cell table:formula="of:=[.B367]" office:value-type="float" office:value="-0.018" calcext:value-type="float">
            <text:p>-0.018</text:p>
          </table:table-cell>
          <table:table-cell table:formula="of:=[.AB160]" office:value-type="float" office:value="0" calcext:value-type="float">
            <text:p>0</text:p>
          </table:table-cell>
          <table:table-cell table:style-name="ce27" table:formula="of:=[.AC160]" office:value-type="float" office:value="0" calcext:value-type="float">
            <text:p>0</text:p>
          </table:table-cell>
          <table:table-cell table:formula="of:=[.AD160]" office:value-type="float" office:value="0" calcext:value-type="float">
            <text:p>0</text:p>
          </table:table-cell>
          <table:table-cell table:formula="of:=[.F367]" office:value-type="float" office:value="-0.018" calcext:value-type="float">
            <text:p>-0.018</text:p>
          </table:table-cell>
          <table:table-cell table:formula="of:=[.AE160]" office:value-type="float" office:value="0" calcext:value-type="float">
            <text:p>0</text:p>
          </table:table-cell>
          <table:table-cell table:formula="of:=[.AF160]" office:value-type="float" office:value="0" calcext:value-type="float">
            <text:p>0</text:p>
          </table:table-cell>
          <table:table-cell table:formula="of:=[.AG160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61]" office:value-type="float" office:value="-0.0174" calcext:value-type="float">
            <text:p>-0.0174</text:p>
          </table:table-cell>
          <table:table-cell table:formula="of:=[.Y161]" office:value-type="float" office:value="0" calcext:value-type="float">
            <text:p>0</text:p>
          </table:table-cell>
          <table:table-cell table:formula="of:=[.Z161]" office:value-type="float" office:value="0" calcext:value-type="float">
            <text:p>0</text:p>
          </table:table-cell>
          <table:table-cell table:formula="of:=[.AA161]" office:value-type="float" office:value="0" calcext:value-type="float">
            <text:p>0</text:p>
          </table:table-cell>
          <table:table-cell table:formula="of:=[.B368]" office:value-type="float" office:value="-0.0174" calcext:value-type="float">
            <text:p>-0.0174</text:p>
          </table:table-cell>
          <table:table-cell table:formula="of:=[.AB161]" office:value-type="float" office:value="0" calcext:value-type="float">
            <text:p>0</text:p>
          </table:table-cell>
          <table:table-cell table:style-name="ce27" table:formula="of:=[.AC161]" office:value-type="float" office:value="0" calcext:value-type="float">
            <text:p>0</text:p>
          </table:table-cell>
          <table:table-cell table:formula="of:=[.AD161]" office:value-type="float" office:value="0" calcext:value-type="float">
            <text:p>0</text:p>
          </table:table-cell>
          <table:table-cell table:formula="of:=[.F368]" office:value-type="float" office:value="-0.0174" calcext:value-type="float">
            <text:p>-0.0174</text:p>
          </table:table-cell>
          <table:table-cell table:formula="of:=[.AE161]" office:value-type="float" office:value="0" calcext:value-type="float">
            <text:p>0</text:p>
          </table:table-cell>
          <table:table-cell table:formula="of:=[.AF161]" office:value-type="float" office:value="0" calcext:value-type="float">
            <text:p>0</text:p>
          </table:table-cell>
          <table:table-cell table:formula="of:=[.AG161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62]" office:value-type="float" office:value="-0.0168" calcext:value-type="float">
            <text:p>-0.0168</text:p>
          </table:table-cell>
          <table:table-cell table:formula="of:=[.Y162]" office:value-type="float" office:value="0" calcext:value-type="float">
            <text:p>0</text:p>
          </table:table-cell>
          <table:table-cell table:formula="of:=[.Z162]" office:value-type="float" office:value="0" calcext:value-type="float">
            <text:p>0</text:p>
          </table:table-cell>
          <table:table-cell table:formula="of:=[.AA162]" office:value-type="float" office:value="0" calcext:value-type="float">
            <text:p>0</text:p>
          </table:table-cell>
          <table:table-cell table:formula="of:=[.B369]" office:value-type="float" office:value="-0.0168" calcext:value-type="float">
            <text:p>-0.0168</text:p>
          </table:table-cell>
          <table:table-cell table:formula="of:=[.AB162]" office:value-type="float" office:value="0" calcext:value-type="float">
            <text:p>0</text:p>
          </table:table-cell>
          <table:table-cell table:style-name="ce27" table:formula="of:=[.AC162]" office:value-type="float" office:value="0" calcext:value-type="float">
            <text:p>0</text:p>
          </table:table-cell>
          <table:table-cell table:formula="of:=[.AD162]" office:value-type="float" office:value="0" calcext:value-type="float">
            <text:p>0</text:p>
          </table:table-cell>
          <table:table-cell table:formula="of:=[.F369]" office:value-type="float" office:value="-0.0168" calcext:value-type="float">
            <text:p>-0.0168</text:p>
          </table:table-cell>
          <table:table-cell table:formula="of:=[.AE162]" office:value-type="float" office:value="0" calcext:value-type="float">
            <text:p>0</text:p>
          </table:table-cell>
          <table:table-cell table:formula="of:=[.AF162]" office:value-type="float" office:value="0" calcext:value-type="float">
            <text:p>0</text:p>
          </table:table-cell>
          <table:table-cell table:formula="of:=[.AG162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63]" office:value-type="float" office:value="-0.0162" calcext:value-type="float">
            <text:p>-0.0162</text:p>
          </table:table-cell>
          <table:table-cell table:formula="of:=[.Y163]" office:value-type="float" office:value="0" calcext:value-type="float">
            <text:p>0</text:p>
          </table:table-cell>
          <table:table-cell table:formula="of:=[.Z163]" office:value-type="float" office:value="0" calcext:value-type="float">
            <text:p>0</text:p>
          </table:table-cell>
          <table:table-cell table:formula="of:=[.AA163]" office:value-type="float" office:value="0" calcext:value-type="float">
            <text:p>0</text:p>
          </table:table-cell>
          <table:table-cell table:formula="of:=[.B370]" office:value-type="float" office:value="-0.0162" calcext:value-type="float">
            <text:p>-0.0162</text:p>
          </table:table-cell>
          <table:table-cell table:formula="of:=[.AB163]" office:value-type="float" office:value="0" calcext:value-type="float">
            <text:p>0</text:p>
          </table:table-cell>
          <table:table-cell table:style-name="ce27" table:formula="of:=[.AC163]" office:value-type="float" office:value="0" calcext:value-type="float">
            <text:p>0</text:p>
          </table:table-cell>
          <table:table-cell table:formula="of:=[.AD163]" office:value-type="float" office:value="0" calcext:value-type="float">
            <text:p>0</text:p>
          </table:table-cell>
          <table:table-cell table:formula="of:=[.F370]" office:value-type="float" office:value="-0.0162" calcext:value-type="float">
            <text:p>-0.0162</text:p>
          </table:table-cell>
          <table:table-cell table:formula="of:=[.AE163]" office:value-type="float" office:value="0" calcext:value-type="float">
            <text:p>0</text:p>
          </table:table-cell>
          <table:table-cell table:formula="of:=[.AF163]" office:value-type="float" office:value="0" calcext:value-type="float">
            <text:p>0</text:p>
          </table:table-cell>
          <table:table-cell table:formula="of:=[.AG163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64]" office:value-type="float" office:value="-0.0156" calcext:value-type="float">
            <text:p>-0.0156</text:p>
          </table:table-cell>
          <table:table-cell table:formula="of:=[.Y164]" office:value-type="float" office:value="0" calcext:value-type="float">
            <text:p>0</text:p>
          </table:table-cell>
          <table:table-cell table:formula="of:=[.Z164]" office:value-type="float" office:value="0" calcext:value-type="float">
            <text:p>0</text:p>
          </table:table-cell>
          <table:table-cell table:formula="of:=[.AA164]" office:value-type="float" office:value="0" calcext:value-type="float">
            <text:p>0</text:p>
          </table:table-cell>
          <table:table-cell table:formula="of:=[.B371]" office:value-type="float" office:value="-0.0156" calcext:value-type="float">
            <text:p>-0.0156</text:p>
          </table:table-cell>
          <table:table-cell table:formula="of:=[.AB164]" office:value-type="float" office:value="0" calcext:value-type="float">
            <text:p>0</text:p>
          </table:table-cell>
          <table:table-cell table:style-name="ce27" table:formula="of:=[.AC164]" office:value-type="float" office:value="0" calcext:value-type="float">
            <text:p>0</text:p>
          </table:table-cell>
          <table:table-cell table:formula="of:=[.AD164]" office:value-type="float" office:value="0" calcext:value-type="float">
            <text:p>0</text:p>
          </table:table-cell>
          <table:table-cell table:formula="of:=[.F371]" office:value-type="float" office:value="-0.0156" calcext:value-type="float">
            <text:p>-0.0156</text:p>
          </table:table-cell>
          <table:table-cell table:formula="of:=[.AE164]" office:value-type="float" office:value="0" calcext:value-type="float">
            <text:p>0</text:p>
          </table:table-cell>
          <table:table-cell table:formula="of:=[.AF164]" office:value-type="float" office:value="0" calcext:value-type="float">
            <text:p>0</text:p>
          </table:table-cell>
          <table:table-cell table:formula="of:=[.AG164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65]" office:value-type="float" office:value="-0.015" calcext:value-type="float">
            <text:p>-0.015</text:p>
          </table:table-cell>
          <table:table-cell table:formula="of:=[.Y165]" office:value-type="float" office:value="0" calcext:value-type="float">
            <text:p>0</text:p>
          </table:table-cell>
          <table:table-cell table:formula="of:=[.Z165]" office:value-type="float" office:value="0" calcext:value-type="float">
            <text:p>0</text:p>
          </table:table-cell>
          <table:table-cell table:formula="of:=[.AA165]" office:value-type="float" office:value="0" calcext:value-type="float">
            <text:p>0</text:p>
          </table:table-cell>
          <table:table-cell table:formula="of:=[.B372]" office:value-type="float" office:value="-0.015" calcext:value-type="float">
            <text:p>-0.015</text:p>
          </table:table-cell>
          <table:table-cell table:formula="of:=[.AB165]" office:value-type="float" office:value="0" calcext:value-type="float">
            <text:p>0</text:p>
          </table:table-cell>
          <table:table-cell table:style-name="ce27" table:formula="of:=[.AC165]" office:value-type="float" office:value="0" calcext:value-type="float">
            <text:p>0</text:p>
          </table:table-cell>
          <table:table-cell table:formula="of:=[.AD165]" office:value-type="float" office:value="0" calcext:value-type="float">
            <text:p>0</text:p>
          </table:table-cell>
          <table:table-cell table:formula="of:=[.F372]" office:value-type="float" office:value="-0.015" calcext:value-type="float">
            <text:p>-0.015</text:p>
          </table:table-cell>
          <table:table-cell table:formula="of:=[.AE165]" office:value-type="float" office:value="0" calcext:value-type="float">
            <text:p>0</text:p>
          </table:table-cell>
          <table:table-cell table:formula="of:=[.AF165]" office:value-type="float" office:value="0" calcext:value-type="float">
            <text:p>0</text:p>
          </table:table-cell>
          <table:table-cell table:formula="of:=[.AG165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66]" office:value-type="float" office:value="-0.0144" calcext:value-type="float">
            <text:p>-0.0144</text:p>
          </table:table-cell>
          <table:table-cell table:formula="of:=[.Y166]" office:value-type="float" office:value="0" calcext:value-type="float">
            <text:p>0</text:p>
          </table:table-cell>
          <table:table-cell table:formula="of:=[.Z166]" office:value-type="float" office:value="0" calcext:value-type="float">
            <text:p>0</text:p>
          </table:table-cell>
          <table:table-cell table:formula="of:=[.AA166]" office:value-type="float" office:value="0" calcext:value-type="float">
            <text:p>0</text:p>
          </table:table-cell>
          <table:table-cell table:formula="of:=[.B373]" office:value-type="float" office:value="-0.0144" calcext:value-type="float">
            <text:p>-0.0144</text:p>
          </table:table-cell>
          <table:table-cell table:formula="of:=[.AB166]" office:value-type="float" office:value="0" calcext:value-type="float">
            <text:p>0</text:p>
          </table:table-cell>
          <table:table-cell table:style-name="ce27" table:formula="of:=[.AC166]" office:value-type="float" office:value="0" calcext:value-type="float">
            <text:p>0</text:p>
          </table:table-cell>
          <table:table-cell table:formula="of:=[.AD166]" office:value-type="float" office:value="0" calcext:value-type="float">
            <text:p>0</text:p>
          </table:table-cell>
          <table:table-cell table:formula="of:=[.F373]" office:value-type="float" office:value="-0.0144" calcext:value-type="float">
            <text:p>-0.0144</text:p>
          </table:table-cell>
          <table:table-cell table:formula="of:=[.AE166]" office:value-type="float" office:value="0" calcext:value-type="float">
            <text:p>0</text:p>
          </table:table-cell>
          <table:table-cell table:formula="of:=[.AF166]" office:value-type="float" office:value="0" calcext:value-type="float">
            <text:p>0</text:p>
          </table:table-cell>
          <table:table-cell table:formula="of:=[.AG166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67]" office:value-type="float" office:value="-0.0138" calcext:value-type="float">
            <text:p>-0.0138</text:p>
          </table:table-cell>
          <table:table-cell table:formula="of:=[.Y167]" office:value-type="float" office:value="0" calcext:value-type="float">
            <text:p>0</text:p>
          </table:table-cell>
          <table:table-cell table:formula="of:=[.Z167]" office:value-type="float" office:value="0" calcext:value-type="float">
            <text:p>0</text:p>
          </table:table-cell>
          <table:table-cell table:formula="of:=[.AA167]" office:value-type="float" office:value="0" calcext:value-type="float">
            <text:p>0</text:p>
          </table:table-cell>
          <table:table-cell table:formula="of:=[.B374]" office:value-type="float" office:value="-0.0138" calcext:value-type="float">
            <text:p>-0.0138</text:p>
          </table:table-cell>
          <table:table-cell table:formula="of:=[.AB167]" office:value-type="float" office:value="0" calcext:value-type="float">
            <text:p>0</text:p>
          </table:table-cell>
          <table:table-cell table:style-name="ce27" table:formula="of:=[.AC167]" office:value-type="float" office:value="0" calcext:value-type="float">
            <text:p>0</text:p>
          </table:table-cell>
          <table:table-cell table:formula="of:=[.AD167]" office:value-type="float" office:value="0" calcext:value-type="float">
            <text:p>0</text:p>
          </table:table-cell>
          <table:table-cell table:formula="of:=[.F374]" office:value-type="float" office:value="-0.0138" calcext:value-type="float">
            <text:p>-0.0138</text:p>
          </table:table-cell>
          <table:table-cell table:formula="of:=[.AE167]" office:value-type="float" office:value="0" calcext:value-type="float">
            <text:p>0</text:p>
          </table:table-cell>
          <table:table-cell table:formula="of:=[.AF167]" office:value-type="float" office:value="0" calcext:value-type="float">
            <text:p>0</text:p>
          </table:table-cell>
          <table:table-cell table:formula="of:=[.AG167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68]" office:value-type="float" office:value="-0.0132" calcext:value-type="float">
            <text:p>-0.0132</text:p>
          </table:table-cell>
          <table:table-cell table:formula="of:=[.Y168]" office:value-type="float" office:value="0" calcext:value-type="float">
            <text:p>0</text:p>
          </table:table-cell>
          <table:table-cell table:formula="of:=[.Z168]" office:value-type="float" office:value="0" calcext:value-type="float">
            <text:p>0</text:p>
          </table:table-cell>
          <table:table-cell table:formula="of:=[.AA168]" office:value-type="float" office:value="0" calcext:value-type="float">
            <text:p>0</text:p>
          </table:table-cell>
          <table:table-cell table:formula="of:=[.B375]" office:value-type="float" office:value="-0.0132" calcext:value-type="float">
            <text:p>-0.0132</text:p>
          </table:table-cell>
          <table:table-cell table:formula="of:=[.AB168]" office:value-type="float" office:value="0" calcext:value-type="float">
            <text:p>0</text:p>
          </table:table-cell>
          <table:table-cell table:style-name="ce27" table:formula="of:=[.AC168]" office:value-type="float" office:value="0" calcext:value-type="float">
            <text:p>0</text:p>
          </table:table-cell>
          <table:table-cell table:formula="of:=[.AD168]" office:value-type="float" office:value="0" calcext:value-type="float">
            <text:p>0</text:p>
          </table:table-cell>
          <table:table-cell table:formula="of:=[.F375]" office:value-type="float" office:value="-0.0132" calcext:value-type="float">
            <text:p>-0.0132</text:p>
          </table:table-cell>
          <table:table-cell table:formula="of:=[.AE168]" office:value-type="float" office:value="0" calcext:value-type="float">
            <text:p>0</text:p>
          </table:table-cell>
          <table:table-cell table:formula="of:=[.AF168]" office:value-type="float" office:value="0" calcext:value-type="float">
            <text:p>0</text:p>
          </table:table-cell>
          <table:table-cell table:formula="of:=[.AG168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69]" office:value-type="float" office:value="-0.0126" calcext:value-type="float">
            <text:p>-0.0126</text:p>
          </table:table-cell>
          <table:table-cell table:formula="of:=[.Y169]" office:value-type="float" office:value="0" calcext:value-type="float">
            <text:p>0</text:p>
          </table:table-cell>
          <table:table-cell table:formula="of:=[.Z169]" office:value-type="float" office:value="0" calcext:value-type="float">
            <text:p>0</text:p>
          </table:table-cell>
          <table:table-cell table:formula="of:=[.AA169]" office:value-type="float" office:value="0" calcext:value-type="float">
            <text:p>0</text:p>
          </table:table-cell>
          <table:table-cell table:formula="of:=[.B376]" office:value-type="float" office:value="-0.0126" calcext:value-type="float">
            <text:p>-0.0126</text:p>
          </table:table-cell>
          <table:table-cell table:formula="of:=[.AB169]" office:value-type="float" office:value="0" calcext:value-type="float">
            <text:p>0</text:p>
          </table:table-cell>
          <table:table-cell table:style-name="ce27" table:formula="of:=[.AC169]" office:value-type="float" office:value="0" calcext:value-type="float">
            <text:p>0</text:p>
          </table:table-cell>
          <table:table-cell table:formula="of:=[.AD169]" office:value-type="float" office:value="0" calcext:value-type="float">
            <text:p>0</text:p>
          </table:table-cell>
          <table:table-cell table:formula="of:=[.F376]" office:value-type="float" office:value="-0.0126" calcext:value-type="float">
            <text:p>-0.0126</text:p>
          </table:table-cell>
          <table:table-cell table:formula="of:=[.AE169]" office:value-type="float" office:value="0" calcext:value-type="float">
            <text:p>0</text:p>
          </table:table-cell>
          <table:table-cell table:formula="of:=[.AF169]" office:value-type="float" office:value="0" calcext:value-type="float">
            <text:p>0</text:p>
          </table:table-cell>
          <table:table-cell table:formula="of:=[.AG169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70]" office:value-type="float" office:value="-0.012" calcext:value-type="float">
            <text:p>-0.012</text:p>
          </table:table-cell>
          <table:table-cell table:formula="of:=[.Y170]" office:value-type="float" office:value="0" calcext:value-type="float">
            <text:p>0</text:p>
          </table:table-cell>
          <table:table-cell table:formula="of:=[.Z170]" office:value-type="float" office:value="0" calcext:value-type="float">
            <text:p>0</text:p>
          </table:table-cell>
          <table:table-cell table:formula="of:=[.AA170]" office:value-type="float" office:value="0" calcext:value-type="float">
            <text:p>0</text:p>
          </table:table-cell>
          <table:table-cell table:formula="of:=[.B377]" office:value-type="float" office:value="-0.012" calcext:value-type="float">
            <text:p>-0.012</text:p>
          </table:table-cell>
          <table:table-cell table:formula="of:=[.AB170]" office:value-type="float" office:value="0" calcext:value-type="float">
            <text:p>0</text:p>
          </table:table-cell>
          <table:table-cell table:style-name="ce27" table:formula="of:=[.AC170]" office:value-type="float" office:value="0" calcext:value-type="float">
            <text:p>0</text:p>
          </table:table-cell>
          <table:table-cell table:formula="of:=[.AD170]" office:value-type="float" office:value="0" calcext:value-type="float">
            <text:p>0</text:p>
          </table:table-cell>
          <table:table-cell table:formula="of:=[.F377]" office:value-type="float" office:value="-0.012" calcext:value-type="float">
            <text:p>-0.012</text:p>
          </table:table-cell>
          <table:table-cell table:formula="of:=[.AE170]" office:value-type="float" office:value="0" calcext:value-type="float">
            <text:p>0</text:p>
          </table:table-cell>
          <table:table-cell table:formula="of:=[.AF170]" office:value-type="float" office:value="0" calcext:value-type="float">
            <text:p>0</text:p>
          </table:table-cell>
          <table:table-cell table:formula="of:=[.AG170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71]" office:value-type="float" office:value="-0.0114" calcext:value-type="float">
            <text:p>-0.0114</text:p>
          </table:table-cell>
          <table:table-cell table:formula="of:=[.Y171]" office:value-type="float" office:value="0" calcext:value-type="float">
            <text:p>0</text:p>
          </table:table-cell>
          <table:table-cell table:formula="of:=[.Z171]" office:value-type="float" office:value="0" calcext:value-type="float">
            <text:p>0</text:p>
          </table:table-cell>
          <table:table-cell table:formula="of:=[.AA171]" office:value-type="float" office:value="0" calcext:value-type="float">
            <text:p>0</text:p>
          </table:table-cell>
          <table:table-cell table:formula="of:=[.B378]" office:value-type="float" office:value="-0.0114" calcext:value-type="float">
            <text:p>-0.0114</text:p>
          </table:table-cell>
          <table:table-cell table:formula="of:=[.AB171]" office:value-type="float" office:value="0" calcext:value-type="float">
            <text:p>0</text:p>
          </table:table-cell>
          <table:table-cell table:style-name="ce27" table:formula="of:=[.AC171]" office:value-type="float" office:value="0" calcext:value-type="float">
            <text:p>0</text:p>
          </table:table-cell>
          <table:table-cell table:formula="of:=[.AD171]" office:value-type="float" office:value="0" calcext:value-type="float">
            <text:p>0</text:p>
          </table:table-cell>
          <table:table-cell table:formula="of:=[.F378]" office:value-type="float" office:value="-0.0114" calcext:value-type="float">
            <text:p>-0.0114</text:p>
          </table:table-cell>
          <table:table-cell table:formula="of:=[.AE171]" office:value-type="float" office:value="0" calcext:value-type="float">
            <text:p>0</text:p>
          </table:table-cell>
          <table:table-cell table:formula="of:=[.AF171]" office:value-type="float" office:value="0" calcext:value-type="float">
            <text:p>0</text:p>
          </table:table-cell>
          <table:table-cell table:formula="of:=[.AG171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72]" office:value-type="float" office:value="-0.0108" calcext:value-type="float">
            <text:p>-0.0108</text:p>
          </table:table-cell>
          <table:table-cell table:formula="of:=[.Y172]" office:value-type="float" office:value="0" calcext:value-type="float">
            <text:p>0</text:p>
          </table:table-cell>
          <table:table-cell table:formula="of:=[.Z172]" office:value-type="float" office:value="0" calcext:value-type="float">
            <text:p>0</text:p>
          </table:table-cell>
          <table:table-cell table:formula="of:=[.AA172]" office:value-type="float" office:value="0" calcext:value-type="float">
            <text:p>0</text:p>
          </table:table-cell>
          <table:table-cell table:formula="of:=[.B379]" office:value-type="float" office:value="-0.0108" calcext:value-type="float">
            <text:p>-0.0108</text:p>
          </table:table-cell>
          <table:table-cell table:formula="of:=[.AB172]" office:value-type="float" office:value="0" calcext:value-type="float">
            <text:p>0</text:p>
          </table:table-cell>
          <table:table-cell table:style-name="ce27" table:formula="of:=[.AC172]" office:value-type="float" office:value="0" calcext:value-type="float">
            <text:p>0</text:p>
          </table:table-cell>
          <table:table-cell table:formula="of:=[.AD172]" office:value-type="float" office:value="0" calcext:value-type="float">
            <text:p>0</text:p>
          </table:table-cell>
          <table:table-cell table:formula="of:=[.F379]" office:value-type="float" office:value="-0.0108" calcext:value-type="float">
            <text:p>-0.0108</text:p>
          </table:table-cell>
          <table:table-cell table:formula="of:=[.AE172]" office:value-type="float" office:value="0" calcext:value-type="float">
            <text:p>0</text:p>
          </table:table-cell>
          <table:table-cell table:formula="of:=[.AF172]" office:value-type="float" office:value="0" calcext:value-type="float">
            <text:p>0</text:p>
          </table:table-cell>
          <table:table-cell table:formula="of:=[.AG172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73]" office:value-type="float" office:value="-0.0102" calcext:value-type="float">
            <text:p>-0.0102</text:p>
          </table:table-cell>
          <table:table-cell table:formula="of:=[.Y173]" office:value-type="float" office:value="0" calcext:value-type="float">
            <text:p>0</text:p>
          </table:table-cell>
          <table:table-cell table:formula="of:=[.Z173]" office:value-type="float" office:value="0" calcext:value-type="float">
            <text:p>0</text:p>
          </table:table-cell>
          <table:table-cell table:formula="of:=[.AA173]" office:value-type="float" office:value="0" calcext:value-type="float">
            <text:p>0</text:p>
          </table:table-cell>
          <table:table-cell table:formula="of:=[.B380]" office:value-type="float" office:value="-0.0102" calcext:value-type="float">
            <text:p>-0.0102</text:p>
          </table:table-cell>
          <table:table-cell table:formula="of:=[.AB173]" office:value-type="float" office:value="0" calcext:value-type="float">
            <text:p>0</text:p>
          </table:table-cell>
          <table:table-cell table:style-name="ce27" table:formula="of:=[.AC173]" office:value-type="float" office:value="0" calcext:value-type="float">
            <text:p>0</text:p>
          </table:table-cell>
          <table:table-cell table:formula="of:=[.AD173]" office:value-type="float" office:value="0" calcext:value-type="float">
            <text:p>0</text:p>
          </table:table-cell>
          <table:table-cell table:formula="of:=[.F380]" office:value-type="float" office:value="-0.0102" calcext:value-type="float">
            <text:p>-0.0102</text:p>
          </table:table-cell>
          <table:table-cell table:formula="of:=[.AE173]" office:value-type="float" office:value="0" calcext:value-type="float">
            <text:p>0</text:p>
          </table:table-cell>
          <table:table-cell table:formula="of:=[.AF173]" office:value-type="float" office:value="0" calcext:value-type="float">
            <text:p>0</text:p>
          </table:table-cell>
          <table:table-cell table:formula="of:=[.AG173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74]" office:value-type="float" office:value="-0.0096" calcext:value-type="float">
            <text:p>-0.0096</text:p>
          </table:table-cell>
          <table:table-cell table:formula="of:=[.Y174]" office:value-type="float" office:value="0" calcext:value-type="float">
            <text:p>0</text:p>
          </table:table-cell>
          <table:table-cell table:formula="of:=[.Z174]" office:value-type="float" office:value="0" calcext:value-type="float">
            <text:p>0</text:p>
          </table:table-cell>
          <table:table-cell table:formula="of:=[.AA174]" office:value-type="float" office:value="0" calcext:value-type="float">
            <text:p>0</text:p>
          </table:table-cell>
          <table:table-cell table:formula="of:=[.B381]" office:value-type="float" office:value="-0.0096" calcext:value-type="float">
            <text:p>-0.0096</text:p>
          </table:table-cell>
          <table:table-cell table:formula="of:=[.AB174]" office:value-type="float" office:value="0" calcext:value-type="float">
            <text:p>0</text:p>
          </table:table-cell>
          <table:table-cell table:style-name="ce27" table:formula="of:=[.AC174]" office:value-type="float" office:value="0" calcext:value-type="float">
            <text:p>0</text:p>
          </table:table-cell>
          <table:table-cell table:formula="of:=[.AD174]" office:value-type="float" office:value="0" calcext:value-type="float">
            <text:p>0</text:p>
          </table:table-cell>
          <table:table-cell table:formula="of:=[.F381]" office:value-type="float" office:value="-0.0096" calcext:value-type="float">
            <text:p>-0.0096</text:p>
          </table:table-cell>
          <table:table-cell table:formula="of:=[.AE174]" office:value-type="float" office:value="0" calcext:value-type="float">
            <text:p>0</text:p>
          </table:table-cell>
          <table:table-cell table:formula="of:=[.AF174]" office:value-type="float" office:value="0" calcext:value-type="float">
            <text:p>0</text:p>
          </table:table-cell>
          <table:table-cell table:formula="of:=[.AG174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75]" office:value-type="float" office:value="-0.009" calcext:value-type="float">
            <text:p>-0.009</text:p>
          </table:table-cell>
          <table:table-cell table:formula="of:=[.Y175]" office:value-type="float" office:value="0.0000107762837549504" calcext:value-type="float">
            <text:p>1.07762837549504E-05</text:p>
          </table:table-cell>
          <table:table-cell table:formula="of:=[.Z175]" office:value-type="float" office:value="0" calcext:value-type="float">
            <text:p>0</text:p>
          </table:table-cell>
          <table:table-cell table:formula="of:=[.AA175]" office:value-type="float" office:value="0.0000367736638039396" calcext:value-type="float">
            <text:p>3.67736638039396E-05</text:p>
          </table:table-cell>
          <table:table-cell table:formula="of:=[.B382]" office:value-type="float" office:value="-0.009" calcext:value-type="float">
            <text:p>-0.009</text:p>
          </table:table-cell>
          <table:table-cell table:formula="of:=[.AB175]" office:value-type="float" office:value="0.0179604729249173" calcext:value-type="float">
            <text:p>0.0179604729249173</text:p>
          </table:table-cell>
          <table:table-cell table:style-name="ce27" table:formula="of:=[.AC175]" office:value-type="float" office:value="0" calcext:value-type="float">
            <text:p>0</text:p>
          </table:table-cell>
          <table:table-cell table:formula="of:=[.AD175]" office:value-type="float" office:value="0.0612894396732327" calcext:value-type="float">
            <text:p>0.0612894396732327</text:p>
          </table:table-cell>
          <table:table-cell table:formula="of:=[.F382]" office:value-type="float" office:value="-0.009" calcext:value-type="float">
            <text:p>-0.009</text:p>
          </table:table-cell>
          <table:table-cell table:formula="of:=[.AE175]" office:value-type="float" office:value="29.9341215415288" calcext:value-type="float">
            <text:p>29.9341215415288</text:p>
          </table:table-cell>
          <table:table-cell table:formula="of:=[.AF175]" office:value-type="float" office:value="0" calcext:value-type="float">
            <text:p>0</text:p>
          </table:table-cell>
          <table:table-cell table:formula="of:=[.AG175]" office:value-type="float" office:value="102.149066122054" calcext:value-type="float">
            <text:p>102.149066122054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76]" office:value-type="float" office:value="-0.0084" calcext:value-type="float">
            <text:p>-0.0084</text:p>
          </table:table-cell>
          <table:table-cell table:formula="of:=[.Y176]" office:value-type="float" office:value="0.0000484932768972766" calcext:value-type="float">
            <text:p>4.84932768972766E-05</text:p>
          </table:table-cell>
          <table:table-cell table:formula="of:=[.Z176]" office:value-type="float" office:value="0" calcext:value-type="float">
            <text:p>0</text:p>
          </table:table-cell>
          <table:table-cell table:formula="of:=[.AA176]" office:value-type="float" office:value="0.00016468685467578" calcext:value-type="float">
            <text:p>0.00016468685467578</text:p>
          </table:table-cell>
          <table:table-cell table:formula="of:=[.B383]" office:value-type="float" office:value="-0.0084" calcext:value-type="float">
            <text:p>-0.0084</text:p>
          </table:table-cell>
          <table:table-cell table:formula="of:=[.AB176]" office:value-type="float" office:value="0.0628616552372104" calcext:value-type="float">
            <text:p>0.0628616552372104</text:p>
          </table:table-cell>
          <table:table-cell table:style-name="ce27" table:formula="of:=[.AC176]" office:value-type="float" office:value="0" calcext:value-type="float">
            <text:p>0</text:p>
          </table:table-cell>
          <table:table-cell table:formula="of:=[.AD176]" office:value-type="float" office:value="0.213188651453067" calcext:value-type="float">
            <text:p>0.213188651453067</text:p>
          </table:table-cell>
          <table:table-cell table:formula="of:=[.F383]" office:value-type="float" office:value="-0.0084" calcext:value-type="float">
            <text:p>-0.0084</text:p>
          </table:table-cell>
          <table:table-cell table:formula="of:=[.AE176]" office:value-type="float" office:value="74.8353038538219" calcext:value-type="float">
            <text:p>74.8353038538219</text:p>
          </table:table-cell>
          <table:table-cell table:formula="of:=[.AF176]" office:value-type="float" office:value="0" calcext:value-type="float">
            <text:p>0</text:p>
          </table:table-cell>
          <table:table-cell table:formula="of:=[.AG176]" office:value-type="float" office:value="253.165352966391" calcext:value-type="float">
            <text:p>253.165352966391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77]" office:value-type="float" office:value="-0.0078" calcext:value-type="float">
            <text:p>-0.0078</text:p>
          </table:table-cell>
          <table:table-cell table:formula="of:=[.Y177]" office:value-type="float" office:value="0.000129315405059404" calcext:value-type="float">
            <text:p>0.000129315405059404</text:p>
          </table:table-cell>
          <table:table-cell table:formula="of:=[.Z177]" office:value-type="float" office:value="0" calcext:value-type="float">
            <text:p>0</text:p>
          </table:table-cell>
          <table:table-cell table:formula="of:=[.AA177]" office:value-type="float" office:value="0.000436195420013774" calcext:value-type="float">
            <text:p>0.000436195420013774</text:p>
          </table:table-cell>
          <table:table-cell table:formula="of:=[.B384]" office:value-type="float" office:value="-0.0078" calcext:value-type="float">
            <text:p>-0.0078</text:p>
          </table:table-cell>
          <table:table-cell table:formula="of:=[.AB177]" office:value-type="float" office:value="0.134703546936879" calcext:value-type="float">
            <text:p>0.134703546936879</text:p>
          </table:table-cell>
          <table:table-cell table:style-name="ce27" table:formula="of:=[.AC177]" office:value-type="float" office:value="0" calcext:value-type="float">
            <text:p>0</text:p>
          </table:table-cell>
          <table:table-cell table:formula="of:=[.AD177]" office:value-type="float" office:value="0.452514275563323" calcext:value-type="float">
            <text:p>0.452514275563323</text:p>
          </table:table-cell>
          <table:table-cell table:formula="of:=[.F384]" office:value-type="float" office:value="-0.0078" calcext:value-type="float">
            <text:p>-0.0078</text:p>
          </table:table-cell>
          <table:table-cell table:formula="of:=[.AE177]" office:value-type="float" office:value="119.736486166115" calcext:value-type="float">
            <text:p>119.736486166115</text:p>
          </table:table-cell>
          <table:table-cell table:formula="of:=[.AF177]" office:value-type="float" office:value="0" calcext:value-type="float">
            <text:p>0</text:p>
          </table:table-cell>
          <table:table-cell table:formula="of:=[.AG177]" office:value-type="float" office:value="398.876040183759" calcext:value-type="float">
            <text:p>398.87604018375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78]" office:value-type="float" office:value="-0.0072" calcext:value-type="float">
            <text:p>-0.0072</text:p>
          </table:table-cell>
          <table:table-cell table:formula="of:=[.Y178]" office:value-type="float" office:value="0.000269407093873759" calcext:value-type="float">
            <text:p>0.000269407093873759</text:p>
          </table:table-cell>
          <table:table-cell table:formula="of:=[.Z178]" office:value-type="float" office:value="0" calcext:value-type="float">
            <text:p>0</text:p>
          </table:table-cell>
          <table:table-cell table:formula="of:=[.AA178]" office:value-type="float" office:value="0.000900906059802233" calcext:value-type="float">
            <text:p>0.000900906059802233</text:p>
          </table:table-cell>
          <table:table-cell table:formula="of:=[.B385]" office:value-type="float" office:value="-0.0072" calcext:value-type="float">
            <text:p>-0.0072</text:p>
          </table:table-cell>
          <table:table-cell table:formula="of:=[.AB178]" office:value-type="float" office:value="0.233486148023924" calcext:value-type="float">
            <text:p>0.233486148023924</text:p>
          </table:table-cell>
          <table:table-cell table:style-name="ce27" table:formula="of:=[.AC178]" office:value-type="float" office:value="0" calcext:value-type="float">
            <text:p>0</text:p>
          </table:table-cell>
          <table:table-cell table:formula="of:=[.AD178]" office:value-type="float" office:value="0.774517732980767" calcext:value-type="float">
            <text:p>0.774517732980767</text:p>
          </table:table-cell>
          <table:table-cell table:formula="of:=[.F385]" office:value-type="float" office:value="-0.0072" calcext:value-type="float">
            <text:p>-0.0072</text:p>
          </table:table-cell>
          <table:table-cell table:formula="of:=[.AE178]" office:value-type="float" office:value="164.637668478408" calcext:value-type="float">
            <text:p>164.637668478408</text:p>
          </table:table-cell>
          <table:table-cell table:formula="of:=[.AF178]" office:value-type="float" office:value="0" calcext:value-type="float">
            <text:p>0</text:p>
          </table:table-cell>
          <table:table-cell table:formula="of:=[.AG178]" office:value-type="float" office:value="536.672429029073" calcext:value-type="float">
            <text:p>536.672429029073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79]" office:value-type="float" office:value="-0.0066" calcext:value-type="float">
            <text:p>-0.0066</text:p>
          </table:table-cell>
          <table:table-cell table:formula="of:=[.Y179]" office:value-type="float" office:value="0.000484932768972766" calcext:value-type="float">
            <text:p>0.000484932768972766</text:p>
          </table:table-cell>
          <table:table-cell table:formula="of:=[.Z179]" office:value-type="float" office:value="0" calcext:value-type="float">
            <text:p>0</text:p>
          </table:table-cell>
          <table:table-cell table:formula="of:=[.AA179]" office:value-type="float" office:value="0.00160488017330981" calcext:value-type="float">
            <text:p>0.00160488017330981</text:p>
          </table:table-cell>
          <table:table-cell table:formula="of:=[.B386]" office:value-type="float" office:value="-0.0066" calcext:value-type="float">
            <text:p>-0.0066</text:p>
          </table:table-cell>
          <table:table-cell table:formula="of:=[.AB179]" office:value-type="float" office:value="0.359209458498345" calcext:value-type="float">
            <text:p>0.359209458498345</text:p>
          </table:table-cell>
          <table:table-cell table:style-name="ce27" table:formula="of:=[.AC179]" office:value-type="float" office:value="0" calcext:value-type="float">
            <text:p>0</text:p>
          </table:table-cell>
          <table:table-cell table:formula="of:=[.AD179]" office:value-type="float" office:value="1.17329018917929" calcext:value-type="float">
            <text:p>1.17329018917929</text:p>
          </table:table-cell>
          <table:table-cell table:formula="of:=[.F386]" office:value-type="float" office:value="-0.0066" calcext:value-type="float">
            <text:p>-0.0066</text:p>
          </table:table-cell>
          <table:table-cell table:formula="of:=[.AE179]" office:value-type="float" office:value="209.538850790701" calcext:value-type="float">
            <text:p>209.538850790701</text:p>
          </table:table-cell>
          <table:table-cell table:formula="of:=[.AF179]" office:value-type="float" office:value="0" calcext:value-type="float">
            <text:p>0</text:p>
          </table:table-cell>
          <table:table-cell table:formula="of:=[.AG179]" office:value-type="float" office:value="664.62076033087" calcext:value-type="float">
            <text:p>664.62076033087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80]" office:value-type="float" office:value="-0.006" calcext:value-type="float">
            <text:p>-0.006</text:p>
          </table:table-cell>
          <table:table-cell table:formula="of:=[.Y180]" office:value-type="float" office:value="0.000792056855988851" calcext:value-type="float">
            <text:p>0.000792056855988851</text:p>
          </table:table-cell>
          <table:table-cell table:formula="of:=[.Z180]" office:value-type="float" office:value="0" calcext:value-type="float">
            <text:p>0</text:p>
          </table:table-cell>
          <table:table-cell table:formula="of:=[.AA180]" office:value-type="float" office:value="0.0025902066626745" calcext:value-type="float">
            <text:p>0.0025902066626745</text:p>
          </table:table-cell>
          <table:table-cell table:formula="of:=[.B387]" office:value-type="float" office:value="-0.006" calcext:value-type="float">
            <text:p>-0.006</text:p>
          </table:table-cell>
          <table:table-cell table:formula="of:=[.AB180]" office:value-type="float" office:value="0.511873478360142" calcext:value-type="float">
            <text:p>0.511873478360142</text:p>
          </table:table-cell>
          <table:table-cell table:style-name="ce27" table:formula="of:=[.AC180]" office:value-type="float" office:value="0" calcext:value-type="float">
            <text:p>0</text:p>
          </table:table-cell>
          <table:table-cell table:formula="of:=[.AD180]" office:value-type="float" office:value="1.64221081560782" calcext:value-type="float">
            <text:p>1.64221081560782</text:p>
          </table:table-cell>
          <table:table-cell table:formula="of:=[.F387]" office:value-type="float" office:value="-0.006" calcext:value-type="float">
            <text:p>-0.006</text:p>
          </table:table-cell>
          <table:table-cell table:formula="of:=[.AE180]" office:value-type="float" office:value="254.440033102994" calcext:value-type="float">
            <text:p>254.440033102994</text:p>
          </table:table-cell>
          <table:table-cell table:formula="of:=[.AF180]" office:value-type="float" office:value="0" calcext:value-type="float">
            <text:p>0</text:p>
          </table:table-cell>
          <table:table-cell table:formula="of:=[.AG180]" office:value-type="float" office:value="781.534377380893" calcext:value-type="float">
            <text:p>781.534377380893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81]" office:value-type="float" office:value="-0.0054" calcext:value-type="float">
            <text:p>-0.0054</text:p>
          </table:table-cell>
          <table:table-cell table:formula="of:=[.Y181]" office:value-type="float" office:value="0.00120694378055444" calcext:value-type="float">
            <text:p>0.00120694378055444</text:p>
          </table:table-cell>
          <table:table-cell table:formula="of:=[.Z181]" office:value-type="float" office:value="0" calcext:value-type="float">
            <text:p>0</text:p>
          </table:table-cell>
          <table:table-cell table:formula="of:=[.AA181]" office:value-type="float" office:value="0.00389483184821438" calcext:value-type="float">
            <text:p>0.00389483184821438</text:p>
          </table:table-cell>
          <table:table-cell table:formula="of:=[.B388]" office:value-type="float" office:value="-0.0054" calcext:value-type="float">
            <text:p>-0.0054</text:p>
          </table:table-cell>
          <table:table-cell table:formula="of:=[.AB181]" office:value-type="float" office:value="0.691478207609314" calcext:value-type="float">
            <text:p>0.691478207609314</text:p>
          </table:table-cell>
          <table:table-cell table:style-name="ce27" table:formula="of:=[.AC181]" office:value-type="float" office:value="0" calcext:value-type="float">
            <text:p>0</text:p>
          </table:table-cell>
          <table:table-cell table:formula="of:=[.AD181]" office:value-type="float" office:value="2.17437530923313" calcext:value-type="float">
            <text:p>2.17437530923313</text:p>
          </table:table-cell>
          <table:table-cell table:formula="of:=[.F388]" office:value-type="float" office:value="-0.0054" calcext:value-type="float">
            <text:p>-0.0054</text:p>
          </table:table-cell>
          <table:table-cell table:formula="of:=[.AE181]" office:value-type="float" office:value="299.341215415287" calcext:value-type="float">
            <text:p>299.341215415287</text:p>
          </table:table-cell>
          <table:table-cell table:formula="of:=[.AF181]" office:value-type="float" office:value="0" calcext:value-type="float">
            <text:p>0</text:p>
          </table:table-cell>
          <table:table-cell table:formula="of:=[.AG181]" office:value-type="float" office:value="886.940822708841" calcext:value-type="float">
            <text:p>886.940822708841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82]" office:value-type="float" office:value="-0.0048" calcext:value-type="float">
            <text:p>-0.0048</text:p>
          </table:table-cell>
          <table:table-cell table:formula="of:=[.Y182]" office:value-type="float" office:value="0.00174575796830196" calcext:value-type="float">
            <text:p>0.00174575796830196</text:p>
          </table:table-cell>
          <table:table-cell table:formula="of:=[.Z182]" office:value-type="float" office:value="0" calcext:value-type="float">
            <text:p>0</text:p>
          </table:table-cell>
          <table:table-cell table:formula="of:=[.AA182]" office:value-type="float" office:value="0.00555260729743686" calcext:value-type="float">
            <text:p>0.00555260729743686</text:p>
          </table:table-cell>
          <table:table-cell table:formula="of:=[.B389]" office:value-type="float" office:value="-0.0048" calcext:value-type="float">
            <text:p>-0.0048</text:p>
          </table:table-cell>
          <table:table-cell table:formula="of:=[.AB182]" office:value-type="float" office:value="0.898023646245862" calcext:value-type="float">
            <text:p>0.898023646245862</text:p>
          </table:table-cell>
          <table:table-cell table:style-name="ce27" table:formula="of:=[.AC182]" office:value-type="float" office:value="0" calcext:value-type="float">
            <text:p>0</text:p>
          </table:table-cell>
          <table:table-cell table:formula="of:=[.AD182]" office:value-type="float" office:value="2.76295908203748" calcext:value-type="float">
            <text:p>2.76295908203748</text:p>
          </table:table-cell>
          <table:table-cell table:formula="of:=[.F389]" office:value-type="float" office:value="-0.0048" calcext:value-type="float">
            <text:p>-0.0048</text:p>
          </table:table-cell>
          <table:table-cell table:formula="of:=[.AE182]" office:value-type="float" office:value="344.242397727581" calcext:value-type="float">
            <text:p>344.242397727581</text:p>
          </table:table-cell>
          <table:table-cell table:formula="of:=[.AF182]" office:value-type="float" office:value="0" calcext:value-type="float">
            <text:p>0</text:p>
          </table:table-cell>
          <table:table-cell table:formula="of:=[.AG182]" office:value-type="float" office:value="980.972954673914" calcext:value-type="float">
            <text:p>980.972954673914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83]" office:value-type="float" office:value="-0.0042" calcext:value-type="float">
            <text:p>-0.0042</text:p>
          </table:table-cell>
          <table:table-cell table:formula="of:=[.Y183]" office:value-type="float" office:value="0.00242466384486383" calcext:value-type="float">
            <text:p>0.00242466384486383</text:p>
          </table:table-cell>
          <table:table-cell table:formula="of:=[.Z183]" office:value-type="float" office:value="0" calcext:value-type="float">
            <text:p>0</text:p>
          </table:table-cell>
          <table:table-cell table:formula="of:=[.AA183]" office:value-type="float" office:value="0.00759350224013097" calcext:value-type="float">
            <text:p>0.00759350224013097</text:p>
          </table:table-cell>
          <table:table-cell table:formula="of:=[.B390]" office:value-type="float" office:value="-0.0042" calcext:value-type="float">
            <text:p>-0.0042</text:p>
          </table:table-cell>
          <table:table-cell table:formula="of:=[.AB183]" office:value-type="float" office:value="1.13150979426979" calcext:value-type="float">
            <text:p>1.13150979426979</text:p>
          </table:table-cell>
          <table:table-cell table:style-name="ce27" table:formula="of:=[.AC183]" office:value-type="float" office:value="0" calcext:value-type="float">
            <text:p>0</text:p>
          </table:table-cell>
          <table:table-cell table:formula="of:=[.AD183]" office:value-type="float" office:value="3.40149157115684" calcext:value-type="float">
            <text:p>3.40149157115684</text:p>
          </table:table-cell>
          <table:table-cell table:formula="of:=[.F390]" office:value-type="float" office:value="-0.0042" calcext:value-type="float">
            <text:p>-0.0042</text:p>
          </table:table-cell>
          <table:table-cell table:formula="of:=[.AE183]" office:value-type="float" office:value="389.143580039873" calcext:value-type="float">
            <text:p>389.143580039873</text:p>
          </table:table-cell>
          <table:table-cell table:formula="of:=[.AF183]" office:value-type="float" office:value="0" calcext:value-type="float">
            <text:p>0</text:p>
          </table:table-cell>
          <table:table-cell table:formula="of:=[.AG183]" office:value-type="float" office:value="1064.22081519894" calcext:value-type="float">
            <text:p>1064.22081519894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84]" office:value-type="float" office:value="-0.0036" calcext:value-type="float">
            <text:p>-0.0036</text:p>
          </table:table-cell>
          <table:table-cell table:formula="of:=[.Y184]" office:value-type="float" office:value="0.00325982583587248" calcext:value-type="float">
            <text:p>0.00325982583587248</text:p>
          </table:table-cell>
          <table:table-cell table:formula="of:=[.Z184]" office:value-type="float" office:value="0" calcext:value-type="float">
            <text:p>0</text:p>
          </table:table-cell>
          <table:table-cell table:formula="of:=[.AA184]" office:value-type="float" office:value="0.0100439249641007" calcext:value-type="float">
            <text:p>0.0100439249641007</text:p>
          </table:table-cell>
          <table:table-cell table:formula="of:=[.B391]" office:value-type="float" office:value="-0.0036" calcext:value-type="float">
            <text:p>-0.0036</text:p>
          </table:table-cell>
          <table:table-cell table:formula="of:=[.AB184]" office:value-type="float" office:value="1.39193665168109" calcext:value-type="float">
            <text:p>1.39193665168109</text:p>
          </table:table-cell>
          <table:table-cell table:style-name="ce27" table:formula="of:=[.AC184]" office:value-type="float" office:value="0" calcext:value-type="float">
            <text:p>0</text:p>
          </table:table-cell>
          <table:table-cell table:formula="of:=[.AD184]" office:value-type="float" office:value="4.08403787328287" calcext:value-type="float">
            <text:p>4.08403787328287</text:p>
          </table:table-cell>
          <table:table-cell table:formula="of:=[.F391]" office:value-type="float" office:value="-0.0036" calcext:value-type="float">
            <text:p>-0.0036</text:p>
          </table:table-cell>
          <table:table-cell table:formula="of:=[.AE184]" office:value-type="float" office:value="434.044762352167" calcext:value-type="float">
            <text:p>434.044762352167</text:p>
          </table:table-cell>
          <table:table-cell table:formula="of:=[.AF184]" office:value-type="float" office:value="0" calcext:value-type="float">
            <text:p>0</text:p>
          </table:table-cell>
          <table:table-cell table:formula="of:=[.AG184]" office:value-type="float" office:value="1137.57717021005" calcext:value-type="float">
            <text:p>1137.57717021005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85]" office:value-type="float" office:value="-0.003" calcext:value-type="float">
            <text:p>-0.003</text:p>
          </table:table-cell>
          <table:table-cell table:formula="of:=[.Y185]" office:value-type="float" office:value="0.00426740836696034" calcext:value-type="float">
            <text:p>0.00426740836696034</text:p>
          </table:table-cell>
          <table:table-cell table:formula="of:=[.Z185]" office:value-type="float" office:value="0" calcext:value-type="float">
            <text:p>0</text:p>
          </table:table-cell>
          <table:table-cell table:formula="of:=[.AA185]" office:value-type="float" office:value="0.0129271035407944" calcext:value-type="float">
            <text:p>0.0129271035407944</text:p>
          </table:table-cell>
          <table:table-cell table:formula="of:=[.B392]" office:value-type="float" office:value="-0.003" calcext:value-type="float">
            <text:p>-0.003</text:p>
          </table:table-cell>
          <table:table-cell table:formula="of:=[.AB185]" office:value-type="float" office:value="1.67930421847976" calcext:value-type="float">
            <text:p>1.67930421847976</text:p>
          </table:table-cell>
          <table:table-cell table:style-name="ce27" table:formula="of:=[.AC185]" office:value-type="float" office:value="0" calcext:value-type="float">
            <text:p>0</text:p>
          </table:table-cell>
          <table:table-cell table:formula="of:=[.AD185]" office:value-type="float" office:value="4.80529762782283" calcext:value-type="float">
            <text:p>4.80529762782283</text:p>
          </table:table-cell>
          <table:table-cell table:formula="of:=[.F392]" office:value-type="float" office:value="-0.003" calcext:value-type="float">
            <text:p>-0.003</text:p>
          </table:table-cell>
          <table:table-cell table:formula="of:=[.AE185]" office:value-type="float" office:value="478.94594466446" calcext:value-type="float">
            <text:p>478.94594466446</text:p>
          </table:table-cell>
          <table:table-cell table:formula="of:=[.AF185]" office:value-type="float" office:value="0" calcext:value-type="float">
            <text:p>0</text:p>
          </table:table-cell>
          <table:table-cell table:formula="of:=[.AG185]" office:value-type="float" office:value="1202.09959089992" calcext:value-type="float">
            <text:p>1202.09959089992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86]" office:value-type="float" office:value="-0.0024" calcext:value-type="float">
            <text:p>-0.0024</text:p>
          </table:table-cell>
          <table:table-cell table:formula="of:=[.Y186]" office:value-type="float" office:value="0.00546357586375982" calcext:value-type="float">
            <text:p>0.00546357586375982</text:p>
          </table:table-cell>
          <table:table-cell table:formula="of:=[.Z186]" office:value-type="float" office:value="0" calcext:value-type="float">
            <text:p>0</text:p>
          </table:table-cell>
          <table:table-cell table:formula="of:=[.AA186]" office:value-type="float" office:value="0.0162634864111368" calcext:value-type="float">
            <text:p>0.0162634864111368</text:p>
          </table:table-cell>
          <table:table-cell table:formula="of:=[.B393]" office:value-type="float" office:value="-0.0024" calcext:value-type="float">
            <text:p>-0.0024</text:p>
          </table:table-cell>
          <table:table-cell table:formula="of:=[.AB186]" office:value-type="float" office:value="1.99361249466581" calcext:value-type="float">
            <text:p>1.99361249466581</text:p>
          </table:table-cell>
          <table:table-cell table:style-name="ce27" table:formula="of:=[.AC186]" office:value-type="float" office:value="0" calcext:value-type="float">
            <text:p>0</text:p>
          </table:table-cell>
          <table:table-cell table:formula="of:=[.AD186]" office:value-type="float" office:value="5.56063811723742" calcext:value-type="float">
            <text:p>5.56063811723742</text:p>
          </table:table-cell>
          <table:table-cell table:formula="of:=[.F393]" office:value-type="float" office:value="-0.0024" calcext:value-type="float">
            <text:p>-0.0024</text:p>
          </table:table-cell>
          <table:table-cell table:formula="of:=[.AE186]" office:value-type="float" office:value="523.847126976751" calcext:value-type="float">
            <text:p>523.847126976751</text:p>
          </table:table-cell>
          <table:table-cell table:formula="of:=[.AF186]" office:value-type="float" office:value="0" calcext:value-type="float">
            <text:p>0</text:p>
          </table:table-cell>
          <table:table-cell table:formula="of:=[.AG186]" office:value-type="float" office:value="1258.90081569099" calcext:value-type="float">
            <text:p>1258.9008156909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87]" office:value-type="float" office:value="-0.0018" calcext:value-type="float">
            <text:p>-0.0018</text:p>
          </table:table-cell>
          <table:table-cell table:formula="of:=[.Y187]" office:value-type="float" office:value="0.00686449275190337" calcext:value-type="float">
            <text:p>0.00686449275190337</text:p>
          </table:table-cell>
          <table:table-cell table:formula="of:=[.Z187]" office:value-type="float" office:value="0" calcext:value-type="float">
            <text:p>0</text:p>
          </table:table-cell>
          <table:table-cell table:formula="of:=[.AA187]" office:value-type="float" office:value="0.0200711345456931" calcext:value-type="float">
            <text:p>0.0200711345456931</text:p>
          </table:table-cell>
          <table:table-cell table:formula="of:=[.B394]" office:value-type="float" office:value="-0.0018" calcext:value-type="float">
            <text:p>-0.0018</text:p>
          </table:table-cell>
          <table:table-cell table:formula="of:=[.AB187]" office:value-type="float" office:value="2.33486148023924" calcext:value-type="float">
            <text:p>2.33486148023924</text:p>
          </table:table-cell>
          <table:table-cell table:style-name="ce27" table:formula="of:=[.AC187]" office:value-type="float" office:value="0" calcext:value-type="float">
            <text:p>0</text:p>
          </table:table-cell>
          <table:table-cell table:formula="of:=[.AD187]" office:value-type="float" office:value="6.34608022426043" calcext:value-type="float">
            <text:p>6.34608022426043</text:p>
          </table:table-cell>
          <table:table-cell table:formula="of:=[.F394]" office:value-type="float" office:value="-0.0018" calcext:value-type="float">
            <text:p>-0.0018</text:p>
          </table:table-cell>
          <table:table-cell table:formula="of:=[.AE187]" office:value-type="float" office:value="568.748309289046" calcext:value-type="float">
            <text:p>568.748309289046</text:p>
          </table:table-cell>
          <table:table-cell table:formula="of:=[.AF187]" office:value-type="float" office:value="0" calcext:value-type="float">
            <text:p>0</text:p>
          </table:table-cell>
          <table:table-cell table:formula="of:=[.AG187]" office:value-type="float" office:value="1309.07017837169" calcext:value-type="float">
            <text:p>1309.0701783716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88]" office:value-type="float" office:value="-0.0012" calcext:value-type="float">
            <text:p>-0.0012</text:p>
          </table:table-cell>
          <table:table-cell table:formula="of:=[.Y188]" office:value-type="float" office:value="0.0084863234570234" calcext:value-type="float">
            <text:p>0.0084863234570234</text:p>
          </table:table-cell>
          <table:table-cell table:formula="of:=[.Z188]" office:value-type="float" office:value="0" calcext:value-type="float">
            <text:p>0</text:p>
          </table:table-cell>
          <table:table-cell table:formula="of:=[.AA188]" office:value-type="float" office:value="0.0243660870435812" calcext:value-type="float">
            <text:p>0.0243660870435812</text:p>
          </table:table-cell>
          <table:table-cell table:formula="of:=[.B395]" office:value-type="float" office:value="-0.0012" calcext:value-type="float">
            <text:p>-0.0012</text:p>
          </table:table-cell>
          <table:table-cell table:formula="of:=[.AB188]" office:value-type="float" office:value="2.70305117520005" calcext:value-type="float">
            <text:p>2.70305117520005</text:p>
          </table:table-cell>
          <table:table-cell table:style-name="ce27" table:formula="of:=[.AC188]" office:value-type="float" office:value="0" calcext:value-type="float">
            <text:p>0</text:p>
          </table:table-cell>
          <table:table-cell table:formula="of:=[.AD188]" office:value-type="float" office:value="7.15825416314677" calcext:value-type="float">
            <text:p>7.15825416314677</text:p>
          </table:table-cell>
          <table:table-cell table:formula="of:=[.F395]" office:value-type="float" office:value="-0.0012" calcext:value-type="float">
            <text:p>-0.0012</text:p>
          </table:table-cell>
          <table:table-cell table:formula="of:=[.AE188]" office:value-type="float" office:value="613.649491601341" calcext:value-type="float">
            <text:p>613.649491601341</text:p>
          </table:table-cell>
          <table:table-cell table:formula="of:=[.AF188]" office:value-type="float" office:value="0" calcext:value-type="float">
            <text:p>0</text:p>
          </table:table-cell>
          <table:table-cell table:formula="of:=[.AG188]" office:value-type="float" office:value="1353.62323147722" calcext:value-type="float">
            <text:p>1353.62323147722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89]" office:value-type="float" office:value="-0.0006" calcext:value-type="float">
            <text:p>-0.0006</text:p>
          </table:table-cell>
          <table:table-cell table:formula="of:=[.Y189]" office:value-type="float" office:value="0.0103452324047523" calcext:value-type="float">
            <text:p>0.0103452324047523</text:p>
          </table:table-cell>
          <table:table-cell table:formula="of:=[.Z189]" office:value-type="float" office:value="0" calcext:value-type="float">
            <text:p>0</text:p>
          </table:table-cell>
          <table:table-cell table:formula="of:=[.AA189]" office:value-type="float" office:value="0.0291626901943974" calcext:value-type="float">
            <text:p>0.0291626901943974</text:p>
          </table:table-cell>
          <table:table-cell table:formula="of:=[.B396]" office:value-type="float" office:value="-0.0006" calcext:value-type="float">
            <text:p>-0.0006</text:p>
          </table:table-cell>
          <table:table-cell table:formula="of:=[.AB189]" office:value-type="float" office:value="3.09818157954822" calcext:value-type="float">
            <text:p>3.09818157954822</text:p>
          </table:table-cell>
          <table:table-cell table:style-name="ce27" table:formula="of:=[.AC189]" office:value-type="float" office:value="0" calcext:value-type="float">
            <text:p>0</text:p>
          </table:table-cell>
          <table:table-cell table:formula="of:=[.AD189]" office:value-type="float" office:value="7.99433858469382" calcext:value-type="float">
            <text:p>7.99433858469382</text:p>
          </table:table-cell>
          <table:table-cell table:formula="of:=[.F396]" office:value-type="float" office:value="-0.0006" calcext:value-type="float">
            <text:p>-0.0006</text:p>
          </table:table-cell>
          <table:table-cell table:formula="of:=[.AE189]" office:value-type="float" office:value="658.550673913628" calcext:value-type="float">
            <text:p>658.550673913628</text:p>
          </table:table-cell>
          <table:table-cell table:formula="of:=[.AF189]" office:value-type="float" office:value="0" calcext:value-type="float">
            <text:p>0</text:p>
          </table:table-cell>
          <table:table-cell table:formula="of:=[.AG189]" office:value-type="float" office:value="1393.47403591176" calcext:value-type="float">
            <text:p>1393.47403591176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90]" office:value-type="float" office:value="0" calcext:value-type="float">
            <text:p>0</text:p>
          </table:table-cell>
          <table:table-cell table:formula="of:=[.Y190]" office:value-type="float" office:value="0.0124573840207226" calcext:value-type="float">
            <text:p>0.0124573840207226</text:p>
          </table:table-cell>
          <table:table-cell table:formula="of:=[.Z190]" office:value-type="float" office:value="0" calcext:value-type="float">
            <text:p>0</text:p>
          </table:table-cell>
          <table:table-cell table:formula="of:=[.AA190]" office:value-type="float" office:value="0.0344738859971433" calcext:value-type="float">
            <text:p>0.0344738859971433</text:p>
          </table:table-cell>
          <table:table-cell table:formula="of:=[.B397]" office:value-type="float" office:value="0" calcext:value-type="float">
            <text:p>0</text:p>
          </table:table-cell>
          <table:table-cell table:formula="of:=[.AB190]" office:value-type="float" office:value="3.52025269328378" calcext:value-type="float">
            <text:p>3.52025269328378</text:p>
          </table:table-cell>
          <table:table-cell table:style-name="ce27" table:formula="of:=[.AC190]" office:value-type="float" office:value="0" calcext:value-type="float">
            <text:p>0</text:p>
          </table:table-cell>
          <table:table-cell table:formula="of:=[.AD190]" office:value-type="float" office:value="8.85199300457644" calcext:value-type="float">
            <text:p>8.85199300457644</text:p>
          </table:table-cell>
          <table:table-cell table:formula="of:=[.F397]" office:value-type="float" office:value="0" calcext:value-type="float">
            <text:p>0</text:p>
          </table:table-cell>
          <table:table-cell table:formula="of:=[.AE190]" office:value-type="float" office:value="703.45185622593" calcext:value-type="float">
            <text:p>703.45185622593</text:p>
          </table:table-cell>
          <table:table-cell table:formula="of:=[.AF190]" office:value-type="float" office:value="0" calcext:value-type="float">
            <text:p>0</text:p>
          </table:table-cell>
          <table:table-cell table:formula="of:=[.AG190]" office:value-type="float" office:value="1429.4240331377" calcext:value-type="float">
            <text:p>1429.4240331377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91]" office:value-type="float" office:value="0.0006" calcext:value-type="float">
            <text:p>0.0006</text:p>
          </table:table-cell>
          <table:table-cell table:formula="of:=[.Y191]" office:value-type="float" office:value="0.0149062945040351" calcext:value-type="float">
            <text:p>0.0149062945040351</text:p>
          </table:table-cell>
          <table:table-cell table:formula="of:=[.Z191]" office:value-type="float" office:value="0.0000673517734684396" calcext:value-type="float">
            <text:p>6.73517734684396E-05</text:p>
          </table:table-cell>
          <table:table-cell table:formula="of:=[.AA191]" office:value-type="float" office:value="0.0403788119085044" calcext:value-type="float">
            <text:p>0.0403788119085044</text:p>
          </table:table-cell>
          <table:table-cell table:formula="of:=[.B398]" office:value-type="float" office:value="0.0006" calcext:value-type="float">
            <text:p>0.0006</text:p>
          </table:table-cell>
          <table:table-cell table:formula="of:=[.AB191]" office:value-type="float" office:value="4.08151747218744" calcext:value-type="float">
            <text:p>4.08151747218744</text:p>
          </table:table-cell>
          <table:table-cell table:style-name="ce27" table:formula="of:=[.AC191]" office:value-type="float" office:value="0.112252955780733" calcext:value-type="float">
            <text:p>0.112252955780733</text:p>
          </table:table-cell>
          <table:table-cell table:formula="of:=[.AD191]" office:value-type="float" office:value="9.84154318560182" calcext:value-type="float">
            <text:p>9.84154318560182</text:p>
          </table:table-cell>
          <table:table-cell table:formula="of:=[.F398]" office:value-type="float" office:value="0.0006" calcext:value-type="float">
            <text:p>0.0006</text:p>
          </table:table-cell>
          <table:table-cell table:formula="of:=[.AE191]" office:value-type="float" office:value="935.441298172766" calcext:value-type="float">
            <text:p>935.441298172766</text:p>
          </table:table-cell>
          <table:table-cell table:formula="of:=[.AF191]" office:value-type="float" office:value="187.088259634555" calcext:value-type="float">
            <text:p>187.088259634555</text:p>
          </table:table-cell>
          <table:table-cell table:formula="of:=[.AG191]" office:value-type="float" office:value="1649.25030170897" calcext:value-type="float">
            <text:p>1649.25030170897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92]" office:value-type="float" office:value="0.0012" calcext:value-type="float">
            <text:p>0.0012</text:p>
          </table:table-cell>
          <table:table-cell table:formula="of:=[.Y192]" office:value-type="float" office:value="0.0176757994290573" calcext:value-type="float">
            <text:p>0.0176757994290573</text:p>
          </table:table-cell>
          <table:table-cell table:formula="of:=[.Z192]" office:value-type="float" office:value="0.000202055320405319" calcext:value-type="float">
            <text:p>0.000202055320405319</text:p>
          </table:table-cell>
          <table:table-cell table:formula="of:=[.AA192]" office:value-type="float" office:value="0.0467779861738835" calcext:value-type="float">
            <text:p>0.0467779861738835</text:p>
          </table:table-cell>
          <table:table-cell table:formula="of:=[.B399]" office:value-type="float" office:value="0.0012" calcext:value-type="float">
            <text:p>0.0012</text:p>
          </table:table-cell>
          <table:table-cell table:formula="of:=[.AB192]" office:value-type="float" office:value="4.61584154170373" calcext:value-type="float">
            <text:p>4.61584154170373</text:p>
          </table:table-cell>
          <table:table-cell table:style-name="ce27" table:formula="of:=[.AC192]" office:value-type="float" office:value="0.224505911561465" calcext:value-type="float">
            <text:p>0.224505911561465</text:p>
          </table:table-cell>
          <table:table-cell table:formula="of:=[.AD192]" office:value-type="float" office:value="10.6652904422986" calcext:value-type="float">
            <text:p>10.6652904422986</text:p>
          </table:table-cell>
          <table:table-cell table:formula="of:=[.F399]" office:value-type="float" office:value="0.0012" calcext:value-type="float">
            <text:p>0.0012</text:p>
          </table:table-cell>
          <table:table-cell table:formula="of:=[.AE192]" office:value-type="float" office:value="890.540115860491" calcext:value-type="float">
            <text:p>890.540115860491</text:p>
          </table:table-cell>
          <table:table-cell table:formula="of:=[.AF192]" office:value-type="float" office:value="187.088259634555" calcext:value-type="float">
            <text:p>187.088259634555</text:p>
          </table:table-cell>
          <table:table-cell table:formula="of:=[.AG192]" office:value-type="float" office:value="1372.91209449459" calcext:value-type="float">
            <text:p>1372.9120944945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93]" office:value-type="float" office:value="0.0018" calcext:value-type="float">
            <text:p>0.0018</text:p>
          </table:table-cell>
          <table:table-cell table:formula="of:=[.Y193]" office:value-type="float" office:value="0.0207497343701569" calcext:value-type="float">
            <text:p>0.0207497343701569</text:p>
          </table:table-cell>
          <table:table-cell table:formula="of:=[.Z193]" office:value-type="float" office:value="0.000404110640810638" calcext:value-type="float">
            <text:p>0.000404110640810638</text:p>
          </table:table-cell>
          <table:table-cell table:formula="of:=[.AA193]" office:value-type="float" office:value="0.0535735399877967" calcext:value-type="float">
            <text:p>0.0535735399877967</text:p>
          </table:table-cell>
          <table:table-cell table:formula="of:=[.B400]" office:value-type="float" office:value="0.0018" calcext:value-type="float">
            <text:p>0.0018</text:p>
          </table:table-cell>
          <table:table-cell table:formula="of:=[.AB193]" office:value-type="float" office:value="5.12322490183264" calcext:value-type="float">
            <text:p>5.12322490183264</text:p>
          </table:table-cell>
          <table:table-cell table:style-name="ce27" table:formula="of:=[.AC193]" office:value-type="float" office:value="0.336758867342199" calcext:value-type="float">
            <text:p>0.336758867342199</text:p>
          </table:table-cell>
          <table:table-cell table:formula="of:=[.AD193]" office:value-type="float" office:value="11.3259230231886" calcext:value-type="float">
            <text:p>11.3259230231886</text:p>
          </table:table-cell>
          <table:table-cell table:formula="of:=[.F400]" office:value-type="float" office:value="0.0018" calcext:value-type="float">
            <text:p>0.0018</text:p>
          </table:table-cell>
          <table:table-cell table:formula="of:=[.AE193]" office:value-type="float" office:value="845.638933548168" calcext:value-type="float">
            <text:p>845.638933548168</text:p>
          </table:table-cell>
          <table:table-cell table:formula="of:=[.AF193]" office:value-type="float" office:value="187.088259634555" calcext:value-type="float">
            <text:p>187.088259634555</text:p>
          </table:table-cell>
          <table:table-cell table:formula="of:=[.AG193]" office:value-type="float" office:value="1101.05430148339" calcext:value-type="float">
            <text:p>1101.0543014833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94]" office:value-type="float" office:value="0.0024" calcext:value-type="float">
            <text:p>0.0024</text:p>
          </table:table-cell>
          <table:table-cell table:formula="of:=[.Y194]" office:value-type="float" office:value="0.0241119349017014" calcext:value-type="float">
            <text:p>0.0241119349017014</text:p>
          </table:table-cell>
          <table:table-cell table:formula="of:=[.Z194]" office:value-type="float" office:value="0.000673517734684397" calcext:value-type="float">
            <text:p>0.000673517734684397</text:p>
          </table:table-cell>
          <table:table-cell table:formula="of:=[.AA194]" office:value-type="float" office:value="0.0606715170742357" calcext:value-type="float">
            <text:p>0.0606715170742357</text:p>
          </table:table-cell>
          <table:table-cell table:formula="of:=[.B401]" office:value-type="float" office:value="0.0024" calcext:value-type="float">
            <text:p>0.0024</text:p>
          </table:table-cell>
          <table:table-cell table:formula="of:=[.AB194]" office:value-type="float" office:value="5.60366755257418" calcext:value-type="float">
            <text:p>5.60366755257418</text:p>
          </table:table-cell>
          <table:table-cell table:style-name="ce27" table:formula="of:=[.AC194]" office:value-type="float" office:value="0.449011823122931" calcext:value-type="float">
            <text:p>0.449011823122931</text:p>
          </table:table-cell>
          <table:table-cell table:formula="of:=[.AD194]" office:value-type="float" office:value="11.8299618107317" calcext:value-type="float">
            <text:p>11.8299618107317</text:p>
          </table:table-cell>
          <table:table-cell table:formula="of:=[.F401]" office:value-type="float" office:value="0.0024" calcext:value-type="float">
            <text:p>0.0024</text:p>
          </table:table-cell>
          <table:table-cell table:formula="of:=[.AE194]" office:value-type="float" office:value="800.737751235913" calcext:value-type="float">
            <text:p>800.737751235913</text:p>
          </table:table-cell>
          <table:table-cell table:formula="of:=[.AF194]" office:value-type="float" office:value="187.088259634555" calcext:value-type="float">
            <text:p>187.088259634555</text:p>
          </table:table-cell>
          <table:table-cell table:formula="of:=[.AG194]" office:value-type="float" office:value="840.064645905182" calcext:value-type="float">
            <text:p>840.064645905182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95]" office:value-type="float" office:value="0.003" calcext:value-type="float">
            <text:p>0.003</text:p>
          </table:table-cell>
          <table:table-cell table:formula="of:=[.Y195]" office:value-type="float" office:value="0.0277462365980584" calcext:value-type="float">
            <text:p>0.0277462365980584</text:p>
          </table:table-cell>
          <table:table-cell table:formula="of:=[.Z195]" office:value-type="float" office:value="0.0010102766020266" calcext:value-type="float">
            <text:p>0.0010102766020266</text:p>
          </table:table-cell>
          <table:table-cell table:formula="of:=[.AA195]" office:value-type="float" office:value="0.0679837335169846" calcext:value-type="float">
            <text:p>0.0679837335169846</text:p>
          </table:table-cell>
          <table:table-cell table:formula="of:=[.B402]" office:value-type="float" office:value="0.003" calcext:value-type="float">
            <text:p>0.003</text:p>
          </table:table-cell>
          <table:table-cell table:formula="of:=[.AB195]" office:value-type="float" office:value="6.05716949392834" calcext:value-type="float">
            <text:p>6.05716949392834</text:p>
          </table:table-cell>
          <table:table-cell table:style-name="ce27" table:formula="of:=[.AC195]" office:value-type="float" office:value="0.561264778903664" calcext:value-type="float">
            <text:p>0.561264778903664</text:p>
          </table:table-cell>
          <table:table-cell table:formula="of:=[.AD195]" office:value-type="float" office:value="12.1870274045814" calcext:value-type="float">
            <text:p>12.1870274045814</text:p>
          </table:table-cell>
          <table:table-cell table:formula="of:=[.F402]" office:value-type="float" office:value="0.003" calcext:value-type="float">
            <text:p>0.003</text:p>
          </table:table-cell>
          <table:table-cell table:formula="of:=[.AE195]" office:value-type="float" office:value="755.836568923593" calcext:value-type="float">
            <text:p>755.836568923593</text:p>
          </table:table-cell>
          <table:table-cell table:formula="of:=[.AF195]" office:value-type="float" office:value="187.088259634567" calcext:value-type="float">
            <text:p>187.088259634567</text:p>
          </table:table-cell>
          <table:table-cell table:formula="of:=[.AG195]" office:value-type="float" office:value="595.109323082814" calcext:value-type="float">
            <text:p>595.109323082814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96]" office:value-type="float" office:value="0.0036" calcext:value-type="float">
            <text:p>0.0036</text:p>
          </table:table-cell>
          <table:table-cell table:formula="of:=[.Y196]" office:value-type="float" office:value="0.0316364750335955" calcext:value-type="float">
            <text:p>0.0316364750335955</text:p>
          </table:table-cell>
          <table:table-cell table:formula="of:=[.Z196]" office:value-type="float" office:value="0.00141438724283723" calcext:value-type="float">
            <text:p>0.00141438724283723</text:p>
          </table:table-cell>
          <table:table-cell table:formula="of:=[.AA196]" office:value-type="float" office:value="0.0754290937841698" calcext:value-type="float">
            <text:p>0.0754290937841698</text:p>
          </table:table-cell>
          <table:table-cell table:formula="of:=[.B403]" office:value-type="float" office:value="0.0036" calcext:value-type="float">
            <text:p>0.0036</text:p>
          </table:table-cell>
          <table:table-cell table:formula="of:=[.AB196]" office:value-type="float" office:value="6.48373072589512" calcext:value-type="float">
            <text:p>6.48373072589512</text:p>
          </table:table-cell>
          <table:table-cell table:style-name="ce27" table:formula="of:=[.AC196]" office:value-type="float" office:value="0.673517734684397" calcext:value-type="float">
            <text:p>0.673517734684397</text:p>
          </table:table-cell>
          <table:table-cell table:formula="of:=[.AD196]" office:value-type="float" office:value="12.4089337786421" calcext:value-type="float">
            <text:p>12.4089337786421</text:p>
          </table:table-cell>
          <table:table-cell table:formula="of:=[.F403]" office:value-type="float" office:value="0.0036" calcext:value-type="float">
            <text:p>0.0036</text:p>
          </table:table-cell>
          <table:table-cell table:formula="of:=[.AE196]" office:value-type="float" office:value="710.935386611305" calcext:value-type="float">
            <text:p>710.935386611305</text:p>
          </table:table-cell>
          <table:table-cell table:formula="of:=[.AF196]" office:value-type="float" office:value="187.088259634519" calcext:value-type="float">
            <text:p>187.088259634519</text:p>
          </table:table-cell>
          <table:table-cell table:formula="of:=[.AG196]" office:value-type="float" office:value="369.843956767827" calcext:value-type="float">
            <text:p>369.843956767827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97]" office:value-type="float" office:value="0.0042" calcext:value-type="float">
            <text:p>0.0042</text:p>
          </table:table-cell>
          <table:table-cell table:formula="of:=[.Y197]" office:value-type="float" office:value="0.0357664857826802" calcext:value-type="float">
            <text:p>0.0357664857826802</text:p>
          </table:table-cell>
          <table:table-cell table:formula="of:=[.Z197]" office:value-type="float" office:value="0.00188584965711631" calcext:value-type="float">
            <text:p>0.00188584965711631</text:p>
          </table:table-cell>
          <table:table-cell table:formula="of:=[.AA197]" office:value-type="float" office:value="0.0829343426608966" calcext:value-type="float">
            <text:p>0.0829343426608966</text:p>
          </table:table-cell>
          <table:table-cell table:formula="of:=[.B404]" office:value-type="float" office:value="0.0042" calcext:value-type="float">
            <text:p>0.0042</text:p>
          </table:table-cell>
          <table:table-cell table:formula="of:=[.AB197]" office:value-type="float" office:value="6.88335124847453" calcext:value-type="float">
            <text:p>6.88335124847453</text:p>
          </table:table-cell>
          <table:table-cell table:style-name="ce27" table:formula="of:=[.AC197]" office:value-type="float" office:value="0.785770690465129" calcext:value-type="float">
            <text:p>0.785770690465129</text:p>
          </table:table-cell>
          <table:table-cell table:formula="of:=[.AD197]" office:value-type="float" office:value="12.508748127878" calcext:value-type="float">
            <text:p>12.508748127878</text:p>
          </table:table-cell>
          <table:table-cell table:formula="of:=[.F404]" office:value-type="float" office:value="0.0042" calcext:value-type="float">
            <text:p>0.0042</text:p>
          </table:table-cell>
          <table:table-cell table:formula="of:=[.AE197]" office:value-type="float" office:value="666.034204299006" calcext:value-type="float">
            <text:p>666.034204299006</text:p>
          </table:table-cell>
          <table:table-cell table:formula="of:=[.AF197]" office:value-type="float" office:value="187.088259634584" calcext:value-type="float">
            <text:p>187.088259634584</text:p>
          </table:table-cell>
          <table:table-cell table:formula="of:=[.AG197]" office:value-type="float" office:value="166.35724872649" calcext:value-type="float">
            <text:p>166.3572487264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98]" office:value-type="float" office:value="0.0048" calcext:value-type="float">
            <text:p>0.0048</text:p>
          </table:table-cell>
          <table:table-cell table:formula="of:=[.Y198]" office:value-type="float" office:value="0.0401201044196801" calcext:value-type="float">
            <text:p>0.0401201044196801</text:p>
          </table:table-cell>
          <table:table-cell table:formula="of:=[.Z198]" office:value-type="float" office:value="0.00242466384486383" calcext:value-type="float">
            <text:p>0.00242466384486383</text:p>
          </table:table-cell>
          <table:table-cell table:formula="of:=[.AA198]" office:value-type="float" office:value="0.0904343037303628" calcext:value-type="float">
            <text:p>0.0904343037303628</text:p>
          </table:table-cell>
          <table:table-cell table:formula="of:=[.B405]" office:value-type="float" office:value="0.0048" calcext:value-type="float">
            <text:p>0.0048</text:p>
          </table:table-cell>
          <table:table-cell table:formula="of:=[.AB198]" office:value-type="float" office:value="7.25603106166656" calcext:value-type="float">
            <text:p>7.25603106166656</text:p>
          </table:table-cell>
          <table:table-cell table:style-name="ce27" table:formula="of:=[.AC198]" office:value-type="float" office:value="0.898023646245862" calcext:value-type="float">
            <text:p>0.898023646245862</text:p>
          </table:table-cell>
          <table:table-cell table:formula="of:=[.AD198]" office:value-type="float" office:value="12.4999351157769" calcext:value-type="float">
            <text:p>12.4999351157769</text:p>
          </table:table-cell>
          <table:table-cell table:formula="of:=[.F405]" office:value-type="float" office:value="0.0048" calcext:value-type="float">
            <text:p>0.0048</text:p>
          </table:table-cell>
          <table:table-cell table:formula="of:=[.AE198]" office:value-type="float" office:value="621.133021986726" calcext:value-type="float">
            <text:p>621.133021986726</text:p>
          </table:table-cell>
          <table:table-cell table:formula="of:=[.AF198]" office:value-type="float" office:value="187.088259634556" calcext:value-type="float">
            <text:p>187.088259634556</text:p>
          </table:table-cell>
          <table:table-cell table:formula="of:=[.AG198]" office:value-type="float" office:value="-14.688353501778" calcext:value-type="float">
            <text:p>-14.688353501778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199]" office:value-type="float" office:value="0.0054" calcext:value-type="float">
            <text:p>0.0054</text:p>
          </table:table-cell>
          <table:table-cell table:formula="of:=[.Y199]" office:value-type="float" office:value="0.0446811665189628" calcext:value-type="float">
            <text:p>0.0446811665189628</text:p>
          </table:table-cell>
          <table:table-cell table:formula="of:=[.Z199]" office:value-type="float" office:value="0.00303082980607978" calcext:value-type="float">
            <text:p>0.00303082980607978</text:p>
          </table:table-cell>
          <table:table-cell table:formula="of:=[.AA199]" office:value-type="float" office:value="0.0978717009528441" calcext:value-type="float">
            <text:p>0.0978717009528441</text:p>
          </table:table-cell>
          <table:table-cell table:formula="of:=[.B406]" office:value-type="float" office:value="0.0054" calcext:value-type="float">
            <text:p>0.0054</text:p>
          </table:table-cell>
          <table:table-cell table:formula="of:=[.AB199]" office:value-type="float" office:value="7.60177016547122" calcext:value-type="float">
            <text:p>7.60177016547122</text:p>
          </table:table-cell>
          <table:table-cell table:style-name="ce27" table:formula="of:=[.AC199]" office:value-type="float" office:value="1.01027660202659" calcext:value-type="float">
            <text:p>1.01027660202659</text:p>
          </table:table-cell>
          <table:table-cell table:formula="of:=[.AD199]" office:value-type="float" office:value="12.3956620374689" calcext:value-type="float">
            <text:p>12.3956620374689</text:p>
          </table:table-cell>
          <table:table-cell table:formula="of:=[.F406]" office:value-type="float" office:value="0.0054" calcext:value-type="float">
            <text:p>0.0054</text:p>
          </table:table-cell>
          <table:table-cell table:formula="of:=[.AE199]" office:value-type="float" office:value="576.231839674436" calcext:value-type="float">
            <text:p>576.231839674436</text:p>
          </table:table-cell>
          <table:table-cell table:formula="of:=[.AF199]" office:value-type="float" office:value="187.088259634527" calcext:value-type="float">
            <text:p>187.088259634527</text:p>
          </table:table-cell>
          <table:table-cell table:formula="of:=[.AG199]" office:value-type="float" office:value="-173.788463846751" calcext:value-type="float">
            <text:p>-173.788463846751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00]" office:value-type="float" office:value="0.006" calcext:value-type="float">
            <text:p>0.006</text:p>
          </table:table-cell>
          <table:table-cell table:formula="of:=[.Y200]" office:value-type="float" office:value="0.049433507654896" calcext:value-type="float">
            <text:p>0.049433507654896</text:p>
          </table:table-cell>
          <table:table-cell table:formula="of:=[.Z200]" office:value-type="float" office:value="0.00370434754076418" calcext:value-type="float">
            <text:p>0.00370434754076418</text:p>
          </table:table-cell>
          <table:table-cell table:formula="of:=[.AA200]" office:value-type="float" office:value="0.105196678671101" calcext:value-type="float">
            <text:p>0.105196678671101</text:p>
          </table:table-cell>
          <table:table-cell table:formula="of:=[.B407]" office:value-type="float" office:value="0.006" calcext:value-type="float">
            <text:p>0.006</text:p>
          </table:table-cell>
          <table:table-cell table:formula="of:=[.AB200]" office:value-type="float" office:value="7.92056855988851" calcext:value-type="float">
            <text:p>7.92056855988851</text:p>
          </table:table-cell>
          <table:table-cell table:style-name="ce27" table:formula="of:=[.AC200]" office:value-type="float" office:value="1.12252955780733" calcext:value-type="float">
            <text:p>1.12252955780733</text:p>
          </table:table-cell>
          <table:table-cell table:formula="of:=[.AD200]" office:value-type="float" office:value="12.208296197095" calcext:value-type="float">
            <text:p>12.208296197095</text:p>
          </table:table-cell>
          <table:table-cell table:formula="of:=[.F407]" office:value-type="float" office:value="0.006" calcext:value-type="float">
            <text:p>0.006</text:p>
          </table:table-cell>
          <table:table-cell table:formula="of:=[.AE200]" office:value-type="float" office:value="531.330657362146" calcext:value-type="float">
            <text:p>531.330657362146</text:p>
          </table:table-cell>
          <table:table-cell table:formula="of:=[.AF200]" office:value-type="float" office:value="187.088259634585" calcext:value-type="float">
            <text:p>187.088259634585</text:p>
          </table:table-cell>
          <table:table-cell table:formula="of:=[.AG200]" office:value-type="float" office:value="-312.276400623182" calcext:value-type="float">
            <text:p>-312.276400623182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01]" office:value-type="float" office:value="0.0066" calcext:value-type="float">
            <text:p>0.0066</text:p>
          </table:table-cell>
          <table:table-cell table:formula="of:=[.Y201]" office:value-type="float" office:value="0.054360963401847" calcext:value-type="float">
            <text:p>0.054360963401847</text:p>
          </table:table-cell>
          <table:table-cell table:formula="of:=[.Z201]" office:value-type="float" office:value="0.00444521704891702" calcext:value-type="float">
            <text:p>0.00444521704891702</text:p>
          </table:table-cell>
          <table:table-cell table:formula="of:=[.AA201]" office:value-type="float" office:value="0.112366132220313" calcext:value-type="float">
            <text:p>0.112366132220313</text:p>
          </table:table-cell>
          <table:table-cell table:formula="of:=[.B408]" office:value-type="float" office:value="0.0066" calcext:value-type="float">
            <text:p>0.0066</text:p>
          </table:table-cell>
          <table:table-cell table:formula="of:=[.AB201]" office:value-type="float" office:value="8.2124262449184" calcext:value-type="float">
            <text:p>8.2124262449184</text:p>
          </table:table-cell>
          <table:table-cell table:style-name="ce27" table:formula="of:=[.AC201]" office:value-type="float" office:value="1.23478251358806" calcext:value-type="float">
            <text:p>1.23478251358806</text:p>
          </table:table-cell>
          <table:table-cell table:formula="of:=[.AD201]" office:value-type="float" office:value="11.9490892486873" calcext:value-type="float">
            <text:p>11.9490892486873</text:p>
          </table:table-cell>
          <table:table-cell table:formula="of:=[.F408]" office:value-type="float" office:value="0.0066" calcext:value-type="float">
            <text:p>0.0066</text:p>
          </table:table-cell>
          <table:table-cell table:formula="of:=[.AE201]" office:value-type="float" office:value="486.42947504982" calcext:value-type="float">
            <text:p>486.42947504982</text:p>
          </table:table-cell>
          <table:table-cell table:formula="of:=[.AF201]" office:value-type="float" office:value="187.088259634555" calcext:value-type="float">
            <text:p>187.088259634555</text:p>
          </table:table-cell>
          <table:table-cell table:formula="of:=[.AG201]" office:value-type="float" office:value="-432.011580679411" calcext:value-type="float">
            <text:p>-432.011580679411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02]" office:value-type="float" office:value="0.0072" calcext:value-type="float">
            <text:p>0.0072</text:p>
          </table:table-cell>
          <table:table-cell table:formula="of:=[.Y202]" office:value-type="float" office:value="0.0594473693341836" calcext:value-type="float">
            <text:p>0.0594473693341836</text:p>
          </table:table-cell>
          <table:table-cell table:formula="of:=[.Z202]" office:value-type="float" office:value="0.00525343833053829" calcext:value-type="float">
            <text:p>0.00525343833053829</text:p>
          </table:table-cell>
          <table:table-cell table:formula="of:=[.AA202]" office:value-type="float" office:value="0.119342944510186" calcext:value-type="float">
            <text:p>0.119342944510186</text:p>
          </table:table-cell>
          <table:table-cell table:formula="of:=[.B409]" office:value-type="float" office:value="0.0072" calcext:value-type="float">
            <text:p>0.0072</text:p>
          </table:table-cell>
          <table:table-cell table:formula="of:=[.AB202]" office:value-type="float" office:value="8.47734322056093" calcext:value-type="float">
            <text:p>8.47734322056093</text:p>
          </table:table-cell>
          <table:table-cell table:style-name="ce27" table:formula="of:=[.AC202]" office:value-type="float" office:value="1.34703546936879" calcext:value-type="float">
            <text:p>1.34703546936879</text:p>
          </table:table-cell>
          <table:table-cell table:formula="of:=[.AD202]" office:value-type="float" office:value="11.6280204831203" calcext:value-type="float">
            <text:p>11.6280204831203</text:p>
          </table:table-cell>
          <table:table-cell table:formula="of:=[.F409]" office:value-type="float" office:value="0.0072" calcext:value-type="float">
            <text:p>0.0072</text:p>
          </table:table-cell>
          <table:table-cell table:formula="of:=[.AE202]" office:value-type="float" office:value="441.528292737547" calcext:value-type="float">
            <text:p>441.528292737547</text:p>
          </table:table-cell>
          <table:table-cell table:formula="of:=[.AF202]" office:value-type="float" office:value="187.088259634528" calcext:value-type="float">
            <text:p>187.088259634528</text:p>
          </table:table-cell>
          <table:table-cell table:formula="of:=[.AG202]" office:value-type="float" office:value="-535.114609278399" calcext:value-type="float">
            <text:p>-535.11460927839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03]" office:value-type="float" office:value="0.0078" calcext:value-type="float">
            <text:p>0.0078</text:p>
          </table:table-cell>
          <table:table-cell table:formula="of:=[.Y203]" office:value-type="float" office:value="0.0646765610262732" calcext:value-type="float">
            <text:p>0.0646765610262732</text:p>
          </table:table-cell>
          <table:table-cell table:formula="of:=[.Z203]" office:value-type="float" office:value="0.00612901138562801" calcext:value-type="float">
            <text:p>0.00612901138562801</text:p>
          </table:table-cell>
          <table:table-cell table:formula="of:=[.AA203]" office:value-type="float" office:value="0.126095201361615" calcext:value-type="float">
            <text:p>0.126095201361615</text:p>
          </table:table-cell>
          <table:table-cell table:formula="of:=[.B410]" office:value-type="float" office:value="0.0078" calcext:value-type="float">
            <text:p>0.0078</text:p>
          </table:table-cell>
          <table:table-cell table:formula="of:=[.AB203]" office:value-type="float" office:value="8.71531948681609" calcext:value-type="float">
            <text:p>8.71531948681609</text:p>
          </table:table-cell>
          <table:table-cell table:style-name="ce27" table:formula="of:=[.AC203]" office:value-type="float" office:value="1.45928842514953" calcext:value-type="float">
            <text:p>1.45928842514953</text:p>
          </table:table-cell>
          <table:table-cell table:formula="of:=[.AD203]" office:value-type="float" office:value="11.2537614190483" calcext:value-type="float">
            <text:p>11.2537614190483</text:p>
          </table:table-cell>
          <table:table-cell table:formula="of:=[.F410]" office:value-type="float" office:value="0.0078" calcext:value-type="float">
            <text:p>0.0078</text:p>
          </table:table-cell>
          <table:table-cell table:formula="of:=[.AE203]" office:value-type="float" office:value="396.627110425261" calcext:value-type="float">
            <text:p>396.627110425261</text:p>
          </table:table-cell>
          <table:table-cell table:formula="of:=[.AF203]" office:value-type="float" office:value="187.088259634581" calcext:value-type="float">
            <text:p>187.088259634581</text:p>
          </table:table-cell>
          <table:table-cell table:formula="of:=[.AG203]" office:value-type="float" office:value="-623.765106786628" calcext:value-type="float">
            <text:p>-623.765106786628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04]" office:value-type="float" office:value="0.0084" calcext:value-type="float">
            <text:p>0.0084</text:p>
          </table:table-cell>
          <table:table-cell table:formula="of:=[.Y204]" office:value-type="float" office:value="0.0700323740524835" calcext:value-type="float">
            <text:p>0.0700323740524835</text:p>
          </table:table-cell>
          <table:table-cell table:formula="of:=[.Z204]" office:value-type="float" office:value="0.00707193621418616" calcext:value-type="float">
            <text:p>0.00707193621418616</text:p>
          </table:table-cell>
          <table:table-cell table:formula="of:=[.AA204]" office:value-type="float" office:value="0.132595435744158" calcext:value-type="float">
            <text:p>0.132595435744158</text:p>
          </table:table-cell>
          <table:table-cell table:formula="of:=[.B411]" office:value-type="float" office:value="0.0084" calcext:value-type="float">
            <text:p>0.0084</text:p>
          </table:table-cell>
          <table:table-cell table:formula="of:=[.AB204]" office:value-type="float" office:value="8.92635504368386" calcext:value-type="float">
            <text:p>8.92635504368386</text:p>
          </table:table-cell>
          <table:table-cell table:style-name="ce27" table:formula="of:=[.AC204]" office:value-type="float" office:value="1.57154138093026" calcext:value-type="float">
            <text:p>1.57154138093026</text:p>
          </table:table-cell>
          <table:table-cell table:formula="of:=[.AD204]" office:value-type="float" office:value="10.8337239709061" calcext:value-type="float">
            <text:p>10.8337239709061</text:p>
          </table:table-cell>
          <table:table-cell table:formula="of:=[.F411]" office:value-type="float" office:value="0.0084" calcext:value-type="float">
            <text:p>0.0084</text:p>
          </table:table-cell>
          <table:table-cell table:formula="of:=[.AE204]" office:value-type="float" office:value="351.725928112951" calcext:value-type="float">
            <text:p>351.725928112951</text:p>
          </table:table-cell>
          <table:table-cell table:formula="of:=[.AF204]" office:value-type="float" office:value="187.088259634531" calcext:value-type="float">
            <text:p>187.088259634531</text:p>
          </table:table-cell>
          <table:table-cell table:formula="of:=[.AG204]" office:value-type="float" office:value="-700.062413570268" calcext:value-type="float">
            <text:p>-700.062413570268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05]" office:value-type="float" office:value="0.009" calcext:value-type="float">
            <text:p>0.009</text:p>
          </table:table-cell>
          <table:table-cell table:formula="of:=[.Y205]" office:value-type="float" office:value="0.0754986439871821" calcext:value-type="float">
            <text:p>0.0754986439871821</text:p>
          </table:table-cell>
          <table:table-cell table:formula="of:=[.Z205]" office:value-type="float" office:value="0.00808221281621276" calcext:value-type="float">
            <text:p>0.00808221281621276</text:p>
          </table:table-cell>
          <table:table-cell table:formula="of:=[.AA205]" office:value-type="float" office:value="0.138819931613382" calcext:value-type="float">
            <text:p>0.138819931613382</text:p>
          </table:table-cell>
          <table:table-cell table:formula="of:=[.B412]" office:value-type="float" office:value="0.009" calcext:value-type="float">
            <text:p>0.009</text:p>
          </table:table-cell>
          <table:table-cell table:formula="of:=[.AB205]" office:value-type="float" office:value="9.1104498911643" calcext:value-type="float">
            <text:p>9.1104498911643</text:p>
          </table:table-cell>
          <table:table-cell table:style-name="ce27" table:formula="of:=[.AC205]" office:value-type="float" office:value="1.68379433671099" calcext:value-type="float">
            <text:p>1.68379433671099</text:p>
          </table:table-cell>
          <table:table-cell table:formula="of:=[.AD205]" office:value-type="float" office:value="10.374159782039" calcext:value-type="float">
            <text:p>10.374159782039</text:p>
          </table:table-cell>
          <table:table-cell table:formula="of:=[.F412]" office:value-type="float" office:value="0.009" calcext:value-type="float">
            <text:p>0.009</text:p>
          </table:table-cell>
          <table:table-cell table:formula="of:=[.AE205]" office:value-type="float" office:value="306.824745800736" calcext:value-type="float">
            <text:p>306.824745800736</text:p>
          </table:table-cell>
          <table:table-cell table:formula="of:=[.AF205]" office:value-type="float" office:value="187.088259634584" calcext:value-type="float">
            <text:p>187.088259634584</text:p>
          </table:table-cell>
          <table:table-cell table:formula="of:=[.AG205]" office:value-type="float" office:value="-765.940314778613" calcext:value-type="float">
            <text:p>-765.940314778613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06]" office:value-type="float" office:value="0.0096" calcext:value-type="float">
            <text:p>0.0096</text:p>
          </table:table-cell>
          <table:table-cell table:formula="of:=[.Y206]" office:value-type="float" office:value="0.0810592064047365" calcext:value-type="float">
            <text:p>0.0810592064047365</text:p>
          </table:table-cell>
          <table:table-cell table:formula="of:=[.Z206]" office:value-type="float" office:value="0.00915984119170779" calcext:value-type="float">
            <text:p>0.00915984119170779</text:p>
          </table:table-cell>
          <table:table-cell table:formula="of:=[.AA206]" office:value-type="float" office:value="0.144748103031682" calcext:value-type="float">
            <text:p>0.144748103031682</text:p>
          </table:table-cell>
          <table:table-cell table:formula="of:=[.B413]" office:value-type="float" office:value="0.0096" calcext:value-type="float">
            <text:p>0.0096</text:p>
          </table:table-cell>
          <table:table-cell table:formula="of:=[.AB206]" office:value-type="float" office:value="9.26760402925729" calcext:value-type="float">
            <text:p>9.26760402925729</text:p>
          </table:table-cell>
          <table:table-cell table:style-name="ce27" table:formula="of:=[.AC206]" office:value-type="float" office:value="1.79604729249172" calcext:value-type="float">
            <text:p>1.79604729249172</text:p>
          </table:table-cell>
          <table:table-cell table:formula="of:=[.AD206]" office:value-type="float" office:value="9.8802856971672" calcext:value-type="float">
            <text:p>9.8802856971672</text:p>
          </table:table-cell>
          <table:table-cell table:formula="of:=[.F413]" office:value-type="float" office:value="0.0096" calcext:value-type="float">
            <text:p>0.0096</text:p>
          </table:table-cell>
          <table:table-cell table:formula="of:=[.AE206]" office:value-type="float" office:value="261.923563488316" calcext:value-type="float">
            <text:p>261.923563488316</text:p>
          </table:table-cell>
          <table:table-cell table:formula="of:=[.AF206]" office:value-type="float" office:value="187.088259634525" calcext:value-type="float">
            <text:p>187.088259634525</text:p>
          </table:table-cell>
          <table:table-cell table:formula="of:=[.AG206]" office:value-type="float" office:value="-823.123474786286" calcext:value-type="float">
            <text:p>-823.123474786286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07]" office:value-type="float" office:value="0.0102" calcext:value-type="float">
            <text:p>0.0102</text:p>
          </table:table-cell>
          <table:table-cell table:formula="of:=[.Y207]" office:value-type="float" office:value="0.0866978968795142" calcext:value-type="float">
            <text:p>0.0866978968795142</text:p>
          </table:table-cell>
          <table:table-cell table:formula="of:=[.Z207]" office:value-type="float" office:value="0.0103048213406713" calcext:value-type="float">
            <text:p>0.0103048213406713</text:p>
          </table:table-cell>
          <table:table-cell table:formula="of:=[.AA207]" office:value-type="float" office:value="0.150361953642039" calcext:value-type="float">
            <text:p>0.150361953642039</text:p>
          </table:table-cell>
          <table:table-cell table:formula="of:=[.B414]" office:value-type="float" office:value="0.0102" calcext:value-type="float">
            <text:p>0.0102</text:p>
          </table:table-cell>
          <table:table-cell table:formula="of:=[.AB207]" office:value-type="float" office:value="9.39781745796294" calcext:value-type="float">
            <text:p>9.39781745796294</text:p>
          </table:table-cell>
          <table:table-cell table:style-name="ce27" table:formula="of:=[.AC207]" office:value-type="float" office:value="1.90830024827246" calcext:value-type="float">
            <text:p>1.90830024827246</text:p>
          </table:table-cell>
          <table:table-cell table:formula="of:=[.AD207]" office:value-type="float" office:value="9.35641768392892" calcext:value-type="float">
            <text:p>9.35641768392892</text:p>
          </table:table-cell>
          <table:table-cell table:formula="of:=[.F414]" office:value-type="float" office:value="0.0102" calcext:value-type="float">
            <text:p>0.0102</text:p>
          </table:table-cell>
          <table:table-cell table:formula="of:=[.AE207]" office:value-type="float" office:value="217.02238117608" calcext:value-type="float">
            <text:p>217.02238117608</text:p>
          </table:table-cell>
          <table:table-cell table:formula="of:=[.AF207]" office:value-type="float" office:value="187.088259634668" calcext:value-type="float">
            <text:p>187.088259634668</text:p>
          </table:table-cell>
          <table:table-cell table:formula="of:=[.AG207]" office:value-type="float" office:value="-873.113355397139" calcext:value-type="float">
            <text:p>-873.11335539713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08]" office:value-type="float" office:value="0.0108" calcext:value-type="float">
            <text:p>0.0108</text:p>
          </table:table-cell>
          <table:table-cell table:formula="of:=[.Y208]" office:value-type="float" office:value="0.0924039391277604" calcext:value-type="float">
            <text:p>0.0924039391277604</text:p>
          </table:table-cell>
          <table:table-cell table:formula="of:=[.Z208]" office:value-type="float" office:value="0.0115171532631032" calcext:value-type="float">
            <text:p>0.0115171532631032</text:p>
          </table:table-cell>
          <table:table-cell table:formula="of:=[.AA208]" office:value-type="float" office:value="0.155664001515018" calcext:value-type="float">
            <text:p>0.155664001515018</text:p>
          </table:table-cell>
          <table:table-cell table:formula="of:=[.B415]" office:value-type="float" office:value="0.0108" calcext:value-type="float">
            <text:p>0.0108</text:p>
          </table:table-cell>
          <table:table-cell table:formula="of:=[.AB208]" office:value-type="float" office:value="9.51007041374368" calcext:value-type="float">
            <text:p>9.51007041374368</text:p>
          </table:table-cell>
          <table:table-cell table:style-name="ce27" table:formula="of:=[.AC208]" office:value-type="float" office:value="2.02055320405319" calcext:value-type="float">
            <text:p>2.02055320405319</text:p>
          </table:table-cell>
          <table:table-cell table:formula="of:=[.AD208]" office:value-type="float" office:value="8.83674645496458" calcext:value-type="float">
            <text:p>8.83674645496458</text:p>
          </table:table-cell>
          <table:table-cell table:formula="of:=[.F415]" office:value-type="float" office:value="0.0108" calcext:value-type="float">
            <text:p>0.0108</text:p>
          </table:table-cell>
          <table:table-cell table:formula="of:=[.AE208]" office:value-type="float" office:value="187.088259634581" calcext:value-type="float">
            <text:p>187.088259634581</text:p>
          </table:table-cell>
          <table:table-cell table:formula="of:=[.AF208]" office:value-type="float" office:value="187.088259634412" calcext:value-type="float">
            <text:p>187.088259634412</text:p>
          </table:table-cell>
          <table:table-cell table:formula="of:=[.AG208]" office:value-type="float" office:value="-866.11871494056" calcext:value-type="float">
            <text:p>-866.11871494056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09]" office:value-type="float" office:value="0.0114" calcext:value-type="float">
            <text:p>0.0114</text:p>
          </table:table-cell>
          <table:table-cell table:formula="of:=[.Y209]" office:value-type="float" office:value="0.0981773331494751" calcext:value-type="float">
            <text:p>0.0981773331494751</text:p>
          </table:table-cell>
          <table:table-cell table:formula="of:=[.Z209]" office:value-type="float" office:value="0.0127968369590035" calcext:value-type="float">
            <text:p>0.0127968369590035</text:p>
          </table:table-cell>
          <table:table-cell table:formula="of:=[.AA209]" office:value-type="float" office:value="0.160694879389654" calcext:value-type="float">
            <text:p>0.160694879389654</text:p>
          </table:table-cell>
          <table:table-cell table:formula="of:=[.B416]" office:value-type="float" office:value="0.0114" calcext:value-type="float">
            <text:p>0.0114</text:p>
          </table:table-cell>
          <table:table-cell table:formula="of:=[.AB209]" office:value-type="float" office:value="9.62232336952441" calcext:value-type="float">
            <text:p>9.62232336952441</text:p>
          </table:table-cell>
          <table:table-cell table:style-name="ce27" table:formula="of:=[.AC209]" office:value-type="float" office:value="2.13280615983392" calcext:value-type="float">
            <text:p>2.13280615983392</text:p>
          </table:table-cell>
          <table:table-cell table:formula="of:=[.AD209]" office:value-type="float" office:value="8.38479645772624" calcext:value-type="float">
            <text:p>8.38479645772624</text:p>
          </table:table-cell>
          <table:table-cell table:formula="of:=[.F416]" office:value-type="float" office:value="0.0114" calcext:value-type="float">
            <text:p>0.0114</text:p>
          </table:table-cell>
          <table:table-cell table:formula="of:=[.AE209]" office:value-type="float" office:value="187.088259634542" calcext:value-type="float">
            <text:p>187.088259634542</text:p>
          </table:table-cell>
          <table:table-cell table:formula="of:=[.AF209]" office:value-type="float" office:value="187.088259634451" calcext:value-type="float">
            <text:p>187.088259634451</text:p>
          </table:table-cell>
          <table:table-cell table:formula="of:=[.AG209]" office:value-type="float" office:value="-753.249995397244" calcext:value-type="float">
            <text:p>-753.249995397244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10]" office:value-type="float" office:value="0.012" calcext:value-type="float">
            <text:p>0.012</text:p>
          </table:table-cell>
          <table:table-cell table:formula="of:=[.Y210]" office:value-type="float" office:value="0.104018078944658" calcext:value-type="float">
            <text:p>0.104018078944658</text:p>
          </table:table-cell>
          <table:table-cell table:formula="of:=[.Z210]" office:value-type="float" office:value="0.0141438724283723" calcext:value-type="float">
            <text:p>0.0141438724283723</text:p>
          </table:table-cell>
          <table:table-cell table:formula="of:=[.AA210]" office:value-type="float" office:value="0.165495082956962" calcext:value-type="float">
            <text:p>0.165495082956962</text:p>
          </table:table-cell>
          <table:table-cell table:formula="of:=[.B417]" office:value-type="float" office:value="0.012" calcext:value-type="float">
            <text:p>0.012</text:p>
          </table:table-cell>
          <table:table-cell table:formula="of:=[.AB210]" office:value-type="float" office:value="9.73457632530514" calcext:value-type="float">
            <text:p>9.73457632530514</text:p>
          </table:table-cell>
          <table:table-cell table:style-name="ce27" table:formula="of:=[.AC210]" office:value-type="float" office:value="2.24505911561465" calcext:value-type="float">
            <text:p>2.24505911561465</text:p>
          </table:table-cell>
          <table:table-cell table:formula="of:=[.AD210]" office:value-type="float" office:value="8.00033927884622" calcext:value-type="float">
            <text:p>8.00033927884622</text:p>
          </table:table-cell>
          <table:table-cell table:formula="of:=[.F417]" office:value-type="float" office:value="0.012" calcext:value-type="float">
            <text:p>0.012</text:p>
          </table:table-cell>
          <table:table-cell table:formula="of:=[.AE210]" office:value-type="float" office:value="187.088259634542" calcext:value-type="float">
            <text:p>187.088259634542</text:p>
          </table:table-cell>
          <table:table-cell table:formula="of:=[.AF210]" office:value-type="float" office:value="187.088259634716" calcext:value-type="float">
            <text:p>187.088259634716</text:p>
          </table:table-cell>
          <table:table-cell table:formula="of:=[.AG210]" office:value-type="float" office:value="-640.76196480003" calcext:value-type="float">
            <text:p>-640.76196480003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11]" office:value-type="float" office:value="0.0126" calcext:value-type="float">
            <text:p>0.0126</text:p>
          </table:table-cell>
          <table:table-cell table:formula="of:=[.Y211]" office:value-type="float" office:value="0.10992617651331" calcext:value-type="float">
            <text:p>0.10992617651331</text:p>
          </table:table-cell>
          <table:table-cell table:formula="of:=[.Z211]" office:value-type="float" office:value="0.0155582596712096" calcext:value-type="float">
            <text:p>0.0155582596712096</text:p>
          </table:table-cell>
          <table:table-cell table:formula="of:=[.AA211]" office:value-type="float" office:value="0.170103694774203" calcext:value-type="float">
            <text:p>0.170103694774203</text:p>
          </table:table-cell>
          <table:table-cell table:formula="of:=[.B418]" office:value-type="float" office:value="0.0126" calcext:value-type="float">
            <text:p>0.0126</text:p>
          </table:table-cell>
          <table:table-cell table:formula="of:=[.AB211]" office:value-type="float" office:value="9.84682928108588" calcext:value-type="float">
            <text:p>9.84682928108588</text:p>
          </table:table-cell>
          <table:table-cell table:style-name="ce27" table:formula="of:=[.AC211]" office:value-type="float" office:value="2.35731207139539" calcext:value-type="float">
            <text:p>2.35731207139539</text:p>
          </table:table-cell>
          <table:table-cell table:formula="of:=[.AD211]" office:value-type="float" office:value="7.68101969540205" calcext:value-type="float">
            <text:p>7.68101969540205</text:p>
          </table:table-cell>
          <table:table-cell table:formula="of:=[.F418]" office:value-type="float" office:value="0.0126" calcext:value-type="float">
            <text:p>0.0126</text:p>
          </table:table-cell>
          <table:table-cell table:formula="of:=[.AE211]" office:value-type="float" office:value="187.088259634581" calcext:value-type="float">
            <text:p>187.088259634581</text:p>
          </table:table-cell>
          <table:table-cell table:formula="of:=[.AF211]" office:value-type="float" office:value="187.088259634726" calcext:value-type="float">
            <text:p>187.088259634726</text:p>
          </table:table-cell>
          <table:table-cell table:formula="of:=[.AG211]" office:value-type="float" office:value="-532.199305740277" calcext:value-type="float">
            <text:p>-532.199305740277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12]" office:value-type="float" office:value="0.0132" calcext:value-type="float">
            <text:p>0.0132</text:p>
          </table:table-cell>
          <table:table-cell table:formula="of:=[.Y212]" office:value-type="float" office:value="0.11590162585543" calcext:value-type="float">
            <text:p>0.11590162585543</text:p>
          </table:table-cell>
          <table:table-cell table:formula="of:=[.Z212]" office:value-type="float" office:value="0.0170399986875152" calcext:value-type="float">
            <text:p>0.0170399986875152</text:p>
          </table:table-cell>
          <table:table-cell table:formula="of:=[.AA212]" office:value-type="float" office:value="0.174557381265583" calcext:value-type="float">
            <text:p>0.174557381265583</text:p>
          </table:table-cell>
          <table:table-cell table:formula="of:=[.B419]" office:value-type="float" office:value="0.0132" calcext:value-type="float">
            <text:p>0.0132</text:p>
          </table:table-cell>
          <table:table-cell table:formula="of:=[.AB212]" office:value-type="float" office:value="9.95908223686661" calcext:value-type="float">
            <text:p>9.95908223686661</text:p>
          </table:table-cell>
          <table:table-cell table:style-name="ce27" table:formula="of:=[.AC212]" office:value-type="float" office:value="2.46956502717612" calcext:value-type="float">
            <text:p>2.46956502717612</text:p>
          </table:table-cell>
          <table:table-cell table:formula="of:=[.AD212]" office:value-type="float" office:value="7.42281081896765" calcext:value-type="float">
            <text:p>7.42281081896765</text:p>
          </table:table-cell>
          <table:table-cell table:formula="of:=[.F419]" office:value-type="float" office:value="0.0132" calcext:value-type="float">
            <text:p>0.0132</text:p>
          </table:table-cell>
          <table:table-cell table:formula="of:=[.AE212]" office:value-type="float" office:value="187.088259634542" calcext:value-type="float">
            <text:p>187.088259634542</text:p>
          </table:table-cell>
          <table:table-cell table:formula="of:=[.AF212]" office:value-type="float" office:value="187.088259634172" calcext:value-type="float">
            <text:p>187.088259634172</text:p>
          </table:table-cell>
          <table:table-cell table:formula="of:=[.AG212]" office:value-type="float" office:value="-430.348127390679" calcext:value-type="float">
            <text:p>-430.34812739067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13]" office:value-type="float" office:value="0.0138" calcext:value-type="float">
            <text:p>0.0138</text:p>
          </table:table-cell>
          <table:table-cell table:formula="of:=[.Y213]" office:value-type="float" office:value="0.121944426971018" calcext:value-type="float">
            <text:p>0.121944426971018</text:p>
          </table:table-cell>
          <table:table-cell table:formula="of:=[.Z213]" office:value-type="float" office:value="0.0185890894772893" calcext:value-type="float">
            <text:p>0.0185890894772893</text:p>
          </table:table-cell>
          <table:table-cell table:formula="of:=[.AA213]" office:value-type="float" office:value="0.178889695152943" calcext:value-type="float">
            <text:p>0.178889695152943</text:p>
          </table:table-cell>
          <table:table-cell table:formula="of:=[.B420]" office:value-type="float" office:value="0.0138" calcext:value-type="float">
            <text:p>0.0138</text:p>
          </table:table-cell>
          <table:table-cell table:formula="of:=[.AB213]" office:value-type="float" office:value="10.0713351926473" calcext:value-type="float">
            <text:p>10.0713351926473</text:p>
          </table:table-cell>
          <table:table-cell table:style-name="ce27" table:formula="of:=[.AC213]" office:value-type="float" office:value="2.58181798295685" calcext:value-type="float">
            <text:p>2.58181798295685</text:p>
          </table:table-cell>
          <table:table-cell table:formula="of:=[.AD213]" office:value-type="float" office:value="7.22052314559953" calcext:value-type="float">
            <text:p>7.22052314559953</text:p>
          </table:table-cell>
          <table:table-cell table:formula="of:=[.F420]" office:value-type="float" office:value="0.0138" calcext:value-type="float">
            <text:p>0.0138</text:p>
          </table:table-cell>
          <table:table-cell table:formula="of:=[.AE213]" office:value-type="float" office:value="187.088259634542" calcext:value-type="float">
            <text:p>187.088259634542</text:p>
          </table:table-cell>
          <table:table-cell table:formula="of:=[.AF213]" office:value-type="float" office:value="187.088259634716" calcext:value-type="float">
            <text:p>187.088259634716</text:p>
          </table:table-cell>
          <table:table-cell table:formula="of:=[.AG213]" office:value-type="float" office:value="-337.146122280192" calcext:value-type="float">
            <text:p>-337.146122280192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14]" office:value-type="float" office:value="0.0144" calcext:value-type="float">
            <text:p>0.0144</text:p>
          </table:table-cell>
          <table:table-cell table:formula="of:=[.Y214]" office:value-type="float" office:value="0.128054579860075" calcext:value-type="float">
            <text:p>0.128054579860075</text:p>
          </table:table-cell>
          <table:table-cell table:formula="of:=[.Z214]" office:value-type="float" office:value="0.0202055320405319" calcext:value-type="float">
            <text:p>0.0202055320405319</text:p>
          </table:table-cell>
          <table:table-cell table:formula="of:=[.AA214]" office:value-type="float" office:value="0.183130676552967" calcext:value-type="float">
            <text:p>0.183130676552967</text:p>
          </table:table-cell>
          <table:table-cell table:formula="of:=[.B421]" office:value-type="float" office:value="0.0144" calcext:value-type="float">
            <text:p>0.0144</text:p>
          </table:table-cell>
          <table:table-cell table:formula="of:=[.AB214]" office:value-type="float" office:value="10.1835881484281" calcext:value-type="float">
            <text:p>10.1835881484281</text:p>
          </table:table-cell>
          <table:table-cell table:style-name="ce27" table:formula="of:=[.AC214]" office:value-type="float" office:value="2.69407093873759" calcext:value-type="float">
            <text:p>2.69407093873759</text:p>
          </table:table-cell>
          <table:table-cell table:formula="of:=[.AD214]" office:value-type="float" office:value="7.06830233337267" calcext:value-type="float">
            <text:p>7.06830233337267</text:p>
          </table:table-cell>
          <table:table-cell table:formula="of:=[.F421]" office:value-type="float" office:value="0.0144" calcext:value-type="float">
            <text:p>0.0144</text:p>
          </table:table-cell>
          <table:table-cell table:formula="of:=[.AE214]" office:value-type="float" office:value="187.088259634584" calcext:value-type="float">
            <text:p>187.088259634584</text:p>
          </table:table-cell>
          <table:table-cell table:formula="of:=[.AF214]" office:value-type="float" office:value="187.088259634716" calcext:value-type="float">
            <text:p>187.088259634716</text:p>
          </table:table-cell>
          <table:table-cell table:formula="of:=[.AG214]" office:value-type="float" office:value="-253.701353711433" calcext:value-type="float">
            <text:p>-253.701353711433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15]" office:value-type="float" office:value="0.015" calcext:value-type="float">
            <text:p>0.015</text:p>
          </table:table-cell>
          <table:table-cell table:formula="of:=[.Y215]" office:value-type="float" office:value="0.1342320845226" calcext:value-type="float">
            <text:p>0.1342320845226</text:p>
          </table:table-cell>
          <table:table-cell table:formula="of:=[.Z215]" office:value-type="float" office:value="0.0218893263772429" calcext:value-type="float">
            <text:p>0.0218893263772429</text:p>
          </table:table-cell>
          <table:table-cell table:formula="of:=[.AA215]" office:value-type="float" office:value="0.187306715366424" calcext:value-type="float">
            <text:p>0.187306715366424</text:p>
          </table:table-cell>
          <table:table-cell table:formula="of:=[.B422]" office:value-type="float" office:value="0.015" calcext:value-type="float">
            <text:p>0.015</text:p>
          </table:table-cell>
          <table:table-cell table:formula="of:=[.AB215]" office:value-type="float" office:value="10.2958411042088" calcext:value-type="float">
            <text:p>10.2958411042088</text:p>
          </table:table-cell>
          <table:table-cell table:style-name="ce27" table:formula="of:=[.AC215]" office:value-type="float" office:value="2.80632389451832" calcext:value-type="float">
            <text:p>2.80632389451832</text:p>
          </table:table-cell>
          <table:table-cell table:formula="of:=[.AD215]" office:value-type="float" office:value="6.96006468909508" calcext:value-type="float">
            <text:p>6.96006468909508</text:p>
          </table:table-cell>
          <table:table-cell table:formula="of:=[.F422]" office:value-type="float" office:value="0.015" calcext:value-type="float">
            <text:p>0.015</text:p>
          </table:table-cell>
          <table:table-cell table:formula="of:=[.AE215]" office:value-type="float" office:value="187.088259634542" calcext:value-type="float">
            <text:p>187.088259634542</text:p>
          </table:table-cell>
          <table:table-cell table:formula="of:=[.AF215]" office:value-type="float" office:value="187.088259634457" calcext:value-type="float">
            <text:p>187.088259634457</text:p>
          </table:table-cell>
          <table:table-cell table:formula="of:=[.AG215]" office:value-type="float" office:value="-180.396073795993" calcext:value-type="float">
            <text:p>-180.396073795993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16]" office:value-type="float" office:value="0.0156" calcext:value-type="float">
            <text:p>0.0156</text:p>
          </table:table-cell>
          <table:table-cell table:formula="of:=[.Y216]" office:value-type="float" office:value="0.140476940958594" calcext:value-type="float">
            <text:p>0.140476940958594</text:p>
          </table:table-cell>
          <table:table-cell table:formula="of:=[.Z216]" office:value-type="float" office:value="0.0236404724874223" calcext:value-type="float">
            <text:p>0.0236404724874223</text:p>
          </table:table-cell>
          <table:table-cell table:formula="of:=[.AA216]" office:value-type="float" office:value="0.191440619814051" calcext:value-type="float">
            <text:p>0.191440619814051</text:p>
          </table:table-cell>
          <table:table-cell table:formula="of:=[.B423]" office:value-type="float" office:value="0.0156" calcext:value-type="float">
            <text:p>0.0156</text:p>
          </table:table-cell>
          <table:table-cell table:formula="of:=[.AB216]" office:value-type="float" office:value="10.4080940599895" calcext:value-type="float">
            <text:p>10.4080940599895</text:p>
          </table:table-cell>
          <table:table-cell table:style-name="ce27" table:formula="of:=[.AC216]" office:value-type="float" office:value="2.91857685029905" calcext:value-type="float">
            <text:p>2.91857685029905</text:p>
          </table:table-cell>
          <table:table-cell table:formula="of:=[.AD216]" office:value-type="float" office:value="6.88984074604498" calcext:value-type="float">
            <text:p>6.88984074604498</text:p>
          </table:table-cell>
          <table:table-cell table:formula="of:=[.F423]" office:value-type="float" office:value="0.0156" calcext:value-type="float">
            <text:p>0.0156</text:p>
          </table:table-cell>
          <table:table-cell table:formula="of:=[.AE216]" office:value-type="float" office:value="187.088259634504" calcext:value-type="float">
            <text:p>187.088259634504</text:p>
          </table:table-cell>
          <table:table-cell table:formula="of:=[.AF216]" office:value-type="float" office:value="187.088259634437" calcext:value-type="float">
            <text:p>187.088259634437</text:p>
          </table:table-cell>
          <table:table-cell table:formula="of:=[.AG216]" office:value-type="float" office:value="-117.0399050835" calcext:value-type="float">
            <text:p>-117.0399050835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17]" office:value-type="float" office:value="0.0162" calcext:value-type="float">
            <text:p>0.0162</text:p>
          </table:table-cell>
          <table:table-cell table:formula="of:=[.Y217]" office:value-type="float" office:value="0.146789149168056" calcext:value-type="float">
            <text:p>0.146789149168056</text:p>
          </table:table-cell>
          <table:table-cell table:formula="of:=[.Z217]" office:value-type="float" office:value="0.0254589703710702" calcext:value-type="float">
            <text:p>0.0254589703710702</text:p>
          </table:table-cell>
          <table:table-cell table:formula="of:=[.AA217]" office:value-type="float" office:value="0.195551830845371" calcext:value-type="float">
            <text:p>0.195551830845371</text:p>
          </table:table-cell>
          <table:table-cell table:formula="of:=[.B424]" office:value-type="float" office:value="0.0162" calcext:value-type="float">
            <text:p>0.0162</text:p>
          </table:table-cell>
          <table:table-cell table:formula="of:=[.AB217]" office:value-type="float" office:value="10.5203470157703" calcext:value-type="float">
            <text:p>10.5203470157703</text:p>
          </table:table-cell>
          <table:table-cell table:style-name="ce27" table:formula="of:=[.AC217]" office:value-type="float" office:value="3.03082980607978" calcext:value-type="float">
            <text:p>3.03082980607978</text:p>
          </table:table-cell>
          <table:table-cell table:formula="of:=[.AD217]" office:value-type="float" office:value="6.85201838553445" calcext:value-type="float">
            <text:p>6.85201838553445</text:p>
          </table:table-cell>
          <table:table-cell table:formula="of:=[.F424]" office:value-type="float" office:value="0.0162" calcext:value-type="float">
            <text:p>0.0162</text:p>
          </table:table-cell>
          <table:table-cell table:formula="of:=[.AE217]" office:value-type="float" office:value="187.088259634581" calcext:value-type="float">
            <text:p>187.088259634581</text:p>
          </table:table-cell>
          <table:table-cell table:formula="of:=[.AF217]" office:value-type="float" office:value="187.088259634725" calcext:value-type="float">
            <text:p>187.088259634725</text:p>
          </table:table-cell>
          <table:table-cell table:formula="of:=[.AG217]" office:value-type="float" office:value="-63.0372675175369" calcext:value-type="float">
            <text:p>-63.037267517536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18]" office:value-type="float" office:value="0.0168" calcext:value-type="float">
            <text:p>0.0168</text:p>
          </table:table-cell>
          <table:table-cell table:formula="of:=[.Y218]" office:value-type="float" office:value="0.153168709150987" calcext:value-type="float">
            <text:p>0.153168709150987</text:p>
          </table:table-cell>
          <table:table-cell table:formula="of:=[.Z218]" office:value-type="float" office:value="0.0273448200281865" calcext:value-type="float">
            <text:p>0.0273448200281865</text:p>
          </table:table-cell>
          <table:table-cell table:formula="of:=[.AA218]" office:value-type="float" office:value="0.199656726534099" calcext:value-type="float">
            <text:p>0.199656726534099</text:p>
          </table:table-cell>
          <table:table-cell table:formula="of:=[.B425]" office:value-type="float" office:value="0.0168" calcext:value-type="float">
            <text:p>0.0168</text:p>
          </table:table-cell>
          <table:table-cell table:formula="of:=[.AB218]" office:value-type="float" office:value="10.6325999715511" calcext:value-type="float">
            <text:p>10.6325999715511</text:p>
          </table:table-cell>
          <table:table-cell table:style-name="ce27" table:formula="of:=[.AC218]" office:value-type="float" office:value="3.14308276186052" calcext:value-type="float">
            <text:p>3.14308276186052</text:p>
          </table:table-cell>
          <table:table-cell table:formula="of:=[.AD218]" office:value-type="float" office:value="6.84149281454512" calcext:value-type="float">
            <text:p>6.84149281454512</text:p>
          </table:table-cell>
          <table:table-cell table:formula="of:=[.F425]" office:value-type="float" office:value="0.0168" calcext:value-type="float">
            <text:p>0.0168</text:p>
          </table:table-cell>
          <table:table-cell table:formula="of:=[.AE218]" office:value-type="float" office:value="187.088259634658" calcext:value-type="float">
            <text:p>187.088259634658</text:p>
          </table:table-cell>
          <table:table-cell table:formula="of:=[.AF218]" office:value-type="float" office:value="187.088259634446" calcext:value-type="float">
            <text:p>187.088259634446</text:p>
          </table:table-cell>
          <table:table-cell table:formula="of:=[.AG218]" office:value-type="float" office:value="-17.5426183155529" calcext:value-type="float">
            <text:p>-17.542618315552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19]" office:value-type="float" office:value="0.0174" calcext:value-type="float">
            <text:p>0.0174</text:p>
          </table:table-cell>
          <table:table-cell table:formula="of:=[.Y219]" office:value-type="float" office:value="0.159615620907386" calcext:value-type="float">
            <text:p>0.159615620907386</text:p>
          </table:table-cell>
          <table:table-cell table:formula="of:=[.Z219]" office:value-type="float" office:value="0.0292980214587712" calcext:value-type="float">
            <text:p>0.0292980214587712</text:p>
          </table:table-cell>
          <table:table-cell table:formula="of:=[.AA219]" office:value-type="float" office:value="0.203768970402656" calcext:value-type="float">
            <text:p>0.203768970402656</text:p>
          </table:table-cell>
          <table:table-cell table:formula="of:=[.B426]" office:value-type="float" office:value="0.0174" calcext:value-type="float">
            <text:p>0.0174</text:p>
          </table:table-cell>
          <table:table-cell table:formula="of:=[.AB219]" office:value-type="float" office:value="10.7448529273317" calcext:value-type="float">
            <text:p>10.7448529273317</text:p>
          </table:table-cell>
          <table:table-cell table:style-name="ce27" table:formula="of:=[.AC219]" office:value-type="float" office:value="3.25533571764125" calcext:value-type="float">
            <text:p>3.25533571764125</text:p>
          </table:table-cell>
          <table:table-cell table:formula="of:=[.AD219]" office:value-type="float" office:value="6.85373978092929" calcext:value-type="float">
            <text:p>6.85373978092929</text:p>
          </table:table-cell>
          <table:table-cell table:formula="of:=[.F426]" office:value-type="float" office:value="0.0174" calcext:value-type="float">
            <text:p>0.0174</text:p>
          </table:table-cell>
          <table:table-cell table:formula="of:=[.AE219]" office:value-type="float" office:value="187.088259634427" calcext:value-type="float">
            <text:p>187.088259634427</text:p>
          </table:table-cell>
          <table:table-cell table:formula="of:=[.AF219]" office:value-type="float" office:value="187.088259634437" calcext:value-type="float">
            <text:p>187.088259634437</text:p>
          </table:table-cell>
          <table:table-cell table:formula="of:=[.AG219]" office:value-type="float" office:value="20.4116106402837" calcext:value-type="float">
            <text:p>20.4116106402837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20]" office:value-type="float" office:value="0.018" calcext:value-type="float">
            <text:p>0.018</text:p>
          </table:table-cell>
          <table:table-cell table:formula="of:=[.Y220]" office:value-type="float" office:value="0.166129884437253" calcext:value-type="float">
            <text:p>0.166129884437253</text:p>
          </table:table-cell>
          <table:table-cell table:formula="of:=[.Z220]" office:value-type="float" office:value="0.0313185746628244" calcext:value-type="float">
            <text:p>0.0313185746628244</text:p>
          </table:table-cell>
          <table:table-cell table:formula="of:=[.AA220]" office:value-type="float" office:value="0.207899869309696" calcext:value-type="float">
            <text:p>0.207899869309696</text:p>
          </table:table-cell>
          <table:table-cell table:formula="of:=[.B427]" office:value-type="float" office:value="0.018" calcext:value-type="float">
            <text:p>0.018</text:p>
          </table:table-cell>
          <table:table-cell table:formula="of:=[.AB220]" office:value-type="float" office:value="10.8571058831125" calcext:value-type="float">
            <text:p>10.8571058831125</text:p>
          </table:table-cell>
          <table:table-cell table:style-name="ce27" table:formula="of:=[.AC220]" office:value-type="float" office:value="3.36758867342198" calcext:value-type="float">
            <text:p>3.36758867342198</text:p>
          </table:table-cell>
          <table:table-cell table:formula="of:=[.AD220]" office:value-type="float" office:value="6.88483151173281" calcext:value-type="float">
            <text:p>6.88483151173281</text:p>
          </table:table-cell>
          <table:table-cell table:formula="of:=[.F427]" office:value-type="float" office:value="0.018" calcext:value-type="float">
            <text:p>0.018</text:p>
          </table:table-cell>
          <table:table-cell table:formula="of:=[.AE220]" office:value-type="float" office:value="187.088259634581" calcext:value-type="float">
            <text:p>187.088259634581</text:p>
          </table:table-cell>
          <table:table-cell table:formula="of:=[.AF220]" office:value-type="float" office:value="187.088259634736" calcext:value-type="float">
            <text:p>187.088259634736</text:p>
          </table:table-cell>
          <table:table-cell table:formula="of:=[.AG220]" office:value-type="float" office:value="51.8195513392013" calcext:value-type="float">
            <text:p>51.8195513392013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21]" office:value-type="float" office:value="0.0186" calcext:value-type="float">
            <text:p>0.0186</text:p>
          </table:table-cell>
          <table:table-cell table:formula="of:=[.Y221]" office:value-type="float" office:value="0.172711499740589" calcext:value-type="float">
            <text:p>0.172711499740589</text:p>
          </table:table-cell>
          <table:table-cell table:formula="of:=[.Z221]" office:value-type="float" office:value="0.0334064796403461" calcext:value-type="float">
            <text:p>0.0334064796403461</text:p>
          </table:table-cell>
          <table:table-cell table:formula="of:=[.AA221]" office:value-type="float" office:value="0.212058717646925" calcext:value-type="float">
            <text:p>0.212058717646925</text:p>
          </table:table-cell>
          <table:table-cell table:formula="of:=[.B428]" office:value-type="float" office:value="0.0186" calcext:value-type="float">
            <text:p>0.0186</text:p>
          </table:table-cell>
          <table:table-cell table:formula="of:=[.AB221]" office:value-type="float" office:value="10.9693588388932" calcext:value-type="float">
            <text:p>10.9693588388932</text:p>
          </table:table-cell>
          <table:table-cell table:style-name="ce27" table:formula="of:=[.AC221]" office:value-type="float" office:value="3.47984162920271" calcext:value-type="float">
            <text:p>3.47984162920271</text:p>
          </table:table-cell>
          <table:table-cell table:formula="of:=[.AD221]" office:value-type="float" office:value="6.93141389538137" calcext:value-type="float">
            <text:p>6.93141389538137</text:p>
          </table:table-cell>
          <table:table-cell table:formula="of:=[.F428]" office:value-type="float" office:value="0.0186" calcext:value-type="float">
            <text:p>0.0186</text:p>
          </table:table-cell>
          <table:table-cell table:formula="of:=[.AE221]" office:value-type="float" office:value="187.088259634504" calcext:value-type="float">
            <text:p>187.088259634504</text:p>
          </table:table-cell>
          <table:table-cell table:formula="of:=[.AF221]" office:value-type="float" office:value="187.088259634707" calcext:value-type="float">
            <text:p>187.088259634707</text:p>
          </table:table-cell>
          <table:table-cell table:formula="of:=[.AG221]" office:value-type="float" office:value="77.6373060809273" calcext:value-type="float">
            <text:p>77.6373060809273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22]" office:value-type="float" office:value="0.0192" calcext:value-type="float">
            <text:p>0.0192</text:p>
          </table:table-cell>
          <table:table-cell table:formula="of:=[.Y222]" office:value-type="float" office:value="0.179360466817393" calcext:value-type="float">
            <text:p>0.179360466817393</text:p>
          </table:table-cell>
          <table:table-cell table:formula="of:=[.Z222]" office:value-type="float" office:value="0.0355617363913361" calcext:value-type="float">
            <text:p>0.0355617363913361</text:p>
          </table:table-cell>
          <table:table-cell table:formula="of:=[.AA222]" office:value-type="float" office:value="0.216253113845993" calcext:value-type="float">
            <text:p>0.216253113845993</text:p>
          </table:table-cell>
          <table:table-cell table:formula="of:=[.B429]" office:value-type="float" office:value="0.0192" calcext:value-type="float">
            <text:p>0.0192</text:p>
          </table:table-cell>
          <table:table-cell table:formula="of:=[.AB222]" office:value-type="float" office:value="11.081611794674" calcext:value-type="float">
            <text:p>11.081611794674</text:p>
          </table:table-cell>
          <table:table-cell table:style-name="ce27" table:formula="of:=[.AC222]" office:value-type="float" office:value="3.59209458498345" calcext:value-type="float">
            <text:p>3.59209458498345</text:p>
          </table:table-cell>
          <table:table-cell table:formula="of:=[.AD222]" office:value-type="float" office:value="6.99066033178051" calcext:value-type="float">
            <text:p>6.99066033178051</text:p>
          </table:table-cell>
          <table:table-cell table:formula="of:=[.F429]" office:value-type="float" office:value="0.0192" calcext:value-type="float">
            <text:p>0.0192</text:p>
          </table:table-cell>
          <table:table-cell table:formula="of:=[.AE222]" office:value-type="float" office:value="187.088259634735" calcext:value-type="float">
            <text:p>187.088259634735</text:p>
          </table:table-cell>
          <table:table-cell table:formula="of:=[.AF222]" office:value-type="float" office:value="187.088259634176" calcext:value-type="float">
            <text:p>187.088259634176</text:p>
          </table:table-cell>
          <table:table-cell table:formula="of:=[.AG222]" office:value-type="float" office:value="98.7440606652375" calcext:value-type="float">
            <text:p>98.7440606652375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23]" office:value-type="float" office:value="0.0198" calcext:value-type="float">
            <text:p>0.0198</text:p>
          </table:table-cell>
          <table:table-cell table:formula="of:=[.Y223]" office:value-type="float" office:value="0.186076785667666" calcext:value-type="float">
            <text:p>0.186076785667666</text:p>
          </table:table-cell>
          <table:table-cell table:formula="of:=[.Z223]" office:value-type="float" office:value="0.0377843449157946" calcext:value-type="float">
            <text:p>0.0377843449157946</text:p>
          </table:table-cell>
          <table:table-cell table:formula="of:=[.AA223]" office:value-type="float" office:value="0.220489242191537" calcext:value-type="float">
            <text:p>0.220489242191537</text:p>
          </table:table-cell>
          <table:table-cell table:formula="of:=[.B430]" office:value-type="float" office:value="0.0198" calcext:value-type="float">
            <text:p>0.0198</text:p>
          </table:table-cell>
          <table:table-cell table:formula="of:=[.AB223]" office:value-type="float" office:value="11.1938647504547" calcext:value-type="float">
            <text:p>11.1938647504547</text:p>
          </table:table-cell>
          <table:table-cell table:style-name="ce27" table:formula="of:=[.AC223]" office:value-type="float" office:value="3.70434754076418" calcext:value-type="float">
            <text:p>3.70434754076418</text:p>
          </table:table-cell>
          <table:table-cell table:formula="of:=[.AD223]" office:value-type="float" office:value="7.06021390923998" calcext:value-type="float">
            <text:p>7.06021390923998</text:p>
          </table:table-cell>
          <table:table-cell table:formula="of:=[.F430]" office:value-type="float" office:value="0.0198" calcext:value-type="float">
            <text:p>0.0198</text:p>
          </table:table-cell>
          <table:table-cell table:formula="of:=[.AE223]" office:value-type="float" office:value="187.088259634427" calcext:value-type="float">
            <text:p>187.088259634427</text:p>
          </table:table-cell>
          <table:table-cell table:formula="of:=[.AF223]" office:value-type="float" office:value="187.088259634716" calcext:value-type="float">
            <text:p>187.088259634716</text:p>
          </table:table-cell>
          <table:table-cell table:formula="of:=[.AG223]" office:value-type="float" office:value="115.922629099114" calcext:value-type="float">
            <text:p>115.922629099114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24]" office:value-type="float" office:value="0.0204" calcext:value-type="float">
            <text:p>0.0204</text:p>
          </table:table-cell>
          <table:table-cell table:formula="of:=[.Y224]" office:value-type="float" office:value="0.192860456291408" calcext:value-type="float">
            <text:p>0.192860456291408</text:p>
          </table:table-cell>
          <table:table-cell table:formula="of:=[.Z224]" office:value-type="float" office:value="0.0400743052137216" calcext:value-type="float">
            <text:p>0.0400743052137216</text:p>
          </table:table-cell>
          <table:table-cell table:formula="of:=[.AA224]" office:value-type="float" office:value="0.22477211780183" calcext:value-type="float">
            <text:p>0.22477211780183</text:p>
          </table:table-cell>
          <table:table-cell table:formula="of:=[.B431]" office:value-type="float" office:value="0.0204" calcext:value-type="float">
            <text:p>0.0204</text:p>
          </table:table-cell>
          <table:table-cell table:formula="of:=[.AB224]" office:value-type="float" office:value="11.3061177062354" calcext:value-type="float">
            <text:p>11.3061177062354</text:p>
          </table:table-cell>
          <table:table-cell table:style-name="ce27" table:formula="of:=[.AC224]" office:value-type="float" office:value="3.81660049654491" calcext:value-type="float">
            <text:p>3.81660049654491</text:p>
          </table:table-cell>
          <table:table-cell table:formula="of:=[.AD224]" office:value-type="float" office:value="7.13812601715593" calcext:value-type="float">
            <text:p>7.13812601715593</text:p>
          </table:table-cell>
          <table:table-cell table:formula="of:=[.F431]" office:value-type="float" office:value="0.0204" calcext:value-type="float">
            <text:p>0.0204</text:p>
          </table:table-cell>
          <table:table-cell table:formula="of:=[.AE224]" office:value-type="float" office:value="187.088259634504" calcext:value-type="float">
            <text:p>187.088259634504</text:p>
          </table:table-cell>
          <table:table-cell table:formula="of:=[.AF224]" office:value-type="float" office:value="187.088259634735" calcext:value-type="float">
            <text:p>187.088259634735</text:p>
          </table:table-cell>
          <table:table-cell table:formula="of:=[.AG224]" office:value-type="float" office:value="129.853513193249" calcext:value-type="float">
            <text:p>129.85351319324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25]" office:value-type="float" office:value="0.021" calcext:value-type="float">
            <text:p>0.021</text:p>
          </table:table-cell>
          <table:table-cell table:formula="of:=[.Y225]" office:value-type="float" office:value="0.199700702404862" calcext:value-type="float">
            <text:p>0.199700702404862</text:p>
          </table:table-cell>
          <table:table-cell table:formula="of:=[.Z225]" office:value-type="float" office:value="0.042431617285117" calcext:value-type="float">
            <text:p>0.042431617285117</text:p>
          </table:table-cell>
          <table:table-cell table:formula="of:=[.AA225]" office:value-type="float" office:value="0.229101214283892" calcext:value-type="float">
            <text:p>0.229101214283892</text:p>
          </table:table-cell>
          <table:table-cell table:formula="of:=[.B432]" office:value-type="float" office:value="0.021" calcext:value-type="float">
            <text:p>0.021</text:p>
          </table:table-cell>
          <table:table-cell table:formula="of:=[.AB225]" office:value-type="float" office:value="11.4004101890912" calcext:value-type="float">
            <text:p>11.4004101890912</text:p>
          </table:table-cell>
          <table:table-cell table:style-name="ce27" table:formula="of:=[.AC225]" office:value-type="float" office:value="3.92885345232565" calcext:value-type="float">
            <text:p>3.92885345232565</text:p>
          </table:table-cell>
          <table:table-cell table:formula="of:=[.AD225]" office:value-type="float" office:value="7.21516080343621" calcext:value-type="float">
            <text:p>7.21516080343621</text:p>
          </table:table-cell>
          <table:table-cell table:formula="of:=[.F432]" office:value-type="float" office:value="0.021" calcext:value-type="float">
            <text:p>0.021</text:p>
          </table:table-cell>
          <table:table-cell table:formula="of:=[.AE225]" office:value-type="float" office:value="157.15413809312" calcext:value-type="float">
            <text:p>157.15413809312</text:p>
          </table:table-cell>
          <table:table-cell table:formula="of:=[.AF225]" office:value-type="float" office:value="187.088259634427" calcext:value-type="float">
            <text:p>187.088259634427</text:p>
          </table:table-cell>
          <table:table-cell table:formula="of:=[.AG225]" office:value-type="float" office:value="128.391310467141" calcext:value-type="float">
            <text:p>128.391310467141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26]" office:value-type="float" office:value="0.0216" calcext:value-type="float">
            <text:p>0.0216</text:p>
          </table:table-cell>
          <table:table-cell table:formula="of:=[.Y226]" office:value-type="float" office:value="0.206581359582398" calcext:value-type="float">
            <text:p>0.206581359582398</text:p>
          </table:table-cell>
          <table:table-cell table:formula="of:=[.Z226]" office:value-type="float" office:value="0.0448562811299808" calcext:value-type="float">
            <text:p>0.0448562811299808</text:p>
          </table:table-cell>
          <table:table-cell table:formula="of:=[.AA226]" office:value-type="float" office:value="0.233472930797733" calcext:value-type="float">
            <text:p>0.233472930797733</text:p>
          </table:table-cell>
          <table:table-cell table:formula="of:=[.B433]" office:value-type="float" office:value="0.0216" calcext:value-type="float">
            <text:p>0.0216</text:p>
          </table:table-cell>
          <table:table-cell table:formula="of:=[.AB226]" office:value-type="float" office:value="11.4677619625597" calcext:value-type="float">
            <text:p>11.4677619625597</text:p>
          </table:table-cell>
          <table:table-cell table:style-name="ce27" table:formula="of:=[.AC226]" office:value-type="float" office:value="4.04110640810638" calcext:value-type="float">
            <text:p>4.04110640810638</text:p>
          </table:table-cell>
          <table:table-cell table:formula="of:=[.AD226]" office:value-type="float" office:value="7.28619418973435" calcext:value-type="float">
            <text:p>7.28619418973435</text:p>
          </table:table-cell>
          <table:table-cell table:formula="of:=[.F433]" office:value-type="float" office:value="0.0216" calcext:value-type="float">
            <text:p>0.0216</text:p>
          </table:table-cell>
          <table:table-cell table:formula="of:=[.AE226]" office:value-type="float" office:value="112.252955780733" calcext:value-type="float">
            <text:p>112.252955780733</text:p>
          </table:table-cell>
          <table:table-cell table:formula="of:=[.AF226]" office:value-type="float" office:value="187.088259634466" calcext:value-type="float">
            <text:p>187.088259634466</text:p>
          </table:table-cell>
          <table:table-cell table:formula="of:=[.AG226]" office:value-type="float" office:value="118.38897716355" calcext:value-type="float">
            <text:p>118.38897716355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27]" office:value-type="float" office:value="0.0222" calcext:value-type="float">
            <text:p>0.0222</text:p>
          </table:table-cell>
          <table:table-cell table:formula="of:=[.Y227]" office:value-type="float" office:value="0.213486263398382" calcext:value-type="float">
            <text:p>0.213486263398382</text:p>
          </table:table-cell>
          <table:table-cell table:formula="of:=[.Z227]" office:value-type="float" office:value="0.0473482967483131" calcext:value-type="float">
            <text:p>0.0473482967483131</text:p>
          </table:table-cell>
          <table:table-cell table:formula="of:=[.AA227]" office:value-type="float" office:value="0.237883029433882" calcext:value-type="float">
            <text:p>0.237883029433882</text:p>
          </table:table-cell>
          <table:table-cell table:formula="of:=[.B434]" office:value-type="float" office:value="0.0222" calcext:value-type="float">
            <text:p>0.0222</text:p>
          </table:table-cell>
          <table:table-cell table:formula="of:=[.AB227]" office:value-type="float" office:value="11.5081730266407" calcext:value-type="float">
            <text:p>11.5081730266407</text:p>
          </table:table-cell>
          <table:table-cell table:style-name="ce27" table:formula="of:=[.AC227]" office:value-type="float" office:value="4.15335936388711" calcext:value-type="float">
            <text:p>4.15335936388711</text:p>
          </table:table-cell>
          <table:table-cell table:formula="of:=[.AD227]" office:value-type="float" office:value="7.35016439358272" calcext:value-type="float">
            <text:p>7.35016439358272</text:p>
          </table:table-cell>
          <table:table-cell table:formula="of:=[.F434]" office:value-type="float" office:value="0.0222" calcext:value-type="float">
            <text:p>0.0222</text:p>
          </table:table-cell>
          <table:table-cell table:formula="of:=[.AE227]" office:value-type="float" office:value="67.3517734683464" calcext:value-type="float">
            <text:p>67.3517734683464</text:p>
          </table:table-cell>
          <table:table-cell table:formula="of:=[.AF227]" office:value-type="float" office:value="187.088259634698" calcext:value-type="float">
            <text:p>187.088259634698</text:p>
          </table:table-cell>
          <table:table-cell table:formula="of:=[.AG227]" office:value-type="float" office:value="106.617006413966" calcext:value-type="float">
            <text:p>106.617006413966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28]" office:value-type="float" office:value="0.0228" calcext:value-type="float">
            <text:p>0.0228</text:p>
          </table:table-cell>
          <table:table-cell table:formula="of:=[.Y228]" office:value-type="float" office:value="0.220399249427183" calcext:value-type="float">
            <text:p>0.220399249427183</text:p>
          </table:table-cell>
          <table:table-cell table:formula="of:=[.Z228]" office:value-type="float" office:value="0.0499076641401138" calcext:value-type="float">
            <text:p>0.0499076641401138</text:p>
          </table:table-cell>
          <table:table-cell table:formula="of:=[.AA228]" office:value-type="float" office:value="0.242326756109691" calcext:value-type="float">
            <text:p>0.242326756109691</text:p>
          </table:table-cell>
          <table:table-cell table:formula="of:=[.B435]" office:value-type="float" office:value="0.0228" calcext:value-type="float">
            <text:p>0.0228</text:p>
          </table:table-cell>
          <table:table-cell table:formula="of:=[.AB228]" office:value-type="float" office:value="11.5216433813344" calcext:value-type="float">
            <text:p>11.5216433813344</text:p>
          </table:table-cell>
          <table:table-cell table:style-name="ce27" table:formula="of:=[.AC228]" office:value-type="float" office:value="4.26561231966785" calcext:value-type="float">
            <text:p>4.26561231966785</text:p>
          </table:table-cell>
          <table:table-cell table:formula="of:=[.AD228]" office:value-type="float" office:value="7.40621112634769" calcext:value-type="float">
            <text:p>7.40621112634769</text:p>
          </table:table-cell>
          <table:table-cell table:formula="of:=[.F435]" office:value-type="float" office:value="0.0228" calcext:value-type="float">
            <text:p>0.0228</text:p>
          </table:table-cell>
          <table:table-cell table:formula="of:=[.AE228]" office:value-type="float" office:value="22.4505911562704" calcext:value-type="float">
            <text:p>22.4505911562704</text:p>
          </table:table-cell>
          <table:table-cell table:formula="of:=[.AF228]" office:value-type="float" office:value="187.088259634466" calcext:value-type="float">
            <text:p>187.088259634466</text:p>
          </table:table-cell>
          <table:table-cell table:formula="of:=[.AG228]" office:value-type="float" office:value="93.4112212749394" calcext:value-type="float">
            <text:p>93.4112212749394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29]" office:value-type="float" office:value="0.0234" calcext:value-type="float">
            <text:p>0.0234</text:p>
          </table:table-cell>
          <table:table-cell table:formula="of:=[.Y229]" office:value-type="float" office:value="0.227304153243168" calcext:value-type="float">
            <text:p>0.227304153243168</text:p>
          </table:table-cell>
          <table:table-cell table:formula="of:=[.Z229]" office:value-type="float" office:value="0.0525343833053829" calcext:value-type="float">
            <text:p>0.0525343833053829</text:p>
          </table:table-cell>
          <table:table-cell table:formula="of:=[.AA229]" office:value-type="float" office:value="0.246798939699718" calcext:value-type="float">
            <text:p>0.246798939699718</text:p>
          </table:table-cell>
          <table:table-cell table:formula="of:=[.B436]" office:value-type="float" office:value="0.0234" calcext:value-type="float">
            <text:p>0.0234</text:p>
          </table:table-cell>
          <table:table-cell table:formula="of:=[.AB229]" office:value-type="float" office:value="11.5081730266407" calcext:value-type="float">
            <text:p>11.5081730266407</text:p>
          </table:table-cell>
          <table:table-cell table:style-name="ce27" table:formula="of:=[.AC229]" office:value-type="float" office:value="4.37786527544858" calcext:value-type="float">
            <text:p>4.37786527544858</text:p>
          </table:table-cell>
          <table:table-cell table:formula="of:=[.AD229]" office:value-type="float" office:value="7.45363931671193" calcext:value-type="float">
            <text:p>7.45363931671193</text:p>
          </table:table-cell>
          <table:table-cell table:formula="of:=[.F436]" office:value-type="float" office:value="0.0234" calcext:value-type="float">
            <text:p>0.0234</text:p>
          </table:table-cell>
          <table:table-cell table:formula="of:=[.AE229]" office:value-type="float" office:value="-22.4505911561934" calcext:value-type="float">
            <text:p>-22.4505911561934</text:p>
          </table:table-cell>
          <table:table-cell table:formula="of:=[.AF229]" office:value-type="float" office:value="187.088259634446" calcext:value-type="float">
            <text:p>187.088259634446</text:p>
          </table:table-cell>
          <table:table-cell table:formula="of:=[.AG229]" office:value-type="float" office:value="79.0469839404014" calcext:value-type="float">
            <text:p>79.0469839404014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30]" office:value-type="float" office:value="0.024" calcext:value-type="float">
            <text:p>0.024</text:p>
          </table:table-cell>
          <table:table-cell table:formula="of:=[.Y230]" office:value-type="float" office:value="0.234184810420703" calcext:value-type="float">
            <text:p>0.234184810420703</text:p>
          </table:table-cell>
          <table:table-cell table:formula="of:=[.Z230]" office:value-type="float" office:value="0.0552284542441205" calcext:value-type="float">
            <text:p>0.0552284542441205</text:p>
          </table:table-cell>
          <table:table-cell table:formula="of:=[.AA230]" office:value-type="float" office:value="0.251294072887171" calcext:value-type="float">
            <text:p>0.251294072887171</text:p>
          </table:table-cell>
          <table:table-cell table:formula="of:=[.B437]" office:value-type="float" office:value="0.024" calcext:value-type="float">
            <text:p>0.024</text:p>
          </table:table-cell>
          <table:table-cell table:formula="of:=[.AB230]" office:value-type="float" office:value="11.4677619625596" calcext:value-type="float">
            <text:p>11.4677619625596</text:p>
          </table:table-cell>
          <table:table-cell table:style-name="ce27" table:formula="of:=[.AC230]" office:value-type="float" office:value="4.49011823122931" calcext:value-type="float">
            <text:p>4.49011823122931</text:p>
          </table:table-cell>
          <table:table-cell table:formula="of:=[.AD230]" office:value-type="float" office:value="7.49188864575534" calcext:value-type="float">
            <text:p>7.49188864575534</text:p>
          </table:table-cell>
          <table:table-cell table:formula="of:=[.F437]" office:value-type="float" office:value="0.024" calcext:value-type="float">
            <text:p>0.024</text:p>
          </table:table-cell>
          <table:table-cell table:formula="of:=[.AE230]" office:value-type="float" office:value="-67.3517734685003" calcext:value-type="float">
            <text:p>-67.3517734685003</text:p>
          </table:table-cell>
          <table:table-cell table:formula="of:=[.AF230]" office:value-type="float" office:value="187.088259634696" calcext:value-type="float">
            <text:p>187.088259634696</text:p>
          </table:table-cell>
          <table:table-cell table:formula="of:=[.AG230]" office:value-type="float" office:value="63.7488817390208" calcext:value-type="float">
            <text:p>63.7488817390208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31]" office:value-type="float" office:value="0.0246" calcext:value-type="float">
            <text:p>0.0246</text:p>
          </table:table-cell>
          <table:table-cell table:formula="of:=[.Y231]" office:value-type="float" office:value="0.241025056534158" calcext:value-type="float">
            <text:p>0.241025056534158</text:p>
          </table:table-cell>
          <table:table-cell table:formula="of:=[.Z231]" office:value-type="float" office:value="0.0579898769563265" calcext:value-type="float">
            <text:p>0.0579898769563265</text:p>
          </table:table-cell>
          <table:table-cell table:formula="of:=[.AA231]" office:value-type="float" office:value="0.255806377829321" calcext:value-type="float">
            <text:p>0.255806377829321</text:p>
          </table:table-cell>
          <table:table-cell table:formula="of:=[.B438]" office:value-type="float" office:value="0.0246" calcext:value-type="float">
            <text:p>0.0246</text:p>
          </table:table-cell>
          <table:table-cell table:formula="of:=[.AB231]" office:value-type="float" office:value="11.4004101890912" calcext:value-type="float">
            <text:p>11.4004101890912</text:p>
          </table:table-cell>
          <table:table-cell table:style-name="ce27" table:formula="of:=[.AC231]" office:value-type="float" office:value="4.60237118701004" calcext:value-type="float">
            <text:p>4.60237118701004</text:p>
          </table:table-cell>
          <table:table-cell table:formula="of:=[.AD231]" office:value-type="float" office:value="7.52050823691628" calcext:value-type="float">
            <text:p>7.52050823691628</text:p>
          </table:table-cell>
          <table:table-cell table:formula="of:=[.F438]" office:value-type="float" office:value="0.0246" calcext:value-type="float">
            <text:p>0.0246</text:p>
          </table:table-cell>
          <table:table-cell table:formula="of:=[.AE231]" office:value-type="float" office:value="-112.252955780656" calcext:value-type="float">
            <text:p>-112.252955780656</text:p>
          </table:table-cell>
          <table:table-cell table:formula="of:=[.AF231]" office:value-type="float" office:value="187.088259634466" calcext:value-type="float">
            <text:p>187.088259634466</text:p>
          </table:table-cell>
          <table:table-cell table:formula="of:=[.AG231]" office:value-type="float" office:value="47.6993186015706" calcext:value-type="float">
            <text:p>47.6993186015706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32]" office:value-type="float" office:value="0.0252" calcext:value-type="float">
            <text:p>0.0252</text:p>
          </table:table-cell>
          <table:table-cell table:formula="of:=[.Y232]" office:value-type="float" office:value="0.247808727157899" calcext:value-type="float">
            <text:p>0.247808727157899</text:p>
          </table:table-cell>
          <table:table-cell table:formula="of:=[.Z232]" office:value-type="float" office:value="0.060818651442001" calcext:value-type="float">
            <text:p>0.060818651442001</text:p>
          </table:table-cell>
          <table:table-cell table:formula="of:=[.AA232]" office:value-type="float" office:value="0.260329859310983" calcext:value-type="float">
            <text:p>0.260329859310983</text:p>
          </table:table-cell>
          <table:table-cell table:formula="of:=[.B439]" office:value-type="float" office:value="0.0252" calcext:value-type="float">
            <text:p>0.0252</text:p>
          </table:table-cell>
          <table:table-cell table:formula="of:=[.AB232]" office:value-type="float" office:value="11.3061177062354" calcext:value-type="float">
            <text:p>11.3061177062354</text:p>
          </table:table-cell>
          <table:table-cell table:style-name="ce27" table:formula="of:=[.AC232]" office:value-type="float" office:value="4.71462414279078" calcext:value-type="float">
            <text:p>4.71462414279078</text:p>
          </table:table-cell>
          <table:table-cell table:formula="of:=[.AD232]" office:value-type="float" office:value="7.53913580277034" calcext:value-type="float">
            <text:p>7.53913580277034</text:p>
          </table:table-cell>
          <table:table-cell table:formula="of:=[.F439]" office:value-type="float" office:value="0.0252" calcext:value-type="float">
            <text:p>0.0252</text:p>
          </table:table-cell>
          <table:table-cell table:formula="of:=[.AE232]" office:value-type="float" office:value="-157.15413809312" calcext:value-type="float">
            <text:p>-157.15413809312</text:p>
          </table:table-cell>
          <table:table-cell table:formula="of:=[.AF232]" office:value-type="float" office:value="187.088259634716" calcext:value-type="float">
            <text:p>187.088259634716</text:p>
          </table:table-cell>
          <table:table-cell table:formula="of:=[.AG232]" office:value-type="float" office:value="31.0459430901015" calcext:value-type="float">
            <text:p>31.0459430901015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33]" office:value-type="float" office:value="0.0258" calcext:value-type="float">
            <text:p>0.0258</text:p>
          </table:table-cell>
          <table:table-cell table:formula="of:=[.Y233]" office:value-type="float" office:value="0.254519657866295" calcext:value-type="float">
            <text:p>0.254519657866295</text:p>
          </table:table-cell>
          <table:table-cell table:formula="of:=[.Z233]" office:value-type="float" office:value="0.0637147777011439" calcext:value-type="float">
            <text:p>0.0637147777011439</text:p>
          </table:table-cell>
          <table:table-cell table:formula="of:=[.AA233]" office:value-type="float" office:value="0.264858347655771" calcext:value-type="float">
            <text:p>0.264858347655771</text:p>
          </table:table-cell>
          <table:table-cell table:formula="of:=[.B440]" office:value-type="float" office:value="0.0258" calcext:value-type="float">
            <text:p>0.0258</text:p>
          </table:table-cell>
          <table:table-cell table:formula="of:=[.AB233]" office:value-type="float" office:value="11.1848845139922" calcext:value-type="float">
            <text:p>11.1848845139922</text:p>
          </table:table-cell>
          <table:table-cell table:style-name="ce27" table:formula="of:=[.AC233]" office:value-type="float" office:value="4.8268770985715" calcext:value-type="float">
            <text:p>4.8268770985715</text:p>
          </table:table-cell>
          <table:table-cell table:formula="of:=[.AD233]" office:value-type="float" office:value="7.54748057464533" calcext:value-type="float">
            <text:p>7.54748057464533</text:p>
          </table:table-cell>
          <table:table-cell table:formula="of:=[.F440]" office:value-type="float" office:value="0.0258" calcext:value-type="float">
            <text:p>0.0258</text:p>
          </table:table-cell>
          <table:table-cell table:formula="of:=[.AE233]" office:value-type="float" office:value="-202.055320405273" calcext:value-type="float">
            <text:p>-202.055320405273</text:p>
          </table:table-cell>
          <table:table-cell table:formula="of:=[.AF233]" office:value-type="float" office:value="187.088259634427" calcext:value-type="float">
            <text:p>187.088259634427</text:p>
          </table:table-cell>
          <table:table-cell table:formula="of:=[.AG233]" office:value-type="float" office:value="13.9079531249712" calcext:value-type="float">
            <text:p>13.9079531249712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34]" office:value-type="float" office:value="0.0264" calcext:value-type="float">
            <text:p>0.0264</text:p>
          </table:table-cell>
          <table:table-cell table:formula="of:=[.Y234]" office:value-type="float" office:value="0.261141684233712" calcext:value-type="float">
            <text:p>0.261141684233712</text:p>
          </table:table-cell>
          <table:table-cell table:formula="of:=[.Z234]" office:value-type="float" office:value="0.0666782557337552" calcext:value-type="float">
            <text:p>0.0666782557337552</text:p>
          </table:table-cell>
          <table:table-cell table:formula="of:=[.AA234]" office:value-type="float" office:value="0.269385533295439" calcext:value-type="float">
            <text:p>0.269385533295439</text:p>
          </table:table-cell>
          <table:table-cell table:formula="of:=[.B441]" office:value-type="float" office:value="0.0264" calcext:value-type="float">
            <text:p>0.0264</text:p>
          </table:table-cell>
          <table:table-cell table:formula="of:=[.AB234]" office:value-type="float" office:value="11.0367106123617" calcext:value-type="float">
            <text:p>11.0367106123617</text:p>
          </table:table-cell>
          <table:table-cell table:style-name="ce27" table:formula="of:=[.AC234]" office:value-type="float" office:value="4.93913005435225" calcext:value-type="float">
            <text:p>4.93913005435225</text:p>
          </table:table-cell>
          <table:table-cell table:formula="of:=[.AD234]" office:value-type="float" office:value="7.5453093994469" calcext:value-type="float">
            <text:p>7.5453093994469</text:p>
          </table:table-cell>
          <table:table-cell table:formula="of:=[.F441]" office:value-type="float" office:value="0.0264" calcext:value-type="float">
            <text:p>0.0264</text:p>
          </table:table-cell>
          <table:table-cell table:formula="of:=[.AE234]" office:value-type="float" office:value="-246.956502717429" calcext:value-type="float">
            <text:p>-246.956502717429</text:p>
          </table:table-cell>
          <table:table-cell table:formula="of:=[.AF234]" office:value-type="float" office:value="187.088259634485" calcext:value-type="float">
            <text:p>187.088259634485</text:p>
          </table:table-cell>
          <table:table-cell table:formula="of:=[.AG234]" office:value-type="float" office:value="-3.61862533070874" calcext:value-type="float">
            <text:p>-3.61862533070874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35]" office:value-type="float" office:value="0.027" calcext:value-type="float">
            <text:p>0.027</text:p>
          </table:table-cell>
          <table:table-cell table:formula="of:=[.Y235]" office:value-type="float" office:value="0.267658641834518" calcext:value-type="float">
            <text:p>0.267658641834518</text:p>
          </table:table-cell>
          <table:table-cell table:formula="of:=[.Z235]" office:value-type="float" office:value="0.069709085539835" calcext:value-type="float">
            <text:p>0.069709085539835</text:p>
          </table:table-cell>
          <table:table-cell table:formula="of:=[.AA235]" office:value-type="float" office:value="0.273904994572071" calcext:value-type="float">
            <text:p>0.273904994572071</text:p>
          </table:table-cell>
          <table:table-cell table:formula="of:=[.B442]" office:value-type="float" office:value="0.027" calcext:value-type="float">
            <text:p>0.027</text:p>
          </table:table-cell>
          <table:table-cell table:formula="of:=[.AB235]" office:value-type="float" office:value="10.8615960013436" calcext:value-type="float">
            <text:p>10.8615960013436</text:p>
          </table:table-cell>
          <table:table-cell table:style-name="ce27" table:formula="of:=[.AC235]" office:value-type="float" office:value="5.05138301013298" calcext:value-type="float">
            <text:p>5.05138301013298</text:p>
          </table:table-cell>
          <table:table-cell table:formula="of:=[.AD235]" office:value-type="float" office:value="7.5324354610537" calcext:value-type="float">
            <text:p>7.5324354610537</text:p>
          </table:table-cell>
          <table:table-cell table:formula="of:=[.F442]" office:value-type="float" office:value="0.027" calcext:value-type="float">
            <text:p>0.027</text:p>
          </table:table-cell>
          <table:table-cell table:formula="of:=[.AE235]" office:value-type="float" office:value="-291.857685030198" calcext:value-type="float">
            <text:p>-291.857685030198</text:p>
          </table:table-cell>
          <table:table-cell table:formula="of:=[.AF235]" office:value-type="float" office:value="187.088259634698" calcext:value-type="float">
            <text:p>187.088259634698</text:p>
          </table:table-cell>
          <table:table-cell table:formula="of:=[.AG235]" office:value-type="float" office:value="-21.4565639886703" calcext:value-type="float">
            <text:p>-21.4565639886703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36]" office:value-type="float" office:value="0.0276" calcext:value-type="float">
            <text:p>0.0276</text:p>
          </table:table-cell>
          <table:table-cell table:formula="of:=[.Y236]" office:value-type="float" office:value="0.274054366243081" calcext:value-type="float">
            <text:p>0.274054366243081</text:p>
          </table:table-cell>
          <table:table-cell table:formula="of:=[.Z236]" office:value-type="float" office:value="0.0728072671193833" calcext:value-type="float">
            <text:p>0.0728072671193833</text:p>
          </table:table-cell>
          <table:table-cell table:formula="of:=[.AA236]" office:value-type="float" office:value="0.278410220067789" calcext:value-type="float">
            <text:p>0.278410220067789</text:p>
          </table:table-cell>
          <table:table-cell table:formula="of:=[.B443]" office:value-type="float" office:value="0.0276" calcext:value-type="float">
            <text:p>0.0276</text:p>
          </table:table-cell>
          <table:table-cell table:formula="of:=[.AB236]" office:value-type="float" office:value="10.6595406809383" calcext:value-type="float">
            <text:p>10.6595406809383</text:p>
          </table:table-cell>
          <table:table-cell table:style-name="ce27" table:formula="of:=[.AC236]" office:value-type="float" office:value="5.1636359659137" calcext:value-type="float">
            <text:p>5.1636359659137</text:p>
          </table:table-cell>
          <table:table-cell table:formula="of:=[.AD236]" office:value-type="float" office:value="7.50870915952949" calcext:value-type="float">
            <text:p>7.50870915952949</text:p>
          </table:table-cell>
          <table:table-cell table:formula="of:=[.F443]" office:value-type="float" office:value="0.0276" calcext:value-type="float">
            <text:p>0.0276</text:p>
          </table:table-cell>
          <table:table-cell table:formula="of:=[.AE236]" office:value-type="float" office:value="-336.758867342126" calcext:value-type="float">
            <text:p>-336.758867342126</text:p>
          </table:table-cell>
          <table:table-cell table:formula="of:=[.AF236]" office:value-type="float" office:value="187.088259634735" calcext:value-type="float">
            <text:p>187.088259634735</text:p>
          </table:table-cell>
          <table:table-cell table:formula="of:=[.AG236]" office:value-type="float" office:value="-39.5438358736907" calcext:value-type="float">
            <text:p>-39.5438358736907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37]" office:value-type="float" office:value="0.0282" calcext:value-type="float">
            <text:p>0.0282</text:p>
          </table:table-cell>
          <table:table-cell table:formula="of:=[.Y237]" office:value-type="float" office:value="0.280312693033768" calcext:value-type="float">
            <text:p>0.280312693033768</text:p>
          </table:table-cell>
          <table:table-cell table:formula="of:=[.Z237]" office:value-type="float" office:value="0.0759728004723999" calcext:value-type="float">
            <text:p>0.0759728004723999</text:p>
          </table:table-cell>
          <table:table-cell table:formula="of:=[.AA237]" office:value-type="float" office:value="0.282894626519967" calcext:value-type="float">
            <text:p>0.282894626519967</text:p>
          </table:table-cell>
          <table:table-cell table:formula="of:=[.B444]" office:value-type="float" office:value="0.0282" calcext:value-type="float">
            <text:p>0.0282</text:p>
          </table:table-cell>
          <table:table-cell table:formula="of:=[.AB237]" office:value-type="float" office:value="10.4305446511457" calcext:value-type="float">
            <text:p>10.4305446511457</text:p>
          </table:table-cell>
          <table:table-cell table:style-name="ce27" table:formula="of:=[.AC237]" office:value-type="float" office:value="5.27588892169443" calcext:value-type="float">
            <text:p>5.27588892169443</text:p>
          </table:table-cell>
          <table:table-cell table:formula="of:=[.AD237]" office:value-type="float" office:value="7.47401075363049" calcext:value-type="float">
            <text:p>7.47401075363049</text:p>
          </table:table-cell>
          <table:table-cell table:formula="of:=[.F444]" office:value-type="float" office:value="0.0282" calcext:value-type="float">
            <text:p>0.0282</text:p>
          </table:table-cell>
          <table:table-cell table:formula="of:=[.AE237]" office:value-type="float" office:value="-381.660049654352" calcext:value-type="float">
            <text:p>-381.660049654352</text:p>
          </table:table-cell>
          <table:table-cell table:formula="of:=[.AF237]" office:value-type="float" office:value="187.088259634158" calcext:value-type="float">
            <text:p>187.088259634158</text:p>
          </table:table-cell>
          <table:table-cell table:formula="of:=[.AG237]" office:value-type="float" office:value="-57.8306764983324" calcext:value-type="float">
            <text:p>-57.8306764983324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38]" office:value-type="float" office:value="0.0288" calcext:value-type="float">
            <text:p>0.0288</text:p>
          </table:table-cell>
          <table:table-cell table:formula="of:=[.Y238]" office:value-type="float" office:value="0.286417457780948" calcext:value-type="float">
            <text:p>0.286417457780948</text:p>
          </table:table-cell>
          <table:table-cell table:formula="of:=[.Z238]" office:value-type="float" office:value="0.079205685598885" calcext:value-type="float">
            <text:p>0.079205685598885</text:p>
          </table:table-cell>
          <table:table-cell table:formula="of:=[.AA238]" office:value-type="float" office:value="0.287351573182404" calcext:value-type="float">
            <text:p>0.287351573182404</text:p>
          </table:table-cell>
          <table:table-cell table:formula="of:=[.B445]" office:value-type="float" office:value="0.0288" calcext:value-type="float">
            <text:p>0.0288</text:p>
          </table:table-cell>
          <table:table-cell table:formula="of:=[.AB238]" office:value-type="float" office:value="10.1746079119656" calcext:value-type="float">
            <text:p>10.1746079119656</text:p>
          </table:table-cell>
          <table:table-cell table:style-name="ce27" table:formula="of:=[.AC238]" office:value-type="float" office:value="5.38814187747518" calcext:value-type="float">
            <text:p>5.38814187747518</text:p>
          </table:table-cell>
          <table:table-cell table:formula="of:=[.AD238]" office:value-type="float" office:value="7.42824443739585" calcext:value-type="float">
            <text:p>7.42824443739585</text:p>
          </table:table-cell>
          <table:table-cell table:formula="of:=[.F445]" office:value-type="float" office:value="0.0288" calcext:value-type="float">
            <text:p>0.0288</text:p>
          </table:table-cell>
          <table:table-cell table:formula="of:=[.AE238]" office:value-type="float" office:value="-426.561231966896" calcext:value-type="float">
            <text:p>-426.561231966896</text:p>
          </table:table-cell>
          <table:table-cell table:formula="of:=[.AF238]" office:value-type="float" office:value="187.088259634696" calcext:value-type="float">
            <text:p>187.088259634696</text:p>
          </table:table-cell>
          <table:table-cell table:formula="of:=[.AG238]" office:value-type="float" office:value="-76.2771937243893" calcext:value-type="float">
            <text:p>-76.2771937243893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39]" office:value-type="float" office:value="0.0294" calcext:value-type="float">
            <text:p>0.0294</text:p>
          </table:table-cell>
          <table:table-cell table:formula="of:=[.Y239]" office:value-type="float" office:value="0.292352496058987" calcext:value-type="float">
            <text:p>0.292352496058987</text:p>
          </table:table-cell>
          <table:table-cell table:formula="of:=[.Z239]" office:value-type="float" office:value="0.0825059224988386" calcext:value-type="float">
            <text:p>0.0825059224988386</text:p>
          </table:table-cell>
          <table:table-cell table:formula="of:=[.AA239]" office:value-type="float" office:value="0.291774373329657" calcext:value-type="float">
            <text:p>0.291774373329657</text:p>
          </table:table-cell>
          <table:table-cell table:formula="of:=[.B446]" office:value-type="float" office:value="0.0294" calcext:value-type="float">
            <text:p>0.0294</text:p>
          </table:table-cell>
          <table:table-cell table:formula="of:=[.AB239]" office:value-type="float" office:value="9.89173046339812" calcext:value-type="float">
            <text:p>9.89173046339812</text:p>
          </table:table-cell>
          <table:table-cell table:style-name="ce27" table:formula="of:=[.AC239]" office:value-type="float" office:value="5.5003948332559" calcext:value-type="float">
            <text:p>5.5003948332559</text:p>
          </table:table-cell>
          <table:table-cell table:formula="of:=[.AD239]" office:value-type="float" office:value="7.37133357875434" calcext:value-type="float">
            <text:p>7.37133357875434</text:p>
          </table:table-cell>
          <table:table-cell table:formula="of:=[.F446]" office:value-type="float" office:value="0.0294" calcext:value-type="float">
            <text:p>0.0294</text:p>
          </table:table-cell>
          <table:table-cell table:formula="of:=[.AE239]" office:value-type="float" office:value="-471.462414279126" calcext:value-type="float">
            <text:p>-471.462414279126</text:p>
          </table:table-cell>
          <table:table-cell table:formula="of:=[.AF239]" office:value-type="float" office:value="187.088259634775" calcext:value-type="float">
            <text:p>187.088259634775</text:p>
          </table:table-cell>
          <table:table-cell table:formula="of:=[.AG239]" office:value-type="float" office:value="-94.851431069188" calcext:value-type="float">
            <text:p>-94.851431069188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40]" office:value-type="float" office:value="0.03" calcext:value-type="float">
            <text:p>0.03</text:p>
          </table:table-cell>
          <table:table-cell table:formula="of:=[.Y240]" office:value-type="float" office:value="0.298101643442253" calcext:value-type="float">
            <text:p>0.298101643442253</text:p>
          </table:table-cell>
          <table:table-cell table:formula="of:=[.Z240]" office:value-type="float" office:value="0.0858735111722605" calcext:value-type="float">
            <text:p>0.0858735111722605</text:p>
          </table:table-cell>
          <table:table-cell table:formula="of:=[.AA240]" office:value-type="float" office:value="0.296156303467826" calcext:value-type="float">
            <text:p>0.296156303467826</text:p>
          </table:table-cell>
          <table:table-cell table:formula="of:=[.B447]" office:value-type="float" office:value="0.03" calcext:value-type="float">
            <text:p>0.03</text:p>
          </table:table-cell>
          <table:table-cell table:formula="of:=[.AB240]" office:value-type="float" office:value="9.5819123054434" calcext:value-type="float">
            <text:p>9.5819123054434</text:p>
          </table:table-cell>
          <table:table-cell table:style-name="ce27" table:formula="of:=[.AC240]" office:value-type="float" office:value="5.61264778903663" calcext:value-type="float">
            <text:p>5.61264778903663</text:p>
          </table:table-cell>
          <table:table-cell table:formula="of:=[.AD240]" office:value-type="float" office:value="7.30321689694807" calcext:value-type="float">
            <text:p>7.30321689694807</text:p>
          </table:table-cell>
          <table:table-cell table:formula="of:=[.F447]" office:value-type="float" office:value="0.03" calcext:value-type="float">
            <text:p>0.03</text:p>
          </table:table-cell>
          <table:table-cell table:formula="of:=[.AE240]" office:value-type="float" office:value="-516.363596591202" calcext:value-type="float">
            <text:p>-516.363596591202</text:p>
          </table:table-cell>
          <table:table-cell table:formula="of:=[.AF240]" office:value-type="float" office:value="187.088259634118" calcext:value-type="float">
            <text:p>187.088259634118</text:p>
          </table:table-cell>
          <table:table-cell table:formula="of:=[.AG240]" office:value-type="float" office:value="-113.527803010444" calcext:value-type="float">
            <text:p>-113.527803010444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41]" office:value-type="float" office:value="0.0306" calcext:value-type="float">
            <text:p>0.0306</text:p>
          </table:table-cell>
          <table:table-cell table:formula="of:=[.Y241]" office:value-type="float" office:value="0.303581383731645" calcext:value-type="float">
            <text:p>0.303581383731645</text:p>
          </table:table-cell>
          <table:table-cell table:formula="of:=[.Z241]" office:value-type="float" office:value="0.0892410998456825" calcext:value-type="float">
            <text:p>0.0892410998456825</text:p>
          </table:table-cell>
          <table:table-cell table:formula="of:=[.AA241]" office:value-type="float" office:value="0.300423258932377" calcext:value-type="float">
            <text:p>0.300423258932377</text:p>
          </table:table-cell>
          <table:table-cell table:formula="of:=[.B448]" office:value-type="float" office:value="0.0306" calcext:value-type="float">
            <text:p>0.0306</text:p>
          </table:table-cell>
          <table:table-cell table:formula="of:=[.AB241]" office:value-type="float" office:value="9.13290048232041" calcext:value-type="float">
            <text:p>9.13290048232041</text:p>
          </table:table-cell>
          <table:table-cell table:style-name="ce27" table:formula="of:=[.AC241]" office:value-type="float" office:value="5.61264778903663" calcext:value-type="float">
            <text:p>5.61264778903663</text:p>
          </table:table-cell>
          <table:table-cell table:formula="of:=[.AD241]" office:value-type="float" office:value="7.11159244091902" calcext:value-type="float">
            <text:p>7.11159244091902</text:p>
          </table:table-cell>
          <table:table-cell table:formula="of:=[.F448]" office:value-type="float" office:value="0.0306" calcext:value-type="float">
            <text:p>0.0306</text:p>
          </table:table-cell>
          <table:table-cell table:formula="of:=[.AE241]" office:value-type="float" office:value="-748.353038538327" calcext:value-type="float">
            <text:p>-748.353038538327</text:p>
          </table:table-cell>
          <table:table-cell table:formula="of:=[.AF241]" office:value-type="float" office:value="0.000000000309382149528877" calcext:value-type="float">
            <text:p>3.09382149528877E-10</text:p>
          </table:table-cell>
          <table:table-cell table:formula="of:=[.AG241]" office:value-type="float" office:value="-319.374093381749" calcext:value-type="float">
            <text:p>-319.37409338174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42]" office:value-type="float" office:value="0.0312" calcext:value-type="float">
            <text:p>0.0312</text:p>
          </table:table-cell>
          <table:table-cell table:formula="of:=[.Y242]" office:value-type="float" office:value="0.308807881352796" calcext:value-type="float">
            <text:p>0.308807881352796</text:p>
          </table:table-cell>
          <table:table-cell table:formula="of:=[.Z242]" office:value-type="float" office:value="0.0926086885191045" calcext:value-type="float">
            <text:p>0.0926086885191045</text:p>
          </table:table-cell>
          <table:table-cell table:formula="of:=[.AA242]" office:value-type="float" office:value="0.30458220772672" calcext:value-type="float">
            <text:p>0.30458220772672</text:p>
          </table:table-cell>
          <table:table-cell table:formula="of:=[.B449]" office:value-type="float" office:value="0.0312" calcext:value-type="float">
            <text:p>0.0312</text:p>
          </table:table-cell>
          <table:table-cell table:formula="of:=[.AB242]" office:value-type="float" office:value="8.71082936858484" calcext:value-type="float">
            <text:p>8.71082936858484</text:p>
          </table:table-cell>
          <table:table-cell table:style-name="ce27" table:formula="of:=[.AC242]" office:value-type="float" office:value="5.61264778903663" calcext:value-type="float">
            <text:p>5.61264778903663</text:p>
          </table:table-cell>
          <table:table-cell table:formula="of:=[.AD242]" office:value-type="float" office:value="6.93158132390524" calcext:value-type="float">
            <text:p>6.93158132390524</text:p>
          </table:table-cell>
          <table:table-cell table:formula="of:=[.F449]" office:value-type="float" office:value="0.0312" calcext:value-type="float">
            <text:p>0.0312</text:p>
          </table:table-cell>
          <table:table-cell table:formula="of:=[.AE242]" office:value-type="float" office:value="-703.451856225937" calcext:value-type="float">
            <text:p>-703.451856225937</text:p>
          </table:table-cell>
          <table:table-cell table:formula="of:=[.AF242]" office:value-type="float" office:value="0" calcext:value-type="float">
            <text:p>0</text:p>
          </table:table-cell>
          <table:table-cell table:formula="of:=[.AG242]" office:value-type="float" office:value="-300.01852835631" calcext:value-type="float">
            <text:p>-300.01852835631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43]" office:value-type="float" office:value="0.0318" calcext:value-type="float">
            <text:p>0.0318</text:p>
          </table:table-cell>
          <table:table-cell table:formula="of:=[.Y243]" office:value-type="float" office:value="0.313797300731338" calcext:value-type="float">
            <text:p>0.313797300731338</text:p>
          </table:table-cell>
          <table:table-cell table:formula="of:=[.Z243]" office:value-type="float" office:value="0.0959762771925265" calcext:value-type="float">
            <text:p>0.0959762771925265</text:p>
          </table:table-cell>
          <table:table-cell table:formula="of:=[.AA243]" office:value-type="float" office:value="0.308640098139083" calcext:value-type="float">
            <text:p>0.308640098139083</text:p>
          </table:table-cell>
          <table:table-cell table:formula="of:=[.B450]" office:value-type="float" office:value="0.0318" calcext:value-type="float">
            <text:p>0.0318</text:p>
          </table:table-cell>
          <table:table-cell table:formula="of:=[.AB243]" office:value-type="float" office:value="8.31569896423662" calcext:value-type="float">
            <text:p>8.31569896423662</text:p>
          </table:table-cell>
          <table:table-cell table:style-name="ce27" table:formula="of:=[.AC243]" office:value-type="float" office:value="5.61264778903663" calcext:value-type="float">
            <text:p>5.61264778903663</text:p>
          </table:table-cell>
          <table:table-cell table:formula="of:=[.AD243]" office:value-type="float" office:value="6.76315068727035" calcext:value-type="float">
            <text:p>6.76315068727035</text:p>
          </table:table-cell>
          <table:table-cell table:formula="of:=[.F450]" office:value-type="float" office:value="0.0318" calcext:value-type="float">
            <text:p>0.0318</text:p>
          </table:table-cell>
          <table:table-cell table:formula="of:=[.AE243]" office:value-type="float" office:value="-658.550673913707" calcext:value-type="float">
            <text:p>-658.550673913707</text:p>
          </table:table-cell>
          <table:table-cell table:formula="of:=[.AF243]" office:value-type="float" office:value="-0.0000000000399680288865056" calcext:value-type="float">
            <text:p>-3.99680288865056E-11</text:p>
          </table:table-cell>
          <table:table-cell table:formula="of:=[.AG243]" office:value-type="float" office:value="-280.717727724817" calcext:value-type="float">
            <text:p>-280.717727724817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44]" office:value-type="float" office:value="0.0324" calcext:value-type="float">
            <text:p>0.0324</text:p>
          </table:table-cell>
          <table:table-cell table:formula="of:=[.Y244]" office:value-type="float" office:value="0.318565806292903" calcext:value-type="float">
            <text:p>0.318565806292903</text:p>
          </table:table-cell>
          <table:table-cell table:formula="of:=[.Z244]" office:value-type="float" office:value="0.0993438658659484" calcext:value-type="float">
            <text:p>0.0993438658659484</text:p>
          </table:table-cell>
          <table:table-cell table:formula="of:=[.AA244]" office:value-type="float" office:value="0.312603862701164" calcext:value-type="float">
            <text:p>0.312603862701164</text:p>
          </table:table-cell>
          <table:table-cell table:formula="of:=[.B451]" office:value-type="float" office:value="0.0324" calcext:value-type="float">
            <text:p>0.0324</text:p>
          </table:table-cell>
          <table:table-cell table:formula="of:=[.AB244]" office:value-type="float" office:value="7.94750926927592" calcext:value-type="float">
            <text:p>7.94750926927592</text:p>
          </table:table-cell>
          <table:table-cell table:style-name="ce27" table:formula="of:=[.AC244]" office:value-type="float" office:value="5.61264778903663" calcext:value-type="float">
            <text:p>5.61264778903663</text:p>
          </table:table-cell>
          <table:table-cell table:formula="of:=[.AD244]" office:value-type="float" office:value="6.60627427013644" calcext:value-type="float">
            <text:p>6.60627427013644</text:p>
          </table:table-cell>
          <table:table-cell table:formula="of:=[.F451]" office:value-type="float" office:value="0.0324" calcext:value-type="float">
            <text:p>0.0324</text:p>
          </table:table-cell>
          <table:table-cell table:formula="of:=[.AE244]" office:value-type="float" office:value="-613.649491601168" calcext:value-type="float">
            <text:p>-613.649491601168</text:p>
          </table:table-cell>
          <table:table-cell table:formula="of:=[.AF244]" office:value-type="float" office:value="-0.000000000230926389122033" calcext:value-type="float">
            <text:p>-2.30926389122033E-10</text:p>
          </table:table-cell>
          <table:table-cell table:formula="of:=[.AG244]" office:value-type="float" office:value="-261.460695223185" calcext:value-type="float">
            <text:p>-261.460695223185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45]" office:value-type="float" office:value="0.033" calcext:value-type="float">
            <text:p>0.033</text:p>
          </table:table-cell>
          <table:table-cell table:formula="of:=[.Y245]" office:value-type="float" office:value="0.323129562463125" calcext:value-type="float">
            <text:p>0.323129562463125</text:p>
          </table:table-cell>
          <table:table-cell table:formula="of:=[.Z245]" office:value-type="float" office:value="0.10271145453937" calcext:value-type="float">
            <text:p>0.10271145453937</text:p>
          </table:table-cell>
          <table:table-cell table:formula="of:=[.AA245]" office:value-type="float" office:value="0.316480421352868" calcext:value-type="float">
            <text:p>0.316480421352868</text:p>
          </table:table-cell>
          <table:table-cell table:formula="of:=[.B452]" office:value-type="float" office:value="0.033" calcext:value-type="float">
            <text:p>0.033</text:p>
          </table:table-cell>
          <table:table-cell table:formula="of:=[.AB245]" office:value-type="float" office:value="7.60626028370237" calcext:value-type="float">
            <text:p>7.60626028370237</text:p>
          </table:table-cell>
          <table:table-cell table:style-name="ce27" table:formula="of:=[.AC245]" office:value-type="float" office:value="5.61264778903663" calcext:value-type="float">
            <text:p>5.61264778903663</text:p>
          </table:table-cell>
          <table:table-cell table:formula="of:=[.AD245]" office:value-type="float" office:value="6.46093108617333" calcext:value-type="float">
            <text:p>6.46093108617333</text:p>
          </table:table-cell>
          <table:table-cell table:formula="of:=[.F452]" office:value-type="float" office:value="0.033" calcext:value-type="float">
            <text:p>0.033</text:p>
          </table:table-cell>
          <table:table-cell table:formula="of:=[.AE245]" office:value-type="float" office:value="-568.748309289244" calcext:value-type="float">
            <text:p>-568.748309289244</text:p>
          </table:table-cell>
          <table:table-cell table:formula="of:=[.AF245]" office:value-type="float" office:value="-0.00000000084821039081362" calcext:value-type="float">
            <text:p>-8.4821039081362E-10</text:p>
          </table:table-cell>
          <table:table-cell table:formula="of:=[.AG245]" office:value-type="float" office:value="-242.238639938509" calcext:value-type="float">
            <text:p>-242.23863993850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46]" office:value-type="float" office:value="0.0336" calcext:value-type="float">
            <text:p>0.0336</text:p>
          </table:table-cell>
          <table:table-cell table:formula="of:=[.Y246]" office:value-type="float" office:value="0.327504733667634" calcext:value-type="float">
            <text:p>0.327504733667634</text:p>
          </table:table-cell>
          <table:table-cell table:formula="of:=[.Z246]" office:value-type="float" office:value="0.106079043212792" calcext:value-type="float">
            <text:p>0.106079043212792</text:p>
          </table:table-cell>
          <table:table-cell table:formula="of:=[.AA246]" office:value-type="float" office:value="0.320276683971987" calcext:value-type="float">
            <text:p>0.320276683971987</text:p>
          </table:table-cell>
          <table:table-cell table:formula="of:=[.B453]" office:value-type="float" office:value="0.0336" calcext:value-type="float">
            <text:p>0.0336</text:p>
          </table:table-cell>
          <table:table-cell table:formula="of:=[.AB246]" office:value-type="float" office:value="7.29195200751635" calcext:value-type="float">
            <text:p>7.29195200751635</text:p>
          </table:table-cell>
          <table:table-cell table:style-name="ce27" table:formula="of:=[.AC246]" office:value-type="float" office:value="5.61264778903663" calcext:value-type="float">
            <text:p>5.61264778903663</text:p>
          </table:table-cell>
          <table:table-cell table:formula="of:=[.AD246]" office:value-type="float" office:value="6.32710436519681" calcext:value-type="float">
            <text:p>6.32710436519681</text:p>
          </table:table-cell>
          <table:table-cell table:formula="of:=[.F453]" office:value-type="float" office:value="0.0336" calcext:value-type="float">
            <text:p>0.0336</text:p>
          </table:table-cell>
          <table:table-cell table:formula="of:=[.AE246]" office:value-type="float" office:value="-523.847126976705" calcext:value-type="float">
            <text:p>-523.847126976705</text:p>
          </table:table-cell>
          <table:table-cell table:formula="of:=[.AF246]" office:value-type="float" office:value="0.00000000111910480882216" calcext:value-type="float">
            <text:p>1.11910480882216E-09</text:p>
          </table:table-cell>
          <table:table-cell table:formula="of:=[.AG246]" office:value-type="float" office:value="-223.044534960872" calcext:value-type="float">
            <text:p>-223.044534960872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47]" office:value-type="float" office:value="0.0342" calcext:value-type="float">
            <text:p>0.0342</text:p>
          </table:table-cell>
          <table:table-cell table:formula="of:=[.Y247]" office:value-type="float" office:value="0.331707484332065" calcext:value-type="float">
            <text:p>0.331707484332065</text:p>
          </table:table-cell>
          <table:table-cell table:formula="of:=[.Z247]" office:value-type="float" office:value="0.109446631886214" calcext:value-type="float">
            <text:p>0.109446631886214</text:p>
          </table:table-cell>
          <table:table-cell table:formula="of:=[.AA247]" office:value-type="float" office:value="0.323999552396058" calcext:value-type="float">
            <text:p>0.323999552396058</text:p>
          </table:table-cell>
          <table:table-cell table:formula="of:=[.B454]" office:value-type="float" office:value="0.0342" calcext:value-type="float">
            <text:p>0.0342</text:p>
          </table:table-cell>
          <table:table-cell table:formula="of:=[.AB247]" office:value-type="float" office:value="7.00458444071776" calcext:value-type="float">
            <text:p>7.00458444071776</text:p>
          </table:table-cell>
          <table:table-cell table:style-name="ce27" table:formula="of:=[.AC247]" office:value-type="float" office:value="5.61264778903663" calcext:value-type="float">
            <text:p>5.61264778903663</text:p>
          </table:table-cell>
          <table:table-cell table:formula="of:=[.AD247]" office:value-type="float" office:value="6.20478070678517" calcext:value-type="float">
            <text:p>6.20478070678517</text:p>
          </table:table-cell>
          <table:table-cell table:formula="of:=[.F454]" office:value-type="float" office:value="0.0342" calcext:value-type="float">
            <text:p>0.0342</text:p>
          </table:table-cell>
          <table:table-cell table:formula="of:=[.AE247]" office:value-type="float" office:value="-478.945944664318" calcext:value-type="float">
            <text:p>-478.945944664318</text:p>
          </table:table-cell>
          <table:table-cell table:formula="of:=[.AF247]" office:value-type="float" office:value="-0.0000000000399680288865056" calcext:value-type="float">
            <text:p>-3.99680288865056E-11</text:p>
          </table:table-cell>
          <table:table-cell table:formula="of:=[.AG247]" office:value-type="float" office:value="-203.872764019396" calcext:value-type="float">
            <text:p>-203.872764019396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48]" office:value-type="float" office:value="0.0348" calcext:value-type="float">
            <text:p>0.0348</text:p>
          </table:table-cell>
          <table:table-cell table:formula="of:=[.Y248]" office:value-type="float" office:value="0.335753978882049" calcext:value-type="float">
            <text:p>0.335753978882049</text:p>
          </table:table-cell>
          <table:table-cell table:formula="of:=[.Z248]" office:value-type="float" office:value="0.112814220559636" calcext:value-type="float">
            <text:p>0.112814220559636</text:p>
          </table:table-cell>
          <table:table-cell table:formula="of:=[.AA248]" office:value-type="float" office:value="0.327655922038203" calcext:value-type="float">
            <text:p>0.327655922038203</text:p>
          </table:table-cell>
          <table:table-cell table:formula="of:=[.B455]" office:value-type="float" office:value="0.0348" calcext:value-type="float">
            <text:p>0.0348</text:p>
          </table:table-cell>
          <table:table-cell table:formula="of:=[.AB248]" office:value-type="float" office:value="6.74415758330641" calcext:value-type="float">
            <text:p>6.74415758330641</text:p>
          </table:table-cell>
          <table:table-cell table:style-name="ce27" table:formula="of:=[.AC248]" office:value-type="float" office:value="5.61264778903663" calcext:value-type="float">
            <text:p>5.61264778903663</text:p>
          </table:table-cell>
          <table:table-cell table:formula="of:=[.AD248]" office:value-type="float" office:value="6.09394940357546" calcext:value-type="float">
            <text:p>6.09394940357546</text:p>
          </table:table-cell>
          <table:table-cell table:formula="of:=[.F455]" office:value-type="float" office:value="0.0348" calcext:value-type="float">
            <text:p>0.0348</text:p>
          </table:table-cell>
          <table:table-cell table:formula="of:=[.AE248]" office:value-type="float" office:value="-434.044762352241" calcext:value-type="float">
            <text:p>-434.044762352241</text:p>
          </table:table-cell>
          <table:table-cell table:formula="of:=[.AF248]" office:value-type="float" office:value="0.0000000000399680288865056" calcext:value-type="float">
            <text:p>3.99680288865056E-11</text:p>
          </table:table-cell>
          <table:table-cell table:formula="of:=[.AG248]" office:value-type="float" office:value="-184.718838682856" calcext:value-type="float">
            <text:p>-184.718838682856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49]" office:value-type="float" office:value="0.0354" calcext:value-type="float">
            <text:p>0.0354</text:p>
          </table:table-cell>
          <table:table-cell table:formula="of:=[.Y249]" office:value-type="float" office:value="0.339660381743218" calcext:value-type="float">
            <text:p>0.339660381743218</text:p>
          </table:table-cell>
          <table:table-cell table:formula="of:=[.Z249]" office:value-type="float" office:value="0.116181809233058" calcext:value-type="float">
            <text:p>0.116181809233058</text:p>
          </table:table-cell>
          <table:table-cell table:formula="of:=[.AA249]" office:value-type="float" office:value="0.331252683178385" calcext:value-type="float">
            <text:p>0.331252683178385</text:p>
          </table:table-cell>
          <table:table-cell table:formula="of:=[.B456]" office:value-type="float" office:value="0.0354" calcext:value-type="float">
            <text:p>0.0354</text:p>
          </table:table-cell>
          <table:table-cell table:formula="of:=[.AB249]" office:value-type="float" office:value="6.5106714352825" calcext:value-type="float">
            <text:p>6.5106714352825</text:p>
          </table:table-cell>
          <table:table-cell table:style-name="ce27" table:formula="of:=[.AC249]" office:value-type="float" office:value="5.61264778903663" calcext:value-type="float">
            <text:p>5.61264778903663</text:p>
          </table:table-cell>
          <table:table-cell table:formula="of:=[.AD249]" office:value-type="float" office:value="5.99460190030414" calcext:value-type="float">
            <text:p>5.99460190030414</text:p>
          </table:table-cell>
          <table:table-cell table:formula="of:=[.F456]" office:value-type="float" office:value="0.0354" calcext:value-type="float">
            <text:p>0.0354</text:p>
          </table:table-cell>
          <table:table-cell table:formula="of:=[.AE249]" office:value-type="float" office:value="-389.143580039854" calcext:value-type="float">
            <text:p>-389.143580039854</text:p>
          </table:table-cell>
          <table:table-cell table:formula="of:=[.AF249]" office:value-type="float" office:value="0" calcext:value-type="float">
            <text:p>0</text:p>
          </table:table-cell>
          <table:table-cell table:formula="of:=[.AG249]" office:value-type="float" office:value="-165.57917211887" calcext:value-type="float">
            <text:p>-165.57917211887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50]" office:value-type="float" office:value="0.036" calcext:value-type="float">
            <text:p>0.036</text:p>
          </table:table-cell>
          <table:table-cell table:formula="of:=[.Y250]" office:value-type="float" office:value="0.343442857341206" calcext:value-type="float">
            <text:p>0.343442857341206</text:p>
          </table:table-cell>
          <table:table-cell table:formula="of:=[.Z250]" office:value-type="float" office:value="0.11954939790648" calcext:value-type="float">
            <text:p>0.11954939790648</text:p>
          </table:table-cell>
          <table:table-cell table:formula="of:=[.AA250]" office:value-type="float" office:value="0.334796721995236" calcext:value-type="float">
            <text:p>0.334796721995236</text:p>
          </table:table-cell>
          <table:table-cell table:formula="of:=[.B457]" office:value-type="float" office:value="0.036" calcext:value-type="float">
            <text:p>0.036</text:p>
          </table:table-cell>
          <table:table-cell table:formula="of:=[.AB250]" office:value-type="float" office:value="6.30412599664593" calcext:value-type="float">
            <text:p>6.30412599664593</text:p>
          </table:table-cell>
          <table:table-cell table:style-name="ce27" table:formula="of:=[.AC250]" office:value-type="float" office:value="5.61264778903663" calcext:value-type="float">
            <text:p>5.61264778903663</text:p>
          </table:table-cell>
          <table:table-cell table:formula="of:=[.AD250]" office:value-type="float" office:value="5.90673136141788" calcext:value-type="float">
            <text:p>5.90673136141788</text:p>
          </table:table-cell>
          <table:table-cell table:formula="of:=[.F457]" office:value-type="float" office:value="0.036" calcext:value-type="float">
            <text:p>0.036</text:p>
          </table:table-cell>
          <table:table-cell table:formula="of:=[.AE250]" office:value-type="float" office:value="-344.242397727624" calcext:value-type="float">
            <text:p>-344.242397727624</text:p>
          </table:table-cell>
          <table:table-cell table:formula="of:=[.AF250]" office:value-type="float" office:value="0" calcext:value-type="float">
            <text:p>0</text:p>
          </table:table-cell>
          <table:table-cell table:formula="of:=[.AG250]" office:value-type="float" office:value="-146.450898143765" calcext:value-type="float">
            <text:p>-146.450898143765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51]" office:value-type="float" office:value="0.0366" calcext:value-type="float">
            <text:p>0.0366</text:p>
          </table:table-cell>
          <table:table-cell table:formula="of:=[.Y251]" office:value-type="float" office:value="0.347117570101644" calcext:value-type="float">
            <text:p>0.347117570101644</text:p>
          </table:table-cell>
          <table:table-cell table:formula="of:=[.Z251]" office:value-type="float" office:value="0.122916986579902" calcext:value-type="float">
            <text:p>0.122916986579902</text:p>
          </table:table-cell>
          <table:table-cell table:formula="of:=[.AA251]" office:value-type="float" office:value="0.338294921390535" calcext:value-type="float">
            <text:p>0.338294921390535</text:p>
          </table:table-cell>
          <table:table-cell table:formula="of:=[.B458]" office:value-type="float" office:value="0.0366" calcext:value-type="float">
            <text:p>0.0366</text:p>
          </table:table-cell>
          <table:table-cell table:formula="of:=[.AB251]" office:value-type="float" office:value="6.12452126739678" calcext:value-type="float">
            <text:p>6.12452126739678</text:p>
          </table:table-cell>
          <table:table-cell table:style-name="ce27" table:formula="of:=[.AC251]" office:value-type="float" office:value="5.61264778903663" calcext:value-type="float">
            <text:p>5.61264778903663</text:p>
          </table:table-cell>
          <table:table-cell table:formula="of:=[.AD251]" office:value-type="float" office:value="5.83033232549731" calcext:value-type="float">
            <text:p>5.83033232549731</text:p>
          </table:table-cell>
          <table:table-cell table:formula="of:=[.F458]" office:value-type="float" office:value="0.0366" calcext:value-type="float">
            <text:p>0.0366</text:p>
          </table:table-cell>
          <table:table-cell table:formula="of:=[.AE251]" office:value-type="float" office:value="-299.341215415237" calcext:value-type="float">
            <text:p>-299.341215415237</text:p>
          </table:table-cell>
          <table:table-cell table:formula="of:=[.AF251]" office:value-type="float" office:value="-0.0000000000399680288865056" calcext:value-type="float">
            <text:p>-3.99680288865056E-11</text:p>
          </table:table-cell>
          <table:table-cell table:formula="of:=[.AG251]" office:value-type="float" office:value="-127.331726534279" calcext:value-type="float">
            <text:p>-127.33172653427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52]" office:value-type="float" office:value="0.0372" calcext:value-type="float">
            <text:p>0.0372</text:p>
          </table:table-cell>
          <table:table-cell table:formula="of:=[.Y252]" office:value-type="float" office:value="0.350700684450165" calcext:value-type="float">
            <text:p>0.350700684450165</text:p>
          </table:table-cell>
          <table:table-cell table:formula="of:=[.Z252]" office:value-type="float" office:value="0.126284575253324" calcext:value-type="float">
            <text:p>0.126284575253324</text:p>
          </table:table-cell>
          <table:table-cell table:formula="of:=[.AA252]" office:value-type="float" office:value="0.341754161647986" calcext:value-type="float">
            <text:p>0.341754161647986</text:p>
          </table:table-cell>
          <table:table-cell table:formula="of:=[.B459]" office:value-type="float" office:value="0.0372" calcext:value-type="float">
            <text:p>0.0372</text:p>
          </table:table-cell>
          <table:table-cell table:formula="of:=[.AB252]" office:value-type="float" office:value="5.97185724753498" calcext:value-type="float">
            <text:p>5.97185724753498</text:p>
          </table:table-cell>
          <table:table-cell table:style-name="ce27" table:formula="of:=[.AC252]" office:value-type="float" office:value="5.61264778903663" calcext:value-type="float">
            <text:p>5.61264778903663</text:p>
          </table:table-cell>
          <table:table-cell table:formula="of:=[.AD252]" office:value-type="float" office:value="5.76540042908598" calcext:value-type="float">
            <text:p>5.76540042908598</text:p>
          </table:table-cell>
          <table:table-cell table:formula="of:=[.F459]" office:value-type="float" office:value="0.0372" calcext:value-type="float">
            <text:p>0.0372</text:p>
          </table:table-cell>
          <table:table-cell table:formula="of:=[.AE252]" office:value-type="float" office:value="-254.440033103006" calcext:value-type="float">
            <text:p>-254.440033103006</text:p>
          </table:table-cell>
          <table:table-cell table:formula="of:=[.AF252]" office:value-type="float" office:value="0.0000000000784557604068444" calcext:value-type="float">
            <text:p>7.84557604068444E-11</text:p>
          </table:table-cell>
          <table:table-cell table:formula="of:=[.AG252]" office:value-type="float" office:value="-108.219827352207" calcext:value-type="float">
            <text:p>-108.219827352207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53]" office:value-type="float" office:value="0.0378" calcext:value-type="float">
            <text:p>0.0378</text:p>
          </table:table-cell>
          <table:table-cell table:formula="of:=[.Y253]" office:value-type="float" office:value="0.354208364812401" calcext:value-type="float">
            <text:p>0.354208364812401</text:p>
          </table:table-cell>
          <table:table-cell table:formula="of:=[.Z253]" office:value-type="float" office:value="0.129652163926746" calcext:value-type="float">
            <text:p>0.129652163926746</text:p>
          </table:table-cell>
          <table:table-cell table:formula="of:=[.AA253]" office:value-type="float" office:value="0.345181320959586" calcext:value-type="float">
            <text:p>0.345181320959586</text:p>
          </table:table-cell>
          <table:table-cell table:formula="of:=[.B460]" office:value-type="float" office:value="0.0378" calcext:value-type="float">
            <text:p>0.0378</text:p>
          </table:table-cell>
          <table:table-cell table:formula="of:=[.AB253]" office:value-type="float" office:value="5.84613393706052" calcext:value-type="float">
            <text:p>5.84613393706052</text:p>
          </table:table-cell>
          <table:table-cell table:style-name="ce27" table:formula="of:=[.AC253]" office:value-type="float" office:value="5.61264778903665" calcext:value-type="float">
            <text:p>5.61264778903665</text:p>
          </table:table-cell>
          <table:table-cell table:formula="of:=[.AD253]" office:value-type="float" office:value="5.7119321859996" calcext:value-type="float">
            <text:p>5.7119321859996</text:p>
          </table:table-cell>
          <table:table-cell table:formula="of:=[.F460]" office:value-type="float" office:value="0.0378" calcext:value-type="float">
            <text:p>0.0378</text:p>
          </table:table-cell>
          <table:table-cell table:formula="of:=[.AE253]" office:value-type="float" office:value="-209.538850790774" calcext:value-type="float">
            <text:p>-209.538850790774</text:p>
          </table:table-cell>
          <table:table-cell table:formula="of:=[.AF253]" office:value-type="float" office:value="-0.0000000000784557604068444" calcext:value-type="float">
            <text:p>-7.84557604068444E-11</text:p>
          </table:table-cell>
          <table:table-cell table:formula="of:=[.AG253]" office:value-type="float" office:value="-89.1137384773089" calcext:value-type="float">
            <text:p>-89.113738477308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54]" office:value-type="float" office:value="0.0384" calcext:value-type="float">
            <text:p>0.0384</text:p>
          </table:table-cell>
          <table:table-cell table:formula="of:=[.Y254]" office:value-type="float" office:value="0.357656775613986" calcext:value-type="float">
            <text:p>0.357656775613986</text:p>
          </table:table-cell>
          <table:table-cell table:formula="of:=[.Z254]" office:value-type="float" office:value="0.133019752600168" calcext:value-type="float">
            <text:p>0.133019752600168</text:p>
          </table:table-cell>
          <table:table-cell table:formula="of:=[.AA254]" office:value-type="float" office:value="0.348583275846173" calcext:value-type="float">
            <text:p>0.348583275846173</text:p>
          </table:table-cell>
          <table:table-cell table:formula="of:=[.B461]" office:value-type="float" office:value="0.0384" calcext:value-type="float">
            <text:p>0.0384</text:p>
          </table:table-cell>
          <table:table-cell table:formula="of:=[.AB254]" office:value-type="float" office:value="5.74735133597358" calcext:value-type="float">
            <text:p>5.74735133597358</text:p>
          </table:table-cell>
          <table:table-cell table:style-name="ce27" table:formula="of:=[.AC254]" office:value-type="float" office:value="5.61264778903665" calcext:value-type="float">
            <text:p>5.61264778903665</text:p>
          </table:table-cell>
          <table:table-cell table:formula="of:=[.AD254]" office:value-type="float" office:value="5.6699248109778" calcext:value-type="float">
            <text:p>5.6699248109778</text:p>
          </table:table-cell>
          <table:table-cell table:formula="of:=[.F461]" office:value-type="float" office:value="0.0384" calcext:value-type="float">
            <text:p>0.0384</text:p>
          </table:table-cell>
          <table:table-cell table:formula="of:=[.AE254]" office:value-type="float" office:value="-164.637668478234" calcext:value-type="float">
            <text:p>-164.637668478234</text:p>
          </table:table-cell>
          <table:table-cell table:formula="of:=[.AF254]" office:value-type="float" office:value="0" calcext:value-type="float">
            <text:p>0</text:p>
          </table:table-cell>
          <table:table-cell table:formula="of:=[.AG254]" office:value-type="float" office:value="-70.0122917030033" calcext:value-type="float">
            <text:p>-70.0122917030033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55]" office:value-type="float" office:value="0.039" calcext:value-type="float">
            <text:p>0.039</text:p>
          </table:table-cell>
          <table:table-cell table:formula="of:=[.Y255]" office:value-type="float" office:value="0.36106208128055" calcext:value-type="float">
            <text:p>0.36106208128055</text:p>
          </table:table-cell>
          <table:table-cell table:formula="of:=[.Z255]" office:value-type="float" office:value="0.13638734127359" calcext:value-type="float">
            <text:p>0.13638734127359</text:p>
          </table:table-cell>
          <table:table-cell table:formula="of:=[.AA255]" office:value-type="float" office:value="0.351966901493438" calcext:value-type="float">
            <text:p>0.351966901493438</text:p>
          </table:table-cell>
          <table:table-cell table:formula="of:=[.B462]" office:value-type="float" office:value="0.039" calcext:value-type="float">
            <text:p>0.039</text:p>
          </table:table-cell>
          <table:table-cell table:formula="of:=[.AB255]" office:value-type="float" office:value="5.67550944427388" calcext:value-type="float">
            <text:p>5.67550944427388</text:p>
          </table:table-cell>
          <table:table-cell table:style-name="ce27" table:formula="of:=[.AC255]" office:value-type="float" office:value="5.61264778903665" calcext:value-type="float">
            <text:p>5.61264778903665</text:p>
          </table:table-cell>
          <table:table-cell table:formula="of:=[.AD255]" office:value-type="float" office:value="5.63937607877596" calcext:value-type="float">
            <text:p>5.63937607877596</text:p>
          </table:table-cell>
          <table:table-cell table:formula="of:=[.F462]" office:value-type="float" office:value="0.039" calcext:value-type="float">
            <text:p>0.039</text:p>
          </table:table-cell>
          <table:table-cell table:formula="of:=[.AE255]" office:value-type="float" office:value="-119.736486166158" calcext:value-type="float">
            <text:p>-119.736486166158</text:p>
          </table:table-cell>
          <table:table-cell table:formula="of:=[.AF255]" office:value-type="float" office:value="0.0000000000784557604068444" calcext:value-type="float">
            <text:p>7.84557604068444E-11</text:p>
          </table:table-cell>
          <table:table-cell table:formula="of:=[.AG255]" office:value-type="float" office:value="-50.9145536697275" calcext:value-type="float">
            <text:p>-50.9145536697275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56]" office:value-type="float" office:value="0.0396" calcext:value-type="float">
            <text:p>0.0396</text:p>
          </table:table-cell>
          <table:table-cell table:formula="of:=[.Y256]" office:value-type="float" office:value="0.364440446237727" calcext:value-type="float">
            <text:p>0.364440446237727</text:p>
          </table:table-cell>
          <table:table-cell table:formula="of:=[.Z256]" office:value-type="float" office:value="0.139754929947012" calcext:value-type="float">
            <text:p>0.139754929947012</text:p>
          </table:table-cell>
          <table:table-cell table:formula="of:=[.AA256]" office:value-type="float" office:value="0.355339072020385" calcext:value-type="float">
            <text:p>0.355339072020385</text:p>
          </table:table-cell>
          <table:table-cell table:formula="of:=[.B463]" office:value-type="float" office:value="0.0396" calcext:value-type="float">
            <text:p>0.0396</text:p>
          </table:table-cell>
          <table:table-cell table:formula="of:=[.AB256]" office:value-type="float" office:value="5.63060826196153" calcext:value-type="float">
            <text:p>5.63060826196153</text:p>
          </table:table-cell>
          <table:table-cell table:style-name="ce27" table:formula="of:=[.AC256]" office:value-type="float" office:value="5.61264778903665" calcext:value-type="float">
            <text:p>5.61264778903665</text:p>
          </table:table-cell>
          <table:table-cell table:formula="of:=[.AD256]" office:value-type="float" office:value="5.62028421157758" calcext:value-type="float">
            <text:p>5.62028421157758</text:p>
          </table:table-cell>
          <table:table-cell table:formula="of:=[.F463]" office:value-type="float" office:value="0.0396" calcext:value-type="float">
            <text:p>0.0396</text:p>
          </table:table-cell>
          <table:table-cell table:formula="of:=[.AE256]" office:value-type="float" office:value="-74.8353038539248" calcext:value-type="float">
            <text:p>-74.8353038539248</text:p>
          </table:table-cell>
          <table:table-cell table:formula="of:=[.AF256]" office:value-type="float" office:value="-0.0000000000784557604068444" calcext:value-type="float">
            <text:p>-7.84557604068444E-11</text:p>
          </table:table-cell>
          <table:table-cell table:formula="of:=[.AG256]" office:value-type="float" office:value="-31.8197786639625" calcext:value-type="float">
            <text:p>-31.8197786639625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57]" office:value-type="float" office:value="0.0402" calcext:value-type="float">
            <text:p>0.0402</text:p>
          </table:table-cell>
          <table:table-cell table:formula="of:=[.Y257]" office:value-type="float" office:value="0.367808034911149" calcext:value-type="float">
            <text:p>0.367808034911149</text:p>
          </table:table-cell>
          <table:table-cell table:formula="of:=[.Z257]" office:value-type="float" office:value="0.143122518620434" calcext:value-type="float">
            <text:p>0.143122518620434</text:p>
          </table:table-cell>
          <table:table-cell table:formula="of:=[.AA257]" office:value-type="float" office:value="0.358706660693807" calcext:value-type="float">
            <text:p>0.358706660693807</text:p>
          </table:table-cell>
          <table:table-cell table:formula="of:=[.B464]" office:value-type="float" office:value="0.0402" calcext:value-type="float">
            <text:p>0.0402</text:p>
          </table:table-cell>
          <table:table-cell table:formula="of:=[.AB257]" office:value-type="float" office:value="5.6126477890367" calcext:value-type="float">
            <text:p>5.6126477890367</text:p>
          </table:table-cell>
          <table:table-cell table:style-name="ce27" table:formula="of:=[.AC257]" office:value-type="float" office:value="5.61264778903665" calcext:value-type="float">
            <text:p>5.61264778903665</text:p>
          </table:table-cell>
          <table:table-cell table:formula="of:=[.AD257]" office:value-type="float" office:value="5.6126477890366" calcext:value-type="float">
            <text:p>5.6126477890366</text:p>
          </table:table-cell>
          <table:table-cell table:formula="of:=[.F464]" office:value-type="float" office:value="0.0402" calcext:value-type="float">
            <text:p>0.0402</text:p>
          </table:table-cell>
          <table:table-cell table:formula="of:=[.AE257]" office:value-type="float" office:value="-29.934121541384" calcext:value-type="float">
            <text:p>-29.934121541384</text:p>
          </table:table-cell>
          <table:table-cell table:formula="of:=[.AF257]" office:value-type="float" office:value="0.0000000000784557604068444" calcext:value-type="float">
            <text:p>7.84557604068444E-11</text:p>
          </table:table-cell>
          <table:table-cell table:formula="of:=[.AG257]" office:value-type="float" office:value="-12.7273709016329" calcext:value-type="float">
            <text:p>-12.7273709016329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58]" office:value-type="float" office:value="0.0408" calcext:value-type="float">
            <text:p>0.0408</text:p>
          </table:table-cell>
          <table:table-cell table:formula="of:=[.Y258]" office:value-type="float" office:value="0.371175623584571" calcext:value-type="float">
            <text:p>0.371175623584571</text:p>
          </table:table-cell>
          <table:table-cell table:formula="of:=[.Z258]" office:value-type="float" office:value="0.146490107293856" calcext:value-type="float">
            <text:p>0.146490107293856</text:p>
          </table:table-cell>
          <table:table-cell table:formula="of:=[.AA258]" office:value-type="float" office:value="0.362074249367229" calcext:value-type="float">
            <text:p>0.362074249367229</text:p>
          </table:table-cell>
          <table:table-cell table:formula="of:=[.B465]" office:value-type="float" office:value="0.0408" calcext:value-type="float">
            <text:p>0.0408</text:p>
          </table:table-cell>
          <table:table-cell table:formula="of:=[.AB258]" office:value-type="float" office:value="5.6126477890366" calcext:value-type="float">
            <text:p>5.6126477890366</text:p>
          </table:table-cell>
          <table:table-cell table:style-name="ce27" table:formula="of:=[.AC258]" office:value-type="float" office:value="5.61264778903665" calcext:value-type="float">
            <text:p>5.61264778903665</text:p>
          </table:table-cell>
          <table:table-cell table:formula="of:=[.AD258]" office:value-type="float" office:value="5.6126477890367" calcext:value-type="float">
            <text:p>5.6126477890367</text:p>
          </table:table-cell>
          <table:table-cell table:formula="of:=[.F465]" office:value-type="float" office:value="0.0408" calcext:value-type="float">
            <text:p>0.0408</text:p>
          </table:table-cell>
          <table:table-cell table:formula="of:=[.AE258]" office:value-type="float" office:value="-0.000000000155431223447522" calcext:value-type="float">
            <text:p>-1.55431223447522E-10</text:p>
          </table:table-cell>
          <table:table-cell table:formula="of:=[.AF258]" office:value-type="float" office:value="-0.0000000000784557604068444" calcext:value-type="float">
            <text:p>-7.84557604068444E-11</text:p>
          </table:table-cell>
          <table:table-cell table:formula="of:=[.AG258]" office:value-type="float" office:value="0.000000000155431223447522" calcext:value-type="float">
            <text:p>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59]" office:value-type="float" office:value="0.0414" calcext:value-type="float">
            <text:p>0.0414</text:p>
          </table:table-cell>
          <table:table-cell table:formula="of:=[.Y259]" office:value-type="float" office:value="0.374543212257993" calcext:value-type="float">
            <text:p>0.374543212257993</text:p>
          </table:table-cell>
          <table:table-cell table:formula="of:=[.Z259]" office:value-type="float" office:value="0.149857695967278" calcext:value-type="float">
            <text:p>0.149857695967278</text:p>
          </table:table-cell>
          <table:table-cell table:formula="of:=[.AA259]" office:value-type="float" office:value="0.365441838040651" calcext:value-type="float">
            <text:p>0.365441838040651</text:p>
          </table:table-cell>
          <table:table-cell table:formula="of:=[.B466]" office:value-type="float" office:value="0.0414" calcext:value-type="float">
            <text:p>0.0414</text:p>
          </table:table-cell>
          <table:table-cell table:formula="of:=[.AB259]" office:value-type="float" office:value="5.6126477890366" calcext:value-type="float">
            <text:p>5.6126477890366</text:p>
          </table:table-cell>
          <table:table-cell table:style-name="ce27" table:formula="of:=[.AC259]" office:value-type="float" office:value="5.61264778903665" calcext:value-type="float">
            <text:p>5.61264778903665</text:p>
          </table:table-cell>
          <table:table-cell table:formula="of:=[.AD259]" office:value-type="float" office:value="5.6126477890367" calcext:value-type="float">
            <text:p>5.6126477890367</text:p>
          </table:table-cell>
          <table:table-cell table:formula="of:=[.F466]" office:value-type="float" office:value="0.0414" calcext:value-type="float">
            <text:p>0.0414</text:p>
          </table:table-cell>
          <table:table-cell table:formula="of:=[.AE259]" office:value-type="float" office:value="0" calcext:value-type="float">
            <text:p>0</text:p>
          </table:table-cell>
          <table:table-cell table:formula="of:=[.AF259]" office:value-type="float" office:value="0" calcext:value-type="float">
            <text:p>0</text:p>
          </table:table-cell>
          <table:table-cell table:formula="of:=[.AG259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60]" office:value-type="float" office:value="0.042" calcext:value-type="float">
            <text:p>0.042</text:p>
          </table:table-cell>
          <table:table-cell table:formula="of:=[.Y260]" office:value-type="float" office:value="0.377910800931415" calcext:value-type="float">
            <text:p>0.377910800931415</text:p>
          </table:table-cell>
          <table:table-cell table:formula="of:=[.Z260]" office:value-type="float" office:value="0.1532252846407" calcext:value-type="float">
            <text:p>0.1532252846407</text:p>
          </table:table-cell>
          <table:table-cell table:formula="of:=[.AA260]" office:value-type="float" office:value="0.368809426714073" calcext:value-type="float">
            <text:p>0.368809426714073</text:p>
          </table:table-cell>
          <table:table-cell table:formula="of:=[.B467]" office:value-type="float" office:value="0.042" calcext:value-type="float">
            <text:p>0.042</text:p>
          </table:table-cell>
          <table:table-cell table:formula="of:=[.AB260]" office:value-type="float" office:value="5.6126477890367" calcext:value-type="float">
            <text:p>5.6126477890367</text:p>
          </table:table-cell>
          <table:table-cell table:style-name="ce27" table:formula="of:=[.AC260]" office:value-type="float" office:value="5.61264778903665" calcext:value-type="float">
            <text:p>5.61264778903665</text:p>
          </table:table-cell>
          <table:table-cell table:formula="of:=[.AD260]" office:value-type="float" office:value="5.6126477890366" calcext:value-type="float">
            <text:p>5.6126477890366</text:p>
          </table:table-cell>
          <table:table-cell table:formula="of:=[.F467]" office:value-type="float" office:value="0.042" calcext:value-type="float">
            <text:p>0.042</text:p>
          </table:table-cell>
          <table:table-cell table:formula="of:=[.AE260]" office:value-type="float" office:value="0.000000000155431223447522" calcext:value-type="float">
            <text:p>1.55431223447522E-10</text:p>
          </table:table-cell>
          <table:table-cell table:formula="of:=[.AF260]" office:value-type="float" office:value="0.0000000000784557604068444" calcext:value-type="float">
            <text:p>7.84557604068444E-11</text:p>
          </table:table-cell>
          <table:table-cell table:formula="of:=[.AG260]" office:value-type="float" office:value="-0.000000000155431223447522" calcext:value-type="float">
            <text:p>-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61]" office:value-type="float" office:value="0.0426" calcext:value-type="float">
            <text:p>0.0426</text:p>
          </table:table-cell>
          <table:table-cell table:formula="of:=[.Y261]" office:value-type="float" office:value="0.381278389604837" calcext:value-type="float">
            <text:p>0.381278389604837</text:p>
          </table:table-cell>
          <table:table-cell table:formula="of:=[.Z261]" office:value-type="float" office:value="0.156592873314122" calcext:value-type="float">
            <text:p>0.156592873314122</text:p>
          </table:table-cell>
          <table:table-cell table:formula="of:=[.AA261]" office:value-type="float" office:value="0.372177015387495" calcext:value-type="float">
            <text:p>0.372177015387495</text:p>
          </table:table-cell>
          <table:table-cell table:formula="of:=[.B468]" office:value-type="float" office:value="0.0426" calcext:value-type="float">
            <text:p>0.0426</text:p>
          </table:table-cell>
          <table:table-cell table:formula="of:=[.AB261]" office:value-type="float" office:value="5.6126477890367" calcext:value-type="float">
            <text:p>5.6126477890367</text:p>
          </table:table-cell>
          <table:table-cell table:style-name="ce27" table:formula="of:=[.AC261]" office:value-type="float" office:value="5.61264778903665" calcext:value-type="float">
            <text:p>5.61264778903665</text:p>
          </table:table-cell>
          <table:table-cell table:formula="of:=[.AD261]" office:value-type="float" office:value="5.6126477890366" calcext:value-type="float">
            <text:p>5.6126477890366</text:p>
          </table:table-cell>
          <table:table-cell table:formula="of:=[.F468]" office:value-type="float" office:value="0.0426" calcext:value-type="float">
            <text:p>0.0426</text:p>
          </table:table-cell>
          <table:table-cell table:formula="of:=[.AE261]" office:value-type="float" office:value="0" calcext:value-type="float">
            <text:p>0</text:p>
          </table:table-cell>
          <table:table-cell table:formula="of:=[.AF261]" office:value-type="float" office:value="-0.0000000000784557604068444" calcext:value-type="float">
            <text:p>-7.84557604068444E-11</text:p>
          </table:table-cell>
          <table:table-cell table:formula="of:=[.AG261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62]" office:value-type="float" office:value="0.0432" calcext:value-type="float">
            <text:p>0.0432</text:p>
          </table:table-cell>
          <table:table-cell table:formula="of:=[.Y262]" office:value-type="float" office:value="0.384645978278259" calcext:value-type="float">
            <text:p>0.384645978278259</text:p>
          </table:table-cell>
          <table:table-cell table:formula="of:=[.Z262]" office:value-type="float" office:value="0.159960461987544" calcext:value-type="float">
            <text:p>0.159960461987544</text:p>
          </table:table-cell>
          <table:table-cell table:formula="of:=[.AA262]" office:value-type="float" office:value="0.375544604060917" calcext:value-type="float">
            <text:p>0.375544604060917</text:p>
          </table:table-cell>
          <table:table-cell table:formula="of:=[.B469]" office:value-type="float" office:value="0.0432" calcext:value-type="float">
            <text:p>0.0432</text:p>
          </table:table-cell>
          <table:table-cell table:formula="of:=[.AB262]" office:value-type="float" office:value="5.6126477890366" calcext:value-type="float">
            <text:p>5.6126477890366</text:p>
          </table:table-cell>
          <table:table-cell table:style-name="ce27" table:formula="of:=[.AC262]" office:value-type="float" office:value="5.61264778903665" calcext:value-type="float">
            <text:p>5.61264778903665</text:p>
          </table:table-cell>
          <table:table-cell table:formula="of:=[.AD262]" office:value-type="float" office:value="5.6126477890367" calcext:value-type="float">
            <text:p>5.6126477890367</text:p>
          </table:table-cell>
          <table:table-cell table:formula="of:=[.F469]" office:value-type="float" office:value="0.0432" calcext:value-type="float">
            <text:p>0.0432</text:p>
          </table:table-cell>
          <table:table-cell table:formula="of:=[.AE262]" office:value-type="float" office:value="-0.000000000155431223447522" calcext:value-type="float">
            <text:p>-1.55431223447522E-10</text:p>
          </table:table-cell>
          <table:table-cell table:formula="of:=[.AF262]" office:value-type="float" office:value="0" calcext:value-type="float">
            <text:p>0</text:p>
          </table:table-cell>
          <table:table-cell table:formula="of:=[.AG262]" office:value-type="float" office:value="0.000000000155431223447522" calcext:value-type="float">
            <text:p>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63]" office:value-type="float" office:value="0.0438" calcext:value-type="float">
            <text:p>0.0438</text:p>
          </table:table-cell>
          <table:table-cell table:formula="of:=[.Y263]" office:value-type="float" office:value="0.388013566951681" calcext:value-type="float">
            <text:p>0.388013566951681</text:p>
          </table:table-cell>
          <table:table-cell table:formula="of:=[.Z263]" office:value-type="float" office:value="0.163328050660966" calcext:value-type="float">
            <text:p>0.163328050660966</text:p>
          </table:table-cell>
          <table:table-cell table:formula="of:=[.AA263]" office:value-type="float" office:value="0.378912192734339" calcext:value-type="float">
            <text:p>0.378912192734339</text:p>
          </table:table-cell>
          <table:table-cell table:formula="of:=[.B470]" office:value-type="float" office:value="0.0438" calcext:value-type="float">
            <text:p>0.0438</text:p>
          </table:table-cell>
          <table:table-cell table:formula="of:=[.AB263]" office:value-type="float" office:value="5.6126477890366" calcext:value-type="float">
            <text:p>5.6126477890366</text:p>
          </table:table-cell>
          <table:table-cell table:style-name="ce27" table:formula="of:=[.AC263]" office:value-type="float" office:value="5.61264778903665" calcext:value-type="float">
            <text:p>5.61264778903665</text:p>
          </table:table-cell>
          <table:table-cell table:formula="of:=[.AD263]" office:value-type="float" office:value="5.6126477890367" calcext:value-type="float">
            <text:p>5.6126477890367</text:p>
          </table:table-cell>
          <table:table-cell table:formula="of:=[.F470]" office:value-type="float" office:value="0.0438" calcext:value-type="float">
            <text:p>0.0438</text:p>
          </table:table-cell>
          <table:table-cell table:formula="of:=[.AE263]" office:value-type="float" office:value="0" calcext:value-type="float">
            <text:p>0</text:p>
          </table:table-cell>
          <table:table-cell table:formula="of:=[.AF263]" office:value-type="float" office:value="0.0000000000784557604068444" calcext:value-type="float">
            <text:p>7.84557604068444E-11</text:p>
          </table:table-cell>
          <table:table-cell table:formula="of:=[.AG263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64]" office:value-type="float" office:value="0.0444" calcext:value-type="float">
            <text:p>0.0444</text:p>
          </table:table-cell>
          <table:table-cell table:formula="of:=[.Y264]" office:value-type="float" office:value="0.391381155625103" calcext:value-type="float">
            <text:p>0.391381155625103</text:p>
          </table:table-cell>
          <table:table-cell table:formula="of:=[.Z264]" office:value-type="float" office:value="0.166695639334388" calcext:value-type="float">
            <text:p>0.166695639334388</text:p>
          </table:table-cell>
          <table:table-cell table:formula="of:=[.AA264]" office:value-type="float" office:value="0.382279781407761" calcext:value-type="float">
            <text:p>0.382279781407761</text:p>
          </table:table-cell>
          <table:table-cell table:formula="of:=[.B471]" office:value-type="float" office:value="0.0444" calcext:value-type="float">
            <text:p>0.0444</text:p>
          </table:table-cell>
          <table:table-cell table:formula="of:=[.AB264]" office:value-type="float" office:value="5.6126477890367" calcext:value-type="float">
            <text:p>5.6126477890367</text:p>
          </table:table-cell>
          <table:table-cell table:style-name="ce27" table:formula="of:=[.AC264]" office:value-type="float" office:value="5.61264778903665" calcext:value-type="float">
            <text:p>5.61264778903665</text:p>
          </table:table-cell>
          <table:table-cell table:formula="of:=[.AD264]" office:value-type="float" office:value="5.6126477890366" calcext:value-type="float">
            <text:p>5.6126477890366</text:p>
          </table:table-cell>
          <table:table-cell table:formula="of:=[.F471]" office:value-type="float" office:value="0.0444" calcext:value-type="float">
            <text:p>0.0444</text:p>
          </table:table-cell>
          <table:table-cell table:formula="of:=[.AE264]" office:value-type="float" office:value="0.000000000155431223447522" calcext:value-type="float">
            <text:p>1.55431223447522E-10</text:p>
          </table:table-cell>
          <table:table-cell table:formula="of:=[.AF264]" office:value-type="float" office:value="-0.0000000000784557604068444" calcext:value-type="float">
            <text:p>-7.84557604068444E-11</text:p>
          </table:table-cell>
          <table:table-cell table:formula="of:=[.AG264]" office:value-type="float" office:value="-0.000000000155431223447522" calcext:value-type="float">
            <text:p>-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65]" office:value-type="float" office:value="0.045" calcext:value-type="float">
            <text:p>0.045</text:p>
          </table:table-cell>
          <table:table-cell table:formula="of:=[.Y265]" office:value-type="float" office:value="0.394748744298525" calcext:value-type="float">
            <text:p>0.394748744298525</text:p>
          </table:table-cell>
          <table:table-cell table:formula="of:=[.Z265]" office:value-type="float" office:value="0.17006322800781" calcext:value-type="float">
            <text:p>0.17006322800781</text:p>
          </table:table-cell>
          <table:table-cell table:formula="of:=[.AA265]" office:value-type="float" office:value="0.385647370081183" calcext:value-type="float">
            <text:p>0.385647370081183</text:p>
          </table:table-cell>
          <table:table-cell table:formula="of:=[.B472]" office:value-type="float" office:value="0.045" calcext:value-type="float">
            <text:p>0.045</text:p>
          </table:table-cell>
          <table:table-cell table:formula="of:=[.AB265]" office:value-type="float" office:value="5.6126477890367" calcext:value-type="float">
            <text:p>5.6126477890367</text:p>
          </table:table-cell>
          <table:table-cell table:style-name="ce27" table:formula="of:=[.AC265]" office:value-type="float" office:value="5.61264778903665" calcext:value-type="float">
            <text:p>5.61264778903665</text:p>
          </table:table-cell>
          <table:table-cell table:formula="of:=[.AD265]" office:value-type="float" office:value="5.6126477890366" calcext:value-type="float">
            <text:p>5.6126477890366</text:p>
          </table:table-cell>
          <table:table-cell table:formula="of:=[.F472]" office:value-type="float" office:value="0.045" calcext:value-type="float">
            <text:p>0.045</text:p>
          </table:table-cell>
          <table:table-cell table:formula="of:=[.AE265]" office:value-type="float" office:value="0" calcext:value-type="float">
            <text:p>0</text:p>
          </table:table-cell>
          <table:table-cell table:formula="of:=[.AF265]" office:value-type="float" office:value="0.0000000000784557604068444" calcext:value-type="float">
            <text:p>7.84557604068444E-11</text:p>
          </table:table-cell>
          <table:table-cell table:formula="of:=[.AG265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66]" office:value-type="float" office:value="0.0456" calcext:value-type="float">
            <text:p>0.0456</text:p>
          </table:table-cell>
          <table:table-cell table:formula="of:=[.Y266]" office:value-type="float" office:value="0.398116332971947" calcext:value-type="float">
            <text:p>0.398116332971947</text:p>
          </table:table-cell>
          <table:table-cell table:formula="of:=[.Z266]" office:value-type="float" office:value="0.173430816681232" calcext:value-type="float">
            <text:p>0.173430816681232</text:p>
          </table:table-cell>
          <table:table-cell table:formula="of:=[.AA266]" office:value-type="float" office:value="0.389014958754605" calcext:value-type="float">
            <text:p>0.389014958754605</text:p>
          </table:table-cell>
          <table:table-cell table:formula="of:=[.B473]" office:value-type="float" office:value="0.0456" calcext:value-type="float">
            <text:p>0.0456</text:p>
          </table:table-cell>
          <table:table-cell table:formula="of:=[.AB266]" office:value-type="float" office:value="5.6126477890366" calcext:value-type="float">
            <text:p>5.6126477890366</text:p>
          </table:table-cell>
          <table:table-cell table:style-name="ce27" table:formula="of:=[.AC266]" office:value-type="float" office:value="5.61264778903665" calcext:value-type="float">
            <text:p>5.61264778903665</text:p>
          </table:table-cell>
          <table:table-cell table:formula="of:=[.AD266]" office:value-type="float" office:value="5.6126477890367" calcext:value-type="float">
            <text:p>5.6126477890367</text:p>
          </table:table-cell>
          <table:table-cell table:formula="of:=[.F473]" office:value-type="float" office:value="0.0456" calcext:value-type="float">
            <text:p>0.0456</text:p>
          </table:table-cell>
          <table:table-cell table:formula="of:=[.AE266]" office:value-type="float" office:value="-0.000000000155431223447522" calcext:value-type="float">
            <text:p>-1.55431223447522E-10</text:p>
          </table:table-cell>
          <table:table-cell table:formula="of:=[.AF266]" office:value-type="float" office:value="-0.0000000000784557604068444" calcext:value-type="float">
            <text:p>-7.84557604068444E-11</text:p>
          </table:table-cell>
          <table:table-cell table:formula="of:=[.AG266]" office:value-type="float" office:value="0.000000000155431223447522" calcext:value-type="float">
            <text:p>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67]" office:value-type="float" office:value="0.0462" calcext:value-type="float">
            <text:p>0.0462</text:p>
          </table:table-cell>
          <table:table-cell table:formula="of:=[.Y267]" office:value-type="float" office:value="0.401483921645369" calcext:value-type="float">
            <text:p>0.401483921645369</text:p>
          </table:table-cell>
          <table:table-cell table:formula="of:=[.Z267]" office:value-type="float" office:value="0.176798405354654" calcext:value-type="float">
            <text:p>0.176798405354654</text:p>
          </table:table-cell>
          <table:table-cell table:formula="of:=[.AA267]" office:value-type="float" office:value="0.392382547428027" calcext:value-type="float">
            <text:p>0.392382547428027</text:p>
          </table:table-cell>
          <table:table-cell table:formula="of:=[.B474]" office:value-type="float" office:value="0.0462" calcext:value-type="float">
            <text:p>0.0462</text:p>
          </table:table-cell>
          <table:table-cell table:formula="of:=[.AB267]" office:value-type="float" office:value="5.6126477890366" calcext:value-type="float">
            <text:p>5.6126477890366</text:p>
          </table:table-cell>
          <table:table-cell table:style-name="ce27" table:formula="of:=[.AC267]" office:value-type="float" office:value="5.61264778903665" calcext:value-type="float">
            <text:p>5.61264778903665</text:p>
          </table:table-cell>
          <table:table-cell table:formula="of:=[.AD267]" office:value-type="float" office:value="5.6126477890367" calcext:value-type="float">
            <text:p>5.6126477890367</text:p>
          </table:table-cell>
          <table:table-cell table:formula="of:=[.F474]" office:value-type="float" office:value="0.0462" calcext:value-type="float">
            <text:p>0.0462</text:p>
          </table:table-cell>
          <table:table-cell table:formula="of:=[.AE267]" office:value-type="float" office:value="0" calcext:value-type="float">
            <text:p>0</text:p>
          </table:table-cell>
          <table:table-cell table:formula="of:=[.AF267]" office:value-type="float" office:value="0" calcext:value-type="float">
            <text:p>0</text:p>
          </table:table-cell>
          <table:table-cell table:formula="of:=[.AG267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68]" office:value-type="float" office:value="0.0468" calcext:value-type="float">
            <text:p>0.0468</text:p>
          </table:table-cell>
          <table:table-cell table:formula="of:=[.Y268]" office:value-type="float" office:value="0.404851510318791" calcext:value-type="float">
            <text:p>0.404851510318791</text:p>
          </table:table-cell>
          <table:table-cell table:formula="of:=[.Z268]" office:value-type="float" office:value="0.180165994028076" calcext:value-type="float">
            <text:p>0.180165994028076</text:p>
          </table:table-cell>
          <table:table-cell table:formula="of:=[.AA268]" office:value-type="float" office:value="0.395750136101449" calcext:value-type="float">
            <text:p>0.395750136101449</text:p>
          </table:table-cell>
          <table:table-cell table:formula="of:=[.B475]" office:value-type="float" office:value="0.0468" calcext:value-type="float">
            <text:p>0.0468</text:p>
          </table:table-cell>
          <table:table-cell table:formula="of:=[.AB268]" office:value-type="float" office:value="5.6126477890367" calcext:value-type="float">
            <text:p>5.6126477890367</text:p>
          </table:table-cell>
          <table:table-cell table:style-name="ce27" table:formula="of:=[.AC268]" office:value-type="float" office:value="5.61264778903665" calcext:value-type="float">
            <text:p>5.61264778903665</text:p>
          </table:table-cell>
          <table:table-cell table:formula="of:=[.AD268]" office:value-type="float" office:value="5.6126477890366" calcext:value-type="float">
            <text:p>5.6126477890366</text:p>
          </table:table-cell>
          <table:table-cell table:formula="of:=[.F475]" office:value-type="float" office:value="0.0468" calcext:value-type="float">
            <text:p>0.0468</text:p>
          </table:table-cell>
          <table:table-cell table:formula="of:=[.AE268]" office:value-type="float" office:value="0.000000000155431223447522" calcext:value-type="float">
            <text:p>1.55431223447522E-10</text:p>
          </table:table-cell>
          <table:table-cell table:formula="of:=[.AF268]" office:value-type="float" office:value="0.0000000000784557604068444" calcext:value-type="float">
            <text:p>7.84557604068444E-11</text:p>
          </table:table-cell>
          <table:table-cell table:formula="of:=[.AG268]" office:value-type="float" office:value="-0.000000000155431223447522" calcext:value-type="float">
            <text:p>-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69]" office:value-type="float" office:value="0.0474" calcext:value-type="float">
            <text:p>0.0474</text:p>
          </table:table-cell>
          <table:table-cell table:formula="of:=[.Y269]" office:value-type="float" office:value="0.408219098992213" calcext:value-type="float">
            <text:p>0.408219098992213</text:p>
          </table:table-cell>
          <table:table-cell table:formula="of:=[.Z269]" office:value-type="float" office:value="0.183533582701498" calcext:value-type="float">
            <text:p>0.183533582701498</text:p>
          </table:table-cell>
          <table:table-cell table:formula="of:=[.AA269]" office:value-type="float" office:value="0.399117724774871" calcext:value-type="float">
            <text:p>0.399117724774871</text:p>
          </table:table-cell>
          <table:table-cell table:formula="of:=[.B476]" office:value-type="float" office:value="0.0474" calcext:value-type="float">
            <text:p>0.0474</text:p>
          </table:table-cell>
          <table:table-cell table:formula="of:=[.AB269]" office:value-type="float" office:value="5.6126477890367" calcext:value-type="float">
            <text:p>5.6126477890367</text:p>
          </table:table-cell>
          <table:table-cell table:style-name="ce27" table:formula="of:=[.AC269]" office:value-type="float" office:value="5.61264778903665" calcext:value-type="float">
            <text:p>5.61264778903665</text:p>
          </table:table-cell>
          <table:table-cell table:formula="of:=[.AD269]" office:value-type="float" office:value="5.6126477890366" calcext:value-type="float">
            <text:p>5.6126477890366</text:p>
          </table:table-cell>
          <table:table-cell table:formula="of:=[.F476]" office:value-type="float" office:value="0.0474" calcext:value-type="float">
            <text:p>0.0474</text:p>
          </table:table-cell>
          <table:table-cell table:formula="of:=[.AE269]" office:value-type="float" office:value="0" calcext:value-type="float">
            <text:p>0</text:p>
          </table:table-cell>
          <table:table-cell table:formula="of:=[.AF269]" office:value-type="float" office:value="-0.0000000000784557604068444" calcext:value-type="float">
            <text:p>-7.84557604068444E-11</text:p>
          </table:table-cell>
          <table:table-cell table:formula="of:=[.AG269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70]" office:value-type="float" office:value="0.048" calcext:value-type="float">
            <text:p>0.048</text:p>
          </table:table-cell>
          <table:table-cell table:formula="of:=[.Y270]" office:value-type="float" office:value="0.411586687665635" calcext:value-type="float">
            <text:p>0.411586687665635</text:p>
          </table:table-cell>
          <table:table-cell table:formula="of:=[.Z270]" office:value-type="float" office:value="0.18690117137492" calcext:value-type="float">
            <text:p>0.18690117137492</text:p>
          </table:table-cell>
          <table:table-cell table:formula="of:=[.AA270]" office:value-type="float" office:value="0.402485313448293" calcext:value-type="float">
            <text:p>0.402485313448293</text:p>
          </table:table-cell>
          <table:table-cell table:formula="of:=[.B477]" office:value-type="float" office:value="0.048" calcext:value-type="float">
            <text:p>0.048</text:p>
          </table:table-cell>
          <table:table-cell table:formula="of:=[.AB270]" office:value-type="float" office:value="5.6126477890366" calcext:value-type="float">
            <text:p>5.6126477890366</text:p>
          </table:table-cell>
          <table:table-cell table:style-name="ce27" table:formula="of:=[.AC270]" office:value-type="float" office:value="5.61264778903665" calcext:value-type="float">
            <text:p>5.61264778903665</text:p>
          </table:table-cell>
          <table:table-cell table:formula="of:=[.AD270]" office:value-type="float" office:value="5.6126477890367" calcext:value-type="float">
            <text:p>5.6126477890367</text:p>
          </table:table-cell>
          <table:table-cell table:formula="of:=[.F477]" office:value-type="float" office:value="0.048" calcext:value-type="float">
            <text:p>0.048</text:p>
          </table:table-cell>
          <table:table-cell table:formula="of:=[.AE270]" office:value-type="float" office:value="-0.000000000155431223447522" calcext:value-type="float">
            <text:p>-1.55431223447522E-10</text:p>
          </table:table-cell>
          <table:table-cell table:formula="of:=[.AF270]" office:value-type="float" office:value="0" calcext:value-type="float">
            <text:p>0</text:p>
          </table:table-cell>
          <table:table-cell table:formula="of:=[.AG270]" office:value-type="float" office:value="0.000000000155431223447522" calcext:value-type="float">
            <text:p>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71]" office:value-type="float" office:value="0.0486" calcext:value-type="float">
            <text:p>0.0486</text:p>
          </table:table-cell>
          <table:table-cell table:formula="of:=[.Y271]" office:value-type="float" office:value="0.414954276339057" calcext:value-type="float">
            <text:p>0.414954276339057</text:p>
          </table:table-cell>
          <table:table-cell table:formula="of:=[.Z271]" office:value-type="float" office:value="0.190268760048342" calcext:value-type="float">
            <text:p>0.190268760048342</text:p>
          </table:table-cell>
          <table:table-cell table:formula="of:=[.AA271]" office:value-type="float" office:value="0.405852902121715" calcext:value-type="float">
            <text:p>0.405852902121715</text:p>
          </table:table-cell>
          <table:table-cell table:formula="of:=[.B478]" office:value-type="float" office:value="0.0486" calcext:value-type="float">
            <text:p>0.0486</text:p>
          </table:table-cell>
          <table:table-cell table:formula="of:=[.AB271]" office:value-type="float" office:value="5.6126477890366" calcext:value-type="float">
            <text:p>5.6126477890366</text:p>
          </table:table-cell>
          <table:table-cell table:style-name="ce27" table:formula="of:=[.AC271]" office:value-type="float" office:value="5.61264778903665" calcext:value-type="float">
            <text:p>5.61264778903665</text:p>
          </table:table-cell>
          <table:table-cell table:formula="of:=[.AD271]" office:value-type="float" office:value="5.6126477890367" calcext:value-type="float">
            <text:p>5.6126477890367</text:p>
          </table:table-cell>
          <table:table-cell table:formula="of:=[.F478]" office:value-type="float" office:value="0.0486" calcext:value-type="float">
            <text:p>0.0486</text:p>
          </table:table-cell>
          <table:table-cell table:formula="of:=[.AE271]" office:value-type="float" office:value="0" calcext:value-type="float">
            <text:p>0</text:p>
          </table:table-cell>
          <table:table-cell table:formula="of:=[.AF271]" office:value-type="float" office:value="0.0000000000784557604068444" calcext:value-type="float">
            <text:p>7.84557604068444E-11</text:p>
          </table:table-cell>
          <table:table-cell table:formula="of:=[.AG271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72]" office:value-type="float" office:value="0.0492" calcext:value-type="float">
            <text:p>0.0492</text:p>
          </table:table-cell>
          <table:table-cell table:formula="of:=[.Y272]" office:value-type="float" office:value="0.418321865012479" calcext:value-type="float">
            <text:p>0.418321865012479</text:p>
          </table:table-cell>
          <table:table-cell table:formula="of:=[.Z272]" office:value-type="float" office:value="0.193636348721764" calcext:value-type="float">
            <text:p>0.193636348721764</text:p>
          </table:table-cell>
          <table:table-cell table:formula="of:=[.AA272]" office:value-type="float" office:value="0.409220490795137" calcext:value-type="float">
            <text:p>0.409220490795137</text:p>
          </table:table-cell>
          <table:table-cell table:formula="of:=[.B479]" office:value-type="float" office:value="0.0492" calcext:value-type="float">
            <text:p>0.0492</text:p>
          </table:table-cell>
          <table:table-cell table:formula="of:=[.AB272]" office:value-type="float" office:value="5.6126477890367" calcext:value-type="float">
            <text:p>5.6126477890367</text:p>
          </table:table-cell>
          <table:table-cell table:style-name="ce27" table:formula="of:=[.AC272]" office:value-type="float" office:value="5.61264778903665" calcext:value-type="float">
            <text:p>5.61264778903665</text:p>
          </table:table-cell>
          <table:table-cell table:formula="of:=[.AD272]" office:value-type="float" office:value="5.6126477890366" calcext:value-type="float">
            <text:p>5.6126477890366</text:p>
          </table:table-cell>
          <table:table-cell table:formula="of:=[.F479]" office:value-type="float" office:value="0.0492" calcext:value-type="float">
            <text:p>0.0492</text:p>
          </table:table-cell>
          <table:table-cell table:formula="of:=[.AE272]" office:value-type="float" office:value="0.000000000155431223447522" calcext:value-type="float">
            <text:p>1.55431223447522E-10</text:p>
          </table:table-cell>
          <table:table-cell table:formula="of:=[.AF272]" office:value-type="float" office:value="-0.0000000000784557604068444" calcext:value-type="float">
            <text:p>-7.84557604068444E-11</text:p>
          </table:table-cell>
          <table:table-cell table:formula="of:=[.AG272]" office:value-type="float" office:value="-0.000000000155431223447522" calcext:value-type="float">
            <text:p>-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73]" office:value-type="float" office:value="0.0498" calcext:value-type="float">
            <text:p>0.0498</text:p>
          </table:table-cell>
          <table:table-cell table:formula="of:=[.Y273]" office:value-type="float" office:value="0.421689453685901" calcext:value-type="float">
            <text:p>0.421689453685901</text:p>
          </table:table-cell>
          <table:table-cell table:formula="of:=[.Z273]" office:value-type="float" office:value="0.197003937395186" calcext:value-type="float">
            <text:p>0.197003937395186</text:p>
          </table:table-cell>
          <table:table-cell table:formula="of:=[.AA273]" office:value-type="float" office:value="0.412588079468558" calcext:value-type="float">
            <text:p>0.412588079468558</text:p>
          </table:table-cell>
          <table:table-cell table:formula="of:=[.B480]" office:value-type="float" office:value="0.0498" calcext:value-type="float">
            <text:p>0.0498</text:p>
          </table:table-cell>
          <table:table-cell table:formula="of:=[.AB273]" office:value-type="float" office:value="5.6126477890367" calcext:value-type="float">
            <text:p>5.6126477890367</text:p>
          </table:table-cell>
          <table:table-cell table:style-name="ce27" table:formula="of:=[.AC273]" office:value-type="float" office:value="5.61264778903665" calcext:value-type="float">
            <text:p>5.61264778903665</text:p>
          </table:table-cell>
          <table:table-cell table:formula="of:=[.AD273]" office:value-type="float" office:value="5.6126477890366" calcext:value-type="float">
            <text:p>5.6126477890366</text:p>
          </table:table-cell>
          <table:table-cell table:formula="of:=[.F480]" office:value-type="float" office:value="0.0498" calcext:value-type="float">
            <text:p>0.0498</text:p>
          </table:table-cell>
          <table:table-cell table:formula="of:=[.AE273]" office:value-type="float" office:value="0" calcext:value-type="float">
            <text:p>0</text:p>
          </table:table-cell>
          <table:table-cell table:formula="of:=[.AF273]" office:value-type="float" office:value="0.0000000000784557604068444" calcext:value-type="float">
            <text:p>7.84557604068444E-11</text:p>
          </table:table-cell>
          <table:table-cell table:formula="of:=[.AG273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74]" office:value-type="float" office:value="0.0504" calcext:value-type="float">
            <text:p>0.0504</text:p>
          </table:table-cell>
          <table:table-cell table:formula="of:=[.Y274]" office:value-type="float" office:value="0.425057042359323" calcext:value-type="float">
            <text:p>0.425057042359323</text:p>
          </table:table-cell>
          <table:table-cell table:formula="of:=[.Z274]" office:value-type="float" office:value="0.200371526068608" calcext:value-type="float">
            <text:p>0.200371526068608</text:p>
          </table:table-cell>
          <table:table-cell table:formula="of:=[.AA274]" office:value-type="float" office:value="0.415955668141981" calcext:value-type="float">
            <text:p>0.415955668141981</text:p>
          </table:table-cell>
          <table:table-cell table:formula="of:=[.B481]" office:value-type="float" office:value="0.0504" calcext:value-type="float">
            <text:p>0.0504</text:p>
          </table:table-cell>
          <table:table-cell table:formula="of:=[.AB274]" office:value-type="float" office:value="5.6126477890366" calcext:value-type="float">
            <text:p>5.6126477890366</text:p>
          </table:table-cell>
          <table:table-cell table:style-name="ce27" table:formula="of:=[.AC274]" office:value-type="float" office:value="5.61264778903665" calcext:value-type="float">
            <text:p>5.61264778903665</text:p>
          </table:table-cell>
          <table:table-cell table:formula="of:=[.AD274]" office:value-type="float" office:value="5.6126477890367" calcext:value-type="float">
            <text:p>5.6126477890367</text:p>
          </table:table-cell>
          <table:table-cell table:formula="of:=[.F481]" office:value-type="float" office:value="0.0504" calcext:value-type="float">
            <text:p>0.0504</text:p>
          </table:table-cell>
          <table:table-cell table:formula="of:=[.AE274]" office:value-type="float" office:value="-0.000000000155431223447522" calcext:value-type="float">
            <text:p>-1.55431223447522E-10</text:p>
          </table:table-cell>
          <table:table-cell table:formula="of:=[.AF274]" office:value-type="float" office:value="-0.0000000000784557604068444" calcext:value-type="float">
            <text:p>-7.84557604068444E-11</text:p>
          </table:table-cell>
          <table:table-cell table:formula="of:=[.AG274]" office:value-type="float" office:value="0.000000000155431223447522" calcext:value-type="float">
            <text:p>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75]" office:value-type="float" office:value="0.051" calcext:value-type="float">
            <text:p>0.051</text:p>
          </table:table-cell>
          <table:table-cell table:formula="of:=[.Y275]" office:value-type="float" office:value="0.428424631032745" calcext:value-type="float">
            <text:p>0.428424631032745</text:p>
          </table:table-cell>
          <table:table-cell table:formula="of:=[.Z275]" office:value-type="float" office:value="0.20373911474203" calcext:value-type="float">
            <text:p>0.20373911474203</text:p>
          </table:table-cell>
          <table:table-cell table:formula="of:=[.AA275]" office:value-type="float" office:value="0.419323256815403" calcext:value-type="float">
            <text:p>0.419323256815403</text:p>
          </table:table-cell>
          <table:table-cell table:formula="of:=[.B482]" office:value-type="float" office:value="0.051" calcext:value-type="float">
            <text:p>0.051</text:p>
          </table:table-cell>
          <table:table-cell table:formula="of:=[.AB275]" office:value-type="float" office:value="5.6126477890366" calcext:value-type="float">
            <text:p>5.6126477890366</text:p>
          </table:table-cell>
          <table:table-cell table:style-name="ce27" table:formula="of:=[.AC275]" office:value-type="float" office:value="5.61264778903665" calcext:value-type="float">
            <text:p>5.61264778903665</text:p>
          </table:table-cell>
          <table:table-cell table:formula="of:=[.AD275]" office:value-type="float" office:value="5.6126477890367" calcext:value-type="float">
            <text:p>5.6126477890367</text:p>
          </table:table-cell>
          <table:table-cell table:formula="of:=[.F482]" office:value-type="float" office:value="0.051" calcext:value-type="float">
            <text:p>0.051</text:p>
          </table:table-cell>
          <table:table-cell table:formula="of:=[.AE275]" office:value-type="float" office:value="0" calcext:value-type="float">
            <text:p>0</text:p>
          </table:table-cell>
          <table:table-cell table:formula="of:=[.AF275]" office:value-type="float" office:value="0" calcext:value-type="float">
            <text:p>0</text:p>
          </table:table-cell>
          <table:table-cell table:formula="of:=[.AG275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76]" office:value-type="float" office:value="0.0516" calcext:value-type="float">
            <text:p>0.0516</text:p>
          </table:table-cell>
          <table:table-cell table:formula="of:=[.Y276]" office:value-type="float" office:value="0.431792219706167" calcext:value-type="float">
            <text:p>0.431792219706167</text:p>
          </table:table-cell>
          <table:table-cell table:formula="of:=[.Z276]" office:value-type="float" office:value="0.207106703415452" calcext:value-type="float">
            <text:p>0.207106703415452</text:p>
          </table:table-cell>
          <table:table-cell table:formula="of:=[.AA276]" office:value-type="float" office:value="0.422690845488824" calcext:value-type="float">
            <text:p>0.422690845488824</text:p>
          </table:table-cell>
          <table:table-cell table:formula="of:=[.B483]" office:value-type="float" office:value="0.0516" calcext:value-type="float">
            <text:p>0.0516</text:p>
          </table:table-cell>
          <table:table-cell table:formula="of:=[.AB276]" office:value-type="float" office:value="5.6126477890367" calcext:value-type="float">
            <text:p>5.6126477890367</text:p>
          </table:table-cell>
          <table:table-cell table:style-name="ce27" table:formula="of:=[.AC276]" office:value-type="float" office:value="5.61264778903665" calcext:value-type="float">
            <text:p>5.61264778903665</text:p>
          </table:table-cell>
          <table:table-cell table:formula="of:=[.AD276]" office:value-type="float" office:value="5.6126477890366" calcext:value-type="float">
            <text:p>5.6126477890366</text:p>
          </table:table-cell>
          <table:table-cell table:formula="of:=[.F483]" office:value-type="float" office:value="0.0516" calcext:value-type="float">
            <text:p>0.0516</text:p>
          </table:table-cell>
          <table:table-cell table:formula="of:=[.AE276]" office:value-type="float" office:value="0.000000000155431223447522" calcext:value-type="float">
            <text:p>1.55431223447522E-10</text:p>
          </table:table-cell>
          <table:table-cell table:formula="of:=[.AF276]" office:value-type="float" office:value="0.0000000000784557604068444" calcext:value-type="float">
            <text:p>7.84557604068444E-11</text:p>
          </table:table-cell>
          <table:table-cell table:formula="of:=[.AG276]" office:value-type="float" office:value="-0.000000000155431223447522" calcext:value-type="float">
            <text:p>-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77]" office:value-type="float" office:value="0.0522" calcext:value-type="float">
            <text:p>0.0522</text:p>
          </table:table-cell>
          <table:table-cell table:formula="of:=[.Y277]" office:value-type="float" office:value="0.435159808379589" calcext:value-type="float">
            <text:p>0.435159808379589</text:p>
          </table:table-cell>
          <table:table-cell table:formula="of:=[.Z277]" office:value-type="float" office:value="0.210474292088874" calcext:value-type="float">
            <text:p>0.210474292088874</text:p>
          </table:table-cell>
          <table:table-cell table:formula="of:=[.AA277]" office:value-type="float" office:value="0.426058434162246" calcext:value-type="float">
            <text:p>0.426058434162246</text:p>
          </table:table-cell>
          <table:table-cell table:formula="of:=[.B484]" office:value-type="float" office:value="0.0522" calcext:value-type="float">
            <text:p>0.0522</text:p>
          </table:table-cell>
          <table:table-cell table:formula="of:=[.AB277]" office:value-type="float" office:value="5.6126477890367" calcext:value-type="float">
            <text:p>5.6126477890367</text:p>
          </table:table-cell>
          <table:table-cell table:style-name="ce27" table:formula="of:=[.AC277]" office:value-type="float" office:value="5.61264778903665" calcext:value-type="float">
            <text:p>5.61264778903665</text:p>
          </table:table-cell>
          <table:table-cell table:formula="of:=[.AD277]" office:value-type="float" office:value="5.6126477890366" calcext:value-type="float">
            <text:p>5.6126477890366</text:p>
          </table:table-cell>
          <table:table-cell table:formula="of:=[.F484]" office:value-type="float" office:value="0.0522" calcext:value-type="float">
            <text:p>0.0522</text:p>
          </table:table-cell>
          <table:table-cell table:formula="of:=[.AE277]" office:value-type="float" office:value="0" calcext:value-type="float">
            <text:p>0</text:p>
          </table:table-cell>
          <table:table-cell table:formula="of:=[.AF277]" office:value-type="float" office:value="-0.0000000000784557604068444" calcext:value-type="float">
            <text:p>-7.84557604068444E-11</text:p>
          </table:table-cell>
          <table:table-cell table:formula="of:=[.AG277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78]" office:value-type="float" office:value="0.0528" calcext:value-type="float">
            <text:p>0.0528</text:p>
          </table:table-cell>
          <table:table-cell table:formula="of:=[.Y278]" office:value-type="float" office:value="0.438527397053011" calcext:value-type="float">
            <text:p>0.438527397053011</text:p>
          </table:table-cell>
          <table:table-cell table:formula="of:=[.Z278]" office:value-type="float" office:value="0.213841880762296" calcext:value-type="float">
            <text:p>0.213841880762296</text:p>
          </table:table-cell>
          <table:table-cell table:formula="of:=[.AA278]" office:value-type="float" office:value="0.429426022835668" calcext:value-type="float">
            <text:p>0.429426022835668</text:p>
          </table:table-cell>
          <table:table-cell table:formula="of:=[.B485]" office:value-type="float" office:value="0.0528" calcext:value-type="float">
            <text:p>0.0528</text:p>
          </table:table-cell>
          <table:table-cell table:formula="of:=[.AB278]" office:value-type="float" office:value="5.6126477890366" calcext:value-type="float">
            <text:p>5.6126477890366</text:p>
          </table:table-cell>
          <table:table-cell table:style-name="ce27" table:formula="of:=[.AC278]" office:value-type="float" office:value="5.61264778903665" calcext:value-type="float">
            <text:p>5.61264778903665</text:p>
          </table:table-cell>
          <table:table-cell table:formula="of:=[.AD278]" office:value-type="float" office:value="5.6126477890367" calcext:value-type="float">
            <text:p>5.6126477890367</text:p>
          </table:table-cell>
          <table:table-cell table:formula="of:=[.F485]" office:value-type="float" office:value="0.0528" calcext:value-type="float">
            <text:p>0.0528</text:p>
          </table:table-cell>
          <table:table-cell table:formula="of:=[.AE278]" office:value-type="float" office:value="-0.000000000155431223447522" calcext:value-type="float">
            <text:p>-1.55431223447522E-10</text:p>
          </table:table-cell>
          <table:table-cell table:formula="of:=[.AF278]" office:value-type="float" office:value="0" calcext:value-type="float">
            <text:p>0</text:p>
          </table:table-cell>
          <table:table-cell table:formula="of:=[.AG278]" office:value-type="float" office:value="0.000000000155431223447522" calcext:value-type="float">
            <text:p>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79]" office:value-type="float" office:value="0.0534" calcext:value-type="float">
            <text:p>0.0534</text:p>
          </table:table-cell>
          <table:table-cell table:formula="of:=[.Y279]" office:value-type="float" office:value="0.441894985726433" calcext:value-type="float">
            <text:p>0.441894985726433</text:p>
          </table:table-cell>
          <table:table-cell table:formula="of:=[.Z279]" office:value-type="float" office:value="0.217209469435718" calcext:value-type="float">
            <text:p>0.217209469435718</text:p>
          </table:table-cell>
          <table:table-cell table:formula="of:=[.AA279]" office:value-type="float" office:value="0.43279361150909" calcext:value-type="float">
            <text:p>0.43279361150909</text:p>
          </table:table-cell>
          <table:table-cell table:formula="of:=[.B486]" office:value-type="float" office:value="0.0534" calcext:value-type="float">
            <text:p>0.0534</text:p>
          </table:table-cell>
          <table:table-cell table:formula="of:=[.AB279]" office:value-type="float" office:value="5.6126477890366" calcext:value-type="float">
            <text:p>5.6126477890366</text:p>
          </table:table-cell>
          <table:table-cell table:style-name="ce27" table:formula="of:=[.AC279]" office:value-type="float" office:value="5.61264778903665" calcext:value-type="float">
            <text:p>5.61264778903665</text:p>
          </table:table-cell>
          <table:table-cell table:formula="of:=[.AD279]" office:value-type="float" office:value="5.6126477890367" calcext:value-type="float">
            <text:p>5.6126477890367</text:p>
          </table:table-cell>
          <table:table-cell table:formula="of:=[.F486]" office:value-type="float" office:value="0.0534" calcext:value-type="float">
            <text:p>0.0534</text:p>
          </table:table-cell>
          <table:table-cell table:formula="of:=[.AE279]" office:value-type="float" office:value="0" calcext:value-type="float">
            <text:p>0</text:p>
          </table:table-cell>
          <table:table-cell table:formula="of:=[.AF279]" office:value-type="float" office:value="0.0000000000784557604068444" calcext:value-type="float">
            <text:p>7.84557604068444E-11</text:p>
          </table:table-cell>
          <table:table-cell table:formula="of:=[.AG279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80]" office:value-type="float" office:value="0.054" calcext:value-type="float">
            <text:p>0.054</text:p>
          </table:table-cell>
          <table:table-cell table:formula="of:=[.Y280]" office:value-type="float" office:value="0.445262574399855" calcext:value-type="float">
            <text:p>0.445262574399855</text:p>
          </table:table-cell>
          <table:table-cell table:formula="of:=[.Z280]" office:value-type="float" office:value="0.22057705810914" calcext:value-type="float">
            <text:p>0.22057705810914</text:p>
          </table:table-cell>
          <table:table-cell table:formula="of:=[.AA280]" office:value-type="float" office:value="0.436161200182512" calcext:value-type="float">
            <text:p>0.436161200182512</text:p>
          </table:table-cell>
          <table:table-cell table:formula="of:=[.B487]" office:value-type="float" office:value="0.054" calcext:value-type="float">
            <text:p>0.054</text:p>
          </table:table-cell>
          <table:table-cell table:formula="of:=[.AB280]" office:value-type="float" office:value="5.6126477890367" calcext:value-type="float">
            <text:p>5.6126477890367</text:p>
          </table:table-cell>
          <table:table-cell table:style-name="ce27" table:formula="of:=[.AC280]" office:value-type="float" office:value="5.61264778903665" calcext:value-type="float">
            <text:p>5.61264778903665</text:p>
          </table:table-cell>
          <table:table-cell table:formula="of:=[.AD280]" office:value-type="float" office:value="5.6126477890366" calcext:value-type="float">
            <text:p>5.6126477890366</text:p>
          </table:table-cell>
          <table:table-cell table:formula="of:=[.F487]" office:value-type="float" office:value="0.054" calcext:value-type="float">
            <text:p>0.054</text:p>
          </table:table-cell>
          <table:table-cell table:formula="of:=[.AE280]" office:value-type="float" office:value="0.000000000155431223447522" calcext:value-type="float">
            <text:p>1.55431223447522E-10</text:p>
          </table:table-cell>
          <table:table-cell table:formula="of:=[.AF280]" office:value-type="float" office:value="-0.0000000000784557604068444" calcext:value-type="float">
            <text:p>-7.84557604068444E-11</text:p>
          </table:table-cell>
          <table:table-cell table:formula="of:=[.AG280]" office:value-type="float" office:value="-0.000000000155431223447522" calcext:value-type="float">
            <text:p>-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81]" office:value-type="float" office:value="0.0546" calcext:value-type="float">
            <text:p>0.0546</text:p>
          </table:table-cell>
          <table:table-cell table:formula="of:=[.Y281]" office:value-type="float" office:value="0.448630163073277" calcext:value-type="float">
            <text:p>0.448630163073277</text:p>
          </table:table-cell>
          <table:table-cell table:formula="of:=[.Z281]" office:value-type="float" office:value="0.223944646782562" calcext:value-type="float">
            <text:p>0.223944646782562</text:p>
          </table:table-cell>
          <table:table-cell table:formula="of:=[.AA281]" office:value-type="float" office:value="0.439528788855934" calcext:value-type="float">
            <text:p>0.439528788855934</text:p>
          </table:table-cell>
          <table:table-cell table:formula="of:=[.B488]" office:value-type="float" office:value="0.0546" calcext:value-type="float">
            <text:p>0.0546</text:p>
          </table:table-cell>
          <table:table-cell table:formula="of:=[.AB281]" office:value-type="float" office:value="5.6126477890367" calcext:value-type="float">
            <text:p>5.6126477890367</text:p>
          </table:table-cell>
          <table:table-cell table:style-name="ce27" table:formula="of:=[.AC281]" office:value-type="float" office:value="5.61264778903665" calcext:value-type="float">
            <text:p>5.61264778903665</text:p>
          </table:table-cell>
          <table:table-cell table:formula="of:=[.AD281]" office:value-type="float" office:value="5.6126477890366" calcext:value-type="float">
            <text:p>5.6126477890366</text:p>
          </table:table-cell>
          <table:table-cell table:formula="of:=[.F488]" office:value-type="float" office:value="0.0546" calcext:value-type="float">
            <text:p>0.0546</text:p>
          </table:table-cell>
          <table:table-cell table:formula="of:=[.AE281]" office:value-type="float" office:value="0" calcext:value-type="float">
            <text:p>0</text:p>
          </table:table-cell>
          <table:table-cell table:formula="of:=[.AF281]" office:value-type="float" office:value="0.0000000000784557604068444" calcext:value-type="float">
            <text:p>7.84557604068444E-11</text:p>
          </table:table-cell>
          <table:table-cell table:formula="of:=[.AG281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82]" office:value-type="float" office:value="0.0552" calcext:value-type="float">
            <text:p>0.0552</text:p>
          </table:table-cell>
          <table:table-cell table:formula="of:=[.Y282]" office:value-type="float" office:value="0.451997751746699" calcext:value-type="float">
            <text:p>0.451997751746699</text:p>
          </table:table-cell>
          <table:table-cell table:formula="of:=[.Z282]" office:value-type="float" office:value="0.227312235455984" calcext:value-type="float">
            <text:p>0.227312235455984</text:p>
          </table:table-cell>
          <table:table-cell table:formula="of:=[.AA282]" office:value-type="float" office:value="0.442896377529356" calcext:value-type="float">
            <text:p>0.442896377529356</text:p>
          </table:table-cell>
          <table:table-cell table:formula="of:=[.B489]" office:value-type="float" office:value="0.0552" calcext:value-type="float">
            <text:p>0.0552</text:p>
          </table:table-cell>
          <table:table-cell table:formula="of:=[.AB282]" office:value-type="float" office:value="5.6126477890366" calcext:value-type="float">
            <text:p>5.6126477890366</text:p>
          </table:table-cell>
          <table:table-cell table:style-name="ce27" table:formula="of:=[.AC282]" office:value-type="float" office:value="5.61264778903665" calcext:value-type="float">
            <text:p>5.61264778903665</text:p>
          </table:table-cell>
          <table:table-cell table:formula="of:=[.AD282]" office:value-type="float" office:value="5.6126477890367" calcext:value-type="float">
            <text:p>5.6126477890367</text:p>
          </table:table-cell>
          <table:table-cell table:formula="of:=[.F489]" office:value-type="float" office:value="0.0552" calcext:value-type="float">
            <text:p>0.0552</text:p>
          </table:table-cell>
          <table:table-cell table:formula="of:=[.AE282]" office:value-type="float" office:value="-0.000000000155431223447522" calcext:value-type="float">
            <text:p>-1.55431223447522E-10</text:p>
          </table:table-cell>
          <table:table-cell table:formula="of:=[.AF282]" office:value-type="float" office:value="-0.0000000000784557604068444" calcext:value-type="float">
            <text:p>-7.84557604068444E-11</text:p>
          </table:table-cell>
          <table:table-cell table:formula="of:=[.AG282]" office:value-type="float" office:value="0.000000000155431223447522" calcext:value-type="float">
            <text:p>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83]" office:value-type="float" office:value="0.0558" calcext:value-type="float">
            <text:p>0.0558</text:p>
          </table:table-cell>
          <table:table-cell table:formula="of:=[.Y283]" office:value-type="float" office:value="0.45536534042012" calcext:value-type="float">
            <text:p>0.45536534042012</text:p>
          </table:table-cell>
          <table:table-cell table:formula="of:=[.Z283]" office:value-type="float" office:value="0.230679824129406" calcext:value-type="float">
            <text:p>0.230679824129406</text:p>
          </table:table-cell>
          <table:table-cell table:formula="of:=[.AA283]" office:value-type="float" office:value="0.446263966202778" calcext:value-type="float">
            <text:p>0.446263966202778</text:p>
          </table:table-cell>
          <table:table-cell table:formula="of:=[.B490]" office:value-type="float" office:value="0.0558" calcext:value-type="float">
            <text:p>0.0558</text:p>
          </table:table-cell>
          <table:table-cell table:formula="of:=[.AB283]" office:value-type="float" office:value="5.6126477890366" calcext:value-type="float">
            <text:p>5.6126477890366</text:p>
          </table:table-cell>
          <table:table-cell table:style-name="ce27" table:formula="of:=[.AC283]" office:value-type="float" office:value="5.61264778903665" calcext:value-type="float">
            <text:p>5.61264778903665</text:p>
          </table:table-cell>
          <table:table-cell table:formula="of:=[.AD283]" office:value-type="float" office:value="5.6126477890367" calcext:value-type="float">
            <text:p>5.6126477890367</text:p>
          </table:table-cell>
          <table:table-cell table:formula="of:=[.F490]" office:value-type="float" office:value="0.0558" calcext:value-type="float">
            <text:p>0.0558</text:p>
          </table:table-cell>
          <table:table-cell table:formula="of:=[.AE283]" office:value-type="float" office:value="0" calcext:value-type="float">
            <text:p>0</text:p>
          </table:table-cell>
          <table:table-cell table:formula="of:=[.AF283]" office:value-type="float" office:value="0" calcext:value-type="float">
            <text:p>0</text:p>
          </table:table-cell>
          <table:table-cell table:formula="of:=[.AG283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84]" office:value-type="float" office:value="0.0564" calcext:value-type="float">
            <text:p>0.0564</text:p>
          </table:table-cell>
          <table:table-cell table:formula="of:=[.Y284]" office:value-type="float" office:value="0.458732929093542" calcext:value-type="float">
            <text:p>0.458732929093542</text:p>
          </table:table-cell>
          <table:table-cell table:formula="of:=[.Z284]" office:value-type="float" office:value="0.234047412802828" calcext:value-type="float">
            <text:p>0.234047412802828</text:p>
          </table:table-cell>
          <table:table-cell table:formula="of:=[.AA284]" office:value-type="float" office:value="0.4496315548762" calcext:value-type="float">
            <text:p>0.4496315548762</text:p>
          </table:table-cell>
          <table:table-cell table:formula="of:=[.B491]" office:value-type="float" office:value="0.0564" calcext:value-type="float">
            <text:p>0.0564</text:p>
          </table:table-cell>
          <table:table-cell table:formula="of:=[.AB284]" office:value-type="float" office:value="5.6126477890367" calcext:value-type="float">
            <text:p>5.6126477890367</text:p>
          </table:table-cell>
          <table:table-cell table:style-name="ce27" table:formula="of:=[.AC284]" office:value-type="float" office:value="5.61264778903665" calcext:value-type="float">
            <text:p>5.61264778903665</text:p>
          </table:table-cell>
          <table:table-cell table:formula="of:=[.AD284]" office:value-type="float" office:value="5.6126477890366" calcext:value-type="float">
            <text:p>5.6126477890366</text:p>
          </table:table-cell>
          <table:table-cell table:formula="of:=[.F491]" office:value-type="float" office:value="0.0564" calcext:value-type="float">
            <text:p>0.0564</text:p>
          </table:table-cell>
          <table:table-cell table:formula="of:=[.AE284]" office:value-type="float" office:value="0.000000000155431223447522" calcext:value-type="float">
            <text:p>1.55431223447522E-10</text:p>
          </table:table-cell>
          <table:table-cell table:formula="of:=[.AF284]" office:value-type="float" office:value="0.0000000000784557604068444" calcext:value-type="float">
            <text:p>7.84557604068444E-11</text:p>
          </table:table-cell>
          <table:table-cell table:formula="of:=[.AG284]" office:value-type="float" office:value="-0.000000000155431223447522" calcext:value-type="float">
            <text:p>-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85]" office:value-type="float" office:value="0.057" calcext:value-type="float">
            <text:p>0.057</text:p>
          </table:table-cell>
          <table:table-cell table:formula="of:=[.Y285]" office:value-type="float" office:value="0.462100517766965" calcext:value-type="float">
            <text:p>0.462100517766965</text:p>
          </table:table-cell>
          <table:table-cell table:formula="of:=[.Z285]" office:value-type="float" office:value="0.23741500147625" calcext:value-type="float">
            <text:p>0.23741500147625</text:p>
          </table:table-cell>
          <table:table-cell table:formula="of:=[.AA285]" office:value-type="float" office:value="0.452999143549622" calcext:value-type="float">
            <text:p>0.452999143549622</text:p>
          </table:table-cell>
          <table:table-cell table:formula="of:=[.B492]" office:value-type="float" office:value="0.057" calcext:value-type="float">
            <text:p>0.057</text:p>
          </table:table-cell>
          <table:table-cell table:formula="of:=[.AB285]" office:value-type="float" office:value="5.6126477890367" calcext:value-type="float">
            <text:p>5.6126477890367</text:p>
          </table:table-cell>
          <table:table-cell table:style-name="ce27" table:formula="of:=[.AC285]" office:value-type="float" office:value="5.61264778903665" calcext:value-type="float">
            <text:p>5.61264778903665</text:p>
          </table:table-cell>
          <table:table-cell table:formula="of:=[.AD285]" office:value-type="float" office:value="5.6126477890366" calcext:value-type="float">
            <text:p>5.6126477890366</text:p>
          </table:table-cell>
          <table:table-cell table:formula="of:=[.F492]" office:value-type="float" office:value="0.057" calcext:value-type="float">
            <text:p>0.057</text:p>
          </table:table-cell>
          <table:table-cell table:formula="of:=[.AE285]" office:value-type="float" office:value="0" calcext:value-type="float">
            <text:p>0</text:p>
          </table:table-cell>
          <table:table-cell table:formula="of:=[.AF285]" office:value-type="float" office:value="-0.0000000000784557604068444" calcext:value-type="float">
            <text:p>-7.84557604068444E-11</text:p>
          </table:table-cell>
          <table:table-cell table:formula="of:=[.AG285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86]" office:value-type="float" office:value="0.0576" calcext:value-type="float">
            <text:p>0.0576</text:p>
          </table:table-cell>
          <table:table-cell table:formula="of:=[.Y286]" office:value-type="float" office:value="0.465468106440386" calcext:value-type="float">
            <text:p>0.465468106440386</text:p>
          </table:table-cell>
          <table:table-cell table:formula="of:=[.Z286]" office:value-type="float" office:value="0.240782590149672" calcext:value-type="float">
            <text:p>0.240782590149672</text:p>
          </table:table-cell>
          <table:table-cell table:formula="of:=[.AA286]" office:value-type="float" office:value="0.456366732223044" calcext:value-type="float">
            <text:p>0.456366732223044</text:p>
          </table:table-cell>
          <table:table-cell table:formula="of:=[.B493]" office:value-type="float" office:value="0.0576" calcext:value-type="float">
            <text:p>0.0576</text:p>
          </table:table-cell>
          <table:table-cell table:formula="of:=[.AB286]" office:value-type="float" office:value="5.6126477890366" calcext:value-type="float">
            <text:p>5.6126477890366</text:p>
          </table:table-cell>
          <table:table-cell table:style-name="ce27" table:formula="of:=[.AC286]" office:value-type="float" office:value="5.61264778903665" calcext:value-type="float">
            <text:p>5.61264778903665</text:p>
          </table:table-cell>
          <table:table-cell table:formula="of:=[.AD286]" office:value-type="float" office:value="5.6126477890367" calcext:value-type="float">
            <text:p>5.6126477890367</text:p>
          </table:table-cell>
          <table:table-cell table:formula="of:=[.F493]" office:value-type="float" office:value="0.0576" calcext:value-type="float">
            <text:p>0.0576</text:p>
          </table:table-cell>
          <table:table-cell table:formula="of:=[.AE286]" office:value-type="float" office:value="-0.000000000155431223447522" calcext:value-type="float">
            <text:p>-1.55431223447522E-10</text:p>
          </table:table-cell>
          <table:table-cell table:formula="of:=[.AF286]" office:value-type="float" office:value="0" calcext:value-type="float">
            <text:p>0</text:p>
          </table:table-cell>
          <table:table-cell table:formula="of:=[.AG286]" office:value-type="float" office:value="0.000000000155431223447522" calcext:value-type="float">
            <text:p>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87]" office:value-type="float" office:value="0.0582" calcext:value-type="float">
            <text:p>0.0582</text:p>
          </table:table-cell>
          <table:table-cell table:formula="of:=[.Y287]" office:value-type="float" office:value="0.468835695113808" calcext:value-type="float">
            <text:p>0.468835695113808</text:p>
          </table:table-cell>
          <table:table-cell table:formula="of:=[.Z287]" office:value-type="float" office:value="0.244150178823094" calcext:value-type="float">
            <text:p>0.244150178823094</text:p>
          </table:table-cell>
          <table:table-cell table:formula="of:=[.AA287]" office:value-type="float" office:value="0.459734320896466" calcext:value-type="float">
            <text:p>0.459734320896466</text:p>
          </table:table-cell>
          <table:table-cell table:formula="of:=[.B494]" office:value-type="float" office:value="0.0582" calcext:value-type="float">
            <text:p>0.0582</text:p>
          </table:table-cell>
          <table:table-cell table:formula="of:=[.AB287]" office:value-type="float" office:value="5.6126477890366" calcext:value-type="float">
            <text:p>5.6126477890366</text:p>
          </table:table-cell>
          <table:table-cell table:style-name="ce27" table:formula="of:=[.AC287]" office:value-type="float" office:value="5.61264778903665" calcext:value-type="float">
            <text:p>5.61264778903665</text:p>
          </table:table-cell>
          <table:table-cell table:formula="of:=[.AD287]" office:value-type="float" office:value="5.6126477890367" calcext:value-type="float">
            <text:p>5.6126477890367</text:p>
          </table:table-cell>
          <table:table-cell table:formula="of:=[.F494]" office:value-type="float" office:value="0.0582" calcext:value-type="float">
            <text:p>0.0582</text:p>
          </table:table-cell>
          <table:table-cell table:formula="of:=[.AE287]" office:value-type="float" office:value="0" calcext:value-type="float">
            <text:p>0</text:p>
          </table:table-cell>
          <table:table-cell table:formula="of:=[.AF287]" office:value-type="float" office:value="0.0000000000784557604068444" calcext:value-type="float">
            <text:p>7.84557604068444E-11</text:p>
          </table:table-cell>
          <table:table-cell table:formula="of:=[.AG287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88]" office:value-type="float" office:value="0.0588" calcext:value-type="float">
            <text:p>0.0588</text:p>
          </table:table-cell>
          <table:table-cell table:formula="of:=[.Y288]" office:value-type="float" office:value="0.47220328378723" calcext:value-type="float">
            <text:p>0.47220328378723</text:p>
          </table:table-cell>
          <table:table-cell table:formula="of:=[.Z288]" office:value-type="float" office:value="0.247517767496516" calcext:value-type="float">
            <text:p>0.247517767496516</text:p>
          </table:table-cell>
          <table:table-cell table:formula="of:=[.AA288]" office:value-type="float" office:value="0.463101909569888" calcext:value-type="float">
            <text:p>0.463101909569888</text:p>
          </table:table-cell>
          <table:table-cell table:formula="of:=[.B495]" office:value-type="float" office:value="0.0588" calcext:value-type="float">
            <text:p>0.0588</text:p>
          </table:table-cell>
          <table:table-cell table:formula="of:=[.AB288]" office:value-type="float" office:value="5.6126477890367" calcext:value-type="float">
            <text:p>5.6126477890367</text:p>
          </table:table-cell>
          <table:table-cell table:style-name="ce27" table:formula="of:=[.AC288]" office:value-type="float" office:value="5.61264778903665" calcext:value-type="float">
            <text:p>5.61264778903665</text:p>
          </table:table-cell>
          <table:table-cell table:formula="of:=[.AD288]" office:value-type="float" office:value="5.6126477890366" calcext:value-type="float">
            <text:p>5.6126477890366</text:p>
          </table:table-cell>
          <table:table-cell table:formula="of:=[.F495]" office:value-type="float" office:value="0.0588" calcext:value-type="float">
            <text:p>0.0588</text:p>
          </table:table-cell>
          <table:table-cell table:formula="of:=[.AE288]" office:value-type="float" office:value="0.000000000155431223447522" calcext:value-type="float">
            <text:p>1.55431223447522E-10</text:p>
          </table:table-cell>
          <table:table-cell table:formula="of:=[.AF288]" office:value-type="float" office:value="-0.0000000000784557604068444" calcext:value-type="float">
            <text:p>-7.84557604068444E-11</text:p>
          </table:table-cell>
          <table:table-cell table:formula="of:=[.AG288]" office:value-type="float" office:value="-0.000000000155431223447522" calcext:value-type="float">
            <text:p>-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89]" office:value-type="float" office:value="0.0594" calcext:value-type="float">
            <text:p>0.0594</text:p>
          </table:table-cell>
          <table:table-cell table:formula="of:=[.Y289]" office:value-type="float" office:value="0.475570872460652" calcext:value-type="float">
            <text:p>0.475570872460652</text:p>
          </table:table-cell>
          <table:table-cell table:formula="of:=[.Z289]" office:value-type="float" office:value="0.250885356169938" calcext:value-type="float">
            <text:p>0.250885356169938</text:p>
          </table:table-cell>
          <table:table-cell table:formula="of:=[.AA289]" office:value-type="float" office:value="0.46646949824331" calcext:value-type="float">
            <text:p>0.46646949824331</text:p>
          </table:table-cell>
          <table:table-cell table:formula="of:=[.B496]" office:value-type="float" office:value="0.0594" calcext:value-type="float">
            <text:p>0.0594</text:p>
          </table:table-cell>
          <table:table-cell table:formula="of:=[.AB289]" office:value-type="float" office:value="5.6126477890367" calcext:value-type="float">
            <text:p>5.6126477890367</text:p>
          </table:table-cell>
          <table:table-cell table:style-name="ce27" table:formula="of:=[.AC289]" office:value-type="float" office:value="5.61264778903665" calcext:value-type="float">
            <text:p>5.61264778903665</text:p>
          </table:table-cell>
          <table:table-cell table:formula="of:=[.AD289]" office:value-type="float" office:value="5.6126477890366" calcext:value-type="float">
            <text:p>5.6126477890366</text:p>
          </table:table-cell>
          <table:table-cell table:formula="of:=[.F496]" office:value-type="float" office:value="0.0594" calcext:value-type="float">
            <text:p>0.0594</text:p>
          </table:table-cell>
          <table:table-cell table:formula="of:=[.AE289]" office:value-type="float" office:value="0" calcext:value-type="float">
            <text:p>0</text:p>
          </table:table-cell>
          <table:table-cell table:formula="of:=[.AF289]" office:value-type="float" office:value="0.0000000000784557604068444" calcext:value-type="float">
            <text:p>7.84557604068444E-11</text:p>
          </table:table-cell>
          <table:table-cell table:formula="of:=[.AG289]" office:value-type="float" office:value="0" calcext:value-type="float">
            <text:p>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/>
          <table:table-cell table:formula="of:=[.$B290]" office:value-type="float" office:value="0.06" calcext:value-type="float">
            <text:p>0.06</text:p>
          </table:table-cell>
          <table:table-cell table:formula="of:=[.Y290]" office:value-type="float" office:value="0.478938461134074" calcext:value-type="float">
            <text:p>0.478938461134074</text:p>
          </table:table-cell>
          <table:table-cell table:formula="of:=[.Z290]" office:value-type="float" office:value="0.25425294484336" calcext:value-type="float">
            <text:p>0.25425294484336</text:p>
          </table:table-cell>
          <table:table-cell table:formula="of:=[.AA290]" office:value-type="float" office:value="0.469837086916732" calcext:value-type="float">
            <text:p>0.469837086916732</text:p>
          </table:table-cell>
          <table:table-cell table:formula="of:=[.B497]" office:value-type="float" office:value="0.06" calcext:value-type="float">
            <text:p>0.06</text:p>
          </table:table-cell>
          <table:table-cell table:formula="of:=[.AB290]" office:value-type="float" office:value="5.61264778903651" calcext:value-type="float">
            <text:p>5.61264778903651</text:p>
          </table:table-cell>
          <table:table-cell table:style-name="ce27" table:formula="of:=[.AC290]" office:value-type="float" office:value="5.6126477890366" calcext:value-type="float">
            <text:p>5.6126477890366</text:p>
          </table:table-cell>
          <table:table-cell table:formula="of:=[.AD290]" office:value-type="float" office:value="5.6126477890367" calcext:value-type="float">
            <text:p>5.6126477890367</text:p>
          </table:table-cell>
          <table:table-cell table:formula="of:=[.F497]" office:value-type="float" office:value="0.06" calcext:value-type="float">
            <text:p>0.06</text:p>
          </table:table-cell>
          <table:table-cell table:formula="of:=[.AE290]" office:value-type="float" office:value="-0.000000000309382149528877" calcext:value-type="float">
            <text:p>-3.09382149528877E-10</text:p>
          </table:table-cell>
          <table:table-cell table:formula="of:=[.AF290]" office:value-type="float" office:value="-0.0000000000769754630406775" calcext:value-type="float">
            <text:p>-7.69754630406775E-11</text:p>
          </table:table-cell>
          <table:table-cell table:formula="of:=[.AG290]" office:value-type="float" office:value="0.000000000155431223447522" calcext:value-type="float">
            <text:p>1.55431223447522E-10</text:p>
          </table:table-cell>
          <table:table-cell table:number-columns-repeated="16359"/>
          <table:table-cell table:style-name="Default" table:number-columns-repeated="12"/>
        </table:table-row>
        <table:table-row table:style-name="ro2">
          <table:table-cell table:number-columns-repeated="16372"/>
          <table:table-cell table:style-name="Default" table:number-columns-repeated="12"/>
        </table:table-row>
        <table:table-row table:style-name="ro2">
          <table:table-cell table:number-columns-repeated="3"/>
          <table:table-cell table:formula="of:=[.D497]-[.$C$497]" office:value-type="float" office:value="-0.224685516290714" calcext:value-type="float">
            <text:p>-0.224685516290714</text:p>
          </table:table-cell>
          <table:table-cell table:formula="of:=[.E497]-[.$C$497]" office:value-type="float" office:value="-0.00910137421734203" calcext:value-type="float">
            <text:p>-0.00910137421734203</text:p>
          </table:table-cell>
          <table:table-cell table:number-columns-repeated="2"/>
          <table:table-cell table:style-name="ce27"/>
          <table:table-cell table:number-columns-repeated="16364"/>
          <table:table-cell table:style-name="Default" table:number-columns-repeated="12"/>
        </table:table-row>
        <table:table-row table:style-name="ro2">
          <table:table-cell table:number-columns-repeated="3"/>
          <table:table-cell table:formula="of:=[.C86]-[.$B$86]" office:value-type="float" office:value="-0.224505911561465" calcext:value-type="float">
            <text:p>-0.224505911561465</text:p>
          </table:table-cell>
          <table:table-cell table:formula="of:=[.D86]-[.$B$86]" office:value-type="float" office:value="-0.00909409893819099" calcext:value-type="float">
            <text:p>-0.00909409893819099</text:p>
          </table:table-cell>
          <table:table-cell table:number-columns-repeated="2"/>
          <table:table-cell table:style-name="ce27"/>
          <table:table-cell table:number-columns-repeated="16364"/>
          <table:table-cell table:style-name="Default" table:number-columns-repeated="12"/>
        </table:table-row>
        <table:table-row table:style-name="ro2" table:number-rows-repeated="10480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/>
    <style:style style:name="Note" style:family="table-cell" style:parent-style-name="Default" style:data-style-name="N0">
      <style:table-cell-properties fo:background-color="#ffffcc" fo:border="0.06pt solid #808080"/>
      <style:text-properties fo:color="#333333"/>
    </style:style>
    <style:style style:name="Footnote" style:family="table-cell" style:parent-style-name="Default" style:data-style-name="N0"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/>
    <style:style style:name="Good" style:family="table-cell" style:parent-style-name="Default" style:data-style-name="N0">
      <style:table-cell-properties fo:background-color="#ccffcc"/>
      <style:text-properties fo:color="#006600"/>
    </style:style>
    <style:style style:name="Neutral" style:family="table-cell" style:parent-style-name="Default" style:data-style-name="N0">
      <style:table-cell-properties fo:background-color="#ffffcc"/>
      <style:text-properties fo:color="#996600"/>
    </style:style>
    <style:style style:name="Bad" style:family="table-cell" style:parent-style-name="Default" style:data-style-name="N0">
      <style:table-cell-properties fo:background-color="#ffcccc"/>
      <style:text-properties fo:color="#cc0000"/>
    </style:style>
    <style:style style:name="Warning" style:family="table-cell" style:parent-style-name="Default" style:data-style-name="N0">
      <style:text-properties fo:color="#cc0000"/>
    </style:style>
    <style:style style:name="Error" style:family="table-cell" style:parent-style-name="Default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Result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20:05:13.654241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25-01-12T10:00:47Z</meta:creation-date>
    <dc:date>2025-03-24T22:13:05.105995430</dc:date>
    <meta:editing-cycles>14</meta:editing-cycles>
    <meta:editing-duration>P7DT6H49M57S</meta:editing-duration>
    <meta:document-statistic meta:table-count="1" meta:cell-count="9583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129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a3" svg:stroke-width="0.08cm" svg:stroke-color="#808080" svg:stroke-linecap="round" draw:fill="none" draw:fill-color="#80808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SysDot" svg:stroke-width="0.053cm" svg:stroke-color="#7f7f7f" svg:stroke-linecap="round" draw:fill="none" draw:fill-color="#7f7f7f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137cm" svg:height="7.284cm" xlink:href=".." xlink:type="simple" chart:class="chart:scatter" chart:style-name="ch1">
        <chart:title svg:x="4.995cm" svg:y="0.281cm" chart:style-name="ch2">
          <text:p>Nonlinear Pressure Advance</text:p>
        </chart:title>
        <chart:legend chart:legend-position="end" svg:x="12.167cm" svg:y="2.149cm" style:legend-expansion="high" chart:style-name="ch3"/>
        <chart:plot-area chart:style-name="ch4" table:cell-range-address="Sheet1.A56:Sheet1.D86 Sheet1.B55:Sheet1.D55 Sheet1.H55:Sheet1.H57 Sheet1.K55:Sheet1.K57" chart:data-source-has-labels="row" svg:x="1.413cm" svg:y="1.311cm" svg:width="10.432cm" svg:height="4.767cm">
          <chart:coordinate-region svg:x="2.537cm" svg:y="1.55cm" svg:width="9.121cm" svg:height="3.802cm"/>
          <chart:axis chart:dimension="x" chart:name="primary-x" chart:style-name="ch5">
            <chart:title svg:x="4.521cm" svg:y="6.223cm" chart:style-name="ch6">
              <text:p>Filament flowrate (mm^3/s)</text:p>
            </chart:title>
            <chart:grid chart:style-name="ch7" chart:class="major"/>
          </chart:axis>
          <chart:axis chart:dimension="y" chart:name="primary-y" chart:style-name="ch8">
            <chart:title svg:x="0.451cm" svg:y="5.484cm" chart:style-name="ch9">
              <text:p>Filament advance (mm)</text:p>
            </chart:title>
            <chart:grid chart:style-name="ch7" chart:class="major"/>
          </chart:axis>
          <chart:series chart:style-name="ch10" chart:values-cell-range-address="Sheet1.B56:Sheet1.B86" chart:label-cell-address="Sheet1.B55:Sheet1.B55" chart:class="chart:scatter">
            <chart:domain table:cell-range-address="Sheet1.A56:Sheet1.A86"/>
            <chart:data-point chart:repeated="31"/>
          </chart:series>
          <chart:series chart:style-name="ch11" chart:values-cell-range-address="Sheet1.C56:Sheet1.C86" chart:label-cell-address="Sheet1.C55:Sheet1.C55" chart:class="chart:scatter">
            <chart:data-point chart:repeated="31"/>
          </chart:series>
          <chart:series chart:style-name="ch12" chart:values-cell-range-address="Sheet1.D56:Sheet1.D86" chart:label-cell-address="Sheet1.D55:Sheet1.D55" chart:class="chart:scatter">
            <chart:data-point chart:repeated="31"/>
          </chart:series>
          <chart:series chart:style-name="ch13" chart:values-cell-range-address="Sheet1.H56:Sheet1.H57" chart:label-cell-address="Sheet1.H55:Sheet1.H55" chart:class="chart:scatter">
            <chart:domain table:cell-range-address="Sheet1.G56:Sheet1.G57"/>
            <chart:data-point chart:repeated="2"/>
          </chart:series>
          <chart:series chart:style-name="ch14" chart:values-cell-range-address="Sheet1.K56:Sheet1.K57" chart:label-cell-address="Sheet1.K55:Sheet1.K55" chart:class="chart:scatter">
            <chart:domain table:cell-range-address="Sheet1.J56:Sheet1.J57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  <draw:g>
                  <svg:desc>Sheet1.B55:Sheet1.B55</svg:desc>
                </draw:g>
              </table:table-cell>
              <table:table-cell office:value-type="string">
                <text:p>recipr</text:p>
                <draw:g>
                  <svg:desc>Sheet1.C55:Sheet1.C55</svg:desc>
                </draw:g>
              </table:table-cell>
              <table:table-cell office:value-type="string">
                <text:p>tanh</text:p>
                <draw:g>
                  <svg:desc>Sheet1.D55:Sheet1.D5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ecip lin vel</text:p>
                <draw:g>
                  <svg:desc>Sheet1.H55:Sheet1.H5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anh lin vel</text:p>
                <draw:g>
                  <svg:desc>Sheet1.K55:Sheet1.K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6:Sheet1.A86</svg:desc>
                </draw:g>
              </table:table-cell>
              <table:table-cell office:value-type="float" office:value="0">
                <text:p>0</text:p>
                <draw:g>
                  <svg:desc>Sheet1.B56:Sheet1.B86</svg:desc>
                </draw:g>
              </table:table-cell>
              <table:table-cell office:value-type="float" office:value="0">
                <text:p>0</text:p>
                <draw:g>
                  <svg:desc>Sheet1.C56:Sheet1.C86</svg:desc>
                </draw:g>
              </table:table-cell>
              <table:table-cell office:value-type="float" office:value="0">
                <text:p>0</text:p>
                <draw:g>
                  <svg:desc>Sheet1.D56:Sheet1.D86</svg:desc>
                </draw:g>
              </table:table-cell>
              <table:table-cell office:value-type="float" office:value="2.40428187540469">
                <text:p>2.40428187540469</text:p>
                <draw:g>
                  <svg:desc>Sheet1.G56:Sheet1.G57</svg:desc>
                </draw:g>
              </table:table-cell>
              <table:table-cell office:value-type="float" office:value="0">
                <text:p>0</text:p>
                <draw:g>
                  <svg:desc>Sheet1.H56:Sheet1.H57</svg:desc>
                </draw:g>
              </table:table-cell>
              <table:table-cell office:value-type="float" office:value="2.40428187540469">
                <text:p>2.40428187540469</text:p>
                <draw:g>
                  <svg:desc>Sheet1.J56:Sheet1.J57</svg:desc>
                </draw:g>
              </table:table-cell>
              <table:table-cell office:value-type="float" office:value="0">
                <text:p>0</text:p>
                <draw:g>
                  <svg:desc>Sheet1.K56:Sheet1.K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">
                <text:p>0.45</text:p>
              </table:table-cell>
              <table:table-cell office:value-type="float" office:value="0.00748353038538218">
                <text:p>0.00748353038538218</text:p>
              </table:table-cell>
              <table:table-cell office:value-type="float" office:value="0">
                <text:p>0</text:p>
              </table:table-cell>
              <table:table-cell office:value-type="float" office:value="0.0253727690349721">
                <text:p>0.0253727690349721</text:p>
              </table:table-cell>
              <table:table-cell office:value-type="float" office:value="2.40628187540469">
                <text:p>2.40628187540469</text:p>
              </table:table-cell>
              <table:table-cell office:value-type="float" office:value="0.224505911561465">
                <text:p>0.224505911561465</text:p>
              </table:table-cell>
              <table:table-cell office:value-type="float" office:value="2.40628187540469">
                <text:p>2.40628187540469</text:p>
              </table:table-cell>
              <table:table-cell office:value-type="float" office:value="0.224505911561465">
                <text:p>0.224505911561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0.0149670607707644">
                <text:p>0.0149670607707644</text:p>
              </table:table-cell>
              <table:table-cell office:value-type="float" office:value="0">
                <text:p>0</text:p>
              </table:table-cell>
              <table:table-cell office:value-type="float" office:value="0.0492777357075945">
                <text:p>0.049277735707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5">
                <text:p>1.35</text:p>
              </table:table-cell>
              <table:table-cell office:value-type="float" office:value="0.0224505911561465">
                <text:p>0.0224505911561465</text:p>
              </table:table-cell>
              <table:table-cell office:value-type="float" office:value="0">
                <text:p>0</text:p>
              </table:table-cell>
              <table:table-cell office:value-type="float" office:value="0.0706113305061154">
                <text:p>0.070611330506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0.0299341215415287">
                <text:p>0.0299341215415287</text:p>
              </table:table-cell>
              <table:table-cell office:value-type="float" office:value="0">
                <text:p>0</text:p>
              </table:table-cell>
              <table:table-cell office:value-type="float" office:value="0.0888218461211918">
                <text:p>0.088821846121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0.0374176519269109">
                <text:p>0.0374176519269109</text:p>
              </table:table-cell>
              <table:table-cell office:value-type="float" office:value="0">
                <text:p>0</text:p>
              </table:table-cell>
              <table:table-cell office:value-type="float" office:value="0.103876990434646">
                <text:p>0.10387699043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">
                <text:p>2.7</text:p>
              </table:table-cell>
              <table:table-cell office:value-type="float" office:value="0.0449011823122931">
                <text:p>0.0449011823122931</text:p>
              </table:table-cell>
              <table:table-cell office:value-type="float" office:value="0">
                <text:p>0</text:p>
              </table:table-cell>
              <table:table-cell office:value-type="float" office:value="0.116096640475698">
                <text:p>0.11609664047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5">
                <text:p>3.15</text:p>
              </table:table-cell>
              <table:table-cell office:value-type="float" office:value="0.0523847126976753">
                <text:p>0.0523847126976753</text:p>
              </table:table-cell>
              <table:table-cell office:value-type="float" office:value="0">
                <text:p>0</text:p>
              </table:table-cell>
              <table:table-cell office:value-type="float" office:value="0.125964944257198">
                <text:p>0.125964944257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">
                <text:p>3.6</text:p>
              </table:table-cell>
              <table:table-cell office:value-type="float" office:value="0.0598682430830575">
                <text:p>0.0598682430830575</text:p>
              </table:table-cell>
              <table:table-cell office:value-type="float" office:value="0">
                <text:p>0</text:p>
              </table:table-cell>
              <table:table-cell office:value-type="float" office:value="0.133990152359958">
                <text:p>0.133990152359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5">
                <text:p>4.05</text:p>
              </table:table-cell>
              <table:table-cell office:value-type="float" office:value="0.0673517734684396">
                <text:p>0.0673517734684396</text:p>
              </table:table-cell>
              <table:table-cell office:value-type="float" office:value="0">
                <text:p>0</text:p>
              </table:table-cell>
              <table:table-cell office:value-type="float" office:value="0.140626768070526">
                <text:p>0.14062676807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0.0748353038538218">
                <text:p>0.0748353038538218</text:p>
              </table:table-cell>
              <table:table-cell office:value-type="float" office:value="0">
                <text:p>0</text:p>
              </table:table-cell>
              <table:table-cell office:value-type="float" office:value="0.14624589266254">
                <text:p>0.14624589266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5">
                <text:p>4.95</text:p>
              </table:table-cell>
              <table:table-cell office:value-type="float" office:value="0.082318834239204">
                <text:p>0.082318834239204</text:p>
              </table:table-cell>
              <table:table-cell office:value-type="float" office:value="0">
                <text:p>0</text:p>
              </table:table-cell>
              <table:table-cell office:value-type="float" office:value="0.151133790619039">
                <text:p>0.151133790619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">
                <text:p>5.4</text:p>
              </table:table-cell>
              <table:table-cell office:value-type="float" office:value="0.0898023646245862">
                <text:p>0.0898023646245862</text:p>
              </table:table-cell>
              <table:table-cell office:value-type="float" office:value="0">
                <text:p>0</text:p>
              </table:table-cell>
              <table:table-cell office:value-type="float" office:value="0.155503243192758">
                <text:p>0.15550324319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5">
                <text:p>5.85</text:p>
              </table:table-cell>
              <table:table-cell office:value-type="float" office:value="0.0972858950099683">
                <text:p>0.0972858950099683</text:p>
              </table:table-cell>
              <table:table-cell office:value-type="float" office:value="0">
                <text:p>0</text:p>
              </table:table-cell>
              <table:table-cell office:value-type="float" office:value="0.159508544885089">
                <text:p>0.159508544885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3">
                <text:p>6.3</text:p>
              </table:table-cell>
              <table:table-cell office:value-type="float" office:value="0.104769425395351">
                <text:p>0.104769425395351</text:p>
              </table:table-cell>
              <table:table-cell office:value-type="float" office:value="0">
                <text:p>0</text:p>
              </table:table-cell>
              <table:table-cell office:value-type="float" office:value="0.163259725214903">
                <text:p>0.16325972521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5">
                <text:p>6.75</text:p>
              </table:table-cell>
              <table:table-cell office:value-type="float" office:value="0.112252955780733">
                <text:p>0.112252955780733</text:p>
              </table:table-cell>
              <table:table-cell office:value-type="float" office:value="0">
                <text:p>0</text:p>
              </table:table-cell>
              <table:table-cell office:value-type="float" office:value="0.166834361172754">
                <text:p>0.16683436117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">
                <text:p>7.2</text:p>
              </table:table-cell>
              <table:table-cell office:value-type="float" office:value="0.119736486166115">
                <text:p>0.119736486166115</text:p>
              </table:table-cell>
              <table:table-cell office:value-type="float" office:value="0">
                <text:p>0</text:p>
              </table:table-cell>
              <table:table-cell office:value-type="float" office:value="0.170286726200241">
                <text:p>0.170286726200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5">
                <text:p>7.65</text:p>
              </table:table-cell>
              <table:table-cell office:value-type="float" office:value="0.127220016551497">
                <text:p>0.127220016551497</text:p>
              </table:table-cell>
              <table:table-cell office:value-type="float" office:value="0">
                <text:p>0</text:p>
              </table:table-cell>
              <table:table-cell office:value-type="float" office:value="0.173654589306727">
                <text:p>0.17365458930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1">
                <text:p>8.1</text:p>
              </table:table-cell>
              <table:table-cell office:value-type="float" office:value="0.134703546936879">
                <text:p>0.134703546936879</text:p>
              </table:table-cell>
              <table:table-cell office:value-type="float" office:value="0">
                <text:p>0</text:p>
              </table:table-cell>
              <table:table-cell office:value-type="float" office:value="0.176964138513374">
                <text:p>0.176964138513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5">
                <text:p>8.55</text:p>
              </table:table-cell>
              <table:table-cell office:value-type="float" office:value="0.142187077322261">
                <text:p>0.142187077322261</text:p>
              </table:table-cell>
              <table:table-cell office:value-type="float" office:value="0">
                <text:p>0</text:p>
              </table:table-cell>
              <table:table-cell office:value-type="float" office:value="0.180233486577577">
                <text:p>0.180233486577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149670607707644">
                <text:p>0.149670607707644</text:p>
              </table:table-cell>
              <table:table-cell office:value-type="float" office:value="0">
                <text:p>0</text:p>
              </table:table-cell>
              <table:table-cell office:value-type="float" office:value="0.183475139576625">
                <text:p>0.18347513957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45">
                <text:p>9.45</text:p>
              </table:table-cell>
              <table:table-cell office:value-type="float" office:value="0.157154138093026">
                <text:p>0.157154138093026</text:p>
              </table:table-cell>
              <table:table-cell office:value-type="float" office:value="0">
                <text:p>0</text:p>
              </table:table-cell>
              <table:table-cell office:value-type="float" office:value="0.18669772223986">
                <text:p>0.18669772223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9">
                <text:p>9.9</text:p>
              </table:table-cell>
              <table:table-cell office:value-type="float" office:value="0.164637668478408">
                <text:p>0.164637668478408</text:p>
              </table:table-cell>
              <table:table-cell office:value-type="float" office:value="0">
                <text:p>0</text:p>
              </table:table-cell>
              <table:table-cell office:value-type="float" office:value="0.189907177732258">
                <text:p>0.18990717773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35">
                <text:p>10.35</text:p>
              </table:table-cell>
              <table:table-cell office:value-type="float" office:value="0.17212119886379">
                <text:p>0.17212119886379</text:p>
              </table:table-cell>
              <table:table-cell office:value-type="float" office:value="0">
                <text:p>0</text:p>
              </table:table-cell>
              <table:table-cell office:value-type="float" office:value="0.193107599113233">
                <text:p>0.19310759911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8">
                <text:p>10.8</text:p>
              </table:table-cell>
              <table:table-cell office:value-type="float" office:value="0.179604729249172">
                <text:p>0.179604729249172</text:p>
              </table:table-cell>
              <table:table-cell office:value-type="float" office:value="0">
                <text:p>0</text:p>
              </table:table-cell>
              <table:table-cell office:value-type="float" office:value="0.196301804193854">
                <text:p>0.19630180419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25">
                <text:p>11.25</text:p>
              </table:table-cell>
              <table:table-cell office:value-type="float" office:value="0.187088259634555">
                <text:p>0.187088259634555</text:p>
              </table:table-cell>
              <table:table-cell office:value-type="float" office:value="0">
                <text:p>0</text:p>
              </table:table-cell>
              <table:table-cell office:value-type="float" office:value="0.199491732346614">
                <text:p>0.19949173234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7">
                <text:p>11.7</text:p>
              </table:table-cell>
              <table:table-cell office:value-type="float" office:value="0.194571790019937">
                <text:p>0.194571790019937</text:p>
              </table:table-cell>
              <table:table-cell office:value-type="float" office:value="0">
                <text:p>0</text:p>
              </table:table-cell>
              <table:table-cell office:value-type="float" office:value="0.202678718112364">
                <text:p>0.20267871811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15">
                <text:p>12.15</text:p>
              </table:table-cell>
              <table:table-cell office:value-type="float" office:value="0.202055320405319">
                <text:p>0.202055320405319</text:p>
              </table:table-cell>
              <table:table-cell office:value-type="float" office:value="0">
                <text:p>0</text:p>
              </table:table-cell>
              <table:table-cell office:value-type="float" office:value="0.205863679714534">
                <text:p>0.20586367971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6">
                <text:p>12.6</text:p>
              </table:table-cell>
              <table:table-cell office:value-type="float" office:value="0.209538850790701">
                <text:p>0.209538850790701</text:p>
              </table:table-cell>
              <table:table-cell office:value-type="float" office:value="0">
                <text:p>0</text:p>
              </table:table-cell>
              <table:table-cell office:value-type="float" office:value="0.209047248877487">
                <text:p>0.209047248877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05">
                <text:p>13.05</text:p>
              </table:table-cell>
              <table:table-cell office:value-type="float" office:value="0.217022381176083">
                <text:p>0.217022381176083</text:p>
              </table:table-cell>
              <table:table-cell office:value-type="float" office:value="0">
                <text:p>0</text:p>
              </table:table-cell>
              <table:table-cell office:value-type="float" office:value="0.212229860192768">
                <text:p>0.21222986019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5">
                <text:p>13.5</text:p>
              </table:table-cell>
              <table:table-cell office:value-type="float" office:value="0.224505911561465">
                <text:p>0.224505911561465</text:p>
              </table:table-cell>
              <table:table-cell office:value-type="float" office:value="0">
                <text:p>0</text:p>
              </table:table-cell>
              <table:table-cell office:value-type="float" office:value="0.215411812623274">
                <text:p>0.21541181262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SysDot" draw:style="rect" draw:dots1="1" draw:dots1-length="0.053cm" draw:distance="0.053cm"/>
    <draw:stroke-dash draw:name="a3" draw:style="rect" draw:dots1="1" draw:dots1-length="0.24cm" draw:distance="0.24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431cm" svg:height="8.891cm" xlink:href=".." xlink:type="simple" chart:class="chart:scatter" chart:style-name="ch1">
        <chart:title svg:x="4.454cm" svg:y="0.313cm" chart:style-name="ch2">
          <text:p>PA Position</text:p>
        </chart:title>
        <chart:legend chart:legend-position="bottom" svg:x="2.399cm" svg:y="8.213cm" style:legend-expansion="wide" chart:style-name="ch3"/>
        <chart:plot-area chart:style-name="ch4" table:cell-range-address="Sheet1.B347:Sheet1.E497 Sheet1.C346:Sheet1.E346" chart:data-source-has-labels="row" svg:x="1.564cm" svg:y="1.375cm" svg:width="9.639cm" svg:height="5.171cm">
          <chart:coordinate-region svg:x="2.291cm" svg:y="1.615cm" svg:width="8.58cm" svg:height="4.205cm"/>
          <chart:axis chart:dimension="x" chart:name="primary-x" chart:style-name="ch5">
            <chart:title svg:x="5.48cm" svg:y="6.724cm" chart:style-name="ch2">
              <text:p>Time (s)</text:p>
            </chart:title>
          </chart:axis>
          <chart:axis chart:dimension="y" chart:name="primary-y" chart:style-name="ch6">
            <chart:title svg:x="0.451cm" svg:y="6.477cm" chart:style-name="ch7">
              <text:p>Filament Position (mm)</text:p>
            </chart:title>
            <chart:grid chart:style-name="ch8" chart:class="major"/>
          </chart:axis>
          <chart:series chart:style-name="ch9" chart:values-cell-range-address="Sheet1.C347:Sheet1.C497" chart:label-cell-address="Sheet1.C346:Sheet1.C346" chart:class="chart:scatter">
            <chart:domain table:cell-range-address="Sheet1.B347:Sheet1.B497"/>
            <chart:data-point chart:repeated="151"/>
          </chart:series>
          <chart:series chart:style-name="ch10" chart:values-cell-range-address="Sheet1.D347:Sheet1.D497" chart:label-cell-address="Sheet1.D346:Sheet1.D346" chart:class="chart:scatter">
            <chart:data-point chart:repeated="151"/>
          </chart:series>
          <chart:series chart:style-name="ch11" chart:values-cell-range-address="Sheet1.E347:Sheet1.E497" chart:label-cell-address="Sheet1.E346:Sheet1.E346" chart:class="chart:scatter">
            <chart:data-point chart:repeated="1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Sheet1.C346:Sheet1.C346</svg:desc>
                </draw:g>
              </table:table-cell>
              <table:table-cell office:value-type="string">
                <text:p>reciprocal</text:p>
                <draw:g>
                  <svg:desc>Sheet1.D346:Sheet1.D346</svg:desc>
                </draw:g>
              </table:table-cell>
              <table:table-cell office:value-type="string">
                <text:p>tanh</text:p>
                <draw:g>
                  <svg:desc>Sheet1.E346:Sheet1.E3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">
                <text:p>-0.03</text:p>
                <draw:g>
                  <svg:desc>Sheet1.B347:Sheet1.B497</svg:desc>
                </draw:g>
              </table:table-cell>
              <table:table-cell office:value-type="float" office:value="0">
                <text:p>0</text:p>
                <draw:g>
                  <svg:desc>Sheet1.C347:Sheet1.C497</svg:desc>
                </draw:g>
              </table:table-cell>
              <table:table-cell office:value-type="float" office:value="0">
                <text:p>0</text:p>
                <draw:g>
                  <svg:desc>Sheet1.D347:Sheet1.D497</svg:desc>
                </draw:g>
              </table:table-cell>
              <table:table-cell office:value-type="float" office:value="0">
                <text:p>0</text:p>
                <draw:g>
                  <svg:desc>Sheet1.E347:Sheet1.E4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94">
                <text:p>-0.0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88">
                <text:p>-0.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82">
                <text:p>-0.0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76">
                <text:p>-0.0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7">
                <text:p>-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64">
                <text:p>-0.0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58">
                <text:p>-0.0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252">
                <text:p>-0.0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6">
                <text:p>-0.0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4">
                <text:p>-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234">
                <text:p>-0.0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228">
                <text:p>-0.0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22">
                <text:p>-0.0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16">
                <text:p>-0.0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21">
                <text:p>-0.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04">
                <text:p>-0.0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98">
                <text:p>-0.0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92">
                <text:p>-0.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86">
                <text:p>-0.0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8">
                <text:p>-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74">
                <text:p>-0.0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68">
                <text:p>-0.0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62">
                <text:p>-0.0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56">
                <text:p>-0.0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5">
                <text:p>-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44">
                <text:p>-0.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38">
                <text:p>-0.0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32">
                <text:p>-0.0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26">
                <text:p>-0.0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12">
                <text:p>-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14">
                <text:p>-0.0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08">
                <text:p>-0.0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02">
                <text:p>-0.0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96">
                <text:p>-0.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9">
                <text:p>-0.009</text:p>
              </table:table-cell>
              <table:table-cell office:value-type="float" office:value="0.0000107762837549504">
                <text:p>0.0000107762837549504</text:p>
              </table:table-cell>
              <table:table-cell office:value-type="float" office:value="0">
                <text:p>0</text:p>
              </table:table-cell>
              <table:table-cell office:value-type="float" office:value="0.0000367736638039396">
                <text:p>0.00003677366380393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84">
                <text:p>-0.0084</text:p>
              </table:table-cell>
              <table:table-cell office:value-type="float" office:value="0.0000484932768972766">
                <text:p>0.0000484932768972766</text:p>
              </table:table-cell>
              <table:table-cell office:value-type="float" office:value="0">
                <text:p>0</text:p>
              </table:table-cell>
              <table:table-cell office:value-type="float" office:value="0.00016468685467578">
                <text:p>0.000164686854675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78">
                <text:p>-0.0078</text:p>
              </table:table-cell>
              <table:table-cell office:value-type="float" office:value="0.000129315405059404">
                <text:p>0.000129315405059404</text:p>
              </table:table-cell>
              <table:table-cell office:value-type="float" office:value="0">
                <text:p>0</text:p>
              </table:table-cell>
              <table:table-cell office:value-type="float" office:value="0.000436195420013774">
                <text:p>0.000436195420013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72">
                <text:p>-0.0072</text:p>
              </table:table-cell>
              <table:table-cell office:value-type="float" office:value="0.000269407093873759">
                <text:p>0.000269407093873759</text:p>
              </table:table-cell>
              <table:table-cell office:value-type="float" office:value="0">
                <text:p>0</text:p>
              </table:table-cell>
              <table:table-cell office:value-type="float" office:value="0.000900906059802233">
                <text:p>0.0009009060598022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66">
                <text:p>-0.0066</text:p>
              </table:table-cell>
              <table:table-cell office:value-type="float" office:value="0.000484932768972766">
                <text:p>0.000484932768972766</text:p>
              </table:table-cell>
              <table:table-cell office:value-type="float" office:value="0">
                <text:p>0</text:p>
              </table:table-cell>
              <table:table-cell office:value-type="float" office:value="0.00160488017330981">
                <text:p>0.00160488017330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6">
                <text:p>-0.006</text:p>
              </table:table-cell>
              <table:table-cell office:value-type="float" office:value="0.000792056855988851">
                <text:p>0.000792056855988851</text:p>
              </table:table-cell>
              <table:table-cell office:value-type="float" office:value="0">
                <text:p>0</text:p>
              </table:table-cell>
              <table:table-cell office:value-type="float" office:value="0.0025902066626745">
                <text:p>0.00259020666267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54">
                <text:p>-0.0054</text:p>
              </table:table-cell>
              <table:table-cell office:value-type="float" office:value="0.00120694378055444">
                <text:p>0.00120694378055444</text:p>
              </table:table-cell>
              <table:table-cell office:value-type="float" office:value="0">
                <text:p>0</text:p>
              </table:table-cell>
              <table:table-cell office:value-type="float" office:value="0.00389483184821438">
                <text:p>0.003894831848214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48">
                <text:p>-0.0048</text:p>
              </table:table-cell>
              <table:table-cell office:value-type="float" office:value="0.00174575796830196">
                <text:p>0.00174575796830196</text:p>
              </table:table-cell>
              <table:table-cell office:value-type="float" office:value="0">
                <text:p>0</text:p>
              </table:table-cell>
              <table:table-cell office:value-type="float" office:value="0.00555260729743686">
                <text:p>0.005552607297436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42">
                <text:p>-0.0042</text:p>
              </table:table-cell>
              <table:table-cell office:value-type="float" office:value="0.00242466384486383">
                <text:p>0.00242466384486383</text:p>
              </table:table-cell>
              <table:table-cell office:value-type="float" office:value="0">
                <text:p>0</text:p>
              </table:table-cell>
              <table:table-cell office:value-type="float" office:value="0.00759350224013097">
                <text:p>0.00759350224013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36">
                <text:p>-0.0036</text:p>
              </table:table-cell>
              <table:table-cell office:value-type="float" office:value="0.00325982583587248">
                <text:p>0.00325982583587248</text:p>
              </table:table-cell>
              <table:table-cell office:value-type="float" office:value="0">
                <text:p>0</text:p>
              </table:table-cell>
              <table:table-cell office:value-type="float" office:value="0.0100439249641007">
                <text:p>0.0100439249641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3">
                <text:p>-0.003</text:p>
              </table:table-cell>
              <table:table-cell office:value-type="float" office:value="0.00426740836696034">
                <text:p>0.00426740836696034</text:p>
              </table:table-cell>
              <table:table-cell office:value-type="float" office:value="0">
                <text:p>0</text:p>
              </table:table-cell>
              <table:table-cell office:value-type="float" office:value="0.0129271035407944">
                <text:p>0.0129271035407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24">
                <text:p>-0.0024</text:p>
              </table:table-cell>
              <table:table-cell office:value-type="float" office:value="0.00546357586375982">
                <text:p>0.00546357586375982</text:p>
              </table:table-cell>
              <table:table-cell office:value-type="float" office:value="0">
                <text:p>0</text:p>
              </table:table-cell>
              <table:table-cell office:value-type="float" office:value="0.0162634864111368">
                <text:p>0.0162634864111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18">
                <text:p>-0.0018</text:p>
              </table:table-cell>
              <table:table-cell office:value-type="float" office:value="0.00686449275190337">
                <text:p>0.00686449275190337</text:p>
              </table:table-cell>
              <table:table-cell office:value-type="float" office:value="0">
                <text:p>0</text:p>
              </table:table-cell>
              <table:table-cell office:value-type="float" office:value="0.0200711345456931">
                <text:p>0.02007113454569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12">
                <text:p>-0.0012</text:p>
              </table:table-cell>
              <table:table-cell office:value-type="float" office:value="0.0084863234570234">
                <text:p>0.0084863234570234</text:p>
              </table:table-cell>
              <table:table-cell office:value-type="float" office:value="0">
                <text:p>0</text:p>
              </table:table-cell>
              <table:table-cell office:value-type="float" office:value="0.0243660870435812">
                <text:p>0.02436608704358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6">
                <text:p>-0.0006</text:p>
              </table:table-cell>
              <table:table-cell office:value-type="float" office:value="0.0103452324047523">
                <text:p>0.0103452324047523</text:p>
              </table:table-cell>
              <table:table-cell office:value-type="float" office:value="0">
                <text:p>0</text:p>
              </table:table-cell>
              <table:table-cell office:value-type="float" office:value="0.0291626901943974">
                <text:p>0.0291626901943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124573840207226">
                <text:p>0.0124573840207226</text:p>
              </table:table-cell>
              <table:table-cell office:value-type="float" office:value="0">
                <text:p>0</text:p>
              </table:table-cell>
              <table:table-cell office:value-type="float" office:value="0.0344738859971433">
                <text:p>0.0344738859971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6">
                <text:p>0.0006</text:p>
              </table:table-cell>
              <table:table-cell office:value-type="float" office:value="0.0149062945040351">
                <text:p>0.0149062945040351</text:p>
              </table:table-cell>
              <table:table-cell office:value-type="float" office:value="0.0000673517734684396">
                <text:p>0.0000673517734684396</text:p>
              </table:table-cell>
              <table:table-cell office:value-type="float" office:value="0.0403788119085044">
                <text:p>0.0403788119085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2">
                <text:p>0.0012</text:p>
              </table:table-cell>
              <table:table-cell office:value-type="float" office:value="0.0176757994290573">
                <text:p>0.0176757994290573</text:p>
              </table:table-cell>
              <table:table-cell office:value-type="float" office:value="0.000202055320405319">
                <text:p>0.000202055320405319</text:p>
              </table:table-cell>
              <table:table-cell office:value-type="float" office:value="0.0467779861738835">
                <text:p>0.0467779861738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8">
                <text:p>0.0018</text:p>
              </table:table-cell>
              <table:table-cell office:value-type="float" office:value="0.0207497343701569">
                <text:p>0.0207497343701569</text:p>
              </table:table-cell>
              <table:table-cell office:value-type="float" office:value="0.000404110640810638">
                <text:p>0.000404110640810638</text:p>
              </table:table-cell>
              <table:table-cell office:value-type="float" office:value="0.0535735399877967">
                <text:p>0.05357353998779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4">
                <text:p>0.0024</text:p>
              </table:table-cell>
              <table:table-cell office:value-type="float" office:value="0.0241119349017014">
                <text:p>0.0241119349017014</text:p>
              </table:table-cell>
              <table:table-cell office:value-type="float" office:value="0.000673517734684397">
                <text:p>0.000673517734684397</text:p>
              </table:table-cell>
              <table:table-cell office:value-type="float" office:value="0.0606715170742357">
                <text:p>0.06067151707423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">
                <text:p>0.003</text:p>
              </table:table-cell>
              <table:table-cell office:value-type="float" office:value="0.0277462365980584">
                <text:p>0.0277462365980584</text:p>
              </table:table-cell>
              <table:table-cell office:value-type="float" office:value="0.0010102766020266">
                <text:p>0.0010102766020266</text:p>
              </table:table-cell>
              <table:table-cell office:value-type="float" office:value="0.0679837335169846">
                <text:p>0.06798373351698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6">
                <text:p>0.0036</text:p>
              </table:table-cell>
              <table:table-cell office:value-type="float" office:value="0.0316364750335955">
                <text:p>0.0316364750335955</text:p>
              </table:table-cell>
              <table:table-cell office:value-type="float" office:value="0.00141438724283723">
                <text:p>0.00141438724283723</text:p>
              </table:table-cell>
              <table:table-cell office:value-type="float" office:value="0.0754290937841698">
                <text:p>0.07542909378416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2">
                <text:p>0.0042</text:p>
              </table:table-cell>
              <table:table-cell office:value-type="float" office:value="0.0357664857826802">
                <text:p>0.0357664857826802</text:p>
              </table:table-cell>
              <table:table-cell office:value-type="float" office:value="0.00188584965711631">
                <text:p>0.00188584965711631</text:p>
              </table:table-cell>
              <table:table-cell office:value-type="float" office:value="0.0829343426608966">
                <text:p>0.0829343426608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8">
                <text:p>0.0048</text:p>
              </table:table-cell>
              <table:table-cell office:value-type="float" office:value="0.0401201044196801">
                <text:p>0.0401201044196801</text:p>
              </table:table-cell>
              <table:table-cell office:value-type="float" office:value="0.00242466384486383">
                <text:p>0.00242466384486383</text:p>
              </table:table-cell>
              <table:table-cell office:value-type="float" office:value="0.0904343037303628">
                <text:p>0.09043430373036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4">
                <text:p>0.0054</text:p>
              </table:table-cell>
              <table:table-cell office:value-type="float" office:value="0.0446811665189628">
                <text:p>0.0446811665189628</text:p>
              </table:table-cell>
              <table:table-cell office:value-type="float" office:value="0.00303082980607978">
                <text:p>0.00303082980607978</text:p>
              </table:table-cell>
              <table:table-cell office:value-type="float" office:value="0.0978717009528441">
                <text:p>0.09787170095284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6">
                <text:p>0.006</text:p>
              </table:table-cell>
              <table:table-cell office:value-type="float" office:value="0.049433507654896">
                <text:p>0.049433507654896</text:p>
              </table:table-cell>
              <table:table-cell office:value-type="float" office:value="0.00370434754076418">
                <text:p>0.00370434754076418</text:p>
              </table:table-cell>
              <table:table-cell office:value-type="float" office:value="0.105196678671101">
                <text:p>0.1051966786711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6">
                <text:p>0.0066</text:p>
              </table:table-cell>
              <table:table-cell office:value-type="float" office:value="0.054360963401847">
                <text:p>0.054360963401847</text:p>
              </table:table-cell>
              <table:table-cell office:value-type="float" office:value="0.00444521704891702">
                <text:p>0.00444521704891702</text:p>
              </table:table-cell>
              <table:table-cell office:value-type="float" office:value="0.112366132220313">
                <text:p>0.1123661322203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72">
                <text:p>0.0072</text:p>
              </table:table-cell>
              <table:table-cell office:value-type="float" office:value="0.0594473693341836">
                <text:p>0.0594473693341836</text:p>
              </table:table-cell>
              <table:table-cell office:value-type="float" office:value="0.00525343833053829">
                <text:p>0.00525343833053829</text:p>
              </table:table-cell>
              <table:table-cell office:value-type="float" office:value="0.119342944510186">
                <text:p>0.1193429445101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78">
                <text:p>0.0078</text:p>
              </table:table-cell>
              <table:table-cell office:value-type="float" office:value="0.0646765610262732">
                <text:p>0.0646765610262732</text:p>
              </table:table-cell>
              <table:table-cell office:value-type="float" office:value="0.00612901138562801">
                <text:p>0.00612901138562801</text:p>
              </table:table-cell>
              <table:table-cell office:value-type="float" office:value="0.126095201361615">
                <text:p>0.1260952013616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84">
                <text:p>0.0084</text:p>
              </table:table-cell>
              <table:table-cell office:value-type="float" office:value="0.0700323740524835">
                <text:p>0.0700323740524835</text:p>
              </table:table-cell>
              <table:table-cell office:value-type="float" office:value="0.00707193621418616">
                <text:p>0.00707193621418616</text:p>
              </table:table-cell>
              <table:table-cell office:value-type="float" office:value="0.132595435744158">
                <text:p>0.132595435744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">
                <text:p>0.009</text:p>
              </table:table-cell>
              <table:table-cell office:value-type="float" office:value="0.0754986439871821">
                <text:p>0.0754986439871821</text:p>
              </table:table-cell>
              <table:table-cell office:value-type="float" office:value="0.00808221281621276">
                <text:p>0.00808221281621276</text:p>
              </table:table-cell>
              <table:table-cell office:value-type="float" office:value="0.138819931613382">
                <text:p>0.1388199316133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6">
                <text:p>0.0096</text:p>
              </table:table-cell>
              <table:table-cell office:value-type="float" office:value="0.0810592064047365">
                <text:p>0.0810592064047365</text:p>
              </table:table-cell>
              <table:table-cell office:value-type="float" office:value="0.00915984119170779">
                <text:p>0.00915984119170779</text:p>
              </table:table-cell>
              <table:table-cell office:value-type="float" office:value="0.144748103031682">
                <text:p>0.1447481030316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2">
                <text:p>0.0102</text:p>
              </table:table-cell>
              <table:table-cell office:value-type="float" office:value="0.0866978968795142">
                <text:p>0.0866978968795142</text:p>
              </table:table-cell>
              <table:table-cell office:value-type="float" office:value="0.0103048213406713">
                <text:p>0.0103048213406713</text:p>
              </table:table-cell>
              <table:table-cell office:value-type="float" office:value="0.150361953642039">
                <text:p>0.1503619536420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08">
                <text:p>0.0108</text:p>
              </table:table-cell>
              <table:table-cell office:value-type="float" office:value="0.0924039391277604">
                <text:p>0.0924039391277604</text:p>
              </table:table-cell>
              <table:table-cell office:value-type="float" office:value="0.0115171532631032">
                <text:p>0.0115171532631032</text:p>
              </table:table-cell>
              <table:table-cell office:value-type="float" office:value="0.155664001515018">
                <text:p>0.1556640015150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14">
                <text:p>0.0114</text:p>
              </table:table-cell>
              <table:table-cell office:value-type="float" office:value="0.0981773331494751">
                <text:p>0.0981773331494751</text:p>
              </table:table-cell>
              <table:table-cell office:value-type="float" office:value="0.0127968369590035">
                <text:p>0.0127968369590035</text:p>
              </table:table-cell>
              <table:table-cell office:value-type="float" office:value="0.160694879389654">
                <text:p>0.160694879389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">
                <text:p>0.012</text:p>
              </table:table-cell>
              <table:table-cell office:value-type="float" office:value="0.104018078944658">
                <text:p>0.104018078944658</text:p>
              </table:table-cell>
              <table:table-cell office:value-type="float" office:value="0.0141438724283723">
                <text:p>0.0141438724283723</text:p>
              </table:table-cell>
              <table:table-cell office:value-type="float" office:value="0.165495082956962">
                <text:p>0.1654950829569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26">
                <text:p>0.0126</text:p>
              </table:table-cell>
              <table:table-cell office:value-type="float" office:value="0.10992617651331">
                <text:p>0.10992617651331</text:p>
              </table:table-cell>
              <table:table-cell office:value-type="float" office:value="0.0155582596712096">
                <text:p>0.0155582596712096</text:p>
              </table:table-cell>
              <table:table-cell office:value-type="float" office:value="0.170103694774203">
                <text:p>0.1701036947742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32">
                <text:p>0.0132</text:p>
              </table:table-cell>
              <table:table-cell office:value-type="float" office:value="0.11590162585543">
                <text:p>0.11590162585543</text:p>
              </table:table-cell>
              <table:table-cell office:value-type="float" office:value="0.0170399986875152">
                <text:p>0.0170399986875152</text:p>
              </table:table-cell>
              <table:table-cell office:value-type="float" office:value="0.174557381265583">
                <text:p>0.1745573812655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38">
                <text:p>0.0138</text:p>
              </table:table-cell>
              <table:table-cell office:value-type="float" office:value="0.121944426971018">
                <text:p>0.121944426971018</text:p>
              </table:table-cell>
              <table:table-cell office:value-type="float" office:value="0.0185890894772893">
                <text:p>0.0185890894772893</text:p>
              </table:table-cell>
              <table:table-cell office:value-type="float" office:value="0.178889695152943">
                <text:p>0.1788896951529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44">
                <text:p>0.0144</text:p>
              </table:table-cell>
              <table:table-cell office:value-type="float" office:value="0.128054579860075">
                <text:p>0.128054579860075</text:p>
              </table:table-cell>
              <table:table-cell office:value-type="float" office:value="0.0202055320405319">
                <text:p>0.0202055320405319</text:p>
              </table:table-cell>
              <table:table-cell office:value-type="float" office:value="0.183130676552967">
                <text:p>0.1831306765529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5">
                <text:p>0.015</text:p>
              </table:table-cell>
              <table:table-cell office:value-type="float" office:value="0.1342320845226">
                <text:p>0.1342320845226</text:p>
              </table:table-cell>
              <table:table-cell office:value-type="float" office:value="0.0218893263772429">
                <text:p>0.0218893263772429</text:p>
              </table:table-cell>
              <table:table-cell office:value-type="float" office:value="0.187306715366424">
                <text:p>0.1873067153664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6">
                <text:p>0.0156</text:p>
              </table:table-cell>
              <table:table-cell office:value-type="float" office:value="0.140476940958594">
                <text:p>0.140476940958594</text:p>
              </table:table-cell>
              <table:table-cell office:value-type="float" office:value="0.0236404724874223">
                <text:p>0.0236404724874223</text:p>
              </table:table-cell>
              <table:table-cell office:value-type="float" office:value="0.191440619814051">
                <text:p>0.1914406198140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62">
                <text:p>0.0162</text:p>
              </table:table-cell>
              <table:table-cell office:value-type="float" office:value="0.146789149168056">
                <text:p>0.146789149168056</text:p>
              </table:table-cell>
              <table:table-cell office:value-type="float" office:value="0.0254589703710702">
                <text:p>0.0254589703710702</text:p>
              </table:table-cell>
              <table:table-cell office:value-type="float" office:value="0.195551830845371">
                <text:p>0.195551830845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68">
                <text:p>0.0168</text:p>
              </table:table-cell>
              <table:table-cell office:value-type="float" office:value="0.153168709150987">
                <text:p>0.153168709150987</text:p>
              </table:table-cell>
              <table:table-cell office:value-type="float" office:value="0.0273448200281865">
                <text:p>0.0273448200281865</text:p>
              </table:table-cell>
              <table:table-cell office:value-type="float" office:value="0.199656726534099">
                <text:p>0.199656726534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74">
                <text:p>0.0174</text:p>
              </table:table-cell>
              <table:table-cell office:value-type="float" office:value="0.159615620907386">
                <text:p>0.159615620907386</text:p>
              </table:table-cell>
              <table:table-cell office:value-type="float" office:value="0.0292980214587712">
                <text:p>0.0292980214587712</text:p>
              </table:table-cell>
              <table:table-cell office:value-type="float" office:value="0.203768970402656">
                <text:p>0.203768970402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8">
                <text:p>0.018</text:p>
              </table:table-cell>
              <table:table-cell office:value-type="float" office:value="0.166129884437253">
                <text:p>0.166129884437253</text:p>
              </table:table-cell>
              <table:table-cell office:value-type="float" office:value="0.0313185746628244">
                <text:p>0.0313185746628244</text:p>
              </table:table-cell>
              <table:table-cell office:value-type="float" office:value="0.207899869309696">
                <text:p>0.207899869309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6">
                <text:p>0.0186</text:p>
              </table:table-cell>
              <table:table-cell office:value-type="float" office:value="0.172711499740589">
                <text:p>0.172711499740589</text:p>
              </table:table-cell>
              <table:table-cell office:value-type="float" office:value="0.0334064796403461">
                <text:p>0.0334064796403461</text:p>
              </table:table-cell>
              <table:table-cell office:value-type="float" office:value="0.212058717646925">
                <text:p>0.2120587176469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92">
                <text:p>0.0192</text:p>
              </table:table-cell>
              <table:table-cell office:value-type="float" office:value="0.179360466817393">
                <text:p>0.179360466817393</text:p>
              </table:table-cell>
              <table:table-cell office:value-type="float" office:value="0.0355617363913361">
                <text:p>0.0355617363913361</text:p>
              </table:table-cell>
              <table:table-cell office:value-type="float" office:value="0.216253113845993">
                <text:p>0.2162531138459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98">
                <text:p>0.0198</text:p>
              </table:table-cell>
              <table:table-cell office:value-type="float" office:value="0.186076785667666">
                <text:p>0.186076785667666</text:p>
              </table:table-cell>
              <table:table-cell office:value-type="float" office:value="0.0377843449157946">
                <text:p>0.0377843449157946</text:p>
              </table:table-cell>
              <table:table-cell office:value-type="float" office:value="0.220489242191537">
                <text:p>0.22048924219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4">
                <text:p>0.0204</text:p>
              </table:table-cell>
              <table:table-cell office:value-type="float" office:value="0.192860456291408">
                <text:p>0.192860456291408</text:p>
              </table:table-cell>
              <table:table-cell office:value-type="float" office:value="0.0400743052137216">
                <text:p>0.0400743052137216</text:p>
              </table:table-cell>
              <table:table-cell office:value-type="float" office:value="0.22477211780183">
                <text:p>0.224772117801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1">
                <text:p>0.021</text:p>
              </table:table-cell>
              <table:table-cell office:value-type="float" office:value="0.199700702404862">
                <text:p>0.199700702404862</text:p>
              </table:table-cell>
              <table:table-cell office:value-type="float" office:value="0.042431617285117">
                <text:p>0.042431617285117</text:p>
              </table:table-cell>
              <table:table-cell office:value-type="float" office:value="0.229101214283892">
                <text:p>0.2291012142838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16">
                <text:p>0.0216</text:p>
              </table:table-cell>
              <table:table-cell office:value-type="float" office:value="0.206581359582398">
                <text:p>0.206581359582398</text:p>
              </table:table-cell>
              <table:table-cell office:value-type="float" office:value="0.0448562811299808">
                <text:p>0.0448562811299808</text:p>
              </table:table-cell>
              <table:table-cell office:value-type="float" office:value="0.233472930797733">
                <text:p>0.2334729307977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2">
                <text:p>0.0222</text:p>
              </table:table-cell>
              <table:table-cell office:value-type="float" office:value="0.213486263398382">
                <text:p>0.213486263398382</text:p>
              </table:table-cell>
              <table:table-cell office:value-type="float" office:value="0.0473482967483131">
                <text:p>0.0473482967483131</text:p>
              </table:table-cell>
              <table:table-cell office:value-type="float" office:value="0.237883029433882">
                <text:p>0.2378830294338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8">
                <text:p>0.0228</text:p>
              </table:table-cell>
              <table:table-cell office:value-type="float" office:value="0.220399249427183">
                <text:p>0.220399249427183</text:p>
              </table:table-cell>
              <table:table-cell office:value-type="float" office:value="0.0499076641401138">
                <text:p>0.0499076641401138</text:p>
              </table:table-cell>
              <table:table-cell office:value-type="float" office:value="0.242326756109691">
                <text:p>0.242326756109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34">
                <text:p>0.0234</text:p>
              </table:table-cell>
              <table:table-cell office:value-type="float" office:value="0.227304153243168">
                <text:p>0.227304153243168</text:p>
              </table:table-cell>
              <table:table-cell office:value-type="float" office:value="0.0525343833053829">
                <text:p>0.0525343833053829</text:p>
              </table:table-cell>
              <table:table-cell office:value-type="float" office:value="0.246798939699718">
                <text:p>0.2467989396997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4">
                <text:p>0.024</text:p>
              </table:table-cell>
              <table:table-cell office:value-type="float" office:value="0.234184810420703">
                <text:p>0.234184810420703</text:p>
              </table:table-cell>
              <table:table-cell office:value-type="float" office:value="0.0552284542441205">
                <text:p>0.0552284542441205</text:p>
              </table:table-cell>
              <table:table-cell office:value-type="float" office:value="0.251294072887171">
                <text:p>0.2512940728871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46">
                <text:p>0.0246</text:p>
              </table:table-cell>
              <table:table-cell office:value-type="float" office:value="0.241025056534158">
                <text:p>0.241025056534158</text:p>
              </table:table-cell>
              <table:table-cell office:value-type="float" office:value="0.0579898769563265">
                <text:p>0.0579898769563265</text:p>
              </table:table-cell>
              <table:table-cell office:value-type="float" office:value="0.255806377829321">
                <text:p>0.2558063778293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52">
                <text:p>0.0252</text:p>
              </table:table-cell>
              <table:table-cell office:value-type="float" office:value="0.247808727157899">
                <text:p>0.247808727157899</text:p>
              </table:table-cell>
              <table:table-cell office:value-type="float" office:value="0.060818651442001">
                <text:p>0.060818651442001</text:p>
              </table:table-cell>
              <table:table-cell office:value-type="float" office:value="0.260329859310983">
                <text:p>0.2603298593109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8">
                <text:p>0.0258</text:p>
              </table:table-cell>
              <table:table-cell office:value-type="float" office:value="0.254519657866295">
                <text:p>0.254519657866295</text:p>
              </table:table-cell>
              <table:table-cell office:value-type="float" office:value="0.0637147777011439">
                <text:p>0.0637147777011439</text:p>
              </table:table-cell>
              <table:table-cell office:value-type="float" office:value="0.264858347655771">
                <text:p>0.2648583476557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64">
                <text:p>0.0264</text:p>
              </table:table-cell>
              <table:table-cell office:value-type="float" office:value="0.261141684233712">
                <text:p>0.261141684233712</text:p>
              </table:table-cell>
              <table:table-cell office:value-type="float" office:value="0.0666782557337552">
                <text:p>0.0666782557337552</text:p>
              </table:table-cell>
              <table:table-cell office:value-type="float" office:value="0.269385533295439">
                <text:p>0.2693855332954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7">
                <text:p>0.027</text:p>
              </table:table-cell>
              <table:table-cell office:value-type="float" office:value="0.267658641834518">
                <text:p>0.267658641834518</text:p>
              </table:table-cell>
              <table:table-cell office:value-type="float" office:value="0.069709085539835">
                <text:p>0.069709085539835</text:p>
              </table:table-cell>
              <table:table-cell office:value-type="float" office:value="0.273904994572071">
                <text:p>0.2739049945720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76">
                <text:p>0.0276</text:p>
              </table:table-cell>
              <table:table-cell office:value-type="float" office:value="0.274054366243081">
                <text:p>0.274054366243081</text:p>
              </table:table-cell>
              <table:table-cell office:value-type="float" office:value="0.0728072671193833">
                <text:p>0.0728072671193833</text:p>
              </table:table-cell>
              <table:table-cell office:value-type="float" office:value="0.278410220067789">
                <text:p>0.278410220067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82">
                <text:p>0.0282</text:p>
              </table:table-cell>
              <table:table-cell office:value-type="float" office:value="0.280312693033768">
                <text:p>0.280312693033768</text:p>
              </table:table-cell>
              <table:table-cell office:value-type="float" office:value="0.0759728004723999">
                <text:p>0.0759728004723999</text:p>
              </table:table-cell>
              <table:table-cell office:value-type="float" office:value="0.282894626519967">
                <text:p>0.2828946265199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88">
                <text:p>0.0288</text:p>
              </table:table-cell>
              <table:table-cell office:value-type="float" office:value="0.286417457780948">
                <text:p>0.286417457780948</text:p>
              </table:table-cell>
              <table:table-cell office:value-type="float" office:value="0.079205685598885">
                <text:p>0.079205685598885</text:p>
              </table:table-cell>
              <table:table-cell office:value-type="float" office:value="0.287351573182404">
                <text:p>0.287351573182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94">
                <text:p>0.0294</text:p>
              </table:table-cell>
              <table:table-cell office:value-type="float" office:value="0.292352496058987">
                <text:p>0.292352496058987</text:p>
              </table:table-cell>
              <table:table-cell office:value-type="float" office:value="0.0825059224988386">
                <text:p>0.0825059224988386</text:p>
              </table:table-cell>
              <table:table-cell office:value-type="float" office:value="0.291774373329657">
                <text:p>0.2917743733296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">
                <text:p>0.03</text:p>
              </table:table-cell>
              <table:table-cell office:value-type="float" office:value="0.298101643442253">
                <text:p>0.298101643442253</text:p>
              </table:table-cell>
              <table:table-cell office:value-type="float" office:value="0.0858735111722605">
                <text:p>0.0858735111722605</text:p>
              </table:table-cell>
              <table:table-cell office:value-type="float" office:value="0.296156303467826">
                <text:p>0.2961563034678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06">
                <text:p>0.0306</text:p>
              </table:table-cell>
              <table:table-cell office:value-type="float" office:value="0.303581383731645">
                <text:p>0.303581383731645</text:p>
              </table:table-cell>
              <table:table-cell office:value-type="float" office:value="0.0892410998456825">
                <text:p>0.0892410998456825</text:p>
              </table:table-cell>
              <table:table-cell office:value-type="float" office:value="0.300423258932377">
                <text:p>0.3004232589323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12">
                <text:p>0.0312</text:p>
              </table:table-cell>
              <table:table-cell office:value-type="float" office:value="0.308807881352796">
                <text:p>0.308807881352796</text:p>
              </table:table-cell>
              <table:table-cell office:value-type="float" office:value="0.0926086885191045">
                <text:p>0.0926086885191045</text:p>
              </table:table-cell>
              <table:table-cell office:value-type="float" office:value="0.30458220772672">
                <text:p>0.304582207726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18">
                <text:p>0.0318</text:p>
              </table:table-cell>
              <table:table-cell office:value-type="float" office:value="0.313797300731338">
                <text:p>0.313797300731338</text:p>
              </table:table-cell>
              <table:table-cell office:value-type="float" office:value="0.0959762771925265">
                <text:p>0.0959762771925265</text:p>
              </table:table-cell>
              <table:table-cell office:value-type="float" office:value="0.308640098139083">
                <text:p>0.3086400981390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24">
                <text:p>0.0324</text:p>
              </table:table-cell>
              <table:table-cell office:value-type="float" office:value="0.318565806292903">
                <text:p>0.318565806292903</text:p>
              </table:table-cell>
              <table:table-cell office:value-type="float" office:value="0.0993438658659484">
                <text:p>0.0993438658659484</text:p>
              </table:table-cell>
              <table:table-cell office:value-type="float" office:value="0.312603862701164">
                <text:p>0.3126038627011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3">
                <text:p>0.033</text:p>
              </table:table-cell>
              <table:table-cell office:value-type="float" office:value="0.323129562463125">
                <text:p>0.323129562463125</text:p>
              </table:table-cell>
              <table:table-cell office:value-type="float" office:value="0.10271145453937">
                <text:p>0.10271145453937</text:p>
              </table:table-cell>
              <table:table-cell office:value-type="float" office:value="0.316480421352868">
                <text:p>0.3164804213528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36">
                <text:p>0.0336</text:p>
              </table:table-cell>
              <table:table-cell office:value-type="float" office:value="0.327504733667634">
                <text:p>0.327504733667634</text:p>
              </table:table-cell>
              <table:table-cell office:value-type="float" office:value="0.106079043212792">
                <text:p>0.106079043212792</text:p>
              </table:table-cell>
              <table:table-cell office:value-type="float" office:value="0.320276683971987">
                <text:p>0.3202766839719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42">
                <text:p>0.0342</text:p>
              </table:table-cell>
              <table:table-cell office:value-type="float" office:value="0.331707484332065">
                <text:p>0.331707484332065</text:p>
              </table:table-cell>
              <table:table-cell office:value-type="float" office:value="0.109446631886214">
                <text:p>0.109446631886214</text:p>
              </table:table-cell>
              <table:table-cell office:value-type="float" office:value="0.323999552396058">
                <text:p>0.3239995523960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48">
                <text:p>0.0348</text:p>
              </table:table-cell>
              <table:table-cell office:value-type="float" office:value="0.335753978882049">
                <text:p>0.335753978882049</text:p>
              </table:table-cell>
              <table:table-cell office:value-type="float" office:value="0.112814220559636">
                <text:p>0.112814220559636</text:p>
              </table:table-cell>
              <table:table-cell office:value-type="float" office:value="0.327655922038203">
                <text:p>0.3276559220382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54">
                <text:p>0.0354</text:p>
              </table:table-cell>
              <table:table-cell office:value-type="float" office:value="0.339660381743218">
                <text:p>0.339660381743218</text:p>
              </table:table-cell>
              <table:table-cell office:value-type="float" office:value="0.116181809233058">
                <text:p>0.116181809233058</text:p>
              </table:table-cell>
              <table:table-cell office:value-type="float" office:value="0.331252683178385">
                <text:p>0.3312526831783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6">
                <text:p>0.036</text:p>
              </table:table-cell>
              <table:table-cell office:value-type="float" office:value="0.343442857341206">
                <text:p>0.343442857341206</text:p>
              </table:table-cell>
              <table:table-cell office:value-type="float" office:value="0.11954939790648">
                <text:p>0.11954939790648</text:p>
              </table:table-cell>
              <table:table-cell office:value-type="float" office:value="0.334796721995236">
                <text:p>0.334796721995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66">
                <text:p>0.0366</text:p>
              </table:table-cell>
              <table:table-cell office:value-type="float" office:value="0.347117570101644">
                <text:p>0.347117570101644</text:p>
              </table:table-cell>
              <table:table-cell office:value-type="float" office:value="0.122916986579902">
                <text:p>0.122916986579902</text:p>
              </table:table-cell>
              <table:table-cell office:value-type="float" office:value="0.338294921390535">
                <text:p>0.338294921390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72">
                <text:p>0.0372</text:p>
              </table:table-cell>
              <table:table-cell office:value-type="float" office:value="0.350700684450165">
                <text:p>0.350700684450165</text:p>
              </table:table-cell>
              <table:table-cell office:value-type="float" office:value="0.126284575253324">
                <text:p>0.126284575253324</text:p>
              </table:table-cell>
              <table:table-cell office:value-type="float" office:value="0.341754161647986">
                <text:p>0.3417541616479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78">
                <text:p>0.0378</text:p>
              </table:table-cell>
              <table:table-cell office:value-type="float" office:value="0.354208364812401">
                <text:p>0.354208364812401</text:p>
              </table:table-cell>
              <table:table-cell office:value-type="float" office:value="0.129652163926746">
                <text:p>0.129652163926746</text:p>
              </table:table-cell>
              <table:table-cell office:value-type="float" office:value="0.345181320959586">
                <text:p>0.3451813209595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84">
                <text:p>0.0384</text:p>
              </table:table-cell>
              <table:table-cell office:value-type="float" office:value="0.357656775613986">
                <text:p>0.357656775613986</text:p>
              </table:table-cell>
              <table:table-cell office:value-type="float" office:value="0.133019752600168">
                <text:p>0.133019752600168</text:p>
              </table:table-cell>
              <table:table-cell office:value-type="float" office:value="0.348583275846173">
                <text:p>0.3485832758461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9">
                <text:p>0.039</text:p>
              </table:table-cell>
              <table:table-cell office:value-type="float" office:value="0.36106208128055">
                <text:p>0.36106208128055</text:p>
              </table:table-cell>
              <table:table-cell office:value-type="float" office:value="0.13638734127359">
                <text:p>0.13638734127359</text:p>
              </table:table-cell>
              <table:table-cell office:value-type="float" office:value="0.351966901493438">
                <text:p>0.3519669014934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96">
                <text:p>0.0396</text:p>
              </table:table-cell>
              <table:table-cell office:value-type="float" office:value="0.364440446237727">
                <text:p>0.364440446237727</text:p>
              </table:table-cell>
              <table:table-cell office:value-type="float" office:value="0.139754929947012">
                <text:p>0.139754929947012</text:p>
              </table:table-cell>
              <table:table-cell office:value-type="float" office:value="0.355339072020385">
                <text:p>0.3553390720203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02">
                <text:p>0.0402</text:p>
              </table:table-cell>
              <table:table-cell office:value-type="float" office:value="0.367808034911149">
                <text:p>0.367808034911149</text:p>
              </table:table-cell>
              <table:table-cell office:value-type="float" office:value="0.143122518620434">
                <text:p>0.143122518620434</text:p>
              </table:table-cell>
              <table:table-cell office:value-type="float" office:value="0.358706660693807">
                <text:p>0.3587066606938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08">
                <text:p>0.0408</text:p>
              </table:table-cell>
              <table:table-cell office:value-type="float" office:value="0.371175623584571">
                <text:p>0.371175623584571</text:p>
              </table:table-cell>
              <table:table-cell office:value-type="float" office:value="0.146490107293856">
                <text:p>0.146490107293856</text:p>
              </table:table-cell>
              <table:table-cell office:value-type="float" office:value="0.362074249367229">
                <text:p>0.3620742493672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14">
                <text:p>0.0414</text:p>
              </table:table-cell>
              <table:table-cell office:value-type="float" office:value="0.374543212257993">
                <text:p>0.374543212257993</text:p>
              </table:table-cell>
              <table:table-cell office:value-type="float" office:value="0.149857695967278">
                <text:p>0.149857695967278</text:p>
              </table:table-cell>
              <table:table-cell office:value-type="float" office:value="0.365441838040651">
                <text:p>0.3654418380406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2">
                <text:p>0.042</text:p>
              </table:table-cell>
              <table:table-cell office:value-type="float" office:value="0.377910800931415">
                <text:p>0.377910800931415</text:p>
              </table:table-cell>
              <table:table-cell office:value-type="float" office:value="0.1532252846407">
                <text:p>0.1532252846407</text:p>
              </table:table-cell>
              <table:table-cell office:value-type="float" office:value="0.368809426714073">
                <text:p>0.3688094267140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26">
                <text:p>0.0426</text:p>
              </table:table-cell>
              <table:table-cell office:value-type="float" office:value="0.381278389604837">
                <text:p>0.381278389604837</text:p>
              </table:table-cell>
              <table:table-cell office:value-type="float" office:value="0.156592873314122">
                <text:p>0.156592873314122</text:p>
              </table:table-cell>
              <table:table-cell office:value-type="float" office:value="0.372177015387495">
                <text:p>0.3721770153874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32">
                <text:p>0.0432</text:p>
              </table:table-cell>
              <table:table-cell office:value-type="float" office:value="0.384645978278259">
                <text:p>0.384645978278259</text:p>
              </table:table-cell>
              <table:table-cell office:value-type="float" office:value="0.159960461987544">
                <text:p>0.159960461987544</text:p>
              </table:table-cell>
              <table:table-cell office:value-type="float" office:value="0.375544604060917">
                <text:p>0.3755446040609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38">
                <text:p>0.0438</text:p>
              </table:table-cell>
              <table:table-cell office:value-type="float" office:value="0.388013566951681">
                <text:p>0.388013566951681</text:p>
              </table:table-cell>
              <table:table-cell office:value-type="float" office:value="0.163328050660966">
                <text:p>0.163328050660966</text:p>
              </table:table-cell>
              <table:table-cell office:value-type="float" office:value="0.378912192734339">
                <text:p>0.3789121927343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44">
                <text:p>0.0444</text:p>
              </table:table-cell>
              <table:table-cell office:value-type="float" office:value="0.391381155625103">
                <text:p>0.391381155625103</text:p>
              </table:table-cell>
              <table:table-cell office:value-type="float" office:value="0.166695639334388">
                <text:p>0.166695639334388</text:p>
              </table:table-cell>
              <table:table-cell office:value-type="float" office:value="0.382279781407761">
                <text:p>0.3822797814077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">
                <text:p>0.045</text:p>
              </table:table-cell>
              <table:table-cell office:value-type="float" office:value="0.394748744298525">
                <text:p>0.394748744298525</text:p>
              </table:table-cell>
              <table:table-cell office:value-type="float" office:value="0.17006322800781">
                <text:p>0.17006322800781</text:p>
              </table:table-cell>
              <table:table-cell office:value-type="float" office:value="0.385647370081183">
                <text:p>0.3856473700811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56">
                <text:p>0.0456</text:p>
              </table:table-cell>
              <table:table-cell office:value-type="float" office:value="0.398116332971947">
                <text:p>0.398116332971947</text:p>
              </table:table-cell>
              <table:table-cell office:value-type="float" office:value="0.173430816681232">
                <text:p>0.173430816681232</text:p>
              </table:table-cell>
              <table:table-cell office:value-type="float" office:value="0.389014958754605">
                <text:p>0.3890149587546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62">
                <text:p>0.0462</text:p>
              </table:table-cell>
              <table:table-cell office:value-type="float" office:value="0.401483921645369">
                <text:p>0.401483921645369</text:p>
              </table:table-cell>
              <table:table-cell office:value-type="float" office:value="0.176798405354654">
                <text:p>0.176798405354654</text:p>
              </table:table-cell>
              <table:table-cell office:value-type="float" office:value="0.392382547428027">
                <text:p>0.3923825474280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68">
                <text:p>0.0468</text:p>
              </table:table-cell>
              <table:table-cell office:value-type="float" office:value="0.404851510318791">
                <text:p>0.404851510318791</text:p>
              </table:table-cell>
              <table:table-cell office:value-type="float" office:value="0.180165994028076">
                <text:p>0.180165994028076</text:p>
              </table:table-cell>
              <table:table-cell office:value-type="float" office:value="0.395750136101449">
                <text:p>0.3957501361014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74">
                <text:p>0.0474</text:p>
              </table:table-cell>
              <table:table-cell office:value-type="float" office:value="0.408219098992213">
                <text:p>0.408219098992213</text:p>
              </table:table-cell>
              <table:table-cell office:value-type="float" office:value="0.183533582701498">
                <text:p>0.183533582701498</text:p>
              </table:table-cell>
              <table:table-cell office:value-type="float" office:value="0.399117724774871">
                <text:p>0.3991177247748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8">
                <text:p>0.048</text:p>
              </table:table-cell>
              <table:table-cell office:value-type="float" office:value="0.411586687665635">
                <text:p>0.411586687665635</text:p>
              </table:table-cell>
              <table:table-cell office:value-type="float" office:value="0.18690117137492">
                <text:p>0.18690117137492</text:p>
              </table:table-cell>
              <table:table-cell office:value-type="float" office:value="0.402485313448293">
                <text:p>0.4024853134482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86">
                <text:p>0.0486</text:p>
              </table:table-cell>
              <table:table-cell office:value-type="float" office:value="0.414954276339057">
                <text:p>0.414954276339057</text:p>
              </table:table-cell>
              <table:table-cell office:value-type="float" office:value="0.190268760048342">
                <text:p>0.190268760048342</text:p>
              </table:table-cell>
              <table:table-cell office:value-type="float" office:value="0.405852902121715">
                <text:p>0.4058529021217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92">
                <text:p>0.0492</text:p>
              </table:table-cell>
              <table:table-cell office:value-type="float" office:value="0.418321865012479">
                <text:p>0.418321865012479</text:p>
              </table:table-cell>
              <table:table-cell office:value-type="float" office:value="0.193636348721764">
                <text:p>0.193636348721764</text:p>
              </table:table-cell>
              <table:table-cell office:value-type="float" office:value="0.409220490795137">
                <text:p>0.4092204907951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98">
                <text:p>0.0498</text:p>
              </table:table-cell>
              <table:table-cell office:value-type="float" office:value="0.421689453685901">
                <text:p>0.421689453685901</text:p>
              </table:table-cell>
              <table:table-cell office:value-type="float" office:value="0.197003937395186">
                <text:p>0.197003937395186</text:p>
              </table:table-cell>
              <table:table-cell office:value-type="float" office:value="0.412588079468558">
                <text:p>0.4125880794685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04">
                <text:p>0.0504</text:p>
              </table:table-cell>
              <table:table-cell office:value-type="float" office:value="0.425057042359323">
                <text:p>0.425057042359323</text:p>
              </table:table-cell>
              <table:table-cell office:value-type="float" office:value="0.200371526068608">
                <text:p>0.200371526068608</text:p>
              </table:table-cell>
              <table:table-cell office:value-type="float" office:value="0.415955668141981">
                <text:p>0.4159556681419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1">
                <text:p>0.051</text:p>
              </table:table-cell>
              <table:table-cell office:value-type="float" office:value="0.428424631032745">
                <text:p>0.428424631032745</text:p>
              </table:table-cell>
              <table:table-cell office:value-type="float" office:value="0.20373911474203">
                <text:p>0.20373911474203</text:p>
              </table:table-cell>
              <table:table-cell office:value-type="float" office:value="0.419323256815403">
                <text:p>0.4193232568154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16">
                <text:p>0.0516</text:p>
              </table:table-cell>
              <table:table-cell office:value-type="float" office:value="0.431792219706167">
                <text:p>0.431792219706167</text:p>
              </table:table-cell>
              <table:table-cell office:value-type="float" office:value="0.207106703415452">
                <text:p>0.207106703415452</text:p>
              </table:table-cell>
              <table:table-cell office:value-type="float" office:value="0.422690845488824">
                <text:p>0.4226908454888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22">
                <text:p>0.0522</text:p>
              </table:table-cell>
              <table:table-cell office:value-type="float" office:value="0.435159808379589">
                <text:p>0.435159808379589</text:p>
              </table:table-cell>
              <table:table-cell office:value-type="float" office:value="0.210474292088874">
                <text:p>0.210474292088874</text:p>
              </table:table-cell>
              <table:table-cell office:value-type="float" office:value="0.426058434162246">
                <text:p>0.4260584341622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28">
                <text:p>0.0528</text:p>
              </table:table-cell>
              <table:table-cell office:value-type="float" office:value="0.438527397053011">
                <text:p>0.438527397053011</text:p>
              </table:table-cell>
              <table:table-cell office:value-type="float" office:value="0.213841880762296">
                <text:p>0.213841880762296</text:p>
              </table:table-cell>
              <table:table-cell office:value-type="float" office:value="0.429426022835668">
                <text:p>0.4294260228356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34">
                <text:p>0.0534</text:p>
              </table:table-cell>
              <table:table-cell office:value-type="float" office:value="0.441894985726433">
                <text:p>0.441894985726433</text:p>
              </table:table-cell>
              <table:table-cell office:value-type="float" office:value="0.217209469435718">
                <text:p>0.217209469435718</text:p>
              </table:table-cell>
              <table:table-cell office:value-type="float" office:value="0.43279361150909">
                <text:p>0.432793611509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4">
                <text:p>0.054</text:p>
              </table:table-cell>
              <table:table-cell office:value-type="float" office:value="0.445262574399855">
                <text:p>0.445262574399855</text:p>
              </table:table-cell>
              <table:table-cell office:value-type="float" office:value="0.22057705810914">
                <text:p>0.22057705810914</text:p>
              </table:table-cell>
              <table:table-cell office:value-type="float" office:value="0.436161200182512">
                <text:p>0.4361612001825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46">
                <text:p>0.0546</text:p>
              </table:table-cell>
              <table:table-cell office:value-type="float" office:value="0.448630163073277">
                <text:p>0.448630163073277</text:p>
              </table:table-cell>
              <table:table-cell office:value-type="float" office:value="0.223944646782562">
                <text:p>0.223944646782562</text:p>
              </table:table-cell>
              <table:table-cell office:value-type="float" office:value="0.439528788855934">
                <text:p>0.4395287888559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52">
                <text:p>0.0552</text:p>
              </table:table-cell>
              <table:table-cell office:value-type="float" office:value="0.451997751746699">
                <text:p>0.451997751746699</text:p>
              </table:table-cell>
              <table:table-cell office:value-type="float" office:value="0.227312235455984">
                <text:p>0.227312235455984</text:p>
              </table:table-cell>
              <table:table-cell office:value-type="float" office:value="0.442896377529356">
                <text:p>0.4428963775293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58">
                <text:p>0.0558</text:p>
              </table:table-cell>
              <table:table-cell office:value-type="float" office:value="0.45536534042012">
                <text:p>0.45536534042012</text:p>
              </table:table-cell>
              <table:table-cell office:value-type="float" office:value="0.230679824129406">
                <text:p>0.230679824129406</text:p>
              </table:table-cell>
              <table:table-cell office:value-type="float" office:value="0.446263966202778">
                <text:p>0.4462639662027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64">
                <text:p>0.0564</text:p>
              </table:table-cell>
              <table:table-cell office:value-type="float" office:value="0.458732929093542">
                <text:p>0.458732929093542</text:p>
              </table:table-cell>
              <table:table-cell office:value-type="float" office:value="0.234047412802828">
                <text:p>0.234047412802828</text:p>
              </table:table-cell>
              <table:table-cell office:value-type="float" office:value="0.4496315548762">
                <text:p>0.44963155487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7">
                <text:p>0.057</text:p>
              </table:table-cell>
              <table:table-cell office:value-type="float" office:value="0.462100517766965">
                <text:p>0.462100517766965</text:p>
              </table:table-cell>
              <table:table-cell office:value-type="float" office:value="0.23741500147625">
                <text:p>0.23741500147625</text:p>
              </table:table-cell>
              <table:table-cell office:value-type="float" office:value="0.452999143549622">
                <text:p>0.4529991435496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76">
                <text:p>0.0576</text:p>
              </table:table-cell>
              <table:table-cell office:value-type="float" office:value="0.465468106440386">
                <text:p>0.465468106440386</text:p>
              </table:table-cell>
              <table:table-cell office:value-type="float" office:value="0.240782590149672">
                <text:p>0.240782590149672</text:p>
              </table:table-cell>
              <table:table-cell office:value-type="float" office:value="0.456366732223044">
                <text:p>0.4563667322230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82">
                <text:p>0.0582</text:p>
              </table:table-cell>
              <table:table-cell office:value-type="float" office:value="0.468835695113808">
                <text:p>0.468835695113808</text:p>
              </table:table-cell>
              <table:table-cell office:value-type="float" office:value="0.244150178823094">
                <text:p>0.244150178823094</text:p>
              </table:table-cell>
              <table:table-cell office:value-type="float" office:value="0.459734320896466">
                <text:p>0.4597343208964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88">
                <text:p>0.0588</text:p>
              </table:table-cell>
              <table:table-cell office:value-type="float" office:value="0.47220328378723">
                <text:p>0.47220328378723</text:p>
              </table:table-cell>
              <table:table-cell office:value-type="float" office:value="0.247517767496516">
                <text:p>0.247517767496516</text:p>
              </table:table-cell>
              <table:table-cell office:value-type="float" office:value="0.463101909569888">
                <text:p>0.4631019095698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94">
                <text:p>0.0594</text:p>
              </table:table-cell>
              <table:table-cell office:value-type="float" office:value="0.475570872460652">
                <text:p>0.475570872460652</text:p>
              </table:table-cell>
              <table:table-cell office:value-type="float" office:value="0.250885356169938">
                <text:p>0.250885356169938</text:p>
              </table:table-cell>
              <table:table-cell office:value-type="float" office:value="0.46646949824331">
                <text:p>0.466469498243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">
                <text:p>0.06</text:p>
              </table:table-cell>
              <table:table-cell office:value-type="float" office:value="0.478938461134074">
                <text:p>0.478938461134074</text:p>
              </table:table-cell>
              <table:table-cell office:value-type="float" office:value="0.25425294484336">
                <text:p>0.25425294484336</text:p>
              </table:table-cell>
              <table:table-cell office:value-type="float" office:value="0.469837086916732">
                <text:p>0.4698370869167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431cm" svg:height="8.891cm" xlink:href=".." xlink:type="simple" chart:class="chart:scatter" chart:style-name="ch1">
        <chart:title svg:x="4.653cm" svg:y="0.313cm" chart:style-name="ch2">
          <text:p>PA Speed</text:p>
        </chart:title>
        <chart:legend chart:legend-position="bottom" svg:x="2.399cm" svg:y="8.213cm" style:legend-expansion="wide" chart:style-name="ch3"/>
        <chart:plot-area chart:style-name="ch4" table:cell-range-address="Sheet1.F347:Sheet1.I497 Sheet1.G346:Sheet1.I346" chart:data-source-has-labels="row" svg:x="1.564cm" svg:y="1.375cm" svg:width="9.639cm" svg:height="5.171cm">
          <chart:coordinate-region svg:x="2.185cm" svg:y="1.614cm" svg:width="8.686cm" svg:height="4.206cm"/>
          <chart:axis chart:dimension="x" chart:name="primary-x" chart:style-name="ch5">
            <chart:title svg:x="5.48cm" svg:y="6.724cm" chart:style-name="ch2">
              <text:p>Time (s)</text:p>
            </chart:title>
          </chart:axis>
          <chart:axis chart:dimension="y" chart:name="primary-y" chart:style-name="ch6">
            <chart:title svg:x="0.451cm" svg:y="6.464cm" chart:style-name="ch7">
              <text:p>Filament Speed (mm/s)</text:p>
            </chart:title>
            <chart:grid chart:style-name="ch8" chart:class="major"/>
          </chart:axis>
          <chart:series chart:style-name="ch9" chart:values-cell-range-address="Sheet1.G347:Sheet1.G497" chart:label-cell-address="Sheet1.G346:Sheet1.G346" chart:class="chart:scatter">
            <chart:domain table:cell-range-address="Sheet1.F347:Sheet1.F497"/>
            <chart:data-point chart:repeated="151"/>
          </chart:series>
          <chart:series chart:style-name="ch10" chart:values-cell-range-address="Sheet1.H347:Sheet1.H497" chart:label-cell-address="Sheet1.H346:Sheet1.H346" chart:class="chart:scatter">
            <chart:data-point chart:repeated="151"/>
          </chart:series>
          <chart:series chart:style-name="ch11" chart:values-cell-range-address="Sheet1.I347:Sheet1.I497" chart:label-cell-address="Sheet1.I346:Sheet1.I346" chart:class="chart:scatter">
            <chart:data-point chart:repeated="1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inear</text:p>
                <draw:g>
                  <svg:desc>Sheet1.G346:Sheet1.G346</svg:desc>
                </draw:g>
              </table:table-cell>
              <table:table-cell office:value-type="string">
                <text:p>reciprocal</text:p>
                <draw:g>
                  <svg:desc>Sheet1.H346:Sheet1.H346</svg:desc>
                </draw:g>
              </table:table-cell>
              <table:table-cell office:value-type="string">
                <text:p>tanh</text:p>
                <draw:g>
                  <svg:desc>Sheet1.I346:Sheet1.I3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">
                <text:p>-0.03</text:p>
                <draw:g>
                  <svg:desc>Sheet1.F347:Sheet1.F497</svg:desc>
                </draw:g>
              </table:table-cell>
              <table:table-cell office:value-type="float" office:value="0">
                <text:p>0</text:p>
                <draw:g>
                  <svg:desc>Sheet1.G347:Sheet1.G497</svg:desc>
                </draw:g>
              </table:table-cell>
              <table:table-cell office:value-type="float" office:value="0">
                <text:p>0</text:p>
                <draw:g>
                  <svg:desc>Sheet1.H347:Sheet1.H497</svg:desc>
                </draw:g>
              </table:table-cell>
              <table:table-cell office:value-type="float" office:value="0">
                <text:p>0</text:p>
                <draw:g>
                  <svg:desc>Sheet1.I347:Sheet1.I4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94">
                <text:p>-0.0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88">
                <text:p>-0.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82">
                <text:p>-0.0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76">
                <text:p>-0.0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7">
                <text:p>-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64">
                <text:p>-0.0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58">
                <text:p>-0.0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252">
                <text:p>-0.0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6">
                <text:p>-0.0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4">
                <text:p>-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234">
                <text:p>-0.0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228">
                <text:p>-0.0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22">
                <text:p>-0.0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16">
                <text:p>-0.0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21">
                <text:p>-0.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04">
                <text:p>-0.0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98">
                <text:p>-0.0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92">
                <text:p>-0.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86">
                <text:p>-0.0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8">
                <text:p>-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74">
                <text:p>-0.0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68">
                <text:p>-0.0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62">
                <text:p>-0.0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56">
                <text:p>-0.0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5">
                <text:p>-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44">
                <text:p>-0.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38">
                <text:p>-0.0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32">
                <text:p>-0.0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26">
                <text:p>-0.0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12">
                <text:p>-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14">
                <text:p>-0.0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08">
                <text:p>-0.0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02">
                <text:p>-0.0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96">
                <text:p>-0.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9">
                <text:p>-0.009</text:p>
              </table:table-cell>
              <table:table-cell office:value-type="float" office:value="0.0179604729249173">
                <text:p>0.0179604729249173</text:p>
              </table:table-cell>
              <table:table-cell office:value-type="float" office:value="0">
                <text:p>0</text:p>
              </table:table-cell>
              <table:table-cell office:value-type="float" office:value="0.0612894396732327">
                <text:p>0.06128943967323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84">
                <text:p>-0.0084</text:p>
              </table:table-cell>
              <table:table-cell office:value-type="float" office:value="0.0628616552372104">
                <text:p>0.0628616552372104</text:p>
              </table:table-cell>
              <table:table-cell office:value-type="float" office:value="0">
                <text:p>0</text:p>
              </table:table-cell>
              <table:table-cell office:value-type="float" office:value="0.213188651453067">
                <text:p>0.2131886514530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78">
                <text:p>-0.0078</text:p>
              </table:table-cell>
              <table:table-cell office:value-type="float" office:value="0.134703546936879">
                <text:p>0.134703546936879</text:p>
              </table:table-cell>
              <table:table-cell office:value-type="float" office:value="0">
                <text:p>0</text:p>
              </table:table-cell>
              <table:table-cell office:value-type="float" office:value="0.452514275563323">
                <text:p>0.4525142755633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72">
                <text:p>-0.0072</text:p>
              </table:table-cell>
              <table:table-cell office:value-type="float" office:value="0.233486148023924">
                <text:p>0.233486148023924</text:p>
              </table:table-cell>
              <table:table-cell office:value-type="float" office:value="0">
                <text:p>0</text:p>
              </table:table-cell>
              <table:table-cell office:value-type="float" office:value="0.774517732980767">
                <text:p>0.774517732980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66">
                <text:p>-0.0066</text:p>
              </table:table-cell>
              <table:table-cell office:value-type="float" office:value="0.359209458498345">
                <text:p>0.359209458498345</text:p>
              </table:table-cell>
              <table:table-cell office:value-type="float" office:value="0">
                <text:p>0</text:p>
              </table:table-cell>
              <table:table-cell office:value-type="float" office:value="1.17329018917929">
                <text:p>1.17329018917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6">
                <text:p>-0.006</text:p>
              </table:table-cell>
              <table:table-cell office:value-type="float" office:value="0.511873478360142">
                <text:p>0.511873478360142</text:p>
              </table:table-cell>
              <table:table-cell office:value-type="float" office:value="0">
                <text:p>0</text:p>
              </table:table-cell>
              <table:table-cell office:value-type="float" office:value="1.64221081560782">
                <text:p>1.642210815607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54">
                <text:p>-0.0054</text:p>
              </table:table-cell>
              <table:table-cell office:value-type="float" office:value="0.691478207609314">
                <text:p>0.691478207609314</text:p>
              </table:table-cell>
              <table:table-cell office:value-type="float" office:value="0">
                <text:p>0</text:p>
              </table:table-cell>
              <table:table-cell office:value-type="float" office:value="2.17437530923313">
                <text:p>2.174375309233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48">
                <text:p>-0.0048</text:p>
              </table:table-cell>
              <table:table-cell office:value-type="float" office:value="0.898023646245862">
                <text:p>0.898023646245862</text:p>
              </table:table-cell>
              <table:table-cell office:value-type="float" office:value="0">
                <text:p>0</text:p>
              </table:table-cell>
              <table:table-cell office:value-type="float" office:value="2.76295908203748">
                <text:p>2.762959082037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42">
                <text:p>-0.0042</text:p>
              </table:table-cell>
              <table:table-cell office:value-type="float" office:value="1.13150979426979">
                <text:p>1.13150979426979</text:p>
              </table:table-cell>
              <table:table-cell office:value-type="float" office:value="0">
                <text:p>0</text:p>
              </table:table-cell>
              <table:table-cell office:value-type="float" office:value="3.40149157115684">
                <text:p>3.40149157115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36">
                <text:p>-0.0036</text:p>
              </table:table-cell>
              <table:table-cell office:value-type="float" office:value="1.39193665168109">
                <text:p>1.39193665168109</text:p>
              </table:table-cell>
              <table:table-cell office:value-type="float" office:value="0">
                <text:p>0</text:p>
              </table:table-cell>
              <table:table-cell office:value-type="float" office:value="4.08403787328287">
                <text:p>4.084037873282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3">
                <text:p>-0.003</text:p>
              </table:table-cell>
              <table:table-cell office:value-type="float" office:value="1.67930421847976">
                <text:p>1.67930421847976</text:p>
              </table:table-cell>
              <table:table-cell office:value-type="float" office:value="0">
                <text:p>0</text:p>
              </table:table-cell>
              <table:table-cell office:value-type="float" office:value="4.80529762782283">
                <text:p>4.805297627822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24">
                <text:p>-0.0024</text:p>
              </table:table-cell>
              <table:table-cell office:value-type="float" office:value="1.99361249466581">
                <text:p>1.99361249466581</text:p>
              </table:table-cell>
              <table:table-cell office:value-type="float" office:value="0">
                <text:p>0</text:p>
              </table:table-cell>
              <table:table-cell office:value-type="float" office:value="5.56063811723742">
                <text:p>5.56063811723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18">
                <text:p>-0.0018</text:p>
              </table:table-cell>
              <table:table-cell office:value-type="float" office:value="2.33486148023924">
                <text:p>2.33486148023924</text:p>
              </table:table-cell>
              <table:table-cell office:value-type="float" office:value="0">
                <text:p>0</text:p>
              </table:table-cell>
              <table:table-cell office:value-type="float" office:value="6.34608022426043">
                <text:p>6.34608022426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12">
                <text:p>-0.0012</text:p>
              </table:table-cell>
              <table:table-cell office:value-type="float" office:value="2.70305117520005">
                <text:p>2.70305117520005</text:p>
              </table:table-cell>
              <table:table-cell office:value-type="float" office:value="0">
                <text:p>0</text:p>
              </table:table-cell>
              <table:table-cell office:value-type="float" office:value="7.15825416314677">
                <text:p>7.158254163146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6">
                <text:p>-0.0006</text:p>
              </table:table-cell>
              <table:table-cell office:value-type="float" office:value="3.09818157954822">
                <text:p>3.09818157954822</text:p>
              </table:table-cell>
              <table:table-cell office:value-type="float" office:value="0">
                <text:p>0</text:p>
              </table:table-cell>
              <table:table-cell office:value-type="float" office:value="7.99433858469382">
                <text:p>7.99433858469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.52025269328378">
                <text:p>3.52025269328378</text:p>
              </table:table-cell>
              <table:table-cell office:value-type="float" office:value="0">
                <text:p>0</text:p>
              </table:table-cell>
              <table:table-cell office:value-type="float" office:value="8.85199300457644">
                <text:p>8.851993004576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6">
                <text:p>0.0006</text:p>
              </table:table-cell>
              <table:table-cell office:value-type="float" office:value="4.08151747218744">
                <text:p>4.08151747218744</text:p>
              </table:table-cell>
              <table:table-cell office:value-type="float" office:value="0.112252955780733">
                <text:p>0.112252955780733</text:p>
              </table:table-cell>
              <table:table-cell office:value-type="float" office:value="9.84154318560182">
                <text:p>9.84154318560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2">
                <text:p>0.0012</text:p>
              </table:table-cell>
              <table:table-cell office:value-type="float" office:value="4.61584154170373">
                <text:p>4.61584154170373</text:p>
              </table:table-cell>
              <table:table-cell office:value-type="float" office:value="0.224505911561465">
                <text:p>0.224505911561465</text:p>
              </table:table-cell>
              <table:table-cell office:value-type="float" office:value="10.6652904422986">
                <text:p>10.6652904422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8">
                <text:p>0.0018</text:p>
              </table:table-cell>
              <table:table-cell office:value-type="float" office:value="5.12322490183264">
                <text:p>5.12322490183264</text:p>
              </table:table-cell>
              <table:table-cell office:value-type="float" office:value="0.336758867342199">
                <text:p>0.336758867342199</text:p>
              </table:table-cell>
              <table:table-cell office:value-type="float" office:value="11.3259230231886">
                <text:p>11.32592302318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4">
                <text:p>0.0024</text:p>
              </table:table-cell>
              <table:table-cell office:value-type="float" office:value="5.60366755257418">
                <text:p>5.60366755257418</text:p>
              </table:table-cell>
              <table:table-cell office:value-type="float" office:value="0.449011823122931">
                <text:p>0.449011823122931</text:p>
              </table:table-cell>
              <table:table-cell office:value-type="float" office:value="11.8299618107317">
                <text:p>11.82996181073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">
                <text:p>0.003</text:p>
              </table:table-cell>
              <table:table-cell office:value-type="float" office:value="6.05716949392834">
                <text:p>6.05716949392834</text:p>
              </table:table-cell>
              <table:table-cell office:value-type="float" office:value="0.561264778903664">
                <text:p>0.561264778903664</text:p>
              </table:table-cell>
              <table:table-cell office:value-type="float" office:value="12.1870274045814">
                <text:p>12.1870274045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6">
                <text:p>0.0036</text:p>
              </table:table-cell>
              <table:table-cell office:value-type="float" office:value="6.48373072589512">
                <text:p>6.48373072589512</text:p>
              </table:table-cell>
              <table:table-cell office:value-type="float" office:value="0.673517734684397">
                <text:p>0.673517734684397</text:p>
              </table:table-cell>
              <table:table-cell office:value-type="float" office:value="12.4089337786421">
                <text:p>12.40893377864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2">
                <text:p>0.0042</text:p>
              </table:table-cell>
              <table:table-cell office:value-type="float" office:value="6.88335124847453">
                <text:p>6.88335124847453</text:p>
              </table:table-cell>
              <table:table-cell office:value-type="float" office:value="0.785770690465129">
                <text:p>0.785770690465129</text:p>
              </table:table-cell>
              <table:table-cell office:value-type="float" office:value="12.508748127878">
                <text:p>12.5087481278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8">
                <text:p>0.0048</text:p>
              </table:table-cell>
              <table:table-cell office:value-type="float" office:value="7.25603106166656">
                <text:p>7.25603106166656</text:p>
              </table:table-cell>
              <table:table-cell office:value-type="float" office:value="0.898023646245862">
                <text:p>0.898023646245862</text:p>
              </table:table-cell>
              <table:table-cell office:value-type="float" office:value="12.4999351157769">
                <text:p>12.49993511577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4">
                <text:p>0.0054</text:p>
              </table:table-cell>
              <table:table-cell office:value-type="float" office:value="7.60177016547122">
                <text:p>7.60177016547122</text:p>
              </table:table-cell>
              <table:table-cell office:value-type="float" office:value="1.01027660202659">
                <text:p>1.01027660202659</text:p>
              </table:table-cell>
              <table:table-cell office:value-type="float" office:value="12.3956620374689">
                <text:p>12.39566203746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6">
                <text:p>0.006</text:p>
              </table:table-cell>
              <table:table-cell office:value-type="float" office:value="7.92056855988851">
                <text:p>7.92056855988851</text:p>
              </table:table-cell>
              <table:table-cell office:value-type="float" office:value="1.12252955780733">
                <text:p>1.12252955780733</text:p>
              </table:table-cell>
              <table:table-cell office:value-type="float" office:value="12.208296197095">
                <text:p>12.2082961970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6">
                <text:p>0.0066</text:p>
              </table:table-cell>
              <table:table-cell office:value-type="float" office:value="8.2124262449184">
                <text:p>8.2124262449184</text:p>
              </table:table-cell>
              <table:table-cell office:value-type="float" office:value="1.23478251358806">
                <text:p>1.23478251358806</text:p>
              </table:table-cell>
              <table:table-cell office:value-type="float" office:value="11.9490892486873">
                <text:p>11.94908924868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72">
                <text:p>0.0072</text:p>
              </table:table-cell>
              <table:table-cell office:value-type="float" office:value="8.47734322056093">
                <text:p>8.47734322056093</text:p>
              </table:table-cell>
              <table:table-cell office:value-type="float" office:value="1.34703546936879">
                <text:p>1.34703546936879</text:p>
              </table:table-cell>
              <table:table-cell office:value-type="float" office:value="11.6280204831203">
                <text:p>11.62802048312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78">
                <text:p>0.0078</text:p>
              </table:table-cell>
              <table:table-cell office:value-type="float" office:value="8.71531948681609">
                <text:p>8.71531948681609</text:p>
              </table:table-cell>
              <table:table-cell office:value-type="float" office:value="1.45928842514953">
                <text:p>1.45928842514953</text:p>
              </table:table-cell>
              <table:table-cell office:value-type="float" office:value="11.2537614190483">
                <text:p>11.25376141904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84">
                <text:p>0.0084</text:p>
              </table:table-cell>
              <table:table-cell office:value-type="float" office:value="8.92635504368386">
                <text:p>8.92635504368386</text:p>
              </table:table-cell>
              <table:table-cell office:value-type="float" office:value="1.57154138093026">
                <text:p>1.57154138093026</text:p>
              </table:table-cell>
              <table:table-cell office:value-type="float" office:value="10.8337239709061">
                <text:p>10.83372397090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">
                <text:p>0.009</text:p>
              </table:table-cell>
              <table:table-cell office:value-type="float" office:value="9.1104498911643">
                <text:p>9.1104498911643</text:p>
              </table:table-cell>
              <table:table-cell office:value-type="float" office:value="1.68379433671099">
                <text:p>1.68379433671099</text:p>
              </table:table-cell>
              <table:table-cell office:value-type="float" office:value="10.374159782039">
                <text:p>10.3741597820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6">
                <text:p>0.0096</text:p>
              </table:table-cell>
              <table:table-cell office:value-type="float" office:value="9.26760402925729">
                <text:p>9.26760402925729</text:p>
              </table:table-cell>
              <table:table-cell office:value-type="float" office:value="1.79604729249172">
                <text:p>1.79604729249172</text:p>
              </table:table-cell>
              <table:table-cell office:value-type="float" office:value="9.8802856971672">
                <text:p>9.8802856971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2">
                <text:p>0.0102</text:p>
              </table:table-cell>
              <table:table-cell office:value-type="float" office:value="9.39781745796294">
                <text:p>9.39781745796294</text:p>
              </table:table-cell>
              <table:table-cell office:value-type="float" office:value="1.90830024827246">
                <text:p>1.90830024827246</text:p>
              </table:table-cell>
              <table:table-cell office:value-type="float" office:value="9.35641768392892">
                <text:p>9.356417683928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08">
                <text:p>0.0108</text:p>
              </table:table-cell>
              <table:table-cell office:value-type="float" office:value="9.51007041374368">
                <text:p>9.51007041374368</text:p>
              </table:table-cell>
              <table:table-cell office:value-type="float" office:value="2.02055320405319">
                <text:p>2.02055320405319</text:p>
              </table:table-cell>
              <table:table-cell office:value-type="float" office:value="8.83674645496458">
                <text:p>8.836746454964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14">
                <text:p>0.0114</text:p>
              </table:table-cell>
              <table:table-cell office:value-type="float" office:value="9.62232336952441">
                <text:p>9.62232336952441</text:p>
              </table:table-cell>
              <table:table-cell office:value-type="float" office:value="2.13280615983392">
                <text:p>2.13280615983392</text:p>
              </table:table-cell>
              <table:table-cell office:value-type="float" office:value="8.38479645772624">
                <text:p>8.38479645772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">
                <text:p>0.012</text:p>
              </table:table-cell>
              <table:table-cell office:value-type="float" office:value="9.73457632530514">
                <text:p>9.73457632530514</text:p>
              </table:table-cell>
              <table:table-cell office:value-type="float" office:value="2.24505911561465">
                <text:p>2.24505911561465</text:p>
              </table:table-cell>
              <table:table-cell office:value-type="float" office:value="8.00033927884622">
                <text:p>8.000339278846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26">
                <text:p>0.0126</text:p>
              </table:table-cell>
              <table:table-cell office:value-type="float" office:value="9.84682928108588">
                <text:p>9.84682928108588</text:p>
              </table:table-cell>
              <table:table-cell office:value-type="float" office:value="2.35731207139539">
                <text:p>2.35731207139539</text:p>
              </table:table-cell>
              <table:table-cell office:value-type="float" office:value="7.68101969540205">
                <text:p>7.681019695402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32">
                <text:p>0.0132</text:p>
              </table:table-cell>
              <table:table-cell office:value-type="float" office:value="9.95908223686661">
                <text:p>9.95908223686661</text:p>
              </table:table-cell>
              <table:table-cell office:value-type="float" office:value="2.46956502717612">
                <text:p>2.46956502717612</text:p>
              </table:table-cell>
              <table:table-cell office:value-type="float" office:value="7.42281081896765">
                <text:p>7.42281081896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38">
                <text:p>0.0138</text:p>
              </table:table-cell>
              <table:table-cell office:value-type="float" office:value="10.0713351926473">
                <text:p>10.0713351926473</text:p>
              </table:table-cell>
              <table:table-cell office:value-type="float" office:value="2.58181798295685">
                <text:p>2.58181798295685</text:p>
              </table:table-cell>
              <table:table-cell office:value-type="float" office:value="7.22052314559953">
                <text:p>7.220523145599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44">
                <text:p>0.0144</text:p>
              </table:table-cell>
              <table:table-cell office:value-type="float" office:value="10.1835881484281">
                <text:p>10.1835881484281</text:p>
              </table:table-cell>
              <table:table-cell office:value-type="float" office:value="2.69407093873759">
                <text:p>2.69407093873759</text:p>
              </table:table-cell>
              <table:table-cell office:value-type="float" office:value="7.06830233337267">
                <text:p>7.068302333372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5">
                <text:p>0.015</text:p>
              </table:table-cell>
              <table:table-cell office:value-type="float" office:value="10.2958411042088">
                <text:p>10.2958411042088</text:p>
              </table:table-cell>
              <table:table-cell office:value-type="float" office:value="2.80632389451832">
                <text:p>2.80632389451832</text:p>
              </table:table-cell>
              <table:table-cell office:value-type="float" office:value="6.96006468909508">
                <text:p>6.96006468909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6">
                <text:p>0.0156</text:p>
              </table:table-cell>
              <table:table-cell office:value-type="float" office:value="10.4080940599895">
                <text:p>10.4080940599895</text:p>
              </table:table-cell>
              <table:table-cell office:value-type="float" office:value="2.91857685029905">
                <text:p>2.91857685029905</text:p>
              </table:table-cell>
              <table:table-cell office:value-type="float" office:value="6.88984074604498">
                <text:p>6.889840746044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62">
                <text:p>0.0162</text:p>
              </table:table-cell>
              <table:table-cell office:value-type="float" office:value="10.5203470157703">
                <text:p>10.5203470157703</text:p>
              </table:table-cell>
              <table:table-cell office:value-type="float" office:value="3.03082980607978">
                <text:p>3.03082980607978</text:p>
              </table:table-cell>
              <table:table-cell office:value-type="float" office:value="6.85201838553445">
                <text:p>6.85201838553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68">
                <text:p>0.0168</text:p>
              </table:table-cell>
              <table:table-cell office:value-type="float" office:value="10.6325999715511">
                <text:p>10.6325999715511</text:p>
              </table:table-cell>
              <table:table-cell office:value-type="float" office:value="3.14308276186052">
                <text:p>3.14308276186052</text:p>
              </table:table-cell>
              <table:table-cell office:value-type="float" office:value="6.84149281454512">
                <text:p>6.841492814545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74">
                <text:p>0.0174</text:p>
              </table:table-cell>
              <table:table-cell office:value-type="float" office:value="10.7448529273317">
                <text:p>10.7448529273317</text:p>
              </table:table-cell>
              <table:table-cell office:value-type="float" office:value="3.25533571764125">
                <text:p>3.25533571764125</text:p>
              </table:table-cell>
              <table:table-cell office:value-type="float" office:value="6.85373978092929">
                <text:p>6.85373978092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8">
                <text:p>0.018</text:p>
              </table:table-cell>
              <table:table-cell office:value-type="float" office:value="10.8571058831125">
                <text:p>10.8571058831125</text:p>
              </table:table-cell>
              <table:table-cell office:value-type="float" office:value="3.36758867342198">
                <text:p>3.36758867342198</text:p>
              </table:table-cell>
              <table:table-cell office:value-type="float" office:value="6.88483151173281">
                <text:p>6.884831511732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6">
                <text:p>0.0186</text:p>
              </table:table-cell>
              <table:table-cell office:value-type="float" office:value="10.9693588388932">
                <text:p>10.9693588388932</text:p>
              </table:table-cell>
              <table:table-cell office:value-type="float" office:value="3.47984162920271">
                <text:p>3.47984162920271</text:p>
              </table:table-cell>
              <table:table-cell office:value-type="float" office:value="6.93141389538137">
                <text:p>6.931413895381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92">
                <text:p>0.0192</text:p>
              </table:table-cell>
              <table:table-cell office:value-type="float" office:value="11.081611794674">
                <text:p>11.081611794674</text:p>
              </table:table-cell>
              <table:table-cell office:value-type="float" office:value="3.59209458498345">
                <text:p>3.59209458498345</text:p>
              </table:table-cell>
              <table:table-cell office:value-type="float" office:value="6.99066033178051">
                <text:p>6.990660331780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98">
                <text:p>0.0198</text:p>
              </table:table-cell>
              <table:table-cell office:value-type="float" office:value="11.1938647504547">
                <text:p>11.1938647504547</text:p>
              </table:table-cell>
              <table:table-cell office:value-type="float" office:value="3.70434754076418">
                <text:p>3.70434754076418</text:p>
              </table:table-cell>
              <table:table-cell office:value-type="float" office:value="7.06021390923998">
                <text:p>7.06021390923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4">
                <text:p>0.0204</text:p>
              </table:table-cell>
              <table:table-cell office:value-type="float" office:value="11.3061177062354">
                <text:p>11.3061177062354</text:p>
              </table:table-cell>
              <table:table-cell office:value-type="float" office:value="3.81660049654491">
                <text:p>3.81660049654491</text:p>
              </table:table-cell>
              <table:table-cell office:value-type="float" office:value="7.13812601715593">
                <text:p>7.138126017155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1">
                <text:p>0.021</text:p>
              </table:table-cell>
              <table:table-cell office:value-type="float" office:value="11.4004101890912">
                <text:p>11.4004101890912</text:p>
              </table:table-cell>
              <table:table-cell office:value-type="float" office:value="3.92885345232565">
                <text:p>3.92885345232565</text:p>
              </table:table-cell>
              <table:table-cell office:value-type="float" office:value="7.21516080343621">
                <text:p>7.215160803436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16">
                <text:p>0.0216</text:p>
              </table:table-cell>
              <table:table-cell office:value-type="float" office:value="11.4677619625597">
                <text:p>11.4677619625597</text:p>
              </table:table-cell>
              <table:table-cell office:value-type="float" office:value="4.04110640810638">
                <text:p>4.04110640810638</text:p>
              </table:table-cell>
              <table:table-cell office:value-type="float" office:value="7.28619418973435">
                <text:p>7.286194189734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2">
                <text:p>0.0222</text:p>
              </table:table-cell>
              <table:table-cell office:value-type="float" office:value="11.5081730266407">
                <text:p>11.5081730266407</text:p>
              </table:table-cell>
              <table:table-cell office:value-type="float" office:value="4.15335936388711">
                <text:p>4.15335936388711</text:p>
              </table:table-cell>
              <table:table-cell office:value-type="float" office:value="7.35016439358272">
                <text:p>7.350164393582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8">
                <text:p>0.0228</text:p>
              </table:table-cell>
              <table:table-cell office:value-type="float" office:value="11.5216433813344">
                <text:p>11.5216433813344</text:p>
              </table:table-cell>
              <table:table-cell office:value-type="float" office:value="4.26561231966785">
                <text:p>4.26561231966785</text:p>
              </table:table-cell>
              <table:table-cell office:value-type="float" office:value="7.40621112634769">
                <text:p>7.406211126347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34">
                <text:p>0.0234</text:p>
              </table:table-cell>
              <table:table-cell office:value-type="float" office:value="11.5081730266407">
                <text:p>11.5081730266407</text:p>
              </table:table-cell>
              <table:table-cell office:value-type="float" office:value="4.37786527544858">
                <text:p>4.37786527544858</text:p>
              </table:table-cell>
              <table:table-cell office:value-type="float" office:value="7.45363931671193">
                <text:p>7.453639316711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4">
                <text:p>0.024</text:p>
              </table:table-cell>
              <table:table-cell office:value-type="float" office:value="11.4677619625596">
                <text:p>11.4677619625596</text:p>
              </table:table-cell>
              <table:table-cell office:value-type="float" office:value="4.49011823122931">
                <text:p>4.49011823122931</text:p>
              </table:table-cell>
              <table:table-cell office:value-type="float" office:value="7.49188864575534">
                <text:p>7.491888645755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46">
                <text:p>0.0246</text:p>
              </table:table-cell>
              <table:table-cell office:value-type="float" office:value="11.4004101890912">
                <text:p>11.4004101890912</text:p>
              </table:table-cell>
              <table:table-cell office:value-type="float" office:value="4.60237118701004">
                <text:p>4.60237118701004</text:p>
              </table:table-cell>
              <table:table-cell office:value-type="float" office:value="7.52050823691628">
                <text:p>7.520508236916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52">
                <text:p>0.0252</text:p>
              </table:table-cell>
              <table:table-cell office:value-type="float" office:value="11.3061177062354">
                <text:p>11.3061177062354</text:p>
              </table:table-cell>
              <table:table-cell office:value-type="float" office:value="4.71462414279078">
                <text:p>4.71462414279078</text:p>
              </table:table-cell>
              <table:table-cell office:value-type="float" office:value="7.53913580277034">
                <text:p>7.539135802770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8">
                <text:p>0.0258</text:p>
              </table:table-cell>
              <table:table-cell office:value-type="float" office:value="11.1848845139922">
                <text:p>11.1848845139922</text:p>
              </table:table-cell>
              <table:table-cell office:value-type="float" office:value="4.8268770985715">
                <text:p>4.8268770985715</text:p>
              </table:table-cell>
              <table:table-cell office:value-type="float" office:value="7.54748057464533">
                <text:p>7.547480574645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64">
                <text:p>0.0264</text:p>
              </table:table-cell>
              <table:table-cell office:value-type="float" office:value="11.0367106123617">
                <text:p>11.0367106123617</text:p>
              </table:table-cell>
              <table:table-cell office:value-type="float" office:value="4.93913005435225">
                <text:p>4.93913005435225</text:p>
              </table:table-cell>
              <table:table-cell office:value-type="float" office:value="7.5453093994469">
                <text:p>7.54530939944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7">
                <text:p>0.027</text:p>
              </table:table-cell>
              <table:table-cell office:value-type="float" office:value="10.8615960013436">
                <text:p>10.8615960013436</text:p>
              </table:table-cell>
              <table:table-cell office:value-type="float" office:value="5.05138301013298">
                <text:p>5.05138301013298</text:p>
              </table:table-cell>
              <table:table-cell office:value-type="float" office:value="7.5324354610537">
                <text:p>7.5324354610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76">
                <text:p>0.0276</text:p>
              </table:table-cell>
              <table:table-cell office:value-type="float" office:value="10.6595406809383">
                <text:p>10.6595406809383</text:p>
              </table:table-cell>
              <table:table-cell office:value-type="float" office:value="5.1636359659137">
                <text:p>5.1636359659137</text:p>
              </table:table-cell>
              <table:table-cell office:value-type="float" office:value="7.50870915952949">
                <text:p>7.508709159529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82">
                <text:p>0.0282</text:p>
              </table:table-cell>
              <table:table-cell office:value-type="float" office:value="10.4305446511457">
                <text:p>10.4305446511457</text:p>
              </table:table-cell>
              <table:table-cell office:value-type="float" office:value="5.27588892169443">
                <text:p>5.27588892169443</text:p>
              </table:table-cell>
              <table:table-cell office:value-type="float" office:value="7.47401075363049">
                <text:p>7.474010753630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88">
                <text:p>0.0288</text:p>
              </table:table-cell>
              <table:table-cell office:value-type="float" office:value="10.1746079119656">
                <text:p>10.1746079119656</text:p>
              </table:table-cell>
              <table:table-cell office:value-type="float" office:value="5.38814187747518">
                <text:p>5.38814187747518</text:p>
              </table:table-cell>
              <table:table-cell office:value-type="float" office:value="7.42824443739585">
                <text:p>7.428244437395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94">
                <text:p>0.0294</text:p>
              </table:table-cell>
              <table:table-cell office:value-type="float" office:value="9.89173046339812">
                <text:p>9.89173046339812</text:p>
              </table:table-cell>
              <table:table-cell office:value-type="float" office:value="5.5003948332559">
                <text:p>5.5003948332559</text:p>
              </table:table-cell>
              <table:table-cell office:value-type="float" office:value="7.37133357875434">
                <text:p>7.371333578754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">
                <text:p>0.03</text:p>
              </table:table-cell>
              <table:table-cell office:value-type="float" office:value="9.5819123054434">
                <text:p>9.5819123054434</text:p>
              </table:table-cell>
              <table:table-cell office:value-type="float" office:value="5.61264778903663">
                <text:p>5.61264778903663</text:p>
              </table:table-cell>
              <table:table-cell office:value-type="float" office:value="7.30321689694807">
                <text:p>7.303216896948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06">
                <text:p>0.0306</text:p>
              </table:table-cell>
              <table:table-cell office:value-type="float" office:value="9.13290048232041">
                <text:p>9.13290048232041</text:p>
              </table:table-cell>
              <table:table-cell office:value-type="float" office:value="5.61264778903663">
                <text:p>5.61264778903663</text:p>
              </table:table-cell>
              <table:table-cell office:value-type="float" office:value="7.11159244091902">
                <text:p>7.111592440919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12">
                <text:p>0.0312</text:p>
              </table:table-cell>
              <table:table-cell office:value-type="float" office:value="8.71082936858484">
                <text:p>8.71082936858484</text:p>
              </table:table-cell>
              <table:table-cell office:value-type="float" office:value="5.61264778903663">
                <text:p>5.61264778903663</text:p>
              </table:table-cell>
              <table:table-cell office:value-type="float" office:value="6.93158132390524">
                <text:p>6.931581323905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18">
                <text:p>0.0318</text:p>
              </table:table-cell>
              <table:table-cell office:value-type="float" office:value="8.31569896423662">
                <text:p>8.31569896423662</text:p>
              </table:table-cell>
              <table:table-cell office:value-type="float" office:value="5.61264778903663">
                <text:p>5.61264778903663</text:p>
              </table:table-cell>
              <table:table-cell office:value-type="float" office:value="6.76315068727035">
                <text:p>6.763150687270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24">
                <text:p>0.0324</text:p>
              </table:table-cell>
              <table:table-cell office:value-type="float" office:value="7.94750926927592">
                <text:p>7.94750926927592</text:p>
              </table:table-cell>
              <table:table-cell office:value-type="float" office:value="5.61264778903663">
                <text:p>5.61264778903663</text:p>
              </table:table-cell>
              <table:table-cell office:value-type="float" office:value="6.60627427013644">
                <text:p>6.606274270136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3">
                <text:p>0.033</text:p>
              </table:table-cell>
              <table:table-cell office:value-type="float" office:value="7.60626028370237">
                <text:p>7.60626028370237</text:p>
              </table:table-cell>
              <table:table-cell office:value-type="float" office:value="5.61264778903663">
                <text:p>5.61264778903663</text:p>
              </table:table-cell>
              <table:table-cell office:value-type="float" office:value="6.46093108617333">
                <text:p>6.46093108617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36">
                <text:p>0.0336</text:p>
              </table:table-cell>
              <table:table-cell office:value-type="float" office:value="7.29195200751635">
                <text:p>7.29195200751635</text:p>
              </table:table-cell>
              <table:table-cell office:value-type="float" office:value="5.61264778903663">
                <text:p>5.61264778903663</text:p>
              </table:table-cell>
              <table:table-cell office:value-type="float" office:value="6.32710436519681">
                <text:p>6.327104365196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42">
                <text:p>0.0342</text:p>
              </table:table-cell>
              <table:table-cell office:value-type="float" office:value="7.00458444071776">
                <text:p>7.00458444071776</text:p>
              </table:table-cell>
              <table:table-cell office:value-type="float" office:value="5.61264778903663">
                <text:p>5.61264778903663</text:p>
              </table:table-cell>
              <table:table-cell office:value-type="float" office:value="6.20478070678517">
                <text:p>6.204780706785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48">
                <text:p>0.0348</text:p>
              </table:table-cell>
              <table:table-cell office:value-type="float" office:value="6.74415758330641">
                <text:p>6.74415758330641</text:p>
              </table:table-cell>
              <table:table-cell office:value-type="float" office:value="5.61264778903663">
                <text:p>5.61264778903663</text:p>
              </table:table-cell>
              <table:table-cell office:value-type="float" office:value="6.09394940357546">
                <text:p>6.093949403575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54">
                <text:p>0.0354</text:p>
              </table:table-cell>
              <table:table-cell office:value-type="float" office:value="6.5106714352825">
                <text:p>6.5106714352825</text:p>
              </table:table-cell>
              <table:table-cell office:value-type="float" office:value="5.61264778903663">
                <text:p>5.61264778903663</text:p>
              </table:table-cell>
              <table:table-cell office:value-type="float" office:value="5.99460190030414">
                <text:p>5.994601900304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6">
                <text:p>0.036</text:p>
              </table:table-cell>
              <table:table-cell office:value-type="float" office:value="6.30412599664593">
                <text:p>6.30412599664593</text:p>
              </table:table-cell>
              <table:table-cell office:value-type="float" office:value="5.61264778903663">
                <text:p>5.61264778903663</text:p>
              </table:table-cell>
              <table:table-cell office:value-type="float" office:value="5.90673136141788">
                <text:p>5.906731361417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66">
                <text:p>0.0366</text:p>
              </table:table-cell>
              <table:table-cell office:value-type="float" office:value="6.12452126739678">
                <text:p>6.12452126739678</text:p>
              </table:table-cell>
              <table:table-cell office:value-type="float" office:value="5.61264778903663">
                <text:p>5.61264778903663</text:p>
              </table:table-cell>
              <table:table-cell office:value-type="float" office:value="5.83033232549731">
                <text:p>5.830332325497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72">
                <text:p>0.0372</text:p>
              </table:table-cell>
              <table:table-cell office:value-type="float" office:value="5.97185724753498">
                <text:p>5.97185724753498</text:p>
              </table:table-cell>
              <table:table-cell office:value-type="float" office:value="5.61264778903663">
                <text:p>5.61264778903663</text:p>
              </table:table-cell>
              <table:table-cell office:value-type="float" office:value="5.76540042908598">
                <text:p>5.765400429085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78">
                <text:p>0.0378</text:p>
              </table:table-cell>
              <table:table-cell office:value-type="float" office:value="5.84613393706052">
                <text:p>5.84613393706052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7119321859996">
                <text:p>5.71193218599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84">
                <text:p>0.0384</text:p>
              </table:table-cell>
              <table:table-cell office:value-type="float" office:value="5.74735133597358">
                <text:p>5.74735133597358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699248109778">
                <text:p>5.66992481097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9">
                <text:p>0.039</text:p>
              </table:table-cell>
              <table:table-cell office:value-type="float" office:value="5.67550944427388">
                <text:p>5.67550944427388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3937607877596">
                <text:p>5.639376078775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96">
                <text:p>0.0396</text:p>
              </table:table-cell>
              <table:table-cell office:value-type="float" office:value="5.63060826196153">
                <text:p>5.63060826196153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2028421157758">
                <text:p>5.620284211577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02">
                <text:p>0.0402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08">
                <text:p>0.0408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14">
                <text:p>0.0414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2">
                <text:p>0.042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26">
                <text:p>0.0426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32">
                <text:p>0.0432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38">
                <text:p>0.0438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44">
                <text:p>0.0444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">
                <text:p>0.045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56">
                <text:p>0.0456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62">
                <text:p>0.0462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68">
                <text:p>0.0468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74">
                <text:p>0.0474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8">
                <text:p>0.048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86">
                <text:p>0.0486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92">
                <text:p>0.0492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98">
                <text:p>0.0498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04">
                <text:p>0.0504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1">
                <text:p>0.051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16">
                <text:p>0.0516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22">
                <text:p>0.0522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28">
                <text:p>0.0528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34">
                <text:p>0.0534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4">
                <text:p>0.054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46">
                <text:p>0.0546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52">
                <text:p>0.0552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58">
                <text:p>0.0558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64">
                <text:p>0.0564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7">
                <text:p>0.057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76">
                <text:p>0.0576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82">
                <text:p>0.0582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7">
                <text:p>5.61264778903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88">
                <text:p>0.0588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94">
                <text:p>0.0594</text:p>
              </table:table-cell>
              <table:table-cell office:value-type="float" office:value="5.6126477890367">
                <text:p>5.6126477890367</text:p>
              </table:table-cell>
              <table:table-cell office:value-type="float" office:value="5.61264778903665">
                <text:p>5.61264778903665</text:p>
              </table:table-cell>
              <table:table-cell office:value-type="float" office:value="5.6126477890366">
                <text:p>5.61264778903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">
                <text:p>0.06</text:p>
              </table:table-cell>
              <table:table-cell office:value-type="float" office:value="5.61264778903651">
                <text:p>5.61264778903651</text:p>
              </table:table-cell>
              <table:table-cell office:value-type="float" office:value="5.6126477890366">
                <text:p>5.6126477890366</text:p>
              </table:table-cell>
              <table:table-cell office:value-type="float" office:value="5.6126477890367">
                <text:p>5.61264778903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431cm" svg:height="8.891cm" xlink:href=".." xlink:type="simple" chart:class="chart:scatter" chart:style-name="ch1">
        <chart:title svg:x="4.759cm" svg:y="0.313cm" chart:style-name="ch2">
          <text:p>PA Accel</text:p>
        </chart:title>
        <chart:legend chart:legend-position="bottom" svg:x="2.399cm" svg:y="8.213cm" style:legend-expansion="wide" chart:style-name="ch3"/>
        <chart:plot-area chart:style-name="ch4" table:cell-range-address="Sheet1.J347:Sheet1.M497 Sheet1.K346:Sheet1.M346" chart:data-source-has-labels="row" svg:x="1.564cm" svg:y="1.375cm" svg:width="9.639cm" svg:height="5.171cm">
          <chart:coordinate-region svg:x="2.688cm" svg:y="1.614cm" svg:width="8.183cm" svg:height="4.206cm"/>
          <chart:axis chart:dimension="x" chart:name="primary-x" chart:style-name="ch5">
            <chart:title svg:x="5.48cm" svg:y="6.724cm" chart:style-name="ch2">
              <text:p>Time (s)</text:p>
            </chart:title>
          </chart:axis>
          <chart:axis chart:dimension="y" chart:name="primary-y" chart:style-name="ch6">
            <chart:title svg:x="0.451cm" svg:y="6.623cm" chart:style-name="ch7">
              <text:p>Filament Accel (mm/s^2)</text:p>
            </chart:title>
            <chart:grid chart:style-name="ch8" chart:class="major"/>
          </chart:axis>
          <chart:series chart:style-name="ch9" chart:values-cell-range-address="Sheet1.K347:Sheet1.K497" chart:label-cell-address="Sheet1.K346:Sheet1.K346" chart:class="chart:scatter">
            <chart:domain table:cell-range-address="Sheet1.J347:Sheet1.J497"/>
            <chart:data-point chart:repeated="151"/>
          </chart:series>
          <chart:series chart:style-name="ch10" chart:values-cell-range-address="Sheet1.L347:Sheet1.L497" chart:label-cell-address="Sheet1.L346:Sheet1.L346" chart:class="chart:scatter">
            <chart:data-point chart:repeated="151"/>
          </chart:series>
          <chart:series chart:style-name="ch11" chart:values-cell-range-address="Sheet1.M347:Sheet1.M497" chart:label-cell-address="Sheet1.M346:Sheet1.M346" chart:class="chart:scatter">
            <chart:data-point chart:repeated="1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inear</text:p>
                <draw:g>
                  <svg:desc>Sheet1.K346:Sheet1.K346</svg:desc>
                </draw:g>
              </table:table-cell>
              <table:table-cell office:value-type="string">
                <text:p>reciprocal</text:p>
                <draw:g>
                  <svg:desc>Sheet1.L346:Sheet1.L346</svg:desc>
                </draw:g>
              </table:table-cell>
              <table:table-cell office:value-type="string">
                <text:p>tanh</text:p>
                <draw:g>
                  <svg:desc>Sheet1.M346:Sheet1.M3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">
                <text:p>-0.03</text:p>
                <draw:g>
                  <svg:desc>Sheet1.J347:Sheet1.J497</svg:desc>
                </draw:g>
              </table:table-cell>
              <table:table-cell office:value-type="float" office:value="0">
                <text:p>0</text:p>
                <draw:g>
                  <svg:desc>Sheet1.K347:Sheet1.K497</svg:desc>
                </draw:g>
              </table:table-cell>
              <table:table-cell office:value-type="float" office:value="0">
                <text:p>0</text:p>
                <draw:g>
                  <svg:desc>Sheet1.L347:Sheet1.L497</svg:desc>
                </draw:g>
              </table:table-cell>
              <table:table-cell office:value-type="float" office:value="0">
                <text:p>0</text:p>
                <draw:g>
                  <svg:desc>Sheet1.M347:Sheet1.M4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94">
                <text:p>-0.0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88">
                <text:p>-0.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82">
                <text:p>-0.0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76">
                <text:p>-0.0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7">
                <text:p>-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64">
                <text:p>-0.0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58">
                <text:p>-0.0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252">
                <text:p>-0.0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6">
                <text:p>-0.0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4">
                <text:p>-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234">
                <text:p>-0.0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228">
                <text:p>-0.0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22">
                <text:p>-0.0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16">
                <text:p>-0.0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21">
                <text:p>-0.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04">
                <text:p>-0.0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98">
                <text:p>-0.0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92">
                <text:p>-0.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86">
                <text:p>-0.0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8">
                <text:p>-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74">
                <text:p>-0.0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68">
                <text:p>-0.0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62">
                <text:p>-0.0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56">
                <text:p>-0.0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5">
                <text:p>-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44">
                <text:p>-0.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38">
                <text:p>-0.0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32">
                <text:p>-0.0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26">
                <text:p>-0.0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12">
                <text:p>-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14">
                <text:p>-0.0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08">
                <text:p>-0.0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02">
                <text:p>-0.0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96">
                <text:p>-0.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9">
                <text:p>-0.009</text:p>
              </table:table-cell>
              <table:table-cell office:value-type="float" office:value="29.9341215415288">
                <text:p>29.9341215415288</text:p>
              </table:table-cell>
              <table:table-cell office:value-type="float" office:value="0">
                <text:p>0</text:p>
              </table:table-cell>
              <table:table-cell office:value-type="float" office:value="102.149066122054">
                <text:p>102.1490661220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84">
                <text:p>-0.0084</text:p>
              </table:table-cell>
              <table:table-cell office:value-type="float" office:value="74.8353038538219">
                <text:p>74.8353038538219</text:p>
              </table:table-cell>
              <table:table-cell office:value-type="float" office:value="0">
                <text:p>0</text:p>
              </table:table-cell>
              <table:table-cell office:value-type="float" office:value="253.165352966391">
                <text:p>253.1653529663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78">
                <text:p>-0.0078</text:p>
              </table:table-cell>
              <table:table-cell office:value-type="float" office:value="119.736486166115">
                <text:p>119.736486166115</text:p>
              </table:table-cell>
              <table:table-cell office:value-type="float" office:value="0">
                <text:p>0</text:p>
              </table:table-cell>
              <table:table-cell office:value-type="float" office:value="398.876040183759">
                <text:p>398.8760401837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72">
                <text:p>-0.0072</text:p>
              </table:table-cell>
              <table:table-cell office:value-type="float" office:value="164.637668478408">
                <text:p>164.637668478408</text:p>
              </table:table-cell>
              <table:table-cell office:value-type="float" office:value="0">
                <text:p>0</text:p>
              </table:table-cell>
              <table:table-cell office:value-type="float" office:value="536.672429029073">
                <text:p>536.6724290290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66">
                <text:p>-0.0066</text:p>
              </table:table-cell>
              <table:table-cell office:value-type="float" office:value="209.538850790701">
                <text:p>209.538850790701</text:p>
              </table:table-cell>
              <table:table-cell office:value-type="float" office:value="0">
                <text:p>0</text:p>
              </table:table-cell>
              <table:table-cell office:value-type="float" office:value="664.62076033087">
                <text:p>664.620760330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6">
                <text:p>-0.006</text:p>
              </table:table-cell>
              <table:table-cell office:value-type="float" office:value="254.440033102994">
                <text:p>254.440033102994</text:p>
              </table:table-cell>
              <table:table-cell office:value-type="float" office:value="0">
                <text:p>0</text:p>
              </table:table-cell>
              <table:table-cell office:value-type="float" office:value="781.534377380893">
                <text:p>781.534377380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54">
                <text:p>-0.0054</text:p>
              </table:table-cell>
              <table:table-cell office:value-type="float" office:value="299.341215415287">
                <text:p>299.341215415287</text:p>
              </table:table-cell>
              <table:table-cell office:value-type="float" office:value="0">
                <text:p>0</text:p>
              </table:table-cell>
              <table:table-cell office:value-type="float" office:value="886.940822708841">
                <text:p>886.9408227088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48">
                <text:p>-0.0048</text:p>
              </table:table-cell>
              <table:table-cell office:value-type="float" office:value="344.242397727581">
                <text:p>344.242397727581</text:p>
              </table:table-cell>
              <table:table-cell office:value-type="float" office:value="0">
                <text:p>0</text:p>
              </table:table-cell>
              <table:table-cell office:value-type="float" office:value="980.972954673914">
                <text:p>980.9729546739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42">
                <text:p>-0.0042</text:p>
              </table:table-cell>
              <table:table-cell office:value-type="float" office:value="389.143580039873">
                <text:p>389.143580039873</text:p>
              </table:table-cell>
              <table:table-cell office:value-type="float" office:value="0">
                <text:p>0</text:p>
              </table:table-cell>
              <table:table-cell office:value-type="float" office:value="1064.22081519894">
                <text:p>1064.220815198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36">
                <text:p>-0.0036</text:p>
              </table:table-cell>
              <table:table-cell office:value-type="float" office:value="434.044762352167">
                <text:p>434.044762352167</text:p>
              </table:table-cell>
              <table:table-cell office:value-type="float" office:value="0">
                <text:p>0</text:p>
              </table:table-cell>
              <table:table-cell office:value-type="float" office:value="1137.57717021005">
                <text:p>1137.57717021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3">
                <text:p>-0.003</text:p>
              </table:table-cell>
              <table:table-cell office:value-type="float" office:value="478.94594466446">
                <text:p>478.94594466446</text:p>
              </table:table-cell>
              <table:table-cell office:value-type="float" office:value="0">
                <text:p>0</text:p>
              </table:table-cell>
              <table:table-cell office:value-type="float" office:value="1202.09959089992">
                <text:p>1202.099590899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24">
                <text:p>-0.0024</text:p>
              </table:table-cell>
              <table:table-cell office:value-type="float" office:value="523.847126976751">
                <text:p>523.847126976751</text:p>
              </table:table-cell>
              <table:table-cell office:value-type="float" office:value="0">
                <text:p>0</text:p>
              </table:table-cell>
              <table:table-cell office:value-type="float" office:value="1258.90081569099">
                <text:p>1258.900815690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18">
                <text:p>-0.0018</text:p>
              </table:table-cell>
              <table:table-cell office:value-type="float" office:value="568.748309289046">
                <text:p>568.748309289046</text:p>
              </table:table-cell>
              <table:table-cell office:value-type="float" office:value="0">
                <text:p>0</text:p>
              </table:table-cell>
              <table:table-cell office:value-type="float" office:value="1309.07017837169">
                <text:p>1309.070178371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12">
                <text:p>-0.0012</text:p>
              </table:table-cell>
              <table:table-cell office:value-type="float" office:value="613.649491601341">
                <text:p>613.649491601341</text:p>
              </table:table-cell>
              <table:table-cell office:value-type="float" office:value="0">
                <text:p>0</text:p>
              </table:table-cell>
              <table:table-cell office:value-type="float" office:value="1353.62323147722">
                <text:p>1353.62323147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6">
                <text:p>-0.0006</text:p>
              </table:table-cell>
              <table:table-cell office:value-type="float" office:value="658.550673913628">
                <text:p>658.550673913628</text:p>
              </table:table-cell>
              <table:table-cell office:value-type="float" office:value="0">
                <text:p>0</text:p>
              </table:table-cell>
              <table:table-cell office:value-type="float" office:value="1393.47403591176">
                <text:p>1393.47403591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703.45185622593">
                <text:p>703.45185622593</text:p>
              </table:table-cell>
              <table:table-cell office:value-type="float" office:value="0">
                <text:p>0</text:p>
              </table:table-cell>
              <table:table-cell office:value-type="float" office:value="1429.4240331377">
                <text:p>1429.4240331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6">
                <text:p>0.0006</text:p>
              </table:table-cell>
              <table:table-cell office:value-type="float" office:value="935.441298172766">
                <text:p>935.441298172766</text:p>
              </table:table-cell>
              <table:table-cell office:value-type="float" office:value="187.088259634555">
                <text:p>187.088259634555</text:p>
              </table:table-cell>
              <table:table-cell office:value-type="float" office:value="1649.25030170897">
                <text:p>1649.250301708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2">
                <text:p>0.0012</text:p>
              </table:table-cell>
              <table:table-cell office:value-type="float" office:value="890.540115860491">
                <text:p>890.540115860491</text:p>
              </table:table-cell>
              <table:table-cell office:value-type="float" office:value="187.088259634555">
                <text:p>187.088259634555</text:p>
              </table:table-cell>
              <table:table-cell office:value-type="float" office:value="1372.91209449459">
                <text:p>1372.91209449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8">
                <text:p>0.0018</text:p>
              </table:table-cell>
              <table:table-cell office:value-type="float" office:value="845.638933548168">
                <text:p>845.638933548168</text:p>
              </table:table-cell>
              <table:table-cell office:value-type="float" office:value="187.088259634555">
                <text:p>187.088259634555</text:p>
              </table:table-cell>
              <table:table-cell office:value-type="float" office:value="1101.05430148339">
                <text:p>1101.05430148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4">
                <text:p>0.0024</text:p>
              </table:table-cell>
              <table:table-cell office:value-type="float" office:value="800.737751235913">
                <text:p>800.737751235913</text:p>
              </table:table-cell>
              <table:table-cell office:value-type="float" office:value="187.088259634555">
                <text:p>187.088259634555</text:p>
              </table:table-cell>
              <table:table-cell office:value-type="float" office:value="840.064645905182">
                <text:p>840.064645905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">
                <text:p>0.003</text:p>
              </table:table-cell>
              <table:table-cell office:value-type="float" office:value="755.836568923593">
                <text:p>755.836568923593</text:p>
              </table:table-cell>
              <table:table-cell office:value-type="float" office:value="187.088259634567">
                <text:p>187.088259634567</text:p>
              </table:table-cell>
              <table:table-cell office:value-type="float" office:value="595.109323082814">
                <text:p>595.109323082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6">
                <text:p>0.0036</text:p>
              </table:table-cell>
              <table:table-cell office:value-type="float" office:value="710.935386611305">
                <text:p>710.935386611305</text:p>
              </table:table-cell>
              <table:table-cell office:value-type="float" office:value="187.088259634519">
                <text:p>187.088259634519</text:p>
              </table:table-cell>
              <table:table-cell office:value-type="float" office:value="369.843956767827">
                <text:p>369.843956767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2">
                <text:p>0.0042</text:p>
              </table:table-cell>
              <table:table-cell office:value-type="float" office:value="666.034204299006">
                <text:p>666.034204299006</text:p>
              </table:table-cell>
              <table:table-cell office:value-type="float" office:value="187.088259634584">
                <text:p>187.088259634584</text:p>
              </table:table-cell>
              <table:table-cell office:value-type="float" office:value="166.35724872649">
                <text:p>166.357248726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8">
                <text:p>0.0048</text:p>
              </table:table-cell>
              <table:table-cell office:value-type="float" office:value="621.133021986726">
                <text:p>621.133021986726</text:p>
              </table:table-cell>
              <table:table-cell office:value-type="float" office:value="187.088259634556">
                <text:p>187.088259634556</text:p>
              </table:table-cell>
              <table:table-cell office:value-type="float" office:value="-14.688353501778">
                <text:p>-14.688353501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4">
                <text:p>0.0054</text:p>
              </table:table-cell>
              <table:table-cell office:value-type="float" office:value="576.231839674436">
                <text:p>576.231839674436</text:p>
              </table:table-cell>
              <table:table-cell office:value-type="float" office:value="187.088259634527">
                <text:p>187.088259634527</text:p>
              </table:table-cell>
              <table:table-cell office:value-type="float" office:value="-173.788463846751">
                <text:p>-173.7884638467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6">
                <text:p>0.006</text:p>
              </table:table-cell>
              <table:table-cell office:value-type="float" office:value="531.330657362146">
                <text:p>531.330657362146</text:p>
              </table:table-cell>
              <table:table-cell office:value-type="float" office:value="187.088259634585">
                <text:p>187.088259634585</text:p>
              </table:table-cell>
              <table:table-cell office:value-type="float" office:value="-312.276400623182">
                <text:p>-312.276400623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6">
                <text:p>0.0066</text:p>
              </table:table-cell>
              <table:table-cell office:value-type="float" office:value="486.42947504982">
                <text:p>486.42947504982</text:p>
              </table:table-cell>
              <table:table-cell office:value-type="float" office:value="187.088259634555">
                <text:p>187.088259634555</text:p>
              </table:table-cell>
              <table:table-cell office:value-type="float" office:value="-432.011580679411">
                <text:p>-432.011580679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72">
                <text:p>0.0072</text:p>
              </table:table-cell>
              <table:table-cell office:value-type="float" office:value="441.528292737547">
                <text:p>441.528292737547</text:p>
              </table:table-cell>
              <table:table-cell office:value-type="float" office:value="187.088259634528">
                <text:p>187.088259634528</text:p>
              </table:table-cell>
              <table:table-cell office:value-type="float" office:value="-535.114609278399">
                <text:p>-535.1146092783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78">
                <text:p>0.0078</text:p>
              </table:table-cell>
              <table:table-cell office:value-type="float" office:value="396.627110425261">
                <text:p>396.627110425261</text:p>
              </table:table-cell>
              <table:table-cell office:value-type="float" office:value="187.088259634581">
                <text:p>187.088259634581</text:p>
              </table:table-cell>
              <table:table-cell office:value-type="float" office:value="-623.765106786628">
                <text:p>-623.7651067866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84">
                <text:p>0.0084</text:p>
              </table:table-cell>
              <table:table-cell office:value-type="float" office:value="351.725928112951">
                <text:p>351.725928112951</text:p>
              </table:table-cell>
              <table:table-cell office:value-type="float" office:value="187.088259634531">
                <text:p>187.088259634531</text:p>
              </table:table-cell>
              <table:table-cell office:value-type="float" office:value="-700.062413570268">
                <text:p>-700.0624135702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">
                <text:p>0.009</text:p>
              </table:table-cell>
              <table:table-cell office:value-type="float" office:value="306.824745800736">
                <text:p>306.824745800736</text:p>
              </table:table-cell>
              <table:table-cell office:value-type="float" office:value="187.088259634584">
                <text:p>187.088259634584</text:p>
              </table:table-cell>
              <table:table-cell office:value-type="float" office:value="-765.940314778613">
                <text:p>-765.9403147786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6">
                <text:p>0.0096</text:p>
              </table:table-cell>
              <table:table-cell office:value-type="float" office:value="261.923563488316">
                <text:p>261.923563488316</text:p>
              </table:table-cell>
              <table:table-cell office:value-type="float" office:value="187.088259634525">
                <text:p>187.088259634525</text:p>
              </table:table-cell>
              <table:table-cell office:value-type="float" office:value="-823.123474786286">
                <text:p>-823.123474786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2">
                <text:p>0.0102</text:p>
              </table:table-cell>
              <table:table-cell office:value-type="float" office:value="217.02238117608">
                <text:p>217.02238117608</text:p>
              </table:table-cell>
              <table:table-cell office:value-type="float" office:value="187.088259634668">
                <text:p>187.088259634668</text:p>
              </table:table-cell>
              <table:table-cell office:value-type="float" office:value="-873.113355397139">
                <text:p>-873.1133553971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08">
                <text:p>0.0108</text:p>
              </table:table-cell>
              <table:table-cell office:value-type="float" office:value="187.088259634581">
                <text:p>187.088259634581</text:p>
              </table:table-cell>
              <table:table-cell office:value-type="float" office:value="187.088259634412">
                <text:p>187.088259634412</text:p>
              </table:table-cell>
              <table:table-cell office:value-type="float" office:value="-866.11871494056">
                <text:p>-866.11871494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14">
                <text:p>0.0114</text:p>
              </table:table-cell>
              <table:table-cell office:value-type="float" office:value="187.088259634542">
                <text:p>187.088259634542</text:p>
              </table:table-cell>
              <table:table-cell office:value-type="float" office:value="187.088259634451">
                <text:p>187.088259634451</text:p>
              </table:table-cell>
              <table:table-cell office:value-type="float" office:value="-753.249995397244">
                <text:p>-753.249995397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">
                <text:p>0.012</text:p>
              </table:table-cell>
              <table:table-cell office:value-type="float" office:value="187.088259634542">
                <text:p>187.088259634542</text:p>
              </table:table-cell>
              <table:table-cell office:value-type="float" office:value="187.088259634716">
                <text:p>187.088259634716</text:p>
              </table:table-cell>
              <table:table-cell office:value-type="float" office:value="-640.76196480003">
                <text:p>-640.761964800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26">
                <text:p>0.0126</text:p>
              </table:table-cell>
              <table:table-cell office:value-type="float" office:value="187.088259634581">
                <text:p>187.088259634581</text:p>
              </table:table-cell>
              <table:table-cell office:value-type="float" office:value="187.088259634726">
                <text:p>187.088259634726</text:p>
              </table:table-cell>
              <table:table-cell office:value-type="float" office:value="-532.199305740277">
                <text:p>-532.199305740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32">
                <text:p>0.0132</text:p>
              </table:table-cell>
              <table:table-cell office:value-type="float" office:value="187.088259634542">
                <text:p>187.088259634542</text:p>
              </table:table-cell>
              <table:table-cell office:value-type="float" office:value="187.088259634172">
                <text:p>187.088259634172</text:p>
              </table:table-cell>
              <table:table-cell office:value-type="float" office:value="-430.348127390679">
                <text:p>-430.3481273906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38">
                <text:p>0.0138</text:p>
              </table:table-cell>
              <table:table-cell office:value-type="float" office:value="187.088259634542">
                <text:p>187.088259634542</text:p>
              </table:table-cell>
              <table:table-cell office:value-type="float" office:value="187.088259634716">
                <text:p>187.088259634716</text:p>
              </table:table-cell>
              <table:table-cell office:value-type="float" office:value="-337.146122280192">
                <text:p>-337.1461222801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44">
                <text:p>0.0144</text:p>
              </table:table-cell>
              <table:table-cell office:value-type="float" office:value="187.088259634584">
                <text:p>187.088259634584</text:p>
              </table:table-cell>
              <table:table-cell office:value-type="float" office:value="187.088259634716">
                <text:p>187.088259634716</text:p>
              </table:table-cell>
              <table:table-cell office:value-type="float" office:value="-253.701353711433">
                <text:p>-253.7013537114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5">
                <text:p>0.015</text:p>
              </table:table-cell>
              <table:table-cell office:value-type="float" office:value="187.088259634542">
                <text:p>187.088259634542</text:p>
              </table:table-cell>
              <table:table-cell office:value-type="float" office:value="187.088259634457">
                <text:p>187.088259634457</text:p>
              </table:table-cell>
              <table:table-cell office:value-type="float" office:value="-180.396073795993">
                <text:p>-180.3960737959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6">
                <text:p>0.0156</text:p>
              </table:table-cell>
              <table:table-cell office:value-type="float" office:value="187.088259634504">
                <text:p>187.088259634504</text:p>
              </table:table-cell>
              <table:table-cell office:value-type="float" office:value="187.088259634437">
                <text:p>187.088259634437</text:p>
              </table:table-cell>
              <table:table-cell office:value-type="float" office:value="-117.0399050835">
                <text:p>-117.03990508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62">
                <text:p>0.0162</text:p>
              </table:table-cell>
              <table:table-cell office:value-type="float" office:value="187.088259634581">
                <text:p>187.088259634581</text:p>
              </table:table-cell>
              <table:table-cell office:value-type="float" office:value="187.088259634725">
                <text:p>187.088259634725</text:p>
              </table:table-cell>
              <table:table-cell office:value-type="float" office:value="-63.0372675175369">
                <text:p>-63.0372675175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68">
                <text:p>0.0168</text:p>
              </table:table-cell>
              <table:table-cell office:value-type="float" office:value="187.088259634658">
                <text:p>187.088259634658</text:p>
              </table:table-cell>
              <table:table-cell office:value-type="float" office:value="187.088259634446">
                <text:p>187.088259634446</text:p>
              </table:table-cell>
              <table:table-cell office:value-type="float" office:value="-17.5426183155529">
                <text:p>-17.54261831555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74">
                <text:p>0.0174</text:p>
              </table:table-cell>
              <table:table-cell office:value-type="float" office:value="187.088259634427">
                <text:p>187.088259634427</text:p>
              </table:table-cell>
              <table:table-cell office:value-type="float" office:value="187.088259634437">
                <text:p>187.088259634437</text:p>
              </table:table-cell>
              <table:table-cell office:value-type="float" office:value="20.4116106402837">
                <text:p>20.41161064028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8">
                <text:p>0.018</text:p>
              </table:table-cell>
              <table:table-cell office:value-type="float" office:value="187.088259634581">
                <text:p>187.088259634581</text:p>
              </table:table-cell>
              <table:table-cell office:value-type="float" office:value="187.088259634736">
                <text:p>187.088259634736</text:p>
              </table:table-cell>
              <table:table-cell office:value-type="float" office:value="51.8195513392013">
                <text:p>51.81955133920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6">
                <text:p>0.0186</text:p>
              </table:table-cell>
              <table:table-cell office:value-type="float" office:value="187.088259634504">
                <text:p>187.088259634504</text:p>
              </table:table-cell>
              <table:table-cell office:value-type="float" office:value="187.088259634707">
                <text:p>187.088259634707</text:p>
              </table:table-cell>
              <table:table-cell office:value-type="float" office:value="77.6373060809273">
                <text:p>77.63730608092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92">
                <text:p>0.0192</text:p>
              </table:table-cell>
              <table:table-cell office:value-type="float" office:value="187.088259634735">
                <text:p>187.088259634735</text:p>
              </table:table-cell>
              <table:table-cell office:value-type="float" office:value="187.088259634176">
                <text:p>187.088259634176</text:p>
              </table:table-cell>
              <table:table-cell office:value-type="float" office:value="98.7440606652375">
                <text:p>98.7440606652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98">
                <text:p>0.0198</text:p>
              </table:table-cell>
              <table:table-cell office:value-type="float" office:value="187.088259634427">
                <text:p>187.088259634427</text:p>
              </table:table-cell>
              <table:table-cell office:value-type="float" office:value="187.088259634716">
                <text:p>187.088259634716</text:p>
              </table:table-cell>
              <table:table-cell office:value-type="float" office:value="115.922629099114">
                <text:p>115.9226290991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4">
                <text:p>0.0204</text:p>
              </table:table-cell>
              <table:table-cell office:value-type="float" office:value="187.088259634504">
                <text:p>187.088259634504</text:p>
              </table:table-cell>
              <table:table-cell office:value-type="float" office:value="187.088259634735">
                <text:p>187.088259634735</text:p>
              </table:table-cell>
              <table:table-cell office:value-type="float" office:value="129.853513193249">
                <text:p>129.8535131932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1">
                <text:p>0.021</text:p>
              </table:table-cell>
              <table:table-cell office:value-type="float" office:value="157.15413809312">
                <text:p>157.15413809312</text:p>
              </table:table-cell>
              <table:table-cell office:value-type="float" office:value="187.088259634427">
                <text:p>187.088259634427</text:p>
              </table:table-cell>
              <table:table-cell office:value-type="float" office:value="128.391310467141">
                <text:p>128.3913104671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16">
                <text:p>0.0216</text:p>
              </table:table-cell>
              <table:table-cell office:value-type="float" office:value="112.252955780733">
                <text:p>112.252955780733</text:p>
              </table:table-cell>
              <table:table-cell office:value-type="float" office:value="187.088259634466">
                <text:p>187.088259634466</text:p>
              </table:table-cell>
              <table:table-cell office:value-type="float" office:value="118.38897716355">
                <text:p>118.38897716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2">
                <text:p>0.0222</text:p>
              </table:table-cell>
              <table:table-cell office:value-type="float" office:value="67.3517734683464">
                <text:p>67.3517734683464</text:p>
              </table:table-cell>
              <table:table-cell office:value-type="float" office:value="187.088259634698">
                <text:p>187.088259634698</text:p>
              </table:table-cell>
              <table:table-cell office:value-type="float" office:value="106.617006413966">
                <text:p>106.617006413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8">
                <text:p>0.0228</text:p>
              </table:table-cell>
              <table:table-cell office:value-type="float" office:value="22.4505911562704">
                <text:p>22.4505911562704</text:p>
              </table:table-cell>
              <table:table-cell office:value-type="float" office:value="187.088259634466">
                <text:p>187.088259634466</text:p>
              </table:table-cell>
              <table:table-cell office:value-type="float" office:value="93.4112212749394">
                <text:p>93.41122127493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34">
                <text:p>0.0234</text:p>
              </table:table-cell>
              <table:table-cell office:value-type="float" office:value="-22.4505911561934">
                <text:p>-22.4505911561934</text:p>
              </table:table-cell>
              <table:table-cell office:value-type="float" office:value="187.088259634446">
                <text:p>187.088259634446</text:p>
              </table:table-cell>
              <table:table-cell office:value-type="float" office:value="79.0469839404014">
                <text:p>79.04698394040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4">
                <text:p>0.024</text:p>
              </table:table-cell>
              <table:table-cell office:value-type="float" office:value="-67.3517734685003">
                <text:p>-67.3517734685003</text:p>
              </table:table-cell>
              <table:table-cell office:value-type="float" office:value="187.088259634696">
                <text:p>187.088259634696</text:p>
              </table:table-cell>
              <table:table-cell office:value-type="float" office:value="63.7488817390208">
                <text:p>63.74888173902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46">
                <text:p>0.0246</text:p>
              </table:table-cell>
              <table:table-cell office:value-type="float" office:value="-112.252955780656">
                <text:p>-112.252955780656</text:p>
              </table:table-cell>
              <table:table-cell office:value-type="float" office:value="187.088259634466">
                <text:p>187.088259634466</text:p>
              </table:table-cell>
              <table:table-cell office:value-type="float" office:value="47.6993186015706">
                <text:p>47.69931860157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52">
                <text:p>0.0252</text:p>
              </table:table-cell>
              <table:table-cell office:value-type="float" office:value="-157.15413809312">
                <text:p>-157.15413809312</text:p>
              </table:table-cell>
              <table:table-cell office:value-type="float" office:value="187.088259634716">
                <text:p>187.088259634716</text:p>
              </table:table-cell>
              <table:table-cell office:value-type="float" office:value="31.0459430901015">
                <text:p>31.04594309010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8">
                <text:p>0.0258</text:p>
              </table:table-cell>
              <table:table-cell office:value-type="float" office:value="-202.055320405273">
                <text:p>-202.055320405273</text:p>
              </table:table-cell>
              <table:table-cell office:value-type="float" office:value="187.088259634427">
                <text:p>187.088259634427</text:p>
              </table:table-cell>
              <table:table-cell office:value-type="float" office:value="13.9079531249712">
                <text:p>13.90795312497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64">
                <text:p>0.0264</text:p>
              </table:table-cell>
              <table:table-cell office:value-type="float" office:value="-246.956502717429">
                <text:p>-246.956502717429</text:p>
              </table:table-cell>
              <table:table-cell office:value-type="float" office:value="187.088259634485">
                <text:p>187.088259634485</text:p>
              </table:table-cell>
              <table:table-cell office:value-type="float" office:value="-3.61862533070874">
                <text:p>-3.618625330708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7">
                <text:p>0.027</text:p>
              </table:table-cell>
              <table:table-cell office:value-type="float" office:value="-291.857685030198">
                <text:p>-291.857685030198</text:p>
              </table:table-cell>
              <table:table-cell office:value-type="float" office:value="187.088259634698">
                <text:p>187.088259634698</text:p>
              </table:table-cell>
              <table:table-cell office:value-type="float" office:value="-21.4565639886703">
                <text:p>-21.45656398867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76">
                <text:p>0.0276</text:p>
              </table:table-cell>
              <table:table-cell office:value-type="float" office:value="-336.758867342126">
                <text:p>-336.758867342126</text:p>
              </table:table-cell>
              <table:table-cell office:value-type="float" office:value="187.088259634735">
                <text:p>187.088259634735</text:p>
              </table:table-cell>
              <table:table-cell office:value-type="float" office:value="-39.5438358736907">
                <text:p>-39.54383587369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82">
                <text:p>0.0282</text:p>
              </table:table-cell>
              <table:table-cell office:value-type="float" office:value="-381.660049654352">
                <text:p>-381.660049654352</text:p>
              </table:table-cell>
              <table:table-cell office:value-type="float" office:value="187.088259634158">
                <text:p>187.088259634158</text:p>
              </table:table-cell>
              <table:table-cell office:value-type="float" office:value="-57.8306764983324">
                <text:p>-57.83067649833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88">
                <text:p>0.0288</text:p>
              </table:table-cell>
              <table:table-cell office:value-type="float" office:value="-426.561231966896">
                <text:p>-426.561231966896</text:p>
              </table:table-cell>
              <table:table-cell office:value-type="float" office:value="187.088259634696">
                <text:p>187.088259634696</text:p>
              </table:table-cell>
              <table:table-cell office:value-type="float" office:value="-76.2771937243893">
                <text:p>-76.27719372438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94">
                <text:p>0.0294</text:p>
              </table:table-cell>
              <table:table-cell office:value-type="float" office:value="-471.462414279126">
                <text:p>-471.462414279126</text:p>
              </table:table-cell>
              <table:table-cell office:value-type="float" office:value="187.088259634775">
                <text:p>187.088259634775</text:p>
              </table:table-cell>
              <table:table-cell office:value-type="float" office:value="-94.851431069188">
                <text:p>-94.8514310691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">
                <text:p>0.03</text:p>
              </table:table-cell>
              <table:table-cell office:value-type="float" office:value="-516.363596591202">
                <text:p>-516.363596591202</text:p>
              </table:table-cell>
              <table:table-cell office:value-type="float" office:value="187.088259634118">
                <text:p>187.088259634118</text:p>
              </table:table-cell>
              <table:table-cell office:value-type="float" office:value="-113.527803010444">
                <text:p>-113.5278030104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06">
                <text:p>0.0306</text:p>
              </table:table-cell>
              <table:table-cell office:value-type="float" office:value="-748.353038538327">
                <text:p>-748.353038538327</text:p>
              </table:table-cell>
              <table:table-cell office:value-type="float" office:value="0.000000000309382149528877">
                <text:p>0.000000000309382149528877</text:p>
              </table:table-cell>
              <table:table-cell office:value-type="float" office:value="-319.374093381749">
                <text:p>-319.3740933817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12">
                <text:p>0.0312</text:p>
              </table:table-cell>
              <table:table-cell office:value-type="float" office:value="-703.451856225937">
                <text:p>-703.451856225937</text:p>
              </table:table-cell>
              <table:table-cell office:value-type="float" office:value="0">
                <text:p>0</text:p>
              </table:table-cell>
              <table:table-cell office:value-type="float" office:value="-300.01852835631">
                <text:p>-300.018528356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18">
                <text:p>0.0318</text:p>
              </table:table-cell>
              <table:table-cell office:value-type="float" office:value="-658.550673913707">
                <text:p>-658.550673913707</text:p>
              </table:table-cell>
              <table:table-cell office:value-type="float" office:value="-0.0000000000399680288865056">
                <text:p>-0.0000000000399680288865056</text:p>
              </table:table-cell>
              <table:table-cell office:value-type="float" office:value="-280.717727724817">
                <text:p>-280.7177277248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24">
                <text:p>0.0324</text:p>
              </table:table-cell>
              <table:table-cell office:value-type="float" office:value="-613.649491601168">
                <text:p>-613.649491601168</text:p>
              </table:table-cell>
              <table:table-cell office:value-type="float" office:value="-0.000000000230926389122033">
                <text:p>-0.000000000230926389122033</text:p>
              </table:table-cell>
              <table:table-cell office:value-type="float" office:value="-261.460695223185">
                <text:p>-261.4606952231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3">
                <text:p>0.033</text:p>
              </table:table-cell>
              <table:table-cell office:value-type="float" office:value="-568.748309289244">
                <text:p>-568.748309289244</text:p>
              </table:table-cell>
              <table:table-cell office:value-type="float" office:value="-0.00000000084821039081362">
                <text:p>-0.00000000084821039081362</text:p>
              </table:table-cell>
              <table:table-cell office:value-type="float" office:value="-242.238639938509">
                <text:p>-242.238639938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36">
                <text:p>0.0336</text:p>
              </table:table-cell>
              <table:table-cell office:value-type="float" office:value="-523.847126976705">
                <text:p>-523.847126976705</text:p>
              </table:table-cell>
              <table:table-cell office:value-type="float" office:value="0.00000000111910480882216">
                <text:p>0.00000000111910480882216</text:p>
              </table:table-cell>
              <table:table-cell office:value-type="float" office:value="-223.044534960872">
                <text:p>-223.0445349608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42">
                <text:p>0.0342</text:p>
              </table:table-cell>
              <table:table-cell office:value-type="float" office:value="-478.945944664318">
                <text:p>-478.945944664318</text:p>
              </table:table-cell>
              <table:table-cell office:value-type="float" office:value="-0.0000000000399680288865056">
                <text:p>-0.0000000000399680288865056</text:p>
              </table:table-cell>
              <table:table-cell office:value-type="float" office:value="-203.872764019396">
                <text:p>-203.8727640193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48">
                <text:p>0.0348</text:p>
              </table:table-cell>
              <table:table-cell office:value-type="float" office:value="-434.044762352241">
                <text:p>-434.044762352241</text:p>
              </table:table-cell>
              <table:table-cell office:value-type="float" office:value="0.0000000000399680288865056">
                <text:p>0.0000000000399680288865056</text:p>
              </table:table-cell>
              <table:table-cell office:value-type="float" office:value="-184.718838682856">
                <text:p>-184.7188386828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54">
                <text:p>0.0354</text:p>
              </table:table-cell>
              <table:table-cell office:value-type="float" office:value="-389.143580039854">
                <text:p>-389.143580039854</text:p>
              </table:table-cell>
              <table:table-cell office:value-type="float" office:value="0">
                <text:p>0</text:p>
              </table:table-cell>
              <table:table-cell office:value-type="float" office:value="-165.57917211887">
                <text:p>-165.579172118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6">
                <text:p>0.036</text:p>
              </table:table-cell>
              <table:table-cell office:value-type="float" office:value="-344.242397727624">
                <text:p>-344.242397727624</text:p>
              </table:table-cell>
              <table:table-cell office:value-type="float" office:value="0">
                <text:p>0</text:p>
              </table:table-cell>
              <table:table-cell office:value-type="float" office:value="-146.450898143765">
                <text:p>-146.4508981437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66">
                <text:p>0.0366</text:p>
              </table:table-cell>
              <table:table-cell office:value-type="float" office:value="-299.341215415237">
                <text:p>-299.341215415237</text:p>
              </table:table-cell>
              <table:table-cell office:value-type="float" office:value="-0.0000000000399680288865056">
                <text:p>-0.0000000000399680288865056</text:p>
              </table:table-cell>
              <table:table-cell office:value-type="float" office:value="-127.331726534279">
                <text:p>-127.3317265342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72">
                <text:p>0.0372</text:p>
              </table:table-cell>
              <table:table-cell office:value-type="float" office:value="-254.440033103006">
                <text:p>-254.440033103006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-108.219827352207">
                <text:p>-108.2198273522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78">
                <text:p>0.0378</text:p>
              </table:table-cell>
              <table:table-cell office:value-type="float" office:value="-209.538850790774">
                <text:p>-209.538850790774</text:p>
              </table:table-cell>
              <table:table-cell office:value-type="float" office:value="-0.0000000000784557604068444">
                <text:p>-0.0000000000784557604068444</text:p>
              </table:table-cell>
              <table:table-cell office:value-type="float" office:value="-89.1137384773089">
                <text:p>-89.11373847730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84">
                <text:p>0.0384</text:p>
              </table:table-cell>
              <table:table-cell office:value-type="float" office:value="-164.637668478234">
                <text:p>-164.637668478234</text:p>
              </table:table-cell>
              <table:table-cell office:value-type="float" office:value="0">
                <text:p>0</text:p>
              </table:table-cell>
              <table:table-cell office:value-type="float" office:value="-70.0122917030033">
                <text:p>-70.01229170300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9">
                <text:p>0.039</text:p>
              </table:table-cell>
              <table:table-cell office:value-type="float" office:value="-119.736486166158">
                <text:p>-119.736486166158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-50.9145536697275">
                <text:p>-50.9145536697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96">
                <text:p>0.0396</text:p>
              </table:table-cell>
              <table:table-cell office:value-type="float" office:value="-74.8353038539248">
                <text:p>-74.8353038539248</text:p>
              </table:table-cell>
              <table:table-cell office:value-type="float" office:value="-0.0000000000784557604068444">
                <text:p>-0.0000000000784557604068444</text:p>
              </table:table-cell>
              <table:table-cell office:value-type="float" office:value="-31.8197786639625">
                <text:p>-31.8197786639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02">
                <text:p>0.0402</text:p>
              </table:table-cell>
              <table:table-cell office:value-type="float" office:value="-29.934121541384">
                <text:p>-29.934121541384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-12.7273709016329">
                <text:p>-12.72737090163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08">
                <text:p>0.0408</text:p>
              </table:table-cell>
              <table:table-cell office:value-type="float" office:value="-0.000000000155431223447522">
                <text:p>-0.000000000155431223447522</text:p>
              </table:table-cell>
              <table:table-cell office:value-type="float" office:value="-0.0000000000784557604068444">
                <text:p>-0.0000000000784557604068444</text:p>
              </table:table-cell>
              <table:table-cell office:value-type="float" office:value="0.000000000155431223447522">
                <text:p>0.0000000001554312234475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14">
                <text:p>0.0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2">
                <text:p>0.042</text:p>
              </table:table-cell>
              <table:table-cell office:value-type="float" office:value="0.000000000155431223447522">
                <text:p>0.000000000155431223447522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-0.000000000155431223447522">
                <text:p>-0.0000000001554312234475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26">
                <text:p>0.0426</text:p>
              </table:table-cell>
              <table:table-cell office:value-type="float" office:value="0">
                <text:p>0</text:p>
              </table:table-cell>
              <table:table-cell office:value-type="float" office:value="-0.0000000000784557604068444">
                <text:p>-0.000000000078455760406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32">
                <text:p>0.0432</text:p>
              </table:table-cell>
              <table:table-cell office:value-type="float" office:value="-0.000000000155431223447522">
                <text:p>-0.000000000155431223447522</text:p>
              </table:table-cell>
              <table:table-cell office:value-type="float" office:value="0">
                <text:p>0</text:p>
              </table:table-cell>
              <table:table-cell office:value-type="float" office:value="0.000000000155431223447522">
                <text:p>0.0000000001554312234475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38">
                <text:p>0.0438</text:p>
              </table:table-cell>
              <table:table-cell office:value-type="float" office:value="0">
                <text:p>0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44">
                <text:p>0.0444</text:p>
              </table:table-cell>
              <table:table-cell office:value-type="float" office:value="0.000000000155431223447522">
                <text:p>0.000000000155431223447522</text:p>
              </table:table-cell>
              <table:table-cell office:value-type="float" office:value="-0.0000000000784557604068444">
                <text:p>-0.0000000000784557604068444</text:p>
              </table:table-cell>
              <table:table-cell office:value-type="float" office:value="-0.000000000155431223447522">
                <text:p>-0.0000000001554312234475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56">
                <text:p>0.0456</text:p>
              </table:table-cell>
              <table:table-cell office:value-type="float" office:value="-0.000000000155431223447522">
                <text:p>-0.000000000155431223447522</text:p>
              </table:table-cell>
              <table:table-cell office:value-type="float" office:value="-0.0000000000784557604068444">
                <text:p>-0.0000000000784557604068444</text:p>
              </table:table-cell>
              <table:table-cell office:value-type="float" office:value="0.000000000155431223447522">
                <text:p>0.0000000001554312234475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62">
                <text:p>0.0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68">
                <text:p>0.0468</text:p>
              </table:table-cell>
              <table:table-cell office:value-type="float" office:value="0.000000000155431223447522">
                <text:p>0.000000000155431223447522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-0.000000000155431223447522">
                <text:p>-0.0000000001554312234475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74">
                <text:p>0.0474</text:p>
              </table:table-cell>
              <table:table-cell office:value-type="float" office:value="0">
                <text:p>0</text:p>
              </table:table-cell>
              <table:table-cell office:value-type="float" office:value="-0.0000000000784557604068444">
                <text:p>-0.000000000078455760406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8">
                <text:p>0.048</text:p>
              </table:table-cell>
              <table:table-cell office:value-type="float" office:value="-0.000000000155431223447522">
                <text:p>-0.000000000155431223447522</text:p>
              </table:table-cell>
              <table:table-cell office:value-type="float" office:value="0">
                <text:p>0</text:p>
              </table:table-cell>
              <table:table-cell office:value-type="float" office:value="0.000000000155431223447522">
                <text:p>0.0000000001554312234475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86">
                <text:p>0.0486</text:p>
              </table:table-cell>
              <table:table-cell office:value-type="float" office:value="0">
                <text:p>0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92">
                <text:p>0.0492</text:p>
              </table:table-cell>
              <table:table-cell office:value-type="float" office:value="0.000000000155431223447522">
                <text:p>0.000000000155431223447522</text:p>
              </table:table-cell>
              <table:table-cell office:value-type="float" office:value="-0.0000000000784557604068444">
                <text:p>-0.0000000000784557604068444</text:p>
              </table:table-cell>
              <table:table-cell office:value-type="float" office:value="-0.000000000155431223447522">
                <text:p>-0.0000000001554312234475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98">
                <text:p>0.0498</text:p>
              </table:table-cell>
              <table:table-cell office:value-type="float" office:value="0">
                <text:p>0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04">
                <text:p>0.0504</text:p>
              </table:table-cell>
              <table:table-cell office:value-type="float" office:value="-0.000000000155431223447522">
                <text:p>-0.000000000155431223447522</text:p>
              </table:table-cell>
              <table:table-cell office:value-type="float" office:value="-0.0000000000784557604068444">
                <text:p>-0.0000000000784557604068444</text:p>
              </table:table-cell>
              <table:table-cell office:value-type="float" office:value="0.000000000155431223447522">
                <text:p>0.0000000001554312234475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16">
                <text:p>0.0516</text:p>
              </table:table-cell>
              <table:table-cell office:value-type="float" office:value="0.000000000155431223447522">
                <text:p>0.000000000155431223447522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-0.000000000155431223447522">
                <text:p>-0.0000000001554312234475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22">
                <text:p>0.0522</text:p>
              </table:table-cell>
              <table:table-cell office:value-type="float" office:value="0">
                <text:p>0</text:p>
              </table:table-cell>
              <table:table-cell office:value-type="float" office:value="-0.0000000000784557604068444">
                <text:p>-0.000000000078455760406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28">
                <text:p>0.0528</text:p>
              </table:table-cell>
              <table:table-cell office:value-type="float" office:value="-0.000000000155431223447522">
                <text:p>-0.000000000155431223447522</text:p>
              </table:table-cell>
              <table:table-cell office:value-type="float" office:value="0">
                <text:p>0</text:p>
              </table:table-cell>
              <table:table-cell office:value-type="float" office:value="0.000000000155431223447522">
                <text:p>0.0000000001554312234475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34">
                <text:p>0.0534</text:p>
              </table:table-cell>
              <table:table-cell office:value-type="float" office:value="0">
                <text:p>0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4">
                <text:p>0.054</text:p>
              </table:table-cell>
              <table:table-cell office:value-type="float" office:value="0.000000000155431223447522">
                <text:p>0.000000000155431223447522</text:p>
              </table:table-cell>
              <table:table-cell office:value-type="float" office:value="-0.0000000000784557604068444">
                <text:p>-0.0000000000784557604068444</text:p>
              </table:table-cell>
              <table:table-cell office:value-type="float" office:value="-0.000000000155431223447522">
                <text:p>-0.0000000001554312234475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46">
                <text:p>0.0546</text:p>
              </table:table-cell>
              <table:table-cell office:value-type="float" office:value="0">
                <text:p>0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52">
                <text:p>0.0552</text:p>
              </table:table-cell>
              <table:table-cell office:value-type="float" office:value="-0.000000000155431223447522">
                <text:p>-0.000000000155431223447522</text:p>
              </table:table-cell>
              <table:table-cell office:value-type="float" office:value="-0.0000000000784557604068444">
                <text:p>-0.0000000000784557604068444</text:p>
              </table:table-cell>
              <table:table-cell office:value-type="float" office:value="0.000000000155431223447522">
                <text:p>0.0000000001554312234475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58">
                <text:p>0.0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64">
                <text:p>0.0564</text:p>
              </table:table-cell>
              <table:table-cell office:value-type="float" office:value="0.000000000155431223447522">
                <text:p>0.000000000155431223447522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-0.000000000155431223447522">
                <text:p>-0.0000000001554312234475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  <table:table-cell office:value-type="float" office:value="-0.0000000000784557604068444">
                <text:p>-0.000000000078455760406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76">
                <text:p>0.0576</text:p>
              </table:table-cell>
              <table:table-cell office:value-type="float" office:value="-0.000000000155431223447522">
                <text:p>-0.000000000155431223447522</text:p>
              </table:table-cell>
              <table:table-cell office:value-type="float" office:value="0">
                <text:p>0</text:p>
              </table:table-cell>
              <table:table-cell office:value-type="float" office:value="0.000000000155431223447522">
                <text:p>0.0000000001554312234475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82">
                <text:p>0.0582</text:p>
              </table:table-cell>
              <table:table-cell office:value-type="float" office:value="0">
                <text:p>0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88">
                <text:p>0.0588</text:p>
              </table:table-cell>
              <table:table-cell office:value-type="float" office:value="0.000000000155431223447522">
                <text:p>0.000000000155431223447522</text:p>
              </table:table-cell>
              <table:table-cell office:value-type="float" office:value="-0.0000000000784557604068444">
                <text:p>-0.0000000000784557604068444</text:p>
              </table:table-cell>
              <table:table-cell office:value-type="float" office:value="-0.000000000155431223447522">
                <text:p>-0.0000000001554312234475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94">
                <text:p>0.0594</text:p>
              </table:table-cell>
              <table:table-cell office:value-type="float" office:value="0">
                <text:p>0</text:p>
              </table:table-cell>
              <table:table-cell office:value-type="float" office:value="0.0000000000784557604068444">
                <text:p>0.000000000078455760406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">
                <text:p>0.06</text:p>
              </table:table-cell>
              <table:table-cell office:value-type="float" office:value="-0.000000000309382149528877">
                <text:p>-0.000000000309382149528877</text:p>
              </table:table-cell>
              <table:table-cell office:value-type="float" office:value="-0.0000000000769754630406775">
                <text:p>-0.0000000000769754630406775</text:p>
              </table:table-cell>
              <table:table-cell office:value-type="float" office:value="0.000000000155431223447522">
                <text:p>0.0000000001554312234475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